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Trebuchet MS" svg:font-family="Trebuchet M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15%" fo:margin-top="0cm" fo:margin-bottom="0cm" style:writing-mode="lr-tb"/>
    </style:style>
    <style:style style:name="Table1" style:family="table">
      <style:table-properties table:align="left" style:width="25.4cm" fo:margin-left="0.176cm"/>
    </style:style>
    <style:style style:name="Column1" style:family="table-column">
      <style:table-column-properties style:column-width="12.7cm"/>
    </style:style>
    <style:style style:name="Column2" style:family="table-column">
      <style:table-column-properties style:column-width="12.7cm"/>
    </style:style>
    <style:style style:name="Row1" style:family="table-row"/>
    <style:style style:name="Cell1" style:family="table-cell">
      <style:table-cell-properties style:vertical-align="bottom" fo:padding-top="0.176cm" fo:padding-bottom="0.176cm" fo:padding-left="0.176cm" fo:padding-right="0.176cm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italic" style:font-style-asian="italic" style:font-style-complex="italic" fo:color="#999999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_1" style:family="text">
      <style:text-properties style:text-line-through-style="none" fo:font-style="italic" style:font-style-asian="italic" style:font-style-complex="italic" fo:color="#999999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italic" style:font-style-asian="italic" style:font-style-complex="italic" fo:color="#999999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italic" style:font-style-asian="italic" style:font-style-complex="italic" fo:color="#999999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padding-bottom="0.176cm" fo:padding-left="0.176cm" fo:padding-right="0.176cm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italic" style:font-style-asian="italic" style:font-style-complex="italic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italic" style:font-style-asian="italic" style:font-style-complex="italic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italic" style:font-style-asian="italic" style:font-style-complex="italic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italic" style:font-style-asian="italic" style:font-style-complex="italic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italic" style:font-style-asian="italic" style:font-style-complex="italic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italic" style:font-style-asian="italic" style:font-style-complex="italic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italic" style:font-style-asian="italic" style:font-style-complex="italic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italic" style:font-style-asian="italic" style:font-style-complex="italic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italic" style:font-style-asian="italic" style:font-style-complex="italic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italic" style:font-style-asian="italic" style:font-style-complex="italic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_1" style:family="text">
      <style:text-properties style:text-line-through-style="none" fo:font-style="italic" style:font-style-asian="italic" style:font-style-complex="italic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italic" style:font-style-asian="italic" style:font-style-complex="italic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italic" style:font-style-asian="italic" style:font-style-complex="italic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italic" style:font-style-asian="italic" style:font-style-complex="italic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italic" style:font-style-asian="italic" style:font-style-complex="italic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" style:family="paragraph" style:parent-style-name="Heading_20_1">
      <style:paragraph-properties fo:break-before="auto" fo:line-height="115%" style:writing-mode="lr-tb"/>
    </style:style>
    <style:style style:name="T10_1" style:family="text">
      <style:text-properties fo:font-style="italic" style:font-style-asian="italic" style:font-style-complex="italic" fo:color="#6d9eeb" fo:font-size="104pt" style:font-size-asian="104pt" style:font-size-complex="104pt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>
      <style:text-properties fo:font-style="italic" style:font-style-asian="italic" style:font-style-complex="italic" fo:color="#666666" fo:font-size="24pt" style:font-size-asian="24pt" style:font-size-complex="24pt"/>
    </style:style>
    <style:style style:name="T11_2" style:family="text">
      <style:text-properties fo:font-style="italic" style:font-style-asian="italic" style:font-style-complex="italic" fo:color="#666666" fo:font-size="24pt" style:font-size-asian="24pt" style:font-size-complex="24pt"/>
    </style:style>
    <style:style style:name="T11_3" style:family="text">
      <style:text-properties fo:font-style="italic" style:font-style-asian="italic" style:font-style-complex="italic" fo:color="#666666" fo:font-size="24pt" style:font-size-asian="24pt" style:font-size-complex="24pt"/>
    </style:style>
    <style:style style:name="P12" style:family="paragraph" style:parent-style-name="Standard">
      <style:paragraph-properties fo:break-before="auto" fo:line-height="115%" fo:margin-top="0cm" fo:margin-bottom="0cm" style:writing-mode="lr-tb"/>
    </style:style>
    <style:style style:name="T12_1" style:family="text">
      <style:text-properties fo:font-style="italic" style:font-style-asian="italic" style:font-style-complex="italic" fo:color="#ff0000" fo:font-size="24pt" style:font-size-asian="24pt" style:font-size-complex="24pt"/>
    </style:style>
    <style:style style:name="P13" style:family="paragraph" style:parent-style-name="Heading_20_1">
      <style:paragraph-properties fo:break-before="auto" fo:line-height="115%" style:writing-mode="lr-tb"/>
    </style:style>
    <style:style style:name="P14" style:family="paragraph" style:parent-style-name="Heading_20_1">
      <style:paragraph-properties fo:break-before="page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text-align="center" fo:break-before="auto" fo:line-height="115%" style:writing-mode="lr-tb"/>
    </style:style>
    <style:style style:name="T23_1" style:family="text">
      <style:text-properties fo:font-size="12pt" style:font-size-asian="12pt" style:font-size-complex="12pt"/>
    </style:style>
    <style:style style:name="T23_2" style:family="text">
      <style:text-properties fo:font-size="12pt" style:font-size-asian="12pt" style:font-size-complex="12pt"/>
    </style:style>
    <style:style style:name="T23_3" style:family="text">
      <style:text-properties fo:font-size="12pt" style:font-size-asian="12pt" style:font-size-complex="12pt"/>
    </style:style>
    <style:style style:name="T23_4" style:family="text">
      <style:text-properties fo:font-size="12pt" style:font-size-asian="12pt" style:font-size-complex="12pt"/>
    </style:style>
    <style:style style:name="T23_5" style:family="text">
      <style:text-properties fo:font-size="12pt" style:font-size-asian="12pt" style:font-size-complex="12pt"/>
    </style:style>
    <style:style style:name="T23_6" style:family="text">
      <style:text-properties fo:font-size="12pt" style:font-size-asian="12pt" style:font-size-complex="12pt"/>
    </style:style>
    <style:style style:name="T23_7" style:family="text">
      <style:text-properties fo:font-size="12pt" style:font-size-asian="12pt" style:font-size-complex="12pt"/>
    </style:style>
    <style:style style:name="T23_8" style:family="text">
      <style:text-properties fo:font-size="12pt" style:font-size-asian="12pt" style:font-size-complex="12pt"/>
    </style:style>
    <style:style style:name="T23_9" style:family="text"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P28" style:family="paragraph" style:parent-style-name="Heading_20_1">
      <style:paragraph-properties fo:break-before="auto" fo:line-height="115%" fo:margin-top="0.847cm" fo:margin-bottom="0.212cm" style:writing-mode="lr-tb"/>
    </style:style>
    <style:style style:name="T28_1" style:family="text">
      <style:text-properties fo:font-size="12pt" style:font-size-asian="12pt" style:font-size-complex="12pt" fo:font-weight="normal" style:font-weight-asian="normal" style:font-weight-complex="normal"/>
    </style:style>
    <style:style style:name="T28_2" style:family="text">
      <style:text-properties fo:font-size="12pt" style:font-size-asian="12pt" style:font-size-complex="12pt" fo:font-weight="normal" style:font-weight-asian="normal" style:font-weight-complex="normal"/>
    </style:style>
    <style:style style:name="T28_3" style:family="text">
      <style:text-properties fo:font-size="12pt" style:font-size-asian="12pt" style:font-size-complex="12pt" fo:font-weight="normal" style:font-weight-asian="normal" style:font-weight-complex="normal"/>
    </style:style>
    <style:style style:name="T28_4" style:family="text">
      <style:text-properties fo:font-size="12pt" style:font-size-asian="12pt" style:font-size-complex="12pt" fo:font-weight="normal" style:font-weight-asian="normal" style:font-weight-complex="normal"/>
    </style:style>
    <style:style style:name="T28_5" style:family="text">
      <style:text-properties fo:font-size="12pt" style:font-size-asian="12pt" style:font-size-complex="12pt" fo:font-weight="normal" style:font-weight-asian="normal" style:font-weight-complex="normal"/>
    </style:style>
    <style:style style:name="T28_6" style:family="text">
      <style:text-properties fo:font-size="12pt" style:font-size-asian="12pt" style:font-size-complex="12pt" fo:font-weight="normal" style:font-weight-asian="normal" style:font-weight-complex="normal"/>
    </style:style>
    <style:style style:name="T28_7" style:family="text">
      <style:text-properties fo:font-size="12pt" style:font-size-asian="12pt" style:font-size-complex="12pt" fo:font-weight="normal" style:font-weight-asian="normal" style:font-weight-complex="normal"/>
    </style:style>
    <style:style style:name="T28_8" style:family="text">
      <style:text-properties fo:font-size="12pt" style:font-size-asian="12pt" style:font-size-complex="12pt" fo:font-weight="normal" style:font-weight-asian="normal" style:font-weight-complex="normal"/>
    </style:style>
    <style:style style:name="T28_9" style:family="text">
      <style:text-properties fo:font-size="12pt" style:font-size-asian="12pt" style:font-size-complex="12pt" fo:font-weight="normal" style:font-weight-asian="normal" style:font-weight-complex="normal"/>
    </style:style>
    <style:style style:name="T28_10" style:family="text">
      <style:text-properties fo:font-size="12pt" style:font-size-asian="12pt" style:font-size-complex="12pt" fo:font-weight="normal" style:font-weight-asian="normal" style:font-weight-complex="normal"/>
    </style:style>
    <style:style style:name="T28_11" style:family="text">
      <style:text-properties fo:font-size="12pt" style:font-size-asian="12pt" style:font-size-complex="12pt" fo:font-weight="normal" style:font-weight-asian="normal" style:font-weight-complex="normal"/>
    </style:style>
    <style:style style:name="T28_12" style:family="text">
      <style:text-properties fo:font-size="12pt" style:font-size-asian="12pt" style:font-size-complex="12pt" fo:font-weight="normal" style:font-weight-asian="normal" style:font-weight-complex="normal"/>
    </style:style>
    <style:style style:name="T28_13" style:family="text">
      <style:text-properties fo:font-size="12pt" style:font-size-asian="12pt" style:font-size-complex="12pt" fo:font-weight="normal" style:font-weight-asian="normal" style:font-weight-complex="normal"/>
    </style:style>
    <style:style style:name="T28_14" style:family="text">
      <style:text-properties fo:font-size="12pt" style:font-size-asian="12pt" style:font-size-complex="12pt" fo:font-weight="normal" style:font-weight-asian="normal" style:font-weight-complex="normal"/>
    </style:style>
    <style:style style:name="T28_15" style:family="text">
      <style:text-properties fo:font-size="12pt" style:font-size-asian="12pt" style:font-size-complex="12pt" fo:font-weight="normal" style:font-weight-asian="normal" style:font-weight-complex="normal"/>
    </style:style>
    <style:style style:name="T28_16" style:family="text">
      <style:text-properties fo:font-size="12pt" style:font-size-asian="12pt" style:font-size-complex="12pt" fo:font-weight="normal" style:font-weight-asian="normal" style:font-weight-complex="normal"/>
    </style:style>
    <style:style style:name="T28_17" style:family="text">
      <style:text-properties fo:font-size="12pt" style:font-size-asian="12pt" style:font-size-complex="12pt" fo:font-weight="normal" style:font-weight-asian="normal" style:font-weight-complex="normal"/>
    </style:style>
    <style:style style:name="T28_18" style:family="text">
      <style:text-properties fo:font-size="12pt" style:font-size-asian="12pt" style:font-size-complex="12pt" fo:font-weight="normal" style:font-weight-asian="normal" style:font-weight-complex="normal"/>
    </style:style>
    <style:style style:name="T28_19" style:family="text">
      <style:text-properties fo:font-size="12pt" style:font-size-asian="12pt" style:font-size-complex="12pt" fo:font-weight="normal" style:font-weight-asian="normal" style:font-weight-complex="normal"/>
    </style:style>
    <style:style style:name="T28_20" style:family="text">
      <style:text-properties fo:font-size="12pt" style:font-size-asian="12pt" style:font-size-complex="12pt" fo:font-weight="normal" style:font-weight-asian="normal" style:font-weight-complex="normal"/>
    </style:style>
    <style:style style:name="T28_21" style:family="text">
      <style:text-properties fo:font-size="12pt" style:font-size-asian="12pt" style:font-size-complex="12pt" fo:font-weight="normal" style:font-weight-asian="normal" style:font-weight-complex="normal"/>
    </style:style>
    <style:style style:name="T28_22" style:family="text">
      <style:text-properties fo:font-size="12pt" style:font-size-asian="12pt" style:font-size-complex="12pt" fo:font-weight="normal" style:font-weight-asian="normal" style:font-weight-complex="normal"/>
    </style:style>
    <style:style style:name="T28_23" style:family="text">
      <style:text-properties fo:font-size="12pt" style:font-size-asian="12pt" style:font-size-complex="12pt" fo:font-weight="normal" style:font-weight-asian="normal" style:font-weight-complex="normal"/>
    </style:style>
    <style:style style:name="T28_24" style:family="text">
      <style:text-properties fo:font-size="12pt" style:font-size-asian="12pt" style:font-size-complex="12pt" fo:font-weight="normal" style:font-weight-asian="normal" style:font-weight-complex="normal"/>
    </style:style>
    <style:style style:name="T28_25" style:family="text">
      <style:text-properties fo:font-size="12pt" style:font-size-asian="12pt" style:font-size-complex="12pt" fo:font-weight="normal" style:font-weight-asian="normal" style:font-weight-complex="normal"/>
    </style:style>
    <style:style style:name="T28_26" style:family="text">
      <style:text-properties fo:font-size="12pt" style:font-size-asian="12pt" style:font-size-complex="12pt" fo:font-weight="normal" style:font-weight-asian="normal" style:font-weight-complex="normal"/>
    </style:style>
    <style:style style:name="T28_27" style:family="text">
      <style:text-properties fo:font-size="12pt" style:font-size-asian="12pt" style:font-size-complex="12pt" fo:font-weight="normal" style:font-weight-asian="normal" style:font-weight-complex="normal"/>
    </style:style>
    <style:style style:name="T28_28" style:family="text">
      <style:text-properties fo:font-size="12pt" style:font-size-asian="12pt" style:font-size-complex="12pt" fo:font-weight="normal" style:font-weight-asian="normal" style:font-weight-complex="normal"/>
    </style:style>
    <style:style style:name="T28_29" style:family="text">
      <style:text-properties fo:font-size="12pt" style:font-size-asian="12pt" style:font-size-complex="12pt" fo:font-weight="normal" style:font-weight-asian="normal" style:font-weight-complex="normal"/>
    </style:style>
    <style:style style:name="T28_30" style:family="text">
      <style:text-properties fo:font-size="12pt" style:font-size-asian="12pt" style:font-size-complex="12pt" fo:font-weight="normal" style:font-weight-asian="normal" style:font-weight-complex="normal"/>
    </style:style>
    <style:style style:name="T28_31" style:family="text">
      <style:text-properties fo:font-size="12pt" style:font-size-asian="12pt" style:font-size-complex="12pt" fo:font-weight="normal" style:font-weight-asian="normal" style:font-weight-complex="normal"/>
    </style:style>
    <style:style style:name="T28_32" style:family="text">
      <style:text-properties fo:font-size="12pt" style:font-size-asian="12pt" style:font-size-complex="12pt" fo:font-weight="normal" style:font-weight-asian="normal" style:font-weight-complex="normal"/>
    </style:style>
    <style:style style:name="T28_33" style:family="text">
      <style:text-properties fo:font-size="12pt" style:font-size-asian="12pt" style:font-size-complex="12pt" fo:font-weight="normal" style:font-weight-asian="normal" style:font-weight-complex="normal"/>
    </style:style>
    <style:style style:name="T28_34" style:family="text">
      <style:text-properties fo:font-size="12pt" style:font-size-asian="12pt" style:font-size-complex="12pt" fo:font-weight="normal" style:font-weight-asian="normal" style:font-weight-complex="normal"/>
    </style:style>
    <style:style style:name="T28_35" style:family="text">
      <style:text-properties fo:font-size="12pt" style:font-size-asian="12pt" style:font-size-complex="12pt" fo:font-weight="normal" style:font-weight-asian="normal" style:font-weight-complex="normal"/>
    </style:style>
    <style:style style:name="T28_36" style:family="text">
      <style:text-properties fo:font-size="12pt" style:font-size-asian="12pt" style:font-size-complex="12pt" fo:font-weight="normal" style:font-weight-asian="normal" style:font-weight-complex="normal"/>
    </style:style>
    <style:style style:name="T28_37" style:family="text">
      <style:text-properties fo:font-size="12pt" style:font-size-asian="12pt" style:font-size-complex="12pt" fo:font-weight="normal" style:font-weight-asian="normal" style:font-weight-complex="normal"/>
    </style:style>
    <style:style style:name="T28_38" style:family="text">
      <style:text-properties fo:font-size="12pt" style:font-size-asian="12pt" style:font-size-complex="12pt" fo:font-weight="normal" style:font-weight-asian="normal" style:font-weight-complex="normal"/>
    </style:style>
    <style:style style:name="T28_39" style:family="text">
      <style:text-properties fo:font-size="12pt" style:font-size-asian="12pt" style:font-size-complex="12pt" fo:font-weight="normal" style:font-weight-asian="normal" style:font-weight-complex="normal"/>
    </style:style>
    <style:style style:name="T28_40" style:family="text">
      <style:text-properties fo:font-size="12pt" style:font-size-asian="12pt" style:font-size-complex="12pt" fo:font-weight="normal" style:font-weight-asian="normal" style:font-weight-complex="normal"/>
    </style:style>
    <style:style style:name="T28_41" style:family="text">
      <style:text-properties fo:font-size="12pt" style:font-size-asian="12pt" style:font-size-complex="12pt" fo:font-weight="normal" style:font-weight-asian="normal" style:font-weight-complex="normal"/>
    </style:style>
    <style:style style:name="T28_42" style:family="text">
      <style:text-properties fo:font-size="12pt" style:font-size-asian="12pt" style:font-size-complex="12pt" fo:font-weight="normal" style:font-weight-asian="normal" style:font-weight-complex="normal"/>
    </style:style>
    <style:style style:name="T28_43" style:family="text">
      <style:text-properties fo:font-size="12pt" style:font-size-asian="12pt" style:font-size-complex="12pt" fo:font-weight="normal" style:font-weight-asian="normal" style:font-weight-complex="normal"/>
    </style:style>
    <style:style style:name="T28_44" style:family="text">
      <style:text-properties fo:font-size="12pt" style:font-size-asian="12pt" style:font-size-complex="12pt" fo:font-weight="normal" style:font-weight-asian="normal" style:font-weight-complex="normal"/>
    </style:style>
    <style:style style:name="T28_45" style:family="text">
      <style:text-properties fo:font-size="12pt" style:font-size-asian="12pt" style:font-size-complex="12pt" fo:font-weight="normal" style:font-weight-asian="normal" style:font-weight-complex="normal"/>
    </style:style>
    <style:style style:name="T28_46" style:family="text">
      <style:text-properties fo:font-size="12pt" style:font-size-asian="12pt" style:font-size-complex="12pt" fo:font-weight="normal" style:font-weight-asian="normal" style:font-weight-complex="normal"/>
    </style:style>
    <style:style style:name="T28_47" style:family="text">
      <style:text-properties fo:font-size="12pt" style:font-size-asian="12pt" style:font-size-complex="12pt" fo:font-weight="normal" style:font-weight-asian="normal" style:font-weight-complex="normal"/>
    </style:style>
    <style:style style:name="T28_48" style:family="text">
      <style:text-properties fo:font-size="12pt" style:font-size-asian="12pt" style:font-size-complex="12pt" fo:font-weight="normal" style:font-weight-asian="normal" style:font-weight-complex="normal"/>
    </style:style>
    <style:style style:name="T28_49" style:family="text">
      <style:text-properties fo:font-size="12pt" style:font-size-asian="12pt" style:font-size-complex="12pt" fo:font-weight="normal" style:font-weight-asian="normal" style:font-weight-complex="normal"/>
    </style:style>
    <style:style style:name="T28_50" style:family="text">
      <style:text-properties fo:font-size="12pt" style:font-size-asian="12pt" style:font-size-complex="12pt" fo:font-weight="normal" style:font-weight-asian="normal" style:font-weight-complex="normal"/>
    </style:style>
    <style:style style:name="T28_51" style:family="text">
      <style:text-properties fo:font-size="12pt" style:font-size-asian="12pt" style:font-size-complex="12pt" fo:font-weight="normal" style:font-weight-asian="normal" style:font-weight-complex="normal"/>
    </style:style>
    <style:style style:name="T28_52" style:family="text">
      <style:text-properties fo:font-size="12pt" style:font-size-asian="12pt" style:font-size-complex="12pt" fo:font-weight="normal" style:font-weight-asian="normal" style:font-weight-complex="normal"/>
    </style:style>
    <style:style style:name="T28_53" style:family="text">
      <style:text-properties fo:font-size="12pt" style:font-size-asian="12pt" style:font-size-complex="12pt" fo:font-weight="normal" style:font-weight-asian="normal" style:font-weight-complex="normal"/>
    </style:style>
    <style:style style:name="T28_54" style:family="text">
      <style:text-properties fo:font-size="12pt" style:font-size-asian="12pt" style:font-size-complex="12pt" fo:font-weight="normal" style:font-weight-asian="normal" style:font-weight-complex="normal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T36_96" style:family="text"/>
    <style:style style:name="T36_97" style:family="text"/>
    <style:style style:name="T36_98" style:family="text"/>
    <style:style style:name="T36_99" style:family="text"/>
    <style:style style:name="T36_100" style:family="text"/>
    <style:style style:name="T36_101" style:family="text"/>
    <style:style style:name="T36_102" style:family="text"/>
    <style:style style:name="T36_103" style:family="text"/>
    <style:style style:name="T36_104" style:family="text"/>
    <style:style style:name="T36_105" style:family="text"/>
    <style:style style:name="T36_106" style:family="text"/>
    <style:style style:name="T36_107" style:family="text"/>
    <style:style style:name="T36_108" style:family="text"/>
    <style:style style:name="T36_109" style:family="text"/>
    <style:style style:name="T36_110" style:family="text"/>
    <style:style style:name="T36_111" style:family="text"/>
    <style:style style:name="T36_112" style:family="text"/>
    <style:style style:name="T36_113" style:family="text"/>
    <style:style style:name="T36_114" style:family="text"/>
    <style:style style:name="T36_115" style:family="text"/>
    <style:style style:name="T36_116" style:family="text"/>
    <style:style style:name="T36_117" style:family="text"/>
    <style:style style:name="T36_118" style:family="text"/>
    <style:style style:name="T36_119" style:family="text"/>
    <style:style style:name="T36_120" style:family="text"/>
    <style:style style:name="T36_121" style:family="text"/>
    <style:style style:name="T36_122" style:family="text"/>
    <style:style style:name="T36_123" style:family="text"/>
    <style:style style:name="T36_124" style:family="text"/>
    <style:style style:name="T36_125" style:family="text"/>
    <style:style style:name="T36_126" style:family="text"/>
    <style:style style:name="T36_127" style:family="text"/>
    <style:style style:name="T36_128" style:family="text"/>
    <style:style style:name="T36_129" style:family="text"/>
    <style:style style:name="T36_130" style:family="text"/>
    <style:style style:name="T36_131" style:family="text"/>
    <style:style style:name="T36_132" style:family="text"/>
    <style:style style:name="T36_133" style:family="text"/>
    <style:style style:name="T36_134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T40_79" style:family="text"/>
    <style:style style:name="T40_80" style:family="text"/>
    <style:style style:name="T40_81" style:family="text"/>
    <style:style style:name="T40_82" style:family="text"/>
    <style:style style:name="T40_83" style:family="text"/>
    <style:style style:name="T40_84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background-color="#ffffff" fo:color="#222222" fo:font-size="12pt" style:font-size-asian="12pt" style:font-size-complex="12pt"/>
    </style:style>
    <style:style style:name="T45_2" style:family="text">
      <style:text-properties fo:background-color="#ffffff" fo:color="#222222" fo:font-size="12pt" style:font-size-asian="12pt" style:font-size-complex="12pt"/>
    </style:style>
    <style:style style:name="T45_3" style:family="text">
      <style:text-properties fo:background-color="#ffffff" fo:color="#222222" fo:font-size="12pt" style:font-size-asian="12pt" style:font-size-complex="12pt"/>
    </style:style>
    <style:style style:name="T45_4" style:family="text">
      <style:text-properties fo:background-color="#ffffff" fo:color="#222222" fo:font-size="12pt" style:font-size-asian="12pt" style:font-size-complex="12pt"/>
    </style:style>
    <style:style style:name="T45_5" style:family="text">
      <style:text-properties fo:background-color="#ffffff" fo:color="#222222" fo:font-size="12pt" style:font-size-asian="12pt" style:font-size-complex="12pt"/>
    </style:style>
    <style:style style:name="T45_6" style:family="text">
      <style:text-properties fo:background-color="#ffffff" fo:color="#222222" fo:font-size="12pt" style:font-size-asian="12pt" style:font-size-complex="12pt"/>
    </style:style>
    <style:style style:name="T45_7" style:family="text">
      <style:text-properties fo:background-color="#ffffff" fo:color="#222222" fo:font-size="12pt" style:font-size-asian="12pt" style:font-size-complex="12pt"/>
    </style:style>
    <style:style style:name="T45_8" style:family="text">
      <style:text-properties fo:background-color="#ffffff" fo:color="#222222" fo:font-size="12pt" style:font-size-asian="12pt" style:font-size-complex="12pt"/>
    </style:style>
    <style:style style:name="T45_9" style:family="text">
      <style:text-properties fo:background-color="#ffffff" fo:color="#222222" fo:font-size="12pt" style:font-size-asian="12pt" style:font-size-complex="12pt"/>
    </style:style>
    <style:style style:name="T45_10" style:family="text">
      <style:text-properties fo:background-color="#ffffff" fo:color="#222222" fo:font-size="12pt" style:font-size-asian="12pt" style:font-size-complex="12pt"/>
    </style:style>
    <style:style style:name="T45_11" style:family="text">
      <style:text-properties fo:background-color="#ffffff" fo:color="#222222" fo:font-size="12pt" style:font-size-asian="12pt" style:font-size-complex="12pt"/>
    </style:style>
    <style:style style:name="T45_12" style:family="text">
      <style:text-properties fo:background-color="#ffffff" fo:color="#222222" fo:font-size="12pt" style:font-size-asian="12pt" style:font-size-complex="12pt"/>
    </style:style>
    <style:style style:name="T45_13" style:family="text">
      <style:text-properties fo:background-color="#ffffff" fo:color="#222222" fo:font-size="12pt" style:font-size-asian="12pt" style:font-size-complex="12pt"/>
    </style:style>
    <style:style style:name="T45_14" style:family="text">
      <style:text-properties fo:background-color="#ffffff" fo:color="#222222" fo:font-size="12pt" style:font-size-asian="12pt" style:font-size-complex="12pt"/>
    </style:style>
    <style:style style:name="T45_15" style:family="text">
      <style:text-properties fo:background-color="#ffffff" fo:color="#222222" fo:font-size="12pt" style:font-size-asian="12pt" style:font-size-complex="12pt"/>
    </style:style>
    <style:style style:name="T45_16" style:family="text">
      <style:text-properties fo:background-color="#ffffff" fo:color="#222222" fo:font-size="12pt" style:font-size-asian="12pt" style:font-size-complex="12pt"/>
    </style:style>
    <style:style style:name="T45_17" style:family="text">
      <style:text-properties fo:background-color="#ffffff" fo:color="#222222" fo:font-size="12pt" style:font-size-asian="12pt" style:font-size-complex="12pt"/>
    </style:style>
    <style:style style:name="T45_18" style:family="text">
      <style:text-properties fo:background-color="#ffffff" fo:color="#222222" fo:font-size="12pt" style:font-size-asian="12pt" style:font-size-complex="12pt"/>
    </style:style>
    <style:style style:name="T45_19" style:family="text">
      <style:text-properties fo:background-color="#ffffff" fo:color="#222222" fo:font-size="12pt" style:font-size-asian="12pt" style:font-size-complex="12pt"/>
    </style:style>
    <style:style style:name="T45_20" style:family="text">
      <style:text-properties fo:background-color="#ffffff" fo:color="#222222" fo:font-size="12pt" style:font-size-asian="12pt" style:font-size-complex="12pt"/>
    </style:style>
    <style:style style:name="T45_21" style:family="text">
      <style:text-properties fo:background-color="#ffffff" fo:color="#222222" fo:font-size="12pt" style:font-size-asian="12pt" style:font-size-complex="12pt"/>
    </style:style>
    <style:style style:name="T45_22" style:family="text">
      <style:text-properties fo:background-color="#ffffff" fo:color="#222222" fo:font-size="12pt" style:font-size-asian="12pt" style:font-size-complex="12pt"/>
    </style:style>
    <style:style style:name="T45_23" style:family="text">
      <style:text-properties fo:background-color="#ffffff" fo:color="#222222" fo:font-size="12pt" style:font-size-asian="12pt" style:font-size-complex="12pt"/>
    </style:style>
    <style:style style:name="T45_24" style:family="text">
      <style:text-properties fo:background-color="#ffffff" fo:color="#222222" fo:font-size="12pt" style:font-size-asian="12pt" style:font-size-complex="12pt"/>
    </style:style>
    <style:style style:name="T45_25" style:family="text">
      <style:text-properties fo:background-color="#ffffff" fo:color="#222222" fo:font-size="12pt" style:font-size-asian="12pt" style:font-size-complex="12pt"/>
    </style:style>
    <style:style style:name="T45_26" style:family="text">
      <style:text-properties fo:background-color="#ffffff" fo:color="#222222" fo:font-size="12pt" style:font-size-asian="12pt" style:font-size-complex="12pt"/>
    </style:style>
    <style:style style:name="T45_27" style:family="text">
      <style:text-properties fo:background-color="#ffffff" fo:color="#222222" fo:font-size="12pt" style:font-size-asian="12pt" style:font-size-complex="12pt"/>
    </style:style>
    <style:style style:name="T45_28" style:family="text">
      <style:text-properties fo:background-color="#ffffff" fo:color="#222222" fo:font-size="12pt" style:font-size-asian="12pt" style:font-size-complex="12pt"/>
    </style:style>
    <style:style style:name="T45_29" style:family="text">
      <style:text-properties fo:background-color="#ffffff" fo:color="#222222" fo:font-size="12pt" style:font-size-asian="12pt" style:font-size-complex="12pt"/>
    </style:style>
    <style:style style:name="T45_30" style:family="text">
      <style:text-properties fo:background-color="#ffffff" fo:color="#222222" fo:font-size="12pt" style:font-size-asian="12pt" style:font-size-complex="12pt"/>
    </style:style>
    <style:style style:name="T45_31" style:family="text">
      <style:text-properties fo:background-color="#ffffff" fo:color="#222222" fo:font-size="12pt" style:font-size-asian="12pt" style:font-size-complex="12pt"/>
    </style:style>
    <style:style style:name="T45_32" style:family="text">
      <style:text-properties fo:background-color="#ffffff" fo:color="#222222" fo:font-size="12pt" style:font-size-asian="12pt" style:font-size-complex="12pt"/>
    </style:style>
    <style:style style:name="T45_33" style:family="text">
      <style:text-properties fo:background-color="#ffffff" fo:color="#222222" fo:font-size="12pt" style:font-size-asian="12pt" style:font-size-complex="12pt"/>
    </style:style>
    <style:style style:name="T45_34" style:family="text">
      <style:text-properties fo:background-color="#ffffff" fo:color="#222222" fo:font-size="12pt" style:font-size-asian="12pt" style:font-size-complex="12pt"/>
    </style:style>
    <style:style style:name="T45_35" style:family="text">
      <style:text-properties fo:background-color="#ffffff" fo:color="#222222" fo:font-size="12pt" style:font-size-asian="12pt" style:font-size-complex="12pt"/>
    </style:style>
    <style:style style:name="T45_36" style:family="text">
      <style:text-properties fo:background-color="#ffffff" fo:color="#222222" fo:font-size="12pt" style:font-size-asian="12pt" style:font-size-complex="12pt"/>
    </style:style>
    <style:style style:name="T45_37" style:family="text">
      <style:text-properties fo:background-color="#ffffff" fo:color="#222222" fo:font-size="12pt" style:font-size-asian="12pt" style:font-size-complex="12pt"/>
    </style:style>
    <style:style style:name="T45_38" style:family="text">
      <style:text-properties fo:background-color="#ffffff" fo:color="#222222" fo:font-size="12pt" style:font-size-asian="12pt" style:font-size-complex="12pt"/>
    </style:style>
    <style:style style:name="T45_39" style:family="text">
      <style:text-properties fo:background-color="#ffffff" fo:color="#222222" fo:font-size="12pt" style:font-size-asian="12pt" style:font-size-complex="12pt"/>
    </style:style>
    <style:style style:name="T45_40" style:family="text">
      <style:text-properties fo:background-color="#ffffff" fo:color="#222222" fo:font-size="12pt" style:font-size-asian="12pt" style:font-size-complex="12pt"/>
    </style:style>
    <style:style style:name="T45_41" style:family="text">
      <style:text-properties fo:background-color="#ffffff" fo:color="#222222" fo:font-size="12pt" style:font-size-asian="12pt" style:font-size-complex="12pt"/>
    </style:style>
    <style:style style:name="T45_42" style:family="text">
      <style:text-properties fo:background-color="#ffffff" fo:color="#222222" fo:font-size="12pt" style:font-size-asian="12pt" style:font-size-complex="12pt"/>
    </style:style>
    <style:style style:name="T45_43" style:family="text">
      <style:text-properties fo:background-color="#ffffff" fo:color="#222222" fo:font-size="12pt" style:font-size-asian="12pt" style:font-size-complex="12pt"/>
    </style:style>
    <style:style style:name="T45_44" style:family="text">
      <style:text-properties fo:background-color="#ffffff" fo:color="#222222" fo:font-size="12pt" style:font-size-asian="12pt" style:font-size-complex="12pt"/>
    </style:style>
    <style:style style:name="T45_45" style:family="text">
      <style:text-properties fo:background-color="#ffffff" fo:color="#222222" fo:font-size="12pt" style:font-size-asian="12pt" style:font-size-complex="12pt"/>
    </style:style>
    <style:style style:name="T45_46" style:family="text">
      <style:text-properties fo:background-color="#ffffff" fo:color="#222222" fo:font-size="12pt" style:font-size-asian="12pt" style:font-size-complex="12pt"/>
    </style:style>
    <style:style style:name="T45_47" style:family="text">
      <style:text-properties fo:background-color="#ffffff" fo:color="#222222" fo:font-size="12pt" style:font-size-asian="12pt" style:font-size-complex="12pt"/>
    </style:style>
    <style:style style:name="T45_48" style:family="text">
      <style:text-properties fo:background-color="#ffffff" fo:color="#222222" fo:font-size="12pt" style:font-size-asian="12pt" style:font-size-complex="12pt"/>
    </style:style>
    <style:style style:name="T45_49" style:family="text">
      <style:text-properties fo:background-color="#ffffff" fo:color="#222222" fo:font-size="12pt" style:font-size-asian="12pt" style:font-size-complex="12pt"/>
    </style:style>
    <style:style style:name="T45_50" style:family="text">
      <style:text-properties fo:background-color="#ffffff" fo:color="#222222" fo:font-size="12pt" style:font-size-asian="12pt" style:font-size-complex="12pt"/>
    </style:style>
    <style:style style:name="T45_51" style:family="text">
      <style:text-properties fo:background-color="#ffffff" fo:color="#222222" fo:font-size="12pt" style:font-size-asian="12pt" style:font-size-complex="12pt"/>
    </style:style>
    <style:style style:name="T45_52" style:family="text">
      <style:text-properties fo:background-color="#ffffff" fo:color="#222222" fo:font-size="12pt" style:font-size-asian="12pt" style:font-size-complex="12pt"/>
    </style:style>
    <style:style style:name="T45_53" style:family="text">
      <style:text-properties fo:background-color="#ffffff" fo:color="#222222" fo:font-size="12pt" style:font-size-asian="12pt" style:font-size-complex="12pt"/>
    </style:style>
    <style:style style:name="T45_54" style:family="text">
      <style:text-properties fo:background-color="#ffffff" fo:color="#222222" fo:font-size="12pt" style:font-size-asian="12pt" style:font-size-complex="12pt"/>
    </style:style>
    <style:style style:name="T45_55" style:family="text">
      <style:text-properties fo:background-color="#ffffff" fo:color="#222222" fo:font-size="12pt" style:font-size-asian="12pt" style:font-size-complex="12pt"/>
    </style:style>
    <style:style style:name="T45_56" style:family="text">
      <style:text-properties fo:background-color="#ffffff" fo:color="#222222" fo:font-size="12pt" style:font-size-asian="12pt" style:font-size-complex="12pt"/>
    </style:style>
    <style:style style:name="T45_57" style:family="text">
      <style:text-properties fo:background-color="#ffffff" fo:color="#222222" fo:font-size="12pt" style:font-size-asian="12pt" style:font-size-complex="12pt"/>
    </style:style>
    <style:style style:name="T45_58" style:family="text">
      <style:text-properties fo:background-color="#ffffff" fo:color="#222222" fo:font-size="12pt" style:font-size-asian="12pt" style:font-size-complex="12pt"/>
    </style:style>
    <style:style style:name="T45_59" style:family="text">
      <style:text-properties fo:background-color="#ffffff" fo:color="#222222" fo:font-size="12pt" style:font-size-asian="12pt" style:font-size-complex="12pt"/>
    </style:style>
    <style:style style:name="T45_60" style:family="text">
      <style:text-properties fo:background-color="#ffffff" fo:color="#222222" fo:font-size="12pt" style:font-size-asian="12pt" style:font-size-complex="12pt"/>
    </style:style>
    <style:style style:name="T45_61" style:family="text">
      <style:text-properties fo:background-color="#ffffff" fo:color="#222222" fo:font-size="12pt" style:font-size-asian="12pt" style:font-size-complex="12pt"/>
    </style:style>
    <style:style style:name="T45_62" style:family="text">
      <style:text-properties fo:background-color="#ffffff" fo:color="#222222" fo:font-size="12pt" style:font-size-asian="12pt" style:font-size-complex="12pt"/>
    </style:style>
    <style:style style:name="T45_63" style:family="text">
      <style:text-properties fo:background-color="#ffffff" fo:color="#222222" fo:font-size="12pt" style:font-size-asian="12pt" style:font-size-complex="12pt"/>
    </style:style>
    <style:style style:name="T45_64" style:family="text">
      <style:text-properties fo:background-color="#ffffff" fo:color="#222222" fo:font-size="12pt" style:font-size-asian="12pt" style:font-size-complex="12pt"/>
    </style:style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Heading_20_2">
      <style:paragraph-properties fo:break-before="auto" fo:line-height="115%" fo:margin-top="0.635cm" fo:margin-bottom="0.141cm" style:writing-mode="lr-tb"/>
    </style:style>
    <style:style style:name="T48_1" style:family="text">
      <style:text-properties fo:color="#152a3d" fo:font-size="25pt" style:font-size-asian="25pt" style:font-size-complex="25pt"/>
    </style:style>
    <style:style style:name="T48_2" style:family="text">
      <style:text-properties fo:color="#152a3d" fo:font-size="25pt" style:font-size-asian="25pt" style:font-size-complex="25pt"/>
    </style:style>
    <style:style style:name="T48_3" style:family="text">
      <style:text-properties fo:color="#152a3d" fo:font-size="25pt" style:font-size-asian="25pt" style:font-size-complex="25pt"/>
    </style:style>
    <style:style style:name="P49" style:family="paragraph" style:parent-style-name="Standard">
      <style:paragraph-properties fo:text-align="justify"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T49_73" style:family="text"/>
    <style:style style:name="T49_74" style:family="text"/>
    <style:style style:name="T49_75" style:family="text"/>
    <style:style style:name="T49_76" style:family="text"/>
    <style:style style:name="T49_77" style:family="text"/>
    <style:style style:name="T49_78" style:family="text"/>
    <style:style style:name="T49_79" style:family="text"/>
    <style:style style:name="T49_80" style:family="text"/>
    <style:style style:name="T49_81" style:family="text"/>
    <style:style style:name="T49_82" style:family="text"/>
    <style:style style:name="T49_83" style:family="text"/>
    <style:style style:name="T49_84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text-align="justify"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T51_73" style:family="text"/>
    <style:style style:name="T51_74" style:family="text"/>
    <style:style style:name="T51_75" style:family="text"/>
    <style:style style:name="T51_76" style:family="text"/>
    <style:style style:name="T51_77" style:family="text"/>
    <style:style style:name="T51_78" style:family="text"/>
    <style:style style:name="T51_79" style:family="text"/>
    <style:style style:name="T51_80" style:family="text"/>
    <style:style style:name="T51_81" style:family="text"/>
    <style:style style:name="T51_82" style:family="text"/>
    <style:style style:name="T51_83" style:family="text"/>
    <style:style style:name="T51_84" style:family="text"/>
    <style:style style:name="T51_85" style:family="text"/>
    <style:style style:name="T51_86" style:family="text"/>
    <style:style style:name="T51_87" style:family="text"/>
    <style:style style:name="T51_88" style:family="text"/>
    <style:style style:name="T51_89" style:family="text"/>
    <style:style style:name="T51_90" style:family="text"/>
    <style:style style:name="T51_91" style:family="text"/>
    <style:style style:name="T51_92" style:family="text"/>
    <style:style style:name="T51_93" style:family="text"/>
    <style:style style:name="T51_94" style:family="text"/>
    <style:style style:name="T51_95" style:family="text"/>
    <style:style style:name="T51_96" style:family="text"/>
    <style:style style:name="T51_97" style:family="text"/>
    <style:style style:name="T51_98" style:family="text"/>
    <style:style style:name="T51_99" style:family="text"/>
    <style:style style:name="T51_100" style:family="text"/>
    <style:style style:name="T51_101" style:family="text"/>
    <style:style style:name="T51_102" style:family="text"/>
    <style:style style:name="T51_103" style:family="text"/>
    <style:style style:name="T51_104" style:family="text"/>
    <style:style style:name="T51_105" style:family="text"/>
    <style:style style:name="T51_106" style:family="text"/>
    <style:style style:name="T51_107" style:family="text"/>
    <style:style style:name="T51_108" style:family="text"/>
    <style:style style:name="T51_109" style:family="text"/>
    <style:style style:name="T51_110" style:family="text"/>
    <style:style style:name="T51_111" style:family="text"/>
    <style:style style:name="T51_112" style:family="text"/>
    <style:style style:name="T51_113" style:family="text"/>
    <style:style style:name="T51_114" style:family="text"/>
    <style:style style:name="T51_115" style:family="text"/>
    <style:style style:name="T51_116" style:family="text"/>
    <style:style style:name="T51_117" style:family="text"/>
    <style:style style:name="T51_118" style:family="text"/>
    <style:style style:name="T51_119" style:family="text"/>
    <style:style style:name="T51_120" style:family="text"/>
    <style:style style:name="T51_121" style:family="text"/>
    <style:style style:name="T51_122" style:family="text"/>
    <style:style style:name="T51_123" style:family="text"/>
    <style:style style:name="T51_124" style:family="text"/>
    <style:style style:name="T51_125" style:family="text"/>
    <style:style style:name="T51_126" style:family="text"/>
    <style:style style:name="T51_127" style:family="text"/>
    <style:style style:name="T51_128" style:family="text"/>
    <style:style style:name="T51_129" style:family="text"/>
    <style:style style:name="T51_130" style:family="text"/>
    <style:style style:name="T51_131" style:family="text"/>
    <style:style style:name="T51_132" style:family="text"/>
    <style:style style:name="T51_133" style:family="text"/>
    <style:style style:name="T51_134" style:family="text"/>
    <style:style style:name="T51_135" style:family="text"/>
    <style:style style:name="T51_136" style:family="text"/>
    <style:style style:name="T51_137" style:family="text"/>
    <style:style style:name="T51_138" style:family="text"/>
    <style:style style:name="T51_139" style:family="text"/>
    <style:style style:name="T51_140" style:family="text"/>
    <style:style style:name="T51_141" style:family="text"/>
    <style:style style:name="T51_142" style:family="text"/>
    <style:style style:name="T51_143" style:family="text"/>
    <style:style style:name="T51_144" style:family="text"/>
    <style:style style:name="T51_145" style:family="text"/>
    <style:style style:name="T51_146" style:family="text"/>
    <style:style style:name="T51_147" style:family="text"/>
    <style:style style:name="T51_148" style:family="text"/>
    <style:style style:name="T51_149" style:family="text"/>
    <style:style style:name="T51_150" style:family="text"/>
    <style:style style:name="T51_151" style:family="text"/>
    <style:style style:name="T51_152" style:family="text"/>
    <style:style style:name="T51_153" style:family="text"/>
    <style:style style:name="T51_154" style:family="text"/>
    <style:style style:name="T51_155" style:family="text"/>
    <style:style style:name="T51_156" style:family="text"/>
    <style:style style:name="T51_157" style:family="text"/>
    <style:style style:name="T51_158" style:family="text"/>
    <style:style style:name="T51_159" style:family="text"/>
    <style:style style:name="T51_160" style:family="text"/>
    <style:style style:name="T51_161" style:family="text"/>
    <style:style style:name="T51_162" style:family="text"/>
    <style:style style:name="T51_163" style:family="text"/>
    <style:style style:name="T51_164" style:family="text"/>
    <style:style style:name="T51_165" style:family="text"/>
    <style:style style:name="T51_166" style:family="text"/>
    <style:style style:name="T51_167" style:family="text"/>
    <style:style style:name="T51_168" style:family="text"/>
    <style:style style:name="T51_169" style:family="text"/>
    <style:style style:name="T51_170" style:family="text"/>
    <style:style style:name="P52" style:family="paragraph" style:parent-style-name="Heading_20_2">
      <style:paragraph-properties fo:break-before="auto" fo:line-height="115%" fo:margin-top="0.635cm" fo:margin-bottom="0.141cm" style:writing-mode="lr-tb"/>
    </style:style>
    <style:style style:name="T52_1" style:family="text">
      <style:text-properties fo:color="#152a3d" fo:font-size="25pt" style:font-size-asian="25pt" style:font-size-complex="25pt"/>
    </style:style>
    <style:style style:name="T52_2" style:family="text">
      <style:text-properties fo:color="#152a3d" fo:font-size="25pt" style:font-size-asian="25pt" style:font-size-complex="25pt"/>
    </style:style>
    <style:style style:name="T52_3" style:family="text">
      <style:text-properties fo:color="#152a3d" fo:font-size="25pt" style:font-size-asian="25pt" style:font-size-complex="25pt"/>
    </style:style>
    <style:style style:name="P53" style:family="paragraph" style:parent-style-name="Standard">
      <style:paragraph-properties fo:text-align="justify"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T53_72" style:family="text"/>
    <style:style style:name="T53_73" style:family="text"/>
    <style:style style:name="T53_74" style:family="text"/>
    <style:style style:name="T53_75" style:family="text"/>
    <style:style style:name="T53_76" style:family="text"/>
    <style:style style:name="T53_77" style:family="text"/>
    <style:style style:name="T53_78" style:family="text"/>
    <style:style style:name="T53_79" style:family="text"/>
    <style:style style:name="T53_80" style:family="text"/>
    <style:style style:name="T53_81" style:family="text"/>
    <style:style style:name="T53_82" style:family="text"/>
    <style:style style:name="T53_83" style:family="text"/>
    <style:style style:name="T53_84" style:family="text"/>
    <style:style style:name="T53_85" style:family="text"/>
    <style:style style:name="T53_86" style:family="text"/>
    <style:style style:name="T53_87" style:family="text"/>
    <style:style style:name="T53_88" style:family="text"/>
    <style:style style:name="T53_89" style:family="text"/>
    <style:style style:name="T53_90" style:family="text"/>
    <style:style style:name="T53_91" style:family="text"/>
    <style:style style:name="T53_92" style:family="text"/>
    <style:style style:name="T53_93" style:family="text"/>
    <style:style style:name="T53_94" style:family="text"/>
    <style:style style:name="T53_95" style:family="text"/>
    <style:style style:name="T53_96" style:family="text"/>
    <style:style style:name="T53_97" style:family="text"/>
    <style:style style:name="T53_98" style:family="text"/>
    <style:style style:name="T53_99" style:family="text"/>
    <style:style style:name="T53_100" style:family="text"/>
    <style:style style:name="T53_101" style:family="text"/>
    <style:style style:name="T53_102" style:family="text"/>
    <style:style style:name="T53_103" style:family="text"/>
    <style:style style:name="T53_104" style:family="text"/>
    <style:style style:name="T53_105" style:family="text"/>
    <style:style style:name="T53_106" style:family="text"/>
    <style:style style:name="T53_107" style:family="text"/>
    <style:style style:name="T53_108" style:family="text"/>
    <style:style style:name="T53_109" style:family="text"/>
    <style:style style:name="T53_110" style:family="text"/>
    <style:style style:name="P54" style:family="paragraph" style:parent-style-name="Heading_20_2">
      <style:paragraph-properties fo:break-before="auto" fo:line-height="115%" fo:margin-top="0.635cm" fo:margin-bottom="0.141cm" style:writing-mode="lr-tb"/>
    </style:style>
    <style:style style:name="T54_1" style:family="text">
      <style:text-properties fo:color="#152a3d" fo:font-size="25pt" style:font-size-asian="25pt" style:font-size-complex="25pt"/>
    </style:style>
    <style:style style:name="T54_2" style:family="text">
      <style:text-properties fo:color="#152a3d" fo:font-size="25pt" style:font-size-asian="25pt" style:font-size-complex="25pt"/>
    </style:style>
    <style:style style:name="T54_3" style:family="text">
      <style:text-properties fo:color="#152a3d" fo:font-size="25pt" style:font-size-asian="25pt" style:font-size-complex="25pt"/>
    </style:style>
    <style:style style:name="T54_4" style:family="text">
      <style:text-properties fo:color="#152a3d" fo:font-size="25pt" style:font-size-asian="25pt" style:font-size-complex="25pt"/>
    </style:style>
    <style:style style:name="T54_5" style:family="text">
      <style:text-properties fo:color="#152a3d" fo:font-size="25pt" style:font-size-asian="25pt" style:font-size-complex="25pt"/>
    </style:style>
    <style:style style:name="P55" style:family="paragraph" style:parent-style-name="Standard">
      <style:paragraph-properties fo:text-align="justify"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/>
    <style:style style:name="T55_72" style:family="text"/>
    <style:style style:name="T55_73" style:family="text"/>
    <style:style style:name="T55_74" style:family="text"/>
    <style:style style:name="T55_75" style:family="text"/>
    <style:style style:name="T55_76" style:family="text"/>
    <style:style style:name="T55_77" style:family="text"/>
    <style:style style:name="T55_78" style:family="text"/>
    <style:style style:name="T55_79" style:family="text"/>
    <style:style style:name="T55_80" style:family="text"/>
    <style:style style:name="T55_81" style:family="text"/>
    <style:style style:name="T55_82" style:family="text"/>
    <style:style style:name="T55_83" style:family="text"/>
    <style:style style:name="T55_84" style:family="text"/>
    <style:style style:name="T55_85" style:family="text"/>
    <style:style style:name="T55_86" style:family="text"/>
    <style:style style:name="T55_87" style:family="text"/>
    <style:style style:name="T55_88" style:family="text"/>
    <style:style style:name="T55_89" style:family="text"/>
    <style:style style:name="T55_90" style:family="text"/>
    <style:style style:name="T55_91" style:family="text"/>
    <style:style style:name="T55_92" style:family="text"/>
    <style:style style:name="T55_93" style:family="text"/>
    <style:style style:name="T55_94" style:family="text"/>
    <style:style style:name="T55_95" style:family="text"/>
    <style:style style:name="T55_96" style:family="text"/>
    <style:style style:name="T55_97" style:family="text"/>
    <style:style style:name="T55_98" style:family="text"/>
    <style:style style:name="T55_99" style:family="text"/>
    <style:style style:name="T55_100" style:family="text"/>
    <style:style style:name="T55_101" style:family="text"/>
    <style:style style:name="T55_102" style:family="text"/>
    <style:style style:name="T55_103" style:family="text"/>
    <style:style style:name="T55_104" style:family="text"/>
    <style:style style:name="T55_105" style:family="text"/>
    <style:style style:name="T55_106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text-align="justify"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T57_53" style:family="text"/>
    <style:style style:name="T57_54" style:family="text"/>
    <style:style style:name="T57_55" style:family="text"/>
    <style:style style:name="T57_56" style:family="text"/>
    <style:style style:name="T57_57" style:family="text"/>
    <style:style style:name="T57_58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text-align="justify"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T59_57" style:family="text"/>
    <style:style style:name="T59_58" style:family="text"/>
    <style:style style:name="T59_59" style:family="text"/>
    <style:style style:name="T59_60" style:family="text"/>
    <style:style style:name="T59_61" style:family="text"/>
    <style:style style:name="T59_62" style:family="text"/>
    <style:style style:name="T59_63" style:family="text"/>
    <style:style style:name="T59_64" style:family="text"/>
    <style:style style:name="T59_65" style:family="text"/>
    <style:style style:name="T59_66" style:family="text"/>
    <style:style style:name="T59_67" style:family="text"/>
    <style:style style:name="T59_68" style:family="text"/>
    <style:style style:name="T59_69" style:family="text"/>
    <style:style style:name="T59_70" style:family="text"/>
    <style:style style:name="T59_71" style:family="text"/>
    <style:style style:name="T59_72" style:family="text"/>
    <style:style style:name="T59_73" style:family="text"/>
    <style:style style:name="T59_74" style:family="text"/>
    <style:style style:name="T59_75" style:family="text"/>
    <style:style style:name="T59_76" style:family="text"/>
    <style:style style:name="T59_77" style:family="text"/>
    <style:style style:name="T59_78" style:family="text"/>
    <style:style style:name="T59_79" style:family="text"/>
    <style:style style:name="T59_80" style:family="text"/>
    <style:style style:name="T59_81" style:family="text"/>
    <style:style style:name="T59_82" style:family="text"/>
    <style:style style:name="T59_83" style:family="text"/>
    <style:style style:name="T59_84" style:family="text"/>
    <style:style style:name="T59_85" style:family="text"/>
    <style:style style:name="T59_86" style:family="text"/>
    <style:style style:name="T59_87" style:family="text"/>
    <style:style style:name="T59_88" style:family="text"/>
    <style:style style:name="T59_89" style:family="text"/>
    <style:style style:name="T59_90" style:family="text"/>
    <style:style style:name="T59_91" style:family="text"/>
    <style:style style:name="T59_92" style:family="text"/>
    <style:style style:name="T59_93" style:family="text"/>
    <style:style style:name="T59_94" style:family="text"/>
    <style:style style:name="T59_95" style:family="text"/>
    <style:style style:name="T59_96" style:family="text"/>
    <style:style style:name="T59_97" style:family="text"/>
    <style:style style:name="T59_98" style:family="text"/>
    <style:style style:name="T59_99" style:family="text"/>
    <style:style style:name="T59_100" style:family="text"/>
    <style:style style:name="T59_101" style:family="text"/>
    <style:style style:name="T59_102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P64" style:family="paragraph" style:parent-style-name="Standard">
      <style:paragraph-properties fo:break-before="auto" fo:line-height="115%" fo:margin-top="0cm" fo:margin-bottom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T66_43" style:family="text"/>
    <style:style style:name="T66_44" style:family="text"/>
    <style:style style:name="T66_45" style:family="text"/>
    <style:style style:name="T66_46" style:family="text"/>
    <style:style style:name="T66_47" style:family="text"/>
    <style:style style:name="T66_48" style:family="text"/>
    <style:style style:name="T66_49" style:family="text"/>
    <style:style style:name="T66_50" style:family="text"/>
    <style:style style:name="T66_51" style:family="text"/>
    <style:style style:name="T66_52" style:family="text"/>
    <style:style style:name="T66_53" style:family="text"/>
    <style:style style:name="T66_54" style:family="text"/>
    <style:style style:name="T66_55" style:family="text"/>
    <style:style style:name="T66_56" style:family="text"/>
    <style:style style:name="T66_57" style:family="text"/>
    <style:style style:name="T66_58" style:family="text"/>
    <style:style style:name="T66_59" style:family="text"/>
    <style:style style:name="T66_60" style:family="text"/>
    <style:style style:name="T66_61" style:family="text"/>
    <style:style style:name="T66_62" style:family="text"/>
    <style:style style:name="T66_63" style:family="text"/>
    <style:style style:name="T66_64" style:family="text"/>
    <style:style style:name="T66_65" style:family="text"/>
    <style:style style:name="T66_66" style:family="text"/>
    <style:style style:name="T66_67" style:family="text"/>
    <style:style style:name="T66_68" style:family="text"/>
    <style:style style:name="T66_69" style:family="text"/>
    <style:style style:name="T66_70" style:family="text"/>
    <style:style style:name="T66_71" style:family="text"/>
    <style:style style:name="T66_72" style:family="text"/>
    <style:style style:name="T66_73" style:family="text"/>
    <style:style style:name="T66_74" style:family="text"/>
    <style:style style:name="T66_75" style:family="text"/>
    <style:style style:name="T66_76" style:family="text"/>
    <style:style style:name="T66_77" style:family="text"/>
    <style:style style:name="T66_78" style:family="text"/>
    <style:style style:name="T66_79" style:family="text"/>
    <style:style style:name="T66_80" style:family="text"/>
    <style:style style:name="T66_81" style:family="text"/>
    <style:style style:name="T66_82" style:family="text"/>
    <style:style style:name="T66_83" style:family="text"/>
    <style:style style:name="T66_84" style:family="text"/>
    <style:style style:name="T66_85" style:family="text"/>
    <style:style style:name="T66_86" style:family="text"/>
    <style:style style:name="T66_87" style:family="text"/>
    <style:style style:name="T66_88" style:family="text"/>
    <style:style style:name="T66_89" style:family="text"/>
    <style:style style:name="T66_90" style:family="text"/>
    <style:style style:name="T66_91" style:family="text"/>
    <style:style style:name="T66_92" style:family="text"/>
    <style:style style:name="T66_93" style:family="text"/>
    <style:style style:name="T66_94" style:family="text"/>
    <style:style style:name="T66_95" style:family="text"/>
    <style:style style:name="T66_96" style:family="text"/>
    <style:style style:name="T66_97" style:family="text"/>
    <style:style style:name="T66_98" style:family="text"/>
    <style:style style:name="T66_99" style:family="text"/>
    <style:style style:name="T66_100" style:family="text"/>
    <style:style style:name="T66_101" style:family="text"/>
    <style:style style:name="T66_102" style:family="text"/>
    <style:style style:name="T66_103" style:family="text"/>
    <style:style style:name="T66_104" style:family="text"/>
    <style:style style:name="T66_105" style:family="text"/>
    <style:style style:name="T66_106" style:family="text"/>
    <style:style style:name="T66_107" style:family="text"/>
    <style:style style:name="T66_108" style:family="text"/>
    <style:style style:name="T66_109" style:family="text"/>
    <style:style style:name="T66_110" style:family="text"/>
    <style:style style:name="T66_111" style:family="text"/>
    <style:style style:name="T66_112" style:family="text"/>
    <style:style style:name="T66_113" style:family="text"/>
    <style:style style:name="T66_114" style:family="text"/>
    <style:style style:name="T66_115" style:family="text"/>
    <style:style style:name="T66_116" style:family="text"/>
    <style:style style:name="T66_117" style:family="text"/>
    <style:style style:name="T66_118" style:family="text"/>
    <style:style style:name="T66_119" style:family="text"/>
    <style:style style:name="T66_120" style:family="text"/>
    <style:style style:name="T66_121" style:family="text"/>
    <style:style style:name="T66_122" style:family="text"/>
    <style:style style:name="T66_123" style:family="text"/>
    <style:style style:name="T66_124" style:family="text"/>
    <style:style style:name="T66_125" style:family="text"/>
    <style:style style:name="T66_126" style:family="text"/>
    <style:style style:name="T66_127" style:family="text"/>
    <style:style style:name="T66_128" style:family="text"/>
    <style:style style:name="T66_129" style:family="text"/>
    <style:style style:name="T66_130" style:family="text"/>
    <style:style style:name="T66_131" style:family="text"/>
    <style:style style:name="T66_132" style:family="text"/>
    <style:style style:name="T66_133" style:family="text"/>
    <style:style style:name="T66_134" style:family="text"/>
    <style:style style:name="T66_135" style:family="text"/>
    <style:style style:name="T66_136" style:family="text"/>
    <style:style style:name="T66_137" style:family="text"/>
    <style:style style:name="T66_138" style:family="text"/>
    <style:style style:name="T66_139" style:family="text"/>
    <style:style style:name="T66_140" style:family="text"/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P71" style:family="paragraph" style:parent-style-name="Standard">
      <style:paragraph-properties fo:break-before="auto" fo:line-height="115%" fo:margin-top="0cm" fo:margin-bottom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/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/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/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/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/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/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P82" style:family="paragraph" style:parent-style-name="Standard">
      <style:paragraph-properties fo:break-before="auto" fo:line-height="115%" fo:margin-top="0cm" fo:margin-bottom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P88" style:family="paragraph" style:parent-style-name="Standard">
      <style:paragraph-properties fo:break-before="auto" fo:line-height="115%" fo:margin-top="0cm" fo:margin-bottom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P92" style:family="paragraph" style:parent-style-name="Standard">
      <style:paragraph-properties fo:break-before="auto" fo:line-height="115%" fo:margin-top="0cm" fo:margin-bottom="0cm" style:writing-mode="lr-tb"/>
    </style:style>
    <style:style style:name="T92_1" style:family="text"/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T94_51" style:family="text"/>
    <style:style style:name="T94_52" style:family="text"/>
    <style:style style:name="T94_53" style:family="text"/>
    <style:style style:name="T94_54" style:family="text"/>
    <style:style style:name="T94_55" style:family="text"/>
    <style:style style:name="T94_56" style:family="text"/>
    <style:style style:name="T94_57" style:family="text"/>
    <style:style style:name="T94_58" style:family="text"/>
    <style:style style:name="T94_59" style:family="text"/>
    <style:style style:name="T94_60" style:family="text"/>
    <style:style style:name="T94_61" style:family="text"/>
    <style:style style:name="T94_62" style:family="text"/>
    <style:style style:name="T94_63" style:family="text"/>
    <style:style style:name="T94_64" style:family="text"/>
    <style:style style:name="T94_65" style:family="text"/>
    <style:style style:name="T94_66" style:family="text"/>
    <style:style style:name="T94_67" style:family="text"/>
    <style:style style:name="T94_68" style:family="text"/>
    <style:style style:name="T94_69" style:family="text"/>
    <style:style style:name="T94_70" style:family="text"/>
    <style:style style:name="T94_71" style:family="text"/>
    <style:style style:name="T94_72" style:family="text"/>
    <style:style style:name="T94_73" style:family="text"/>
    <style:style style:name="T94_74" style:family="text"/>
    <style:style style:name="T94_75" style:family="text"/>
    <style:style style:name="T94_76" style:family="text"/>
    <style:style style:name="T94_77" style:family="text"/>
    <style:style style:name="T94_78" style:family="text"/>
    <style:style style:name="T94_79" style:family="text"/>
    <style:style style:name="T94_80" style:family="text"/>
    <style:style style:name="T94_81" style:family="text"/>
    <style:style style:name="T94_82" style:family="text"/>
    <style:style style:name="T94_83" style:family="text"/>
    <style:style style:name="T94_84" style:family="text"/>
    <style:style style:name="T94_85" style:family="text"/>
    <style:style style:name="T94_86" style:family="text"/>
    <style:style style:name="T94_87" style:family="text"/>
    <style:style style:name="T94_88" style:family="text"/>
    <style:style style:name="T94_89" style:family="text"/>
    <style:style style:name="T94_90" style:family="text"/>
    <style:style style:name="T94_91" style:family="text"/>
    <style:style style:name="T94_92" style:family="text"/>
    <style:style style:name="T94_93" style:family="text"/>
    <style:style style:name="T94_94" style:family="text"/>
    <style:style style:name="T94_95" style:family="text"/>
    <style:style style:name="T94_96" style:family="text"/>
    <style:style style:name="T94_97" style:family="text"/>
    <style:style style:name="T94_98" style:family="text"/>
    <style:style style:name="T94_99" style:family="text"/>
    <style:style style:name="T94_100" style:family="text"/>
    <style:style style:name="T94_101" style:family="text"/>
    <style:style style:name="T94_102" style:family="text"/>
    <style:style style:name="T94_103" style:family="text"/>
    <style:style style:name="T94_104" style:family="text"/>
    <style:style style:name="T94_105" style:family="text"/>
    <style:style style:name="T94_106" style:family="text"/>
    <style:style style:name="T94_107" style:family="text"/>
    <style:style style:name="T94_108" style:family="text"/>
    <style:style style:name="T94_109" style:family="text"/>
    <style:style style:name="T94_110" style:family="text"/>
    <style:style style:name="T94_111" style:family="text"/>
    <style:style style:name="T94_112" style:family="text"/>
    <style:style style:name="T94_113" style:family="text"/>
    <style:style style:name="T94_114" style:family="text"/>
    <style:style style:name="T94_115" style:family="text"/>
    <style:style style:name="T94_116" style:family="text"/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Heading_20_2">
      <style:paragraph-properties fo:break-before="auto" fo:line-height="115%" fo:margin-top="0.635cm" fo:margin-bottom="0.141cm" style:writing-mode="lr-tb"/>
    </style:style>
    <style:style style:name="T98_1" style:family="text">
      <style:text-properties style:font-name="Verdana" style:font-name-asian="Verdana" style:font-name-complex="Verdana"/>
    </style:style>
    <style:style style:name="T98_2" style:family="text">
      <style:text-properties style:font-name="Verdana" style:font-name-asian="Verdana" style:font-name-complex="Verdana"/>
    </style:style>
    <style:style style:name="T98_3" style:family="text">
      <style:text-properties style:font-name="Verdana" style:font-name-asian="Verdana" style:font-name-complex="Verdana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fo:font-size="14pt" style:font-size-asian="14pt" style:font-size-complex="14pt"/>
    </style:style>
    <style:style style:name="T99_2" style:family="text">
      <style:text-properties fo:font-size="14pt" style:font-size-asian="14pt" style:font-size-complex="14pt"/>
    </style:style>
    <style:style style:name="T99_3" style:family="text">
      <style:text-properties fo:font-size="14pt" style:font-size-asian="14pt" style:font-size-complex="14pt"/>
    </style:style>
    <style:style style:name="T99_4" style:family="text">
      <style:text-properties fo:font-size="14pt" style:font-size-asian="14pt" style:font-size-complex="14pt"/>
    </style:style>
    <style:style style:name="T99_5" style:family="text">
      <style:text-properties fo:font-size="14pt" style:font-size-asian="14pt" style:font-size-complex="14pt"/>
    </style:style>
    <style:style style:name="T99_6" style:family="text">
      <style:text-properties fo:font-size="14pt" style:font-size-asian="14pt" style:font-size-complex="14pt"/>
    </style:style>
    <style:style style:name="T99_7" style:family="text">
      <style:text-properties fo:font-size="14pt" style:font-size-asian="14pt" style:font-size-complex="14pt"/>
    </style:style>
    <style:style style:name="T99_8" style:family="text">
      <style:text-properties fo:font-size="14pt" style:font-size-asian="14pt" style:font-size-complex="14pt"/>
    </style:style>
    <style:style style:name="T99_9" style:family="text">
      <style:text-properties fo:font-size="14pt" style:font-size-asian="14pt" style:font-size-complex="14pt"/>
    </style:style>
    <style:style style:name="T99_10" style:family="text">
      <style:text-properties fo:font-size="14pt" style:font-size-asian="14pt" style:font-size-complex="14pt"/>
    </style:style>
    <style:style style:name="T99_11" style:family="text">
      <style:text-properties fo:font-size="14pt" style:font-size-asian="14pt" style:font-size-complex="14pt"/>
    </style:style>
    <style:style style:name="T99_12" style:family="text">
      <style:text-properties fo:font-size="14pt" style:font-size-asian="14pt" style:font-size-complex="14pt"/>
    </style:style>
    <style:style style:name="T99_13" style:family="text">
      <style:text-properties fo:font-size="8pt" style:font-size-asian="8pt" style:font-size-complex="8pt"/>
    </style:style>
    <style:style style:name="T99_14" style:family="text">
      <style:text-properties fo:font-size="14pt" style:font-size-asian="14pt" style:font-size-complex="14pt"/>
    </style:style>
    <style:style style:name="T99_15" style:family="text">
      <style:text-properties fo:font-size="14pt" style:font-size-asian="14pt" style:font-size-complex="14pt"/>
    </style:style>
    <style:style style:name="T99_16" style:family="text">
      <style:text-properties fo:font-size="14pt" style:font-size-asian="14pt" style:font-size-complex="14pt"/>
    </style:style>
    <style:style style:name="T99_17" style:family="text">
      <style:text-properties fo:font-size="14pt" style:font-size-asian="14pt" style:font-size-complex="14pt"/>
    </style:style>
    <style:style style:name="T99_18" style:family="text">
      <style:text-properties fo:font-size="14pt" style:font-size-asian="14pt" style:font-size-complex="14pt"/>
    </style:style>
    <style:style style:name="T99_19" style:family="text">
      <style:text-properties fo:font-size="14pt" style:font-size-asian="14pt" style:font-size-complex="14pt"/>
    </style:style>
    <style:style style:name="T99_20" style:family="text">
      <style:text-properties fo:font-size="14pt" style:font-size-asian="14pt" style:font-size-complex="14pt"/>
    </style:style>
    <style:style style:name="T99_21" style:family="text">
      <style:text-properties fo:font-size="14pt" style:font-size-asian="14pt" style:font-size-complex="14pt"/>
    </style:style>
    <style:style style:name="T99_22" style:family="text">
      <style:text-properties fo:font-size="14pt" style:font-size-asian="14pt" style:font-size-complex="14pt"/>
    </style:style>
    <style:style style:name="T99_23" style:family="text">
      <style:text-properties fo:font-size="14pt" style:font-size-asian="14pt" style:font-size-complex="14pt"/>
    </style:style>
    <style:style style:name="T99_24" style:family="text">
      <style:text-properties fo:font-size="14pt" style:font-size-asian="14pt" style:font-size-complex="14pt"/>
    </style:style>
    <style:style style:name="T99_25" style:family="text">
      <style:text-properties fo:font-size="14pt" style:font-size-asian="14pt" style:font-size-complex="14pt"/>
    </style:style>
    <style:style style:name="T99_26" style:family="text">
      <style:text-properties fo:font-size="14pt" style:font-size-asian="14pt" style:font-size-complex="14pt"/>
    </style:style>
    <style:style style:name="T99_27" style:family="text">
      <style:text-properties fo:font-size="14pt" style:font-size-asian="14pt" style:font-size-complex="14pt"/>
    </style:style>
    <style:style style:name="T99_28" style:family="text">
      <style:text-properties fo:font-size="14pt" style:font-size-asian="14pt" style:font-size-complex="14pt"/>
    </style:style>
    <style:style style:name="T99_29" style:family="text">
      <style:text-properties fo:font-size="14pt" style:font-size-asian="14pt" style:font-size-complex="14pt"/>
    </style:style>
    <style:style style:name="T99_30" style:family="text">
      <style:text-properties fo:font-size="14pt" style:font-size-asian="14pt" style:font-size-complex="14pt"/>
    </style:style>
    <style:style style:name="T99_31" style:family="text">
      <style:text-properties fo:font-size="14pt" style:font-size-asian="14pt" style:font-size-complex="14pt"/>
    </style:style>
    <style:style style:name="T99_32" style:family="text">
      <style:text-properties fo:font-size="14pt" style:font-size-asian="14pt" style:font-size-complex="14pt"/>
    </style:style>
    <style:style style:name="T99_33" style:family="text">
      <style:text-properties fo:font-size="14pt" style:font-size-asian="14pt" style:font-size-complex="14pt"/>
    </style:style>
    <style:style style:name="T99_34" style:family="text">
      <style:text-properties fo:font-size="14pt" style:font-size-asian="14pt" style:font-size-complex="14pt"/>
    </style:style>
    <style:style style:name="T99_35" style:family="text">
      <style:text-properties fo:font-size="14pt" style:font-size-asian="14pt" style:font-size-complex="14pt"/>
    </style:style>
    <style:style style:name="T99_36" style:family="text">
      <style:text-properties fo:font-size="14pt" style:font-size-asian="14pt" style:font-size-complex="14pt"/>
    </style:style>
    <style:style style:name="T99_37" style:family="text">
      <style:text-properties fo:font-size="14pt" style:font-size-asian="14pt" style:font-size-complex="14pt"/>
    </style:style>
    <style:style style:name="T99_38" style:family="text">
      <style:text-properties fo:font-size="14pt" style:font-size-asian="14pt" style:font-size-complex="14pt"/>
    </style:style>
    <style:style style:name="T99_39" style:family="text">
      <style:text-properties fo:font-size="14pt" style:font-size-asian="14pt" style:font-size-complex="14pt"/>
    </style:style>
    <style:style style:name="T99_40" style:family="text">
      <style:text-properties fo:font-size="14pt" style:font-size-asian="14pt" style:font-size-complex="14pt"/>
    </style:style>
    <style:style style:name="T99_41" style:family="text">
      <style:text-properties fo:font-size="14pt" style:font-size-asian="14pt" style:font-size-complex="14pt"/>
    </style:style>
    <style:style style:name="T99_42" style:family="text">
      <style:text-properties fo:font-size="14pt" style:font-size-asian="14pt" style:font-size-complex="14pt"/>
    </style:style>
    <style:style style:name="T99_43" style:family="text">
      <style:text-properties fo:font-size="14pt" style:font-size-asian="14pt" style:font-size-complex="14pt"/>
    </style:style>
    <style:style style:name="T99_44" style:family="text">
      <style:text-properties fo:font-size="14pt" style:font-size-asian="14pt" style:font-size-complex="14pt"/>
    </style:style>
    <style:style style:name="T99_45" style:family="text">
      <style:text-properties fo:font-size="14pt" style:font-size-asian="14pt" style:font-size-complex="14pt"/>
    </style:style>
    <style:style style:name="T99_46" style:family="text">
      <style:text-properties fo:font-size="14pt" style:font-size-asian="14pt" style:font-size-complex="14pt"/>
    </style:style>
    <style:style style:name="T99_47" style:family="text">
      <style:text-properties fo:font-size="14pt" style:font-size-asian="14pt" style:font-size-complex="14pt"/>
    </style:style>
    <style:style style:name="T99_48" style:family="text">
      <style:text-properties fo:font-size="14pt" style:font-size-asian="14pt" style:font-size-complex="14pt"/>
    </style:style>
    <style:style style:name="T99_49" style:family="text">
      <style:text-properties fo:font-size="14pt" style:font-size-asian="14pt" style:font-size-complex="14pt"/>
    </style:style>
    <style:style style:name="T99_50" style:family="text">
      <style:text-properties fo:font-size="14pt" style:font-size-asian="14pt" style:font-size-complex="14pt"/>
    </style:style>
    <style:style style:name="T99_51" style:family="text">
      <style:text-properties fo:font-size="14pt" style:font-size-asian="14pt" style:font-size-complex="14pt"/>
    </style:style>
    <style:style style:name="T99_52" style:family="text">
      <style:text-properties fo:font-size="14pt" style:font-size-asian="14pt" style:font-size-complex="14pt"/>
    </style:style>
    <style:style style:name="T99_53" style:family="text">
      <style:text-properties fo:font-size="14pt" style:font-size-asian="14pt" style:font-size-complex="14pt"/>
    </style:style>
    <style:style style:name="T99_54" style:family="text">
      <style:text-properties fo:font-size="14pt" style:font-size-asian="14pt" style:font-size-complex="14pt"/>
    </style:style>
    <style:style style:name="T99_55" style:family="text">
      <style:text-properties fo:font-size="14pt" style:font-size-asian="14pt" style:font-size-complex="14pt"/>
    </style:style>
    <style:style style:name="T99_56" style:family="text">
      <style:text-properties fo:font-size="14pt" style:font-size-asian="14pt" style:font-size-complex="14pt"/>
    </style:style>
    <style:style style:name="T99_57" style:family="text">
      <style:text-properties fo:font-size="14pt" style:font-size-asian="14pt" style:font-size-complex="14pt"/>
    </style:style>
    <style:style style:name="T99_58" style:family="text">
      <style:text-properties fo:font-size="14pt" style:font-size-asian="14pt" style:font-size-complex="14pt"/>
    </style:style>
    <style:style style:name="T99_59" style:family="text">
      <style:text-properties fo:font-size="14pt" style:font-size-asian="14pt" style:font-size-complex="14pt"/>
    </style:style>
    <style:style style:name="T99_60" style:family="text">
      <style:text-properties fo:font-size="14pt" style:font-size-asian="14pt" style:font-size-complex="14pt"/>
    </style:style>
    <style:style style:name="T99_61" style:family="text">
      <style:text-properties fo:font-size="14pt" style:font-size-asian="14pt" style:font-size-complex="14pt"/>
    </style:style>
    <style:style style:name="T99_62" style:family="text">
      <style:text-properties fo:font-size="14pt" style:font-size-asian="14pt" style:font-size-complex="14pt"/>
    </style:style>
    <style:style style:name="T99_63" style:family="text">
      <style:text-properties fo:font-size="14pt" style:font-size-asian="14pt" style:font-size-complex="14pt"/>
    </style:style>
    <style:style style:name="T99_64" style:family="text">
      <style:text-properties fo:font-size="14pt" style:font-size-asian="14pt" style:font-size-complex="14pt"/>
    </style:style>
    <style:style style:name="T99_65" style:family="text">
      <style:text-properties fo:font-size="14pt" style:font-size-asian="14pt" style:font-size-complex="14pt"/>
    </style:style>
    <style:style style:name="T99_66" style:family="text">
      <style:text-properties fo:font-size="14pt" style:font-size-asian="14pt" style:font-size-complex="14pt"/>
    </style:style>
    <style:style style:name="T99_67" style:family="text">
      <style:text-properties fo:font-size="14pt" style:font-size-asian="14pt" style:font-size-complex="14pt"/>
    </style:style>
    <style:style style:name="T99_68" style:family="text">
      <style:text-properties fo:font-size="14pt" style:font-size-asian="14pt" style:font-size-complex="14pt"/>
    </style:style>
    <style:style style:name="T99_69" style:family="text">
      <style:text-properties fo:font-size="14pt" style:font-size-asian="14pt" style:font-size-complex="14pt"/>
    </style:style>
    <style:style style:name="T99_70" style:family="text">
      <style:text-properties fo:font-size="14pt" style:font-size-asian="14pt" style:font-size-complex="14pt"/>
    </style:style>
    <style:style style:name="T99_71" style:family="text">
      <style:text-properties fo:font-size="14pt" style:font-size-asian="14pt" style:font-size-complex="14pt"/>
    </style:style>
    <style:style style:name="T99_72" style:family="text">
      <style:text-properties fo:font-size="14pt" style:font-size-asian="14pt" style:font-size-complex="14pt"/>
    </style:style>
    <style:style style:name="T99_73" style:family="text">
      <style:text-properties fo:font-size="14pt" style:font-size-asian="14pt" style:font-size-complex="14pt"/>
    </style:style>
    <style:style style:name="T99_74" style:family="text">
      <style:text-properties fo:font-size="14pt" style:font-size-asian="14pt" style:font-size-complex="14pt"/>
    </style:style>
    <style:style style:name="T99_75" style:family="text">
      <style:text-properties fo:font-size="14pt" style:font-size-asian="14pt" style:font-size-complex="14pt"/>
    </style:style>
    <style:style style:name="T99_76" style:family="text">
      <style:text-properties fo:font-size="14pt" style:font-size-asian="14pt" style:font-size-complex="14pt"/>
    </style:style>
    <style:style style:name="T99_77" style:family="text">
      <style:text-properties fo:font-size="14pt" style:font-size-asian="14pt" style:font-size-complex="14pt"/>
    </style:style>
    <style:style style:name="T99_78" style:family="text">
      <style:text-properties fo:font-size="14pt" style:font-size-asian="14pt" style:font-size-complex="14pt"/>
    </style:style>
    <style:style style:name="T99_79" style:family="text">
      <style:text-properties fo:font-size="14pt" style:font-size-asian="14pt" style:font-size-complex="14pt"/>
    </style:style>
    <style:style style:name="T99_80" style:family="text">
      <style:text-properties fo:font-size="14pt" style:font-size-asian="14pt" style:font-size-complex="14pt"/>
    </style:style>
    <style:style style:name="P10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01" style:family="paragraph" style:parent-style-name="Heading_20_2">
      <style:paragraph-properties fo:break-before="auto" fo:line-height="115%" fo:margin-top="0.635cm" fo:margin-bottom="0.141cm" style:writing-mode="lr-tb"/>
    </style:style>
    <style:style style:name="T101_1" style:family="text">
      <style:text-properties style:font-name="Verdana" style:font-name-asian="Verdana" style:font-name-complex="Verdana"/>
    </style:style>
    <style:style style:name="T101_2" style:family="text">
      <style:text-properties style:font-name="Verdana" style:font-name-asian="Verdana" style:font-name-complex="Verdana"/>
    </style:style>
    <style:style style:name="T101_3" style:family="text">
      <style:text-properties style:font-name="Verdana" style:font-name-asian="Verdana" style:font-name-complex="Verdana"/>
    </style:style>
    <style:style style:name="T101_4" style:family="text">
      <style:text-properties style:font-name="Verdana" style:font-name-asian="Verdana" style:font-name-complex="Verdana"/>
    </style:style>
    <style:style style:name="T101_5" style:family="text">
      <style:text-properties style:font-name="Verdana" style:font-name-asian="Verdana" style:font-name-complex="Verdana"/>
    </style:style>
    <style:style style:name="T101_6" style:family="text">
      <style:text-properties style:font-name="Verdana" style:font-name-asian="Verdana" style:font-name-complex="Verdana"/>
    </style:style>
    <style:style style:name="T101_7" style:family="text">
      <style:text-properties style:font-name="Verdana" style:font-name-asian="Verdana" style:font-name-complex="Verdana"/>
    </style:style>
    <style:style style:name="T101_8" style:family="text">
      <style:text-properties style:font-name="Verdana" style:font-name-asian="Verdana" style:font-name-complex="Verdana"/>
    </style:style>
    <style:style style:name="T101_9" style:family="text">
      <style:text-properties style:font-name="Verdana" style:font-name-asian="Verdana" style:font-name-complex="Verdana"/>
    </style:style>
    <style:style style:name="T101_10" style:family="text">
      <style:text-properties style:font-name="Verdana" style:font-name-asian="Verdana" style:font-name-complex="Verdana"/>
    </style:style>
    <style:style style:name="T101_11" style:family="text">
      <style:text-properties style:font-name="Verdana" style:font-name-asian="Verdana" style:font-name-complex="Verdana"/>
    </style:style>
    <style:style style:name="T101_12" style:family="text">
      <style:text-properties style:font-name="Verdana" style:font-name-asian="Verdana" style:font-name-complex="Verdana"/>
    </style:style>
    <style:style style:name="T101_13" style:family="text">
      <style:text-properties style:font-name="Verdana" style:font-name-asian="Verdana" style:font-name-complex="Verdana"/>
    </style:style>
    <style:style style:name="T101_14" style:family="text">
      <style:text-properties style:font-name="Verdana" style:font-name-asian="Verdana" style:font-name-complex="Verdana"/>
    </style:style>
    <style:style style:name="T101_15" style:family="text">
      <style:text-properties style:font-name="Verdana" style:font-name-asian="Verdana" style:font-name-complex="Verdana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>
      <style:text-properties fo:font-size="14pt" style:font-size-asian="14pt" style:font-size-complex="14pt"/>
    </style:style>
    <style:style style:name="T102_2" style:family="text">
      <style:text-properties fo:font-size="14pt" style:font-size-asian="14pt" style:font-size-complex="14pt"/>
    </style:style>
    <style:style style:name="T102_3" style:family="text">
      <style:text-properties fo:font-size="14pt" style:font-size-asian="14pt" style:font-size-complex="14pt"/>
    </style:style>
    <style:style style:name="T102_4" style:family="text">
      <style:text-properties fo:font-size="14pt" style:font-size-asian="14pt" style:font-size-complex="14pt"/>
    </style:style>
    <style:style style:name="T102_5" style:family="text">
      <style:text-properties fo:font-size="14pt" style:font-size-asian="14pt" style:font-size-complex="14pt"/>
    </style:style>
    <style:style style:name="T102_6" style:family="text">
      <style:text-properties fo:font-size="14pt" style:font-size-asian="14pt" style:font-size-complex="14pt"/>
    </style:style>
    <style:style style:name="T102_7" style:family="text">
      <style:text-properties fo:font-size="14pt" style:font-size-asian="14pt" style:font-size-complex="14pt"/>
    </style:style>
    <style:style style:name="T102_8" style:family="text">
      <style:text-properties fo:font-size="14pt" style:font-size-asian="14pt" style:font-size-complex="14pt"/>
    </style:style>
    <style:style style:name="T102_9" style:family="text">
      <style:text-properties fo:font-size="14pt" style:font-size-asian="14pt" style:font-size-complex="14pt"/>
    </style:style>
    <style:style style:name="T102_10" style:family="text">
      <style:text-properties fo:font-size="14pt" style:font-size-asian="14pt" style:font-size-complex="14pt"/>
    </style:style>
    <style:style style:name="T102_11" style:family="text">
      <style:text-properties fo:font-size="14pt" style:font-size-asian="14pt" style:font-size-complex="14pt"/>
    </style:style>
    <style:style style:name="T102_12" style:family="text">
      <style:text-properties fo:font-size="14pt" style:font-size-asian="14pt" style:font-size-complex="14pt"/>
    </style:style>
    <style:style style:name="T102_13" style:family="text">
      <style:text-properties fo:font-size="14pt" style:font-size-asian="14pt" style:font-size-complex="14pt"/>
    </style:style>
    <style:style style:name="T102_14" style:family="text">
      <style:text-properties fo:font-size="14pt" style:font-size-asian="14pt" style:font-size-complex="14pt"/>
    </style:style>
    <style:style style:name="T102_15" style:family="text">
      <style:text-properties fo:font-size="14pt" style:font-size-asian="14pt" style:font-size-complex="14pt"/>
    </style:style>
    <style:style style:name="T102_16" style:family="text">
      <style:text-properties fo:font-size="14pt" style:font-size-asian="14pt" style:font-size-complex="14pt"/>
    </style:style>
    <style:style style:name="T102_17" style:family="text">
      <style:text-properties fo:font-size="14pt" style:font-size-asian="14pt" style:font-size-complex="14pt"/>
    </style:style>
    <style:style style:name="T102_18" style:family="text">
      <style:text-properties fo:font-size="14pt" style:font-size-asian="14pt" style:font-size-complex="14pt"/>
    </style:style>
    <style:style style:name="T102_19" style:family="text">
      <style:text-properties fo:font-size="14pt" style:font-size-asian="14pt" style:font-size-complex="14pt"/>
    </style:style>
    <style:style style:name="T102_20" style:family="text">
      <style:text-properties fo:font-size="14pt" style:font-size-asian="14pt" style:font-size-complex="14pt"/>
    </style:style>
    <style:style style:name="T102_21" style:family="text">
      <style:text-properties fo:font-size="14pt" style:font-size-asian="14pt" style:font-size-complex="14pt"/>
    </style:style>
    <style:style style:name="T102_22" style:family="text">
      <style:text-properties fo:font-size="14pt" style:font-size-asian="14pt" style:font-size-complex="14pt"/>
    </style:style>
    <style:style style:name="T102_23" style:family="text">
      <style:text-properties fo:font-size="14pt" style:font-size-asian="14pt" style:font-size-complex="14pt"/>
    </style:style>
    <style:style style:name="T102_24" style:family="text">
      <style:text-properties fo:font-size="14pt" style:font-size-asian="14pt" style:font-size-complex="14pt"/>
    </style:style>
    <style:style style:name="T102_25" style:family="text">
      <style:text-properties fo:font-size="14pt" style:font-size-asian="14pt" style:font-size-complex="14pt"/>
    </style:style>
    <style:style style:name="T102_26" style:family="text">
      <style:text-properties fo:font-size="14pt" style:font-size-asian="14pt" style:font-size-complex="14pt"/>
    </style:style>
    <style:style style:name="T102_27" style:family="text">
      <style:text-properties fo:font-size="14pt" style:font-size-asian="14pt" style:font-size-complex="14pt"/>
    </style:style>
    <style:style style:name="T102_28" style:family="text">
      <style:text-properties fo:font-size="14pt" style:font-size-asian="14pt" style:font-size-complex="14pt"/>
    </style:style>
    <style:style style:name="T102_29" style:family="text">
      <style:text-properties fo:font-size="14pt" style:font-size-asian="14pt" style:font-size-complex="14pt"/>
    </style:style>
    <style:style style:name="T102_30" style:family="text">
      <style:text-properties fo:font-size="14pt" style:font-size-asian="14pt" style:font-size-complex="14pt"/>
    </style:style>
    <style:style style:name="T102_31" style:family="text">
      <style:text-properties fo:font-size="14pt" style:font-size-asian="14pt" style:font-size-complex="14pt"/>
    </style:style>
    <style:style style:name="T102_32" style:family="text">
      <style:text-properties fo:font-size="14pt" style:font-size-asian="14pt" style:font-size-complex="14pt"/>
    </style:style>
    <style:style style:name="T102_33" style:family="text">
      <style:text-properties fo:font-size="14pt" style:font-size-asian="14pt" style:font-size-complex="14pt"/>
    </style:style>
    <style:style style:name="T102_34" style:family="text">
      <style:text-properties fo:font-size="14pt" style:font-size-asian="14pt" style:font-size-complex="14pt"/>
    </style:style>
    <style:style style:name="T102_35" style:family="text">
      <style:text-properties fo:font-size="14pt" style:font-size-asian="14pt" style:font-size-complex="14pt"/>
    </style:style>
    <style:style style:name="T102_36" style:family="text">
      <style:text-properties fo:font-size="14pt" style:font-size-asian="14pt" style:font-size-complex="14pt"/>
    </style:style>
    <style:style style:name="T102_37" style:family="text">
      <style:text-properties fo:font-size="14pt" style:font-size-asian="14pt" style:font-size-complex="14pt"/>
    </style:style>
    <style:style style:name="T102_38" style:family="text">
      <style:text-properties fo:font-size="14pt" style:font-size-asian="14pt" style:font-size-complex="14pt"/>
    </style:style>
    <style:style style:name="T102_39" style:family="text">
      <style:text-properties fo:font-size="14pt" style:font-size-asian="14pt" style:font-size-complex="14pt"/>
    </style:style>
    <style:style style:name="T102_40" style:family="text">
      <style:text-properties fo:font-size="14pt" style:font-size-asian="14pt" style:font-size-complex="14pt"/>
    </style:style>
    <style:style style:name="T102_41" style:family="text">
      <style:text-properties fo:font-size="14pt" style:font-size-asian="14pt" style:font-size-complex="14pt"/>
    </style:style>
    <style:style style:name="T102_42" style:family="text">
      <style:text-properties fo:font-size="14pt" style:font-size-asian="14pt" style:font-size-complex="14pt"/>
    </style:style>
    <style:style style:name="T102_43" style:family="text">
      <style:text-properties fo:font-size="14pt" style:font-size-asian="14pt" style:font-size-complex="14pt"/>
    </style:style>
    <style:style style:name="T102_44" style:family="text">
      <style:text-properties fo:font-size="14pt" style:font-size-asian="14pt" style:font-size-complex="14pt"/>
    </style:style>
    <style:style style:name="T102_45" style:family="text">
      <style:text-properties fo:font-size="14pt" style:font-size-asian="14pt" style:font-size-complex="14pt"/>
    </style:style>
    <style:style style:name="T102_46" style:family="text">
      <style:text-properties fo:font-size="14pt" style:font-size-asian="14pt" style:font-size-complex="14pt"/>
    </style:style>
    <style:style style:name="T102_47" style:family="text">
      <style:text-properties fo:font-size="14pt" style:font-size-asian="14pt" style:font-size-complex="14pt"/>
    </style:style>
    <style:style style:name="T102_48" style:family="text">
      <style:text-properties fo:font-size="14pt" style:font-size-asian="14pt" style:font-size-complex="14pt"/>
    </style:style>
    <style:style style:name="T102_49" style:family="text">
      <style:text-properties fo:font-size="14pt" style:font-size-asian="14pt" style:font-size-complex="14pt"/>
    </style:style>
    <style:style style:name="T102_50" style:family="text">
      <style:text-properties fo:font-size="14pt" style:font-size-asian="14pt" style:font-size-complex="14pt"/>
    </style:style>
    <style:style style:name="T102_51" style:family="text">
      <style:text-properties fo:font-size="14pt" style:font-size-asian="14pt" style:font-size-complex="14pt"/>
    </style:style>
    <style:style style:name="T102_52" style:family="text">
      <style:text-properties fo:font-size="14pt" style:font-size-asian="14pt" style:font-size-complex="14pt"/>
    </style:style>
    <style:style style:name="T102_53" style:family="text">
      <style:text-properties fo:font-size="14pt" style:font-size-asian="14pt" style:font-size-complex="14pt"/>
    </style:style>
    <style:style style:name="T102_54" style:family="text">
      <style:text-properties fo:font-size="14pt" style:font-size-asian="14pt" style:font-size-complex="14pt"/>
    </style:style>
    <style:style style:name="T102_55" style:family="text">
      <style:text-properties fo:font-size="14pt" style:font-size-asian="14pt" style:font-size-complex="14pt"/>
    </style:style>
    <style:style style:name="T102_56" style:family="text">
      <style:text-properties fo:font-size="14pt" style:font-size-asian="14pt" style:font-size-complex="14pt"/>
    </style:style>
    <style:style style:name="T102_57" style:family="text">
      <style:text-properties fo:font-size="14pt" style:font-size-asian="14pt" style:font-size-complex="14pt"/>
    </style:style>
    <style:style style:name="T102_58" style:family="text">
      <style:text-properties fo:font-size="14pt" style:font-size-asian="14pt" style:font-size-complex="14pt"/>
    </style:style>
    <style:style style:name="T102_59" style:family="text">
      <style:text-properties fo:font-size="14pt" style:font-size-asian="14pt" style:font-size-complex="14pt"/>
    </style:style>
    <style:style style:name="T102_60" style:family="text">
      <style:text-properties fo:font-size="14pt" style:font-size-asian="14pt" style:font-size-complex="14pt"/>
    </style:style>
    <style:style style:name="T102_61" style:family="text">
      <style:text-properties fo:font-size="14pt" style:font-size-asian="14pt" style:font-size-complex="14pt"/>
    </style:style>
    <style:style style:name="T102_62" style:family="text">
      <style:text-properties fo:font-size="14pt" style:font-size-asian="14pt" style:font-size-complex="14pt"/>
    </style:style>
    <style:style style:name="T102_63" style:family="text">
      <style:text-properties fo:font-size="14pt" style:font-size-asian="14pt" style:font-size-complex="14pt"/>
    </style:style>
    <style:style style:name="T102_64" style:family="text">
      <style:text-properties fo:font-size="14pt" style:font-size-asian="14pt" style:font-size-complex="14pt"/>
    </style:style>
    <style:style style:name="T102_65" style:family="text">
      <style:text-properties fo:font-size="14pt" style:font-size-asian="14pt" style:font-size-complex="14pt"/>
    </style:style>
    <style:style style:name="T102_66" style:family="text">
      <style:text-properties fo:font-size="14pt" style:font-size-asian="14pt" style:font-size-complex="14pt"/>
    </style:style>
    <style:style style:name="T102_67" style:family="text">
      <style:text-properties fo:font-size="14pt" style:font-size-asian="14pt" style:font-size-complex="14pt"/>
    </style:style>
    <style:style style:name="T102_68" style:family="text">
      <style:text-properties fo:font-size="14pt" style:font-size-asian="14pt" style:font-size-complex="14pt"/>
    </style:style>
    <style:style style:name="T102_69" style:family="text">
      <style:text-properties fo:font-size="14pt" style:font-size-asian="14pt" style:font-size-complex="14pt"/>
    </style:style>
    <style:style style:name="T102_70" style:family="text">
      <style:text-properties fo:font-size="14pt" style:font-size-asian="14pt" style:font-size-complex="14pt"/>
    </style:style>
    <style:style style:name="T102_71" style:family="text">
      <style:text-properties fo:font-size="14pt" style:font-size-asian="14pt" style:font-size-complex="14pt"/>
    </style:style>
    <style:style style:name="T102_72" style:family="text">
      <style:text-properties fo:font-size="14pt" style:font-size-asian="14pt" style:font-size-complex="14pt"/>
    </style:style>
    <style:style style:name="T102_73" style:family="text">
      <style:text-properties fo:font-size="14pt" style:font-size-asian="14pt" style:font-size-complex="14pt"/>
    </style:style>
    <style:style style:name="T102_74" style:family="text">
      <style:text-properties fo:font-size="14pt" style:font-size-asian="14pt" style:font-size-complex="14pt"/>
    </style:style>
    <style:style style:name="T102_75" style:family="text">
      <style:text-properties fo:font-size="14pt" style:font-size-asian="14pt" style:font-size-complex="14pt"/>
    </style:style>
    <style:style style:name="T102_76" style:family="text">
      <style:text-properties fo:font-size="14pt" style:font-size-asian="14pt" style:font-size-complex="14pt"/>
    </style:style>
    <style:style style:name="T102_77" style:family="text">
      <style:text-properties fo:font-size="14pt" style:font-size-asian="14pt" style:font-size-complex="14pt"/>
    </style:style>
    <style:style style:name="T102_78" style:family="text">
      <style:text-properties fo:font-size="14pt" style:font-size-asian="14pt" style:font-size-complex="14pt"/>
    </style:style>
    <style:style style:name="T102_79" style:family="text">
      <style:text-properties fo:font-size="14pt" style:font-size-asian="14pt" style:font-size-complex="14pt"/>
    </style:style>
    <style:style style:name="T102_80" style:family="text">
      <style:text-properties fo:font-size="14pt" style:font-size-asian="14pt" style:font-size-complex="14pt"/>
    </style:style>
    <style:style style:name="T102_81" style:family="text">
      <style:text-properties fo:font-size="14pt" style:font-size-asian="14pt" style:font-size-complex="14pt"/>
    </style:style>
    <style:style style:name="T102_82" style:family="text">
      <style:text-properties fo:font-size="14pt" style:font-size-asian="14pt" style:font-size-complex="14pt"/>
    </style:style>
    <style:style style:name="T102_83" style:family="text">
      <style:text-properties fo:font-size="14pt" style:font-size-asian="14pt" style:font-size-complex="14pt"/>
    </style:style>
    <style:style style:name="T102_84" style:family="text">
      <style:text-properties fo:font-size="14pt" style:font-size-asian="14pt" style:font-size-complex="14pt"/>
    </style:style>
    <style:style style:name="T102_85" style:family="text">
      <style:text-properties fo:font-size="14pt" style:font-size-asian="14pt" style:font-size-complex="14pt"/>
    </style:style>
    <style:style style:name="T102_86" style:family="text">
      <style:text-properties fo:font-size="14pt" style:font-size-asian="14pt" style:font-size-complex="14pt"/>
    </style:style>
    <style:style style:name="T102_87" style:family="text">
      <style:text-properties fo:font-size="14pt" style:font-size-asian="14pt" style:font-size-complex="14pt"/>
    </style:style>
    <style:style style:name="T102_88" style:family="text">
      <style:text-properties fo:font-size="14pt" style:font-size-asian="14pt" style:font-size-complex="14pt"/>
    </style:style>
    <style:style style:name="P10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fo:font-size="14pt" style:font-size-asian="14pt" style:font-size-complex="14pt"/>
    </style:style>
    <style:style style:name="T104_2" style:family="text">
      <style:text-properties fo:font-size="14pt" style:font-size-asian="14pt" style:font-size-complex="14pt"/>
    </style:style>
    <style:style style:name="T104_3" style:family="text">
      <style:text-properties fo:font-size="14pt" style:font-size-asian="14pt" style:font-size-complex="14pt"/>
    </style:style>
    <style:style style:name="T104_4" style:family="text">
      <style:text-properties fo:font-size="14pt" style:font-size-asian="14pt" style:font-size-complex="14pt"/>
    </style:style>
    <style:style style:name="T104_5" style:family="text">
      <style:text-properties fo:font-size="14pt" style:font-size-asian="14pt" style:font-size-complex="14pt"/>
    </style:style>
    <style:style style:name="T104_6" style:family="text">
      <style:text-properties fo:font-size="14pt" style:font-size-asian="14pt" style:font-size-complex="14pt"/>
    </style:style>
    <style:style style:name="T104_7" style:family="text">
      <style:text-properties fo:font-size="14pt" style:font-size-asian="14pt" style:font-size-complex="14pt"/>
    </style:style>
    <style:style style:name="T104_8" style:family="text">
      <style:text-properties fo:font-size="14pt" style:font-size-asian="14pt" style:font-size-complex="14pt"/>
    </style:style>
    <style:style style:name="T104_9" style:family="text">
      <style:text-properties fo:font-size="14pt" style:font-size-asian="14pt" style:font-size-complex="14pt"/>
    </style:style>
    <style:style style:name="T104_10" style:family="text">
      <style:text-properties fo:font-size="14pt" style:font-size-asian="14pt" style:font-size-complex="14pt"/>
    </style:style>
    <style:style style:name="T104_11" style:family="text">
      <style:text-properties fo:font-size="14pt" style:font-size-asian="14pt" style:font-size-complex="14pt"/>
    </style:style>
    <style:style style:name="T104_12" style:family="text">
      <style:text-properties fo:font-size="14pt" style:font-size-asian="14pt" style:font-size-complex="14pt"/>
    </style:style>
    <style:style style:name="T104_13" style:family="text">
      <style:text-properties fo:font-size="14pt" style:font-size-asian="14pt" style:font-size-complex="14pt"/>
    </style:style>
    <style:style style:name="T104_14" style:family="text">
      <style:text-properties fo:font-size="14pt" style:font-size-asian="14pt" style:font-size-complex="14pt"/>
    </style:style>
    <style:style style:name="T104_15" style:family="text">
      <style:text-properties fo:font-size="14pt" style:font-size-asian="14pt" style:font-size-complex="14pt"/>
    </style:style>
    <style:style style:name="T104_16" style:family="text">
      <style:text-properties fo:font-size="14pt" style:font-size-asian="14pt" style:font-size-complex="14pt"/>
    </style:style>
    <style:style style:name="T104_17" style:family="text">
      <style:text-properties fo:font-size="14pt" style:font-size-asian="14pt" style:font-size-complex="14pt"/>
    </style:style>
    <style:style style:name="T104_18" style:family="text">
      <style:text-properties fo:font-size="14pt" style:font-size-asian="14pt" style:font-size-complex="14pt"/>
    </style:style>
    <style:style style:name="T104_19" style:family="text">
      <style:text-properties fo:font-size="14pt" style:font-size-asian="14pt" style:font-size-complex="14pt"/>
    </style:style>
    <style:style style:name="T104_20" style:family="text">
      <style:text-properties fo:font-size="14pt" style:font-size-asian="14pt" style:font-size-complex="14pt"/>
    </style:style>
    <style:style style:name="T104_21" style:family="text">
      <style:text-properties fo:font-size="14pt" style:font-size-asian="14pt" style:font-size-complex="14pt"/>
    </style:style>
    <style:style style:name="T104_22" style:family="text">
      <style:text-properties fo:font-size="14pt" style:font-size-asian="14pt" style:font-size-complex="14pt"/>
    </style:style>
    <style:style style:name="T104_23" style:family="text">
      <style:text-properties fo:font-size="14pt" style:font-size-asian="14pt" style:font-size-complex="14pt"/>
    </style:style>
    <style:style style:name="T104_24" style:family="text">
      <style:text-properties fo:font-size="14pt" style:font-size-asian="14pt" style:font-size-complex="14pt"/>
    </style:style>
    <style:style style:name="T104_25" style:family="text">
      <style:text-properties fo:font-size="14pt" style:font-size-asian="14pt" style:font-size-complex="14pt"/>
    </style:style>
    <style:style style:name="T104_26" style:family="text">
      <style:text-properties fo:font-size="14pt" style:font-size-asian="14pt" style:font-size-complex="14pt"/>
    </style:style>
    <style:style style:name="T104_27" style:family="text">
      <style:text-properties fo:font-size="14pt" style:font-size-asian="14pt" style:font-size-complex="14pt"/>
    </style:style>
    <style:style style:name="T104_28" style:family="text">
      <style:text-properties fo:font-size="14pt" style:font-size-asian="14pt" style:font-size-complex="14pt"/>
    </style:style>
    <style:style style:name="T104_29" style:family="text">
      <style:text-properties fo:font-size="14pt" style:font-size-asian="14pt" style:font-size-complex="14pt"/>
    </style:style>
    <style:style style:name="T104_30" style:family="text">
      <style:text-properties fo:font-size="14pt" style:font-size-asian="14pt" style:font-size-complex="14pt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>
      <style:text-properties fo:font-size="14pt" style:font-size-asian="14pt" style:font-size-complex="14pt"/>
    </style:style>
    <style:style style:name="T105_2" style:family="text">
      <style:text-properties fo:font-size="14pt" style:font-size-asian="14pt" style:font-size-complex="14pt"/>
    </style:style>
    <style:style style:name="T105_3" style:family="text">
      <style:text-properties fo:font-size="14pt" style:font-size-asian="14pt" style:font-size-complex="14pt"/>
    </style:style>
    <style:style style:name="T105_4" style:family="text">
      <style:text-properties fo:font-size="14pt" style:font-size-asian="14pt" style:font-size-complex="14pt"/>
    </style:style>
    <style:style style:name="T105_5" style:family="text">
      <style:text-properties fo:font-size="14pt" style:font-size-asian="14pt" style:font-size-complex="14pt"/>
    </style:style>
    <style:style style:name="T105_6" style:family="text">
      <style:text-properties fo:font-size="14pt" style:font-size-asian="14pt" style:font-size-complex="14pt"/>
    </style:style>
    <style:style style:name="T105_7" style:family="text">
      <style:text-properties fo:font-size="14pt" style:font-size-asian="14pt" style:font-size-complex="14pt"/>
    </style:style>
    <style:style style:name="T105_8" style:family="text">
      <style:text-properties fo:font-size="14pt" style:font-size-asian="14pt" style:font-size-complex="14pt"/>
    </style:style>
    <style:style style:name="T105_9" style:family="text">
      <style:text-properties fo:font-size="14pt" style:font-size-asian="14pt" style:font-size-complex="14pt"/>
    </style:style>
    <style:style style:name="T105_10" style:family="text">
      <style:text-properties fo:font-size="14pt" style:font-size-asian="14pt" style:font-size-complex="14pt"/>
    </style:style>
    <style:style style:name="T105_11" style:family="text">
      <style:text-properties fo:font-size="14pt" style:font-size-asian="14pt" style:font-size-complex="14pt"/>
    </style:style>
    <style:style style:name="T105_12" style:family="text">
      <style:text-properties fo:font-size="14pt" style:font-size-asian="14pt" style:font-size-complex="14pt"/>
    </style:style>
    <style:style style:name="T105_13" style:family="text">
      <style:text-properties fo:font-size="14pt" style:font-size-asian="14pt" style:font-size-complex="14pt"/>
    </style:style>
    <style:style style:name="T105_14" style:family="text">
      <style:text-properties fo:font-size="14pt" style:font-size-asian="14pt" style:font-size-complex="14pt"/>
    </style:style>
    <style:style style:name="T105_15" style:family="text">
      <style:text-properties fo:font-size="14pt" style:font-size-asian="14pt" style:font-size-complex="14pt"/>
    </style:style>
    <style:style style:name="T105_16" style:family="text">
      <style:text-properties fo:font-size="14pt" style:font-size-asian="14pt" style:font-size-complex="14pt"/>
    </style:style>
    <style:style style:name="T105_17" style:family="text">
      <style:text-properties fo:font-size="14pt" style:font-size-asian="14pt" style:font-size-complex="14pt"/>
    </style:style>
    <style:style style:name="T105_18" style:family="text">
      <style:text-properties fo:font-size="14pt" style:font-size-asian="14pt" style:font-size-complex="14pt"/>
    </style:style>
    <style:style style:name="T105_19" style:family="text">
      <style:text-properties fo:font-size="14pt" style:font-size-asian="14pt" style:font-size-complex="14pt"/>
    </style:style>
    <style:style style:name="T105_20" style:family="text">
      <style:text-properties fo:font-size="14pt" style:font-size-asian="14pt" style:font-size-complex="14pt"/>
    </style:style>
    <style:style style:name="T105_21" style:family="text">
      <style:text-properties fo:font-size="14pt" style:font-size-asian="14pt" style:font-size-complex="14pt"/>
    </style:style>
    <style:style style:name="T105_22" style:family="text">
      <style:text-properties fo:font-size="14pt" style:font-size-asian="14pt" style:font-size-complex="14pt"/>
    </style:style>
    <style:style style:name="T105_23" style:family="text">
      <style:text-properties fo:font-size="14pt" style:font-size-asian="14pt" style:font-size-complex="14pt"/>
    </style:style>
    <style:style style:name="T105_24" style:family="text">
      <style:text-properties fo:font-size="14pt" style:font-size-asian="14pt" style:font-size-complex="14pt"/>
    </style:style>
    <style:style style:name="T105_25" style:family="text">
      <style:text-properties fo:font-size="14pt" style:font-size-asian="14pt" style:font-size-complex="14pt"/>
    </style:style>
    <style:style style:name="T105_26" style:family="text">
      <style:text-properties fo:font-size="14pt" style:font-size-asian="14pt" style:font-size-complex="14pt"/>
    </style:style>
    <style:style style:name="T105_27" style:family="text">
      <style:text-properties fo:font-size="14pt" style:font-size-asian="14pt" style:font-size-complex="14pt"/>
    </style:style>
    <style:style style:name="T105_28" style:family="text">
      <style:text-properties fo:font-size="14pt" style:font-size-asian="14pt" style:font-size-complex="14pt"/>
    </style:style>
    <style:style style:name="T105_29" style:family="text">
      <style:text-properties fo:font-size="14pt" style:font-size-asian="14pt" style:font-size-complex="14pt"/>
    </style:style>
    <style:style style:name="T105_30" style:family="text">
      <style:text-properties fo:font-size="14pt" style:font-size-asian="14pt" style:font-size-complex="14pt"/>
    </style:style>
    <style:style style:name="T105_31" style:family="text">
      <style:text-properties fo:font-size="14pt" style:font-size-asian="14pt" style:font-size-complex="14pt"/>
    </style:style>
    <style:style style:name="T105_32" style:family="text">
      <style:text-properties fo:font-size="14pt" style:font-size-asian="14pt" style:font-size-complex="14pt"/>
    </style:style>
    <style:style style:name="T105_33" style:family="text">
      <style:text-properties fo:font-size="14pt" style:font-size-asian="14pt" style:font-size-complex="14pt"/>
    </style:style>
    <style:style style:name="T105_34" style:family="text">
      <style:text-properties fo:font-size="14pt" style:font-size-asian="14pt" style:font-size-complex="14pt"/>
    </style:style>
    <style:style style:name="T105_35" style:family="text">
      <style:text-properties fo:font-size="14pt" style:font-size-asian="14pt" style:font-size-complex="14pt"/>
    </style:style>
    <style:style style:name="T105_36" style:family="text">
      <style:text-properties fo:font-size="14pt" style:font-size-asian="14pt" style:font-size-complex="14pt"/>
    </style:style>
    <style:style style:name="T105_37" style:family="text">
      <style:text-properties fo:font-size="14pt" style:font-size-asian="14pt" style:font-size-complex="14pt"/>
    </style:style>
    <style:style style:name="T105_38" style:family="text">
      <style:text-properties fo:font-size="14pt" style:font-size-asian="14pt" style:font-size-complex="14pt"/>
    </style:style>
    <style:style style:name="T105_39" style:family="text">
      <style:text-properties fo:font-size="14pt" style:font-size-asian="14pt" style:font-size-complex="14pt"/>
    </style:style>
    <style:style style:name="T105_40" style:family="text">
      <style:text-properties fo:font-size="14pt" style:font-size-asian="14pt" style:font-size-complex="14pt"/>
    </style:style>
    <style:style style:name="T105_41" style:family="text">
      <style:text-properties fo:font-size="14pt" style:font-size-asian="14pt" style:font-size-complex="14pt"/>
    </style:style>
    <style:style style:name="T105_42" style:family="text">
      <style:text-properties fo:font-size="14pt" style:font-size-asian="14pt" style:font-size-complex="14pt"/>
    </style:style>
    <style:style style:name="T105_43" style:family="text">
      <style:text-properties fo:font-size="14pt" style:font-size-asian="14pt" style:font-size-complex="14pt"/>
    </style:style>
    <style:style style:name="T105_44" style:family="text">
      <style:text-properties fo:font-size="14pt" style:font-size-asian="14pt" style:font-size-complex="14pt"/>
    </style:style>
    <style:style style:name="T105_45" style:family="text">
      <style:text-properties fo:font-size="14pt" style:font-size-asian="14pt" style:font-size-complex="14pt"/>
    </style:style>
    <style:style style:name="T105_46" style:family="text">
      <style:text-properties fo:font-size="14pt" style:font-size-asian="14pt" style:font-size-complex="14pt"/>
    </style:style>
    <style:style style:name="T105_47" style:family="text">
      <style:text-properties fo:font-size="14pt" style:font-size-asian="14pt" style:font-size-complex="14pt"/>
    </style:style>
    <style:style style:name="T105_48" style:family="text">
      <style:text-properties fo:font-size="14pt" style:font-size-asian="14pt" style:font-size-complex="14pt"/>
    </style:style>
    <style:style style:name="T105_49" style:family="text">
      <style:text-properties fo:font-size="14pt" style:font-size-asian="14pt" style:font-size-complex="14pt"/>
    </style:style>
    <style:style style:name="T105_50" style:family="text">
      <style:text-properties fo:font-size="14pt" style:font-size-asian="14pt" style:font-size-complex="14pt"/>
    </style:style>
    <style:style style:name="T105_51" style:family="text">
      <style:text-properties fo:font-size="14pt" style:font-size-asian="14pt" style:font-size-complex="14pt"/>
    </style:style>
    <style:style style:name="T105_52" style:family="text">
      <style:text-properties fo:font-size="14pt" style:font-size-asian="14pt" style:font-size-complex="14pt"/>
    </style:style>
    <style:style style:name="T105_53" style:family="text">
      <style:text-properties fo:font-size="14pt" style:font-size-asian="14pt" style:font-size-complex="14pt"/>
    </style:style>
    <style:style style:name="T105_54" style:family="text">
      <style:text-properties fo:font-size="14pt" style:font-size-asian="14pt" style:font-size-complex="14pt"/>
    </style:style>
    <style:style style:name="P10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07" style:family="paragraph" style:parent-style-name="Heading_20_1">
      <style:paragraph-properties fo:break-before="auto" fo:line-height="115%" fo:margin-top="0.847cm" fo:margin-bottom="0.212cm" style:writing-mode="lr-tb"/>
    </style:style>
    <style:style style:name="T107_1" style:family="text">
      <style:text-properties style:font-name="Verdana" style:font-name-asian="Verdana" style:font-name-complex="Verdana"/>
    </style:style>
    <style:style style:name="T107_2" style:family="text">
      <style:text-properties style:font-name="Verdana" style:font-name-asian="Verdana" style:font-name-complex="Verdana"/>
    </style:style>
    <style:style style:name="T107_3" style:family="text">
      <style:text-properties style:font-name="Verdana" style:font-name-asian="Verdana" style:font-name-complex="Verdana"/>
    </style:style>
    <style:style style:name="T107_4" style:family="text">
      <style:text-properties style:font-name="Verdana" style:font-name-asian="Verdana" style:font-name-complex="Verdana"/>
    </style:style>
    <style:style style:name="T107_5" style:family="text">
      <style:text-properties style:font-name="Verdana" style:font-name-asian="Verdana" style:font-name-complex="Verdana"/>
    </style:style>
    <style:style style:name="P108" style:family="paragraph" style:parent-style-name="Standard">
      <style:paragraph-properties fo:break-before="auto" fo:line-height="115%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P109" style:family="paragraph" style:parent-style-name="Standard">
      <style:paragraph-properties fo:break-before="auto" fo:line-height="115%" fo:margin-top="0cm" fo:margin-bottom="0cm" style:writing-mode="lr-tb"/>
    </style:style>
    <style:style style:name="T109_1" style:family="text">
      <style:text-properties style:font-name="Verdana" fo:font-size="10pt" style:font-name-asian="Verdana" style:font-size-asian="10pt" style:font-name-complex="Verdana" style:font-size-complex="10pt"/>
    </style:style>
    <style:style style:name="T109_2" style:family="text">
      <style:text-properties style:font-name="Verdana" fo:font-size="10pt" style:font-name-asian="Verdana" style:font-size-asian="10pt" style:font-name-complex="Verdana" style:font-size-complex="10pt"/>
    </style:style>
    <style:style style:name="T109_3" style:family="text">
      <style:text-properties style:font-name="Verdana" fo:font-size="10pt" style:font-name-asian="Verdana" style:font-size-asian="10pt" style:font-name-complex="Verdana" style:font-size-complex="10pt"/>
    </style:style>
    <style:style style:name="T109_4" style:family="text">
      <style:text-properties style:font-name="Verdana" fo:font-size="10pt" style:font-name-asian="Verdana" style:font-size-asian="10pt" style:font-name-complex="Verdana" style:font-size-complex="10pt"/>
    </style:style>
    <style:style style:name="T109_5" style:family="text">
      <style:text-properties style:font-name="Verdana" fo:font-size="10pt" style:font-name-asian="Verdana" style:font-size-asian="10pt" style:font-name-complex="Verdana" style:font-size-complex="10pt"/>
    </style:style>
    <style:style style:name="P110" style:family="paragraph" style:parent-style-name="Standard">
      <style:paragraph-properties fo:break-before="auto" fo:line-height="115%" style:writing-mode="lr-tb"/>
      <style:text-properties style:font-name="Verdana" fo:font-size="10pt" style:font-name-asian="Verdana" style:font-size-asian="10pt" style:font-name-complex="Verdana" style:font-size-complex="10pt"/>
    </style:style>
    <style:style style:name="P111" style:family="paragraph" style:parent-style-name="Standard">
      <style:paragraph-properties fo:break-before="auto" fo:line-height="115%" fo:margin-top="0cm" fo:margin-bottom="0cm" style:writing-mode="lr-tb"/>
    </style:style>
    <style:style style:name="T111_1" style:family="text">
      <style:text-properties style:font-name="Verdana" fo:font-size="10pt" style:font-name-asian="Verdana" style:font-size-asian="10pt" style:font-name-complex="Verdana" style:font-size-complex="10pt"/>
    </style:style>
    <style:style style:name="T111_2" style:family="text">
      <style:text-properties style:font-name="Verdana" fo:font-size="10pt" style:font-name-asian="Verdana" style:font-size-asian="10pt" style:font-name-complex="Verdana" style:font-size-complex="10pt"/>
    </style:style>
    <style:style style:name="T111_3" style:family="text">
      <style:text-properties style:font-name="Verdana" fo:font-size="10pt" style:font-name-asian="Verdana" style:font-size-asian="10pt" style:font-name-complex="Verdana" style:font-size-complex="10pt"/>
    </style:style>
    <style:style style:name="P112" style:family="paragraph" style:parent-style-name="Standard">
      <style:paragraph-properties fo:break-before="auto" fo:line-height="115%" style:writing-mode="lr-tb"/>
      <style:text-properties style:font-name="Verdana" fo:font-size="10pt" style:font-name-asian="Verdana" style:font-size-asian="10pt" style:font-name-complex="Verdana" style:font-size-complex="10pt"/>
    </style:style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>
      <style:text-properties style:font-name="Verdana" fo:font-size="10pt" style:font-name-asian="Verdana" style:font-size-asian="10pt" style:font-name-complex="Verdana" style:font-size-complex="10pt"/>
    </style:style>
    <style:style style:name="T113_2" style:family="text">
      <style:text-properties style:font-name="Verdana" fo:font-size="10pt" style:font-name-asian="Verdana" style:font-size-asian="10pt" style:font-name-complex="Verdana" style:font-size-complex="10pt"/>
    </style:style>
    <style:style style:name="T113_3" style:family="text">
      <style:text-properties style:font-name="Verdana" fo:font-size="10pt" style:font-name-asian="Verdana" style:font-size-asian="10pt" style:font-name-complex="Verdana" style:font-size-complex="10pt"/>
    </style:style>
    <style:style style:name="T113_4" style:family="text">
      <style:text-properties style:font-name="Verdana" fo:font-size="10pt" style:font-name-asian="Verdana" style:font-size-asian="10pt" style:font-name-complex="Verdana" style:font-size-complex="10pt"/>
    </style:style>
    <style:style style:name="T113_5" style:family="text">
      <style:text-properties style:font-name="Verdana" fo:font-size="10pt" style:font-name-asian="Verdana" style:font-size-asian="10pt" style:font-name-complex="Verdana" style:font-size-complex="10pt"/>
    </style:style>
    <style:style style:name="T113_6" style:family="text">
      <style:text-properties style:font-name="Verdana" fo:font-size="10pt" style:font-name-asian="Verdana" style:font-size-asian="10pt" style:font-name-complex="Verdana" style:font-size-complex="10pt"/>
    </style:style>
    <style:style style:name="T113_7" style:family="text">
      <style:text-properties style:font-name="Verdana" fo:font-size="10pt" style:font-name-asian="Verdana" style:font-size-asian="10pt" style:font-name-complex="Verdana" style:font-size-complex="10pt"/>
    </style:style>
    <style:style style:name="T113_8" style:family="text">
      <style:text-properties style:font-name="Verdana" fo:font-size="10pt" style:font-name-asian="Verdana" style:font-size-asian="10pt" style:font-name-complex="Verdana" style:font-size-complex="10pt"/>
    </style:style>
    <style:style style:name="T113_9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0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1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2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3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4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5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6" style:family="text">
      <style:text-properties style:font-name="Verdana" fo:font-size="10pt" style:font-name-asian="Verdana" style:font-size-asian="10pt" style:font-name-complex="Verdana" style:font-size-complex="10pt"/>
    </style:style>
    <style:style style:name="P114" style:family="paragraph" style:parent-style-name="Standard">
      <style:paragraph-properties fo:break-before="auto" fo:line-height="115%" fo:margin-top="0cm" style:writing-mode="lr-tb"/>
    </style:style>
    <style:style style:name="T114_1" style:family="text">
      <style:text-properties style:font-name="Verdana" fo:font-size="10pt" style:font-name-asian="Verdana" style:font-size-asian="10pt" style:font-name-complex="Verdana" style:font-size-complex="10pt"/>
    </style:style>
    <style:style style:name="T114_2" style:family="text">
      <style:text-properties style:font-name="Verdana" fo:font-size="10pt" style:font-name-asian="Verdana" style:font-size-asian="10pt" style:font-name-complex="Verdana" style:font-size-complex="10pt"/>
    </style:style>
    <style:style style:name="T114_3" style:family="text">
      <style:text-properties style:font-name="Verdana" fo:font-size="10pt" style:font-name-asian="Verdana" style:font-size-asian="10pt" style:font-name-complex="Verdana" style:font-size-complex="10pt"/>
    </style:style>
    <style:style style:name="T114_4" style:family="text">
      <style:text-properties style:font-name="Verdana" fo:font-size="10pt" style:font-name-asian="Verdana" style:font-size-asian="10pt" style:font-name-complex="Verdana" style:font-size-complex="10pt"/>
    </style:style>
    <style:style style:name="T114_5" style:family="text">
      <style:text-properties style:font-name="Verdana" fo:font-size="10pt" style:font-name-asian="Verdana" style:font-size-asian="10pt" style:font-name-complex="Verdana" style:font-size-complex="10pt"/>
    </style:style>
    <style:style style:name="T114_6" style:family="text">
      <style:text-properties style:font-name="Verdana" fo:font-size="10pt" style:font-name-asian="Verdana" style:font-size-asian="10pt" style:font-name-complex="Verdana" style:font-size-complex="10pt"/>
    </style:style>
    <style:style style:name="T114_7" style:family="text">
      <style:text-properties style:font-name="Verdana" fo:font-size="10pt" style:font-name-asian="Verdana" style:font-size-asian="10pt" style:font-name-complex="Verdana" style:font-size-complex="10pt"/>
    </style:style>
    <style:style style:name="T114_8" style:family="text">
      <style:text-properties style:font-name="Verdana" fo:font-size="10pt" style:font-name-asian="Verdana" style:font-size-asian="10pt" style:font-name-complex="Verdana" style:font-size-complex="10pt"/>
    </style:style>
    <style:style style:name="T114_9" style:family="text">
      <style:text-properties style:font-name="Verdana" fo:font-size="10pt" style:font-name-asian="Verdana" style:font-size-asian="10pt" style:font-name-complex="Verdana" style:font-size-complex="10pt"/>
    </style:style>
    <style:style style:name="T114_10" style:family="text">
      <style:text-properties style:font-name="Verdana" fo:font-size="10pt" style:font-name-asian="Verdana" style:font-size-asian="10pt" style:font-name-complex="Verdana" style:font-size-complex="10pt"/>
    </style:style>
    <style:style style:name="T114_11" style:family="text">
      <style:text-properties style:font-name="Verdana" fo:font-size="10pt" style:font-name-asian="Verdana" style:font-size-asian="10pt" style:font-name-complex="Verdana" style:font-size-complex="10pt"/>
    </style:style>
    <style:style style:name="P115" style:family="paragraph" style:parent-style-name="Standard">
      <style:paragraph-properties fo:break-before="auto" fo:line-height="115%" fo:margin-top="0cm" style:writing-mode="lr-tb"/>
    </style:style>
    <style:style style:name="T115_1" style:family="text">
      <style:text-properties style:font-name="Verdana" fo:font-size="10pt" style:font-name-asian="Verdana" style:font-size-asian="10pt" style:font-name-complex="Verdana" style:font-size-complex="10pt"/>
    </style:style>
    <style:style style:name="T115_2" style:family="text">
      <style:text-properties style:font-name="Verdana" fo:font-size="10pt" style:font-name-asian="Verdana" style:font-size-asian="10pt" style:font-name-complex="Verdana" style:font-size-complex="10pt"/>
    </style:style>
    <style:style style:name="T115_3" style:family="text">
      <style:text-properties style:font-name="Verdana" fo:font-size="10pt" style:font-name-asian="Verdana" style:font-size-asian="10pt" style:font-name-complex="Verdana" style:font-size-complex="10pt"/>
    </style:style>
    <style:style style:name="P116" style:family="paragraph" style:parent-style-name="Standard">
      <style:paragraph-properties fo:break-before="auto" fo:line-height="115%" fo:margin-top="0cm" style:writing-mode="lr-tb"/>
    </style:style>
    <style:style style:name="T116_1" style:family="text">
      <style:text-properties style:font-name="Verdana" fo:font-size="10pt" style:font-name-asian="Verdana" style:font-size-asian="10pt" style:font-name-complex="Verdana" style:font-size-complex="10pt"/>
    </style:style>
    <style:style style:name="T116_2" style:family="text">
      <style:text-properties style:font-name="Verdana" fo:font-size="10pt" style:font-name-asian="Verdana" style:font-size-asian="10pt" style:font-name-complex="Verdana" style:font-size-complex="10pt"/>
    </style:style>
    <style:style style:name="T116_3" style:family="text">
      <style:text-properties style:font-name="Verdana" fo:font-size="10pt" style:font-name-asian="Verdana" style:font-size-asian="10pt" style:font-name-complex="Verdana" style:font-size-complex="10pt"/>
    </style:style>
    <style:style style:name="T116_4" style:family="text">
      <style:text-properties style:font-name="Verdana" fo:font-size="10pt" style:font-name-asian="Verdana" style:font-size-asian="10pt" style:font-name-complex="Verdana" style:font-size-complex="10pt"/>
    </style:style>
    <style:style style:name="T116_5" style:family="text">
      <style:text-properties style:font-name="Verdana" fo:font-size="10pt" style:font-name-asian="Verdana" style:font-size-asian="10pt" style:font-name-complex="Verdana" style:font-size-complex="10pt"/>
    </style:style>
    <style:style style:name="T116_6" style:family="text">
      <style:text-properties style:font-name="Verdana" fo:font-size="10pt" style:font-name-asian="Verdana" style:font-size-asian="10pt" style:font-name-complex="Verdana" style:font-size-complex="10pt"/>
    </style:style>
    <style:style style:name="T116_7" style:family="text">
      <style:text-properties style:font-name="Verdana" fo:font-size="10pt" style:font-name-asian="Verdana" style:font-size-asian="10pt" style:font-name-complex="Verdana" style:font-size-complex="10pt"/>
    </style:style>
    <style:style style:name="T116_8" style:family="text">
      <style:text-properties style:font-name="Verdana" fo:font-size="10pt" style:font-name-asian="Verdana" style:font-size-asian="10pt" style:font-name-complex="Verdana" style:font-size-complex="10pt"/>
    </style:style>
    <style:style style:name="T116_9" style:family="text">
      <style:text-properties style:font-name="Verdana" fo:font-size="10pt" style:font-name-asian="Verdana" style:font-size-asian="10pt" style:font-name-complex="Verdana" style:font-size-complex="10pt"/>
    </style:style>
    <style:style style:name="T116_10" style:family="text">
      <style:text-properties style:font-name="Verdana" fo:font-size="10pt" style:font-name-asian="Verdana" style:font-size-asian="10pt" style:font-name-complex="Verdana" style:font-size-complex="10pt"/>
    </style:style>
    <style:style style:name="T116_11" style:family="text">
      <style:text-properties style:font-name="Verdana" fo:font-size="10pt" style:font-name-asian="Verdana" style:font-size-asian="10pt" style:font-name-complex="Verdana" style:font-size-complex="10pt"/>
    </style:style>
    <style:style style:name="T116_12" style:family="text">
      <style:text-properties style:font-name="Verdana" fo:font-size="10pt" style:font-name-asian="Verdana" style:font-size-asian="10pt" style:font-name-complex="Verdana" style:font-size-complex="10pt"/>
    </style:style>
    <style:style style:name="T116_13" style:family="text">
      <style:text-properties style:font-name="Verdana" fo:font-size="10pt" style:font-name-asian="Verdana" style:font-size-asian="10pt" style:font-name-complex="Verdana" style:font-size-complex="10pt"/>
    </style:style>
    <style:style style:name="T116_14" style:family="text">
      <style:text-properties style:font-name="Verdana" fo:font-size="10pt" style:font-name-asian="Verdana" style:font-size-asian="10pt" style:font-name-complex="Verdana" style:font-size-complex="10pt"/>
    </style:style>
    <style:style style:name="T116_15" style:family="text">
      <style:text-properties style:font-name="Verdana" fo:font-size="10pt" style:font-name-asian="Verdana" style:font-size-asian="10pt" style:font-name-complex="Verdana" style:font-size-complex="10pt"/>
    </style:style>
    <style:style style:name="T116_16" style:family="text">
      <style:text-properties style:font-name="Verdana" fo:font-size="10pt" style:font-name-asian="Verdana" style:font-size-asian="10pt" style:font-name-complex="Verdana" style:font-size-complex="10pt"/>
    </style:style>
    <style:style style:name="T116_17" style:family="text">
      <style:text-properties style:font-name="Verdana" fo:font-size="10pt" style:font-name-asian="Verdana" style:font-size-asian="10pt" style:font-name-complex="Verdana" style:font-size-complex="10pt"/>
    </style:style>
    <style:style style:name="P117" style:family="paragraph" style:parent-style-name="Standard">
      <style:paragraph-properties fo:break-before="auto" fo:line-height="115%" fo:margin-top="0cm" style:writing-mode="lr-tb"/>
    </style:style>
    <style:style style:name="T117_1" style:family="text">
      <style:text-properties style:font-name="Verdana" fo:font-size="10pt" style:font-name-asian="Verdana" style:font-size-asian="10pt" style:font-name-complex="Verdana" style:font-size-complex="10pt"/>
    </style:style>
    <style:style style:name="T117_2" style:family="text">
      <style:text-properties style:font-name="Verdana" fo:font-size="10pt" style:font-name-asian="Verdana" style:font-size-asian="10pt" style:font-name-complex="Verdana" style:font-size-complex="10pt"/>
    </style:style>
    <style:style style:name="T117_3" style:family="text">
      <style:text-properties style:font-name="Verdana" fo:font-size="10pt" style:font-name-asian="Verdana" style:font-size-asian="10pt" style:font-name-complex="Verdana" style:font-size-complex="10pt"/>
    </style:style>
    <style:style style:name="T117_4" style:family="text">
      <style:text-properties style:font-name="Verdana" fo:font-size="10pt" style:font-name-asian="Verdana" style:font-size-asian="10pt" style:font-name-complex="Verdana" style:font-size-complex="10pt"/>
    </style:style>
    <style:style style:name="T117_5" style:family="text">
      <style:text-properties style:font-name="Verdana" fo:font-size="10pt" style:font-name-asian="Verdana" style:font-size-asian="10pt" style:font-name-complex="Verdana" style:font-size-complex="10pt"/>
    </style:style>
    <style:style style:name="T117_6" style:family="text">
      <style:text-properties style:font-name="Verdana" fo:font-size="10pt" style:font-name-asian="Verdana" style:font-size-asian="10pt" style:font-name-complex="Verdana" style:font-size-complex="10pt"/>
    </style:style>
    <style:style style:name="T117_7" style:family="text">
      <style:text-properties style:font-name="Verdana" fo:font-size="10pt" style:font-name-asian="Verdana" style:font-size-asian="10pt" style:font-name-complex="Verdana" style:font-size-complex="10pt"/>
    </style:style>
    <style:style style:name="T117_8" style:family="text">
      <style:text-properties style:font-name="Verdana" fo:font-size="10pt" style:font-name-asian="Verdana" style:font-size-asian="10pt" style:font-name-complex="Verdana" style:font-size-complex="10pt"/>
    </style:style>
    <style:style style:name="T117_9" style:family="text">
      <style:text-properties style:font-name="Verdana" fo:font-size="10pt" style:font-name-asian="Verdana" style:font-size-asian="10pt" style:font-name-complex="Verdana" style:font-size-complex="10pt"/>
    </style:style>
    <style:style style:name="T117_10" style:family="text">
      <style:text-properties style:font-name="Verdana" fo:font-size="10pt" style:font-name-asian="Verdana" style:font-size-asian="10pt" style:font-name-complex="Verdana" style:font-size-complex="10pt"/>
    </style:style>
    <style:style style:name="T117_11" style:family="text">
      <style:text-properties style:font-name="Verdana" fo:font-size="10pt" style:font-name-asian="Verdana" style:font-size-asian="10pt" style:font-name-complex="Verdana" style:font-size-complex="10pt"/>
    </style:style>
    <style:style style:name="T117_12" style:family="text">
      <style:text-properties style:font-name="Verdana" fo:font-size="10pt" style:font-name-asian="Verdana" style:font-size-asian="10pt" style:font-name-complex="Verdana" style:font-size-complex="10pt"/>
    </style:style>
    <style:style style:name="T117_13" style:family="text">
      <style:text-properties style:font-name="Verdana" fo:font-size="10pt" style:font-name-asian="Verdana" style:font-size-asian="10pt" style:font-name-complex="Verdana" style:font-size-complex="10pt"/>
    </style:style>
    <style:style style:name="T117_14" style:family="text">
      <style:text-properties style:font-name="Verdana" fo:font-size="10pt" style:font-name-asian="Verdana" style:font-size-asian="10pt" style:font-name-complex="Verdana" style:font-size-complex="10pt"/>
    </style:style>
    <style:style style:name="T117_15" style:family="text">
      <style:text-properties style:font-name="Verdana" fo:font-size="10pt" style:font-name-asian="Verdana" style:font-size-asian="10pt" style:font-name-complex="Verdana" style:font-size-complex="10pt"/>
    </style:style>
    <style:style style:name="T117_16" style:family="text">
      <style:text-properties style:font-name="Verdana" fo:font-size="10pt" style:font-name-asian="Verdana" style:font-size-asian="10pt" style:font-name-complex="Verdana" style:font-size-complex="10pt"/>
    </style:style>
    <style:style style:name="T117_17" style:family="text">
      <style:text-properties style:font-name="Verdana" fo:font-size="10pt" style:font-name-asian="Verdana" style:font-size-asian="10pt" style:font-name-complex="Verdana" style:font-size-complex="10pt"/>
    </style:style>
    <style:style style:name="P118" style:family="paragraph" style:parent-style-name="Standard">
      <style:paragraph-properties fo:break-before="auto" fo:line-height="115%" fo:margin-top="0cm" style:writing-mode="lr-tb"/>
    </style:style>
    <style:style style:name="T118_1" style:family="text">
      <style:text-properties style:font-name="Verdana" fo:font-size="10pt" style:font-name-asian="Verdana" style:font-size-asian="10pt" style:font-name-complex="Verdana" style:font-size-complex="10pt"/>
    </style:style>
    <style:style style:name="T118_2" style:family="text">
      <style:text-properties style:font-name="Verdana" fo:font-size="10pt" style:font-name-asian="Verdana" style:font-size-asian="10pt" style:font-name-complex="Verdana" style:font-size-complex="10pt"/>
    </style:style>
    <style:style style:name="T118_3" style:family="text">
      <style:text-properties style:font-name="Verdana" fo:font-size="10pt" style:font-name-asian="Verdana" style:font-size-asian="10pt" style:font-name-complex="Verdana" style:font-size-complex="10pt"/>
    </style:style>
    <style:style style:name="T118_4" style:family="text">
      <style:text-properties style:font-name="Verdana" fo:font-size="10pt" style:font-name-asian="Verdana" style:font-size-asian="10pt" style:font-name-complex="Verdana" style:font-size-complex="10pt"/>
    </style:style>
    <style:style style:name="T118_5" style:family="text">
      <style:text-properties style:font-name="Verdana" fo:font-size="10pt" style:font-name-asian="Verdana" style:font-size-asian="10pt" style:font-name-complex="Verdana" style:font-size-complex="10pt"/>
    </style:style>
    <style:style style:name="T118_6" style:family="text">
      <style:text-properties style:font-name="Verdana" fo:font-size="10pt" style:font-name-asian="Verdana" style:font-size-asian="10pt" style:font-name-complex="Verdana" style:font-size-complex="10pt"/>
    </style:style>
    <style:style style:name="T118_7" style:family="text">
      <style:text-properties style:font-name="Verdana" fo:font-size="10pt" style:font-name-asian="Verdana" style:font-size-asian="10pt" style:font-name-complex="Verdana" style:font-size-complex="10pt"/>
    </style:style>
    <style:style style:name="T118_8" style:family="text">
      <style:text-properties style:font-name="Verdana" fo:font-size="10pt" style:font-name-asian="Verdana" style:font-size-asian="10pt" style:font-name-complex="Verdana" style:font-size-complex="10pt"/>
    </style:style>
    <style:style style:name="T118_9" style:family="text">
      <style:text-properties style:font-name="Verdana" fo:font-size="10pt" style:font-name-asian="Verdana" style:font-size-asian="10pt" style:font-name-complex="Verdana" style:font-size-complex="10pt"/>
    </style:style>
    <style:style style:name="T118_10" style:family="text">
      <style:text-properties style:font-name="Verdana" fo:font-size="10pt" style:font-name-asian="Verdana" style:font-size-asian="10pt" style:font-name-complex="Verdana" style:font-size-complex="10pt"/>
    </style:style>
    <style:style style:name="T118_11" style:family="text">
      <style:text-properties style:font-name="Verdana" fo:font-size="10pt" style:font-name-asian="Verdana" style:font-size-asian="10pt" style:font-name-complex="Verdana" style:font-size-complex="10pt"/>
    </style:style>
    <style:style style:name="T118_12" style:family="text">
      <style:text-properties style:font-name="Verdana" fo:font-size="10pt" style:font-name-asian="Verdana" style:font-size-asian="10pt" style:font-name-complex="Verdana" style:font-size-complex="10pt"/>
    </style:style>
    <style:style style:name="T118_13" style:family="text">
      <style:text-properties style:font-name="Verdana" fo:font-size="10pt" style:font-name-asian="Verdana" style:font-size-asian="10pt" style:font-name-complex="Verdana" style:font-size-complex="10pt"/>
    </style:style>
    <style:style style:name="T118_14" style:family="text">
      <style:text-properties style:font-name="Verdana" fo:font-size="10pt" style:font-name-asian="Verdana" style:font-size-asian="10pt" style:font-name-complex="Verdana" style:font-size-complex="10pt"/>
    </style:style>
    <style:style style:name="T118_15" style:family="text">
      <style:text-properties style:font-name="Verdana" fo:font-size="10pt" style:font-name-asian="Verdana" style:font-size-asian="10pt" style:font-name-complex="Verdana" style:font-size-complex="10pt"/>
    </style:style>
    <style:style style:name="T118_16" style:family="text">
      <style:text-properties style:font-name="Verdana" fo:font-size="10pt" style:font-name-asian="Verdana" style:font-size-asian="10pt" style:font-name-complex="Verdana" style:font-size-complex="10pt"/>
    </style:style>
    <style:style style:name="P119" style:family="paragraph" style:parent-style-name="Standard">
      <style:paragraph-properties fo:break-before="auto" fo:line-height="115%" fo:margin-top="0cm" style:writing-mode="lr-tb"/>
    </style:style>
    <style:style style:name="T119_1" style:family="text">
      <style:text-properties style:font-name="Verdana" fo:font-size="10pt" style:font-name-asian="Verdana" style:font-size-asian="10pt" style:font-name-complex="Verdana" style:font-size-complex="10pt"/>
    </style:style>
    <style:style style:name="T119_2" style:family="text">
      <style:text-properties style:font-name="Verdana" fo:font-size="10pt" style:font-name-asian="Verdana" style:font-size-asian="10pt" style:font-name-complex="Verdana" style:font-size-complex="10pt"/>
    </style:style>
    <style:style style:name="T119_3" style:family="text">
      <style:text-properties style:font-name="Verdana" fo:font-size="10pt" style:font-name-asian="Verdana" style:font-size-asian="10pt" style:font-name-complex="Verdana" style:font-size-complex="10pt"/>
    </style:style>
    <style:style style:name="T119_4" style:family="text">
      <style:text-properties style:font-name="Verdana" fo:font-size="10pt" style:font-name-asian="Verdana" style:font-size-asian="10pt" style:font-name-complex="Verdana" style:font-size-complex="10pt"/>
    </style:style>
    <style:style style:name="T119_5" style:family="text">
      <style:text-properties style:font-name="Verdana" fo:font-size="10pt" style:font-name-asian="Verdana" style:font-size-asian="10pt" style:font-name-complex="Verdana" style:font-size-complex="10pt"/>
    </style:style>
    <style:style style:name="T119_6" style:family="text">
      <style:text-properties style:font-name="Verdana" fo:font-size="10pt" style:font-name-asian="Verdana" style:font-size-asian="10pt" style:font-name-complex="Verdana" style:font-size-complex="10pt"/>
    </style:style>
    <style:style style:name="T119_7" style:family="text">
      <style:text-properties style:font-name="Verdana" fo:font-size="10pt" style:font-name-asian="Verdana" style:font-size-asian="10pt" style:font-name-complex="Verdana" style:font-size-complex="10pt"/>
    </style:style>
    <style:style style:name="T119_8" style:family="text">
      <style:text-properties style:font-name="Verdana" fo:font-size="10pt" style:font-name-asian="Verdana" style:font-size-asian="10pt" style:font-name-complex="Verdana" style:font-size-complex="10pt"/>
    </style:style>
    <style:style style:name="T119_9" style:family="text">
      <style:text-properties style:font-name="Verdana" fo:font-size="10pt" style:font-name-asian="Verdana" style:font-size-asian="10pt" style:font-name-complex="Verdana" style:font-size-complex="10pt"/>
    </style:style>
    <style:style style:name="T119_10" style:family="text">
      <style:text-properties style:font-name="Verdana" fo:font-size="10pt" style:font-name-asian="Verdana" style:font-size-asian="10pt" style:font-name-complex="Verdana" style:font-size-complex="10pt"/>
    </style:style>
    <style:style style:name="T119_11" style:family="text">
      <style:text-properties style:font-name="Verdana" fo:font-size="10pt" style:font-name-asian="Verdana" style:font-size-asian="10pt" style:font-name-complex="Verdana" style:font-size-complex="10pt"/>
    </style:style>
    <style:style style:name="T119_12" style:family="text">
      <style:text-properties style:font-name="Verdana" fo:font-size="10pt" style:font-name-asian="Verdana" style:font-size-asian="10pt" style:font-name-complex="Verdana" style:font-size-complex="10pt"/>
    </style:style>
    <style:style style:name="T119_13" style:family="text">
      <style:text-properties style:font-name="Verdana" fo:font-size="10pt" style:font-name-asian="Verdana" style:font-size-asian="10pt" style:font-name-complex="Verdana" style:font-size-complex="10pt"/>
    </style:style>
    <style:style style:name="T119_14" style:family="text">
      <style:text-properties style:font-name="Verdana" fo:font-size="10pt" style:font-name-asian="Verdana" style:font-size-asian="10pt" style:font-name-complex="Verdana" style:font-size-complex="10pt"/>
    </style:style>
    <style:style style:name="T119_15" style:family="text">
      <style:text-properties style:font-name="Verdana" fo:font-size="10pt" style:font-name-asian="Verdana" style:font-size-asian="10pt" style:font-name-complex="Verdana" style:font-size-complex="10pt"/>
    </style:style>
    <style:style style:name="T119_16" style:family="text">
      <style:text-properties style:font-name="Verdana" fo:font-size="10pt" style:font-name-asian="Verdana" style:font-size-asian="10pt" style:font-name-complex="Verdana" style:font-size-complex="10pt"/>
    </style:style>
    <style:style style:name="T119_17" style:family="text">
      <style:text-properties style:font-name="Verdana" fo:font-size="10pt" style:font-name-asian="Verdana" style:font-size-asian="10pt" style:font-name-complex="Verdana" style:font-size-complex="10pt"/>
    </style:style>
    <style:style style:name="T119_18" style:family="text">
      <style:text-properties style:font-name="Verdana" fo:font-size="10pt" style:font-name-asian="Verdana" style:font-size-asian="10pt" style:font-name-complex="Verdana" style:font-size-complex="10pt"/>
    </style:style>
    <style:style style:name="T119_19" style:family="text">
      <style:text-properties style:font-name="Verdana" fo:font-size="10pt" style:font-name-asian="Verdana" style:font-size-asian="10pt" style:font-name-complex="Verdana" style:font-size-complex="10pt"/>
    </style:style>
    <style:style style:name="T119_20" style:family="text">
      <style:text-properties style:font-name="Verdana" fo:font-size="10pt" style:font-name-asian="Verdana" style:font-size-asian="10pt" style:font-name-complex="Verdana" style:font-size-complex="10pt"/>
    </style:style>
    <style:style style:name="T119_21" style:family="text">
      <style:text-properties style:font-name="Verdana" fo:font-size="10pt" style:font-name-asian="Verdana" style:font-size-asian="10pt" style:font-name-complex="Verdana" style:font-size-complex="10pt"/>
    </style:style>
    <style:style style:name="T119_22" style:family="text">
      <style:text-properties style:font-name="Verdana" fo:font-size="10pt" style:font-name-asian="Verdana" style:font-size-asian="10pt" style:font-name-complex="Verdana" style:font-size-complex="10pt"/>
    </style:style>
    <style:style style:name="T119_23" style:family="text">
      <style:text-properties style:font-name="Verdana" fo:font-size="10pt" style:font-name-asian="Verdana" style:font-size-asian="10pt" style:font-name-complex="Verdana" style:font-size-complex="10pt"/>
    </style:style>
    <style:style style:name="T119_24" style:family="text">
      <style:text-properties style:font-name="Verdana" fo:font-size="10pt" style:font-name-asian="Verdana" style:font-size-asian="10pt" style:font-name-complex="Verdana" style:font-size-complex="10pt"/>
    </style:style>
    <style:style style:name="T119_25" style:family="text">
      <style:text-properties style:font-name="Verdana" fo:font-size="10pt" style:font-name-asian="Verdana" style:font-size-asian="10pt" style:font-name-complex="Verdana" style:font-size-complex="10pt"/>
    </style:style>
    <style:style style:name="T119_26" style:family="text">
      <style:text-properties style:font-name="Verdana" fo:font-size="10pt" style:font-name-asian="Verdana" style:font-size-asian="10pt" style:font-name-complex="Verdana" style:font-size-complex="10pt"/>
    </style:style>
    <style:style style:name="T119_27" style:family="text">
      <style:text-properties style:font-name="Verdana" fo:font-size="10pt" style:font-name-asian="Verdana" style:font-size-asian="10pt" style:font-name-complex="Verdana" style:font-size-complex="10pt"/>
    </style:style>
    <style:style style:name="T119_28" style:family="text">
      <style:text-properties style:font-name="Verdana" fo:font-size="10pt" style:font-name-asian="Verdana" style:font-size-asian="10pt" style:font-name-complex="Verdana" style:font-size-complex="10pt"/>
    </style:style>
    <style:style style:name="P120" style:family="paragraph" style:parent-style-name="Standard">
      <style:paragraph-properties fo:break-before="auto" fo:line-height="115%" fo:margin-top="0cm" style:writing-mode="lr-tb"/>
    </style:style>
    <style:style style:name="T120_1" style:family="text">
      <style:text-properties style:font-name="Verdana" fo:font-size="10pt" style:font-name-asian="Verdana" style:font-size-asian="10pt" style:font-name-complex="Verdana" style:font-size-complex="10pt"/>
    </style:style>
    <style:style style:name="T120_2" style:family="text">
      <style:text-properties style:font-name="Verdana" fo:font-size="10pt" style:font-name-asian="Verdana" style:font-size-asian="10pt" style:font-name-complex="Verdana" style:font-size-complex="10pt"/>
    </style:style>
    <style:style style:name="T120_3" style:family="text">
      <style:text-properties style:font-name="Verdana" fo:font-size="10pt" style:font-name-asian="Verdana" style:font-size-asian="10pt" style:font-name-complex="Verdana" style:font-size-complex="10pt"/>
    </style:style>
    <style:style style:name="T120_4" style:family="text">
      <style:text-properties style:font-name="Verdana" fo:font-size="10pt" style:font-name-asian="Verdana" style:font-size-asian="10pt" style:font-name-complex="Verdana" style:font-size-complex="10pt"/>
    </style:style>
    <style:style style:name="T120_5" style:family="text">
      <style:text-properties style:font-name="Verdana" fo:font-size="10pt" style:font-name-asian="Verdana" style:font-size-asian="10pt" style:font-name-complex="Verdana" style:font-size-complex="10pt"/>
    </style:style>
    <style:style style:name="T120_6" style:family="text">
      <style:text-properties style:font-name="Verdana" fo:font-size="10pt" style:font-name-asian="Verdana" style:font-size-asian="10pt" style:font-name-complex="Verdana" style:font-size-complex="10pt"/>
    </style:style>
    <style:style style:name="T120_7" style:family="text">
      <style:text-properties style:font-name="Verdana" fo:font-size="10pt" style:font-name-asian="Verdana" style:font-size-asian="10pt" style:font-name-complex="Verdana" style:font-size-complex="10pt"/>
    </style:style>
    <style:style style:name="P121" style:family="paragraph" style:parent-style-name="Standard">
      <style:paragraph-properties fo:break-before="auto" fo:line-height="115%" fo:margin-top="0cm" fo:margin-bottom="0cm" style:writing-mode="lr-tb"/>
    </style:style>
    <style:style style:name="T121_1" style:family="text">
      <style:text-properties style:font-name="Verdana" fo:font-size="10pt" style:font-name-asian="Verdana" style:font-size-asian="10pt" style:font-name-complex="Verdana" style:font-size-complex="10pt"/>
    </style:style>
    <style:style style:name="T121_2" style:family="text">
      <style:text-properties style:font-name="Verdana" fo:font-size="10pt" style:font-name-asian="Verdana" style:font-size-asian="10pt" style:font-name-complex="Verdana" style:font-size-complex="10pt"/>
    </style:style>
    <style:style style:name="T121_3" style:family="text">
      <style:text-properties style:font-name="Verdana" fo:font-size="10pt" style:font-name-asian="Verdana" style:font-size-asian="10pt" style:font-name-complex="Verdana" style:font-size-complex="10pt"/>
    </style:style>
    <style:style style:name="T121_4" style:family="text">
      <style:text-properties style:font-name="Verdana" fo:font-size="10pt" style:font-name-asian="Verdana" style:font-size-asian="10pt" style:font-name-complex="Verdana" style:font-size-complex="10pt"/>
    </style:style>
    <style:style style:name="T121_5" style:family="text">
      <style:text-properties style:font-name="Verdana" fo:font-size="10pt" style:font-name-asian="Verdana" style:font-size-asian="10pt" style:font-name-complex="Verdana" style:font-size-complex="10pt"/>
    </style:style>
    <style:style style:name="T121_6" style:family="text">
      <style:text-properties style:font-name="Verdana" fo:font-size="10pt" style:font-name-asian="Verdana" style:font-size-asian="10pt" style:font-name-complex="Verdana" style:font-size-complex="10pt"/>
    </style:style>
    <style:style style:name="T121_7" style:family="text">
      <style:text-properties style:font-name="Verdana" fo:font-size="10pt" style:font-name-asian="Verdana" style:font-size-asian="10pt" style:font-name-complex="Verdana" style:font-size-complex="10pt"/>
    </style:style>
    <style:style style:name="T121_8" style:family="text">
      <style:text-properties style:font-name="Verdana" fo:font-size="10pt" style:font-name-asian="Verdana" style:font-size-asian="10pt" style:font-name-complex="Verdana" style:font-size-complex="10pt"/>
    </style:style>
    <style:style style:name="T121_9" style:family="text">
      <style:text-properties style:font-name="Verdana" fo:font-size="10pt" style:font-name-asian="Verdana" style:font-size-asian="10pt" style:font-name-complex="Verdana" style:font-size-complex="10pt"/>
    </style:style>
    <style:style style:name="T121_10" style:family="text">
      <style:text-properties style:font-name="Verdana" fo:font-size="10pt" style:font-name-asian="Verdana" style:font-size-asian="10pt" style:font-name-complex="Verdana" style:font-size-complex="10pt"/>
    </style:style>
    <style:style style:name="T121_11" style:family="text">
      <style:text-properties style:font-name="Verdana" fo:font-size="10pt" style:font-name-asian="Verdana" style:font-size-asian="10pt" style:font-name-complex="Verdana" style:font-size-complex="10pt"/>
    </style:style>
    <style:style style:name="T121_12" style:family="text">
      <style:text-properties style:font-name="Verdana" fo:font-size="10pt" style:font-name-asian="Verdana" style:font-size-asian="10pt" style:font-name-complex="Verdana" style:font-size-complex="10pt"/>
    </style:style>
    <style:style style:name="T121_13" style:family="text">
      <style:text-properties style:font-name="Verdana" fo:font-size="10pt" style:font-name-asian="Verdana" style:font-size-asian="10pt" style:font-name-complex="Verdana" style:font-size-complex="10pt"/>
    </style:style>
    <style:style style:name="T121_14" style:family="text">
      <style:text-properties style:font-name="Verdana" fo:font-size="10pt" style:font-name-asian="Verdana" style:font-size-asian="10pt" style:font-name-complex="Verdana" style:font-size-complex="10pt"/>
    </style:style>
    <style:style style:name="P122" style:family="paragraph" style:parent-style-name="Standard">
      <style:paragraph-properties fo:break-before="auto" fo:line-height="115%" style:writing-mode="lr-tb"/>
    </style:style>
    <style:style style:name="P123" style:family="paragraph" style:parent-style-name="Standard">
      <style:paragraph-properties fo:break-before="page" fo:text-indent="0cm" fo:line-height="115%" fo:margin-left="1.27cm" style:writing-mode="lr-tb"/>
    </style:style>
    <style:style style:name="P124" style:family="paragraph" style:parent-style-name="Heading_20_1">
      <style:paragraph-properties fo:break-before="auto" fo:line-height="115%" style:writing-mode="lr-tb"/>
    </style:style>
    <style:style style:name="T124_1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>
      <style:text-properties fo:font-weight="bold" style:font-weight-asian="bold" style:font-weight-complex="bold"/>
    </style:style>
    <style:style style:name="T125_2" style:family="text">
      <style:text-properties fo:font-weight="bold" style:font-weight-asian="bold" style:font-weight-complex="bold"/>
    </style:style>
    <style:style style:name="T125_3" style:family="text">
      <style:text-properties fo:font-weight="bold" style:font-weight-asian="bold" style:font-weight-complex="bold"/>
    </style:style>
    <style:style style:name="T125_4" style:family="text">
      <style:text-properties fo:font-weight="bold" style:font-weight-asian="bold" style:font-weight-complex="bold"/>
    </style:style>
    <style:style style:name="T125_5" style:family="text">
      <style:text-properties fo:font-weight="bold" style:font-weight-asian="bold" style:font-weight-complex="bold"/>
    </style:style>
    <style:style style:name="P126" style:family="paragraph" style:parent-style-name="Standard">
      <style:paragraph-properties fo:break-before="auto" fo:text-indent="0cm" fo:line-height="115%" fo:margin-left="1.27cm" style:writing-mode="lr-tb"/>
    </style:style>
    <style:style style:name="P127" style:family="paragraph" style:parent-style-name="Standard">
      <style:paragraph-properties fo:break-before="auto" fo:text-indent="0cm" fo:line-height="115%" fo:margin-left="1.27cm" style:writing-mode="lr-tb"/>
    </style:style>
    <style:style style:name="T127_1" style:family="text"/>
    <style:style style:name="T127_2" style:family="text">
      <style:text-properties fo:font-style="italic" style:font-style-asian="italic" style:font-style-complex="italic"/>
    </style:style>
    <style:style style:name="T127_3" style:family="text">
      <style:text-properties fo:font-style="italic" style:font-style-asian="italic" style:font-style-complex="italic"/>
    </style:style>
    <style:style style:name="T127_4" style:family="text">
      <style:text-properties fo:font-style="italic" style:font-style-asian="italic" style:font-style-complex="italic"/>
    </style:style>
    <style:style style:name="T127_5" style:family="text">
      <style:text-properties fo:font-style="italic" style:font-style-asian="italic" style:font-style-complex="italic"/>
    </style:style>
    <style:style style:name="T127_6" style:family="text">
      <style:text-properties fo:font-style="italic" style:font-style-asian="italic" style:font-style-complex="italic"/>
    </style:style>
    <style:style style:name="T127_7" style:family="text">
      <style:text-properties fo:font-style="italic" style:font-style-asian="italic" style:font-style-complex="italic"/>
    </style:style>
    <style:style style:name="T127_8" style:family="text">
      <style:text-properties fo:font-style="italic" style:font-style-asian="italic" style:font-style-complex="italic"/>
    </style:style>
    <style:style style:name="T127_9" style:family="text">
      <style:text-properties fo:font-style="italic" style:font-style-asian="italic" style:font-style-complex="italic"/>
    </style:style>
    <style:style style:name="T127_10" style:family="text">
      <style:text-properties fo:font-style="italic" style:font-style-asian="italic" style:font-style-complex="italic"/>
    </style:style>
    <style:style style:name="T127_11" style:family="text">
      <style:text-properties fo:font-style="italic" style:font-style-asian="italic" style:font-style-complex="italic"/>
    </style:style>
    <style:style style:name="T127_12" style:family="text">
      <style:text-properties fo:font-style="italic" style:font-style-asian="italic" style:font-style-complex="italic"/>
    </style:style>
    <style:style style:name="T127_13" style:family="text">
      <style:text-properties fo:font-style="italic" style:font-style-asian="italic" style:font-style-complex="italic"/>
    </style:style>
    <style:style style:name="T127_14" style:family="text">
      <style:text-properties fo:font-style="italic" style:font-style-asian="italic" style:font-style-complex="italic"/>
    </style:style>
    <style:style style:name="T127_15" style:family="text">
      <style:text-properties fo:font-style="italic" style:font-style-asian="italic" style:font-style-complex="italic"/>
    </style:style>
    <style:style style:name="T127_16" style:family="text">
      <style:text-properties fo:font-style="italic" style:font-style-asian="italic" style:font-style-complex="italic"/>
    </style:style>
    <style:style style:name="T127_17" style:family="text">
      <style:text-properties fo:font-style="italic" style:font-style-asian="italic" style:font-style-complex="italic"/>
    </style:style>
    <style:style style:name="T127_18" style:family="text">
      <style:text-properties fo:font-style="italic" style:font-style-asian="italic" style:font-style-complex="italic"/>
    </style:style>
    <style:style style:name="T127_19" style:family="text">
      <style:text-properties fo:font-style="italic" style:font-style-asian="italic" style:font-style-complex="italic"/>
    </style:style>
    <style:style style:name="T127_20" style:family="text">
      <style:text-properties fo:font-style="italic" style:font-style-asian="italic" style:font-style-complex="italic"/>
    </style:style>
    <style:style style:name="T127_21" style:family="text">
      <style:text-properties fo:font-style="italic" style:font-style-asian="italic" style:font-style-complex="italic"/>
    </style:style>
    <style:style style:name="T127_22" style:family="text">
      <style:text-properties fo:font-style="italic" style:font-style-asian="italic" style:font-style-complex="italic"/>
    </style:style>
    <style:style style:name="T127_23" style:family="text">
      <style:text-properties fo:font-style="italic" style:font-style-asian="italic" style:font-style-complex="italic"/>
    </style:style>
    <style:style style:name="T127_24" style:family="text">
      <style:text-properties fo:font-style="italic" style:font-style-asian="italic" style:font-style-complex="italic"/>
    </style:style>
    <style:style style:name="T127_25" style:family="text">
      <style:text-properties fo:font-style="italic" style:font-style-asian="italic" style:font-style-complex="italic"/>
    </style:style>
    <style:style style:name="T127_26" style:family="text">
      <style:text-properties fo:font-style="italic" style:font-style-asian="italic" style:font-style-complex="italic"/>
    </style:style>
    <style:style style:name="T127_27" style:family="text">
      <style:text-properties fo:font-style="italic" style:font-style-asian="italic" style:font-style-complex="italic"/>
    </style:style>
    <style:style style:name="T127_28" style:family="text">
      <style:text-properties fo:font-style="italic" style:font-style-asian="italic" style:font-style-complex="italic"/>
    </style:style>
    <style:style style:name="T127_29" style:family="text">
      <style:text-properties fo:font-style="italic" style:font-style-asian="italic" style:font-style-complex="italic"/>
    </style:style>
    <style:style style:name="T127_30" style:family="text">
      <style:text-properties fo:font-style="italic" style:font-style-asian="italic" style:font-style-complex="italic"/>
    </style:style>
    <style:style style:name="T127_31" style:family="text">
      <style:text-properties fo:font-style="italic" style:font-style-asian="italic" style:font-style-complex="italic"/>
    </style:style>
    <style:style style:name="T127_32" style:family="text">
      <style:text-properties fo:font-style="italic" style:font-style-asian="italic" style:font-style-complex="italic"/>
    </style:style>
    <style:style style:name="T127_33" style:family="text">
      <style:text-properties fo:font-style="italic" style:font-style-asian="italic" style:font-style-complex="italic"/>
    </style:style>
    <style:style style:name="T127_34" style:family="text">
      <style:text-properties fo:font-style="italic" style:font-style-asian="italic" style:font-style-complex="italic"/>
    </style:style>
    <style:style style:name="T127_35" style:family="text">
      <style:text-properties fo:font-style="italic" style:font-style-asian="italic" style:font-style-complex="italic"/>
    </style:style>
    <style:style style:name="T127_36" style:family="text">
      <style:text-properties fo:font-style="italic" style:font-style-asian="italic" style:font-style-complex="italic"/>
    </style:style>
    <style:style style:name="T127_37" style:family="text">
      <style:text-properties fo:font-style="italic" style:font-style-asian="italic" style:font-style-complex="italic"/>
    </style:style>
    <style:style style:name="T127_38" style:family="text">
      <style:text-properties fo:font-style="italic" style:font-style-asian="italic" style:font-style-complex="italic"/>
    </style:style>
    <style:style style:name="T127_39" style:family="text">
      <style:text-properties fo:font-style="italic" style:font-style-asian="italic" style:font-style-complex="italic"/>
    </style:style>
    <style:style style:name="T127_40" style:family="text">
      <style:text-properties fo:font-style="italic" style:font-style-asian="italic" style:font-style-complex="italic"/>
    </style:style>
    <style:style style:name="T127_41" style:family="text">
      <style:text-properties fo:font-style="italic" style:font-style-asian="italic" style:font-style-complex="italic"/>
    </style:style>
    <style:style style:name="T127_42" style:family="text">
      <style:text-properties fo:font-style="italic" style:font-style-asian="italic" style:font-style-complex="italic"/>
    </style:style>
    <style:style style:name="T127_43" style:family="text">
      <style:text-properties fo:font-style="italic" style:font-style-asian="italic" style:font-style-complex="italic"/>
    </style:style>
    <style:style style:name="T127_44" style:family="text">
      <style:text-properties fo:font-style="italic" style:font-style-asian="italic" style:font-style-complex="italic"/>
    </style:style>
    <style:style style:name="T127_45" style:family="text">
      <style:text-properties fo:font-style="italic" style:font-style-asian="italic" style:font-style-complex="italic"/>
    </style:style>
    <style:style style:name="T127_46" style:family="text">
      <style:text-properties fo:font-style="italic" style:font-style-asian="italic" style:font-style-complex="italic"/>
    </style:style>
    <style:style style:name="T127_47" style:family="text">
      <style:text-properties fo:font-style="italic" style:font-style-asian="italic" style:font-style-complex="italic"/>
    </style:style>
    <style:style style:name="T127_48" style:family="text">
      <style:text-properties fo:font-style="italic" style:font-style-asian="italic" style:font-style-complex="italic"/>
    </style:style>
    <style:style style:name="T127_49" style:family="text">
      <style:text-properties fo:font-style="italic" style:font-style-asian="italic" style:font-style-complex="italic"/>
    </style:style>
    <style:style style:name="T127_50" style:family="text">
      <style:text-properties fo:font-style="italic" style:font-style-asian="italic" style:font-style-complex="italic"/>
    </style:style>
    <style:style style:name="T127_51" style:family="text">
      <style:text-properties fo:font-style="italic" style:font-style-asian="italic" style:font-style-complex="italic"/>
    </style:style>
    <style:style style:name="T127_52" style:family="text">
      <style:text-properties fo:font-style="italic" style:font-style-asian="italic" style:font-style-complex="italic"/>
    </style:style>
    <style:style style:name="T127_53" style:family="text">
      <style:text-properties fo:font-style="italic" style:font-style-asian="italic" style:font-style-complex="italic"/>
    </style:style>
    <style:style style:name="T127_54" style:family="text">
      <style:text-properties fo:font-style="italic" style:font-style-asian="italic" style:font-style-complex="italic"/>
    </style:style>
    <style:style style:name="T127_55" style:family="text">
      <style:text-properties fo:font-style="italic" style:font-style-asian="italic" style:font-style-complex="italic"/>
    </style:style>
    <style:style style:name="T127_56" style:family="text">
      <style:text-properties fo:font-style="italic" style:font-style-asian="italic" style:font-style-complex="italic"/>
    </style:style>
    <style:style style:name="T127_57" style:family="text">
      <style:text-properties fo:font-style="italic" style:font-style-asian="italic" style:font-style-complex="italic"/>
    </style:style>
    <style:style style:name="T127_58" style:family="text">
      <style:text-properties fo:font-style="italic" style:font-style-asian="italic" style:font-style-complex="italic"/>
    </style:style>
    <style:style style:name="T127_59" style:family="text">
      <style:text-properties fo:font-style="italic" style:font-style-asian="italic" style:font-style-complex="italic"/>
    </style:style>
    <style:style style:name="T127_60" style:family="text"/>
    <style:style style:name="T127_61" style:family="text"/>
    <style:style style:name="T127_62" style:family="text"/>
    <style:style style:name="T127_63" style:family="text"/>
    <style:style style:name="T127_64" style:family="text"/>
    <style:style style:name="T127_65" style:family="text"/>
    <style:style style:name="T127_66" style:family="text"/>
    <style:style style:name="T127_67" style:family="text"/>
    <style:style style:name="T127_68" style:family="text"/>
    <style:style style:name="T127_69" style:family="text"/>
    <style:style style:name="T127_70" style:family="text"/>
    <style:style style:name="T127_71" style:family="text"/>
    <style:style style:name="T127_72" style:family="text"/>
    <style:style style:name="T127_73" style:family="text"/>
    <style:style style:name="T127_74" style:family="text"/>
    <style:style style:name="T127_75" style:family="text"/>
    <style:style style:name="T127_76" style:family="text"/>
    <style:style style:name="T127_77" style:family="text"/>
    <style:style style:name="T127_78" style:family="text"/>
    <style:style style:name="T127_79" style:family="text"/>
    <style:style style:name="T127_80" style:family="text"/>
    <style:style style:name="T127_81" style:family="text"/>
    <style:style style:name="T127_82" style:family="text"/>
    <style:style style:name="T127_83" style:family="text"/>
    <style:style style:name="T127_84" style:family="text"/>
    <style:style style:name="T127_85" style:family="text"/>
    <style:style style:name="T127_86" style:family="text"/>
    <style:style style:name="T127_87" style:family="text">
      <style:text-properties fo:font-style="italic" style:font-style-asian="italic" style:font-style-complex="italic"/>
    </style:style>
    <style:style style:name="T127_88" style:family="text">
      <style:text-properties fo:font-style="italic" style:font-style-asian="italic" style:font-style-complex="italic"/>
    </style:style>
    <style:style style:name="T127_89" style:family="text">
      <style:text-properties fo:font-style="italic" style:font-style-asian="italic" style:font-style-complex="italic"/>
    </style:style>
    <style:style style:name="T127_90" style:family="text">
      <style:text-properties fo:font-style="italic" style:font-style-asian="italic" style:font-style-complex="italic"/>
    </style:style>
    <style:style style:name="T127_91" style:family="text">
      <style:text-properties fo:font-style="italic" style:font-style-asian="italic" style:font-style-complex="italic"/>
    </style:style>
    <style:style style:name="T127_92" style:family="text">
      <style:text-properties fo:font-style="italic" style:font-style-asian="italic" style:font-style-complex="italic"/>
    </style:style>
    <style:style style:name="T127_93" style:family="text">
      <style:text-properties fo:font-style="italic" style:font-style-asian="italic" style:font-style-complex="italic"/>
    </style:style>
    <style:style style:name="T127_94" style:family="text">
      <style:text-properties fo:font-style="italic" style:font-style-asian="italic" style:font-style-complex="italic"/>
    </style:style>
    <style:style style:name="T127_95" style:family="text">
      <style:text-properties fo:font-style="italic" style:font-style-asian="italic" style:font-style-complex="italic"/>
    </style:style>
    <style:style style:name="T127_96" style:family="text">
      <style:text-properties fo:font-style="italic" style:font-style-asian="italic" style:font-style-complex="italic"/>
    </style:style>
    <style:style style:name="T127_97" style:family="text">
      <style:text-properties fo:font-style="italic" style:font-style-asian="italic" style:font-style-complex="italic"/>
    </style:style>
    <style:style style:name="T127_98" style:family="text">
      <style:text-properties fo:font-style="italic" style:font-style-asian="italic" style:font-style-complex="italic"/>
    </style:style>
    <style:style style:name="T127_99" style:family="text">
      <style:text-properties fo:font-style="italic" style:font-style-asian="italic" style:font-style-complex="italic"/>
    </style:style>
    <style:style style:name="T127_100" style:family="text">
      <style:text-properties fo:font-style="italic" style:font-style-asian="italic" style:font-style-complex="italic"/>
    </style:style>
    <style:style style:name="T127_101" style:family="text">
      <style:text-properties fo:font-style="italic" style:font-style-asian="italic" style:font-style-complex="italic"/>
    </style:style>
    <style:style style:name="T127_102" style:family="text">
      <style:text-properties fo:font-style="italic" style:font-style-asian="italic" style:font-style-complex="italic"/>
    </style:style>
    <style:style style:name="T127_103" style:family="text">
      <style:text-properties fo:font-style="italic" style:font-style-asian="italic" style:font-style-complex="italic"/>
    </style:style>
    <style:style style:name="T127_104" style:family="text">
      <style:text-properties fo:font-style="italic" style:font-style-asian="italic" style:font-style-complex="italic"/>
    </style:style>
    <style:style style:name="T127_105" style:family="text">
      <style:text-properties fo:font-style="italic" style:font-style-asian="italic" style:font-style-complex="italic"/>
    </style:style>
    <style:style style:name="T127_106" style:family="text">
      <style:text-properties fo:font-style="italic" style:font-style-asian="italic" style:font-style-complex="italic"/>
    </style:style>
    <style:style style:name="T127_107" style:family="text">
      <style:text-properties fo:font-style="italic" style:font-style-asian="italic" style:font-style-complex="italic"/>
    </style:style>
    <style:style style:name="T127_108" style:family="text">
      <style:text-properties fo:font-style="italic" style:font-style-asian="italic" style:font-style-complex="italic"/>
    </style:style>
    <style:style style:name="T127_109" style:family="text">
      <style:text-properties fo:font-style="italic" style:font-style-asian="italic" style:font-style-complex="italic"/>
    </style:style>
    <style:style style:name="T127_110" style:family="text">
      <style:text-properties fo:font-style="italic" style:font-style-asian="italic" style:font-style-complex="italic"/>
    </style:style>
    <style:style style:name="T127_111" style:family="text">
      <style:text-properties fo:font-style="italic" style:font-style-asian="italic" style:font-style-complex="italic"/>
    </style:style>
    <style:style style:name="T127_112" style:family="text">
      <style:text-properties fo:font-style="italic" style:font-style-asian="italic" style:font-style-complex="italic"/>
    </style:style>
    <style:style style:name="T127_113" style:family="text">
      <style:text-properties fo:font-style="italic" style:font-style-asian="italic" style:font-style-complex="italic"/>
    </style:style>
    <style:style style:name="T127_114" style:family="text">
      <style:text-properties fo:font-style="italic" style:font-style-asian="italic" style:font-style-complex="italic"/>
    </style:style>
    <style:style style:name="T127_115" style:family="text">
      <style:text-properties fo:font-style="italic" style:font-style-asian="italic" style:font-style-complex="italic"/>
    </style:style>
    <style:style style:name="T127_116" style:family="text">
      <style:text-properties fo:font-style="italic" style:font-style-asian="italic" style:font-style-complex="italic"/>
    </style:style>
    <style:style style:name="T127_117" style:family="text">
      <style:text-properties fo:font-style="italic" style:font-style-asian="italic" style:font-style-complex="italic"/>
    </style:style>
    <style:style style:name="T127_118" style:family="text">
      <style:text-properties fo:font-style="italic" style:font-style-asian="italic" style:font-style-complex="italic"/>
    </style:style>
    <style:style style:name="T127_119" style:family="text">
      <style:text-properties fo:font-style="italic" style:font-style-asian="italic" style:font-style-complex="italic"/>
    </style:style>
    <style:style style:name="T127_120" style:family="text">
      <style:text-properties fo:font-style="italic" style:font-style-asian="italic" style:font-style-complex="italic"/>
    </style:style>
    <style:style style:name="T127_121" style:family="text">
      <style:text-properties fo:font-style="italic" style:font-style-asian="italic" style:font-style-complex="italic"/>
    </style:style>
    <style:style style:name="T127_122" style:family="text">
      <style:text-properties fo:font-style="italic" style:font-style-asian="italic" style:font-style-complex="italic"/>
    </style:style>
    <style:style style:name="T127_123" style:family="text">
      <style:text-properties fo:font-style="italic" style:font-style-asian="italic" style:font-style-complex="italic"/>
    </style:style>
    <style:style style:name="T127_124" style:family="text">
      <style:text-properties fo:font-style="italic" style:font-style-asian="italic" style:font-style-complex="italic"/>
    </style:style>
    <style:style style:name="T127_125" style:family="text">
      <style:text-properties fo:font-style="italic" style:font-style-asian="italic" style:font-style-complex="italic"/>
    </style:style>
    <style:style style:name="T127_126" style:family="text">
      <style:text-properties fo:font-style="italic" style:font-style-asian="italic" style:font-style-complex="italic"/>
    </style:style>
    <style:style style:name="T127_127" style:family="text">
      <style:text-properties fo:font-style="italic" style:font-style-asian="italic" style:font-style-complex="italic"/>
    </style:style>
    <style:style style:name="T127_128" style:family="text">
      <style:text-properties fo:font-style="italic" style:font-style-asian="italic" style:font-style-complex="italic"/>
    </style:style>
    <style:style style:name="T127_129" style:family="text">
      <style:text-properties fo:font-style="italic" style:font-style-asian="italic" style:font-style-complex="italic"/>
    </style:style>
    <style:style style:name="T127_130" style:family="text">
      <style:text-properties fo:font-style="italic" style:font-style-asian="italic" style:font-style-complex="italic"/>
    </style:style>
    <style:style style:name="T127_131" style:family="text">
      <style:text-properties fo:font-style="italic" style:font-style-asian="italic" style:font-style-complex="italic"/>
    </style:style>
    <style:style style:name="T127_132" style:family="text">
      <style:text-properties fo:font-style="italic" style:font-style-asian="italic" style:font-style-complex="italic"/>
    </style:style>
    <style:style style:name="T127_133" style:family="text">
      <style:text-properties fo:font-style="italic" style:font-style-asian="italic" style:font-style-complex="italic"/>
    </style:style>
    <style:style style:name="T127_134" style:family="text">
      <style:text-properties fo:font-style="italic" style:font-style-asian="italic" style:font-style-complex="italic"/>
    </style:style>
    <style:style style:name="T127_135" style:family="text">
      <style:text-properties fo:font-style="italic" style:font-style-asian="italic" style:font-style-complex="italic"/>
    </style:style>
    <style:style style:name="T127_136" style:family="text"/>
    <style:style style:name="T127_137" style:family="text"/>
    <style:style style:name="T127_138" style:family="text"/>
    <style:style style:name="T127_139" style:family="text"/>
    <style:style style:name="T127_140" style:family="text"/>
    <style:style style:name="T127_141" style:family="text"/>
    <style:style style:name="T127_142" style:family="text"/>
    <style:style style:name="T127_143" style:family="text"/>
    <style:style style:name="T127_144" style:family="text"/>
    <style:style style:name="T127_145" style:family="text"/>
    <style:style style:name="T127_146" style:family="text"/>
    <style:style style:name="T127_147" style:family="text"/>
    <style:style style:name="T127_148" style:family="text"/>
    <style:style style:name="T127_149" style:family="text"/>
    <style:style style:name="T127_150" style:family="text"/>
    <style:style style:name="T127_151" style:family="text"/>
    <style:style style:name="T127_152" style:family="text"/>
    <style:style style:name="T127_153" style:family="text"/>
    <style:style style:name="T127_154" style:family="text"/>
    <style:style style:name="T127_155" style:family="text"/>
    <style:style style:name="T127_156" style:family="text"/>
    <style:style style:name="T127_157" style:family="text"/>
    <style:style style:name="T127_158" style:family="text"/>
    <style:style style:name="T127_159" style:family="text"/>
    <style:style style:name="T127_160" style:family="text"/>
    <style:style style:name="T127_161" style:family="text"/>
    <style:style style:name="T127_162" style:family="text"/>
    <style:style style:name="T127_163" style:family="text"/>
    <style:style style:name="T127_164" style:family="text"/>
    <style:style style:name="T127_165" style:family="text"/>
    <style:style style:name="T127_166" style:family="text"/>
    <style:style style:name="T127_167" style:family="text"/>
    <style:style style:name="T127_168" style:family="text"/>
    <style:style style:name="T127_169" style:family="text"/>
    <style:style style:name="T127_170" style:family="text"/>
    <style:style style:name="T127_171" style:family="text"/>
    <style:style style:name="T127_172" style:family="text">
      <style:text-properties fo:color="#1155cc" style:text-underline-style="solid" style:text-underline-color="font-color"/>
    </style:style>
    <style:style style:name="T127_173" style:family="text"/>
    <style:style style:name="T127_174" style:family="text">
      <style:text-properties fo:color="#1155cc" style:text-underline-style="solid" style:text-underline-color="font-color"/>
    </style:style>
    <style:style style:name="T127_175" style:family="text"/>
    <style:style style:name="T127_176" style:family="text">
      <style:text-properties fo:color="#1155cc" style:text-underline-style="solid" style:text-underline-color="font-color"/>
    </style:style>
    <style:style style:name="T127_177" style:family="text"/>
    <style:style style:name="T127_178" style:family="text">
      <style:text-properties fo:color="#1155cc" style:text-underline-style="solid" style:text-underline-color="font-color"/>
    </style:style>
    <style:style style:name="T127_179" style:family="text"/>
    <style:style style:name="T127_180" style:family="text">
      <style:text-properties fo:color="#1155cc" style:text-underline-style="solid" style:text-underline-color="font-color"/>
    </style:style>
    <style:style style:name="T127_181" style:family="text"/>
    <style:style style:name="T127_182" style:family="text">
      <style:text-properties fo:color="#1155cc" style:text-underline-style="solid" style:text-underline-color="font-color"/>
    </style:style>
    <style:style style:name="T127_183" style:family="text"/>
    <style:style style:name="T127_184" style:family="text">
      <style:text-properties fo:color="#1155cc" style:text-underline-style="solid" style:text-underline-color="font-color"/>
    </style:style>
    <style:style style:name="T127_185" style:family="text"/>
    <style:style style:name="T127_186" style:family="text">
      <style:text-properties fo:color="#1155cc" style:text-underline-style="solid" style:text-underline-color="font-color"/>
    </style:style>
    <style:style style:name="T127_187" style:family="text"/>
    <style:style style:name="T127_188" style:family="text">
      <style:text-properties fo:color="#1155cc" style:text-underline-style="solid" style:text-underline-color="font-color"/>
    </style:style>
    <style:style style:name="T127_189" style:family="text"/>
    <style:style style:name="T127_190" style:family="text">
      <style:text-properties fo:color="#1155cc" style:text-underline-style="solid" style:text-underline-color="font-color"/>
    </style:style>
    <style:style style:name="T127_191" style:family="text"/>
    <style:style style:name="T127_192" style:family="text">
      <style:text-properties fo:color="#1155cc" style:text-underline-style="solid" style:text-underline-color="font-color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/>
    <style:style style:name="T128_40" style:family="text"/>
    <style:style style:name="T128_41" style:family="text"/>
    <style:style style:name="T128_42" style:family="text"/>
    <style:style style:name="T128_43" style:family="text"/>
    <style:style style:name="T128_44" style:family="text"/>
    <style:style style:name="T128_45" style:family="text"/>
    <style:style style:name="T128_46" style:family="text"/>
    <style:style style:name="T128_47" style:family="text"/>
    <style:style style:name="T128_48" style:family="text"/>
    <style:style style:name="T128_49" style:family="text"/>
    <style:style style:name="T128_50" style:family="text"/>
    <style:style style:name="T128_51" style:family="text"/>
    <style:style style:name="T128_52" style:family="text"/>
    <style:style style:name="T128_53" style:family="text"/>
    <style:style style:name="T128_54" style:family="text"/>
    <style:style style:name="T128_55" style:family="text"/>
    <style:style style:name="T128_56" style:family="text"/>
    <style:style style:name="T128_57" style:family="text"/>
    <style:style style:name="T128_58" style:family="text"/>
    <style:style style:name="T128_59" style:family="text"/>
    <style:style style:name="T128_60" style:family="text"/>
    <style:style style:name="T128_61" style:family="text"/>
    <style:style style:name="T128_62" style:family="text"/>
    <style:style style:name="T128_63" style:family="text"/>
    <style:style style:name="T128_64" style:family="text"/>
    <style:style style:name="T128_65" style:family="text"/>
    <style:style style:name="T128_66" style:family="text"/>
    <style:style style:name="T128_67" style:family="text"/>
    <style:style style:name="T128_68" style:family="text"/>
    <style:style style:name="T128_69" style:family="text"/>
    <style:style style:name="T128_70" style:family="text"/>
    <style:style style:name="T128_71" style:family="text"/>
    <style:style style:name="T128_72" style:family="text"/>
    <style:style style:name="T128_73" style:family="text"/>
    <style:style style:name="T128_74" style:family="text"/>
    <style:style style:name="T128_75" style:family="text"/>
    <style:style style:name="T128_76" style:family="text"/>
    <style:style style:name="T128_77" style:family="text"/>
    <style:style style:name="T128_78" style:family="text"/>
    <style:style style:name="T128_79" style:family="text"/>
    <style:style style:name="T128_80" style:family="text"/>
    <style:style style:name="T128_81" style:family="text"/>
    <style:style style:name="T128_82" style:family="text"/>
    <style:style style:name="T128_83" style:family="text"/>
    <style:style style:name="T128_84" style:family="text"/>
    <style:style style:name="T128_85" style:family="text"/>
    <style:style style:name="T128_86" style:family="text"/>
    <style:style style:name="T128_87" style:family="text"/>
    <style:style style:name="T128_88" style:family="text"/>
    <style:style style:name="T128_89" style:family="text"/>
    <style:style style:name="T128_90" style:family="text"/>
    <style:style style:name="T128_91" style:family="text"/>
    <style:style style:name="T128_92" style:family="text"/>
    <style:style style:name="T128_93" style:family="text"/>
    <style:style style:name="T128_94" style:family="text"/>
    <style:style style:name="T128_95" style:family="text"/>
    <style:style style:name="T128_96" style:family="text"/>
    <style:style style:name="T128_97" style:family="text"/>
    <style:style style:name="T128_98" style:family="text"/>
    <style:style style:name="T128_99" style:family="text"/>
    <style:style style:name="T128_100" style:family="text"/>
    <style:style style:name="T128_101" style:family="text"/>
    <style:style style:name="T128_102" style:family="text"/>
    <style:style style:name="T128_103" style:family="text"/>
    <style:style style:name="T128_104" style:family="text"/>
    <style:style style:name="T128_105" style:family="text"/>
    <style:style style:name="T128_106" style:family="text"/>
    <style:style style:name="T128_107" style:family="text"/>
    <style:style style:name="T128_108" style:family="text"/>
    <style:style style:name="T128_109" style:family="text"/>
    <style:style style:name="T128_110" style:family="text"/>
    <style:style style:name="T128_111" style:family="text"/>
    <style:style style:name="T128_112" style:family="text"/>
    <style:style style:name="T128_113" style:family="text"/>
    <style:style style:name="T128_114" style:family="text"/>
    <style:style style:name="T128_115" style:family="text"/>
    <style:style style:name="T128_116" style:family="text"/>
    <style:style style:name="T128_117" style:family="text"/>
    <style:style style:name="T128_118" style:family="text"/>
    <style:style style:name="T128_119" style:family="text"/>
    <style:style style:name="P129" style:family="paragraph" style:parent-style-name="Standard">
      <style:paragraph-properties fo:break-before="auto" fo:text-indent="0cm" fo:line-height="115%" fo:margin-left="1.27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T129_43" style:family="text"/>
    <style:style style:name="T129_44" style:family="text"/>
    <style:style style:name="T129_45" style:family="text"/>
    <style:style style:name="T129_46" style:family="text"/>
    <style:style style:name="T129_47" style:family="text"/>
    <style:style style:name="T129_48" style:family="text"/>
    <style:style style:name="T129_49" style:family="text"/>
    <style:style style:name="T129_50" style:family="text"/>
    <style:style style:name="T129_51" style:family="text"/>
    <style:style style:name="T129_52" style:family="text"/>
    <style:style style:name="T129_53" style:family="text"/>
    <style:style style:name="T129_54" style:family="text"/>
    <style:style style:name="T129_55" style:family="text"/>
    <style:style style:name="T129_56" style:family="text"/>
    <style:style style:name="T129_57" style:family="text"/>
    <style:style style:name="T129_58" style:family="text"/>
    <style:style style:name="T129_59" style:family="text"/>
    <style:style style:name="T129_60" style:family="text"/>
    <style:style style:name="T129_61" style:family="text"/>
    <style:style style:name="T129_62" style:family="text"/>
    <style:style style:name="T129_63" style:family="text"/>
    <style:style style:name="T129_64" style:family="text"/>
    <style:style style:name="T129_65" style:family="text"/>
    <style:style style:name="T129_66" style:family="text"/>
    <style:style style:name="T129_67" style:family="text"/>
    <style:style style:name="T129_68" style:family="text"/>
    <style:style style:name="T129_69" style:family="text"/>
    <style:style style:name="T129_70" style:family="text"/>
    <style:style style:name="T129_71" style:family="text"/>
    <style:style style:name="T129_72" style:family="text"/>
    <style:style style:name="T129_73" style:family="text"/>
    <style:style style:name="T129_74" style:family="text"/>
    <style:style style:name="T129_75" style:family="text"/>
    <style:style style:name="T129_76" style:family="text"/>
    <style:style style:name="T129_77" style:family="text"/>
    <style:style style:name="T129_78" style:family="text"/>
    <style:style style:name="T129_79" style:family="text"/>
    <style:style style:name="T129_80" style:family="text"/>
    <style:style style:name="T129_81" style:family="text"/>
    <style:style style:name="T129_82" style:family="text"/>
    <style:style style:name="T129_83" style:family="text"/>
    <style:style style:name="T129_84" style:family="text"/>
    <style:style style:name="T129_85" style:family="text"/>
    <style:style style:name="T129_86" style:family="text"/>
    <style:style style:name="T129_87" style:family="text"/>
    <style:style style:name="T129_88" style:family="text"/>
    <style:style style:name="T129_89" style:family="text"/>
    <style:style style:name="T129_90" style:family="text"/>
    <style:style style:name="T129_91" style:family="text"/>
    <style:style style:name="T129_92" style:family="text"/>
    <style:style style:name="T129_93" style:family="text"/>
    <style:style style:name="T129_94" style:family="text"/>
    <style:style style:name="T129_95" style:family="text"/>
    <style:style style:name="T129_96" style:family="text"/>
    <style:style style:name="T129_97" style:family="text"/>
    <style:style style:name="T129_98" style:family="text"/>
    <style:style style:name="T129_99" style:family="text"/>
    <style:style style:name="T129_100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T130_31" style:family="text"/>
    <style:style style:name="T130_32" style:family="text"/>
    <style:style style:name="T130_33" style:family="text"/>
    <style:style style:name="T130_34" style:family="text"/>
    <style:style style:name="T130_35" style:family="text"/>
    <style:style style:name="T130_36" style:family="text"/>
    <style:style style:name="T130_37" style:family="text"/>
    <style:style style:name="T130_38" style:family="text"/>
    <style:style style:name="T130_39" style:family="text"/>
    <style:style style:name="T130_40" style:family="text"/>
    <style:style style:name="T130_41" style:family="text"/>
    <style:style style:name="T130_42" style:family="text"/>
    <style:style style:name="T130_43" style:family="text"/>
    <style:style style:name="T130_44" style:family="text"/>
    <style:style style:name="T130_45" style:family="text"/>
    <style:style style:name="T130_46" style:family="text"/>
    <style:style style:name="T130_47" style:family="text"/>
    <style:style style:name="T130_48" style:family="text"/>
    <style:style style:name="T130_49" style:family="text"/>
    <style:style style:name="T130_50" style:family="text"/>
    <style:style style:name="T130_51" style:family="text"/>
    <style:style style:name="T130_52" style:family="text"/>
    <style:style style:name="T130_53" style:family="text"/>
    <style:style style:name="T130_54" style:family="text"/>
    <style:style style:name="T130_55" style:family="text"/>
    <style:style style:name="T130_56" style:family="text"/>
    <style:style style:name="T130_57" style:family="text"/>
    <style:style style:name="T130_58" style:family="text"/>
    <style:style style:name="T130_59" style:family="text"/>
    <style:style style:name="T130_60" style:family="text"/>
    <style:style style:name="T130_61" style:family="text"/>
    <style:style style:name="T130_62" style:family="text"/>
    <style:style style:name="T130_63" style:family="text"/>
    <style:style style:name="T130_64" style:family="text"/>
    <style:style style:name="T130_65" style:family="text"/>
    <style:style style:name="T130_66" style:family="text"/>
    <style:style style:name="T130_67" style:family="text"/>
    <style:style style:name="T130_68" style:family="text"/>
    <style:style style:name="T130_69" style:family="text"/>
    <style:style style:name="T130_70" style:family="text"/>
    <style:style style:name="T130_71" style:family="text"/>
    <style:style style:name="T130_72" style:family="text"/>
    <style:style style:name="T130_73" style:family="text"/>
    <style:style style:name="T130_74" style:family="text"/>
    <style:style style:name="T130_75" style:family="text"/>
    <style:style style:name="T130_76" style:family="text"/>
    <style:style style:name="T130_77" style:family="text"/>
    <style:style style:name="T130_78" style:family="text"/>
    <style:style style:name="T130_79" style:family="text"/>
    <style:style style:name="T130_80" style:family="text"/>
    <style:style style:name="T130_81" style:family="text"/>
    <style:style style:name="T130_82" style:family="text"/>
    <style:style style:name="T130_83" style:family="text"/>
    <style:style style:name="T130_84" style:family="text"/>
    <style:style style:name="T130_85" style:family="text"/>
    <style:style style:name="T130_86" style:family="text"/>
    <style:style style:name="T130_87" style:family="text"/>
    <style:style style:name="T130_88" style:family="text"/>
    <style:style style:name="T130_89" style:family="text"/>
    <style:style style:name="T130_90" style:family="text"/>
    <style:style style:name="T130_91" style:family="text"/>
    <style:style style:name="T130_92" style:family="text"/>
    <style:style style:name="T130_93" style:family="text"/>
    <style:style style:name="T130_94" style:family="text"/>
    <style:style style:name="T130_95" style:family="text"/>
    <style:style style:name="T130_96" style:family="text"/>
    <style:style style:name="T130_97" style:family="text"/>
    <style:style style:name="T130_98" style:family="text"/>
    <style:style style:name="T130_99" style:family="text"/>
    <style:style style:name="T130_100" style:family="text"/>
    <style:style style:name="T130_101" style:family="text"/>
    <style:style style:name="T130_102" style:family="text"/>
    <style:style style:name="T130_103" style:family="text"/>
    <style:style style:name="T130_104" style:family="text"/>
    <style:style style:name="T130_105" style:family="text"/>
    <style:style style:name="T130_106" style:family="text"/>
    <style:style style:name="T130_107" style:family="text"/>
    <style:style style:name="T130_108" style:family="text"/>
    <style:style style:name="T130_109" style:family="text"/>
    <style:style style:name="T130_110" style:family="text"/>
    <style:style style:name="T130_111" style:family="text"/>
    <style:style style:name="T130_112" style:family="text"/>
    <style:style style:name="T130_113" style:family="text"/>
    <style:style style:name="T130_114" style:family="text"/>
    <style:style style:name="T130_115" style:family="text"/>
    <style:style style:name="T130_116" style:family="text"/>
    <style:style style:name="T130_117" style:family="text"/>
    <style:style style:name="T130_118" style:family="text"/>
    <style:style style:name="T130_119" style:family="text"/>
    <style:style style:name="T130_120" style:family="text"/>
    <style:style style:name="T130_121" style:family="text"/>
    <style:style style:name="T130_122" style:family="text"/>
    <style:style style:name="T130_123" style:family="text"/>
    <style:style style:name="T130_124" style:family="text"/>
    <style:style style:name="T130_125" style:family="text"/>
    <style:style style:name="T130_126" style:family="text"/>
    <style:style style:name="T130_127" style:family="text"/>
    <style:style style:name="T130_128" style:family="text"/>
    <style:style style:name="T130_129" style:family="text"/>
    <style:style style:name="T130_130" style:family="text"/>
    <style:style style:name="T130_131" style:family="text"/>
    <style:style style:name="T130_132" style:family="text"/>
    <style:style style:name="T130_133" style:family="text"/>
    <style:style style:name="T130_134" style:family="text"/>
    <style:style style:name="T130_135" style:family="text"/>
    <style:style style:name="T130_136" style:family="text"/>
    <style:style style:name="T130_137" style:family="text"/>
    <style:style style:name="T130_138" style:family="text"/>
    <style:style style:name="T130_139" style:family="text"/>
    <style:style style:name="T130_140" style:family="text"/>
    <style:style style:name="T130_141" style:family="text"/>
    <style:style style:name="T130_142" style:family="text"/>
    <style:style style:name="T130_143" style:family="text"/>
    <style:style style:name="T130_144" style:family="text"/>
    <style:style style:name="T130_145" style:family="text"/>
    <style:style style:name="T130_146" style:family="text"/>
    <style:style style:name="T130_147" style:family="text"/>
    <style:style style:name="T130_148" style:family="text"/>
    <style:style style:name="T130_149" style:family="text"/>
    <style:style style:name="T130_150" style:family="text"/>
    <style:style style:name="T130_151" style:family="text"/>
    <style:style style:name="T130_152" style:family="text"/>
    <style:style style:name="T130_153" style:family="text"/>
    <style:style style:name="T130_154" style:family="text"/>
    <style:style style:name="T130_155" style:family="text"/>
    <style:style style:name="T130_156" style:family="text"/>
    <style:style style:name="T130_157" style:family="text"/>
    <style:style style:name="T130_158" style:family="text"/>
    <style:style style:name="T130_159" style:family="text"/>
    <style:style style:name="T130_160" style:family="text"/>
    <style:style style:name="T130_161" style:family="text"/>
    <style:style style:name="T130_162" style:family="text"/>
    <style:style style:name="T130_163" style:family="text"/>
    <style:style style:name="T130_164" style:family="text"/>
    <style:style style:name="T130_165" style:family="text"/>
    <style:style style:name="T130_166" style:family="text"/>
    <style:style style:name="T130_167" style:family="text"/>
    <style:style style:name="T130_168" style:family="text"/>
    <style:style style:name="T130_169" style:family="text"/>
    <style:style style:name="T130_170" style:family="text"/>
    <style:style style:name="T130_171" style:family="text"/>
    <style:style style:name="T130_172" style:family="text"/>
    <style:style style:name="T130_173" style:family="text"/>
    <style:style style:name="T130_174" style:family="text"/>
    <style:style style:name="T130_175" style:family="text"/>
    <style:style style:name="T130_176" style:family="text"/>
    <style:style style:name="T130_177" style:family="text"/>
    <style:style style:name="T130_178" style:family="text"/>
    <style:style style:name="T130_179" style:family="text"/>
    <style:style style:name="T130_180" style:family="text"/>
    <style:style style:name="T130_181" style:family="text"/>
    <style:style style:name="T130_182" style:family="text"/>
    <style:style style:name="T130_183" style:family="text"/>
    <style:style style:name="T130_184" style:family="text"/>
    <style:style style:name="T130_185" style:family="text"/>
    <style:style style:name="T130_186" style:family="text"/>
    <style:style style:name="T130_187" style:family="text"/>
    <style:style style:name="T130_188" style:family="text"/>
    <style:style style:name="T130_189" style:family="text"/>
    <style:style style:name="T130_190" style:family="text"/>
    <style:style style:name="T130_191" style:family="text"/>
    <style:style style:name="T130_192" style:family="text"/>
    <style:style style:name="T130_193" style:family="text"/>
    <style:style style:name="T130_194" style:family="text"/>
    <style:style style:name="T130_195" style:family="text"/>
    <style:style style:name="T130_196" style:family="text"/>
    <style:style style:name="T130_197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T131_39" style:family="text"/>
    <style:style style:name="T131_40" style:family="text"/>
    <style:style style:name="T131_41" style:family="text"/>
    <style:style style:name="T131_42" style:family="text"/>
    <style:style style:name="T131_43" style:family="text"/>
    <style:style style:name="T131_44" style:family="text"/>
    <style:style style:name="T131_45" style:family="text"/>
    <style:style style:name="T131_46" style:family="text"/>
    <style:style style:name="T131_47" style:family="text"/>
    <style:style style:name="T131_48" style:family="text"/>
    <style:style style:name="T131_49" style:family="text"/>
    <style:style style:name="T131_50" style:family="text"/>
    <style:style style:name="T131_51" style:family="text"/>
    <style:style style:name="T131_52" style:family="text"/>
    <style:style style:name="T131_53" style:family="text"/>
    <style:style style:name="T131_54" style:family="text"/>
    <style:style style:name="T131_55" style:family="text"/>
    <style:style style:name="T131_56" style:family="text"/>
    <style:style style:name="T131_57" style:family="text"/>
    <style:style style:name="T131_58" style:family="text"/>
    <style:style style:name="T131_59" style:family="text"/>
    <style:style style:name="T131_60" style:family="text"/>
    <style:style style:name="T131_61" style:family="text"/>
    <style:style style:name="T131_62" style:family="text"/>
    <style:style style:name="T131_63" style:family="text"/>
    <style:style style:name="T131_64" style:family="text"/>
    <style:style style:name="T131_65" style:family="text"/>
    <style:style style:name="T131_66" style:family="text"/>
    <style:style style:name="T131_67" style:family="text"/>
    <style:style style:name="T131_68" style:family="text"/>
    <style:style style:name="T131_69" style:family="text"/>
    <style:style style:name="T131_70" style:family="text"/>
    <style:style style:name="T131_71" style:family="text"/>
    <style:style style:name="T131_72" style:family="text"/>
    <style:style style:name="T131_73" style:family="text"/>
    <style:style style:name="T131_74" style:family="text"/>
    <style:style style:name="T131_75" style:family="text"/>
    <style:style style:name="T131_76" style:family="text"/>
    <style:style style:name="T131_77" style:family="text"/>
    <style:style style:name="T131_78" style:family="text"/>
    <style:style style:name="T131_79" style:family="text"/>
    <style:style style:name="T131_80" style:family="text"/>
    <style:style style:name="T131_81" style:family="text"/>
    <style:style style:name="T131_82" style:family="text"/>
    <style:style style:name="T131_83" style:family="text"/>
    <style:style style:name="T131_84" style:family="text"/>
    <style:style style:name="T131_85" style:family="text"/>
    <style:style style:name="T131_86" style:family="text"/>
    <style:style style:name="T131_87" style:family="text"/>
    <style:style style:name="T131_88" style:family="text"/>
    <style:style style:name="T131_89" style:family="text"/>
    <style:style style:name="T131_90" style:family="text"/>
    <style:style style:name="T131_91" style:family="text"/>
    <style:style style:name="T131_92" style:family="text"/>
    <style:style style:name="T131_93" style:family="text"/>
    <style:style style:name="T131_94" style:family="text"/>
    <style:style style:name="T131_95" style:family="text"/>
    <style:style style:name="T131_96" style:family="text"/>
    <style:style style:name="T131_97" style:family="text"/>
    <style:style style:name="T131_98" style:family="text"/>
    <style:style style:name="T131_99" style:family="text"/>
    <style:style style:name="T131_100" style:family="text"/>
    <style:style style:name="T131_101" style:family="text"/>
    <style:style style:name="T131_102" style:family="text"/>
    <style:style style:name="T131_103" style:family="text"/>
    <style:style style:name="T131_104" style:family="text"/>
    <style:style style:name="T131_105" style:family="text"/>
    <style:style style:name="T131_106" style:family="text"/>
    <style:style style:name="T131_107" style:family="text"/>
    <style:style style:name="T131_108" style:family="text"/>
    <style:style style:name="T131_109" style:family="text"/>
    <style:style style:name="T131_110" style:family="text"/>
    <style:style style:name="T131_111" style:family="text"/>
    <style:style style:name="T131_112" style:family="text"/>
    <style:style style:name="T131_113" style:family="text"/>
    <style:style style:name="T131_114" style:family="text"/>
    <style:style style:name="T131_115" style:family="text"/>
    <style:style style:name="T131_116" style:family="text"/>
    <style:style style:name="T131_117" style:family="text"/>
    <style:style style:name="T131_118" style:family="text"/>
    <style:style style:name="T131_119" style:family="text"/>
    <style:style style:name="T131_120" style:family="text"/>
    <style:style style:name="T131_121" style:family="text"/>
    <style:style style:name="T131_122" style:family="text"/>
    <style:style style:name="T131_123" style:family="text"/>
    <style:style style:name="T131_124" style:family="text"/>
    <style:style style:name="T131_125" style:family="text"/>
    <style:style style:name="T131_126" style:family="text"/>
    <style:style style:name="T131_127" style:family="text"/>
    <style:style style:name="T131_128" style:family="text"/>
    <style:style style:name="T131_129" style:family="text"/>
    <style:style style:name="T131_130" style:family="text"/>
    <style:style style:name="T131_131" style:family="text"/>
    <style:style style:name="T131_132" style:family="text"/>
    <style:style style:name="T131_133" style:family="text"/>
    <style:style style:name="T131_134" style:family="text"/>
    <style:style style:name="T131_135" style:family="text"/>
    <style:style style:name="T131_136" style:family="text"/>
    <style:style style:name="T131_137" style:family="text"/>
    <style:style style:name="T131_138" style:family="text"/>
    <style:style style:name="T131_139" style:family="text"/>
    <style:style style:name="T131_140" style:family="text"/>
    <style:style style:name="T131_141" style:family="text"/>
    <style:style style:name="T131_142" style:family="text"/>
    <style:style style:name="T131_143" style:family="text"/>
    <style:style style:name="T131_144" style:family="text"/>
    <style:style style:name="T131_145" style:family="text"/>
    <style:style style:name="T131_146" style:family="text"/>
    <style:style style:name="T131_147" style:family="text"/>
    <style:style style:name="T131_148" style:family="text"/>
    <style:style style:name="T131_149" style:family="text"/>
    <style:style style:name="T131_150" style:family="text"/>
    <style:style style:name="T131_151" style:family="text"/>
    <style:style style:name="T131_152" style:family="text"/>
    <style:style style:name="T131_153" style:family="text"/>
    <style:style style:name="T131_154" style:family="text"/>
    <style:style style:name="T131_155" style:family="text"/>
    <style:style style:name="T131_156" style:family="text"/>
    <style:style style:name="T131_157" style:family="text"/>
    <style:style style:name="T131_158" style:family="text"/>
    <style:style style:name="T131_159" style:family="text"/>
    <style:style style:name="T131_160" style:family="text"/>
    <style:style style:name="T131_161" style:family="text"/>
    <style:style style:name="T131_162" style:family="text"/>
    <style:style style:name="T131_163" style:family="text"/>
    <style:style style:name="T131_164" style:family="text"/>
    <style:style style:name="T131_165" style:family="text"/>
    <style:style style:name="T131_166" style:family="text"/>
    <style:style style:name="T131_167" style:family="text"/>
    <style:style style:name="T131_168" style:family="text"/>
    <style:style style:name="T131_169" style:family="text"/>
    <style:style style:name="T131_170" style:family="text"/>
    <style:style style:name="T131_171" style:family="text"/>
    <style:style style:name="T131_172" style:family="text"/>
    <style:style style:name="T131_173" style:family="text"/>
    <style:style style:name="T131_174" style:family="text"/>
    <style:style style:name="T131_175" style:family="text"/>
    <style:style style:name="T131_176" style:family="text"/>
    <style:style style:name="T131_177" style:family="text"/>
    <style:style style:name="T131_178" style:family="text"/>
    <style:style style:name="T131_179" style:family="text"/>
    <style:style style:name="T131_180" style:family="text"/>
    <style:style style:name="T131_181" style:family="text"/>
    <style:style style:name="T131_182" style:family="text"/>
    <style:style style:name="T131_183" style:family="text"/>
    <style:style style:name="T131_184" style:family="text"/>
    <style:style style:name="T131_185" style:family="text"/>
    <style:style style:name="T131_186" style:family="text"/>
    <style:style style:name="T131_187" style:family="text"/>
    <style:style style:name="T131_188" style:family="text"/>
    <style:style style:name="T131_189" style:family="text"/>
    <style:style style:name="T131_190" style:family="text"/>
    <style:style style:name="T131_191" style:family="text"/>
    <style:style style:name="T131_192" style:family="text"/>
    <style:style style:name="T131_193" style:family="text"/>
    <style:style style:name="T131_194" style:family="text"/>
    <style:style style:name="T131_195" style:family="text"/>
    <style:style style:name="T131_196" style:family="text"/>
    <style:style style:name="T131_197" style:family="text"/>
    <style:style style:name="T131_198" style:family="text"/>
    <style:style style:name="T131_199" style:family="text"/>
    <style:style style:name="T131_200" style:family="text"/>
    <style:style style:name="T131_201" style:family="text"/>
    <style:style style:name="T131_202" style:family="text"/>
    <style:style style:name="T131_203" style:family="text"/>
    <style:style style:name="T131_204" style:family="text"/>
    <style:style style:name="T131_205" style:family="text"/>
    <style:style style:name="T131_206" style:family="text"/>
    <style:style style:name="T131_207" style:family="text"/>
    <style:style style:name="T131_208" style:family="text"/>
    <style:style style:name="T131_209" style:family="text"/>
    <style:style style:name="T131_210" style:family="text"/>
    <style:style style:name="T131_211" style:family="text"/>
    <style:style style:name="T131_212" style:family="text"/>
    <style:style style:name="T131_213" style:family="text"/>
    <style:style style:name="T131_214" style:family="text"/>
    <style:style style:name="T131_215" style:family="text"/>
    <style:style style:name="T131_216" style:family="text"/>
    <style:style style:name="T131_217" style:family="text"/>
    <style:style style:name="T131_218" style:family="text"/>
    <style:style style:name="T131_219" style:family="text"/>
    <style:style style:name="T131_220" style:family="text"/>
    <style:style style:name="T131_221" style:family="text"/>
    <style:style style:name="T131_222" style:family="text"/>
    <style:style style:name="T131_223" style:family="text"/>
    <style:style style:name="T131_224" style:family="text"/>
    <style:style style:name="T131_225" style:family="text"/>
    <style:style style:name="T131_226" style:family="text"/>
    <style:style style:name="T131_227" style:family="text"/>
    <style:style style:name="T131_228" style:family="text"/>
    <style:style style:name="T131_229" style:family="text"/>
    <style:style style:name="T131_230" style:family="text"/>
    <style:style style:name="T131_231" style:family="text"/>
    <style:style style:name="T131_232" style:family="text"/>
    <style:style style:name="T131_233" style:family="text"/>
    <style:style style:name="T131_234" style:family="text"/>
    <style:style style:name="T131_235" style:family="text"/>
    <style:style style:name="T131_236" style:family="text"/>
    <style:style style:name="T131_237" style:family="text"/>
    <style:style style:name="T131_238" style:family="text"/>
    <style:style style:name="T131_239" style:family="text"/>
    <style:style style:name="T131_240" style:family="text"/>
    <style:style style:name="T131_241" style:family="text"/>
    <style:style style:name="T131_242" style:family="text"/>
    <style:style style:name="T131_243" style:family="text"/>
    <style:style style:name="T131_244" style:family="text"/>
    <style:style style:name="T131_245" style:family="text"/>
    <style:style style:name="T131_246" style:family="text"/>
    <style:style style:name="T131_247" style:family="text"/>
    <style:style style:name="T131_248" style:family="text"/>
    <style:style style:name="T131_249" style:family="text"/>
    <style:style style:name="T131_250" style:family="text"/>
    <style:style style:name="T131_251" style:family="text"/>
    <style:style style:name="T131_252" style:family="text"/>
    <style:style style:name="T131_253" style:family="text"/>
    <style:style style:name="T131_254" style:family="text"/>
    <style:style style:name="T131_255" style:family="text"/>
    <style:style style:name="T131_256" style:family="text"/>
    <style:style style:name="T131_257" style:family="text"/>
    <style:style style:name="T131_258" style:family="text"/>
    <style:style style:name="T131_259" style:family="text"/>
    <style:style style:name="T131_260" style:family="text"/>
    <style:style style:name="T131_261" style:family="text"/>
    <style:style style:name="T131_262" style:family="text"/>
    <style:style style:name="T131_263" style:family="text"/>
    <style:style style:name="T131_264" style:family="text"/>
    <style:style style:name="T131_265" style:family="text"/>
    <style:style style:name="T131_266" style:family="text"/>
    <style:style style:name="T131_267" style:family="text"/>
    <style:style style:name="T131_268" style:family="text"/>
    <style:style style:name="T131_269" style:family="text"/>
    <style:style style:name="T131_270" style:family="text"/>
    <style:style style:name="T131_271" style:family="text"/>
    <style:style style:name="T131_272" style:family="text"/>
    <style:style style:name="T131_273" style:family="text"/>
    <style:style style:name="T131_274" style:family="text"/>
    <style:style style:name="T131_275" style:family="text"/>
    <style:style style:name="T131_276" style:family="text"/>
    <style:style style:name="T131_277" style:family="text"/>
    <style:style style:name="T131_278" style:family="text"/>
    <style:style style:name="T131_279" style:family="text"/>
    <style:style style:name="T131_280" style:family="text"/>
    <style:style style:name="T131_281" style:family="text"/>
    <style:style style:name="T131_282" style:family="text"/>
    <style:style style:name="T131_283" style:family="text"/>
    <style:style style:name="T131_284" style:family="text"/>
    <style:style style:name="T131_285" style:family="text"/>
    <style:style style:name="T131_286" style:family="text"/>
    <style:style style:name="T131_287" style:family="text"/>
    <style:style style:name="T131_288" style:family="text"/>
    <style:style style:name="T131_289" style:family="text"/>
    <style:style style:name="T131_290" style:family="text"/>
    <style:style style:name="T131_291" style:family="text"/>
    <style:style style:name="T131_292" style:family="text"/>
    <style:style style:name="T131_293" style:family="text"/>
    <style:style style:name="T131_294" style:family="text"/>
    <style:style style:name="T131_295" style:family="text"/>
    <style:style style:name="T131_296" style:family="text"/>
    <style:style style:name="T131_297" style:family="text"/>
    <style:style style:name="T131_298" style:family="text"/>
    <style:style style:name="T131_299" style:family="text"/>
    <style:style style:name="T131_300" style:family="text"/>
    <style:style style:name="T131_301" style:family="text"/>
    <style:style style:name="T131_302" style:family="text"/>
    <style:style style:name="T131_303" style:family="text"/>
    <style:style style:name="T131_304" style:family="text"/>
    <style:style style:name="T131_305" style:family="text"/>
    <style:style style:name="T131_306" style:family="text"/>
    <style:style style:name="T131_307" style:family="text"/>
    <style:style style:name="T131_308" style:family="text"/>
    <style:style style:name="T131_309" style:family="text"/>
    <style:style style:name="T131_310" style:family="text"/>
    <style:style style:name="T131_311" style:family="text"/>
    <style:style style:name="T131_312" style:family="text"/>
    <style:style style:name="T131_313" style:family="text"/>
    <style:style style:name="T131_314" style:family="text"/>
    <style:style style:name="T131_315" style:family="text"/>
    <style:style style:name="T131_316" style:family="text"/>
    <style:style style:name="T131_317" style:family="text"/>
    <style:style style:name="T131_318" style:family="text"/>
    <style:style style:name="T131_319" style:family="text"/>
    <style:style style:name="T131_320" style:family="text"/>
    <style:style style:name="T131_321" style:family="text"/>
    <style:style style:name="T131_322" style:family="text"/>
    <style:style style:name="T131_323" style:family="text"/>
    <style:style style:name="T131_324" style:family="text"/>
    <style:style style:name="T131_325" style:family="text"/>
    <style:style style:name="T131_326" style:family="text"/>
    <style:style style:name="T131_327" style:family="text"/>
    <style:style style:name="T131_328" style:family="text"/>
    <style:style style:name="T131_329" style:family="text"/>
    <style:style style:name="T131_330" style:family="text"/>
    <style:style style:name="T131_331" style:family="text"/>
    <style:style style:name="T131_332" style:family="text"/>
    <style:style style:name="T131_333" style:family="text"/>
    <style:style style:name="T131_334" style:family="text"/>
    <style:style style:name="T131_335" style:family="text"/>
    <style:style style:name="T131_336" style:family="text"/>
    <style:style style:name="T131_337" style:family="text"/>
    <style:style style:name="T131_338" style:family="text"/>
    <style:style style:name="T131_339" style:family="text"/>
    <style:style style:name="T131_340" style:family="text"/>
    <style:style style:name="T131_341" style:family="text"/>
    <style:style style:name="T131_342" style:family="text"/>
    <style:style style:name="T131_343" style:family="text"/>
    <style:style style:name="T131_344" style:family="text"/>
    <style:style style:name="T131_345" style:family="text"/>
    <style:style style:name="T131_346" style:family="text"/>
    <style:style style:name="T131_347" style:family="text"/>
    <style:style style:name="T131_348" style:family="text"/>
    <style:style style:name="T131_349" style:family="text"/>
    <style:style style:name="T131_350" style:family="text"/>
    <style:style style:name="T131_351" style:family="text"/>
    <style:style style:name="T131_352" style:family="text"/>
    <style:style style:name="T131_353" style:family="text"/>
    <style:style style:name="T131_354" style:family="text"/>
    <style:style style:name="T131_355" style:family="text"/>
    <style:style style:name="T131_356" style:family="text"/>
    <style:style style:name="T131_357" style:family="text"/>
    <style:style style:name="T131_358" style:family="text"/>
    <style:style style:name="T131_359" style:family="text"/>
    <style:style style:name="T131_360" style:family="text"/>
    <style:style style:name="T131_361" style:family="text"/>
    <style:style style:name="T131_362" style:family="text"/>
    <style:style style:name="T131_363" style:family="text"/>
    <style:style style:name="T131_364" style:family="text"/>
    <style:style style:name="T131_365" style:family="text"/>
    <style:style style:name="T131_366" style:family="text"/>
    <style:style style:name="T131_367" style:family="text"/>
    <style:style style:name="T131_368" style:family="text"/>
    <style:style style:name="T131_369" style:family="text"/>
    <style:style style:name="T131_370" style:family="text"/>
    <style:style style:name="T131_371" style:family="text"/>
    <style:style style:name="T131_372" style:family="text"/>
    <style:style style:name="T131_373" style:family="text"/>
    <style:style style:name="T131_374" style:family="text"/>
    <style:style style:name="T131_375" style:family="text"/>
    <style:style style:name="T131_376" style:family="text"/>
    <style:style style:name="T131_377" style:family="text"/>
    <style:style style:name="T131_378" style:family="text"/>
    <style:style style:name="T131_379" style:family="text"/>
    <style:style style:name="T131_380" style:family="text"/>
    <style:style style:name="T131_381" style:family="text"/>
    <style:style style:name="T131_382" style:family="text"/>
    <style:style style:name="T131_383" style:family="text"/>
    <style:style style:name="T131_384" style:family="text"/>
    <style:style style:name="T131_385" style:family="text"/>
    <style:style style:name="T131_386" style:family="text"/>
    <style:style style:name="T131_387" style:family="text"/>
    <style:style style:name="T131_388" style:family="text"/>
    <style:style style:name="T131_389" style:family="text"/>
    <style:style style:name="T131_390" style:family="text"/>
    <style:style style:name="T131_391" style:family="text"/>
    <style:style style:name="T131_392" style:family="text"/>
    <style:style style:name="T131_393" style:family="text"/>
    <style:style style:name="T131_394" style:family="text"/>
    <style:style style:name="T131_395" style:family="text"/>
    <style:style style:name="T131_396" style:family="text"/>
    <style:style style:name="T131_397" style:family="text"/>
    <style:style style:name="T131_398" style:family="text"/>
    <style:style style:name="T131_399" style:family="text"/>
    <style:style style:name="T131_400" style:family="text"/>
    <style:style style:name="T131_401" style:family="text"/>
    <style:style style:name="T131_402" style:family="text"/>
    <style:style style:name="T131_403" style:family="text"/>
    <style:style style:name="T131_404" style:family="text"/>
    <style:style style:name="T131_405" style:family="text"/>
    <style:style style:name="T131_406" style:family="text"/>
    <style:style style:name="T131_407" style:family="text"/>
    <style:style style:name="T131_408" style:family="text"/>
    <style:style style:name="T131_409" style:family="text"/>
    <style:style style:name="T131_410" style:family="text"/>
    <style:style style:name="T131_411" style:family="text"/>
    <style:style style:name="T131_412" style:family="text"/>
    <style:style style:name="T131_413" style:family="text"/>
    <style:style style:name="T131_414" style:family="text"/>
    <style:style style:name="T131_415" style:family="text"/>
    <style:style style:name="T131_416" style:family="text"/>
    <style:style style:name="T131_417" style:family="text"/>
    <style:style style:name="T131_418" style:family="text"/>
    <style:style style:name="T131_419" style:family="text"/>
    <style:style style:name="T131_420" style:family="text"/>
    <style:style style:name="T131_421" style:family="text"/>
    <style:style style:name="T131_422" style:family="text"/>
    <style:style style:name="T131_423" style:family="text"/>
    <style:style style:name="T131_424" style:family="text"/>
    <style:style style:name="T131_425" style:family="text"/>
    <style:style style:name="T131_426" style:family="text"/>
    <style:style style:name="T131_427" style:family="text"/>
    <style:style style:name="T131_428" style:family="text"/>
    <style:style style:name="T131_429" style:family="text"/>
    <style:style style:name="T131_430" style:family="text"/>
    <style:style style:name="T131_431" style:family="text"/>
    <style:style style:name="T131_432" style:family="text"/>
    <style:style style:name="T131_433" style:family="text"/>
    <style:style style:name="T131_434" style:family="text"/>
    <style:style style:name="T131_435" style:family="text"/>
    <style:style style:name="T131_436" style:family="text"/>
    <style:style style:name="T131_437" style:family="text"/>
    <style:style style:name="T131_438" style:family="text"/>
    <style:style style:name="T131_439" style:family="text"/>
    <style:style style:name="T131_440" style:family="text"/>
    <style:style style:name="T131_441" style:family="text"/>
    <style:style style:name="T131_442" style:family="text"/>
    <style:style style:name="T131_443" style:family="text"/>
    <style:style style:name="T131_444" style:family="text"/>
    <style:style style:name="T131_445" style:family="text"/>
    <style:style style:name="T131_446" style:family="text"/>
    <style:style style:name="T131_447" style:family="text"/>
    <style:style style:name="T131_448" style:family="text"/>
    <style:style style:name="T131_449" style:family="text"/>
    <style:style style:name="T131_450" style:family="text"/>
    <style:style style:name="T131_451" style:family="text"/>
    <style:style style:name="T131_452" style:family="text"/>
    <style:style style:name="T131_453" style:family="text"/>
    <style:style style:name="T131_454" style:family="text"/>
    <style:style style:name="T131_455" style:family="text"/>
    <style:style style:name="T131_456" style:family="text"/>
    <style:style style:name="T131_457" style:family="text"/>
    <style:style style:name="T131_458" style:family="text"/>
    <style:style style:name="T131_459" style:family="text"/>
    <style:style style:name="T131_460" style:family="text"/>
    <style:style style:name="T131_461" style:family="text"/>
    <style:style style:name="T131_462" style:family="text"/>
    <style:style style:name="T131_463" style:family="text"/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T132_33" style:family="text"/>
    <style:style style:name="T132_34" style:family="text"/>
    <style:style style:name="T132_35" style:family="text"/>
    <style:style style:name="T132_36" style:family="text"/>
    <style:style style:name="T132_37" style:family="text"/>
    <style:style style:name="T132_38" style:family="text"/>
    <style:style style:name="T132_39" style:family="text"/>
    <style:style style:name="T132_40" style:family="text"/>
    <style:style style:name="T132_41" style:family="text"/>
    <style:style style:name="T132_42" style:family="text"/>
    <style:style style:name="T132_43" style:family="text"/>
    <style:style style:name="T132_44" style:family="text"/>
    <style:style style:name="T132_45" style:family="text"/>
    <style:style style:name="T132_46" style:family="text"/>
    <style:style style:name="T132_47" style:family="text"/>
    <style:style style:name="T132_48" style:family="text"/>
    <style:style style:name="T132_49" style:family="text"/>
    <style:style style:name="T132_50" style:family="text"/>
    <style:style style:name="T132_51" style:family="text"/>
    <style:style style:name="T132_52" style:family="text"/>
    <style:style style:name="T132_53" style:family="text"/>
    <style:style style:name="T132_54" style:family="text"/>
    <style:style style:name="T132_55" style:family="text"/>
    <style:style style:name="T132_56" style:family="text"/>
    <style:style style:name="T132_57" style:family="text"/>
    <style:style style:name="T132_58" style:family="text"/>
    <style:style style:name="T132_59" style:family="text"/>
    <style:style style:name="T132_60" style:family="text"/>
    <style:style style:name="T132_61" style:family="text"/>
    <style:style style:name="T132_62" style:family="text"/>
    <style:style style:name="T132_63" style:family="text"/>
    <style:style style:name="T132_64" style:family="text"/>
    <style:style style:name="T132_65" style:family="text"/>
    <style:style style:name="T132_66" style:family="text"/>
    <style:style style:name="T132_67" style:family="text"/>
    <style:style style:name="T132_68" style:family="text"/>
    <style:style style:name="T132_69" style:family="text"/>
    <style:style style:name="T132_70" style:family="text"/>
    <style:style style:name="T132_71" style:family="text"/>
    <style:style style:name="T132_72" style:family="text"/>
    <style:style style:name="T132_73" style:family="text"/>
    <style:style style:name="T132_74" style:family="text"/>
    <style:style style:name="T132_75" style:family="text"/>
    <style:style style:name="T132_76" style:family="text"/>
    <style:style style:name="T132_77" style:family="text"/>
    <style:style style:name="T132_78" style:family="text"/>
    <style:style style:name="T132_79" style:family="text"/>
    <style:style style:name="T132_80" style:family="text"/>
    <style:style style:name="T132_81" style:family="text"/>
    <style:style style:name="T132_82" style:family="text"/>
    <style:style style:name="T132_83" style:family="text"/>
    <style:style style:name="T132_84" style:family="text"/>
    <style:style style:name="T132_85" style:family="text"/>
    <style:style style:name="T132_86" style:family="text"/>
    <style:style style:name="T132_87" style:family="text"/>
    <style:style style:name="T132_88" style:family="text"/>
    <style:style style:name="T132_89" style:family="text"/>
    <style:style style:name="T132_90" style:family="text"/>
    <style:style style:name="T132_91" style:family="text"/>
    <style:style style:name="T132_92" style:family="text"/>
    <style:style style:name="T132_93" style:family="text"/>
    <style:style style:name="T132_94" style:family="text"/>
    <style:style style:name="T132_95" style:family="text"/>
    <style:style style:name="T132_96" style:family="text"/>
    <style:style style:name="T132_97" style:family="text"/>
    <style:style style:name="T132_98" style:family="text"/>
    <style:style style:name="T132_99" style:family="text"/>
    <style:style style:name="T132_100" style:family="text"/>
    <style:style style:name="T132_101" style:family="text"/>
    <style:style style:name="T132_102" style:family="text"/>
    <style:style style:name="T132_103" style:family="text"/>
    <style:style style:name="T132_104" style:family="text"/>
    <style:style style:name="T132_105" style:family="text"/>
    <style:style style:name="T132_106" style:family="text"/>
    <style:style style:name="T132_107" style:family="text"/>
    <style:style style:name="T132_108" style:family="text"/>
    <style:style style:name="T132_109" style:family="text"/>
    <style:style style:name="T132_110" style:family="text"/>
    <style:style style:name="T132_111" style:family="text"/>
    <style:style style:name="T132_112" style:family="text"/>
    <style:style style:name="T132_113" style:family="text"/>
    <style:style style:name="T132_114" style:family="text"/>
    <style:style style:name="T132_115" style:family="text"/>
    <style:style style:name="T132_116" style:family="text"/>
    <style:style style:name="T132_117" style:family="text"/>
    <style:style style:name="T132_118" style:family="text"/>
    <style:style style:name="T132_119" style:family="text"/>
    <style:style style:name="T132_120" style:family="text"/>
    <style:style style:name="T132_121" style:family="text"/>
    <style:style style:name="T132_122" style:family="text"/>
    <style:style style:name="T132_123" style:family="text"/>
    <style:style style:name="T132_124" style:family="text"/>
    <style:style style:name="T132_125" style:family="text"/>
    <style:style style:name="T132_126" style:family="text"/>
    <style:style style:name="T132_127" style:family="text"/>
    <style:style style:name="T132_128" style:family="text"/>
    <style:style style:name="T132_129" style:family="text"/>
    <style:style style:name="T132_130" style:family="text"/>
    <style:style style:name="T132_131" style:family="text"/>
    <style:style style:name="T132_132" style:family="text"/>
    <style:style style:name="T132_133" style:family="text"/>
    <style:style style:name="T132_134" style:family="text"/>
    <style:style style:name="T132_135" style:family="text"/>
    <style:style style:name="T132_136" style:family="text"/>
    <style:style style:name="T132_137" style:family="text"/>
    <style:style style:name="T132_138" style:family="text"/>
    <style:style style:name="T132_139" style:family="text"/>
    <style:style style:name="T132_140" style:family="text"/>
    <style:style style:name="T132_141" style:family="text"/>
    <style:style style:name="T132_142" style:family="text"/>
    <style:style style:name="T132_143" style:family="text"/>
    <style:style style:name="T132_144" style:family="text"/>
    <style:style style:name="T132_145" style:family="text"/>
    <style:style style:name="T132_146" style:family="text"/>
    <style:style style:name="T132_147" style:family="text"/>
    <style:style style:name="T132_148" style:family="text"/>
    <style:style style:name="T132_149" style:family="text"/>
    <style:style style:name="T132_150" style:family="text"/>
    <style:style style:name="T132_151" style:family="text"/>
    <style:style style:name="T132_152" style:family="text"/>
    <style:style style:name="T132_153" style:family="text"/>
    <style:style style:name="T132_154" style:family="text"/>
    <style:style style:name="T132_155" style:family="text"/>
    <style:style style:name="T132_156" style:family="text"/>
    <style:style style:name="T132_157" style:family="text"/>
    <style:style style:name="T132_158" style:family="text"/>
    <style:style style:name="T132_159" style:family="text"/>
    <style:style style:name="T132_160" style:family="text"/>
    <style:style style:name="T132_161" style:family="text"/>
    <style:style style:name="T132_162" style:family="text"/>
    <style:style style:name="T132_163" style:family="text"/>
    <style:style style:name="T132_164" style:family="text"/>
    <style:style style:name="T132_165" style:family="text"/>
    <style:style style:name="T132_166" style:family="text"/>
    <style:style style:name="T132_167" style:family="text"/>
    <style:style style:name="T132_168" style:family="text"/>
    <style:style style:name="T132_169" style:family="text"/>
    <style:style style:name="T132_170" style:family="text"/>
    <style:style style:name="T132_171" style:family="text"/>
    <style:style style:name="T132_172" style:family="text"/>
    <style:style style:name="T132_173" style:family="text"/>
    <style:style style:name="T132_174" style:family="text"/>
    <style:style style:name="T132_175" style:family="text"/>
    <style:style style:name="T132_176" style:family="text"/>
    <style:style style:name="T132_177" style:family="text"/>
    <style:style style:name="T132_178" style:family="text"/>
    <style:style style:name="T132_179" style:family="text"/>
    <style:style style:name="T132_180" style:family="text"/>
    <style:style style:name="T132_181" style:family="text"/>
    <style:style style:name="T132_182" style:family="text"/>
    <style:style style:name="T132_183" style:family="text"/>
    <style:style style:name="T132_184" style:family="text"/>
    <style:style style:name="T132_185" style:family="text"/>
    <style:style style:name="T132_186" style:family="text"/>
    <style:style style:name="T132_187" style:family="text"/>
    <style:style style:name="T132_188" style:family="text"/>
    <style:style style:name="T132_189" style:family="text"/>
    <style:style style:name="T132_190" style:family="text"/>
    <style:style style:name="T132_191" style:family="text"/>
    <style:style style:name="T132_192" style:family="text"/>
    <style:style style:name="T132_193" style:family="text"/>
    <style:style style:name="T132_194" style:family="text"/>
    <style:style style:name="T132_195" style:family="text"/>
    <style:style style:name="T132_196" style:family="text"/>
    <style:style style:name="T132_197" style:family="text"/>
    <style:style style:name="T132_198" style:family="text"/>
    <style:style style:name="T132_199" style:family="text"/>
    <style:style style:name="T132_200" style:family="text"/>
    <style:style style:name="T132_201" style:family="text"/>
    <style:style style:name="T132_202" style:family="text"/>
    <style:style style:name="T132_203" style:family="text"/>
    <style:style style:name="T132_204" style:family="text"/>
    <style:style style:name="T132_205" style:family="text"/>
    <style:style style:name="T132_206" style:family="text"/>
    <style:style style:name="T132_207" style:family="text"/>
    <style:style style:name="T132_208" style:family="text"/>
    <style:style style:name="T132_209" style:family="text"/>
    <style:style style:name="T132_210" style:family="text"/>
    <style:style style:name="T132_211" style:family="text"/>
    <style:style style:name="T132_212" style:family="text"/>
    <style:style style:name="T132_213" style:family="text"/>
    <style:style style:name="T132_214" style:family="text"/>
    <style:style style:name="T132_215" style:family="text"/>
    <style:style style:name="T132_216" style:family="text"/>
    <style:style style:name="T132_217" style:family="text"/>
    <style:style style:name="T132_218" style:family="text"/>
    <style:style style:name="T132_219" style:family="text"/>
    <style:style style:name="T132_220" style:family="text"/>
    <style:style style:name="T132_221" style:family="text"/>
    <style:style style:name="T132_222" style:family="text"/>
    <style:style style:name="T132_223" style:family="text"/>
    <style:style style:name="T132_224" style:family="text"/>
    <style:style style:name="T132_225" style:family="text"/>
    <style:style style:name="T132_226" style:family="text"/>
    <style:style style:name="T132_227" style:family="text"/>
    <style:style style:name="T132_228" style:family="text"/>
    <style:style style:name="T132_229" style:family="text"/>
    <style:style style:name="T132_230" style:family="text"/>
    <style:style style:name="T132_231" style:family="text"/>
    <style:style style:name="T132_232" style:family="text"/>
    <style:style style:name="T132_233" style:family="text"/>
    <style:style style:name="T132_234" style:family="text"/>
    <style:style style:name="T132_235" style:family="text"/>
    <style:style style:name="T132_236" style:family="text"/>
    <style:style style:name="T132_237" style:family="text"/>
    <style:style style:name="T132_238" style:family="text"/>
    <style:style style:name="T132_239" style:family="text"/>
    <style:style style:name="T132_240" style:family="text"/>
    <style:style style:name="T132_241" style:family="text"/>
    <style:style style:name="T132_242" style:family="text"/>
    <style:style style:name="T132_243" style:family="text"/>
    <style:style style:name="T132_244" style:family="text"/>
    <style:style style:name="T132_245" style:family="text"/>
    <style:style style:name="T132_246" style:family="text"/>
    <style:style style:name="T132_247" style:family="text"/>
    <style:style style:name="T132_248" style:family="text"/>
    <style:style style:name="T132_249" style:family="text"/>
    <style:style style:name="T132_250" style:family="text"/>
    <style:style style:name="T132_251" style:family="text"/>
    <style:style style:name="T132_252" style:family="text"/>
    <style:style style:name="T132_253" style:family="text"/>
    <style:style style:name="T132_254" style:family="text"/>
    <style:style style:name="T132_255" style:family="text"/>
    <style:style style:name="T132_256" style:family="text"/>
    <style:style style:name="T132_257" style:family="text"/>
    <style:style style:name="T132_258" style:family="text"/>
    <style:style style:name="T132_259" style:family="text"/>
    <style:style style:name="T132_260" style:family="text"/>
    <style:style style:name="T132_261" style:family="text"/>
    <style:style style:name="T132_262" style:family="text"/>
    <style:style style:name="T132_263" style:family="text"/>
    <style:style style:name="T132_264" style:family="text"/>
    <style:style style:name="T132_265" style:family="text"/>
    <style:style style:name="T132_266" style:family="text"/>
    <style:style style:name="T132_267" style:family="text"/>
    <style:style style:name="T132_268" style:family="text"/>
    <style:style style:name="T132_269" style:family="text"/>
    <style:style style:name="T132_270" style:family="text"/>
    <style:style style:name="T132_271" style:family="text"/>
    <style:style style:name="T132_272" style:family="text"/>
    <style:style style:name="T132_273" style:family="text"/>
    <style:style style:name="T132_274" style:family="text"/>
    <style:style style:name="T132_275" style:family="text"/>
    <style:style style:name="T132_276" style:family="text"/>
    <style:style style:name="T132_277" style:family="text"/>
    <style:style style:name="T132_278" style:family="text"/>
    <style:style style:name="T132_279" style:family="text"/>
    <style:style style:name="T132_280" style:family="text"/>
    <style:style style:name="T132_281" style:family="text"/>
    <style:style style:name="T132_282" style:family="text"/>
    <style:style style:name="T132_283" style:family="text"/>
    <style:style style:name="T132_284" style:family="text"/>
    <style:style style:name="T132_285" style:family="text"/>
    <style:style style:name="T132_286" style:family="text"/>
    <style:style style:name="T132_287" style:family="text"/>
    <style:style style:name="T132_288" style:family="text"/>
    <style:style style:name="T132_289" style:family="text"/>
    <style:style style:name="T132_290" style:family="text"/>
    <style:style style:name="T132_291" style:family="text"/>
    <style:style style:name="T132_292" style:family="text"/>
    <style:style style:name="T132_293" style:family="text"/>
    <style:style style:name="T132_294" style:family="text"/>
    <style:style style:name="T132_295" style:family="text"/>
    <style:style style:name="T132_296" style:family="text"/>
    <style:style style:name="T132_297" style:family="text"/>
    <style:style style:name="T132_298" style:family="text"/>
    <style:style style:name="T132_299" style:family="text"/>
    <style:style style:name="T132_300" style:family="text"/>
    <style:style style:name="T132_301" style:family="text"/>
    <style:style style:name="T132_302" style:family="text"/>
    <style:style style:name="T132_303" style:family="text"/>
    <style:style style:name="T132_304" style:family="text"/>
    <style:style style:name="T132_305" style:family="text"/>
    <style:style style:name="T132_306" style:family="text"/>
    <style:style style:name="T132_307" style:family="text"/>
    <style:style style:name="T132_308" style:family="text"/>
    <style:style style:name="T132_309" style:family="text"/>
    <style:style style:name="T132_310" style:family="text"/>
    <style:style style:name="T132_311" style:family="text"/>
    <style:style style:name="T132_312" style:family="text"/>
    <style:style style:name="T132_313" style:family="text"/>
    <style:style style:name="T132_314" style:family="text"/>
    <style:style style:name="T132_315" style:family="text"/>
    <style:style style:name="T132_316" style:family="text"/>
    <style:style style:name="T132_317" style:family="text"/>
    <style:style style:name="T132_318" style:family="text"/>
    <style:style style:name="T132_319" style:family="text"/>
    <style:style style:name="T132_320" style:family="text"/>
    <style:style style:name="T132_321" style:family="text"/>
    <style:style style:name="T132_322" style:family="text"/>
    <style:style style:name="T132_323" style:family="text"/>
    <style:style style:name="T132_324" style:family="text"/>
    <style:style style:name="T132_325" style:family="text"/>
    <style:style style:name="T132_326" style:family="text"/>
    <style:style style:name="T132_327" style:family="text"/>
    <style:style style:name="T132_328" style:family="text"/>
    <style:style style:name="T132_329" style:family="text"/>
    <style:style style:name="T132_330" style:family="text"/>
    <style:style style:name="T132_331" style:family="text"/>
    <style:style style:name="T132_332" style:family="text"/>
    <style:style style:name="T132_333" style:family="text"/>
    <style:style style:name="T132_334" style:family="text"/>
    <style:style style:name="T132_335" style:family="text"/>
    <style:style style:name="T132_336" style:family="text"/>
    <style:style style:name="T132_337" style:family="text"/>
    <style:style style:name="T132_338" style:family="text"/>
    <style:style style:name="T132_339" style:family="text"/>
    <style:style style:name="T132_340" style:family="text"/>
    <style:style style:name="T132_341" style:family="text"/>
    <style:style style:name="T132_342" style:family="text"/>
    <style:style style:name="T132_343" style:family="text"/>
    <style:style style:name="T132_344" style:family="text"/>
    <style:style style:name="T132_345" style:family="text"/>
    <style:style style:name="T132_346" style:family="text"/>
    <style:style style:name="T132_347" style:family="text"/>
    <style:style style:name="T132_348" style:family="text"/>
    <style:style style:name="T132_349" style:family="text"/>
    <style:style style:name="T132_350" style:family="text"/>
    <style:style style:name="T132_351" style:family="text"/>
    <style:style style:name="T132_352" style:family="text"/>
    <style:style style:name="T132_353" style:family="text"/>
    <style:style style:name="T132_354" style:family="text"/>
    <style:style style:name="T132_355" style:family="text"/>
    <style:style style:name="T132_356" style:family="text"/>
    <style:style style:name="T132_357" style:family="text"/>
    <style:style style:name="T132_358" style:family="text"/>
    <style:style style:name="T132_359" style:family="text"/>
    <style:style style:name="T132_360" style:family="text"/>
    <style:style style:name="T132_361" style:family="text"/>
    <style:style style:name="T132_362" style:family="text"/>
    <style:style style:name="T132_363" style:family="text"/>
    <style:style style:name="T132_364" style:family="text"/>
    <style:style style:name="T132_365" style:family="text"/>
    <style:style style:name="T132_366" style:family="text"/>
    <style:style style:name="T132_367" style:family="text"/>
    <style:style style:name="T132_368" style:family="text"/>
    <style:style style:name="T132_369" style:family="text"/>
    <style:style style:name="T132_370" style:family="text"/>
    <style:style style:name="T132_371" style:family="text"/>
    <style:style style:name="T132_372" style:family="text"/>
    <style:style style:name="T132_373" style:family="text"/>
    <style:style style:name="T132_374" style:family="text"/>
    <style:style style:name="T132_375" style:family="text"/>
    <style:style style:name="T132_376" style:family="text"/>
    <style:style style:name="T132_377" style:family="text"/>
    <style:style style:name="T132_378" style:family="text"/>
    <style:style style:name="T132_379" style:family="text"/>
    <style:style style:name="T132_380" style:family="text"/>
    <style:style style:name="T132_381" style:family="text"/>
    <style:style style:name="T132_382" style:family="text"/>
    <style:style style:name="T132_383" style:family="text"/>
    <style:style style:name="T132_384" style:family="text"/>
    <style:style style:name="T132_385" style:family="text"/>
    <style:style style:name="T132_386" style:family="text"/>
    <style:style style:name="T132_387" style:family="text"/>
    <style:style style:name="T132_388" style:family="text"/>
    <style:style style:name="T132_389" style:family="text"/>
    <style:style style:name="T132_390" style:family="text"/>
    <style:style style:name="T132_391" style:family="text"/>
    <style:style style:name="T132_392" style:family="text"/>
    <style:style style:name="T132_393" style:family="text"/>
    <style:style style:name="T132_394" style:family="text"/>
    <style:style style:name="T132_395" style:family="text"/>
    <style:style style:name="T132_396" style:family="text"/>
    <style:style style:name="T132_397" style:family="text"/>
    <style:style style:name="T132_398" style:family="text"/>
    <style:style style:name="T132_399" style:family="text"/>
    <style:style style:name="T132_400" style:family="text"/>
    <style:style style:name="T132_401" style:family="text"/>
    <style:style style:name="T132_402" style:family="text"/>
    <style:style style:name="T132_403" style:family="text"/>
    <style:style style:name="T132_404" style:family="text"/>
    <style:style style:name="T132_405" style:family="text"/>
    <style:style style:name="T132_406" style:family="text"/>
    <style:style style:name="T132_407" style:family="text"/>
    <style:style style:name="T132_408" style:family="text"/>
    <style:style style:name="T132_409" style:family="text"/>
    <style:style style:name="T132_410" style:family="text"/>
    <style:style style:name="T132_411" style:family="text"/>
    <style:style style:name="T132_412" style:family="text"/>
    <style:style style:name="T132_413" style:family="text"/>
    <style:style style:name="T132_414" style:family="text"/>
    <style:style style:name="T132_415" style:family="text"/>
    <style:style style:name="T132_416" style:family="text"/>
    <style:style style:name="T132_417" style:family="text"/>
    <style:style style:name="T132_418" style:family="text"/>
    <style:style style:name="T132_419" style:family="text"/>
    <style:style style:name="T132_420" style:family="text"/>
    <style:style style:name="T132_421" style:family="text"/>
    <style:style style:name="T132_422" style:family="text"/>
    <style:style style:name="T132_423" style:family="text"/>
    <style:style style:name="T132_424" style:family="text"/>
    <style:style style:name="T132_425" style:family="text"/>
    <style:style style:name="T132_426" style:family="text"/>
    <style:style style:name="T132_427" style:family="text"/>
    <style:style style:name="T132_428" style:family="text"/>
    <style:style style:name="T132_429" style:family="text"/>
    <style:style style:name="T132_430" style:family="text"/>
    <style:style style:name="T132_431" style:family="text"/>
    <style:style style:name="T132_432" style:family="text"/>
    <style:style style:name="T132_433" style:family="text"/>
    <style:style style:name="T132_434" style:family="text"/>
    <style:style style:name="T132_435" style:family="text"/>
    <style:style style:name="T132_436" style:family="text"/>
    <style:style style:name="T132_437" style:family="text"/>
    <style:style style:name="T132_438" style:family="text"/>
    <style:style style:name="T132_439" style:family="text"/>
    <style:style style:name="T132_440" style:family="text"/>
    <style:style style:name="T132_441" style:family="text"/>
    <style:style style:name="T132_442" style:family="text"/>
    <style:style style:name="T132_443" style:family="text"/>
    <style:style style:name="T132_444" style:family="text"/>
    <style:style style:name="T132_445" style:family="text"/>
    <style:style style:name="T132_446" style:family="text"/>
    <style:style style:name="T132_447" style:family="text"/>
    <style:style style:name="T132_448" style:family="text"/>
    <style:style style:name="T132_449" style:family="text"/>
    <style:style style:name="T132_450" style:family="text"/>
    <style:style style:name="T132_451" style:family="text"/>
    <style:style style:name="T132_452" style:family="text"/>
    <style:style style:name="T132_453" style:family="text"/>
    <style:style style:name="T132_454" style:family="text"/>
    <style:style style:name="T132_455" style:family="text"/>
    <style:style style:name="T132_456" style:family="text"/>
    <style:style style:name="T132_457" style:family="text"/>
    <style:style style:name="T132_458" style:family="text"/>
    <style:style style:name="T132_459" style:family="text"/>
    <style:style style:name="T132_460" style:family="text"/>
    <style:style style:name="T132_461" style:family="text"/>
    <style:style style:name="T132_462" style:family="text"/>
    <style:style style:name="T132_463" style:family="text"/>
    <style:style style:name="T132_464" style:family="text"/>
    <style:style style:name="T132_465" style:family="text"/>
    <style:style style:name="T132_466" style:family="text"/>
    <style:style style:name="T132_467" style:family="text"/>
    <style:style style:name="T132_468" style:family="text"/>
    <style:style style:name="T132_469" style:family="text"/>
    <style:style style:name="T132_470" style:family="text"/>
    <style:style style:name="T132_471" style:family="text"/>
    <style:style style:name="T132_472" style:family="text"/>
    <style:style style:name="T132_473" style:family="text"/>
    <style:style style:name="T132_474" style:family="text"/>
    <style:style style:name="T132_475" style:family="text"/>
    <style:style style:name="T132_476" style:family="text"/>
    <style:style style:name="T132_477" style:family="text"/>
    <style:style style:name="T132_478" style:family="text"/>
    <style:style style:name="T132_479" style:family="text"/>
    <style:style style:name="T132_480" style:family="text"/>
    <style:style style:name="T132_481" style:family="text"/>
    <style:style style:name="T132_482" style:family="text"/>
    <style:style style:name="T132_483" style:family="text"/>
    <style:style style:name="T132_484" style:family="text"/>
    <style:style style:name="T132_485" style:family="text"/>
    <style:style style:name="T132_486" style:family="text"/>
    <style:style style:name="T132_487" style:family="text"/>
    <style:style style:name="T132_488" style:family="text"/>
    <style:style style:name="T132_489" style:family="text"/>
    <style:style style:name="T132_490" style:family="text"/>
    <style:style style:name="T132_491" style:family="text"/>
    <style:style style:name="T132_492" style:family="text"/>
    <style:style style:name="T132_493" style:family="text"/>
    <style:style style:name="T132_494" style:family="text"/>
    <style:style style:name="T132_495" style:family="text"/>
    <style:style style:name="T132_496" style:family="text"/>
    <style:style style:name="T132_497" style:family="text"/>
    <style:style style:name="T132_498" style:family="text"/>
    <style:style style:name="T132_499" style:family="text"/>
    <style:style style:name="T132_500" style:family="text"/>
    <style:style style:name="T132_501" style:family="text"/>
    <style:style style:name="T132_502" style:family="text"/>
    <style:style style:name="T132_503" style:family="text"/>
    <style:style style:name="T132_504" style:family="text"/>
    <style:style style:name="T132_505" style:family="text"/>
    <style:style style:name="T132_506" style:family="text"/>
    <style:style style:name="T132_507" style:family="text"/>
    <style:style style:name="T132_508" style:family="text"/>
    <style:style style:name="T132_509" style:family="text"/>
    <style:style style:name="T132_510" style:family="text"/>
    <style:style style:name="T132_511" style:family="text"/>
    <style:style style:name="T132_512" style:family="text"/>
    <style:style style:name="T132_513" style:family="text"/>
    <style:style style:name="T132_514" style:family="text"/>
    <style:style style:name="T132_515" style:family="text"/>
    <style:style style:name="T132_516" style:family="text"/>
    <style:style style:name="T132_517" style:family="text"/>
    <style:style style:name="T132_518" style:family="text"/>
    <style:style style:name="T132_519" style:family="text"/>
    <style:style style:name="T132_520" style:family="text"/>
    <style:style style:name="T132_521" style:family="text"/>
    <style:style style:name="T132_522" style:family="text"/>
    <style:style style:name="T132_523" style:family="text"/>
    <style:style style:name="T132_524" style:family="text"/>
    <style:style style:name="T132_525" style:family="text"/>
    <style:style style:name="T132_526" style:family="text"/>
    <style:style style:name="T132_527" style:family="text"/>
    <style:style style:name="T132_528" style:family="text"/>
    <style:style style:name="T132_529" style:family="text"/>
    <style:style style:name="T132_530" style:family="text"/>
    <style:style style:name="T132_531" style:family="text"/>
    <style:style style:name="T132_532" style:family="text"/>
    <style:style style:name="T132_533" style:family="text"/>
    <style:style style:name="T132_534" style:family="text"/>
    <style:style style:name="T132_535" style:family="text"/>
    <style:style style:name="T132_536" style:family="text"/>
    <style:style style:name="T132_537" style:family="text"/>
    <style:style style:name="T132_538" style:family="text"/>
    <style:style style:name="T132_539" style:family="text"/>
    <style:style style:name="T132_540" style:family="text"/>
    <style:style style:name="T132_541" style:family="text"/>
    <style:style style:name="T132_542" style:family="text"/>
    <style:style style:name="T132_543" style:family="text"/>
    <style:style style:name="T132_544" style:family="text"/>
    <style:style style:name="T132_545" style:family="text"/>
    <style:style style:name="T132_546" style:family="text"/>
    <style:style style:name="T132_547" style:family="text"/>
    <style:style style:name="T132_548" style:family="text"/>
    <style:style style:name="T132_549" style:family="text"/>
    <style:style style:name="T132_550" style:family="text"/>
    <style:style style:name="T132_551" style:family="text"/>
    <style:style style:name="T132_552" style:family="text"/>
    <style:style style:name="T132_553" style:family="text"/>
    <style:style style:name="T132_554" style:family="text"/>
    <style:style style:name="T132_555" style:family="text"/>
    <style:style style:name="T132_556" style:family="text"/>
    <style:style style:name="T132_557" style:family="text"/>
    <style:style style:name="T132_558" style:family="text"/>
    <style:style style:name="T132_559" style:family="text"/>
    <style:style style:name="T132_560" style:family="text"/>
    <style:style style:name="T132_561" style:family="text"/>
    <style:style style:name="T132_562" style:family="text"/>
    <style:style style:name="T132_563" style:family="text"/>
    <style:style style:name="T132_564" style:family="text"/>
    <style:style style:name="T132_565" style:family="text"/>
    <style:style style:name="T132_566" style:family="text"/>
    <style:style style:name="T132_567" style:family="text"/>
    <style:style style:name="T132_568" style:family="text"/>
    <style:style style:name="T132_569" style:family="text"/>
    <style:style style:name="T132_570" style:family="text"/>
    <style:style style:name="T132_571" style:family="text"/>
    <style:style style:name="T132_572" style:family="text"/>
    <style:style style:name="T132_573" style:family="text"/>
    <style:style style:name="T132_574" style:family="text"/>
    <style:style style:name="T132_575" style:family="text"/>
    <style:style style:name="T132_576" style:family="text"/>
    <style:style style:name="T132_577" style:family="text"/>
    <style:style style:name="T132_578" style:family="text"/>
    <style:style style:name="T132_579" style:family="text"/>
    <style:style style:name="T132_580" style:family="text"/>
    <style:style style:name="T132_581" style:family="text"/>
    <style:style style:name="T132_582" style:family="text"/>
    <style:style style:name="T132_583" style:family="text"/>
    <style:style style:name="T132_584" style:family="text"/>
    <style:style style:name="T132_585" style:family="text"/>
    <style:style style:name="T132_586" style:family="text"/>
    <style:style style:name="T132_587" style:family="text"/>
    <style:style style:name="T132_588" style:family="text"/>
    <style:style style:name="T132_589" style:family="text"/>
    <style:style style:name="T132_590" style:family="text"/>
    <style:style style:name="T132_591" style:family="text"/>
    <style:style style:name="T132_592" style:family="text"/>
    <style:style style:name="T132_593" style:family="text"/>
    <style:style style:name="T132_594" style:family="text"/>
    <style:style style:name="T132_595" style:family="text"/>
    <style:style style:name="T132_596" style:family="text"/>
    <style:style style:name="T132_597" style:family="text"/>
    <style:style style:name="T132_598" style:family="text"/>
    <style:style style:name="T132_599" style:family="text"/>
    <style:style style:name="T132_600" style:family="text"/>
    <style:style style:name="T132_601" style:family="text"/>
    <style:style style:name="T132_602" style:family="text"/>
    <style:style style:name="T132_603" style:family="text"/>
    <style:style style:name="T132_604" style:family="text"/>
    <style:style style:name="T132_605" style:family="text"/>
    <style:style style:name="T132_606" style:family="text"/>
    <style:style style:name="T132_607" style:family="text"/>
    <style:style style:name="T132_608" style:family="text"/>
    <style:style style:name="T132_609" style:family="text"/>
    <style:style style:name="T132_610" style:family="text"/>
    <style:style style:name="T132_611" style:family="text"/>
    <style:style style:name="T132_612" style:family="text"/>
    <style:style style:name="T132_613" style:family="text"/>
    <style:style style:name="T132_614" style:family="text"/>
    <style:style style:name="T132_615" style:family="text"/>
    <style:style style:name="T132_616" style:family="text"/>
    <style:style style:name="T132_617" style:family="text"/>
    <style:style style:name="T132_618" style:family="text"/>
    <style:style style:name="T132_619" style:family="text"/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T134_41" style:family="text"/>
    <style:style style:name="T134_42" style:family="text"/>
    <style:style style:name="T134_43" style:family="text"/>
    <style:style style:name="T134_44" style:family="text"/>
    <style:style style:name="T134_45" style:family="text"/>
    <style:style style:name="T134_46" style:family="text"/>
    <style:style style:name="T134_47" style:family="text"/>
    <style:style style:name="T134_48" style:family="text"/>
    <style:style style:name="T134_49" style:family="text"/>
    <style:style style:name="T134_50" style:family="text"/>
    <style:style style:name="T134_51" style:family="text"/>
    <style:style style:name="T134_52" style:family="text"/>
    <style:style style:name="T134_53" style:family="text"/>
    <style:style style:name="T134_54" style:family="text"/>
    <style:style style:name="T134_55" style:family="text"/>
    <style:style style:name="T134_56" style:family="text"/>
    <style:style style:name="T134_57" style:family="text"/>
    <style:style style:name="T134_58" style:family="text"/>
    <style:style style:name="T134_59" style:family="text"/>
    <style:style style:name="T134_60" style:family="text"/>
    <style:style style:name="T134_61" style:family="text"/>
    <style:style style:name="T134_62" style:family="text"/>
    <style:style style:name="T134_63" style:family="text"/>
    <style:style style:name="T134_64" style:family="text"/>
    <style:style style:name="T134_65" style:family="text"/>
    <style:style style:name="T134_66" style:family="text"/>
    <style:style style:name="T134_67" style:family="text"/>
    <style:style style:name="T134_68" style:family="text"/>
    <style:style style:name="T134_69" style:family="text"/>
    <style:style style:name="T134_70" style:family="text"/>
    <style:style style:name="T134_71" style:family="text"/>
    <style:style style:name="T134_72" style:family="text"/>
    <style:style style:name="T134_73" style:family="text"/>
    <style:style style:name="T134_74" style:family="text"/>
    <style:style style:name="T134_75" style:family="text"/>
    <style:style style:name="T134_76" style:family="text"/>
    <style:style style:name="T134_77" style:family="text"/>
    <style:style style:name="T134_78" style:family="text"/>
    <style:style style:name="T134_79" style:family="text"/>
    <style:style style:name="T134_80" style:family="text"/>
    <style:style style:name="T134_81" style:family="text"/>
    <style:style style:name="T134_82" style:family="text"/>
    <style:style style:name="T134_83" style:family="text"/>
    <style:style style:name="T134_84" style:family="text"/>
    <style:style style:name="T134_85" style:family="text"/>
    <style:style style:name="T134_86" style:family="text"/>
    <style:style style:name="T134_87" style:family="text"/>
    <style:style style:name="T134_88" style:family="text"/>
    <style:style style:name="T134_89" style:family="text"/>
    <style:style style:name="T134_90" style:family="text"/>
    <style:style style:name="T134_91" style:family="text"/>
    <style:style style:name="T134_92" style:family="text"/>
    <style:style style:name="T134_93" style:family="text"/>
    <style:style style:name="T134_94" style:family="text"/>
    <style:style style:name="T134_95" style:family="text"/>
    <style:style style:name="T134_96" style:family="text"/>
    <style:style style:name="T134_97" style:family="text"/>
    <style:style style:name="T134_98" style:family="text"/>
    <style:style style:name="T134_99" style:family="text"/>
    <style:style style:name="T134_100" style:family="text"/>
    <style:style style:name="T134_101" style:family="text"/>
    <style:style style:name="T134_102" style:family="text"/>
    <style:style style:name="T134_103" style:family="text"/>
    <style:style style:name="T134_104" style:family="text"/>
    <style:style style:name="T134_105" style:family="text"/>
    <style:style style:name="T134_106" style:family="text"/>
    <style:style style:name="T134_107" style:family="text"/>
    <style:style style:name="T134_108" style:family="text"/>
    <style:style style:name="T134_109" style:family="text"/>
    <style:style style:name="T134_110" style:family="text"/>
    <style:style style:name="T134_111" style:family="text"/>
    <style:style style:name="T134_112" style:family="text"/>
    <style:style style:name="T134_113" style:family="text"/>
    <style:style style:name="T134_114" style:family="text"/>
    <style:style style:name="T134_115" style:family="text"/>
    <style:style style:name="T134_116" style:family="text"/>
    <style:style style:name="T134_117" style:family="text"/>
    <style:style style:name="T134_118" style:family="text"/>
    <style:style style:name="T134_119" style:family="text"/>
    <style:style style:name="T134_120" style:family="text"/>
    <style:style style:name="T134_121" style:family="text"/>
    <style:style style:name="T134_122" style:family="text"/>
    <style:style style:name="T134_123" style:family="text"/>
    <style:style style:name="T134_124" style:family="text"/>
    <style:style style:name="T134_125" style:family="text"/>
    <style:style style:name="T134_126" style:family="text"/>
    <style:style style:name="T134_127" style:family="text"/>
    <style:style style:name="T134_128" style:family="text"/>
    <style:style style:name="T134_129" style:family="text"/>
    <style:style style:name="T134_130" style:family="text"/>
    <style:style style:name="T134_131" style:family="text"/>
    <style:style style:name="T134_132" style:family="text"/>
    <style:style style:name="T134_133" style:family="text"/>
    <style:style style:name="T134_134" style:family="text"/>
    <style:style style:name="T134_135" style:family="text"/>
    <style:style style:name="T134_136" style:family="text"/>
    <style:style style:name="T134_137" style:family="text"/>
    <style:style style:name="T134_138" style:family="text"/>
    <style:style style:name="T134_139" style:family="text"/>
    <style:style style:name="T134_140" style:family="text"/>
    <style:style style:name="T134_141" style:family="text"/>
    <style:style style:name="T134_142" style:family="text"/>
    <style:style style:name="T134_143" style:family="text"/>
    <style:style style:name="T134_144" style:family="text"/>
    <style:style style:name="T134_145" style:family="text"/>
    <style:style style:name="T134_146" style:family="text"/>
    <style:style style:name="T134_147" style:family="text"/>
    <style:style style:name="T134_148" style:family="text"/>
    <style:style style:name="T134_149" style:family="text"/>
    <style:style style:name="T134_150" style:family="text"/>
    <style:style style:name="T134_151" style:family="text"/>
    <style:style style:name="T134_152" style:family="text"/>
    <style:style style:name="T134_153" style:family="text"/>
    <style:style style:name="T134_154" style:family="text"/>
    <style:style style:name="T134_155" style:family="text"/>
    <style:style style:name="T134_156" style:family="text"/>
    <style:style style:name="T134_157" style:family="text"/>
    <style:style style:name="T134_158" style:family="text"/>
    <style:style style:name="T134_159" style:family="text"/>
    <style:style style:name="T134_160" style:family="text"/>
    <style:style style:name="T134_161" style:family="text"/>
    <style:style style:name="T134_162" style:family="text"/>
    <style:style style:name="T134_163" style:family="text"/>
    <style:style style:name="T134_164" style:family="text"/>
    <style:style style:name="T134_165" style:family="text"/>
    <style:style style:name="T134_166" style:family="text"/>
    <style:style style:name="T134_167" style:family="text"/>
    <style:style style:name="T134_168" style:family="text"/>
    <style:style style:name="T134_169" style:family="text"/>
    <style:style style:name="T134_170" style:family="text"/>
    <style:style style:name="T134_171" style:family="text"/>
    <style:style style:name="T134_172" style:family="text"/>
    <style:style style:name="T134_173" style:family="text"/>
    <style:style style:name="T134_174" style:family="text"/>
    <style:style style:name="T134_175" style:family="text"/>
    <style:style style:name="T134_176" style:family="text"/>
    <style:style style:name="T134_177" style:family="text"/>
    <style:style style:name="T134_178" style:family="text"/>
    <style:style style:name="T134_179" style:family="text"/>
    <style:style style:name="T134_180" style:family="text"/>
    <style:style style:name="T134_181" style:family="text"/>
    <style:style style:name="T134_182" style:family="text"/>
    <style:style style:name="T134_183" style:family="text"/>
    <style:style style:name="T134_184" style:family="text"/>
    <style:style style:name="T134_185" style:family="text"/>
    <style:style style:name="T134_186" style:family="text"/>
    <style:style style:name="T134_187" style:family="text"/>
    <style:style style:name="T134_188" style:family="text"/>
    <style:style style:name="T134_189" style:family="text"/>
    <style:style style:name="T134_190" style:family="text"/>
    <style:style style:name="T134_191" style:family="text"/>
    <style:style style:name="T134_192" style:family="text"/>
    <style:style style:name="T134_193" style:family="text"/>
    <style:style style:name="T134_194" style:family="text"/>
    <style:style style:name="T134_195" style:family="text"/>
    <style:style style:name="T134_196" style:family="text"/>
    <style:style style:name="T134_197" style:family="text"/>
    <style:style style:name="T134_198" style:family="text"/>
    <style:style style:name="T134_199" style:family="text"/>
    <style:style style:name="T134_200" style:family="text"/>
    <style:style style:name="T134_201" style:family="text"/>
    <style:style style:name="T134_202" style:family="text"/>
    <style:style style:name="T134_203" style:family="text"/>
    <style:style style:name="T134_204" style:family="text"/>
    <style:style style:name="T134_205" style:family="text"/>
    <style:style style:name="T134_206" style:family="text"/>
    <style:style style:name="T134_207" style:family="text"/>
    <style:style style:name="T134_208" style:family="text"/>
    <style:style style:name="T134_209" style:family="text"/>
    <style:style style:name="T134_210" style:family="text"/>
    <style:style style:name="T134_211" style:family="text"/>
    <style:style style:name="T134_212" style:family="text"/>
    <style:style style:name="T134_213" style:family="text"/>
    <style:style style:name="T134_214" style:family="text"/>
    <style:style style:name="T134_215" style:family="text"/>
    <style:style style:name="T134_216" style:family="text"/>
    <style:style style:name="T134_217" style:family="text"/>
    <style:style style:name="T134_218" style:family="text"/>
    <style:style style:name="T134_219" style:family="text"/>
    <style:style style:name="T134_220" style:family="text"/>
    <style:style style:name="T134_221" style:family="text"/>
    <style:style style:name="T134_222" style:family="text"/>
    <style:style style:name="T134_223" style:family="text"/>
    <style:style style:name="T134_224" style:family="text"/>
    <style:style style:name="T134_225" style:family="text"/>
    <style:style style:name="T134_226" style:family="text"/>
    <style:style style:name="T134_227" style:family="text"/>
    <style:style style:name="T134_228" style:family="text"/>
    <style:style style:name="T134_229" style:family="text"/>
    <style:style style:name="T134_230" style:family="text"/>
    <style:style style:name="T134_231" style:family="text"/>
    <style:style style:name="T134_232" style:family="text"/>
    <style:style style:name="T134_233" style:family="text"/>
    <style:style style:name="T134_234" style:family="text"/>
    <style:style style:name="T134_235" style:family="text"/>
    <style:style style:name="T134_236" style:family="text"/>
    <style:style style:name="T134_237" style:family="text"/>
    <style:style style:name="T134_238" style:family="text"/>
    <style:style style:name="T134_239" style:family="text"/>
    <style:style style:name="T134_240" style:family="text"/>
    <style:style style:name="T134_241" style:family="text"/>
    <style:style style:name="T134_242" style:family="text"/>
    <style:style style:name="T134_243" style:family="text"/>
    <style:style style:name="T134_244" style:family="text"/>
    <style:style style:name="T134_245" style:family="text"/>
    <style:style style:name="T134_246" style:family="text"/>
    <style:style style:name="T134_247" style:family="text"/>
    <style:style style:name="T134_248" style:family="text"/>
    <style:style style:name="T134_249" style:family="text"/>
    <style:style style:name="T134_250" style:family="text"/>
    <style:style style:name="T134_251" style:family="text"/>
    <style:style style:name="T134_252" style:family="text"/>
    <style:style style:name="T134_253" style:family="text"/>
    <style:style style:name="T134_254" style:family="text"/>
    <style:style style:name="T134_255" style:family="text"/>
    <style:style style:name="T134_256" style:family="text"/>
    <style:style style:name="T134_257" style:family="text"/>
    <style:style style:name="T134_258" style:family="text"/>
    <style:style style:name="T134_259" style:family="text"/>
    <style:style style:name="T134_260" style:family="text"/>
    <style:style style:name="T134_261" style:family="text"/>
    <style:style style:name="T134_262" style:family="text"/>
    <style:style style:name="T134_263" style:family="text"/>
    <style:style style:name="T134_264" style:family="text"/>
    <style:style style:name="T134_265" style:family="text"/>
    <style:style style:name="T134_266" style:family="text"/>
    <style:style style:name="T134_267" style:family="text"/>
    <style:style style:name="T134_268" style:family="text"/>
    <style:style style:name="T134_269" style:family="text"/>
    <style:style style:name="T134_270" style:family="text"/>
    <style:style style:name="T134_271" style:family="text"/>
    <style:style style:name="T134_272" style:family="text"/>
    <style:style style:name="T134_273" style:family="text"/>
    <style:style style:name="T134_274" style:family="text"/>
    <style:style style:name="T134_275" style:family="text"/>
    <style:style style:name="T134_276" style:family="text"/>
    <style:style style:name="T134_277" style:family="text"/>
    <style:style style:name="T134_278" style:family="text"/>
    <style:style style:name="T134_279" style:family="text"/>
    <style:style style:name="T134_280" style:family="text"/>
    <style:style style:name="T134_281" style:family="text"/>
    <style:style style:name="T134_282" style:family="text"/>
    <style:style style:name="T134_283" style:family="text"/>
    <style:style style:name="T134_284" style:family="text"/>
    <style:style style:name="T134_285" style:family="text"/>
    <style:style style:name="T134_286" style:family="text"/>
    <style:style style:name="T134_287" style:family="text"/>
    <style:style style:name="T134_288" style:family="text"/>
    <style:style style:name="T134_289" style:family="text"/>
    <style:style style:name="T134_290" style:family="text"/>
    <style:style style:name="T134_291" style:family="text"/>
    <style:style style:name="T134_292" style:family="text"/>
    <style:style style:name="T134_293" style:family="text"/>
    <style:style style:name="T134_294" style:family="text"/>
    <style:style style:name="T134_295" style:family="text"/>
    <style:style style:name="T134_296" style:family="text"/>
    <style:style style:name="T134_297" style:family="text"/>
    <style:style style:name="T134_298" style:family="text"/>
    <style:style style:name="T134_299" style:family="text"/>
    <style:style style:name="T134_300" style:family="text"/>
    <style:style style:name="T134_301" style:family="text"/>
    <style:style style:name="T134_302" style:family="text"/>
    <style:style style:name="T134_303" style:family="text"/>
    <style:style style:name="T134_304" style:family="text"/>
    <style:style style:name="T134_305" style:family="text"/>
    <style:style style:name="T134_306" style:family="text"/>
    <style:style style:name="T134_307" style:family="text"/>
    <style:style style:name="T134_308" style:family="text"/>
    <style:style style:name="T134_309" style:family="text"/>
    <style:style style:name="T134_310" style:family="text"/>
    <style:style style:name="T134_311" style:family="text"/>
    <style:style style:name="T134_312" style:family="text"/>
    <style:style style:name="T134_313" style:family="text"/>
    <style:style style:name="T134_314" style:family="text"/>
    <style:style style:name="T134_315" style:family="text"/>
    <style:style style:name="T134_316" style:family="text"/>
    <style:style style:name="T134_317" style:family="text"/>
    <style:style style:name="T134_318" style:family="text"/>
    <style:style style:name="T134_319" style:family="text"/>
    <style:style style:name="T134_320" style:family="text"/>
    <style:style style:name="T134_321" style:family="text"/>
    <style:style style:name="T134_322" style:family="text"/>
    <style:style style:name="T134_323" style:family="text"/>
    <style:style style:name="T134_324" style:family="text"/>
    <style:style style:name="T134_325" style:family="text"/>
    <style:style style:name="T134_326" style:family="text"/>
    <style:style style:name="T134_327" style:family="text"/>
    <style:style style:name="T134_328" style:family="text"/>
    <style:style style:name="T134_329" style:family="text"/>
    <style:style style:name="T134_330" style:family="text"/>
    <style:style style:name="T134_331" style:family="text"/>
    <style:style style:name="T134_332" style:family="text"/>
    <style:style style:name="T134_333" style:family="text"/>
    <style:style style:name="T134_334" style:family="text"/>
    <style:style style:name="T134_335" style:family="text"/>
    <style:style style:name="T134_336" style:family="text"/>
    <style:style style:name="T134_337" style:family="text"/>
    <style:style style:name="T134_338" style:family="text"/>
    <style:style style:name="T134_339" style:family="text"/>
    <style:style style:name="T134_340" style:family="text"/>
    <style:style style:name="T134_341" style:family="text"/>
    <style:style style:name="T134_342" style:family="text"/>
    <style:style style:name="T134_343" style:family="text"/>
    <style:style style:name="T134_344" style:family="text"/>
    <style:style style:name="T134_345" style:family="text"/>
    <style:style style:name="T134_346" style:family="text"/>
    <style:style style:name="T134_347" style:family="text"/>
    <style:style style:name="T134_348" style:family="text"/>
    <style:style style:name="T134_349" style:family="text"/>
    <style:style style:name="T134_350" style:family="text"/>
    <style:style style:name="T134_351" style:family="text"/>
    <style:style style:name="T134_352" style:family="text"/>
    <style:style style:name="T134_353" style:family="text"/>
    <style:style style:name="T134_354" style:family="text"/>
    <style:style style:name="T134_355" style:family="text"/>
    <style:style style:name="T134_356" style:family="text"/>
    <style:style style:name="T134_357" style:family="text"/>
    <style:style style:name="T134_358" style:family="text"/>
    <style:style style:name="T134_359" style:family="text"/>
    <style:style style:name="T134_360" style:family="text"/>
    <style:style style:name="T134_361" style:family="text"/>
    <style:style style:name="T134_362" style:family="text"/>
    <style:style style:name="T134_363" style:family="text"/>
    <style:style style:name="T134_364" style:family="text"/>
    <style:style style:name="T134_365" style:family="text"/>
    <style:style style:name="T134_366" style:family="text"/>
    <style:style style:name="T134_367" style:family="text"/>
    <style:style style:name="T134_368" style:family="text"/>
    <style:style style:name="T134_369" style:family="text"/>
    <style:style style:name="T134_370" style:family="text"/>
    <style:style style:name="T134_371" style:family="text"/>
    <style:style style:name="T134_372" style:family="text"/>
    <style:style style:name="T134_373" style:family="text"/>
    <style:style style:name="T134_374" style:family="text"/>
    <style:style style:name="T134_375" style:family="text"/>
    <style:style style:name="T134_376" style:family="text"/>
    <style:style style:name="T134_377" style:family="text"/>
    <style:style style:name="T134_378" style:family="text"/>
    <style:style style:name="T134_379" style:family="text"/>
    <style:style style:name="T134_380" style:family="text"/>
    <style:style style:name="T134_381" style:family="text"/>
    <style:style style:name="T134_382" style:family="text"/>
    <style:style style:name="T134_383" style:family="text"/>
    <style:style style:name="T134_384" style:family="text"/>
    <style:style style:name="T134_385" style:family="text"/>
    <style:style style:name="T134_386" style:family="text"/>
    <style:style style:name="T134_387" style:family="text"/>
    <style:style style:name="T134_388" style:family="text"/>
    <style:style style:name="T134_389" style:family="text"/>
    <style:style style:name="T134_390" style:family="text"/>
    <style:style style:name="T134_391" style:family="text"/>
    <style:style style:name="T134_392" style:family="text"/>
    <style:style style:name="T134_393" style:family="text"/>
    <style:style style:name="T134_394" style:family="text"/>
    <style:style style:name="T134_395" style:family="text"/>
    <style:style style:name="T134_396" style:family="text"/>
    <style:style style:name="T134_397" style:family="text"/>
    <style:style style:name="T134_398" style:family="text"/>
    <style:style style:name="T134_399" style:family="text"/>
    <style:style style:name="T134_400" style:family="text"/>
    <style:style style:name="T134_401" style:family="text"/>
    <style:style style:name="T134_402" style:family="text"/>
    <style:style style:name="T134_403" style:family="text"/>
    <style:style style:name="T134_404" style:family="text"/>
    <style:style style:name="T134_405" style:family="text"/>
    <style:style style:name="T134_406" style:family="text"/>
    <style:style style:name="T134_407" style:family="text"/>
    <style:style style:name="T134_408" style:family="text"/>
    <style:style style:name="T134_409" style:family="text"/>
    <style:style style:name="T134_410" style:family="text"/>
    <style:style style:name="T134_411" style:family="text"/>
    <style:style style:name="T134_412" style:family="text"/>
    <style:style style:name="T134_413" style:family="text"/>
    <style:style style:name="T134_414" style:family="text"/>
    <style:style style:name="T134_415" style:family="text"/>
    <style:style style:name="T134_416" style:family="text"/>
    <style:style style:name="T134_417" style:family="text"/>
    <style:style style:name="T134_418" style:family="text"/>
    <style:style style:name="T134_419" style:family="text"/>
    <style:style style:name="T134_420" style:family="text"/>
    <style:style style:name="T134_421" style:family="text"/>
    <style:style style:name="T134_422" style:family="text"/>
    <style:style style:name="T134_423" style:family="text"/>
    <style:style style:name="T134_424" style:family="text"/>
    <style:style style:name="T134_425" style:family="text"/>
    <style:style style:name="T134_426" style:family="text"/>
    <style:style style:name="T134_427" style:family="text"/>
    <style:style style:name="T134_428" style:family="text"/>
    <style:style style:name="T134_429" style:family="text"/>
    <style:style style:name="T134_430" style:family="text"/>
    <style:style style:name="T134_431" style:family="text"/>
    <style:style style:name="T134_432" style:family="text"/>
    <style:style style:name="T134_433" style:family="text"/>
    <style:style style:name="T134_434" style:family="text"/>
    <style:style style:name="T134_435" style:family="text"/>
    <style:style style:name="T134_436" style:family="text"/>
    <style:style style:name="T134_437" style:family="text"/>
    <style:style style:name="T134_438" style:family="text"/>
    <style:style style:name="T134_439" style:family="text"/>
    <style:style style:name="T134_440" style:family="text"/>
    <style:style style:name="T134_441" style:family="text"/>
    <style:style style:name="T134_442" style:family="text"/>
    <style:style style:name="T134_443" style:family="text"/>
    <style:style style:name="T134_444" style:family="text"/>
    <style:style style:name="T134_445" style:family="text"/>
    <style:style style:name="T134_446" style:family="text"/>
    <style:style style:name="T134_447" style:family="text"/>
    <style:style style:name="T134_448" style:family="text"/>
    <style:style style:name="T134_449" style:family="text"/>
    <style:style style:name="T134_450" style:family="text"/>
    <style:style style:name="T134_451" style:family="text"/>
    <style:style style:name="T134_452" style:family="text"/>
    <style:style style:name="T134_453" style:family="text"/>
    <style:style style:name="T134_454" style:family="text"/>
    <style:style style:name="T134_455" style:family="text"/>
    <style:style style:name="T134_456" style:family="text"/>
    <style:style style:name="T134_457" style:family="text"/>
    <style:style style:name="T134_458" style:family="text"/>
    <style:style style:name="T134_459" style:family="text"/>
    <style:style style:name="T134_460" style:family="text"/>
    <style:style style:name="T134_461" style:family="text"/>
    <style:style style:name="T134_462" style:family="text"/>
    <style:style style:name="T134_463" style:family="text"/>
    <style:style style:name="T134_464" style:family="text"/>
    <style:style style:name="T134_465" style:family="text"/>
    <style:style style:name="T134_466" style:family="text"/>
    <style:style style:name="T134_467" style:family="text"/>
    <style:style style:name="T134_468" style:family="text"/>
    <style:style style:name="T134_469" style:family="text"/>
    <style:style style:name="T134_470" style:family="text"/>
    <style:style style:name="T134_471" style:family="text"/>
    <style:style style:name="T134_472" style:family="text"/>
    <style:style style:name="T134_473" style:family="text"/>
    <style:style style:name="T134_474" style:family="text"/>
    <style:style style:name="T134_475" style:family="text"/>
    <style:style style:name="T134_476" style:family="text"/>
    <style:style style:name="T134_477" style:family="text"/>
    <style:style style:name="T134_478" style:family="text"/>
    <style:style style:name="T134_479" style:family="text"/>
    <style:style style:name="T134_480" style:family="text"/>
    <style:style style:name="T134_481" style:family="text"/>
    <style:style style:name="T134_482" style:family="text"/>
    <style:style style:name="T134_483" style:family="text"/>
    <style:style style:name="T134_484" style:family="text"/>
    <style:style style:name="T134_485" style:family="text"/>
    <style:style style:name="T134_486" style:family="text"/>
    <style:style style:name="T134_487" style:family="text"/>
    <style:style style:name="T134_488" style:family="text"/>
    <style:style style:name="T134_489" style:family="text"/>
    <style:style style:name="T134_490" style:family="text"/>
    <style:style style:name="T134_491" style:family="text"/>
    <style:style style:name="T134_492" style:family="text"/>
    <style:style style:name="T134_493" style:family="text"/>
    <style:style style:name="T134_494" style:family="text"/>
    <style:style style:name="T134_495" style:family="text"/>
    <style:style style:name="T134_496" style:family="text"/>
    <style:style style:name="T134_497" style:family="text"/>
    <style:style style:name="T134_498" style:family="text"/>
    <style:style style:name="T134_499" style:family="text"/>
    <style:style style:name="T134_500" style:family="text"/>
    <style:style style:name="T134_501" style:family="text"/>
    <style:style style:name="T134_502" style:family="text"/>
    <style:style style:name="T134_503" style:family="text"/>
    <style:style style:name="T134_504" style:family="text"/>
    <style:style style:name="T134_505" style:family="text"/>
    <style:style style:name="T134_506" style:family="text"/>
    <style:style style:name="T134_507" style:family="text"/>
    <style:style style:name="T134_508" style:family="text"/>
    <style:style style:name="T134_509" style:family="text"/>
    <style:style style:name="T134_510" style:family="text"/>
    <style:style style:name="T134_511" style:family="text"/>
    <style:style style:name="T134_512" style:family="text"/>
    <style:style style:name="T134_513" style:family="text"/>
    <style:style style:name="T134_514" style:family="text"/>
    <style:style style:name="T134_515" style:family="text"/>
    <style:style style:name="T134_516" style:family="text"/>
    <style:style style:name="T134_517" style:family="text"/>
    <style:style style:name="T134_518" style:family="text"/>
    <style:style style:name="T134_519" style:family="text"/>
    <style:style style:name="T134_520" style:family="text"/>
    <style:style style:name="T134_521" style:family="text"/>
    <style:style style:name="T134_522" style:family="text"/>
    <style:style style:name="T134_523" style:family="text"/>
    <style:style style:name="T134_524" style:family="text"/>
    <style:style style:name="T134_525" style:family="text"/>
    <style:style style:name="T134_526" style:family="text"/>
    <style:style style:name="T134_527" style:family="text"/>
    <style:style style:name="T134_528" style:family="text"/>
    <style:style style:name="T134_529" style:family="text"/>
    <style:style style:name="T134_530" style:family="text"/>
    <style:style style:name="T134_531" style:family="text"/>
    <style:style style:name="T134_532" style:family="text"/>
    <style:style style:name="T134_533" style:family="text"/>
    <style:style style:name="T134_534" style:family="text"/>
    <style:style style:name="T134_535" style:family="text"/>
    <style:style style:name="T134_536" style:family="text"/>
    <style:style style:name="T134_537" style:family="text"/>
    <style:style style:name="T134_538" style:family="text"/>
    <style:style style:name="T134_539" style:family="text"/>
    <style:style style:name="T134_540" style:family="text"/>
    <style:style style:name="T134_541" style:family="text"/>
    <style:style style:name="T134_542" style:family="text"/>
    <style:style style:name="T134_543" style:family="text"/>
    <style:style style:name="T134_544" style:family="text"/>
    <style:style style:name="T134_545" style:family="text"/>
    <style:style style:name="T134_546" style:family="text"/>
    <style:style style:name="P135" style:family="paragraph" style:parent-style-name="Heading_20_1">
      <style:paragraph-properties fo:break-before="page" fo:line-height="115%" style:writing-mode="lr-tb"/>
    </style:style>
    <style:style style:name="T135_1" style:family="text"/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>
      <style:text-properties fo:font-style="italic" style:font-style-asian="italic" style:font-style-complex="italic" fo:color="#b7b7b7"/>
    </style:style>
    <style:style style:name="T136_2" style:family="text">
      <style:text-properties fo:font-style="italic" style:font-style-asian="italic" style:font-style-complex="italic" fo:color="#b7b7b7"/>
    </style:style>
    <style:style style:name="T136_3" style:family="text">
      <style:text-properties fo:font-style="italic" style:font-style-asian="italic" style:font-style-complex="italic" fo:color="#b7b7b7"/>
    </style:style>
    <style:style style:name="T136_4" style:family="text">
      <style:text-properties fo:color="#b7b7b7"/>
    </style:style>
    <style:style style:name="T136_5" style:family="text"/>
    <style:style style:name="T136_6" style:family="text">
      <style:text-properties fo:color="#b7b7b7" style:text-underline-style="solid" style:text-underline-color="font-color"/>
    </style:style>
    <style:style style:name="T136_7" style:family="text"/>
    <style:style style:name="T136_8" style:family="text">
      <style:text-properties fo:color="#b7b7b7" style:text-underline-style="solid" style:text-underline-color="font-color"/>
    </style:style>
    <style:style style:name="T136_9" style:family="text"/>
    <style:style style:name="T136_10" style:family="text">
      <style:text-properties fo:color="#b7b7b7" style:text-underline-style="solid" style:text-underline-color="font-color"/>
    </style:style>
    <style:style style:name="T136_11" style:family="text"/>
    <style:style style:name="T136_12" style:family="text">
      <style:text-properties fo:color="#b7b7b7" style:text-underline-style="solid" style:text-underline-color="font-color"/>
    </style:style>
    <style:style style:name="T136_13" style:family="text"/>
    <style:style style:name="T136_14" style:family="text">
      <style:text-properties fo:color="#b7b7b7" style:text-underline-style="solid" style:text-underline-color="font-color"/>
    </style:style>
    <style:style style:name="T136_15" style:family="text"/>
    <style:style style:name="T136_16" style:family="text">
      <style:text-properties fo:color="#b7b7b7" style:text-underline-style="solid" style:text-underline-color="font-color"/>
    </style:style>
    <style:style style:name="T136_17" style:family="text"/>
    <style:style style:name="T136_18" style:family="text">
      <style:text-properties fo:color="#b7b7b7" style:text-underline-style="solid" style:text-underline-color="font-color"/>
    </style:style>
    <style:style style:name="T136_19" style:family="text"/>
    <style:style style:name="T136_20" style:family="text">
      <style:text-properties fo:color="#b7b7b7" style:text-underline-style="solid" style:text-underline-color="font-color"/>
    </style:style>
    <style:style style:name="T136_21" style:family="text"/>
    <style:style style:name="T136_22" style:family="text">
      <style:text-properties fo:color="#b7b7b7" style:text-underline-style="solid" style:text-underline-color="font-color"/>
    </style:style>
    <style:style style:name="T136_23" style:family="text"/>
    <style:style style:name="T136_24" style:family="text">
      <style:text-properties fo:color="#b7b7b7" style:text-underline-style="solid" style:text-underline-color="font-color"/>
    </style:style>
    <style:style style:name="T136_25" style:family="text"/>
    <style:style style:name="T136_26" style:family="text">
      <style:text-properties fo:color="#b7b7b7" style:text-underline-style="solid" style:text-underline-color="font-color"/>
    </style:style>
    <style:style style:name="T136_27" style:family="text"/>
    <style:style style:name="T136_28" style:family="text">
      <style:text-properties fo:color="#b7b7b7" style:text-underline-style="solid" style:text-underline-color="font-color"/>
    </style:style>
    <style:style style:name="T136_29" style:family="text">
      <style:text-properties fo:color="#b7b7b7"/>
    </style:style>
    <style:style style:name="T136_30" style:family="text">
      <style:text-properties fo:font-style="italic" style:font-style-asian="italic" style:font-style-complex="italic" fo:color="#b7b7b7"/>
    </style:style>
    <style:style style:name="T136_31" style:family="text">
      <style:text-properties fo:font-style="italic" style:font-style-asian="italic" style:font-style-complex="italic" fo:color="#b7b7b7"/>
    </style:style>
    <style:style style:name="T136_32" style:family="text">
      <style:text-properties fo:font-style="italic" style:font-style-asian="italic" style:font-style-complex="italic" fo:color="#b7b7b7"/>
    </style:style>
    <style:style style:name="T136_33" style:family="text">
      <style:text-properties fo:font-style="italic" style:font-style-asian="italic" style:font-style-complex="italic" fo:color="#b7b7b7"/>
    </style:style>
    <style:style style:name="T136_34" style:family="text">
      <style:text-properties fo:font-style="italic" style:font-style-asian="italic" style:font-style-complex="italic" fo:color="#b7b7b7"/>
    </style:style>
    <style:style style:name="T136_35" style:family="text">
      <style:text-properties fo:font-style="italic" style:font-style-asian="italic" style:font-style-complex="italic" fo:color="#b7b7b7"/>
    </style:style>
    <style:style style:name="T136_36" style:family="text">
      <style:text-properties fo:font-style="italic" style:font-style-asian="italic" style:font-style-complex="italic" fo:color="#b7b7b7"/>
    </style:style>
    <style:style style:name="T136_37" style:family="text">
      <style:text-properties fo:font-style="italic" style:font-style-asian="italic" style:font-style-complex="italic" fo:color="#b7b7b7"/>
    </style:style>
    <style:style style:name="T136_38" style:family="text">
      <style:text-properties fo:font-style="italic" style:font-style-asian="italic" style:font-style-complex="italic" fo:color="#b7b7b7"/>
    </style:style>
    <style:style style:name="T136_39" style:family="text">
      <style:text-properties fo:font-style="italic" style:font-style-asian="italic" style:font-style-complex="italic" fo:color="#b7b7b7"/>
    </style:style>
    <style:style style:name="T136_40" style:family="text">
      <style:text-properties fo:font-style="italic" style:font-style-asian="italic" style:font-style-complex="italic" fo:color="#b7b7b7"/>
    </style:style>
    <style:style style:name="T136_41" style:family="text">
      <style:text-properties fo:font-style="italic" style:font-style-asian="italic" style:font-style-complex="italic" fo:color="#b7b7b7"/>
    </style:style>
    <style:style style:name="T136_42" style:family="text">
      <style:text-properties fo:font-style="italic" style:font-style-asian="italic" style:font-style-complex="italic" fo:color="#b7b7b7"/>
    </style:style>
    <style:style style:name="T136_43" style:family="text">
      <style:text-properties fo:font-style="italic" style:font-style-asian="italic" style:font-style-complex="italic" fo:color="#b7b7b7"/>
    </style:style>
    <style:style style:name="T136_44" style:family="text">
      <style:text-properties fo:font-style="italic" style:font-style-asian="italic" style:font-style-complex="italic" fo:color="#b7b7b7"/>
    </style:style>
    <style:style style:name="T136_45" style:family="text">
      <style:text-properties fo:font-style="italic" style:font-style-asian="italic" style:font-style-complex="italic" fo:color="#b7b7b7"/>
    </style:style>
    <style:style style:name="T136_46" style:family="text">
      <style:text-properties fo:font-style="italic" style:font-style-asian="italic" style:font-style-complex="italic" fo:color="#b7b7b7"/>
    </style:style>
    <style:style style:name="T136_47" style:family="text">
      <style:text-properties fo:font-style="italic" style:font-style-asian="italic" style:font-style-complex="italic" fo:color="#b7b7b7"/>
    </style:style>
    <style:style style:name="T136_48" style:family="text">
      <style:text-properties fo:font-style="italic" style:font-style-asian="italic" style:font-style-complex="italic" fo:color="#b7b7b7"/>
    </style:style>
    <style:style style:name="T136_49" style:family="text">
      <style:text-properties fo:font-style="italic" style:font-style-asian="italic" style:font-style-complex="italic" fo:color="#b7b7b7"/>
    </style:style>
    <style:style style:name="T136_50" style:family="text">
      <style:text-properties fo:font-style="italic" style:font-style-asian="italic" style:font-style-complex="italic" fo:color="#b7b7b7"/>
    </style:style>
    <style:style style:name="T136_51" style:family="text">
      <style:text-properties fo:font-style="italic" style:font-style-asian="italic" style:font-style-complex="italic" fo:color="#b7b7b7"/>
    </style:style>
    <style:style style:name="T136_52" style:family="text">
      <style:text-properties fo:font-style="italic" style:font-style-asian="italic" style:font-style-complex="italic" fo:color="#b7b7b7"/>
    </style:style>
    <style:style style:name="T136_53" style:family="text">
      <style:text-properties fo:font-style="italic" style:font-style-asian="italic" style:font-style-complex="italic" fo:color="#b7b7b7"/>
    </style:style>
    <style:style style:name="T136_54" style:family="text">
      <style:text-properties fo:font-style="italic" style:font-style-asian="italic" style:font-style-complex="italic" fo:color="#b7b7b7"/>
    </style:style>
    <style:style style:name="T136_55" style:family="text">
      <style:text-properties fo:font-style="italic" style:font-style-asian="italic" style:font-style-complex="italic" fo:color="#b7b7b7"/>
    </style:style>
    <style:style style:name="T136_56" style:family="text">
      <style:text-properties fo:font-style="italic" style:font-style-asian="italic" style:font-style-complex="italic" fo:color="#b7b7b7"/>
    </style:style>
    <style:style style:name="T136_57" style:family="text">
      <style:text-properties fo:font-style="italic" style:font-style-asian="italic" style:font-style-complex="italic" fo:color="#b7b7b7"/>
    </style:style>
    <style:style style:name="T136_58" style:family="text">
      <style:text-properties fo:font-style="italic" style:font-style-asian="italic" style:font-style-complex="italic" fo:color="#b7b7b7"/>
    </style:style>
    <style:style style:name="P137" style:family="paragraph" style:parent-style-name="Standard">
      <style:paragraph-properties fo:break-before="auto" fo:line-height="115%" style:writing-mode="lr-tb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T138_32" style:family="text"/>
    <style:style style:name="T138_33" style:family="text"/>
    <style:style style:name="T138_34" style:family="text"/>
    <style:style style:name="T138_35" style:family="text"/>
    <style:style style:name="T138_36" style:family="text"/>
    <style:style style:name="T138_37" style:family="text"/>
    <style:style style:name="T138_38" style:family="text"/>
    <style:style style:name="T138_39" style:family="text"/>
    <style:style style:name="T138_40" style:family="text"/>
    <style:style style:name="T138_41" style:family="text"/>
    <style:style style:name="T138_42" style:family="text"/>
    <style:style style:name="T138_43" style:family="text"/>
    <style:style style:name="T138_44" style:family="text"/>
    <style:style style:name="T138_45" style:family="text" style:parent-style-name="Standard"/>
    <style:style style:name="P1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01" style:family="text"/>
    <style:style style:name="T140_102" style:family="text"/>
    <style:style style:name="T140_103" style:family="text"/>
    <style:style style:name="T140_104" style:family="text"/>
    <style:style style:name="T140_105" style:family="text"/>
    <style:style style:name="T140_106" style:family="text"/>
    <style:style style:name="T140_107" style:family="text"/>
    <style:style style:name="T140_108" style:family="text"/>
    <style:style style:name="T140_109" style:family="text"/>
    <style:style style:name="T140_110" style:family="text"/>
    <style:style style:name="T140_111" style:family="text"/>
    <style:style style:name="T140_112" style:family="text"/>
    <style:style style:name="T140_113" style:family="text"/>
    <style:style style:name="T140_114" style:family="text"/>
    <style:style style:name="T140_115" style:family="text"/>
    <style:style style:name="T140_116" style:family="text"/>
    <style:style style:name="T140_117" style:family="text"/>
    <style:style style:name="T140_118" style:family="text"/>
    <style:style style:name="T140_119" style:family="text"/>
    <style:style style:name="T140_120" style:family="text"/>
    <style:style style:name="T140_121" style:family="text"/>
    <style:style style:name="T140_122" style:family="text"/>
    <style:style style:name="T140_123" style:family="text"/>
    <style:style style:name="T140_124" style:family="text"/>
    <style:style style:name="T140_125" style:family="text"/>
    <style:style style:name="T140_126" style:family="text"/>
    <style:style style:name="T140_127" style:family="text"/>
    <style:style style:name="T140_128" style:family="text"/>
    <style:style style:name="T140_129" style:family="text"/>
    <style:style style:name="T140_130" style:family="text"/>
    <style:style style:name="T140_131" style:family="text"/>
    <style:style style:name="T140_132" style:family="text"/>
    <style:style style:name="T140_133" style:family="text"/>
    <style:style style:name="T140_134" style:family="text"/>
    <style:style style:name="T140_135" style:family="text"/>
    <style:style style:name="T140_136" style:family="text"/>
    <style:style style:name="T140_137" style:family="text"/>
    <style:style style:name="T140_138" style:family="text"/>
    <style:style style:name="T140_139" style:family="text"/>
    <style:style style:name="T140_140" style:family="text"/>
    <style:style style:name="T140_141" style:family="text"/>
    <style:style style:name="T140_142" style:family="text"/>
    <style:style style:name="T140_143" style:family="text"/>
    <style:style style:name="T140_144" style:family="text"/>
    <style:style style:name="T140_145" style:family="text"/>
    <style:style style:name="T140_146" style:family="text"/>
    <style:style style:name="T140_147" style:family="text"/>
    <style:style style:name="T140_148" style:family="text"/>
    <style:style style:name="T140_149" style:family="text"/>
    <style:style style:name="T140_150" style:family="text"/>
    <style:style style:name="T140_151" style:family="text"/>
    <style:style style:name="T140_152" style:family="text"/>
    <style:style style:name="T140_153" style:family="text"/>
    <style:style style:name="T140_154" style:family="text"/>
    <style:style style:name="T140_155" style:family="text"/>
    <style:style style:name="T140_156" style:family="text"/>
    <style:style style:name="T140_157" style:family="text"/>
    <style:style style:name="T140_158" style:family="text"/>
    <style:style style:name="T140_159" style:family="text"/>
    <style:style style:name="T140_160" style:family="text"/>
    <style:style style:name="T140_161" style:family="text"/>
    <style:style style:name="T140_162" style:family="text"/>
    <style:style style:name="T140_163" style:family="text"/>
    <style:style style:name="T140_164" style:family="text"/>
    <style:style style:name="T140_165" style:family="text"/>
    <style:style style:name="T140_166" style:family="text"/>
    <style:style style:name="T140_167" style:family="text"/>
    <style:style style:name="T140_168" style:family="text"/>
    <style:style style:name="T140_169" style:family="text"/>
    <style:style style:name="T140_170" style:family="text"/>
    <style:style style:name="T140_171" style:family="text"/>
    <style:style style:name="T140_172" style:family="text"/>
    <style:style style:name="T140_173" style:family="text"/>
    <style:style style:name="T140_174" style:family="text"/>
    <style:style style:name="T140_175" style:family="text"/>
    <style:style style:name="T140_176" style:family="text"/>
    <style:style style:name="T140_177" style:family="text"/>
    <style:style style:name="T140_178" style:family="text"/>
    <style:style style:name="T140_179" style:family="text"/>
    <style:style style:name="T140_180" style:family="text"/>
    <style:style style:name="T140_181" style:family="text"/>
    <style:style style:name="T140_182" style:family="text"/>
    <style:style style:name="T140_183" style:family="text"/>
    <style:style style:name="T140_184" style:family="text"/>
    <style:style style:name="T140_185" style:family="text"/>
    <style:style style:name="T140_186" style:family="text"/>
    <style:style style:name="T140_187" style:family="text"/>
    <style:style style:name="T140_188" style:family="text"/>
    <style:style style:name="T140_18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0_19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0_19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0_192" style:family="text"/>
    <style:style style:name="P141" style:family="paragraph" style:parent-style-name="Standard">
      <style:paragraph-properties fo:break-before="auto" fo:line-height="115%" style:writing-mode="lr-tb"/>
    </style:style>
    <style:style style:name="P142" style:family="paragraph" style:parent-style-name="Standard">
      <style:paragraph-properties fo:break-before="auto" fo:text-indent="0cm" fo:line-height="115%" fo:margin-left="1.27cm" style:writing-mode="lr-tb"/>
    </style:style>
    <style:style style:name="T142_1" style:family="text">
      <style:text-properties fo:font-style="italic" style:font-style-asian="italic" style:font-style-complex="italic"/>
    </style:style>
    <style:style style:name="T142_2" style:family="text">
      <style:text-properties fo:font-style="italic" style:font-style-asian="italic" style:font-style-complex="italic"/>
    </style:style>
    <style:style style:name="T142_3" style:family="text">
      <style:text-properties fo:font-style="italic" style:font-style-asian="italic" style:font-style-complex="italic"/>
    </style:style>
    <style:style style:name="T142_4" style:family="text">
      <style:text-properties fo:font-style="italic" style:font-style-asian="italic" style:font-style-complex="italic"/>
    </style:style>
    <style:style style:name="T142_5" style:family="text">
      <style:text-properties fo:font-style="italic" style:font-style-asian="italic" style:font-style-complex="italic"/>
    </style:style>
    <style:style style:name="T142_6" style:family="text">
      <style:text-properties fo:font-style="italic" style:font-style-asian="italic" style:font-style-complex="italic"/>
    </style:style>
    <style:style style:name="T142_7" style:family="text">
      <style:text-properties fo:font-style="italic" style:font-style-asian="italic" style:font-style-complex="italic"/>
    </style:style>
    <style:style style:name="T142_8" style:family="text">
      <style:text-properties fo:font-style="italic" style:font-style-asian="italic" style:font-style-complex="italic"/>
    </style:style>
    <style:style style:name="T142_9" style:family="text">
      <style:text-properties fo:font-style="italic" style:font-style-asian="italic" style:font-style-complex="italic"/>
    </style:style>
    <style:style style:name="T142_10" style:family="text">
      <style:text-properties fo:font-style="italic" style:font-style-asian="italic" style:font-style-complex="italic"/>
    </style:style>
    <style:style style:name="T142_11" style:family="text">
      <style:text-properties fo:font-style="italic" style:font-style-asian="italic" style:font-style-complex="italic"/>
    </style:style>
    <style:style style:name="T142_12" style:family="text">
      <style:text-properties fo:font-style="italic" style:font-style-asian="italic" style:font-style-complex="italic"/>
    </style:style>
    <style:style style:name="T142_13" style:family="text">
      <style:text-properties fo:font-style="italic" style:font-style-asian="italic" style:font-style-complex="italic"/>
    </style:style>
    <style:style style:name="T142_14" style:family="text">
      <style:text-properties fo:font-style="italic" style:font-style-asian="italic" style:font-style-complex="italic"/>
    </style:style>
    <style:style style:name="T142_15" style:family="text">
      <style:text-properties fo:font-style="italic" style:font-style-asian="italic" style:font-style-complex="italic"/>
    </style:style>
    <style:style style:name="T142_16" style:family="text">
      <style:text-properties fo:font-style="italic" style:font-style-asian="italic" style:font-style-complex="italic"/>
    </style:style>
    <style:style style:name="T142_17" style:family="text">
      <style:text-properties fo:font-style="italic" style:font-style-asian="italic" style:font-style-complex="italic"/>
    </style:style>
    <style:style style:name="T142_18" style:family="text">
      <style:text-properties fo:font-style="italic" style:font-style-asian="italic" style:font-style-complex="italic"/>
    </style:style>
    <style:style style:name="T142_19" style:family="text">
      <style:text-properties fo:font-style="italic" style:font-style-asian="italic" style:font-style-complex="italic"/>
    </style:style>
    <style:style style:name="T142_20" style:family="text">
      <style:text-properties fo:font-style="italic" style:font-style-asian="italic" style:font-style-complex="italic"/>
    </style:style>
    <style:style style:name="T142_21" style:family="text">
      <style:text-properties fo:font-style="italic" style:font-style-asian="italic" style:font-style-complex="italic"/>
    </style:style>
    <style:style style:name="T142_22" style:family="text">
      <style:text-properties fo:font-style="italic" style:font-style-asian="italic" style:font-style-complex="italic"/>
    </style:style>
    <style:style style:name="T142_23" style:family="text">
      <style:text-properties fo:font-style="italic" style:font-style-asian="italic" style:font-style-complex="italic"/>
    </style:style>
    <style:style style:name="T142_24" style:family="text">
      <style:text-properties fo:font-style="italic" style:font-style-asian="italic" style:font-style-complex="italic"/>
    </style:style>
    <style:style style:name="T142_25" style:family="text">
      <style:text-properties fo:font-style="italic" style:font-style-asian="italic" style:font-style-complex="italic"/>
    </style:style>
    <style:style style:name="T142_26" style:family="text">
      <style:text-properties fo:font-style="italic" style:font-style-asian="italic" style:font-style-complex="italic"/>
    </style:style>
    <style:style style:name="T142_27" style:family="text">
      <style:text-properties fo:font-style="italic" style:font-style-asian="italic" style:font-style-complex="italic"/>
    </style:style>
    <style:style style:name="T142_28" style:family="text">
      <style:text-properties fo:font-style="italic" style:font-style-asian="italic" style:font-style-complex="italic"/>
    </style:style>
    <style:style style:name="T142_29" style:family="text">
      <style:text-properties fo:font-style="italic" style:font-style-asian="italic" style:font-style-complex="italic"/>
    </style:style>
    <style:style style:name="T142_30" style:family="text">
      <style:text-properties fo:font-style="italic" style:font-style-asian="italic" style:font-style-complex="italic"/>
    </style:style>
    <style:style style:name="T142_31" style:family="text">
      <style:text-properties fo:font-style="italic" style:font-style-asian="italic" style:font-style-complex="italic"/>
    </style:style>
    <style:style style:name="T142_32" style:family="text">
      <style:text-properties fo:font-style="italic" style:font-style-asian="italic" style:font-style-complex="italic"/>
    </style:style>
    <style:style style:name="T142_33" style:family="text">
      <style:text-properties fo:font-style="italic" style:font-style-asian="italic" style:font-style-complex="italic"/>
    </style:style>
    <style:style style:name="T142_34" style:family="text">
      <style:text-properties fo:font-style="italic" style:font-style-asian="italic" style:font-style-complex="italic"/>
    </style:style>
    <style:style style:name="T142_35" style:family="text">
      <style:text-properties fo:font-style="italic" style:font-style-asian="italic" style:font-style-complex="italic"/>
    </style:style>
    <style:style style:name="T142_36" style:family="text">
      <style:text-properties fo:font-style="italic" style:font-style-asian="italic" style:font-style-complex="italic"/>
    </style:style>
    <style:style style:name="T142_37" style:family="text">
      <style:text-properties fo:font-style="italic" style:font-style-asian="italic" style:font-style-complex="italic"/>
    </style:style>
    <style:style style:name="T142_38" style:family="text">
      <style:text-properties fo:font-style="italic" style:font-style-asian="italic" style:font-style-complex="italic"/>
    </style:style>
    <style:style style:name="T142_39" style:family="text">
      <style:text-properties fo:font-style="italic" style:font-style-asian="italic" style:font-style-complex="italic"/>
    </style:style>
    <style:style style:name="T142_40" style:family="text">
      <style:text-properties fo:font-style="italic" style:font-style-asian="italic" style:font-style-complex="italic"/>
    </style:style>
    <style:style style:name="T142_41" style:family="text">
      <style:text-properties fo:font-style="italic" style:font-style-asian="italic" style:font-style-complex="italic"/>
    </style:style>
    <style:style style:name="T142_42" style:family="text">
      <style:text-properties fo:font-style="italic" style:font-style-asian="italic" style:font-style-complex="italic"/>
    </style:style>
    <style:style style:name="T142_43" style:family="text">
      <style:text-properties fo:font-style="italic" style:font-style-asian="italic" style:font-style-complex="italic"/>
    </style:style>
    <style:style style:name="T142_44" style:family="text">
      <style:text-properties fo:font-style="italic" style:font-style-asian="italic" style:font-style-complex="italic"/>
    </style:style>
    <style:style style:name="T142_45" style:family="text">
      <style:text-properties fo:font-style="italic" style:font-style-asian="italic" style:font-style-complex="italic"/>
    </style:style>
    <style:style style:name="T142_46" style:family="text">
      <style:text-properties fo:font-style="italic" style:font-style-asian="italic" style:font-style-complex="italic"/>
    </style:style>
    <style:style style:name="T142_47" style:family="text">
      <style:text-properties fo:font-style="italic" style:font-style-asian="italic" style:font-style-complex="italic"/>
    </style:style>
    <style:style style:name="T142_48" style:family="text">
      <style:text-properties fo:font-style="italic" style:font-style-asian="italic" style:font-style-complex="italic"/>
    </style:style>
    <style:style style:name="T142_49" style:family="text">
      <style:text-properties fo:font-style="italic" style:font-style-asian="italic" style:font-style-complex="italic"/>
    </style:style>
    <style:style style:name="T142_50" style:family="text">
      <style:text-properties fo:font-style="italic" style:font-style-asian="italic" style:font-style-complex="italic"/>
    </style:style>
    <style:style style:name="T142_51" style:family="text">
      <style:text-properties fo:font-style="italic" style:font-style-asian="italic" style:font-style-complex="italic"/>
    </style:style>
    <style:style style:name="T142_52" style:family="text">
      <style:text-properties fo:font-style="italic" style:font-style-asian="italic" style:font-style-complex="italic"/>
    </style:style>
    <style:style style:name="T142_53" style:family="text">
      <style:text-properties fo:font-style="italic" style:font-style-asian="italic" style:font-style-complex="italic"/>
    </style:style>
    <style:style style:name="T142_54" style:family="text">
      <style:text-properties fo:font-style="italic" style:font-style-asian="italic" style:font-style-complex="italic"/>
    </style:style>
    <style:style style:name="T142_55" style:family="text">
      <style:text-properties fo:font-style="italic" style:font-style-asian="italic" style:font-style-complex="italic"/>
    </style:style>
    <style:style style:name="T142_56" style:family="text">
      <style:text-properties fo:font-style="italic" style:font-style-asian="italic" style:font-style-complex="italic"/>
    </style:style>
    <style:style style:name="T142_57" style:family="text">
      <style:text-properties fo:font-style="italic" style:font-style-asian="italic" style:font-style-complex="italic"/>
    </style:style>
    <style:style style:name="T142_58" style:family="text">
      <style:text-properties fo:font-style="italic" style:font-style-asian="italic" style:font-style-complex="italic"/>
    </style:style>
    <style:style style:name="T142_59" style:family="text">
      <style:text-properties fo:font-style="italic" style:font-style-asian="italic" style:font-style-complex="italic"/>
    </style:style>
    <style:style style:name="T142_60" style:family="text">
      <style:text-properties fo:font-style="italic" style:font-style-asian="italic" style:font-style-complex="italic"/>
    </style:style>
    <style:style style:name="T142_61" style:family="text">
      <style:text-properties fo:font-style="italic" style:font-style-asian="italic" style:font-style-complex="italic"/>
    </style:style>
    <style:style style:name="T142_62" style:family="text">
      <style:text-properties fo:font-style="italic" style:font-style-asian="italic" style:font-style-complex="italic"/>
    </style:style>
    <style:style style:name="T142_63" style:family="text"/>
    <style:style style:name="T142_64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/>
    <style:style style:name="T143_34" style:family="text"/>
    <style:style style:name="T143_35" style:family="text"/>
    <style:style style:name="T143_36" style:family="text"/>
    <style:style style:name="T143_37" style:family="text"/>
    <style:style style:name="T143_38" style:family="text"/>
    <style:style style:name="T143_39" style:family="text"/>
    <style:style style:name="T143_40" style:family="text"/>
    <style:style style:name="T143_41" style:family="text"/>
    <style:style style:name="T143_42" style:family="text"/>
    <style:style style:name="T143_43" style:family="text"/>
    <style:style style:name="T143_44" style:family="text"/>
    <style:style style:name="T143_45" style:family="text"/>
    <style:style style:name="T143_46" style:family="text"/>
    <style:style style:name="T143_47" style:family="text"/>
    <style:style style:name="T143_48" style:family="text"/>
    <style:style style:name="T143_49" style:family="text"/>
    <style:style style:name="T143_50" style:family="text"/>
    <style:style style:name="T143_51" style:family="text"/>
    <style:style style:name="T143_52" style:family="text"/>
    <style:style style:name="T143_53" style:family="text"/>
    <style:style style:name="T143_54" style:family="text"/>
    <style:style style:name="T143_55" style:family="text"/>
    <style:style style:name="T143_56" style:family="text"/>
    <style:style style:name="T143_57" style:family="text"/>
    <style:style style:name="T143_58" style:family="text"/>
    <style:style style:name="T143_59" style:family="text"/>
    <style:style style:name="T143_60" style:family="text"/>
    <style:style style:name="T143_61" style:family="text"/>
    <style:style style:name="T143_62" style:family="text"/>
    <style:style style:name="T143_63" style:family="text"/>
    <style:style style:name="T143_64" style:family="text"/>
    <style:style style:name="T143_65" style:family="text"/>
    <style:style style:name="T143_66" style:family="text"/>
    <style:style style:name="T143_67" style:family="text"/>
    <style:style style:name="T143_68" style:family="text"/>
    <style:style style:name="T143_69" style:family="text"/>
    <style:style style:name="T143_70" style:family="text"/>
    <style:style style:name="T143_71" style:family="text"/>
    <style:style style:name="T143_72" style:family="text"/>
    <style:style style:name="T143_73" style:family="text"/>
    <style:style style:name="T143_74" style:family="text"/>
    <style:style style:name="T143_75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T144_43" style:family="text"/>
    <style:style style:name="T144_44" style:family="text"/>
    <style:style style:name="T144_45" style:family="text"/>
    <style:style style:name="T144_46" style:family="text"/>
    <style:style style:name="T144_47" style:family="text"/>
    <style:style style:name="T144_48" style:family="text"/>
    <style:style style:name="T144_49" style:family="text"/>
    <style:style style:name="T144_50" style:family="text"/>
    <style:style style:name="T144_51" style:family="text"/>
    <style:style style:name="T144_52" style:family="text"/>
    <style:style style:name="T144_53" style:family="text"/>
    <style:style style:name="T144_54" style:family="text"/>
    <style:style style:name="T144_55" style:family="text"/>
    <style:style style:name="T144_56" style:family="text"/>
    <style:style style:name="T144_57" style:family="text"/>
    <style:style style:name="T144_58" style:family="text"/>
    <style:style style:name="T144_59" style:family="text"/>
    <style:style style:name="T144_60" style:family="text"/>
    <style:style style:name="T144_61" style:family="text"/>
    <style:style style:name="T144_62" style:family="text"/>
    <style:style style:name="T144_63" style:family="text"/>
    <style:style style:name="T144_64" style:family="text"/>
    <style:style style:name="T144_65" style:family="text"/>
    <style:style style:name="T144_66" style:family="text"/>
    <style:style style:name="T144_67" style:family="text"/>
    <style:style style:name="T144_68" style:family="text"/>
    <style:style style:name="T144_69" style:family="text"/>
    <style:style style:name="T144_70" style:family="text"/>
    <style:style style:name="T144_71" style:family="text"/>
    <style:style style:name="T144_72" style:family="text"/>
    <style:style style:name="T144_73" style:family="text"/>
    <style:style style:name="T144_74" style:family="text"/>
    <style:style style:name="T144_75" style:family="text"/>
    <style:style style:name="T144_76" style:family="text"/>
    <style:style style:name="T144_77" style:family="text"/>
    <style:style style:name="T144_78" style:family="text"/>
    <style:style style:name="T144_79" style:family="text"/>
    <style:style style:name="T144_80" style:family="text"/>
    <style:style style:name="T144_81" style:family="text"/>
    <style:style style:name="T144_82" style:family="text"/>
    <style:style style:name="T144_83" style:family="text"/>
    <style:style style:name="T144_84" style:family="text"/>
    <style:style style:name="T144_85" style:family="text"/>
    <style:style style:name="T144_86" style:family="text"/>
    <style:style style:name="T144_87" style:family="text"/>
    <style:style style:name="T144_88" style:family="text"/>
    <style:style style:name="T144_89" style:family="text"/>
    <style:style style:name="T144_90" style:family="text"/>
    <style:style style:name="T144_91" style:family="text"/>
    <style:style style:name="T144_92" style:family="text"/>
    <style:style style:name="T144_93" style:family="text"/>
    <style:style style:name="T144_94" style:family="text"/>
    <style:style style:name="T144_95" style:family="text"/>
    <style:style style:name="T144_96" style:family="text"/>
    <style:style style:name="T144_97" style:family="text"/>
    <style:style style:name="T144_98" style:family="text"/>
    <style:style style:name="T144_99" style:family="text"/>
    <style:style style:name="T144_100" style:family="text"/>
    <style:style style:name="T144_101" style:family="text"/>
    <style:style style:name="T144_102" style:family="text"/>
    <style:style style:name="T144_103" style:family="text"/>
    <style:style style:name="T144_104" style:family="text"/>
    <style:style style:name="T144_105" style:family="text"/>
    <style:style style:name="T144_106" style:family="text"/>
    <style:style style:name="T144_107" style:family="text"/>
    <style:style style:name="T144_108" style:family="text"/>
    <style:style style:name="T144_109" style:family="text"/>
    <style:style style:name="P145" style:family="paragraph" style:parent-style-name="Standard">
      <style:paragraph-properties fo:break-before="auto" fo:line-height="115%" fo:margin-top="0cm" style:writing-mode="lr-tb"/>
    </style:style>
    <style:style style:name="T145_1" style:family="text"/>
    <style:style style:name="T145_2" style:family="text"/>
    <style:style style:name="T145_3" style:family="text" style:parent-style-name="Standard"/>
    <style:style style:name="P1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9" style:family="text">
      <style:text-properties style:text-underline-style="solid" style:text-underline-color="font-color"/>
    </style:style>
    <style:style style:name="T147_10" style:family="text">
      <style:text-properties style:text-underline-style="solid" style:text-underline-color="font-color"/>
    </style:style>
    <style:style style:name="T147_11" style:family="text">
      <style:text-properties style:text-underline-style="solid" style:text-underline-color="font-color"/>
    </style:style>
    <style:style style:name="P148" style:family="paragraph" style:parent-style-name="Standard">
      <style:paragraph-properties fo:break-before="auto" fo:line-height="115%" fo:margin-top="0cm" fo:margin-bottom="0cm" style:writing-mode="lr-tb"/>
    </style:style>
    <style:style style:name="T148_1" style:family="text"/>
    <style:style style:name="T148_2" style:family="text"/>
    <style:style style:name="T148_3" style:family="text">
      <style:text-properties style:text-underline-style="solid" style:text-underline-color="font-color"/>
    </style:style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T149_34" style:family="text"/>
    <style:style style:name="T149_35" style:family="text"/>
    <style:style style:name="T149_36" style:family="text"/>
    <style:style style:name="T149_37" style:family="text"/>
    <style:style style:name="T149_38" style:family="text"/>
    <style:style style:name="T149_39" style:family="text"/>
    <style:style style:name="T149_40" style:family="text"/>
    <style:style style:name="T149_41" style:family="text"/>
    <style:style style:name="T149_42" style:family="text"/>
    <style:style style:name="T149_43" style:family="text"/>
    <style:style style:name="T149_44" style:family="text"/>
    <style:style style:name="T149_45" style:family="text"/>
    <style:style style:name="T149_46" style:family="text"/>
    <style:style style:name="T149_47" style:family="text"/>
    <style:style style:name="T149_48" style:family="text"/>
    <style:style style:name="T149_49" style:family="text"/>
    <style:style style:name="T149_50" style:family="text"/>
    <style:style style:name="T149_51" style:family="text"/>
    <style:style style:name="T149_52" style:family="text"/>
    <style:style style:name="T149_53" style:family="text"/>
    <style:style style:name="T149_54" style:family="text"/>
    <style:style style:name="T149_55" style:family="text"/>
    <style:style style:name="T149_56" style:family="text"/>
    <style:style style:name="T149_57" style:family="text"/>
    <style:style style:name="T149_58" style:family="text"/>
    <style:style style:name="T149_59" style:family="text"/>
    <style:style style:name="T149_60" style:family="text"/>
    <style:style style:name="T149_61" style:family="text"/>
    <style:style style:name="T149_62" style:family="text"/>
    <style:style style:name="T149_63" style:family="text"/>
    <style:style style:name="T149_64" style:family="text"/>
    <style:style style:name="T149_65" style:family="text"/>
    <style:style style:name="T149_66" style:family="text"/>
    <style:style style:name="T149_67" style:family="text"/>
    <style:style style:name="T149_68" style:family="text"/>
    <style:style style:name="T149_69" style:family="text"/>
    <style:style style:name="T149_70" style:family="text"/>
    <style:style style:name="T149_71" style:family="text"/>
    <style:style style:name="T149_72" style:family="text"/>
    <style:style style:name="T149_73" style:family="text"/>
    <style:style style:name="T149_74" style:family="text"/>
    <style:style style:name="T149_75" style:family="text"/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T150_32" style:family="text"/>
    <style:style style:name="T150_33" style:family="text"/>
    <style:style style:name="T150_34" style:family="text"/>
    <style:style style:name="T150_35" style:family="text"/>
    <style:style style:name="T150_36" style:family="text"/>
    <style:style style:name="T150_37" style:family="text"/>
    <style:style style:name="T150_38" style:family="text"/>
    <style:style style:name="T150_39" style:family="text"/>
    <style:style style:name="T150_40" style:family="text"/>
    <style:style style:name="T150_41" style:family="text"/>
    <style:style style:name="T150_42" style:family="text"/>
    <style:style style:name="T150_43" style:family="text"/>
    <style:style style:name="T150_44" style:family="text"/>
    <style:style style:name="T150_45" style:family="text"/>
    <style:style style:name="T150_46" style:family="text"/>
    <style:style style:name="T150_47" style:family="text"/>
    <style:style style:name="T150_48" style:family="text"/>
    <style:style style:name="T150_49" style:family="text"/>
    <style:style style:name="T150_50" style:family="text"/>
    <style:style style:name="T150_51" style:family="text"/>
    <style:style style:name="T150_52" style:family="text"/>
    <style:style style:name="T150_53" style:family="text"/>
    <style:style style:name="T150_54" style:family="text"/>
    <style:style style:name="T150_55" style:family="text"/>
    <style:style style:name="T150_56" style:family="text"/>
    <style:style style:name="T150_57" style:family="text"/>
    <style:style style:name="T150_58" style:family="text"/>
    <style:style style:name="T150_59" style:family="text"/>
    <style:style style:name="T150_60" style:family="text"/>
    <style:style style:name="T150_61" style:family="text"/>
    <style:style style:name="T150_62" style:family="text"/>
    <style:style style:name="T150_63" style:family="text"/>
    <style:style style:name="T150_64" style:family="text"/>
    <style:style style:name="T150_65" style:family="text"/>
    <style:style style:name="T150_66" style:family="text"/>
    <style:style style:name="T150_67" style:family="text"/>
    <style:style style:name="T150_68" style:family="text"/>
    <style:style style:name="T150_69" style:family="text"/>
    <style:style style:name="T150_70" style:family="text"/>
    <style:style style:name="T150_71" style:family="text"/>
    <style:style style:name="P151" style:family="paragraph" style:parent-style-name="Standard">
      <style:paragraph-properties fo:break-before="auto" fo:line-height="115%" style:writing-mode="lr-tb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T152_2" style:family="text">
      <style:text-properties fo:color="#1155cc" style:text-underline-style="solid" style:text-underline-color="font-color"/>
    </style:style>
    <style:style style:name="T152_3" style:family="text"/>
    <style:style style:name="T152_4" style:family="text">
      <style:text-properties fo:color="#1155cc" style:text-underline-style="solid" style:text-underline-color="font-color"/>
    </style:style>
    <style:style style:name="T152_5" style:family="text"/>
    <style:style style:name="T152_6" style:family="text">
      <style:text-properties fo:color="#1155cc" style:text-underline-style="solid" style:text-underline-color="font-color"/>
    </style:style>
    <style:style style:name="T152_7" style:family="text"/>
    <style:style style:name="T152_8" style:family="text">
      <style:text-properties fo:color="#1155cc" style:text-underline-style="solid" style:text-underline-color="font-color"/>
    </style:style>
    <style:style style:name="T152_9" style:family="text"/>
    <style:style style:name="T152_10" style:family="text">
      <style:text-properties fo:color="#1155cc" style:text-underline-style="solid" style:text-underline-color="font-color"/>
    </style:style>
    <style:style style:name="T152_11" style:family="text"/>
    <style:style style:name="T152_12" style:family="text">
      <style:text-properties fo:color="#1155cc" style:text-underline-style="solid" style:text-underline-color="font-color"/>
    </style:style>
    <style:style style:name="T152_13" style:family="text"/>
    <style:style style:name="T152_14" style:family="text">
      <style:text-properties fo:color="#1155cc" style:text-underline-style="solid" style:text-underline-color="font-color"/>
    </style:style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T152_28" style:family="text"/>
    <style:style style:name="T152_29" style:family="text"/>
    <style:style style:name="T152_30" style:family="text"/>
    <style:style style:name="T152_31" style:family="text"/>
    <style:style style:name="T152_32" style:family="text"/>
    <style:style style:name="T152_33" style:family="text"/>
    <style:style style:name="T152_34" style:family="text"/>
    <style:style style:name="T152_35" style:family="text"/>
    <style:style style:name="T152_36" style:family="text"/>
    <style:style style:name="T152_37" style:family="text"/>
    <style:style style:name="T152_38" style:family="text"/>
    <style:style style:name="T152_39" style:family="text"/>
    <style:style style:name="T152_40" style:family="text"/>
    <style:style style:name="T152_41" style:family="text"/>
    <style:style style:name="T152_42" style:family="text"/>
    <style:style style:name="T152_43" style:family="text"/>
    <style:style style:name="T152_44" style:family="text"/>
    <style:style style:name="T152_45" style:family="text"/>
    <style:style style:name="T152_46" style:family="text"/>
    <style:style style:name="T152_47" style:family="text"/>
    <style:style style:name="T152_48" style:family="text"/>
    <style:style style:name="T152_49" style:family="text"/>
    <style:style style:name="T152_50" style:family="text"/>
    <style:style style:name="T152_51" style:family="text"/>
    <style:style style:name="T152_52" style:family="text"/>
    <style:style style:name="T152_53" style:family="text"/>
    <style:style style:name="T152_54" style:family="text"/>
    <style:style style:name="T152_55" style:family="text"/>
    <style:style style:name="T152_56" style:family="text"/>
    <style:style style:name="T152_57" style:family="text" style:parent-style-name="Standard"/>
    <style:style style:name="P1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T160_25" style:family="text"/>
    <style:style style:name="T160_26" style:family="text"/>
    <style:style style:name="T160_27" style:family="text"/>
    <style:style style:name="T160_28" style:family="text"/>
    <style:style style:name="T160_29" style:family="text"/>
    <style:style style:name="T160_30" style:family="text"/>
    <style:style style:name="T160_31" style:family="text"/>
    <style:style style:name="T160_32" style:family="text"/>
    <style:style style:name="P161" style:family="paragraph" style:parent-style-name="Standard">
      <style:paragraph-properties fo:break-before="auto" fo:line-height="115%" fo:margin-top="0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>
      <style:text-properties fo:color="#1155cc" style:text-underline-style="solid" style:text-underline-color="font-color"/>
    </style:style>
    <style:style style:name="T161_17" style:family="text"/>
    <style:style style:name="T161_18" style:family="text">
      <style:text-properties fo:color="#1155cc" style:text-underline-style="solid" style:text-underline-color="font-color"/>
    </style:style>
    <style:style style:name="T161_19" style:family="text"/>
    <style:style style:name="T161_20" style:family="text">
      <style:text-properties fo:color="#1155cc" style:text-underline-style="solid" style:text-underline-color="font-color"/>
    </style:style>
    <style:style style:name="T161_21" style:family="text"/>
    <style:style style:name="T161_22" style:family="text"/>
    <style:style style:name="T161_23" style:family="text"/>
    <style:style style:name="T161_24" style:family="text"/>
    <style:style style:name="T161_25" style:family="text"/>
    <style:style style:name="T161_26" style:family="text"/>
    <style:style style:name="T161_27" style:family="text"/>
    <style:style style:name="T161_28" style:family="text"/>
    <style:style style:name="T161_29" style:family="text"/>
    <style:style style:name="T161_30" style:family="text"/>
    <style:style style:name="T161_31" style:family="text"/>
    <style:style style:name="T161_32" style:family="text"/>
    <style:style style:name="T161_33" style:family="text"/>
    <style:style style:name="T161_34" style:family="text"/>
    <style:style style:name="T161_35" style:family="text"/>
    <style:style style:name="T161_36" style:family="text"/>
    <style:style style:name="T161_37" style:family="text"/>
    <style:style style:name="T161_38" style:family="text"/>
    <style:style style:name="T161_39" style:family="text"/>
    <style:style style:name="T161_40" style:family="text"/>
    <style:style style:name="T161_41" style:family="text"/>
    <style:style style:name="T161_42" style:family="text"/>
    <style:style style:name="T161_43" style:family="text"/>
    <style:style style:name="T161_44" style:family="text"/>
    <style:style style:name="T161_45" style:family="text"/>
    <style:style style:name="T161_46" style:family="text"/>
    <style:style style:name="T161_47" style:family="text"/>
    <style:style style:name="T161_48" style:family="text"/>
    <style:style style:name="T161_49" style:family="text"/>
    <style:style style:name="T161_50" style:family="text"/>
    <style:style style:name="T161_51" style:family="text"/>
    <style:style style:name="T161_52" style:family="text"/>
    <style:style style:name="T161_53" style:family="text"/>
    <style:style style:name="T161_54" style:family="text"/>
    <style:style style:name="T161_55" style:family="text"/>
    <style:style style:name="T161_56" style:family="text"/>
    <style:style style:name="T161_57" style:family="text"/>
    <style:style style:name="T161_58" style:family="text"/>
    <style:style style:name="T161_59" style:family="text"/>
    <style:style style:name="T161_60" style:family="text"/>
    <style:style style:name="T161_61" style:family="text"/>
    <style:style style:name="T161_62" style:family="text"/>
    <style:style style:name="T161_63" style:family="text"/>
    <style:style style:name="T161_64" style:family="text"/>
    <style:style style:name="T161_65" style:family="text"/>
    <style:style style:name="T161_66" style:family="text"/>
    <style:style style:name="T161_67" style:family="text"/>
    <style:style style:name="T161_68" style:family="text"/>
    <style:style style:name="T161_69" style:family="text"/>
    <style:style style:name="T161_70" style:family="text"/>
    <style:style style:name="T161_71" style:family="text"/>
    <style:style style:name="T161_72" style:family="text"/>
    <style:style style:name="T161_73" style:family="text"/>
    <style:style style:name="T161_74" style:family="text"/>
    <style:style style:name="T161_75" style:family="text"/>
    <style:style style:name="T161_76" style:family="text"/>
    <style:style style:name="T161_77" style:family="text"/>
    <style:style style:name="T161_78" style:family="text"/>
    <style:style style:name="T161_79" style:family="text"/>
    <style:style style:name="T161_80" style:family="text"/>
    <style:style style:name="T161_81" style:family="text"/>
    <style:style style:name="T161_82" style:family="text"/>
    <style:style style:name="T161_83" style:family="text"/>
    <style:style style:name="P162" style:family="paragraph" style:parent-style-name="Standard">
      <style:paragraph-properties fo:break-before="auto" fo:line-height="115%" fo:margin-top="0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T162_24" style:family="text"/>
    <style:style style:name="T162_25" style:family="text"/>
    <style:style style:name="T162_26" style:family="text"/>
    <style:style style:name="T162_27" style:family="text"/>
    <style:style style:name="T162_28" style:family="text"/>
    <style:style style:name="T162_29" style:family="text"/>
    <style:style style:name="T162_30" style:family="text"/>
    <style:style style:name="T162_31" style:family="text"/>
    <style:style style:name="T162_32" style:family="text"/>
    <style:style style:name="P163" style:family="paragraph" style:parent-style-name="Standard">
      <style:paragraph-properties fo:break-before="auto" fo:line-height="115%" fo:margin-top="0cm" fo:margin-bottom="0cm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T163_23" style:family="text"/>
    <style:style style:name="T163_24" style:family="text"/>
    <style:style style:name="T163_25" style:family="text"/>
    <style:style style:name="T163_26" style:family="text"/>
    <style:style style:name="T163_27" style:family="text"/>
    <style:style style:name="T163_28" style:family="text"/>
    <style:style style:name="T163_29" style:family="text"/>
    <style:style style:name="T163_30" style:family="text"/>
    <style:style style:name="P164" style:family="paragraph" style:parent-style-name="Standard">
      <style:paragraph-properties fo:break-before="auto" fo:line-height="115%" style:writing-mode="lr-tb"/>
    </style:style>
    <style:style style:name="P165" style:family="paragraph" style:parent-style-name="Heading_20_1">
      <style:paragraph-properties fo:break-before="auto" fo:line-height="115%" fo:margin-top="0.847cm" fo:margin-bottom="0.212cm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>
      <style:text-properties fo:color="#cc4125"/>
    </style:style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>
      <style:text-properties fo:font-style="italic" style:font-style-asian="italic" style:font-style-complex="italic" fo:color="#b7b7b7"/>
    </style:style>
    <style:style style:name="T167_2" style:family="text">
      <style:text-properties fo:font-style="italic" style:font-style-asian="italic" style:font-style-complex="italic" fo:color="#b7b7b7"/>
    </style:style>
    <style:style style:name="T167_3" style:family="text">
      <style:text-properties fo:font-style="italic" style:font-style-asian="italic" style:font-style-complex="italic" fo:color="#b7b7b7"/>
    </style:style>
    <style:style style:name="T167_4" style:family="text">
      <style:text-properties fo:font-style="italic" style:font-style-asian="italic" style:font-style-complex="italic" fo:color="#b7b7b7"/>
    </style:style>
    <style:style style:name="T167_5" style:family="text">
      <style:text-properties fo:font-style="italic" style:font-style-asian="italic" style:font-style-complex="italic" fo:color="#b7b7b7"/>
    </style:style>
    <style:style style:name="T167_6" style:family="text">
      <style:text-properties fo:font-style="italic" style:font-style-asian="italic" style:font-style-complex="italic" fo:color="#b7b7b7"/>
    </style:style>
    <style:style style:name="T167_7" style:family="text">
      <style:text-properties fo:font-style="italic" style:font-style-asian="italic" style:font-style-complex="italic" fo:color="#b7b7b7"/>
    </style:style>
    <style:style style:name="T167_8" style:family="text">
      <style:text-properties fo:font-style="italic" style:font-style-asian="italic" style:font-style-complex="italic" fo:color="#b7b7b7"/>
    </style:style>
    <style:style style:name="T167_9" style:family="text">
      <style:text-properties fo:font-style="italic" style:font-style-asian="italic" style:font-style-complex="italic" fo:color="#b7b7b7"/>
    </style:style>
    <style:style style:name="T167_10" style:family="text">
      <style:text-properties fo:font-style="italic" style:font-style-asian="italic" style:font-style-complex="italic" fo:color="#b7b7b7"/>
    </style:style>
    <style:style style:name="T167_11" style:family="text">
      <style:text-properties fo:font-style="italic" style:font-style-asian="italic" style:font-style-complex="italic" fo:color="#b7b7b7"/>
    </style:style>
    <style:style style:name="T167_12" style:family="text">
      <style:text-properties fo:font-style="italic" style:font-style-asian="italic" style:font-style-complex="italic" fo:color="#b7b7b7"/>
    </style:style>
    <style:style style:name="T167_13" style:family="text" style:parent-style-name="Standard"/>
    <style:style style:name="P1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6" style:family="text"/>
    <style:style style:name="T171_67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68" style:family="text"/>
    <style:style style:name="T171_69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70" style:family="text"/>
    <style:style style:name="T171_71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72" style:family="text"/>
    <style:style style:name="T171_73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74" style:family="text"/>
    <style:style style:name="T171_75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76" style:family="text"/>
    <style:style style:name="T171_77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78" style:family="text"/>
    <style:style style:name="T171_79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80" style:family="text"/>
    <style:style style:name="T171_81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82" style:family="text"/>
    <style:style style:name="T171_83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84" style:family="text"/>
    <style:style style:name="T171_85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86" style:family="text"/>
    <style:style style:name="T171_87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88" style:family="text"/>
    <style:style style:name="T171_89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90" style:family="text"/>
    <style:style style:name="T171_91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P172" style:family="paragraph" style:parent-style-name="Standard">
      <style:paragraph-properties fo:break-before="auto" fo:line-height="115%" style:writing-mode="lr-tb"/>
    </style:style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>
      <style:text-properties fo:color="#ff0000"/>
    </style:style>
    <style:style style:name="T173_2" style:family="text">
      <style:text-properties fo:color="#ff0000"/>
    </style:style>
    <style:style style:name="T173_3" style:family="text">
      <style:text-properties fo:color="#ff0000"/>
    </style:style>
    <style:style style:name="T173_4" style:family="text">
      <style:text-properties fo:color="#ff0000"/>
    </style:style>
    <style:style style:name="T173_5" style:family="text">
      <style:text-properties fo:color="#ff0000"/>
    </style:style>
    <style:style style:name="T173_6" style:family="text">
      <style:text-properties fo:color="#ff0000"/>
    </style:style>
    <style:style style:name="T173_7" style:family="text">
      <style:text-properties fo:color="#ff0000"/>
    </style:style>
    <style:style style:name="T173_8" style:family="text">
      <style:text-properties fo:color="#ff0000"/>
    </style:style>
    <style:style style:name="T173_9" style:family="text">
      <style:text-properties fo:color="#ff0000"/>
    </style:style>
    <style:style style:name="T173_10" style:family="text">
      <style:text-properties fo:color="#ff0000"/>
    </style:style>
    <style:style style:name="T173_11" style:family="text">
      <style:text-properties fo:color="#ff0000"/>
    </style:style>
    <style:style style:name="T173_12" style:family="text">
      <style:text-properties fo:color="#ff0000"/>
    </style:style>
    <style:style style:name="T173_13" style:family="text">
      <style:text-properties fo:color="#ff0000"/>
    </style:style>
    <style:style style:name="T173_14" style:family="text">
      <style:text-properties fo:color="#ff0000"/>
    </style:style>
    <style:style style:name="T173_15" style:family="text">
      <style:text-properties fo:color="#ff0000"/>
    </style:style>
    <style:style style:name="T173_16" style:family="text">
      <style:text-properties fo:color="#ff0000"/>
    </style:style>
    <style:style style:name="T173_17" style:family="text">
      <style:text-properties fo:color="#ff0000"/>
    </style:style>
    <style:style style:name="T173_18" style:family="text">
      <style:text-properties fo:color="#ff0000"/>
    </style:style>
    <style:style style:name="T173_19" style:family="text">
      <style:text-properties fo:color="#ff0000"/>
    </style:style>
    <style:style style:name="P174" style:family="paragraph" style:parent-style-name="Standard">
      <style:paragraph-properties fo:break-before="auto" fo:line-height="115%" style:writing-mode="lr-tb"/>
    </style:style>
    <style:style style:name="P175" style:family="paragraph" style:parent-style-name="Standard">
      <style:paragraph-properties fo:break-before="auto" fo:line-height="115%" fo:margin-top="0cm" style:writing-mode="lr-tb"/>
    </style:style>
    <style:style style:name="T175_1" style:family="text">
      <style:text-properties fo:color="#444444" fo:font-size="10pt" style:font-size-asian="10pt" style:font-size-complex="10pt"/>
    </style:style>
    <style:style style:name="T175_2" style:family="text">
      <style:text-properties fo:color="#444444" fo:font-size="10pt" style:font-size-asian="10pt" style:font-size-complex="10pt"/>
    </style:style>
    <style:style style:name="T175_3" style:family="text">
      <style:text-properties fo:color="#444444" fo:font-size="10pt" style:font-size-asian="10pt" style:font-size-complex="10pt"/>
    </style:style>
    <style:style style:name="T175_4" style:family="text">
      <style:text-properties fo:color="#444444" fo:font-size="10pt" style:font-size-asian="10pt" style:font-size-complex="10pt"/>
    </style:style>
    <style:style style:name="T175_5" style:family="text">
      <style:text-properties fo:color="#444444" fo:font-size="10pt" style:font-size-asian="10pt" style:font-size-complex="10pt"/>
    </style:style>
    <style:style style:name="T175_6" style:family="text">
      <style:text-properties fo:color="#444444" fo:font-size="10pt" style:font-size-asian="10pt" style:font-size-complex="10pt"/>
    </style:style>
    <style:style style:name="T175_7" style:family="text">
      <style:text-properties fo:color="#444444" fo:font-size="10pt" style:font-size-asian="10pt" style:font-size-complex="10pt"/>
    </style:style>
    <style:style style:name="T175_8" style:family="text">
      <style:text-properties fo:color="#444444" fo:font-size="10pt" style:font-size-asian="10pt" style:font-size-complex="10pt"/>
    </style:style>
    <style:style style:name="T175_9" style:family="text">
      <style:text-properties fo:color="#444444" fo:font-size="10pt" style:font-size-asian="10pt" style:font-size-complex="10pt"/>
    </style:style>
    <style:style style:name="T175_10" style:family="text">
      <style:text-properties fo:color="#444444" fo:font-size="10pt" style:font-size-asian="10pt" style:font-size-complex="10pt"/>
    </style:style>
    <style:style style:name="T175_11" style:family="text">
      <style:text-properties fo:color="#444444" fo:font-size="10pt" style:font-size-asian="10pt" style:font-size-complex="10pt"/>
    </style:style>
    <style:style style:name="T175_12" style:family="text">
      <style:text-properties fo:color="#444444" fo:font-size="10pt" style:font-size-asian="10pt" style:font-size-complex="10pt"/>
    </style:style>
    <style:style style:name="T175_13" style:family="text">
      <style:text-properties fo:color="#444444" fo:font-size="10pt" style:font-size-asian="10pt" style:font-size-complex="10pt"/>
    </style:style>
    <style:style style:name="T175_14" style:family="text">
      <style:text-properties fo:color="#444444" fo:font-size="10pt" style:font-size-asian="10pt" style:font-size-complex="10pt"/>
    </style:style>
    <style:style style:name="T175_15" style:family="text">
      <style:text-properties fo:color="#444444" fo:font-size="10pt" style:font-size-asian="10pt" style:font-size-complex="10pt"/>
    </style:style>
    <style:style style:name="T175_16" style:family="text">
      <style:text-properties fo:color="#444444" fo:font-size="10pt" style:font-size-asian="10pt" style:font-size-complex="10pt"/>
    </style:style>
    <style:style style:name="T175_17" style:family="text">
      <style:text-properties fo:color="#444444" fo:font-size="10pt" style:font-size-asian="10pt" style:font-size-complex="10pt"/>
    </style:style>
    <style:style style:name="T175_18" style:family="text">
      <style:text-properties fo:color="#444444" fo:font-size="10pt" style:font-size-asian="10pt" style:font-size-complex="10pt"/>
    </style:style>
    <style:style style:name="T175_19" style:family="text">
      <style:text-properties fo:color="#444444" fo:font-size="10pt" style:font-size-asian="10pt" style:font-size-complex="10pt"/>
    </style:style>
    <style:style style:name="T175_20" style:family="text">
      <style:text-properties fo:color="#444444" fo:font-size="10pt" style:font-size-asian="10pt" style:font-size-complex="10pt"/>
    </style:style>
    <style:style style:name="T175_21" style:family="text">
      <style:text-properties fo:color="#444444" fo:font-size="10pt" style:font-size-asian="10pt" style:font-size-complex="10pt"/>
    </style:style>
    <style:style style:name="T175_22" style:family="text">
      <style:text-properties fo:color="#444444" fo:font-size="10pt" style:font-size-asian="10pt" style:font-size-complex="10pt"/>
    </style:style>
    <style:style style:name="T175_23" style:family="text">
      <style:text-properties fo:color="#444444" fo:font-size="10pt" style:font-size-asian="10pt" style:font-size-complex="10pt"/>
    </style:style>
    <style:style style:name="T175_24" style:family="text">
      <style:text-properties fo:color="#444444" fo:font-size="10pt" style:font-size-asian="10pt" style:font-size-complex="10pt"/>
    </style:style>
    <style:style style:name="T175_25" style:family="text">
      <style:text-properties fo:color="#444444" fo:font-size="10pt" style:font-size-asian="10pt" style:font-size-complex="10pt"/>
    </style:style>
    <style:style style:name="T175_26" style:family="text">
      <style:text-properties fo:color="#444444" fo:font-size="10pt" style:font-size-asian="10pt" style:font-size-complex="10pt"/>
    </style:style>
    <style:style style:name="T175_27" style:family="text">
      <style:text-properties fo:color="#444444" fo:font-size="10pt" style:font-size-asian="10pt" style:font-size-complex="10pt"/>
    </style:style>
    <style:style style:name="T175_28" style:family="text">
      <style:text-properties fo:color="#444444" fo:font-size="10pt" style:font-size-asian="10pt" style:font-size-complex="10pt"/>
    </style:style>
    <style:style style:name="T175_29" style:family="text">
      <style:text-properties fo:color="#444444" fo:font-size="10pt" style:font-size-asian="10pt" style:font-size-complex="10pt"/>
    </style:style>
    <style:style style:name="T175_30" style:family="text">
      <style:text-properties fo:color="#444444" fo:font-size="10pt" style:font-size-asian="10pt" style:font-size-complex="10pt"/>
    </style:style>
    <style:style style:name="T175_31" style:family="text">
      <style:text-properties fo:color="#444444" fo:font-size="10pt" style:font-size-asian="10pt" style:font-size-complex="10pt"/>
    </style:style>
    <style:style style:name="T175_32" style:family="text">
      <style:text-properties fo:color="#444444" fo:font-size="10pt" style:font-size-asian="10pt" style:font-size-complex="10pt"/>
    </style:style>
    <style:style style:name="T175_33" style:family="text">
      <style:text-properties fo:color="#444444" fo:font-size="10pt" style:font-size-asian="10pt" style:font-size-complex="10pt"/>
    </style:style>
    <style:style style:name="T175_34" style:family="text">
      <style:text-properties fo:color="#444444" fo:font-size="10pt" style:font-size-asian="10pt" style:font-size-complex="10pt"/>
    </style:style>
    <style:style style:name="T175_35" style:family="text">
      <style:text-properties fo:color="#444444" fo:font-size="10pt" style:font-size-asian="10pt" style:font-size-complex="10pt"/>
    </style:style>
    <style:style style:name="T175_36" style:family="text">
      <style:text-properties fo:color="#444444" fo:font-size="10pt" style:font-size-asian="10pt" style:font-size-complex="10pt"/>
    </style:style>
    <style:style style:name="T175_37" style:family="text">
      <style:text-properties fo:color="#444444" fo:font-size="10pt" style:font-size-asian="10pt" style:font-size-complex="10pt"/>
    </style:style>
    <style:style style:name="T175_38" style:family="text">
      <style:text-properties fo:color="#444444" fo:font-size="10pt" style:font-size-asian="10pt" style:font-size-complex="10pt"/>
    </style:style>
    <style:style style:name="T175_39" style:family="text">
      <style:text-properties fo:color="#444444" fo:font-size="10pt" style:font-size-asian="10pt" style:font-size-complex="10pt"/>
    </style:style>
    <style:style style:name="T175_40" style:family="text">
      <style:text-properties fo:color="#444444" fo:font-size="10pt" style:font-size-asian="10pt" style:font-size-complex="10pt"/>
    </style:style>
    <style:style style:name="T175_41" style:family="text">
      <style:text-properties fo:color="#444444" fo:font-size="10pt" style:font-size-asian="10pt" style:font-size-complex="10pt"/>
    </style:style>
    <style:style style:name="T175_42" style:family="text">
      <style:text-properties fo:color="#444444" fo:font-size="10pt" style:font-size-asian="10pt" style:font-size-complex="10pt"/>
    </style:style>
    <style:style style:name="T175_43" style:family="text">
      <style:text-properties fo:color="#444444" fo:font-size="10pt" style:font-size-asian="10pt" style:font-size-complex="10pt"/>
    </style:style>
    <style:style style:name="T175_44" style:family="text">
      <style:text-properties fo:color="#444444" fo:font-size="10pt" style:font-size-asian="10pt" style:font-size-complex="10pt"/>
    </style:style>
    <style:style style:name="T175_45" style:family="text">
      <style:text-properties fo:color="#444444" fo:font-size="10pt" style:font-size-asian="10pt" style:font-size-complex="10pt"/>
    </style:style>
    <style:style style:name="T175_46" style:family="text">
      <style:text-properties fo:color="#444444" fo:font-size="10pt" style:font-size-asian="10pt" style:font-size-complex="10pt"/>
    </style:style>
    <style:style style:name="T175_47" style:family="text">
      <style:text-properties fo:color="#444444" fo:font-size="10pt" style:font-size-asian="10pt" style:font-size-complex="10pt"/>
    </style:style>
    <style:style style:name="T175_48" style:family="text">
      <style:text-properties fo:color="#444444" fo:font-size="10pt" style:font-size-asian="10pt" style:font-size-complex="10pt"/>
    </style:style>
    <style:style style:name="T175_49" style:family="text">
      <style:text-properties fo:color="#444444" fo:font-size="10pt" style:font-size-asian="10pt" style:font-size-complex="10pt"/>
    </style:style>
    <style:style style:name="T175_50" style:family="text">
      <style:text-properties fo:color="#444444" fo:font-size="10pt" style:font-size-asian="10pt" style:font-size-complex="10pt"/>
    </style:style>
    <style:style style:name="T175_51" style:family="text">
      <style:text-properties fo:color="#444444" fo:font-size="10pt" style:font-size-asian="10pt" style:font-size-complex="10pt"/>
    </style:style>
    <style:style style:name="T175_52" style:family="text">
      <style:text-properties fo:color="#444444" fo:font-size="10pt" style:font-size-asian="10pt" style:font-size-complex="10pt"/>
    </style:style>
    <style:style style:name="T175_53" style:family="text">
      <style:text-properties fo:color="#444444" fo:font-size="10pt" style:font-size-asian="10pt" style:font-size-complex="10pt"/>
    </style:style>
    <style:style style:name="T175_54" style:family="text">
      <style:text-properties fo:color="#444444" fo:font-size="10pt" style:font-size-asian="10pt" style:font-size-complex="10pt"/>
    </style:style>
    <style:style style:name="T175_55" style:family="text">
      <style:text-properties fo:color="#444444" fo:font-size="10pt" style:font-size-asian="10pt" style:font-size-complex="10pt"/>
    </style:style>
    <style:style style:name="T175_56" style:family="text">
      <style:text-properties fo:color="#444444" fo:font-size="10pt" style:font-size-asian="10pt" style:font-size-complex="10pt"/>
    </style:style>
    <style:style style:name="T175_57" style:family="text">
      <style:text-properties fo:color="#444444" fo:font-size="10pt" style:font-size-asian="10pt" style:font-size-complex="10pt"/>
    </style:style>
    <style:style style:name="T175_58" style:family="text">
      <style:text-properties fo:color="#444444" fo:font-size="10pt" style:font-size-asian="10pt" style:font-size-complex="10pt"/>
    </style:style>
    <style:style style:name="T175_59" style:family="text">
      <style:text-properties fo:color="#444444" fo:font-size="10pt" style:font-size-asian="10pt" style:font-size-complex="10pt"/>
    </style:style>
    <style:style style:name="T175_60" style:family="text">
      <style:text-properties fo:color="#444444" fo:font-size="10pt" style:font-size-asian="10pt" style:font-size-complex="10pt"/>
    </style:style>
    <style:style style:name="T175_61" style:family="text">
      <style:text-properties fo:color="#444444" fo:font-size="10pt" style:font-size-asian="10pt" style:font-size-complex="10pt"/>
    </style:style>
    <style:style style:name="T175_62" style:family="text">
      <style:text-properties fo:color="#444444" fo:font-size="10pt" style:font-size-asian="10pt" style:font-size-complex="10pt"/>
    </style:style>
    <style:style style:name="T175_63" style:family="text">
      <style:text-properties fo:color="#444444" fo:font-size="10pt" style:font-size-asian="10pt" style:font-size-complex="10pt"/>
    </style:style>
    <style:style style:name="T175_64" style:family="text">
      <style:text-properties fo:color="#444444" fo:font-size="10pt" style:font-size-asian="10pt" style:font-size-complex="10pt"/>
    </style:style>
    <style:style style:name="T175_65" style:family="text">
      <style:text-properties fo:color="#444444" fo:font-size="10pt" style:font-size-asian="10pt" style:font-size-complex="10pt"/>
    </style:style>
    <style:style style:name="T175_66" style:family="text">
      <style:text-properties fo:color="#444444" fo:font-size="10pt" style:font-size-asian="10pt" style:font-size-complex="10pt"/>
    </style:style>
    <style:style style:name="T175_67" style:family="text">
      <style:text-properties fo:color="#444444" fo:font-size="10pt" style:font-size-asian="10pt" style:font-size-complex="10pt"/>
    </style:style>
    <style:style style:name="T175_68" style:family="text">
      <style:text-properties fo:color="#444444" fo:font-size="10pt" style:font-size-asian="10pt" style:font-size-complex="10pt"/>
    </style:style>
    <style:style style:name="T175_69" style:family="text">
      <style:text-properties fo:color="#444444" fo:font-size="10pt" style:font-size-asian="10pt" style:font-size-complex="10pt"/>
    </style:style>
    <style:style style:name="T175_70" style:family="text">
      <style:text-properties fo:color="#444444" fo:font-size="10pt" style:font-size-asian="10pt" style:font-size-complex="10pt"/>
    </style:style>
    <style:style style:name="T175_71" style:family="text">
      <style:text-properties fo:color="#444444" fo:font-size="10pt" style:font-size-asian="10pt" style:font-size-complex="10pt"/>
    </style:style>
    <style:style style:name="T175_72" style:family="text">
      <style:text-properties fo:color="#444444" fo:font-size="10pt" style:font-size-asian="10pt" style:font-size-complex="10pt"/>
    </style:style>
    <style:style style:name="T175_73" style:family="text">
      <style:text-properties fo:color="#444444" fo:font-size="10pt" style:font-size-asian="10pt" style:font-size-complex="10pt"/>
    </style:style>
    <style:style style:name="T175_74" style:family="text">
      <style:text-properties fo:color="#444444" fo:font-size="10pt" style:font-size-asian="10pt" style:font-size-complex="10pt"/>
    </style:style>
    <style:style style:name="T175_75" style:family="text">
      <style:text-properties fo:color="#444444" fo:font-size="10pt" style:font-size-asian="10pt" style:font-size-complex="10pt"/>
    </style:style>
    <style:style style:name="T175_76" style:family="text">
      <style:text-properties fo:color="#444444" fo:font-size="10pt" style:font-size-asian="10pt" style:font-size-complex="10pt"/>
    </style:style>
    <style:style style:name="T175_77" style:family="text">
      <style:text-properties fo:color="#444444" fo:font-size="10pt" style:font-size-asian="10pt" style:font-size-complex="10pt"/>
    </style:style>
    <style:style style:name="T175_78" style:family="text">
      <style:text-properties fo:color="#444444" fo:font-size="10pt" style:font-size-asian="10pt" style:font-size-complex="10pt"/>
    </style:style>
    <style:style style:name="T175_79" style:family="text">
      <style:text-properties fo:color="#444444" fo:font-size="10pt" style:font-size-asian="10pt" style:font-size-complex="10pt"/>
    </style:style>
    <style:style style:name="T175_80" style:family="text">
      <style:text-properties fo:color="#444444" fo:font-size="10pt" style:font-size-asian="10pt" style:font-size-complex="10pt"/>
    </style:style>
    <style:style style:name="P176" style:family="paragraph" style:parent-style-name="Standard">
      <style:paragraph-properties fo:break-before="auto" fo:line-height="115%" fo:margin-top="0cm" style:writing-mode="lr-tb"/>
    </style:style>
    <style:style style:name="T176_1" style:family="text">
      <style:text-properties fo:color="#444444" fo:font-size="10pt" style:font-size-asian="10pt" style:font-size-complex="10pt"/>
    </style:style>
    <style:style style:name="T176_2" style:family="text">
      <style:text-properties fo:color="#444444" fo:font-size="10pt" style:font-size-asian="10pt" style:font-size-complex="10pt"/>
    </style:style>
    <style:style style:name="T176_3" style:family="text">
      <style:text-properties fo:color="#444444" fo:font-size="10pt" style:font-size-asian="10pt" style:font-size-complex="10pt"/>
    </style:style>
    <style:style style:name="T176_4" style:family="text">
      <style:text-properties fo:color="#444444" fo:font-size="10pt" style:font-size-asian="10pt" style:font-size-complex="10pt"/>
    </style:style>
    <style:style style:name="T176_5" style:family="text">
      <style:text-properties fo:color="#444444" fo:font-size="10pt" style:font-size-asian="10pt" style:font-size-complex="10pt"/>
    </style:style>
    <style:style style:name="T176_6" style:family="text">
      <style:text-properties fo:color="#444444" fo:font-size="10pt" style:font-size-asian="10pt" style:font-size-complex="10pt"/>
    </style:style>
    <style:style style:name="T176_7" style:family="text">
      <style:text-properties fo:color="#444444" fo:font-size="10pt" style:font-size-asian="10pt" style:font-size-complex="10pt"/>
    </style:style>
    <style:style style:name="T176_8" style:family="text">
      <style:text-properties fo:color="#444444" fo:font-size="10pt" style:font-size-asian="10pt" style:font-size-complex="10pt"/>
    </style:style>
    <style:style style:name="T176_9" style:family="text">
      <style:text-properties fo:color="#444444" fo:font-size="10pt" style:font-size-asian="10pt" style:font-size-complex="10pt"/>
    </style:style>
    <style:style style:name="T176_10" style:family="text">
      <style:text-properties fo:color="#444444" fo:font-size="10pt" style:font-size-asian="10pt" style:font-size-complex="10pt"/>
    </style:style>
    <style:style style:name="T176_11" style:family="text">
      <style:text-properties fo:color="#444444" fo:font-size="10pt" style:font-size-asian="10pt" style:font-size-complex="10pt"/>
    </style:style>
    <style:style style:name="T176_12" style:family="text">
      <style:text-properties fo:color="#444444" fo:font-size="10pt" style:font-size-asian="10pt" style:font-size-complex="10pt"/>
    </style:style>
    <style:style style:name="T176_13" style:family="text">
      <style:text-properties fo:color="#444444" fo:font-size="10pt" style:font-size-asian="10pt" style:font-size-complex="10pt"/>
    </style:style>
    <style:style style:name="T176_14" style:family="text">
      <style:text-properties fo:color="#444444" fo:font-size="10pt" style:font-size-asian="10pt" style:font-size-complex="10pt"/>
    </style:style>
    <style:style style:name="T176_15" style:family="text">
      <style:text-properties fo:color="#444444" fo:font-size="10pt" style:font-size-asian="10pt" style:font-size-complex="10pt"/>
    </style:style>
    <style:style style:name="T176_16" style:family="text">
      <style:text-properties fo:color="#444444" fo:font-size="10pt" style:font-size-asian="10pt" style:font-size-complex="10pt"/>
    </style:style>
    <style:style style:name="T176_17" style:family="text">
      <style:text-properties fo:color="#444444" fo:font-size="10pt" style:font-size-asian="10pt" style:font-size-complex="10pt"/>
    </style:style>
    <style:style style:name="T176_18" style:family="text">
      <style:text-properties fo:color="#444444" fo:font-size="10pt" style:font-size-asian="10pt" style:font-size-complex="10pt"/>
    </style:style>
    <style:style style:name="T176_19" style:family="text">
      <style:text-properties fo:color="#444444" fo:font-size="10pt" style:font-size-asian="10pt" style:font-size-complex="10pt"/>
    </style:style>
    <style:style style:name="T176_20" style:family="text">
      <style:text-properties fo:color="#444444" fo:font-size="10pt" style:font-size-asian="10pt" style:font-size-complex="10pt"/>
    </style:style>
    <style:style style:name="T176_21" style:family="text">
      <style:text-properties fo:color="#444444" fo:font-size="10pt" style:font-size-asian="10pt" style:font-size-complex="10pt"/>
    </style:style>
    <style:style style:name="T176_22" style:family="text">
      <style:text-properties fo:color="#444444" fo:font-size="10pt" style:font-size-asian="10pt" style:font-size-complex="10pt"/>
    </style:style>
    <style:style style:name="T176_23" style:family="text">
      <style:text-properties fo:color="#444444" fo:font-size="10pt" style:font-size-asian="10pt" style:font-size-complex="10pt"/>
    </style:style>
    <style:style style:name="T176_24" style:family="text">
      <style:text-properties fo:color="#444444" fo:font-size="10pt" style:font-size-asian="10pt" style:font-size-complex="10pt"/>
    </style:style>
    <style:style style:name="T176_25" style:family="text">
      <style:text-properties fo:color="#444444" fo:font-size="10pt" style:font-size-asian="10pt" style:font-size-complex="10pt"/>
    </style:style>
    <style:style style:name="T176_26" style:family="text">
      <style:text-properties fo:color="#444444" fo:font-size="10pt" style:font-size-asian="10pt" style:font-size-complex="10pt"/>
    </style:style>
    <style:style style:name="T176_27" style:family="text">
      <style:text-properties fo:color="#444444" fo:font-size="10pt" style:font-size-asian="10pt" style:font-size-complex="10pt"/>
    </style:style>
    <style:style style:name="T176_28" style:family="text">
      <style:text-properties fo:color="#444444" fo:font-size="10pt" style:font-size-asian="10pt" style:font-size-complex="10pt"/>
    </style:style>
    <style:style style:name="T176_29" style:family="text">
      <style:text-properties fo:color="#444444" fo:font-size="10pt" style:font-size-asian="10pt" style:font-size-complex="10pt"/>
    </style:style>
    <style:style style:name="T176_30" style:family="text">
      <style:text-properties fo:color="#444444" fo:font-size="10pt" style:font-size-asian="10pt" style:font-size-complex="10pt"/>
    </style:style>
    <style:style style:name="T176_31" style:family="text">
      <style:text-properties fo:color="#444444" fo:font-size="10pt" style:font-size-asian="10pt" style:font-size-complex="10pt"/>
    </style:style>
    <style:style style:name="T176_32" style:family="text">
      <style:text-properties fo:color="#444444" fo:font-size="10pt" style:font-size-asian="10pt" style:font-size-complex="10pt"/>
    </style:style>
    <style:style style:name="T176_33" style:family="text">
      <style:text-properties fo:color="#444444" fo:font-size="10pt" style:font-size-asian="10pt" style:font-size-complex="10pt"/>
    </style:style>
    <style:style style:name="T176_34" style:family="text">
      <style:text-properties fo:color="#444444" fo:font-size="10pt" style:font-size-asian="10pt" style:font-size-complex="10pt"/>
    </style:style>
    <style:style style:name="T176_35" style:family="text">
      <style:text-properties fo:color="#444444" fo:font-size="10pt" style:font-size-asian="10pt" style:font-size-complex="10pt"/>
    </style:style>
    <style:style style:name="T176_36" style:family="text">
      <style:text-properties fo:color="#444444" fo:font-size="10pt" style:font-size-asian="10pt" style:font-size-complex="10pt"/>
    </style:style>
    <style:style style:name="T176_37" style:family="text">
      <style:text-properties fo:color="#444444" fo:font-size="10pt" style:font-size-asian="10pt" style:font-size-complex="10pt"/>
    </style:style>
    <style:style style:name="T176_38" style:family="text">
      <style:text-properties fo:color="#444444" fo:font-size="10pt" style:font-size-asian="10pt" style:font-size-complex="10pt"/>
    </style:style>
    <style:style style:name="T176_39" style:family="text">
      <style:text-properties fo:color="#444444" fo:font-size="10pt" style:font-size-asian="10pt" style:font-size-complex="10pt"/>
    </style:style>
    <style:style style:name="T176_40" style:family="text">
      <style:text-properties fo:color="#444444" fo:font-size="10pt" style:font-size-asian="10pt" style:font-size-complex="10pt"/>
    </style:style>
    <style:style style:name="T176_41" style:family="text">
      <style:text-properties fo:color="#444444" fo:font-size="10pt" style:font-size-asian="10pt" style:font-size-complex="10pt"/>
    </style:style>
    <style:style style:name="T176_42" style:family="text">
      <style:text-properties fo:color="#444444" fo:font-size="10pt" style:font-size-asian="10pt" style:font-size-complex="10pt"/>
    </style:style>
    <style:style style:name="T176_43" style:family="text">
      <style:text-properties fo:color="#444444" fo:font-size="10pt" style:font-size-asian="10pt" style:font-size-complex="10pt"/>
    </style:style>
    <style:style style:name="T176_44" style:family="text">
      <style:text-properties fo:color="#444444" fo:font-size="10pt" style:font-size-asian="10pt" style:font-size-complex="10pt"/>
    </style:style>
    <style:style style:name="T176_45" style:family="text">
      <style:text-properties fo:color="#444444" fo:font-size="10pt" style:font-size-asian="10pt" style:font-size-complex="10pt"/>
    </style:style>
    <style:style style:name="T176_46" style:family="text">
      <style:text-properties fo:color="#444444" fo:font-size="10pt" style:font-size-asian="10pt" style:font-size-complex="10pt"/>
    </style:style>
    <style:style style:name="T176_47" style:family="text">
      <style:text-properties fo:color="#444444" fo:font-size="10pt" style:font-size-asian="10pt" style:font-size-complex="10pt"/>
    </style:style>
    <style:style style:name="T176_48" style:family="text">
      <style:text-properties fo:color="#444444" fo:font-size="10pt" style:font-size-asian="10pt" style:font-size-complex="10pt"/>
    </style:style>
    <style:style style:name="T176_49" style:family="text">
      <style:text-properties fo:color="#444444" fo:font-size="10pt" style:font-size-asian="10pt" style:font-size-complex="10pt"/>
    </style:style>
    <style:style style:name="T176_50" style:family="text">
      <style:text-properties fo:color="#444444" fo:font-size="10pt" style:font-size-asian="10pt" style:font-size-complex="10pt"/>
    </style:style>
    <style:style style:name="T176_51" style:family="text">
      <style:text-properties fo:color="#444444" fo:font-size="10pt" style:font-size-asian="10pt" style:font-size-complex="10pt"/>
    </style:style>
    <style:style style:name="T176_52" style:family="text">
      <style:text-properties fo:color="#444444" fo:font-size="10pt" style:font-size-asian="10pt" style:font-size-complex="10pt"/>
    </style:style>
    <style:style style:name="T176_53" style:family="text">
      <style:text-properties fo:color="#444444" fo:font-size="10pt" style:font-size-asian="10pt" style:font-size-complex="10pt"/>
    </style:style>
    <style:style style:name="T176_54" style:family="text">
      <style:text-properties fo:color="#444444" fo:font-size="10pt" style:font-size-asian="10pt" style:font-size-complex="10pt"/>
    </style:style>
    <style:style style:name="T176_55" style:family="text">
      <style:text-properties fo:color="#444444" fo:font-size="10pt" style:font-size-asian="10pt" style:font-size-complex="10pt"/>
    </style:style>
    <style:style style:name="T176_56" style:family="text">
      <style:text-properties fo:color="#444444" fo:font-size="10pt" style:font-size-asian="10pt" style:font-size-complex="10pt"/>
    </style:style>
    <style:style style:name="T176_57" style:family="text">
      <style:text-properties fo:color="#444444" fo:font-size="10pt" style:font-size-asian="10pt" style:font-size-complex="10pt"/>
    </style:style>
    <style:style style:name="T176_58" style:family="text">
      <style:text-properties fo:color="#444444" fo:font-size="10pt" style:font-size-asian="10pt" style:font-size-complex="10pt"/>
    </style:style>
    <style:style style:name="T176_59" style:family="text">
      <style:text-properties fo:color="#444444" fo:font-size="10pt" style:font-size-asian="10pt" style:font-size-complex="10pt"/>
    </style:style>
    <style:style style:name="T176_60" style:family="text">
      <style:text-properties fo:color="#444444" fo:font-size="10pt" style:font-size-asian="10pt" style:font-size-complex="10pt"/>
    </style:style>
    <style:style style:name="T176_61" style:family="text">
      <style:text-properties fo:color="#444444" fo:font-size="10pt" style:font-size-asian="10pt" style:font-size-complex="10pt"/>
    </style:style>
    <style:style style:name="T176_62" style:family="text">
      <style:text-properties fo:color="#444444" fo:font-size="10pt" style:font-size-asian="10pt" style:font-size-complex="10pt"/>
    </style:style>
    <style:style style:name="T176_63" style:family="text">
      <style:text-properties fo:color="#444444" fo:font-size="10pt" style:font-size-asian="10pt" style:font-size-complex="10pt"/>
    </style:style>
    <style:style style:name="T176_64" style:family="text">
      <style:text-properties fo:color="#444444" fo:font-size="10pt" style:font-size-asian="10pt" style:font-size-complex="10pt"/>
    </style:style>
    <style:style style:name="T176_65" style:family="text">
      <style:text-properties fo:color="#444444" fo:font-size="10pt" style:font-size-asian="10pt" style:font-size-complex="10pt"/>
    </style:style>
    <style:style style:name="T176_66" style:family="text">
      <style:text-properties fo:color="#444444" fo:font-size="10pt" style:font-size-asian="10pt" style:font-size-complex="10pt"/>
    </style:style>
    <style:style style:name="T176_67" style:family="text">
      <style:text-properties fo:color="#444444" fo:font-size="10pt" style:font-size-asian="10pt" style:font-size-complex="10pt"/>
    </style:style>
    <style:style style:name="T176_68" style:family="text">
      <style:text-properties fo:color="#444444" fo:font-size="10pt" style:font-size-asian="10pt" style:font-size-complex="10pt"/>
    </style:style>
    <style:style style:name="T176_69" style:family="text">
      <style:text-properties fo:color="#444444" fo:font-size="10pt" style:font-size-asian="10pt" style:font-size-complex="10pt"/>
    </style:style>
    <style:style style:name="T176_70" style:family="text">
      <style:text-properties fo:color="#444444" fo:font-size="10pt" style:font-size-asian="10pt" style:font-size-complex="10pt"/>
    </style:style>
    <style:style style:name="T176_71" style:family="text">
      <style:text-properties fo:color="#444444" fo:font-size="10pt" style:font-size-asian="10pt" style:font-size-complex="10pt"/>
    </style:style>
    <style:style style:name="T176_72" style:family="text">
      <style:text-properties fo:color="#444444" fo:font-size="10pt" style:font-size-asian="10pt" style:font-size-complex="10pt"/>
    </style:style>
    <style:style style:name="T176_73" style:family="text">
      <style:text-properties fo:color="#444444" fo:font-size="10pt" style:font-size-asian="10pt" style:font-size-complex="10pt"/>
    </style:style>
    <style:style style:name="T176_74" style:family="text">
      <style:text-properties fo:color="#444444" fo:font-size="10pt" style:font-size-asian="10pt" style:font-size-complex="10pt"/>
    </style:style>
    <style:style style:name="T176_75" style:family="text">
      <style:text-properties fo:color="#444444" fo:font-size="10pt" style:font-size-asian="10pt" style:font-size-complex="10pt"/>
    </style:style>
    <style:style style:name="T176_76" style:family="text">
      <style:text-properties fo:color="#444444" fo:font-size="10pt" style:font-size-asian="10pt" style:font-size-complex="10pt"/>
    </style:style>
    <style:style style:name="T176_77" style:family="text">
      <style:text-properties fo:color="#444444" fo:font-size="10pt" style:font-size-asian="10pt" style:font-size-complex="10pt"/>
    </style:style>
    <style:style style:name="T176_78" style:family="text">
      <style:text-properties fo:color="#444444" fo:font-size="10pt" style:font-size-asian="10pt" style:font-size-complex="10pt"/>
    </style:style>
    <style:style style:name="T176_79" style:family="text">
      <style:text-properties fo:color="#444444" fo:font-size="10pt" style:font-size-asian="10pt" style:font-size-complex="10pt"/>
    </style:style>
    <style:style style:name="T176_80" style:family="text">
      <style:text-properties fo:color="#444444" fo:font-size="10pt" style:font-size-asian="10pt" style:font-size-complex="10pt"/>
    </style:style>
    <style:style style:name="T176_81" style:family="text">
      <style:text-properties fo:color="#444444" fo:font-size="10pt" style:font-size-asian="10pt" style:font-size-complex="10pt"/>
    </style:style>
    <style:style style:name="T176_82" style:family="text">
      <style:text-properties fo:color="#444444" fo:font-size="10pt" style:font-size-asian="10pt" style:font-size-complex="10pt"/>
    </style:style>
    <style:style style:name="T176_83" style:family="text">
      <style:text-properties fo:color="#444444" fo:font-size="10pt" style:font-size-asian="10pt" style:font-size-complex="10pt"/>
    </style:style>
    <style:style style:name="T176_84" style:family="text">
      <style:text-properties fo:color="#444444" fo:font-size="10pt" style:font-size-asian="10pt" style:font-size-complex="10pt"/>
    </style:style>
    <style:style style:name="T176_85" style:family="text">
      <style:text-properties fo:color="#444444" fo:font-size="10pt" style:font-size-asian="10pt" style:font-size-complex="10pt"/>
    </style:style>
    <style:style style:name="T176_86" style:family="text">
      <style:text-properties fo:color="#444444" fo:font-size="10pt" style:font-size-asian="10pt" style:font-size-complex="10pt"/>
    </style:style>
    <style:style style:name="T176_87" style:family="text">
      <style:text-properties fo:color="#444444" fo:font-size="10pt" style:font-size-asian="10pt" style:font-size-complex="10pt"/>
    </style:style>
    <style:style style:name="T176_88" style:family="text">
      <style:text-properties fo:color="#444444" fo:font-size="10pt" style:font-size-asian="10pt" style:font-size-complex="10pt"/>
    </style:style>
    <style:style style:name="T176_89" style:family="text">
      <style:text-properties fo:color="#444444" fo:font-size="10pt" style:font-size-asian="10pt" style:font-size-complex="10pt"/>
    </style:style>
    <style:style style:name="T176_90" style:family="text">
      <style:text-properties fo:color="#444444" fo:font-size="10pt" style:font-size-asian="10pt" style:font-size-complex="10pt"/>
    </style:style>
    <style:style style:name="T176_91" style:family="text">
      <style:text-properties fo:color="#444444" fo:font-size="10pt" style:font-size-asian="10pt" style:font-size-complex="10pt"/>
    </style:style>
    <style:style style:name="T176_92" style:family="text">
      <style:text-properties fo:color="#444444" fo:font-size="10pt" style:font-size-asian="10pt" style:font-size-complex="10pt"/>
    </style:style>
    <style:style style:name="T176_93" style:family="text">
      <style:text-properties fo:color="#444444" fo:font-size="10pt" style:font-size-asian="10pt" style:font-size-complex="10pt"/>
    </style:style>
    <style:style style:name="T176_94" style:family="text">
      <style:text-properties fo:color="#444444" fo:font-size="10pt" style:font-size-asian="10pt" style:font-size-complex="10pt"/>
    </style:style>
    <style:style style:name="T176_95" style:family="text">
      <style:text-properties fo:color="#444444" fo:font-size="10pt" style:font-size-asian="10pt" style:font-size-complex="10pt"/>
    </style:style>
    <style:style style:name="T176_96" style:family="text">
      <style:text-properties fo:color="#444444" fo:font-size="10pt" style:font-size-asian="10pt" style:font-size-complex="10pt"/>
    </style:style>
    <style:style style:name="T176_97" style:family="text">
      <style:text-properties fo:color="#444444" fo:font-size="10pt" style:font-size-asian="10pt" style:font-size-complex="10pt"/>
    </style:style>
    <style:style style:name="T176_98" style:family="text">
      <style:text-properties fo:color="#444444" fo:font-size="10pt" style:font-size-asian="10pt" style:font-size-complex="10pt"/>
    </style:style>
    <style:style style:name="T176_99" style:family="text">
      <style:text-properties fo:color="#444444" fo:font-size="10pt" style:font-size-asian="10pt" style:font-size-complex="10pt"/>
    </style:style>
    <style:style style:name="T176_100" style:family="text">
      <style:text-properties fo:color="#444444" fo:font-size="10pt" style:font-size-asian="10pt" style:font-size-complex="10pt"/>
    </style:style>
    <style:style style:name="T176_101" style:family="text">
      <style:text-properties fo:color="#444444" fo:font-size="10pt" style:font-size-asian="10pt" style:font-size-complex="10pt"/>
    </style:style>
    <style:style style:name="T176_102" style:family="text">
      <style:text-properties fo:color="#444444" fo:font-size="10pt" style:font-size-asian="10pt" style:font-size-complex="10pt"/>
    </style:style>
    <style:style style:name="T176_103" style:family="text">
      <style:text-properties fo:color="#444444" fo:font-size="10pt" style:font-size-asian="10pt" style:font-size-complex="10pt"/>
    </style:style>
    <style:style style:name="T176_104" style:family="text">
      <style:text-properties fo:color="#444444" fo:font-size="10pt" style:font-size-asian="10pt" style:font-size-complex="10pt"/>
    </style:style>
    <style:style style:name="T176_105" style:family="text">
      <style:text-properties fo:color="#444444" fo:font-size="10pt" style:font-size-asian="10pt" style:font-size-complex="10pt"/>
    </style:style>
    <style:style style:name="T176_106" style:family="text">
      <style:text-properties fo:color="#444444" fo:font-size="10pt" style:font-size-asian="10pt" style:font-size-complex="10pt"/>
    </style:style>
    <style:style style:name="T176_107" style:family="text">
      <style:text-properties fo:color="#444444" fo:font-size="10pt" style:font-size-asian="10pt" style:font-size-complex="10pt"/>
    </style:style>
    <style:style style:name="T176_108" style:family="text">
      <style:text-properties fo:color="#444444" fo:font-size="10pt" style:font-size-asian="10pt" style:font-size-complex="10pt"/>
    </style:style>
    <style:style style:name="T176_109" style:family="text">
      <style:text-properties fo:color="#444444" fo:font-size="10pt" style:font-size-asian="10pt" style:font-size-complex="10pt"/>
    </style:style>
    <style:style style:name="T176_110" style:family="text">
      <style:text-properties fo:color="#444444" fo:font-size="10pt" style:font-size-asian="10pt" style:font-size-complex="10pt"/>
    </style:style>
    <style:style style:name="T176_111" style:family="text">
      <style:text-properties fo:color="#444444" fo:font-size="10pt" style:font-size-asian="10pt" style:font-size-complex="10pt"/>
    </style:style>
    <style:style style:name="T176_112" style:family="text">
      <style:text-properties fo:color="#444444" fo:font-size="10pt" style:font-size-asian="10pt" style:font-size-complex="10pt"/>
    </style:style>
    <style:style style:name="T176_113" style:family="text">
      <style:text-properties fo:color="#444444" fo:font-size="10pt" style:font-size-asian="10pt" style:font-size-complex="10pt"/>
    </style:style>
    <style:style style:name="T176_114" style:family="text">
      <style:text-properties fo:color="#444444" fo:font-size="10pt" style:font-size-asian="10pt" style:font-size-complex="10pt"/>
    </style:style>
    <style:style style:name="T176_115" style:family="text">
      <style:text-properties fo:color="#444444" fo:font-size="10pt" style:font-size-asian="10pt" style:font-size-complex="10pt"/>
    </style:style>
    <style:style style:name="T176_116" style:family="text">
      <style:text-properties fo:color="#444444" fo:font-size="10pt" style:font-size-asian="10pt" style:font-size-complex="10pt"/>
    </style:style>
    <style:style style:name="T176_117" style:family="text">
      <style:text-properties fo:color="#444444" fo:font-size="10pt" style:font-size-asian="10pt" style:font-size-complex="10pt"/>
    </style:style>
    <style:style style:name="T176_118" style:family="text">
      <style:text-properties fo:color="#444444" fo:font-size="10pt" style:font-size-asian="10pt" style:font-size-complex="10pt"/>
    </style:style>
    <style:style style:name="T176_119" style:family="text">
      <style:text-properties fo:color="#444444" fo:font-size="10pt" style:font-size-asian="10pt" style:font-size-complex="10pt"/>
    </style:style>
    <style:style style:name="T176_120" style:family="text">
      <style:text-properties fo:color="#444444" fo:font-size="10pt" style:font-size-asian="10pt" style:font-size-complex="10pt"/>
    </style:style>
    <style:style style:name="T176_121" style:family="text">
      <style:text-properties fo:color="#444444" fo:font-size="10pt" style:font-size-asian="10pt" style:font-size-complex="10pt"/>
    </style:style>
    <style:style style:name="T176_122" style:family="text">
      <style:text-properties fo:color="#444444" fo:font-size="10pt" style:font-size-asian="10pt" style:font-size-complex="10pt"/>
    </style:style>
    <style:style style:name="T176_123" style:family="text">
      <style:text-properties fo:color="#444444" fo:font-size="10pt" style:font-size-asian="10pt" style:font-size-complex="10pt"/>
    </style:style>
    <style:style style:name="T176_124" style:family="text">
      <style:text-properties fo:color="#444444" fo:font-size="10pt" style:font-size-asian="10pt" style:font-size-complex="10pt"/>
    </style:style>
    <style:style style:name="T176_125" style:family="text">
      <style:text-properties fo:color="#444444" fo:font-size="10pt" style:font-size-asian="10pt" style:font-size-complex="10pt"/>
    </style:style>
    <style:style style:name="T176_126" style:family="text">
      <style:text-properties fo:color="#444444" fo:font-size="10pt" style:font-size-asian="10pt" style:font-size-complex="10pt"/>
    </style:style>
    <style:style style:name="T176_127" style:family="text">
      <style:text-properties fo:color="#444444" fo:font-size="10pt" style:font-size-asian="10pt" style:font-size-complex="10pt"/>
    </style:style>
    <style:style style:name="T176_128" style:family="text">
      <style:text-properties fo:color="#444444" fo:font-size="10pt" style:font-size-asian="10pt" style:font-size-complex="10pt"/>
    </style:style>
    <style:style style:name="T176_129" style:family="text">
      <style:text-properties fo:color="#444444" fo:font-size="10pt" style:font-size-asian="10pt" style:font-size-complex="10pt"/>
    </style:style>
    <style:style style:name="T176_130" style:family="text">
      <style:text-properties fo:color="#444444" fo:font-size="10pt" style:font-size-asian="10pt" style:font-size-complex="10pt"/>
    </style:style>
    <style:style style:name="T176_131" style:family="text">
      <style:text-properties fo:color="#444444" fo:font-size="10pt" style:font-size-asian="10pt" style:font-size-complex="10pt"/>
    </style:style>
    <style:style style:name="T176_132" style:family="text">
      <style:text-properties fo:color="#444444" fo:font-size="10pt" style:font-size-asian="10pt" style:font-size-complex="10pt"/>
    </style:style>
    <style:style style:name="T176_133" style:family="text">
      <style:text-properties fo:color="#444444" fo:font-size="10pt" style:font-size-asian="10pt" style:font-size-complex="10pt"/>
    </style:style>
    <style:style style:name="T176_134" style:family="text">
      <style:text-properties fo:color="#444444" fo:font-size="10pt" style:font-size-asian="10pt" style:font-size-complex="10pt"/>
    </style:style>
    <style:style style:name="T176_135" style:family="text">
      <style:text-properties fo:color="#444444" fo:font-size="10pt" style:font-size-asian="10pt" style:font-size-complex="10pt"/>
    </style:style>
    <style:style style:name="T176_136" style:family="text">
      <style:text-properties fo:color="#444444" fo:font-size="10pt" style:font-size-asian="10pt" style:font-size-complex="10pt"/>
    </style:style>
    <style:style style:name="T176_137" style:family="text">
      <style:text-properties fo:color="#444444" fo:font-size="10pt" style:font-size-asian="10pt" style:font-size-complex="10pt"/>
    </style:style>
    <style:style style:name="T176_138" style:family="text">
      <style:text-properties fo:color="#444444" fo:font-size="10pt" style:font-size-asian="10pt" style:font-size-complex="10pt"/>
    </style:style>
    <style:style style:name="T176_139" style:family="text">
      <style:text-properties fo:color="#444444" fo:font-size="10pt" style:font-size-asian="10pt" style:font-size-complex="10pt"/>
    </style:style>
    <style:style style:name="T176_140" style:family="text">
      <style:text-properties fo:color="#444444" fo:font-size="10pt" style:font-size-asian="10pt" style:font-size-complex="10pt"/>
    </style:style>
    <style:style style:name="T176_141" style:family="text">
      <style:text-properties fo:color="#444444" fo:font-size="10pt" style:font-size-asian="10pt" style:font-size-complex="10pt"/>
    </style:style>
    <style:style style:name="T176_142" style:family="text">
      <style:text-properties fo:color="#444444" fo:font-size="10pt" style:font-size-asian="10pt" style:font-size-complex="10pt"/>
    </style:style>
    <style:style style:name="T176_143" style:family="text">
      <style:text-properties fo:color="#444444" fo:font-size="10pt" style:font-size-asian="10pt" style:font-size-complex="10pt"/>
    </style:style>
    <style:style style:name="T176_144" style:family="text">
      <style:text-properties fo:color="#444444" fo:font-size="10pt" style:font-size-asian="10pt" style:font-size-complex="10pt"/>
    </style:style>
    <style:style style:name="T176_145" style:family="text">
      <style:text-properties fo:color="#444444" fo:font-size="10pt" style:font-size-asian="10pt" style:font-size-complex="10pt"/>
    </style:style>
    <style:style style:name="T176_146" style:family="text">
      <style:text-properties fo:color="#444444" fo:font-size="10pt" style:font-size-asian="10pt" style:font-size-complex="10pt"/>
    </style:style>
    <style:style style:name="T176_147" style:family="text">
      <style:text-properties fo:color="#444444" fo:font-size="10pt" style:font-size-asian="10pt" style:font-size-complex="10pt"/>
    </style:style>
    <style:style style:name="T176_148" style:family="text">
      <style:text-properties fo:color="#444444" fo:font-size="10pt" style:font-size-asian="10pt" style:font-size-complex="10pt"/>
    </style:style>
    <style:style style:name="T176_149" style:family="text">
      <style:text-properties fo:color="#444444" fo:font-size="10pt" style:font-size-asian="10pt" style:font-size-complex="10pt"/>
    </style:style>
    <style:style style:name="T176_150" style:family="text">
      <style:text-properties fo:color="#444444" fo:font-size="10pt" style:font-size-asian="10pt" style:font-size-complex="10pt"/>
    </style:style>
    <style:style style:name="T176_151" style:family="text">
      <style:text-properties fo:color="#444444" fo:font-size="10pt" style:font-size-asian="10pt" style:font-size-complex="10pt"/>
    </style:style>
    <style:style style:name="T176_152" style:family="text">
      <style:text-properties fo:color="#444444" fo:font-size="10pt" style:font-size-asian="10pt" style:font-size-complex="10pt"/>
    </style:style>
    <style:style style:name="T176_153" style:family="text">
      <style:text-properties fo:color="#444444" fo:font-size="10pt" style:font-size-asian="10pt" style:font-size-complex="10pt"/>
    </style:style>
    <style:style style:name="T176_154" style:family="text">
      <style:text-properties fo:color="#444444" fo:font-size="10pt" style:font-size-asian="10pt" style:font-size-complex="10pt"/>
    </style:style>
    <style:style style:name="T176_155" style:family="text">
      <style:text-properties fo:color="#444444" fo:font-size="10pt" style:font-size-asian="10pt" style:font-size-complex="10pt"/>
    </style:style>
    <style:style style:name="T176_156" style:family="text">
      <style:text-properties fo:color="#444444" fo:font-size="10pt" style:font-size-asian="10pt" style:font-size-complex="10pt"/>
    </style:style>
    <style:style style:name="T176_157" style:family="text">
      <style:text-properties fo:color="#444444" fo:font-size="10pt" style:font-size-asian="10pt" style:font-size-complex="10pt"/>
    </style:style>
    <style:style style:name="T176_158" style:family="text">
      <style:text-properties fo:color="#444444" fo:font-size="10pt" style:font-size-asian="10pt" style:font-size-complex="10pt"/>
    </style:style>
    <style:style style:name="T176_159" style:family="text">
      <style:text-properties fo:color="#444444" fo:font-size="10pt" style:font-size-asian="10pt" style:font-size-complex="10pt"/>
    </style:style>
    <style:style style:name="T176_160" style:family="text">
      <style:text-properties fo:color="#444444" fo:font-size="10pt" style:font-size-asian="10pt" style:font-size-complex="10pt"/>
    </style:style>
    <style:style style:name="T176_161" style:family="text">
      <style:text-properties fo:color="#444444" fo:font-size="10pt" style:font-size-asian="10pt" style:font-size-complex="10pt"/>
    </style:style>
    <style:style style:name="T176_162" style:family="text">
      <style:text-properties fo:color="#444444" fo:font-size="10pt" style:font-size-asian="10pt" style:font-size-complex="10pt"/>
    </style:style>
    <style:style style:name="T176_163" style:family="text">
      <style:text-properties fo:color="#444444" fo:font-size="10pt" style:font-size-asian="10pt" style:font-size-complex="10pt"/>
    </style:style>
    <style:style style:name="T176_164" style:family="text">
      <style:text-properties fo:color="#444444" fo:font-size="10pt" style:font-size-asian="10pt" style:font-size-complex="10pt"/>
    </style:style>
    <style:style style:name="T176_165" style:family="text">
      <style:text-properties fo:color="#444444" fo:font-size="10pt" style:font-size-asian="10pt" style:font-size-complex="10pt"/>
    </style:style>
    <style:style style:name="T176_166" style:family="text">
      <style:text-properties fo:color="#444444" fo:font-size="10pt" style:font-size-asian="10pt" style:font-size-complex="10pt"/>
    </style:style>
    <style:style style:name="T176_167" style:family="text">
      <style:text-properties fo:color="#444444" fo:font-size="10pt" style:font-size-asian="10pt" style:font-size-complex="10pt"/>
    </style:style>
    <style:style style:name="T176_168" style:family="text">
      <style:text-properties fo:color="#444444" fo:font-size="10pt" style:font-size-asian="10pt" style:font-size-complex="10pt"/>
    </style:style>
    <style:style style:name="T176_169" style:family="text">
      <style:text-properties fo:color="#444444" fo:font-size="10pt" style:font-size-asian="10pt" style:font-size-complex="10pt"/>
    </style:style>
    <style:style style:name="T176_170" style:family="text">
      <style:text-properties fo:color="#444444" fo:font-size="10pt" style:font-size-asian="10pt" style:font-size-complex="10pt"/>
    </style:style>
    <style:style style:name="T176_171" style:family="text">
      <style:text-properties fo:color="#444444" fo:font-size="10pt" style:font-size-asian="10pt" style:font-size-complex="10pt"/>
    </style:style>
    <style:style style:name="T176_172" style:family="text">
      <style:text-properties fo:color="#444444" fo:font-size="10pt" style:font-size-asian="10pt" style:font-size-complex="10pt"/>
    </style:style>
    <style:style style:name="T176_173" style:family="text">
      <style:text-properties fo:color="#444444" fo:font-size="10pt" style:font-size-asian="10pt" style:font-size-complex="10pt"/>
    </style:style>
    <style:style style:name="T176_174" style:family="text">
      <style:text-properties fo:color="#444444" fo:font-size="10pt" style:font-size-asian="10pt" style:font-size-complex="10pt"/>
    </style:style>
    <style:style style:name="P177" style:family="paragraph" style:parent-style-name="Standard">
      <style:paragraph-properties fo:break-before="auto" fo:line-height="115%" fo:margin-top="0cm" style:writing-mode="lr-tb"/>
    </style:style>
    <style:style style:name="T177_1" style:family="text">
      <style:text-properties fo:color="#444444" fo:font-size="10pt" style:font-size-asian="10pt" style:font-size-complex="10pt"/>
    </style:style>
    <style:style style:name="T177_2" style:family="text">
      <style:text-properties fo:color="#444444" fo:font-size="10pt" style:font-size-asian="10pt" style:font-size-complex="10pt"/>
    </style:style>
    <style:style style:name="T177_3" style:family="text">
      <style:text-properties fo:color="#444444" fo:font-size="10pt" style:font-size-asian="10pt" style:font-size-complex="10pt"/>
    </style:style>
    <style:style style:name="T177_4" style:family="text">
      <style:text-properties fo:color="#444444" fo:font-size="10pt" style:font-size-asian="10pt" style:font-size-complex="10pt"/>
    </style:style>
    <style:style style:name="T177_5" style:family="text">
      <style:text-properties fo:color="#444444" fo:font-size="10pt" style:font-size-asian="10pt" style:font-size-complex="10pt"/>
    </style:style>
    <style:style style:name="T177_6" style:family="text">
      <style:text-properties fo:color="#444444" fo:font-size="10pt" style:font-size-asian="10pt" style:font-size-complex="10pt"/>
    </style:style>
    <style:style style:name="T177_7" style:family="text">
      <style:text-properties fo:color="#444444" fo:font-size="10pt" style:font-size-asian="10pt" style:font-size-complex="10pt"/>
    </style:style>
    <style:style style:name="T177_8" style:family="text">
      <style:text-properties fo:color="#444444" fo:font-size="10pt" style:font-size-asian="10pt" style:font-size-complex="10pt"/>
    </style:style>
    <style:style style:name="T177_9" style:family="text">
      <style:text-properties fo:color="#444444" fo:font-size="10pt" style:font-size-asian="10pt" style:font-size-complex="10pt"/>
    </style:style>
    <style:style style:name="T177_10" style:family="text">
      <style:text-properties fo:color="#444444" fo:font-size="10pt" style:font-size-asian="10pt" style:font-size-complex="10pt"/>
    </style:style>
    <style:style style:name="T177_11" style:family="text">
      <style:text-properties fo:color="#444444" fo:font-size="10pt" style:font-size-asian="10pt" style:font-size-complex="10pt"/>
    </style:style>
    <style:style style:name="T177_12" style:family="text">
      <style:text-properties fo:color="#444444" fo:font-size="10pt" style:font-size-asian="10pt" style:font-size-complex="10pt"/>
    </style:style>
    <style:style style:name="T177_13" style:family="text">
      <style:text-properties fo:color="#444444" fo:font-size="10pt" style:font-size-asian="10pt" style:font-size-complex="10pt"/>
    </style:style>
    <style:style style:name="T177_14" style:family="text">
      <style:text-properties fo:color="#444444" fo:font-size="10pt" style:font-size-asian="10pt" style:font-size-complex="10pt"/>
    </style:style>
    <style:style style:name="T177_15" style:family="text">
      <style:text-properties fo:color="#444444" fo:font-size="10pt" style:font-size-asian="10pt" style:font-size-complex="10pt"/>
    </style:style>
    <style:style style:name="T177_16" style:family="text">
      <style:text-properties fo:color="#444444" fo:font-size="10pt" style:font-size-asian="10pt" style:font-size-complex="10pt"/>
    </style:style>
    <style:style style:name="T177_17" style:family="text">
      <style:text-properties fo:color="#444444" fo:font-size="10pt" style:font-size-asian="10pt" style:font-size-complex="10pt"/>
    </style:style>
    <style:style style:name="T177_18" style:family="text">
      <style:text-properties fo:color="#444444" fo:font-size="10pt" style:font-size-asian="10pt" style:font-size-complex="10pt"/>
    </style:style>
    <style:style style:name="T177_19" style:family="text">
      <style:text-properties fo:color="#444444" fo:font-size="10pt" style:font-size-asian="10pt" style:font-size-complex="10pt"/>
    </style:style>
    <style:style style:name="T177_20" style:family="text">
      <style:text-properties fo:color="#444444" fo:font-size="10pt" style:font-size-asian="10pt" style:font-size-complex="10pt"/>
    </style:style>
    <style:style style:name="T177_21" style:family="text">
      <style:text-properties fo:color="#444444" fo:font-size="10pt" style:font-size-asian="10pt" style:font-size-complex="10pt"/>
    </style:style>
    <style:style style:name="T177_22" style:family="text">
      <style:text-properties fo:color="#444444" fo:font-size="10pt" style:font-size-asian="10pt" style:font-size-complex="10pt"/>
    </style:style>
    <style:style style:name="T177_23" style:family="text">
      <style:text-properties fo:color="#444444" fo:font-size="10pt" style:font-size-asian="10pt" style:font-size-complex="10pt"/>
    </style:style>
    <style:style style:name="T177_24" style:family="text">
      <style:text-properties fo:color="#444444" fo:font-size="10pt" style:font-size-asian="10pt" style:font-size-complex="10pt"/>
    </style:style>
    <style:style style:name="T177_25" style:family="text">
      <style:text-properties fo:color="#444444" fo:font-size="10pt" style:font-size-asian="10pt" style:font-size-complex="10pt"/>
    </style:style>
    <style:style style:name="T177_26" style:family="text">
      <style:text-properties fo:color="#444444" fo:font-size="10pt" style:font-size-asian="10pt" style:font-size-complex="10pt"/>
    </style:style>
    <style:style style:name="T177_27" style:family="text">
      <style:text-properties fo:color="#444444" fo:font-size="10pt" style:font-size-asian="10pt" style:font-size-complex="10pt"/>
    </style:style>
    <style:style style:name="T177_28" style:family="text">
      <style:text-properties fo:color="#444444" fo:font-size="10pt" style:font-size-asian="10pt" style:font-size-complex="10pt"/>
    </style:style>
    <style:style style:name="T177_29" style:family="text">
      <style:text-properties fo:color="#444444" fo:font-size="10pt" style:font-size-asian="10pt" style:font-size-complex="10pt"/>
    </style:style>
    <style:style style:name="T177_30" style:family="text">
      <style:text-properties fo:color="#444444" fo:font-size="10pt" style:font-size-asian="10pt" style:font-size-complex="10pt"/>
    </style:style>
    <style:style style:name="T177_31" style:family="text">
      <style:text-properties fo:color="#444444" fo:font-size="10pt" style:font-size-asian="10pt" style:font-size-complex="10pt"/>
    </style:style>
    <style:style style:name="T177_32" style:family="text">
      <style:text-properties fo:color="#444444" fo:font-size="10pt" style:font-size-asian="10pt" style:font-size-complex="10pt"/>
    </style:style>
    <style:style style:name="T177_33" style:family="text">
      <style:text-properties fo:color="#444444" fo:font-size="10pt" style:font-size-asian="10pt" style:font-size-complex="10pt"/>
    </style:style>
    <style:style style:name="T177_34" style:family="text">
      <style:text-properties fo:color="#444444" fo:font-size="10pt" style:font-size-asian="10pt" style:font-size-complex="10pt"/>
    </style:style>
    <style:style style:name="T177_35" style:family="text">
      <style:text-properties fo:color="#444444" fo:font-size="10pt" style:font-size-asian="10pt" style:font-size-complex="10pt"/>
    </style:style>
    <style:style style:name="T177_36" style:family="text">
      <style:text-properties fo:color="#444444" fo:font-size="10pt" style:font-size-asian="10pt" style:font-size-complex="10pt"/>
    </style:style>
    <style:style style:name="T177_37" style:family="text">
      <style:text-properties fo:color="#444444" fo:font-size="10pt" style:font-size-asian="10pt" style:font-size-complex="10pt"/>
    </style:style>
    <style:style style:name="T177_38" style:family="text">
      <style:text-properties fo:color="#444444" fo:font-size="10pt" style:font-size-asian="10pt" style:font-size-complex="10pt"/>
    </style:style>
    <style:style style:name="T177_39" style:family="text">
      <style:text-properties fo:color="#444444" fo:font-size="10pt" style:font-size-asian="10pt" style:font-size-complex="10pt"/>
    </style:style>
    <style:style style:name="T177_40" style:family="text">
      <style:text-properties fo:color="#444444" fo:font-size="10pt" style:font-size-asian="10pt" style:font-size-complex="10pt"/>
    </style:style>
    <style:style style:name="T177_41" style:family="text">
      <style:text-properties fo:color="#444444" fo:font-size="10pt" style:font-size-asian="10pt" style:font-size-complex="10pt"/>
    </style:style>
    <style:style style:name="T177_42" style:family="text">
      <style:text-properties fo:color="#444444" fo:font-size="10pt" style:font-size-asian="10pt" style:font-size-complex="10pt"/>
    </style:style>
    <style:style style:name="T177_43" style:family="text">
      <style:text-properties fo:color="#444444" fo:font-size="10pt" style:font-size-asian="10pt" style:font-size-complex="10pt"/>
    </style:style>
    <style:style style:name="T177_44" style:family="text">
      <style:text-properties fo:color="#444444" fo:font-size="10pt" style:font-size-asian="10pt" style:font-size-complex="10pt"/>
    </style:style>
    <style:style style:name="T177_45" style:family="text">
      <style:text-properties fo:color="#444444" fo:font-size="10pt" style:font-size-asian="10pt" style:font-size-complex="10pt"/>
    </style:style>
    <style:style style:name="T177_46" style:family="text">
      <style:text-properties fo:color="#444444" fo:font-size="10pt" style:font-size-asian="10pt" style:font-size-complex="10pt"/>
    </style:style>
    <style:style style:name="T177_47" style:family="text">
      <style:text-properties fo:color="#444444" fo:font-size="10pt" style:font-size-asian="10pt" style:font-size-complex="10pt"/>
    </style:style>
    <style:style style:name="T177_48" style:family="text">
      <style:text-properties fo:color="#444444" fo:font-size="10pt" style:font-size-asian="10pt" style:font-size-complex="10pt"/>
    </style:style>
    <style:style style:name="T177_49" style:family="text">
      <style:text-properties fo:color="#444444" fo:font-size="10pt" style:font-size-asian="10pt" style:font-size-complex="10pt"/>
    </style:style>
    <style:style style:name="T177_50" style:family="text">
      <style:text-properties fo:color="#444444" fo:font-size="10pt" style:font-size-asian="10pt" style:font-size-complex="10pt"/>
    </style:style>
    <style:style style:name="T177_51" style:family="text">
      <style:text-properties fo:color="#444444" fo:font-size="10pt" style:font-size-asian="10pt" style:font-size-complex="10pt"/>
    </style:style>
    <style:style style:name="T177_52" style:family="text">
      <style:text-properties fo:color="#444444" fo:font-size="10pt" style:font-size-asian="10pt" style:font-size-complex="10pt"/>
    </style:style>
    <style:style style:name="T177_53" style:family="text">
      <style:text-properties fo:color="#444444" fo:font-size="10pt" style:font-size-asian="10pt" style:font-size-complex="10pt"/>
    </style:style>
    <style:style style:name="T177_54" style:family="text">
      <style:text-properties fo:color="#444444" fo:font-size="10pt" style:font-size-asian="10pt" style:font-size-complex="10pt"/>
    </style:style>
    <style:style style:name="T177_55" style:family="text">
      <style:text-properties fo:color="#444444" fo:font-size="10pt" style:font-size-asian="10pt" style:font-size-complex="10pt"/>
    </style:style>
    <style:style style:name="T177_56" style:family="text">
      <style:text-properties fo:color="#444444" fo:font-size="10pt" style:font-size-asian="10pt" style:font-size-complex="10pt"/>
    </style:style>
    <style:style style:name="T177_57" style:family="text">
      <style:text-properties fo:color="#444444" fo:font-size="10pt" style:font-size-asian="10pt" style:font-size-complex="10pt"/>
    </style:style>
    <style:style style:name="T177_58" style:family="text">
      <style:text-properties fo:color="#444444" fo:font-size="10pt" style:font-size-asian="10pt" style:font-size-complex="10pt"/>
    </style:style>
    <style:style style:name="T177_59" style:family="text">
      <style:text-properties fo:color="#444444" fo:font-size="10pt" style:font-size-asian="10pt" style:font-size-complex="10pt"/>
    </style:style>
    <style:style style:name="T177_60" style:family="text">
      <style:text-properties fo:color="#444444" fo:font-size="10pt" style:font-size-asian="10pt" style:font-size-complex="10pt"/>
    </style:style>
    <style:style style:name="T177_61" style:family="text">
      <style:text-properties fo:color="#444444" fo:font-size="10pt" style:font-size-asian="10pt" style:font-size-complex="10pt"/>
    </style:style>
    <style:style style:name="T177_62" style:family="text">
      <style:text-properties fo:color="#444444" fo:font-size="10pt" style:font-size-asian="10pt" style:font-size-complex="10pt"/>
    </style:style>
    <style:style style:name="T177_63" style:family="text">
      <style:text-properties fo:color="#444444" fo:font-size="10pt" style:font-size-asian="10pt" style:font-size-complex="10pt"/>
    </style:style>
    <style:style style:name="T177_64" style:family="text">
      <style:text-properties fo:color="#444444" fo:font-size="10pt" style:font-size-asian="10pt" style:font-size-complex="10pt"/>
    </style:style>
    <style:style style:name="T177_65" style:family="text">
      <style:text-properties fo:color="#444444" fo:font-size="10pt" style:font-size-asian="10pt" style:font-size-complex="10pt"/>
    </style:style>
    <style:style style:name="T177_66" style:family="text">
      <style:text-properties fo:color="#444444" fo:font-size="10pt" style:font-size-asian="10pt" style:font-size-complex="10pt"/>
    </style:style>
    <style:style style:name="T177_67" style:family="text">
      <style:text-properties fo:color="#444444" fo:font-size="10pt" style:font-size-asian="10pt" style:font-size-complex="10pt"/>
    </style:style>
    <style:style style:name="T177_68" style:family="text">
      <style:text-properties fo:color="#444444" fo:font-size="10pt" style:font-size-asian="10pt" style:font-size-complex="10pt"/>
    </style:style>
    <style:style style:name="T177_69" style:family="text">
      <style:text-properties fo:color="#444444" fo:font-size="10pt" style:font-size-asian="10pt" style:font-size-complex="10pt"/>
    </style:style>
    <style:style style:name="T177_70" style:family="text">
      <style:text-properties fo:color="#444444" fo:font-size="10pt" style:font-size-asian="10pt" style:font-size-complex="10pt"/>
    </style:style>
    <style:style style:name="T177_71" style:family="text">
      <style:text-properties fo:color="#444444" fo:font-size="10pt" style:font-size-asian="10pt" style:font-size-complex="10pt"/>
    </style:style>
    <style:style style:name="T177_72" style:family="text">
      <style:text-properties fo:color="#444444" fo:font-size="10pt" style:font-size-asian="10pt" style:font-size-complex="10pt"/>
    </style:style>
    <style:style style:name="T177_73" style:family="text">
      <style:text-properties fo:color="#444444" fo:font-size="10pt" style:font-size-asian="10pt" style:font-size-complex="10pt"/>
    </style:style>
    <style:style style:name="T177_74" style:family="text">
      <style:text-properties fo:color="#444444" fo:font-size="10pt" style:font-size-asian="10pt" style:font-size-complex="10pt"/>
    </style:style>
    <style:style style:name="T177_75" style:family="text">
      <style:text-properties fo:color="#444444" fo:font-size="10pt" style:font-size-asian="10pt" style:font-size-complex="10pt"/>
    </style:style>
    <style:style style:name="T177_76" style:family="text">
      <style:text-properties fo:color="#444444" fo:font-size="10pt" style:font-size-asian="10pt" style:font-size-complex="10pt"/>
    </style:style>
    <style:style style:name="T177_77" style:family="text">
      <style:text-properties fo:color="#444444" fo:font-size="10pt" style:font-size-asian="10pt" style:font-size-complex="10pt"/>
    </style:style>
    <style:style style:name="T177_78" style:family="text">
      <style:text-properties fo:color="#444444" fo:font-size="10pt" style:font-size-asian="10pt" style:font-size-complex="10pt"/>
    </style:style>
    <style:style style:name="T177_79" style:family="text">
      <style:text-properties fo:color="#444444" fo:font-size="10pt" style:font-size-asian="10pt" style:font-size-complex="10pt"/>
    </style:style>
    <style:style style:name="T177_80" style:family="text">
      <style:text-properties fo:color="#444444" fo:font-size="10pt" style:font-size-asian="10pt" style:font-size-complex="10pt"/>
    </style:style>
    <style:style style:name="T177_81" style:family="text">
      <style:text-properties fo:color="#444444" fo:font-size="10pt" style:font-size-asian="10pt" style:font-size-complex="10pt"/>
    </style:style>
    <style:style style:name="T177_82" style:family="text">
      <style:text-properties fo:color="#444444" fo:font-size="10pt" style:font-size-asian="10pt" style:font-size-complex="10pt"/>
    </style:style>
    <style:style style:name="T177_83" style:family="text">
      <style:text-properties fo:color="#444444" fo:font-size="10pt" style:font-size-asian="10pt" style:font-size-complex="10pt"/>
    </style:style>
    <style:style style:name="T177_84" style:family="text">
      <style:text-properties fo:color="#444444" fo:font-size="10pt" style:font-size-asian="10pt" style:font-size-complex="10pt"/>
    </style:style>
    <style:style style:name="T177_85" style:family="text">
      <style:text-properties fo:color="#444444" fo:font-size="10pt" style:font-size-asian="10pt" style:font-size-complex="10pt"/>
    </style:style>
    <style:style style:name="T177_86" style:family="text">
      <style:text-properties fo:color="#444444" fo:font-size="10pt" style:font-size-asian="10pt" style:font-size-complex="10pt"/>
    </style:style>
    <style:style style:name="T177_87" style:family="text">
      <style:text-properties fo:color="#444444" fo:font-size="10pt" style:font-size-asian="10pt" style:font-size-complex="10pt"/>
    </style:style>
    <style:style style:name="T177_88" style:family="text">
      <style:text-properties fo:color="#444444" fo:font-size="10pt" style:font-size-asian="10pt" style:font-size-complex="10pt"/>
    </style:style>
    <style:style style:name="T177_89" style:family="text">
      <style:text-properties fo:color="#444444" fo:font-size="10pt" style:font-size-asian="10pt" style:font-size-complex="10pt"/>
    </style:style>
    <style:style style:name="T177_90" style:family="text">
      <style:text-properties fo:color="#444444" fo:font-size="10pt" style:font-size-asian="10pt" style:font-size-complex="10pt"/>
    </style:style>
    <style:style style:name="T177_91" style:family="text">
      <style:text-properties fo:color="#444444" fo:font-size="10pt" style:font-size-asian="10pt" style:font-size-complex="10pt"/>
    </style:style>
    <style:style style:name="T177_92" style:family="text">
      <style:text-properties fo:color="#444444" fo:font-size="10pt" style:font-size-asian="10pt" style:font-size-complex="10pt"/>
    </style:style>
    <style:style style:name="P178" style:family="paragraph" style:parent-style-name="Standard">
      <style:paragraph-properties fo:break-before="auto" fo:line-height="115%" fo:margin-top="0cm" style:writing-mode="lr-tb"/>
    </style:style>
    <style:style style:name="T178_1" style:family="text">
      <style:text-properties fo:color="#444444" fo:font-size="10pt" style:font-size-asian="10pt" style:font-size-complex="10pt"/>
    </style:style>
    <style:style style:name="T178_2" style:family="text">
      <style:text-properties fo:color="#444444" fo:font-size="10pt" style:font-size-asian="10pt" style:font-size-complex="10pt"/>
    </style:style>
    <style:style style:name="T178_3" style:family="text">
      <style:text-properties fo:color="#444444" fo:font-size="10pt" style:font-size-asian="10pt" style:font-size-complex="10pt"/>
    </style:style>
    <style:style style:name="T178_4" style:family="text">
      <style:text-properties fo:color="#444444" fo:font-size="10pt" style:font-size-asian="10pt" style:font-size-complex="10pt"/>
    </style:style>
    <style:style style:name="T178_5" style:family="text">
      <style:text-properties fo:color="#444444" fo:font-size="10pt" style:font-size-asian="10pt" style:font-size-complex="10pt"/>
    </style:style>
    <style:style style:name="T178_6" style:family="text">
      <style:text-properties fo:color="#444444" fo:font-size="10pt" style:font-size-asian="10pt" style:font-size-complex="10pt"/>
    </style:style>
    <style:style style:name="T178_7" style:family="text">
      <style:text-properties fo:color="#444444" fo:font-size="10pt" style:font-size-asian="10pt" style:font-size-complex="10pt"/>
    </style:style>
    <style:style style:name="T178_8" style:family="text">
      <style:text-properties fo:color="#444444" fo:font-size="10pt" style:font-size-asian="10pt" style:font-size-complex="10pt"/>
    </style:style>
    <style:style style:name="T178_9" style:family="text">
      <style:text-properties fo:color="#444444" fo:font-size="10pt" style:font-size-asian="10pt" style:font-size-complex="10pt"/>
    </style:style>
    <style:style style:name="T178_10" style:family="text">
      <style:text-properties fo:color="#444444" fo:font-size="10pt" style:font-size-asian="10pt" style:font-size-complex="10pt"/>
    </style:style>
    <style:style style:name="T178_11" style:family="text">
      <style:text-properties fo:color="#444444" fo:font-size="10pt" style:font-size-asian="10pt" style:font-size-complex="10pt"/>
    </style:style>
    <style:style style:name="T178_12" style:family="text">
      <style:text-properties fo:color="#444444" fo:font-size="10pt" style:font-size-asian="10pt" style:font-size-complex="10pt"/>
    </style:style>
    <style:style style:name="T178_13" style:family="text">
      <style:text-properties fo:color="#444444" fo:font-size="10pt" style:font-size-asian="10pt" style:font-size-complex="10pt"/>
    </style:style>
    <style:style style:name="T178_14" style:family="text">
      <style:text-properties fo:color="#444444" fo:font-size="10pt" style:font-size-asian="10pt" style:font-size-complex="10pt"/>
    </style:style>
    <style:style style:name="T178_15" style:family="text">
      <style:text-properties fo:color="#444444" fo:font-size="10pt" style:font-size-asian="10pt" style:font-size-complex="10pt"/>
    </style:style>
    <style:style style:name="T178_16" style:family="text">
      <style:text-properties fo:color="#444444" fo:font-size="10pt" style:font-size-asian="10pt" style:font-size-complex="10pt"/>
    </style:style>
    <style:style style:name="T178_17" style:family="text">
      <style:text-properties fo:color="#444444" fo:font-size="10pt" style:font-size-asian="10pt" style:font-size-complex="10pt"/>
    </style:style>
    <style:style style:name="T178_18" style:family="text">
      <style:text-properties fo:color="#444444" fo:font-size="10pt" style:font-size-asian="10pt" style:font-size-complex="10pt"/>
    </style:style>
    <style:style style:name="T178_19" style:family="text">
      <style:text-properties fo:color="#444444" fo:font-size="10pt" style:font-size-asian="10pt" style:font-size-complex="10pt"/>
    </style:style>
    <style:style style:name="T178_20" style:family="text">
      <style:text-properties fo:color="#444444" fo:font-size="10pt" style:font-size-asian="10pt" style:font-size-complex="10pt"/>
    </style:style>
    <style:style style:name="T178_21" style:family="text">
      <style:text-properties fo:color="#444444" fo:font-size="10pt" style:font-size-asian="10pt" style:font-size-complex="10pt"/>
    </style:style>
    <style:style style:name="T178_22" style:family="text">
      <style:text-properties fo:color="#444444" fo:font-size="10pt" style:font-size-asian="10pt" style:font-size-complex="10pt"/>
    </style:style>
    <style:style style:name="T178_23" style:family="text">
      <style:text-properties fo:color="#444444" fo:font-size="10pt" style:font-size-asian="10pt" style:font-size-complex="10pt"/>
    </style:style>
    <style:style style:name="T178_24" style:family="text">
      <style:text-properties fo:color="#444444" fo:font-size="10pt" style:font-size-asian="10pt" style:font-size-complex="10pt"/>
    </style:style>
    <style:style style:name="T178_25" style:family="text">
      <style:text-properties fo:color="#444444" fo:font-size="10pt" style:font-size-asian="10pt" style:font-size-complex="10pt"/>
    </style:style>
    <style:style style:name="T178_26" style:family="text">
      <style:text-properties fo:color="#444444" fo:font-size="10pt" style:font-size-asian="10pt" style:font-size-complex="10pt"/>
    </style:style>
    <style:style style:name="T178_27" style:family="text">
      <style:text-properties fo:color="#444444" fo:font-size="10pt" style:font-size-asian="10pt" style:font-size-complex="10pt"/>
    </style:style>
    <style:style style:name="T178_28" style:family="text">
      <style:text-properties fo:color="#444444" fo:font-size="10pt" style:font-size-asian="10pt" style:font-size-complex="10pt"/>
    </style:style>
    <style:style style:name="T178_29" style:family="text">
      <style:text-properties fo:color="#444444" fo:font-size="10pt" style:font-size-asian="10pt" style:font-size-complex="10pt"/>
    </style:style>
    <style:style style:name="T178_30" style:family="text">
      <style:text-properties fo:color="#444444" fo:font-size="10pt" style:font-size-asian="10pt" style:font-size-complex="10pt"/>
    </style:style>
    <style:style style:name="T178_31" style:family="text">
      <style:text-properties fo:color="#444444" fo:font-size="10pt" style:font-size-asian="10pt" style:font-size-complex="10pt"/>
    </style:style>
    <style:style style:name="T178_32" style:family="text">
      <style:text-properties fo:color="#444444" fo:font-size="10pt" style:font-size-asian="10pt" style:font-size-complex="10pt"/>
    </style:style>
    <style:style style:name="T178_33" style:family="text">
      <style:text-properties fo:color="#444444" fo:font-size="10pt" style:font-size-asian="10pt" style:font-size-complex="10pt"/>
    </style:style>
    <style:style style:name="T178_34" style:family="text">
      <style:text-properties fo:color="#444444" fo:font-size="10pt" style:font-size-asian="10pt" style:font-size-complex="10pt"/>
    </style:style>
    <style:style style:name="T178_35" style:family="text">
      <style:text-properties fo:color="#444444" fo:font-size="10pt" style:font-size-asian="10pt" style:font-size-complex="10pt"/>
    </style:style>
    <style:style style:name="T178_36" style:family="text">
      <style:text-properties fo:color="#444444" fo:font-size="10pt" style:font-size-asian="10pt" style:font-size-complex="10pt"/>
    </style:style>
    <style:style style:name="T178_37" style:family="text">
      <style:text-properties fo:color="#444444" fo:font-size="10pt" style:font-size-asian="10pt" style:font-size-complex="10pt"/>
    </style:style>
    <style:style style:name="T178_38" style:family="text">
      <style:text-properties fo:color="#444444" fo:font-size="10pt" style:font-size-asian="10pt" style:font-size-complex="10pt"/>
    </style:style>
    <style:style style:name="T178_39" style:family="text">
      <style:text-properties fo:color="#444444" fo:font-size="10pt" style:font-size-asian="10pt" style:font-size-complex="10pt"/>
    </style:style>
    <style:style style:name="T178_40" style:family="text">
      <style:text-properties fo:color="#444444" fo:font-size="10pt" style:font-size-asian="10pt" style:font-size-complex="10pt"/>
    </style:style>
    <style:style style:name="T178_41" style:family="text">
      <style:text-properties fo:color="#444444" fo:font-size="10pt" style:font-size-asian="10pt" style:font-size-complex="10pt"/>
    </style:style>
    <style:style style:name="T178_42" style:family="text">
      <style:text-properties fo:color="#444444" fo:font-size="10pt" style:font-size-asian="10pt" style:font-size-complex="10pt"/>
    </style:style>
    <style:style style:name="T178_43" style:family="text">
      <style:text-properties fo:color="#444444" fo:font-size="10pt" style:font-size-asian="10pt" style:font-size-complex="10pt"/>
    </style:style>
    <style:style style:name="T178_44" style:family="text">
      <style:text-properties fo:color="#444444" fo:font-size="10pt" style:font-size-asian="10pt" style:font-size-complex="10pt"/>
    </style:style>
    <style:style style:name="T178_45" style:family="text">
      <style:text-properties fo:color="#444444" fo:font-size="10pt" style:font-size-asian="10pt" style:font-size-complex="10pt"/>
    </style:style>
    <style:style style:name="T178_46" style:family="text">
      <style:text-properties fo:color="#444444" fo:font-size="10pt" style:font-size-asian="10pt" style:font-size-complex="10pt"/>
    </style:style>
    <style:style style:name="T178_47" style:family="text">
      <style:text-properties fo:color="#444444" fo:font-size="10pt" style:font-size-asian="10pt" style:font-size-complex="10pt"/>
    </style:style>
    <style:style style:name="T178_48" style:family="text">
      <style:text-properties fo:color="#444444" fo:font-size="10pt" style:font-size-asian="10pt" style:font-size-complex="10pt"/>
    </style:style>
    <style:style style:name="T178_49" style:family="text">
      <style:text-properties fo:color="#444444" fo:font-size="10pt" style:font-size-asian="10pt" style:font-size-complex="10pt"/>
    </style:style>
    <style:style style:name="T178_50" style:family="text">
      <style:text-properties fo:color="#444444" fo:font-size="10pt" style:font-size-asian="10pt" style:font-size-complex="10pt"/>
    </style:style>
    <style:style style:name="T178_51" style:family="text">
      <style:text-properties fo:color="#444444" fo:font-size="10pt" style:font-size-asian="10pt" style:font-size-complex="10pt"/>
    </style:style>
    <style:style style:name="T178_52" style:family="text">
      <style:text-properties fo:color="#444444" fo:font-size="10pt" style:font-size-asian="10pt" style:font-size-complex="10pt"/>
    </style:style>
    <style:style style:name="T178_53" style:family="text">
      <style:text-properties fo:color="#444444" fo:font-size="10pt" style:font-size-asian="10pt" style:font-size-complex="10pt"/>
    </style:style>
    <style:style style:name="T178_54" style:family="text">
      <style:text-properties fo:color="#444444" fo:font-size="10pt" style:font-size-asian="10pt" style:font-size-complex="10pt"/>
    </style:style>
    <style:style style:name="T178_55" style:family="text">
      <style:text-properties fo:color="#444444" fo:font-size="10pt" style:font-size-asian="10pt" style:font-size-complex="10pt"/>
    </style:style>
    <style:style style:name="T178_56" style:family="text">
      <style:text-properties fo:color="#444444" fo:font-size="10pt" style:font-size-asian="10pt" style:font-size-complex="10pt"/>
    </style:style>
    <style:style style:name="T178_57" style:family="text">
      <style:text-properties fo:color="#444444" fo:font-size="10pt" style:font-size-asian="10pt" style:font-size-complex="10pt"/>
    </style:style>
    <style:style style:name="T178_58" style:family="text">
      <style:text-properties fo:color="#444444" fo:font-size="10pt" style:font-size-asian="10pt" style:font-size-complex="10pt"/>
    </style:style>
    <style:style style:name="T178_59" style:family="text">
      <style:text-properties fo:color="#444444" fo:font-size="10pt" style:font-size-asian="10pt" style:font-size-complex="10pt"/>
    </style:style>
    <style:style style:name="T178_60" style:family="text">
      <style:text-properties fo:color="#444444" fo:font-size="10pt" style:font-size-asian="10pt" style:font-size-complex="10pt"/>
    </style:style>
    <style:style style:name="T178_61" style:family="text">
      <style:text-properties fo:color="#444444" fo:font-size="10pt" style:font-size-asian="10pt" style:font-size-complex="10pt"/>
    </style:style>
    <style:style style:name="T178_62" style:family="text">
      <style:text-properties fo:color="#444444" fo:font-size="10pt" style:font-size-asian="10pt" style:font-size-complex="10pt"/>
    </style:style>
    <style:style style:name="T178_63" style:family="text">
      <style:text-properties fo:color="#444444" fo:font-size="10pt" style:font-size-asian="10pt" style:font-size-complex="10pt"/>
    </style:style>
    <style:style style:name="T178_64" style:family="text">
      <style:text-properties fo:color="#444444" fo:font-size="10pt" style:font-size-asian="10pt" style:font-size-complex="10pt"/>
    </style:style>
    <style:style style:name="T178_65" style:family="text">
      <style:text-properties fo:color="#444444" fo:font-size="10pt" style:font-size-asian="10pt" style:font-size-complex="10pt"/>
    </style:style>
    <style:style style:name="T178_66" style:family="text">
      <style:text-properties fo:color="#444444" fo:font-size="10pt" style:font-size-asian="10pt" style:font-size-complex="10pt"/>
    </style:style>
    <style:style style:name="P179" style:family="paragraph" style:parent-style-name="Standard">
      <style:paragraph-properties fo:break-before="auto" fo:line-height="115%" fo:margin-top="0cm" style:writing-mode="lr-tb"/>
    </style:style>
    <style:style style:name="T179_1" style:family="text">
      <style:text-properties fo:color="#444444" fo:font-size="10pt" style:font-size-asian="10pt" style:font-size-complex="10pt"/>
    </style:style>
    <style:style style:name="T179_2" style:family="text">
      <style:text-properties fo:color="#444444" fo:font-size="10pt" style:font-size-asian="10pt" style:font-size-complex="10pt"/>
    </style:style>
    <style:style style:name="T179_3" style:family="text">
      <style:text-properties fo:color="#444444" fo:font-size="10pt" style:font-size-asian="10pt" style:font-size-complex="10pt"/>
    </style:style>
    <style:style style:name="T179_4" style:family="text">
      <style:text-properties fo:color="#444444" fo:font-size="10pt" style:font-size-asian="10pt" style:font-size-complex="10pt"/>
    </style:style>
    <style:style style:name="T179_5" style:family="text">
      <style:text-properties fo:color="#444444" fo:font-size="10pt" style:font-size-asian="10pt" style:font-size-complex="10pt"/>
    </style:style>
    <style:style style:name="T179_6" style:family="text">
      <style:text-properties fo:color="#444444" fo:font-size="10pt" style:font-size-asian="10pt" style:font-size-complex="10pt"/>
    </style:style>
    <style:style style:name="T179_7" style:family="text">
      <style:text-properties fo:color="#444444" fo:font-size="10pt" style:font-size-asian="10pt" style:font-size-complex="10pt"/>
    </style:style>
    <style:style style:name="T179_8" style:family="text">
      <style:text-properties fo:color="#444444" fo:font-size="10pt" style:font-size-asian="10pt" style:font-size-complex="10pt"/>
    </style:style>
    <style:style style:name="T179_9" style:family="text">
      <style:text-properties fo:color="#444444" fo:font-size="10pt" style:font-size-asian="10pt" style:font-size-complex="10pt"/>
    </style:style>
    <style:style style:name="T179_10" style:family="text">
      <style:text-properties fo:color="#444444" fo:font-size="10pt" style:font-size-asian="10pt" style:font-size-complex="10pt"/>
    </style:style>
    <style:style style:name="T179_11" style:family="text">
      <style:text-properties fo:color="#444444" fo:font-size="10pt" style:font-size-asian="10pt" style:font-size-complex="10pt"/>
    </style:style>
    <style:style style:name="T179_12" style:family="text">
      <style:text-properties fo:color="#444444" fo:font-size="10pt" style:font-size-asian="10pt" style:font-size-complex="10pt"/>
    </style:style>
    <style:style style:name="T179_13" style:family="text">
      <style:text-properties fo:color="#444444" fo:font-size="10pt" style:font-size-asian="10pt" style:font-size-complex="10pt"/>
    </style:style>
    <style:style style:name="T179_14" style:family="text">
      <style:text-properties fo:color="#444444" fo:font-size="10pt" style:font-size-asian="10pt" style:font-size-complex="10pt"/>
    </style:style>
    <style:style style:name="T179_15" style:family="text">
      <style:text-properties fo:color="#444444" fo:font-size="10pt" style:font-size-asian="10pt" style:font-size-complex="10pt"/>
    </style:style>
    <style:style style:name="T179_16" style:family="text">
      <style:text-properties fo:color="#444444" fo:font-size="10pt" style:font-size-asian="10pt" style:font-size-complex="10pt"/>
    </style:style>
    <style:style style:name="T179_17" style:family="text">
      <style:text-properties fo:color="#444444" fo:font-size="10pt" style:font-size-asian="10pt" style:font-size-complex="10pt"/>
    </style:style>
    <style:style style:name="T179_18" style:family="text">
      <style:text-properties fo:color="#444444" fo:font-size="10pt" style:font-size-asian="10pt" style:font-size-complex="10pt"/>
    </style:style>
    <style:style style:name="T179_19" style:family="text">
      <style:text-properties fo:color="#444444" fo:font-size="10pt" style:font-size-asian="10pt" style:font-size-complex="10pt"/>
    </style:style>
    <style:style style:name="T179_20" style:family="text">
      <style:text-properties fo:color="#444444" fo:font-size="10pt" style:font-size-asian="10pt" style:font-size-complex="10pt"/>
    </style:style>
    <style:style style:name="T179_21" style:family="text">
      <style:text-properties fo:color="#444444" fo:font-size="10pt" style:font-size-asian="10pt" style:font-size-complex="10pt"/>
    </style:style>
    <style:style style:name="T179_22" style:family="text">
      <style:text-properties fo:color="#444444" fo:font-size="10pt" style:font-size-asian="10pt" style:font-size-complex="10pt"/>
    </style:style>
    <style:style style:name="T179_23" style:family="text">
      <style:text-properties fo:color="#444444" fo:font-size="10pt" style:font-size-asian="10pt" style:font-size-complex="10pt"/>
    </style:style>
    <style:style style:name="T179_24" style:family="text">
      <style:text-properties fo:color="#444444" fo:font-size="10pt" style:font-size-asian="10pt" style:font-size-complex="10pt"/>
    </style:style>
    <style:style style:name="T179_25" style:family="text">
      <style:text-properties fo:color="#444444" fo:font-size="10pt" style:font-size-asian="10pt" style:font-size-complex="10pt"/>
    </style:style>
    <style:style style:name="T179_26" style:family="text">
      <style:text-properties fo:color="#444444" fo:font-size="10pt" style:font-size-asian="10pt" style:font-size-complex="10pt"/>
    </style:style>
    <style:style style:name="T179_27" style:family="text">
      <style:text-properties fo:color="#444444" fo:font-size="10pt" style:font-size-asian="10pt" style:font-size-complex="10pt"/>
    </style:style>
    <style:style style:name="T179_28" style:family="text">
      <style:text-properties fo:color="#444444" fo:font-size="10pt" style:font-size-asian="10pt" style:font-size-complex="10pt"/>
    </style:style>
    <style:style style:name="T179_29" style:family="text">
      <style:text-properties fo:color="#444444" fo:font-size="10pt" style:font-size-asian="10pt" style:font-size-complex="10pt"/>
    </style:style>
    <style:style style:name="T179_30" style:family="text">
      <style:text-properties fo:color="#444444" fo:font-size="10pt" style:font-size-asian="10pt" style:font-size-complex="10pt"/>
    </style:style>
    <style:style style:name="T179_31" style:family="text">
      <style:text-properties fo:color="#444444" fo:font-size="10pt" style:font-size-asian="10pt" style:font-size-complex="10pt"/>
    </style:style>
    <style:style style:name="T179_32" style:family="text">
      <style:text-properties fo:color="#444444" fo:font-size="10pt" style:font-size-asian="10pt" style:font-size-complex="10pt"/>
    </style:style>
    <style:style style:name="T179_33" style:family="text">
      <style:text-properties fo:color="#444444" fo:font-size="10pt" style:font-size-asian="10pt" style:font-size-complex="10pt"/>
    </style:style>
    <style:style style:name="T179_34" style:family="text">
      <style:text-properties fo:color="#444444" fo:font-size="10pt" style:font-size-asian="10pt" style:font-size-complex="10pt"/>
    </style:style>
    <style:style style:name="P180" style:family="paragraph" style:parent-style-name="Standard">
      <style:paragraph-properties fo:break-before="auto" fo:line-height="115%" fo:margin-top="0cm" style:writing-mode="lr-tb"/>
    </style:style>
    <style:style style:name="T180_1" style:family="text"/>
    <style:style style:name="T180_2" style:family="text">
      <style:text-properties fo:color="#1155cc" fo:font-size="10pt" style:font-size-asian="10pt" style:font-size-complex="10pt" style:text-underline-style="solid" style:text-underline-color="font-color"/>
    </style:style>
    <style:style style:name="T180_3" style:family="text">
      <style:text-properties fo:color="#444444" fo:font-size="10pt" style:font-size-asian="10pt" style:font-size-complex="10pt"/>
    </style:style>
    <style:style style:name="T180_4" style:family="text">
      <style:text-properties fo:color="#444444" fo:font-size="10pt" style:font-size-asian="10pt" style:font-size-complex="10pt"/>
    </style:style>
    <style:style style:name="T180_5" style:family="text">
      <style:text-properties fo:color="#444444" fo:font-size="10pt" style:font-size-asian="10pt" style:font-size-complex="10pt"/>
    </style:style>
    <style:style style:name="T180_6" style:family="text">
      <style:text-properties fo:color="#444444" fo:font-size="10pt" style:font-size-asian="10pt" style:font-size-complex="10pt"/>
    </style:style>
    <style:style style:name="T180_7" style:family="text">
      <style:text-properties fo:color="#444444" fo:font-size="10pt" style:font-size-asian="10pt" style:font-size-complex="10pt"/>
    </style:style>
    <style:style style:name="T180_8" style:family="text">
      <style:text-properties fo:color="#444444" fo:font-size="10pt" style:font-size-asian="10pt" style:font-size-complex="10pt"/>
    </style:style>
    <style:style style:name="T180_9" style:family="text">
      <style:text-properties fo:color="#444444" fo:font-size="10pt" style:font-size-asian="10pt" style:font-size-complex="10pt"/>
    </style:style>
    <style:style style:name="T180_10" style:family="text">
      <style:text-properties fo:color="#444444" fo:font-size="10pt" style:font-size-asian="10pt" style:font-size-complex="10pt"/>
    </style:style>
    <style:style style:name="T180_11" style:family="text">
      <style:text-properties fo:color="#444444" fo:font-size="10pt" style:font-size-asian="10pt" style:font-size-complex="10pt"/>
    </style:style>
    <style:style style:name="T180_12" style:family="text">
      <style:text-properties fo:color="#444444" fo:font-size="10pt" style:font-size-asian="10pt" style:font-size-complex="10pt"/>
    </style:style>
    <style:style style:name="T180_13" style:family="text">
      <style:text-properties fo:color="#444444" fo:font-size="10pt" style:font-size-asian="10pt" style:font-size-complex="10pt"/>
    </style:style>
    <style:style style:name="T180_14" style:family="text">
      <style:text-properties fo:color="#444444" fo:font-size="10pt" style:font-size-asian="10pt" style:font-size-complex="10pt"/>
    </style:style>
    <style:style style:name="T180_15" style:family="text">
      <style:text-properties fo:color="#444444" fo:font-size="10pt" style:font-size-asian="10pt" style:font-size-complex="10pt"/>
    </style:style>
    <style:style style:name="T180_16" style:family="text">
      <style:text-properties fo:color="#444444" fo:font-size="10pt" style:font-size-asian="10pt" style:font-size-complex="10pt"/>
    </style:style>
    <style:style style:name="T180_17" style:family="text">
      <style:text-properties fo:color="#444444" fo:font-size="10pt" style:font-size-asian="10pt" style:font-size-complex="10pt"/>
    </style:style>
    <style:style style:name="T180_18" style:family="text">
      <style:text-properties fo:color="#444444" fo:font-size="10pt" style:font-size-asian="10pt" style:font-size-complex="10pt"/>
    </style:style>
    <style:style style:name="T180_19" style:family="text">
      <style:text-properties fo:color="#444444" fo:font-size="10pt" style:font-size-asian="10pt" style:font-size-complex="10pt"/>
    </style:style>
    <style:style style:name="T180_20" style:family="text">
      <style:text-properties fo:color="#444444" fo:font-size="10pt" style:font-size-asian="10pt" style:font-size-complex="10pt"/>
    </style:style>
    <style:style style:name="T180_21" style:family="text">
      <style:text-properties fo:color="#444444" fo:font-size="10pt" style:font-size-asian="10pt" style:font-size-complex="10pt"/>
    </style:style>
    <style:style style:name="T180_22" style:family="text">
      <style:text-properties fo:color="#444444" fo:font-size="10pt" style:font-size-asian="10pt" style:font-size-complex="10pt"/>
    </style:style>
    <style:style style:name="T180_23" style:family="text">
      <style:text-properties fo:color="#444444" fo:font-size="10pt" style:font-size-asian="10pt" style:font-size-complex="10pt"/>
    </style:style>
    <style:style style:name="T180_24" style:family="text">
      <style:text-properties fo:color="#444444" fo:font-size="10pt" style:font-size-asian="10pt" style:font-size-complex="10pt"/>
    </style:style>
    <style:style style:name="T180_25" style:family="text">
      <style:text-properties fo:color="#444444" fo:font-size="10pt" style:font-size-asian="10pt" style:font-size-complex="10pt"/>
    </style:style>
    <style:style style:name="T180_26" style:family="text">
      <style:text-properties fo:color="#444444" fo:font-size="10pt" style:font-size-asian="10pt" style:font-size-complex="10pt"/>
    </style:style>
    <style:style style:name="T180_27" style:family="text">
      <style:text-properties fo:color="#444444" fo:font-size="10pt" style:font-size-asian="10pt" style:font-size-complex="10pt"/>
    </style:style>
    <style:style style:name="T180_28" style:family="text">
      <style:text-properties fo:color="#444444" fo:font-size="10pt" style:font-size-asian="10pt" style:font-size-complex="10pt"/>
    </style:style>
    <style:style style:name="T180_29" style:family="text">
      <style:text-properties fo:color="#444444" fo:font-size="10pt" style:font-size-asian="10pt" style:font-size-complex="10pt"/>
    </style:style>
    <style:style style:name="T180_30" style:family="text">
      <style:text-properties fo:color="#444444" fo:font-size="10pt" style:font-size-asian="10pt" style:font-size-complex="10pt"/>
    </style:style>
    <style:style style:name="T180_31" style:family="text">
      <style:text-properties fo:color="#444444" fo:font-size="10pt" style:font-size-asian="10pt" style:font-size-complex="10pt"/>
    </style:style>
    <style:style style:name="P181" style:family="paragraph" style:parent-style-name="Standard">
      <style:paragraph-properties fo:break-before="auto" fo:line-height="115%" fo:margin-top="0cm" style:writing-mode="lr-tb"/>
    </style:style>
    <style:style style:name="T181_1" style:family="text" style:parent-style-name="Standard"/>
    <style:style style:name="P1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2" style:family="text">
      <style:text-properties fo:color="#444444" fo:font-size="10pt" style:font-size-asian="10pt" style:font-size-complex="10pt"/>
    </style:style>
    <style:style style:name="T185_13" style:family="text">
      <style:text-properties fo:color="#444444" fo:font-size="10pt" style:font-size-asian="10pt" style:font-size-complex="10pt"/>
    </style:style>
    <style:style style:name="T185_14" style:family="text">
      <style:text-properties fo:color="#444444" fo:font-size="10pt" style:font-size-asian="10pt" style:font-size-complex="10pt"/>
    </style:style>
    <style:style style:name="T185_15" style:family="text">
      <style:text-properties fo:color="#444444" fo:font-size="10pt" style:font-size-asian="10pt" style:font-size-complex="10pt"/>
    </style:style>
    <style:style style:name="T185_16" style:family="text">
      <style:text-properties fo:color="#444444" fo:font-size="10pt" style:font-size-asian="10pt" style:font-size-complex="10pt"/>
    </style:style>
    <style:style style:name="T185_17" style:family="text">
      <style:text-properties fo:color="#444444" fo:font-size="10pt" style:font-size-asian="10pt" style:font-size-complex="10pt"/>
    </style:style>
    <style:style style:name="T185_18" style:family="text">
      <style:text-properties fo:color="#444444" fo:font-size="10pt" style:font-size-asian="10pt" style:font-size-complex="10pt"/>
    </style:style>
    <style:style style:name="T185_19" style:family="text">
      <style:text-properties fo:color="#444444" fo:font-size="10pt" style:font-size-asian="10pt" style:font-size-complex="10pt"/>
    </style:style>
    <style:style style:name="T185_20" style:family="text">
      <style:text-properties fo:color="#444444" fo:font-size="10pt" style:font-size-asian="10pt" style:font-size-complex="10pt"/>
    </style:style>
    <style:style style:name="T185_21" style:family="text">
      <style:text-properties fo:color="#444444" fo:font-size="10pt" style:font-size-asian="10pt" style:font-size-complex="10pt"/>
    </style:style>
    <style:style style:name="T185_22" style:family="text">
      <style:text-properties fo:color="#444444" fo:font-size="10pt" style:font-size-asian="10pt" style:font-size-complex="10pt"/>
    </style:style>
    <style:style style:name="T185_23" style:family="text">
      <style:text-properties fo:color="#444444" fo:font-size="10pt" style:font-size-asian="10pt" style:font-size-complex="10pt"/>
    </style:style>
    <style:style style:name="T185_24" style:family="text">
      <style:text-properties fo:color="#444444" fo:font-size="10pt" style:font-size-asian="10pt" style:font-size-complex="10pt"/>
    </style:style>
    <style:style style:name="T185_25" style:family="text">
      <style:text-properties fo:color="#444444" fo:font-size="10pt" style:font-size-asian="10pt" style:font-size-complex="10pt"/>
    </style:style>
    <style:style style:name="T185_26" style:family="text">
      <style:text-properties fo:color="#444444" fo:font-size="10pt" style:font-size-asian="10pt" style:font-size-complex="10pt"/>
    </style:style>
    <style:style style:name="T185_27" style:family="text">
      <style:text-properties fo:color="#444444" fo:font-size="10pt" style:font-size-asian="10pt" style:font-size-complex="10pt"/>
    </style:style>
    <style:style style:name="T185_28" style:family="text">
      <style:text-properties fo:color="#444444" fo:font-size="10pt" style:font-size-asian="10pt" style:font-size-complex="10pt"/>
    </style:style>
    <style:style style:name="T185_29" style:family="text">
      <style:text-properties fo:color="#444444" fo:font-size="10pt" style:font-size-asian="10pt" style:font-size-complex="10pt"/>
    </style:style>
    <style:style style:name="T185_30" style:family="text">
      <style:text-properties fo:color="#444444" fo:font-size="10pt" style:font-size-asian="10pt" style:font-size-complex="10pt"/>
    </style:style>
    <style:style style:name="T185_31" style:family="text">
      <style:text-properties fo:color="#444444" fo:font-size="10pt" style:font-size-asian="10pt" style:font-size-complex="10pt"/>
    </style:style>
    <style:style style:name="T185_32" style:family="text">
      <style:text-properties fo:color="#444444" fo:font-size="10pt" style:font-size-asian="10pt" style:font-size-complex="10pt"/>
    </style:style>
    <style:style style:name="T185_33" style:family="text">
      <style:text-properties fo:color="#444444" fo:font-size="10pt" style:font-size-asian="10pt" style:font-size-complex="10pt"/>
    </style:style>
    <style:style style:name="T185_34" style:family="text">
      <style:text-properties fo:color="#444444" fo:font-size="10pt" style:font-size-asian="10pt" style:font-size-complex="10pt"/>
    </style:style>
    <style:style style:name="T185_35" style:family="text">
      <style:text-properties fo:color="#444444" fo:font-size="10pt" style:font-size-asian="10pt" style:font-size-complex="10pt"/>
    </style:style>
    <style:style style:name="T185_36" style:family="text">
      <style:text-properties fo:color="#444444" fo:font-size="10pt" style:font-size-asian="10pt" style:font-size-complex="10pt"/>
    </style:style>
    <style:style style:name="T185_37" style:family="text">
      <style:text-properties fo:color="#444444" fo:font-size="10pt" style:font-size-asian="10pt" style:font-size-complex="10pt"/>
    </style:style>
    <style:style style:name="T185_38" style:family="text">
      <style:text-properties fo:color="#444444" fo:font-size="10pt" style:font-size-asian="10pt" style:font-size-complex="10pt"/>
    </style:style>
    <style:style style:name="T185_39" style:family="text">
      <style:text-properties fo:color="#444444" fo:font-size="10pt" style:font-size-asian="10pt" style:font-size-complex="10pt"/>
    </style:style>
    <style:style style:name="T185_40" style:family="text">
      <style:text-properties fo:color="#444444" fo:font-size="10pt" style:font-size-asian="10pt" style:font-size-complex="10pt"/>
    </style:style>
    <style:style style:name="T185_41" style:family="text">
      <style:text-properties fo:color="#444444" fo:font-size="10pt" style:font-size-asian="10pt" style:font-size-complex="10pt"/>
    </style:style>
    <style:style style:name="T185_42" style:family="text">
      <style:text-properties fo:color="#444444" fo:font-size="10pt" style:font-size-asian="10pt" style:font-size-complex="10pt"/>
    </style:style>
    <style:style style:name="T185_43" style:family="text">
      <style:text-properties fo:color="#444444" fo:font-size="10pt" style:font-size-asian="10pt" style:font-size-complex="10pt"/>
    </style:style>
    <style:style style:name="T185_44" style:family="text">
      <style:text-properties fo:color="#444444" fo:font-size="10pt" style:font-size-asian="10pt" style:font-size-complex="10pt"/>
    </style:style>
    <style:style style:name="T185_45" style:family="text">
      <style:text-properties fo:color="#444444" fo:font-size="10pt" style:font-size-asian="10pt" style:font-size-complex="10pt"/>
    </style:style>
    <style:style style:name="T185_46" style:family="text">
      <style:text-properties fo:color="#444444" fo:font-size="10pt" style:font-size-asian="10pt" style:font-size-complex="10pt"/>
    </style:style>
    <style:style style:name="T185_47" style:family="text">
      <style:text-properties fo:color="#444444" fo:font-size="10pt" style:font-size-asian="10pt" style:font-size-complex="10pt"/>
    </style:style>
    <style:style style:name="T185_48" style:family="text">
      <style:text-properties fo:color="#444444" fo:font-size="10pt" style:font-size-asian="10pt" style:font-size-complex="10pt"/>
    </style:style>
    <style:style style:name="T185_49" style:family="text">
      <style:text-properties fo:color="#444444" fo:font-size="10pt" style:font-size-asian="10pt" style:font-size-complex="10pt"/>
    </style:style>
    <style:style style:name="T185_50" style:family="text">
      <style:text-properties fo:color="#444444" fo:font-size="10pt" style:font-size-asian="10pt" style:font-size-complex="10pt"/>
    </style:style>
    <style:style style:name="T185_51" style:family="text">
      <style:text-properties fo:color="#444444" fo:font-size="10pt" style:font-size-asian="10pt" style:font-size-complex="10pt"/>
    </style:style>
    <style:style style:name="T185_52" style:family="text">
      <style:text-properties fo:color="#444444" fo:font-size="10pt" style:font-size-asian="10pt" style:font-size-complex="10pt"/>
    </style:style>
    <style:style style:name="T185_53" style:family="text">
      <style:text-properties fo:color="#444444" fo:font-size="10pt" style:font-size-asian="10pt" style:font-size-complex="10pt"/>
    </style:style>
    <style:style style:name="T185_54" style:family="text">
      <style:text-properties fo:color="#444444" fo:font-size="10pt" style:font-size-asian="10pt" style:font-size-complex="10pt"/>
    </style:style>
    <style:style style:name="T185_55" style:family="text">
      <style:text-properties fo:color="#444444" fo:font-size="10pt" style:font-size-asian="10pt" style:font-size-complex="10pt"/>
    </style:style>
    <style:style style:name="T185_56" style:family="text">
      <style:text-properties fo:color="#444444" fo:font-size="10pt" style:font-size-asian="10pt" style:font-size-complex="10pt"/>
    </style:style>
    <style:style style:name="T185_57" style:family="text">
      <style:text-properties fo:color="#444444" fo:font-size="10pt" style:font-size-asian="10pt" style:font-size-complex="10pt"/>
    </style:style>
    <style:style style:name="T185_58" style:family="text">
      <style:text-properties fo:color="#444444" fo:font-size="10pt" style:font-size-asian="10pt" style:font-size-complex="10pt"/>
    </style:style>
    <style:style style:name="T185_59" style:family="text">
      <style:text-properties fo:color="#444444" fo:font-size="10pt" style:font-size-asian="10pt" style:font-size-complex="10pt"/>
    </style:style>
    <style:style style:name="T185_60" style:family="text">
      <style:text-properties fo:color="#444444" fo:font-size="10pt" style:font-size-asian="10pt" style:font-size-complex="10pt"/>
    </style:style>
    <style:style style:name="T185_61" style:family="text">
      <style:text-properties fo:color="#444444" fo:font-size="10pt" style:font-size-asian="10pt" style:font-size-complex="10pt"/>
    </style:style>
    <style:style style:name="T185_62" style:family="text">
      <style:text-properties fo:color="#444444" fo:font-size="10pt" style:font-size-asian="10pt" style:font-size-complex="10pt"/>
    </style:style>
    <style:style style:name="T185_63" style:family="text">
      <style:text-properties fo:color="#444444" fo:font-size="10pt" style:font-size-asian="10pt" style:font-size-complex="10pt"/>
    </style:style>
    <style:style style:name="T185_64" style:family="text">
      <style:text-properties fo:color="#444444" fo:font-size="10pt" style:font-size-asian="10pt" style:font-size-complex="10pt"/>
    </style:style>
    <style:style style:name="T185_65" style:family="text">
      <style:text-properties fo:color="#444444" fo:font-size="10pt" style:font-size-asian="10pt" style:font-size-complex="10pt"/>
    </style:style>
    <style:style style:name="T185_66" style:family="text">
      <style:text-properties fo:color="#444444" fo:font-size="10pt" style:font-size-asian="10pt" style:font-size-complex="10pt"/>
    </style:style>
    <style:style style:name="T185_67" style:family="text">
      <style:text-properties fo:color="#444444" fo:font-size="10pt" style:font-size-asian="10pt" style:font-size-complex="10pt"/>
    </style:style>
    <style:style style:name="T185_68" style:family="text">
      <style:text-properties fo:color="#444444" fo:font-size="10pt" style:font-size-asian="10pt" style:font-size-complex="10pt"/>
    </style:style>
    <style:style style:name="T185_69" style:family="text">
      <style:text-properties fo:color="#444444" fo:font-size="10pt" style:font-size-asian="10pt" style:font-size-complex="10pt"/>
    </style:style>
    <style:style style:name="T185_70" style:family="text">
      <style:text-properties fo:color="#444444" fo:font-size="10pt" style:font-size-asian="10pt" style:font-size-complex="10pt"/>
    </style:style>
    <style:style style:name="T185_71" style:family="text">
      <style:text-properties fo:color="#444444" fo:font-size="10pt" style:font-size-asian="10pt" style:font-size-complex="10pt"/>
    </style:style>
    <style:style style:name="T185_72" style:family="text">
      <style:text-properties fo:color="#444444" fo:font-size="10pt" style:font-size-asian="10pt" style:font-size-complex="10pt"/>
    </style:style>
    <style:style style:name="T185_73" style:family="text">
      <style:text-properties fo:color="#444444" fo:font-size="10pt" style:font-size-asian="10pt" style:font-size-complex="10pt"/>
    </style:style>
    <style:style style:name="T185_74" style:family="text">
      <style:text-properties fo:color="#444444" fo:font-size="10pt" style:font-size-asian="10pt" style:font-size-complex="10pt"/>
    </style:style>
    <style:style style:name="T185_75" style:family="text">
      <style:text-properties fo:color="#444444" fo:font-size="10pt" style:font-size-asian="10pt" style:font-size-complex="10pt"/>
    </style:style>
    <style:style style:name="T185_76" style:family="text">
      <style:text-properties fo:color="#444444" fo:font-size="10pt" style:font-size-asian="10pt" style:font-size-complex="10pt"/>
    </style:style>
    <style:style style:name="T185_77" style:family="text">
      <style:text-properties fo:color="#444444" fo:font-size="10pt" style:font-size-asian="10pt" style:font-size-complex="10pt"/>
    </style:style>
    <style:style style:name="T185_78" style:family="text">
      <style:text-properties fo:color="#444444" fo:font-size="10pt" style:font-size-asian="10pt" style:font-size-complex="10pt"/>
    </style:style>
    <style:style style:name="T185_79" style:family="text">
      <style:text-properties fo:color="#444444" fo:font-size="10pt" style:font-size-asian="10pt" style:font-size-complex="10pt"/>
    </style:style>
    <style:style style:name="T185_80" style:family="text">
      <style:text-properties fo:color="#444444" fo:font-size="10pt" style:font-size-asian="10pt" style:font-size-complex="10pt"/>
    </style:style>
    <style:style style:name="T185_81" style:family="text">
      <style:text-properties fo:color="#444444" fo:font-size="10pt" style:font-size-asian="10pt" style:font-size-complex="10pt"/>
    </style:style>
    <style:style style:name="T185_82" style:family="text">
      <style:text-properties fo:color="#444444" fo:font-size="10pt" style:font-size-asian="10pt" style:font-size-complex="10pt"/>
    </style:style>
    <style:style style:name="T185_83" style:family="text">
      <style:text-properties fo:color="#444444" fo:font-size="10pt" style:font-size-asian="10pt" style:font-size-complex="10pt"/>
    </style:style>
    <style:style style:name="T185_84" style:family="text">
      <style:text-properties fo:color="#444444" fo:font-size="10pt" style:font-size-asian="10pt" style:font-size-complex="10pt"/>
    </style:style>
    <style:style style:name="T185_85" style:family="text">
      <style:text-properties fo:color="#444444" fo:font-size="10pt" style:font-size-asian="10pt" style:font-size-complex="10pt"/>
    </style:style>
    <style:style style:name="T185_86" style:family="text">
      <style:text-properties fo:color="#444444" fo:font-size="10pt" style:font-size-asian="10pt" style:font-size-complex="10pt"/>
    </style:style>
    <style:style style:name="T185_87" style:family="text">
      <style:text-properties fo:color="#444444" fo:font-size="10pt" style:font-size-asian="10pt" style:font-size-complex="10pt"/>
    </style:style>
    <style:style style:name="T185_88" style:family="text">
      <style:text-properties fo:color="#444444" fo:font-size="10pt" style:font-size-asian="10pt" style:font-size-complex="10pt"/>
    </style:style>
    <style:style style:name="T185_89" style:family="text">
      <style:text-properties fo:color="#444444" fo:font-size="10pt" style:font-size-asian="10pt" style:font-size-complex="10pt"/>
    </style:style>
    <style:style style:name="T185_90" style:family="text">
      <style:text-properties fo:color="#444444" fo:font-size="10pt" style:font-size-asian="10pt" style:font-size-complex="10pt"/>
    </style:style>
    <style:style style:name="T185_91" style:family="text">
      <style:text-properties fo:color="#444444" fo:font-size="10pt" style:font-size-asian="10pt" style:font-size-complex="10pt"/>
    </style:style>
    <style:style style:name="P186" style:family="paragraph" style:parent-style-name="Standard">
      <style:paragraph-properties fo:break-before="auto" fo:line-height="115%" fo:margin-top="0cm" style:writing-mode="lr-tb"/>
    </style:style>
    <style:style style:name="T186_1" style:family="text">
      <style:text-properties fo:color="#444444" fo:font-size="10pt" style:font-size-asian="10pt" style:font-size-complex="10pt"/>
    </style:style>
    <style:style style:name="T186_2" style:family="text">
      <style:text-properties fo:color="#444444" fo:font-size="10pt" style:font-size-asian="10pt" style:font-size-complex="10pt"/>
    </style:style>
    <style:style style:name="T186_3" style:family="text">
      <style:text-properties fo:color="#444444" fo:font-size="10pt" style:font-size-asian="10pt" style:font-size-complex="10pt"/>
    </style:style>
    <style:style style:name="T186_4" style:family="text">
      <style:text-properties fo:color="#444444" fo:font-size="10pt" style:font-size-asian="10pt" style:font-size-complex="10pt"/>
    </style:style>
    <style:style style:name="T186_5" style:family="text">
      <style:text-properties fo:color="#444444" fo:font-size="10pt" style:font-size-asian="10pt" style:font-size-complex="10pt"/>
    </style:style>
    <style:style style:name="T186_6" style:family="text">
      <style:text-properties fo:color="#444444" fo:font-size="10pt" style:font-size-asian="10pt" style:font-size-complex="10pt"/>
    </style:style>
    <style:style style:name="T186_7" style:family="text">
      <style:text-properties fo:color="#444444" fo:font-size="10pt" style:font-size-asian="10pt" style:font-size-complex="10pt"/>
    </style:style>
    <style:style style:name="T186_8" style:family="text">
      <style:text-properties fo:color="#444444" fo:font-size="10pt" style:font-size-asian="10pt" style:font-size-complex="10pt"/>
    </style:style>
    <style:style style:name="T186_9" style:family="text">
      <style:text-properties fo:color="#444444" fo:font-size="10pt" style:font-size-asian="10pt" style:font-size-complex="10pt"/>
    </style:style>
    <style:style style:name="T186_10" style:family="text">
      <style:text-properties fo:color="#444444" fo:font-size="10pt" style:font-size-asian="10pt" style:font-size-complex="10pt"/>
    </style:style>
    <style:style style:name="T186_11" style:family="text">
      <style:text-properties fo:color="#444444" fo:font-size="10pt" style:font-size-asian="10pt" style:font-size-complex="10pt"/>
    </style:style>
    <style:style style:name="T186_12" style:family="text">
      <style:text-properties fo:color="#444444" fo:font-size="10pt" style:font-size-asian="10pt" style:font-size-complex="10pt"/>
    </style:style>
    <style:style style:name="T186_13" style:family="text">
      <style:text-properties fo:color="#444444" fo:font-size="10pt" style:font-size-asian="10pt" style:font-size-complex="10pt"/>
    </style:style>
    <style:style style:name="T186_14" style:family="text">
      <style:text-properties fo:color="#444444" fo:font-size="10pt" style:font-size-asian="10pt" style:font-size-complex="10pt"/>
    </style:style>
    <style:style style:name="T186_15" style:family="text">
      <style:text-properties fo:color="#444444" fo:font-size="10pt" style:font-size-asian="10pt" style:font-size-complex="10pt"/>
    </style:style>
    <style:style style:name="T186_16" style:family="text">
      <style:text-properties fo:color="#444444" fo:font-size="10pt" style:font-size-asian="10pt" style:font-size-complex="10pt"/>
    </style:style>
    <style:style style:name="T186_17" style:family="text">
      <style:text-properties fo:color="#444444" fo:font-size="10pt" style:font-size-asian="10pt" style:font-size-complex="10pt"/>
    </style:style>
    <style:style style:name="T186_18" style:family="text">
      <style:text-properties fo:color="#444444" fo:font-size="10pt" style:font-size-asian="10pt" style:font-size-complex="10pt"/>
    </style:style>
    <style:style style:name="T186_19" style:family="text">
      <style:text-properties fo:color="#444444" fo:font-size="10pt" style:font-size-asian="10pt" style:font-size-complex="10pt"/>
    </style:style>
    <style:style style:name="T186_20" style:family="text">
      <style:text-properties fo:color="#444444" fo:font-size="10pt" style:font-size-asian="10pt" style:font-size-complex="10pt"/>
    </style:style>
    <style:style style:name="T186_21" style:family="text">
      <style:text-properties fo:color="#444444" fo:font-size="10pt" style:font-size-asian="10pt" style:font-size-complex="10pt"/>
    </style:style>
    <style:style style:name="T186_22" style:family="text">
      <style:text-properties fo:color="#444444" fo:font-size="10pt" style:font-size-asian="10pt" style:font-size-complex="10pt"/>
    </style:style>
    <style:style style:name="T186_23" style:family="text">
      <style:text-properties fo:color="#444444" fo:font-size="10pt" style:font-size-asian="10pt" style:font-size-complex="10pt"/>
    </style:style>
    <style:style style:name="T186_24" style:family="text">
      <style:text-properties fo:color="#444444" fo:font-size="10pt" style:font-size-asian="10pt" style:font-size-complex="10pt"/>
    </style:style>
    <style:style style:name="T186_25" style:family="text">
      <style:text-properties fo:color="#444444" fo:font-size="10pt" style:font-size-asian="10pt" style:font-size-complex="10pt"/>
    </style:style>
    <style:style style:name="T186_26" style:family="text">
      <style:text-properties fo:color="#444444" fo:font-size="10pt" style:font-size-asian="10pt" style:font-size-complex="10pt"/>
    </style:style>
    <style:style style:name="T186_27" style:family="text">
      <style:text-properties fo:color="#444444" fo:font-size="10pt" style:font-size-asian="10pt" style:font-size-complex="10pt"/>
    </style:style>
    <style:style style:name="T186_28" style:family="text">
      <style:text-properties fo:color="#444444" fo:font-size="10pt" style:font-size-asian="10pt" style:font-size-complex="10pt"/>
    </style:style>
    <style:style style:name="T186_29" style:family="text">
      <style:text-properties fo:color="#444444" fo:font-size="10pt" style:font-size-asian="10pt" style:font-size-complex="10pt"/>
    </style:style>
    <style:style style:name="T186_30" style:family="text">
      <style:text-properties fo:color="#444444" fo:font-size="10pt" style:font-size-asian="10pt" style:font-size-complex="10pt"/>
    </style:style>
    <style:style style:name="T186_31" style:family="text">
      <style:text-properties fo:color="#444444" fo:font-size="10pt" style:font-size-asian="10pt" style:font-size-complex="10pt"/>
    </style:style>
    <style:style style:name="T186_32" style:family="text">
      <style:text-properties fo:color="#444444" fo:font-size="10pt" style:font-size-asian="10pt" style:font-size-complex="10pt"/>
    </style:style>
    <style:style style:name="T186_33" style:family="text">
      <style:text-properties fo:color="#444444" fo:font-size="10pt" style:font-size-asian="10pt" style:font-size-complex="10pt"/>
    </style:style>
    <style:style style:name="T186_34" style:family="text">
      <style:text-properties fo:color="#444444" fo:font-size="10pt" style:font-size-asian="10pt" style:font-size-complex="10pt"/>
    </style:style>
    <style:style style:name="T186_35" style:family="text">
      <style:text-properties fo:color="#444444" fo:font-size="10pt" style:font-size-asian="10pt" style:font-size-complex="10pt"/>
    </style:style>
    <style:style style:name="T186_36" style:family="text">
      <style:text-properties fo:color="#444444" fo:font-size="10pt" style:font-size-asian="10pt" style:font-size-complex="10pt"/>
    </style:style>
    <style:style style:name="T186_37" style:family="text">
      <style:text-properties fo:color="#444444" fo:font-size="10pt" style:font-size-asian="10pt" style:font-size-complex="10pt"/>
    </style:style>
    <style:style style:name="T186_38" style:family="text">
      <style:text-properties fo:color="#444444" fo:font-size="10pt" style:font-size-asian="10pt" style:font-size-complex="10pt"/>
    </style:style>
    <style:style style:name="T186_39" style:family="text">
      <style:text-properties fo:color="#444444" fo:font-size="10pt" style:font-size-asian="10pt" style:font-size-complex="10pt"/>
    </style:style>
    <style:style style:name="T186_40" style:family="text">
      <style:text-properties fo:color="#444444" fo:font-size="10pt" style:font-size-asian="10pt" style:font-size-complex="10pt"/>
    </style:style>
    <style:style style:name="T186_41" style:family="text">
      <style:text-properties fo:color="#444444" fo:font-size="10pt" style:font-size-asian="10pt" style:font-size-complex="10pt"/>
    </style:style>
    <style:style style:name="T186_42" style:family="text">
      <style:text-properties fo:color="#444444" fo:font-size="10pt" style:font-size-asian="10pt" style:font-size-complex="10pt"/>
    </style:style>
    <style:style style:name="T186_43" style:family="text">
      <style:text-properties fo:color="#444444" fo:font-size="10pt" style:font-size-asian="10pt" style:font-size-complex="10pt"/>
    </style:style>
    <style:style style:name="T186_44" style:family="text">
      <style:text-properties fo:color="#444444" fo:font-size="10pt" style:font-size-asian="10pt" style:font-size-complex="10pt"/>
    </style:style>
    <style:style style:name="T186_45" style:family="text">
      <style:text-properties fo:color="#444444" fo:font-size="10pt" style:font-size-asian="10pt" style:font-size-complex="10pt"/>
    </style:style>
    <style:style style:name="T186_46" style:family="text">
      <style:text-properties fo:color="#444444" fo:font-size="10pt" style:font-size-asian="10pt" style:font-size-complex="10pt"/>
    </style:style>
    <style:style style:name="T186_47" style:family="text">
      <style:text-properties fo:color="#444444" fo:font-size="10pt" style:font-size-asian="10pt" style:font-size-complex="10pt"/>
    </style:style>
    <style:style style:name="T186_48" style:family="text">
      <style:text-properties fo:color="#444444" fo:font-size="10pt" style:font-size-asian="10pt" style:font-size-complex="10pt"/>
    </style:style>
    <style:style style:name="P187" style:family="paragraph" style:parent-style-name="Standard">
      <style:paragraph-properties fo:break-before="auto" fo:line-height="115%" fo:margin-top="0cm" fo:margin-bottom="0cm" style:writing-mode="lr-tb"/>
    </style:style>
    <style:style style:name="T187_1" style:family="text">
      <style:text-properties fo:color="#444444" fo:font-size="10pt" style:font-size-asian="10pt" style:font-size-complex="10pt"/>
    </style:style>
    <style:style style:name="T187_2" style:family="text">
      <style:text-properties fo:color="#444444" fo:font-size="10pt" style:font-size-asian="10pt" style:font-size-complex="10pt"/>
    </style:style>
    <style:style style:name="T187_3" style:family="text">
      <style:text-properties fo:color="#444444" fo:font-size="10pt" style:font-size-asian="10pt" style:font-size-complex="10pt"/>
    </style:style>
    <style:style style:name="T187_4" style:family="text">
      <style:text-properties fo:color="#444444" fo:font-size="10pt" style:font-size-asian="10pt" style:font-size-complex="10pt"/>
    </style:style>
    <style:style style:name="T187_5" style:family="text">
      <style:text-properties fo:color="#444444" fo:font-size="10pt" style:font-size-asian="10pt" style:font-size-complex="10pt"/>
    </style:style>
    <style:style style:name="T187_6" style:family="text">
      <style:text-properties fo:color="#444444" fo:font-size="10pt" style:font-size-asian="10pt" style:font-size-complex="10pt"/>
    </style:style>
    <style:style style:name="T187_7" style:family="text">
      <style:text-properties fo:color="#444444" fo:font-size="10pt" style:font-size-asian="10pt" style:font-size-complex="10pt"/>
    </style:style>
    <style:style style:name="T187_8" style:family="text">
      <style:text-properties fo:color="#444444" fo:font-size="10pt" style:font-size-asian="10pt" style:font-size-complex="10pt"/>
    </style:style>
    <style:style style:name="T187_9" style:family="text">
      <style:text-properties fo:color="#444444" fo:font-size="10pt" style:font-size-asian="10pt" style:font-size-complex="10pt"/>
    </style:style>
    <style:style style:name="T187_10" style:family="text">
      <style:text-properties fo:color="#444444" fo:font-size="10pt" style:font-size-asian="10pt" style:font-size-complex="10pt"/>
    </style:style>
    <style:style style:name="T187_11" style:family="text">
      <style:text-properties fo:color="#444444" fo:font-size="10pt" style:font-size-asian="10pt" style:font-size-complex="10pt"/>
    </style:style>
    <style:style style:name="T187_12" style:family="text">
      <style:text-properties fo:color="#444444" fo:font-size="10pt" style:font-size-asian="10pt" style:font-size-complex="10pt"/>
    </style:style>
    <style:style style:name="T187_13" style:family="text">
      <style:text-properties fo:color="#444444" fo:font-size="10pt" style:font-size-asian="10pt" style:font-size-complex="10pt"/>
    </style:style>
    <style:style style:name="T187_14" style:family="text">
      <style:text-properties fo:color="#444444" fo:font-size="10pt" style:font-size-asian="10pt" style:font-size-complex="10pt"/>
    </style:style>
    <style:style style:name="T187_15" style:family="text">
      <style:text-properties fo:color="#444444" fo:font-size="10pt" style:font-size-asian="10pt" style:font-size-complex="10pt"/>
    </style:style>
    <style:style style:name="T187_16" style:family="text">
      <style:text-properties fo:color="#444444" fo:font-size="10pt" style:font-size-asian="10pt" style:font-size-complex="10pt"/>
    </style:style>
    <style:style style:name="T187_17" style:family="text">
      <style:text-properties fo:color="#444444" fo:font-size="10pt" style:font-size-asian="10pt" style:font-size-complex="10pt"/>
    </style:style>
    <style:style style:name="T187_18" style:family="text">
      <style:text-properties fo:color="#444444" fo:font-size="10pt" style:font-size-asian="10pt" style:font-size-complex="10pt"/>
    </style:style>
    <style:style style:name="T187_19" style:family="text">
      <style:text-properties fo:color="#444444" fo:font-size="10pt" style:font-size-asian="10pt" style:font-size-complex="10pt"/>
    </style:style>
    <style:style style:name="T187_20" style:family="text">
      <style:text-properties fo:color="#444444" fo:font-size="10pt" style:font-size-asian="10pt" style:font-size-complex="10pt"/>
    </style:style>
    <style:style style:name="T187_21" style:family="text">
      <style:text-properties fo:color="#444444" fo:font-size="10pt" style:font-size-asian="10pt" style:font-size-complex="10pt"/>
    </style:style>
    <style:style style:name="T187_22" style:family="text">
      <style:text-properties fo:color="#444444" fo:font-size="10pt" style:font-size-asian="10pt" style:font-size-complex="10pt"/>
    </style:style>
    <style:style style:name="T187_23" style:family="text">
      <style:text-properties fo:color="#444444" fo:font-size="10pt" style:font-size-asian="10pt" style:font-size-complex="10pt"/>
    </style:style>
    <style:style style:name="T187_24" style:family="text">
      <style:text-properties fo:color="#444444" fo:font-size="10pt" style:font-size-asian="10pt" style:font-size-complex="10pt"/>
    </style:style>
    <style:style style:name="T187_25" style:family="text">
      <style:text-properties fo:color="#444444" fo:font-size="10pt" style:font-size-asian="10pt" style:font-size-complex="10pt"/>
    </style:style>
    <style:style style:name="T187_26" style:family="text">
      <style:text-properties fo:color="#444444" fo:font-size="10pt" style:font-size-asian="10pt" style:font-size-complex="10pt"/>
    </style:style>
    <style:style style:name="T187_27" style:family="text">
      <style:text-properties fo:color="#444444" fo:font-size="10pt" style:font-size-asian="10pt" style:font-size-complex="10pt"/>
    </style:style>
    <style:style style:name="T187_28" style:family="text">
      <style:text-properties fo:color="#444444" fo:font-size="10pt" style:font-size-asian="10pt" style:font-size-complex="10pt"/>
    </style:style>
    <style:style style:name="T187_29" style:family="text">
      <style:text-properties fo:color="#444444" fo:font-size="10pt" style:font-size-asian="10pt" style:font-size-complex="10pt"/>
    </style:style>
    <style:style style:name="T187_30" style:family="text">
      <style:text-properties fo:color="#444444" fo:font-size="10pt" style:font-size-asian="10pt" style:font-size-complex="10pt"/>
    </style:style>
    <style:style style:name="T187_31" style:family="text">
      <style:text-properties fo:color="#444444" fo:font-size="10pt" style:font-size-asian="10pt" style:font-size-complex="10pt"/>
    </style:style>
    <style:style style:name="T187_32" style:family="text">
      <style:text-properties fo:color="#444444" fo:font-size="10pt" style:font-size-asian="10pt" style:font-size-complex="10pt"/>
    </style:style>
    <style:style style:name="T187_33" style:family="text">
      <style:text-properties fo:color="#444444" fo:font-size="10pt" style:font-size-asian="10pt" style:font-size-complex="10pt"/>
    </style:style>
    <style:style style:name="T187_34" style:family="text">
      <style:text-properties fo:color="#444444" fo:font-size="10pt" style:font-size-asian="10pt" style:font-size-complex="10pt"/>
    </style:style>
    <style:style style:name="T187_35" style:family="text">
      <style:text-properties fo:color="#444444" fo:font-size="10pt" style:font-size-asian="10pt" style:font-size-complex="10pt"/>
    </style:style>
    <style:style style:name="T187_36" style:family="text">
      <style:text-properties fo:color="#444444" fo:font-size="10pt" style:font-size-asian="10pt" style:font-size-complex="10pt"/>
    </style:style>
    <style:style style:name="T187_37" style:family="text">
      <style:text-properties fo:color="#444444" fo:font-size="10pt" style:font-size-asian="10pt" style:font-size-complex="10pt"/>
    </style:style>
    <style:style style:name="T187_38" style:family="text">
      <style:text-properties fo:color="#444444" fo:font-size="10pt" style:font-size-asian="10pt" style:font-size-complex="10pt"/>
    </style:style>
    <style:style style:name="T187_39" style:family="text">
      <style:text-properties fo:color="#444444" fo:font-size="10pt" style:font-size-asian="10pt" style:font-size-complex="10pt"/>
    </style:style>
    <style:style style:name="T187_40" style:family="text">
      <style:text-properties fo:color="#444444" fo:font-size="10pt" style:font-size-asian="10pt" style:font-size-complex="10pt"/>
    </style:style>
    <style:style style:name="T187_41" style:family="text">
      <style:text-properties fo:color="#444444" fo:font-size="10pt" style:font-size-asian="10pt" style:font-size-complex="10pt"/>
    </style:style>
    <style:style style:name="T187_42" style:family="text">
      <style:text-properties fo:color="#444444" fo:font-size="10pt" style:font-size-asian="10pt" style:font-size-complex="10pt"/>
    </style:style>
    <style:style style:name="T187_43" style:family="text">
      <style:text-properties fo:color="#444444" fo:font-size="10pt" style:font-size-asian="10pt" style:font-size-complex="10pt"/>
    </style:style>
    <style:style style:name="T187_44" style:family="text">
      <style:text-properties fo:color="#444444" fo:font-size="10pt" style:font-size-asian="10pt" style:font-size-complex="10pt"/>
    </style:style>
    <style:style style:name="T187_45" style:family="text">
      <style:text-properties fo:color="#444444" fo:font-size="10pt" style:font-size-asian="10pt" style:font-size-complex="10pt"/>
    </style:style>
    <style:style style:name="T187_46" style:family="text">
      <style:text-properties fo:color="#444444" fo:font-size="10pt" style:font-size-asian="10pt" style:font-size-complex="10pt"/>
    </style:style>
    <style:style style:name="T187_47" style:family="text">
      <style:text-properties fo:color="#444444" fo:font-size="10pt" style:font-size-asian="10pt" style:font-size-complex="10pt"/>
    </style:style>
    <style:style style:name="T187_48" style:family="text">
      <style:text-properties fo:color="#444444" fo:font-size="10pt" style:font-size-asian="10pt" style:font-size-complex="10pt"/>
    </style:style>
    <style:style style:name="T187_49" style:family="text">
      <style:text-properties fo:color="#444444" fo:font-size="10pt" style:font-size-asian="10pt" style:font-size-complex="10pt"/>
    </style:style>
    <style:style style:name="T187_50" style:family="text">
      <style:text-properties fo:color="#444444" fo:font-size="10pt" style:font-size-asian="10pt" style:font-size-complex="10pt"/>
    </style:style>
    <style:style style:name="T187_51" style:family="text">
      <style:text-properties fo:color="#444444" fo:font-size="10pt" style:font-size-asian="10pt" style:font-size-complex="10pt"/>
    </style:style>
    <style:style style:name="T187_52" style:family="text">
      <style:text-properties fo:color="#444444" fo:font-size="10pt" style:font-size-asian="10pt" style:font-size-complex="10pt"/>
    </style:style>
    <style:style style:name="T187_53" style:family="text">
      <style:text-properties fo:color="#444444" fo:font-size="10pt" style:font-size-asian="10pt" style:font-size-complex="10pt"/>
    </style:style>
    <style:style style:name="T187_54" style:family="text">
      <style:text-properties fo:color="#444444" fo:font-size="10pt" style:font-size-asian="10pt" style:font-size-complex="10pt"/>
    </style:style>
    <style:style style:name="T187_55" style:family="text">
      <style:text-properties fo:color="#444444" fo:font-size="10pt" style:font-size-asian="10pt" style:font-size-complex="10pt"/>
    </style:style>
    <style:style style:name="T187_56" style:family="text">
      <style:text-properties fo:color="#444444" fo:font-size="10pt" style:font-size-asian="10pt" style:font-size-complex="10pt"/>
    </style:style>
    <style:style style:name="P188" style:family="paragraph" style:parent-style-name="Standard">
      <style:paragraph-properties fo:break-before="auto" fo:line-height="115%" style:writing-mode="lr-tb"/>
      <style:text-properties fo:color="#444444" fo:font-size="10pt" style:font-size-asian="10pt" style:font-size-complex="10pt"/>
    </style:style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9_2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9_3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9_4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9_5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9_6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9_7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9_8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9_9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9_10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9_11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9_12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P190" style:family="paragraph" style:parent-style-name="Standard">
      <style:paragraph-properties fo:break-before="auto" fo:line-height="115%" fo:margin-top="0cm" style:writing-mode="lr-tb"/>
    </style:style>
    <style:style style:name="T190_1" style:family="text">
      <style:text-properties fo:color="#444444" fo:font-size="10pt" style:font-size-asian="10pt" style:font-size-complex="10pt"/>
    </style:style>
    <style:style style:name="T190_2" style:family="text">
      <style:text-properties fo:color="#444444" fo:font-size="10pt" style:font-size-asian="10pt" style:font-size-complex="10pt"/>
    </style:style>
    <style:style style:name="T190_3" style:family="text">
      <style:text-properties fo:color="#444444" fo:font-size="10pt" style:font-size-asian="10pt" style:font-size-complex="10pt"/>
    </style:style>
    <style:style style:name="T190_4" style:family="text">
      <style:text-properties fo:color="#444444" fo:font-size="10pt" style:font-size-asian="10pt" style:font-size-complex="10pt"/>
    </style:style>
    <style:style style:name="T190_5" style:family="text">
      <style:text-properties fo:color="#444444" fo:font-size="10pt" style:font-size-asian="10pt" style:font-size-complex="10pt"/>
    </style:style>
    <style:style style:name="T190_6" style:family="text">
      <style:text-properties fo:color="#444444" fo:font-size="10pt" style:font-size-asian="10pt" style:font-size-complex="10pt"/>
    </style:style>
    <style:style style:name="T190_7" style:family="text">
      <style:text-properties fo:color="#444444" fo:font-size="10pt" style:font-size-asian="10pt" style:font-size-complex="10pt"/>
    </style:style>
    <style:style style:name="T190_8" style:family="text">
      <style:text-properties fo:color="#444444" fo:font-size="10pt" style:font-size-asian="10pt" style:font-size-complex="10pt"/>
    </style:style>
    <style:style style:name="T190_9" style:family="text">
      <style:text-properties fo:color="#444444" fo:font-size="10pt" style:font-size-asian="10pt" style:font-size-complex="10pt"/>
    </style:style>
    <style:style style:name="T190_10" style:family="text">
      <style:text-properties fo:color="#444444" fo:font-size="10pt" style:font-size-asian="10pt" style:font-size-complex="10pt"/>
    </style:style>
    <style:style style:name="T190_11" style:family="text">
      <style:text-properties fo:color="#444444" fo:font-size="10pt" style:font-size-asian="10pt" style:font-size-complex="10pt"/>
    </style:style>
    <style:style style:name="T190_12" style:family="text">
      <style:text-properties fo:color="#444444" fo:font-size="10pt" style:font-size-asian="10pt" style:font-size-complex="10pt"/>
    </style:style>
    <style:style style:name="T190_13" style:family="text">
      <style:text-properties fo:color="#444444" fo:font-size="10pt" style:font-size-asian="10pt" style:font-size-complex="10pt"/>
    </style:style>
    <style:style style:name="T190_14" style:family="text">
      <style:text-properties fo:color="#444444" fo:font-size="10pt" style:font-size-asian="10pt" style:font-size-complex="10pt"/>
    </style:style>
    <style:style style:name="T190_15" style:family="text">
      <style:text-properties fo:color="#444444" fo:font-size="10pt" style:font-size-asian="10pt" style:font-size-complex="10pt"/>
    </style:style>
    <style:style style:name="T190_16" style:family="text">
      <style:text-properties fo:color="#444444" fo:font-size="10pt" style:font-size-asian="10pt" style:font-size-complex="10pt"/>
    </style:style>
    <style:style style:name="T190_17" style:family="text">
      <style:text-properties fo:color="#444444" fo:font-size="10pt" style:font-size-asian="10pt" style:font-size-complex="10pt"/>
    </style:style>
    <style:style style:name="T190_18" style:family="text">
      <style:text-properties fo:color="#444444" fo:font-size="10pt" style:font-size-asian="10pt" style:font-size-complex="10pt"/>
    </style:style>
    <style:style style:name="T190_19" style:family="text">
      <style:text-properties fo:color="#444444" fo:font-size="10pt" style:font-size-asian="10pt" style:font-size-complex="10pt"/>
    </style:style>
    <style:style style:name="T190_20" style:family="text">
      <style:text-properties fo:color="#444444" fo:font-size="10pt" style:font-size-asian="10pt" style:font-size-complex="10pt"/>
    </style:style>
    <style:style style:name="T190_21" style:family="text">
      <style:text-properties fo:color="#444444" fo:font-size="10pt" style:font-size-asian="10pt" style:font-size-complex="10pt"/>
    </style:style>
    <style:style style:name="T190_22" style:family="text">
      <style:text-properties fo:color="#444444" fo:font-size="10pt" style:font-size-asian="10pt" style:font-size-complex="10pt"/>
    </style:style>
    <style:style style:name="T190_23" style:family="text">
      <style:text-properties fo:color="#444444" fo:font-size="10pt" style:font-size-asian="10pt" style:font-size-complex="10pt"/>
    </style:style>
    <style:style style:name="T190_24" style:family="text">
      <style:text-properties fo:color="#444444" fo:font-size="10pt" style:font-size-asian="10pt" style:font-size-complex="10pt"/>
    </style:style>
    <style:style style:name="T190_25" style:family="text">
      <style:text-properties fo:color="#444444" fo:font-size="10pt" style:font-size-asian="10pt" style:font-size-complex="10pt"/>
    </style:style>
    <style:style style:name="T190_26" style:family="text">
      <style:text-properties fo:color="#444444" fo:font-size="10pt" style:font-size-asian="10pt" style:font-size-complex="10pt"/>
    </style:style>
    <style:style style:name="T190_27" style:family="text">
      <style:text-properties fo:color="#444444" fo:font-size="10pt" style:font-size-asian="10pt" style:font-size-complex="10pt"/>
    </style:style>
    <style:style style:name="T190_28" style:family="text">
      <style:text-properties fo:color="#444444" fo:font-size="10pt" style:font-size-asian="10pt" style:font-size-complex="10pt"/>
    </style:style>
    <style:style style:name="T190_29" style:family="text">
      <style:text-properties fo:color="#444444" fo:font-size="10pt" style:font-size-asian="10pt" style:font-size-complex="10pt"/>
    </style:style>
    <style:style style:name="T190_30" style:family="text">
      <style:text-properties fo:color="#444444" fo:font-size="10pt" style:font-size-asian="10pt" style:font-size-complex="10pt"/>
    </style:style>
    <style:style style:name="T190_31" style:family="text">
      <style:text-properties fo:color="#444444" fo:font-size="10pt" style:font-size-asian="10pt" style:font-size-complex="10pt"/>
    </style:style>
    <style:style style:name="T190_32" style:family="text">
      <style:text-properties fo:color="#444444" fo:font-size="10pt" style:font-size-asian="10pt" style:font-size-complex="10pt"/>
    </style:style>
    <style:style style:name="T190_33" style:family="text">
      <style:text-properties fo:color="#444444" fo:font-size="10pt" style:font-size-asian="10pt" style:font-size-complex="10pt"/>
    </style:style>
    <style:style style:name="T190_34" style:family="text">
      <style:text-properties fo:color="#444444" fo:font-size="10pt" style:font-size-asian="10pt" style:font-size-complex="10pt"/>
    </style:style>
    <style:style style:name="T190_35" style:family="text">
      <style:text-properties fo:color="#444444" fo:font-size="10pt" style:font-size-asian="10pt" style:font-size-complex="10pt"/>
    </style:style>
    <style:style style:name="T190_36" style:family="text">
      <style:text-properties fo:color="#444444" fo:font-size="10pt" style:font-size-asian="10pt" style:font-size-complex="10pt"/>
    </style:style>
    <style:style style:name="T190_37" style:family="text">
      <style:text-properties fo:color="#444444" fo:font-size="10pt" style:font-size-asian="10pt" style:font-size-complex="10pt"/>
    </style:style>
    <style:style style:name="T190_38" style:family="text">
      <style:text-properties fo:color="#444444" fo:font-size="10pt" style:font-size-asian="10pt" style:font-size-complex="10pt"/>
    </style:style>
    <style:style style:name="T190_39" style:family="text">
      <style:text-properties fo:color="#444444" fo:font-size="10pt" style:font-size-asian="10pt" style:font-size-complex="10pt"/>
    </style:style>
    <style:style style:name="T190_40" style:family="text">
      <style:text-properties fo:color="#444444" fo:font-size="10pt" style:font-size-asian="10pt" style:font-size-complex="10pt"/>
    </style:style>
    <style:style style:name="T190_41" style:family="text">
      <style:text-properties fo:color="#444444" fo:font-size="10pt" style:font-size-asian="10pt" style:font-size-complex="10pt"/>
    </style:style>
    <style:style style:name="T190_42" style:family="text">
      <style:text-properties fo:color="#444444" fo:font-size="10pt" style:font-size-asian="10pt" style:font-size-complex="10pt"/>
    </style:style>
    <style:style style:name="T190_43" style:family="text">
      <style:text-properties fo:color="#444444" fo:font-size="10pt" style:font-size-asian="10pt" style:font-size-complex="10pt"/>
    </style:style>
    <style:style style:name="T190_44" style:family="text">
      <style:text-properties fo:color="#444444" fo:font-size="10pt" style:font-size-asian="10pt" style:font-size-complex="10pt"/>
    </style:style>
    <style:style style:name="T190_45" style:family="text">
      <style:text-properties fo:color="#444444" fo:font-size="10pt" style:font-size-asian="10pt" style:font-size-complex="10pt"/>
    </style:style>
    <style:style style:name="T190_46" style:family="text">
      <style:text-properties fo:color="#444444" fo:font-size="10pt" style:font-size-asian="10pt" style:font-size-complex="10pt"/>
    </style:style>
    <style:style style:name="T190_47" style:family="text">
      <style:text-properties fo:color="#444444" fo:font-size="10pt" style:font-size-asian="10pt" style:font-size-complex="10pt"/>
    </style:style>
    <style:style style:name="T190_48" style:family="text">
      <style:text-properties fo:color="#444444" fo:font-size="10pt" style:font-size-asian="10pt" style:font-size-complex="10pt"/>
    </style:style>
    <style:style style:name="T190_49" style:family="text">
      <style:text-properties fo:color="#444444" fo:font-size="10pt" style:font-size-asian="10pt" style:font-size-complex="10pt"/>
    </style:style>
    <style:style style:name="T190_50" style:family="text">
      <style:text-properties fo:color="#444444" fo:font-size="10pt" style:font-size-asian="10pt" style:font-size-complex="10pt"/>
    </style:style>
    <style:style style:name="T190_51" style:family="text">
      <style:text-properties fo:color="#444444" fo:font-size="10pt" style:font-size-asian="10pt" style:font-size-complex="10pt"/>
    </style:style>
    <style:style style:name="T190_52" style:family="text">
      <style:text-properties fo:color="#444444" fo:font-size="10pt" style:font-size-asian="10pt" style:font-size-complex="10pt"/>
    </style:style>
    <style:style style:name="T190_53" style:family="text">
      <style:text-properties fo:color="#444444" fo:font-size="10pt" style:font-size-asian="10pt" style:font-size-complex="10pt"/>
    </style:style>
    <style:style style:name="T190_54" style:family="text">
      <style:text-properties fo:color="#444444" fo:font-size="10pt" style:font-size-asian="10pt" style:font-size-complex="10pt"/>
    </style:style>
    <style:style style:name="T190_55" style:family="text">
      <style:text-properties fo:color="#444444" fo:font-size="10pt" style:font-size-asian="10pt" style:font-size-complex="10pt"/>
    </style:style>
    <style:style style:name="T190_56" style:family="text">
      <style:text-properties fo:color="#444444" fo:font-size="10pt" style:font-size-asian="10pt" style:font-size-complex="10pt"/>
    </style:style>
    <style:style style:name="T190_57" style:family="text">
      <style:text-properties fo:color="#444444" fo:font-size="10pt" style:font-size-asian="10pt" style:font-size-complex="10pt"/>
    </style:style>
    <style:style style:name="T190_58" style:family="text">
      <style:text-properties fo:color="#444444" fo:font-size="10pt" style:font-size-asian="10pt" style:font-size-complex="10pt"/>
    </style:style>
    <style:style style:name="T190_59" style:family="text">
      <style:text-properties fo:color="#444444" fo:font-size="10pt" style:font-size-asian="10pt" style:font-size-complex="10pt"/>
    </style:style>
    <style:style style:name="T190_60" style:family="text">
      <style:text-properties fo:color="#444444" fo:font-size="10pt" style:font-size-asian="10pt" style:font-size-complex="10pt"/>
    </style:style>
    <style:style style:name="T190_61" style:family="text">
      <style:text-properties fo:color="#444444" fo:font-size="10pt" style:font-size-asian="10pt" style:font-size-complex="10pt"/>
    </style:style>
    <style:style style:name="T190_62" style:family="text">
      <style:text-properties fo:color="#444444" fo:font-size="10pt" style:font-size-asian="10pt" style:font-size-complex="10pt"/>
    </style:style>
    <style:style style:name="T190_63" style:family="text">
      <style:text-properties fo:color="#444444" fo:font-size="10pt" style:font-size-asian="10pt" style:font-size-complex="10pt"/>
    </style:style>
    <style:style style:name="T190_64" style:family="text">
      <style:text-properties fo:color="#444444" fo:font-size="10pt" style:font-size-asian="10pt" style:font-size-complex="10pt"/>
    </style:style>
    <style:style style:name="T190_65" style:family="text">
      <style:text-properties fo:color="#444444" fo:font-size="10pt" style:font-size-asian="10pt" style:font-size-complex="10pt"/>
    </style:style>
    <style:style style:name="T190_66" style:family="text">
      <style:text-properties fo:color="#444444" fo:font-size="10pt" style:font-size-asian="10pt" style:font-size-complex="10pt"/>
    </style:style>
    <style:style style:name="T190_67" style:family="text">
      <style:text-properties fo:color="#444444" fo:font-size="10pt" style:font-size-asian="10pt" style:font-size-complex="10pt"/>
    </style:style>
    <style:style style:name="T190_68" style:family="text">
      <style:text-properties fo:color="#444444" fo:font-size="10pt" style:font-size-asian="10pt" style:font-size-complex="10pt"/>
    </style:style>
    <style:style style:name="T190_69" style:family="text">
      <style:text-properties fo:color="#444444" fo:font-size="10pt" style:font-size-asian="10pt" style:font-size-complex="10pt"/>
    </style:style>
    <style:style style:name="T190_70" style:family="text">
      <style:text-properties fo:color="#444444" fo:font-size="10pt" style:font-size-asian="10pt" style:font-size-complex="10pt"/>
    </style:style>
    <style:style style:name="T190_71" style:family="text">
      <style:text-properties fo:color="#444444" fo:font-size="10pt" style:font-size-asian="10pt" style:font-size-complex="10pt"/>
    </style:style>
    <style:style style:name="T190_72" style:family="text">
      <style:text-properties fo:color="#444444" fo:font-size="10pt" style:font-size-asian="10pt" style:font-size-complex="10pt"/>
    </style:style>
    <style:style style:name="T190_73" style:family="text">
      <style:text-properties fo:color="#444444" fo:font-size="10pt" style:font-size-asian="10pt" style:font-size-complex="10pt"/>
    </style:style>
    <style:style style:name="T190_74" style:family="text">
      <style:text-properties fo:color="#444444" fo:font-size="10pt" style:font-size-asian="10pt" style:font-size-complex="10pt"/>
    </style:style>
    <style:style style:name="T190_75" style:family="text">
      <style:text-properties fo:color="#444444" fo:font-size="10pt" style:font-size-asian="10pt" style:font-size-complex="10pt"/>
    </style:style>
    <style:style style:name="T190_76" style:family="text">
      <style:text-properties fo:color="#444444" fo:font-size="10pt" style:font-size-asian="10pt" style:font-size-complex="10pt"/>
    </style:style>
    <style:style style:name="T190_77" style:family="text">
      <style:text-properties fo:color="#444444" fo:font-size="10pt" style:font-size-asian="10pt" style:font-size-complex="10pt"/>
    </style:style>
    <style:style style:name="T190_78" style:family="text">
      <style:text-properties fo:color="#444444" fo:font-size="10pt" style:font-size-asian="10pt" style:font-size-complex="10pt"/>
    </style:style>
    <style:style style:name="T190_79" style:family="text">
      <style:text-properties fo:color="#444444" fo:font-size="10pt" style:font-size-asian="10pt" style:font-size-complex="10pt"/>
    </style:style>
    <style:style style:name="T190_80" style:family="text">
      <style:text-properties fo:color="#444444" fo:font-size="10pt" style:font-size-asian="10pt" style:font-size-complex="10pt"/>
    </style:style>
    <style:style style:name="T190_81" style:family="text">
      <style:text-properties fo:color="#444444" fo:font-size="10pt" style:font-size-asian="10pt" style:font-size-complex="10pt"/>
    </style:style>
    <style:style style:name="T190_82" style:family="text">
      <style:text-properties fo:color="#444444" fo:font-size="10pt" style:font-size-asian="10pt" style:font-size-complex="10pt"/>
    </style:style>
    <style:style style:name="T190_83" style:family="text">
      <style:text-properties fo:color="#444444" fo:font-size="10pt" style:font-size-asian="10pt" style:font-size-complex="10pt"/>
    </style:style>
    <style:style style:name="T190_84" style:family="text">
      <style:text-properties fo:color="#444444" fo:font-size="10pt" style:font-size-asian="10pt" style:font-size-complex="10pt"/>
    </style:style>
    <style:style style:name="T190_85" style:family="text">
      <style:text-properties fo:color="#444444" fo:font-size="10pt" style:font-size-asian="10pt" style:font-size-complex="10pt"/>
    </style:style>
    <style:style style:name="T190_86" style:family="text">
      <style:text-properties fo:color="#444444" fo:font-size="10pt" style:font-size-asian="10pt" style:font-size-complex="10pt"/>
    </style:style>
    <style:style style:name="T190_87" style:family="text">
      <style:text-properties fo:color="#444444" fo:font-size="10pt" style:font-size-asian="10pt" style:font-size-complex="10pt"/>
    </style:style>
    <style:style style:name="T190_88" style:family="text">
      <style:text-properties fo:color="#444444" fo:font-size="10pt" style:font-size-asian="10pt" style:font-size-complex="10pt"/>
    </style:style>
    <style:style style:name="T190_89" style:family="text">
      <style:text-properties fo:color="#444444" fo:font-size="10pt" style:font-size-asian="10pt" style:font-size-complex="10pt"/>
    </style:style>
    <style:style style:name="T190_90" style:family="text">
      <style:text-properties fo:color="#444444" fo:font-size="10pt" style:font-size-asian="10pt" style:font-size-complex="10pt"/>
    </style:style>
    <style:style style:name="T190_91" style:family="text">
      <style:text-properties fo:color="#444444" fo:font-size="10pt" style:font-size-asian="10pt" style:font-size-complex="10pt"/>
    </style:style>
    <style:style style:name="T190_92" style:family="text">
      <style:text-properties fo:color="#444444" fo:font-size="10pt" style:font-size-asian="10pt" style:font-size-complex="10pt"/>
    </style:style>
    <style:style style:name="T190_93" style:family="text">
      <style:text-properties fo:color="#444444" fo:font-size="10pt" style:font-size-asian="10pt" style:font-size-complex="10pt"/>
    </style:style>
    <style:style style:name="T190_94" style:family="text">
      <style:text-properties fo:color="#444444" fo:font-size="10pt" style:font-size-asian="10pt" style:font-size-complex="10pt"/>
    </style:style>
    <style:style style:name="T190_95" style:family="text">
      <style:text-properties fo:color="#444444" fo:font-size="10pt" style:font-size-asian="10pt" style:font-size-complex="10pt"/>
    </style:style>
    <style:style style:name="T190_96" style:family="text">
      <style:text-properties fo:color="#444444" fo:font-size="10pt" style:font-size-asian="10pt" style:font-size-complex="10pt"/>
    </style:style>
    <style:style style:name="T190_97" style:family="text">
      <style:text-properties fo:color="#444444" fo:font-size="10pt" style:font-size-asian="10pt" style:font-size-complex="10pt"/>
    </style:style>
    <style:style style:name="T190_98" style:family="text">
      <style:text-properties fo:color="#444444" fo:font-size="10pt" style:font-size-asian="10pt" style:font-size-complex="10pt"/>
    </style:style>
    <style:style style:name="T190_99" style:family="text">
      <style:text-properties fo:color="#444444" fo:font-size="10pt" style:font-size-asian="10pt" style:font-size-complex="10pt"/>
    </style:style>
    <style:style style:name="T190_100" style:family="text">
      <style:text-properties fo:color="#444444" fo:font-size="10pt" style:font-size-asian="10pt" style:font-size-complex="10pt"/>
    </style:style>
    <style:style style:name="T190_101" style:family="text">
      <style:text-properties fo:color="#444444" fo:font-size="10pt" style:font-size-asian="10pt" style:font-size-complex="10pt"/>
    </style:style>
    <style:style style:name="T190_102" style:family="text">
      <style:text-properties fo:color="#444444" fo:font-size="10pt" style:font-size-asian="10pt" style:font-size-complex="10pt"/>
    </style:style>
    <style:style style:name="T190_103" style:family="text">
      <style:text-properties fo:color="#444444" fo:font-size="10pt" style:font-size-asian="10pt" style:font-size-complex="10pt"/>
    </style:style>
    <style:style style:name="T190_104" style:family="text">
      <style:text-properties fo:color="#444444" fo:font-size="10pt" style:font-size-asian="10pt" style:font-size-complex="10pt"/>
    </style:style>
    <style:style style:name="T190_105" style:family="text">
      <style:text-properties fo:color="#444444" fo:font-size="10pt" style:font-size-asian="10pt" style:font-size-complex="10pt"/>
    </style:style>
    <style:style style:name="T190_106" style:family="text">
      <style:text-properties fo:color="#444444" fo:font-size="10pt" style:font-size-asian="10pt" style:font-size-complex="10pt"/>
    </style:style>
    <style:style style:name="T190_107" style:family="text">
      <style:text-properties fo:color="#444444" fo:font-size="10pt" style:font-size-asian="10pt" style:font-size-complex="10pt"/>
    </style:style>
    <style:style style:name="T190_108" style:family="text">
      <style:text-properties fo:color="#444444" fo:font-size="10pt" style:font-size-asian="10pt" style:font-size-complex="10pt"/>
    </style:style>
    <style:style style:name="T190_109" style:family="text">
      <style:text-properties fo:color="#444444" fo:font-size="10pt" style:font-size-asian="10pt" style:font-size-complex="10pt"/>
    </style:style>
    <style:style style:name="T190_110" style:family="text">
      <style:text-properties fo:color="#444444" fo:font-size="10pt" style:font-size-asian="10pt" style:font-size-complex="10pt"/>
    </style:style>
    <style:style style:name="T190_111" style:family="text">
      <style:text-properties fo:color="#444444" fo:font-size="10pt" style:font-size-asian="10pt" style:font-size-complex="10pt"/>
    </style:style>
    <style:style style:name="T190_112" style:family="text">
      <style:text-properties fo:color="#444444" fo:font-size="10pt" style:font-size-asian="10pt" style:font-size-complex="10pt"/>
    </style:style>
    <style:style style:name="T190_113" style:family="text">
      <style:text-properties fo:color="#444444" fo:font-size="10pt" style:font-size-asian="10pt" style:font-size-complex="10pt"/>
    </style:style>
    <style:style style:name="T190_114" style:family="text">
      <style:text-properties fo:color="#444444" fo:font-size="10pt" style:font-size-asian="10pt" style:font-size-complex="10pt"/>
    </style:style>
    <style:style style:name="T190_115" style:family="text">
      <style:text-properties fo:color="#444444" fo:font-size="10pt" style:font-size-asian="10pt" style:font-size-complex="10pt"/>
    </style:style>
    <style:style style:name="T190_116" style:family="text">
      <style:text-properties fo:color="#444444" fo:font-size="10pt" style:font-size-asian="10pt" style:font-size-complex="10pt"/>
    </style:style>
    <style:style style:name="T190_117" style:family="text">
      <style:text-properties fo:color="#444444" fo:font-size="10pt" style:font-size-asian="10pt" style:font-size-complex="10pt"/>
    </style:style>
    <style:style style:name="T190_118" style:family="text">
      <style:text-properties fo:color="#444444" fo:font-size="10pt" style:font-size-asian="10pt" style:font-size-complex="10pt"/>
    </style:style>
    <style:style style:name="T190_119" style:family="text">
      <style:text-properties fo:color="#444444" fo:font-size="10pt" style:font-size-asian="10pt" style:font-size-complex="10pt"/>
    </style:style>
    <style:style style:name="T190_120" style:family="text">
      <style:text-properties fo:color="#444444" fo:font-size="10pt" style:font-size-asian="10pt" style:font-size-complex="10pt"/>
    </style:style>
    <style:style style:name="T190_121" style:family="text">
      <style:text-properties fo:color="#444444" fo:font-size="10pt" style:font-size-asian="10pt" style:font-size-complex="10pt"/>
    </style:style>
    <style:style style:name="T190_122" style:family="text">
      <style:text-properties fo:color="#444444" fo:font-size="10pt" style:font-size-asian="10pt" style:font-size-complex="10pt"/>
    </style:style>
    <style:style style:name="T190_123" style:family="text">
      <style:text-properties fo:color="#444444" fo:font-size="10pt" style:font-size-asian="10pt" style:font-size-complex="10pt"/>
    </style:style>
    <style:style style:name="T190_124" style:family="text">
      <style:text-properties fo:color="#444444" fo:font-size="10pt" style:font-size-asian="10pt" style:font-size-complex="10pt"/>
    </style:style>
    <style:style style:name="T190_125" style:family="text">
      <style:text-properties fo:color="#444444" fo:font-size="10pt" style:font-size-asian="10pt" style:font-size-complex="10pt"/>
    </style:style>
    <style:style style:name="T190_126" style:family="text">
      <style:text-properties fo:color="#444444" fo:font-size="10pt" style:font-size-asian="10pt" style:font-size-complex="10pt"/>
    </style:style>
    <style:style style:name="T190_127" style:family="text">
      <style:text-properties fo:color="#444444" fo:font-size="10pt" style:font-size-asian="10pt" style:font-size-complex="10pt"/>
    </style:style>
    <style:style style:name="T190_128" style:family="text">
      <style:text-properties fo:color="#444444" fo:font-size="10pt" style:font-size-asian="10pt" style:font-size-complex="10pt"/>
    </style:style>
    <style:style style:name="T190_129" style:family="text">
      <style:text-properties fo:color="#444444" fo:font-size="10pt" style:font-size-asian="10pt" style:font-size-complex="10pt"/>
    </style:style>
    <style:style style:name="T190_130" style:family="text">
      <style:text-properties fo:color="#444444" fo:font-size="10pt" style:font-size-asian="10pt" style:font-size-complex="10pt"/>
    </style:style>
    <style:style style:name="T190_131" style:family="text">
      <style:text-properties fo:color="#444444" fo:font-size="10pt" style:font-size-asian="10pt" style:font-size-complex="10pt"/>
    </style:style>
    <style:style style:name="T190_132" style:family="text">
      <style:text-properties fo:color="#444444" fo:font-size="10pt" style:font-size-asian="10pt" style:font-size-complex="10pt"/>
    </style:style>
    <style:style style:name="T190_133" style:family="text">
      <style:text-properties fo:color="#444444" fo:font-size="10pt" style:font-size-asian="10pt" style:font-size-complex="10pt"/>
    </style:style>
    <style:style style:name="T190_134" style:family="text">
      <style:text-properties fo:color="#444444" fo:font-size="10pt" style:font-size-asian="10pt" style:font-size-complex="10pt"/>
    </style:style>
    <style:style style:name="T190_135" style:family="text">
      <style:text-properties fo:color="#444444" fo:font-size="10pt" style:font-size-asian="10pt" style:font-size-complex="10pt"/>
    </style:style>
    <style:style style:name="T190_136" style:family="text">
      <style:text-properties fo:color="#444444" fo:font-size="10pt" style:font-size-asian="10pt" style:font-size-complex="10pt"/>
    </style:style>
    <style:style style:name="T190_137" style:family="text">
      <style:text-properties fo:color="#444444" fo:font-size="10pt" style:font-size-asian="10pt" style:font-size-complex="10pt"/>
    </style:style>
    <style:style style:name="T190_138" style:family="text">
      <style:text-properties fo:color="#444444" fo:font-size="10pt" style:font-size-asian="10pt" style:font-size-complex="10pt"/>
    </style:style>
    <style:style style:name="T190_139" style:family="text">
      <style:text-properties fo:color="#444444" fo:font-size="10pt" style:font-size-asian="10pt" style:font-size-complex="10pt"/>
    </style:style>
    <style:style style:name="T190_140" style:family="text">
      <style:text-properties fo:color="#444444" fo:font-size="10pt" style:font-size-asian="10pt" style:font-size-complex="10pt"/>
    </style:style>
    <style:style style:name="T190_141" style:family="text">
      <style:text-properties fo:color="#444444" fo:font-size="10pt" style:font-size-asian="10pt" style:font-size-complex="10pt"/>
    </style:style>
    <style:style style:name="T190_142" style:family="text">
      <style:text-properties fo:color="#444444" fo:font-size="10pt" style:font-size-asian="10pt" style:font-size-complex="10pt"/>
    </style:style>
    <style:style style:name="T190_143" style:family="text">
      <style:text-properties fo:color="#444444" fo:font-size="10pt" style:font-size-asian="10pt" style:font-size-complex="10pt"/>
    </style:style>
    <style:style style:name="T190_144" style:family="text">
      <style:text-properties fo:color="#444444" fo:font-size="10pt" style:font-size-asian="10pt" style:font-size-complex="10pt"/>
    </style:style>
    <style:style style:name="T190_145" style:family="text">
      <style:text-properties fo:color="#444444" fo:font-size="10pt" style:font-size-asian="10pt" style:font-size-complex="10pt"/>
    </style:style>
    <style:style style:name="T190_146" style:family="text">
      <style:text-properties fo:color="#444444" fo:font-size="10pt" style:font-size-asian="10pt" style:font-size-complex="10pt"/>
    </style:style>
    <style:style style:name="T190_147" style:family="text">
      <style:text-properties fo:color="#444444" fo:font-size="10pt" style:font-size-asian="10pt" style:font-size-complex="10pt"/>
    </style:style>
    <style:style style:name="T190_148" style:family="text">
      <style:text-properties fo:color="#444444" fo:font-size="10pt" style:font-size-asian="10pt" style:font-size-complex="10pt"/>
    </style:style>
    <style:style style:name="T190_149" style:family="text">
      <style:text-properties fo:color="#444444" fo:font-size="10pt" style:font-size-asian="10pt" style:font-size-complex="10pt"/>
    </style:style>
    <style:style style:name="T190_150" style:family="text">
      <style:text-properties fo:color="#444444" fo:font-size="10pt" style:font-size-asian="10pt" style:font-size-complex="10pt"/>
    </style:style>
    <style:style style:name="T190_151" style:family="text">
      <style:text-properties fo:color="#444444" fo:font-size="10pt" style:font-size-asian="10pt" style:font-size-complex="10pt"/>
    </style:style>
    <style:style style:name="T190_152" style:family="text">
      <style:text-properties fo:color="#444444" fo:font-size="10pt" style:font-size-asian="10pt" style:font-size-complex="10pt"/>
    </style:style>
    <style:style style:name="T190_153" style:family="text">
      <style:text-properties fo:color="#444444" fo:font-size="10pt" style:font-size-asian="10pt" style:font-size-complex="10pt"/>
    </style:style>
    <style:style style:name="T190_154" style:family="text">
      <style:text-properties fo:color="#444444" fo:font-size="10pt" style:font-size-asian="10pt" style:font-size-complex="10pt"/>
    </style:style>
    <style:style style:name="T190_155" style:family="text">
      <style:text-properties fo:color="#444444" fo:font-size="10pt" style:font-size-asian="10pt" style:font-size-complex="10pt"/>
    </style:style>
    <style:style style:name="T190_156" style:family="text">
      <style:text-properties fo:color="#444444" fo:font-size="10pt" style:font-size-asian="10pt" style:font-size-complex="10pt"/>
    </style:style>
    <style:style style:name="T190_157" style:family="text">
      <style:text-properties fo:color="#444444" fo:font-size="10pt" style:font-size-asian="10pt" style:font-size-complex="10pt"/>
    </style:style>
    <style:style style:name="T190_158" style:family="text">
      <style:text-properties fo:color="#444444" fo:font-size="10pt" style:font-size-asian="10pt" style:font-size-complex="10pt"/>
    </style:style>
    <style:style style:name="T190_159" style:family="text">
      <style:text-properties fo:color="#444444" fo:font-size="10pt" style:font-size-asian="10pt" style:font-size-complex="10pt"/>
    </style:style>
    <style:style style:name="T190_160" style:family="text">
      <style:text-properties fo:color="#444444" fo:font-size="10pt" style:font-size-asian="10pt" style:font-size-complex="10pt"/>
    </style:style>
    <style:style style:name="T190_161" style:family="text">
      <style:text-properties fo:color="#444444" fo:font-size="10pt" style:font-size-asian="10pt" style:font-size-complex="10pt"/>
    </style:style>
    <style:style style:name="T190_162" style:family="text">
      <style:text-properties fo:color="#444444" fo:font-size="10pt" style:font-size-asian="10pt" style:font-size-complex="10pt"/>
    </style:style>
    <style:style style:name="T190_163" style:family="text">
      <style:text-properties fo:color="#444444" fo:font-size="10pt" style:font-size-asian="10pt" style:font-size-complex="10pt"/>
    </style:style>
    <style:style style:name="T190_164" style:family="text">
      <style:text-properties fo:color="#444444" fo:font-size="10pt" style:font-size-asian="10pt" style:font-size-complex="10pt"/>
    </style:style>
    <style:style style:name="T190_165" style:family="text">
      <style:text-properties fo:color="#444444" fo:font-size="10pt" style:font-size-asian="10pt" style:font-size-complex="10pt"/>
    </style:style>
    <style:style style:name="T190_166" style:family="text">
      <style:text-properties fo:color="#444444" fo:font-size="10pt" style:font-size-asian="10pt" style:font-size-complex="10pt"/>
    </style:style>
    <style:style style:name="T190_167" style:family="text">
      <style:text-properties fo:color="#444444" fo:font-size="10pt" style:font-size-asian="10pt" style:font-size-complex="10pt"/>
    </style:style>
    <style:style style:name="T190_168" style:family="text">
      <style:text-properties fo:color="#444444" fo:font-size="10pt" style:font-size-asian="10pt" style:font-size-complex="10pt"/>
    </style:style>
    <style:style style:name="T190_169" style:family="text">
      <style:text-properties fo:color="#444444" fo:font-size="10pt" style:font-size-asian="10pt" style:font-size-complex="10pt"/>
    </style:style>
    <style:style style:name="T190_170" style:family="text">
      <style:text-properties fo:color="#444444" fo:font-size="10pt" style:font-size-asian="10pt" style:font-size-complex="10pt"/>
    </style:style>
    <style:style style:name="T190_171" style:family="text">
      <style:text-properties fo:color="#444444" fo:font-size="10pt" style:font-size-asian="10pt" style:font-size-complex="10pt"/>
    </style:style>
    <style:style style:name="T190_172" style:family="text">
      <style:text-properties fo:color="#444444" fo:font-size="10pt" style:font-size-asian="10pt" style:font-size-complex="10pt"/>
    </style:style>
    <style:style style:name="T190_173" style:family="text">
      <style:text-properties fo:color="#444444" fo:font-size="10pt" style:font-size-asian="10pt" style:font-size-complex="10pt"/>
    </style:style>
    <style:style style:name="T190_174" style:family="text">
      <style:text-properties fo:color="#444444" fo:font-size="10pt" style:font-size-asian="10pt" style:font-size-complex="10pt"/>
    </style:style>
    <style:style style:name="T190_175" style:family="text">
      <style:text-properties fo:color="#444444" fo:font-size="10pt" style:font-size-asian="10pt" style:font-size-complex="10pt"/>
    </style:style>
    <style:style style:name="T190_176" style:family="text">
      <style:text-properties fo:color="#444444" fo:font-size="10pt" style:font-size-asian="10pt" style:font-size-complex="10pt"/>
    </style:style>
    <style:style style:name="T190_177" style:family="text">
      <style:text-properties fo:color="#444444" fo:font-size="10pt" style:font-size-asian="10pt" style:font-size-complex="10pt"/>
    </style:style>
    <style:style style:name="T190_178" style:family="text">
      <style:text-properties fo:color="#444444" fo:font-size="10pt" style:font-size-asian="10pt" style:font-size-complex="10pt"/>
    </style:style>
    <style:style style:name="T190_179" style:family="text">
      <style:text-properties fo:color="#444444" fo:font-size="10pt" style:font-size-asian="10pt" style:font-size-complex="10pt"/>
    </style:style>
    <style:style style:name="T190_180" style:family="text">
      <style:text-properties fo:color="#444444" fo:font-size="10pt" style:font-size-asian="10pt" style:font-size-complex="10pt"/>
    </style:style>
    <style:style style:name="T190_181" style:family="text">
      <style:text-properties fo:color="#444444" fo:font-size="10pt" style:font-size-asian="10pt" style:font-size-complex="10pt"/>
    </style:style>
    <style:style style:name="T190_182" style:family="text">
      <style:text-properties fo:color="#444444" fo:font-size="10pt" style:font-size-asian="10pt" style:font-size-complex="10pt"/>
    </style:style>
    <style:style style:name="T190_183" style:family="text">
      <style:text-properties fo:color="#444444" fo:font-size="10pt" style:font-size-asian="10pt" style:font-size-complex="10pt"/>
    </style:style>
    <style:style style:name="T190_184" style:family="text">
      <style:text-properties fo:color="#444444" fo:font-size="10pt" style:font-size-asian="10pt" style:font-size-complex="10pt"/>
    </style:style>
    <style:style style:name="T190_185" style:family="text">
      <style:text-properties fo:color="#444444" fo:font-size="10pt" style:font-size-asian="10pt" style:font-size-complex="10pt"/>
    </style:style>
    <style:style style:name="T190_186" style:family="text">
      <style:text-properties fo:color="#444444" fo:font-size="10pt" style:font-size-asian="10pt" style:font-size-complex="10pt"/>
    </style:style>
    <style:style style:name="T190_187" style:family="text">
      <style:text-properties fo:color="#444444" fo:font-size="10pt" style:font-size-asian="10pt" style:font-size-complex="10pt"/>
    </style:style>
    <style:style style:name="T190_188" style:family="text">
      <style:text-properties fo:color="#444444" fo:font-size="10pt" style:font-size-asian="10pt" style:font-size-complex="10pt"/>
    </style:style>
    <style:style style:name="T190_189" style:family="text">
      <style:text-properties fo:color="#444444" fo:font-size="10pt" style:font-size-asian="10pt" style:font-size-complex="10pt"/>
    </style:style>
    <style:style style:name="T190_190" style:family="text">
      <style:text-properties fo:color="#444444" fo:font-size="10pt" style:font-size-asian="10pt" style:font-size-complex="10pt"/>
    </style:style>
    <style:style style:name="T190_191" style:family="text">
      <style:text-properties fo:color="#444444" fo:font-size="10pt" style:font-size-asian="10pt" style:font-size-complex="10pt"/>
    </style:style>
    <style:style style:name="T190_192" style:family="text">
      <style:text-properties fo:color="#444444" fo:font-size="10pt" style:font-size-asian="10pt" style:font-size-complex="10pt"/>
    </style:style>
    <style:style style:name="T190_193" style:family="text">
      <style:text-properties fo:color="#444444" fo:font-size="10pt" style:font-size-asian="10pt" style:font-size-complex="10pt"/>
    </style:style>
    <style:style style:name="T190_194" style:family="text">
      <style:text-properties fo:color="#444444" fo:font-size="10pt" style:font-size-asian="10pt" style:font-size-complex="10pt"/>
    </style:style>
    <style:style style:name="T190_195" style:family="text">
      <style:text-properties fo:color="#444444" fo:font-size="10pt" style:font-size-asian="10pt" style:font-size-complex="10pt"/>
    </style:style>
    <style:style style:name="T190_196" style:family="text">
      <style:text-properties fo:color="#444444" fo:font-size="10pt" style:font-size-asian="10pt" style:font-size-complex="10pt"/>
    </style:style>
    <style:style style:name="T190_197" style:family="text">
      <style:text-properties fo:color="#444444" fo:font-size="10pt" style:font-size-asian="10pt" style:font-size-complex="10pt"/>
    </style:style>
    <style:style style:name="T190_198" style:family="text">
      <style:text-properties fo:color="#444444" fo:font-size="10pt" style:font-size-asian="10pt" style:font-size-complex="10pt"/>
    </style:style>
    <style:style style:name="T190_199" style:family="text">
      <style:text-properties fo:color="#444444" fo:font-size="10pt" style:font-size-asian="10pt" style:font-size-complex="10pt"/>
    </style:style>
    <style:style style:name="T190_200" style:family="text">
      <style:text-properties fo:color="#444444" fo:font-size="10pt" style:font-size-asian="10pt" style:font-size-complex="10pt"/>
    </style:style>
    <style:style style:name="T190_201" style:family="text">
      <style:text-properties fo:color="#444444" fo:font-size="10pt" style:font-size-asian="10pt" style:font-size-complex="10pt"/>
    </style:style>
    <style:style style:name="T190_202" style:family="text">
      <style:text-properties fo:color="#444444" fo:font-size="10pt" style:font-size-asian="10pt" style:font-size-complex="10pt"/>
    </style:style>
    <style:style style:name="T190_203" style:family="text">
      <style:text-properties fo:color="#444444" fo:font-size="10pt" style:font-size-asian="10pt" style:font-size-complex="10pt"/>
    </style:style>
    <style:style style:name="T190_204" style:family="text">
      <style:text-properties fo:color="#444444" fo:font-size="10pt" style:font-size-asian="10pt" style:font-size-complex="10pt"/>
    </style:style>
    <style:style style:name="T190_205" style:family="text">
      <style:text-properties fo:color="#444444" fo:font-size="10pt" style:font-size-asian="10pt" style:font-size-complex="10pt"/>
    </style:style>
    <style:style style:name="T190_206" style:family="text">
      <style:text-properties fo:color="#444444" fo:font-size="10pt" style:font-size-asian="10pt" style:font-size-complex="10pt"/>
    </style:style>
    <style:style style:name="T190_207" style:family="text">
      <style:text-properties fo:color="#444444" fo:font-size="10pt" style:font-size-asian="10pt" style:font-size-complex="10pt"/>
    </style:style>
    <style:style style:name="T190_208" style:family="text">
      <style:text-properties fo:color="#444444" fo:font-size="10pt" style:font-size-asian="10pt" style:font-size-complex="10pt"/>
    </style:style>
    <style:style style:name="T190_209" style:family="text">
      <style:text-properties fo:color="#444444" fo:font-size="10pt" style:font-size-asian="10pt" style:font-size-complex="10pt"/>
    </style:style>
    <style:style style:name="T190_210" style:family="text">
      <style:text-properties fo:color="#444444" fo:font-size="10pt" style:font-size-asian="10pt" style:font-size-complex="10pt"/>
    </style:style>
    <style:style style:name="T190_211" style:family="text">
      <style:text-properties fo:color="#444444" fo:font-size="10pt" style:font-size-asian="10pt" style:font-size-complex="10pt"/>
    </style:style>
    <style:style style:name="T190_212" style:family="text">
      <style:text-properties fo:color="#444444" fo:font-size="10pt" style:font-size-asian="10pt" style:font-size-complex="10pt"/>
    </style:style>
    <style:style style:name="T190_213" style:family="text">
      <style:text-properties fo:color="#444444" fo:font-size="10pt" style:font-size-asian="10pt" style:font-size-complex="10pt"/>
    </style:style>
    <style:style style:name="T190_214" style:family="text">
      <style:text-properties fo:color="#444444" fo:font-size="10pt" style:font-size-asian="10pt" style:font-size-complex="10pt"/>
    </style:style>
    <style:style style:name="T190_215" style:family="text">
      <style:text-properties fo:color="#444444" fo:font-size="10pt" style:font-size-asian="10pt" style:font-size-complex="10pt"/>
    </style:style>
    <style:style style:name="T190_216" style:family="text">
      <style:text-properties fo:color="#444444" fo:font-size="10pt" style:font-size-asian="10pt" style:font-size-complex="10pt"/>
    </style:style>
    <style:style style:name="T190_217" style:family="text">
      <style:text-properties fo:color="#444444" fo:font-size="10pt" style:font-size-asian="10pt" style:font-size-complex="10pt"/>
    </style:style>
    <style:style style:name="T190_218" style:family="text">
      <style:text-properties fo:color="#444444" fo:font-size="10pt" style:font-size-asian="10pt" style:font-size-complex="10pt"/>
    </style:style>
    <style:style style:name="T190_219" style:family="text">
      <style:text-properties fo:color="#444444" fo:font-size="10pt" style:font-size-asian="10pt" style:font-size-complex="10pt"/>
    </style:style>
    <style:style style:name="T190_220" style:family="text">
      <style:text-properties fo:color="#444444" fo:font-size="10pt" style:font-size-asian="10pt" style:font-size-complex="10pt"/>
    </style:style>
    <style:style style:name="T190_221" style:family="text">
      <style:text-properties fo:color="#444444" fo:font-size="10pt" style:font-size-asian="10pt" style:font-size-complex="10pt"/>
    </style:style>
    <style:style style:name="T190_222" style:family="text">
      <style:text-properties fo:color="#444444" fo:font-size="10pt" style:font-size-asian="10pt" style:font-size-complex="10pt"/>
    </style:style>
    <style:style style:name="T190_223" style:family="text">
      <style:text-properties fo:color="#444444" fo:font-size="10pt" style:font-size-asian="10pt" style:font-size-complex="10pt"/>
    </style:style>
    <style:style style:name="T190_224" style:family="text">
      <style:text-properties fo:color="#444444" fo:font-size="10pt" style:font-size-asian="10pt" style:font-size-complex="10pt"/>
    </style:style>
    <style:style style:name="T190_225" style:family="text">
      <style:text-properties fo:color="#444444" fo:font-size="10pt" style:font-size-asian="10pt" style:font-size-complex="10pt"/>
    </style:style>
    <style:style style:name="T190_226" style:family="text">
      <style:text-properties fo:color="#444444" fo:font-size="10pt" style:font-size-asian="10pt" style:font-size-complex="10pt"/>
    </style:style>
    <style:style style:name="T190_227" style:family="text">
      <style:text-properties fo:color="#444444" fo:font-size="10pt" style:font-size-asian="10pt" style:font-size-complex="10pt"/>
    </style:style>
    <style:style style:name="T190_228" style:family="text">
      <style:text-properties fo:color="#444444" fo:font-size="10pt" style:font-size-asian="10pt" style:font-size-complex="10pt"/>
    </style:style>
    <style:style style:name="T190_229" style:family="text">
      <style:text-properties fo:color="#444444" fo:font-size="10pt" style:font-size-asian="10pt" style:font-size-complex="10pt"/>
    </style:style>
    <style:style style:name="T190_230" style:family="text">
      <style:text-properties fo:color="#444444" fo:font-size="10pt" style:font-size-asian="10pt" style:font-size-complex="10pt"/>
    </style:style>
    <style:style style:name="T190_231" style:family="text">
      <style:text-properties fo:color="#444444" fo:font-size="10pt" style:font-size-asian="10pt" style:font-size-complex="10pt"/>
    </style:style>
    <style:style style:name="T190_232" style:family="text">
      <style:text-properties fo:color="#444444" fo:font-size="10pt" style:font-size-asian="10pt" style:font-size-complex="10pt"/>
    </style:style>
    <style:style style:name="P191" style:family="paragraph" style:parent-style-name="Standard">
      <style:paragraph-properties fo:break-before="auto" fo:line-height="115%" fo:margin-top="0cm" style:writing-mode="lr-tb"/>
    </style:style>
    <style:style style:name="T191_1" style:family="text">
      <style:text-properties fo:color="#444444" fo:font-size="10pt" style:font-size-asian="10pt" style:font-size-complex="10pt"/>
    </style:style>
    <style:style style:name="T191_2" style:family="text">
      <style:text-properties fo:color="#444444" fo:font-size="10pt" style:font-size-asian="10pt" style:font-size-complex="10pt"/>
    </style:style>
    <style:style style:name="T191_3" style:family="text">
      <style:text-properties fo:color="#444444" fo:font-size="10pt" style:font-size-asian="10pt" style:font-size-complex="10pt"/>
    </style:style>
    <style:style style:name="T191_4" style:family="text">
      <style:text-properties fo:color="#444444" fo:font-size="10pt" style:font-size-asian="10pt" style:font-size-complex="10pt"/>
    </style:style>
    <style:style style:name="T191_5" style:family="text">
      <style:text-properties fo:color="#444444" fo:font-size="10pt" style:font-size-asian="10pt" style:font-size-complex="10pt"/>
    </style:style>
    <style:style style:name="T191_6" style:family="text">
      <style:text-properties fo:color="#444444" fo:font-size="10pt" style:font-size-asian="10pt" style:font-size-complex="10pt"/>
    </style:style>
    <style:style style:name="T191_7" style:family="text">
      <style:text-properties fo:color="#444444" fo:font-size="10pt" style:font-size-asian="10pt" style:font-size-complex="10pt"/>
    </style:style>
    <style:style style:name="T191_8" style:family="text">
      <style:text-properties fo:color="#444444" fo:font-size="10pt" style:font-size-asian="10pt" style:font-size-complex="10pt"/>
    </style:style>
    <style:style style:name="T191_9" style:family="text">
      <style:text-properties fo:color="#444444" fo:font-size="10pt" style:font-size-asian="10pt" style:font-size-complex="10pt"/>
    </style:style>
    <style:style style:name="T191_10" style:family="text">
      <style:text-properties fo:color="#444444" fo:font-size="10pt" style:font-size-asian="10pt" style:font-size-complex="10pt"/>
    </style:style>
    <style:style style:name="T191_11" style:family="text">
      <style:text-properties fo:color="#444444" fo:font-size="10pt" style:font-size-asian="10pt" style:font-size-complex="10pt"/>
    </style:style>
    <style:style style:name="T191_12" style:family="text">
      <style:text-properties fo:color="#444444" fo:font-size="10pt" style:font-size-asian="10pt" style:font-size-complex="10pt"/>
    </style:style>
    <style:style style:name="T191_13" style:family="text">
      <style:text-properties fo:color="#444444" fo:font-size="10pt" style:font-size-asian="10pt" style:font-size-complex="10pt"/>
    </style:style>
    <style:style style:name="T191_14" style:family="text">
      <style:text-properties fo:color="#444444" fo:font-size="10pt" style:font-size-asian="10pt" style:font-size-complex="10pt"/>
    </style:style>
    <style:style style:name="T191_15" style:family="text">
      <style:text-properties fo:color="#444444" fo:font-size="10pt" style:font-size-asian="10pt" style:font-size-complex="10pt"/>
    </style:style>
    <style:style style:name="T191_16" style:family="text">
      <style:text-properties fo:color="#444444" fo:font-size="10pt" style:font-size-asian="10pt" style:font-size-complex="10pt"/>
    </style:style>
    <style:style style:name="T191_17" style:family="text">
      <style:text-properties fo:color="#444444" fo:font-size="10pt" style:font-size-asian="10pt" style:font-size-complex="10pt"/>
    </style:style>
    <style:style style:name="T191_18" style:family="text">
      <style:text-properties fo:color="#444444" fo:font-size="10pt" style:font-size-asian="10pt" style:font-size-complex="10pt"/>
    </style:style>
    <style:style style:name="T191_19" style:family="text">
      <style:text-properties fo:color="#444444" fo:font-size="10pt" style:font-size-asian="10pt" style:font-size-complex="10pt"/>
    </style:style>
    <style:style style:name="T191_20" style:family="text">
      <style:text-properties fo:color="#444444" fo:font-size="10pt" style:font-size-asian="10pt" style:font-size-complex="10pt"/>
    </style:style>
    <style:style style:name="T191_21" style:family="text">
      <style:text-properties fo:color="#444444" fo:font-size="10pt" style:font-size-asian="10pt" style:font-size-complex="10pt"/>
    </style:style>
    <style:style style:name="T191_22" style:family="text">
      <style:text-properties fo:color="#444444" fo:font-size="10pt" style:font-size-asian="10pt" style:font-size-complex="10pt"/>
    </style:style>
    <style:style style:name="T191_23" style:family="text">
      <style:text-properties fo:color="#444444" fo:font-size="10pt" style:font-size-asian="10pt" style:font-size-complex="10pt"/>
    </style:style>
    <style:style style:name="T191_24" style:family="text">
      <style:text-properties fo:color="#444444" fo:font-size="10pt" style:font-size-asian="10pt" style:font-size-complex="10pt"/>
    </style:style>
    <style:style style:name="T191_25" style:family="text">
      <style:text-properties fo:color="#444444" fo:font-size="10pt" style:font-size-asian="10pt" style:font-size-complex="10pt"/>
    </style:style>
    <style:style style:name="T191_26" style:family="text">
      <style:text-properties fo:color="#444444" fo:font-size="10pt" style:font-size-asian="10pt" style:font-size-complex="10pt"/>
    </style:style>
    <style:style style:name="T191_27" style:family="text">
      <style:text-properties fo:color="#444444" fo:font-size="10pt" style:font-size-asian="10pt" style:font-size-complex="10pt"/>
    </style:style>
    <style:style style:name="T191_28" style:family="text">
      <style:text-properties fo:color="#444444" fo:font-size="10pt" style:font-size-asian="10pt" style:font-size-complex="10pt"/>
    </style:style>
    <style:style style:name="T191_29" style:family="text">
      <style:text-properties fo:color="#444444" fo:font-size="10pt" style:font-size-asian="10pt" style:font-size-complex="10pt"/>
    </style:style>
    <style:style style:name="T191_30" style:family="text">
      <style:text-properties fo:color="#444444" fo:font-size="10pt" style:font-size-asian="10pt" style:font-size-complex="10pt"/>
    </style:style>
    <style:style style:name="T191_31" style:family="text">
      <style:text-properties fo:color="#444444" fo:font-size="10pt" style:font-size-asian="10pt" style:font-size-complex="10pt"/>
    </style:style>
    <style:style style:name="T191_32" style:family="text">
      <style:text-properties fo:color="#444444" fo:font-size="10pt" style:font-size-asian="10pt" style:font-size-complex="10pt"/>
    </style:style>
    <style:style style:name="T191_33" style:family="text">
      <style:text-properties fo:color="#444444" fo:font-size="10pt" style:font-size-asian="10pt" style:font-size-complex="10pt"/>
    </style:style>
    <style:style style:name="T191_34" style:family="text">
      <style:text-properties fo:color="#444444" fo:font-size="10pt" style:font-size-asian="10pt" style:font-size-complex="10pt"/>
    </style:style>
    <style:style style:name="T191_35" style:family="text">
      <style:text-properties fo:color="#444444" fo:font-size="10pt" style:font-size-asian="10pt" style:font-size-complex="10pt"/>
    </style:style>
    <style:style style:name="T191_36" style:family="text">
      <style:text-properties fo:color="#444444" fo:font-size="10pt" style:font-size-asian="10pt" style:font-size-complex="10pt"/>
    </style:style>
    <style:style style:name="T191_37" style:family="text">
      <style:text-properties fo:color="#444444" fo:font-size="10pt" style:font-size-asian="10pt" style:font-size-complex="10pt"/>
    </style:style>
    <style:style style:name="T191_38" style:family="text">
      <style:text-properties fo:color="#444444" fo:font-size="10pt" style:font-size-asian="10pt" style:font-size-complex="10pt"/>
    </style:style>
    <style:style style:name="T191_39" style:family="text">
      <style:text-properties fo:color="#444444" fo:font-size="10pt" style:font-size-asian="10pt" style:font-size-complex="10pt"/>
    </style:style>
    <style:style style:name="T191_40" style:family="text">
      <style:text-properties fo:color="#444444" fo:font-size="10pt" style:font-size-asian="10pt" style:font-size-complex="10pt"/>
    </style:style>
    <style:style style:name="T191_41" style:family="text">
      <style:text-properties fo:color="#444444" fo:font-size="10pt" style:font-size-asian="10pt" style:font-size-complex="10pt"/>
    </style:style>
    <style:style style:name="T191_42" style:family="text">
      <style:text-properties fo:color="#444444" fo:font-size="10pt" style:font-size-asian="10pt" style:font-size-complex="10pt"/>
    </style:style>
    <style:style style:name="T191_43" style:family="text">
      <style:text-properties fo:color="#444444" fo:font-size="10pt" style:font-size-asian="10pt" style:font-size-complex="10pt"/>
    </style:style>
    <style:style style:name="T191_44" style:family="text">
      <style:text-properties fo:color="#444444" fo:font-size="10pt" style:font-size-asian="10pt" style:font-size-complex="10pt"/>
    </style:style>
    <style:style style:name="T191_45" style:family="text">
      <style:text-properties fo:color="#444444" fo:font-size="10pt" style:font-size-asian="10pt" style:font-size-complex="10pt"/>
    </style:style>
    <style:style style:name="T191_46" style:family="text">
      <style:text-properties fo:color="#444444" fo:font-size="10pt" style:font-size-asian="10pt" style:font-size-complex="10pt"/>
    </style:style>
    <style:style style:name="T191_47" style:family="text">
      <style:text-properties fo:color="#444444" fo:font-size="10pt" style:font-size-asian="10pt" style:font-size-complex="10pt"/>
    </style:style>
    <style:style style:name="T191_48" style:family="text">
      <style:text-properties fo:color="#444444" fo:font-size="10pt" style:font-size-asian="10pt" style:font-size-complex="10pt"/>
    </style:style>
    <style:style style:name="T191_49" style:family="text">
      <style:text-properties fo:color="#444444" fo:font-size="10pt" style:font-size-asian="10pt" style:font-size-complex="10pt"/>
    </style:style>
    <style:style style:name="T191_50" style:family="text">
      <style:text-properties fo:color="#444444" fo:font-size="10pt" style:font-size-asian="10pt" style:font-size-complex="10pt"/>
    </style:style>
    <style:style style:name="T191_51" style:family="text">
      <style:text-properties fo:color="#444444" fo:font-size="10pt" style:font-size-asian="10pt" style:font-size-complex="10pt"/>
    </style:style>
    <style:style style:name="T191_52" style:family="text">
      <style:text-properties fo:color="#444444" fo:font-size="10pt" style:font-size-asian="10pt" style:font-size-complex="10pt"/>
    </style:style>
    <style:style style:name="T191_53" style:family="text">
      <style:text-properties fo:color="#444444" fo:font-size="10pt" style:font-size-asian="10pt" style:font-size-complex="10pt"/>
    </style:style>
    <style:style style:name="T191_54" style:family="text">
      <style:text-properties fo:color="#444444" fo:font-size="10pt" style:font-size-asian="10pt" style:font-size-complex="10pt"/>
    </style:style>
    <style:style style:name="T191_55" style:family="text">
      <style:text-properties fo:color="#444444" fo:font-size="10pt" style:font-size-asian="10pt" style:font-size-complex="10pt"/>
    </style:style>
    <style:style style:name="T191_56" style:family="text">
      <style:text-properties fo:color="#444444" fo:font-size="10pt" style:font-size-asian="10pt" style:font-size-complex="10pt"/>
    </style:style>
    <style:style style:name="T191_57" style:family="text">
      <style:text-properties fo:color="#444444" fo:font-size="10pt" style:font-size-asian="10pt" style:font-size-complex="10pt"/>
    </style:style>
    <style:style style:name="T191_58" style:family="text">
      <style:text-properties fo:color="#444444" fo:font-size="10pt" style:font-size-asian="10pt" style:font-size-complex="10pt"/>
    </style:style>
    <style:style style:name="T191_59" style:family="text">
      <style:text-properties fo:color="#444444" fo:font-size="10pt" style:font-size-asian="10pt" style:font-size-complex="10pt"/>
    </style:style>
    <style:style style:name="T191_60" style:family="text">
      <style:text-properties fo:color="#444444" fo:font-size="10pt" style:font-size-asian="10pt" style:font-size-complex="10pt"/>
    </style:style>
    <style:style style:name="T191_61" style:family="text">
      <style:text-properties fo:color="#444444" fo:font-size="10pt" style:font-size-asian="10pt" style:font-size-complex="10pt"/>
    </style:style>
    <style:style style:name="T191_62" style:family="text">
      <style:text-properties fo:color="#444444" fo:font-size="10pt" style:font-size-asian="10pt" style:font-size-complex="10pt"/>
    </style:style>
    <style:style style:name="T191_63" style:family="text">
      <style:text-properties fo:color="#444444" fo:font-size="10pt" style:font-size-asian="10pt" style:font-size-complex="10pt"/>
    </style:style>
    <style:style style:name="T191_64" style:family="text">
      <style:text-properties fo:color="#444444" fo:font-size="10pt" style:font-size-asian="10pt" style:font-size-complex="10pt"/>
    </style:style>
    <style:style style:name="T191_65" style:family="text">
      <style:text-properties fo:color="#444444" fo:font-size="10pt" style:font-size-asian="10pt" style:font-size-complex="10pt"/>
    </style:style>
    <style:style style:name="T191_66" style:family="text">
      <style:text-properties fo:color="#444444" fo:font-size="10pt" style:font-size-asian="10pt" style:font-size-complex="10pt"/>
    </style:style>
    <style:style style:name="T191_67" style:family="text">
      <style:text-properties fo:color="#444444" fo:font-size="10pt" style:font-size-asian="10pt" style:font-size-complex="10pt"/>
    </style:style>
    <style:style style:name="T191_68" style:family="text">
      <style:text-properties fo:color="#444444" fo:font-size="10pt" style:font-size-asian="10pt" style:font-size-complex="10pt"/>
    </style:style>
    <style:style style:name="T191_69" style:family="text">
      <style:text-properties fo:color="#444444" fo:font-size="10pt" style:font-size-asian="10pt" style:font-size-complex="10pt"/>
    </style:style>
    <style:style style:name="T191_70" style:family="text">
      <style:text-properties fo:color="#444444" fo:font-size="10pt" style:font-size-asian="10pt" style:font-size-complex="10pt"/>
    </style:style>
    <style:style style:name="T191_71" style:family="text">
      <style:text-properties fo:color="#444444" fo:font-size="10pt" style:font-size-asian="10pt" style:font-size-complex="10pt"/>
    </style:style>
    <style:style style:name="T191_72" style:family="text">
      <style:text-properties fo:color="#444444" fo:font-size="10pt" style:font-size-asian="10pt" style:font-size-complex="10pt"/>
    </style:style>
    <style:style style:name="T191_73" style:family="text">
      <style:text-properties fo:color="#444444" fo:font-size="10pt" style:font-size-asian="10pt" style:font-size-complex="10pt"/>
    </style:style>
    <style:style style:name="T191_74" style:family="text">
      <style:text-properties fo:color="#444444" fo:font-size="10pt" style:font-size-asian="10pt" style:font-size-complex="10pt"/>
    </style:style>
    <style:style style:name="T191_75" style:family="text">
      <style:text-properties fo:color="#444444" fo:font-size="10pt" style:font-size-asian="10pt" style:font-size-complex="10pt"/>
    </style:style>
    <style:style style:name="T191_76" style:family="text">
      <style:text-properties fo:color="#444444" fo:font-size="10pt" style:font-size-asian="10pt" style:font-size-complex="10pt"/>
    </style:style>
    <style:style style:name="T191_77" style:family="text">
      <style:text-properties fo:color="#444444" fo:font-size="10pt" style:font-size-asian="10pt" style:font-size-complex="10pt"/>
    </style:style>
    <style:style style:name="T191_78" style:family="text">
      <style:text-properties fo:color="#444444" fo:font-size="10pt" style:font-size-asian="10pt" style:font-size-complex="10pt"/>
    </style:style>
    <style:style style:name="T191_79" style:family="text">
      <style:text-properties fo:color="#444444" fo:font-size="10pt" style:font-size-asian="10pt" style:font-size-complex="10pt"/>
    </style:style>
    <style:style style:name="T191_80" style:family="text">
      <style:text-properties fo:color="#444444" fo:font-size="10pt" style:font-size-asian="10pt" style:font-size-complex="10pt"/>
    </style:style>
    <style:style style:name="T191_81" style:family="text">
      <style:text-properties fo:color="#444444" fo:font-size="10pt" style:font-size-asian="10pt" style:font-size-complex="10pt"/>
    </style:style>
    <style:style style:name="T191_82" style:family="text">
      <style:text-properties fo:color="#444444" fo:font-size="10pt" style:font-size-asian="10pt" style:font-size-complex="10pt"/>
    </style:style>
    <style:style style:name="T191_83" style:family="text">
      <style:text-properties fo:color="#444444" fo:font-size="10pt" style:font-size-asian="10pt" style:font-size-complex="10pt"/>
    </style:style>
    <style:style style:name="T191_84" style:family="text">
      <style:text-properties fo:color="#444444" fo:font-size="10pt" style:font-size-asian="10pt" style:font-size-complex="10pt"/>
    </style:style>
    <style:style style:name="T191_85" style:family="text">
      <style:text-properties fo:color="#444444" fo:font-size="10pt" style:font-size-asian="10pt" style:font-size-complex="10pt"/>
    </style:style>
    <style:style style:name="T191_86" style:family="text">
      <style:text-properties fo:color="#444444" fo:font-size="10pt" style:font-size-asian="10pt" style:font-size-complex="10pt"/>
    </style:style>
    <style:style style:name="T191_87" style:family="text">
      <style:text-properties fo:color="#444444" fo:font-size="10pt" style:font-size-asian="10pt" style:font-size-complex="10pt"/>
    </style:style>
    <style:style style:name="T191_88" style:family="text">
      <style:text-properties fo:color="#444444" fo:font-size="10pt" style:font-size-asian="10pt" style:font-size-complex="10pt"/>
    </style:style>
    <style:style style:name="T191_89" style:family="text">
      <style:text-properties fo:color="#444444" fo:font-size="10pt" style:font-size-asian="10pt" style:font-size-complex="10pt"/>
    </style:style>
    <style:style style:name="T191_90" style:family="text">
      <style:text-properties fo:color="#444444" fo:font-size="10pt" style:font-size-asian="10pt" style:font-size-complex="10pt"/>
    </style:style>
    <style:style style:name="T191_91" style:family="text">
      <style:text-properties fo:color="#444444" fo:font-size="10pt" style:font-size-asian="10pt" style:font-size-complex="10pt"/>
    </style:style>
    <style:style style:name="T191_92" style:family="text">
      <style:text-properties fo:color="#444444" fo:font-size="10pt" style:font-size-asian="10pt" style:font-size-complex="10pt"/>
    </style:style>
    <style:style style:name="T191_93" style:family="text">
      <style:text-properties fo:color="#444444" fo:font-size="10pt" style:font-size-asian="10pt" style:font-size-complex="10pt"/>
    </style:style>
    <style:style style:name="T191_94" style:family="text">
      <style:text-properties fo:color="#444444" fo:font-size="10pt" style:font-size-asian="10pt" style:font-size-complex="10pt"/>
    </style:style>
    <style:style style:name="T191_95" style:family="text">
      <style:text-properties fo:color="#444444" fo:font-size="10pt" style:font-size-asian="10pt" style:font-size-complex="10pt"/>
    </style:style>
    <style:style style:name="T191_96" style:family="text">
      <style:text-properties fo:color="#444444" fo:font-size="10pt" style:font-size-asian="10pt" style:font-size-complex="10pt"/>
    </style:style>
    <style:style style:name="T191_97" style:family="text">
      <style:text-properties fo:color="#444444" fo:font-size="10pt" style:font-size-asian="10pt" style:font-size-complex="10pt"/>
    </style:style>
    <style:style style:name="T191_98" style:family="text">
      <style:text-properties fo:color="#444444" fo:font-size="10pt" style:font-size-asian="10pt" style:font-size-complex="10pt"/>
    </style:style>
    <style:style style:name="T191_99" style:family="text">
      <style:text-properties fo:color="#444444" fo:font-size="10pt" style:font-size-asian="10pt" style:font-size-complex="10pt"/>
    </style:style>
    <style:style style:name="T191_100" style:family="text">
      <style:text-properties fo:color="#444444" fo:font-size="10pt" style:font-size-asian="10pt" style:font-size-complex="10pt"/>
    </style:style>
    <style:style style:name="T191_101" style:family="text">
      <style:text-properties fo:color="#444444" fo:font-size="10pt" style:font-size-asian="10pt" style:font-size-complex="10pt"/>
    </style:style>
    <style:style style:name="T191_102" style:family="text">
      <style:text-properties fo:color="#444444" fo:font-size="10pt" style:font-size-asian="10pt" style:font-size-complex="10pt"/>
    </style:style>
    <style:style style:name="T191_103" style:family="text">
      <style:text-properties fo:color="#444444" fo:font-size="10pt" style:font-size-asian="10pt" style:font-size-complex="10pt"/>
    </style:style>
    <style:style style:name="T191_104" style:family="text">
      <style:text-properties fo:color="#444444" fo:font-size="10pt" style:font-size-asian="10pt" style:font-size-complex="10pt"/>
    </style:style>
    <style:style style:name="T191_105" style:family="text">
      <style:text-properties fo:color="#444444" fo:font-size="10pt" style:font-size-asian="10pt" style:font-size-complex="10pt"/>
    </style:style>
    <style:style style:name="T191_106" style:family="text">
      <style:text-properties fo:color="#444444" fo:font-size="10pt" style:font-size-asian="10pt" style:font-size-complex="10pt"/>
    </style:style>
    <style:style style:name="T191_107" style:family="text">
      <style:text-properties fo:color="#444444" fo:font-size="10pt" style:font-size-asian="10pt" style:font-size-complex="10pt"/>
    </style:style>
    <style:style style:name="T191_108" style:family="text">
      <style:text-properties fo:color="#444444" fo:font-size="10pt" style:font-size-asian="10pt" style:font-size-complex="10pt"/>
    </style:style>
    <style:style style:name="T191_109" style:family="text">
      <style:text-properties fo:color="#444444" fo:font-size="10pt" style:font-size-asian="10pt" style:font-size-complex="10pt"/>
    </style:style>
    <style:style style:name="T191_110" style:family="text">
      <style:text-properties fo:color="#444444" fo:font-size="10pt" style:font-size-asian="10pt" style:font-size-complex="10pt"/>
    </style:style>
    <style:style style:name="T191_111" style:family="text">
      <style:text-properties fo:color="#444444" fo:font-size="10pt" style:font-size-asian="10pt" style:font-size-complex="10pt"/>
    </style:style>
    <style:style style:name="T191_112" style:family="text">
      <style:text-properties fo:color="#444444" fo:font-size="10pt" style:font-size-asian="10pt" style:font-size-complex="10pt"/>
    </style:style>
    <style:style style:name="T191_113" style:family="text">
      <style:text-properties fo:color="#444444" fo:font-size="10pt" style:font-size-asian="10pt" style:font-size-complex="10pt"/>
    </style:style>
    <style:style style:name="T191_114" style:family="text">
      <style:text-properties fo:color="#444444" fo:font-size="10pt" style:font-size-asian="10pt" style:font-size-complex="10pt"/>
    </style:style>
    <style:style style:name="T191_115" style:family="text">
      <style:text-properties fo:color="#444444" fo:font-size="10pt" style:font-size-asian="10pt" style:font-size-complex="10pt"/>
    </style:style>
    <style:style style:name="T191_116" style:family="text">
      <style:text-properties fo:color="#444444" fo:font-size="10pt" style:font-size-asian="10pt" style:font-size-complex="10pt"/>
    </style:style>
    <style:style style:name="T191_117" style:family="text">
      <style:text-properties fo:color="#444444" fo:font-size="10pt" style:font-size-asian="10pt" style:font-size-complex="10pt"/>
    </style:style>
    <style:style style:name="T191_118" style:family="text">
      <style:text-properties fo:color="#444444" fo:font-size="10pt" style:font-size-asian="10pt" style:font-size-complex="10pt"/>
    </style:style>
    <style:style style:name="T191_119" style:family="text">
      <style:text-properties fo:color="#444444" fo:font-size="10pt" style:font-size-asian="10pt" style:font-size-complex="10pt"/>
    </style:style>
    <style:style style:name="T191_120" style:family="text">
      <style:text-properties fo:color="#444444" fo:font-size="10pt" style:font-size-asian="10pt" style:font-size-complex="10pt"/>
    </style:style>
    <style:style style:name="T191_121" style:family="text">
      <style:text-properties fo:color="#444444" fo:font-size="10pt" style:font-size-asian="10pt" style:font-size-complex="10pt"/>
    </style:style>
    <style:style style:name="T191_122" style:family="text">
      <style:text-properties fo:color="#444444" fo:font-size="10pt" style:font-size-asian="10pt" style:font-size-complex="10pt"/>
    </style:style>
    <style:style style:name="T191_123" style:family="text">
      <style:text-properties fo:color="#444444" fo:font-size="10pt" style:font-size-asian="10pt" style:font-size-complex="10pt"/>
    </style:style>
    <style:style style:name="T191_124" style:family="text">
      <style:text-properties fo:color="#444444" fo:font-size="10pt" style:font-size-asian="10pt" style:font-size-complex="10pt"/>
    </style:style>
    <style:style style:name="T191_125" style:family="text">
      <style:text-properties fo:color="#444444" fo:font-size="10pt" style:font-size-asian="10pt" style:font-size-complex="10pt"/>
    </style:style>
    <style:style style:name="T191_126" style:family="text">
      <style:text-properties fo:color="#444444" fo:font-size="10pt" style:font-size-asian="10pt" style:font-size-complex="10pt"/>
    </style:style>
    <style:style style:name="T191_127" style:family="text">
      <style:text-properties fo:color="#444444" fo:font-size="10pt" style:font-size-asian="10pt" style:font-size-complex="10pt"/>
    </style:style>
    <style:style style:name="T191_128" style:family="text">
      <style:text-properties fo:color="#444444" fo:font-size="10pt" style:font-size-asian="10pt" style:font-size-complex="10pt"/>
    </style:style>
    <style:style style:name="T191_129" style:family="text">
      <style:text-properties fo:color="#444444" fo:font-size="10pt" style:font-size-asian="10pt" style:font-size-complex="10pt"/>
    </style:style>
    <style:style style:name="T191_130" style:family="text">
      <style:text-properties fo:color="#444444" fo:font-size="10pt" style:font-size-asian="10pt" style:font-size-complex="10pt"/>
    </style:style>
    <style:style style:name="T191_131" style:family="text">
      <style:text-properties fo:color="#444444" fo:font-size="10pt" style:font-size-asian="10pt" style:font-size-complex="10pt"/>
    </style:style>
    <style:style style:name="T191_132" style:family="text">
      <style:text-properties fo:color="#444444" fo:font-size="10pt" style:font-size-asian="10pt" style:font-size-complex="10pt"/>
    </style:style>
    <style:style style:name="T191_133" style:family="text">
      <style:text-properties fo:color="#444444" fo:font-size="10pt" style:font-size-asian="10pt" style:font-size-complex="10pt"/>
    </style:style>
    <style:style style:name="T191_134" style:family="text">
      <style:text-properties fo:color="#444444" fo:font-size="10pt" style:font-size-asian="10pt" style:font-size-complex="10pt"/>
    </style:style>
    <style:style style:name="T191_135" style:family="text">
      <style:text-properties fo:color="#444444" fo:font-size="10pt" style:font-size-asian="10pt" style:font-size-complex="10pt"/>
    </style:style>
    <style:style style:name="T191_136" style:family="text">
      <style:text-properties fo:color="#444444" fo:font-size="10pt" style:font-size-asian="10pt" style:font-size-complex="10pt"/>
    </style:style>
    <style:style style:name="T191_137" style:family="text">
      <style:text-properties fo:color="#444444" fo:font-size="10pt" style:font-size-asian="10pt" style:font-size-complex="10pt"/>
    </style:style>
    <style:style style:name="T191_138" style:family="text">
      <style:text-properties fo:color="#444444" fo:font-size="10pt" style:font-size-asian="10pt" style:font-size-complex="10pt"/>
    </style:style>
    <style:style style:name="T191_139" style:family="text">
      <style:text-properties fo:color="#444444" fo:font-size="10pt" style:font-size-asian="10pt" style:font-size-complex="10pt"/>
    </style:style>
    <style:style style:name="T191_140" style:family="text">
      <style:text-properties fo:color="#444444" fo:font-size="10pt" style:font-size-asian="10pt" style:font-size-complex="10pt"/>
    </style:style>
    <style:style style:name="T191_141" style:family="text">
      <style:text-properties fo:color="#444444" fo:font-size="10pt" style:font-size-asian="10pt" style:font-size-complex="10pt"/>
    </style:style>
    <style:style style:name="T191_142" style:family="text">
      <style:text-properties fo:color="#444444" fo:font-size="10pt" style:font-size-asian="10pt" style:font-size-complex="10pt"/>
    </style:style>
    <style:style style:name="T191_143" style:family="text">
      <style:text-properties fo:color="#444444" fo:font-size="10pt" style:font-size-asian="10pt" style:font-size-complex="10pt"/>
    </style:style>
    <style:style style:name="T191_144" style:family="text">
      <style:text-properties fo:color="#444444" fo:font-size="10pt" style:font-size-asian="10pt" style:font-size-complex="10pt"/>
    </style:style>
    <style:style style:name="T191_145" style:family="text">
      <style:text-properties fo:color="#444444" fo:font-size="10pt" style:font-size-asian="10pt" style:font-size-complex="10pt"/>
    </style:style>
    <style:style style:name="T191_146" style:family="text">
      <style:text-properties fo:color="#444444" fo:font-size="10pt" style:font-size-asian="10pt" style:font-size-complex="10pt"/>
    </style:style>
    <style:style style:name="T191_147" style:family="text">
      <style:text-properties fo:color="#444444" fo:font-size="10pt" style:font-size-asian="10pt" style:font-size-complex="10pt"/>
    </style:style>
    <style:style style:name="T191_148" style:family="text">
      <style:text-properties fo:color="#444444" fo:font-size="10pt" style:font-size-asian="10pt" style:font-size-complex="10pt"/>
    </style:style>
    <style:style style:name="T191_149" style:family="text">
      <style:text-properties fo:color="#444444" fo:font-size="10pt" style:font-size-asian="10pt" style:font-size-complex="10pt"/>
    </style:style>
    <style:style style:name="T191_150" style:family="text">
      <style:text-properties fo:color="#444444" fo:font-size="10pt" style:font-size-asian="10pt" style:font-size-complex="10pt"/>
    </style:style>
    <style:style style:name="T191_151" style:family="text">
      <style:text-properties fo:color="#444444" fo:font-size="10pt" style:font-size-asian="10pt" style:font-size-complex="10pt"/>
    </style:style>
    <style:style style:name="T191_152" style:family="text">
      <style:text-properties fo:color="#444444" fo:font-size="10pt" style:font-size-asian="10pt" style:font-size-complex="10pt"/>
    </style:style>
    <style:style style:name="T191_153" style:family="text">
      <style:text-properties fo:color="#444444" fo:font-size="10pt" style:font-size-asian="10pt" style:font-size-complex="10pt"/>
    </style:style>
    <style:style style:name="T191_154" style:family="text">
      <style:text-properties fo:color="#444444" fo:font-size="10pt" style:font-size-asian="10pt" style:font-size-complex="10pt"/>
    </style:style>
    <style:style style:name="T191_155" style:family="text">
      <style:text-properties fo:color="#444444" fo:font-size="10pt" style:font-size-asian="10pt" style:font-size-complex="10pt"/>
    </style:style>
    <style:style style:name="T191_156" style:family="text">
      <style:text-properties fo:color="#444444" fo:font-size="10pt" style:font-size-asian="10pt" style:font-size-complex="10pt"/>
    </style:style>
    <style:style style:name="T191_157" style:family="text">
      <style:text-properties fo:color="#444444" fo:font-size="10pt" style:font-size-asian="10pt" style:font-size-complex="10pt"/>
    </style:style>
    <style:style style:name="T191_158" style:family="text">
      <style:text-properties fo:color="#444444" fo:font-size="10pt" style:font-size-asian="10pt" style:font-size-complex="10pt"/>
    </style:style>
    <style:style style:name="P192" style:family="paragraph" style:parent-style-name="Standard">
      <style:paragraph-properties fo:break-before="auto" fo:line-height="115%" fo:margin-top="0cm" style:writing-mode="lr-tb"/>
    </style:style>
    <style:style style:name="T192_1" style:family="text">
      <style:text-properties fo:color="#444444" fo:font-size="10pt" style:font-size-asian="10pt" style:font-size-complex="10pt"/>
    </style:style>
    <style:style style:name="T192_2" style:family="text">
      <style:text-properties fo:color="#444444" fo:font-size="10pt" style:font-size-asian="10pt" style:font-size-complex="10pt"/>
    </style:style>
    <style:style style:name="T192_3" style:family="text">
      <style:text-properties fo:color="#444444" fo:font-size="10pt" style:font-size-asian="10pt" style:font-size-complex="10pt"/>
    </style:style>
    <style:style style:name="T192_4" style:family="text">
      <style:text-properties fo:color="#444444" fo:font-size="10pt" style:font-size-asian="10pt" style:font-size-complex="10pt"/>
    </style:style>
    <style:style style:name="T192_5" style:family="text">
      <style:text-properties fo:color="#444444" fo:font-size="10pt" style:font-size-asian="10pt" style:font-size-complex="10pt"/>
    </style:style>
    <style:style style:name="T192_6" style:family="text">
      <style:text-properties fo:color="#444444" fo:font-size="10pt" style:font-size-asian="10pt" style:font-size-complex="10pt"/>
    </style:style>
    <style:style style:name="T192_7" style:family="text">
      <style:text-properties fo:color="#444444" fo:font-size="10pt" style:font-size-asian="10pt" style:font-size-complex="10pt"/>
    </style:style>
    <style:style style:name="T192_8" style:family="text">
      <style:text-properties fo:color="#444444" fo:font-size="10pt" style:font-size-asian="10pt" style:font-size-complex="10pt"/>
    </style:style>
    <style:style style:name="T192_9" style:family="text">
      <style:text-properties fo:color="#444444" fo:font-size="10pt" style:font-size-asian="10pt" style:font-size-complex="10pt"/>
    </style:style>
    <style:style style:name="T192_10" style:family="text">
      <style:text-properties fo:color="#444444" fo:font-size="10pt" style:font-size-asian="10pt" style:font-size-complex="10pt"/>
    </style:style>
    <style:style style:name="T192_11" style:family="text">
      <style:text-properties fo:color="#444444" fo:font-size="10pt" style:font-size-asian="10pt" style:font-size-complex="10pt"/>
    </style:style>
    <style:style style:name="T192_12" style:family="text">
      <style:text-properties fo:color="#444444" fo:font-size="10pt" style:font-size-asian="10pt" style:font-size-complex="10pt"/>
    </style:style>
    <style:style style:name="T192_13" style:family="text">
      <style:text-properties fo:color="#444444" fo:font-size="10pt" style:font-size-asian="10pt" style:font-size-complex="10pt"/>
    </style:style>
    <style:style style:name="T192_14" style:family="text">
      <style:text-properties fo:color="#444444" fo:font-size="10pt" style:font-size-asian="10pt" style:font-size-complex="10pt"/>
    </style:style>
    <style:style style:name="T192_15" style:family="text">
      <style:text-properties fo:color="#444444" fo:font-size="10pt" style:font-size-asian="10pt" style:font-size-complex="10pt"/>
    </style:style>
    <style:style style:name="T192_16" style:family="text">
      <style:text-properties fo:color="#444444" fo:font-size="10pt" style:font-size-asian="10pt" style:font-size-complex="10pt"/>
    </style:style>
    <style:style style:name="T192_17" style:family="text">
      <style:text-properties fo:color="#444444" fo:font-size="10pt" style:font-size-asian="10pt" style:font-size-complex="10pt"/>
    </style:style>
    <style:style style:name="T192_18" style:family="text">
      <style:text-properties fo:color="#444444" fo:font-size="10pt" style:font-size-asian="10pt" style:font-size-complex="10pt"/>
    </style:style>
    <style:style style:name="T192_19" style:family="text">
      <style:text-properties fo:color="#444444" fo:font-size="10pt" style:font-size-asian="10pt" style:font-size-complex="10pt"/>
    </style:style>
    <style:style style:name="T192_20" style:family="text">
      <style:text-properties fo:color="#444444" fo:font-size="10pt" style:font-size-asian="10pt" style:font-size-complex="10pt"/>
    </style:style>
    <style:style style:name="T192_21" style:family="text">
      <style:text-properties fo:color="#444444" fo:font-size="10pt" style:font-size-asian="10pt" style:font-size-complex="10pt"/>
    </style:style>
    <style:style style:name="T192_22" style:family="text">
      <style:text-properties fo:color="#444444" fo:font-size="10pt" style:font-size-asian="10pt" style:font-size-complex="10pt"/>
    </style:style>
    <style:style style:name="T192_23" style:family="text">
      <style:text-properties fo:color="#444444" fo:font-size="10pt" style:font-size-asian="10pt" style:font-size-complex="10pt"/>
    </style:style>
    <style:style style:name="T192_24" style:family="text">
      <style:text-properties fo:color="#444444" fo:font-size="10pt" style:font-size-asian="10pt" style:font-size-complex="10pt"/>
    </style:style>
    <style:style style:name="T192_25" style:family="text">
      <style:text-properties fo:color="#444444" fo:font-size="10pt" style:font-size-asian="10pt" style:font-size-complex="10pt"/>
    </style:style>
    <style:style style:name="T192_26" style:family="text">
      <style:text-properties fo:color="#444444" fo:font-size="10pt" style:font-size-asian="10pt" style:font-size-complex="10pt"/>
    </style:style>
    <style:style style:name="T192_27" style:family="text">
      <style:text-properties fo:color="#444444" fo:font-size="10pt" style:font-size-asian="10pt" style:font-size-complex="10pt"/>
    </style:style>
    <style:style style:name="T192_28" style:family="text">
      <style:text-properties fo:color="#444444" fo:font-size="10pt" style:font-size-asian="10pt" style:font-size-complex="10pt"/>
    </style:style>
    <style:style style:name="T192_29" style:family="text">
      <style:text-properties fo:color="#444444" fo:font-size="10pt" style:font-size-asian="10pt" style:font-size-complex="10pt"/>
    </style:style>
    <style:style style:name="T192_30" style:family="text">
      <style:text-properties fo:color="#444444" fo:font-size="10pt" style:font-size-asian="10pt" style:font-size-complex="10pt"/>
    </style:style>
    <style:style style:name="T192_31" style:family="text">
      <style:text-properties fo:color="#444444" fo:font-size="10pt" style:font-size-asian="10pt" style:font-size-complex="10pt"/>
    </style:style>
    <style:style style:name="T192_32" style:family="text">
      <style:text-properties fo:color="#444444" fo:font-size="10pt" style:font-size-asian="10pt" style:font-size-complex="10pt"/>
    </style:style>
    <style:style style:name="T192_33" style:family="text">
      <style:text-properties fo:color="#444444" fo:font-size="10pt" style:font-size-asian="10pt" style:font-size-complex="10pt"/>
    </style:style>
    <style:style style:name="T192_34" style:family="text">
      <style:text-properties fo:color="#444444" fo:font-size="10pt" style:font-size-asian="10pt" style:font-size-complex="10pt"/>
    </style:style>
    <style:style style:name="T192_35" style:family="text">
      <style:text-properties fo:color="#444444" fo:font-size="10pt" style:font-size-asian="10pt" style:font-size-complex="10pt"/>
    </style:style>
    <style:style style:name="T192_36" style:family="text">
      <style:text-properties fo:color="#444444" fo:font-size="10pt" style:font-size-asian="10pt" style:font-size-complex="10pt"/>
    </style:style>
    <style:style style:name="T192_37" style:family="text">
      <style:text-properties fo:color="#444444" fo:font-size="10pt" style:font-size-asian="10pt" style:font-size-complex="10pt"/>
    </style:style>
    <style:style style:name="T192_38" style:family="text">
      <style:text-properties fo:color="#444444" fo:font-size="10pt" style:font-size-asian="10pt" style:font-size-complex="10pt"/>
    </style:style>
    <style:style style:name="T192_39" style:family="text">
      <style:text-properties fo:color="#444444" fo:font-size="10pt" style:font-size-asian="10pt" style:font-size-complex="10pt"/>
    </style:style>
    <style:style style:name="T192_40" style:family="text">
      <style:text-properties fo:color="#444444" fo:font-size="10pt" style:font-size-asian="10pt" style:font-size-complex="10pt"/>
    </style:style>
    <style:style style:name="T192_41" style:family="text">
      <style:text-properties fo:color="#444444" fo:font-size="10pt" style:font-size-asian="10pt" style:font-size-complex="10pt"/>
    </style:style>
    <style:style style:name="T192_42" style:family="text">
      <style:text-properties fo:color="#444444" fo:font-size="10pt" style:font-size-asian="10pt" style:font-size-complex="10pt"/>
    </style:style>
    <style:style style:name="T192_43" style:family="text">
      <style:text-properties fo:color="#444444" fo:font-size="10pt" style:font-size-asian="10pt" style:font-size-complex="10pt"/>
    </style:style>
    <style:style style:name="T192_44" style:family="text">
      <style:text-properties fo:color="#444444" fo:font-size="10pt" style:font-size-asian="10pt" style:font-size-complex="10pt"/>
    </style:style>
    <style:style style:name="T192_45" style:family="text">
      <style:text-properties fo:color="#444444" fo:font-size="10pt" style:font-size-asian="10pt" style:font-size-complex="10pt"/>
    </style:style>
    <style:style style:name="T192_46" style:family="text">
      <style:text-properties fo:color="#444444" fo:font-size="10pt" style:font-size-asian="10pt" style:font-size-complex="10pt"/>
    </style:style>
    <style:style style:name="T192_47" style:family="text">
      <style:text-properties fo:color="#444444" fo:font-size="10pt" style:font-size-asian="10pt" style:font-size-complex="10pt"/>
    </style:style>
    <style:style style:name="T192_48" style:family="text">
      <style:text-properties fo:color="#444444" fo:font-size="10pt" style:font-size-asian="10pt" style:font-size-complex="10pt"/>
    </style:style>
    <style:style style:name="T192_49" style:family="text">
      <style:text-properties fo:color="#444444" fo:font-size="10pt" style:font-size-asian="10pt" style:font-size-complex="10pt"/>
    </style:style>
    <style:style style:name="T192_50" style:family="text">
      <style:text-properties fo:color="#444444" fo:font-size="10pt" style:font-size-asian="10pt" style:font-size-complex="10pt"/>
    </style:style>
    <style:style style:name="T192_51" style:family="text">
      <style:text-properties fo:color="#444444" fo:font-size="10pt" style:font-size-asian="10pt" style:font-size-complex="10pt"/>
    </style:style>
    <style:style style:name="T192_52" style:family="text">
      <style:text-properties fo:color="#444444" fo:font-size="10pt" style:font-size-asian="10pt" style:font-size-complex="10pt"/>
    </style:style>
    <style:style style:name="T192_53" style:family="text">
      <style:text-properties fo:color="#444444" fo:font-size="10pt" style:font-size-asian="10pt" style:font-size-complex="10pt"/>
    </style:style>
    <style:style style:name="T192_54" style:family="text">
      <style:text-properties fo:color="#444444" fo:font-size="10pt" style:font-size-asian="10pt" style:font-size-complex="10pt"/>
    </style:style>
    <style:style style:name="T192_55" style:family="text">
      <style:text-properties fo:color="#444444" fo:font-size="10pt" style:font-size-asian="10pt" style:font-size-complex="10pt"/>
    </style:style>
    <style:style style:name="T192_56" style:family="text">
      <style:text-properties fo:color="#444444" fo:font-size="10pt" style:font-size-asian="10pt" style:font-size-complex="10pt"/>
    </style:style>
    <style:style style:name="T192_57" style:family="text">
      <style:text-properties fo:color="#444444" fo:font-size="10pt" style:font-size-asian="10pt" style:font-size-complex="10pt"/>
    </style:style>
    <style:style style:name="T192_58" style:family="text">
      <style:text-properties fo:color="#444444" fo:font-size="10pt" style:font-size-asian="10pt" style:font-size-complex="10pt"/>
    </style:style>
    <style:style style:name="T192_59" style:family="text">
      <style:text-properties fo:color="#444444" fo:font-size="10pt" style:font-size-asian="10pt" style:font-size-complex="10pt"/>
    </style:style>
    <style:style style:name="T192_60" style:family="text">
      <style:text-properties fo:color="#444444" fo:font-size="10pt" style:font-size-asian="10pt" style:font-size-complex="10pt"/>
    </style:style>
    <style:style style:name="T192_61" style:family="text">
      <style:text-properties fo:color="#444444" fo:font-size="10pt" style:font-size-asian="10pt" style:font-size-complex="10pt"/>
    </style:style>
    <style:style style:name="T192_62" style:family="text">
      <style:text-properties fo:color="#444444" fo:font-size="10pt" style:font-size-asian="10pt" style:font-size-complex="10pt"/>
    </style:style>
    <style:style style:name="T192_63" style:family="text">
      <style:text-properties fo:color="#444444" fo:font-size="10pt" style:font-size-asian="10pt" style:font-size-complex="10pt"/>
    </style:style>
    <style:style style:name="T192_64" style:family="text">
      <style:text-properties fo:color="#444444" fo:font-size="10pt" style:font-size-asian="10pt" style:font-size-complex="10pt"/>
    </style:style>
    <style:style style:name="T192_65" style:family="text">
      <style:text-properties fo:color="#444444" fo:font-size="10pt" style:font-size-asian="10pt" style:font-size-complex="10pt"/>
    </style:style>
    <style:style style:name="T192_66" style:family="text">
      <style:text-properties fo:color="#444444" fo:font-size="10pt" style:font-size-asian="10pt" style:font-size-complex="10pt"/>
    </style:style>
    <style:style style:name="T192_67" style:family="text">
      <style:text-properties fo:color="#444444" fo:font-size="10pt" style:font-size-asian="10pt" style:font-size-complex="10pt"/>
    </style:style>
    <style:style style:name="T192_68" style:family="text">
      <style:text-properties fo:color="#444444" fo:font-size="10pt" style:font-size-asian="10pt" style:font-size-complex="10pt"/>
    </style:style>
    <style:style style:name="T192_69" style:family="text">
      <style:text-properties fo:color="#444444" fo:font-size="10pt" style:font-size-asian="10pt" style:font-size-complex="10pt"/>
    </style:style>
    <style:style style:name="T192_70" style:family="text">
      <style:text-properties fo:color="#444444" fo:font-size="10pt" style:font-size-asian="10pt" style:font-size-complex="10pt"/>
    </style:style>
    <style:style style:name="T192_71" style:family="text">
      <style:text-properties fo:color="#444444" fo:font-size="10pt" style:font-size-asian="10pt" style:font-size-complex="10pt"/>
    </style:style>
    <style:style style:name="T192_72" style:family="text">
      <style:text-properties fo:color="#444444" fo:font-size="10pt" style:font-size-asian="10pt" style:font-size-complex="10pt"/>
    </style:style>
    <style:style style:name="T192_73" style:family="text">
      <style:text-properties fo:color="#444444" fo:font-size="10pt" style:font-size-asian="10pt" style:font-size-complex="10pt"/>
    </style:style>
    <style:style style:name="T192_74" style:family="text">
      <style:text-properties fo:color="#444444" fo:font-size="10pt" style:font-size-asian="10pt" style:font-size-complex="10pt"/>
    </style:style>
    <style:style style:name="T192_75" style:family="text">
      <style:text-properties fo:color="#444444" fo:font-size="10pt" style:font-size-asian="10pt" style:font-size-complex="10pt"/>
    </style:style>
    <style:style style:name="T192_76" style:family="text">
      <style:text-properties fo:color="#444444" fo:font-size="10pt" style:font-size-asian="10pt" style:font-size-complex="10pt"/>
    </style:style>
    <style:style style:name="T192_77" style:family="text">
      <style:text-properties fo:color="#444444" fo:font-size="10pt" style:font-size-asian="10pt" style:font-size-complex="10pt"/>
    </style:style>
    <style:style style:name="T192_78" style:family="text">
      <style:text-properties fo:color="#444444" fo:font-size="10pt" style:font-size-asian="10pt" style:font-size-complex="10pt"/>
    </style:style>
    <style:style style:name="T192_79" style:family="text">
      <style:text-properties fo:color="#444444" fo:font-size="10pt" style:font-size-asian="10pt" style:font-size-complex="10pt"/>
    </style:style>
    <style:style style:name="T192_80" style:family="text">
      <style:text-properties fo:color="#444444" fo:font-size="10pt" style:font-size-asian="10pt" style:font-size-complex="10pt"/>
    </style:style>
    <style:style style:name="T192_81" style:family="text">
      <style:text-properties fo:color="#444444" fo:font-size="10pt" style:font-size-asian="10pt" style:font-size-complex="10pt"/>
    </style:style>
    <style:style style:name="T192_82" style:family="text">
      <style:text-properties fo:color="#444444" fo:font-size="10pt" style:font-size-asian="10pt" style:font-size-complex="10pt"/>
    </style:style>
    <style:style style:name="T192_83" style:family="text">
      <style:text-properties fo:color="#444444" fo:font-size="10pt" style:font-size-asian="10pt" style:font-size-complex="10pt"/>
    </style:style>
    <style:style style:name="T192_84" style:family="text">
      <style:text-properties fo:color="#444444" fo:font-size="10pt" style:font-size-asian="10pt" style:font-size-complex="10pt"/>
    </style:style>
    <style:style style:name="T192_85" style:family="text">
      <style:text-properties fo:color="#444444" fo:font-size="10pt" style:font-size-asian="10pt" style:font-size-complex="10pt"/>
    </style:style>
    <style:style style:name="T192_86" style:family="text">
      <style:text-properties fo:color="#444444" fo:font-size="10pt" style:font-size-asian="10pt" style:font-size-complex="10pt"/>
    </style:style>
    <style:style style:name="T192_87" style:family="text">
      <style:text-properties fo:color="#444444" fo:font-size="10pt" style:font-size-asian="10pt" style:font-size-complex="10pt"/>
    </style:style>
    <style:style style:name="T192_88" style:family="text">
      <style:text-properties fo:color="#444444" fo:font-size="10pt" style:font-size-asian="10pt" style:font-size-complex="10pt"/>
    </style:style>
    <style:style style:name="T192_89" style:family="text">
      <style:text-properties fo:color="#444444" fo:font-size="10pt" style:font-size-asian="10pt" style:font-size-complex="10pt"/>
    </style:style>
    <style:style style:name="T192_90" style:family="text">
      <style:text-properties fo:color="#444444" fo:font-size="10pt" style:font-size-asian="10pt" style:font-size-complex="10pt"/>
    </style:style>
    <style:style style:name="T192_91" style:family="text">
      <style:text-properties fo:color="#444444" fo:font-size="10pt" style:font-size-asian="10pt" style:font-size-complex="10pt"/>
    </style:style>
    <style:style style:name="T192_92" style:family="text">
      <style:text-properties fo:color="#444444" fo:font-size="10pt" style:font-size-asian="10pt" style:font-size-complex="10pt"/>
    </style:style>
    <style:style style:name="T192_93" style:family="text">
      <style:text-properties fo:color="#444444" fo:font-size="10pt" style:font-size-asian="10pt" style:font-size-complex="10pt"/>
    </style:style>
    <style:style style:name="T192_94" style:family="text">
      <style:text-properties fo:color="#444444" fo:font-size="10pt" style:font-size-asian="10pt" style:font-size-complex="10pt"/>
    </style:style>
    <style:style style:name="T192_95" style:family="text">
      <style:text-properties fo:color="#444444" fo:font-size="10pt" style:font-size-asian="10pt" style:font-size-complex="10pt"/>
    </style:style>
    <style:style style:name="T192_96" style:family="text">
      <style:text-properties fo:color="#444444" fo:font-size="10pt" style:font-size-asian="10pt" style:font-size-complex="10pt"/>
    </style:style>
    <style:style style:name="T192_97" style:family="text">
      <style:text-properties fo:color="#444444" fo:font-size="10pt" style:font-size-asian="10pt" style:font-size-complex="10pt"/>
    </style:style>
    <style:style style:name="T192_98" style:family="text">
      <style:text-properties fo:color="#444444" fo:font-size="10pt" style:font-size-asian="10pt" style:font-size-complex="10pt"/>
    </style:style>
    <style:style style:name="T192_99" style:family="text">
      <style:text-properties fo:color="#444444" fo:font-size="10pt" style:font-size-asian="10pt" style:font-size-complex="10pt"/>
    </style:style>
    <style:style style:name="T192_100" style:family="text">
      <style:text-properties fo:color="#444444" fo:font-size="10pt" style:font-size-asian="10pt" style:font-size-complex="10pt"/>
    </style:style>
    <style:style style:name="T192_101" style:family="text">
      <style:text-properties fo:color="#444444" fo:font-size="10pt" style:font-size-asian="10pt" style:font-size-complex="10pt"/>
    </style:style>
    <style:style style:name="T192_102" style:family="text">
      <style:text-properties fo:color="#444444" fo:font-size="10pt" style:font-size-asian="10pt" style:font-size-complex="10pt"/>
    </style:style>
    <style:style style:name="T192_103" style:family="text">
      <style:text-properties fo:color="#444444" fo:font-size="10pt" style:font-size-asian="10pt" style:font-size-complex="10pt"/>
    </style:style>
    <style:style style:name="T192_104" style:family="text">
      <style:text-properties fo:color="#444444" fo:font-size="10pt" style:font-size-asian="10pt" style:font-size-complex="10pt"/>
    </style:style>
    <style:style style:name="T192_105" style:family="text">
      <style:text-properties fo:color="#444444" fo:font-size="10pt" style:font-size-asian="10pt" style:font-size-complex="10pt"/>
    </style:style>
    <style:style style:name="T192_106" style:family="text">
      <style:text-properties fo:color="#444444" fo:font-size="10pt" style:font-size-asian="10pt" style:font-size-complex="10pt"/>
    </style:style>
    <style:style style:name="T192_107" style:family="text">
      <style:text-properties fo:color="#444444" fo:font-size="10pt" style:font-size-asian="10pt" style:font-size-complex="10pt"/>
    </style:style>
    <style:style style:name="T192_108" style:family="text">
      <style:text-properties fo:color="#444444" fo:font-size="10pt" style:font-size-asian="10pt" style:font-size-complex="10pt"/>
    </style:style>
    <style:style style:name="T192_109" style:family="text">
      <style:text-properties fo:color="#444444" fo:font-size="10pt" style:font-size-asian="10pt" style:font-size-complex="10pt"/>
    </style:style>
    <style:style style:name="T192_110" style:family="text">
      <style:text-properties fo:color="#444444" fo:font-size="10pt" style:font-size-asian="10pt" style:font-size-complex="10pt"/>
    </style:style>
    <style:style style:name="T192_111" style:family="text">
      <style:text-properties fo:color="#444444" fo:font-size="10pt" style:font-size-asian="10pt" style:font-size-complex="10pt"/>
    </style:style>
    <style:style style:name="T192_112" style:family="text">
      <style:text-properties fo:color="#444444" fo:font-size="10pt" style:font-size-asian="10pt" style:font-size-complex="10pt"/>
    </style:style>
    <style:style style:name="T192_113" style:family="text">
      <style:text-properties fo:color="#444444" fo:font-size="10pt" style:font-size-asian="10pt" style:font-size-complex="10pt"/>
    </style:style>
    <style:style style:name="T192_114" style:family="text">
      <style:text-properties fo:color="#444444" fo:font-size="10pt" style:font-size-asian="10pt" style:font-size-complex="10pt"/>
    </style:style>
    <style:style style:name="T192_115" style:family="text">
      <style:text-properties fo:color="#444444" fo:font-size="10pt" style:font-size-asian="10pt" style:font-size-complex="10pt"/>
    </style:style>
    <style:style style:name="T192_116" style:family="text">
      <style:text-properties fo:color="#444444" fo:font-size="10pt" style:font-size-asian="10pt" style:font-size-complex="10pt"/>
    </style:style>
    <style:style style:name="T192_117" style:family="text">
      <style:text-properties fo:color="#444444" fo:font-size="10pt" style:font-size-asian="10pt" style:font-size-complex="10pt"/>
    </style:style>
    <style:style style:name="T192_118" style:family="text">
      <style:text-properties fo:color="#444444" fo:font-size="10pt" style:font-size-asian="10pt" style:font-size-complex="10pt"/>
    </style:style>
    <style:style style:name="T192_119" style:family="text">
      <style:text-properties fo:color="#444444" fo:font-size="10pt" style:font-size-asian="10pt" style:font-size-complex="10pt"/>
    </style:style>
    <style:style style:name="T192_120" style:family="text">
      <style:text-properties fo:color="#444444" fo:font-size="10pt" style:font-size-asian="10pt" style:font-size-complex="10pt"/>
    </style:style>
    <style:style style:name="T192_121" style:family="text">
      <style:text-properties fo:color="#444444" fo:font-size="10pt" style:font-size-asian="10pt" style:font-size-complex="10pt"/>
    </style:style>
    <style:style style:name="T192_122" style:family="text">
      <style:text-properties fo:color="#444444" fo:font-size="10pt" style:font-size-asian="10pt" style:font-size-complex="10pt"/>
    </style:style>
    <style:style style:name="T192_123" style:family="text">
      <style:text-properties fo:color="#444444" fo:font-size="10pt" style:font-size-asian="10pt" style:font-size-complex="10pt"/>
    </style:style>
    <style:style style:name="T192_124" style:family="text">
      <style:text-properties fo:color="#444444" fo:font-size="10pt" style:font-size-asian="10pt" style:font-size-complex="10pt"/>
    </style:style>
    <style:style style:name="T192_125" style:family="text">
      <style:text-properties fo:color="#444444" fo:font-size="10pt" style:font-size-asian="10pt" style:font-size-complex="10pt"/>
    </style:style>
    <style:style style:name="T192_126" style:family="text">
      <style:text-properties fo:color="#444444" fo:font-size="10pt" style:font-size-asian="10pt" style:font-size-complex="10pt"/>
    </style:style>
    <style:style style:name="T192_127" style:family="text">
      <style:text-properties fo:color="#444444" fo:font-size="10pt" style:font-size-asian="10pt" style:font-size-complex="10pt"/>
    </style:style>
    <style:style style:name="T192_128" style:family="text">
      <style:text-properties fo:color="#444444" fo:font-size="10pt" style:font-size-asian="10pt" style:font-size-complex="10pt"/>
    </style:style>
    <style:style style:name="T192_129" style:family="text">
      <style:text-properties fo:color="#444444" fo:font-size="10pt" style:font-size-asian="10pt" style:font-size-complex="10pt"/>
    </style:style>
    <style:style style:name="T192_130" style:family="text">
      <style:text-properties fo:color="#444444" fo:font-size="10pt" style:font-size-asian="10pt" style:font-size-complex="10pt"/>
    </style:style>
    <style:style style:name="T192_131" style:family="text">
      <style:text-properties fo:color="#444444" fo:font-size="10pt" style:font-size-asian="10pt" style:font-size-complex="10pt"/>
    </style:style>
    <style:style style:name="T192_132" style:family="text">
      <style:text-properties fo:color="#444444" fo:font-size="10pt" style:font-size-asian="10pt" style:font-size-complex="10pt"/>
    </style:style>
    <style:style style:name="T192_133" style:family="text">
      <style:text-properties fo:color="#444444" fo:font-size="10pt" style:font-size-asian="10pt" style:font-size-complex="10pt"/>
    </style:style>
    <style:style style:name="T192_134" style:family="text">
      <style:text-properties fo:color="#444444" fo:font-size="10pt" style:font-size-asian="10pt" style:font-size-complex="10pt"/>
    </style:style>
    <style:style style:name="T192_135" style:family="text">
      <style:text-properties fo:color="#444444" fo:font-size="10pt" style:font-size-asian="10pt" style:font-size-complex="10pt"/>
    </style:style>
    <style:style style:name="T192_136" style:family="text">
      <style:text-properties fo:color="#444444" fo:font-size="10pt" style:font-size-asian="10pt" style:font-size-complex="10pt"/>
    </style:style>
    <style:style style:name="T192_137" style:family="text">
      <style:text-properties fo:color="#444444" fo:font-size="10pt" style:font-size-asian="10pt" style:font-size-complex="10pt"/>
    </style:style>
    <style:style style:name="T192_138" style:family="text">
      <style:text-properties fo:color="#444444" fo:font-size="10pt" style:font-size-asian="10pt" style:font-size-complex="10pt"/>
    </style:style>
    <style:style style:name="T192_139" style:family="text">
      <style:text-properties fo:color="#444444" fo:font-size="10pt" style:font-size-asian="10pt" style:font-size-complex="10pt"/>
    </style:style>
    <style:style style:name="T192_140" style:family="text">
      <style:text-properties fo:color="#444444" fo:font-size="10pt" style:font-size-asian="10pt" style:font-size-complex="10pt"/>
    </style:style>
    <style:style style:name="T192_141" style:family="text">
      <style:text-properties fo:color="#444444" fo:font-size="10pt" style:font-size-asian="10pt" style:font-size-complex="10pt"/>
    </style:style>
    <style:style style:name="T192_142" style:family="text">
      <style:text-properties fo:color="#444444" fo:font-size="10pt" style:font-size-asian="10pt" style:font-size-complex="10pt"/>
    </style:style>
    <style:style style:name="T192_143" style:family="text">
      <style:text-properties fo:color="#444444" fo:font-size="10pt" style:font-size-asian="10pt" style:font-size-complex="10pt"/>
    </style:style>
    <style:style style:name="T192_144" style:family="text">
      <style:text-properties fo:color="#444444" fo:font-size="10pt" style:font-size-asian="10pt" style:font-size-complex="10pt"/>
    </style:style>
    <style:style style:name="T192_145" style:family="text">
      <style:text-properties fo:color="#444444" fo:font-size="10pt" style:font-size-asian="10pt" style:font-size-complex="10pt"/>
    </style:style>
    <style:style style:name="T192_146" style:family="text">
      <style:text-properties fo:color="#444444" fo:font-size="10pt" style:font-size-asian="10pt" style:font-size-complex="10pt"/>
    </style:style>
    <style:style style:name="T192_147" style:family="text">
      <style:text-properties fo:color="#444444" fo:font-size="10pt" style:font-size-asian="10pt" style:font-size-complex="10pt"/>
    </style:style>
    <style:style style:name="T192_148" style:family="text">
      <style:text-properties fo:color="#444444" fo:font-size="10pt" style:font-size-asian="10pt" style:font-size-complex="10pt"/>
    </style:style>
    <style:style style:name="T192_149" style:family="text">
      <style:text-properties fo:color="#444444" fo:font-size="10pt" style:font-size-asian="10pt" style:font-size-complex="10pt"/>
    </style:style>
    <style:style style:name="T192_150" style:family="text">
      <style:text-properties fo:color="#444444" fo:font-size="10pt" style:font-size-asian="10pt" style:font-size-complex="10pt"/>
    </style:style>
    <style:style style:name="T192_151" style:family="text">
      <style:text-properties fo:color="#444444" fo:font-size="10pt" style:font-size-asian="10pt" style:font-size-complex="10pt"/>
    </style:style>
    <style:style style:name="T192_152" style:family="text">
      <style:text-properties fo:color="#444444" fo:font-size="10pt" style:font-size-asian="10pt" style:font-size-complex="10pt"/>
    </style:style>
    <style:style style:name="T192_153" style:family="text">
      <style:text-properties fo:color="#444444" fo:font-size="10pt" style:font-size-asian="10pt" style:font-size-complex="10pt"/>
    </style:style>
    <style:style style:name="T192_154" style:family="text">
      <style:text-properties fo:color="#444444" fo:font-size="10pt" style:font-size-asian="10pt" style:font-size-complex="10pt"/>
    </style:style>
    <style:style style:name="T192_155" style:family="text">
      <style:text-properties fo:color="#444444" fo:font-size="10pt" style:font-size-asian="10pt" style:font-size-complex="10pt"/>
    </style:style>
    <style:style style:name="T192_156" style:family="text">
      <style:text-properties fo:color="#444444" fo:font-size="10pt" style:font-size-asian="10pt" style:font-size-complex="10pt"/>
    </style:style>
    <style:style style:name="T192_157" style:family="text">
      <style:text-properties fo:color="#444444" fo:font-size="10pt" style:font-size-asian="10pt" style:font-size-complex="10pt"/>
    </style:style>
    <style:style style:name="T192_158" style:family="text">
      <style:text-properties fo:color="#444444" fo:font-size="10pt" style:font-size-asian="10pt" style:font-size-complex="10pt"/>
    </style:style>
    <style:style style:name="T192_159" style:family="text">
      <style:text-properties fo:color="#444444" fo:font-size="10pt" style:font-size-asian="10pt" style:font-size-complex="10pt"/>
    </style:style>
    <style:style style:name="T192_160" style:family="text">
      <style:text-properties fo:color="#444444" fo:font-size="10pt" style:font-size-asian="10pt" style:font-size-complex="10pt"/>
    </style:style>
    <style:style style:name="T192_161" style:family="text">
      <style:text-properties fo:color="#444444" fo:font-size="10pt" style:font-size-asian="10pt" style:font-size-complex="10pt"/>
    </style:style>
    <style:style style:name="T192_162" style:family="text">
      <style:text-properties fo:color="#444444" fo:font-size="10pt" style:font-size-asian="10pt" style:font-size-complex="10pt"/>
    </style:style>
    <style:style style:name="T192_163" style:family="text">
      <style:text-properties fo:color="#444444" fo:font-size="10pt" style:font-size-asian="10pt" style:font-size-complex="10pt"/>
    </style:style>
    <style:style style:name="T192_164" style:family="text">
      <style:text-properties fo:color="#444444" fo:font-size="10pt" style:font-size-asian="10pt" style:font-size-complex="10pt"/>
    </style:style>
    <style:style style:name="T192_165" style:family="text">
      <style:text-properties fo:color="#444444" fo:font-size="10pt" style:font-size-asian="10pt" style:font-size-complex="10pt"/>
    </style:style>
    <style:style style:name="T192_166" style:family="text">
      <style:text-properties fo:color="#444444" fo:font-size="10pt" style:font-size-asian="10pt" style:font-size-complex="10pt"/>
    </style:style>
    <style:style style:name="T192_167" style:family="text">
      <style:text-properties fo:color="#444444" fo:font-size="10pt" style:font-size-asian="10pt" style:font-size-complex="10pt"/>
    </style:style>
    <style:style style:name="T192_168" style:family="text">
      <style:text-properties fo:color="#444444" fo:font-size="10pt" style:font-size-asian="10pt" style:font-size-complex="10pt"/>
    </style:style>
    <style:style style:name="T192_169" style:family="text">
      <style:text-properties fo:color="#444444" fo:font-size="10pt" style:font-size-asian="10pt" style:font-size-complex="10pt"/>
    </style:style>
    <style:style style:name="T192_170" style:family="text">
      <style:text-properties fo:color="#444444" fo:font-size="10pt" style:font-size-asian="10pt" style:font-size-complex="10pt"/>
    </style:style>
    <style:style style:name="T192_171" style:family="text">
      <style:text-properties fo:color="#444444" fo:font-size="10pt" style:font-size-asian="10pt" style:font-size-complex="10pt"/>
    </style:style>
    <style:style style:name="T192_172" style:family="text">
      <style:text-properties fo:color="#444444" fo:font-size="10pt" style:font-size-asian="10pt" style:font-size-complex="10pt"/>
    </style:style>
    <style:style style:name="T192_173" style:family="text">
      <style:text-properties fo:color="#444444" fo:font-size="10pt" style:font-size-asian="10pt" style:font-size-complex="10pt"/>
    </style:style>
    <style:style style:name="T192_174" style:family="text">
      <style:text-properties fo:color="#444444" fo:font-size="10pt" style:font-size-asian="10pt" style:font-size-complex="10pt"/>
    </style:style>
    <style:style style:name="T192_175" style:family="text">
      <style:text-properties fo:color="#444444" fo:font-size="10pt" style:font-size-asian="10pt" style:font-size-complex="10pt"/>
    </style:style>
    <style:style style:name="T192_176" style:family="text">
      <style:text-properties fo:color="#444444" fo:font-size="10pt" style:font-size-asian="10pt" style:font-size-complex="10pt"/>
    </style:style>
    <style:style style:name="T192_177" style:family="text">
      <style:text-properties fo:color="#444444" fo:font-size="10pt" style:font-size-asian="10pt" style:font-size-complex="10pt"/>
    </style:style>
    <style:style style:name="T192_178" style:family="text">
      <style:text-properties fo:color="#444444" fo:font-size="10pt" style:font-size-asian="10pt" style:font-size-complex="10pt"/>
    </style:style>
    <style:style style:name="T192_179" style:family="text">
      <style:text-properties fo:color="#444444" fo:font-size="10pt" style:font-size-asian="10pt" style:font-size-complex="10pt"/>
    </style:style>
    <style:style style:name="T192_180" style:family="text">
      <style:text-properties fo:color="#444444" fo:font-size="10pt" style:font-size-asian="10pt" style:font-size-complex="10pt"/>
    </style:style>
    <style:style style:name="T192_181" style:family="text">
      <style:text-properties fo:color="#444444" fo:font-size="10pt" style:font-size-asian="10pt" style:font-size-complex="10pt"/>
    </style:style>
    <style:style style:name="T192_182" style:family="text">
      <style:text-properties fo:color="#444444" fo:font-size="10pt" style:font-size-asian="10pt" style:font-size-complex="10pt"/>
    </style:style>
    <style:style style:name="T192_183" style:family="text">
      <style:text-properties fo:color="#444444" fo:font-size="10pt" style:font-size-asian="10pt" style:font-size-complex="10pt"/>
    </style:style>
    <style:style style:name="T192_184" style:family="text">
      <style:text-properties fo:color="#444444" fo:font-size="10pt" style:font-size-asian="10pt" style:font-size-complex="10pt"/>
    </style:style>
    <style:style style:name="T192_185" style:family="text">
      <style:text-properties fo:color="#444444" fo:font-size="10pt" style:font-size-asian="10pt" style:font-size-complex="10pt"/>
    </style:style>
    <style:style style:name="T192_186" style:family="text">
      <style:text-properties fo:color="#444444" fo:font-size="10pt" style:font-size-asian="10pt" style:font-size-complex="10pt"/>
    </style:style>
    <style:style style:name="T192_187" style:family="text">
      <style:text-properties fo:color="#444444" fo:font-size="10pt" style:font-size-asian="10pt" style:font-size-complex="10pt"/>
    </style:style>
    <style:style style:name="T192_188" style:family="text">
      <style:text-properties fo:color="#444444" fo:font-size="10pt" style:font-size-asian="10pt" style:font-size-complex="10pt"/>
    </style:style>
    <style:style style:name="T192_189" style:family="text">
      <style:text-properties fo:color="#444444" fo:font-size="10pt" style:font-size-asian="10pt" style:font-size-complex="10pt"/>
    </style:style>
    <style:style style:name="T192_190" style:family="text">
      <style:text-properties fo:color="#444444" fo:font-size="10pt" style:font-size-asian="10pt" style:font-size-complex="10pt"/>
    </style:style>
    <style:style style:name="T192_191" style:family="text">
      <style:text-properties fo:color="#444444" fo:font-size="10pt" style:font-size-asian="10pt" style:font-size-complex="10pt"/>
    </style:style>
    <style:style style:name="T192_192" style:family="text">
      <style:text-properties fo:color="#444444" fo:font-size="10pt" style:font-size-asian="10pt" style:font-size-complex="10pt"/>
    </style:style>
    <style:style style:name="T192_193" style:family="text">
      <style:text-properties fo:color="#444444" fo:font-size="10pt" style:font-size-asian="10pt" style:font-size-complex="10pt"/>
    </style:style>
    <style:style style:name="T192_194" style:family="text">
      <style:text-properties fo:color="#444444" fo:font-size="10pt" style:font-size-asian="10pt" style:font-size-complex="10pt"/>
    </style:style>
    <style:style style:name="T192_195" style:family="text">
      <style:text-properties fo:color="#444444" fo:font-size="10pt" style:font-size-asian="10pt" style:font-size-complex="10pt"/>
    </style:style>
    <style:style style:name="T192_196" style:family="text">
      <style:text-properties fo:color="#444444" fo:font-size="10pt" style:font-size-asian="10pt" style:font-size-complex="10pt"/>
    </style:style>
    <style:style style:name="T192_197" style:family="text">
      <style:text-properties fo:color="#444444" fo:font-size="10pt" style:font-size-asian="10pt" style:font-size-complex="10pt"/>
    </style:style>
    <style:style style:name="T192_198" style:family="text">
      <style:text-properties fo:color="#444444" fo:font-size="10pt" style:font-size-asian="10pt" style:font-size-complex="10pt"/>
    </style:style>
    <style:style style:name="T192_199" style:family="text">
      <style:text-properties fo:color="#444444" fo:font-size="10pt" style:font-size-asian="10pt" style:font-size-complex="10pt"/>
    </style:style>
    <style:style style:name="T192_200" style:family="text">
      <style:text-properties fo:color="#444444" fo:font-size="10pt" style:font-size-asian="10pt" style:font-size-complex="10pt"/>
    </style:style>
    <style:style style:name="T192_201" style:family="text">
      <style:text-properties fo:color="#444444" fo:font-size="10pt" style:font-size-asian="10pt" style:font-size-complex="10pt"/>
    </style:style>
    <style:style style:name="T192_202" style:family="text">
      <style:text-properties fo:color="#444444" fo:font-size="10pt" style:font-size-asian="10pt" style:font-size-complex="10pt"/>
    </style:style>
    <style:style style:name="T192_203" style:family="text">
      <style:text-properties fo:color="#444444" fo:font-size="10pt" style:font-size-asian="10pt" style:font-size-complex="10pt"/>
    </style:style>
    <style:style style:name="T192_204" style:family="text">
      <style:text-properties fo:color="#444444" fo:font-size="10pt" style:font-size-asian="10pt" style:font-size-complex="10pt"/>
    </style:style>
    <style:style style:name="T192_205" style:family="text">
      <style:text-properties fo:color="#444444" fo:font-size="10pt" style:font-size-asian="10pt" style:font-size-complex="10pt"/>
    </style:style>
    <style:style style:name="T192_206" style:family="text">
      <style:text-properties fo:color="#444444" fo:font-size="10pt" style:font-size-asian="10pt" style:font-size-complex="10pt"/>
    </style:style>
    <style:style style:name="T192_207" style:family="text">
      <style:text-properties fo:color="#444444" fo:font-size="10pt" style:font-size-asian="10pt" style:font-size-complex="10pt"/>
    </style:style>
    <style:style style:name="T192_208" style:family="text">
      <style:text-properties fo:color="#444444" fo:font-size="10pt" style:font-size-asian="10pt" style:font-size-complex="10pt"/>
    </style:style>
    <style:style style:name="T192_209" style:family="text">
      <style:text-properties fo:color="#444444" fo:font-size="10pt" style:font-size-asian="10pt" style:font-size-complex="10pt"/>
    </style:style>
    <style:style style:name="T192_210" style:family="text">
      <style:text-properties fo:color="#444444" fo:font-size="10pt" style:font-size-asian="10pt" style:font-size-complex="10pt"/>
    </style:style>
    <style:style style:name="T192_211" style:family="text">
      <style:text-properties fo:color="#444444" fo:font-size="10pt" style:font-size-asian="10pt" style:font-size-complex="10pt"/>
    </style:style>
    <style:style style:name="T192_212" style:family="text">
      <style:text-properties fo:color="#444444" fo:font-size="10pt" style:font-size-asian="10pt" style:font-size-complex="10pt"/>
    </style:style>
    <style:style style:name="T192_213" style:family="text">
      <style:text-properties fo:color="#444444" fo:font-size="10pt" style:font-size-asian="10pt" style:font-size-complex="10pt"/>
    </style:style>
    <style:style style:name="T192_214" style:family="text">
      <style:text-properties fo:color="#444444" fo:font-size="10pt" style:font-size-asian="10pt" style:font-size-complex="10pt"/>
    </style:style>
    <style:style style:name="T192_215" style:family="text">
      <style:text-properties fo:color="#444444" fo:font-size="10pt" style:font-size-asian="10pt" style:font-size-complex="10pt"/>
    </style:style>
    <style:style style:name="T192_216" style:family="text">
      <style:text-properties fo:color="#444444" fo:font-size="10pt" style:font-size-asian="10pt" style:font-size-complex="10pt"/>
    </style:style>
    <style:style style:name="T192_217" style:family="text">
      <style:text-properties fo:color="#444444" fo:font-size="10pt" style:font-size-asian="10pt" style:font-size-complex="10pt"/>
    </style:style>
    <style:style style:name="T192_218" style:family="text">
      <style:text-properties fo:color="#444444" fo:font-size="10pt" style:font-size-asian="10pt" style:font-size-complex="10pt"/>
    </style:style>
    <style:style style:name="T192_219" style:family="text">
      <style:text-properties fo:color="#444444" fo:font-size="10pt" style:font-size-asian="10pt" style:font-size-complex="10pt"/>
    </style:style>
    <style:style style:name="T192_220" style:family="text">
      <style:text-properties fo:color="#444444" fo:font-size="10pt" style:font-size-asian="10pt" style:font-size-complex="10pt"/>
    </style:style>
    <style:style style:name="T192_221" style:family="text">
      <style:text-properties fo:color="#444444" fo:font-size="10pt" style:font-size-asian="10pt" style:font-size-complex="10pt"/>
    </style:style>
    <style:style style:name="T192_222" style:family="text">
      <style:text-properties fo:color="#444444" fo:font-size="10pt" style:font-size-asian="10pt" style:font-size-complex="10pt"/>
    </style:style>
    <style:style style:name="T192_223" style:family="text">
      <style:text-properties fo:color="#444444" fo:font-size="10pt" style:font-size-asian="10pt" style:font-size-complex="10pt"/>
    </style:style>
    <style:style style:name="T192_224" style:family="text">
      <style:text-properties fo:color="#444444" fo:font-size="10pt" style:font-size-asian="10pt" style:font-size-complex="10pt"/>
    </style:style>
    <style:style style:name="T192_225" style:family="text">
      <style:text-properties fo:color="#444444" fo:font-size="10pt" style:font-size-asian="10pt" style:font-size-complex="10pt"/>
    </style:style>
    <style:style style:name="T192_226" style:family="text">
      <style:text-properties fo:color="#444444" fo:font-size="10pt" style:font-size-asian="10pt" style:font-size-complex="10pt"/>
    </style:style>
    <style:style style:name="T192_227" style:family="text">
      <style:text-properties fo:color="#444444" fo:font-size="10pt" style:font-size-asian="10pt" style:font-size-complex="10pt"/>
    </style:style>
    <style:style style:name="T192_228" style:family="text">
      <style:text-properties fo:color="#444444" fo:font-size="10pt" style:font-size-asian="10pt" style:font-size-complex="10pt"/>
    </style:style>
    <style:style style:name="T192_229" style:family="text">
      <style:text-properties fo:color="#444444" fo:font-size="10pt" style:font-size-asian="10pt" style:font-size-complex="10pt"/>
    </style:style>
    <style:style style:name="T192_230" style:family="text">
      <style:text-properties fo:color="#444444" fo:font-size="10pt" style:font-size-asian="10pt" style:font-size-complex="10pt"/>
    </style:style>
    <style:style style:name="P193" style:family="paragraph" style:parent-style-name="Standard">
      <style:paragraph-properties fo:break-before="auto" fo:line-height="115%" fo:margin-top="0cm" style:writing-mode="lr-tb"/>
    </style:style>
    <style:style style:name="T193_1" style:family="text">
      <style:text-properties fo:color="#444444" fo:font-size="10pt" style:font-size-asian="10pt" style:font-size-complex="10pt"/>
    </style:style>
    <style:style style:name="T193_2" style:family="text">
      <style:text-properties fo:color="#444444" fo:font-size="10pt" style:font-size-asian="10pt" style:font-size-complex="10pt"/>
    </style:style>
    <style:style style:name="T193_3" style:family="text">
      <style:text-properties fo:color="#444444" fo:font-size="10pt" style:font-size-asian="10pt" style:font-size-complex="10pt"/>
    </style:style>
    <style:style style:name="T193_4" style:family="text">
      <style:text-properties fo:color="#444444" fo:font-size="10pt" style:font-size-asian="10pt" style:font-size-complex="10pt"/>
    </style:style>
    <style:style style:name="T193_5" style:family="text">
      <style:text-properties fo:color="#444444" fo:font-size="10pt" style:font-size-asian="10pt" style:font-size-complex="10pt"/>
    </style:style>
    <style:style style:name="T193_6" style:family="text">
      <style:text-properties fo:color="#444444" fo:font-size="10pt" style:font-size-asian="10pt" style:font-size-complex="10pt"/>
    </style:style>
    <style:style style:name="T193_7" style:family="text">
      <style:text-properties fo:color="#444444" fo:font-size="10pt" style:font-size-asian="10pt" style:font-size-complex="10pt"/>
    </style:style>
    <style:style style:name="T193_8" style:family="text">
      <style:text-properties fo:color="#444444" fo:font-size="10pt" style:font-size-asian="10pt" style:font-size-complex="10pt"/>
    </style:style>
    <style:style style:name="T193_9" style:family="text">
      <style:text-properties fo:color="#444444" fo:font-size="10pt" style:font-size-asian="10pt" style:font-size-complex="10pt"/>
    </style:style>
    <style:style style:name="T193_10" style:family="text">
      <style:text-properties fo:color="#444444" fo:font-size="10pt" style:font-size-asian="10pt" style:font-size-complex="10pt"/>
    </style:style>
    <style:style style:name="T193_11" style:family="text">
      <style:text-properties fo:color="#444444" fo:font-size="10pt" style:font-size-asian="10pt" style:font-size-complex="10pt"/>
    </style:style>
    <style:style style:name="T193_12" style:family="text">
      <style:text-properties fo:color="#444444" fo:font-size="10pt" style:font-size-asian="10pt" style:font-size-complex="10pt"/>
    </style:style>
    <style:style style:name="T193_13" style:family="text">
      <style:text-properties fo:color="#444444" fo:font-size="10pt" style:font-size-asian="10pt" style:font-size-complex="10pt"/>
    </style:style>
    <style:style style:name="T193_14" style:family="text">
      <style:text-properties fo:color="#444444" fo:font-size="10pt" style:font-size-asian="10pt" style:font-size-complex="10pt"/>
    </style:style>
    <style:style style:name="T193_15" style:family="text">
      <style:text-properties fo:color="#444444" fo:font-size="10pt" style:font-size-asian="10pt" style:font-size-complex="10pt"/>
    </style:style>
    <style:style style:name="T193_16" style:family="text">
      <style:text-properties fo:color="#444444" fo:font-size="10pt" style:font-size-asian="10pt" style:font-size-complex="10pt"/>
    </style:style>
    <style:style style:name="T193_17" style:family="text">
      <style:text-properties fo:color="#444444" fo:font-size="10pt" style:font-size-asian="10pt" style:font-size-complex="10pt"/>
    </style:style>
    <style:style style:name="T193_18" style:family="text">
      <style:text-properties fo:color="#444444" fo:font-size="10pt" style:font-size-asian="10pt" style:font-size-complex="10pt"/>
    </style:style>
    <style:style style:name="T193_19" style:family="text">
      <style:text-properties fo:color="#444444" fo:font-size="10pt" style:font-size-asian="10pt" style:font-size-complex="10pt"/>
    </style:style>
    <style:style style:name="T193_20" style:family="text">
      <style:text-properties fo:color="#444444" fo:font-size="10pt" style:font-size-asian="10pt" style:font-size-complex="10pt"/>
    </style:style>
    <style:style style:name="T193_21" style:family="text">
      <style:text-properties fo:color="#444444" fo:font-size="10pt" style:font-size-asian="10pt" style:font-size-complex="10pt"/>
    </style:style>
    <style:style style:name="T193_22" style:family="text">
      <style:text-properties fo:color="#444444" fo:font-size="10pt" style:font-size-asian="10pt" style:font-size-complex="10pt"/>
    </style:style>
    <style:style style:name="T193_23" style:family="text">
      <style:text-properties fo:color="#444444" fo:font-size="10pt" style:font-size-asian="10pt" style:font-size-complex="10pt"/>
    </style:style>
    <style:style style:name="T193_24" style:family="text">
      <style:text-properties fo:color="#444444" fo:font-size="10pt" style:font-size-asian="10pt" style:font-size-complex="10pt"/>
    </style:style>
    <style:style style:name="T193_25" style:family="text">
      <style:text-properties fo:color="#444444" fo:font-size="10pt" style:font-size-asian="10pt" style:font-size-complex="10pt"/>
    </style:style>
    <style:style style:name="T193_26" style:family="text">
      <style:text-properties fo:color="#444444" fo:font-size="10pt" style:font-size-asian="10pt" style:font-size-complex="10pt"/>
    </style:style>
    <style:style style:name="T193_27" style:family="text">
      <style:text-properties fo:color="#444444" fo:font-size="10pt" style:font-size-asian="10pt" style:font-size-complex="10pt"/>
    </style:style>
    <style:style style:name="T193_28" style:family="text">
      <style:text-properties fo:color="#444444" fo:font-size="10pt" style:font-size-asian="10pt" style:font-size-complex="10pt"/>
    </style:style>
    <style:style style:name="T193_29" style:family="text">
      <style:text-properties fo:color="#444444" fo:font-size="10pt" style:font-size-asian="10pt" style:font-size-complex="10pt"/>
    </style:style>
    <style:style style:name="T193_30" style:family="text">
      <style:text-properties fo:color="#444444" fo:font-size="10pt" style:font-size-asian="10pt" style:font-size-complex="10pt"/>
    </style:style>
    <style:style style:name="T193_31" style:family="text">
      <style:text-properties fo:color="#444444" fo:font-size="10pt" style:font-size-asian="10pt" style:font-size-complex="10pt"/>
    </style:style>
    <style:style style:name="T193_32" style:family="text">
      <style:text-properties fo:color="#444444" fo:font-size="10pt" style:font-size-asian="10pt" style:font-size-complex="10pt"/>
    </style:style>
    <style:style style:name="T193_33" style:family="text">
      <style:text-properties fo:color="#444444" fo:font-size="10pt" style:font-size-asian="10pt" style:font-size-complex="10pt"/>
    </style:style>
    <style:style style:name="T193_34" style:family="text">
      <style:text-properties fo:color="#444444" fo:font-size="10pt" style:font-size-asian="10pt" style:font-size-complex="10pt"/>
    </style:style>
    <style:style style:name="T193_35" style:family="text">
      <style:text-properties fo:color="#444444" fo:font-size="10pt" style:font-size-asian="10pt" style:font-size-complex="10pt"/>
    </style:style>
    <style:style style:name="T193_36" style:family="text">
      <style:text-properties fo:color="#444444" fo:font-size="10pt" style:font-size-asian="10pt" style:font-size-complex="10pt"/>
    </style:style>
    <style:style style:name="T193_37" style:family="text">
      <style:text-properties fo:color="#444444" fo:font-size="10pt" style:font-size-asian="10pt" style:font-size-complex="10pt"/>
    </style:style>
    <style:style style:name="T193_38" style:family="text">
      <style:text-properties fo:color="#444444" fo:font-size="10pt" style:font-size-asian="10pt" style:font-size-complex="10pt"/>
    </style:style>
    <style:style style:name="T193_39" style:family="text">
      <style:text-properties fo:color="#444444" fo:font-size="10pt" style:font-size-asian="10pt" style:font-size-complex="10pt"/>
    </style:style>
    <style:style style:name="T193_40" style:family="text">
      <style:text-properties fo:color="#444444" fo:font-size="10pt" style:font-size-asian="10pt" style:font-size-complex="10pt"/>
    </style:style>
    <style:style style:name="T193_41" style:family="text">
      <style:text-properties fo:color="#444444" fo:font-size="10pt" style:font-size-asian="10pt" style:font-size-complex="10pt"/>
    </style:style>
    <style:style style:name="T193_42" style:family="text">
      <style:text-properties fo:color="#444444" fo:font-size="10pt" style:font-size-asian="10pt" style:font-size-complex="10pt"/>
    </style:style>
    <style:style style:name="T193_43" style:family="text">
      <style:text-properties fo:color="#444444" fo:font-size="10pt" style:font-size-asian="10pt" style:font-size-complex="10pt"/>
    </style:style>
    <style:style style:name="T193_44" style:family="text">
      <style:text-properties fo:color="#444444" fo:font-size="10pt" style:font-size-asian="10pt" style:font-size-complex="10pt"/>
    </style:style>
    <style:style style:name="T193_45" style:family="text">
      <style:text-properties fo:color="#444444" fo:font-size="10pt" style:font-size-asian="10pt" style:font-size-complex="10pt"/>
    </style:style>
    <style:style style:name="T193_46" style:family="text">
      <style:text-properties fo:color="#444444" fo:font-size="10pt" style:font-size-asian="10pt" style:font-size-complex="10pt"/>
    </style:style>
    <style:style style:name="T193_47" style:family="text">
      <style:text-properties fo:color="#444444" fo:font-size="10pt" style:font-size-asian="10pt" style:font-size-complex="10pt"/>
    </style:style>
    <style:style style:name="T193_48" style:family="text">
      <style:text-properties fo:color="#444444" fo:font-size="10pt" style:font-size-asian="10pt" style:font-size-complex="10pt"/>
    </style:style>
    <style:style style:name="T193_49" style:family="text">
      <style:text-properties fo:color="#444444" fo:font-size="10pt" style:font-size-asian="10pt" style:font-size-complex="10pt"/>
    </style:style>
    <style:style style:name="T193_50" style:family="text">
      <style:text-properties fo:color="#444444" fo:font-size="10pt" style:font-size-asian="10pt" style:font-size-complex="10pt"/>
    </style:style>
    <style:style style:name="T193_51" style:family="text">
      <style:text-properties fo:color="#444444" fo:font-size="10pt" style:font-size-asian="10pt" style:font-size-complex="10pt"/>
    </style:style>
    <style:style style:name="T193_52" style:family="text">
      <style:text-properties fo:color="#444444" fo:font-size="10pt" style:font-size-asian="10pt" style:font-size-complex="10pt"/>
    </style:style>
    <style:style style:name="T193_53" style:family="text">
      <style:text-properties fo:color="#444444" fo:font-size="10pt" style:font-size-asian="10pt" style:font-size-complex="10pt"/>
    </style:style>
    <style:style style:name="T193_54" style:family="text">
      <style:text-properties fo:color="#444444" fo:font-size="10pt" style:font-size-asian="10pt" style:font-size-complex="10pt"/>
    </style:style>
    <style:style style:name="T193_55" style:family="text">
      <style:text-properties fo:color="#444444" fo:font-size="10pt" style:font-size-asian="10pt" style:font-size-complex="10pt"/>
    </style:style>
    <style:style style:name="T193_56" style:family="text">
      <style:text-properties fo:color="#444444" fo:font-size="10pt" style:font-size-asian="10pt" style:font-size-complex="10pt"/>
    </style:style>
    <style:style style:name="T193_57" style:family="text">
      <style:text-properties fo:color="#444444" fo:font-size="10pt" style:font-size-asian="10pt" style:font-size-complex="10pt"/>
    </style:style>
    <style:style style:name="T193_58" style:family="text">
      <style:text-properties fo:color="#444444" fo:font-size="10pt" style:font-size-asian="10pt" style:font-size-complex="10pt"/>
    </style:style>
    <style:style style:name="T193_59" style:family="text">
      <style:text-properties fo:color="#444444" fo:font-size="10pt" style:font-size-asian="10pt" style:font-size-complex="10pt"/>
    </style:style>
    <style:style style:name="T193_60" style:family="text">
      <style:text-properties fo:color="#444444" fo:font-size="10pt" style:font-size-asian="10pt" style:font-size-complex="10pt"/>
    </style:style>
    <style:style style:name="T193_61" style:family="text">
      <style:text-properties fo:color="#444444" fo:font-size="10pt" style:font-size-asian="10pt" style:font-size-complex="10pt"/>
    </style:style>
    <style:style style:name="T193_62" style:family="text">
      <style:text-properties fo:color="#444444" fo:font-size="10pt" style:font-size-asian="10pt" style:font-size-complex="10pt"/>
    </style:style>
    <style:style style:name="T193_63" style:family="text">
      <style:text-properties fo:color="#444444" fo:font-size="10pt" style:font-size-asian="10pt" style:font-size-complex="10pt"/>
    </style:style>
    <style:style style:name="T193_64" style:family="text">
      <style:text-properties fo:color="#444444" fo:font-size="10pt" style:font-size-asian="10pt" style:font-size-complex="10pt"/>
    </style:style>
    <style:style style:name="T193_65" style:family="text">
      <style:text-properties fo:color="#444444" fo:font-size="10pt" style:font-size-asian="10pt" style:font-size-complex="10pt"/>
    </style:style>
    <style:style style:name="T193_66" style:family="text">
      <style:text-properties fo:color="#444444" fo:font-size="10pt" style:font-size-asian="10pt" style:font-size-complex="10pt"/>
    </style:style>
    <style:style style:name="T193_67" style:family="text">
      <style:text-properties fo:color="#444444" fo:font-size="10pt" style:font-size-asian="10pt" style:font-size-complex="10pt"/>
    </style:style>
    <style:style style:name="T193_68" style:family="text">
      <style:text-properties fo:color="#444444" fo:font-size="10pt" style:font-size-asian="10pt" style:font-size-complex="10pt"/>
    </style:style>
    <style:style style:name="T193_69" style:family="text">
      <style:text-properties fo:color="#444444" fo:font-size="10pt" style:font-size-asian="10pt" style:font-size-complex="10pt"/>
    </style:style>
    <style:style style:name="T193_70" style:family="text">
      <style:text-properties fo:color="#444444" fo:font-size="10pt" style:font-size-asian="10pt" style:font-size-complex="10pt"/>
    </style:style>
    <style:style style:name="T193_71" style:family="text">
      <style:text-properties fo:color="#444444" fo:font-size="10pt" style:font-size-asian="10pt" style:font-size-complex="10pt"/>
    </style:style>
    <style:style style:name="T193_72" style:family="text">
      <style:text-properties fo:color="#444444" fo:font-size="10pt" style:font-size-asian="10pt" style:font-size-complex="10pt"/>
    </style:style>
    <style:style style:name="T193_73" style:family="text">
      <style:text-properties fo:color="#444444" fo:font-size="10pt" style:font-size-asian="10pt" style:font-size-complex="10pt"/>
    </style:style>
    <style:style style:name="T193_74" style:family="text">
      <style:text-properties fo:color="#444444" fo:font-size="10pt" style:font-size-asian="10pt" style:font-size-complex="10pt"/>
    </style:style>
    <style:style style:name="T193_75" style:family="text">
      <style:text-properties fo:color="#444444" fo:font-size="10pt" style:font-size-asian="10pt" style:font-size-complex="10pt"/>
    </style:style>
    <style:style style:name="T193_76" style:family="text">
      <style:text-properties fo:color="#444444" fo:font-size="10pt" style:font-size-asian="10pt" style:font-size-complex="10pt"/>
    </style:style>
    <style:style style:name="T193_77" style:family="text">
      <style:text-properties fo:color="#444444" fo:font-size="10pt" style:font-size-asian="10pt" style:font-size-complex="10pt"/>
    </style:style>
    <style:style style:name="T193_78" style:family="text">
      <style:text-properties fo:color="#444444" fo:font-size="10pt" style:font-size-asian="10pt" style:font-size-complex="10pt"/>
    </style:style>
    <style:style style:name="T193_79" style:family="text">
      <style:text-properties fo:color="#444444" fo:font-size="10pt" style:font-size-asian="10pt" style:font-size-complex="10pt"/>
    </style:style>
    <style:style style:name="T193_80" style:family="text">
      <style:text-properties fo:color="#444444" fo:font-size="10pt" style:font-size-asian="10pt" style:font-size-complex="10pt"/>
    </style:style>
    <style:style style:name="T193_81" style:family="text">
      <style:text-properties fo:color="#444444" fo:font-size="10pt" style:font-size-asian="10pt" style:font-size-complex="10pt"/>
    </style:style>
    <style:style style:name="T193_82" style:family="text">
      <style:text-properties fo:color="#444444" fo:font-size="10pt" style:font-size-asian="10pt" style:font-size-complex="10pt"/>
    </style:style>
    <style:style style:name="T193_83" style:family="text">
      <style:text-properties fo:color="#444444" fo:font-size="10pt" style:font-size-asian="10pt" style:font-size-complex="10pt"/>
    </style:style>
    <style:style style:name="T193_84" style:family="text">
      <style:text-properties fo:color="#444444" fo:font-size="10pt" style:font-size-asian="10pt" style:font-size-complex="10pt"/>
    </style:style>
    <style:style style:name="T193_85" style:family="text">
      <style:text-properties fo:color="#444444" fo:font-size="10pt" style:font-size-asian="10pt" style:font-size-complex="10pt"/>
    </style:style>
    <style:style style:name="T193_86" style:family="text">
      <style:text-properties fo:color="#444444" fo:font-size="10pt" style:font-size-asian="10pt" style:font-size-complex="10pt"/>
    </style:style>
    <style:style style:name="T193_87" style:family="text">
      <style:text-properties fo:color="#444444" fo:font-size="10pt" style:font-size-asian="10pt" style:font-size-complex="10pt"/>
    </style:style>
    <style:style style:name="T193_88" style:family="text">
      <style:text-properties fo:color="#444444" fo:font-size="10pt" style:font-size-asian="10pt" style:font-size-complex="10pt"/>
    </style:style>
    <style:style style:name="T193_89" style:family="text">
      <style:text-properties fo:color="#444444" fo:font-size="10pt" style:font-size-asian="10pt" style:font-size-complex="10pt"/>
    </style:style>
    <style:style style:name="T193_90" style:family="text">
      <style:text-properties fo:color="#444444" fo:font-size="10pt" style:font-size-asian="10pt" style:font-size-complex="10pt"/>
    </style:style>
    <style:style style:name="P194" style:family="paragraph" style:parent-style-name="Standard">
      <style:paragraph-properties fo:break-before="auto" fo:line-height="115%" fo:margin-top="0cm" fo:margin-bottom="0cm" style:writing-mode="lr-tb"/>
    </style:style>
    <style:style style:name="T194_1" style:family="text">
      <style:text-properties fo:color="#444444" fo:font-size="10pt" style:font-size-asian="10pt" style:font-size-complex="10pt"/>
    </style:style>
    <style:style style:name="T194_2" style:family="text">
      <style:text-properties fo:color="#444444" fo:font-size="10pt" style:font-size-asian="10pt" style:font-size-complex="10pt"/>
    </style:style>
    <style:style style:name="T194_3" style:family="text">
      <style:text-properties fo:color="#444444" fo:font-size="10pt" style:font-size-asian="10pt" style:font-size-complex="10pt"/>
    </style:style>
    <style:style style:name="T194_4" style:family="text">
      <style:text-properties fo:color="#444444" fo:font-size="10pt" style:font-size-asian="10pt" style:font-size-complex="10pt"/>
    </style:style>
    <style:style style:name="T194_5" style:family="text">
      <style:text-properties fo:color="#444444" fo:font-size="10pt" style:font-size-asian="10pt" style:font-size-complex="10pt"/>
    </style:style>
    <style:style style:name="T194_6" style:family="text">
      <style:text-properties fo:color="#444444" fo:font-size="10pt" style:font-size-asian="10pt" style:font-size-complex="10pt"/>
    </style:style>
    <style:style style:name="T194_7" style:family="text">
      <style:text-properties fo:color="#444444" fo:font-size="10pt" style:font-size-asian="10pt" style:font-size-complex="10pt"/>
    </style:style>
    <style:style style:name="T194_8" style:family="text">
      <style:text-properties fo:color="#444444" fo:font-size="10pt" style:font-size-asian="10pt" style:font-size-complex="10pt"/>
    </style:style>
    <style:style style:name="T194_9" style:family="text">
      <style:text-properties fo:color="#444444" fo:font-size="10pt" style:font-size-asian="10pt" style:font-size-complex="10pt"/>
    </style:style>
    <style:style style:name="T194_10" style:family="text">
      <style:text-properties fo:color="#444444" fo:font-size="10pt" style:font-size-asian="10pt" style:font-size-complex="10pt"/>
    </style:style>
    <style:style style:name="T194_11" style:family="text">
      <style:text-properties fo:color="#444444" fo:font-size="10pt" style:font-size-asian="10pt" style:font-size-complex="10pt"/>
    </style:style>
    <style:style style:name="T194_12" style:family="text">
      <style:text-properties fo:color="#444444" fo:font-size="10pt" style:font-size-asian="10pt" style:font-size-complex="10pt"/>
    </style:style>
    <style:style style:name="T194_13" style:family="text">
      <style:text-properties fo:color="#444444" fo:font-size="10pt" style:font-size-asian="10pt" style:font-size-complex="10pt"/>
    </style:style>
    <style:style style:name="T194_14" style:family="text">
      <style:text-properties fo:color="#444444" fo:font-size="10pt" style:font-size-asian="10pt" style:font-size-complex="10pt"/>
    </style:style>
    <style:style style:name="T194_15" style:family="text">
      <style:text-properties fo:color="#444444" fo:font-size="10pt" style:font-size-asian="10pt" style:font-size-complex="10pt"/>
    </style:style>
    <style:style style:name="T194_16" style:family="text">
      <style:text-properties fo:color="#444444" fo:font-size="10pt" style:font-size-asian="10pt" style:font-size-complex="10pt"/>
    </style:style>
    <style:style style:name="T194_17" style:family="text">
      <style:text-properties fo:color="#444444" fo:font-size="10pt" style:font-size-asian="10pt" style:font-size-complex="10pt"/>
    </style:style>
    <style:style style:name="T194_18" style:family="text">
      <style:text-properties fo:color="#444444" fo:font-size="10pt" style:font-size-asian="10pt" style:font-size-complex="10pt"/>
    </style:style>
    <style:style style:name="T194_19" style:family="text">
      <style:text-properties fo:color="#444444" fo:font-size="10pt" style:font-size-asian="10pt" style:font-size-complex="10pt"/>
    </style:style>
    <style:style style:name="T194_20" style:family="text">
      <style:text-properties fo:color="#444444" fo:font-size="10pt" style:font-size-asian="10pt" style:font-size-complex="10pt"/>
    </style:style>
    <style:style style:name="T194_21" style:family="text">
      <style:text-properties fo:color="#444444" fo:font-size="10pt" style:font-size-asian="10pt" style:font-size-complex="10pt"/>
    </style:style>
    <style:style style:name="T194_22" style:family="text">
      <style:text-properties fo:color="#444444" fo:font-size="10pt" style:font-size-asian="10pt" style:font-size-complex="10pt"/>
    </style:style>
    <style:style style:name="T194_23" style:family="text">
      <style:text-properties fo:color="#444444" fo:font-size="10pt" style:font-size-asian="10pt" style:font-size-complex="10pt"/>
    </style:style>
    <style:style style:name="T194_24" style:family="text">
      <style:text-properties fo:color="#444444" fo:font-size="10pt" style:font-size-asian="10pt" style:font-size-complex="10pt"/>
    </style:style>
    <style:style style:name="T194_25" style:family="text">
      <style:text-properties fo:color="#444444" fo:font-size="10pt" style:font-size-asian="10pt" style:font-size-complex="10pt"/>
    </style:style>
    <style:style style:name="T194_26" style:family="text">
      <style:text-properties fo:color="#444444" fo:font-size="10pt" style:font-size-asian="10pt" style:font-size-complex="10pt"/>
    </style:style>
    <style:style style:name="T194_27" style:family="text">
      <style:text-properties fo:color="#444444" fo:font-size="10pt" style:font-size-asian="10pt" style:font-size-complex="10pt"/>
    </style:style>
    <style:style style:name="T194_28" style:family="text">
      <style:text-properties fo:color="#444444" fo:font-size="10pt" style:font-size-asian="10pt" style:font-size-complex="10pt"/>
    </style:style>
    <style:style style:name="T194_29" style:family="text">
      <style:text-properties fo:color="#444444" fo:font-size="10pt" style:font-size-asian="10pt" style:font-size-complex="10pt"/>
    </style:style>
    <style:style style:name="T194_30" style:family="text">
      <style:text-properties fo:color="#444444" fo:font-size="10pt" style:font-size-asian="10pt" style:font-size-complex="10pt"/>
    </style:style>
    <style:style style:name="T194_31" style:family="text">
      <style:text-properties fo:color="#444444" fo:font-size="10pt" style:font-size-asian="10pt" style:font-size-complex="10pt"/>
    </style:style>
    <style:style style:name="T194_32" style:family="text">
      <style:text-properties fo:color="#444444" fo:font-size="10pt" style:font-size-asian="10pt" style:font-size-complex="10pt"/>
    </style:style>
    <style:style style:name="T194_33" style:family="text">
      <style:text-properties fo:color="#444444" fo:font-size="10pt" style:font-size-asian="10pt" style:font-size-complex="10pt"/>
    </style:style>
    <style:style style:name="T194_34" style:family="text">
      <style:text-properties fo:color="#444444" fo:font-size="10pt" style:font-size-asian="10pt" style:font-size-complex="10pt"/>
    </style:style>
    <style:style style:name="T194_35" style:family="text">
      <style:text-properties fo:color="#444444" fo:font-size="10pt" style:font-size-asian="10pt" style:font-size-complex="10pt"/>
    </style:style>
    <style:style style:name="T194_36" style:family="text">
      <style:text-properties fo:color="#444444" fo:font-size="10pt" style:font-size-asian="10pt" style:font-size-complex="10pt"/>
    </style:style>
    <style:style style:name="T194_37" style:family="text">
      <style:text-properties fo:color="#444444" fo:font-size="10pt" style:font-size-asian="10pt" style:font-size-complex="10pt"/>
    </style:style>
    <style:style style:name="T194_38" style:family="text">
      <style:text-properties fo:color="#444444" fo:font-size="10pt" style:font-size-asian="10pt" style:font-size-complex="10pt"/>
    </style:style>
    <style:style style:name="T194_39" style:family="text">
      <style:text-properties fo:color="#444444" fo:font-size="10pt" style:font-size-asian="10pt" style:font-size-complex="10pt"/>
    </style:style>
    <style:style style:name="T194_40" style:family="text">
      <style:text-properties fo:color="#444444" fo:font-size="10pt" style:font-size-asian="10pt" style:font-size-complex="10pt"/>
    </style:style>
    <style:style style:name="T194_41" style:family="text">
      <style:text-properties fo:color="#444444" fo:font-size="10pt" style:font-size-asian="10pt" style:font-size-complex="10pt"/>
    </style:style>
    <style:style style:name="T194_42" style:family="text">
      <style:text-properties fo:color="#444444" fo:font-size="10pt" style:font-size-asian="10pt" style:font-size-complex="10pt"/>
    </style:style>
    <style:style style:name="T194_43" style:family="text">
      <style:text-properties fo:color="#444444" fo:font-size="10pt" style:font-size-asian="10pt" style:font-size-complex="10pt"/>
    </style:style>
    <style:style style:name="T194_44" style:family="text">
      <style:text-properties fo:color="#444444" fo:font-size="10pt" style:font-size-asian="10pt" style:font-size-complex="10pt"/>
    </style:style>
    <style:style style:name="T194_45" style:family="text">
      <style:text-properties fo:color="#444444" fo:font-size="10pt" style:font-size-asian="10pt" style:font-size-complex="10pt"/>
    </style:style>
    <style:style style:name="T194_46" style:family="text">
      <style:text-properties fo:color="#444444" fo:font-size="10pt" style:font-size-asian="10pt" style:font-size-complex="10pt"/>
    </style:style>
    <style:style style:name="T194_47" style:family="text">
      <style:text-properties fo:color="#444444" fo:font-size="10pt" style:font-size-asian="10pt" style:font-size-complex="10pt"/>
    </style:style>
    <style:style style:name="T194_48" style:family="text">
      <style:text-properties fo:color="#444444" fo:font-size="10pt" style:font-size-asian="10pt" style:font-size-complex="10pt"/>
    </style:style>
    <style:style style:name="T194_49" style:family="text">
      <style:text-properties fo:color="#444444" fo:font-size="10pt" style:font-size-asian="10pt" style:font-size-complex="10pt"/>
    </style:style>
    <style:style style:name="T194_50" style:family="text">
      <style:text-properties fo:color="#444444" fo:font-size="10pt" style:font-size-asian="10pt" style:font-size-complex="10pt"/>
    </style:style>
    <style:style style:name="T194_51" style:family="text">
      <style:text-properties fo:color="#444444" fo:font-size="10pt" style:font-size-asian="10pt" style:font-size-complex="10pt"/>
    </style:style>
    <style:style style:name="T194_52" style:family="text">
      <style:text-properties fo:color="#444444" fo:font-size="10pt" style:font-size-asian="10pt" style:font-size-complex="10pt"/>
    </style:style>
    <style:style style:name="T194_53" style:family="text">
      <style:text-properties fo:color="#444444" fo:font-size="10pt" style:font-size-asian="10pt" style:font-size-complex="10pt"/>
    </style:style>
    <style:style style:name="T194_54" style:family="text">
      <style:text-properties fo:color="#444444" fo:font-size="10pt" style:font-size-asian="10pt" style:font-size-complex="10pt"/>
    </style:style>
    <style:style style:name="T194_55" style:family="text">
      <style:text-properties fo:color="#444444" fo:font-size="10pt" style:font-size-asian="10pt" style:font-size-complex="10pt"/>
    </style:style>
    <style:style style:name="T194_56" style:family="text">
      <style:text-properties fo:color="#444444" fo:font-size="10pt" style:font-size-asian="10pt" style:font-size-complex="10pt"/>
    </style:style>
    <style:style style:name="T194_57" style:family="text">
      <style:text-properties fo:color="#444444" fo:font-size="10pt" style:font-size-asian="10pt" style:font-size-complex="10pt"/>
    </style:style>
    <style:style style:name="T194_58" style:family="text">
      <style:text-properties fo:color="#444444" fo:font-size="10pt" style:font-size-asian="10pt" style:font-size-complex="10pt"/>
    </style:style>
    <style:style style:name="T194_59" style:family="text">
      <style:text-properties fo:color="#444444" fo:font-size="10pt" style:font-size-asian="10pt" style:font-size-complex="10pt"/>
    </style:style>
    <style:style style:name="T194_60" style:family="text">
      <style:text-properties fo:color="#444444" fo:font-size="10pt" style:font-size-asian="10pt" style:font-size-complex="10pt"/>
    </style:style>
    <style:style style:name="T194_61" style:family="text">
      <style:text-properties fo:color="#444444" fo:font-size="10pt" style:font-size-asian="10pt" style:font-size-complex="10pt"/>
    </style:style>
    <style:style style:name="T194_62" style:family="text">
      <style:text-properties fo:color="#444444" fo:font-size="10pt" style:font-size-asian="10pt" style:font-size-complex="10pt"/>
    </style:style>
    <style:style style:name="T194_63" style:family="text">
      <style:text-properties fo:color="#444444" fo:font-size="10pt" style:font-size-asian="10pt" style:font-size-complex="10pt"/>
    </style:style>
    <style:style style:name="T194_64" style:family="text">
      <style:text-properties fo:color="#444444" fo:font-size="10pt" style:font-size-asian="10pt" style:font-size-complex="10pt"/>
    </style:style>
    <style:style style:name="P195" style:family="paragraph" style:parent-style-name="Standard">
      <style:paragraph-properties fo:break-before="auto" fo:line-height="115%" style:writing-mode="lr-tb"/>
    </style:style>
    <style:style style:name="P196" style:family="paragraph" style:parent-style-name="Heading_20_1">
      <style:paragraph-properties fo:break-before="page" fo:line-height="115%" style:writing-mode="lr-tb"/>
    </style:style>
    <style:style style:name="P197" style:family="paragraph" style:parent-style-name="Heading_20_1">
      <style:paragraph-properties fo:break-before="page" fo:line-height="115%" style:writing-mode="lr-tb"/>
    </style:style>
    <style:style style:name="T197_1" style:family="text"/>
    <style:style style:name="T197_2" style:family="text"/>
    <style:style style:name="T197_3" style:family="text"/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>
      <style:text-properties fo:font-weight="bold" style:font-weight-asian="bold" style:font-weight-complex="bold"/>
    </style:style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T199_17" style:family="text"/>
    <style:style style:name="T199_18" style:family="text"/>
    <style:style style:name="T199_19" style:family="text"/>
    <style:style style:name="T199_20" style:family="text"/>
    <style:style style:name="T199_21" style:family="text"/>
    <style:style style:name="T199_22" style:family="text"/>
    <style:style style:name="T199_23" style:family="text"/>
    <style:style style:name="T199_24" style:family="text"/>
    <style:style style:name="T199_25" style:family="text"/>
    <style:style style:name="T199_26" style:family="text"/>
    <style:style style:name="T199_27" style:family="text"/>
    <style:style style:name="T199_28" style:family="text"/>
    <style:style style:name="T199_29" style:family="text"/>
    <style:style style:name="T199_30" style:family="text"/>
    <style:style style:name="T199_31" style:family="text"/>
    <style:style style:name="T199_32" style:family="text"/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>
      <style:text-properties fo:font-weight="bold" style:font-weight-asian="bold" style:font-weight-complex="bold"/>
    </style:style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T201_13" style:family="text"/>
    <style:style style:name="T201_14" style:family="text"/>
    <style:style style:name="T201_15" style:family="text"/>
    <style:style style:name="T201_16" style:family="text"/>
    <style:style style:name="T201_17" style:family="text"/>
    <style:style style:name="T201_18" style:family="text"/>
    <style:style style:name="T201_19" style:family="text"/>
    <style:style style:name="T201_20" style:family="text"/>
    <style:style style:name="T201_21" style:family="text"/>
    <style:style style:name="T201_22" style:family="text"/>
    <style:style style:name="P202" style:family="paragraph" style:parent-style-name="Heading_20_1">
      <style:paragraph-properties fo:break-before="auto" fo:line-height="115%" style:writing-mode="lr-tb"/>
    </style:style>
    <style:style style:name="T202_1" style:family="text"/>
    <style:style style:name="T202_2" style:family="text"/>
    <style:style style:name="T202_3" style:family="text"/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>
      <style:text-properties fo:background-color="#ffffff" fo:color="#222222" fo:font-size="12pt" style:font-size-asian="12pt" style:font-size-complex="12pt"/>
    </style:style>
    <style:style style:name="T203_2" style:family="text">
      <style:text-properties fo:background-color="#ffffff" fo:color="#222222" fo:font-size="12pt" style:font-size-asian="12pt" style:font-size-complex="12pt"/>
    </style:style>
    <style:style style:name="T203_3" style:family="text">
      <style:text-properties fo:background-color="#ffffff" fo:color="#222222" fo:font-size="12pt" style:font-size-asian="12pt" style:font-size-complex="12pt"/>
    </style:style>
    <style:style style:name="T203_4" style:family="text">
      <style:text-properties fo:background-color="#ffffff" fo:color="#222222" fo:font-size="12pt" style:font-size-asian="12pt" style:font-size-complex="12pt"/>
    </style:style>
    <style:style style:name="T203_5" style:family="text">
      <style:text-properties fo:background-color="#ffffff" fo:color="#222222" fo:font-size="12pt" style:font-size-asian="12pt" style:font-size-complex="12pt"/>
    </style:style>
    <style:style style:name="T203_6" style:family="text">
      <style:text-properties fo:background-color="#ffffff" fo:color="#222222" fo:font-size="12pt" style:font-size-asian="12pt" style:font-size-complex="12pt"/>
    </style:style>
    <style:style style:name="T203_7" style:family="text">
      <style:text-properties fo:background-color="#ffffff" fo:color="#222222" fo:font-size="12pt" style:font-size-asian="12pt" style:font-size-complex="12pt"/>
    </style:style>
    <style:style style:name="T203_8" style:family="text">
      <style:text-properties fo:background-color="#ffffff" fo:color="#222222" fo:font-size="12pt" style:font-size-asian="12pt" style:font-size-complex="12pt"/>
    </style:style>
    <style:style style:name="T203_9" style:family="text">
      <style:text-properties fo:background-color="#ffffff" fo:color="#222222" fo:font-size="12pt" style:font-size-asian="12pt" style:font-size-complex="12pt"/>
    </style:style>
    <style:style style:name="T203_10" style:family="text">
      <style:text-properties fo:background-color="#ffffff" fo:color="#222222" fo:font-size="12pt" style:font-size-asian="12pt" style:font-size-complex="12pt"/>
    </style:style>
    <style:style style:name="T203_11" style:family="text">
      <style:text-properties fo:background-color="#ffffff" fo:color="#222222" fo:font-size="12pt" style:font-size-asian="12pt" style:font-size-complex="12pt"/>
    </style:style>
    <style:style style:name="T203_12" style:family="text">
      <style:text-properties fo:background-color="#ffffff" fo:color="#222222" fo:font-size="12pt" style:font-size-asian="12pt" style:font-size-complex="12pt"/>
    </style:style>
    <style:style style:name="T203_13" style:family="text">
      <style:text-properties fo:background-color="#ffffff" fo:color="#222222" fo:font-size="12pt" style:font-size-asian="12pt" style:font-size-complex="12pt"/>
    </style:style>
    <style:style style:name="T203_14" style:family="text">
      <style:text-properties fo:background-color="#ffffff" fo:color="#222222" fo:font-size="12pt" style:font-size-asian="12pt" style:font-size-complex="12pt"/>
    </style:style>
    <style:style style:name="T203_15" style:family="text">
      <style:text-properties fo:background-color="#ffffff" fo:color="#222222" fo:font-size="12pt" style:font-size-asian="12pt" style:font-size-complex="12pt"/>
    </style:style>
    <style:style style:name="T203_16" style:family="text">
      <style:text-properties fo:background-color="#ffffff" fo:color="#222222" fo:font-size="12pt" style:font-size-asian="12pt" style:font-size-complex="12pt"/>
    </style:style>
    <style:style style:name="T203_17" style:family="text">
      <style:text-properties fo:background-color="#ffffff" fo:color="#222222" fo:font-size="12pt" style:font-size-asian="12pt" style:font-size-complex="12pt"/>
    </style:style>
    <style:style style:name="T203_18" style:family="text">
      <style:text-properties fo:background-color="#ffffff" fo:color="#222222" fo:font-size="12pt" style:font-size-asian="12pt" style:font-size-complex="12pt"/>
    </style:style>
    <style:style style:name="T203_19" style:family="text">
      <style:text-properties fo:background-color="#ffffff" fo:color="#222222" fo:font-size="12pt" style:font-size-asian="12pt" style:font-size-complex="12pt"/>
    </style:style>
    <style:style style:name="T203_20" style:family="text">
      <style:text-properties fo:background-color="#ffffff" fo:color="#222222" fo:font-size="12pt" style:font-size-asian="12pt" style:font-size-complex="12pt"/>
    </style:style>
    <style:style style:name="T203_21" style:family="text">
      <style:text-properties fo:background-color="#ffffff" fo:color="#222222" fo:font-size="12pt" style:font-size-asian="12pt" style:font-size-complex="12pt"/>
    </style:style>
    <style:style style:name="T203_22" style:family="text">
      <style:text-properties fo:background-color="#ffffff" fo:color="#222222" fo:font-size="12pt" style:font-size-asian="12pt" style:font-size-complex="12pt"/>
    </style:style>
    <style:style style:name="T203_23" style:family="text">
      <style:text-properties fo:background-color="#ffffff" fo:color="#222222" fo:font-size="12pt" style:font-size-asian="12pt" style:font-size-complex="12pt"/>
    </style:style>
    <style:style style:name="T203_24" style:family="text">
      <style:text-properties fo:background-color="#ffffff" fo:color="#222222" fo:font-size="12pt" style:font-size-asian="12pt" style:font-size-complex="12pt"/>
    </style:style>
    <style:style style:name="T203_25" style:family="text">
      <style:text-properties fo:background-color="#ffffff" fo:color="#222222" fo:font-size="12pt" style:font-size-asian="12pt" style:font-size-complex="12pt"/>
    </style:style>
    <style:style style:name="T203_26" style:family="text">
      <style:text-properties fo:background-color="#ffffff" fo:color="#222222" fo:font-size="12pt" style:font-size-asian="12pt" style:font-size-complex="12pt"/>
    </style:style>
    <style:style style:name="T203_27" style:family="text">
      <style:text-properties fo:background-color="#ffffff" fo:color="#222222" fo:font-size="12pt" style:font-size-asian="12pt" style:font-size-complex="12pt"/>
    </style:style>
    <style:style style:name="T203_28" style:family="text">
      <style:text-properties fo:background-color="#ffffff" fo:color="#222222" fo:font-size="12pt" style:font-size-asian="12pt" style:font-size-complex="12pt"/>
    </style:style>
    <style:style style:name="T203_29" style:family="text">
      <style:text-properties fo:background-color="#ffffff" fo:color="#222222" fo:font-size="12pt" style:font-size-asian="12pt" style:font-size-complex="12pt"/>
    </style:style>
    <style:style style:name="T203_30" style:family="text">
      <style:text-properties fo:background-color="#ffffff" fo:color="#222222" fo:font-size="12pt" style:font-size-asian="12pt" style:font-size-complex="12pt"/>
    </style:style>
    <style:style style:name="T203_31" style:family="text">
      <style:text-properties fo:background-color="#ffffff" fo:color="#222222" fo:font-size="12pt" style:font-size-asian="12pt" style:font-size-complex="12pt"/>
    </style:style>
    <style:style style:name="T203_32" style:family="text">
      <style:text-properties fo:background-color="#ffffff" fo:color="#222222" fo:font-size="12pt" style:font-size-asian="12pt" style:font-size-complex="12pt"/>
    </style:style>
    <style:style style:name="T203_33" style:family="text">
      <style:text-properties fo:background-color="#ffffff" fo:color="#222222" fo:font-size="12pt" style:font-size-asian="12pt" style:font-size-complex="12pt"/>
    </style:style>
    <style:style style:name="T203_34" style:family="text">
      <style:text-properties fo:background-color="#ffffff" fo:color="#222222" fo:font-size="12pt" style:font-size-asian="12pt" style:font-size-complex="12pt"/>
    </style:style>
    <style:style style:name="T203_35" style:family="text">
      <style:text-properties fo:background-color="#ffffff" fo:color="#222222" fo:font-size="12pt" style:font-size-asian="12pt" style:font-size-complex="12pt"/>
    </style:style>
    <style:style style:name="T203_36" style:family="text">
      <style:text-properties fo:background-color="#ffffff" fo:color="#222222" fo:font-size="12pt" style:font-size-asian="12pt" style:font-size-complex="12pt"/>
    </style:style>
    <style:style style:name="T203_37" style:family="text">
      <style:text-properties fo:background-color="#ffffff" fo:color="#222222" fo:font-size="12pt" style:font-size-asian="12pt" style:font-size-complex="12pt"/>
    </style:style>
    <style:style style:name="T203_38" style:family="text">
      <style:text-properties fo:background-color="#ffffff" fo:color="#222222" fo:font-size="12pt" style:font-size-asian="12pt" style:font-size-complex="12pt"/>
    </style:style>
    <style:style style:name="T203_39" style:family="text">
      <style:text-properties fo:background-color="#ffffff" fo:color="#222222" fo:font-size="12pt" style:font-size-asian="12pt" style:font-size-complex="12pt"/>
    </style:style>
    <style:style style:name="T203_40" style:family="text">
      <style:text-properties fo:background-color="#ffffff" fo:color="#222222" fo:font-size="12pt" style:font-size-asian="12pt" style:font-size-complex="12pt"/>
    </style:style>
    <style:style style:name="T203_41" style:family="text">
      <style:text-properties fo:background-color="#ffffff" fo:color="#222222" fo:font-size="12pt" style:font-size-asian="12pt" style:font-size-complex="12pt"/>
    </style:style>
    <style:style style:name="T203_42" style:family="text">
      <style:text-properties fo:background-color="#ffffff" fo:color="#222222" fo:font-size="12pt" style:font-size-asian="12pt" style:font-size-complex="12pt"/>
    </style:style>
    <style:style style:name="T203_43" style:family="text">
      <style:text-properties fo:background-color="#ffffff" fo:color="#222222" fo:font-size="12pt" style:font-size-asian="12pt" style:font-size-complex="12pt"/>
    </style:style>
    <style:style style:name="T203_44" style:family="text">
      <style:text-properties fo:background-color="#ffffff" fo:color="#222222" fo:font-size="12pt" style:font-size-asian="12pt" style:font-size-complex="12pt"/>
    </style:style>
    <style:style style:name="T203_45" style:family="text">
      <style:text-properties fo:background-color="#ffffff" fo:color="#222222" fo:font-size="12pt" style:font-size-asian="12pt" style:font-size-complex="12pt"/>
    </style:style>
    <style:style style:name="T203_46" style:family="text">
      <style:text-properties fo:background-color="#ffffff" fo:color="#222222" fo:font-size="12pt" style:font-size-asian="12pt" style:font-size-complex="12pt"/>
    </style:style>
    <style:style style:name="T203_47" style:family="text">
      <style:text-properties fo:background-color="#ffffff" fo:color="#222222" fo:font-size="12pt" style:font-size-asian="12pt" style:font-size-complex="12pt"/>
    </style:style>
    <style:style style:name="T203_48" style:family="text">
      <style:text-properties fo:background-color="#ffffff" fo:color="#222222" fo:font-size="12pt" style:font-size-asian="12pt" style:font-size-complex="12pt"/>
    </style:style>
    <style:style style:name="T203_49" style:family="text">
      <style:text-properties fo:background-color="#ffffff" fo:color="#222222" fo:font-size="12pt" style:font-size-asian="12pt" style:font-size-complex="12pt"/>
    </style:style>
    <style:style style:name="T203_50" style:family="text">
      <style:text-properties fo:background-color="#ffffff" fo:color="#222222" fo:font-size="12pt" style:font-size-asian="12pt" style:font-size-complex="12pt"/>
    </style:style>
    <style:style style:name="T203_51" style:family="text">
      <style:text-properties fo:background-color="#ffffff" fo:color="#222222" fo:font-size="12pt" style:font-size-asian="12pt" style:font-size-complex="12pt"/>
    </style:style>
    <style:style style:name="T203_52" style:family="text">
      <style:text-properties fo:background-color="#ffffff" fo:color="#222222" fo:font-size="12pt" style:font-size-asian="12pt" style:font-size-complex="12pt"/>
    </style:style>
    <style:style style:name="T203_53" style:family="text">
      <style:text-properties fo:background-color="#ffffff" fo:color="#222222" fo:font-size="12pt" style:font-size-asian="12pt" style:font-size-complex="12pt"/>
    </style:style>
    <style:style style:name="T203_54" style:family="text">
      <style:text-properties fo:background-color="#ffffff" fo:color="#222222" fo:font-size="12pt" style:font-size-asian="12pt" style:font-size-complex="12pt"/>
    </style:style>
    <style:style style:name="T203_55" style:family="text">
      <style:text-properties fo:background-color="#ffffff" fo:color="#222222" fo:font-size="12pt" style:font-size-asian="12pt" style:font-size-complex="12pt"/>
    </style:style>
    <style:style style:name="T203_56" style:family="text">
      <style:text-properties fo:background-color="#ffffff" fo:color="#222222" fo:font-size="12pt" style:font-size-asian="12pt" style:font-size-complex="12pt"/>
    </style:style>
    <style:style style:name="T203_57" style:family="text">
      <style:text-properties fo:background-color="#ffffff" fo:color="#222222" fo:font-size="12pt" style:font-size-asian="12pt" style:font-size-complex="12pt"/>
    </style:style>
    <style:style style:name="T203_58" style:family="text">
      <style:text-properties fo:background-color="#ffffff" fo:color="#222222" fo:font-size="12pt" style:font-size-asian="12pt" style:font-size-complex="12pt"/>
    </style:style>
    <style:style style:name="T203_59" style:family="text">
      <style:text-properties fo:background-color="#ffffff" fo:color="#222222" fo:font-size="12pt" style:font-size-asian="12pt" style:font-size-complex="12pt"/>
    </style:style>
    <style:style style:name="T203_60" style:family="text">
      <style:text-properties fo:background-color="#ffffff" fo:color="#222222" fo:font-size="12pt" style:font-size-asian="12pt" style:font-size-complex="12pt"/>
    </style:style>
    <style:style style:name="T203_61" style:family="text">
      <style:text-properties fo:background-color="#ffffff" fo:color="#222222" fo:font-size="12pt" style:font-size-asian="12pt" style:font-size-complex="12pt"/>
    </style:style>
    <style:style style:name="T203_62" style:family="text">
      <style:text-properties fo:background-color="#ffffff" fo:color="#222222" fo:font-size="12pt" style:font-size-asian="12pt" style:font-size-complex="12pt"/>
    </style:style>
    <style:style style:name="T203_63" style:family="text">
      <style:text-properties fo:background-color="#ffffff" fo:color="#222222" fo:font-size="12pt" style:font-size-asian="12pt" style:font-size-complex="12pt"/>
    </style:style>
    <style:style style:name="T203_64" style:family="text">
      <style:text-properties fo:background-color="#ffffff" fo:color="#222222" fo:font-size="12pt" style:font-size-asian="12pt" style:font-size-complex="12pt"/>
    </style:style>
    <style:style style:name="T203_65" style:family="text">
      <style:text-properties fo:background-color="#ffffff" fo:color="#222222" fo:font-size="12pt" style:font-size-asian="12pt" style:font-size-complex="12pt"/>
    </style:style>
    <style:style style:name="T203_66" style:family="text">
      <style:text-properties fo:background-color="#ffffff" fo:color="#222222" fo:font-size="12pt" style:font-size-asian="12pt" style:font-size-complex="12pt"/>
    </style:style>
    <style:style style:name="T203_67" style:family="text">
      <style:text-properties fo:background-color="#ffffff" fo:color="#222222" fo:font-size="12pt" style:font-size-asian="12pt" style:font-size-complex="12pt"/>
    </style:style>
    <style:style style:name="T203_68" style:family="text">
      <style:text-properties fo:background-color="#ffffff" fo:color="#222222" fo:font-size="12pt" style:font-size-asian="12pt" style:font-size-complex="12pt"/>
    </style:style>
    <style:style style:name="T203_69" style:family="text">
      <style:text-properties fo:background-color="#ffffff" fo:color="#222222" fo:font-size="12pt" style:font-size-asian="12pt" style:font-size-complex="12pt"/>
    </style:style>
    <style:style style:name="T203_70" style:family="text">
      <style:text-properties fo:background-color="#ffffff" fo:color="#222222" fo:font-size="12pt" style:font-size-asian="12pt" style:font-size-complex="12pt"/>
    </style:style>
    <style:style style:name="T203_71" style:family="text">
      <style:text-properties fo:background-color="#ffffff" fo:color="#222222" fo:font-size="12pt" style:font-size-asian="12pt" style:font-size-complex="12pt"/>
    </style:style>
    <style:style style:name="T203_72" style:family="text">
      <style:text-properties fo:background-color="#ffffff" fo:color="#222222" fo:font-size="12pt" style:font-size-asian="12pt" style:font-size-complex="12pt"/>
    </style:style>
    <style:style style:name="T203_73" style:family="text">
      <style:text-properties fo:background-color="#ffffff" fo:color="#222222" fo:font-size="12pt" style:font-size-asian="12pt" style:font-size-complex="12pt"/>
    </style:style>
    <style:style style:name="T203_74" style:family="text">
      <style:text-properties fo:background-color="#ffffff" fo:color="#222222" fo:font-size="12pt" style:font-size-asian="12pt" style:font-size-complex="12pt"/>
    </style:style>
    <style:style style:name="T203_75" style:family="text">
      <style:text-properties fo:background-color="#ffffff" fo:color="#222222" fo:font-size="12pt" style:font-size-asian="12pt" style:font-size-complex="12pt"/>
    </style:style>
    <style:style style:name="T203_76" style:family="text">
      <style:text-properties fo:background-color="#ffffff" fo:color="#222222" fo:font-size="12pt" style:font-size-asian="12pt" style:font-size-complex="12pt"/>
    </style:style>
    <style:style style:name="T203_77" style:family="text">
      <style:text-properties fo:background-color="#ffffff" fo:color="#222222" fo:font-size="12pt" style:font-size-asian="12pt" style:font-size-complex="12pt"/>
    </style:style>
    <style:style style:name="T203_78" style:family="text">
      <style:text-properties fo:background-color="#ffffff" fo:color="#222222" fo:font-size="12pt" style:font-size-asian="12pt" style:font-size-complex="12pt"/>
    </style:style>
    <style:style style:name="T203_79" style:family="text">
      <style:text-properties fo:background-color="#ffffff" fo:color="#222222" fo:font-size="12pt" style:font-size-asian="12pt" style:font-size-complex="12pt"/>
    </style:style>
    <style:style style:name="T203_80" style:family="text">
      <style:text-properties fo:background-color="#ffffff" fo:color="#222222" fo:font-size="12pt" style:font-size-asian="12pt" style:font-size-complex="12pt"/>
    </style:style>
    <style:style style:name="T203_81" style:family="text">
      <style:text-properties fo:background-color="#ffffff" fo:color="#222222" fo:font-size="12pt" style:font-size-asian="12pt" style:font-size-complex="12pt"/>
    </style:style>
    <style:style style:name="T203_82" style:family="text">
      <style:text-properties fo:background-color="#ffffff" fo:color="#222222" fo:font-size="12pt" style:font-size-asian="12pt" style:font-size-complex="12pt"/>
    </style:style>
    <style:style style:name="T203_83" style:family="text">
      <style:text-properties fo:background-color="#ffffff" fo:color="#222222" fo:font-size="12pt" style:font-size-asian="12pt" style:font-size-complex="12pt"/>
    </style:style>
    <style:style style:name="T203_84" style:family="text">
      <style:text-properties fo:background-color="#ffffff" fo:color="#222222" fo:font-size="12pt" style:font-size-asian="12pt" style:font-size-complex="12pt"/>
    </style:style>
    <style:style style:name="T203_85" style:family="text">
      <style:text-properties fo:background-color="#ffffff" fo:color="#222222" fo:font-size="12pt" style:font-size-asian="12pt" style:font-size-complex="12pt"/>
    </style:style>
    <style:style style:name="T203_86" style:family="text">
      <style:text-properties fo:background-color="#ffffff" fo:color="#222222" fo:font-size="12pt" style:font-size-asian="12pt" style:font-size-complex="12pt"/>
    </style:style>
    <style:style style:name="T203_87" style:family="text">
      <style:text-properties fo:background-color="#ffffff" fo:color="#222222" fo:font-size="12pt" style:font-size-asian="12pt" style:font-size-complex="12pt"/>
    </style:style>
    <style:style style:name="T203_88" style:family="text">
      <style:text-properties fo:background-color="#ffffff" fo:color="#222222" fo:font-size="12pt" style:font-size-asian="12pt" style:font-size-complex="12pt"/>
    </style:style>
    <style:style style:name="T203_89" style:family="text">
      <style:text-properties fo:background-color="#ffffff" fo:color="#222222" fo:font-size="12pt" style:font-size-asian="12pt" style:font-size-complex="12pt"/>
    </style:style>
    <style:style style:name="T203_90" style:family="text">
      <style:text-properties fo:background-color="#ffffff" fo:color="#222222" fo:font-size="12pt" style:font-size-asian="12pt" style:font-size-complex="12pt"/>
    </style:style>
    <style:style style:name="T203_91" style:family="text">
      <style:text-properties fo:background-color="#ffffff" fo:color="#222222" fo:font-size="12pt" style:font-size-asian="12pt" style:font-size-complex="12pt"/>
    </style:style>
    <style:style style:name="T203_92" style:family="text">
      <style:text-properties fo:background-color="#ffffff" fo:color="#222222" fo:font-size="12pt" style:font-size-asian="12pt" style:font-size-complex="12pt"/>
    </style:style>
    <style:style style:name="T203_93" style:family="text">
      <style:text-properties fo:background-color="#ffffff" fo:color="#222222" fo:font-size="12pt" style:font-size-asian="12pt" style:font-size-complex="12pt"/>
    </style:style>
    <style:style style:name="T203_94" style:family="text">
      <style:text-properties fo:background-color="#ffffff" fo:color="#222222" fo:font-size="12pt" style:font-size-asian="12pt" style:font-size-complex="12pt"/>
    </style:style>
    <style:style style:name="P204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05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05_3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05_4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05_5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05_6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05_7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05_8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>
      <style:text-properties fo:background-color="#ffffff" fo:color="#222222" fo:font-size="12pt" style:font-size-asian="12pt" style:font-size-complex="12pt"/>
    </style:style>
    <style:style style:name="T206_2" style:family="text">
      <style:text-properties fo:background-color="#ffffff" fo:color="#222222" fo:font-size="12pt" style:font-size-asian="12pt" style:font-size-complex="12pt"/>
    </style:style>
    <style:style style:name="T206_3" style:family="text">
      <style:text-properties fo:background-color="#ffffff" fo:color="#222222" fo:font-size="12pt" style:font-size-asian="12pt" style:font-size-complex="12pt"/>
    </style:style>
    <style:style style:name="T206_4" style:family="text">
      <style:text-properties fo:background-color="#ffffff" fo:color="#222222" fo:font-size="12pt" style:font-size-asian="12pt" style:font-size-complex="12pt"/>
    </style:style>
    <style:style style:name="T206_5" style:family="text">
      <style:text-properties fo:background-color="#ffffff" fo:color="#222222" fo:font-size="12pt" style:font-size-asian="12pt" style:font-size-complex="12pt"/>
    </style:style>
    <style:style style:name="T206_6" style:family="text">
      <style:text-properties fo:background-color="#ffffff" fo:color="#222222" fo:font-size="12pt" style:font-size-asian="12pt" style:font-size-complex="12pt"/>
    </style:style>
    <style:style style:name="T206_7" style:family="text">
      <style:text-properties fo:background-color="#ffffff" fo:color="#222222" fo:font-size="12pt" style:font-size-asian="12pt" style:font-size-complex="12pt"/>
    </style:style>
    <style:style style:name="T206_8" style:family="text">
      <style:text-properties fo:background-color="#ffffff" fo:color="#222222" fo:font-size="12pt" style:font-size-asian="12pt" style:font-size-complex="12pt"/>
    </style:style>
    <style:style style:name="T206_9" style:family="text">
      <style:text-properties fo:background-color="#ffffff" fo:color="#222222" fo:font-size="12pt" style:font-size-asian="12pt" style:font-size-complex="12pt"/>
    </style:style>
    <style:style style:name="T206_10" style:family="text">
      <style:text-properties fo:background-color="#ffffff" fo:color="#222222" fo:font-size="12pt" style:font-size-asian="12pt" style:font-size-complex="12pt"/>
    </style:style>
    <style:style style:name="T206_11" style:family="text">
      <style:text-properties fo:background-color="#ffffff" fo:color="#222222" fo:font-size="12pt" style:font-size-asian="12pt" style:font-size-complex="12pt"/>
    </style:style>
    <style:style style:name="T206_12" style:family="text">
      <style:text-properties fo:background-color="#ffffff" fo:color="#222222" fo:font-size="12pt" style:font-size-asian="12pt" style:font-size-complex="12pt"/>
    </style:style>
    <style:style style:name="T206_13" style:family="text">
      <style:text-properties fo:background-color="#ffffff" fo:color="#222222" fo:font-size="12pt" style:font-size-asian="12pt" style:font-size-complex="12pt"/>
    </style:style>
    <style:style style:name="T206_14" style:family="text">
      <style:text-properties fo:background-color="#ffffff" fo:color="#222222" fo:font-size="12pt" style:font-size-asian="12pt" style:font-size-complex="12pt"/>
    </style:style>
    <style:style style:name="T206_15" style:family="text">
      <style:text-properties fo:background-color="#ffffff" fo:color="#222222" fo:font-size="12pt" style:font-size-asian="12pt" style:font-size-complex="12pt"/>
    </style:style>
    <style:style style:name="T206_16" style:family="text">
      <style:text-properties fo:background-color="#ffffff" fo:color="#222222" fo:font-size="12pt" style:font-size-asian="12pt" style:font-size-complex="12pt"/>
    </style:style>
    <style:style style:name="T206_17" style:family="text">
      <style:text-properties fo:background-color="#ffffff" fo:color="#222222" fo:font-size="12pt" style:font-size-asian="12pt" style:font-size-complex="12pt"/>
    </style:style>
    <style:style style:name="T206_18" style:family="text">
      <style:text-properties fo:background-color="#ffffff" fo:color="#222222" fo:font-size="12pt" style:font-size-asian="12pt" style:font-size-complex="12pt"/>
    </style:style>
    <style:style style:name="T206_19" style:family="text">
      <style:text-properties fo:background-color="#ffffff" fo:color="#222222" fo:font-size="12pt" style:font-size-asian="12pt" style:font-size-complex="12pt"/>
    </style:style>
    <style:style style:name="T206_20" style:family="text">
      <style:text-properties fo:background-color="#ffffff" fo:color="#222222" fo:font-size="12pt" style:font-size-asian="12pt" style:font-size-complex="12pt"/>
    </style:style>
    <style:style style:name="T206_21" style:family="text">
      <style:text-properties fo:background-color="#ffffff" fo:color="#222222" fo:font-size="12pt" style:font-size-asian="12pt" style:font-size-complex="12pt"/>
    </style:style>
    <style:style style:name="T206_22" style:family="text">
      <style:text-properties fo:background-color="#ffffff" fo:color="#222222" fo:font-size="12pt" style:font-size-asian="12pt" style:font-size-complex="12pt"/>
    </style:style>
    <style:style style:name="T206_23" style:family="text">
      <style:text-properties fo:background-color="#ffffff" fo:color="#222222" fo:font-size="12pt" style:font-size-asian="12pt" style:font-size-complex="12pt"/>
    </style:style>
    <style:style style:name="T206_24" style:family="text">
      <style:text-properties fo:background-color="#ffffff" fo:color="#222222" fo:font-size="12pt" style:font-size-asian="12pt" style:font-size-complex="12pt"/>
    </style:style>
    <style:style style:name="T206_25" style:family="text">
      <style:text-properties fo:background-color="#ffffff" fo:color="#222222" fo:font-size="12pt" style:font-size-asian="12pt" style:font-size-complex="12pt"/>
    </style:style>
    <style:style style:name="T206_26" style:family="text">
      <style:text-properties fo:background-color="#ffffff" fo:color="#222222" fo:font-size="12pt" style:font-size-asian="12pt" style:font-size-complex="12pt"/>
    </style:style>
    <style:style style:name="T206_27" style:family="text">
      <style:text-properties fo:background-color="#ffffff" fo:color="#222222" fo:font-size="12pt" style:font-size-asian="12pt" style:font-size-complex="12pt"/>
    </style:style>
    <style:style style:name="T206_28" style:family="text">
      <style:text-properties fo:background-color="#ffffff" fo:color="#222222" fo:font-size="12pt" style:font-size-asian="12pt" style:font-size-complex="12pt"/>
    </style:style>
    <style:style style:name="T206_29" style:family="text">
      <style:text-properties fo:background-color="#ffffff" fo:color="#222222" fo:font-size="12pt" style:font-size-asian="12pt" style:font-size-complex="12pt"/>
    </style:style>
    <style:style style:name="T206_30" style:family="text">
      <style:text-properties fo:background-color="#ffffff" fo:color="#222222" fo:font-size="12pt" style:font-size-asian="12pt" style:font-size-complex="12pt"/>
    </style:style>
    <style:style style:name="T206_31" style:family="text">
      <style:text-properties fo:background-color="#ffffff" fo:color="#222222" fo:font-size="12pt" style:font-size-asian="12pt" style:font-size-complex="12pt"/>
    </style:style>
    <style:style style:name="T206_32" style:family="text">
      <style:text-properties fo:background-color="#ffffff" fo:color="#222222" fo:font-size="12pt" style:font-size-asian="12pt" style:font-size-complex="12pt"/>
    </style:style>
    <style:style style:name="T206_33" style:family="text">
      <style:text-properties fo:background-color="#ffffff" fo:color="#222222" fo:font-size="12pt" style:font-size-asian="12pt" style:font-size-complex="12pt"/>
    </style:style>
    <style:style style:name="T206_34" style:family="text">
      <style:text-properties fo:background-color="#ffffff" fo:color="#222222" fo:font-size="12pt" style:font-size-asian="12pt" style:font-size-complex="12pt"/>
    </style:style>
    <style:style style:name="T206_35" style:family="text">
      <style:text-properties fo:background-color="#ffffff" fo:color="#222222" fo:font-size="12pt" style:font-size-asian="12pt" style:font-size-complex="12pt"/>
    </style:style>
    <style:style style:name="T206_36" style:family="text">
      <style:text-properties fo:background-color="#ffffff" fo:color="#222222" fo:font-size="12pt" style:font-size-asian="12pt" style:font-size-complex="12pt"/>
    </style:style>
    <style:style style:name="T206_37" style:family="text">
      <style:text-properties fo:background-color="#ffffff" fo:color="#222222" fo:font-size="12pt" style:font-size-asian="12pt" style:font-size-complex="12pt"/>
    </style:style>
    <style:style style:name="T206_38" style:family="text">
      <style:text-properties fo:background-color="#ffffff" fo:color="#222222" fo:font-size="12pt" style:font-size-asian="12pt" style:font-size-complex="12pt"/>
    </style:style>
    <style:style style:name="T206_39" style:family="text">
      <style:text-properties fo:background-color="#ffffff" fo:color="#222222" fo:font-size="12pt" style:font-size-asian="12pt" style:font-size-complex="12pt"/>
    </style:style>
    <style:style style:name="T206_40" style:family="text">
      <style:text-properties fo:background-color="#ffffff" fo:color="#222222" fo:font-size="12pt" style:font-size-asian="12pt" style:font-size-complex="12pt"/>
    </style:style>
    <style:style style:name="T206_41" style:family="text">
      <style:text-properties fo:background-color="#ffffff" fo:color="#222222" fo:font-size="12pt" style:font-size-asian="12pt" style:font-size-complex="12pt"/>
    </style:style>
    <style:style style:name="T206_42" style:family="text">
      <style:text-properties fo:background-color="#ffffff" fo:color="#222222" fo:font-size="12pt" style:font-size-asian="12pt" style:font-size-complex="12pt"/>
    </style:style>
    <style:style style:name="T206_43" style:family="text">
      <style:text-properties fo:background-color="#ffffff" fo:color="#222222" fo:font-size="12pt" style:font-size-asian="12pt" style:font-size-complex="12pt"/>
    </style:style>
    <style:style style:name="T206_44" style:family="text">
      <style:text-properties fo:background-color="#ffffff" fo:color="#222222" fo:font-size="12pt" style:font-size-asian="12pt" style:font-size-complex="12pt"/>
    </style:style>
    <style:style style:name="T206_45" style:family="text">
      <style:text-properties fo:background-color="#ffffff" fo:color="#222222" fo:font-size="12pt" style:font-size-asian="12pt" style:font-size-complex="12pt"/>
    </style:style>
    <style:style style:name="T206_46" style:family="text">
      <style:text-properties fo:background-color="#ffffff" fo:color="#222222" fo:font-size="12pt" style:font-size-asian="12pt" style:font-size-complex="12pt"/>
    </style:style>
    <style:style style:name="T206_47" style:family="text">
      <style:text-properties fo:background-color="#ffffff" fo:color="#222222" fo:font-size="12pt" style:font-size-asian="12pt" style:font-size-complex="12pt"/>
    </style:style>
    <style:style style:name="T206_48" style:family="text">
      <style:text-properties fo:background-color="#ffffff" fo:color="#222222" fo:font-size="12pt" style:font-size-asian="12pt" style:font-size-complex="12pt"/>
    </style:style>
    <style:style style:name="T206_49" style:family="text">
      <style:text-properties fo:background-color="#ffffff" fo:color="#222222" fo:font-size="12pt" style:font-size-asian="12pt" style:font-size-complex="12pt"/>
    </style:style>
    <style:style style:name="T206_50" style:family="text">
      <style:text-properties fo:background-color="#ffffff" fo:color="#222222" fo:font-size="12pt" style:font-size-asian="12pt" style:font-size-complex="12pt"/>
    </style:style>
    <style:style style:name="T206_51" style:family="text">
      <style:text-properties fo:background-color="#ffffff" fo:color="#222222" fo:font-size="12pt" style:font-size-asian="12pt" style:font-size-complex="12pt"/>
    </style:style>
    <style:style style:name="T206_52" style:family="text">
      <style:text-properties fo:background-color="#ffffff" fo:color="#222222" fo:font-size="12pt" style:font-size-asian="12pt" style:font-size-complex="12pt"/>
    </style:style>
    <style:style style:name="T206_53" style:family="text">
      <style:text-properties fo:background-color="#ffffff" fo:color="#222222" fo:font-size="12pt" style:font-size-asian="12pt" style:font-size-complex="12pt"/>
    </style:style>
    <style:style style:name="T206_54" style:family="text">
      <style:text-properties fo:background-color="#ffffff" fo:color="#222222" fo:font-size="12pt" style:font-size-asian="12pt" style:font-size-complex="12pt"/>
    </style:style>
    <style:style style:name="T206_55" style:family="text">
      <style:text-properties fo:background-color="#ffffff" fo:color="#222222" fo:font-size="12pt" style:font-size-asian="12pt" style:font-size-complex="12pt"/>
    </style:style>
    <style:style style:name="T206_56" style:family="text">
      <style:text-properties fo:background-color="#ffffff" fo:color="#222222" fo:font-size="12pt" style:font-size-asian="12pt" style:font-size-complex="12pt"/>
    </style:style>
    <style:style style:name="T206_57" style:family="text">
      <style:text-properties fo:background-color="#ffffff" fo:color="#222222" fo:font-size="12pt" style:font-size-asian="12pt" style:font-size-complex="12pt"/>
    </style:style>
    <style:style style:name="T206_58" style:family="text">
      <style:text-properties fo:background-color="#ffffff" fo:color="#222222" fo:font-size="12pt" style:font-size-asian="12pt" style:font-size-complex="12pt"/>
    </style:style>
    <style:style style:name="T206_59" style:family="text">
      <style:text-properties fo:background-color="#ffffff" fo:color="#222222" fo:font-size="12pt" style:font-size-asian="12pt" style:font-size-complex="12pt"/>
    </style:style>
    <style:style style:name="T206_60" style:family="text">
      <style:text-properties fo:background-color="#ffffff" fo:color="#222222" fo:font-size="12pt" style:font-size-asian="12pt" style:font-size-complex="12pt"/>
    </style:style>
    <style:style style:name="T206_61" style:family="text">
      <style:text-properties fo:background-color="#ffffff" fo:color="#222222" fo:font-size="12pt" style:font-size-asian="12pt" style:font-size-complex="12pt"/>
    </style:style>
    <style:style style:name="T206_62" style:family="text">
      <style:text-properties fo:background-color="#ffffff" fo:color="#222222" fo:font-size="12pt" style:font-size-asian="12pt" style:font-size-complex="12pt"/>
    </style:style>
    <style:style style:name="T206_63" style:family="text">
      <style:text-properties fo:background-color="#ffffff" fo:color="#222222" fo:font-size="12pt" style:font-size-asian="12pt" style:font-size-complex="12pt"/>
    </style:style>
    <style:style style:name="T206_64" style:family="text">
      <style:text-properties fo:background-color="#ffffff" fo:color="#222222" fo:font-size="12pt" style:font-size-asian="12pt" style:font-size-complex="12pt"/>
    </style:style>
    <style:style style:name="T206_65" style:family="text">
      <style:text-properties fo:background-color="#ffffff" fo:color="#222222" fo:font-size="12pt" style:font-size-asian="12pt" style:font-size-complex="12pt"/>
    </style:style>
    <style:style style:name="T206_66" style:family="text">
      <style:text-properties fo:background-color="#ffffff" fo:color="#222222" fo:font-size="12pt" style:font-size-asian="12pt" style:font-size-complex="12pt"/>
    </style:style>
    <style:style style:name="T206_67" style:family="text">
      <style:text-properties fo:background-color="#ffffff" fo:color="#222222" fo:font-size="12pt" style:font-size-asian="12pt" style:font-size-complex="12pt"/>
    </style:style>
    <style:style style:name="T206_68" style:family="text">
      <style:text-properties fo:background-color="#ffffff" fo:color="#222222" fo:font-size="12pt" style:font-size-asian="12pt" style:font-size-complex="12pt"/>
    </style:style>
    <style:style style:name="T206_69" style:family="text">
      <style:text-properties fo:background-color="#ffffff" fo:color="#222222" fo:font-size="12pt" style:font-size-asian="12pt" style:font-size-complex="12pt"/>
    </style:style>
    <style:style style:name="T206_70" style:family="text">
      <style:text-properties fo:background-color="#ffffff" fo:color="#222222" fo:font-size="12pt" style:font-size-asian="12pt" style:font-size-complex="12pt"/>
    </style:style>
    <style:style style:name="T206_71" style:family="text">
      <style:text-properties fo:background-color="#ffffff" fo:color="#222222" fo:font-size="12pt" style:font-size-asian="12pt" style:font-size-complex="12pt"/>
    </style:style>
    <style:style style:name="T206_72" style:family="text">
      <style:text-properties fo:background-color="#ffffff" fo:color="#222222" fo:font-size="12pt" style:font-size-asian="12pt" style:font-size-complex="12pt"/>
    </style:style>
    <style:style style:name="T206_73" style:family="text">
      <style:text-properties fo:background-color="#ffffff" fo:color="#222222" fo:font-size="12pt" style:font-size-asian="12pt" style:font-size-complex="12pt"/>
    </style:style>
    <style:style style:name="T206_74" style:family="text">
      <style:text-properties fo:background-color="#ffffff" fo:color="#222222" fo:font-size="12pt" style:font-size-asian="12pt" style:font-size-complex="12pt"/>
    </style:style>
    <style:style style:name="T206_75" style:family="text">
      <style:text-properties fo:background-color="#ffffff" fo:color="#222222" fo:font-size="12pt" style:font-size-asian="12pt" style:font-size-complex="12pt"/>
    </style:style>
    <style:style style:name="T206_76" style:family="text">
      <style:text-properties fo:background-color="#ffffff" fo:color="#222222" fo:font-size="12pt" style:font-size-asian="12pt" style:font-size-complex="12pt"/>
    </style:style>
    <style:style style:name="T206_77" style:family="text">
      <style:text-properties fo:background-color="#ffffff" fo:color="#222222" fo:font-size="12pt" style:font-size-asian="12pt" style:font-size-complex="12pt"/>
    </style:style>
    <style:style style:name="T206_78" style:family="text">
      <style:text-properties fo:background-color="#ffffff" fo:color="#222222" fo:font-size="12pt" style:font-size-asian="12pt" style:font-size-complex="12pt"/>
    </style:style>
    <style:style style:name="T206_79" style:family="text">
      <style:text-properties fo:background-color="#ffffff" fo:color="#222222" fo:font-size="12pt" style:font-size-asian="12pt" style:font-size-complex="12pt"/>
    </style:style>
    <style:style style:name="T206_80" style:family="text">
      <style:text-properties fo:background-color="#ffffff" fo:color="#222222" fo:font-size="12pt" style:font-size-asian="12pt" style:font-size-complex="12pt"/>
    </style:style>
    <style:style style:name="T206_81" style:family="text">
      <style:text-properties fo:background-color="#ffffff" fo:color="#222222" fo:font-size="12pt" style:font-size-asian="12pt" style:font-size-complex="12pt"/>
    </style:style>
    <style:style style:name="T206_82" style:family="text">
      <style:text-properties fo:background-color="#ffffff" fo:color="#222222" fo:font-size="12pt" style:font-size-asian="12pt" style:font-size-complex="12pt"/>
    </style:style>
    <style:style style:name="T206_83" style:family="text">
      <style:text-properties fo:background-color="#ffffff" fo:color="#222222" fo:font-size="12pt" style:font-size-asian="12pt" style:font-size-complex="12pt"/>
    </style:style>
    <style:style style:name="T206_84" style:family="text">
      <style:text-properties fo:background-color="#ffffff" fo:color="#222222" fo:font-size="12pt" style:font-size-asian="12pt" style:font-size-complex="12pt"/>
    </style:style>
    <style:style style:name="T206_85" style:family="text">
      <style:text-properties fo:background-color="#ffffff" fo:color="#222222" fo:font-size="12pt" style:font-size-asian="12pt" style:font-size-complex="12pt"/>
    </style:style>
    <style:style style:name="T206_86" style:family="text">
      <style:text-properties fo:background-color="#ffffff" fo:color="#222222" fo:font-size="12pt" style:font-size-asian="12pt" style:font-size-complex="12pt"/>
    </style:style>
    <style:style style:name="T206_87" style:family="text">
      <style:text-properties fo:background-color="#ffffff" fo:color="#222222" fo:font-size="12pt" style:font-size-asian="12pt" style:font-size-complex="12pt"/>
    </style:style>
    <style:style style:name="T206_88" style:family="text">
      <style:text-properties fo:background-color="#ffffff" fo:color="#222222" fo:font-size="12pt" style:font-size-asian="12pt" style:font-size-complex="12pt"/>
    </style:style>
    <style:style style:name="T206_89" style:family="text">
      <style:text-properties fo:background-color="#ffffff" fo:color="#222222" fo:font-size="12pt" style:font-size-asian="12pt" style:font-size-complex="12pt"/>
    </style:style>
    <style:style style:name="T206_90" style:family="text">
      <style:text-properties fo:background-color="#ffffff" fo:color="#222222" fo:font-size="12pt" style:font-size-asian="12pt" style:font-size-complex="12pt"/>
    </style:style>
    <style:style style:name="T206_91" style:family="text">
      <style:text-properties fo:background-color="#ffffff" fo:color="#222222" fo:font-size="12pt" style:font-size-asian="12pt" style:font-size-complex="12pt"/>
    </style:style>
    <style:style style:name="T206_92" style:family="text">
      <style:text-properties fo:background-color="#ffffff" fo:color="#222222" fo:font-size="12pt" style:font-size-asian="12pt" style:font-size-complex="12pt"/>
    </style:style>
    <style:style style:name="T206_93" style:family="text">
      <style:text-properties fo:background-color="#ffffff" fo:color="#222222" fo:font-size="12pt" style:font-size-asian="12pt" style:font-size-complex="12pt"/>
    </style:style>
    <style:style style:name="T206_94" style:family="text">
      <style:text-properties fo:background-color="#ffffff" fo:color="#222222" fo:font-size="12pt" style:font-size-asian="12pt" style:font-size-complex="12pt"/>
    </style:style>
    <style:style style:name="P207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08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08_3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>
      <style:text-properties fo:background-color="#ffffff" fo:color="#222222" fo:font-size="12pt" style:font-size-asian="12pt" style:font-size-complex="12pt"/>
    </style:style>
    <style:style style:name="T209_2" style:family="text">
      <style:text-properties fo:background-color="#ffffff" fo:color="#222222" fo:font-size="12pt" style:font-size-asian="12pt" style:font-size-complex="12pt"/>
    </style:style>
    <style:style style:name="T209_3" style:family="text">
      <style:text-properties fo:background-color="#ffffff" fo:color="#222222" fo:font-size="12pt" style:font-size-asian="12pt" style:font-size-complex="12pt"/>
    </style:style>
    <style:style style:name="T209_4" style:family="text">
      <style:text-properties fo:background-color="#ffffff" fo:color="#222222" fo:font-size="12pt" style:font-size-asian="12pt" style:font-size-complex="12pt"/>
    </style:style>
    <style:style style:name="T209_5" style:family="text">
      <style:text-properties fo:background-color="#ffffff" fo:color="#222222" fo:font-size="12pt" style:font-size-asian="12pt" style:font-size-complex="12pt"/>
    </style:style>
    <style:style style:name="T209_6" style:family="text">
      <style:text-properties fo:background-color="#ffffff" fo:color="#222222" fo:font-size="12pt" style:font-size-asian="12pt" style:font-size-complex="12pt"/>
    </style:style>
    <style:style style:name="T209_7" style:family="text">
      <style:text-properties fo:background-color="#ffffff" fo:color="#222222" fo:font-size="12pt" style:font-size-asian="12pt" style:font-size-complex="12pt"/>
    </style:style>
    <style:style style:name="T209_8" style:family="text">
      <style:text-properties fo:background-color="#ffffff" fo:color="#222222" fo:font-size="12pt" style:font-size-asian="12pt" style:font-size-complex="12pt"/>
    </style:style>
    <style:style style:name="T209_9" style:family="text">
      <style:text-properties fo:background-color="#ffffff" fo:color="#222222" fo:font-size="12pt" style:font-size-asian="12pt" style:font-size-complex="12pt"/>
    </style:style>
    <style:style style:name="T209_10" style:family="text">
      <style:text-properties fo:background-color="#ffffff" fo:color="#222222" fo:font-size="12pt" style:font-size-asian="12pt" style:font-size-complex="12pt"/>
    </style:style>
    <style:style style:name="T209_11" style:family="text">
      <style:text-properties fo:background-color="#ffffff" fo:color="#222222" fo:font-size="12pt" style:font-size-asian="12pt" style:font-size-complex="12pt"/>
    </style:style>
    <style:style style:name="T209_12" style:family="text">
      <style:text-properties fo:background-color="#ffffff" fo:color="#222222" fo:font-size="12pt" style:font-size-asian="12pt" style:font-size-complex="12pt"/>
    </style:style>
    <style:style style:name="T209_13" style:family="text">
      <style:text-properties fo:background-color="#ffffff" fo:color="#222222" fo:font-size="12pt" style:font-size-asian="12pt" style:font-size-complex="12pt"/>
    </style:style>
    <style:style style:name="T209_14" style:family="text">
      <style:text-properties fo:background-color="#ffffff" fo:color="#222222" fo:font-size="12pt" style:font-size-asian="12pt" style:font-size-complex="12pt"/>
    </style:style>
    <style:style style:name="T209_15" style:family="text">
      <style:text-properties fo:background-color="#ffffff" fo:color="#222222" fo:font-size="12pt" style:font-size-asian="12pt" style:font-size-complex="12pt"/>
    </style:style>
    <style:style style:name="T209_16" style:family="text">
      <style:text-properties fo:background-color="#ffffff" fo:color="#222222" fo:font-size="12pt" style:font-size-asian="12pt" style:font-size-complex="12pt"/>
    </style:style>
    <style:style style:name="T209_17" style:family="text">
      <style:text-properties fo:background-color="#ffffff" fo:color="#222222" fo:font-size="12pt" style:font-size-asian="12pt" style:font-size-complex="12pt"/>
    </style:style>
    <style:style style:name="T209_18" style:family="text">
      <style:text-properties fo:background-color="#ffffff" fo:color="#222222" fo:font-size="12pt" style:font-size-asian="12pt" style:font-size-complex="12pt"/>
    </style:style>
    <style:style style:name="T209_19" style:family="text">
      <style:text-properties fo:background-color="#ffffff" fo:color="#222222" fo:font-size="12pt" style:font-size-asian="12pt" style:font-size-complex="12pt"/>
    </style:style>
    <style:style style:name="T209_20" style:family="text">
      <style:text-properties fo:background-color="#ffffff" fo:color="#222222" fo:font-size="12pt" style:font-size-asian="12pt" style:font-size-complex="12pt"/>
    </style:style>
    <style:style style:name="T209_21" style:family="text">
      <style:text-properties fo:background-color="#ffffff" fo:color="#222222" fo:font-size="12pt" style:font-size-asian="12pt" style:font-size-complex="12pt"/>
    </style:style>
    <style:style style:name="T209_22" style:family="text">
      <style:text-properties fo:background-color="#ffffff" fo:color="#222222" fo:font-size="12pt" style:font-size-asian="12pt" style:font-size-complex="12pt"/>
    </style:style>
    <style:style style:name="T209_23" style:family="text">
      <style:text-properties fo:background-color="#ffffff" fo:color="#222222" fo:font-size="12pt" style:font-size-asian="12pt" style:font-size-complex="12pt"/>
    </style:style>
    <style:style style:name="T209_24" style:family="text">
      <style:text-properties fo:background-color="#ffffff" fo:color="#222222" fo:font-size="12pt" style:font-size-asian="12pt" style:font-size-complex="12pt"/>
    </style:style>
    <style:style style:name="T209_25" style:family="text">
      <style:text-properties fo:background-color="#ffffff" fo:color="#222222" fo:font-size="12pt" style:font-size-asian="12pt" style:font-size-complex="12pt"/>
    </style:style>
    <style:style style:name="T209_26" style:family="text">
      <style:text-properties fo:background-color="#ffffff" fo:color="#222222" fo:font-size="12pt" style:font-size-asian="12pt" style:font-size-complex="12pt"/>
    </style:style>
    <style:style style:name="T209_27" style:family="text">
      <style:text-properties fo:background-color="#ffffff" fo:color="#222222" fo:font-size="12pt" style:font-size-asian="12pt" style:font-size-complex="12pt"/>
    </style:style>
    <style:style style:name="P210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11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11_3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>
      <style:text-properties fo:background-color="#ffffff" fo:color="#222222" fo:font-size="12pt" style:font-size-asian="12pt" style:font-size-complex="12pt"/>
    </style:style>
    <style:style style:name="T212_2" style:family="text">
      <style:text-properties fo:background-color="#ffffff" fo:color="#222222" fo:font-size="12pt" style:font-size-asian="12pt" style:font-size-complex="12pt"/>
    </style:style>
    <style:style style:name="T212_3" style:family="text">
      <style:text-properties fo:background-color="#ffffff" fo:color="#222222" fo:font-size="12pt" style:font-size-asian="12pt" style:font-size-complex="12pt"/>
    </style:style>
    <style:style style:name="T212_4" style:family="text">
      <style:text-properties fo:background-color="#ffffff" fo:color="#222222" fo:font-size="12pt" style:font-size-asian="12pt" style:font-size-complex="12pt"/>
    </style:style>
    <style:style style:name="T212_5" style:family="text">
      <style:text-properties fo:background-color="#ffffff" fo:color="#222222" fo:font-size="12pt" style:font-size-asian="12pt" style:font-size-complex="12pt"/>
    </style:style>
    <style:style style:name="T212_6" style:family="text">
      <style:text-properties fo:background-color="#ffffff" fo:color="#222222" fo:font-size="12pt" style:font-size-asian="12pt" style:font-size-complex="12pt"/>
    </style:style>
    <style:style style:name="T212_7" style:family="text">
      <style:text-properties fo:background-color="#ffffff" fo:color="#222222" fo:font-size="12pt" style:font-size-asian="12pt" style:font-size-complex="12pt"/>
    </style:style>
    <style:style style:name="T212_8" style:family="text">
      <style:text-properties fo:background-color="#ffffff" fo:color="#222222" fo:font-size="12pt" style:font-size-asian="12pt" style:font-size-complex="12pt"/>
    </style:style>
    <style:style style:name="T212_9" style:family="text">
      <style:text-properties fo:background-color="#ffffff" fo:color="#222222" fo:font-size="12pt" style:font-size-asian="12pt" style:font-size-complex="12pt"/>
    </style:style>
    <style:style style:name="T212_10" style:family="text">
      <style:text-properties fo:background-color="#ffffff" fo:color="#222222" fo:font-size="12pt" style:font-size-asian="12pt" style:font-size-complex="12pt"/>
    </style:style>
    <style:style style:name="T212_11" style:family="text">
      <style:text-properties fo:background-color="#ffffff" fo:color="#222222" fo:font-size="12pt" style:font-size-asian="12pt" style:font-size-complex="12pt"/>
    </style:style>
    <style:style style:name="T212_12" style:family="text">
      <style:text-properties fo:background-color="#ffffff" fo:color="#222222" fo:font-size="12pt" style:font-size-asian="12pt" style:font-size-complex="12pt"/>
    </style:style>
    <style:style style:name="T212_13" style:family="text">
      <style:text-properties fo:background-color="#ffffff" fo:color="#222222" fo:font-size="12pt" style:font-size-asian="12pt" style:font-size-complex="12pt"/>
    </style:style>
    <style:style style:name="T212_14" style:family="text">
      <style:text-properties fo:background-color="#ffffff" fo:color="#222222" fo:font-size="12pt" style:font-size-asian="12pt" style:font-size-complex="12pt"/>
    </style:style>
    <style:style style:name="T212_15" style:family="text">
      <style:text-properties fo:background-color="#ffffff" fo:color="#222222" fo:font-size="12pt" style:font-size-asian="12pt" style:font-size-complex="12pt"/>
    </style:style>
    <style:style style:name="T212_16" style:family="text">
      <style:text-properties fo:background-color="#ffffff" fo:color="#222222" fo:font-size="12pt" style:font-size-asian="12pt" style:font-size-complex="12pt"/>
    </style:style>
    <style:style style:name="T212_17" style:family="text">
      <style:text-properties fo:background-color="#ffffff" fo:color="#222222" fo:font-size="12pt" style:font-size-asian="12pt" style:font-size-complex="12pt"/>
    </style:style>
    <style:style style:name="T212_18" style:family="text">
      <style:text-properties fo:background-color="#ffffff" fo:color="#222222" fo:font-size="12pt" style:font-size-asian="12pt" style:font-size-complex="12pt"/>
    </style:style>
    <style:style style:name="T212_19" style:family="text">
      <style:text-properties fo:background-color="#ffffff" fo:color="#222222" fo:font-size="12pt" style:font-size-asian="12pt" style:font-size-complex="12pt"/>
    </style:style>
    <style:style style:name="T212_20" style:family="text">
      <style:text-properties fo:background-color="#ffffff" fo:color="#222222" fo:font-size="12pt" style:font-size-asian="12pt" style:font-size-complex="12pt"/>
    </style:style>
    <style:style style:name="T212_21" style:family="text">
      <style:text-properties fo:background-color="#ffffff" fo:color="#222222" fo:font-size="12pt" style:font-size-asian="12pt" style:font-size-complex="12pt"/>
    </style:style>
    <style:style style:name="T212_22" style:family="text">
      <style:text-properties fo:background-color="#ffffff" fo:color="#222222" fo:font-size="12pt" style:font-size-asian="12pt" style:font-size-complex="12pt"/>
    </style:style>
    <style:style style:name="T212_23" style:family="text">
      <style:text-properties fo:background-color="#ffffff" fo:color="#222222" fo:font-size="12pt" style:font-size-asian="12pt" style:font-size-complex="12pt"/>
    </style:style>
    <style:style style:name="T212_24" style:family="text">
      <style:text-properties fo:background-color="#ffffff" fo:color="#222222" fo:font-size="12pt" style:font-size-asian="12pt" style:font-size-complex="12pt"/>
    </style:style>
    <style:style style:name="T212_25" style:family="text">
      <style:text-properties fo:background-color="#ffffff" fo:color="#222222" fo:font-size="12pt" style:font-size-asian="12pt" style:font-size-complex="12pt"/>
    </style:style>
    <style:style style:name="T212_26" style:family="text">
      <style:text-properties fo:background-color="#ffffff" fo:color="#222222" fo:font-size="12pt" style:font-size-asian="12pt" style:font-size-complex="12pt"/>
    </style:style>
    <style:style style:name="T212_27" style:family="text">
      <style:text-properties fo:background-color="#ffffff" fo:color="#222222" fo:font-size="12pt" style:font-size-asian="12pt" style:font-size-complex="12pt"/>
    </style:style>
    <style:style style:name="T212_28" style:family="text">
      <style:text-properties fo:background-color="#ffffff" fo:color="#222222" fo:font-size="12pt" style:font-size-asian="12pt" style:font-size-complex="12pt"/>
    </style:style>
    <style:style style:name="T212_29" style:family="text">
      <style:text-properties fo:background-color="#ffffff" fo:color="#222222" fo:font-size="12pt" style:font-size-asian="12pt" style:font-size-complex="12pt"/>
    </style:style>
    <style:style style:name="T212_30" style:family="text">
      <style:text-properties fo:background-color="#ffffff" fo:color="#222222" fo:font-size="12pt" style:font-size-asian="12pt" style:font-size-complex="12pt"/>
    </style:style>
    <style:style style:name="T212_31" style:family="text">
      <style:text-properties fo:background-color="#ffffff" fo:color="#222222" fo:font-size="12pt" style:font-size-asian="12pt" style:font-size-complex="12pt"/>
    </style:style>
    <style:style style:name="T212_32" style:family="text">
      <style:text-properties fo:background-color="#ffffff" fo:color="#222222" fo:font-size="12pt" style:font-size-asian="12pt" style:font-size-complex="12pt"/>
    </style:style>
    <style:style style:name="T212_33" style:family="text">
      <style:text-properties fo:background-color="#ffffff" fo:color="#222222" fo:font-size="12pt" style:font-size-asian="12pt" style:font-size-complex="12pt"/>
    </style:style>
    <style:style style:name="T212_34" style:family="text">
      <style:text-properties fo:background-color="#ffffff" fo:color="#222222" fo:font-size="12pt" style:font-size-asian="12pt" style:font-size-complex="12pt"/>
    </style:style>
    <style:style style:name="T212_35" style:family="text">
      <style:text-properties fo:background-color="#ffffff" fo:color="#222222" fo:font-size="12pt" style:font-size-asian="12pt" style:font-size-complex="12pt"/>
    </style:style>
    <style:style style:name="T212_36" style:family="text">
      <style:text-properties fo:background-color="#ffffff" fo:color="#222222" fo:font-size="12pt" style:font-size-asian="12pt" style:font-size-complex="12pt"/>
    </style:style>
    <style:style style:name="T212_37" style:family="text">
      <style:text-properties fo:background-color="#ffffff" fo:color="#222222" fo:font-size="12pt" style:font-size-asian="12pt" style:font-size-complex="12pt"/>
    </style:style>
    <style:style style:name="T212_38" style:family="text">
      <style:text-properties fo:background-color="#ffffff" fo:color="#222222" fo:font-size="12pt" style:font-size-asian="12pt" style:font-size-complex="12pt"/>
    </style:style>
    <style:style style:name="T212_39" style:family="text">
      <style:text-properties fo:background-color="#ffffff" fo:color="#222222" fo:font-size="12pt" style:font-size-asian="12pt" style:font-size-complex="12pt"/>
    </style:style>
    <style:style style:name="T212_40" style:family="text">
      <style:text-properties fo:background-color="#ffffff" fo:color="#222222" fo:font-size="12pt" style:font-size-asian="12pt" style:font-size-complex="12pt"/>
    </style:style>
    <style:style style:name="T212_41" style:family="text">
      <style:text-properties fo:background-color="#ffffff" fo:color="#222222" fo:font-size="12pt" style:font-size-asian="12pt" style:font-size-complex="12pt"/>
    </style:style>
    <style:style style:name="T212_42" style:family="text">
      <style:text-properties fo:background-color="#ffffff" fo:color="#222222" fo:font-size="12pt" style:font-size-asian="12pt" style:font-size-complex="12pt"/>
    </style:style>
    <style:style style:name="P213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>
      <style:text-properties fo:background-color="#ffffff" fo:color="#222222" fo:font-size="12pt" style:font-size-asian="12pt" style:font-size-complex="12pt"/>
    </style:style>
    <style:style style:name="T214_2" style:family="text">
      <style:text-properties fo:background-color="#ffffff" fo:color="#222222" fo:font-size="12pt" style:font-size-asian="12pt" style:font-size-complex="12pt"/>
    </style:style>
    <style:style style:name="T214_3" style:family="text">
      <style:text-properties fo:background-color="#ffffff" fo:color="#222222" fo:font-size="12pt" style:font-size-asian="12pt" style:font-size-complex="12pt"/>
    </style:style>
    <style:style style:name="T214_4" style:family="text">
      <style:text-properties fo:background-color="#ffffff" fo:color="#222222" fo:font-size="12pt" style:font-size-asian="12pt" style:font-size-complex="12pt"/>
    </style:style>
    <style:style style:name="T214_5" style:family="text">
      <style:text-properties fo:background-color="#ffffff" fo:color="#222222" fo:font-size="12pt" style:font-size-asian="12pt" style:font-size-complex="12pt"/>
    </style:style>
    <style:style style:name="T214_6" style:family="text">
      <style:text-properties fo:background-color="#ffffff" fo:color="#222222" fo:font-size="12pt" style:font-size-asian="12pt" style:font-size-complex="12pt"/>
    </style:style>
    <style:style style:name="T214_7" style:family="text">
      <style:text-properties fo:background-color="#ffffff" fo:color="#222222" fo:font-size="12pt" style:font-size-asian="12pt" style:font-size-complex="12pt"/>
    </style:style>
    <style:style style:name="T214_8" style:family="text">
      <style:text-properties fo:background-color="#ffffff" fo:color="#222222" fo:font-size="12pt" style:font-size-asian="12pt" style:font-size-complex="12pt"/>
    </style:style>
    <style:style style:name="T214_9" style:family="text">
      <style:text-properties fo:background-color="#ffffff" fo:color="#222222" fo:font-size="12pt" style:font-size-asian="12pt" style:font-size-complex="12pt"/>
    </style:style>
    <style:style style:name="T214_10" style:family="text">
      <style:text-properties fo:background-color="#ffffff" fo:color="#222222" fo:font-size="12pt" style:font-size-asian="12pt" style:font-size-complex="12pt"/>
    </style:style>
    <style:style style:name="T214_11" style:family="text">
      <style:text-properties fo:background-color="#ffffff" fo:color="#222222" fo:font-size="12pt" style:font-size-asian="12pt" style:font-size-complex="12pt"/>
    </style:style>
    <style:style style:name="T214_12" style:family="text">
      <style:text-properties fo:background-color="#ffffff" fo:color="#222222" fo:font-size="12pt" style:font-size-asian="12pt" style:font-size-complex="12pt"/>
    </style:style>
    <style:style style:name="T214_13" style:family="text">
      <style:text-properties fo:background-color="#ffffff" fo:color="#222222" fo:font-size="12pt" style:font-size-asian="12pt" style:font-size-complex="12pt"/>
    </style:style>
    <style:style style:name="T214_14" style:family="text">
      <style:text-properties fo:background-color="#ffffff" fo:color="#222222" fo:font-size="12pt" style:font-size-asian="12pt" style:font-size-complex="12pt"/>
    </style:style>
    <style:style style:name="T214_15" style:family="text">
      <style:text-properties fo:background-color="#ffffff" fo:color="#222222" fo:font-size="12pt" style:font-size-asian="12pt" style:font-size-complex="12pt"/>
    </style:style>
    <style:style style:name="T214_16" style:family="text">
      <style:text-properties fo:background-color="#ffffff" fo:color="#222222" fo:font-size="12pt" style:font-size-asian="12pt" style:font-size-complex="12pt"/>
    </style:style>
    <style:style style:name="T214_17" style:family="text">
      <style:text-properties fo:background-color="#ffffff" fo:color="#222222" fo:font-size="12pt" style:font-size-asian="12pt" style:font-size-complex="12pt"/>
    </style:style>
    <style:style style:name="T214_18" style:family="text">
      <style:text-properties fo:background-color="#ffffff" fo:color="#222222" fo:font-size="12pt" style:font-size-asian="12pt" style:font-size-complex="12pt"/>
    </style:style>
    <style:style style:name="T214_19" style:family="text">
      <style:text-properties fo:background-color="#ffffff" fo:color="#222222" fo:font-size="12pt" style:font-size-asian="12pt" style:font-size-complex="12pt"/>
    </style:style>
    <style:style style:name="T214_20" style:family="text">
      <style:text-properties fo:background-color="#ffffff" fo:color="#222222" fo:font-size="12pt" style:font-size-asian="12pt" style:font-size-complex="12pt"/>
    </style:style>
    <style:style style:name="T214_21" style:family="text">
      <style:text-properties fo:background-color="#ffffff" fo:color="#222222" fo:font-size="12pt" style:font-size-asian="12pt" style:font-size-complex="12pt"/>
    </style:style>
    <style:style style:name="T214_22" style:family="text">
      <style:text-properties fo:background-color="#ffffff" fo:color="#222222" fo:font-size="12pt" style:font-size-asian="12pt" style:font-size-complex="12pt"/>
    </style:style>
    <style:style style:name="T214_23" style:family="text">
      <style:text-properties fo:background-color="#ffffff" fo:color="#222222" fo:font-size="12pt" style:font-size-asian="12pt" style:font-size-complex="12pt"/>
    </style:style>
    <style:style style:name="T214_24" style:family="text">
      <style:text-properties fo:background-color="#ffffff" fo:color="#222222" fo:font-size="12pt" style:font-size-asian="12pt" style:font-size-complex="12pt"/>
    </style:style>
    <style:style style:name="T214_25" style:family="text">
      <style:text-properties fo:background-color="#ffffff" fo:color="#222222" fo:font-size="12pt" style:font-size-asian="12pt" style:font-size-complex="12pt"/>
    </style:style>
    <style:style style:name="T214_26" style:family="text">
      <style:text-properties fo:background-color="#ffffff" fo:color="#222222" fo:font-size="12pt" style:font-size-asian="12pt" style:font-size-complex="12pt"/>
    </style:style>
    <style:style style:name="T214_27" style:family="text">
      <style:text-properties fo:background-color="#ffffff" fo:color="#222222" fo:font-size="12pt" style:font-size-asian="12pt" style:font-size-complex="12pt"/>
    </style:style>
    <style:style style:name="T214_28" style:family="text">
      <style:text-properties fo:background-color="#ffffff" fo:color="#222222" fo:font-size="12pt" style:font-size-asian="12pt" style:font-size-complex="12pt"/>
    </style:style>
    <style:style style:name="T214_29" style:family="text">
      <style:text-properties fo:background-color="#ffffff" fo:color="#222222" fo:font-size="12pt" style:font-size-asian="12pt" style:font-size-complex="12pt"/>
    </style:style>
    <style:style style:name="T214_30" style:family="text">
      <style:text-properties fo:background-color="#ffffff" fo:color="#222222" fo:font-size="12pt" style:font-size-asian="12pt" style:font-size-complex="12pt"/>
    </style:style>
    <style:style style:name="T214_31" style:family="text">
      <style:text-properties fo:background-color="#ffffff" fo:color="#222222" fo:font-size="12pt" style:font-size-asian="12pt" style:font-size-complex="12pt"/>
    </style:style>
    <style:style style:name="T214_32" style:family="text">
      <style:text-properties fo:background-color="#ffffff" fo:color="#222222" fo:font-size="12pt" style:font-size-asian="12pt" style:font-size-complex="12pt"/>
    </style:style>
    <style:style style:name="T214_33" style:family="text">
      <style:text-properties fo:background-color="#ffffff" fo:color="#222222" fo:font-size="12pt" style:font-size-asian="12pt" style:font-size-complex="12pt"/>
    </style:style>
    <style:style style:name="T214_34" style:family="text">
      <style:text-properties fo:background-color="#ffffff" fo:color="#222222" fo:font-size="12pt" style:font-size-asian="12pt" style:font-size-complex="12pt"/>
    </style:style>
    <style:style style:name="T214_35" style:family="text">
      <style:text-properties fo:background-color="#ffffff" fo:color="#222222" fo:font-size="12pt" style:font-size-asian="12pt" style:font-size-complex="12pt"/>
    </style:style>
    <style:style style:name="T214_36" style:family="text">
      <style:text-properties fo:background-color="#ffffff" fo:color="#222222" fo:font-size="12pt" style:font-size-asian="12pt" style:font-size-complex="12pt"/>
    </style:style>
    <style:style style:name="T214_37" style:family="text">
      <style:text-properties fo:background-color="#ffffff" fo:color="#222222" fo:font-size="12pt" style:font-size-asian="12pt" style:font-size-complex="12pt"/>
    </style:style>
    <style:style style:name="T214_38" style:family="text">
      <style:text-properties fo:background-color="#ffffff" fo:color="#222222" fo:font-size="12pt" style:font-size-asian="12pt" style:font-size-complex="12pt"/>
    </style:style>
    <style:style style:name="T214_39" style:family="text">
      <style:text-properties fo:background-color="#ffffff" fo:color="#222222" fo:font-size="12pt" style:font-size-asian="12pt" style:font-size-complex="12pt"/>
    </style:style>
    <style:style style:name="T214_40" style:family="text">
      <style:text-properties fo:background-color="#ffffff" fo:color="#222222" fo:font-size="12pt" style:font-size-asian="12pt" style:font-size-complex="12pt"/>
    </style:style>
    <style:style style:name="T214_41" style:family="text">
      <style:text-properties fo:background-color="#ffffff" fo:color="#222222" fo:font-size="12pt" style:font-size-asian="12pt" style:font-size-complex="12pt"/>
    </style:style>
    <style:style style:name="T214_42" style:family="text">
      <style:text-properties fo:background-color="#ffffff" fo:color="#222222" fo:font-size="12pt" style:font-size-asian="12pt" style:font-size-complex="12pt"/>
    </style:style>
    <style:style style:name="T214_43" style:family="text">
      <style:text-properties fo:background-color="#ffffff" fo:color="#222222" fo:font-size="12pt" style:font-size-asian="12pt" style:font-size-complex="12pt"/>
    </style:style>
    <style:style style:name="T214_44" style:family="text">
      <style:text-properties fo:background-color="#ffffff" fo:color="#222222" fo:font-size="12pt" style:font-size-asian="12pt" style:font-size-complex="12pt"/>
    </style:style>
    <style:style style:name="T214_45" style:family="text">
      <style:text-properties fo:background-color="#ffffff" fo:color="#222222" fo:font-size="12pt" style:font-size-asian="12pt" style:font-size-complex="12pt"/>
    </style:style>
    <style:style style:name="T214_46" style:family="text">
      <style:text-properties fo:background-color="#ffffff" fo:color="#222222" fo:font-size="12pt" style:font-size-asian="12pt" style:font-size-complex="12pt"/>
    </style:style>
    <style:style style:name="T214_47" style:family="text">
      <style:text-properties fo:background-color="#ffffff" fo:color="#222222" fo:font-size="12pt" style:font-size-asian="12pt" style:font-size-complex="12pt"/>
    </style:style>
    <style:style style:name="T214_48" style:family="text">
      <style:text-properties fo:background-color="#ffffff" fo:color="#222222" fo:font-size="12pt" style:font-size-asian="12pt" style:font-size-complex="12pt"/>
    </style:style>
    <style:style style:name="T214_49" style:family="text">
      <style:text-properties fo:background-color="#ffffff" fo:color="#222222" fo:font-size="12pt" style:font-size-asian="12pt" style:font-size-complex="12pt"/>
    </style:style>
    <style:style style:name="T214_50" style:family="text">
      <style:text-properties fo:background-color="#ffffff" fo:color="#222222" fo:font-size="12pt" style:font-size-asian="12pt" style:font-size-complex="12pt"/>
    </style:style>
    <style:style style:name="T214_51" style:family="text">
      <style:text-properties fo:background-color="#ffffff" fo:color="#222222" fo:font-size="12pt" style:font-size-asian="12pt" style:font-size-complex="12pt"/>
    </style:style>
    <style:style style:name="T214_52" style:family="text">
      <style:text-properties fo:background-color="#ffffff" fo:color="#222222" fo:font-size="12pt" style:font-size-asian="12pt" style:font-size-complex="12pt"/>
    </style:style>
    <style:style style:name="T214_53" style:family="text">
      <style:text-properties fo:background-color="#ffffff" fo:color="#222222" fo:font-size="12pt" style:font-size-asian="12pt" style:font-size-complex="12pt"/>
    </style:style>
    <style:style style:name="T214_54" style:family="text">
      <style:text-properties fo:background-color="#ffffff" fo:color="#222222" fo:font-size="12pt" style:font-size-asian="12pt" style:font-size-complex="12pt"/>
    </style:style>
    <style:style style:name="T214_55" style:family="text">
      <style:text-properties fo:background-color="#ffffff" fo:color="#222222" fo:font-size="12pt" style:font-size-asian="12pt" style:font-size-complex="12pt"/>
    </style:style>
    <style:style style:name="T214_56" style:family="text">
      <style:text-properties fo:background-color="#ffffff" fo:color="#222222" fo:font-size="12pt" style:font-size-asian="12pt" style:font-size-complex="12pt"/>
    </style:style>
    <style:style style:name="T214_57" style:family="text">
      <style:text-properties fo:background-color="#ffffff" fo:color="#222222" fo:font-size="12pt" style:font-size-asian="12pt" style:font-size-complex="12pt"/>
    </style:style>
    <style:style style:name="T214_58" style:family="text">
      <style:text-properties fo:background-color="#ffffff" fo:color="#222222" fo:font-size="12pt" style:font-size-asian="12pt" style:font-size-complex="12pt"/>
    </style:style>
    <style:style style:name="P215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>
      <style:text-properties fo:background-color="#ffffff" fo:color="#222222" fo:font-size="12pt" style:font-size-asian="12pt" style:font-size-complex="12pt"/>
    </style:style>
    <style:style style:name="T216_2" style:family="text">
      <style:text-properties fo:background-color="#ffffff" fo:color="#222222" fo:font-size="12pt" style:font-size-asian="12pt" style:font-size-complex="12pt"/>
    </style:style>
    <style:style style:name="T216_3" style:family="text">
      <style:text-properties fo:background-color="#ffffff" fo:color="#222222" fo:font-size="12pt" style:font-size-asian="12pt" style:font-size-complex="12pt"/>
    </style:style>
    <style:style style:name="T216_4" style:family="text">
      <style:text-properties fo:background-color="#ffffff" fo:color="#222222" fo:font-size="12pt" style:font-size-asian="12pt" style:font-size-complex="12pt"/>
    </style:style>
    <style:style style:name="T216_5" style:family="text">
      <style:text-properties fo:background-color="#ffffff" fo:color="#222222" fo:font-size="12pt" style:font-size-asian="12pt" style:font-size-complex="12pt"/>
    </style:style>
    <style:style style:name="T216_6" style:family="text">
      <style:text-properties fo:background-color="#ffffff" fo:color="#222222" fo:font-size="12pt" style:font-size-asian="12pt" style:font-size-complex="12pt"/>
    </style:style>
    <style:style style:name="T216_7" style:family="text">
      <style:text-properties fo:background-color="#ffffff" fo:color="#222222" fo:font-size="12pt" style:font-size-asian="12pt" style:font-size-complex="12pt"/>
    </style:style>
    <style:style style:name="T216_8" style:family="text">
      <style:text-properties fo:background-color="#ffffff" fo:color="#222222" fo:font-size="12pt" style:font-size-asian="12pt" style:font-size-complex="12pt"/>
    </style:style>
    <style:style style:name="T216_9" style:family="text">
      <style:text-properties fo:background-color="#ffffff" fo:color="#222222" fo:font-size="12pt" style:font-size-asian="12pt" style:font-size-complex="12pt"/>
    </style:style>
    <style:style style:name="T216_10" style:family="text">
      <style:text-properties fo:background-color="#ffffff" fo:color="#222222" fo:font-size="12pt" style:font-size-asian="12pt" style:font-size-complex="12pt"/>
    </style:style>
    <style:style style:name="T216_11" style:family="text">
      <style:text-properties fo:background-color="#ffffff" fo:color="#222222" fo:font-size="12pt" style:font-size-asian="12pt" style:font-size-complex="12pt"/>
    </style:style>
    <style:style style:name="T216_12" style:family="text">
      <style:text-properties fo:background-color="#ffffff" fo:color="#222222" fo:font-size="12pt" style:font-size-asian="12pt" style:font-size-complex="12pt"/>
    </style:style>
    <style:style style:name="T216_13" style:family="text">
      <style:text-properties fo:background-color="#ffffff" fo:color="#222222" fo:font-size="12pt" style:font-size-asian="12pt" style:font-size-complex="12pt"/>
    </style:style>
    <style:style style:name="T216_14" style:family="text">
      <style:text-properties fo:background-color="#ffffff" fo:color="#222222" fo:font-size="12pt" style:font-size-asian="12pt" style:font-size-complex="12pt"/>
    </style:style>
    <style:style style:name="T216_15" style:family="text">
      <style:text-properties fo:background-color="#ffffff" fo:color="#222222" fo:font-size="12pt" style:font-size-asian="12pt" style:font-size-complex="12pt"/>
    </style:style>
    <style:style style:name="T216_16" style:family="text">
      <style:text-properties fo:background-color="#ffffff" fo:color="#222222" fo:font-size="12pt" style:font-size-asian="12pt" style:font-size-complex="12pt"/>
    </style:style>
    <style:style style:name="T216_17" style:family="text">
      <style:text-properties fo:background-color="#ffffff" fo:color="#222222" fo:font-size="12pt" style:font-size-asian="12pt" style:font-size-complex="12pt"/>
    </style:style>
    <style:style style:name="T216_18" style:family="text">
      <style:text-properties fo:background-color="#ffffff" fo:color="#222222" fo:font-size="12pt" style:font-size-asian="12pt" style:font-size-complex="12pt"/>
    </style:style>
    <style:style style:name="T216_19" style:family="text">
      <style:text-properties fo:background-color="#ffffff" fo:color="#222222" fo:font-size="12pt" style:font-size-asian="12pt" style:font-size-complex="12pt"/>
    </style:style>
    <style:style style:name="T216_20" style:family="text">
      <style:text-properties fo:background-color="#ffffff" fo:color="#222222" fo:font-size="12pt" style:font-size-asian="12pt" style:font-size-complex="12pt"/>
    </style:style>
    <style:style style:name="T216_21" style:family="text">
      <style:text-properties fo:background-color="#ffffff" fo:color="#222222" fo:font-size="12pt" style:font-size-asian="12pt" style:font-size-complex="12pt"/>
    </style:style>
    <style:style style:name="T216_22" style:family="text">
      <style:text-properties fo:background-color="#ffffff" fo:color="#222222" fo:font-size="12pt" style:font-size-asian="12pt" style:font-size-complex="12pt"/>
    </style:style>
    <style:style style:name="T216_23" style:family="text">
      <style:text-properties fo:background-color="#ffffff" fo:color="#222222" fo:font-size="12pt" style:font-size-asian="12pt" style:font-size-complex="12pt"/>
    </style:style>
    <style:style style:name="T216_24" style:family="text">
      <style:text-properties fo:background-color="#ffffff" fo:color="#222222" fo:font-size="12pt" style:font-size-asian="12pt" style:font-size-complex="12pt"/>
    </style:style>
    <style:style style:name="T216_25" style:family="text">
      <style:text-properties fo:background-color="#ffffff" fo:color="#222222" fo:font-size="12pt" style:font-size-asian="12pt" style:font-size-complex="12pt"/>
    </style:style>
    <style:style style:name="T216_26" style:family="text">
      <style:text-properties fo:background-color="#ffffff" fo:color="#222222" fo:font-size="12pt" style:font-size-asian="12pt" style:font-size-complex="12pt"/>
    </style:style>
    <style:style style:name="T216_27" style:family="text">
      <style:text-properties fo:background-color="#ffffff" fo:color="#222222" fo:font-size="12pt" style:font-size-asian="12pt" style:font-size-complex="12pt"/>
    </style:style>
    <style:style style:name="T216_28" style:family="text">
      <style:text-properties fo:background-color="#ffffff" fo:color="#222222" fo:font-size="12pt" style:font-size-asian="12pt" style:font-size-complex="12pt"/>
    </style:style>
    <style:style style:name="T216_29" style:family="text">
      <style:text-properties fo:background-color="#ffffff" fo:color="#222222" fo:font-size="12pt" style:font-size-asian="12pt" style:font-size-complex="12pt"/>
    </style:style>
    <style:style style:name="T216_30" style:family="text">
      <style:text-properties fo:background-color="#ffffff" fo:color="#222222" fo:font-size="12pt" style:font-size-asian="12pt" style:font-size-complex="12pt"/>
    </style:style>
    <style:style style:name="P217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18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18_3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18_4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18_5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18_6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18_7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18_8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18_9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18_10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18_1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18_1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>
      <style:text-properties fo:background-color="#ffffff" fo:color="#222222" fo:font-size="12pt" style:font-size-asian="12pt" style:font-size-complex="12pt"/>
    </style:style>
    <style:style style:name="T219_2" style:family="text">
      <style:text-properties fo:background-color="#ffffff" fo:color="#222222" fo:font-size="12pt" style:font-size-asian="12pt" style:font-size-complex="12pt"/>
    </style:style>
    <style:style style:name="T219_3" style:family="text">
      <style:text-properties fo:background-color="#ffffff" fo:color="#222222" fo:font-size="12pt" style:font-size-asian="12pt" style:font-size-complex="12pt"/>
    </style:style>
    <style:style style:name="T219_4" style:family="text">
      <style:text-properties fo:background-color="#ffffff" fo:color="#222222" fo:font-size="12pt" style:font-size-asian="12pt" style:font-size-complex="12pt"/>
    </style:style>
    <style:style style:name="T219_5" style:family="text">
      <style:text-properties fo:background-color="#ffffff" fo:color="#222222" fo:font-size="12pt" style:font-size-asian="12pt" style:font-size-complex="12pt"/>
    </style:style>
    <style:style style:name="T219_6" style:family="text">
      <style:text-properties fo:background-color="#ffffff" fo:color="#222222" fo:font-size="12pt" style:font-size-asian="12pt" style:font-size-complex="12pt"/>
    </style:style>
    <style:style style:name="T219_7" style:family="text">
      <style:text-properties fo:background-color="#ffffff" fo:color="#222222" fo:font-size="12pt" style:font-size-asian="12pt" style:font-size-complex="12pt"/>
    </style:style>
    <style:style style:name="T219_8" style:family="text">
      <style:text-properties fo:background-color="#ffffff" fo:color="#222222" fo:font-size="12pt" style:font-size-asian="12pt" style:font-size-complex="12pt"/>
    </style:style>
    <style:style style:name="T219_9" style:family="text">
      <style:text-properties fo:background-color="#ffffff" fo:color="#222222" fo:font-size="12pt" style:font-size-asian="12pt" style:font-size-complex="12pt"/>
    </style:style>
    <style:style style:name="T219_10" style:family="text">
      <style:text-properties fo:background-color="#ffffff" fo:color="#222222" fo:font-size="12pt" style:font-size-asian="12pt" style:font-size-complex="12pt"/>
    </style:style>
    <style:style style:name="T219_11" style:family="text">
      <style:text-properties fo:background-color="#ffffff" fo:color="#222222" fo:font-size="12pt" style:font-size-asian="12pt" style:font-size-complex="12pt"/>
    </style:style>
    <style:style style:name="T219_12" style:family="text">
      <style:text-properties fo:background-color="#ffffff" fo:color="#222222" fo:font-size="12pt" style:font-size-asian="12pt" style:font-size-complex="12pt"/>
    </style:style>
    <style:style style:name="T219_13" style:family="text">
      <style:text-properties fo:background-color="#ffffff" fo:color="#222222" fo:font-size="12pt" style:font-size-asian="12pt" style:font-size-complex="12pt"/>
    </style:style>
    <style:style style:name="T219_14" style:family="text">
      <style:text-properties fo:background-color="#ffffff" fo:color="#222222" fo:font-size="12pt" style:font-size-asian="12pt" style:font-size-complex="12pt"/>
    </style:style>
    <style:style style:name="T219_15" style:family="text">
      <style:text-properties fo:background-color="#ffffff" fo:color="#222222" fo:font-size="12pt" style:font-size-asian="12pt" style:font-size-complex="12pt"/>
    </style:style>
    <style:style style:name="T219_16" style:family="text">
      <style:text-properties fo:background-color="#ffffff" fo:color="#222222" fo:font-size="12pt" style:font-size-asian="12pt" style:font-size-complex="12pt"/>
    </style:style>
    <style:style style:name="T219_17" style:family="text">
      <style:text-properties fo:background-color="#ffffff" fo:color="#222222" fo:font-size="12pt" style:font-size-asian="12pt" style:font-size-complex="12pt"/>
    </style:style>
    <style:style style:name="T219_18" style:family="text">
      <style:text-properties fo:background-color="#ffffff" fo:color="#222222" fo:font-size="12pt" style:font-size-asian="12pt" style:font-size-complex="12pt"/>
    </style:style>
    <style:style style:name="P220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21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21_3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21_4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22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>
      <style:text-properties fo:background-color="#ffffff" fo:color="#222222" fo:font-size="12pt" style:font-size-asian="12pt" style:font-size-complex="12pt"/>
    </style:style>
    <style:style style:name="T223_2" style:family="text">
      <style:text-properties fo:background-color="#ffffff" fo:color="#222222" fo:font-size="12pt" style:font-size-asian="12pt" style:font-size-complex="12pt"/>
    </style:style>
    <style:style style:name="T223_3" style:family="text">
      <style:text-properties fo:background-color="#ffffff" fo:color="#222222" fo:font-size="12pt" style:font-size-asian="12pt" style:font-size-complex="12pt"/>
    </style:style>
    <style:style style:name="T223_4" style:family="text">
      <style:text-properties fo:background-color="#ffffff" fo:color="#222222" fo:font-size="12pt" style:font-size-asian="12pt" style:font-size-complex="12pt"/>
    </style:style>
    <style:style style:name="T223_5" style:family="text">
      <style:text-properties fo:background-color="#ffffff" fo:color="#222222" fo:font-size="12pt" style:font-size-asian="12pt" style:font-size-complex="12pt"/>
    </style:style>
    <style:style style:name="T223_6" style:family="text">
      <style:text-properties fo:background-color="#ffffff" fo:color="#222222" fo:font-size="12pt" style:font-size-asian="12pt" style:font-size-complex="12pt"/>
    </style:style>
    <style:style style:name="T223_7" style:family="text">
      <style:text-properties fo:background-color="#ffffff" fo:color="#222222" fo:font-size="12pt" style:font-size-asian="12pt" style:font-size-complex="12pt"/>
    </style:style>
    <style:style style:name="T223_8" style:family="text">
      <style:text-properties fo:background-color="#ffffff" fo:color="#222222" fo:font-size="12pt" style:font-size-asian="12pt" style:font-size-complex="12pt"/>
    </style:style>
    <style:style style:name="T223_9" style:family="text">
      <style:text-properties fo:background-color="#ffffff" fo:color="#222222" fo:font-size="12pt" style:font-size-asian="12pt" style:font-size-complex="12pt"/>
    </style:style>
    <style:style style:name="T223_10" style:family="text">
      <style:text-properties fo:background-color="#ffffff" fo:color="#222222" fo:font-size="12pt" style:font-size-asian="12pt" style:font-size-complex="12pt"/>
    </style:style>
    <style:style style:name="T223_11" style:family="text">
      <style:text-properties fo:background-color="#ffffff" fo:color="#222222" fo:font-size="12pt" style:font-size-asian="12pt" style:font-size-complex="12pt"/>
    </style:style>
    <style:style style:name="T223_12" style:family="text">
      <style:text-properties fo:background-color="#ffffff" fo:color="#222222" fo:font-size="12pt" style:font-size-asian="12pt" style:font-size-complex="12pt"/>
    </style:style>
    <style:style style:name="T223_13" style:family="text">
      <style:text-properties fo:background-color="#ffffff" fo:color="#222222" fo:font-size="12pt" style:font-size-asian="12pt" style:font-size-complex="12pt"/>
    </style:style>
    <style:style style:name="T223_14" style:family="text">
      <style:text-properties fo:background-color="#ffffff" fo:color="#222222" fo:font-size="12pt" style:font-size-asian="12pt" style:font-size-complex="12pt"/>
    </style:style>
    <style:style style:name="T223_15" style:family="text">
      <style:text-properties fo:background-color="#ffffff" fo:color="#222222" fo:font-size="12pt" style:font-size-asian="12pt" style:font-size-complex="12pt"/>
    </style:style>
    <style:style style:name="T223_16" style:family="text">
      <style:text-properties fo:background-color="#ffffff" fo:color="#222222" fo:font-size="12pt" style:font-size-asian="12pt" style:font-size-complex="12pt"/>
    </style:style>
    <style:style style:name="T223_17" style:family="text">
      <style:text-properties fo:background-color="#ffffff" fo:color="#222222" fo:font-size="12pt" style:font-size-asian="12pt" style:font-size-complex="12pt"/>
    </style:style>
    <style:style style:name="T223_18" style:family="text">
      <style:text-properties fo:background-color="#ffffff" fo:color="#222222" fo:font-size="12pt" style:font-size-asian="12pt" style:font-size-complex="12pt"/>
    </style:style>
    <style:style style:name="T223_19" style:family="text">
      <style:text-properties fo:background-color="#ffffff" fo:color="#222222" fo:font-size="12pt" style:font-size-asian="12pt" style:font-size-complex="12pt"/>
    </style:style>
    <style:style style:name="T223_20" style:family="text">
      <style:text-properties fo:background-color="#ffffff" fo:color="#222222" fo:font-size="12pt" style:font-size-asian="12pt" style:font-size-complex="12pt"/>
    </style:style>
    <style:style style:name="T223_21" style:family="text">
      <style:text-properties fo:background-color="#ffffff" fo:color="#222222" fo:font-size="12pt" style:font-size-asian="12pt" style:font-size-complex="12pt"/>
    </style:style>
    <style:style style:name="T223_22" style:family="text">
      <style:text-properties fo:background-color="#ffffff" fo:color="#222222" fo:font-size="12pt" style:font-size-asian="12pt" style:font-size-complex="12pt"/>
    </style:style>
    <style:style style:name="T223_23" style:family="text">
      <style:text-properties fo:background-color="#ffffff" fo:color="#222222" fo:font-size="12pt" style:font-size-asian="12pt" style:font-size-complex="12pt"/>
    </style:style>
    <style:style style:name="T223_24" style:family="text">
      <style:text-properties fo:background-color="#ffffff" fo:color="#222222" fo:font-size="12pt" style:font-size-asian="12pt" style:font-size-complex="12pt"/>
    </style:style>
    <style:style style:name="T223_25" style:family="text">
      <style:text-properties fo:background-color="#ffffff" fo:color="#222222" fo:font-size="12pt" style:font-size-asian="12pt" style:font-size-complex="12pt"/>
    </style:style>
    <style:style style:name="T223_26" style:family="text">
      <style:text-properties fo:background-color="#ffffff" fo:color="#222222" fo:font-size="12pt" style:font-size-asian="12pt" style:font-size-complex="12pt"/>
    </style:style>
    <style:style style:name="T223_27" style:family="text">
      <style:text-properties fo:background-color="#ffffff" fo:color="#222222" fo:font-size="12pt" style:font-size-asian="12pt" style:font-size-complex="12pt"/>
    </style:style>
    <style:style style:name="T223_28" style:family="text">
      <style:text-properties fo:background-color="#ffffff" fo:color="#222222" fo:font-size="12pt" style:font-size-asian="12pt" style:font-size-complex="12pt"/>
    </style:style>
    <style:style style:name="T223_29" style:family="text">
      <style:text-properties fo:background-color="#ffffff" fo:color="#222222" fo:font-size="12pt" style:font-size-asian="12pt" style:font-size-complex="12pt"/>
    </style:style>
    <style:style style:name="T223_30" style:family="text">
      <style:text-properties fo:background-color="#ffffff" fo:color="#222222" fo:font-size="12pt" style:font-size-asian="12pt" style:font-size-complex="12pt"/>
    </style:style>
    <style:style style:name="T223_31" style:family="text">
      <style:text-properties fo:background-color="#ffffff" fo:color="#222222" fo:font-size="12pt" style:font-size-asian="12pt" style:font-size-complex="12pt"/>
    </style:style>
    <style:style style:name="T223_32" style:family="text">
      <style:text-properties fo:background-color="#ffffff" fo:color="#222222" fo:font-size="12pt" style:font-size-asian="12pt" style:font-size-complex="12pt"/>
    </style:style>
    <style:style style:name="T223_33" style:family="text">
      <style:text-properties fo:background-color="#ffffff" fo:color="#222222" fo:font-size="12pt" style:font-size-asian="12pt" style:font-size-complex="12pt"/>
    </style:style>
    <style:style style:name="T223_34" style:family="text">
      <style:text-properties fo:background-color="#ffffff" fo:color="#222222" fo:font-size="12pt" style:font-size-asian="12pt" style:font-size-complex="12pt"/>
    </style:style>
    <style:style style:name="T223_35" style:family="text">
      <style:text-properties fo:background-color="#ffffff" fo:color="#222222" fo:font-size="12pt" style:font-size-asian="12pt" style:font-size-complex="12pt"/>
    </style:style>
    <style:style style:name="T223_36" style:family="text">
      <style:text-properties fo:background-color="#ffffff" fo:color="#222222" fo:font-size="12pt" style:font-size-asian="12pt" style:font-size-complex="12pt"/>
    </style:style>
    <style:style style:name="T223_37" style:family="text">
      <style:text-properties fo:background-color="#ffffff" fo:color="#222222" fo:font-size="12pt" style:font-size-asian="12pt" style:font-size-complex="12pt"/>
    </style:style>
    <style:style style:name="T223_38" style:family="text">
      <style:text-properties fo:background-color="#ffffff" fo:color="#222222" fo:font-size="12pt" style:font-size-asian="12pt" style:font-size-complex="12pt"/>
    </style:style>
    <style:style style:name="T223_39" style:family="text">
      <style:text-properties fo:background-color="#ffffff" fo:color="#222222" fo:font-size="12pt" style:font-size-asian="12pt" style:font-size-complex="12pt"/>
    </style:style>
    <style:style style:name="T223_40" style:family="text">
      <style:text-properties fo:background-color="#ffffff" fo:color="#222222" fo:font-size="12pt" style:font-size-asian="12pt" style:font-size-complex="12pt"/>
    </style:style>
    <style:style style:name="T223_41" style:family="text">
      <style:text-properties fo:background-color="#ffffff" fo:color="#222222" fo:font-size="12pt" style:font-size-asian="12pt" style:font-size-complex="12pt"/>
    </style:style>
    <style:style style:name="T223_42" style:family="text">
      <style:text-properties fo:background-color="#ffffff" fo:color="#222222" fo:font-size="12pt" style:font-size-asian="12pt" style:font-size-complex="12pt"/>
    </style:style>
    <style:style style:name="T223_43" style:family="text">
      <style:text-properties fo:background-color="#ffffff" fo:color="#222222" fo:font-size="12pt" style:font-size-asian="12pt" style:font-size-complex="12pt"/>
    </style:style>
    <style:style style:name="T223_44" style:family="text">
      <style:text-properties fo:background-color="#ffffff" fo:color="#222222" fo:font-size="12pt" style:font-size-asian="12pt" style:font-size-complex="12pt"/>
    </style:style>
    <style:style style:name="T223_45" style:family="text">
      <style:text-properties fo:background-color="#ffffff" fo:color="#222222" fo:font-size="12pt" style:font-size-asian="12pt" style:font-size-complex="12pt"/>
    </style:style>
    <style:style style:name="T223_46" style:family="text">
      <style:text-properties fo:background-color="#ffffff" fo:color="#222222" fo:font-size="12pt" style:font-size-asian="12pt" style:font-size-complex="12pt"/>
    </style:style>
    <style:style style:name="T223_47" style:family="text">
      <style:text-properties fo:background-color="#ffffff" fo:color="#222222" fo:font-size="12pt" style:font-size-asian="12pt" style:font-size-complex="12pt"/>
    </style:style>
    <style:style style:name="T223_48" style:family="text">
      <style:text-properties fo:background-color="#ffffff" fo:color="#222222" fo:font-size="12pt" style:font-size-asian="12pt" style:font-size-complex="12pt"/>
    </style:style>
    <style:style style:name="T223_49" style:family="text">
      <style:text-properties fo:background-color="#ffffff" fo:color="#222222" fo:font-size="12pt" style:font-size-asian="12pt" style:font-size-complex="12pt"/>
    </style:style>
    <style:style style:name="T223_50" style:family="text">
      <style:text-properties fo:background-color="#ffffff" fo:color="#222222" fo:font-size="12pt" style:font-size-asian="12pt" style:font-size-complex="12pt"/>
    </style:style>
    <style:style style:name="T223_51" style:family="text">
      <style:text-properties fo:background-color="#ffffff" fo:color="#222222" fo:font-size="12pt" style:font-size-asian="12pt" style:font-size-complex="12pt"/>
    </style:style>
    <style:style style:name="T223_52" style:family="text">
      <style:text-properties fo:background-color="#ffffff" fo:color="#222222" fo:font-size="12pt" style:font-size-asian="12pt" style:font-size-complex="12pt"/>
    </style:style>
    <style:style style:name="T223_53" style:family="text">
      <style:text-properties fo:background-color="#ffffff" fo:color="#222222" fo:font-size="12pt" style:font-size-asian="12pt" style:font-size-complex="12pt"/>
    </style:style>
    <style:style style:name="T223_54" style:family="text">
      <style:text-properties fo:background-color="#ffffff" fo:color="#222222" fo:font-size="12pt" style:font-size-asian="12pt" style:font-size-complex="12pt"/>
    </style:style>
    <style:style style:name="T223_55" style:family="text">
      <style:text-properties fo:background-color="#ffffff" fo:color="#222222" fo:font-size="12pt" style:font-size-asian="12pt" style:font-size-complex="12pt"/>
    </style:style>
    <style:style style:name="T223_56" style:family="text">
      <style:text-properties fo:background-color="#ffffff" fo:color="#222222" fo:font-size="12pt" style:font-size-asian="12pt" style:font-size-complex="12pt"/>
    </style:style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>
      <style:text-properties fo:background-color="#ffffff" fo:color="#222222" fo:font-size="12pt" style:font-size-asian="12pt" style:font-size-complex="12pt"/>
    </style:style>
    <style:style style:name="T224_2" style:family="text">
      <style:text-properties fo:background-color="#ffffff" fo:color="#222222" fo:font-size="12pt" style:font-size-asian="12pt" style:font-size-complex="12pt"/>
    </style:style>
    <style:style style:name="T224_3" style:family="text">
      <style:text-properties fo:background-color="#ffffff" fo:color="#222222" fo:font-size="12pt" style:font-size-asian="12pt" style:font-size-complex="12pt"/>
    </style:style>
    <style:style style:name="T224_4" style:family="text">
      <style:text-properties fo:background-color="#ffffff" fo:color="#222222" fo:font-size="12pt" style:font-size-asian="12pt" style:font-size-complex="12pt"/>
    </style:style>
    <style:style style:name="T224_5" style:family="text">
      <style:text-properties fo:background-color="#ffffff" fo:color="#222222" fo:font-size="12pt" style:font-size-asian="12pt" style:font-size-complex="12pt"/>
    </style:style>
    <style:style style:name="T224_6" style:family="text">
      <style:text-properties fo:background-color="#ffffff" fo:color="#222222" fo:font-size="12pt" style:font-size-asian="12pt" style:font-size-complex="12pt"/>
    </style:style>
    <style:style style:name="T224_7" style:family="text">
      <style:text-properties fo:background-color="#ffffff" fo:color="#222222" fo:font-size="12pt" style:font-size-asian="12pt" style:font-size-complex="12pt"/>
    </style:style>
    <style:style style:name="T224_8" style:family="text">
      <style:text-properties fo:background-color="#ffffff" fo:color="#222222" fo:font-size="12pt" style:font-size-asian="12pt" style:font-size-complex="12pt"/>
    </style:style>
    <style:style style:name="T224_9" style:family="text">
      <style:text-properties fo:background-color="#ffffff" fo:color="#222222" fo:font-size="12pt" style:font-size-asian="12pt" style:font-size-complex="12pt"/>
    </style:style>
    <style:style style:name="T224_10" style:family="text">
      <style:text-properties fo:background-color="#ffffff" fo:color="#222222" fo:font-size="12pt" style:font-size-asian="12pt" style:font-size-complex="12pt"/>
    </style:style>
    <style:style style:name="T224_11" style:family="text">
      <style:text-properties fo:background-color="#ffffff" fo:color="#222222" fo:font-size="12pt" style:font-size-asian="12pt" style:font-size-complex="12pt"/>
    </style:style>
    <style:style style:name="T224_12" style:family="text">
      <style:text-properties fo:background-color="#ffffff" fo:color="#222222" fo:font-size="12pt" style:font-size-asian="12pt" style:font-size-complex="12pt"/>
    </style:style>
    <style:style style:name="T224_13" style:family="text">
      <style:text-properties fo:background-color="#ffffff" fo:color="#222222" fo:font-size="12pt" style:font-size-asian="12pt" style:font-size-complex="12pt"/>
    </style:style>
    <style:style style:name="T224_14" style:family="text">
      <style:text-properties fo:background-color="#ffffff" fo:color="#222222" fo:font-size="12pt" style:font-size-asian="12pt" style:font-size-complex="12pt"/>
    </style:style>
    <style:style style:name="T224_15" style:family="text">
      <style:text-properties fo:background-color="#ffffff" fo:color="#222222" fo:font-size="12pt" style:font-size-asian="12pt" style:font-size-complex="12pt"/>
    </style:style>
    <style:style style:name="T224_16" style:family="text">
      <style:text-properties fo:background-color="#ffffff" fo:color="#222222" fo:font-size="12pt" style:font-size-asian="12pt" style:font-size-complex="12pt"/>
    </style:style>
    <style:style style:name="T224_17" style:family="text">
      <style:text-properties fo:background-color="#ffffff" fo:color="#222222" fo:font-size="12pt" style:font-size-asian="12pt" style:font-size-complex="12pt"/>
    </style:style>
    <style:style style:name="T224_18" style:family="text">
      <style:text-properties fo:background-color="#ffffff" fo:color="#222222" fo:font-size="12pt" style:font-size-asian="12pt" style:font-size-complex="12pt"/>
    </style:style>
    <style:style style:name="T224_19" style:family="text">
      <style:text-properties fo:background-color="#ffffff" fo:color="#222222" fo:font-size="12pt" style:font-size-asian="12pt" style:font-size-complex="12pt"/>
    </style:style>
    <style:style style:name="T224_20" style:family="text">
      <style:text-properties fo:background-color="#ffffff" fo:color="#222222" fo:font-size="12pt" style:font-size-asian="12pt" style:font-size-complex="12pt"/>
    </style:style>
    <style:style style:name="T224_21" style:family="text">
      <style:text-properties fo:background-color="#ffffff" fo:color="#222222" fo:font-size="12pt" style:font-size-asian="12pt" style:font-size-complex="12pt"/>
    </style:style>
    <style:style style:name="T224_22" style:family="text">
      <style:text-properties fo:background-color="#ffffff" fo:color="#222222" fo:font-size="12pt" style:font-size-asian="12pt" style:font-size-complex="12pt"/>
    </style:style>
    <style:style style:name="T224_23" style:family="text">
      <style:text-properties fo:background-color="#ffffff" fo:color="#222222" fo:font-size="12pt" style:font-size-asian="12pt" style:font-size-complex="12pt"/>
    </style:style>
    <style:style style:name="T224_24" style:family="text">
      <style:text-properties fo:background-color="#ffffff" fo:color="#222222" fo:font-size="12pt" style:font-size-asian="12pt" style:font-size-complex="12pt"/>
    </style:style>
    <style:style style:name="T224_25" style:family="text">
      <style:text-properties fo:background-color="#ffffff" fo:color="#222222" fo:font-size="12pt" style:font-size-asian="12pt" style:font-size-complex="12pt"/>
    </style:style>
    <style:style style:name="T224_26" style:family="text">
      <style:text-properties fo:background-color="#ffffff" fo:color="#222222" fo:font-size="12pt" style:font-size-asian="12pt" style:font-size-complex="12pt"/>
    </style:style>
    <style:style style:name="T224_27" style:family="text">
      <style:text-properties fo:background-color="#ffffff" fo:color="#222222" fo:font-size="12pt" style:font-size-asian="12pt" style:font-size-complex="12pt"/>
    </style:style>
    <style:style style:name="T224_28" style:family="text">
      <style:text-properties fo:background-color="#ffffff" fo:color="#222222" fo:font-size="12pt" style:font-size-asian="12pt" style:font-size-complex="12pt"/>
    </style:style>
    <style:style style:name="T224_29" style:family="text">
      <style:text-properties fo:background-color="#ffffff" fo:color="#222222" fo:font-size="12pt" style:font-size-asian="12pt" style:font-size-complex="12pt"/>
    </style:style>
    <style:style style:name="T224_30" style:family="text">
      <style:text-properties fo:background-color="#ffffff" fo:color="#222222" fo:font-size="12pt" style:font-size-asian="12pt" style:font-size-complex="12pt"/>
    </style:style>
    <style:style style:name="T224_31" style:family="text">
      <style:text-properties fo:background-color="#ffffff" fo:color="#222222" fo:font-size="12pt" style:font-size-asian="12pt" style:font-size-complex="12pt"/>
    </style:style>
    <style:style style:name="T224_32" style:family="text">
      <style:text-properties fo:background-color="#ffffff" fo:color="#222222" fo:font-size="12pt" style:font-size-asian="12pt" style:font-size-complex="12pt"/>
    </style:style>
    <style:style style:name="T224_33" style:family="text">
      <style:text-properties fo:background-color="#ffffff" fo:color="#222222" fo:font-size="12pt" style:font-size-asian="12pt" style:font-size-complex="12pt"/>
    </style:style>
    <style:style style:name="T224_34" style:family="text">
      <style:text-properties fo:background-color="#ffffff" fo:color="#222222" fo:font-size="12pt" style:font-size-asian="12pt" style:font-size-complex="12pt"/>
    </style:style>
    <style:style style:name="T224_35" style:family="text">
      <style:text-properties fo:background-color="#ffffff" fo:color="#222222" fo:font-size="12pt" style:font-size-asian="12pt" style:font-size-complex="12pt"/>
    </style:style>
    <style:style style:name="T224_36" style:family="text">
      <style:text-properties fo:background-color="#ffffff" fo:color="#222222" fo:font-size="12pt" style:font-size-asian="12pt" style:font-size-complex="12pt"/>
    </style:style>
    <style:style style:name="T224_37" style:family="text">
      <style:text-properties fo:background-color="#ffffff" fo:color="#222222" fo:font-size="12pt" style:font-size-asian="12pt" style:font-size-complex="12pt"/>
    </style:style>
    <style:style style:name="T224_38" style:family="text">
      <style:text-properties fo:background-color="#ffffff" fo:color="#222222" fo:font-size="12pt" style:font-size-asian="12pt" style:font-size-complex="12pt"/>
    </style:style>
    <style:style style:name="T224_39" style:family="text">
      <style:text-properties fo:background-color="#ffffff" fo:color="#222222" fo:font-size="12pt" style:font-size-asian="12pt" style:font-size-complex="12pt"/>
    </style:style>
    <style:style style:name="T224_40" style:family="text">
      <style:text-properties fo:background-color="#ffffff" fo:color="#222222" fo:font-size="12pt" style:font-size-asian="12pt" style:font-size-complex="12pt"/>
    </style:style>
    <style:style style:name="T224_41" style:family="text">
      <style:text-properties fo:background-color="#ffffff" fo:color="#222222" fo:font-size="12pt" style:font-size-asian="12pt" style:font-size-complex="12pt"/>
    </style:style>
    <style:style style:name="T224_42" style:family="text">
      <style:text-properties fo:background-color="#ffffff" fo:color="#222222" fo:font-size="12pt" style:font-size-asian="12pt" style:font-size-complex="12pt"/>
    </style:style>
    <style:style style:name="T224_43" style:family="text">
      <style:text-properties fo:background-color="#ffffff" fo:color="#222222" fo:font-size="12pt" style:font-size-asian="12pt" style:font-size-complex="12pt"/>
    </style:style>
    <style:style style:name="T224_44" style:family="text">
      <style:text-properties fo:background-color="#ffffff" fo:color="#222222" fo:font-size="12pt" style:font-size-asian="12pt" style:font-size-complex="12pt"/>
    </style:style>
    <style:style style:name="T224_45" style:family="text">
      <style:text-properties fo:background-color="#ffffff" fo:color="#222222" fo:font-size="12pt" style:font-size-asian="12pt" style:font-size-complex="12pt"/>
    </style:style>
    <style:style style:name="T224_46" style:family="text">
      <style:text-properties fo:background-color="#ffffff" fo:color="#222222" fo:font-size="12pt" style:font-size-asian="12pt" style:font-size-complex="12pt"/>
    </style:style>
    <style:style style:name="T224_47" style:family="text">
      <style:text-properties fo:background-color="#ffffff" fo:color="#222222" fo:font-size="12pt" style:font-size-asian="12pt" style:font-size-complex="12pt"/>
    </style:style>
    <style:style style:name="T224_48" style:family="text">
      <style:text-properties fo:background-color="#ffffff" fo:color="#222222" fo:font-size="12pt" style:font-size-asian="12pt" style:font-size-complex="12pt"/>
    </style:style>
    <style:style style:name="T224_49" style:family="text">
      <style:text-properties fo:background-color="#ffffff" fo:color="#222222" fo:font-size="12pt" style:font-size-asian="12pt" style:font-size-complex="12pt"/>
    </style:style>
    <style:style style:name="T224_50" style:family="text">
      <style:text-properties fo:background-color="#ffffff" fo:color="#222222" fo:font-size="12pt" style:font-size-asian="12pt" style:font-size-complex="12pt"/>
    </style:style>
    <style:style style:name="T224_51" style:family="text">
      <style:text-properties fo:background-color="#ffffff" fo:color="#222222" fo:font-size="12pt" style:font-size-asian="12pt" style:font-size-complex="12pt"/>
    </style:style>
    <style:style style:name="T224_52" style:family="text">
      <style:text-properties fo:background-color="#ffffff" fo:color="#222222" fo:font-size="12pt" style:font-size-asian="12pt" style:font-size-complex="12pt"/>
    </style:style>
    <style:style style:name="T224_53" style:family="text">
      <style:text-properties fo:background-color="#ffffff" fo:color="#222222" fo:font-size="12pt" style:font-size-asian="12pt" style:font-size-complex="12pt"/>
    </style:style>
    <style:style style:name="T224_54" style:family="text">
      <style:text-properties fo:background-color="#ffffff" fo:color="#222222" fo:font-size="12pt" style:font-size-asian="12pt" style:font-size-complex="12pt"/>
    </style:style>
    <style:style style:name="T224_55" style:family="text">
      <style:text-properties fo:background-color="#ffffff" fo:color="#222222" fo:font-size="12pt" style:font-size-asian="12pt" style:font-size-complex="12pt"/>
    </style:style>
    <style:style style:name="T224_56" style:family="text">
      <style:text-properties fo:background-color="#ffffff" fo:color="#222222" fo:font-size="12pt" style:font-size-asian="12pt" style:font-size-complex="12pt"/>
    </style:style>
    <style:style style:name="T224_57" style:family="text">
      <style:text-properties fo:background-color="#ffffff" fo:color="#222222" fo:font-size="12pt" style:font-size-asian="12pt" style:font-size-complex="12pt"/>
    </style:style>
    <style:style style:name="T224_58" style:family="text">
      <style:text-properties fo:background-color="#ffffff" fo:color="#222222" fo:font-size="12pt" style:font-size-asian="12pt" style:font-size-complex="12pt"/>
    </style:style>
    <style:style style:name="T224_59" style:family="text">
      <style:text-properties fo:background-color="#ffffff" fo:color="#222222" fo:font-size="12pt" style:font-size-asian="12pt" style:font-size-complex="12pt"/>
    </style:style>
    <style:style style:name="T224_60" style:family="text">
      <style:text-properties fo:background-color="#ffffff" fo:color="#222222" fo:font-size="12pt" style:font-size-asian="12pt" style:font-size-complex="12pt"/>
    </style:style>
    <style:style style:name="T224_61" style:family="text">
      <style:text-properties fo:background-color="#ffffff" fo:color="#222222" fo:font-size="12pt" style:font-size-asian="12pt" style:font-size-complex="12pt"/>
    </style:style>
    <style:style style:name="T224_62" style:family="text">
      <style:text-properties fo:background-color="#ffffff" fo:color="#222222" fo:font-size="12pt" style:font-size-asian="12pt" style:font-size-complex="12pt"/>
    </style:style>
    <style:style style:name="T224_63" style:family="text">
      <style:text-properties fo:background-color="#ffffff" fo:color="#222222" fo:font-size="12pt" style:font-size-asian="12pt" style:font-size-complex="12pt"/>
    </style:style>
    <style:style style:name="T224_64" style:family="text">
      <style:text-properties fo:background-color="#ffffff" fo:color="#222222" fo:font-size="12pt" style:font-size-asian="12pt" style:font-size-complex="12pt"/>
    </style:style>
    <style:style style:name="T224_65" style:family="text">
      <style:text-properties fo:background-color="#ffffff" fo:color="#222222" fo:font-size="12pt" style:font-size-asian="12pt" style:font-size-complex="12pt"/>
    </style:style>
    <style:style style:name="T224_66" style:family="text">
      <style:text-properties fo:background-color="#ffffff" fo:color="#222222" fo:font-size="12pt" style:font-size-asian="12pt" style:font-size-complex="12pt"/>
    </style:style>
    <style:style style:name="T224_67" style:family="text">
      <style:text-properties fo:background-color="#ffffff" fo:color="#222222" fo:font-size="12pt" style:font-size-asian="12pt" style:font-size-complex="12pt"/>
    </style:style>
    <style:style style:name="T224_68" style:family="text">
      <style:text-properties fo:background-color="#ffffff" fo:color="#222222" fo:font-size="12pt" style:font-size-asian="12pt" style:font-size-complex="12pt"/>
    </style:style>
    <style:style style:name="T224_69" style:family="text">
      <style:text-properties fo:background-color="#ffffff" fo:color="#222222" fo:font-size="12pt" style:font-size-asian="12pt" style:font-size-complex="12pt"/>
    </style:style>
    <style:style style:name="T224_70" style:family="text">
      <style:text-properties fo:background-color="#ffffff" fo:color="#222222" fo:font-size="12pt" style:font-size-asian="12pt" style:font-size-complex="12pt"/>
    </style:style>
    <style:style style:name="T224_71" style:family="text">
      <style:text-properties fo:background-color="#ffffff" fo:color="#222222" fo:font-size="12pt" style:font-size-asian="12pt" style:font-size-complex="12pt"/>
    </style:style>
    <style:style style:name="T224_72" style:family="text">
      <style:text-properties fo:background-color="#ffffff" fo:color="#222222" fo:font-size="12pt" style:font-size-asian="12pt" style:font-size-complex="12pt"/>
    </style:style>
    <style:style style:name="T224_73" style:family="text">
      <style:text-properties fo:background-color="#ffffff" fo:color="#222222" fo:font-size="12pt" style:font-size-asian="12pt" style:font-size-complex="12pt"/>
    </style:style>
    <style:style style:name="T224_74" style:family="text">
      <style:text-properties fo:background-color="#ffffff" fo:color="#222222" fo:font-size="12pt" style:font-size-asian="12pt" style:font-size-complex="12pt"/>
    </style:style>
    <style:style style:name="T224_75" style:family="text">
      <style:text-properties fo:background-color="#ffffff" fo:color="#222222" fo:font-size="12pt" style:font-size-asian="12pt" style:font-size-complex="12pt"/>
    </style:style>
    <style:style style:name="T224_76" style:family="text">
      <style:text-properties fo:background-color="#ffffff" fo:color="#222222" fo:font-size="12pt" style:font-size-asian="12pt" style:font-size-complex="12pt"/>
    </style:style>
    <style:style style:name="P225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26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27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27_3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27_4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27_5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28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29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29_3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29_4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29_5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29_6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29_7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>
      <style:text-properties fo:background-color="#ffffff" fo:color="#222222" fo:font-size="12pt" style:font-size-asian="12pt" style:font-size-complex="12pt"/>
    </style:style>
    <style:style style:name="T230_2" style:family="text">
      <style:text-properties fo:background-color="#ffffff" fo:color="#222222" fo:font-size="12pt" style:font-size-asian="12pt" style:font-size-complex="12pt"/>
    </style:style>
    <style:style style:name="T230_3" style:family="text">
      <style:text-properties fo:background-color="#ffffff" fo:color="#222222" fo:font-size="12pt" style:font-size-asian="12pt" style:font-size-complex="12pt"/>
    </style:style>
    <style:style style:name="T230_4" style:family="text">
      <style:text-properties fo:background-color="#ffffff" fo:color="#222222" fo:font-size="12pt" style:font-size-asian="12pt" style:font-size-complex="12pt"/>
    </style:style>
    <style:style style:name="T230_5" style:family="text">
      <style:text-properties fo:background-color="#ffffff" fo:color="#222222" fo:font-size="12pt" style:font-size-asian="12pt" style:font-size-complex="12pt"/>
    </style:style>
    <style:style style:name="T230_6" style:family="text">
      <style:text-properties fo:background-color="#ffffff" fo:color="#222222" fo:font-size="12pt" style:font-size-asian="12pt" style:font-size-complex="12pt"/>
    </style:style>
    <style:style style:name="T230_7" style:family="text">
      <style:text-properties fo:background-color="#ffffff" fo:color="#222222" fo:font-size="12pt" style:font-size-asian="12pt" style:font-size-complex="12pt"/>
    </style:style>
    <style:style style:name="T230_8" style:family="text">
      <style:text-properties fo:background-color="#ffffff" fo:color="#222222" fo:font-size="12pt" style:font-size-asian="12pt" style:font-size-complex="12pt"/>
    </style:style>
    <style:style style:name="T230_9" style:family="text">
      <style:text-properties fo:background-color="#ffffff" fo:color="#222222" fo:font-size="12pt" style:font-size-asian="12pt" style:font-size-complex="12pt"/>
    </style:style>
    <style:style style:name="T230_10" style:family="text">
      <style:text-properties fo:background-color="#ffffff" fo:color="#222222" fo:font-size="12pt" style:font-size-asian="12pt" style:font-size-complex="12pt"/>
    </style:style>
    <style:style style:name="T230_11" style:family="text">
      <style:text-properties fo:background-color="#ffffff" fo:color="#222222" fo:font-size="12pt" style:font-size-asian="12pt" style:font-size-complex="12pt"/>
    </style:style>
    <style:style style:name="T230_12" style:family="text">
      <style:text-properties fo:background-color="#ffffff" fo:color="#222222" fo:font-size="12pt" style:font-size-asian="12pt" style:font-size-complex="12pt"/>
    </style:style>
    <style:style style:name="T230_13" style:family="text">
      <style:text-properties fo:background-color="#ffffff" fo:color="#222222" fo:font-size="12pt" style:font-size-asian="12pt" style:font-size-complex="12pt"/>
    </style:style>
    <style:style style:name="T230_14" style:family="text">
      <style:text-properties fo:background-color="#ffffff" fo:color="#222222" fo:font-size="12pt" style:font-size-asian="12pt" style:font-size-complex="12pt"/>
    </style:style>
    <style:style style:name="T230_15" style:family="text">
      <style:text-properties fo:background-color="#ffffff" fo:color="#222222" fo:font-size="12pt" style:font-size-asian="12pt" style:font-size-complex="12pt"/>
    </style:style>
    <style:style style:name="T230_16" style:family="text">
      <style:text-properties fo:background-color="#ffffff" fo:color="#222222" fo:font-size="12pt" style:font-size-asian="12pt" style:font-size-complex="12pt"/>
    </style:style>
    <style:style style:name="T230_17" style:family="text">
      <style:text-properties fo:background-color="#ffffff" fo:color="#222222" fo:font-size="12pt" style:font-size-asian="12pt" style:font-size-complex="12pt"/>
    </style:style>
    <style:style style:name="T230_18" style:family="text">
      <style:text-properties fo:background-color="#ffffff" fo:color="#222222" fo:font-size="12pt" style:font-size-asian="12pt" style:font-size-complex="12pt"/>
    </style:style>
    <style:style style:name="T230_19" style:family="text">
      <style:text-properties fo:background-color="#ffffff" fo:color="#222222" fo:font-size="12pt" style:font-size-asian="12pt" style:font-size-complex="12pt"/>
    </style:style>
    <style:style style:name="T230_20" style:family="text">
      <style:text-properties fo:background-color="#ffffff" fo:color="#222222" fo:font-size="12pt" style:font-size-asian="12pt" style:font-size-complex="12pt"/>
    </style:style>
    <style:style style:name="T230_21" style:family="text">
      <style:text-properties fo:background-color="#ffffff" fo:color="#222222" fo:font-size="12pt" style:font-size-asian="12pt" style:font-size-complex="12pt"/>
    </style:style>
    <style:style style:name="T230_22" style:family="text">
      <style:text-properties fo:background-color="#ffffff" fo:color="#222222" fo:font-size="12pt" style:font-size-asian="12pt" style:font-size-complex="12pt"/>
    </style:style>
    <style:style style:name="T230_23" style:family="text">
      <style:text-properties fo:background-color="#ffffff" fo:color="#222222" fo:font-size="12pt" style:font-size-asian="12pt" style:font-size-complex="12pt"/>
    </style:style>
    <style:style style:name="T230_24" style:family="text">
      <style:text-properties fo:background-color="#ffffff" fo:color="#222222" fo:font-size="12pt" style:font-size-asian="12pt" style:font-size-complex="12pt"/>
    </style:style>
    <style:style style:name="T230_25" style:family="text">
      <style:text-properties fo:background-color="#ffffff" fo:color="#222222" fo:font-size="12pt" style:font-size-asian="12pt" style:font-size-complex="12pt"/>
    </style:style>
    <style:style style:name="T230_26" style:family="text">
      <style:text-properties fo:background-color="#ffffff" fo:color="#222222" fo:font-size="12pt" style:font-size-asian="12pt" style:font-size-complex="12pt"/>
    </style:style>
    <style:style style:name="T230_27" style:family="text">
      <style:text-properties fo:background-color="#ffffff" fo:color="#222222" fo:font-size="12pt" style:font-size-asian="12pt" style:font-size-complex="12pt"/>
    </style:style>
    <style:style style:name="T230_28" style:family="text">
      <style:text-properties fo:background-color="#ffffff" fo:color="#222222" fo:font-size="12pt" style:font-size-asian="12pt" style:font-size-complex="12pt"/>
    </style:style>
    <style:style style:name="T230_29" style:family="text">
      <style:text-properties fo:background-color="#ffffff" fo:color="#222222" fo:font-size="12pt" style:font-size-asian="12pt" style:font-size-complex="12pt"/>
    </style:style>
    <style:style style:name="T230_30" style:family="text">
      <style:text-properties fo:background-color="#ffffff" fo:color="#222222" fo:font-size="12pt" style:font-size-asian="12pt" style:font-size-complex="12pt"/>
    </style:style>
    <style:style style:name="T230_31" style:family="text">
      <style:text-properties fo:background-color="#ffffff" fo:color="#222222" fo:font-size="12pt" style:font-size-asian="12pt" style:font-size-complex="12pt"/>
    </style:style>
    <style:style style:name="T230_32" style:family="text">
      <style:text-properties fo:background-color="#ffffff" fo:color="#222222" fo:font-size="12pt" style:font-size-asian="12pt" style:font-size-complex="12pt"/>
    </style:style>
    <style:style style:name="T230_33" style:family="text">
      <style:text-properties fo:background-color="#ffffff" fo:color="#222222" fo:font-size="12pt" style:font-size-asian="12pt" style:font-size-complex="12pt"/>
    </style:style>
    <style:style style:name="T230_34" style:family="text">
      <style:text-properties fo:background-color="#ffffff" fo:color="#222222" fo:font-size="12pt" style:font-size-asian="12pt" style:font-size-complex="12pt"/>
    </style:style>
    <style:style style:name="T230_35" style:family="text">
      <style:text-properties fo:background-color="#ffffff" fo:color="#222222" fo:font-size="12pt" style:font-size-asian="12pt" style:font-size-complex="12pt"/>
    </style:style>
    <style:style style:name="T230_36" style:family="text">
      <style:text-properties fo:background-color="#ffffff" fo:color="#222222" fo:font-size="12pt" style:font-size-asian="12pt" style:font-size-complex="12pt"/>
    </style:style>
    <style:style style:name="T230_37" style:family="text">
      <style:text-properties fo:background-color="#ffffff" fo:color="#222222" fo:font-size="12pt" style:font-size-asian="12pt" style:font-size-complex="12pt"/>
    </style:style>
    <style:style style:name="T230_38" style:family="text">
      <style:text-properties fo:background-color="#ffffff" fo:color="#222222" fo:font-size="12pt" style:font-size-asian="12pt" style:font-size-complex="12pt"/>
    </style:style>
    <style:style style:name="T230_39" style:family="text">
      <style:text-properties fo:background-color="#ffffff" fo:color="#222222" fo:font-size="12pt" style:font-size-asian="12pt" style:font-size-complex="12pt"/>
    </style:style>
    <style:style style:name="T230_40" style:family="text">
      <style:text-properties fo:background-color="#ffffff" fo:color="#222222" fo:font-size="12pt" style:font-size-asian="12pt" style:font-size-complex="12pt"/>
    </style:style>
    <style:style style:name="T230_41" style:family="text">
      <style:text-properties fo:background-color="#ffffff" fo:color="#222222" fo:font-size="12pt" style:font-size-asian="12pt" style:font-size-complex="12pt"/>
    </style:style>
    <style:style style:name="T230_42" style:family="text">
      <style:text-properties fo:background-color="#ffffff" fo:color="#222222" fo:font-size="12pt" style:font-size-asian="12pt" style:font-size-complex="12pt"/>
    </style:style>
    <style:style style:name="T230_43" style:family="text">
      <style:text-properties fo:background-color="#ffffff" fo:color="#222222" fo:font-size="12pt" style:font-size-asian="12pt" style:font-size-complex="12pt"/>
    </style:style>
    <style:style style:name="T230_44" style:family="text">
      <style:text-properties fo:background-color="#ffffff" fo:color="#222222" fo:font-size="12pt" style:font-size-asian="12pt" style:font-size-complex="12pt"/>
    </style:style>
    <style:style style:name="T230_45" style:family="text">
      <style:text-properties fo:background-color="#ffffff" fo:color="#222222" fo:font-size="12pt" style:font-size-asian="12pt" style:font-size-complex="12pt"/>
    </style:style>
    <style:style style:name="T230_46" style:family="text">
      <style:text-properties fo:background-color="#ffffff" fo:color="#222222" fo:font-size="12pt" style:font-size-asian="12pt" style:font-size-complex="12pt"/>
    </style:style>
    <style:style style:name="T230_47" style:family="text">
      <style:text-properties fo:background-color="#ffffff" fo:color="#222222" fo:font-size="12pt" style:font-size-asian="12pt" style:font-size-complex="12pt"/>
    </style:style>
    <style:style style:name="T230_48" style:family="text">
      <style:text-properties fo:background-color="#ffffff" fo:color="#222222" fo:font-size="12pt" style:font-size-asian="12pt" style:font-size-complex="12pt"/>
    </style:style>
    <style:style style:name="T230_49" style:family="text">
      <style:text-properties fo:background-color="#ffffff" fo:color="#222222" fo:font-size="12pt" style:font-size-asian="12pt" style:font-size-complex="12pt"/>
    </style:style>
    <style:style style:name="T230_50" style:family="text">
      <style:text-properties fo:background-color="#ffffff" fo:color="#222222" fo:font-size="12pt" style:font-size-asian="12pt" style:font-size-complex="12pt"/>
    </style:style>
    <style:style style:name="T230_51" style:family="text">
      <style:text-properties fo:background-color="#ffffff" fo:color="#222222" fo:font-size="12pt" style:font-size-asian="12pt" style:font-size-complex="12pt"/>
    </style:style>
    <style:style style:name="T230_52" style:family="text">
      <style:text-properties fo:background-color="#ffffff" fo:color="#222222" fo:font-size="12pt" style:font-size-asian="12pt" style:font-size-complex="12pt"/>
    </style:style>
    <style:style style:name="T230_53" style:family="text">
      <style:text-properties fo:background-color="#ffffff" fo:color="#222222" fo:font-size="12pt" style:font-size-asian="12pt" style:font-size-complex="12pt"/>
    </style:style>
    <style:style style:name="T230_54" style:family="text">
      <style:text-properties fo:background-color="#ffffff" fo:color="#222222" fo:font-size="12pt" style:font-size-asian="12pt" style:font-size-complex="12pt"/>
    </style:style>
    <style:style style:name="T230_55" style:family="text">
      <style:text-properties fo:background-color="#ffffff" fo:color="#222222" fo:font-size="12pt" style:font-size-asian="12pt" style:font-size-complex="12pt"/>
    </style:style>
    <style:style style:name="T230_56" style:family="text">
      <style:text-properties fo:background-color="#ffffff" fo:color="#222222" fo:font-size="12pt" style:font-size-asian="12pt" style:font-size-complex="12pt"/>
    </style:style>
    <style:style style:name="T230_57" style:family="text">
      <style:text-properties fo:background-color="#ffffff" fo:color="#222222" fo:font-size="12pt" style:font-size-asian="12pt" style:font-size-complex="12pt"/>
    </style:style>
    <style:style style:name="T230_58" style:family="text">
      <style:text-properties fo:background-color="#ffffff" fo:color="#222222" fo:font-size="12pt" style:font-size-asian="12pt" style:font-size-complex="12pt"/>
    </style:style>
    <style:style style:name="T230_59" style:family="text">
      <style:text-properties fo:background-color="#ffffff" fo:color="#222222" fo:font-size="12pt" style:font-size-asian="12pt" style:font-size-complex="12pt"/>
    </style:style>
    <style:style style:name="T230_60" style:family="text">
      <style:text-properties fo:background-color="#ffffff" fo:color="#222222" fo:font-size="12pt" style:font-size-asian="12pt" style:font-size-complex="12pt"/>
    </style:style>
    <style:style style:name="T230_61" style:family="text">
      <style:text-properties fo:background-color="#ffffff" fo:color="#222222" fo:font-size="12pt" style:font-size-asian="12pt" style:font-size-complex="12pt"/>
    </style:style>
    <style:style style:name="T230_62" style:family="text">
      <style:text-properties fo:background-color="#ffffff" fo:color="#222222" fo:font-size="12pt" style:font-size-asian="12pt" style:font-size-complex="12pt"/>
    </style:style>
    <style:style style:name="T230_63" style:family="text">
      <style:text-properties fo:background-color="#ffffff" fo:color="#222222" fo:font-size="12pt" style:font-size-asian="12pt" style:font-size-complex="12pt"/>
    </style:style>
    <style:style style:name="T230_64" style:family="text">
      <style:text-properties fo:background-color="#ffffff" fo:color="#222222" fo:font-size="12pt" style:font-size-asian="12pt" style:font-size-complex="12pt"/>
    </style:style>
    <style:style style:name="T230_65" style:family="text">
      <style:text-properties fo:background-color="#ffffff" fo:color="#222222" fo:font-size="12pt" style:font-size-asian="12pt" style:font-size-complex="12pt"/>
    </style:style>
    <style:style style:name="T230_66" style:family="text">
      <style:text-properties fo:background-color="#ffffff" fo:color="#222222" fo:font-size="12pt" style:font-size-asian="12pt" style:font-size-complex="12pt"/>
    </style:style>
    <style:style style:name="T230_67" style:family="text">
      <style:text-properties fo:background-color="#ffffff" fo:color="#222222" fo:font-size="12pt" style:font-size-asian="12pt" style:font-size-complex="12pt"/>
    </style:style>
    <style:style style:name="T230_68" style:family="text">
      <style:text-properties fo:background-color="#ffffff" fo:color="#222222" fo:font-size="12pt" style:font-size-asian="12pt" style:font-size-complex="12pt"/>
    </style:style>
    <style:style style:name="T230_69" style:family="text">
      <style:text-properties fo:background-color="#ffffff" fo:color="#222222" fo:font-size="12pt" style:font-size-asian="12pt" style:font-size-complex="12pt"/>
    </style:style>
    <style:style style:name="T230_70" style:family="text">
      <style:text-properties fo:background-color="#ffffff" fo:color="#222222" fo:font-size="12pt" style:font-size-asian="12pt" style:font-size-complex="12pt"/>
    </style:style>
    <style:style style:name="T230_71" style:family="text">
      <style:text-properties fo:background-color="#ffffff" fo:color="#222222" fo:font-size="12pt" style:font-size-asian="12pt" style:font-size-complex="12pt"/>
    </style:style>
    <style:style style:name="T230_72" style:family="text">
      <style:text-properties fo:background-color="#ffffff" fo:color="#222222" fo:font-size="12pt" style:font-size-asian="12pt" style:font-size-complex="12pt"/>
    </style:style>
    <style:style style:name="T230_73" style:family="text">
      <style:text-properties fo:background-color="#ffffff" fo:color="#222222" fo:font-size="12pt" style:font-size-asian="12pt" style:font-size-complex="12pt"/>
    </style:style>
    <style:style style:name="T230_74" style:family="text">
      <style:text-properties fo:background-color="#ffffff" fo:color="#222222" fo:font-size="12pt" style:font-size-asian="12pt" style:font-size-complex="12pt"/>
    </style:style>
    <style:style style:name="T230_75" style:family="text">
      <style:text-properties fo:background-color="#ffffff" fo:color="#222222" fo:font-size="12pt" style:font-size-asian="12pt" style:font-size-complex="12pt"/>
    </style:style>
    <style:style style:name="T230_76" style:family="text">
      <style:text-properties fo:background-color="#ffffff" fo:color="#222222" fo:font-size="12pt" style:font-size-asian="12pt" style:font-size-complex="12pt"/>
    </style:style>
    <style:style style:name="T230_77" style:family="text">
      <style:text-properties fo:background-color="#ffffff" fo:color="#222222" fo:font-size="12pt" style:font-size-asian="12pt" style:font-size-complex="12pt"/>
    </style:style>
    <style:style style:name="T230_78" style:family="text">
      <style:text-properties fo:background-color="#ffffff" fo:color="#222222" fo:font-size="12pt" style:font-size-asian="12pt" style:font-size-complex="12pt"/>
    </style:style>
    <style:style style:name="T230_79" style:family="text">
      <style:text-properties fo:background-color="#ffffff" fo:color="#222222" fo:font-size="12pt" style:font-size-asian="12pt" style:font-size-complex="12pt"/>
    </style:style>
    <style:style style:name="T230_80" style:family="text">
      <style:text-properties fo:background-color="#ffffff" fo:color="#222222" fo:font-size="12pt" style:font-size-asian="12pt" style:font-size-complex="12pt"/>
    </style:style>
    <style:style style:name="T230_81" style:family="text">
      <style:text-properties fo:background-color="#ffffff" fo:color="#222222" fo:font-size="12pt" style:font-size-asian="12pt" style:font-size-complex="12pt"/>
    </style:style>
    <style:style style:name="T230_82" style:family="text">
      <style:text-properties fo:background-color="#ffffff" fo:color="#222222" fo:font-size="12pt" style:font-size-asian="12pt" style:font-size-complex="12pt"/>
    </style:style>
    <style:style style:name="T230_83" style:family="text">
      <style:text-properties fo:background-color="#ffffff" fo:color="#222222" fo:font-size="12pt" style:font-size-asian="12pt" style:font-size-complex="12pt"/>
    </style:style>
    <style:style style:name="T230_84" style:family="text">
      <style:text-properties fo:background-color="#ffffff" fo:color="#222222" fo:font-size="12pt" style:font-size-asian="12pt" style:font-size-complex="12pt"/>
    </style:style>
    <style:style style:name="T230_85" style:family="text">
      <style:text-properties fo:background-color="#ffffff" fo:color="#222222" fo:font-size="12pt" style:font-size-asian="12pt" style:font-size-complex="12pt"/>
    </style:style>
    <style:style style:name="T230_86" style:family="text">
      <style:text-properties fo:background-color="#ffffff" fo:color="#222222" fo:font-size="12pt" style:font-size-asian="12pt" style:font-size-complex="12pt"/>
    </style:style>
    <style:style style:name="T230_87" style:family="text">
      <style:text-properties fo:background-color="#ffffff" fo:color="#222222" fo:font-size="12pt" style:font-size-asian="12pt" style:font-size-complex="12pt"/>
    </style:style>
    <style:style style:name="T230_88" style:family="text">
      <style:text-properties fo:background-color="#ffffff" fo:color="#222222" fo:font-size="12pt" style:font-size-asian="12pt" style:font-size-complex="12pt"/>
    </style:style>
    <style:style style:name="T230_89" style:family="text">
      <style:text-properties fo:background-color="#ffffff" fo:color="#222222" fo:font-size="12pt" style:font-size-asian="12pt" style:font-size-complex="12pt"/>
    </style:style>
    <style:style style:name="T230_90" style:family="text">
      <style:text-properties fo:background-color="#ffffff" fo:color="#222222" fo:font-size="12pt" style:font-size-asian="12pt" style:font-size-complex="12pt"/>
    </style:style>
    <style:style style:name="T230_91" style:family="text">
      <style:text-properties fo:background-color="#ffffff" fo:color="#222222" fo:font-size="12pt" style:font-size-asian="12pt" style:font-size-complex="12pt"/>
    </style:style>
    <style:style style:name="T230_92" style:family="text">
      <style:text-properties fo:background-color="#ffffff" fo:color="#222222" fo:font-size="12pt" style:font-size-asian="12pt" style:font-size-complex="12pt"/>
    </style:style>
    <style:style style:name="T230_93" style:family="text">
      <style:text-properties fo:background-color="#ffffff" fo:color="#222222" fo:font-size="12pt" style:font-size-asian="12pt" style:font-size-complex="12pt"/>
    </style:style>
    <style:style style:name="T230_94" style:family="text">
      <style:text-properties fo:background-color="#ffffff" fo:color="#222222" fo:font-size="12pt" style:font-size-asian="12pt" style:font-size-complex="12pt"/>
    </style:style>
    <style:style style:name="T230_95" style:family="text">
      <style:text-properties fo:background-color="#ffffff" fo:color="#222222" fo:font-size="12pt" style:font-size-asian="12pt" style:font-size-complex="12pt"/>
    </style:style>
    <style:style style:name="T230_96" style:family="text">
      <style:text-properties fo:background-color="#ffffff" fo:color="#222222" fo:font-size="12pt" style:font-size-asian="12pt" style:font-size-complex="12pt"/>
    </style:style>
    <style:style style:name="T230_97" style:family="text">
      <style:text-properties fo:background-color="#ffffff" fo:color="#222222" fo:font-size="12pt" style:font-size-asian="12pt" style:font-size-complex="12pt"/>
    </style:style>
    <style:style style:name="T230_98" style:family="text">
      <style:text-properties fo:background-color="#ffffff" fo:color="#222222" fo:font-size="12pt" style:font-size-asian="12pt" style:font-size-complex="12pt"/>
    </style:style>
    <style:style style:name="T230_99" style:family="text">
      <style:text-properties fo:background-color="#ffffff" fo:color="#222222" fo:font-size="12pt" style:font-size-asian="12pt" style:font-size-complex="12pt"/>
    </style:style>
    <style:style style:name="T230_100" style:family="text">
      <style:text-properties fo:background-color="#ffffff" fo:color="#222222" fo:font-size="12pt" style:font-size-asian="12pt" style:font-size-complex="12pt"/>
    </style:style>
    <style:style style:name="T230_101" style:family="text">
      <style:text-properties fo:background-color="#ffffff" fo:color="#222222" fo:font-size="12pt" style:font-size-asian="12pt" style:font-size-complex="12pt"/>
    </style:style>
    <style:style style:name="T230_102" style:family="text">
      <style:text-properties fo:background-color="#ffffff" fo:color="#222222" fo:font-size="12pt" style:font-size-asian="12pt" style:font-size-complex="12pt"/>
    </style:style>
    <style:style style:name="T230_103" style:family="text">
      <style:text-properties fo:background-color="#ffffff" fo:color="#222222" fo:font-size="12pt" style:font-size-asian="12pt" style:font-size-complex="12pt"/>
    </style:style>
    <style:style style:name="T230_104" style:family="text">
      <style:text-properties fo:background-color="#ffffff" fo:color="#222222" fo:font-size="12pt" style:font-size-asian="12pt" style:font-size-complex="12pt"/>
    </style:style>
    <style:style style:name="T230_105" style:family="text">
      <style:text-properties fo:background-color="#ffffff" fo:color="#222222" fo:font-size="12pt" style:font-size-asian="12pt" style:font-size-complex="12pt"/>
    </style:style>
    <style:style style:name="T230_106" style:family="text">
      <style:text-properties fo:background-color="#ffffff" fo:color="#222222" fo:font-size="12pt" style:font-size-asian="12pt" style:font-size-complex="12pt"/>
    </style:style>
    <style:style style:name="T230_107" style:family="text">
      <style:text-properties fo:background-color="#ffffff" fo:color="#222222" fo:font-size="12pt" style:font-size-asian="12pt" style:font-size-complex="12pt"/>
    </style:style>
    <style:style style:name="T230_108" style:family="text">
      <style:text-properties fo:background-color="#ffffff" fo:color="#222222" fo:font-size="12pt" style:font-size-asian="12pt" style:font-size-complex="12pt"/>
    </style:style>
    <style:style style:name="T230_109" style:family="text">
      <style:text-properties fo:background-color="#ffffff" fo:color="#222222" fo:font-size="12pt" style:font-size-asian="12pt" style:font-size-complex="12pt"/>
    </style:style>
    <style:style style:name="T230_110" style:family="text">
      <style:text-properties fo:background-color="#ffffff" fo:color="#222222" fo:font-size="12pt" style:font-size-asian="12pt" style:font-size-complex="12pt"/>
    </style:style>
    <style:style style:name="T230_111" style:family="text">
      <style:text-properties fo:background-color="#ffffff" fo:color="#222222" fo:font-size="12pt" style:font-size-asian="12pt" style:font-size-complex="12pt"/>
    </style:style>
    <style:style style:name="T230_112" style:family="text">
      <style:text-properties fo:background-color="#ffffff" fo:color="#222222" fo:font-size="12pt" style:font-size-asian="12pt" style:font-size-complex="12pt"/>
    </style:style>
    <style:style style:name="T230_113" style:family="text">
      <style:text-properties fo:background-color="#ffffff" fo:color="#222222" fo:font-size="12pt" style:font-size-asian="12pt" style:font-size-complex="12pt"/>
    </style:style>
    <style:style style:name="T230_114" style:family="text">
      <style:text-properties fo:background-color="#ffffff" fo:color="#222222" fo:font-size="12pt" style:font-size-asian="12pt" style:font-size-complex="12pt"/>
    </style:style>
    <style:style style:name="T230_115" style:family="text">
      <style:text-properties fo:background-color="#ffffff" fo:color="#222222" fo:font-size="12pt" style:font-size-asian="12pt" style:font-size-complex="12pt"/>
    </style:style>
    <style:style style:name="T230_116" style:family="text">
      <style:text-properties fo:background-color="#ffffff" fo:color="#222222" fo:font-size="12pt" style:font-size-asian="12pt" style:font-size-complex="12pt"/>
    </style:style>
    <style:style style:name="T230_117" style:family="text">
      <style:text-properties fo:background-color="#ffffff" fo:color="#222222" fo:font-size="12pt" style:font-size-asian="12pt" style:font-size-complex="12pt"/>
    </style:style>
    <style:style style:name="T230_118" style:family="text">
      <style:text-properties fo:background-color="#ffffff" fo:color="#222222" fo:font-size="12pt" style:font-size-asian="12pt" style:font-size-complex="12pt"/>
    </style:style>
    <style:style style:name="T230_119" style:family="text">
      <style:text-properties fo:background-color="#ffffff" fo:color="#222222" fo:font-size="12pt" style:font-size-asian="12pt" style:font-size-complex="12pt"/>
    </style:style>
    <style:style style:name="T230_120" style:family="text">
      <style:text-properties fo:background-color="#ffffff" fo:color="#222222" fo:font-size="12pt" style:font-size-asian="12pt" style:font-size-complex="12pt"/>
    </style:style>
    <style:style style:name="P231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32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32_3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>
      <style:text-properties fo:background-color="#ffffff" fo:color="#222222" fo:font-size="12pt" style:font-size-asian="12pt" style:font-size-complex="12pt"/>
    </style:style>
    <style:style style:name="T233_2" style:family="text">
      <style:text-properties fo:background-color="#ffffff" fo:color="#222222" fo:font-size="12pt" style:font-size-asian="12pt" style:font-size-complex="12pt"/>
    </style:style>
    <style:style style:name="T233_3" style:family="text">
      <style:text-properties fo:background-color="#ffffff" fo:color="#222222" fo:font-size="12pt" style:font-size-asian="12pt" style:font-size-complex="12pt"/>
    </style:style>
    <style:style style:name="T233_4" style:family="text">
      <style:text-properties fo:background-color="#ffffff" fo:color="#222222" fo:font-size="12pt" style:font-size-asian="12pt" style:font-size-complex="12pt"/>
    </style:style>
    <style:style style:name="T233_5" style:family="text">
      <style:text-properties fo:background-color="#ffffff" fo:color="#222222" fo:font-size="12pt" style:font-size-asian="12pt" style:font-size-complex="12pt"/>
    </style:style>
    <style:style style:name="T233_6" style:family="text">
      <style:text-properties fo:background-color="#ffffff" fo:color="#222222" fo:font-size="12pt" style:font-size-asian="12pt" style:font-size-complex="12pt"/>
    </style:style>
    <style:style style:name="T233_7" style:family="text">
      <style:text-properties fo:background-color="#ffffff" fo:color="#222222" fo:font-size="12pt" style:font-size-asian="12pt" style:font-size-complex="12pt"/>
    </style:style>
    <style:style style:name="T233_8" style:family="text">
      <style:text-properties fo:background-color="#ffffff" fo:color="#222222" fo:font-size="12pt" style:font-size-asian="12pt" style:font-size-complex="12pt"/>
    </style:style>
    <style:style style:name="T233_9" style:family="text">
      <style:text-properties fo:background-color="#ffffff" fo:color="#222222" fo:font-size="12pt" style:font-size-asian="12pt" style:font-size-complex="12pt"/>
    </style:style>
    <style:style style:name="T233_10" style:family="text">
      <style:text-properties fo:background-color="#ffffff" fo:color="#222222" fo:font-size="12pt" style:font-size-asian="12pt" style:font-size-complex="12pt"/>
    </style:style>
    <style:style style:name="T233_11" style:family="text">
      <style:text-properties fo:background-color="#ffffff" fo:color="#222222" fo:font-size="12pt" style:font-size-asian="12pt" style:font-size-complex="12pt"/>
    </style:style>
    <style:style style:name="T233_12" style:family="text">
      <style:text-properties fo:background-color="#ffffff" fo:color="#222222" fo:font-size="12pt" style:font-size-asian="12pt" style:font-size-complex="12pt"/>
    </style:style>
    <style:style style:name="T233_13" style:family="text">
      <style:text-properties fo:background-color="#ffffff" fo:color="#222222" fo:font-size="12pt" style:font-size-asian="12pt" style:font-size-complex="12pt"/>
    </style:style>
    <style:style style:name="T233_14" style:family="text">
      <style:text-properties fo:background-color="#ffffff" fo:color="#222222" fo:font-size="12pt" style:font-size-asian="12pt" style:font-size-complex="12pt"/>
    </style:style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>
      <style:text-properties fo:background-color="#ffffff" fo:color="#222222" fo:font-size="12pt" style:font-size-asian="12pt" style:font-size-complex="12pt"/>
    </style:style>
    <style:style style:name="T234_2" style:family="text">
      <style:text-properties fo:background-color="#ffffff" fo:color="#222222" fo:font-size="12pt" style:font-size-asian="12pt" style:font-size-complex="12pt"/>
    </style:style>
    <style:style style:name="T234_3" style:family="text">
      <style:text-properties fo:background-color="#ffffff" fo:color="#222222" fo:font-size="12pt" style:font-size-asian="12pt" style:font-size-complex="12pt"/>
    </style:style>
    <style:style style:name="T234_4" style:family="text">
      <style:text-properties fo:background-color="#ffffff" fo:color="#222222" fo:font-size="12pt" style:font-size-asian="12pt" style:font-size-complex="12pt"/>
    </style:style>
    <style:style style:name="T234_5" style:family="text">
      <style:text-properties fo:background-color="#ffffff" fo:color="#222222" fo:font-size="12pt" style:font-size-asian="12pt" style:font-size-complex="12pt"/>
    </style:style>
    <style:style style:name="T234_6" style:family="text">
      <style:text-properties fo:background-color="#ffffff" fo:color="#222222" fo:font-size="12pt" style:font-size-asian="12pt" style:font-size-complex="12pt"/>
    </style:style>
    <style:style style:name="T234_7" style:family="text">
      <style:text-properties fo:background-color="#ffffff" fo:color="#222222" fo:font-size="12pt" style:font-size-asian="12pt" style:font-size-complex="12pt"/>
    </style:style>
    <style:style style:name="T234_8" style:family="text">
      <style:text-properties fo:background-color="#ffffff" fo:color="#222222" fo:font-size="12pt" style:font-size-asian="12pt" style:font-size-complex="12pt"/>
    </style:style>
    <style:style style:name="T234_9" style:family="text">
      <style:text-properties fo:background-color="#ffffff" fo:color="#222222" fo:font-size="12pt" style:font-size-asian="12pt" style:font-size-complex="12pt"/>
    </style:style>
    <style:style style:name="T234_10" style:family="text">
      <style:text-properties fo:background-color="#ffffff" fo:color="#222222" fo:font-size="12pt" style:font-size-asian="12pt" style:font-size-complex="12pt"/>
    </style:style>
    <style:style style:name="T234_11" style:family="text">
      <style:text-properties fo:background-color="#ffffff" fo:color="#222222" fo:font-size="12pt" style:font-size-asian="12pt" style:font-size-complex="12pt"/>
    </style:style>
    <style:style style:name="T234_12" style:family="text">
      <style:text-properties fo:background-color="#ffffff" fo:color="#222222" fo:font-size="12pt" style:font-size-asian="12pt" style:font-size-complex="12pt"/>
    </style:style>
    <style:style style:name="T234_13" style:family="text">
      <style:text-properties fo:background-color="#ffffff" fo:color="#222222" fo:font-size="12pt" style:font-size-asian="12pt" style:font-size-complex="12pt"/>
    </style:style>
    <style:style style:name="T234_14" style:family="text">
      <style:text-properties fo:background-color="#ffffff" fo:color="#222222" fo:font-size="12pt" style:font-size-asian="12pt" style:font-size-complex="12pt"/>
    </style:style>
    <style:style style:name="T234_15" style:family="text">
      <style:text-properties fo:background-color="#ffffff" fo:color="#222222" fo:font-size="12pt" style:font-size-asian="12pt" style:font-size-complex="12pt"/>
    </style:style>
    <style:style style:name="T234_16" style:family="text">
      <style:text-properties fo:background-color="#ffffff" fo:color="#222222" fo:font-size="12pt" style:font-size-asian="12pt" style:font-size-complex="12pt"/>
    </style:style>
    <style:style style:name="T234_17" style:family="text">
      <style:text-properties fo:background-color="#ffffff" fo:color="#222222" fo:font-size="12pt" style:font-size-asian="12pt" style:font-size-complex="12pt"/>
    </style:style>
    <style:style style:name="T234_18" style:family="text">
      <style:text-properties fo:background-color="#ffffff" fo:color="#222222" fo:font-size="12pt" style:font-size-asian="12pt" style:font-size-complex="12pt"/>
    </style:style>
    <style:style style:name="T234_19" style:family="text">
      <style:text-properties fo:background-color="#ffffff" fo:color="#222222" fo:font-size="12pt" style:font-size-asian="12pt" style:font-size-complex="12pt"/>
    </style:style>
    <style:style style:name="T234_20" style:family="text">
      <style:text-properties fo:background-color="#ffffff" fo:color="#222222" fo:font-size="12pt" style:font-size-asian="12pt" style:font-size-complex="12pt"/>
    </style:style>
    <style:style style:name="T234_21" style:family="text">
      <style:text-properties fo:background-color="#ffffff" fo:color="#222222" fo:font-size="12pt" style:font-size-asian="12pt" style:font-size-complex="12pt"/>
    </style:style>
    <style:style style:name="T234_22" style:family="text">
      <style:text-properties fo:background-color="#ffffff" fo:color="#222222" fo:font-size="12pt" style:font-size-asian="12pt" style:font-size-complex="12pt"/>
    </style:style>
    <style:style style:name="T234_23" style:family="text">
      <style:text-properties fo:background-color="#ffffff" fo:color="#222222" fo:font-size="12pt" style:font-size-asian="12pt" style:font-size-complex="12pt"/>
    </style:style>
    <style:style style:name="T234_24" style:family="text">
      <style:text-properties fo:background-color="#ffffff" fo:color="#222222" fo:font-size="12pt" style:font-size-asian="12pt" style:font-size-complex="12pt"/>
    </style:style>
    <style:style style:name="T234_25" style:family="text">
      <style:text-properties fo:background-color="#ffffff" fo:color="#222222" fo:font-size="12pt" style:font-size-asian="12pt" style:font-size-complex="12pt"/>
    </style:style>
    <style:style style:name="T234_26" style:family="text">
      <style:text-properties fo:background-color="#ffffff" fo:color="#222222" fo:font-size="12pt" style:font-size-asian="12pt" style:font-size-complex="12pt"/>
    </style:style>
    <style:style style:name="T234_27" style:family="text">
      <style:text-properties fo:background-color="#ffffff" fo:color="#222222" fo:font-size="12pt" style:font-size-asian="12pt" style:font-size-complex="12pt"/>
    </style:style>
    <style:style style:name="T234_28" style:family="text">
      <style:text-properties fo:background-color="#ffffff" fo:color="#222222" fo:font-size="12pt" style:font-size-asian="12pt" style:font-size-complex="12pt"/>
    </style:style>
    <style:style style:name="T234_29" style:family="text">
      <style:text-properties fo:background-color="#ffffff" fo:color="#222222" fo:font-size="12pt" style:font-size-asian="12pt" style:font-size-complex="12pt"/>
    </style:style>
    <style:style style:name="T234_30" style:family="text">
      <style:text-properties fo:background-color="#ffffff" fo:color="#222222" fo:font-size="12pt" style:font-size-asian="12pt" style:font-size-complex="12pt"/>
    </style:style>
    <style:style style:name="T234_31" style:family="text">
      <style:text-properties fo:background-color="#ffffff" fo:color="#222222" fo:font-size="12pt" style:font-size-asian="12pt" style:font-size-complex="12pt"/>
    </style:style>
    <style:style style:name="T234_32" style:family="text">
      <style:text-properties fo:background-color="#ffffff" fo:color="#222222" fo:font-size="12pt" style:font-size-asian="12pt" style:font-size-complex="12pt"/>
    </style:style>
    <style:style style:name="T234_33" style:family="text">
      <style:text-properties fo:background-color="#ffffff" fo:color="#222222" fo:font-size="12pt" style:font-size-asian="12pt" style:font-size-complex="12pt"/>
    </style:style>
    <style:style style:name="T234_34" style:family="text">
      <style:text-properties fo:background-color="#ffffff" fo:color="#222222" fo:font-size="12pt" style:font-size-asian="12pt" style:font-size-complex="12pt"/>
    </style:style>
    <style:style style:name="T234_35" style:family="text">
      <style:text-properties fo:background-color="#ffffff" fo:color="#222222" fo:font-size="12pt" style:font-size-asian="12pt" style:font-size-complex="12pt"/>
    </style:style>
    <style:style style:name="T234_36" style:family="text">
      <style:text-properties fo:background-color="#ffffff" fo:color="#222222" fo:font-size="12pt" style:font-size-asian="12pt" style:font-size-complex="12pt"/>
    </style:style>
    <style:style style:name="T234_37" style:family="text">
      <style:text-properties fo:background-color="#ffffff" fo:color="#222222" fo:font-size="12pt" style:font-size-asian="12pt" style:font-size-complex="12pt"/>
    </style:style>
    <style:style style:name="T234_38" style:family="text">
      <style:text-properties fo:background-color="#ffffff" fo:color="#222222" fo:font-size="12pt" style:font-size-asian="12pt" style:font-size-complex="12pt"/>
    </style:style>
    <style:style style:name="T234_39" style:family="text">
      <style:text-properties fo:background-color="#ffffff" fo:color="#222222" fo:font-size="12pt" style:font-size-asian="12pt" style:font-size-complex="12pt"/>
    </style:style>
    <style:style style:name="T234_40" style:family="text">
      <style:text-properties fo:background-color="#ffffff" fo:color="#222222" fo:font-size="12pt" style:font-size-asian="12pt" style:font-size-complex="12pt"/>
    </style:style>
    <style:style style:name="T234_41" style:family="text">
      <style:text-properties fo:background-color="#ffffff" fo:color="#222222" fo:font-size="12pt" style:font-size-asian="12pt" style:font-size-complex="12pt"/>
    </style:style>
    <style:style style:name="T234_42" style:family="text">
      <style:text-properties fo:background-color="#ffffff" fo:color="#222222" fo:font-size="12pt" style:font-size-asian="12pt" style:font-size-complex="12pt"/>
    </style:style>
    <style:style style:name="T234_43" style:family="text">
      <style:text-properties fo:background-color="#ffffff" fo:color="#222222" fo:font-size="12pt" style:font-size-asian="12pt" style:font-size-complex="12pt"/>
    </style:style>
    <style:style style:name="T234_44" style:family="text">
      <style:text-properties fo:background-color="#ffffff" fo:color="#222222" fo:font-size="12pt" style:font-size-asian="12pt" style:font-size-complex="12pt"/>
    </style:style>
    <style:style style:name="T234_45" style:family="text">
      <style:text-properties fo:background-color="#ffffff" fo:color="#222222" fo:font-size="12pt" style:font-size-asian="12pt" style:font-size-complex="12pt"/>
    </style:style>
    <style:style style:name="T234_46" style:family="text">
      <style:text-properties fo:background-color="#ffffff" fo:color="#222222" fo:font-size="12pt" style:font-size-asian="12pt" style:font-size-complex="12pt"/>
    </style:style>
    <style:style style:name="T234_47" style:family="text">
      <style:text-properties fo:background-color="#ffffff" fo:color="#222222" fo:font-size="12pt" style:font-size-asian="12pt" style:font-size-complex="12pt"/>
    </style:style>
    <style:style style:name="T234_48" style:family="text">
      <style:text-properties fo:background-color="#ffffff" fo:color="#222222" fo:font-size="12pt" style:font-size-asian="12pt" style:font-size-complex="12pt"/>
    </style:style>
    <style:style style:name="T234_49" style:family="text">
      <style:text-properties fo:background-color="#ffffff" fo:color="#222222" fo:font-size="12pt" style:font-size-asian="12pt" style:font-size-complex="12pt"/>
    </style:style>
    <style:style style:name="T234_50" style:family="text">
      <style:text-properties fo:background-color="#ffffff" fo:color="#222222" fo:font-size="12pt" style:font-size-asian="12pt" style:font-size-complex="12pt"/>
    </style:style>
    <style:style style:name="T234_51" style:family="text">
      <style:text-properties fo:background-color="#ffffff" fo:color="#222222" fo:font-size="12pt" style:font-size-asian="12pt" style:font-size-complex="12pt"/>
    </style:style>
    <style:style style:name="T234_52" style:family="text">
      <style:text-properties fo:background-color="#ffffff" fo:color="#222222" fo:font-size="12pt" style:font-size-asian="12pt" style:font-size-complex="12pt"/>
    </style:style>
    <style:style style:name="T234_53" style:family="text">
      <style:text-properties fo:background-color="#ffffff" fo:color="#222222" fo:font-size="12pt" style:font-size-asian="12pt" style:font-size-complex="12pt"/>
    </style:style>
    <style:style style:name="T234_54" style:family="text">
      <style:text-properties fo:background-color="#ffffff" fo:color="#222222" fo:font-size="12pt" style:font-size-asian="12pt" style:font-size-complex="12pt"/>
    </style:style>
    <style:style style:name="T234_55" style:family="text">
      <style:text-properties fo:background-color="#ffffff" fo:color="#222222" fo:font-size="12pt" style:font-size-asian="12pt" style:font-size-complex="12pt"/>
    </style:style>
    <style:style style:name="T234_56" style:family="text">
      <style:text-properties fo:background-color="#ffffff" fo:color="#222222" fo:font-size="12pt" style:font-size-asian="12pt" style:font-size-complex="12pt"/>
    </style:style>
    <style:style style:name="T234_57" style:family="text">
      <style:text-properties fo:background-color="#ffffff" fo:color="#222222" fo:font-size="12pt" style:font-size-asian="12pt" style:font-size-complex="12pt"/>
    </style:style>
    <style:style style:name="T234_58" style:family="text">
      <style:text-properties fo:background-color="#ffffff" fo:color="#222222" fo:font-size="12pt" style:font-size-asian="12pt" style:font-size-complex="12pt"/>
    </style:style>
    <style:style style:name="T234_59" style:family="text">
      <style:text-properties fo:background-color="#ffffff" fo:color="#222222" fo:font-size="12pt" style:font-size-asian="12pt" style:font-size-complex="12pt"/>
    </style:style>
    <style:style style:name="T234_60" style:family="text">
      <style:text-properties fo:background-color="#ffffff" fo:color="#222222" fo:font-size="12pt" style:font-size-asian="12pt" style:font-size-complex="12pt"/>
    </style:style>
    <style:style style:name="T234_61" style:family="text">
      <style:text-properties fo:background-color="#ffffff" fo:color="#222222" fo:font-size="12pt" style:font-size-asian="12pt" style:font-size-complex="12pt"/>
    </style:style>
    <style:style style:name="T234_62" style:family="text">
      <style:text-properties fo:background-color="#ffffff" fo:color="#222222" fo:font-size="12pt" style:font-size-asian="12pt" style:font-size-complex="12pt"/>
    </style:style>
    <style:style style:name="T234_63" style:family="text">
      <style:text-properties fo:background-color="#ffffff" fo:color="#222222" fo:font-size="12pt" style:font-size-asian="12pt" style:font-size-complex="12pt"/>
    </style:style>
    <style:style style:name="T234_64" style:family="text">
      <style:text-properties fo:background-color="#ffffff" fo:color="#222222" fo:font-size="12pt" style:font-size-asian="12pt" style:font-size-complex="12pt"/>
    </style:style>
    <style:style style:name="T234_65" style:family="text">
      <style:text-properties fo:background-color="#ffffff" fo:color="#222222" fo:font-size="12pt" style:font-size-asian="12pt" style:font-size-complex="12pt"/>
    </style:style>
    <style:style style:name="T234_66" style:family="text">
      <style:text-properties fo:background-color="#ffffff" fo:color="#222222" fo:font-size="12pt" style:font-size-asian="12pt" style:font-size-complex="12pt"/>
    </style:style>
    <style:style style:name="T234_67" style:family="text">
      <style:text-properties fo:background-color="#ffffff" fo:color="#222222" fo:font-size="12pt" style:font-size-asian="12pt" style:font-size-complex="12pt"/>
    </style:style>
    <style:style style:name="T234_68" style:family="text">
      <style:text-properties fo:background-color="#ffffff" fo:color="#222222" fo:font-size="12pt" style:font-size-asian="12pt" style:font-size-complex="12pt"/>
    </style:style>
    <style:style style:name="T234_69" style:family="text">
      <style:text-properties fo:background-color="#ffffff" fo:color="#222222" fo:font-size="12pt" style:font-size-asian="12pt" style:font-size-complex="12pt"/>
    </style:style>
    <style:style style:name="T234_70" style:family="text">
      <style:text-properties fo:background-color="#ffffff" fo:color="#222222" fo:font-size="12pt" style:font-size-asian="12pt" style:font-size-complex="12pt"/>
    </style:style>
    <style:style style:name="T234_71" style:family="text">
      <style:text-properties fo:background-color="#ffffff" fo:color="#222222" fo:font-size="12pt" style:font-size-asian="12pt" style:font-size-complex="12pt"/>
    </style:style>
    <style:style style:name="T234_72" style:family="text">
      <style:text-properties fo:background-color="#ffffff" fo:color="#222222" fo:font-size="12pt" style:font-size-asian="12pt" style:font-size-complex="12pt"/>
    </style:style>
    <style:style style:name="T234_73" style:family="text">
      <style:text-properties fo:background-color="#ffffff" fo:color="#222222" fo:font-size="12pt" style:font-size-asian="12pt" style:font-size-complex="12pt"/>
    </style:style>
    <style:style style:name="T234_74" style:family="text">
      <style:text-properties fo:background-color="#ffffff" fo:color="#222222" fo:font-size="12pt" style:font-size-asian="12pt" style:font-size-complex="12pt"/>
    </style:style>
    <style:style style:name="T234_75" style:family="text">
      <style:text-properties fo:background-color="#ffffff" fo:color="#222222" fo:font-size="12pt" style:font-size-asian="12pt" style:font-size-complex="12pt"/>
    </style:style>
    <style:style style:name="T234_76" style:family="text">
      <style:text-properties fo:background-color="#ffffff" fo:color="#222222" fo:font-size="12pt" style:font-size-asian="12pt" style:font-size-complex="12pt"/>
    </style:style>
    <style:style style:name="T234_77" style:family="text">
      <style:text-properties fo:background-color="#ffffff" fo:color="#222222" fo:font-size="12pt" style:font-size-asian="12pt" style:font-size-complex="12pt"/>
    </style:style>
    <style:style style:name="T234_78" style:family="text">
      <style:text-properties fo:background-color="#ffffff" fo:color="#222222" fo:font-size="12pt" style:font-size-asian="12pt" style:font-size-complex="12pt"/>
    </style:style>
    <style:style style:name="T234_79" style:family="text">
      <style:text-properties fo:background-color="#ffffff" fo:color="#222222" fo:font-size="12pt" style:font-size-asian="12pt" style:font-size-complex="12pt"/>
    </style:style>
    <style:style style:name="T234_80" style:family="text">
      <style:text-properties fo:background-color="#ffffff" fo:color="#222222" fo:font-size="12pt" style:font-size-asian="12pt" style:font-size-complex="12pt"/>
    </style:style>
    <style:style style:name="T234_81" style:family="text">
      <style:text-properties fo:background-color="#ffffff" fo:color="#222222" fo:font-size="12pt" style:font-size-asian="12pt" style:font-size-complex="12pt"/>
    </style:style>
    <style:style style:name="T234_82" style:family="text">
      <style:text-properties fo:background-color="#ffffff" fo:color="#222222" fo:font-size="12pt" style:font-size-asian="12pt" style:font-size-complex="12pt"/>
    </style:style>
    <style:style style:name="T234_83" style:family="text">
      <style:text-properties fo:background-color="#ffffff" fo:color="#222222" fo:font-size="12pt" style:font-size-asian="12pt" style:font-size-complex="12pt"/>
    </style:style>
    <style:style style:name="T234_84" style:family="text">
      <style:text-properties fo:background-color="#ffffff" fo:color="#222222" fo:font-size="12pt" style:font-size-asian="12pt" style:font-size-complex="12pt"/>
    </style:style>
    <style:style style:name="T234_85" style:family="text">
      <style:text-properties fo:background-color="#ffffff" fo:color="#222222" fo:font-size="12pt" style:font-size-asian="12pt" style:font-size-complex="12pt"/>
    </style:style>
    <style:style style:name="T234_86" style:family="text">
      <style:text-properties fo:background-color="#ffffff" fo:color="#222222" fo:font-size="12pt" style:font-size-asian="12pt" style:font-size-complex="12pt"/>
    </style:style>
    <style:style style:name="T234_87" style:family="text">
      <style:text-properties fo:background-color="#ffffff" fo:color="#222222" fo:font-size="12pt" style:font-size-asian="12pt" style:font-size-complex="12pt"/>
    </style:style>
    <style:style style:name="T234_88" style:family="text">
      <style:text-properties fo:background-color="#ffffff" fo:color="#222222" fo:font-size="12pt" style:font-size-asian="12pt" style:font-size-complex="12pt"/>
    </style:style>
    <style:style style:name="T234_89" style:family="text">
      <style:text-properties fo:background-color="#ffffff" fo:color="#222222" fo:font-size="12pt" style:font-size-asian="12pt" style:font-size-complex="12pt"/>
    </style:style>
    <style:style style:name="T234_90" style:family="text">
      <style:text-properties fo:background-color="#ffffff" fo:color="#222222" fo:font-size="12pt" style:font-size-asian="12pt" style:font-size-complex="12pt"/>
    </style:style>
    <style:style style:name="T234_91" style:family="text">
      <style:text-properties fo:background-color="#ffffff" fo:color="#222222" fo:font-size="12pt" style:font-size-asian="12pt" style:font-size-complex="12pt"/>
    </style:style>
    <style:style style:name="T234_92" style:family="text">
      <style:text-properties fo:background-color="#ffffff" fo:color="#222222" fo:font-size="12pt" style:font-size-asian="12pt" style:font-size-complex="12pt"/>
    </style:style>
    <style:style style:name="T234_93" style:family="text">
      <style:text-properties fo:background-color="#ffffff" fo:color="#222222" fo:font-size="12pt" style:font-size-asian="12pt" style:font-size-complex="12pt"/>
    </style:style>
    <style:style style:name="T234_94" style:family="text">
      <style:text-properties fo:background-color="#ffffff" fo:color="#222222" fo:font-size="12pt" style:font-size-asian="12pt" style:font-size-complex="12pt"/>
    </style:style>
    <style:style style:name="T234_95" style:family="text">
      <style:text-properties fo:background-color="#ffffff" fo:color="#222222" fo:font-size="12pt" style:font-size-asian="12pt" style:font-size-complex="12pt"/>
    </style:style>
    <style:style style:name="T234_96" style:family="text">
      <style:text-properties fo:background-color="#ffffff" fo:color="#222222" fo:font-size="12pt" style:font-size-asian="12pt" style:font-size-complex="12pt"/>
    </style:style>
    <style:style style:name="T234_97" style:family="text">
      <style:text-properties fo:background-color="#ffffff" fo:color="#222222" fo:font-size="12pt" style:font-size-asian="12pt" style:font-size-complex="12pt"/>
    </style:style>
    <style:style style:name="T234_98" style:family="text">
      <style:text-properties fo:background-color="#ffffff" fo:color="#222222" fo:font-size="12pt" style:font-size-asian="12pt" style:font-size-complex="12pt"/>
    </style:style>
    <style:style style:name="T234_99" style:family="text">
      <style:text-properties fo:background-color="#ffffff" fo:color="#222222" fo:font-size="12pt" style:font-size-asian="12pt" style:font-size-complex="12pt"/>
    </style:style>
    <style:style style:name="T234_100" style:family="text">
      <style:text-properties fo:background-color="#ffffff" fo:color="#222222" fo:font-size="12pt" style:font-size-asian="12pt" style:font-size-complex="12pt"/>
    </style:style>
    <style:style style:name="T234_101" style:family="text">
      <style:text-properties fo:background-color="#ffffff" fo:color="#222222" fo:font-size="12pt" style:font-size-asian="12pt" style:font-size-complex="12pt"/>
    </style:style>
    <style:style style:name="T234_102" style:family="text">
      <style:text-properties fo:background-color="#ffffff" fo:color="#222222" fo:font-size="12pt" style:font-size-asian="12pt" style:font-size-complex="12pt"/>
    </style:style>
    <style:style style:name="T234_103" style:family="text">
      <style:text-properties fo:background-color="#ffffff" fo:color="#222222" fo:font-size="12pt" style:font-size-asian="12pt" style:font-size-complex="12pt"/>
    </style:style>
    <style:style style:name="T234_104" style:family="text">
      <style:text-properties fo:background-color="#ffffff" fo:color="#222222" fo:font-size="12pt" style:font-size-asian="12pt" style:font-size-complex="12pt"/>
    </style:style>
    <style:style style:name="T234_105" style:family="text">
      <style:text-properties fo:background-color="#ffffff" fo:color="#222222" fo:font-size="12pt" style:font-size-asian="12pt" style:font-size-complex="12pt"/>
    </style:style>
    <style:style style:name="T234_106" style:family="text">
      <style:text-properties fo:background-color="#ffffff" fo:color="#222222" fo:font-size="12pt" style:font-size-asian="12pt" style:font-size-complex="12pt"/>
    </style:style>
    <style:style style:name="P235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>
      <style:text-properties fo:background-color="#ffffff" fo:color="#222222" fo:font-size="12pt" style:font-size-asian="12pt" style:font-size-complex="12pt"/>
    </style:style>
    <style:style style:name="T236_2" style:family="text">
      <style:text-properties fo:background-color="#ffffff" fo:color="#222222" fo:font-size="12pt" style:font-size-asian="12pt" style:font-size-complex="12pt"/>
    </style:style>
    <style:style style:name="T236_3" style:family="text">
      <style:text-properties fo:background-color="#ffffff" fo:color="#222222" fo:font-size="12pt" style:font-size-asian="12pt" style:font-size-complex="12pt"/>
    </style:style>
    <style:style style:name="T236_4" style:family="text">
      <style:text-properties fo:background-color="#ffffff" fo:color="#222222" fo:font-size="12pt" style:font-size-asian="12pt" style:font-size-complex="12pt"/>
    </style:style>
    <style:style style:name="T236_5" style:family="text">
      <style:text-properties fo:background-color="#ffffff" fo:color="#222222" fo:font-size="12pt" style:font-size-asian="12pt" style:font-size-complex="12pt"/>
    </style:style>
    <style:style style:name="T236_6" style:family="text">
      <style:text-properties fo:background-color="#ffffff" fo:color="#222222" fo:font-size="12pt" style:font-size-asian="12pt" style:font-size-complex="12pt"/>
    </style:style>
    <style:style style:name="T236_7" style:family="text">
      <style:text-properties fo:background-color="#ffffff" fo:color="#222222" fo:font-size="12pt" style:font-size-asian="12pt" style:font-size-complex="12pt"/>
    </style:style>
    <style:style style:name="T236_8" style:family="text">
      <style:text-properties fo:background-color="#ffffff" fo:color="#222222" fo:font-size="12pt" style:font-size-asian="12pt" style:font-size-complex="12pt"/>
    </style:style>
    <style:style style:name="T236_9" style:family="text">
      <style:text-properties fo:background-color="#ffffff" fo:color="#222222" fo:font-size="12pt" style:font-size-asian="12pt" style:font-size-complex="12pt"/>
    </style:style>
    <style:style style:name="T236_10" style:family="text">
      <style:text-properties fo:background-color="#ffffff" fo:color="#222222" fo:font-size="12pt" style:font-size-asian="12pt" style:font-size-complex="12pt"/>
    </style:style>
    <style:style style:name="T236_11" style:family="text">
      <style:text-properties fo:background-color="#ffffff" fo:color="#222222" fo:font-size="12pt" style:font-size-asian="12pt" style:font-size-complex="12pt"/>
    </style:style>
    <style:style style:name="T236_12" style:family="text">
      <style:text-properties fo:background-color="#ffffff" fo:color="#222222" fo:font-size="12pt" style:font-size-asian="12pt" style:font-size-complex="12pt"/>
    </style:style>
    <style:style style:name="T236_13" style:family="text">
      <style:text-properties fo:background-color="#ffffff" fo:color="#222222" fo:font-size="12pt" style:font-size-asian="12pt" style:font-size-complex="12pt"/>
    </style:style>
    <style:style style:name="T236_14" style:family="text">
      <style:text-properties fo:background-color="#ffffff" fo:color="#222222" fo:font-size="12pt" style:font-size-asian="12pt" style:font-size-complex="12pt"/>
    </style:style>
    <style:style style:name="T236_15" style:family="text">
      <style:text-properties fo:background-color="#ffffff" fo:color="#222222" fo:font-size="12pt" style:font-size-asian="12pt" style:font-size-complex="12pt"/>
    </style:style>
    <style:style style:name="T236_16" style:family="text">
      <style:text-properties fo:background-color="#ffffff" fo:color="#222222" fo:font-size="12pt" style:font-size-asian="12pt" style:font-size-complex="12pt"/>
    </style:style>
    <style:style style:name="T236_17" style:family="text">
      <style:text-properties fo:background-color="#ffffff" fo:color="#222222" fo:font-size="12pt" style:font-size-asian="12pt" style:font-size-complex="12pt"/>
    </style:style>
    <style:style style:name="T236_18" style:family="text">
      <style:text-properties fo:background-color="#ffffff" fo:color="#222222" fo:font-size="12pt" style:font-size-asian="12pt" style:font-size-complex="12pt"/>
    </style:style>
    <style:style style:name="T236_19" style:family="text">
      <style:text-properties fo:background-color="#ffffff" fo:color="#222222" fo:font-size="12pt" style:font-size-asian="12pt" style:font-size-complex="12pt"/>
    </style:style>
    <style:style style:name="T236_20" style:family="text">
      <style:text-properties fo:background-color="#ffffff" fo:color="#222222" fo:font-size="12pt" style:font-size-asian="12pt" style:font-size-complex="12pt"/>
    </style:style>
    <style:style style:name="T236_21" style:family="text">
      <style:text-properties fo:background-color="#ffffff" fo:color="#222222" fo:font-size="12pt" style:font-size-asian="12pt" style:font-size-complex="12pt"/>
    </style:style>
    <style:style style:name="T236_22" style:family="text">
      <style:text-properties fo:background-color="#ffffff" fo:color="#222222" fo:font-size="12pt" style:font-size-asian="12pt" style:font-size-complex="12pt"/>
    </style:style>
    <style:style style:name="T236_23" style:family="text">
      <style:text-properties fo:background-color="#ffffff" fo:color="#222222" fo:font-size="12pt" style:font-size-asian="12pt" style:font-size-complex="12pt"/>
    </style:style>
    <style:style style:name="T236_24" style:family="text">
      <style:text-properties fo:background-color="#ffffff" fo:color="#222222" fo:font-size="12pt" style:font-size-asian="12pt" style:font-size-complex="12pt"/>
    </style:style>
    <style:style style:name="T236_25" style:family="text">
      <style:text-properties fo:background-color="#ffffff" fo:color="#222222" fo:font-size="12pt" style:font-size-asian="12pt" style:font-size-complex="12pt"/>
    </style:style>
    <style:style style:name="T236_26" style:family="text">
      <style:text-properties fo:background-color="#ffffff" fo:color="#222222" fo:font-size="12pt" style:font-size-asian="12pt" style:font-size-complex="12pt"/>
    </style:style>
    <style:style style:name="T236_27" style:family="text">
      <style:text-properties fo:background-color="#ffffff" fo:color="#222222" fo:font-size="12pt" style:font-size-asian="12pt" style:font-size-complex="12pt"/>
    </style:style>
    <style:style style:name="T236_28" style:family="text">
      <style:text-properties fo:background-color="#ffffff" fo:color="#222222" fo:font-size="12pt" style:font-size-asian="12pt" style:font-size-complex="12pt"/>
    </style:style>
    <style:style style:name="T236_29" style:family="text">
      <style:text-properties fo:background-color="#ffffff" fo:color="#222222" fo:font-size="12pt" style:font-size-asian="12pt" style:font-size-complex="12pt"/>
    </style:style>
    <style:style style:name="T236_30" style:family="text">
      <style:text-properties fo:background-color="#ffffff" fo:color="#222222" fo:font-size="12pt" style:font-size-asian="12pt" style:font-size-complex="12pt"/>
    </style:style>
    <style:style style:name="T236_31" style:family="text">
      <style:text-properties fo:background-color="#ffffff" fo:color="#222222" fo:font-size="12pt" style:font-size-asian="12pt" style:font-size-complex="12pt"/>
    </style:style>
    <style:style style:name="T236_32" style:family="text">
      <style:text-properties fo:background-color="#ffffff" fo:color="#222222" fo:font-size="12pt" style:font-size-asian="12pt" style:font-size-complex="12pt"/>
    </style:style>
    <style:style style:name="T236_33" style:family="text">
      <style:text-properties fo:background-color="#ffffff" fo:color="#222222" fo:font-size="12pt" style:font-size-asian="12pt" style:font-size-complex="12pt"/>
    </style:style>
    <style:style style:name="T236_34" style:family="text">
      <style:text-properties fo:background-color="#ffffff" fo:color="#222222" fo:font-size="12pt" style:font-size-asian="12pt" style:font-size-complex="12pt"/>
    </style:style>
    <style:style style:name="T236_35" style:family="text">
      <style:text-properties fo:background-color="#ffffff" fo:color="#222222" fo:font-size="12pt" style:font-size-asian="12pt" style:font-size-complex="12pt"/>
    </style:style>
    <style:style style:name="T236_36" style:family="text">
      <style:text-properties fo:background-color="#ffffff" fo:color="#222222" fo:font-size="12pt" style:font-size-asian="12pt" style:font-size-complex="12pt"/>
    </style:style>
    <style:style style:name="T236_37" style:family="text">
      <style:text-properties fo:background-color="#ffffff" fo:color="#222222" fo:font-size="12pt" style:font-size-asian="12pt" style:font-size-complex="12pt"/>
    </style:style>
    <style:style style:name="T236_38" style:family="text">
      <style:text-properties fo:background-color="#ffffff" fo:color="#222222" fo:font-size="12pt" style:font-size-asian="12pt" style:font-size-complex="12pt"/>
    </style:style>
    <style:style style:name="T236_39" style:family="text">
      <style:text-properties fo:background-color="#ffffff" fo:color="#222222" fo:font-size="12pt" style:font-size-asian="12pt" style:font-size-complex="12pt"/>
    </style:style>
    <style:style style:name="T236_40" style:family="text">
      <style:text-properties fo:background-color="#ffffff" fo:color="#222222" fo:font-size="12pt" style:font-size-asian="12pt" style:font-size-complex="12pt"/>
    </style:style>
    <style:style style:name="T236_41" style:family="text">
      <style:text-properties fo:background-color="#ffffff" fo:color="#222222" fo:font-size="12pt" style:font-size-asian="12pt" style:font-size-complex="12pt"/>
    </style:style>
    <style:style style:name="T236_42" style:family="text">
      <style:text-properties fo:background-color="#ffffff" fo:color="#222222" fo:font-size="12pt" style:font-size-asian="12pt" style:font-size-complex="12pt"/>
    </style:style>
    <style:style style:name="P237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38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38_3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>
      <style:text-properties fo:background-color="#ffffff" fo:color="#222222" fo:font-size="12pt" style:font-size-asian="12pt" style:font-size-complex="12pt"/>
    </style:style>
    <style:style style:name="T239_2" style:family="text">
      <style:text-properties fo:background-color="#ffffff" fo:color="#222222" fo:font-size="12pt" style:font-size-asian="12pt" style:font-size-complex="12pt"/>
    </style:style>
    <style:style style:name="T239_3" style:family="text">
      <style:text-properties fo:background-color="#ffffff" fo:color="#222222" fo:font-size="12pt" style:font-size-asian="12pt" style:font-size-complex="12pt"/>
    </style:style>
    <style:style style:name="T239_4" style:family="text">
      <style:text-properties fo:background-color="#ffffff" fo:color="#222222" fo:font-size="12pt" style:font-size-asian="12pt" style:font-size-complex="12pt"/>
    </style:style>
    <style:style style:name="T239_5" style:family="text">
      <style:text-properties fo:background-color="#ffffff" fo:color="#222222" fo:font-size="12pt" style:font-size-asian="12pt" style:font-size-complex="12pt"/>
    </style:style>
    <style:style style:name="T239_6" style:family="text">
      <style:text-properties fo:background-color="#ffffff" fo:color="#222222" fo:font-size="12pt" style:font-size-asian="12pt" style:font-size-complex="12pt"/>
    </style:style>
    <style:style style:name="T239_7" style:family="text">
      <style:text-properties fo:background-color="#ffffff" fo:color="#222222" fo:font-size="12pt" style:font-size-asian="12pt" style:font-size-complex="12pt"/>
    </style:style>
    <style:style style:name="T239_8" style:family="text">
      <style:text-properties fo:background-color="#ffffff" fo:color="#222222" fo:font-size="12pt" style:font-size-asian="12pt" style:font-size-complex="12pt"/>
    </style:style>
    <style:style style:name="T239_9" style:family="text">
      <style:text-properties fo:background-color="#ffffff" fo:color="#222222" fo:font-size="12pt" style:font-size-asian="12pt" style:font-size-complex="12pt"/>
    </style:style>
    <style:style style:name="T239_10" style:family="text">
      <style:text-properties fo:background-color="#ffffff" fo:color="#222222" fo:font-size="12pt" style:font-size-asian="12pt" style:font-size-complex="12pt"/>
    </style:style>
    <style:style style:name="T239_11" style:family="text">
      <style:text-properties fo:background-color="#ffffff" fo:color="#222222" fo:font-size="12pt" style:font-size-asian="12pt" style:font-size-complex="12pt"/>
    </style:style>
    <style:style style:name="T239_12" style:family="text">
      <style:text-properties fo:background-color="#ffffff" fo:color="#222222" fo:font-size="12pt" style:font-size-asian="12pt" style:font-size-complex="12pt"/>
    </style:style>
    <style:style style:name="T239_13" style:family="text">
      <style:text-properties fo:background-color="#ffffff" fo:color="#222222" fo:font-size="12pt" style:font-size-asian="12pt" style:font-size-complex="12pt"/>
    </style:style>
    <style:style style:name="T239_14" style:family="text">
      <style:text-properties fo:background-color="#ffffff" fo:color="#222222" fo:font-size="12pt" style:font-size-asian="12pt" style:font-size-complex="12pt"/>
    </style:style>
    <style:style style:name="T239_15" style:family="text">
      <style:text-properties fo:background-color="#ffffff" fo:color="#222222" fo:font-size="12pt" style:font-size-asian="12pt" style:font-size-complex="12pt"/>
    </style:style>
    <style:style style:name="T239_16" style:family="text">
      <style:text-properties fo:background-color="#ffffff" fo:color="#222222" fo:font-size="12pt" style:font-size-asian="12pt" style:font-size-complex="12pt"/>
    </style:style>
    <style:style style:name="T239_17" style:family="text">
      <style:text-properties fo:background-color="#ffffff" fo:color="#222222" fo:font-size="12pt" style:font-size-asian="12pt" style:font-size-complex="12pt"/>
    </style:style>
    <style:style style:name="T239_18" style:family="text">
      <style:text-properties fo:background-color="#ffffff" fo:color="#222222" fo:font-size="12pt" style:font-size-asian="12pt" style:font-size-complex="12pt"/>
    </style:style>
    <style:style style:name="T239_19" style:family="text">
      <style:text-properties fo:background-color="#ffffff" fo:color="#222222" fo:font-size="12pt" style:font-size-asian="12pt" style:font-size-complex="12pt"/>
    </style:style>
    <style:style style:name="T239_20" style:family="text">
      <style:text-properties fo:background-color="#ffffff" fo:color="#222222" fo:font-size="12pt" style:font-size-asian="12pt" style:font-size-complex="12pt"/>
    </style:style>
    <style:style style:name="T239_21" style:family="text">
      <style:text-properties fo:background-color="#ffffff" fo:color="#222222" fo:font-size="12pt" style:font-size-asian="12pt" style:font-size-complex="12pt"/>
    </style:style>
    <style:style style:name="T239_22" style:family="text">
      <style:text-properties fo:background-color="#ffffff" fo:color="#222222" fo:font-size="12pt" style:font-size-asian="12pt" style:font-size-complex="12pt"/>
    </style:style>
    <style:style style:name="T239_23" style:family="text">
      <style:text-properties fo:background-color="#ffffff" fo:color="#222222" fo:font-size="12pt" style:font-size-asian="12pt" style:font-size-complex="12pt"/>
    </style:style>
    <style:style style:name="T239_24" style:family="text">
      <style:text-properties fo:background-color="#ffffff" fo:color="#222222" fo:font-size="12pt" style:font-size-asian="12pt" style:font-size-complex="12pt"/>
    </style:style>
    <style:style style:name="T239_25" style:family="text">
      <style:text-properties fo:background-color="#ffffff" fo:color="#222222" fo:font-size="12pt" style:font-size-asian="12pt" style:font-size-complex="12pt"/>
    </style:style>
    <style:style style:name="T239_26" style:family="text">
      <style:text-properties fo:background-color="#ffffff" fo:color="#222222" fo:font-size="12pt" style:font-size-asian="12pt" style:font-size-complex="12pt"/>
    </style:style>
    <style:style style:name="T239_27" style:family="text">
      <style:text-properties fo:background-color="#ffffff" fo:color="#222222" fo:font-size="12pt" style:font-size-asian="12pt" style:font-size-complex="12pt"/>
    </style:style>
    <style:style style:name="T239_28" style:family="text">
      <style:text-properties fo:background-color="#ffffff" fo:color="#222222" fo:font-size="12pt" style:font-size-asian="12pt" style:font-size-complex="12pt"/>
    </style:style>
    <style:style style:name="T239_29" style:family="text">
      <style:text-properties fo:background-color="#ffffff" fo:color="#222222" fo:font-size="12pt" style:font-size-asian="12pt" style:font-size-complex="12pt"/>
    </style:style>
    <style:style style:name="T239_30" style:family="text">
      <style:text-properties fo:background-color="#ffffff" fo:color="#222222" fo:font-size="12pt" style:font-size-asian="12pt" style:font-size-complex="12pt"/>
    </style:style>
    <style:style style:name="T239_31" style:family="text">
      <style:text-properties fo:background-color="#ffffff" fo:color="#222222" fo:font-size="12pt" style:font-size-asian="12pt" style:font-size-complex="12pt"/>
    </style:style>
    <style:style style:name="T239_32" style:family="text">
      <style:text-properties fo:background-color="#ffffff" fo:color="#222222" fo:font-size="12pt" style:font-size-asian="12pt" style:font-size-complex="12pt"/>
    </style:style>
    <style:style style:name="T239_33" style:family="text">
      <style:text-properties fo:background-color="#ffffff" fo:color="#222222" fo:font-size="12pt" style:font-size-asian="12pt" style:font-size-complex="12pt"/>
    </style:style>
    <style:style style:name="T239_34" style:family="text">
      <style:text-properties fo:background-color="#ffffff" fo:color="#222222" fo:font-size="12pt" style:font-size-asian="12pt" style:font-size-complex="12pt"/>
    </style:style>
    <style:style style:name="T239_35" style:family="text">
      <style:text-properties fo:background-color="#ffffff" fo:color="#222222" fo:font-size="12pt" style:font-size-asian="12pt" style:font-size-complex="12pt"/>
    </style:style>
    <style:style style:name="T239_36" style:family="text">
      <style:text-properties fo:background-color="#ffffff" fo:color="#222222" fo:font-size="12pt" style:font-size-asian="12pt" style:font-size-complex="12pt"/>
    </style:style>
    <style:style style:name="T239_37" style:family="text">
      <style:text-properties fo:background-color="#ffffff" fo:color="#222222" fo:font-size="12pt" style:font-size-asian="12pt" style:font-size-complex="12pt"/>
    </style:style>
    <style:style style:name="T239_38" style:family="text">
      <style:text-properties fo:background-color="#ffffff" fo:color="#222222" fo:font-size="12pt" style:font-size-asian="12pt" style:font-size-complex="12pt"/>
    </style:style>
    <style:style style:name="T239_39" style:family="text">
      <style:text-properties fo:background-color="#ffffff" fo:color="#222222" fo:font-size="12pt" style:font-size-asian="12pt" style:font-size-complex="12pt"/>
    </style:style>
    <style:style style:name="T239_40" style:family="text">
      <style:text-properties fo:background-color="#ffffff" fo:color="#222222" fo:font-size="12pt" style:font-size-asian="12pt" style:font-size-complex="12pt"/>
    </style:style>
    <style:style style:name="T239_41" style:family="text">
      <style:text-properties fo:background-color="#ffffff" fo:color="#222222" fo:font-size="12pt" style:font-size-asian="12pt" style:font-size-complex="12pt"/>
    </style:style>
    <style:style style:name="T239_42" style:family="text">
      <style:text-properties fo:background-color="#ffffff" fo:color="#222222" fo:font-size="12pt" style:font-size-asian="12pt" style:font-size-complex="12pt"/>
    </style:style>
    <style:style style:name="T239_43" style:family="text">
      <style:text-properties fo:background-color="#ffffff" fo:color="#222222" fo:font-size="12pt" style:font-size-asian="12pt" style:font-size-complex="12pt"/>
    </style:style>
    <style:style style:name="T239_44" style:family="text">
      <style:text-properties fo:background-color="#ffffff" fo:color="#222222" fo:font-size="12pt" style:font-size-asian="12pt" style:font-size-complex="12pt"/>
    </style:style>
    <style:style style:name="T239_45" style:family="text">
      <style:text-properties fo:background-color="#ffffff" fo:color="#222222" fo:font-size="12pt" style:font-size-asian="12pt" style:font-size-complex="12pt"/>
    </style:style>
    <style:style style:name="T239_46" style:family="text">
      <style:text-properties fo:background-color="#ffffff" fo:color="#222222" fo:font-size="12pt" style:font-size-asian="12pt" style:font-size-complex="12pt"/>
    </style:style>
    <style:style style:name="T239_47" style:family="text">
      <style:text-properties fo:background-color="#ffffff" fo:color="#222222" fo:font-size="12pt" style:font-size-asian="12pt" style:font-size-complex="12pt"/>
    </style:style>
    <style:style style:name="T239_48" style:family="text">
      <style:text-properties fo:background-color="#ffffff" fo:color="#222222" fo:font-size="12pt" style:font-size-asian="12pt" style:font-size-complex="12pt"/>
    </style:style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>
      <style:text-properties fo:background-color="#ffffff" fo:color="#222222" fo:font-size="12pt" style:font-size-asian="12pt" style:font-size-complex="12pt"/>
    </style:style>
    <style:style style:name="T240_2" style:family="text">
      <style:text-properties fo:background-color="#ffffff" fo:color="#222222" fo:font-size="12pt" style:font-size-asian="12pt" style:font-size-complex="12pt"/>
    </style:style>
    <style:style style:name="T240_3" style:family="text">
      <style:text-properties fo:background-color="#ffffff" fo:color="#222222" fo:font-size="12pt" style:font-size-asian="12pt" style:font-size-complex="12pt"/>
    </style:style>
    <style:style style:name="T240_4" style:family="text">
      <style:text-properties fo:background-color="#ffffff" fo:color="#222222" fo:font-size="12pt" style:font-size-asian="12pt" style:font-size-complex="12pt"/>
    </style:style>
    <style:style style:name="T240_5" style:family="text">
      <style:text-properties fo:background-color="#ffffff" fo:color="#222222" fo:font-size="12pt" style:font-size-asian="12pt" style:font-size-complex="12pt"/>
    </style:style>
    <style:style style:name="T240_6" style:family="text">
      <style:text-properties fo:background-color="#ffffff" fo:color="#222222" fo:font-size="12pt" style:font-size-asian="12pt" style:font-size-complex="12pt"/>
    </style:style>
    <style:style style:name="T240_7" style:family="text">
      <style:text-properties fo:background-color="#ffffff" fo:color="#222222" fo:font-size="12pt" style:font-size-asian="12pt" style:font-size-complex="12pt"/>
    </style:style>
    <style:style style:name="T240_8" style:family="text">
      <style:text-properties fo:background-color="#ffffff" fo:color="#222222" fo:font-size="12pt" style:font-size-asian="12pt" style:font-size-complex="12pt"/>
    </style:style>
    <style:style style:name="T240_9" style:family="text">
      <style:text-properties fo:background-color="#ffffff" fo:color="#222222" fo:font-size="12pt" style:font-size-asian="12pt" style:font-size-complex="12pt"/>
    </style:style>
    <style:style style:name="T240_10" style:family="text">
      <style:text-properties fo:background-color="#ffffff" fo:color="#222222" fo:font-size="12pt" style:font-size-asian="12pt" style:font-size-complex="12pt"/>
    </style:style>
    <style:style style:name="T240_11" style:family="text">
      <style:text-properties fo:background-color="#ffffff" fo:color="#222222" fo:font-size="12pt" style:font-size-asian="12pt" style:font-size-complex="12pt"/>
    </style:style>
    <style:style style:name="T240_12" style:family="text">
      <style:text-properties fo:background-color="#ffffff" fo:color="#222222" fo:font-size="12pt" style:font-size-asian="12pt" style:font-size-complex="12pt"/>
    </style:style>
    <style:style style:name="T240_13" style:family="text">
      <style:text-properties fo:background-color="#ffffff" fo:color="#222222" fo:font-size="12pt" style:font-size-asian="12pt" style:font-size-complex="12pt"/>
    </style:style>
    <style:style style:name="T240_14" style:family="text">
      <style:text-properties fo:background-color="#ffffff" fo:color="#222222" fo:font-size="12pt" style:font-size-asian="12pt" style:font-size-complex="12pt"/>
    </style:style>
    <style:style style:name="T240_15" style:family="text">
      <style:text-properties fo:background-color="#ffffff" fo:color="#222222" fo:font-size="12pt" style:font-size-asian="12pt" style:font-size-complex="12pt"/>
    </style:style>
    <style:style style:name="T240_16" style:family="text">
      <style:text-properties fo:background-color="#ffffff" fo:color="#222222" fo:font-size="12pt" style:font-size-asian="12pt" style:font-size-complex="12pt"/>
    </style:style>
    <style:style style:name="T240_17" style:family="text">
      <style:text-properties fo:background-color="#ffffff" fo:color="#222222" fo:font-size="12pt" style:font-size-asian="12pt" style:font-size-complex="12pt"/>
    </style:style>
    <style:style style:name="T240_18" style:family="text">
      <style:text-properties fo:background-color="#ffffff" fo:color="#222222" fo:font-size="12pt" style:font-size-asian="12pt" style:font-size-complex="12pt"/>
    </style:style>
    <style:style style:name="T240_19" style:family="text">
      <style:text-properties fo:background-color="#ffffff" fo:color="#222222" fo:font-size="12pt" style:font-size-asian="12pt" style:font-size-complex="12pt"/>
    </style:style>
    <style:style style:name="T240_20" style:family="text">
      <style:text-properties fo:background-color="#ffffff" fo:color="#222222" fo:font-size="12pt" style:font-size-asian="12pt" style:font-size-complex="12pt"/>
    </style:style>
    <style:style style:name="T240_21" style:family="text">
      <style:text-properties fo:background-color="#ffffff" fo:color="#222222" fo:font-size="12pt" style:font-size-asian="12pt" style:font-size-complex="12pt"/>
    </style:style>
    <style:style style:name="T240_22" style:family="text">
      <style:text-properties fo:background-color="#ffffff" fo:color="#222222" fo:font-size="12pt" style:font-size-asian="12pt" style:font-size-complex="12pt"/>
    </style:style>
    <style:style style:name="T240_23" style:family="text">
      <style:text-properties fo:background-color="#ffffff" fo:color="#222222" fo:font-size="12pt" style:font-size-asian="12pt" style:font-size-complex="12pt"/>
    </style:style>
    <style:style style:name="T240_24" style:family="text">
      <style:text-properties fo:background-color="#ffffff" fo:color="#222222" fo:font-size="12pt" style:font-size-asian="12pt" style:font-size-complex="12pt"/>
    </style:style>
    <style:style style:name="T240_25" style:family="text">
      <style:text-properties fo:background-color="#ffffff" fo:color="#222222" fo:font-size="12pt" style:font-size-asian="12pt" style:font-size-complex="12pt"/>
    </style:style>
    <style:style style:name="T240_26" style:family="text">
      <style:text-properties fo:background-color="#ffffff" fo:color="#222222" fo:font-size="12pt" style:font-size-asian="12pt" style:font-size-complex="12pt"/>
    </style:style>
    <style:style style:name="T240_27" style:family="text">
      <style:text-properties fo:background-color="#ffffff" fo:color="#222222" fo:font-size="12pt" style:font-size-asian="12pt" style:font-size-complex="12pt"/>
    </style:style>
    <style:style style:name="T240_28" style:family="text">
      <style:text-properties fo:background-color="#ffffff" fo:color="#222222" fo:font-size="12pt" style:font-size-asian="12pt" style:font-size-complex="12pt"/>
    </style:style>
    <style:style style:name="T240_29" style:family="text">
      <style:text-properties fo:background-color="#ffffff" fo:color="#222222" fo:font-size="12pt" style:font-size-asian="12pt" style:font-size-complex="12pt"/>
    </style:style>
    <style:style style:name="T240_30" style:family="text">
      <style:text-properties fo:background-color="#ffffff" fo:color="#222222" fo:font-size="12pt" style:font-size-asian="12pt" style:font-size-complex="12pt"/>
    </style:style>
    <style:style style:name="T240_31" style:family="text">
      <style:text-properties fo:background-color="#ffffff" fo:color="#222222" fo:font-size="12pt" style:font-size-asian="12pt" style:font-size-complex="12pt"/>
    </style:style>
    <style:style style:name="T240_32" style:family="text">
      <style:text-properties fo:background-color="#ffffff" fo:color="#222222" fo:font-size="12pt" style:font-size-asian="12pt" style:font-size-complex="12pt"/>
    </style:style>
    <style:style style:name="T240_33" style:family="text">
      <style:text-properties fo:background-color="#ffffff" fo:color="#222222" fo:font-size="12pt" style:font-size-asian="12pt" style:font-size-complex="12pt"/>
    </style:style>
    <style:style style:name="T240_34" style:family="text">
      <style:text-properties fo:background-color="#ffffff" fo:color="#222222" fo:font-size="12pt" style:font-size-asian="12pt" style:font-size-complex="12pt"/>
    </style:style>
    <style:style style:name="T240_35" style:family="text">
      <style:text-properties fo:background-color="#ffffff" fo:color="#222222" fo:font-size="12pt" style:font-size-asian="12pt" style:font-size-complex="12pt"/>
    </style:style>
    <style:style style:name="T240_36" style:family="text">
      <style:text-properties fo:background-color="#ffffff" fo:color="#222222" fo:font-size="12pt" style:font-size-asian="12pt" style:font-size-complex="12pt"/>
    </style:style>
    <style:style style:name="T240_37" style:family="text">
      <style:text-properties fo:background-color="#ffffff" fo:color="#222222" fo:font-size="12pt" style:font-size-asian="12pt" style:font-size-complex="12pt"/>
    </style:style>
    <style:style style:name="T240_38" style:family="text">
      <style:text-properties fo:background-color="#ffffff" fo:color="#222222" fo:font-size="12pt" style:font-size-asian="12pt" style:font-size-complex="12pt"/>
    </style:style>
    <style:style style:name="T240_39" style:family="text">
      <style:text-properties fo:background-color="#ffffff" fo:color="#222222" fo:font-size="12pt" style:font-size-asian="12pt" style:font-size-complex="12pt"/>
    </style:style>
    <style:style style:name="T240_40" style:family="text">
      <style:text-properties fo:background-color="#ffffff" fo:color="#222222" fo:font-size="12pt" style:font-size-asian="12pt" style:font-size-complex="12pt"/>
    </style:style>
    <style:style style:name="T240_41" style:family="text">
      <style:text-properties fo:background-color="#ffffff" fo:color="#222222" fo:font-size="12pt" style:font-size-asian="12pt" style:font-size-complex="12pt"/>
    </style:style>
    <style:style style:name="T240_42" style:family="text">
      <style:text-properties fo:background-color="#ffffff" fo:color="#222222" fo:font-size="12pt" style:font-size-asian="12pt" style:font-size-complex="12pt"/>
    </style:style>
    <style:style style:name="T240_43" style:family="text">
      <style:text-properties fo:background-color="#ffffff" fo:color="#222222" fo:font-size="12pt" style:font-size-asian="12pt" style:font-size-complex="12pt"/>
    </style:style>
    <style:style style:name="T240_44" style:family="text">
      <style:text-properties fo:background-color="#ffffff" fo:color="#222222" fo:font-size="12pt" style:font-size-asian="12pt" style:font-size-complex="12pt"/>
    </style:style>
    <style:style style:name="T240_45" style:family="text">
      <style:text-properties fo:background-color="#ffffff" fo:color="#222222" fo:font-size="12pt" style:font-size-asian="12pt" style:font-size-complex="12pt"/>
    </style:style>
    <style:style style:name="T240_46" style:family="text">
      <style:text-properties fo:background-color="#ffffff" fo:color="#222222" fo:font-size="12pt" style:font-size-asian="12pt" style:font-size-complex="12pt"/>
    </style:style>
    <style:style style:name="T240_47" style:family="text">
      <style:text-properties fo:background-color="#ffffff" fo:color="#222222" fo:font-size="12pt" style:font-size-asian="12pt" style:font-size-complex="12pt"/>
    </style:style>
    <style:style style:name="T240_48" style:family="text">
      <style:text-properties fo:background-color="#ffffff" fo:color="#222222" fo:font-size="12pt" style:font-size-asian="12pt" style:font-size-complex="12pt"/>
    </style:style>
    <style:style style:name="T240_49" style:family="text">
      <style:text-properties fo:background-color="#ffffff" fo:color="#222222" fo:font-size="12pt" style:font-size-asian="12pt" style:font-size-complex="12pt"/>
    </style:style>
    <style:style style:name="T240_50" style:family="text">
      <style:text-properties fo:background-color="#ffffff" fo:color="#222222" fo:font-size="12pt" style:font-size-asian="12pt" style:font-size-complex="12pt"/>
    </style:style>
    <style:style style:name="T240_51" style:family="text">
      <style:text-properties fo:background-color="#ffffff" fo:color="#222222" fo:font-size="12pt" style:font-size-asian="12pt" style:font-size-complex="12pt"/>
    </style:style>
    <style:style style:name="T240_52" style:family="text">
      <style:text-properties fo:background-color="#ffffff" fo:color="#222222" fo:font-size="12pt" style:font-size-asian="12pt" style:font-size-complex="12pt"/>
    </style:style>
    <style:style style:name="P241" style:family="paragraph" style:parent-style-name="Standard">
      <style:paragraph-properties fo:break-before="auto" fo:line-height="115%" style:writing-mode="lr-tb"/>
    </style:style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>
      <style:text-properties fo:font-size="12pt" style:font-size-asian="12pt" style:font-size-complex="12pt" fo:font-weight="bold" style:font-weight-asian="bold" style:font-weight-complex="bold"/>
    </style:style>
    <style:style style:name="T242_2" style:family="text">
      <style:text-properties fo:font-size="12pt" style:font-size-asian="12pt" style:font-size-complex="12pt" fo:font-weight="bold" style:font-weight-asian="bold" style:font-weight-complex="bold"/>
    </style:style>
    <style:style style:name="T242_3" style:family="text">
      <style:text-properties fo:font-size="12pt" style:font-size-asian="12pt" style:font-size-complex="12pt" fo:font-weight="bold" style:font-weight-asian="bold" style:font-weight-complex="bold"/>
    </style:style>
    <style:style style:name="T242_4" style:family="text">
      <style:text-properties fo:font-size="12pt" style:font-size-asian="12pt" style:font-size-complex="12pt" fo:font-weight="bold" style:font-weight-asian="bold" style:font-weight-complex="bold"/>
    </style:style>
    <style:style style:name="T242_5" style:family="text">
      <style:text-properties fo:font-size="12pt" style:font-size-asian="12pt" style:font-size-complex="12pt" fo:font-weight="bold" style:font-weight-asian="bold" style:font-weight-complex="bold"/>
    </style:style>
    <style:style style:name="T242_6" style:family="text">
      <style:text-properties fo:font-size="12pt" style:font-size-asian="12pt" style:font-size-complex="12pt" fo:font-weight="bold" style:font-weight-asian="bold" style:font-weight-complex="bold"/>
    </style:style>
    <style:style style:name="T242_7" style:family="text">
      <style:text-properties fo:font-size="12pt" style:font-size-asian="12pt" style:font-size-complex="12pt" fo:font-weight="bold" style:font-weight-asian="bold" style:font-weight-complex="bold"/>
    </style:style>
    <style:style style:name="T242_8" style:family="text">
      <style:text-properties fo:font-size="12pt" style:font-size-asian="12pt" style:font-size-complex="12pt" fo:font-weight="bold" style:font-weight-asian="bold" style:font-weight-complex="bold"/>
    </style:style>
    <style:style style:name="P243" style:family="paragraph" style:parent-style-name="Standard">
      <style:paragraph-properties fo:break-before="auto" fo:line-height="115%" style:writing-mode="lr-tb"/>
    </style:style>
    <style:style style:name="P244" style:family="paragraph" style:parent-style-name="Standard">
      <style:paragraph-properties fo:break-before="auto" fo:line-height="115%" style:writing-mode="lr-tb"/>
    </style:style>
    <style:style style:name="P245" style:family="paragraph" style:parent-style-name="Standard">
      <style:paragraph-properties fo:break-before="auto" fo:line-height="115%" style:writing-mode="lr-tb"/>
    </style:style>
    <style:style style:name="P246" style:family="paragraph" style:parent-style-name="Heading_20_1">
      <style:paragraph-properties fo:break-before="auto" fo:line-height="115%" fo:margin-top="0.847cm" fo:margin-bottom="0.212cm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P24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248" style:family="paragraph" style:parent-style-name="Standard">
      <style:paragraph-properties fo:text-align="justify" fo:break-before="auto" fo:line-height="115%" style:writing-mode="lr-tb"/>
    </style:style>
    <style:style style:name="T248_1" style:family="text">
      <style:text-properties fo:font-size="14pt" style:font-size-asian="14pt" style:font-size-complex="14pt" fo:font-weight="bold" style:font-weight-asian="bold" style:font-weight-complex="bold"/>
    </style:style>
    <style:style style:name="T248_2" style:family="text">
      <style:text-properties fo:font-size="14pt" style:font-size-asian="14pt" style:font-size-complex="14pt" fo:font-weight="bold" style:font-weight-asian="bold" style:font-weight-complex="bold"/>
    </style:style>
    <style:style style:name="T248_3" style:family="text">
      <style:text-properties fo:font-size="14pt" style:font-size-asian="14pt" style:font-size-complex="14pt" fo:font-weight="bold" style:font-weight-asian="bold" style:font-weight-complex="bold"/>
    </style:style>
    <style:style style:name="T248_4" style:family="text">
      <style:text-properties fo:font-size="14pt" style:font-size-asian="14pt" style:font-size-complex="14pt" fo:font-weight="bold" style:font-weight-asian="bold" style:font-weight-complex="bold"/>
    </style:style>
    <style:style style:name="T248_5" style:family="text">
      <style:text-properties fo:font-size="14pt" style:font-size-asian="14pt" style:font-size-complex="14pt" fo:font-weight="bold" style:font-weight-asian="bold" style:font-weight-complex="bold"/>
    </style:style>
    <style:style style:name="T248_6" style:family="text">
      <style:text-properties fo:font-size="14pt" style:font-size-asian="14pt" style:font-size-complex="14pt" fo:font-weight="bold" style:font-weight-asian="bold" style:font-weight-complex="bold"/>
    </style:style>
    <style:style style:name="T248_7" style:family="text">
      <style:text-properties fo:font-size="14pt" style:font-size-asian="14pt" style:font-size-complex="14pt" fo:font-weight="bold" style:font-weight-asian="bold" style:font-weight-complex="bold"/>
    </style:style>
    <style:style style:name="T248_8" style:family="text">
      <style:text-properties fo:font-size="14pt" style:font-size-asian="14pt" style:font-size-complex="14pt" fo:font-weight="bold" style:font-weight-asian="bold" style:font-weight-complex="bold"/>
    </style:style>
    <style:style style:name="T248_9" style:family="text">
      <style:text-properties fo:font-size="14pt" style:font-size-asian="14pt" style:font-size-complex="14pt" fo:font-weight="bold" style:font-weight-asian="bold" style:font-weight-complex="bold"/>
    </style:style>
    <style:style style:name="T248_10" style:family="text">
      <style:text-properties fo:font-size="14pt" style:font-size-asian="14pt" style:font-size-complex="14pt" fo:font-weight="bold" style:font-weight-asian="bold" style:font-weight-complex="bold"/>
    </style:style>
    <style:style style:name="T248_11" style:family="text">
      <style:text-properties fo:font-size="14pt" style:font-size-asian="14pt" style:font-size-complex="14pt" fo:font-weight="bold" style:font-weight-asian="bold" style:font-weight-complex="bold"/>
    </style:style>
    <style:style style:name="T248_12" style:family="text">
      <style:text-properties fo:font-size="14pt" style:font-size-asian="14pt" style:font-size-complex="14pt" fo:font-weight="bold" style:font-weight-asian="bold" style:font-weight-complex="bold"/>
    </style:style>
    <style:style style:name="T248_13" style:family="text">
      <style:text-properties fo:font-size="14pt" style:font-size-asian="14pt" style:font-size-complex="14pt" fo:font-weight="bold" style:font-weight-asian="bold" style:font-weight-complex="bold"/>
    </style:style>
    <style:style style:name="T248_14" style:family="text">
      <style:text-properties fo:font-size="14pt" style:font-size-asian="14pt" style:font-size-complex="14pt" fo:font-weight="bold" style:font-weight-asian="bold" style:font-weight-complex="bold"/>
    </style:style>
    <style:style style:name="T248_15" style:family="text">
      <style:text-properties fo:font-size="14pt" style:font-size-asian="14pt" style:font-size-complex="14pt" fo:font-weight="bold" style:font-weight-asian="bold" style:font-weight-complex="bold"/>
    </style:style>
    <style:style style:name="T248_16" style:family="text">
      <style:text-properties fo:font-size="14pt" style:font-size-asian="14pt" style:font-size-complex="14pt" fo:font-weight="bold" style:font-weight-asian="bold" style:font-weight-complex="bold"/>
    </style:style>
    <style:style style:name="T248_17" style:family="text">
      <style:text-properties fo:font-size="14pt" style:font-size-asian="14pt" style:font-size-complex="14pt" fo:font-weight="bold" style:font-weight-asian="bold" style:font-weight-complex="bold"/>
    </style:style>
    <style:style style:name="T248_18" style:family="text">
      <style:text-properties fo:font-size="14pt" style:font-size-asian="14pt" style:font-size-complex="14pt" fo:font-weight="bold" style:font-weight-asian="bold" style:font-weight-complex="bold"/>
    </style:style>
    <style:style style:name="T248_19" style:family="text">
      <style:text-properties fo:font-size="14pt" style:font-size-asian="14pt" style:font-size-complex="14pt" fo:font-weight="bold" style:font-weight-asian="bold" style:font-weight-complex="bold"/>
    </style:style>
    <style:style style:name="T248_20" style:family="text">
      <style:text-properties fo:font-size="14pt" style:font-size-asian="14pt" style:font-size-complex="14pt" fo:font-weight="bold" style:font-weight-asian="bold" style:font-weight-complex="bold"/>
    </style:style>
    <style:style style:name="T248_21" style:family="text">
      <style:text-properties fo:font-size="14pt" style:font-size-asian="14pt" style:font-size-complex="14pt" fo:font-weight="bold" style:font-weight-asian="bold" style:font-weight-complex="bold"/>
    </style:style>
    <style:style style:name="T248_22" style:family="text">
      <style:text-properties fo:font-size="14pt" style:font-size-asian="14pt" style:font-size-complex="14pt" fo:font-weight="bold" style:font-weight-asian="bold" style:font-weight-complex="bold"/>
    </style:style>
    <style:style style:name="T248_23" style:family="text">
      <style:text-properties fo:font-size="14pt" style:font-size-asian="14pt" style:font-size-complex="14pt" fo:font-weight="bold" style:font-weight-asian="bold" style:font-weight-complex="bold"/>
    </style:style>
    <style:style style:name="T248_24" style:family="text">
      <style:text-properties fo:font-size="14pt" style:font-size-asian="14pt" style:font-size-complex="14pt" fo:font-weight="bold" style:font-weight-asian="bold" style:font-weight-complex="bold"/>
    </style:style>
    <style:style style:name="T248_25" style:family="text">
      <style:text-properties fo:font-size="14pt" style:font-size-asian="14pt" style:font-size-complex="14pt" fo:font-weight="bold" style:font-weight-asian="bold" style:font-weight-complex="bold"/>
    </style:style>
    <style:style style:name="T248_26" style:family="text">
      <style:text-properties fo:font-size="14pt" style:font-size-asian="14pt" style:font-size-complex="14pt" fo:font-weight="bold" style:font-weight-asian="bold" style:font-weight-complex="bold"/>
    </style:style>
    <style:style style:name="T248_27" style:family="text">
      <style:text-properties fo:font-size="14pt" style:font-size-asian="14pt" style:font-size-complex="14pt" fo:font-weight="bold" style:font-weight-asian="bold" style:font-weight-complex="bold"/>
    </style:style>
    <style:style style:name="T248_28" style:family="text">
      <style:text-properties fo:font-size="14pt" style:font-size-asian="14pt" style:font-size-complex="14pt" fo:font-weight="bold" style:font-weight-asian="bold" style:font-weight-complex="bold"/>
    </style:style>
    <style:style style:name="T248_29" style:family="text">
      <style:text-properties fo:font-size="14pt" style:font-size-asian="14pt" style:font-size-complex="14pt" fo:font-weight="bold" style:font-weight-asian="bold" style:font-weight-complex="bold"/>
    </style:style>
    <style:style style:name="T248_30" style:family="text">
      <style:text-properties fo:font-size="14pt" style:font-size-asian="14pt" style:font-size-complex="14pt" fo:font-weight="bold" style:font-weight-asian="bold" style:font-weight-complex="bold"/>
    </style:style>
    <style:style style:name="T248_31" style:family="text">
      <style:text-properties fo:font-size="14pt" style:font-size-asian="14pt" style:font-size-complex="14pt" fo:font-weight="bold" style:font-weight-asian="bold" style:font-weight-complex="bold"/>
    </style:style>
    <style:style style:name="T248_32" style:family="text">
      <style:text-properties fo:font-size="14pt" style:font-size-asian="14pt" style:font-size-complex="14pt" fo:font-weight="bold" style:font-weight-asian="bold" style:font-weight-complex="bold"/>
    </style:style>
    <style:style style:name="T248_33" style:family="text">
      <style:text-properties fo:font-size="14pt" style:font-size-asian="14pt" style:font-size-complex="14pt" fo:font-weight="bold" style:font-weight-asian="bold" style:font-weight-complex="bold"/>
    </style:style>
    <style:style style:name="T248_34" style:family="text">
      <style:text-properties fo:font-size="14pt" style:font-size-asian="14pt" style:font-size-complex="14pt" fo:font-weight="bold" style:font-weight-asian="bold" style:font-weight-complex="bold"/>
    </style:style>
    <style:style style:name="T248_35" style:family="text">
      <style:text-properties fo:font-size="14pt" style:font-size-asian="14pt" style:font-size-complex="14pt" fo:font-weight="bold" style:font-weight-asian="bold" style:font-weight-complex="bold"/>
    </style:style>
    <style:style style:name="T248_36" style:family="text">
      <style:text-properties fo:font-size="14pt" style:font-size-asian="14pt" style:font-size-complex="14pt" fo:font-weight="bold" style:font-weight-asian="bold" style:font-weight-complex="bold"/>
    </style:style>
    <style:style style:name="T248_37" style:family="text">
      <style:text-properties fo:font-size="14pt" style:font-size-asian="14pt" style:font-size-complex="14pt" fo:font-weight="bold" style:font-weight-asian="bold" style:font-weight-complex="bold"/>
    </style:style>
    <style:style style:name="T248_38" style:family="text">
      <style:text-properties fo:font-size="14pt" style:font-size-asian="14pt" style:font-size-complex="14pt" fo:font-weight="bold" style:font-weight-asian="bold" style:font-weight-complex="bold"/>
    </style:style>
    <style:style style:name="T248_39" style:family="text">
      <style:text-properties fo:font-size="14pt" style:font-size-asian="14pt" style:font-size-complex="14pt" fo:font-weight="bold" style:font-weight-asian="bold" style:font-weight-complex="bold"/>
    </style:style>
    <style:style style:name="T248_40" style:family="text">
      <style:text-properties fo:font-size="14pt" style:font-size-asian="14pt" style:font-size-complex="14pt" fo:font-weight="bold" style:font-weight-asian="bold" style:font-weight-complex="bold"/>
    </style:style>
    <style:style style:name="T248_41" style:family="text">
      <style:text-properties fo:font-size="14pt" style:font-size-asian="14pt" style:font-size-complex="14pt" fo:font-weight="bold" style:font-weight-asian="bold" style:font-weight-complex="bold"/>
    </style:style>
    <style:style style:name="T248_42" style:family="text">
      <style:text-properties fo:font-size="14pt" style:font-size-asian="14pt" style:font-size-complex="14pt" fo:font-weight="bold" style:font-weight-asian="bold" style:font-weight-complex="bold"/>
    </style:style>
    <style:style style:name="T248_43" style:family="text">
      <style:text-properties fo:font-size="14pt" style:font-size-asian="14pt" style:font-size-complex="14pt" fo:font-weight="bold" style:font-weight-asian="bold" style:font-weight-complex="bold"/>
    </style:style>
    <style:style style:name="T248_44" style:family="text">
      <style:text-properties fo:font-size="14pt" style:font-size-asian="14pt" style:font-size-complex="14pt" fo:font-weight="bold" style:font-weight-asian="bold" style:font-weight-complex="bold"/>
    </style:style>
    <style:style style:name="T248_45" style:family="text">
      <style:text-properties fo:font-size="14pt" style:font-size-asian="14pt" style:font-size-complex="14pt" fo:font-weight="bold" style:font-weight-asian="bold" style:font-weight-complex="bold"/>
    </style:style>
    <style:style style:name="T248_46" style:family="text">
      <style:text-properties fo:font-size="14pt" style:font-size-asian="14pt" style:font-size-complex="14pt" fo:font-weight="bold" style:font-weight-asian="bold" style:font-weight-complex="bold"/>
    </style:style>
    <style:style style:name="T248_47" style:family="text">
      <style:text-properties fo:font-size="14pt" style:font-size-asian="14pt" style:font-size-complex="14pt" fo:font-weight="bold" style:font-weight-asian="bold" style:font-weight-complex="bold"/>
    </style:style>
    <style:style style:name="T248_48" style:family="text">
      <style:text-properties fo:font-size="14pt" style:font-size-asian="14pt" style:font-size-complex="14pt" fo:font-weight="bold" style:font-weight-asian="bold" style:font-weight-complex="bold"/>
    </style:style>
    <style:style style:name="T248_49" style:family="text">
      <style:text-properties fo:font-size="14pt" style:font-size-asian="14pt" style:font-size-complex="14pt" fo:font-weight="bold" style:font-weight-asian="bold" style:font-weight-complex="bold"/>
    </style:style>
    <style:style style:name="T248_50" style:family="text">
      <style:text-properties fo:font-size="14pt" style:font-size-asian="14pt" style:font-size-complex="14pt" fo:font-weight="bold" style:font-weight-asian="bold" style:font-weight-complex="bold"/>
    </style:style>
    <style:style style:name="T248_51" style:family="text">
      <style:text-properties fo:font-size="14pt" style:font-size-asian="14pt" style:font-size-complex="14pt" fo:font-weight="bold" style:font-weight-asian="bold" style:font-weight-complex="bold"/>
    </style:style>
    <style:style style:name="T248_52" style:family="text">
      <style:text-properties fo:font-size="14pt" style:font-size-asian="14pt" style:font-size-complex="14pt" fo:font-weight="bold" style:font-weight-asian="bold" style:font-weight-complex="bold"/>
    </style:style>
    <style:style style:name="T248_53" style:family="text">
      <style:text-properties fo:font-size="14pt" style:font-size-asian="14pt" style:font-size-complex="14pt" fo:font-weight="bold" style:font-weight-asian="bold" style:font-weight-complex="bold"/>
    </style:style>
    <style:style style:name="T248_54" style:family="text">
      <style:text-properties fo:font-size="14pt" style:font-size-asian="14pt" style:font-size-complex="14pt" fo:font-weight="bold" style:font-weight-asian="bold" style:font-weight-complex="bold"/>
    </style:style>
    <style:style style:name="T248_55" style:family="text">
      <style:text-properties fo:font-size="14pt" style:font-size-asian="14pt" style:font-size-complex="14pt" fo:font-weight="bold" style:font-weight-asian="bold" style:font-weight-complex="bold"/>
    </style:style>
    <style:style style:name="T248_56" style:family="text">
      <style:text-properties fo:font-size="14pt" style:font-size-asian="14pt" style:font-size-complex="14pt" fo:font-weight="bold" style:font-weight-asian="bold" style:font-weight-complex="bold"/>
    </style:style>
    <style:style style:name="T248_57" style:family="text">
      <style:text-properties fo:font-size="14pt" style:font-size-asian="14pt" style:font-size-complex="14pt" fo:font-weight="bold" style:font-weight-asian="bold" style:font-weight-complex="bold"/>
    </style:style>
    <style:style style:name="T248_58" style:family="text">
      <style:text-properties fo:font-size="14pt" style:font-size-asian="14pt" style:font-size-complex="14pt" fo:font-weight="bold" style:font-weight-asian="bold" style:font-weight-complex="bold"/>
    </style:style>
    <style:style style:name="T248_59" style:family="text">
      <style:text-properties fo:font-size="14pt" style:font-size-asian="14pt" style:font-size-complex="14pt" fo:font-weight="bold" style:font-weight-asian="bold" style:font-weight-complex="bold"/>
    </style:style>
    <style:style style:name="T248_60" style:family="text">
      <style:text-properties fo:font-size="14pt" style:font-size-asian="14pt" style:font-size-complex="14pt" fo:font-weight="bold" style:font-weight-asian="bold" style:font-weight-complex="bold"/>
    </style:style>
    <style:style style:name="T248_61" style:family="text">
      <style:text-properties fo:font-size="14pt" style:font-size-asian="14pt" style:font-size-complex="14pt" fo:font-weight="bold" style:font-weight-asian="bold" style:font-weight-complex="bold"/>
    </style:style>
    <style:style style:name="T248_62" style:family="text">
      <style:text-properties fo:font-size="14pt" style:font-size-asian="14pt" style:font-size-complex="14pt" fo:font-weight="bold" style:font-weight-asian="bold" style:font-weight-complex="bold"/>
    </style:style>
    <style:style style:name="T248_63" style:family="text">
      <style:text-properties fo:font-size="14pt" style:font-size-asian="14pt" style:font-size-complex="14pt" fo:font-weight="bold" style:font-weight-asian="bold" style:font-weight-complex="bold"/>
    </style:style>
    <style:style style:name="T248_64" style:family="text">
      <style:text-properties fo:font-size="14pt" style:font-size-asian="14pt" style:font-size-complex="14pt" fo:font-weight="bold" style:font-weight-asian="bold" style:font-weight-complex="bold"/>
    </style:style>
    <style:style style:name="T248_65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248_66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248_67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248_68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248_69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248_70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248_71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248_72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248_73" style:family="text">
      <style:text-properties fo:font-size="14pt" style:font-size-asian="14pt" style:font-size-complex="14pt" fo:font-weight="bold" style:font-weight-asian="bold" style:font-weight-complex="bold"/>
    </style:style>
    <style:style style:name="T248_74" style:family="text">
      <style:text-properties fo:font-size="14pt" style:font-size-asian="14pt" style:font-size-complex="14pt" fo:font-weight="bold" style:font-weight-asian="bold" style:font-weight-complex="bold"/>
    </style:style>
    <style:style style:name="T248_75" style:family="text">
      <style:text-properties fo:font-size="14pt" style:font-size-asian="14pt" style:font-size-complex="14pt" fo:font-weight="bold" style:font-weight-asian="bold" style:font-weight-complex="bold"/>
    </style:style>
    <style:style style:name="T248_76" style:family="text">
      <style:text-properties fo:font-size="14pt" style:font-size-asian="14pt" style:font-size-complex="14pt" fo:font-weight="bold" style:font-weight-asian="bold" style:font-weight-complex="bold"/>
    </style:style>
    <style:style style:name="T248_77" style:family="text">
      <style:text-properties fo:font-size="14pt" style:font-size-asian="14pt" style:font-size-complex="14pt" fo:font-weight="bold" style:font-weight-asian="bold" style:font-weight-complex="bold"/>
    </style:style>
    <style:style style:name="T248_78" style:family="text">
      <style:text-properties fo:font-size="14pt" style:font-size-asian="14pt" style:font-size-complex="14pt" fo:font-weight="bold" style:font-weight-asian="bold" style:font-weight-complex="bold"/>
    </style:style>
    <style:style style:name="T248_79" style:family="text">
      <style:text-properties fo:font-size="14pt" style:font-size-asian="14pt" style:font-size-complex="14pt" fo:font-weight="bold" style:font-weight-asian="bold" style:font-weight-complex="bold"/>
    </style:style>
    <style:style style:name="T248_80" style:family="text">
      <style:text-properties fo:font-size="14pt" style:font-size-asian="14pt" style:font-size-complex="14pt" fo:font-weight="bold" style:font-weight-asian="bold" style:font-weight-complex="bold"/>
    </style:style>
    <style:style style:name="T248_81" style:family="text">
      <style:text-properties fo:font-size="14pt" style:font-size-asian="14pt" style:font-size-complex="14pt" fo:font-weight="bold" style:font-weight-asian="bold" style:font-weight-complex="bold"/>
    </style:style>
    <style:style style:name="T248_82" style:family="text">
      <style:text-properties fo:font-size="14pt" style:font-size-asian="14pt" style:font-size-complex="14pt" fo:font-weight="bold" style:font-weight-asian="bold" style:font-weight-complex="bold"/>
    </style:style>
    <style:style style:name="T248_83" style:family="text">
      <style:text-properties fo:font-size="14pt" style:font-size-asian="14pt" style:font-size-complex="14pt" fo:font-weight="bold" style:font-weight-asian="bold" style:font-weight-complex="bold"/>
    </style:style>
    <style:style style:name="T248_84" style:family="text">
      <style:text-properties fo:font-size="14pt" style:font-size-asian="14pt" style:font-size-complex="14pt" fo:font-weight="bold" style:font-weight-asian="bold" style:font-weight-complex="bold"/>
    </style:style>
    <style:style style:name="T248_85" style:family="text">
      <style:text-properties fo:font-size="14pt" style:font-size-asian="14pt" style:font-size-complex="14pt" fo:font-weight="bold" style:font-weight-asian="bold" style:font-weight-complex="bold"/>
    </style:style>
    <style:style style:name="T248_86" style:family="text">
      <style:text-properties fo:font-size="14pt" style:font-size-asian="14pt" style:font-size-complex="14pt" fo:font-weight="bold" style:font-weight-asian="bold" style:font-weight-complex="bold"/>
    </style:style>
    <style:style style:name="T248_87" style:family="text">
      <style:text-properties fo:font-size="14pt" style:font-size-asian="14pt" style:font-size-complex="14pt" fo:font-weight="bold" style:font-weight-asian="bold" style:font-weight-complex="bold"/>
    </style:style>
    <style:style style:name="T248_88" style:family="text">
      <style:text-properties fo:font-size="14pt" style:font-size-asian="14pt" style:font-size-complex="14pt" fo:font-weight="bold" style:font-weight-asian="bold" style:font-weight-complex="bold"/>
    </style:style>
    <style:style style:name="T248_89" style:family="text">
      <style:text-properties fo:font-size="14pt" style:font-size-asian="14pt" style:font-size-complex="14pt" fo:font-weight="bold" style:font-weight-asian="bold" style:font-weight-complex="bold"/>
    </style:style>
    <style:style style:name="T248_90" style:family="text">
      <style:text-properties fo:font-size="14pt" style:font-size-asian="14pt" style:font-size-complex="14pt" fo:font-weight="bold" style:font-weight-asian="bold" style:font-weight-complex="bold"/>
    </style:style>
    <style:style style:name="T248_91" style:family="text">
      <style:text-properties fo:font-size="14pt" style:font-size-asian="14pt" style:font-size-complex="14pt" fo:font-weight="bold" style:font-weight-asian="bold" style:font-weight-complex="bold"/>
    </style:style>
    <style:style style:name="T248_92" style:family="text">
      <style:text-properties fo:font-size="14pt" style:font-size-asian="14pt" style:font-size-complex="14pt" fo:font-weight="bold" style:font-weight-asian="bold" style:font-weight-complex="bold"/>
    </style:style>
    <style:style style:name="T248_93" style:family="text">
      <style:text-properties fo:font-size="14pt" style:font-size-asian="14pt" style:font-size-complex="14pt" fo:font-weight="bold" style:font-weight-asian="bold" style:font-weight-complex="bold"/>
    </style:style>
    <style:style style:name="T248_94" style:family="text">
      <style:text-properties fo:font-size="14pt" style:font-size-asian="14pt" style:font-size-complex="14pt" fo:font-weight="bold" style:font-weight-asian="bold" style:font-weight-complex="bold"/>
    </style:style>
    <style:style style:name="T248_95" style:family="text">
      <style:text-properties fo:font-size="14pt" style:font-size-asian="14pt" style:font-size-complex="14pt" fo:font-weight="bold" style:font-weight-asian="bold" style:font-weight-complex="bold"/>
    </style:style>
    <style:style style:name="T248_96" style:family="text">
      <style:text-properties fo:font-size="14pt" style:font-size-asian="14pt" style:font-size-complex="14pt" fo:font-weight="bold" style:font-weight-asian="bold" style:font-weight-complex="bold"/>
    </style:style>
    <style:style style:name="T248_97" style:family="text">
      <style:text-properties fo:font-size="14pt" style:font-size-asian="14pt" style:font-size-complex="14pt" fo:font-weight="bold" style:font-weight-asian="bold" style:font-weight-complex="bold"/>
    </style:style>
    <style:style style:name="T248_98" style:family="text">
      <style:text-properties fo:font-size="14pt" style:font-size-asian="14pt" style:font-size-complex="14pt" fo:font-weight="bold" style:font-weight-asian="bold" style:font-weight-complex="bold"/>
    </style:style>
    <style:style style:name="T248_99" style:family="text">
      <style:text-properties fo:font-size="14pt" style:font-size-asian="14pt" style:font-size-complex="14pt" fo:font-weight="bold" style:font-weight-asian="bold" style:font-weight-complex="bold"/>
    </style:style>
    <style:style style:name="T248_100" style:family="text">
      <style:text-properties fo:font-size="14pt" style:font-size-asian="14pt" style:font-size-complex="14pt" fo:font-weight="bold" style:font-weight-asian="bold" style:font-weight-complex="bold"/>
    </style:style>
    <style:style style:name="T248_101" style:family="text">
      <style:text-properties fo:font-size="14pt" style:font-size-asian="14pt" style:font-size-complex="14pt" fo:font-weight="bold" style:font-weight-asian="bold" style:font-weight-complex="bold"/>
    </style:style>
    <style:style style:name="T248_102" style:family="text">
      <style:text-properties fo:font-size="14pt" style:font-size-asian="14pt" style:font-size-complex="14pt" fo:font-weight="bold" style:font-weight-asian="bold" style:font-weight-complex="bold"/>
    </style:style>
    <style:style style:name="T248_103" style:family="text">
      <style:text-properties fo:font-size="14pt" style:font-size-asian="14pt" style:font-size-complex="14pt" fo:font-weight="bold" style:font-weight-asian="bold" style:font-weight-complex="bold"/>
    </style:style>
    <style:style style:name="T248_104" style:family="text">
      <style:text-properties fo:font-size="14pt" style:font-size-asian="14pt" style:font-size-complex="14pt" fo:font-weight="bold" style:font-weight-asian="bold" style:font-weight-complex="bold"/>
    </style:style>
    <style:style style:name="T248_105" style:family="text">
      <style:text-properties fo:font-size="14pt" style:font-size-asian="14pt" style:font-size-complex="14pt" fo:font-weight="bold" style:font-weight-asian="bold" style:font-weight-complex="bold"/>
    </style:style>
    <style:style style:name="T248_106" style:family="text">
      <style:text-properties fo:font-size="14pt" style:font-size-asian="14pt" style:font-size-complex="14pt" fo:font-weight="bold" style:font-weight-asian="bold" style:font-weight-complex="bold"/>
    </style:style>
    <style:style style:name="T248_107" style:family="text">
      <style:text-properties fo:font-size="14pt" style:font-size-asian="14pt" style:font-size-complex="14pt" fo:font-weight="bold" style:font-weight-asian="bold" style:font-weight-complex="bold"/>
    </style:style>
    <style:style style:name="T248_108" style:family="text">
      <style:text-properties fo:font-size="14pt" style:font-size-asian="14pt" style:font-size-complex="14pt" fo:font-weight="bold" style:font-weight-asian="bold" style:font-weight-complex="bold"/>
    </style:style>
    <style:style style:name="T248_109" style:family="text">
      <style:text-properties fo:font-size="14pt" style:font-size-asian="14pt" style:font-size-complex="14pt" fo:font-weight="bold" style:font-weight-asian="bold" style:font-weight-complex="bold"/>
    </style:style>
    <style:style style:name="T248_110" style:family="text">
      <style:text-properties fo:font-size="14pt" style:font-size-asian="14pt" style:font-size-complex="14pt" fo:font-weight="bold" style:font-weight-asian="bold" style:font-weight-complex="bold"/>
    </style:style>
    <style:style style:name="T248_111" style:family="text">
      <style:text-properties fo:font-size="14pt" style:font-size-asian="14pt" style:font-size-complex="14pt" fo:font-weight="bold" style:font-weight-asian="bold" style:font-weight-complex="bold"/>
    </style:style>
    <style:style style:name="T248_112" style:family="text">
      <style:text-properties fo:font-size="14pt" style:font-size-asian="14pt" style:font-size-complex="14pt" fo:font-weight="bold" style:font-weight-asian="bold" style:font-weight-complex="bold"/>
    </style:style>
    <style:style style:name="T248_113" style:family="text">
      <style:text-properties fo:font-size="14pt" style:font-size-asian="14pt" style:font-size-complex="14pt" fo:font-weight="bold" style:font-weight-asian="bold" style:font-weight-complex="bold"/>
    </style:style>
    <style:style style:name="T248_114" style:family="text">
      <style:text-properties fo:font-size="14pt" style:font-size-asian="14pt" style:font-size-complex="14pt" fo:font-weight="bold" style:font-weight-asian="bold" style:font-weight-complex="bold"/>
    </style:style>
    <style:style style:name="T248_115" style:family="text">
      <style:text-properties fo:font-size="14pt" style:font-size-asian="14pt" style:font-size-complex="14pt" fo:font-weight="bold" style:font-weight-asian="bold" style:font-weight-complex="bold"/>
    </style:style>
    <style:style style:name="T248_116" style:family="text">
      <style:text-properties fo:font-size="14pt" style:font-size-asian="14pt" style:font-size-complex="14pt" fo:font-weight="bold" style:font-weight-asian="bold" style:font-weight-complex="bold"/>
    </style:style>
    <style:style style:name="T248_117" style:family="text">
      <style:text-properties fo:font-size="14pt" style:font-size-asian="14pt" style:font-size-complex="14pt" fo:font-weight="bold" style:font-weight-asian="bold" style:font-weight-complex="bold"/>
    </style:style>
    <style:style style:name="T248_118" style:family="text">
      <style:text-properties fo:font-size="14pt" style:font-size-asian="14pt" style:font-size-complex="14pt" fo:font-weight="bold" style:font-weight-asian="bold" style:font-weight-complex="bold"/>
    </style:style>
    <style:style style:name="T248_119" style:family="text">
      <style:text-properties fo:font-size="14pt" style:font-size-asian="14pt" style:font-size-complex="14pt" fo:font-weight="bold" style:font-weight-asian="bold" style:font-weight-complex="bold"/>
    </style:style>
    <style:style style:name="T248_120" style:family="text">
      <style:text-properties fo:font-size="14pt" style:font-size-asian="14pt" style:font-size-complex="14pt" fo:font-weight="bold" style:font-weight-asian="bold" style:font-weight-complex="bold"/>
    </style:style>
    <style:style style:name="T248_121" style:family="text">
      <style:text-properties fo:font-size="14pt" style:font-size-asian="14pt" style:font-size-complex="14pt" fo:font-weight="bold" style:font-weight-asian="bold" style:font-weight-complex="bold"/>
    </style:style>
    <style:style style:name="T248_122" style:family="text">
      <style:text-properties fo:font-size="14pt" style:font-size-asian="14pt" style:font-size-complex="14pt" fo:font-weight="bold" style:font-weight-asian="bold" style:font-weight-complex="bold"/>
    </style:style>
    <style:style style:name="T248_123" style:family="text">
      <style:text-properties fo:font-size="14pt" style:font-size-asian="14pt" style:font-size-complex="14pt" fo:font-weight="bold" style:font-weight-asian="bold" style:font-weight-complex="bold"/>
    </style:style>
    <style:style style:name="T248_124" style:family="text">
      <style:text-properties fo:font-size="14pt" style:font-size-asian="14pt" style:font-size-complex="14pt" fo:font-weight="bold" style:font-weight-asian="bold" style:font-weight-complex="bold"/>
    </style:style>
    <style:style style:name="T248_125" style:family="text">
      <style:text-properties fo:font-size="14pt" style:font-size-asian="14pt" style:font-size-complex="14pt" fo:font-weight="bold" style:font-weight-asian="bold" style:font-weight-complex="bold"/>
    </style:style>
    <style:style style:name="T248_126" style:family="text">
      <style:text-properties fo:font-size="14pt" style:font-size-asian="14pt" style:font-size-complex="14pt" fo:font-weight="bold" style:font-weight-asian="bold" style:font-weight-complex="bold"/>
    </style:style>
    <style:style style:name="T248_127" style:family="text">
      <style:text-properties fo:font-size="14pt" style:font-size-asian="14pt" style:font-size-complex="14pt" fo:font-weight="bold" style:font-weight-asian="bold" style:font-weight-complex="bold"/>
    </style:style>
    <style:style style:name="T248_128" style:family="text">
      <style:text-properties fo:font-size="14pt" style:font-size-asian="14pt" style:font-size-complex="14pt" fo:font-weight="bold" style:font-weight-asian="bold" style:font-weight-complex="bold"/>
    </style:style>
    <style:style style:name="T248_129" style:family="text">
      <style:text-properties fo:font-size="14pt" style:font-size-asian="14pt" style:font-size-complex="14pt" fo:font-weight="bold" style:font-weight-asian="bold" style:font-weight-complex="bold"/>
    </style:style>
    <style:style style:name="T248_130" style:family="text">
      <style:text-properties fo:font-size="14pt" style:font-size-asian="14pt" style:font-size-complex="14pt" fo:font-weight="bold" style:font-weight-asian="bold" style:font-weight-complex="bold"/>
    </style:style>
    <style:style style:name="T248_131" style:family="text">
      <style:text-properties fo:font-size="14pt" style:font-size-asian="14pt" style:font-size-complex="14pt" fo:font-weight="bold" style:font-weight-asian="bold" style:font-weight-complex="bold"/>
    </style:style>
    <style:style style:name="T248_132" style:family="text">
      <style:text-properties fo:font-size="14pt" style:font-size-asian="14pt" style:font-size-complex="14pt" fo:font-weight="bold" style:font-weight-asian="bold" style:font-weight-complex="bold"/>
    </style:style>
    <style:style style:name="T248_133" style:family="text">
      <style:text-properties fo:font-size="14pt" style:font-size-asian="14pt" style:font-size-complex="14pt" fo:font-weight="bold" style:font-weight-asian="bold" style:font-weight-complex="bold"/>
    </style:style>
    <style:style style:name="T248_134" style:family="text">
      <style:text-properties fo:font-size="14pt" style:font-size-asian="14pt" style:font-size-complex="14pt" fo:font-weight="bold" style:font-weight-asian="bold" style:font-weight-complex="bold"/>
    </style:style>
    <style:style style:name="T248_135" style:family="text">
      <style:text-properties fo:font-size="14pt" style:font-size-asian="14pt" style:font-size-complex="14pt" fo:font-weight="bold" style:font-weight-asian="bold" style:font-weight-complex="bold"/>
    </style:style>
    <style:style style:name="T248_136" style:family="text">
      <style:text-properties fo:font-size="14pt" style:font-size-asian="14pt" style:font-size-complex="14pt" fo:font-weight="bold" style:font-weight-asian="bold" style:font-weight-complex="bold"/>
    </style:style>
    <style:style style:name="T248_137" style:family="text">
      <style:text-properties fo:font-size="14pt" style:font-size-asian="14pt" style:font-size-complex="14pt" fo:font-weight="bold" style:font-weight-asian="bold" style:font-weight-complex="bold"/>
    </style:style>
    <style:style style:name="T248_138" style:family="text">
      <style:text-properties fo:font-size="14pt" style:font-size-asian="14pt" style:font-size-complex="14pt" fo:font-weight="bold" style:font-weight-asian="bold" style:font-weight-complex="bold"/>
    </style:style>
    <style:style style:name="T248_139" style:family="text">
      <style:text-properties fo:font-size="14pt" style:font-size-asian="14pt" style:font-size-complex="14pt" fo:font-weight="bold" style:font-weight-asian="bold" style:font-weight-complex="bold"/>
    </style:style>
    <style:style style:name="P24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>
      <style:text-properties fo:color="#1155cc" fo:font-weight="bold" style:font-weight-asian="bold" style:font-weight-complex="bold"/>
    </style:style>
    <style:style style:name="T250_2" style:family="text">
      <style:text-properties fo:color="#1155cc" fo:font-weight="bold" style:font-weight-asian="bold" style:font-weight-complex="bold"/>
    </style:style>
    <style:style style:name="T250_3" style:family="text">
      <style:text-properties fo:color="#1155cc" fo:font-weight="bold" style:font-weight-asian="bold" style:font-weight-complex="bold"/>
    </style:style>
    <style:style style:name="T250_4" style:family="text">
      <style:text-properties fo:color="#1155cc" fo:font-weight="bold" style:font-weight-asian="bold" style:font-weight-complex="bold"/>
    </style:style>
    <style:style style:name="T250_5" style:family="text">
      <style:text-properties fo:color="#1155cc" fo:font-weight="bold" style:font-weight-asian="bold" style:font-weight-complex="bold"/>
    </style:style>
    <style:style style:name="T250_6" style:family="text">
      <style:text-properties fo:color="#1155cc"/>
    </style:style>
    <style:style style:name="T250_7" style:family="text">
      <style:text-properties fo:color="#1155cc"/>
    </style:style>
    <style:style style:name="T250_8" style:family="text">
      <style:text-properties fo:color="#1155cc"/>
    </style:style>
    <style:style style:name="T250_9" style:family="text">
      <style:text-properties fo:color="#1155cc"/>
    </style:style>
    <style:style style:name="T250_10" style:family="text">
      <style:text-properties fo:color="#1155cc"/>
    </style:style>
    <style:style style:name="T250_11" style:family="text">
      <style:text-properties fo:color="#1155cc"/>
    </style:style>
    <style:style style:name="T250_12" style:family="text">
      <style:text-properties fo:color="#1155cc"/>
    </style:style>
    <style:style style:name="T250_13" style:family="text">
      <style:text-properties fo:color="#1155cc"/>
    </style:style>
    <style:style style:name="T250_14" style:family="text">
      <style:text-properties fo:color="#1155cc"/>
    </style:style>
    <style:style style:name="T250_15" style:family="text">
      <style:text-properties fo:color="#1155cc"/>
    </style:style>
    <style:style style:name="T250_16" style:family="text">
      <style:text-properties fo:color="#1155cc"/>
    </style:style>
    <style:style style:name="T250_17" style:family="text">
      <style:text-properties fo:color="#1155cc"/>
    </style:style>
    <style:style style:name="T250_18" style:family="text">
      <style:text-properties fo:color="#1155cc"/>
    </style:style>
    <style:style style:name="T250_19" style:family="text">
      <style:text-properties fo:color="#1155cc"/>
    </style:style>
    <style:style style:name="T250_20" style:family="text">
      <style:text-properties fo:color="#1155cc"/>
    </style:style>
    <style:style style:name="T250_21" style:family="text">
      <style:text-properties fo:color="#1155cc"/>
    </style:style>
    <style:style style:name="T250_22" style:family="text">
      <style:text-properties fo:color="#1155cc"/>
    </style:style>
    <style:style style:name="T250_23" style:family="text">
      <style:text-properties fo:color="#1155cc"/>
    </style:style>
    <style:style style:name="T250_24" style:family="text">
      <style:text-properties fo:color="#1155cc"/>
    </style:style>
    <style:style style:name="T250_25" style:family="text">
      <style:text-properties fo:color="#1155cc"/>
    </style:style>
    <style:style style:name="T250_26" style:family="text">
      <style:text-properties fo:color="#1155cc"/>
    </style:style>
    <style:style style:name="T250_27" style:family="text">
      <style:text-properties fo:color="#1155cc"/>
    </style:style>
    <style:style style:name="T250_28" style:family="text">
      <style:text-properties fo:color="#1155cc"/>
    </style:style>
    <style:style style:name="T250_29" style:family="text">
      <style:text-properties fo:color="#1155cc"/>
    </style:style>
    <style:style style:name="T250_30" style:family="text">
      <style:text-properties fo:color="#1155cc"/>
    </style:style>
    <style:style style:name="T250_31" style:family="text">
      <style:text-properties fo:color="#1155cc"/>
    </style:style>
    <style:style style:name="T250_32" style:family="text">
      <style:text-properties fo:color="#1155cc"/>
    </style:style>
    <style:style style:name="T250_33" style:family="text">
      <style:text-properties fo:color="#1155cc"/>
    </style:style>
    <style:style style:name="T250_34" style:family="text">
      <style:text-properties fo:color="#1155cc"/>
    </style:style>
    <style:style style:name="T250_35" style:family="text">
      <style:text-properties fo:color="#1155cc"/>
    </style:style>
    <style:style style:name="T250_36" style:family="text">
      <style:text-properties fo:color="#1155cc"/>
    </style:style>
    <style:style style:name="T250_37" style:family="text">
      <style:text-properties fo:color="#1155cc"/>
    </style:style>
    <style:style style:name="T250_38" style:family="text">
      <style:text-properties fo:color="#1155cc"/>
    </style:style>
    <style:style style:name="T250_39" style:family="text">
      <style:text-properties fo:color="#1155cc"/>
    </style:style>
    <style:style style:name="T250_40" style:family="text">
      <style:text-properties fo:color="#1155cc"/>
    </style:style>
    <style:style style:name="T250_41" style:family="text">
      <style:text-properties fo:color="#1155cc"/>
    </style:style>
    <style:style style:name="T250_42" style:family="text">
      <style:text-properties fo:color="#1155cc"/>
    </style:style>
    <style:style style:name="T250_43" style:family="text">
      <style:text-properties fo:color="#1155cc"/>
    </style:style>
    <style:style style:name="T250_44" style:family="text">
      <style:text-properties fo:color="#1155cc"/>
    </style:style>
    <style:style style:name="T250_45" style:family="text">
      <style:text-properties fo:color="#1155cc"/>
    </style:style>
    <style:style style:name="T250_46" style:family="text">
      <style:text-properties fo:color="#1155cc"/>
    </style:style>
    <style:style style:name="T250_47" style:family="text">
      <style:text-properties fo:color="#1155cc"/>
    </style:style>
    <style:style style:name="T250_48" style:family="text">
      <style:text-properties fo:color="#1155cc"/>
    </style:style>
    <style:style style:name="T250_49" style:family="text">
      <style:text-properties fo:color="#1155cc"/>
    </style:style>
    <style:style style:name="T250_50" style:family="text">
      <style:text-properties fo:color="#1155cc"/>
    </style:style>
    <style:style style:name="T250_51" style:family="text">
      <style:text-properties fo:color="#1155cc"/>
    </style:style>
    <style:style style:name="T250_52" style:family="text">
      <style:text-properties fo:color="#1155cc"/>
    </style:style>
    <style:style style:name="T250_53" style:family="text">
      <style:text-properties fo:color="#1155cc"/>
    </style:style>
    <style:style style:name="T250_54" style:family="text">
      <style:text-properties fo:color="#1155cc"/>
    </style:style>
    <style:style style:name="T250_55" style:family="text">
      <style:text-properties fo:color="#1155cc"/>
    </style:style>
    <style:style style:name="T250_56" style:family="text">
      <style:text-properties fo:color="#1155cc"/>
    </style:style>
    <style:style style:name="T250_57" style:family="text">
      <style:text-properties fo:color="#1155cc"/>
    </style:style>
    <style:style style:name="T250_58" style:family="text">
      <style:text-properties fo:color="#1155cc"/>
    </style:style>
    <style:style style:name="T250_59" style:family="text">
      <style:text-properties fo:color="#1155cc"/>
    </style:style>
    <style:style style:name="T250_60" style:family="text">
      <style:text-properties fo:color="#1155cc"/>
    </style:style>
    <style:style style:name="T250_61" style:family="text">
      <style:text-properties fo:color="#1155cc"/>
    </style:style>
    <style:style style:name="T250_62" style:family="text">
      <style:text-properties fo:color="#1155cc"/>
    </style:style>
    <style:style style:name="T250_63" style:family="text">
      <style:text-properties fo:color="#1155cc"/>
    </style:style>
    <style:style style:name="T250_64" style:family="text">
      <style:text-properties fo:color="#1155cc"/>
    </style:style>
    <style:style style:name="T250_65" style:family="text">
      <style:text-properties fo:color="#1155cc"/>
    </style:style>
    <style:style style:name="T250_66" style:family="text">
      <style:text-properties fo:color="#1155cc"/>
    </style:style>
    <style:style style:name="T250_67" style:family="text">
      <style:text-properties fo:color="#1155cc"/>
    </style:style>
    <style:style style:name="T250_68" style:family="text">
      <style:text-properties fo:color="#1155cc"/>
    </style:style>
    <style:style style:name="T250_69" style:family="text">
      <style:text-properties fo:color="#1155cc"/>
    </style:style>
    <style:style style:name="T250_70" style:family="text">
      <style:text-properties fo:color="#1155cc"/>
    </style:style>
    <style:style style:name="T250_71" style:family="text">
      <style:text-properties fo:color="#1155cc"/>
    </style:style>
    <style:style style:name="T250_72" style:family="text">
      <style:text-properties fo:color="#1155cc"/>
    </style:style>
    <style:style style:name="T250_73" style:family="text">
      <style:text-properties fo:color="#1155cc"/>
    </style:style>
    <style:style style:name="T250_74" style:family="text">
      <style:text-properties fo:color="#1155cc"/>
    </style:style>
    <style:style style:name="T250_75" style:family="text">
      <style:text-properties fo:color="#1155cc"/>
    </style:style>
    <style:style style:name="T250_76" style:family="text">
      <style:text-properties fo:color="#1155cc"/>
    </style:style>
    <style:style style:name="T250_77" style:family="text">
      <style:text-properties fo:color="#1155cc"/>
    </style:style>
    <style:style style:name="T250_78" style:family="text">
      <style:text-properties fo:color="#1155cc"/>
    </style:style>
    <style:style style:name="T250_79" style:family="text">
      <style:text-properties fo:color="#1155cc"/>
    </style:style>
    <style:style style:name="T250_80" style:family="text">
      <style:text-properties fo:color="#1155cc"/>
    </style:style>
    <style:style style:name="T250_81" style:family="text">
      <style:text-properties fo:color="#1155cc"/>
    </style:style>
    <style:style style:name="T250_82" style:family="text">
      <style:text-properties fo:color="#1155cc"/>
    </style:style>
    <style:style style:name="T250_83" style:family="text">
      <style:text-properties fo:color="#1155cc"/>
    </style:style>
    <style:style style:name="T250_84" style:family="text">
      <style:text-properties fo:color="#1155cc"/>
    </style:style>
    <style:style style:name="T250_85" style:family="text">
      <style:text-properties fo:color="#1155cc"/>
    </style:style>
    <style:style style:name="T250_86" style:family="text">
      <style:text-properties fo:color="#1155cc"/>
    </style:style>
    <style:style style:name="T250_87" style:family="text">
      <style:text-properties fo:color="#1155cc"/>
    </style:style>
    <style:style style:name="T250_88" style:family="text">
      <style:text-properties fo:color="#1155cc"/>
    </style:style>
    <style:style style:name="T250_89" style:family="text">
      <style:text-properties fo:color="#1155cc"/>
    </style:style>
    <style:style style:name="T250_90" style:family="text">
      <style:text-properties fo:color="#1155cc"/>
    </style:style>
    <style:style style:name="T250_91" style:family="text">
      <style:text-properties fo:color="#1155cc"/>
    </style:style>
    <style:style style:name="T250_92" style:family="text">
      <style:text-properties fo:color="#1155cc"/>
    </style:style>
    <style:style style:name="T250_93" style:family="text">
      <style:text-properties fo:color="#1155cc"/>
    </style:style>
    <style:style style:name="T250_94" style:family="text">
      <style:text-properties fo:color="#1155cc"/>
    </style:style>
    <style:style style:name="T250_95" style:family="text">
      <style:text-properties fo:color="#1155cc"/>
    </style:style>
    <style:style style:name="T250_96" style:family="text">
      <style:text-properties fo:color="#1155cc"/>
    </style:style>
    <style:style style:name="T250_97" style:family="text">
      <style:text-properties fo:color="#1155cc"/>
    </style:style>
    <style:style style:name="T250_98" style:family="text">
      <style:text-properties fo:color="#1155cc"/>
    </style:style>
    <style:style style:name="T250_99" style:family="text">
      <style:text-properties fo:color="#1155cc"/>
    </style:style>
    <style:style style:name="T250_100" style:family="text">
      <style:text-properties fo:color="#1155cc"/>
    </style:style>
    <style:style style:name="T250_101" style:family="text">
      <style:text-properties fo:color="#1155cc"/>
    </style:style>
    <style:style style:name="T250_102" style:family="text">
      <style:text-properties fo:color="#1155cc"/>
    </style:style>
    <style:style style:name="T250_103" style:family="text">
      <style:text-properties fo:color="#1155cc"/>
    </style:style>
    <style:style style:name="T250_104" style:family="text">
      <style:text-properties fo:color="#1155cc"/>
    </style:style>
    <style:style style:name="T250_105" style:family="text">
      <style:text-properties fo:color="#1155cc"/>
    </style:style>
    <style:style style:name="T250_106" style:family="text">
      <style:text-properties fo:color="#1155cc"/>
    </style:style>
    <style:style style:name="T250_107" style:family="text">
      <style:text-properties fo:color="#1155cc"/>
    </style:style>
    <style:style style:name="T250_108" style:family="text">
      <style:text-properties fo:color="#1155cc"/>
    </style:style>
    <style:style style:name="T250_109" style:family="text">
      <style:text-properties fo:color="#1155cc"/>
    </style:style>
    <style:style style:name="T250_110" style:family="text">
      <style:text-properties fo:color="#1155cc"/>
    </style:style>
    <style:style style:name="T250_111" style:family="text">
      <style:text-properties fo:color="#1155cc"/>
    </style:style>
    <style:style style:name="T250_112" style:family="text">
      <style:text-properties fo:color="#1155cc"/>
    </style:style>
    <style:style style:name="T250_113" style:family="text">
      <style:text-properties fo:color="#1155cc"/>
    </style:style>
    <style:style style:name="T250_114" style:family="text">
      <style:text-properties fo:color="#1155cc"/>
    </style:style>
    <style:style style:name="T250_115" style:family="text">
      <style:text-properties fo:color="#1155cc"/>
    </style:style>
    <style:style style:name="T250_116" style:family="text">
      <style:text-properties fo:color="#1155cc"/>
    </style:style>
    <style:style style:name="T250_117" style:family="text">
      <style:text-properties fo:color="#1155cc"/>
    </style:style>
    <style:style style:name="T250_118" style:family="text">
      <style:text-properties fo:color="#1155cc"/>
    </style:style>
    <style:style style:name="T250_119" style:family="text">
      <style:text-properties fo:color="#1155cc"/>
    </style:style>
    <style:style style:name="T250_120" style:family="text">
      <style:text-properties fo:color="#1155cc"/>
    </style:style>
    <style:style style:name="T250_121" style:family="text">
      <style:text-properties fo:color="#1155cc"/>
    </style:style>
    <style:style style:name="T250_122" style:family="text">
      <style:text-properties fo:color="#1155cc"/>
    </style:style>
    <style:style style:name="T250_123" style:family="text">
      <style:text-properties fo:color="#1155cc"/>
    </style:style>
    <style:style style:name="T250_124" style:family="text">
      <style:text-properties fo:color="#1155cc"/>
    </style:style>
    <style:style style:name="T250_125" style:family="text">
      <style:text-properties fo:color="#1155cc"/>
    </style:style>
    <style:style style:name="T250_126" style:family="text">
      <style:text-properties fo:color="#1155cc"/>
    </style:style>
    <style:style style:name="T250_127" style:family="text">
      <style:text-properties fo:color="#1155cc"/>
    </style:style>
    <style:style style:name="T250_128" style:family="text">
      <style:text-properties fo:color="#1155cc"/>
    </style:style>
    <style:style style:name="T250_129" style:family="text">
      <style:text-properties fo:color="#1155cc"/>
    </style:style>
    <style:style style:name="T250_130" style:family="text">
      <style:text-properties fo:color="#1155cc"/>
    </style:style>
    <style:style style:name="T250_131" style:family="text">
      <style:text-properties fo:color="#1155cc"/>
    </style:style>
    <style:style style:name="T250_132" style:family="text">
      <style:text-properties fo:color="#1155cc"/>
    </style:style>
    <style:style style:name="T250_133" style:family="text">
      <style:text-properties fo:color="#1155cc"/>
    </style:style>
    <style:style style:name="T250_134" style:family="text">
      <style:text-properties fo:color="#1155cc"/>
    </style:style>
    <style:style style:name="T250_135" style:family="text">
      <style:text-properties fo:color="#1155cc"/>
    </style:style>
    <style:style style:name="T250_136" style:family="text">
      <style:text-properties fo:color="#1155cc"/>
    </style:style>
    <style:style style:name="T250_137" style:family="text">
      <style:text-properties fo:color="#1155cc"/>
    </style:style>
    <style:style style:name="T250_138" style:family="text">
      <style:text-properties fo:color="#1155cc"/>
    </style:style>
    <style:style style:name="T250_139" style:family="text">
      <style:text-properties fo:color="#1155cc"/>
    </style:style>
    <style:style style:name="T250_140" style:family="text">
      <style:text-properties fo:color="#1155cc"/>
    </style:style>
    <style:style style:name="T250_141" style:family="text">
      <style:text-properties fo:color="#1155cc"/>
    </style:style>
    <style:style style:name="T250_142" style:family="text">
      <style:text-properties fo:color="#1155cc"/>
    </style:style>
    <style:style style:name="T250_143" style:family="text">
      <style:text-properties fo:color="#1155cc"/>
    </style:style>
    <style:style style:name="T250_144" style:family="text">
      <style:text-properties fo:color="#1155cc"/>
    </style:style>
    <style:style style:name="T250_145" style:family="text">
      <style:text-properties fo:color="#1155cc"/>
    </style:style>
    <style:style style:name="T250_146" style:family="text">
      <style:text-properties fo:color="#1155cc"/>
    </style:style>
    <style:style style:name="T250_147" style:family="text">
      <style:text-properties fo:color="#1155cc"/>
    </style:style>
    <style:style style:name="T250_148" style:family="text">
      <style:text-properties fo:color="#1155cc"/>
    </style:style>
    <style:style style:name="T250_149" style:family="text">
      <style:text-properties fo:color="#1155cc"/>
    </style:style>
    <style:style style:name="T250_150" style:family="text">
      <style:text-properties fo:color="#1155cc"/>
    </style:style>
    <style:style style:name="T250_151" style:family="text">
      <style:text-properties fo:color="#1155cc"/>
    </style:style>
    <style:style style:name="T250_152" style:family="text">
      <style:text-properties fo:color="#1155cc"/>
    </style:style>
    <style:style style:name="T250_153" style:family="text">
      <style:text-properties fo:color="#1155cc"/>
    </style:style>
    <style:style style:name="T250_154" style:family="text">
      <style:text-properties fo:color="#1155cc"/>
    </style:style>
    <style:style style:name="T250_155" style:family="text">
      <style:text-properties fo:color="#1155cc"/>
    </style:style>
    <style:style style:name="T250_156" style:family="text">
      <style:text-properties fo:color="#1155cc"/>
    </style:style>
    <style:style style:name="T250_157" style:family="text">
      <style:text-properties fo:color="#1155cc"/>
    </style:style>
    <style:style style:name="T250_158" style:family="text">
      <style:text-properties fo:color="#1155cc"/>
    </style:style>
    <style:style style:name="T250_159" style:family="text">
      <style:text-properties fo:color="#1155cc"/>
    </style:style>
    <style:style style:name="T250_160" style:family="text">
      <style:text-properties fo:color="#1155cc"/>
    </style:style>
    <style:style style:name="T250_161" style:family="text">
      <style:text-properties fo:color="#1155cc"/>
    </style:style>
    <style:style style:name="P251" style:family="paragraph" style:parent-style-name="Standard">
      <style:paragraph-properties fo:break-before="auto" fo:line-height="115%" style:writing-mode="lr-tb"/>
      <style:text-properties fo:color="#1155cc"/>
    </style:style>
    <style:style style:name="P252" style:family="paragraph" style:parent-style-name="Standard">
      <style:paragraph-properties fo:text-align="justify" fo:break-before="auto" fo:line-height="115%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T252_17" style:family="text"/>
    <style:style style:name="T252_18" style:family="text"/>
    <style:style style:name="T252_19" style:family="text"/>
    <style:style style:name="T252_20" style:family="text"/>
    <style:style style:name="T252_21" style:family="text"/>
    <style:style style:name="T252_22" style:family="text"/>
    <style:style style:name="T252_23" style:family="text"/>
    <style:style style:name="T252_24" style:family="text"/>
    <style:style style:name="T252_25" style:family="text"/>
    <style:style style:name="T252_26" style:family="text"/>
    <style:style style:name="T252_27" style:family="text"/>
    <style:style style:name="T252_28" style:family="text"/>
    <style:style style:name="T252_29" style:family="text"/>
    <style:style style:name="T252_30" style:family="text"/>
    <style:style style:name="T252_31" style:family="text"/>
    <style:style style:name="T252_32" style:family="text"/>
    <style:style style:name="T252_33" style:family="text"/>
    <style:style style:name="T252_34" style:family="text"/>
    <style:style style:name="T252_35" style:family="text"/>
    <style:style style:name="T252_36" style:family="text"/>
    <style:style style:name="T252_37" style:family="text"/>
    <style:style style:name="T252_38" style:family="text"/>
    <style:style style:name="T252_39" style:family="text"/>
    <style:style style:name="T252_40" style:family="text"/>
    <style:style style:name="T252_41" style:family="text"/>
    <style:style style:name="T252_42" style:family="text"/>
    <style:style style:name="T252_43" style:family="text"/>
    <style:style style:name="T252_44" style:family="text"/>
    <style:style style:name="T252_45" style:family="text"/>
    <style:style style:name="T252_46" style:family="text"/>
    <style:style style:name="T252_47" style:family="text"/>
    <style:style style:name="T252_48" style:family="text"/>
    <style:style style:name="T252_49" style:family="text"/>
    <style:style style:name="T252_50" style:family="text"/>
    <style:style style:name="T252_51" style:family="text"/>
    <style:style style:name="T252_52" style:family="text"/>
    <style:style style:name="T252_53" style:family="text"/>
    <style:style style:name="T252_54" style:family="text"/>
    <style:style style:name="T252_55" style:family="text"/>
    <style:style style:name="T252_56" style:family="text"/>
    <style:style style:name="T252_57" style:family="text"/>
    <style:style style:name="T252_58" style:family="text"/>
    <style:style style:name="T252_59" style:family="text"/>
    <style:style style:name="T252_60" style:family="text"/>
    <style:style style:name="T252_61" style:family="text"/>
    <style:style style:name="T252_62" style:family="text"/>
    <style:style style:name="T252_63" style:family="text"/>
    <style:style style:name="T252_64" style:family="text"/>
    <style:style style:name="T252_65" style:family="text"/>
    <style:style style:name="T252_66" style:family="text"/>
    <style:style style:name="T252_67" style:family="text"/>
    <style:style style:name="T252_68" style:family="text"/>
    <style:style style:name="T252_69" style:family="text"/>
    <style:style style:name="T252_70" style:family="text"/>
    <style:style style:name="T252_71" style:family="text"/>
    <style:style style:name="T252_72" style:family="text"/>
    <style:style style:name="T252_73" style:family="text"/>
    <style:style style:name="T252_74" style:family="text"/>
    <style:style style:name="T252_75" style:family="text"/>
    <style:style style:name="T252_76" style:family="text"/>
    <style:style style:name="T252_77" style:family="text"/>
    <style:style style:name="T252_78" style:family="text"/>
    <style:style style:name="T252_79" style:family="text"/>
    <style:style style:name="T252_80" style:family="text"/>
    <style:style style:name="T252_81" style:family="text"/>
    <style:style style:name="T252_82" style:family="text"/>
    <style:style style:name="T252_83" style:family="text"/>
    <style:style style:name="T252_84" style:family="text"/>
    <style:style style:name="T252_85" style:family="text"/>
    <style:style style:name="T252_86" style:family="text"/>
    <style:style style:name="T252_87" style:family="text"/>
    <style:style style:name="T252_88" style:family="text"/>
    <style:style style:name="T252_89" style:family="text"/>
    <style:style style:name="T252_90" style:family="text"/>
    <style:style style:name="T252_91" style:family="text"/>
    <style:style style:name="T252_92" style:family="text"/>
    <style:style style:name="T252_93" style:family="text"/>
    <style:style style:name="T252_94" style:family="text"/>
    <style:style style:name="T252_95" style:family="text"/>
    <style:style style:name="T252_96" style:family="text"/>
    <style:style style:name="T252_97" style:family="text"/>
    <style:style style:name="T252_98" style:family="text"/>
    <style:style style:name="T252_99" style:family="text"/>
    <style:style style:name="T252_100" style:family="text"/>
    <style:style style:name="T252_101" style:family="text"/>
    <style:style style:name="T252_102" style:family="text"/>
    <style:style style:name="T252_103" style:family="text"/>
    <style:style style:name="T252_104" style:family="text"/>
    <style:style style:name="T252_105" style:family="text"/>
    <style:style style:name="T252_106" style:family="text"/>
    <style:style style:name="T252_107" style:family="text"/>
    <style:style style:name="T252_108" style:family="text"/>
    <style:style style:name="T252_109" style:family="text"/>
    <style:style style:name="T252_110" style:family="text"/>
    <style:style style:name="T252_111" style:family="text"/>
    <style:style style:name="T252_112" style:family="text"/>
    <style:style style:name="T252_113" style:family="text"/>
    <style:style style:name="T252_114" style:family="text"/>
    <style:style style:name="T252_115" style:family="text"/>
    <style:style style:name="T252_116" style:family="text"/>
    <style:style style:name="T252_117" style:family="text"/>
    <style:style style:name="T252_118" style:family="text"/>
    <style:style style:name="T252_119" style:family="text"/>
    <style:style style:name="T252_120" style:family="text"/>
    <style:style style:name="T252_121" style:family="text"/>
    <style:style style:name="T252_122" style:family="text"/>
    <style:style style:name="T252_123" style:family="text"/>
    <style:style style:name="T252_124" style:family="text"/>
    <style:style style:name="T252_125" style:family="text"/>
    <style:style style:name="T252_126" style:family="text"/>
    <style:style style:name="T252_127" style:family="text"/>
    <style:style style:name="T252_128" style:family="text"/>
    <style:style style:name="T252_129" style:family="text"/>
    <style:style style:name="T252_130" style:family="text"/>
    <style:style style:name="T252_131" style:family="text"/>
    <style:style style:name="T252_132" style:family="text"/>
    <style:style style:name="T252_133" style:family="text"/>
    <style:style style:name="T252_134" style:family="text"/>
    <style:style style:name="T252_135" style:family="text"/>
    <style:style style:name="T252_136" style:family="text"/>
    <style:style style:name="T252_137" style:family="text"/>
    <style:style style:name="T252_138" style:family="text"/>
    <style:style style:name="T252_139" style:family="text"/>
    <style:style style:name="T252_140" style:family="text"/>
    <style:style style:name="T252_141" style:family="text"/>
    <style:style style:name="T252_142" style:family="text"/>
    <style:style style:name="T252_143" style:family="text"/>
    <style:style style:name="T252_144" style:family="text"/>
    <style:style style:name="T252_145" style:family="text"/>
    <style:style style:name="T252_146" style:family="text"/>
    <style:style style:name="T252_147" style:family="text"/>
    <style:style style:name="T252_148" style:family="text"/>
    <style:style style:name="T252_149" style:family="text"/>
    <style:style style:name="T252_150" style:family="text"/>
    <style:style style:name="T252_151" style:family="text"/>
    <style:style style:name="T252_152" style:family="text"/>
    <style:style style:name="T252_153" style:family="text"/>
    <style:style style:name="T252_154" style:family="text"/>
    <style:style style:name="T252_155" style:family="text"/>
    <style:style style:name="T252_156" style:family="text"/>
    <style:style style:name="T252_157" style:family="text"/>
    <style:style style:name="T252_158" style:family="text"/>
    <style:style style:name="T252_159" style:family="text"/>
    <style:style style:name="T252_160" style:family="text"/>
    <style:style style:name="T252_161" style:family="text"/>
    <style:style style:name="T252_162" style:family="text"/>
    <style:style style:name="T252_163" style:family="text"/>
    <style:style style:name="T252_164" style:family="text"/>
    <style:style style:name="T252_165" style:family="text"/>
    <style:style style:name="T252_166" style:family="text"/>
    <style:style style:name="T252_167" style:family="text"/>
    <style:style style:name="T252_168" style:family="text"/>
    <style:style style:name="T252_169" style:family="text"/>
    <style:style style:name="T252_170" style:family="text"/>
    <style:style style:name="T252_171" style:family="text"/>
    <style:style style:name="T252_172" style:family="text"/>
    <style:style style:name="T252_173" style:family="text"/>
    <style:style style:name="T252_174" style:family="text"/>
    <style:style style:name="T252_175" style:family="text"/>
    <style:style style:name="T252_176" style:family="text"/>
    <style:style style:name="T252_177" style:family="text"/>
    <style:style style:name="T252_178" style:family="text"/>
    <style:style style:name="T252_179" style:family="text"/>
    <style:style style:name="T252_180" style:family="text"/>
    <style:style style:name="T252_181" style:family="text"/>
    <style:style style:name="T252_182" style:family="text"/>
    <style:style style:name="T252_183" style:family="text"/>
    <style:style style:name="T252_184" style:family="text"/>
    <style:style style:name="T252_185" style:family="text"/>
    <style:style style:name="T252_186" style:family="text"/>
    <style:style style:name="T252_187" style:family="text"/>
    <style:style style:name="T252_188" style:family="text"/>
    <style:style style:name="T252_189" style:family="text"/>
    <style:style style:name="T252_190" style:family="text"/>
    <style:style style:name="T252_191" style:family="text"/>
    <style:style style:name="T252_192" style:family="text"/>
    <style:style style:name="T252_193" style:family="text"/>
    <style:style style:name="T252_194" style:family="text"/>
    <style:style style:name="T252_195" style:family="text"/>
    <style:style style:name="T252_196" style:family="text"/>
    <style:style style:name="T252_197" style:family="text"/>
    <style:style style:name="T252_198" style:family="text"/>
    <style:style style:name="T252_199" style:family="text"/>
    <style:style style:name="T252_200" style:family="text"/>
    <style:style style:name="T252_201" style:family="text"/>
    <style:style style:name="T252_202" style:family="text"/>
    <style:style style:name="T252_203" style:family="text"/>
    <style:style style:name="T252_204" style:family="text"/>
    <style:style style:name="T252_205" style:family="text"/>
    <style:style style:name="T252_206" style:family="text"/>
    <style:style style:name="T252_207" style:family="text"/>
    <style:style style:name="T252_208" style:family="text"/>
    <style:style style:name="T252_209" style:family="text"/>
    <style:style style:name="T252_210" style:family="text"/>
    <style:style style:name="T252_211" style:family="text"/>
    <style:style style:name="T252_212" style:family="text"/>
    <style:style style:name="T252_213" style:family="text"/>
    <style:style style:name="T252_214" style:family="text"/>
    <style:style style:name="T252_215" style:family="text"/>
    <style:style style:name="T252_216" style:family="text"/>
    <style:style style:name="T252_217" style:family="text"/>
    <style:style style:name="T252_218" style:family="text"/>
    <style:style style:name="T252_219" style:family="text"/>
    <style:style style:name="T252_220" style:family="text"/>
    <style:style style:name="T252_221" style:family="text"/>
    <style:style style:name="T252_222" style:family="text"/>
    <style:style style:name="T252_223" style:family="text"/>
    <style:style style:name="T252_224" style:family="text"/>
    <style:style style:name="T252_225" style:family="text"/>
    <style:style style:name="T252_226" style:family="text"/>
    <style:style style:name="T252_227" style:family="text"/>
    <style:style style:name="T252_228" style:family="text"/>
    <style:style style:name="T252_229" style:family="text"/>
    <style:style style:name="T252_230" style:family="text"/>
    <style:style style:name="T252_231" style:family="text"/>
    <style:style style:name="T252_232" style:family="text"/>
    <style:style style:name="T252_233" style:family="text"/>
    <style:style style:name="T252_234" style:family="text"/>
    <style:style style:name="T252_235" style:family="text"/>
    <style:style style:name="T252_236" style:family="text"/>
    <style:style style:name="T252_237" style:family="text"/>
    <style:style style:name="T252_238" style:family="text"/>
    <style:style style:name="T252_239" style:family="text"/>
    <style:style style:name="T252_240" style:family="text"/>
    <style:style style:name="T252_241" style:family="text"/>
    <style:style style:name="T252_242" style:family="text"/>
    <style:style style:name="T252_243" style:family="text"/>
    <style:style style:name="T252_244" style:family="text"/>
    <style:style style:name="T252_245" style:family="text"/>
    <style:style style:name="T252_246" style:family="text"/>
    <style:style style:name="T252_247" style:family="text"/>
    <style:style style:name="T252_248" style:family="text"/>
    <style:style style:name="T252_249" style:family="text"/>
    <style:style style:name="T252_250" style:family="text"/>
    <style:style style:name="T252_251" style:family="text"/>
    <style:style style:name="T252_252" style:family="text"/>
    <style:style style:name="T252_253" style:family="text"/>
    <style:style style:name="T252_254" style:family="text"/>
    <style:style style:name="T252_255" style:family="text"/>
    <style:style style:name="T252_256" style:family="text"/>
    <style:style style:name="T252_257" style:family="text"/>
    <style:style style:name="T252_258" style:family="text"/>
    <style:style style:name="T252_259" style:family="text"/>
    <style:style style:name="T252_260" style:family="text"/>
    <style:style style:name="T252_261" style:family="text"/>
    <style:style style:name="T252_262" style:family="text"/>
    <style:style style:name="T252_263" style:family="text"/>
    <style:style style:name="T252_264" style:family="text"/>
    <style:style style:name="T252_265" style:family="text"/>
    <style:style style:name="T252_266" style:family="text"/>
    <style:style style:name="T252_267" style:family="text"/>
    <style:style style:name="T252_268" style:family="text"/>
    <style:style style:name="T252_269" style:family="text"/>
    <style:style style:name="T252_270" style:family="text"/>
    <style:style style:name="T252_271" style:family="text"/>
    <style:style style:name="T252_272" style:family="text"/>
    <style:style style:name="T252_273" style:family="text"/>
    <style:style style:name="T252_274" style:family="text"/>
    <style:style style:name="T252_275" style:family="text"/>
    <style:style style:name="T252_276" style:family="text"/>
    <style:style style:name="T252_277" style:family="text"/>
    <style:style style:name="T252_278" style:family="text"/>
    <style:style style:name="T252_279" style:family="text"/>
    <style:style style:name="T252_280" style:family="text"/>
    <style:style style:name="T252_281" style:family="text"/>
    <style:style style:name="T252_282" style:family="text"/>
    <style:style style:name="T252_283" style:family="text"/>
    <style:style style:name="T252_284" style:family="text"/>
    <style:style style:name="T252_285" style:family="text"/>
    <style:style style:name="T252_286" style:family="text"/>
    <style:style style:name="T252_287" style:family="text"/>
    <style:style style:name="T252_288" style:family="text"/>
    <style:style style:name="T252_289" style:family="text"/>
    <style:style style:name="T252_290" style:family="text"/>
    <style:style style:name="T252_291" style:family="text"/>
    <style:style style:name="T252_292" style:family="text"/>
    <style:style style:name="T252_293" style:family="text"/>
    <style:style style:name="T252_294" style:family="text"/>
    <style:style style:name="T252_295" style:family="text"/>
    <style:style style:name="T252_296" style:family="text"/>
    <style:style style:name="T252_297" style:family="text"/>
    <style:style style:name="T252_298" style:family="text"/>
    <style:style style:name="T252_299" style:family="text"/>
    <style:style style:name="T252_300" style:family="text"/>
    <style:style style:name="T252_301" style:family="text"/>
    <style:style style:name="T252_302" style:family="text"/>
    <style:style style:name="T252_303" style:family="text"/>
    <style:style style:name="T252_304" style:family="text"/>
    <style:style style:name="T252_305" style:family="text"/>
    <style:style style:name="T252_306" style:family="text"/>
    <style:style style:name="T252_307" style:family="text"/>
    <style:style style:name="T252_308" style:family="text"/>
    <style:style style:name="T252_309" style:family="text"/>
    <style:style style:name="T252_310" style:family="text"/>
    <style:style style:name="T252_311" style:family="text"/>
    <style:style style:name="T252_312" style:family="text"/>
    <style:style style:name="T252_313" style:family="text"/>
    <style:style style:name="T252_314" style:family="text"/>
    <style:style style:name="T252_315" style:family="text"/>
    <style:style style:name="T252_316" style:family="text"/>
    <style:style style:name="T252_317" style:family="text"/>
    <style:style style:name="T252_318" style:family="text"/>
    <style:style style:name="T252_319" style:family="text"/>
    <style:style style:name="T252_320" style:family="text"/>
    <style:style style:name="T252_321" style:family="text"/>
    <style:style style:name="T252_322" style:family="text"/>
    <style:style style:name="T252_323" style:family="text"/>
    <style:style style:name="T252_324" style:family="text"/>
    <style:style style:name="T252_325" style:family="text"/>
    <style:style style:name="T252_326" style:family="text"/>
    <style:style style:name="T252_327" style:family="text"/>
    <style:style style:name="T252_328" style:family="text"/>
    <style:style style:name="T252_329" style:family="text"/>
    <style:style style:name="T252_330" style:family="text"/>
    <style:style style:name="T252_331" style:family="text"/>
    <style:style style:name="T252_332" style:family="text"/>
    <style:style style:name="T252_333" style:family="text"/>
    <style:style style:name="T252_334" style:family="text"/>
    <style:style style:name="T252_335" style:family="text"/>
    <style:style style:name="T252_336" style:family="text"/>
    <style:style style:name="T252_337" style:family="text"/>
    <style:style style:name="T252_338" style:family="text"/>
    <style:style style:name="T252_339" style:family="text"/>
    <style:style style:name="T252_340" style:family="text"/>
    <style:style style:name="T252_341" style:family="text"/>
    <style:style style:name="T252_342" style:family="text"/>
    <style:style style:name="T252_343" style:family="text"/>
    <style:style style:name="T252_344" style:family="text"/>
    <style:style style:name="T252_345" style:family="text"/>
    <style:style style:name="T252_346" style:family="text"/>
    <style:style style:name="T252_347" style:family="text"/>
    <style:style style:name="T252_348" style:family="text"/>
    <style:style style:name="T252_349" style:family="text"/>
    <style:style style:name="T252_350" style:family="text"/>
    <style:style style:name="T252_351" style:family="text"/>
    <style:style style:name="T252_352" style:family="text"/>
    <style:style style:name="T252_353" style:family="text"/>
    <style:style style:name="T252_354" style:family="text"/>
    <style:style style:name="T252_355" style:family="text"/>
    <style:style style:name="T252_356" style:family="text"/>
    <style:style style:name="T252_357" style:family="text"/>
    <style:style style:name="T252_358" style:family="text"/>
    <style:style style:name="T252_359" style:family="text"/>
    <style:style style:name="T252_360" style:family="text"/>
    <style:style style:name="T252_361" style:family="text"/>
    <style:style style:name="T252_362" style:family="text"/>
    <style:style style:name="T252_363" style:family="text"/>
    <style:style style:name="T252_364" style:family="text"/>
    <style:style style:name="T252_365" style:family="text"/>
    <style:style style:name="T252_366" style:family="text"/>
    <style:style style:name="T252_367" style:family="text"/>
    <style:style style:name="T252_368" style:family="text"/>
    <style:style style:name="T252_369" style:family="text"/>
    <style:style style:name="T252_370" style:family="text"/>
    <style:style style:name="T252_371" style:family="text"/>
    <style:style style:name="T252_372" style:family="text"/>
    <style:style style:name="T252_373" style:family="text"/>
    <style:style style:name="T252_374" style:family="text"/>
    <style:style style:name="T252_375" style:family="text"/>
    <style:style style:name="T252_376" style:family="text"/>
    <style:style style:name="T252_377" style:family="text"/>
    <style:style style:name="T252_378" style:family="text"/>
    <style:style style:name="T252_379" style:family="text"/>
    <style:style style:name="T252_380" style:family="text"/>
    <style:style style:name="T252_381" style:family="text"/>
    <style:style style:name="T252_382" style:family="text"/>
    <style:style style:name="T252_383" style:family="text"/>
    <style:style style:name="T252_384" style:family="text"/>
    <style:style style:name="T252_385" style:family="text"/>
    <style:style style:name="T252_386" style:family="text"/>
    <style:style style:name="T252_387" style:family="text"/>
    <style:style style:name="T252_388" style:family="text"/>
    <style:style style:name="T252_389" style:family="text"/>
    <style:style style:name="T252_390" style:family="text"/>
    <style:style style:name="T252_391" style:family="text"/>
    <style:style style:name="T252_392" style:family="text"/>
    <style:style style:name="T252_393" style:family="text"/>
    <style:style style:name="T252_394" style:family="text"/>
    <style:style style:name="T252_395" style:family="text"/>
    <style:style style:name="T252_396" style:family="text"/>
    <style:style style:name="T252_397" style:family="text"/>
    <style:style style:name="T252_398" style:family="text"/>
    <style:style style:name="T252_399" style:family="text"/>
    <style:style style:name="T252_400" style:family="text"/>
    <style:style style:name="T252_401" style:family="text"/>
    <style:style style:name="T252_402" style:family="text"/>
    <style:style style:name="T252_403" style:family="text"/>
    <style:style style:name="T252_404" style:family="text"/>
    <style:style style:name="T252_405" style:family="text"/>
    <style:style style:name="T252_406" style:family="text"/>
    <style:style style:name="T252_407" style:family="text"/>
    <style:style style:name="T252_408" style:family="text"/>
    <style:style style:name="T252_409" style:family="text"/>
    <style:style style:name="T252_410" style:family="text"/>
    <style:style style:name="T252_411" style:family="text"/>
    <style:style style:name="T252_412" style:family="text"/>
    <style:style style:name="T252_413" style:family="text"/>
    <style:style style:name="T252_414" style:family="text"/>
    <style:style style:name="T252_415" style:family="text"/>
    <style:style style:name="T252_416" style:family="text"/>
    <style:style style:name="T252_417" style:family="text"/>
    <style:style style:name="T252_418" style:family="text"/>
    <style:style style:name="T252_419" style:family="text"/>
    <style:style style:name="T252_420" style:family="text"/>
    <style:style style:name="T252_421" style:family="text"/>
    <style:style style:name="T252_422" style:family="text"/>
    <style:style style:name="T252_423" style:family="text"/>
    <style:style style:name="T252_424" style:family="text"/>
    <style:style style:name="T252_425" style:family="text"/>
    <style:style style:name="T252_426" style:family="text"/>
    <style:style style:name="T252_427" style:family="text"/>
    <style:style style:name="T252_428" style:family="text"/>
    <style:style style:name="T252_429" style:family="text"/>
    <style:style style:name="T252_430" style:family="text"/>
    <style:style style:name="T252_431" style:family="text"/>
    <style:style style:name="T252_432" style:family="text"/>
    <style:style style:name="T252_433" style:family="text"/>
    <style:style style:name="T252_434" style:family="text"/>
    <style:style style:name="T252_435" style:family="text"/>
    <style:style style:name="T252_436" style:family="text"/>
    <style:style style:name="T252_437" style:family="text"/>
    <style:style style:name="T252_438" style:family="text"/>
    <style:style style:name="T252_439" style:family="text"/>
    <style:style style:name="T252_440" style:family="text"/>
    <style:style style:name="T252_441" style:family="text"/>
    <style:style style:name="T252_442" style:family="text"/>
    <style:style style:name="T252_443" style:family="text"/>
    <style:style style:name="T252_444" style:family="text"/>
    <style:style style:name="T252_445" style:family="text"/>
    <style:style style:name="T252_446" style:family="text"/>
    <style:style style:name="T252_447" style:family="text"/>
    <style:style style:name="T252_448" style:family="text"/>
    <style:style style:name="T252_449" style:family="text"/>
    <style:style style:name="T252_450" style:family="text"/>
    <style:style style:name="T252_451" style:family="text"/>
    <style:style style:name="T252_452" style:family="text"/>
    <style:style style:name="T252_453" style:family="text"/>
    <style:style style:name="T252_454" style:family="text"/>
    <style:style style:name="T252_455" style:family="text"/>
    <style:style style:name="T252_456" style:family="text"/>
    <style:style style:name="T252_457" style:family="text"/>
    <style:style style:name="T252_458" style:family="text"/>
    <style:style style:name="T252_459" style:family="text"/>
    <style:style style:name="T252_460" style:family="text"/>
    <style:style style:name="T252_461" style:family="text"/>
    <style:style style:name="T252_462" style:family="text"/>
    <style:style style:name="T252_463" style:family="text"/>
    <style:style style:name="T252_464" style:family="text"/>
    <style:style style:name="T252_465" style:family="text"/>
    <style:style style:name="T252_466" style:family="text"/>
    <style:style style:name="T252_467" style:family="text"/>
    <style:style style:name="T252_468" style:family="text"/>
    <style:style style:name="T252_469" style:family="text"/>
    <style:style style:name="T252_470" style:family="text"/>
    <style:style style:name="T252_471" style:family="text"/>
    <style:style style:name="T252_472" style:family="text"/>
    <style:style style:name="T252_473" style:family="text"/>
    <style:style style:name="T252_474" style:family="text"/>
    <style:style style:name="T252_475" style:family="text"/>
    <style:style style:name="T252_476" style:family="text"/>
    <style:style style:name="T252_477" style:family="text"/>
    <style:style style:name="T252_478" style:family="text"/>
    <style:style style:name="T252_479" style:family="text"/>
    <style:style style:name="T252_480" style:family="text"/>
    <style:style style:name="T252_481" style:family="text"/>
    <style:style style:name="T252_482" style:family="text"/>
    <style:style style:name="T252_483" style:family="text"/>
    <style:style style:name="T252_484" style:family="text"/>
    <style:style style:name="T252_485" style:family="text"/>
    <style:style style:name="T252_486" style:family="text"/>
    <style:style style:name="T252_487" style:family="text"/>
    <style:style style:name="T252_488" style:family="text"/>
    <style:style style:name="T252_489" style:family="text"/>
    <style:style style:name="T252_490" style:family="text"/>
    <style:style style:name="T252_491" style:family="text"/>
    <style:style style:name="T252_492" style:family="text"/>
    <style:style style:name="T252_493" style:family="text"/>
    <style:style style:name="T252_494" style:family="text"/>
    <style:style style:name="T252_495" style:family="text"/>
    <style:style style:name="T252_496" style:family="text"/>
    <style:style style:name="T252_497" style:family="text"/>
    <style:style style:name="T252_498" style:family="text"/>
    <style:style style:name="T252_499" style:family="text"/>
    <style:style style:name="T252_500" style:family="text"/>
    <style:style style:name="T252_501" style:family="text"/>
    <style:style style:name="T252_502" style:family="text"/>
    <style:style style:name="T252_503" style:family="text"/>
    <style:style style:name="T252_504" style:family="text"/>
    <style:style style:name="T252_505" style:family="text"/>
    <style:style style:name="T252_506" style:family="text"/>
    <style:style style:name="T252_507" style:family="text"/>
    <style:style style:name="T252_508" style:family="text"/>
    <style:style style:name="T252_509" style:family="text"/>
    <style:style style:name="T252_510" style:family="text"/>
    <style:style style:name="T252_511" style:family="text"/>
    <style:style style:name="T252_512" style:family="text"/>
    <style:style style:name="T252_513" style:family="text"/>
    <style:style style:name="T252_514" style:family="text"/>
    <style:style style:name="T252_515" style:family="text"/>
    <style:style style:name="T252_516" style:family="text"/>
    <style:style style:name="T252_517" style:family="text"/>
    <style:style style:name="T252_518" style:family="text"/>
    <style:style style:name="T252_519" style:family="text"/>
    <style:style style:name="T252_520" style:family="text"/>
    <style:style style:name="T252_521" style:family="text"/>
    <style:style style:name="T252_522" style:family="text"/>
    <style:style style:name="T252_523" style:family="text"/>
    <style:style style:name="T252_524" style:family="text"/>
    <style:style style:name="T252_525" style:family="text"/>
    <style:style style:name="T252_526" style:family="text"/>
    <style:style style:name="T252_527" style:family="text"/>
    <style:style style:name="T252_528" style:family="text"/>
    <style:style style:name="T252_529" style:family="text"/>
    <style:style style:name="T252_530" style:family="text"/>
    <style:style style:name="T252_531" style:family="text"/>
    <style:style style:name="T252_532" style:family="text"/>
    <style:style style:name="T252_533" style:family="text"/>
    <style:style style:name="T252_534" style:family="text"/>
    <style:style style:name="T252_535" style:family="text"/>
    <style:style style:name="T252_536" style:family="text"/>
    <style:style style:name="T252_537" style:family="text"/>
    <style:style style:name="T252_538" style:family="text"/>
    <style:style style:name="T252_539" style:family="text"/>
    <style:style style:name="T252_540" style:family="text"/>
    <style:style style:name="T252_541" style:family="text"/>
    <style:style style:name="T252_542" style:family="text"/>
    <style:style style:name="T252_543" style:family="text"/>
    <style:style style:name="T252_544" style:family="text"/>
    <style:style style:name="T252_545" style:family="text"/>
    <style:style style:name="T252_546" style:family="text"/>
    <style:style style:name="T252_547" style:family="text"/>
    <style:style style:name="T252_548" style:family="text"/>
    <style:style style:name="T252_549" style:family="text"/>
    <style:style style:name="T252_550" style:family="text"/>
    <style:style style:name="T252_551" style:family="text"/>
    <style:style style:name="T252_552" style:family="text"/>
    <style:style style:name="T252_553" style:family="text"/>
    <style:style style:name="T252_554" style:family="text"/>
    <style:style style:name="T252_555" style:family="text"/>
    <style:style style:name="T252_556" style:family="text"/>
    <style:style style:name="T252_557" style:family="text"/>
    <style:style style:name="T252_558" style:family="text"/>
    <style:style style:name="T252_559" style:family="text"/>
    <style:style style:name="T252_560" style:family="text"/>
    <style:style style:name="T252_561" style:family="text"/>
    <style:style style:name="T252_562" style:family="text"/>
    <style:style style:name="T252_563" style:family="text"/>
    <style:style style:name="T252_564" style:family="text"/>
    <style:style style:name="T252_565" style:family="text"/>
    <style:style style:name="T252_566" style:family="text"/>
    <style:style style:name="T252_567" style:family="text"/>
    <style:style style:name="T252_568" style:family="text"/>
    <style:style style:name="T252_569" style:family="text"/>
    <style:style style:name="T252_570" style:family="text"/>
    <style:style style:name="T252_571" style:family="text"/>
    <style:style style:name="T252_572" style:family="text"/>
    <style:style style:name="T252_573" style:family="text"/>
    <style:style style:name="T252_574" style:family="text"/>
    <style:style style:name="T252_575" style:family="text"/>
    <style:style style:name="T252_576" style:family="text"/>
    <style:style style:name="T252_577" style:family="text"/>
    <style:style style:name="T252_578" style:family="text"/>
    <style:style style:name="T252_579" style:family="text"/>
    <style:style style:name="T252_580" style:family="text"/>
    <style:style style:name="T252_581" style:family="text"/>
    <style:style style:name="T252_582" style:family="text"/>
    <style:style style:name="T252_583" style:family="text"/>
    <style:style style:name="T252_584" style:family="text"/>
    <style:style style:name="T252_585" style:family="text"/>
    <style:style style:name="T252_586" style:family="text"/>
    <style:style style:name="T252_587" style:family="text"/>
    <style:style style:name="T252_588" style:family="text"/>
    <style:style style:name="T252_589" style:family="text"/>
    <style:style style:name="T252_590" style:family="text"/>
    <style:style style:name="T252_591" style:family="text"/>
    <style:style style:name="T252_592" style:family="text"/>
    <style:style style:name="T252_593" style:family="text"/>
    <style:style style:name="T252_594" style:family="text"/>
    <style:style style:name="T252_595" style:family="text"/>
    <style:style style:name="T252_596" style:family="text"/>
    <style:style style:name="T252_597" style:family="text"/>
    <style:style style:name="T252_598" style:family="text"/>
    <style:style style:name="T252_599" style:family="text"/>
    <style:style style:name="T252_600" style:family="text"/>
    <style:style style:name="T252_601" style:family="text"/>
    <style:style style:name="T252_602" style:family="text"/>
    <style:style style:name="T252_603" style:family="text"/>
    <style:style style:name="T252_604" style:family="text"/>
    <style:style style:name="T252_605" style:family="text"/>
    <style:style style:name="T252_606" style:family="text"/>
    <style:style style:name="T252_607" style:family="text"/>
    <style:style style:name="T252_608" style:family="text"/>
    <style:style style:name="T252_609" style:family="text"/>
    <style:style style:name="T252_610" style:family="text"/>
    <style:style style:name="T252_611" style:family="text"/>
    <style:style style:name="T252_612" style:family="text"/>
    <style:style style:name="T252_613" style:family="text"/>
    <style:style style:name="T252_614" style:family="text"/>
    <style:style style:name="T252_615" style:family="text"/>
    <style:style style:name="T252_616" style:family="text"/>
    <style:style style:name="T252_617" style:family="text"/>
    <style:style style:name="T252_618" style:family="text"/>
    <style:style style:name="T252_619" style:family="text"/>
    <style:style style:name="T252_620" style:family="text"/>
    <style:style style:name="T252_621" style:family="text"/>
    <style:style style:name="T252_622" style:family="text"/>
    <style:style style:name="T252_623" style:family="text"/>
    <style:style style:name="T252_624" style:family="text"/>
    <style:style style:name="T252_625" style:family="text"/>
    <style:style style:name="T252_626" style:family="text"/>
    <style:style style:name="T252_627" style:family="text"/>
    <style:style style:name="T252_628" style:family="text"/>
    <style:style style:name="T252_629" style:family="text"/>
    <style:style style:name="T252_630" style:family="text"/>
    <style:style style:name="T252_631" style:family="text"/>
    <style:style style:name="T252_632" style:family="text"/>
    <style:style style:name="T252_633" style:family="text"/>
    <style:style style:name="T252_634" style:family="text"/>
    <style:style style:name="T252_635" style:family="text"/>
    <style:style style:name="T252_636" style:family="text"/>
    <style:style style:name="T252_637" style:family="text"/>
    <style:style style:name="T252_638" style:family="text"/>
    <style:style style:name="T252_639" style:family="text"/>
    <style:style style:name="T252_640" style:family="text"/>
    <style:style style:name="T252_641" style:family="text"/>
    <style:style style:name="T252_642" style:family="text"/>
    <style:style style:name="T252_643" style:family="text"/>
    <style:style style:name="T252_644" style:family="text"/>
    <style:style style:name="T252_645" style:family="text"/>
    <style:style style:name="T252_646" style:family="text"/>
    <style:style style:name="T252_647" style:family="text"/>
    <style:style style:name="T252_648" style:family="text"/>
    <style:style style:name="T252_649" style:family="text"/>
    <style:style style:name="T252_650" style:family="text"/>
    <style:style style:name="T252_651" style:family="text"/>
    <style:style style:name="T252_652" style:family="text"/>
    <style:style style:name="T252_653" style:family="text"/>
    <style:style style:name="T252_654" style:family="text"/>
    <style:style style:name="T252_655" style:family="text"/>
    <style:style style:name="T252_656" style:family="text"/>
    <style:style style:name="T252_657" style:family="text"/>
    <style:style style:name="T252_658" style:family="text"/>
    <style:style style:name="T252_659" style:family="text"/>
    <style:style style:name="T252_660" style:family="text"/>
    <style:style style:name="T252_661" style:family="text"/>
    <style:style style:name="T252_662" style:family="text"/>
    <style:style style:name="T252_663" style:family="text"/>
    <style:style style:name="T252_664" style:family="text"/>
    <style:style style:name="T252_665" style:family="text"/>
    <style:style style:name="T252_666" style:family="text"/>
    <style:style style:name="T252_667" style:family="text"/>
    <style:style style:name="T252_668" style:family="text"/>
    <style:style style:name="T252_669" style:family="text"/>
    <style:style style:name="T252_670" style:family="text"/>
    <style:style style:name="T252_671" style:family="text"/>
    <style:style style:name="T252_672" style:family="text"/>
    <style:style style:name="T252_673" style:family="text"/>
    <style:style style:name="T252_674" style:family="text"/>
    <style:style style:name="T252_675" style:family="text"/>
    <style:style style:name="T252_676" style:family="text"/>
    <style:style style:name="T252_677" style:family="text"/>
    <style:style style:name="T252_678" style:family="text"/>
    <style:style style:name="T252_679" style:family="text"/>
    <style:style style:name="T252_680" style:family="text"/>
    <style:style style:name="T252_681" style:family="text"/>
    <style:style style:name="T252_682" style:family="text"/>
    <style:style style:name="T252_683" style:family="text"/>
    <style:style style:name="T252_684" style:family="text"/>
    <style:style style:name="T252_685" style:family="text"/>
    <style:style style:name="T252_686" style:family="text"/>
    <style:style style:name="T252_687" style:family="text"/>
    <style:style style:name="T252_688" style:family="text"/>
    <style:style style:name="T252_689" style:family="text"/>
    <style:style style:name="T252_690" style:family="text"/>
    <style:style style:name="T252_691" style:family="text"/>
    <style:style style:name="T252_692" style:family="text"/>
    <style:style style:name="T252_693" style:family="text"/>
    <style:style style:name="T252_694" style:family="text"/>
    <style:style style:name="T252_695" style:family="text"/>
    <style:style style:name="T252_696" style:family="text"/>
    <style:style style:name="T252_697" style:family="text"/>
    <style:style style:name="T252_698" style:family="text"/>
    <style:style style:name="T252_699" style:family="text"/>
    <style:style style:name="T252_700" style:family="text"/>
    <style:style style:name="T252_701" style:family="text"/>
    <style:style style:name="T252_702" style:family="text"/>
    <style:style style:name="T252_703" style:family="text"/>
    <style:style style:name="T252_704" style:family="text"/>
    <style:style style:name="T252_705" style:family="text"/>
    <style:style style:name="T252_706" style:family="text"/>
    <style:style style:name="T252_707" style:family="text"/>
    <style:style style:name="T252_708" style:family="text"/>
    <style:style style:name="T252_709" style:family="text"/>
    <style:style style:name="T252_710" style:family="text"/>
    <style:style style:name="T252_711" style:family="text"/>
    <style:style style:name="T252_712" style:family="text"/>
    <style:style style:name="T252_713" style:family="text"/>
    <style:style style:name="T252_714" style:family="text"/>
    <style:style style:name="T252_715" style:family="text"/>
    <style:style style:name="T252_716" style:family="text"/>
    <style:style style:name="T252_717" style:family="text"/>
    <style:style style:name="T252_718" style:family="text"/>
    <style:style style:name="T252_719" style:family="text"/>
    <style:style style:name="T252_720" style:family="text"/>
    <style:style style:name="T252_721" style:family="text"/>
    <style:style style:name="T252_722" style:family="text"/>
    <style:style style:name="T252_723" style:family="text"/>
    <style:style style:name="T252_724" style:family="text"/>
    <style:style style:name="T252_725" style:family="text"/>
    <style:style style:name="T252_726" style:family="text"/>
    <style:style style:name="T252_727" style:family="text"/>
    <style:style style:name="T252_728" style:family="text"/>
    <style:style style:name="T252_729" style:family="text"/>
    <style:style style:name="T252_730" style:family="text"/>
    <style:style style:name="T252_731" style:family="text"/>
    <style:style style:name="T252_732" style:family="text"/>
    <style:style style:name="T252_733" style:family="text"/>
    <style:style style:name="T252_734" style:family="text"/>
    <style:style style:name="T252_735" style:family="text"/>
    <style:style style:name="T252_736" style:family="text"/>
    <style:style style:name="T252_737" style:family="text"/>
    <style:style style:name="T252_738" style:family="text"/>
    <style:style style:name="T252_739" style:family="text"/>
    <style:style style:name="T252_740" style:family="text"/>
    <style:style style:name="T252_741" style:family="text"/>
    <style:style style:name="T252_742" style:family="text"/>
    <style:style style:name="T252_743" style:family="text"/>
    <style:style style:name="T252_744" style:family="text"/>
    <style:style style:name="T252_745" style:family="text"/>
    <style:style style:name="T252_746" style:family="text"/>
    <style:style style:name="T252_747" style:family="text"/>
    <style:style style:name="T252_748" style:family="text"/>
    <style:style style:name="T252_749" style:family="text"/>
    <style:style style:name="T252_750" style:family="text"/>
    <style:style style:name="T252_751" style:family="text"/>
    <style:style style:name="T252_752" style:family="text"/>
    <style:style style:name="T252_753" style:family="text"/>
    <style:style style:name="T252_754" style:family="text"/>
    <style:style style:name="T252_755" style:family="text"/>
    <style:style style:name="T252_756" style:family="text"/>
    <style:style style:name="T252_757" style:family="text"/>
    <style:style style:name="T252_758" style:family="text"/>
    <style:style style:name="T252_759" style:family="text"/>
    <style:style style:name="T252_760" style:family="text"/>
    <style:style style:name="T252_761" style:family="text"/>
    <style:style style:name="T252_762" style:family="text"/>
    <style:style style:name="T252_763" style:family="text"/>
    <style:style style:name="T252_764" style:family="text"/>
    <style:style style:name="T252_765" style:family="text"/>
    <style:style style:name="T252_766" style:family="text"/>
    <style:style style:name="T252_767" style:family="text"/>
    <style:style style:name="T252_768" style:family="text"/>
    <style:style style:name="T252_769" style:family="text"/>
    <style:style style:name="T252_770" style:family="text"/>
    <style:style style:name="T252_771" style:family="text"/>
    <style:style style:name="T252_772" style:family="text"/>
    <style:style style:name="T252_773" style:family="text"/>
    <style:style style:name="T252_774" style:family="text"/>
    <style:style style:name="T252_775" style:family="text"/>
    <style:style style:name="T252_776" style:family="text"/>
    <style:style style:name="T252_777" style:family="text"/>
    <style:style style:name="T252_778" style:family="text"/>
    <style:style style:name="T252_779" style:family="text"/>
    <style:style style:name="T252_780" style:family="text"/>
    <style:style style:name="T252_781" style:family="text"/>
    <style:style style:name="T252_782" style:family="text"/>
    <style:style style:name="T252_783" style:family="text"/>
    <style:style style:name="T252_784" style:family="text"/>
    <style:style style:name="T252_785" style:family="text"/>
    <style:style style:name="T252_786" style:family="text"/>
    <style:style style:name="T252_787" style:family="text"/>
    <style:style style:name="T252_788" style:family="text"/>
    <style:style style:name="T252_789" style:family="text"/>
    <style:style style:name="T252_790" style:family="text"/>
    <style:style style:name="T252_791" style:family="text"/>
    <style:style style:name="T252_792" style:family="text"/>
    <style:style style:name="T252_793" style:family="text"/>
    <style:style style:name="T252_794" style:family="text"/>
    <style:style style:name="T252_795" style:family="text"/>
    <style:style style:name="T252_796" style:family="text"/>
    <style:style style:name="T252_797" style:family="text"/>
    <style:style style:name="T252_798" style:family="text"/>
    <style:style style:name="T252_799" style:family="text"/>
    <style:style style:name="T252_800" style:family="text"/>
    <style:style style:name="T252_801" style:family="text"/>
    <style:style style:name="T252_802" style:family="text"/>
    <style:style style:name="T252_803" style:family="text"/>
    <style:style style:name="T252_804" style:family="text"/>
    <style:style style:name="T252_805" style:family="text"/>
    <style:style style:name="T252_806" style:family="text"/>
    <style:style style:name="T252_807" style:family="text"/>
    <style:style style:name="T252_808" style:family="text"/>
    <style:style style:name="T252_809" style:family="text"/>
    <style:style style:name="T252_810" style:family="text"/>
    <style:style style:name="T252_811" style:family="text"/>
    <style:style style:name="T252_812" style:family="text"/>
    <style:style style:name="T252_813" style:family="text"/>
    <style:style style:name="T252_814" style:family="text"/>
    <style:style style:name="T252_815" style:family="text"/>
    <style:style style:name="T252_816" style:family="text"/>
    <style:style style:name="T252_817" style:family="text"/>
    <style:style style:name="T252_818" style:family="text"/>
    <style:style style:name="T252_819" style:family="text"/>
    <style:style style:name="T252_820" style:family="text"/>
    <style:style style:name="T252_821" style:family="text"/>
    <style:style style:name="T252_822" style:family="text"/>
    <style:style style:name="T252_823" style:family="text"/>
    <style:style style:name="T252_824" style:family="text"/>
    <style:style style:name="T252_825" style:family="text"/>
    <style:style style:name="T252_826" style:family="text"/>
    <style:style style:name="T252_827" style:family="text"/>
    <style:style style:name="T252_828" style:family="text"/>
    <style:style style:name="T252_829" style:family="text"/>
    <style:style style:name="T252_830" style:family="text"/>
    <style:style style:name="T252_831" style:family="text"/>
    <style:style style:name="T252_832" style:family="text"/>
    <style:style style:name="T252_833" style:family="text"/>
    <style:style style:name="T252_834" style:family="text"/>
    <style:style style:name="T252_835" style:family="text"/>
    <style:style style:name="T252_836" style:family="text"/>
    <style:style style:name="T252_837" style:family="text"/>
    <style:style style:name="T252_838" style:family="text"/>
    <style:style style:name="T252_839" style:family="text"/>
    <style:style style:name="T252_840" style:family="text"/>
    <style:style style:name="T252_841" style:family="text"/>
    <style:style style:name="T252_842" style:family="text"/>
    <style:style style:name="T252_843" style:family="text"/>
    <style:style style:name="T252_844" style:family="text"/>
    <style:style style:name="T252_845" style:family="text"/>
    <style:style style:name="T252_846" style:family="text"/>
    <style:style style:name="T252_847" style:family="text"/>
    <style:style style:name="T252_848" style:family="text"/>
    <style:style style:name="T252_849" style:family="text"/>
    <style:style style:name="T252_850" style:family="text"/>
    <style:style style:name="T252_851" style:family="text"/>
    <style:style style:name="T252_852" style:family="text"/>
    <style:style style:name="T252_853" style:family="text"/>
    <style:style style:name="T252_854" style:family="text"/>
    <style:style style:name="T252_855" style:family="text"/>
    <style:style style:name="T252_856" style:family="text"/>
    <style:style style:name="T252_857" style:family="text"/>
    <style:style style:name="T252_858" style:family="text"/>
    <style:style style:name="T252_859" style:family="text"/>
    <style:style style:name="T252_860" style:family="text"/>
    <style:style style:name="T252_861" style:family="text"/>
    <style:style style:name="T252_862" style:family="text"/>
    <style:style style:name="T252_863" style:family="text"/>
    <style:style style:name="T252_864" style:family="text"/>
    <style:style style:name="T252_865" style:family="text"/>
    <style:style style:name="T252_866" style:family="text"/>
    <style:style style:name="T252_867" style:family="text"/>
    <style:style style:name="T252_868" style:family="text"/>
    <style:style style:name="T252_869" style:family="text"/>
    <style:style style:name="T252_870" style:family="text"/>
    <style:style style:name="T252_871" style:family="text"/>
    <style:style style:name="T252_872" style:family="text"/>
    <style:style style:name="T252_873" style:family="text"/>
    <style:style style:name="T252_874" style:family="text"/>
    <style:style style:name="T252_875" style:family="text"/>
    <style:style style:name="T252_876" style:family="text"/>
    <style:style style:name="T252_877" style:family="text"/>
    <style:style style:name="T252_878" style:family="text"/>
    <style:style style:name="T252_879" style:family="text"/>
    <style:style style:name="T252_880" style:family="text"/>
    <style:style style:name="T252_881" style:family="text"/>
    <style:style style:name="T252_882" style:family="text"/>
    <style:style style:name="T252_883" style:family="text"/>
    <style:style style:name="T252_884" style:family="text"/>
    <style:style style:name="T252_885" style:family="text"/>
    <style:style style:name="T252_886" style:family="text"/>
    <style:style style:name="T252_887" style:family="text"/>
    <style:style style:name="T252_888" style:family="text"/>
    <style:style style:name="T252_889" style:family="text"/>
    <style:style style:name="T252_890" style:family="text"/>
    <style:style style:name="T252_891" style:family="text"/>
    <style:style style:name="T252_892" style:family="text"/>
    <style:style style:name="T252_893" style:family="text"/>
    <style:style style:name="T252_894" style:family="text"/>
    <style:style style:name="T252_895" style:family="text"/>
    <style:style style:name="T252_896" style:family="text"/>
    <style:style style:name="T252_897" style:family="text"/>
    <style:style style:name="T252_898" style:family="text"/>
    <style:style style:name="T252_899" style:family="text"/>
    <style:style style:name="T252_900" style:family="text"/>
    <style:style style:name="T252_901" style:family="text"/>
    <style:style style:name="T252_902" style:family="text"/>
    <style:style style:name="T252_903" style:family="text"/>
    <style:style style:name="T252_904" style:family="text"/>
    <style:style style:name="T252_905" style:family="text"/>
    <style:style style:name="T252_906" style:family="text"/>
    <style:style style:name="T252_907" style:family="text"/>
    <style:style style:name="T252_908" style:family="text"/>
    <style:style style:name="T252_909" style:family="text"/>
    <style:style style:name="T252_910" style:family="text"/>
    <style:style style:name="T252_911" style:family="text"/>
    <style:style style:name="T252_912" style:family="text"/>
    <style:style style:name="T252_913" style:family="text"/>
    <style:style style:name="T252_914" style:family="text"/>
    <style:style style:name="T252_915" style:family="text"/>
    <style:style style:name="T252_916" style:family="text"/>
    <style:style style:name="T252_917" style:family="text"/>
    <style:style style:name="T252_918" style:family="text"/>
    <style:style style:name="T252_919" style:family="text"/>
    <style:style style:name="T252_920" style:family="text"/>
    <style:style style:name="T252_921" style:family="text"/>
    <style:style style:name="T252_922" style:family="text"/>
    <style:style style:name="T252_923" style:family="text"/>
    <style:style style:name="T252_924" style:family="text"/>
    <style:style style:name="T252_925" style:family="text"/>
    <style:style style:name="T252_926" style:family="text"/>
    <style:style style:name="T252_927" style:family="text"/>
    <style:style style:name="T252_928" style:family="text"/>
    <style:style style:name="T252_929" style:family="text"/>
    <style:style style:name="T252_930" style:family="text"/>
    <style:style style:name="T252_931" style:family="text"/>
    <style:style style:name="T252_932" style:family="text"/>
    <style:style style:name="T252_933" style:family="text"/>
    <style:style style:name="T252_934" style:family="text"/>
    <style:style style:name="T252_935" style:family="text"/>
    <style:style style:name="T252_936" style:family="text"/>
    <style:style style:name="T252_937" style:family="text"/>
    <style:style style:name="T252_938" style:family="text"/>
    <style:style style:name="T252_939" style:family="text"/>
    <style:style style:name="T252_940" style:family="text"/>
    <style:style style:name="T252_941" style:family="text"/>
    <style:style style:name="T252_942" style:family="text"/>
    <style:style style:name="T252_943" style:family="text"/>
    <style:style style:name="T252_944" style:family="text"/>
    <style:style style:name="T252_945" style:family="text"/>
    <style:style style:name="T252_946" style:family="text"/>
    <style:style style:name="T252_947" style:family="text"/>
    <style:style style:name="T252_948" style:family="text"/>
    <style:style style:name="T252_949" style:family="text"/>
    <style:style style:name="T252_950" style:family="text"/>
    <style:style style:name="T252_951" style:family="text"/>
    <style:style style:name="T252_952" style:family="text"/>
    <style:style style:name="T252_953" style:family="text"/>
    <style:style style:name="T252_954" style:family="text"/>
    <style:style style:name="T252_955" style:family="text"/>
    <style:style style:name="T252_956" style:family="text"/>
    <style:style style:name="T252_957" style:family="text"/>
    <style:style style:name="T252_958" style:family="text"/>
    <style:style style:name="T252_959" style:family="text"/>
    <style:style style:name="T252_960" style:family="text"/>
    <style:style style:name="T252_961" style:family="text"/>
    <style:style style:name="T252_962" style:family="text"/>
    <style:style style:name="T252_963" style:family="text"/>
    <style:style style:name="T252_964" style:family="text"/>
    <style:style style:name="T252_965" style:family="text"/>
    <style:style style:name="T252_966" style:family="text"/>
    <style:style style:name="T252_967" style:family="text"/>
    <style:style style:name="T252_968" style:family="text"/>
    <style:style style:name="T252_969" style:family="text"/>
    <style:style style:name="T252_970" style:family="text"/>
    <style:style style:name="T252_971" style:family="text"/>
    <style:style style:name="T252_972" style:family="text"/>
    <style:style style:name="T252_973" style:family="text"/>
    <style:style style:name="T252_974" style:family="text"/>
    <style:style style:name="T252_975" style:family="text"/>
    <style:style style:name="T252_976" style:family="text"/>
    <style:style style:name="T252_977" style:family="text"/>
    <style:style style:name="T252_978" style:family="text"/>
    <style:style style:name="T252_979" style:family="text"/>
    <style:style style:name="T252_980" style:family="text"/>
    <style:style style:name="T252_981" style:family="text"/>
    <style:style style:name="T252_982" style:family="text"/>
    <style:style style:name="T252_983" style:family="text"/>
    <style:style style:name="T252_984" style:family="text"/>
    <style:style style:name="T252_985" style:family="text"/>
    <style:style style:name="T252_986" style:family="text"/>
    <style:style style:name="T252_987" style:family="text"/>
    <style:style style:name="T252_988" style:family="text"/>
    <style:style style:name="T252_989" style:family="text"/>
    <style:style style:name="T252_990" style:family="text"/>
    <style:style style:name="T252_991" style:family="text"/>
    <style:style style:name="T252_992" style:family="text"/>
    <style:style style:name="T252_993" style:family="text"/>
    <style:style style:name="T252_994" style:family="text"/>
    <style:style style:name="T252_995" style:family="text"/>
    <style:style style:name="T252_996" style:family="text"/>
    <style:style style:name="T252_997" style:family="text"/>
    <style:style style:name="T252_998" style:family="text"/>
    <style:style style:name="T252_999" style:family="text"/>
    <style:style style:name="T252_1000" style:family="text"/>
    <style:style style:name="T252_1001" style:family="text"/>
    <style:style style:name="T252_1002" style:family="text"/>
    <style:style style:name="T252_1003" style:family="text"/>
    <style:style style:name="T252_1004" style:family="text"/>
    <style:style style:name="T252_1005" style:family="text"/>
    <style:style style:name="T252_1006" style:family="text"/>
    <style:style style:name="T252_1007" style:family="text"/>
    <style:style style:name="T252_1008" style:family="text"/>
    <style:style style:name="T252_1009" style:family="text"/>
    <style:style style:name="T252_1010" style:family="text"/>
    <style:style style:name="T252_1011" style:family="text"/>
    <style:style style:name="T252_1012" style:family="text"/>
    <style:style style:name="T252_1013" style:family="text"/>
    <style:style style:name="T252_1014" style:family="text"/>
    <style:style style:name="T252_1015" style:family="text"/>
    <style:style style:name="T252_1016" style:family="text"/>
    <style:style style:name="T252_1017" style:family="text"/>
    <style:style style:name="T252_1018" style:family="text"/>
    <style:style style:name="T252_1019" style:family="text"/>
    <style:style style:name="T252_1020" style:family="text"/>
    <style:style style:name="T252_1021" style:family="text"/>
    <style:style style:name="T252_1022" style:family="text"/>
    <style:style style:name="T252_1023" style:family="text"/>
    <style:style style:name="T252_1024" style:family="text"/>
    <style:style style:name="T252_1025" style:family="text"/>
    <style:style style:name="T252_1026" style:family="text"/>
    <style:style style:name="T252_1027" style:family="text"/>
    <style:style style:name="T252_1028" style:family="text"/>
    <style:style style:name="T252_1029" style:family="text"/>
    <style:style style:name="T252_1030" style:family="text"/>
    <style:style style:name="T252_1031" style:family="text"/>
    <style:style style:name="T252_1032" style:family="text"/>
    <style:style style:name="T252_1033" style:family="text"/>
    <style:style style:name="T252_1034" style:family="text"/>
    <style:style style:name="T252_1035" style:family="text"/>
    <style:style style:name="T252_1036" style:family="text"/>
    <style:style style:name="T252_1037" style:family="text"/>
    <style:style style:name="T252_1038" style:family="text"/>
    <style:style style:name="T252_1039" style:family="text"/>
    <style:style style:name="T252_1040" style:family="text"/>
    <style:style style:name="T252_1041" style:family="text"/>
    <style:style style:name="T252_1042" style:family="text"/>
    <style:style style:name="T252_1043" style:family="text"/>
    <style:style style:name="T252_1044" style:family="text"/>
    <style:style style:name="T252_1045" style:family="text"/>
    <style:style style:name="T252_1046" style:family="text"/>
    <style:style style:name="T252_1047" style:family="text"/>
    <style:style style:name="T252_1048" style:family="text"/>
    <style:style style:name="T252_1049" style:family="text"/>
    <style:style style:name="T252_1050" style:family="text"/>
    <style:style style:name="T252_1051" style:family="text"/>
    <style:style style:name="T252_1052" style:family="text"/>
    <style:style style:name="T252_1053" style:family="text"/>
    <style:style style:name="T252_1054" style:family="text"/>
    <style:style style:name="T252_1055" style:family="text"/>
    <style:style style:name="T252_1056" style:family="text"/>
    <style:style style:name="T252_1057" style:family="text"/>
    <style:style style:name="T252_1058" style:family="text"/>
    <style:style style:name="T252_1059" style:family="text"/>
    <style:style style:name="T252_1060" style:family="text"/>
    <style:style style:name="T252_1061" style:family="text"/>
    <style:style style:name="T252_1062" style:family="text"/>
    <style:style style:name="T252_1063" style:family="text"/>
    <style:style style:name="T252_1064" style:family="text"/>
    <style:style style:name="T252_1065" style:family="text"/>
    <style:style style:name="T252_1066" style:family="text"/>
    <style:style style:name="T252_1067" style:family="text"/>
    <style:style style:name="T252_1068" style:family="text"/>
    <style:style style:name="T252_1069" style:family="text"/>
    <style:style style:name="T252_1070" style:family="text"/>
    <style:style style:name="T252_1071" style:family="text"/>
    <style:style style:name="T252_1072" style:family="text"/>
    <style:style style:name="T252_1073" style:family="text"/>
    <style:style style:name="T252_1074" style:family="text"/>
    <style:style style:name="T252_1075" style:family="text"/>
    <style:style style:name="T252_1076" style:family="text"/>
    <style:style style:name="T252_1077" style:family="text"/>
    <style:style style:name="T252_1078" style:family="text"/>
    <style:style style:name="T252_1079" style:family="text"/>
    <style:style style:name="T252_1080" style:family="text"/>
    <style:style style:name="P253" style:family="paragraph" style:parent-style-name="Standard">
      <style:paragraph-properties fo:break-before="auto" fo:line-height="115%" style:writing-mode="lr-tb"/>
    </style:style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T254_16" style:family="text"/>
    <style:style style:name="T254_17" style:family="text"/>
    <style:style style:name="T254_18" style:family="text"/>
    <style:style style:name="T254_19" style:family="text"/>
    <style:style style:name="T254_20" style:family="text"/>
    <style:style style:name="T254_21" style:family="text"/>
    <style:style style:name="T254_22" style:family="text"/>
    <style:style style:name="T254_23" style:family="text"/>
    <style:style style:name="T254_24" style:family="text"/>
    <style:style style:name="T254_25" style:family="text"/>
    <style:style style:name="T254_26" style:family="text"/>
    <style:style style:name="T254_27" style:family="text"/>
    <style:style style:name="T254_28" style:family="text"/>
    <style:style style:name="T254_29" style:family="text"/>
    <style:style style:name="T254_30" style:family="text"/>
    <style:style style:name="T254_31" style:family="text"/>
    <style:style style:name="T254_32" style:family="text"/>
    <style:style style:name="T254_33" style:family="text"/>
    <style:style style:name="T254_34" style:family="text"/>
    <style:style style:name="T254_35" style:family="text"/>
    <style:style style:name="T254_36" style:family="text"/>
    <style:style style:name="T254_37" style:family="text"/>
    <style:style style:name="T254_38" style:family="text"/>
    <style:style style:name="T254_39" style:family="text"/>
    <style:style style:name="T254_40" style:family="text"/>
    <style:style style:name="T254_41" style:family="text"/>
    <style:style style:name="T254_42" style:family="text"/>
    <style:style style:name="T254_43" style:family="text"/>
    <style:style style:name="T254_44" style:family="text"/>
    <style:style style:name="T254_45" style:family="text"/>
    <style:style style:name="T254_46" style:family="text"/>
    <style:style style:name="T254_47" style:family="text"/>
    <style:style style:name="T254_48" style:family="text"/>
    <style:style style:name="T254_49" style:family="text"/>
    <style:style style:name="T254_50" style:family="text"/>
    <style:style style:name="P255" style:family="paragraph" style:parent-style-name="Standard">
      <style:paragraph-properties fo:break-before="auto" fo:line-height="115%" style:writing-mode="lr-tb"/>
    </style:style>
    <style:style style:name="P256" style:family="paragraph" style:parent-style-name="Standard">
      <style:paragraph-properties fo:break-before="auto" fo:line-height="115%" style:writing-mode="lr-tb"/>
    </style:style>
    <style:style style:name="P257" style:family="paragraph" style:parent-style-name="Standard">
      <style:paragraph-properties fo:break-before="auto" fo:line-height="115%" style:writing-mode="lr-tb"/>
    </style:style>
    <style:style style:name="P258" style:family="paragraph" style:parent-style-name="Standard">
      <style:paragraph-properties fo:break-before="auto" fo:line-height="115%" style:writing-mode="lr-tb"/>
    </style:style>
    <style:style style:name="P259" style:family="paragraph" style:parent-style-name="Standard">
      <style:paragraph-properties fo:break-before="auto" fo:line-height="115%" style:writing-mode="lr-tb"/>
    </style:style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>
      <style:text-properties fo:color="#1155cc" fo:font-weight="bold" style:font-weight-asian="bold" style:font-weight-complex="bold"/>
    </style:style>
    <style:style style:name="T260_2" style:family="text">
      <style:text-properties fo:color="#1155cc" fo:font-weight="bold" style:font-weight-asian="bold" style:font-weight-complex="bold"/>
    </style:style>
    <style:style style:name="T260_3" style:family="text">
      <style:text-properties fo:color="#1155cc" fo:font-weight="bold" style:font-weight-asian="bold" style:font-weight-complex="bold"/>
    </style:style>
    <style:style style:name="T260_4" style:family="text">
      <style:text-properties fo:color="#1155cc" fo:font-weight="bold" style:font-weight-asian="bold" style:font-weight-complex="bold"/>
    </style:style>
    <style:style style:name="T260_5" style:family="text">
      <style:text-properties fo:color="#1155cc" fo:font-weight="bold" style:font-weight-asian="bold" style:font-weight-complex="bold"/>
    </style:style>
    <style:style style:name="T260_6" style:family="text">
      <style:text-properties fo:color="#1155cc" fo:font-weight="bold" style:font-weight-asian="bold" style:font-weight-complex="bold"/>
    </style:style>
    <style:style style:name="T260_7" style:family="text">
      <style:text-properties fo:color="#1155cc" fo:font-weight="bold" style:font-weight-asian="bold" style:font-weight-complex="bold"/>
    </style:style>
    <style:style style:name="T260_8" style:family="text">
      <style:text-properties fo:color="#1155cc" fo:font-weight="bold" style:font-weight-asian="bold" style:font-weight-complex="bold"/>
    </style:style>
    <style:style style:name="T260_9" style:family="text">
      <style:text-properties fo:color="#1155cc" fo:font-weight="bold" style:font-weight-asian="bold" style:font-weight-complex="bold"/>
    </style:style>
    <style:style style:name="T260_10" style:family="text">
      <style:text-properties fo:color="#1155cc"/>
    </style:style>
    <style:style style:name="T260_11" style:family="text">
      <style:text-properties fo:color="#1155cc"/>
    </style:style>
    <style:style style:name="T260_12" style:family="text">
      <style:text-properties fo:color="#1155cc"/>
    </style:style>
    <style:style style:name="T260_13" style:family="text">
      <style:text-properties fo:color="#1155cc"/>
    </style:style>
    <style:style style:name="T260_14" style:family="text">
      <style:text-properties fo:color="#1155cc"/>
    </style:style>
    <style:style style:name="T260_15" style:family="text">
      <style:text-properties fo:color="#1155cc"/>
    </style:style>
    <style:style style:name="T260_16" style:family="text">
      <style:text-properties fo:color="#1155cc"/>
    </style:style>
    <style:style style:name="T260_17" style:family="text">
      <style:text-properties fo:color="#1155cc"/>
    </style:style>
    <style:style style:name="T260_18" style:family="text">
      <style:text-properties fo:color="#1155cc"/>
    </style:style>
    <style:style style:name="T260_19" style:family="text">
      <style:text-properties fo:color="#1155cc"/>
    </style:style>
    <style:style style:name="T260_20" style:family="text">
      <style:text-properties fo:color="#1155cc"/>
    </style:style>
    <style:style style:name="T260_21" style:family="text">
      <style:text-properties fo:color="#1155cc"/>
    </style:style>
    <style:style style:name="T260_22" style:family="text">
      <style:text-properties fo:color="#1155cc"/>
    </style:style>
    <style:style style:name="T260_23" style:family="text">
      <style:text-properties fo:color="#1155cc"/>
    </style:style>
    <style:style style:name="T260_24" style:family="text">
      <style:text-properties fo:color="#1155cc"/>
    </style:style>
    <style:style style:name="T260_25" style:family="text">
      <style:text-properties fo:color="#1155cc"/>
    </style:style>
    <style:style style:name="T260_26" style:family="text">
      <style:text-properties fo:color="#1155cc"/>
    </style:style>
    <style:style style:name="T260_27" style:family="text">
      <style:text-properties fo:color="#1155cc"/>
    </style:style>
    <style:style style:name="T260_28" style:family="text">
      <style:text-properties fo:color="#1155cc"/>
    </style:style>
    <style:style style:name="T260_29" style:family="text">
      <style:text-properties fo:color="#1155cc"/>
    </style:style>
    <style:style style:name="T260_30" style:family="text">
      <style:text-properties fo:color="#1155cc"/>
    </style:style>
    <style:style style:name="T260_31" style:family="text">
      <style:text-properties fo:color="#1155cc"/>
    </style:style>
    <style:style style:name="T260_32" style:family="text">
      <style:text-properties fo:color="#1155cc"/>
    </style:style>
    <style:style style:name="T260_33" style:family="text">
      <style:text-properties fo:color="#1155cc"/>
    </style:style>
    <style:style style:name="T260_34" style:family="text">
      <style:text-properties fo:color="#1155cc"/>
    </style:style>
    <style:style style:name="T260_35" style:family="text">
      <style:text-properties fo:color="#1155cc"/>
    </style:style>
    <style:style style:name="T260_36" style:family="text">
      <style:text-properties fo:color="#1155cc"/>
    </style:style>
    <style:style style:name="T260_37" style:family="text">
      <style:text-properties fo:color="#1155cc"/>
    </style:style>
    <style:style style:name="T260_38" style:family="text">
      <style:text-properties fo:color="#1155cc"/>
    </style:style>
    <style:style style:name="T260_39" style:family="text">
      <style:text-properties fo:color="#1155cc"/>
    </style:style>
    <style:style style:name="T260_40" style:family="text">
      <style:text-properties fo:color="#1155cc"/>
    </style:style>
    <style:style style:name="T260_41" style:family="text">
      <style:text-properties fo:color="#1155cc"/>
    </style:style>
    <style:style style:name="T260_42" style:family="text">
      <style:text-properties fo:color="#1155cc"/>
    </style:style>
    <style:style style:name="T260_43" style:family="text">
      <style:text-properties fo:color="#1155cc"/>
    </style:style>
    <style:style style:name="T260_44" style:family="text">
      <style:text-properties fo:color="#1155cc"/>
    </style:style>
    <style:style style:name="T260_45" style:family="text">
      <style:text-properties fo:color="#1155cc"/>
    </style:style>
    <style:style style:name="T260_46" style:family="text">
      <style:text-properties fo:color="#1155cc"/>
    </style:style>
    <style:style style:name="T260_47" style:family="text">
      <style:text-properties fo:color="#1155cc"/>
    </style:style>
    <style:style style:name="T260_48" style:family="text">
      <style:text-properties fo:color="#1155cc"/>
    </style:style>
    <style:style style:name="T260_49" style:family="text">
      <style:text-properties fo:color="#1155cc"/>
    </style:style>
    <style:style style:name="T260_50" style:family="text">
      <style:text-properties fo:color="#1155cc"/>
    </style:style>
    <style:style style:name="T260_51" style:family="text">
      <style:text-properties fo:color="#1155cc"/>
    </style:style>
    <style:style style:name="T260_52" style:family="text">
      <style:text-properties fo:color="#1155cc"/>
    </style:style>
    <style:style style:name="T260_53" style:family="text">
      <style:text-properties fo:color="#1155cc"/>
    </style:style>
    <style:style style:name="T260_54" style:family="text">
      <style:text-properties fo:color="#1155cc"/>
    </style:style>
    <style:style style:name="T260_55" style:family="text">
      <style:text-properties fo:color="#1155cc"/>
    </style:style>
    <style:style style:name="T260_56" style:family="text">
      <style:text-properties fo:color="#1155cc"/>
    </style:style>
    <style:style style:name="T260_57" style:family="text">
      <style:text-properties fo:color="#1155cc"/>
    </style:style>
    <style:style style:name="T260_58" style:family="text">
      <style:text-properties fo:color="#1155cc"/>
    </style:style>
    <style:style style:name="T260_59" style:family="text">
      <style:text-properties fo:color="#1155cc"/>
    </style:style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>
      <style:text-properties fo:color="#1155cc"/>
    </style:style>
    <style:style style:name="T261_2" style:family="text">
      <style:text-properties fo:color="#1155cc" fo:font-weight="bold" style:font-weight-asian="bold" style:font-weight-complex="bold"/>
    </style:style>
    <style:style style:name="T261_3" style:family="text">
      <style:text-properties fo:color="#1155cc" fo:font-weight="bold" style:font-weight-asian="bold" style:font-weight-complex="bold"/>
    </style:style>
    <style:style style:name="T261_4" style:family="text">
      <style:text-properties fo:color="#1155cc" fo:font-weight="bold" style:font-weight-asian="bold" style:font-weight-complex="bold"/>
    </style:style>
    <style:style style:name="P262" style:family="paragraph" style:parent-style-name="Standard">
      <style:paragraph-properties fo:break-before="auto" fo:line-height="115%" style:writing-mode="lr-tb"/>
      <style:text-properties fo:color="#1155cc" fo:font-weight="bold" style:font-weight-asian="bold" style:font-weight-complex="bold"/>
    </style:style>
    <style:style style:name="P263" style:family="paragraph" style:parent-style-name="Standard">
      <style:paragraph-properties fo:break-before="auto" fo:line-height="115%" style:writing-mode="lr-tb"/>
      <style:text-properties fo:color="#1155cc" fo:font-weight="bold" style:font-weight-asian="bold" style:font-weight-complex="bold"/>
    </style:style>
    <style:style style:name="P264" style:family="paragraph" style:parent-style-name="Standard">
      <style:paragraph-properties fo:break-before="auto" fo:line-height="115%" fo:margin-top="0cm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T264_9" style:family="text"/>
    <style:style style:name="T264_10" style:family="text"/>
    <style:style style:name="T264_11" style:family="text"/>
    <style:style style:name="T264_12" style:family="text"/>
    <style:style style:name="T264_13" style:family="text"/>
    <style:style style:name="T264_14" style:family="text"/>
    <style:style style:name="T264_15" style:family="text"/>
    <style:style style:name="T264_16" style:family="text"/>
    <style:style style:name="T264_17" style:family="text"/>
    <style:style style:name="T264_18" style:family="text"/>
    <style:style style:name="T264_19" style:family="text"/>
    <style:style style:name="T264_20" style:family="text"/>
    <style:style style:name="T264_21" style:family="text"/>
    <style:style style:name="T264_22" style:family="text"/>
    <style:style style:name="T264_23" style:family="text"/>
    <style:style style:name="T264_24" style:family="text"/>
    <style:style style:name="T264_25" style:family="text"/>
    <style:style style:name="T264_26" style:family="text"/>
    <style:style style:name="T264_27" style:family="text"/>
    <style:style style:name="T264_28" style:family="text"/>
    <style:style style:name="T264_29" style:family="text"/>
    <style:style style:name="T264_30" style:family="text"/>
    <style:style style:name="T264_31" style:family="text"/>
    <style:style style:name="T264_32" style:family="text"/>
    <style:style style:name="P265" style:family="paragraph" style:parent-style-name="Standard">
      <style:paragraph-properties fo:break-before="auto" fo:line-height="115%" fo:margin-top="0cm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T265_11" style:family="text"/>
    <style:style style:name="T265_12" style:family="text"/>
    <style:style style:name="T265_13" style:family="text"/>
    <style:style style:name="T265_14" style:family="text"/>
    <style:style style:name="T265_15" style:family="text"/>
    <style:style style:name="T265_16" style:family="text"/>
    <style:style style:name="T265_17" style:family="text"/>
    <style:style style:name="T265_18" style:family="text"/>
    <style:style style:name="T265_19" style:family="text"/>
    <style:style style:name="T265_20" style:family="text"/>
    <style:style style:name="T265_21" style:family="text"/>
    <style:style style:name="T265_22" style:family="text"/>
    <style:style style:name="T265_23" style:family="text"/>
    <style:style style:name="T265_24" style:family="text"/>
    <style:style style:name="T265_25" style:family="text"/>
    <style:style style:name="T265_26" style:family="text"/>
    <style:style style:name="T265_27" style:family="text"/>
    <style:style style:name="T265_28" style:family="text"/>
    <style:style style:name="T265_29" style:family="text"/>
    <style:style style:name="T265_30" style:family="text"/>
    <style:style style:name="T265_31" style:family="text"/>
    <style:style style:name="T265_32" style:family="text"/>
    <style:style style:name="T265_33" style:family="text"/>
    <style:style style:name="T265_34" style:family="text"/>
    <style:style style:name="T265_35" style:family="text"/>
    <style:style style:name="T265_36" style:family="text"/>
    <style:style style:name="T265_37" style:family="text"/>
    <style:style style:name="T265_38" style:family="text"/>
    <style:style style:name="T265_39" style:family="text"/>
    <style:style style:name="T265_40" style:family="text"/>
    <style:style style:name="T265_41" style:family="text"/>
    <style:style style:name="T265_42" style:family="text"/>
    <style:style style:name="T265_43" style:family="text"/>
    <style:style style:name="T265_44" style:family="text"/>
    <style:style style:name="T265_45" style:family="text"/>
    <style:style style:name="T265_46" style:family="text"/>
    <style:style style:name="T265_47" style:family="text"/>
    <style:style style:name="T265_48" style:family="text"/>
    <style:style style:name="T265_49" style:family="text"/>
    <style:style style:name="T265_50" style:family="text"/>
    <style:style style:name="T265_51" style:family="text"/>
    <style:style style:name="T265_52" style:family="text"/>
    <style:style style:name="T265_53" style:family="text"/>
    <style:style style:name="T265_54" style:family="text"/>
    <style:style style:name="T265_55" style:family="text"/>
    <style:style style:name="T265_56" style:family="text"/>
    <style:style style:name="T265_57" style:family="text"/>
    <style:style style:name="T265_58" style:family="text"/>
    <style:style style:name="T265_59" style:family="text"/>
    <style:style style:name="T265_60" style:family="text"/>
    <style:style style:name="T265_61" style:family="text"/>
    <style:style style:name="T265_62" style:family="text"/>
    <style:style style:name="T265_63" style:family="text"/>
    <style:style style:name="T265_64" style:family="text"/>
    <style:style style:name="T265_65" style:family="text"/>
    <style:style style:name="T265_66" style:family="text"/>
    <style:style style:name="T265_67" style:family="text"/>
    <style:style style:name="T265_68" style:family="text"/>
    <style:style style:name="T265_69" style:family="text"/>
    <style:style style:name="T265_70" style:family="text"/>
    <style:style style:name="T265_71" style:family="text"/>
    <style:style style:name="T265_72" style:family="text"/>
    <style:style style:name="T265_73" style:family="text"/>
    <style:style style:name="T265_74" style:family="text"/>
    <style:style style:name="T265_75" style:family="text"/>
    <style:style style:name="T265_76" style:family="text"/>
    <style:style style:name="T265_77" style:family="text"/>
    <style:style style:name="T265_78" style:family="text"/>
    <style:style style:name="P266" style:family="paragraph" style:parent-style-name="Standard">
      <style:paragraph-properties fo:break-before="auto" fo:line-height="115%" fo:margin-top="0cm" fo:margin-bottom="0cm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T266_10" style:family="text"/>
    <style:style style:name="T266_11" style:family="text"/>
    <style:style style:name="T266_12" style:family="text"/>
    <style:style style:name="T266_13" style:family="text"/>
    <style:style style:name="T266_14" style:family="text"/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/>
    <style:style style:name="T267_2" style:family="text">
      <style:text-properties fo:color="#1155cc" fo:font-weight="bold" style:font-weight-asian="bold" style:font-weight-complex="bold"/>
    </style:style>
    <style:style style:name="T267_3" style:family="text">
      <style:text-properties fo:color="#1155cc" fo:font-weight="bold" style:font-weight-asian="bold" style:font-weight-complex="bold"/>
    </style:style>
    <style:style style:name="T267_4" style:family="text">
      <style:text-properties fo:color="#1155cc" fo:font-weight="bold" style:font-weight-asian="bold" style:font-weight-complex="bold"/>
    </style:style>
    <style:style style:name="P268" style:family="paragraph" style:parent-style-name="Standard">
      <style:paragraph-properties fo:break-before="auto" fo:line-height="115%" style:writing-mode="lr-tb"/>
      <style:text-properties fo:color="#1155cc" fo:font-weight="bold" style:font-weight-asian="bold" style:font-weight-complex="bold"/>
    </style:style>
    <style:style style:name="P269" style:family="paragraph" style:parent-style-name="Standard">
      <style:paragraph-properties fo:break-before="auto" fo:line-height="115%" style:writing-mode="lr-tb"/>
      <style:text-properties fo:color="#1155cc" fo:font-weight="bold" style:font-weight-asian="bold" style:font-weight-complex="bold"/>
    </style:style>
    <style:style style:name="P270" style:family="paragraph" style:parent-style-name="Standard">
      <style:paragraph-properties fo:break-before="auto" fo:line-height="115%" fo:margin-top="0cm" style:writing-mode="lr-tb"/>
    </style:style>
    <style:style style:name="T270_1" style:family="text">
      <style:text-properties fo:color="#434343"/>
    </style:style>
    <style:style style:name="T270_2" style:family="text">
      <style:text-properties fo:color="#434343"/>
    </style:style>
    <style:style style:name="T270_3" style:family="text">
      <style:text-properties fo:color="#434343"/>
    </style:style>
    <style:style style:name="T270_4" style:family="text">
      <style:text-properties fo:color="#434343"/>
    </style:style>
    <style:style style:name="T270_5" style:family="text">
      <style:text-properties fo:color="#434343"/>
    </style:style>
    <style:style style:name="T270_6" style:family="text">
      <style:text-properties fo:color="#434343"/>
    </style:style>
    <style:style style:name="T270_7" style:family="text">
      <style:text-properties fo:color="#434343"/>
    </style:style>
    <style:style style:name="T270_8" style:family="text">
      <style:text-properties fo:color="#434343"/>
    </style:style>
    <style:style style:name="T270_9" style:family="text">
      <style:text-properties fo:color="#434343"/>
    </style:style>
    <style:style style:name="T270_10" style:family="text">
      <style:text-properties fo:color="#434343"/>
    </style:style>
    <style:style style:name="T270_11" style:family="text">
      <style:text-properties fo:color="#434343"/>
    </style:style>
    <style:style style:name="T270_12" style:family="text">
      <style:text-properties fo:color="#434343"/>
    </style:style>
    <style:style style:name="T270_13" style:family="text">
      <style:text-properties fo:color="#434343"/>
    </style:style>
    <style:style style:name="T270_14" style:family="text">
      <style:text-properties fo:color="#434343"/>
    </style:style>
    <style:style style:name="T270_15" style:family="text">
      <style:text-properties fo:color="#434343"/>
    </style:style>
    <style:style style:name="T270_16" style:family="text">
      <style:text-properties fo:color="#434343"/>
    </style:style>
    <style:style style:name="T270_17" style:family="text">
      <style:text-properties fo:color="#434343"/>
    </style:style>
    <style:style style:name="T270_18" style:family="text">
      <style:text-properties fo:color="#434343"/>
    </style:style>
    <style:style style:name="T270_19" style:family="text">
      <style:text-properties fo:color="#434343"/>
    </style:style>
    <style:style style:name="T270_20" style:family="text">
      <style:text-properties fo:color="#434343"/>
    </style:style>
    <style:style style:name="T270_21" style:family="text">
      <style:text-properties fo:color="#434343"/>
    </style:style>
    <style:style style:name="T270_22" style:family="text">
      <style:text-properties fo:color="#434343"/>
    </style:style>
    <style:style style:name="T270_23" style:family="text">
      <style:text-properties fo:color="#434343"/>
    </style:style>
    <style:style style:name="T270_24" style:family="text">
      <style:text-properties fo:color="#434343"/>
    </style:style>
    <style:style style:name="T270_25" style:family="text">
      <style:text-properties fo:color="#434343"/>
    </style:style>
    <style:style style:name="T270_26" style:family="text">
      <style:text-properties fo:color="#434343"/>
    </style:style>
    <style:style style:name="T270_27" style:family="text">
      <style:text-properties fo:color="#434343"/>
    </style:style>
    <style:style style:name="T270_28" style:family="text">
      <style:text-properties fo:color="#434343"/>
    </style:style>
    <style:style style:name="T270_29" style:family="text">
      <style:text-properties fo:color="#434343"/>
    </style:style>
    <style:style style:name="T270_30" style:family="text">
      <style:text-properties fo:color="#434343"/>
    </style:style>
    <style:style style:name="T270_31" style:family="text">
      <style:text-properties fo:color="#434343"/>
    </style:style>
    <style:style style:name="T270_32" style:family="text">
      <style:text-properties fo:color="#434343"/>
    </style:style>
    <style:style style:name="P271" style:family="paragraph" style:parent-style-name="Standard">
      <style:paragraph-properties fo:break-before="auto" fo:line-height="115%" fo:margin-top="0cm" fo:margin-bottom="0cm" style:writing-mode="lr-tb"/>
    </style:style>
    <style:style style:name="T271_1" style:family="text">
      <style:text-properties fo:color="#434343"/>
    </style:style>
    <style:style style:name="T271_2" style:family="text">
      <style:text-properties fo:color="#434343"/>
    </style:style>
    <style:style style:name="T271_3" style:family="text">
      <style:text-properties fo:color="#434343"/>
    </style:style>
    <style:style style:name="T271_4" style:family="text">
      <style:text-properties fo:color="#434343"/>
    </style:style>
    <style:style style:name="T271_5" style:family="text">
      <style:text-properties fo:color="#434343"/>
    </style:style>
    <style:style style:name="T271_6" style:family="text">
      <style:text-properties fo:color="#434343"/>
    </style:style>
    <style:style style:name="T271_7" style:family="text">
      <style:text-properties fo:color="#434343"/>
    </style:style>
    <style:style style:name="T271_8" style:family="text">
      <style:text-properties fo:color="#434343"/>
    </style:style>
    <style:style style:name="T271_9" style:family="text">
      <style:text-properties fo:color="#434343"/>
    </style:style>
    <style:style style:name="T271_10" style:family="text">
      <style:text-properties fo:color="#434343"/>
    </style:style>
    <style:style style:name="T271_11" style:family="text">
      <style:text-properties fo:color="#434343"/>
    </style:style>
    <style:style style:name="T271_12" style:family="text">
      <style:text-properties fo:color="#434343"/>
    </style:style>
    <style:style style:name="T271_13" style:family="text">
      <style:text-properties fo:color="#434343"/>
    </style:style>
    <style:style style:name="T271_14" style:family="text">
      <style:text-properties fo:color="#434343"/>
    </style:style>
    <style:style style:name="T271_15" style:family="text">
      <style:text-properties fo:color="#434343"/>
    </style:style>
    <style:style style:name="T271_16" style:family="text">
      <style:text-properties fo:color="#434343"/>
    </style:style>
    <style:style style:name="T271_17" style:family="text">
      <style:text-properties fo:color="#434343"/>
    </style:style>
    <style:style style:name="T271_18" style:family="text">
      <style:text-properties fo:color="#434343"/>
    </style:style>
    <style:style style:name="T271_19" style:family="text">
      <style:text-properties fo:color="#434343"/>
    </style:style>
    <style:style style:name="T271_20" style:family="text">
      <style:text-properties fo:color="#434343"/>
    </style:style>
    <style:style style:name="T271_21" style:family="text">
      <style:text-properties fo:color="#434343"/>
    </style:style>
    <style:style style:name="T271_22" style:family="text">
      <style:text-properties fo:color="#434343"/>
    </style:style>
    <style:style style:name="T271_23" style:family="text">
      <style:text-properties fo:color="#434343"/>
    </style:style>
    <style:style style:name="T271_24" style:family="text">
      <style:text-properties fo:color="#434343"/>
    </style:style>
    <style:style style:name="T271_25" style:family="text">
      <style:text-properties fo:color="#434343"/>
    </style:style>
    <style:style style:name="T271_26" style:family="text">
      <style:text-properties fo:color="#434343"/>
    </style:style>
    <style:style style:name="T271_27" style:family="text">
      <style:text-properties fo:color="#434343"/>
    </style:style>
    <style:style style:name="T271_28" style:family="text">
      <style:text-properties fo:color="#434343"/>
    </style:style>
    <style:style style:name="T271_29" style:family="text">
      <style:text-properties fo:color="#434343"/>
    </style:style>
    <style:style style:name="T271_30" style:family="text">
      <style:text-properties fo:color="#434343"/>
    </style:style>
    <style:style style:name="T271_31" style:family="text">
      <style:text-properties fo:color="#434343"/>
    </style:style>
    <style:style style:name="T271_32" style:family="text">
      <style:text-properties fo:color="#434343"/>
    </style:style>
    <style:style style:name="T271_33" style:family="text">
      <style:text-properties fo:color="#434343"/>
    </style:style>
    <style:style style:name="T271_34" style:family="text">
      <style:text-properties fo:color="#434343"/>
    </style:style>
    <style:style style:name="T271_35" style:family="text">
      <style:text-properties fo:color="#434343"/>
    </style:style>
    <style:style style:name="T271_36" style:family="text">
      <style:text-properties fo:color="#434343"/>
    </style:style>
    <style:style style:name="T271_37" style:family="text">
      <style:text-properties fo:color="#434343"/>
    </style:style>
    <style:style style:name="T271_38" style:family="text">
      <style:text-properties fo:color="#434343"/>
    </style:style>
    <style:style style:name="T271_39" style:family="text">
      <style:text-properties fo:color="#434343"/>
    </style:style>
    <style:style style:name="T271_40" style:family="text">
      <style:text-properties fo:color="#434343"/>
    </style:style>
    <style:style style:name="T271_41" style:family="text">
      <style:text-properties fo:color="#434343"/>
    </style:style>
    <style:style style:name="T271_42" style:family="text">
      <style:text-properties fo:color="#434343"/>
    </style:style>
    <style:style style:name="T271_43" style:family="text">
      <style:text-properties fo:color="#434343"/>
    </style:style>
    <style:style style:name="T271_44" style:family="text">
      <style:text-properties fo:color="#434343"/>
    </style:style>
    <style:style style:name="T271_45" style:family="text">
      <style:text-properties fo:color="#434343"/>
    </style:style>
    <style:style style:name="T271_46" style:family="text">
      <style:text-properties fo:color="#434343"/>
    </style:style>
    <style:style style:name="T271_47" style:family="text">
      <style:text-properties fo:color="#434343"/>
    </style:style>
    <style:style style:name="T271_48" style:family="text">
      <style:text-properties fo:color="#434343"/>
    </style:style>
    <style:style style:name="T271_49" style:family="text">
      <style:text-properties fo:color="#434343"/>
    </style:style>
    <style:style style:name="T271_50" style:family="text">
      <style:text-properties fo:color="#434343"/>
    </style:style>
    <style:style style:name="T271_51" style:family="text">
      <style:text-properties fo:color="#434343"/>
    </style:style>
    <style:style style:name="T271_52" style:family="text">
      <style:text-properties fo:color="#434343"/>
    </style:style>
    <style:style style:name="T271_53" style:family="text">
      <style:text-properties fo:color="#434343"/>
    </style:style>
    <style:style style:name="T271_54" style:family="text">
      <style:text-properties fo:color="#434343"/>
    </style:style>
    <style:style style:name="T271_55" style:family="text">
      <style:text-properties fo:color="#434343"/>
    </style:style>
    <style:style style:name="T271_56" style:family="text">
      <style:text-properties fo:color="#434343"/>
    </style:style>
    <style:style style:name="T271_57" style:family="text">
      <style:text-properties fo:color="#434343"/>
    </style:style>
    <style:style style:name="T271_58" style:family="text">
      <style:text-properties fo:color="#434343"/>
    </style:style>
    <style:style style:name="T271_59" style:family="text">
      <style:text-properties fo:color="#434343"/>
    </style:style>
    <style:style style:name="T271_60" style:family="text">
      <style:text-properties fo:color="#434343"/>
    </style:style>
    <style:style style:name="P272" style:family="paragraph" style:parent-style-name="Standard">
      <style:paragraph-properties fo:break-before="auto" fo:line-height="115%" style:writing-mode="lr-tb"/>
      <style:text-properties fo:color="#1155cc"/>
    </style:style>
    <style:style style:name="P273" style:family="paragraph" style:parent-style-name="Standard">
      <style:paragraph-properties fo:break-before="auto" fo:line-height="115%" style:writing-mode="lr-tb"/>
    </style:style>
    <style:style style:name="P274" style:family="paragraph" style:parent-style-name="Standard">
      <style:paragraph-properties fo:break-before="auto" fo:line-height="115%" style:writing-mode="lr-tb"/>
    </style:style>
    <style:style style:name="P275" style:family="paragraph" style:parent-style-name="Standard">
      <style:paragraph-properties fo:break-before="auto" fo:line-height="115%" style:writing-mode="lr-tb"/>
    </style:style>
    <style:style style:name="P276" style:family="paragraph" style:parent-style-name="Standard">
      <style:paragraph-properties fo:break-before="auto" fo:line-height="115%" style:writing-mode="lr-tb"/>
    </style:style>
    <style:style style:name="T276_1" style:family="text">
      <style:text-properties fo:color="#1155cc" fo:font-weight="bold" style:font-weight-asian="bold" style:font-weight-complex="bold"/>
    </style:style>
    <style:style style:name="T276_2" style:family="text">
      <style:text-properties fo:color="#1155cc" fo:font-weight="bold" style:font-weight-asian="bold" style:font-weight-complex="bold"/>
    </style:style>
    <style:style style:name="T276_3" style:family="text">
      <style:text-properties fo:color="#1155cc" fo:font-weight="bold" style:font-weight-asian="bold" style:font-weight-complex="bold"/>
    </style:style>
    <style:style style:name="T276_4" style:family="text">
      <style:text-properties fo:color="#1155cc" fo:font-weight="bold" style:font-weight-asian="bold" style:font-weight-complex="bold"/>
    </style:style>
    <style:style style:name="T276_5" style:family="text">
      <style:text-properties fo:color="#1155cc" fo:font-weight="bold" style:font-weight-asian="bold" style:font-weight-complex="bold"/>
    </style:style>
    <style:style style:name="T276_6" style:family="text">
      <style:text-properties fo:color="#1155cc" fo:font-weight="bold" style:font-weight-asian="bold" style:font-weight-complex="bold"/>
    </style:style>
    <style:style style:name="T276_7" style:family="text">
      <style:text-properties fo:color="#1155cc" fo:font-weight="bold" style:font-weight-asian="bold" style:font-weight-complex="bold"/>
    </style:style>
    <style:style style:name="T276_8" style:family="text">
      <style:text-properties fo:color="#1155cc" fo:font-weight="bold" style:font-weight-asian="bold" style:font-weight-complex="bold"/>
    </style:style>
    <style:style style:name="T276_9" style:family="text">
      <style:text-properties fo:color="#1155cc" fo:font-weight="bold" style:font-weight-asian="bold" style:font-weight-complex="bold"/>
    </style:style>
    <style:style style:name="T276_10" style:family="text">
      <style:text-properties fo:color="#1155cc" fo:font-weight="bold" style:font-weight-asian="bold" style:font-weight-complex="bold"/>
    </style:style>
    <style:style style:name="T276_11" style:family="text">
      <style:text-properties fo:color="#1155cc" fo:font-weight="bold" style:font-weight-asian="bold" style:font-weight-complex="bold"/>
    </style:style>
    <style:style style:name="T276_12" style:family="text">
      <style:text-properties fo:color="#1155cc"/>
    </style:style>
    <style:style style:name="T276_13" style:family="text">
      <style:text-properties fo:color="#1155cc"/>
    </style:style>
    <style:style style:name="T276_14" style:family="text">
      <style:text-properties fo:color="#1155cc"/>
    </style:style>
    <style:style style:name="T276_15" style:family="text">
      <style:text-properties fo:color="#1155cc"/>
    </style:style>
    <style:style style:name="T276_16" style:family="text">
      <style:text-properties fo:color="#1155cc"/>
    </style:style>
    <style:style style:name="T276_17" style:family="text">
      <style:text-properties fo:color="#1155cc"/>
    </style:style>
    <style:style style:name="T276_18" style:family="text">
      <style:text-properties fo:color="#1155cc"/>
    </style:style>
    <style:style style:name="T276_19" style:family="text">
      <style:text-properties fo:color="#1155cc"/>
    </style:style>
    <style:style style:name="T276_20" style:family="text">
      <style:text-properties fo:color="#1155cc"/>
    </style:style>
    <style:style style:name="T276_21" style:family="text">
      <style:text-properties fo:color="#1155cc"/>
    </style:style>
    <style:style style:name="T276_22" style:family="text">
      <style:text-properties fo:color="#1155cc"/>
    </style:style>
    <style:style style:name="T276_23" style:family="text">
      <style:text-properties fo:color="#1155cc"/>
    </style:style>
    <style:style style:name="T276_24" style:family="text">
      <style:text-properties fo:color="#1155cc"/>
    </style:style>
    <style:style style:name="T276_25" style:family="text">
      <style:text-properties fo:color="#1155cc"/>
    </style:style>
    <style:style style:name="T276_26" style:family="text">
      <style:text-properties fo:color="#1155cc"/>
    </style:style>
    <style:style style:name="T276_27" style:family="text">
      <style:text-properties fo:color="#1155cc"/>
    </style:style>
    <style:style style:name="T276_28" style:family="text">
      <style:text-properties fo:color="#1155cc"/>
    </style:style>
    <style:style style:name="T276_29" style:family="text">
      <style:text-properties fo:color="#1155cc"/>
    </style:style>
    <style:style style:name="T276_30" style:family="text">
      <style:text-properties fo:color="#1155cc"/>
    </style:style>
    <style:style style:name="T276_31" style:family="text">
      <style:text-properties fo:color="#1155cc"/>
    </style:style>
    <style:style style:name="T276_32" style:family="text">
      <style:text-properties fo:color="#1155cc"/>
    </style:style>
    <style:style style:name="T276_33" style:family="text">
      <style:text-properties fo:color="#1155cc"/>
    </style:style>
    <style:style style:name="T276_34" style:family="text">
      <style:text-properties fo:color="#1155cc"/>
    </style:style>
    <style:style style:name="T276_35" style:family="text">
      <style:text-properties fo:color="#1155cc"/>
    </style:style>
    <style:style style:name="T276_36" style:family="text">
      <style:text-properties fo:color="#1155cc"/>
    </style:style>
    <style:style style:name="T276_37" style:family="text">
      <style:text-properties fo:color="#1155cc"/>
    </style:style>
    <style:style style:name="T276_38" style:family="text">
      <style:text-properties fo:color="#1155cc"/>
    </style:style>
    <style:style style:name="T276_39" style:family="text">
      <style:text-properties fo:color="#1155cc"/>
    </style:style>
    <style:style style:name="T276_40" style:family="text">
      <style:text-properties fo:color="#1155cc"/>
    </style:style>
    <style:style style:name="T276_41" style:family="text">
      <style:text-properties fo:color="#1155cc"/>
    </style:style>
    <style:style style:name="T276_42" style:family="text">
      <style:text-properties fo:color="#1155cc"/>
    </style:style>
    <style:style style:name="T276_43" style:family="text">
      <style:text-properties fo:color="#1155cc"/>
    </style:style>
    <style:style style:name="T276_44" style:family="text">
      <style:text-properties fo:color="#1155cc"/>
    </style:style>
    <style:style style:name="T276_45" style:family="text">
      <style:text-properties fo:color="#1155cc"/>
    </style:style>
    <style:style style:name="T276_46" style:family="text">
      <style:text-properties fo:color="#1155cc"/>
    </style:style>
    <style:style style:name="T276_47" style:family="text">
      <style:text-properties fo:color="#1155cc"/>
    </style:style>
    <style:style style:name="T276_48" style:family="text">
      <style:text-properties fo:color="#1155cc"/>
    </style:style>
    <style:style style:name="T276_49" style:family="text">
      <style:text-properties fo:color="#1155cc"/>
    </style:style>
    <style:style style:name="T276_50" style:family="text">
      <style:text-properties fo:color="#1155cc"/>
    </style:style>
    <style:style style:name="T276_51" style:family="text">
      <style:text-properties fo:color="#1155cc"/>
    </style:style>
    <style:style style:name="T276_52" style:family="text">
      <style:text-properties fo:color="#1155cc"/>
    </style:style>
    <style:style style:name="T276_53" style:family="text">
      <style:text-properties fo:color="#1155cc"/>
    </style:style>
    <style:style style:name="T276_54" style:family="text">
      <style:text-properties fo:color="#1155cc"/>
    </style:style>
    <style:style style:name="T276_55" style:family="text">
      <style:text-properties fo:color="#1155cc"/>
    </style:style>
    <style:style style:name="T276_56" style:family="text">
      <style:text-properties fo:color="#1155cc"/>
    </style:style>
    <style:style style:name="T276_57" style:family="text">
      <style:text-properties fo:color="#1155cc"/>
    </style:style>
    <style:style style:name="T276_58" style:family="text">
      <style:text-properties fo:color="#1155cc"/>
    </style:style>
    <style:style style:name="T276_59" style:family="text">
      <style:text-properties fo:color="#1155cc"/>
    </style:style>
    <style:style style:name="T276_60" style:family="text">
      <style:text-properties fo:color="#1155cc"/>
    </style:style>
    <style:style style:name="T276_61" style:family="text">
      <style:text-properties fo:color="#1155cc"/>
    </style:style>
    <style:style style:name="T276_62" style:family="text">
      <style:text-properties fo:color="#1155cc"/>
    </style:style>
    <style:style style:name="T276_63" style:family="text">
      <style:text-properties fo:color="#1155cc"/>
    </style:style>
    <style:style style:name="T276_64" style:family="text">
      <style:text-properties fo:color="#1155cc"/>
    </style:style>
    <style:style style:name="T276_65" style:family="text">
      <style:text-properties fo:color="#1155cc"/>
    </style:style>
    <style:style style:name="T276_66" style:family="text">
      <style:text-properties fo:color="#1155cc"/>
    </style:style>
    <style:style style:name="T276_67" style:family="text">
      <style:text-properties fo:color="#1155cc"/>
    </style:style>
    <style:style style:name="T276_68" style:family="text">
      <style:text-properties fo:color="#1155cc"/>
    </style:style>
    <style:style style:name="T276_69" style:family="text">
      <style:text-properties fo:color="#1155cc"/>
    </style:style>
    <style:style style:name="T276_70" style:family="text">
      <style:text-properties fo:color="#1155cc"/>
    </style:style>
    <style:style style:name="T276_71" style:family="text">
      <style:text-properties fo:color="#1155cc"/>
    </style:style>
    <style:style style:name="T276_72" style:family="text">
      <style:text-properties fo:color="#1155cc"/>
    </style:style>
    <style:style style:name="T276_73" style:family="text">
      <style:text-properties fo:color="#1155cc"/>
    </style:style>
    <style:style style:name="T276_74" style:family="text">
      <style:text-properties fo:color="#1155cc"/>
    </style:style>
    <style:style style:name="T276_75" style:family="text">
      <style:text-properties fo:color="#1155cc"/>
    </style:style>
    <style:style style:name="T276_76" style:family="text">
      <style:text-properties fo:color="#1155cc"/>
    </style:style>
    <style:style style:name="T276_77" style:family="text">
      <style:text-properties fo:color="#1155cc"/>
    </style:style>
    <style:style style:name="T276_78" style:family="text">
      <style:text-properties fo:color="#1155cc"/>
    </style:style>
    <style:style style:name="T276_79" style:family="text">
      <style:text-properties fo:color="#1155cc"/>
    </style:style>
    <style:style style:name="T276_80" style:family="text">
      <style:text-properties fo:color="#1155cc"/>
    </style:style>
    <style:style style:name="T276_81" style:family="text">
      <style:text-properties fo:color="#1155cc"/>
    </style:style>
    <style:style style:name="T276_82" style:family="text">
      <style:text-properties fo:color="#1155cc"/>
    </style:style>
    <style:style style:name="T276_83" style:family="text">
      <style:text-properties fo:color="#1155cc"/>
    </style:style>
    <style:style style:name="T276_84" style:family="text">
      <style:text-properties fo:color="#1155cc"/>
    </style:style>
    <style:style style:name="T276_85" style:family="text">
      <style:text-properties fo:color="#1155cc"/>
    </style:style>
    <style:style style:name="T276_86" style:family="text">
      <style:text-properties fo:color="#1155cc"/>
    </style:style>
    <style:style style:name="T276_87" style:family="text">
      <style:text-properties fo:color="#1155cc"/>
    </style:style>
    <style:style style:name="T276_88" style:family="text">
      <style:text-properties fo:color="#1155cc"/>
    </style:style>
    <style:style style:name="T276_89" style:family="text">
      <style:text-properties fo:color="#1155cc"/>
    </style:style>
    <style:style style:name="T276_90" style:family="text">
      <style:text-properties fo:color="#1155cc"/>
    </style:style>
    <style:style style:name="T276_91" style:family="text">
      <style:text-properties fo:color="#1155cc"/>
    </style:style>
    <style:style style:name="T276_92" style:family="text">
      <style:text-properties fo:color="#1155cc"/>
    </style:style>
    <style:style style:name="T276_93" style:family="text">
      <style:text-properties fo:color="#1155cc"/>
    </style:style>
    <style:style style:name="T276_94" style:family="text">
      <style:text-properties fo:color="#1155cc"/>
    </style:style>
    <style:style style:name="T276_95" style:family="text">
      <style:text-properties fo:color="#1155cc"/>
    </style:style>
    <style:style style:name="T276_96" style:family="text">
      <style:text-properties fo:color="#1155cc"/>
    </style:style>
    <style:style style:name="T276_97" style:family="text">
      <style:text-properties fo:color="#1155cc"/>
    </style:style>
    <style:style style:name="T276_98" style:family="text">
      <style:text-properties fo:color="#1155cc"/>
    </style:style>
    <style:style style:name="T276_99" style:family="text">
      <style:text-properties fo:color="#1155cc"/>
    </style:style>
    <style:style style:name="T276_100" style:family="text">
      <style:text-properties fo:color="#1155cc"/>
    </style:style>
    <style:style style:name="T276_101" style:family="text">
      <style:text-properties fo:color="#1155cc"/>
    </style:style>
    <style:style style:name="T276_102" style:family="text">
      <style:text-properties fo:color="#1155cc"/>
    </style:style>
    <style:style style:name="T276_103" style:family="text">
      <style:text-properties fo:color="#1155cc"/>
    </style:style>
    <style:style style:name="T276_104" style:family="text">
      <style:text-properties fo:color="#1155cc"/>
    </style:style>
    <style:style style:name="T276_105" style:family="text">
      <style:text-properties fo:color="#1155cc"/>
    </style:style>
    <style:style style:name="T276_106" style:family="text">
      <style:text-properties fo:color="#1155cc"/>
    </style:style>
    <style:style style:name="T276_107" style:family="text">
      <style:text-properties fo:color="#1155cc"/>
    </style:style>
    <style:style style:name="T276_108" style:family="text">
      <style:text-properties fo:color="#1155cc"/>
    </style:style>
    <style:style style:name="T276_109" style:family="text">
      <style:text-properties fo:color="#1155cc"/>
    </style:style>
    <style:style style:name="T276_110" style:family="text">
      <style:text-properties fo:color="#1155cc"/>
    </style:style>
    <style:style style:name="T276_111" style:family="text">
      <style:text-properties fo:color="#1155cc"/>
    </style:style>
    <style:style style:name="P277" style:family="paragraph" style:parent-style-name="Standard">
      <style:paragraph-properties fo:break-before="auto" fo:line-height="115%" style:writing-mode="lr-tb"/>
      <style:text-properties fo:color="#1155cc"/>
    </style:style>
    <style:style style:name="P278" style:family="paragraph" style:parent-style-name="Standard">
      <style:paragraph-properties fo:break-before="auto" fo:line-height="115%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T278_13" style:family="text"/>
    <style:style style:name="T278_14" style:family="text"/>
    <style:style style:name="T278_15" style:family="text"/>
    <style:style style:name="T278_16" style:family="text"/>
    <style:style style:name="T278_17" style:family="text"/>
    <style:style style:name="T278_18" style:family="text"/>
    <style:style style:name="T278_19" style:family="text"/>
    <style:style style:name="T278_20" style:family="text"/>
    <style:style style:name="T278_21" style:family="text"/>
    <style:style style:name="T278_22" style:family="text"/>
    <style:style style:name="T278_23" style:family="text"/>
    <style:style style:name="T278_24" style:family="text"/>
    <style:style style:name="T278_25" style:family="text"/>
    <style:style style:name="T278_26" style:family="text"/>
    <style:style style:name="T278_27" style:family="text"/>
    <style:style style:name="T278_28" style:family="text"/>
    <style:style style:name="T278_29" style:family="text"/>
    <style:style style:name="T278_30" style:family="text"/>
    <style:style style:name="T278_31" style:family="text"/>
    <style:style style:name="T278_32" style:family="text"/>
    <style:style style:name="T278_33" style:family="text"/>
    <style:style style:name="T278_34" style:family="text"/>
    <style:style style:name="T278_35" style:family="text"/>
    <style:style style:name="T278_36" style:family="text"/>
    <style:style style:name="T278_37" style:family="text"/>
    <style:style style:name="T278_38" style:family="text"/>
    <style:style style:name="T278_39" style:family="text"/>
    <style:style style:name="T278_40" style:family="text"/>
    <style:style style:name="T278_41" style:family="text"/>
    <style:style style:name="T278_42" style:family="text"/>
    <style:style style:name="T278_43" style:family="text"/>
    <style:style style:name="T278_44" style:family="text"/>
    <style:style style:name="T278_45" style:family="text"/>
    <style:style style:name="T278_46" style:family="text"/>
    <style:style style:name="T278_47" style:family="text"/>
    <style:style style:name="T278_48" style:family="text"/>
    <style:style style:name="T278_49" style:family="text"/>
    <style:style style:name="T278_50" style:family="text"/>
    <style:style style:name="T278_51" style:family="text"/>
    <style:style style:name="T278_52" style:family="text"/>
    <style:style style:name="T278_53" style:family="text"/>
    <style:style style:name="T278_54" style:family="text"/>
    <style:style style:name="T278_55" style:family="text"/>
    <style:style style:name="T278_56" style:family="text"/>
    <style:style style:name="T278_57" style:family="text"/>
    <style:style style:name="T278_58" style:family="text"/>
    <style:style style:name="T278_59" style:family="text"/>
    <style:style style:name="T278_60" style:family="text"/>
    <style:style style:name="T278_61" style:family="text"/>
    <style:style style:name="T278_62" style:family="text"/>
    <style:style style:name="T278_63" style:family="text"/>
    <style:style style:name="T278_64" style:family="text"/>
    <style:style style:name="T278_65" style:family="text"/>
    <style:style style:name="T278_66" style:family="text"/>
    <style:style style:name="T278_67" style:family="text"/>
    <style:style style:name="T278_68" style:family="text"/>
    <style:style style:name="T278_69" style:family="text"/>
    <style:style style:name="T278_70" style:family="text"/>
    <style:style style:name="T278_71" style:family="text"/>
    <style:style style:name="T278_72" style:family="text"/>
    <style:style style:name="T278_73" style:family="text"/>
    <style:style style:name="T278_74" style:family="text"/>
    <style:style style:name="T278_75" style:family="text"/>
    <style:style style:name="T278_76" style:family="text"/>
    <style:style style:name="T278_77" style:family="text"/>
    <style:style style:name="T278_78" style:family="text"/>
    <style:style style:name="T278_79" style:family="text"/>
    <style:style style:name="T278_80" style:family="text"/>
    <style:style style:name="T278_81" style:family="text"/>
    <style:style style:name="T278_82" style:family="text"/>
    <style:style style:name="T278_83" style:family="text"/>
    <style:style style:name="T278_84" style:family="text"/>
    <style:style style:name="T278_85" style:family="text"/>
    <style:style style:name="T278_86" style:family="text"/>
    <style:style style:name="P279" style:family="paragraph" style:parent-style-name="Standard">
      <style:paragraph-properties fo:break-before="auto" fo:line-height="115%" style:writing-mode="lr-tb"/>
    </style:style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T280_10" style:family="text"/>
    <style:style style:name="T280_11" style:family="text"/>
    <style:style style:name="T280_12" style:family="text"/>
    <style:style style:name="T280_13" style:family="text"/>
    <style:style style:name="T280_14" style:family="text"/>
    <style:style style:name="T280_15" style:family="text"/>
    <style:style style:name="T280_16" style:family="text"/>
    <style:style style:name="T280_17" style:family="text"/>
    <style:style style:name="T280_18" style:family="text"/>
    <style:style style:name="T280_19" style:family="text"/>
    <style:style style:name="T280_20" style:family="text"/>
    <style:style style:name="T280_21" style:family="text"/>
    <style:style style:name="T280_22" style:family="text"/>
    <style:style style:name="T280_23" style:family="text"/>
    <style:style style:name="T280_24" style:family="text"/>
    <style:style style:name="T280_25" style:family="text"/>
    <style:style style:name="T280_26" style:family="text"/>
    <style:style style:name="T280_27" style:family="text"/>
    <style:style style:name="T280_28" style:family="text"/>
    <style:style style:name="T280_29" style:family="text"/>
    <style:style style:name="T280_30" style:family="text"/>
    <style:style style:name="T280_31" style:family="text"/>
    <style:style style:name="T280_32" style:family="text"/>
    <style:style style:name="T280_33" style:family="text"/>
    <style:style style:name="T280_34" style:family="text"/>
    <style:style style:name="T280_35" style:family="text"/>
    <style:style style:name="T280_36" style:family="text"/>
    <style:style style:name="T280_37" style:family="text"/>
    <style:style style:name="T280_38" style:family="text"/>
    <style:style style:name="T280_39" style:family="text"/>
    <style:style style:name="T280_40" style:family="text"/>
    <style:style style:name="T280_41" style:family="text"/>
    <style:style style:name="T280_42" style:family="text"/>
    <style:style style:name="T280_43" style:family="text"/>
    <style:style style:name="T280_44" style:family="text"/>
    <style:style style:name="T280_45" style:family="text"/>
    <style:style style:name="T280_46" style:family="text"/>
    <style:style style:name="T280_47" style:family="text"/>
    <style:style style:name="T280_48" style:family="text"/>
    <style:style style:name="T280_49" style:family="text"/>
    <style:style style:name="T280_50" style:family="text"/>
    <style:style style:name="T280_51" style:family="text"/>
    <style:style style:name="T280_52" style:family="text"/>
    <style:style style:name="T280_53" style:family="text"/>
    <style:style style:name="T280_54" style:family="text"/>
    <style:style style:name="T280_55" style:family="text"/>
    <style:style style:name="T280_56" style:family="text"/>
    <style:style style:name="T280_57" style:family="text"/>
    <style:style style:name="T280_58" style:family="text"/>
    <style:style style:name="T280_59" style:family="text"/>
    <style:style style:name="T280_60" style:family="text"/>
    <style:style style:name="T280_61" style:family="text"/>
    <style:style style:name="T280_62" style:family="text"/>
    <style:style style:name="T280_63" style:family="text"/>
    <style:style style:name="T280_64" style:family="text"/>
    <style:style style:name="T280_65" style:family="text"/>
    <style:style style:name="T280_66" style:family="text"/>
    <style:style style:name="T280_67" style:family="text"/>
    <style:style style:name="T280_68" style:family="text"/>
    <style:style style:name="T280_69" style:family="text"/>
    <style:style style:name="T280_70" style:family="text"/>
    <style:style style:name="T280_71" style:family="text"/>
    <style:style style:name="T280_72" style:family="text"/>
    <style:style style:name="T280_73" style:family="text"/>
    <style:style style:name="T280_74" style:family="text"/>
    <style:style style:name="T280_75" style:family="text"/>
    <style:style style:name="T280_76" style:family="text"/>
    <style:style style:name="T280_77" style:family="text"/>
    <style:style style:name="T280_78" style:family="text"/>
    <style:style style:name="T280_79" style:family="text"/>
    <style:style style:name="T280_80" style:family="text"/>
    <style:style style:name="T280_81" style:family="text"/>
    <style:style style:name="T280_82" style:family="text"/>
    <style:style style:name="T280_83" style:family="text"/>
    <style:style style:name="T280_84" style:family="text"/>
    <style:style style:name="T280_85" style:family="text"/>
    <style:style style:name="T280_86" style:family="text"/>
    <style:style style:name="T280_87" style:family="text"/>
    <style:style style:name="T280_88" style:family="text"/>
    <style:style style:name="T280_89" style:family="text"/>
    <style:style style:name="T280_90" style:family="text"/>
    <style:style style:name="T280_91" style:family="text"/>
    <style:style style:name="T280_92" style:family="text"/>
    <style:style style:name="T280_93" style:family="text"/>
    <style:style style:name="T280_94" style:family="text"/>
    <style:style style:name="T280_95" style:family="text"/>
    <style:style style:name="T280_96" style:family="text"/>
    <style:style style:name="T280_97" style:family="text"/>
    <style:style style:name="T280_98" style:family="text"/>
    <style:style style:name="T280_99" style:family="text"/>
    <style:style style:name="T280_100" style:family="text"/>
    <style:style style:name="T280_101" style:family="text"/>
    <style:style style:name="T280_102" style:family="text"/>
    <style:style style:name="T280_103" style:family="text"/>
    <style:style style:name="T280_104" style:family="text"/>
    <style:style style:name="T280_105" style:family="text"/>
    <style:style style:name="T280_106" style:family="text"/>
    <style:style style:name="P281" style:family="paragraph" style:parent-style-name="Standard">
      <style:paragraph-properties fo:break-before="auto" fo:line-height="115%" style:writing-mode="lr-tb"/>
    </style:style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T282_13" style:family="text"/>
    <style:style style:name="T282_14" style:family="text"/>
    <style:style style:name="T282_15" style:family="text"/>
    <style:style style:name="T282_16" style:family="text"/>
    <style:style style:name="T282_17" style:family="text"/>
    <style:style style:name="T282_18" style:family="text"/>
    <style:style style:name="T282_19" style:family="text"/>
    <style:style style:name="T282_20" style:family="text"/>
    <style:style style:name="T282_21" style:family="text"/>
    <style:style style:name="T282_22" style:family="text"/>
    <style:style style:name="T282_23" style:family="text"/>
    <style:style style:name="T282_24" style:family="text"/>
    <style:style style:name="T282_25" style:family="text"/>
    <style:style style:name="T282_26" style:family="text"/>
    <style:style style:name="T282_27" style:family="text"/>
    <style:style style:name="T282_28" style:family="text"/>
    <style:style style:name="T282_29" style:family="text"/>
    <style:style style:name="T282_30" style:family="text"/>
    <style:style style:name="T282_31" style:family="text"/>
    <style:style style:name="T282_32" style:family="text"/>
    <style:style style:name="T282_33" style:family="text"/>
    <style:style style:name="T282_34" style:family="text"/>
    <style:style style:name="T282_35" style:family="text"/>
    <style:style style:name="T282_36" style:family="text"/>
    <style:style style:name="T282_37" style:family="text"/>
    <style:style style:name="T282_38" style:family="text"/>
    <style:style style:name="T282_39" style:family="text"/>
    <style:style style:name="T282_40" style:family="text"/>
    <style:style style:name="T282_41" style:family="text"/>
    <style:style style:name="T282_42" style:family="text"/>
    <style:style style:name="T282_43" style:family="text"/>
    <style:style style:name="T282_44" style:family="text"/>
    <style:style style:name="T282_45" style:family="text"/>
    <style:style style:name="T282_46" style:family="text"/>
    <style:style style:name="P283" style:family="paragraph" style:parent-style-name="Standard">
      <style:paragraph-properties fo:break-before="auto" fo:line-height="115%" style:writing-mode="lr-tb"/>
    </style:style>
    <style:style style:name="P284" style:family="paragraph" style:parent-style-name="Standard">
      <style:paragraph-properties fo:break-before="auto" fo:line-height="115%" style:writing-mode="lr-tb"/>
    </style:style>
    <style:style style:name="P285" style:family="paragraph" style:parent-style-name="Standard">
      <style:paragraph-properties fo:break-before="auto" fo:line-height="115%" fo:margin-top="0cm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T285_10" style:family="text"/>
    <style:style style:name="T285_11" style:family="text"/>
    <style:style style:name="T285_12" style:family="text"/>
    <style:style style:name="T285_13" style:family="text"/>
    <style:style style:name="T285_14" style:family="text"/>
    <style:style style:name="T285_15" style:family="text"/>
    <style:style style:name="T285_16" style:family="text"/>
    <style:style style:name="T285_17" style:family="text"/>
    <style:style style:name="T285_18" style:family="text"/>
    <style:style style:name="T285_19" style:family="text"/>
    <style:style style:name="T285_20" style:family="text"/>
    <style:style style:name="T285_21" style:family="text"/>
    <style:style style:name="T285_22" style:family="text"/>
    <style:style style:name="T285_23" style:family="text"/>
    <style:style style:name="T285_24" style:family="text"/>
    <style:style style:name="T285_25" style:family="text"/>
    <style:style style:name="T285_26" style:family="text"/>
    <style:style style:name="T285_27" style:family="text"/>
    <style:style style:name="T285_28" style:family="text"/>
    <style:style style:name="T285_29" style:family="text"/>
    <style:style style:name="T285_30" style:family="text"/>
    <style:style style:name="T285_31" style:family="text"/>
    <style:style style:name="T285_32" style:family="text"/>
    <style:style style:name="T285_33" style:family="text"/>
    <style:style style:name="T285_34" style:family="text"/>
    <style:style style:name="T285_35" style:family="text"/>
    <style:style style:name="T285_36" style:family="text"/>
    <style:style style:name="T285_37" style:family="text"/>
    <style:style style:name="T285_38" style:family="text"/>
    <style:style style:name="T285_39" style:family="text"/>
    <style:style style:name="T285_40" style:family="text"/>
    <style:style style:name="T285_41" style:family="text"/>
    <style:style style:name="T285_42" style:family="text"/>
    <style:style style:name="T285_43" style:family="text"/>
    <style:style style:name="T285_44" style:family="text"/>
    <style:style style:name="T285_45" style:family="text"/>
    <style:style style:name="T285_46" style:family="text"/>
    <style:style style:name="T285_47" style:family="text"/>
    <style:style style:name="T285_48" style:family="text"/>
    <style:style style:name="T285_49" style:family="text"/>
    <style:style style:name="T285_50" style:family="text"/>
    <style:style style:name="T285_51" style:family="text"/>
    <style:style style:name="T285_52" style:family="text"/>
    <style:style style:name="T285_53" style:family="text"/>
    <style:style style:name="T285_54" style:family="text"/>
    <style:style style:name="T285_55" style:family="text"/>
    <style:style style:name="T285_56" style:family="text"/>
    <style:style style:name="T285_57" style:family="text"/>
    <style:style style:name="T285_58" style:family="text"/>
    <style:style style:name="P286" style:family="paragraph" style:parent-style-name="Standard">
      <style:paragraph-properties fo:break-before="auto" fo:line-height="115%" fo:margin-top="0cm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/>
    <style:style style:name="T286_9" style:family="text"/>
    <style:style style:name="T286_10" style:family="text"/>
    <style:style style:name="T286_11" style:family="text"/>
    <style:style style:name="T286_12" style:family="text"/>
    <style:style style:name="T286_13" style:family="text"/>
    <style:style style:name="T286_14" style:family="text"/>
    <style:style style:name="T286_15" style:family="text"/>
    <style:style style:name="T286_16" style:family="text"/>
    <style:style style:name="T286_17" style:family="text"/>
    <style:style style:name="T286_18" style:family="text"/>
    <style:style style:name="T286_19" style:family="text"/>
    <style:style style:name="T286_20" style:family="text"/>
    <style:style style:name="T286_21" style:family="text"/>
    <style:style style:name="T286_22" style:family="text"/>
    <style:style style:name="T286_23" style:family="text"/>
    <style:style style:name="T286_24" style:family="text"/>
    <style:style style:name="T286_25" style:family="text"/>
    <style:style style:name="T286_26" style:family="text"/>
    <style:style style:name="T286_27" style:family="text"/>
    <style:style style:name="T286_28" style:family="text"/>
    <style:style style:name="T286_29" style:family="text"/>
    <style:style style:name="T286_30" style:family="text"/>
    <style:style style:name="T286_31" style:family="text"/>
    <style:style style:name="T286_32" style:family="text"/>
    <style:style style:name="T286_33" style:family="text"/>
    <style:style style:name="T286_34" style:family="text"/>
    <style:style style:name="T286_35" style:family="text"/>
    <style:style style:name="T286_36" style:family="text"/>
    <style:style style:name="T286_37" style:family="text"/>
    <style:style style:name="T286_38" style:family="text"/>
    <style:style style:name="T286_39" style:family="text"/>
    <style:style style:name="T286_40" style:family="text"/>
    <style:style style:name="T286_41" style:family="text"/>
    <style:style style:name="T286_42" style:family="text"/>
    <style:style style:name="T286_43" style:family="text"/>
    <style:style style:name="T286_44" style:family="text"/>
    <style:style style:name="T286_45" style:family="text"/>
    <style:style style:name="T286_46" style:family="text"/>
    <style:style style:name="T286_47" style:family="text"/>
    <style:style style:name="T286_48" style:family="text"/>
    <style:style style:name="T286_49" style:family="text"/>
    <style:style style:name="T286_50" style:family="text"/>
    <style:style style:name="T286_51" style:family="text"/>
    <style:style style:name="T286_52" style:family="text"/>
    <style:style style:name="P287" style:family="paragraph" style:parent-style-name="Standard">
      <style:paragraph-properties fo:break-before="auto" fo:line-height="115%" fo:margin-top="0cm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T287_17" style:family="text"/>
    <style:style style:name="T287_18" style:family="text"/>
    <style:style style:name="T287_19" style:family="text"/>
    <style:style style:name="T287_20" style:family="text"/>
    <style:style style:name="T287_21" style:family="text"/>
    <style:style style:name="T287_22" style:family="text"/>
    <style:style style:name="T287_23" style:family="text"/>
    <style:style style:name="T287_24" style:family="text"/>
    <style:style style:name="T287_25" style:family="text"/>
    <style:style style:name="T287_26" style:family="text"/>
    <style:style style:name="T287_27" style:family="text"/>
    <style:style style:name="T287_28" style:family="text"/>
    <style:style style:name="T287_29" style:family="text"/>
    <style:style style:name="T287_30" style:family="text"/>
    <style:style style:name="T287_31" style:family="text"/>
    <style:style style:name="T287_32" style:family="text"/>
    <style:style style:name="T287_33" style:family="text"/>
    <style:style style:name="T287_34" style:family="text"/>
    <style:style style:name="T287_35" style:family="text"/>
    <style:style style:name="T287_36" style:family="text"/>
    <style:style style:name="T287_37" style:family="text"/>
    <style:style style:name="T287_38" style:family="text"/>
    <style:style style:name="T287_39" style:family="text"/>
    <style:style style:name="T287_40" style:family="text"/>
    <style:style style:name="T287_41" style:family="text"/>
    <style:style style:name="T287_42" style:family="text"/>
    <style:style style:name="T287_43" style:family="text"/>
    <style:style style:name="T287_44" style:family="text"/>
    <style:style style:name="T287_45" style:family="text"/>
    <style:style style:name="T287_46" style:family="text"/>
    <style:style style:name="T287_47" style:family="text"/>
    <style:style style:name="T287_48" style:family="text"/>
    <style:style style:name="T287_49" style:family="text"/>
    <style:style style:name="T287_50" style:family="text"/>
    <style:style style:name="T287_51" style:family="text"/>
    <style:style style:name="T287_52" style:family="text"/>
    <style:style style:name="T287_53" style:family="text"/>
    <style:style style:name="T287_54" style:family="text"/>
    <style:style style:name="T287_55" style:family="text"/>
    <style:style style:name="T287_56" style:family="text"/>
    <style:style style:name="T287_57" style:family="text"/>
    <style:style style:name="T287_58" style:family="text"/>
    <style:style style:name="T287_59" style:family="text"/>
    <style:style style:name="T287_60" style:family="text"/>
    <style:style style:name="T287_61" style:family="text"/>
    <style:style style:name="T287_62" style:family="text"/>
    <style:style style:name="T287_63" style:family="text"/>
    <style:style style:name="T287_64" style:family="text"/>
    <style:style style:name="T287_65" style:family="text"/>
    <style:style style:name="T287_66" style:family="text"/>
    <style:style style:name="T287_67" style:family="text"/>
    <style:style style:name="T287_68" style:family="text"/>
    <style:style style:name="T287_69" style:family="text"/>
    <style:style style:name="T287_70" style:family="text"/>
    <style:style style:name="T287_71" style:family="text"/>
    <style:style style:name="T287_72" style:family="text"/>
    <style:style style:name="T287_73" style:family="text"/>
    <style:style style:name="T287_74" style:family="text"/>
    <style:style style:name="T287_75" style:family="text"/>
    <style:style style:name="T287_76" style:family="text"/>
    <style:style style:name="T287_77" style:family="text"/>
    <style:style style:name="T287_78" style:family="text"/>
    <style:style style:name="T287_79" style:family="text"/>
    <style:style style:name="T287_80" style:family="text"/>
    <style:style style:name="T287_81" style:family="text"/>
    <style:style style:name="T287_82" style:family="text"/>
    <style:style style:name="T287_83" style:family="text"/>
    <style:style style:name="T287_84" style:family="text"/>
    <style:style style:name="T287_85" style:family="text"/>
    <style:style style:name="T287_86" style:family="text"/>
    <style:style style:name="T287_87" style:family="text"/>
    <style:style style:name="T287_88" style:family="text"/>
    <style:style style:name="T287_89" style:family="text"/>
    <style:style style:name="T287_90" style:family="text"/>
    <style:style style:name="T287_91" style:family="text"/>
    <style:style style:name="T287_92" style:family="text"/>
    <style:style style:name="T287_93" style:family="text"/>
    <style:style style:name="T287_94" style:family="text"/>
    <style:style style:name="T287_95" style:family="text"/>
    <style:style style:name="T287_96" style:family="text"/>
    <style:style style:name="T287_97" style:family="text"/>
    <style:style style:name="T287_98" style:family="text"/>
    <style:style style:name="T287_99" style:family="text"/>
    <style:style style:name="T287_100" style:family="text"/>
    <style:style style:name="T287_101" style:family="text"/>
    <style:style style:name="T287_102" style:family="text"/>
    <style:style style:name="T287_103" style:family="text"/>
    <style:style style:name="T287_104" style:family="text"/>
    <style:style style:name="T287_105" style:family="text"/>
    <style:style style:name="T287_106" style:family="text"/>
    <style:style style:name="T287_107" style:family="text"/>
    <style:style style:name="T287_108" style:family="text"/>
    <style:style style:name="T287_109" style:family="text"/>
    <style:style style:name="T287_110" style:family="text"/>
    <style:style style:name="T287_111" style:family="text"/>
    <style:style style:name="T287_112" style:family="text"/>
    <style:style style:name="T287_113" style:family="text"/>
    <style:style style:name="T287_114" style:family="text"/>
    <style:style style:name="T287_115" style:family="text"/>
    <style:style style:name="T287_116" style:family="text"/>
    <style:style style:name="T287_117" style:family="text"/>
    <style:style style:name="T287_118" style:family="text"/>
    <style:style style:name="T287_119" style:family="text"/>
    <style:style style:name="T287_120" style:family="text"/>
    <style:style style:name="T287_121" style:family="text"/>
    <style:style style:name="T287_122" style:family="text"/>
    <style:style style:name="T287_123" style:family="text"/>
    <style:style style:name="T287_124" style:family="text"/>
    <style:style style:name="T287_125" style:family="text"/>
    <style:style style:name="T287_126" style:family="text"/>
    <style:style style:name="T287_127" style:family="text"/>
    <style:style style:name="T287_128" style:family="text"/>
    <style:style style:name="T287_129" style:family="text"/>
    <style:style style:name="T287_130" style:family="text"/>
    <style:style style:name="T287_131" style:family="text"/>
    <style:style style:name="T287_132" style:family="text"/>
    <style:style style:name="T287_133" style:family="text"/>
    <style:style style:name="T287_134" style:family="text"/>
    <style:style style:name="T287_135" style:family="text"/>
    <style:style style:name="T287_136" style:family="text"/>
    <style:style style:name="T287_137" style:family="text"/>
    <style:style style:name="T287_138" style:family="text"/>
    <style:style style:name="T287_139" style:family="text"/>
    <style:style style:name="T287_140" style:family="text"/>
    <style:style style:name="T287_141" style:family="text"/>
    <style:style style:name="T287_142" style:family="text"/>
    <style:style style:name="T287_143" style:family="text"/>
    <style:style style:name="T287_144" style:family="text"/>
    <style:style style:name="T287_145" style:family="text"/>
    <style:style style:name="T287_146" style:family="text"/>
    <style:style style:name="T287_147" style:family="text"/>
    <style:style style:name="T287_148" style:family="text"/>
    <style:style style:name="T287_149" style:family="text"/>
    <style:style style:name="T287_150" style:family="text"/>
    <style:style style:name="T287_151" style:family="text"/>
    <style:style style:name="T287_152" style:family="text"/>
    <style:style style:name="T287_153" style:family="text"/>
    <style:style style:name="T287_154" style:family="text"/>
    <style:style style:name="T287_155" style:family="text"/>
    <style:style style:name="T287_156" style:family="text"/>
    <style:style style:name="T287_157" style:family="text"/>
    <style:style style:name="T287_158" style:family="text"/>
    <style:style style:name="T287_159" style:family="text"/>
    <style:style style:name="T287_160" style:family="text"/>
    <style:style style:name="T287_161" style:family="text"/>
    <style:style style:name="T287_162" style:family="text"/>
    <style:style style:name="T287_163" style:family="text"/>
    <style:style style:name="T287_164" style:family="text"/>
    <style:style style:name="T287_165" style:family="text"/>
    <style:style style:name="T287_166" style:family="text"/>
    <style:style style:name="T287_167" style:family="text"/>
    <style:style style:name="T287_168" style:family="text"/>
    <style:style style:name="T287_169" style:family="text"/>
    <style:style style:name="T287_170" style:family="text"/>
    <style:style style:name="T287_171" style:family="text"/>
    <style:style style:name="T287_172" style:family="text"/>
    <style:style style:name="T287_173" style:family="text"/>
    <style:style style:name="T287_174" style:family="text"/>
    <style:style style:name="T287_175" style:family="text"/>
    <style:style style:name="T287_176" style:family="text"/>
    <style:style style:name="T287_177" style:family="text"/>
    <style:style style:name="T287_178" style:family="text"/>
    <style:style style:name="T287_179" style:family="text"/>
    <style:style style:name="T287_180" style:family="text"/>
    <style:style style:name="T287_181" style:family="text"/>
    <style:style style:name="T287_182" style:family="text"/>
    <style:style style:name="T287_183" style:family="text"/>
    <style:style style:name="T287_184" style:family="text"/>
    <style:style style:name="T287_185" style:family="text"/>
    <style:style style:name="T287_186" style:family="text"/>
    <style:style style:name="T287_187" style:family="text"/>
    <style:style style:name="T287_188" style:family="text"/>
    <style:style style:name="T287_189" style:family="text"/>
    <style:style style:name="T287_190" style:family="text"/>
    <style:style style:name="P288" style:family="paragraph" style:parent-style-name="Standard">
      <style:paragraph-properties fo:break-before="auto" fo:line-height="115%" fo:margin-top="0cm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T288_10" style:family="text"/>
    <style:style style:name="T288_11" style:family="text"/>
    <style:style style:name="T288_12" style:family="text"/>
    <style:style style:name="T288_13" style:family="text"/>
    <style:style style:name="T288_14" style:family="text"/>
    <style:style style:name="T288_15" style:family="text"/>
    <style:style style:name="T288_16" style:family="text"/>
    <style:style style:name="T288_17" style:family="text"/>
    <style:style style:name="T288_18" style:family="text"/>
    <style:style style:name="T288_19" style:family="text"/>
    <style:style style:name="T288_20" style:family="text"/>
    <style:style style:name="T288_21" style:family="text"/>
    <style:style style:name="T288_22" style:family="text"/>
    <style:style style:name="T288_23" style:family="text"/>
    <style:style style:name="T288_24" style:family="text"/>
    <style:style style:name="T288_25" style:family="text"/>
    <style:style style:name="T288_26" style:family="text"/>
    <style:style style:name="T288_27" style:family="text"/>
    <style:style style:name="T288_28" style:family="text"/>
    <style:style style:name="T288_29" style:family="text"/>
    <style:style style:name="T288_30" style:family="text"/>
    <style:style style:name="T288_31" style:family="text"/>
    <style:style style:name="T288_32" style:family="text"/>
    <style:style style:name="T288_33" style:family="text"/>
    <style:style style:name="T288_34" style:family="text"/>
    <style:style style:name="T288_35" style:family="text"/>
    <style:style style:name="T288_36" style:family="text"/>
    <style:style style:name="T288_37" style:family="text"/>
    <style:style style:name="T288_38" style:family="text"/>
    <style:style style:name="T288_39" style:family="text"/>
    <style:style style:name="T288_40" style:family="text"/>
    <style:style style:name="T288_41" style:family="text"/>
    <style:style style:name="T288_42" style:family="text"/>
    <style:style style:name="T288_43" style:family="text"/>
    <style:style style:name="T288_44" style:family="text"/>
    <style:style style:name="T288_45" style:family="text"/>
    <style:style style:name="T288_46" style:family="text"/>
    <style:style style:name="T288_47" style:family="text"/>
    <style:style style:name="T288_48" style:family="text"/>
    <style:style style:name="T288_49" style:family="text"/>
    <style:style style:name="T288_50" style:family="text"/>
    <style:style style:name="T288_51" style:family="text"/>
    <style:style style:name="T288_52" style:family="text"/>
    <style:style style:name="T288_53" style:family="text"/>
    <style:style style:name="T288_54" style:family="text"/>
    <style:style style:name="T288_55" style:family="text"/>
    <style:style style:name="T288_56" style:family="text"/>
    <style:style style:name="T288_57" style:family="text"/>
    <style:style style:name="T288_58" style:family="text"/>
    <style:style style:name="T288_59" style:family="text"/>
    <style:style style:name="T288_60" style:family="text"/>
    <style:style style:name="T288_61" style:family="text"/>
    <style:style style:name="T288_62" style:family="text"/>
    <style:style style:name="T288_63" style:family="text"/>
    <style:style style:name="T288_64" style:family="text"/>
    <style:style style:name="T288_65" style:family="text"/>
    <style:style style:name="T288_66" style:family="text"/>
    <style:style style:name="T288_67" style:family="text"/>
    <style:style style:name="T288_68" style:family="text"/>
    <style:style style:name="T288_69" style:family="text"/>
    <style:style style:name="T288_70" style:family="text"/>
    <style:style style:name="T288_71" style:family="text"/>
    <style:style style:name="T288_72" style:family="text"/>
    <style:style style:name="P289" style:family="paragraph" style:parent-style-name="Standard">
      <style:paragraph-properties fo:break-before="auto" fo:line-height="115%" fo:margin-top="0cm" style:writing-mode="lr-tb"/>
    </style:style>
    <style:style style:name="T289_1" style:family="text"/>
    <style:style style:name="T289_2" style:family="text">
      <style:text-properties fo:color="#1155cc" style:text-underline-style="solid" style:text-underline-color="font-color"/>
    </style:style>
    <style:style style:name="T289_3" style:family="text"/>
    <style:style style:name="T289_4" style:family="text">
      <style:text-properties fo:color="#1155cc" style:text-underline-style="solid" style:text-underline-color="font-color"/>
    </style:style>
    <style:style style:name="T289_5" style:family="text"/>
    <style:style style:name="T289_6" style:family="text">
      <style:text-properties fo:color="#1155cc" style:text-underline-style="solid" style:text-underline-color="font-color"/>
    </style:style>
    <style:style style:name="T289_7" style:family="text"/>
    <style:style style:name="T289_8" style:family="text">
      <style:text-properties fo:color="#1155cc" style:text-underline-style="solid" style:text-underline-color="font-color"/>
    </style:style>
    <style:style style:name="T289_9" style:family="text"/>
    <style:style style:name="T289_10" style:family="text">
      <style:text-properties fo:color="#1155cc" style:text-underline-style="solid" style:text-underline-color="font-color"/>
    </style:style>
    <style:style style:name="T289_11" style:family="text"/>
    <style:style style:name="T289_12" style:family="text">
      <style:text-properties fo:color="#1155cc" style:text-underline-style="solid" style:text-underline-color="font-color"/>
    </style:style>
    <style:style style:name="T289_13" style:family="text"/>
    <style:style style:name="T289_14" style:family="text">
      <style:text-properties fo:color="#1155cc" style:text-underline-style="solid" style:text-underline-color="font-color"/>
    </style:style>
    <style:style style:name="T289_15" style:family="text"/>
    <style:style style:name="T289_16" style:family="text">
      <style:text-properties fo:color="#1155cc" style:text-underline-style="solid" style:text-underline-color="font-color"/>
    </style:style>
    <style:style style:name="T289_17" style:family="text"/>
    <style:style style:name="T289_18" style:family="text">
      <style:text-properties fo:color="#1155cc" style:text-underline-style="solid" style:text-underline-color="font-color"/>
    </style:style>
    <style:style style:name="T289_19" style:family="text"/>
    <style:style style:name="T289_20" style:family="text">
      <style:text-properties fo:color="#1155cc" style:text-underline-style="solid" style:text-underline-color="font-color"/>
    </style:style>
    <style:style style:name="T289_21" style:family="text"/>
    <style:style style:name="T289_22" style:family="text">
      <style:text-properties fo:color="#1155cc" style:text-underline-style="solid" style:text-underline-color="font-color"/>
    </style:style>
    <style:style style:name="T289_23" style:family="text"/>
    <style:style style:name="T289_24" style:family="text">
      <style:text-properties fo:color="#1155cc" style:text-underline-style="solid" style:text-underline-color="font-color"/>
    </style:style>
    <style:style style:name="P290" style:family="paragraph" style:parent-style-name="Standard">
      <style:paragraph-properties fo:break-before="auto" fo:line-height="115%" fo:margin-top="0cm" fo:margin-bottom="0cm" style:writing-mode="lr-tb"/>
    </style:style>
    <style:style style:name="T290_1" style:family="text"/>
    <style:style style:name="T290_2" style:family="text">
      <style:text-properties fo:color="#1155cc" style:text-underline-style="solid" style:text-underline-color="font-color"/>
    </style:style>
    <style:style style:name="T290_3" style:family="text"/>
    <style:style style:name="T290_4" style:family="text">
      <style:text-properties fo:color="#1155cc" style:text-underline-style="solid" style:text-underline-color="font-color"/>
    </style:style>
    <style:style style:name="T290_5" style:family="text"/>
    <style:style style:name="T290_6" style:family="text">
      <style:text-properties fo:color="#1155cc" style:text-underline-style="solid" style:text-underline-color="font-color"/>
    </style:style>
    <style:style style:name="T290_7" style:family="text"/>
    <style:style style:name="T290_8" style:family="text">
      <style:text-properties fo:color="#1155cc" style:text-underline-style="solid" style:text-underline-color="font-color"/>
    </style:style>
    <style:style style:name="T290_9" style:family="text"/>
    <style:style style:name="T290_10" style:family="text">
      <style:text-properties fo:color="#1155cc" style:text-underline-style="solid" style:text-underline-color="font-color"/>
    </style:style>
    <style:style style:name="T290_11" style:family="text"/>
    <style:style style:name="T290_12" style:family="text">
      <style:text-properties fo:color="#1155cc" style:text-underline-style="solid" style:text-underline-color="font-color"/>
    </style:style>
    <style:style style:name="T290_13" style:family="text"/>
    <style:style style:name="T290_14" style:family="text">
      <style:text-properties fo:color="#1155cc" style:text-underline-style="solid" style:text-underline-color="font-color"/>
    </style:style>
    <style:style style:name="T290_15" style:family="text"/>
    <style:style style:name="T290_16" style:family="text">
      <style:text-properties fo:color="#1155cc" style:text-underline-style="solid" style:text-underline-color="font-color"/>
    </style:style>
    <style:style style:name="T290_17" style:family="text"/>
    <style:style style:name="T290_18" style:family="text">
      <style:text-properties fo:color="#1155cc" style:text-underline-style="solid" style:text-underline-color="font-color"/>
    </style:style>
    <style:style style:name="T290_19" style:family="text"/>
    <style:style style:name="T290_20" style:family="text">
      <style:text-properties fo:color="#1155cc" style:text-underline-style="solid" style:text-underline-color="font-color"/>
    </style:style>
    <style:style style:name="T290_21" style:family="text"/>
    <style:style style:name="T290_22" style:family="text">
      <style:text-properties fo:color="#1155cc" style:text-underline-style="solid" style:text-underline-color="font-color"/>
    </style:style>
    <style:style style:name="P29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T292_12" style:family="text"/>
    <style:style style:name="T292_13" style:family="text"/>
    <style:style style:name="T292_14" style:family="text"/>
    <style:style style:name="T292_15" style:family="text"/>
    <style:style style:name="T292_16" style:family="text"/>
    <style:style style:name="T292_17" style:family="text"/>
    <style:style style:name="T292_18" style:family="text"/>
    <style:style style:name="T292_19" style:family="text"/>
    <style:style style:name="T292_20" style:family="text"/>
    <style:style style:name="T292_21" style:family="text"/>
    <style:style style:name="T292_22" style:family="text"/>
    <style:style style:name="T292_23" style:family="text"/>
    <style:style style:name="T292_24" style:family="text"/>
    <style:style style:name="T292_25" style:family="text"/>
    <style:style style:name="T292_26" style:family="text"/>
    <style:style style:name="T292_27" style:family="text"/>
    <style:style style:name="T292_28" style:family="text"/>
    <style:style style:name="T292_29" style:family="text"/>
    <style:style style:name="T292_30" style:family="text"/>
    <style:style style:name="T292_31" style:family="text"/>
    <style:style style:name="T292_32" style:family="text"/>
    <style:style style:name="T292_33" style:family="text"/>
    <style:style style:name="T292_34" style:family="text"/>
    <style:style style:name="T292_35" style:family="text"/>
    <style:style style:name="T292_36" style:family="text"/>
    <style:style style:name="T292_37" style:family="text"/>
    <style:style style:name="T292_38" style:family="text"/>
    <style:style style:name="T292_39" style:family="text"/>
    <style:style style:name="T292_40" style:family="text"/>
    <style:style style:name="T292_41" style:family="text"/>
    <style:style style:name="T292_42" style:family="text"/>
    <style:style style:name="T292_43" style:family="text"/>
    <style:style style:name="T292_44" style:family="text"/>
    <style:style style:name="T292_45" style:family="text"/>
    <style:style style:name="T292_46" style:family="text"/>
    <style:style style:name="T292_47" style:family="text"/>
    <style:style style:name="T292_48" style:family="text"/>
    <style:style style:name="T292_49" style:family="text"/>
    <style:style style:name="T292_50" style:family="text"/>
    <style:style style:name="P293" style:family="paragraph" style:parent-style-name="Standard">
      <style:paragraph-properties fo:break-before="auto" fo:line-height="115%" style:writing-mode="lr-tb"/>
    </style:style>
    <style:style style:name="P294" style:family="paragraph" style:parent-style-name="Standard">
      <style:paragraph-properties fo:text-align="justify" fo:break-before="auto" fo:line-height="115%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T294_11" style:family="text"/>
    <style:style style:name="T294_12" style:family="text"/>
    <style:style style:name="T294_13" style:family="text"/>
    <style:style style:name="T294_14" style:family="text"/>
    <style:style style:name="T294_15" style:family="text"/>
    <style:style style:name="T294_16" style:family="text"/>
    <style:style style:name="T294_17" style:family="text"/>
    <style:style style:name="T294_18" style:family="text"/>
    <style:style style:name="T294_19" style:family="text"/>
    <style:style style:name="T294_20" style:family="text"/>
    <style:style style:name="T294_21" style:family="text"/>
    <style:style style:name="T294_22" style:family="text"/>
    <style:style style:name="T294_23" style:family="text"/>
    <style:style style:name="T294_24" style:family="text"/>
    <style:style style:name="T294_25" style:family="text"/>
    <style:style style:name="T294_26" style:family="text"/>
    <style:style style:name="T294_27" style:family="text"/>
    <style:style style:name="T294_28" style:family="text"/>
    <style:style style:name="T294_29" style:family="text"/>
    <style:style style:name="T294_30" style:family="text"/>
    <style:style style:name="T294_31" style:family="text"/>
    <style:style style:name="T294_32" style:family="text"/>
    <style:style style:name="T294_33" style:family="text"/>
    <style:style style:name="T294_34" style:family="text"/>
    <style:style style:name="T294_35" style:family="text"/>
    <style:style style:name="T294_36" style:family="text"/>
    <style:style style:name="T294_37" style:family="text"/>
    <style:style style:name="T294_38" style:family="text"/>
    <style:style style:name="T294_39" style:family="text"/>
    <style:style style:name="T294_40" style:family="text"/>
    <style:style style:name="T294_41" style:family="text"/>
    <style:style style:name="T294_42" style:family="text"/>
    <style:style style:name="T294_43" style:family="text"/>
    <style:style style:name="T294_44" style:family="text"/>
    <style:style style:name="T294_45" style:family="text"/>
    <style:style style:name="T294_46" style:family="text"/>
    <style:style style:name="T294_47" style:family="text"/>
    <style:style style:name="T294_48" style:family="text"/>
    <style:style style:name="T294_49" style:family="text"/>
    <style:style style:name="T294_50" style:family="text"/>
    <style:style style:name="T294_51" style:family="text"/>
    <style:style style:name="T294_52" style:family="text"/>
    <style:style style:name="T294_53" style:family="text"/>
    <style:style style:name="T294_54" style:family="text"/>
    <style:style style:name="T294_55" style:family="text"/>
    <style:style style:name="T294_56" style:family="text"/>
    <style:style style:name="T294_57" style:family="text"/>
    <style:style style:name="T294_58" style:family="text"/>
    <style:style style:name="T294_59" style:family="text"/>
    <style:style style:name="T294_60" style:family="text"/>
    <style:style style:name="T294_61" style:family="text"/>
    <style:style style:name="T294_62" style:family="text"/>
    <style:style style:name="T294_63" style:family="text"/>
    <style:style style:name="T294_64" style:family="text"/>
    <style:style style:name="T294_65" style:family="text"/>
    <style:style style:name="T294_66" style:family="text"/>
    <style:style style:name="T294_67" style:family="text"/>
    <style:style style:name="T294_68" style:family="text"/>
    <style:style style:name="T294_69" style:family="text"/>
    <style:style style:name="T294_70" style:family="text"/>
    <style:style style:name="T294_71" style:family="text"/>
    <style:style style:name="T294_72" style:family="text"/>
    <style:style style:name="T294_73" style:family="text"/>
    <style:style style:name="T294_74" style:family="text"/>
    <style:style style:name="T294_75" style:family="text"/>
    <style:style style:name="T294_76" style:family="text"/>
    <style:style style:name="T294_77" style:family="text"/>
    <style:style style:name="T294_78" style:family="text"/>
    <style:style style:name="T294_79" style:family="text"/>
    <style:style style:name="T294_80" style:family="text"/>
    <style:style style:name="T294_81" style:family="text"/>
    <style:style style:name="T294_82" style:family="text"/>
    <style:style style:name="T294_83" style:family="text"/>
    <style:style style:name="T294_84" style:family="text"/>
    <style:style style:name="T294_85" style:family="text"/>
    <style:style style:name="T294_86" style:family="text"/>
    <style:style style:name="T294_87" style:family="text"/>
    <style:style style:name="T294_88" style:family="text"/>
    <style:style style:name="T294_89" style:family="text"/>
    <style:style style:name="T294_90" style:family="text"/>
    <style:style style:name="T294_91" style:family="text"/>
    <style:style style:name="T294_92" style:family="text"/>
    <style:style style:name="T294_93" style:family="text"/>
    <style:style style:name="T294_94" style:family="text"/>
    <style:style style:name="T294_95" style:family="text"/>
    <style:style style:name="T294_96" style:family="text"/>
    <style:style style:name="T294_97" style:family="text"/>
    <style:style style:name="T294_98" style:family="text"/>
    <style:style style:name="T294_99" style:family="text"/>
    <style:style style:name="T294_100" style:family="text"/>
    <style:style style:name="T294_101" style:family="text"/>
    <style:style style:name="T294_102" style:family="text"/>
    <style:style style:name="T294_103" style:family="text"/>
    <style:style style:name="T294_104" style:family="text"/>
    <style:style style:name="T294_105" style:family="text"/>
    <style:style style:name="T294_106" style:family="text"/>
    <style:style style:name="T294_107" style:family="text"/>
    <style:style style:name="T294_108" style:family="text"/>
    <style:style style:name="T294_109" style:family="text"/>
    <style:style style:name="T294_110" style:family="text"/>
    <style:style style:name="T294_111" style:family="text"/>
    <style:style style:name="T294_112" style:family="text"/>
    <style:style style:name="T294_113" style:family="text"/>
    <style:style style:name="T294_114" style:family="text"/>
    <style:style style:name="T294_115" style:family="text"/>
    <style:style style:name="T294_116" style:family="text"/>
    <style:style style:name="T294_117" style:family="text"/>
    <style:style style:name="T294_118" style:family="text"/>
    <style:style style:name="T294_119" style:family="text"/>
    <style:style style:name="T294_120" style:family="text"/>
    <style:style style:name="T294_121" style:family="text"/>
    <style:style style:name="T294_122" style:family="text"/>
    <style:style style:name="T294_123" style:family="text"/>
    <style:style style:name="T294_124" style:family="text"/>
    <style:style style:name="T294_125" style:family="text"/>
    <style:style style:name="T294_126" style:family="text"/>
    <style:style style:name="T294_127" style:family="text"/>
    <style:style style:name="T294_128" style:family="text"/>
    <style:style style:name="T294_129" style:family="text"/>
    <style:style style:name="T294_130" style:family="text"/>
    <style:style style:name="T294_131" style:family="text"/>
    <style:style style:name="T294_132" style:family="text"/>
    <style:style style:name="T294_133" style:family="text"/>
    <style:style style:name="T294_134" style:family="text"/>
    <style:style style:name="T294_135" style:family="text"/>
    <style:style style:name="T294_136" style:family="text"/>
    <style:style style:name="T294_137" style:family="text"/>
    <style:style style:name="T294_138" style:family="text"/>
    <style:style style:name="P295" style:family="paragraph" style:parent-style-name="Standard">
      <style:paragraph-properties fo:break-before="auto" fo:line-height="115%" style:writing-mode="lr-tb"/>
    </style:style>
    <style:style style:name="P296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96_1" style:family="text">
      <style:text-properties fo:background-color="#ffffff" fo:color="#222222" fo:font-size="12pt" style:font-size-asian="12pt" style:font-size-complex="12pt"/>
    </style:style>
    <style:style style:name="T296_2" style:family="text">
      <style:text-properties fo:background-color="#ffffff" fo:color="#222222" fo:font-size="12pt" style:font-size-asian="12pt" style:font-size-complex="12pt"/>
    </style:style>
    <style:style style:name="T296_3" style:family="text">
      <style:text-properties fo:background-color="#ffffff" fo:color="#222222" fo:font-size="12pt" style:font-size-asian="12pt" style:font-size-complex="12pt"/>
    </style:style>
    <style:style style:name="T296_4" style:family="text">
      <style:text-properties fo:background-color="#ffffff" fo:color="#222222" fo:font-size="12pt" style:font-size-asian="12pt" style:font-size-complex="12pt"/>
    </style:style>
    <style:style style:name="T296_5" style:family="text">
      <style:text-properties fo:background-color="#ffffff" fo:color="#222222" fo:font-size="12pt" style:font-size-asian="12pt" style:font-size-complex="12pt"/>
    </style:style>
    <style:style style:name="T296_6" style:family="text">
      <style:text-properties fo:background-color="#ffffff" fo:color="#222222" fo:font-size="12pt" style:font-size-asian="12pt" style:font-size-complex="12pt"/>
    </style:style>
    <style:style style:name="T296_7" style:family="text">
      <style:text-properties fo:background-color="#ffffff" fo:color="#222222" fo:font-size="12pt" style:font-size-asian="12pt" style:font-size-complex="12pt"/>
    </style:style>
    <style:style style:name="T296_8" style:family="text">
      <style:text-properties fo:background-color="#ffffff" fo:color="#222222" fo:font-size="12pt" style:font-size-asian="12pt" style:font-size-complex="12pt"/>
    </style:style>
    <style:style style:name="T296_9" style:family="text">
      <style:text-properties fo:background-color="#ffffff" fo:color="#222222" fo:font-size="12pt" style:font-size-asian="12pt" style:font-size-complex="12pt"/>
    </style:style>
    <style:style style:name="T296_10" style:family="text">
      <style:text-properties fo:background-color="#ffffff" fo:color="#222222" fo:font-size="12pt" style:font-size-asian="12pt" style:font-size-complex="12pt"/>
    </style:style>
    <style:style style:name="T296_11" style:family="text">
      <style:text-properties fo:background-color="#ffffff" fo:color="#222222" fo:font-size="12pt" style:font-size-asian="12pt" style:font-size-complex="12pt"/>
    </style:style>
    <style:style style:name="T296_12" style:family="text">
      <style:text-properties fo:background-color="#ffffff" fo:color="#222222" fo:font-size="12pt" style:font-size-asian="12pt" style:font-size-complex="12pt"/>
    </style:style>
    <style:style style:name="T296_13" style:family="text">
      <style:text-properties fo:background-color="#ffffff" fo:color="#222222" fo:font-size="12pt" style:font-size-asian="12pt" style:font-size-complex="12pt"/>
    </style:style>
    <style:style style:name="T296_14" style:family="text">
      <style:text-properties fo:background-color="#ffffff" fo:color="#222222" fo:font-size="12pt" style:font-size-asian="12pt" style:font-size-complex="12pt"/>
    </style:style>
    <style:style style:name="T296_15" style:family="text">
      <style:text-properties fo:background-color="#ffffff" fo:color="#222222" fo:font-size="12pt" style:font-size-asian="12pt" style:font-size-complex="12pt"/>
    </style:style>
    <style:style style:name="T296_16" style:family="text">
      <style:text-properties fo:background-color="#ffffff" fo:color="#222222" fo:font-size="12pt" style:font-size-asian="12pt" style:font-size-complex="12pt"/>
    </style:style>
    <style:style style:name="T296_17" style:family="text">
      <style:text-properties fo:background-color="#ffffff" fo:color="#222222" fo:font-size="12pt" style:font-size-asian="12pt" style:font-size-complex="12pt"/>
    </style:style>
    <style:style style:name="T296_18" style:family="text">
      <style:text-properties fo:background-color="#ffffff" fo:color="#222222" fo:font-size="12pt" style:font-size-asian="12pt" style:font-size-complex="12pt"/>
    </style:style>
    <style:style style:name="T296_19" style:family="text">
      <style:text-properties fo:background-color="#ffffff" fo:color="#222222" fo:font-size="12pt" style:font-size-asian="12pt" style:font-size-complex="12pt"/>
    </style:style>
    <style:style style:name="T296_20" style:family="text">
      <style:text-properties fo:background-color="#ffffff" fo:color="#222222" fo:font-size="12pt" style:font-size-asian="12pt" style:font-size-complex="12pt"/>
    </style:style>
    <style:style style:name="T296_21" style:family="text">
      <style:text-properties fo:background-color="#ffffff" fo:color="#222222" fo:font-size="12pt" style:font-size-asian="12pt" style:font-size-complex="12pt"/>
    </style:style>
    <style:style style:name="T296_22" style:family="text">
      <style:text-properties fo:background-color="#ffffff" fo:color="#222222" fo:font-size="12pt" style:font-size-asian="12pt" style:font-size-complex="12pt"/>
    </style:style>
    <style:style style:name="T296_23" style:family="text">
      <style:text-properties fo:background-color="#ffffff" fo:color="#222222" fo:font-size="12pt" style:font-size-asian="12pt" style:font-size-complex="12pt"/>
    </style:style>
    <style:style style:name="T296_24" style:family="text">
      <style:text-properties fo:background-color="#ffffff" fo:color="#222222" fo:font-size="12pt" style:font-size-asian="12pt" style:font-size-complex="12pt"/>
    </style:style>
    <style:style style:name="T296_25" style:family="text">
      <style:text-properties fo:background-color="#ffffff" fo:color="#222222" fo:font-size="12pt" style:font-size-asian="12pt" style:font-size-complex="12pt"/>
    </style:style>
    <style:style style:name="T296_26" style:family="text">
      <style:text-properties fo:background-color="#ffffff" fo:color="#222222" fo:font-size="12pt" style:font-size-asian="12pt" style:font-size-complex="12pt"/>
    </style:style>
    <style:style style:name="T296_27" style:family="text">
      <style:text-properties fo:background-color="#ffffff" fo:color="#222222" fo:font-size="12pt" style:font-size-asian="12pt" style:font-size-complex="12pt"/>
    </style:style>
    <style:style style:name="T296_28" style:family="text">
      <style:text-properties fo:background-color="#ffffff" fo:color="#222222" fo:font-size="12pt" style:font-size-asian="12pt" style:font-size-complex="12pt"/>
    </style:style>
    <style:style style:name="T296_29" style:family="text">
      <style:text-properties fo:background-color="#ffffff" fo:color="#222222" fo:font-size="12pt" style:font-size-asian="12pt" style:font-size-complex="12pt"/>
    </style:style>
    <style:style style:name="T296_30" style:family="text">
      <style:text-properties fo:background-color="#ffffff" fo:color="#222222" fo:font-size="12pt" style:font-size-asian="12pt" style:font-size-complex="12pt"/>
    </style:style>
    <style:style style:name="T296_31" style:family="text">
      <style:text-properties fo:background-color="#ffffff" fo:color="#222222" fo:font-size="12pt" style:font-size-asian="12pt" style:font-size-complex="12pt"/>
    </style:style>
    <style:style style:name="T296_32" style:family="text">
      <style:text-properties fo:background-color="#ffffff" fo:color="#222222" fo:font-size="12pt" style:font-size-asian="12pt" style:font-size-complex="12pt"/>
    </style:style>
    <style:style style:name="T296_33" style:family="text">
      <style:text-properties fo:background-color="#ffffff" fo:color="#222222" fo:font-size="12pt" style:font-size-asian="12pt" style:font-size-complex="12pt"/>
    </style:style>
    <style:style style:name="T296_34" style:family="text">
      <style:text-properties fo:background-color="#ffffff" fo:color="#222222" fo:font-size="12pt" style:font-size-asian="12pt" style:font-size-complex="12pt"/>
    </style:style>
    <style:style style:name="T296_35" style:family="text">
      <style:text-properties fo:background-color="#ffffff" fo:color="#222222" fo:font-size="12pt" style:font-size-asian="12pt" style:font-size-complex="12pt"/>
    </style:style>
    <style:style style:name="T296_36" style:family="text">
      <style:text-properties fo:background-color="#ffffff" fo:color="#222222" fo:font-size="12pt" style:font-size-asian="12pt" style:font-size-complex="12pt"/>
    </style:style>
    <style:style style:name="T296_37" style:family="text">
      <style:text-properties fo:background-color="#ffffff" fo:color="#222222" fo:font-size="12pt" style:font-size-asian="12pt" style:font-size-complex="12pt"/>
    </style:style>
    <style:style style:name="T296_38" style:family="text">
      <style:text-properties fo:background-color="#ffffff" fo:color="#222222" fo:font-size="12pt" style:font-size-asian="12pt" style:font-size-complex="12pt"/>
    </style:style>
    <style:style style:name="T296_39" style:family="text">
      <style:text-properties fo:background-color="#ffffff" fo:color="#222222" fo:font-size="12pt" style:font-size-asian="12pt" style:font-size-complex="12pt"/>
    </style:style>
    <style:style style:name="T296_40" style:family="text">
      <style:text-properties fo:background-color="#ffffff" fo:color="#222222" fo:font-size="12pt" style:font-size-asian="12pt" style:font-size-complex="12pt"/>
    </style:style>
    <style:style style:name="T296_41" style:family="text">
      <style:text-properties fo:background-color="#ffffff" fo:color="#222222" fo:font-size="12pt" style:font-size-asian="12pt" style:font-size-complex="12pt"/>
    </style:style>
    <style:style style:name="T296_42" style:family="text">
      <style:text-properties fo:background-color="#ffffff" fo:color="#222222" fo:font-size="12pt" style:font-size-asian="12pt" style:font-size-complex="12pt"/>
    </style:style>
    <style:style style:name="T296_43" style:family="text">
      <style:text-properties fo:background-color="#ffffff" fo:color="#222222" fo:font-size="12pt" style:font-size-asian="12pt" style:font-size-complex="12pt"/>
    </style:style>
    <style:style style:name="T296_44" style:family="text">
      <style:text-properties fo:background-color="#ffffff" fo:color="#222222" fo:font-size="12pt" style:font-size-asian="12pt" style:font-size-complex="12pt"/>
    </style:style>
    <style:style style:name="T296_45" style:family="text">
      <style:text-properties fo:background-color="#ffffff" fo:color="#222222" fo:font-size="12pt" style:font-size-asian="12pt" style:font-size-complex="12pt"/>
    </style:style>
    <style:style style:name="T296_46" style:family="text">
      <style:text-properties fo:background-color="#ffffff" fo:color="#222222" fo:font-size="12pt" style:font-size-asian="12pt" style:font-size-complex="12pt"/>
    </style:style>
    <style:style style:name="T296_47" style:family="text">
      <style:text-properties fo:background-color="#ffffff" fo:color="#222222" fo:font-size="12pt" style:font-size-asian="12pt" style:font-size-complex="12pt"/>
    </style:style>
    <style:style style:name="T296_48" style:family="text">
      <style:text-properties fo:background-color="#ffffff" fo:color="#222222" fo:font-size="12pt" style:font-size-asian="12pt" style:font-size-complex="12pt"/>
    </style:style>
    <style:style style:name="T296_49" style:family="text">
      <style:text-properties fo:background-color="#ffffff" fo:color="#222222" fo:font-size="12pt" style:font-size-asian="12pt" style:font-size-complex="12pt"/>
    </style:style>
    <style:style style:name="T296_50" style:family="text">
      <style:text-properties fo:background-color="#ffffff" fo:color="#222222" fo:font-size="12pt" style:font-size-asian="12pt" style:font-size-complex="12pt"/>
    </style:style>
    <style:style style:name="T296_51" style:family="text">
      <style:text-properties fo:background-color="#ffffff" fo:color="#222222" fo:font-size="12pt" style:font-size-asian="12pt" style:font-size-complex="12pt"/>
    </style:style>
    <style:style style:name="T296_52" style:family="text">
      <style:text-properties fo:background-color="#ffffff" fo:color="#222222" fo:font-size="12pt" style:font-size-asian="12pt" style:font-size-complex="12pt"/>
    </style:style>
    <style:style style:name="T296_53" style:family="text">
      <style:text-properties fo:background-color="#ffffff" fo:color="#222222" fo:font-size="12pt" style:font-size-asian="12pt" style:font-size-complex="12pt"/>
    </style:style>
    <style:style style:name="T296_54" style:family="text">
      <style:text-properties fo:background-color="#ffffff" fo:color="#222222" fo:font-size="12pt" style:font-size-asian="12pt" style:font-size-complex="12pt"/>
    </style:style>
    <style:style style:name="T296_55" style:family="text">
      <style:text-properties fo:background-color="#ffffff" fo:color="#222222" fo:font-size="12pt" style:font-size-asian="12pt" style:font-size-complex="12pt"/>
    </style:style>
    <style:style style:name="T296_56" style:family="text">
      <style:text-properties fo:background-color="#ffffff" fo:color="#222222" fo:font-size="12pt" style:font-size-asian="12pt" style:font-size-complex="12pt"/>
    </style:style>
    <style:style style:name="T296_57" style:family="text">
      <style:text-properties fo:background-color="#ffffff" fo:color="#222222" fo:font-size="12pt" style:font-size-asian="12pt" style:font-size-complex="12pt"/>
    </style:style>
    <style:style style:name="T296_58" style:family="text">
      <style:text-properties fo:background-color="#ffffff" fo:color="#222222" fo:font-size="12pt" style:font-size-asian="12pt" style:font-size-complex="12pt"/>
    </style:style>
    <style:style style:name="T296_59" style:family="text">
      <style:text-properties fo:background-color="#ffffff" fo:color="#222222" fo:font-size="12pt" style:font-size-asian="12pt" style:font-size-complex="12pt"/>
    </style:style>
    <style:style style:name="T296_60" style:family="text">
      <style:text-properties fo:background-color="#ffffff" fo:color="#222222" fo:font-size="12pt" style:font-size-asian="12pt" style:font-size-complex="12pt"/>
    </style:style>
    <style:style style:name="T296_61" style:family="text">
      <style:text-properties fo:background-color="#ffffff" fo:color="#222222" fo:font-size="12pt" style:font-size-asian="12pt" style:font-size-complex="12pt"/>
    </style:style>
    <style:style style:name="T296_62" style:family="text">
      <style:text-properties fo:background-color="#ffffff" fo:color="#222222" fo:font-size="12pt" style:font-size-asian="12pt" style:font-size-complex="12pt"/>
    </style:style>
    <style:style style:name="T296_63" style:family="text">
      <style:text-properties fo:background-color="#ffffff" fo:color="#222222" fo:font-size="12pt" style:font-size-asian="12pt" style:font-size-complex="12pt"/>
    </style:style>
    <style:style style:name="T296_64" style:family="text">
      <style:text-properties fo:background-color="#ffffff" fo:color="#222222" fo:font-size="12pt" style:font-size-asian="12pt" style:font-size-complex="12pt"/>
    </style:style>
    <style:style style:name="T296_65" style:family="text">
      <style:text-properties fo:background-color="#ffffff" fo:color="#222222" fo:font-size="12pt" style:font-size-asian="12pt" style:font-size-complex="12pt"/>
    </style:style>
    <style:style style:name="T296_66" style:family="text">
      <style:text-properties fo:background-color="#ffffff" fo:color="#222222" fo:font-size="12pt" style:font-size-asian="12pt" style:font-size-complex="12pt"/>
    </style:style>
    <style:style style:name="T296_67" style:family="text">
      <style:text-properties fo:background-color="#ffffff" fo:color="#222222" fo:font-size="12pt" style:font-size-asian="12pt" style:font-size-complex="12pt"/>
    </style:style>
    <style:style style:name="T296_68" style:family="text">
      <style:text-properties fo:background-color="#ffffff" fo:color="#222222" fo:font-size="12pt" style:font-size-asian="12pt" style:font-size-complex="12pt"/>
    </style:style>
    <style:style style:name="T296_69" style:family="text">
      <style:text-properties fo:background-color="#ffffff" fo:color="#222222" fo:font-size="12pt" style:font-size-asian="12pt" style:font-size-complex="12pt"/>
    </style:style>
    <style:style style:name="T296_70" style:family="text">
      <style:text-properties fo:background-color="#ffffff" fo:color="#222222" fo:font-size="12pt" style:font-size-asian="12pt" style:font-size-complex="12pt"/>
    </style:style>
    <style:style style:name="T296_71" style:family="text">
      <style:text-properties fo:background-color="#ffffff" fo:color="#222222" fo:font-size="12pt" style:font-size-asian="12pt" style:font-size-complex="12pt"/>
    </style:style>
    <style:style style:name="T296_72" style:family="text">
      <style:text-properties fo:background-color="#ffffff" fo:color="#222222" fo:font-size="12pt" style:font-size-asian="12pt" style:font-size-complex="12pt"/>
    </style:style>
    <style:style style:name="T296_73" style:family="text">
      <style:text-properties fo:background-color="#ffffff" fo:color="#222222" fo:font-size="12pt" style:font-size-asian="12pt" style:font-size-complex="12pt"/>
    </style:style>
    <style:style style:name="T296_74" style:family="text">
      <style:text-properties fo:background-color="#ffffff" fo:color="#222222" fo:font-size="12pt" style:font-size-asian="12pt" style:font-size-complex="12pt"/>
    </style:style>
    <style:style style:name="T296_75" style:family="text">
      <style:text-properties fo:background-color="#ffffff" fo:color="#222222" fo:font-size="12pt" style:font-size-asian="12pt" style:font-size-complex="12pt"/>
    </style:style>
    <style:style style:name="T296_76" style:family="text">
      <style:text-properties fo:background-color="#ffffff" fo:color="#222222" fo:font-size="12pt" style:font-size-asian="12pt" style:font-size-complex="12pt"/>
    </style:style>
    <style:style style:name="T296_77" style:family="text">
      <style:text-properties fo:background-color="#ffffff" fo:color="#222222" fo:font-size="12pt" style:font-size-asian="12pt" style:font-size-complex="12pt"/>
    </style:style>
    <style:style style:name="T296_78" style:family="text">
      <style:text-properties fo:background-color="#ffffff" fo:color="#222222" fo:font-size="12pt" style:font-size-asian="12pt" style:font-size-complex="12pt"/>
    </style:style>
    <style:style style:name="T296_79" style:family="text">
      <style:text-properties fo:background-color="#ffffff" fo:color="#222222" fo:font-size="12pt" style:font-size-asian="12pt" style:font-size-complex="12pt"/>
    </style:style>
    <style:style style:name="T296_80" style:family="text">
      <style:text-properties fo:background-color="#ffffff" fo:color="#222222" fo:font-size="12pt" style:font-size-asian="12pt" style:font-size-complex="12pt"/>
    </style:style>
    <style:style style:name="T296_81" style:family="text">
      <style:text-properties fo:background-color="#ffffff" fo:color="#222222" fo:font-size="12pt" style:font-size-asian="12pt" style:font-size-complex="12pt"/>
    </style:style>
    <style:style style:name="T296_82" style:family="text">
      <style:text-properties fo:background-color="#ffffff" fo:color="#222222" fo:font-size="12pt" style:font-size-asian="12pt" style:font-size-complex="12pt"/>
    </style:style>
    <style:style style:name="T296_83" style:family="text">
      <style:text-properties fo:background-color="#ffffff" fo:color="#222222" fo:font-size="12pt" style:font-size-asian="12pt" style:font-size-complex="12pt"/>
    </style:style>
    <style:style style:name="T296_84" style:family="text">
      <style:text-properties fo:background-color="#ffffff" fo:color="#222222" fo:font-size="12pt" style:font-size-asian="12pt" style:font-size-complex="12pt"/>
    </style:style>
    <style:style style:name="T296_85" style:family="text">
      <style:text-properties fo:background-color="#ffffff" fo:color="#222222" fo:font-size="12pt" style:font-size-asian="12pt" style:font-size-complex="12pt"/>
    </style:style>
    <style:style style:name="T296_86" style:family="text">
      <style:text-properties fo:background-color="#ffffff" fo:color="#222222" fo:font-size="12pt" style:font-size-asian="12pt" style:font-size-complex="12pt"/>
    </style:style>
    <style:style style:name="T296_87" style:family="text">
      <style:text-properties fo:background-color="#ffffff" fo:color="#222222" fo:font-size="12pt" style:font-size-asian="12pt" style:font-size-complex="12pt"/>
    </style:style>
    <style:style style:name="T296_88" style:family="text">
      <style:text-properties fo:background-color="#ffffff" fo:color="#222222" fo:font-size="12pt" style:font-size-asian="12pt" style:font-size-complex="12pt"/>
    </style:style>
    <style:style style:name="T296_89" style:family="text">
      <style:text-properties fo:background-color="#ffffff" fo:color="#222222" fo:font-size="12pt" style:font-size-asian="12pt" style:font-size-complex="12pt"/>
    </style:style>
    <style:style style:name="T296_90" style:family="text">
      <style:text-properties fo:background-color="#ffffff" fo:color="#222222" fo:font-size="12pt" style:font-size-asian="12pt" style:font-size-complex="12pt"/>
    </style:style>
    <style:style style:name="T296_91" style:family="text">
      <style:text-properties fo:background-color="#ffffff" fo:color="#222222" fo:font-size="12pt" style:font-size-asian="12pt" style:font-size-complex="12pt"/>
    </style:style>
    <style:style style:name="T296_92" style:family="text">
      <style:text-properties fo:background-color="#ffffff" fo:color="#222222" fo:font-size="12pt" style:font-size-asian="12pt" style:font-size-complex="12pt"/>
    </style:style>
    <style:style style:name="T296_93" style:family="text">
      <style:text-properties fo:background-color="#ffffff" fo:color="#222222" fo:font-size="12pt" style:font-size-asian="12pt" style:font-size-complex="12pt"/>
    </style:style>
    <style:style style:name="T296_94" style:family="text">
      <style:text-properties fo:background-color="#ffffff" fo:color="#222222" fo:font-size="12pt" style:font-size-asian="12pt" style:font-size-complex="12pt"/>
    </style:style>
    <style:style style:name="T296_95" style:family="text">
      <style:text-properties fo:background-color="#ffffff" fo:color="#222222" fo:font-size="12pt" style:font-size-asian="12pt" style:font-size-complex="12pt"/>
    </style:style>
    <style:style style:name="T296_96" style:family="text">
      <style:text-properties fo:background-color="#ffffff" fo:color="#222222" fo:font-size="12pt" style:font-size-asian="12pt" style:font-size-complex="12pt"/>
    </style:style>
    <style:style style:name="T296_97" style:family="text">
      <style:text-properties fo:background-color="#ffffff" fo:color="#222222" fo:font-size="12pt" style:font-size-asian="12pt" style:font-size-complex="12pt"/>
    </style:style>
    <style:style style:name="T296_98" style:family="text">
      <style:text-properties fo:background-color="#ffffff" fo:color="#222222" fo:font-size="12pt" style:font-size-asian="12pt" style:font-size-complex="12pt"/>
    </style:style>
    <style:style style:name="T296_99" style:family="text">
      <style:text-properties fo:background-color="#ffffff" fo:color="#222222" fo:font-size="12pt" style:font-size-asian="12pt" style:font-size-complex="12pt"/>
    </style:style>
    <style:style style:name="T296_100" style:family="text">
      <style:text-properties fo:background-color="#ffffff" fo:color="#222222" fo:font-size="12pt" style:font-size-asian="12pt" style:font-size-complex="12pt"/>
    </style:style>
    <style:style style:name="T296_101" style:family="text">
      <style:text-properties fo:background-color="#ffffff" fo:color="#222222" fo:font-size="12pt" style:font-size-asian="12pt" style:font-size-complex="12pt"/>
    </style:style>
    <style:style style:name="T296_102" style:family="text">
      <style:text-properties fo:background-color="#ffffff" fo:color="#222222" fo:font-size="12pt" style:font-size-asian="12pt" style:font-size-complex="12pt"/>
    </style:style>
    <style:style style:name="T296_103" style:family="text">
      <style:text-properties fo:background-color="#ffffff" fo:color="#222222" fo:font-size="12pt" style:font-size-asian="12pt" style:font-size-complex="12pt"/>
    </style:style>
    <style:style style:name="T296_104" style:family="text">
      <style:text-properties fo:background-color="#ffffff" fo:color="#222222" fo:font-size="12pt" style:font-size-asian="12pt" style:font-size-complex="12pt"/>
    </style:style>
    <style:style style:name="T296_105" style:family="text">
      <style:text-properties fo:background-color="#ffffff" fo:color="#222222" fo:font-size="12pt" style:font-size-asian="12pt" style:font-size-complex="12pt"/>
    </style:style>
    <style:style style:name="T296_106" style:family="text">
      <style:text-properties fo:background-color="#ffffff" fo:color="#222222" fo:font-size="12pt" style:font-size-asian="12pt" style:font-size-complex="12pt"/>
    </style:style>
    <style:style style:name="T296_107" style:family="text">
      <style:text-properties fo:background-color="#ffffff" fo:color="#222222" fo:font-size="12pt" style:font-size-asian="12pt" style:font-size-complex="12pt"/>
    </style:style>
    <style:style style:name="T296_108" style:family="text">
      <style:text-properties fo:background-color="#ffffff" fo:color="#222222" fo:font-size="12pt" style:font-size-asian="12pt" style:font-size-complex="12pt"/>
    </style:style>
    <style:style style:name="T296_109" style:family="text">
      <style:text-properties fo:background-color="#ffffff" fo:color="#222222" fo:font-size="12pt" style:font-size-asian="12pt" style:font-size-complex="12pt"/>
    </style:style>
    <style:style style:name="T296_110" style:family="text">
      <style:text-properties fo:background-color="#ffffff" fo:color="#222222" fo:font-size="12pt" style:font-size-asian="12pt" style:font-size-complex="12pt"/>
    </style:style>
    <style:style style:name="T296_111" style:family="text">
      <style:text-properties fo:background-color="#ffffff" fo:color="#222222" fo:font-size="12pt" style:font-size-asian="12pt" style:font-size-complex="12pt"/>
    </style:style>
    <style:style style:name="T296_112" style:family="text">
      <style:text-properties fo:background-color="#ffffff" fo:color="#222222" fo:font-size="12pt" style:font-size-asian="12pt" style:font-size-complex="12pt"/>
    </style:style>
    <style:style style:name="T296_113" style:family="text">
      <style:text-properties fo:background-color="#ffffff" fo:color="#222222" fo:font-size="12pt" style:font-size-asian="12pt" style:font-size-complex="12pt"/>
    </style:style>
    <style:style style:name="T296_114" style:family="text">
      <style:text-properties fo:background-color="#ffffff" fo:color="#222222" fo:font-size="12pt" style:font-size-asian="12pt" style:font-size-complex="12pt"/>
    </style:style>
    <style:style style:name="T296_115" style:family="text">
      <style:text-properties fo:background-color="#ffffff" fo:color="#222222" fo:font-size="12pt" style:font-size-asian="12pt" style:font-size-complex="12pt"/>
    </style:style>
    <style:style style:name="T296_116" style:family="text">
      <style:text-properties fo:background-color="#ffffff" fo:color="#222222" fo:font-size="12pt" style:font-size-asian="12pt" style:font-size-complex="12pt"/>
    </style:style>
    <style:style style:name="T296_117" style:family="text">
      <style:text-properties fo:background-color="#ffffff" fo:color="#222222" fo:font-size="12pt" style:font-size-asian="12pt" style:font-size-complex="12pt"/>
    </style:style>
    <style:style style:name="T296_118" style:family="text">
      <style:text-properties fo:background-color="#ffffff" fo:color="#222222" fo:font-size="12pt" style:font-size-asian="12pt" style:font-size-complex="12pt"/>
    </style:style>
    <style:style style:name="T296_119" style:family="text">
      <style:text-properties fo:background-color="#ffffff" fo:color="#222222" fo:font-size="12pt" style:font-size-asian="12pt" style:font-size-complex="12pt"/>
    </style:style>
    <style:style style:name="T296_120" style:family="text">
      <style:text-properties fo:background-color="#ffffff" fo:color="#222222" fo:font-size="12pt" style:font-size-asian="12pt" style:font-size-complex="12pt"/>
    </style:style>
    <style:style style:name="T296_121" style:family="text">
      <style:text-properties fo:background-color="#ffffff" fo:color="#222222" fo:font-size="12pt" style:font-size-asian="12pt" style:font-size-complex="12pt"/>
    </style:style>
    <style:style style:name="T296_122" style:family="text">
      <style:text-properties fo:background-color="#ffffff" fo:color="#222222" fo:font-size="12pt" style:font-size-asian="12pt" style:font-size-complex="12pt"/>
    </style:style>
    <style:style style:name="T296_123" style:family="text">
      <style:text-properties fo:background-color="#ffffff" fo:color="#222222" fo:font-size="12pt" style:font-size-asian="12pt" style:font-size-complex="12pt"/>
    </style:style>
    <style:style style:name="T296_124" style:family="text">
      <style:text-properties fo:background-color="#ffffff" fo:color="#222222" fo:font-size="12pt" style:font-size-asian="12pt" style:font-size-complex="12pt"/>
    </style:style>
    <style:style style:name="T296_125" style:family="text">
      <style:text-properties fo:background-color="#ffffff" fo:color="#222222" fo:font-size="12pt" style:font-size-asian="12pt" style:font-size-complex="12pt"/>
    </style:style>
    <style:style style:name="T296_126" style:family="text">
      <style:text-properties fo:background-color="#ffffff" fo:color="#222222" fo:font-size="12pt" style:font-size-asian="12pt" style:font-size-complex="12pt"/>
    </style:style>
    <style:style style:name="T296_127" style:family="text">
      <style:text-properties fo:background-color="#ffffff" fo:color="#222222" fo:font-size="12pt" style:font-size-asian="12pt" style:font-size-complex="12pt"/>
    </style:style>
    <style:style style:name="T296_128" style:family="text">
      <style:text-properties fo:background-color="#ffffff" fo:color="#222222" fo:font-size="12pt" style:font-size-asian="12pt" style:font-size-complex="12pt"/>
    </style:style>
    <style:style style:name="T296_129" style:family="text">
      <style:text-properties fo:background-color="#ffffff" fo:color="#222222" fo:font-size="12pt" style:font-size-asian="12pt" style:font-size-complex="12pt"/>
    </style:style>
    <style:style style:name="T296_130" style:family="text">
      <style:text-properties fo:background-color="#ffffff" fo:color="#222222" fo:font-size="12pt" style:font-size-asian="12pt" style:font-size-complex="12pt"/>
    </style:style>
    <style:style style:name="T296_131" style:family="text">
      <style:text-properties fo:background-color="#ffffff" fo:color="#222222" fo:font-size="12pt" style:font-size-asian="12pt" style:font-size-complex="12pt"/>
    </style:style>
    <style:style style:name="T296_132" style:family="text">
      <style:text-properties fo:background-color="#ffffff" fo:color="#222222" fo:font-size="12pt" style:font-size-asian="12pt" style:font-size-complex="12pt"/>
    </style:style>
    <style:style style:name="T296_133" style:family="text">
      <style:text-properties fo:background-color="#ffffff" fo:color="#222222" fo:font-size="12pt" style:font-size-asian="12pt" style:font-size-complex="12pt"/>
    </style:style>
    <style:style style:name="T296_134" style:family="text">
      <style:text-properties fo:background-color="#ffffff" fo:color="#222222" fo:font-size="12pt" style:font-size-asian="12pt" style:font-size-complex="12pt"/>
    </style:style>
    <style:style style:name="T296_135" style:family="text">
      <style:text-properties fo:background-color="#ffffff" fo:color="#222222" fo:font-size="12pt" style:font-size-asian="12pt" style:font-size-complex="12pt"/>
    </style:style>
    <style:style style:name="T296_136" style:family="text">
      <style:text-properties fo:background-color="#ffffff" fo:color="#222222" fo:font-size="12pt" style:font-size-asian="12pt" style:font-size-complex="12pt"/>
    </style:style>
    <style:style style:name="T296_137" style:family="text">
      <style:text-properties fo:background-color="#ffffff" fo:color="#222222" fo:font-size="12pt" style:font-size-asian="12pt" style:font-size-complex="12pt"/>
    </style:style>
    <style:style style:name="T296_138" style:family="text">
      <style:text-properties fo:background-color="#ffffff" fo:color="#222222" fo:font-size="12pt" style:font-size-asian="12pt" style:font-size-complex="12pt"/>
    </style:style>
    <style:style style:name="T296_139" style:family="text">
      <style:text-properties fo:background-color="#ffffff" fo:color="#222222" fo:font-size="12pt" style:font-size-asian="12pt" style:font-size-complex="12pt"/>
    </style:style>
    <style:style style:name="T296_140" style:family="text">
      <style:text-properties fo:background-color="#ffffff" fo:color="#222222" fo:font-size="12pt" style:font-size-asian="12pt" style:font-size-complex="12pt"/>
    </style:style>
    <style:style style:name="T296_141" style:family="text">
      <style:text-properties fo:background-color="#ffffff" fo:color="#222222" fo:font-size="12pt" style:font-size-asian="12pt" style:font-size-complex="12pt"/>
    </style:style>
    <style:style style:name="T296_142" style:family="text">
      <style:text-properties fo:background-color="#ffffff" fo:color="#222222" fo:font-size="12pt" style:font-size-asian="12pt" style:font-size-complex="12pt"/>
    </style:style>
    <style:style style:name="T296_143" style:family="text">
      <style:text-properties fo:background-color="#ffffff" fo:color="#222222" fo:font-size="12pt" style:font-size-asian="12pt" style:font-size-complex="12pt"/>
    </style:style>
    <style:style style:name="T296_144" style:family="text">
      <style:text-properties fo:background-color="#ffffff" fo:color="#222222" fo:font-size="12pt" style:font-size-asian="12pt" style:font-size-complex="12pt"/>
    </style:style>
    <style:style style:name="T296_145" style:family="text">
      <style:text-properties fo:background-color="#ffffff" fo:color="#222222" fo:font-size="12pt" style:font-size-asian="12pt" style:font-size-complex="12pt"/>
    </style:style>
    <style:style style:name="T296_146" style:family="text">
      <style:text-properties fo:background-color="#ffffff" fo:color="#222222" fo:font-size="12pt" style:font-size-asian="12pt" style:font-size-complex="12pt"/>
    </style:style>
    <style:style style:name="T296_147" style:family="text">
      <style:text-properties fo:background-color="#ffffff" fo:color="#222222" fo:font-size="12pt" style:font-size-asian="12pt" style:font-size-complex="12pt"/>
    </style:style>
    <style:style style:name="T296_148" style:family="text">
      <style:text-properties fo:background-color="#ffffff" fo:color="#222222" fo:font-size="12pt" style:font-size-asian="12pt" style:font-size-complex="12pt"/>
    </style:style>
    <style:style style:name="T296_149" style:family="text">
      <style:text-properties fo:background-color="#ffffff" fo:color="#222222" fo:font-size="12pt" style:font-size-asian="12pt" style:font-size-complex="12pt"/>
    </style:style>
    <style:style style:name="T296_150" style:family="text">
      <style:text-properties fo:background-color="#ffffff" fo:color="#222222" fo:font-size="12pt" style:font-size-asian="12pt" style:font-size-complex="12pt"/>
    </style:style>
    <style:style style:name="T296_151" style:family="text">
      <style:text-properties fo:background-color="#ffffff" fo:color="#222222" fo:font-size="12pt" style:font-size-asian="12pt" style:font-size-complex="12pt"/>
    </style:style>
    <style:style style:name="T296_152" style:family="text">
      <style:text-properties fo:background-color="#ffffff" fo:color="#222222" fo:font-size="12pt" style:font-size-asian="12pt" style:font-size-complex="12pt"/>
    </style:style>
    <style:style style:name="T296_153" style:family="text">
      <style:text-properties fo:background-color="#ffffff" fo:color="#222222" fo:font-size="12pt" style:font-size-asian="12pt" style:font-size-complex="12pt"/>
    </style:style>
    <style:style style:name="T296_154" style:family="text">
      <style:text-properties fo:background-color="#ffffff" fo:color="#222222" fo:font-size="12pt" style:font-size-asian="12pt" style:font-size-complex="12pt"/>
    </style:style>
    <style:style style:name="T296_155" style:family="text">
      <style:text-properties fo:background-color="#ffffff" fo:color="#222222" fo:font-size="12pt" style:font-size-asian="12pt" style:font-size-complex="12pt"/>
    </style:style>
    <style:style style:name="T296_156" style:family="text">
      <style:text-properties fo:background-color="#ffffff" fo:color="#222222" fo:font-size="12pt" style:font-size-asian="12pt" style:font-size-complex="12pt"/>
    </style:style>
    <style:style style:name="T296_157" style:family="text">
      <style:text-properties fo:background-color="#ffffff" fo:color="#222222" fo:font-size="12pt" style:font-size-asian="12pt" style:font-size-complex="12pt"/>
    </style:style>
    <style:style style:name="T296_158" style:family="text">
      <style:text-properties fo:background-color="#ffffff" fo:color="#222222" fo:font-size="12pt" style:font-size-asian="12pt" style:font-size-complex="12pt"/>
    </style:style>
    <style:style style:name="T296_159" style:family="text">
      <style:text-properties fo:background-color="#ffffff" fo:color="#222222" fo:font-size="12pt" style:font-size-asian="12pt" style:font-size-complex="12pt"/>
    </style:style>
    <style:style style:name="T296_160" style:family="text">
      <style:text-properties fo:background-color="#ffffff" fo:color="#222222" fo:font-size="12pt" style:font-size-asian="12pt" style:font-size-complex="12pt"/>
    </style:style>
    <style:style style:name="T296_161" style:family="text">
      <style:text-properties fo:background-color="#ffffff" fo:color="#222222" fo:font-size="12pt" style:font-size-asian="12pt" style:font-size-complex="12pt"/>
    </style:style>
    <style:style style:name="T296_162" style:family="text">
      <style:text-properties fo:background-color="#ffffff" fo:color="#222222" fo:font-size="12pt" style:font-size-asian="12pt" style:font-size-complex="12pt"/>
    </style:style>
    <style:style style:name="T296_163" style:family="text">
      <style:text-properties fo:background-color="#ffffff" fo:color="#222222" fo:font-size="12pt" style:font-size-asian="12pt" style:font-size-complex="12pt"/>
    </style:style>
    <style:style style:name="T296_164" style:family="text">
      <style:text-properties fo:background-color="#ffffff" fo:color="#222222" fo:font-size="12pt" style:font-size-asian="12pt" style:font-size-complex="12pt"/>
    </style:style>
    <style:style style:name="T296_165" style:family="text">
      <style:text-properties fo:background-color="#ffffff" fo:color="#222222" fo:font-size="12pt" style:font-size-asian="12pt" style:font-size-complex="12pt"/>
    </style:style>
    <style:style style:name="T296_166" style:family="text">
      <style:text-properties fo:background-color="#ffffff" fo:color="#222222" fo:font-size="12pt" style:font-size-asian="12pt" style:font-size-complex="12pt"/>
    </style:style>
    <style:style style:name="T296_167" style:family="text">
      <style:text-properties fo:background-color="#ffffff" fo:color="#222222" fo:font-size="12pt" style:font-size-asian="12pt" style:font-size-complex="12pt"/>
    </style:style>
    <style:style style:name="T296_168" style:family="text">
      <style:text-properties fo:background-color="#ffffff" fo:color="#222222" fo:font-size="12pt" style:font-size-asian="12pt" style:font-size-complex="12pt"/>
    </style:style>
    <style:style style:name="T296_169" style:family="text">
      <style:text-properties fo:background-color="#ffffff" fo:color="#222222" fo:font-size="12pt" style:font-size-asian="12pt" style:font-size-complex="12pt"/>
    </style:style>
    <style:style style:name="T296_170" style:family="text">
      <style:text-properties fo:background-color="#ffffff" fo:color="#222222" fo:font-size="12pt" style:font-size-asian="12pt" style:font-size-complex="12pt"/>
    </style:style>
    <style:style style:name="T296_171" style:family="text">
      <style:text-properties fo:background-color="#ffffff" fo:color="#222222" fo:font-size="12pt" style:font-size-asian="12pt" style:font-size-complex="12pt"/>
    </style:style>
    <style:style style:name="T296_172" style:family="text">
      <style:text-properties fo:background-color="#ffffff" fo:color="#222222" fo:font-size="12pt" style:font-size-asian="12pt" style:font-size-complex="12pt"/>
    </style:style>
    <style:style style:name="T296_173" style:family="text">
      <style:text-properties fo:background-color="#ffffff" fo:color="#222222" fo:font-size="12pt" style:font-size-asian="12pt" style:font-size-complex="12pt"/>
    </style:style>
    <style:style style:name="T296_174" style:family="text">
      <style:text-properties fo:background-color="#ffffff" fo:color="#222222" fo:font-size="12pt" style:font-size-asian="12pt" style:font-size-complex="12pt"/>
    </style:style>
    <style:style style:name="T296_175" style:family="text">
      <style:text-properties fo:background-color="#ffffff" fo:color="#222222" fo:font-size="12pt" style:font-size-asian="12pt" style:font-size-complex="12pt"/>
    </style:style>
    <style:style style:name="T296_176" style:family="text">
      <style:text-properties fo:background-color="#ffffff" fo:color="#222222" fo:font-size="12pt" style:font-size-asian="12pt" style:font-size-complex="12pt"/>
    </style:style>
    <style:style style:name="T296_177" style:family="text">
      <style:text-properties fo:background-color="#ffffff" fo:color="#222222" fo:font-size="12pt" style:font-size-asian="12pt" style:font-size-complex="12pt"/>
    </style:style>
    <style:style style:name="T296_178" style:family="text">
      <style:text-properties fo:background-color="#ffffff" fo:color="#222222" fo:font-size="12pt" style:font-size-asian="12pt" style:font-size-complex="12pt"/>
    </style:style>
    <style:style style:name="T296_179" style:family="text">
      <style:text-properties fo:background-color="#ffffff" fo:color="#222222" fo:font-size="12pt" style:font-size-asian="12pt" style:font-size-complex="12pt"/>
    </style:style>
    <style:style style:name="T296_180" style:family="text">
      <style:text-properties fo:background-color="#ffffff" fo:color="#222222" fo:font-size="12pt" style:font-size-asian="12pt" style:font-size-complex="12pt"/>
    </style:style>
    <style:style style:name="T296_181" style:family="text">
      <style:text-properties fo:background-color="#ffffff" fo:color="#222222" fo:font-size="12pt" style:font-size-asian="12pt" style:font-size-complex="12pt"/>
    </style:style>
    <style:style style:name="T296_182" style:family="text">
      <style:text-properties fo:background-color="#ffffff" fo:color="#222222" fo:font-size="12pt" style:font-size-asian="12pt" style:font-size-complex="12pt"/>
    </style:style>
    <style:style style:name="T296_183" style:family="text">
      <style:text-properties fo:background-color="#ffffff" fo:color="#222222" fo:font-size="12pt" style:font-size-asian="12pt" style:font-size-complex="12pt"/>
    </style:style>
    <style:style style:name="T296_184" style:family="text">
      <style:text-properties fo:background-color="#ffffff" fo:color="#222222" fo:font-size="12pt" style:font-size-asian="12pt" style:font-size-complex="12pt"/>
    </style:style>
    <style:style style:name="T296_185" style:family="text">
      <style:text-properties fo:background-color="#ffffff" fo:color="#222222" fo:font-size="12pt" style:font-size-asian="12pt" style:font-size-complex="12pt"/>
    </style:style>
    <style:style style:name="T296_186" style:family="text">
      <style:text-properties fo:background-color="#ffffff" fo:color="#222222" fo:font-size="12pt" style:font-size-asian="12pt" style:font-size-complex="12pt"/>
    </style:style>
    <style:style style:name="T296_187" style:family="text">
      <style:text-properties fo:background-color="#ffffff" fo:color="#222222" fo:font-size="12pt" style:font-size-asian="12pt" style:font-size-complex="12pt"/>
    </style:style>
    <style:style style:name="P297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98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98_1" style:family="text">
      <style:text-properties fo:background-color="#ffffff" fo:color="#222222" fo:font-size="12pt" style:font-size-asian="12pt" style:font-size-complex="12pt"/>
    </style:style>
    <style:style style:name="T298_2" style:family="text">
      <style:text-properties fo:background-color="#ffffff" fo:color="#222222" fo:font-size="12pt" style:font-size-asian="12pt" style:font-size-complex="12pt"/>
    </style:style>
    <style:style style:name="T298_3" style:family="text">
      <style:text-properties fo:background-color="#ffffff" fo:color="#222222" fo:font-size="12pt" style:font-size-asian="12pt" style:font-size-complex="12pt"/>
    </style:style>
    <style:style style:name="T298_4" style:family="text">
      <style:text-properties fo:background-color="#ffffff" fo:color="#222222" fo:font-size="12pt" style:font-size-asian="12pt" style:font-size-complex="12pt"/>
    </style:style>
    <style:style style:name="T298_5" style:family="text">
      <style:text-properties fo:background-color="#ffffff" fo:color="#222222" fo:font-size="12pt" style:font-size-asian="12pt" style:font-size-complex="12pt"/>
    </style:style>
    <style:style style:name="T298_6" style:family="text">
      <style:text-properties fo:background-color="#ffffff" fo:color="#222222" fo:font-size="12pt" style:font-size-asian="12pt" style:font-size-complex="12pt"/>
    </style:style>
    <style:style style:name="T298_7" style:family="text">
      <style:text-properties fo:background-color="#ffffff" fo:color="#222222" fo:font-size="12pt" style:font-size-asian="12pt" style:font-size-complex="12pt"/>
    </style:style>
    <style:style style:name="T298_8" style:family="text">
      <style:text-properties fo:background-color="#ffffff" fo:color="#222222" fo:font-size="12pt" style:font-size-asian="12pt" style:font-size-complex="12pt"/>
    </style:style>
    <style:style style:name="T298_9" style:family="text">
      <style:text-properties fo:background-color="#ffffff" fo:color="#222222" fo:font-size="12pt" style:font-size-asian="12pt" style:font-size-complex="12pt"/>
    </style:style>
    <style:style style:name="T298_10" style:family="text">
      <style:text-properties fo:background-color="#ffffff" fo:color="#222222" fo:font-size="12pt" style:font-size-asian="12pt" style:font-size-complex="12pt"/>
    </style:style>
    <style:style style:name="T298_11" style:family="text">
      <style:text-properties fo:background-color="#ffffff" fo:color="#222222" fo:font-size="12pt" style:font-size-asian="12pt" style:font-size-complex="12pt"/>
    </style:style>
    <style:style style:name="T298_12" style:family="text">
      <style:text-properties fo:background-color="#ffffff" fo:color="#222222" fo:font-size="12pt" style:font-size-asian="12pt" style:font-size-complex="12pt"/>
    </style:style>
    <style:style style:name="T298_13" style:family="text">
      <style:text-properties fo:background-color="#ffffff" fo:color="#222222" fo:font-size="12pt" style:font-size-asian="12pt" style:font-size-complex="12pt"/>
    </style:style>
    <style:style style:name="T298_14" style:family="text">
      <style:text-properties fo:background-color="#ffffff" fo:color="#222222" fo:font-size="12pt" style:font-size-asian="12pt" style:font-size-complex="12pt"/>
    </style:style>
    <style:style style:name="T298_15" style:family="text">
      <style:text-properties fo:background-color="#ffffff" fo:color="#222222" fo:font-size="12pt" style:font-size-asian="12pt" style:font-size-complex="12pt"/>
    </style:style>
    <style:style style:name="T298_16" style:family="text">
      <style:text-properties fo:background-color="#ffffff" fo:color="#222222" fo:font-size="12pt" style:font-size-asian="12pt" style:font-size-complex="12pt"/>
    </style:style>
    <style:style style:name="T298_17" style:family="text">
      <style:text-properties fo:background-color="#ffffff" fo:color="#222222" fo:font-size="12pt" style:font-size-asian="12pt" style:font-size-complex="12pt"/>
    </style:style>
    <style:style style:name="T298_18" style:family="text">
      <style:text-properties fo:background-color="#ffffff" fo:color="#222222" fo:font-size="12pt" style:font-size-asian="12pt" style:font-size-complex="12pt"/>
    </style:style>
    <style:style style:name="T298_19" style:family="text">
      <style:text-properties fo:background-color="#ffffff" fo:color="#222222" fo:font-size="12pt" style:font-size-asian="12pt" style:font-size-complex="12pt"/>
    </style:style>
    <style:style style:name="T298_20" style:family="text">
      <style:text-properties fo:background-color="#ffffff" fo:color="#222222" fo:font-size="12pt" style:font-size-asian="12pt" style:font-size-complex="12pt"/>
    </style:style>
    <style:style style:name="T298_21" style:family="text">
      <style:text-properties fo:background-color="#ffffff" fo:color="#222222" fo:font-size="12pt" style:font-size-asian="12pt" style:font-size-complex="12pt"/>
    </style:style>
    <style:style style:name="T298_22" style:family="text">
      <style:text-properties fo:background-color="#ffffff" fo:color="#222222" fo:font-size="12pt" style:font-size-asian="12pt" style:font-size-complex="12pt"/>
    </style:style>
    <style:style style:name="T298_23" style:family="text">
      <style:text-properties fo:background-color="#ffffff" fo:color="#222222" fo:font-size="12pt" style:font-size-asian="12pt" style:font-size-complex="12pt"/>
    </style:style>
    <style:style style:name="T298_24" style:family="text">
      <style:text-properties fo:background-color="#ffffff" fo:color="#222222" fo:font-size="12pt" style:font-size-asian="12pt" style:font-size-complex="12pt"/>
    </style:style>
    <style:style style:name="T298_25" style:family="text">
      <style:text-properties fo:background-color="#ffffff" fo:color="#222222" fo:font-size="12pt" style:font-size-asian="12pt" style:font-size-complex="12pt"/>
    </style:style>
    <style:style style:name="T298_26" style:family="text">
      <style:text-properties fo:background-color="#ffffff" fo:color="#222222" fo:font-size="12pt" style:font-size-asian="12pt" style:font-size-complex="12pt"/>
    </style:style>
    <style:style style:name="T298_27" style:family="text">
      <style:text-properties fo:background-color="#ffffff" fo:color="#222222" fo:font-size="12pt" style:font-size-asian="12pt" style:font-size-complex="12pt"/>
    </style:style>
    <style:style style:name="T298_28" style:family="text">
      <style:text-properties fo:background-color="#ffffff" fo:color="#222222" fo:font-size="12pt" style:font-size-asian="12pt" style:font-size-complex="12pt"/>
    </style:style>
    <style:style style:name="T298_29" style:family="text">
      <style:text-properties fo:background-color="#ffffff" fo:color="#222222" fo:font-size="12pt" style:font-size-asian="12pt" style:font-size-complex="12pt"/>
    </style:style>
    <style:style style:name="T298_30" style:family="text">
      <style:text-properties fo:background-color="#ffffff" fo:color="#222222" fo:font-size="12pt" style:font-size-asian="12pt" style:font-size-complex="12pt"/>
    </style:style>
    <style:style style:name="T298_31" style:family="text">
      <style:text-properties fo:background-color="#ffffff" fo:color="#222222" fo:font-size="12pt" style:font-size-asian="12pt" style:font-size-complex="12pt"/>
    </style:style>
    <style:style style:name="T298_32" style:family="text">
      <style:text-properties fo:background-color="#ffffff" fo:color="#222222" fo:font-size="12pt" style:font-size-asian="12pt" style:font-size-complex="12pt"/>
    </style:style>
    <style:style style:name="T298_33" style:family="text">
      <style:text-properties fo:background-color="#ffffff" fo:color="#222222" fo:font-size="12pt" style:font-size-asian="12pt" style:font-size-complex="12pt"/>
    </style:style>
    <style:style style:name="T298_34" style:family="text">
      <style:text-properties fo:background-color="#ffffff" fo:color="#222222" fo:font-size="12pt" style:font-size-asian="12pt" style:font-size-complex="12pt"/>
    </style:style>
    <style:style style:name="T298_35" style:family="text">
      <style:text-properties fo:background-color="#ffffff" fo:color="#222222" fo:font-size="12pt" style:font-size-asian="12pt" style:font-size-complex="12pt"/>
    </style:style>
    <style:style style:name="T298_36" style:family="text">
      <style:text-properties fo:background-color="#ffffff" fo:color="#222222" fo:font-size="12pt" style:font-size-asian="12pt" style:font-size-complex="12pt"/>
    </style:style>
    <style:style style:name="T298_37" style:family="text">
      <style:text-properties fo:background-color="#ffffff" fo:color="#222222" fo:font-size="12pt" style:font-size-asian="12pt" style:font-size-complex="12pt"/>
    </style:style>
    <style:style style:name="T298_38" style:family="text">
      <style:text-properties fo:background-color="#ffffff" fo:color="#222222" fo:font-size="12pt" style:font-size-asian="12pt" style:font-size-complex="12pt"/>
    </style:style>
    <style:style style:name="T298_39" style:family="text">
      <style:text-properties fo:background-color="#ffffff" fo:color="#222222" fo:font-size="12pt" style:font-size-asian="12pt" style:font-size-complex="12pt"/>
    </style:style>
    <style:style style:name="T298_40" style:family="text">
      <style:text-properties fo:background-color="#ffffff" fo:color="#222222" fo:font-size="12pt" style:font-size-asian="12pt" style:font-size-complex="12pt"/>
    </style:style>
    <style:style style:name="T298_41" style:family="text">
      <style:text-properties fo:background-color="#ffffff" fo:color="#222222" fo:font-size="12pt" style:font-size-asian="12pt" style:font-size-complex="12pt"/>
    </style:style>
    <style:style style:name="T298_42" style:family="text">
      <style:text-properties fo:background-color="#ffffff" fo:color="#222222" fo:font-size="12pt" style:font-size-asian="12pt" style:font-size-complex="12pt"/>
    </style:style>
    <style:style style:name="T298_43" style:family="text">
      <style:text-properties fo:background-color="#ffffff" fo:color="#222222" fo:font-size="12pt" style:font-size-asian="12pt" style:font-size-complex="12pt"/>
    </style:style>
    <style:style style:name="T298_44" style:family="text">
      <style:text-properties fo:background-color="#ffffff" fo:color="#222222" fo:font-size="12pt" style:font-size-asian="12pt" style:font-size-complex="12pt"/>
    </style:style>
    <style:style style:name="T298_45" style:family="text">
      <style:text-properties fo:background-color="#ffffff" fo:color="#222222" fo:font-size="12pt" style:font-size-asian="12pt" style:font-size-complex="12pt"/>
    </style:style>
    <style:style style:name="T298_46" style:family="text">
      <style:text-properties fo:background-color="#ffffff" fo:color="#222222" fo:font-size="12pt" style:font-size-asian="12pt" style:font-size-complex="12pt"/>
    </style:style>
    <style:style style:name="T298_47" style:family="text">
      <style:text-properties fo:background-color="#ffffff" fo:color="#222222" fo:font-size="12pt" style:font-size-asian="12pt" style:font-size-complex="12pt"/>
    </style:style>
    <style:style style:name="T298_48" style:family="text">
      <style:text-properties fo:background-color="#ffffff" fo:color="#222222" fo:font-size="12pt" style:font-size-asian="12pt" style:font-size-complex="12pt"/>
    </style:style>
    <style:style style:name="T298_49" style:family="text">
      <style:text-properties fo:background-color="#ffffff" fo:color="#222222" fo:font-size="12pt" style:font-size-asian="12pt" style:font-size-complex="12pt"/>
    </style:style>
    <style:style style:name="T298_50" style:family="text">
      <style:text-properties fo:background-color="#ffffff" fo:color="#222222" fo:font-size="12pt" style:font-size-asian="12pt" style:font-size-complex="12pt"/>
    </style:style>
    <style:style style:name="T298_51" style:family="text">
      <style:text-properties fo:background-color="#ffffff" fo:color="#222222" fo:font-size="12pt" style:font-size-asian="12pt" style:font-size-complex="12pt"/>
    </style:style>
    <style:style style:name="T298_52" style:family="text">
      <style:text-properties fo:background-color="#ffffff" fo:color="#222222" fo:font-size="12pt" style:font-size-asian="12pt" style:font-size-complex="12pt"/>
    </style:style>
    <style:style style:name="T298_53" style:family="text">
      <style:text-properties fo:background-color="#ffffff" fo:color="#222222" fo:font-size="12pt" style:font-size-asian="12pt" style:font-size-complex="12pt"/>
    </style:style>
    <style:style style:name="T298_54" style:family="text">
      <style:text-properties fo:background-color="#ffffff" fo:color="#222222" fo:font-size="12pt" style:font-size-asian="12pt" style:font-size-complex="12pt"/>
    </style:style>
    <style:style style:name="T298_55" style:family="text">
      <style:text-properties fo:background-color="#ffffff" fo:color="#222222" fo:font-size="12pt" style:font-size-asian="12pt" style:font-size-complex="12pt"/>
    </style:style>
    <style:style style:name="T298_56" style:family="text">
      <style:text-properties fo:background-color="#ffffff" fo:color="#222222" fo:font-size="12pt" style:font-size-asian="12pt" style:font-size-complex="12pt"/>
    </style:style>
    <style:style style:name="T298_57" style:family="text">
      <style:text-properties fo:background-color="#ffffff" fo:color="#222222" fo:font-size="12pt" style:font-size-asian="12pt" style:font-size-complex="12pt"/>
    </style:style>
    <style:style style:name="T298_58" style:family="text">
      <style:text-properties fo:background-color="#ffffff" fo:color="#222222" fo:font-size="12pt" style:font-size-asian="12pt" style:font-size-complex="12pt"/>
    </style:style>
    <style:style style:name="T298_59" style:family="text">
      <style:text-properties fo:background-color="#ffffff" fo:color="#222222" fo:font-size="12pt" style:font-size-asian="12pt" style:font-size-complex="12pt"/>
    </style:style>
    <style:style style:name="T298_60" style:family="text">
      <style:text-properties fo:background-color="#ffffff" fo:color="#222222" fo:font-size="12pt" style:font-size-asian="12pt" style:font-size-complex="12pt"/>
    </style:style>
    <style:style style:name="T298_61" style:family="text">
      <style:text-properties fo:background-color="#ffffff" fo:color="#222222" fo:font-size="12pt" style:font-size-asian="12pt" style:font-size-complex="12pt"/>
    </style:style>
    <style:style style:name="T298_62" style:family="text">
      <style:text-properties fo:background-color="#ffffff" fo:color="#222222" fo:font-size="12pt" style:font-size-asian="12pt" style:font-size-complex="12pt"/>
    </style:style>
    <style:style style:name="T298_63" style:family="text">
      <style:text-properties fo:background-color="#ffffff" fo:color="#222222" fo:font-size="12pt" style:font-size-asian="12pt" style:font-size-complex="12pt"/>
    </style:style>
    <style:style style:name="T298_64" style:family="text">
      <style:text-properties fo:background-color="#ffffff" fo:color="#222222" fo:font-size="12pt" style:font-size-asian="12pt" style:font-size-complex="12pt"/>
    </style:style>
    <style:style style:name="T298_65" style:family="text">
      <style:text-properties fo:background-color="#ffffff" fo:color="#222222" fo:font-size="12pt" style:font-size-asian="12pt" style:font-size-complex="12pt"/>
    </style:style>
    <style:style style:name="T298_66" style:family="text">
      <style:text-properties fo:background-color="#ffffff" fo:color="#222222" fo:font-size="12pt" style:font-size-asian="12pt" style:font-size-complex="12pt"/>
    </style:style>
    <style:style style:name="T298_67" style:family="text">
      <style:text-properties fo:background-color="#ffffff" fo:color="#222222" fo:font-size="12pt" style:font-size-asian="12pt" style:font-size-complex="12pt"/>
    </style:style>
    <style:style style:name="T298_68" style:family="text">
      <style:text-properties fo:background-color="#ffffff" fo:color="#222222" fo:font-size="12pt" style:font-size-asian="12pt" style:font-size-complex="12pt"/>
    </style:style>
    <style:style style:name="T298_69" style:family="text">
      <style:text-properties fo:background-color="#ffffff" fo:color="#222222" fo:font-size="12pt" style:font-size-asian="12pt" style:font-size-complex="12pt"/>
    </style:style>
    <style:style style:name="T298_70" style:family="text">
      <style:text-properties fo:background-color="#ffffff" fo:color="#222222" fo:font-size="12pt" style:font-size-asian="12pt" style:font-size-complex="12pt"/>
    </style:style>
    <style:style style:name="T298_71" style:family="text">
      <style:text-properties fo:background-color="#ffffff" fo:color="#222222" fo:font-size="12pt" style:font-size-asian="12pt" style:font-size-complex="12pt"/>
    </style:style>
    <style:style style:name="T298_72" style:family="text">
      <style:text-properties fo:background-color="#ffffff" fo:color="#222222" fo:font-size="12pt" style:font-size-asian="12pt" style:font-size-complex="12pt"/>
    </style:style>
    <style:style style:name="T298_73" style:family="text">
      <style:text-properties fo:background-color="#ffffff" fo:color="#222222" fo:font-size="12pt" style:font-size-asian="12pt" style:font-size-complex="12pt"/>
    </style:style>
    <style:style style:name="T298_74" style:family="text">
      <style:text-properties fo:background-color="#ffffff" fo:color="#222222" fo:font-size="12pt" style:font-size-asian="12pt" style:font-size-complex="12pt"/>
    </style:style>
    <style:style style:name="T298_75" style:family="text">
      <style:text-properties fo:background-color="#ffffff" fo:color="#222222" fo:font-size="12pt" style:font-size-asian="12pt" style:font-size-complex="12pt"/>
    </style:style>
    <style:style style:name="T298_76" style:family="text">
      <style:text-properties fo:background-color="#ffffff" fo:color="#222222" fo:font-size="12pt" style:font-size-asian="12pt" style:font-size-complex="12pt"/>
    </style:style>
    <style:style style:name="T298_77" style:family="text">
      <style:text-properties fo:background-color="#ffffff" fo:color="#222222" fo:font-size="12pt" style:font-size-asian="12pt" style:font-size-complex="12pt"/>
    </style:style>
    <style:style style:name="T298_78" style:family="text">
      <style:text-properties fo:background-color="#ffffff" fo:color="#222222" fo:font-size="12pt" style:font-size-asian="12pt" style:font-size-complex="12pt"/>
    </style:style>
    <style:style style:name="T298_79" style:family="text">
      <style:text-properties fo:background-color="#ffffff" fo:color="#222222" fo:font-size="12pt" style:font-size-asian="12pt" style:font-size-complex="12pt"/>
    </style:style>
    <style:style style:name="T298_80" style:family="text">
      <style:text-properties fo:background-color="#ffffff" fo:color="#222222" fo:font-size="12pt" style:font-size-asian="12pt" style:font-size-complex="12pt"/>
    </style:style>
    <style:style style:name="T298_81" style:family="text">
      <style:text-properties fo:background-color="#ffffff" fo:color="#222222" fo:font-size="12pt" style:font-size-asian="12pt" style:font-size-complex="12pt"/>
    </style:style>
    <style:style style:name="T298_82" style:family="text">
      <style:text-properties fo:background-color="#ffffff" fo:color="#222222" fo:font-size="12pt" style:font-size-asian="12pt" style:font-size-complex="12pt"/>
    </style:style>
    <style:style style:name="T298_83" style:family="text">
      <style:text-properties fo:background-color="#ffffff" fo:color="#222222" fo:font-size="12pt" style:font-size-asian="12pt" style:font-size-complex="12pt"/>
    </style:style>
    <style:style style:name="T298_84" style:family="text">
      <style:text-properties fo:background-color="#ffffff" fo:color="#222222" fo:font-size="12pt" style:font-size-asian="12pt" style:font-size-complex="12pt"/>
    </style:style>
    <style:style style:name="T298_85" style:family="text">
      <style:text-properties fo:background-color="#ffffff" fo:color="#222222" fo:font-size="12pt" style:font-size-asian="12pt" style:font-size-complex="12pt"/>
    </style:style>
    <style:style style:name="T298_86" style:family="text">
      <style:text-properties fo:background-color="#ffffff" fo:color="#222222" fo:font-size="12pt" style:font-size-asian="12pt" style:font-size-complex="12pt"/>
    </style:style>
    <style:style style:name="T298_87" style:family="text">
      <style:text-properties fo:background-color="#ffffff" fo:color="#222222" fo:font-size="12pt" style:font-size-asian="12pt" style:font-size-complex="12pt"/>
    </style:style>
    <style:style style:name="T298_88" style:family="text">
      <style:text-properties fo:background-color="#ffffff" fo:color="#222222" fo:font-size="12pt" style:font-size-asian="12pt" style:font-size-complex="12pt"/>
    </style:style>
    <style:style style:name="T298_89" style:family="text">
      <style:text-properties fo:background-color="#ffffff" fo:color="#222222" fo:font-size="12pt" style:font-size-asian="12pt" style:font-size-complex="12pt"/>
    </style:style>
    <style:style style:name="T298_90" style:family="text">
      <style:text-properties fo:background-color="#ffffff" fo:color="#222222" fo:font-size="12pt" style:font-size-asian="12pt" style:font-size-complex="12pt"/>
    </style:style>
    <style:style style:name="T298_91" style:family="text">
      <style:text-properties fo:background-color="#ffffff" fo:color="#222222" fo:font-size="12pt" style:font-size-asian="12pt" style:font-size-complex="12pt"/>
    </style:style>
    <style:style style:name="T298_92" style:family="text">
      <style:text-properties fo:background-color="#ffffff" fo:color="#222222" fo:font-size="12pt" style:font-size-asian="12pt" style:font-size-complex="12pt"/>
    </style:style>
    <style:style style:name="T298_93" style:family="text">
      <style:text-properties fo:background-color="#ffffff" fo:color="#222222" fo:font-size="12pt" style:font-size-asian="12pt" style:font-size-complex="12pt"/>
    </style:style>
    <style:style style:name="T298_94" style:family="text">
      <style:text-properties fo:background-color="#ffffff" fo:color="#222222" fo:font-size="12pt" style:font-size-asian="12pt" style:font-size-complex="12pt"/>
    </style:style>
    <style:style style:name="T298_95" style:family="text">
      <style:text-properties fo:background-color="#ffffff" fo:color="#222222" fo:font-size="12pt" style:font-size-asian="12pt" style:font-size-complex="12pt"/>
    </style:style>
    <style:style style:name="T298_96" style:family="text">
      <style:text-properties fo:background-color="#ffffff" fo:color="#222222" fo:font-size="12pt" style:font-size-asian="12pt" style:font-size-complex="12pt"/>
    </style:style>
    <style:style style:name="T298_97" style:family="text">
      <style:text-properties fo:background-color="#ffffff" fo:color="#222222" fo:font-size="12pt" style:font-size-asian="12pt" style:font-size-complex="12pt"/>
    </style:style>
    <style:style style:name="T298_98" style:family="text">
      <style:text-properties fo:background-color="#ffffff" fo:color="#222222" fo:font-size="12pt" style:font-size-asian="12pt" style:font-size-complex="12pt"/>
    </style:style>
    <style:style style:name="T298_99" style:family="text">
      <style:text-properties fo:background-color="#ffffff" fo:color="#222222" fo:font-size="12pt" style:font-size-asian="12pt" style:font-size-complex="12pt"/>
    </style:style>
    <style:style style:name="T298_100" style:family="text">
      <style:text-properties fo:background-color="#ffffff" fo:color="#222222" fo:font-size="12pt" style:font-size-asian="12pt" style:font-size-complex="12pt"/>
    </style:style>
    <style:style style:name="T298_101" style:family="text">
      <style:text-properties fo:background-color="#ffffff" fo:color="#222222" fo:font-size="12pt" style:font-size-asian="12pt" style:font-size-complex="12pt"/>
    </style:style>
    <style:style style:name="T298_102" style:family="text">
      <style:text-properties fo:background-color="#ffffff" fo:color="#222222" fo:font-size="12pt" style:font-size-asian="12pt" style:font-size-complex="12pt"/>
    </style:style>
    <style:style style:name="T298_103" style:family="text">
      <style:text-properties fo:background-color="#ffffff" fo:color="#222222" fo:font-size="12pt" style:font-size-asian="12pt" style:font-size-complex="12pt"/>
    </style:style>
    <style:style style:name="T298_104" style:family="text">
      <style:text-properties fo:background-color="#ffffff" fo:color="#222222" fo:font-size="12pt" style:font-size-asian="12pt" style:font-size-complex="12pt"/>
    </style:style>
    <style:style style:name="T298_105" style:family="text">
      <style:text-properties fo:background-color="#ffffff" fo:color="#222222" fo:font-size="12pt" style:font-size-asian="12pt" style:font-size-complex="12pt"/>
    </style:style>
    <style:style style:name="T298_106" style:family="text">
      <style:text-properties fo:background-color="#ffffff" fo:color="#222222" fo:font-size="12pt" style:font-size-asian="12pt" style:font-size-complex="12pt"/>
    </style:style>
    <style:style style:name="T298_107" style:family="text">
      <style:text-properties fo:background-color="#ffffff" fo:color="#222222" fo:font-size="12pt" style:font-size-asian="12pt" style:font-size-complex="12pt"/>
    </style:style>
    <style:style style:name="T298_108" style:family="text">
      <style:text-properties fo:background-color="#ffffff" fo:color="#222222" fo:font-size="12pt" style:font-size-asian="12pt" style:font-size-complex="12pt"/>
    </style:style>
    <style:style style:name="T298_109" style:family="text">
      <style:text-properties fo:background-color="#ffffff" fo:color="#222222" fo:font-size="12pt" style:font-size-asian="12pt" style:font-size-complex="12pt"/>
    </style:style>
    <style:style style:name="T298_110" style:family="text">
      <style:text-properties fo:background-color="#ffffff" fo:color="#222222" fo:font-size="12pt" style:font-size-asian="12pt" style:font-size-complex="12pt"/>
    </style:style>
    <style:style style:name="T298_111" style:family="text">
      <style:text-properties fo:background-color="#ffffff" fo:color="#222222" fo:font-size="12pt" style:font-size-asian="12pt" style:font-size-complex="12pt"/>
    </style:style>
    <style:style style:name="T298_112" style:family="text">
      <style:text-properties fo:background-color="#ffffff" fo:color="#222222" fo:font-size="12pt" style:font-size-asian="12pt" style:font-size-complex="12pt"/>
    </style:style>
    <style:style style:name="T298_113" style:family="text">
      <style:text-properties fo:background-color="#ffffff" fo:color="#222222" fo:font-size="12pt" style:font-size-asian="12pt" style:font-size-complex="12pt"/>
    </style:style>
    <style:style style:name="T298_114" style:family="text">
      <style:text-properties fo:background-color="#ffffff" fo:color="#222222" fo:font-size="12pt" style:font-size-asian="12pt" style:font-size-complex="12pt"/>
    </style:style>
    <style:style style:name="T298_115" style:family="text">
      <style:text-properties fo:background-color="#ffffff" fo:color="#222222" fo:font-size="12pt" style:font-size-asian="12pt" style:font-size-complex="12pt"/>
    </style:style>
    <style:style style:name="T298_116" style:family="text">
      <style:text-properties fo:background-color="#ffffff" fo:color="#222222" fo:font-size="12pt" style:font-size-asian="12pt" style:font-size-complex="12pt"/>
    </style:style>
    <style:style style:name="T298_117" style:family="text">
      <style:text-properties fo:background-color="#ffffff" fo:color="#222222" fo:font-size="12pt" style:font-size-asian="12pt" style:font-size-complex="12pt"/>
    </style:style>
    <style:style style:name="T298_118" style:family="text">
      <style:text-properties fo:background-color="#ffffff" fo:color="#222222" fo:font-size="12pt" style:font-size-asian="12pt" style:font-size-complex="12pt"/>
    </style:style>
    <style:style style:name="T298_119" style:family="text">
      <style:text-properties fo:background-color="#ffffff" fo:color="#222222" fo:font-size="12pt" style:font-size-asian="12pt" style:font-size-complex="12pt"/>
    </style:style>
    <style:style style:name="T298_120" style:family="text">
      <style:text-properties fo:background-color="#ffffff" fo:color="#222222" fo:font-size="12pt" style:font-size-asian="12pt" style:font-size-complex="12pt"/>
    </style:style>
    <style:style style:name="T298_121" style:family="text">
      <style:text-properties fo:background-color="#ffffff" fo:color="#222222" fo:font-size="12pt" style:font-size-asian="12pt" style:font-size-complex="12pt"/>
    </style:style>
    <style:style style:name="T298_122" style:family="text">
      <style:text-properties fo:background-color="#ffffff" fo:color="#222222" fo:font-size="12pt" style:font-size-asian="12pt" style:font-size-complex="12pt"/>
    </style:style>
    <style:style style:name="T298_123" style:family="text">
      <style:text-properties fo:background-color="#ffffff" fo:color="#222222" fo:font-size="12pt" style:font-size-asian="12pt" style:font-size-complex="12pt"/>
    </style:style>
    <style:style style:name="T298_124" style:family="text">
      <style:text-properties fo:background-color="#ffffff" fo:color="#222222" fo:font-size="12pt" style:font-size-asian="12pt" style:font-size-complex="12pt"/>
    </style:style>
    <style:style style:name="T298_125" style:family="text">
      <style:text-properties fo:background-color="#ffffff" fo:color="#222222" fo:font-size="12pt" style:font-size-asian="12pt" style:font-size-complex="12pt"/>
    </style:style>
    <style:style style:name="T298_126" style:family="text">
      <style:text-properties fo:background-color="#ffffff" fo:color="#222222" fo:font-size="12pt" style:font-size-asian="12pt" style:font-size-complex="12pt"/>
    </style:style>
    <style:style style:name="T298_127" style:family="text">
      <style:text-properties fo:background-color="#ffffff" fo:color="#222222" fo:font-size="12pt" style:font-size-asian="12pt" style:font-size-complex="12pt"/>
    </style:style>
    <style:style style:name="T298_128" style:family="text">
      <style:text-properties fo:background-color="#ffffff" fo:color="#222222" fo:font-size="12pt" style:font-size-asian="12pt" style:font-size-complex="12pt"/>
    </style:style>
    <style:style style:name="T298_129" style:family="text">
      <style:text-properties fo:background-color="#ffffff" fo:color="#222222" fo:font-size="12pt" style:font-size-asian="12pt" style:font-size-complex="12pt"/>
    </style:style>
    <style:style style:name="T298_130" style:family="text">
      <style:text-properties fo:background-color="#ffffff" fo:color="#222222" fo:font-size="12pt" style:font-size-asian="12pt" style:font-size-complex="12pt"/>
    </style:style>
    <style:style style:name="T298_131" style:family="text">
      <style:text-properties fo:background-color="#ffffff" fo:color="#222222" fo:font-size="12pt" style:font-size-asian="12pt" style:font-size-complex="12pt"/>
    </style:style>
    <style:style style:name="T298_132" style:family="text">
      <style:text-properties fo:background-color="#ffffff" fo:color="#222222" fo:font-size="12pt" style:font-size-asian="12pt" style:font-size-complex="12pt"/>
    </style:style>
    <style:style style:name="T298_133" style:family="text">
      <style:text-properties fo:background-color="#ffffff" fo:color="#222222" fo:font-size="12pt" style:font-size-asian="12pt" style:font-size-complex="12pt"/>
    </style:style>
    <style:style style:name="T298_134" style:family="text">
      <style:text-properties fo:background-color="#ffffff" fo:color="#222222" fo:font-size="12pt" style:font-size-asian="12pt" style:font-size-complex="12pt"/>
    </style:style>
    <style:style style:name="T298_135" style:family="text">
      <style:text-properties fo:background-color="#ffffff" fo:color="#222222" fo:font-size="12pt" style:font-size-asian="12pt" style:font-size-complex="12pt"/>
    </style:style>
    <style:style style:name="T298_136" style:family="text">
      <style:text-properties fo:background-color="#ffffff" fo:color="#222222" fo:font-size="12pt" style:font-size-asian="12pt" style:font-size-complex="12pt"/>
    </style:style>
    <style:style style:name="T298_137" style:family="text">
      <style:text-properties fo:background-color="#ffffff" fo:color="#222222" fo:font-size="12pt" style:font-size-asian="12pt" style:font-size-complex="12pt"/>
    </style:style>
    <style:style style:name="T298_138" style:family="text">
      <style:text-properties fo:background-color="#ffffff" fo:color="#222222" fo:font-size="12pt" style:font-size-asian="12pt" style:font-size-complex="12pt"/>
    </style:style>
    <style:style style:name="T298_139" style:family="text">
      <style:text-properties fo:background-color="#ffffff" fo:color="#222222" fo:font-size="12pt" style:font-size-asian="12pt" style:font-size-complex="12pt"/>
    </style:style>
    <style:style style:name="T298_140" style:family="text">
      <style:text-properties fo:background-color="#ffffff" fo:color="#222222" fo:font-size="12pt" style:font-size-asian="12pt" style:font-size-complex="12pt"/>
    </style:style>
    <style:style style:name="T298_141" style:family="text">
      <style:text-properties fo:background-color="#ffffff" fo:color="#222222" fo:font-size="12pt" style:font-size-asian="12pt" style:font-size-complex="12pt"/>
    </style:style>
    <style:style style:name="T298_142" style:family="text">
      <style:text-properties fo:background-color="#ffffff" fo:color="#222222" fo:font-size="12pt" style:font-size-asian="12pt" style:font-size-complex="12pt"/>
    </style:style>
    <style:style style:name="T298_143" style:family="text">
      <style:text-properties fo:background-color="#ffffff" fo:color="#222222" fo:font-size="12pt" style:font-size-asian="12pt" style:font-size-complex="12pt"/>
    </style:style>
    <style:style style:name="T298_144" style:family="text">
      <style:text-properties fo:background-color="#ffffff" fo:color="#222222" fo:font-size="12pt" style:font-size-asian="12pt" style:font-size-complex="12pt"/>
    </style:style>
    <style:style style:name="T298_145" style:family="text">
      <style:text-properties fo:background-color="#ffffff" fo:color="#222222" fo:font-size="12pt" style:font-size-asian="12pt" style:font-size-complex="12pt"/>
    </style:style>
    <style:style style:name="T298_146" style:family="text">
      <style:text-properties fo:background-color="#ffffff" fo:color="#222222" fo:font-size="12pt" style:font-size-asian="12pt" style:font-size-complex="12pt"/>
    </style:style>
    <style:style style:name="T298_147" style:family="text">
      <style:text-properties fo:background-color="#ffffff" fo:color="#222222" fo:font-size="12pt" style:font-size-asian="12pt" style:font-size-complex="12pt"/>
    </style:style>
    <style:style style:name="T298_148" style:family="text">
      <style:text-properties fo:background-color="#ffffff" fo:color="#222222" fo:font-size="12pt" style:font-size-asian="12pt" style:font-size-complex="12pt"/>
    </style:style>
    <style:style style:name="T298_149" style:family="text">
      <style:text-properties fo:background-color="#ffffff" fo:color="#222222" fo:font-size="12pt" style:font-size-asian="12pt" style:font-size-complex="12pt"/>
    </style:style>
    <style:style style:name="T298_150" style:family="text">
      <style:text-properties fo:background-color="#ffffff" fo:color="#222222" fo:font-size="12pt" style:font-size-asian="12pt" style:font-size-complex="12pt"/>
    </style:style>
    <style:style style:name="T298_151" style:family="text">
      <style:text-properties fo:background-color="#ffffff" fo:color="#222222" fo:font-size="12pt" style:font-size-asian="12pt" style:font-size-complex="12pt"/>
    </style:style>
    <style:style style:name="T298_152" style:family="text">
      <style:text-properties fo:background-color="#ffffff" fo:color="#222222" fo:font-size="12pt" style:font-size-asian="12pt" style:font-size-complex="12pt"/>
    </style:style>
    <style:style style:name="P299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300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300_1" style:family="text">
      <style:text-properties fo:background-color="#ffffff" fo:color="#222222" fo:font-size="12pt" style:font-size-asian="12pt" style:font-size-complex="12pt"/>
    </style:style>
    <style:style style:name="T300_2" style:family="text">
      <style:text-properties fo:background-color="#ffffff" fo:color="#222222" fo:font-size="12pt" style:font-size-asian="12pt" style:font-size-complex="12pt"/>
    </style:style>
    <style:style style:name="T300_3" style:family="text">
      <style:text-properties fo:background-color="#ffffff" fo:color="#222222" fo:font-size="12pt" style:font-size-asian="12pt" style:font-size-complex="12pt"/>
    </style:style>
    <style:style style:name="T300_4" style:family="text">
      <style:text-properties fo:background-color="#ffffff" fo:color="#222222" fo:font-size="12pt" style:font-size-asian="12pt" style:font-size-complex="12pt"/>
    </style:style>
    <style:style style:name="T300_5" style:family="text">
      <style:text-properties fo:background-color="#ffffff" fo:color="#222222" fo:font-size="12pt" style:font-size-asian="12pt" style:font-size-complex="12pt"/>
    </style:style>
    <style:style style:name="T300_6" style:family="text">
      <style:text-properties fo:background-color="#ffffff" fo:color="#222222" fo:font-size="12pt" style:font-size-asian="12pt" style:font-size-complex="12pt"/>
    </style:style>
    <style:style style:name="T300_7" style:family="text">
      <style:text-properties fo:background-color="#ffffff" fo:color="#222222" fo:font-size="12pt" style:font-size-asian="12pt" style:font-size-complex="12pt"/>
    </style:style>
    <style:style style:name="T300_8" style:family="text">
      <style:text-properties fo:background-color="#ffffff" fo:color="#222222" fo:font-size="12pt" style:font-size-asian="12pt" style:font-size-complex="12pt"/>
    </style:style>
    <style:style style:name="T300_9" style:family="text">
      <style:text-properties fo:background-color="#ffffff" fo:color="#222222" fo:font-size="12pt" style:font-size-asian="12pt" style:font-size-complex="12pt"/>
    </style:style>
    <style:style style:name="T300_10" style:family="text">
      <style:text-properties fo:background-color="#ffffff" fo:color="#222222" fo:font-size="12pt" style:font-size-asian="12pt" style:font-size-complex="12pt"/>
    </style:style>
    <style:style style:name="T300_11" style:family="text">
      <style:text-properties fo:background-color="#ffffff" fo:color="#222222" fo:font-size="12pt" style:font-size-asian="12pt" style:font-size-complex="12pt"/>
    </style:style>
    <style:style style:name="T300_12" style:family="text">
      <style:text-properties fo:background-color="#ffffff" fo:color="#222222" fo:font-size="12pt" style:font-size-asian="12pt" style:font-size-complex="12pt"/>
    </style:style>
    <style:style style:name="T300_13" style:family="text">
      <style:text-properties fo:background-color="#ffffff" fo:color="#222222" fo:font-size="12pt" style:font-size-asian="12pt" style:font-size-complex="12pt"/>
    </style:style>
    <style:style style:name="T300_14" style:family="text">
      <style:text-properties fo:background-color="#ffffff" fo:color="#222222" fo:font-size="12pt" style:font-size-asian="12pt" style:font-size-complex="12pt"/>
    </style:style>
    <style:style style:name="T300_15" style:family="text">
      <style:text-properties fo:background-color="#ffffff" fo:color="#222222" fo:font-size="12pt" style:font-size-asian="12pt" style:font-size-complex="12pt"/>
    </style:style>
    <style:style style:name="T300_16" style:family="text">
      <style:text-properties fo:background-color="#ffffff" fo:color="#222222" fo:font-size="12pt" style:font-size-asian="12pt" style:font-size-complex="12pt"/>
    </style:style>
    <style:style style:name="T300_17" style:family="text">
      <style:text-properties fo:background-color="#ffffff" fo:color="#222222" fo:font-size="12pt" style:font-size-asian="12pt" style:font-size-complex="12pt"/>
    </style:style>
    <style:style style:name="T300_18" style:family="text">
      <style:text-properties fo:background-color="#ffffff" fo:color="#222222" fo:font-size="12pt" style:font-size-asian="12pt" style:font-size-complex="12pt"/>
    </style:style>
    <style:style style:name="T300_19" style:family="text">
      <style:text-properties fo:background-color="#ffffff" fo:color="#222222" fo:font-size="12pt" style:font-size-asian="12pt" style:font-size-complex="12pt"/>
    </style:style>
    <style:style style:name="T300_20" style:family="text">
      <style:text-properties fo:background-color="#ffffff" fo:color="#222222" fo:font-size="12pt" style:font-size-asian="12pt" style:font-size-complex="12pt"/>
    </style:style>
    <style:style style:name="T300_21" style:family="text">
      <style:text-properties fo:background-color="#ffffff" fo:color="#222222" fo:font-size="12pt" style:font-size-asian="12pt" style:font-size-complex="12pt"/>
    </style:style>
    <style:style style:name="T300_22" style:family="text">
      <style:text-properties fo:background-color="#ffffff" fo:color="#222222" fo:font-size="12pt" style:font-size-asian="12pt" style:font-size-complex="12pt"/>
    </style:style>
    <style:style style:name="T300_23" style:family="text">
      <style:text-properties fo:background-color="#ffffff" fo:color="#222222" fo:font-size="12pt" style:font-size-asian="12pt" style:font-size-complex="12pt"/>
    </style:style>
    <style:style style:name="T300_24" style:family="text">
      <style:text-properties fo:background-color="#ffffff" fo:color="#222222" fo:font-size="12pt" style:font-size-asian="12pt" style:font-size-complex="12pt"/>
    </style:style>
    <style:style style:name="T300_25" style:family="text">
      <style:text-properties fo:background-color="#ffffff" fo:color="#222222" fo:font-size="12pt" style:font-size-asian="12pt" style:font-size-complex="12pt"/>
    </style:style>
    <style:style style:name="T300_26" style:family="text">
      <style:text-properties fo:background-color="#ffffff" fo:color="#222222" fo:font-size="12pt" style:font-size-asian="12pt" style:font-size-complex="12pt"/>
    </style:style>
    <style:style style:name="T300_27" style:family="text">
      <style:text-properties fo:background-color="#ffffff" fo:color="#222222" fo:font-size="12pt" style:font-size-asian="12pt" style:font-size-complex="12pt"/>
    </style:style>
    <style:style style:name="T300_28" style:family="text">
      <style:text-properties fo:background-color="#ffffff" fo:color="#222222" fo:font-size="12pt" style:font-size-asian="12pt" style:font-size-complex="12pt"/>
    </style:style>
    <style:style style:name="T300_29" style:family="text">
      <style:text-properties fo:background-color="#ffffff" fo:color="#222222" fo:font-size="12pt" style:font-size-asian="12pt" style:font-size-complex="12pt"/>
    </style:style>
    <style:style style:name="T300_30" style:family="text">
      <style:text-properties fo:background-color="#ffffff" fo:color="#222222" fo:font-size="12pt" style:font-size-asian="12pt" style:font-size-complex="12pt"/>
    </style:style>
    <style:style style:name="T300_31" style:family="text">
      <style:text-properties fo:background-color="#ffffff" fo:color="#222222" fo:font-size="12pt" style:font-size-asian="12pt" style:font-size-complex="12pt"/>
    </style:style>
    <style:style style:name="T300_32" style:family="text">
      <style:text-properties fo:background-color="#ffffff" fo:color="#222222" fo:font-size="12pt" style:font-size-asian="12pt" style:font-size-complex="12pt"/>
    </style:style>
    <style:style style:name="T300_33" style:family="text">
      <style:text-properties fo:background-color="#ffffff" fo:color="#222222" fo:font-size="12pt" style:font-size-asian="12pt" style:font-size-complex="12pt"/>
    </style:style>
    <style:style style:name="T300_34" style:family="text">
      <style:text-properties fo:background-color="#ffffff" fo:color="#222222" fo:font-size="12pt" style:font-size-asian="12pt" style:font-size-complex="12pt"/>
    </style:style>
    <style:style style:name="T300_35" style:family="text">
      <style:text-properties fo:background-color="#ffffff" fo:color="#222222" fo:font-size="12pt" style:font-size-asian="12pt" style:font-size-complex="12pt"/>
    </style:style>
    <style:style style:name="T300_36" style:family="text">
      <style:text-properties fo:background-color="#ffffff" fo:color="#222222" fo:font-size="12pt" style:font-size-asian="12pt" style:font-size-complex="12pt"/>
    </style:style>
    <style:style style:name="T300_37" style:family="text">
      <style:text-properties fo:background-color="#ffffff" fo:color="#222222" fo:font-size="12pt" style:font-size-asian="12pt" style:font-size-complex="12pt"/>
    </style:style>
    <style:style style:name="T300_38" style:family="text">
      <style:text-properties fo:background-color="#ffffff" fo:color="#222222" fo:font-size="12pt" style:font-size-asian="12pt" style:font-size-complex="12pt"/>
    </style:style>
    <style:style style:name="T300_39" style:family="text">
      <style:text-properties fo:background-color="#ffffff" fo:color="#222222" fo:font-size="12pt" style:font-size-asian="12pt" style:font-size-complex="12pt"/>
    </style:style>
    <style:style style:name="T300_40" style:family="text">
      <style:text-properties fo:background-color="#ffffff" fo:color="#222222" fo:font-size="12pt" style:font-size-asian="12pt" style:font-size-complex="12pt"/>
    </style:style>
    <style:style style:name="T300_41" style:family="text">
      <style:text-properties fo:background-color="#ffffff" fo:color="#222222" fo:font-size="12pt" style:font-size-asian="12pt" style:font-size-complex="12pt"/>
    </style:style>
    <style:style style:name="T300_42" style:family="text">
      <style:text-properties fo:background-color="#ffffff" fo:color="#222222" fo:font-size="12pt" style:font-size-asian="12pt" style:font-size-complex="12pt"/>
    </style:style>
    <style:style style:name="T300_43" style:family="text">
      <style:text-properties fo:background-color="#ffffff" fo:color="#222222" fo:font-size="12pt" style:font-size-asian="12pt" style:font-size-complex="12pt"/>
    </style:style>
    <style:style style:name="T300_44" style:family="text">
      <style:text-properties fo:background-color="#ffffff" fo:color="#222222" fo:font-size="12pt" style:font-size-asian="12pt" style:font-size-complex="12pt"/>
    </style:style>
    <style:style style:name="T300_45" style:family="text">
      <style:text-properties fo:background-color="#ffffff" fo:color="#222222" fo:font-size="12pt" style:font-size-asian="12pt" style:font-size-complex="12pt"/>
    </style:style>
    <style:style style:name="T300_46" style:family="text">
      <style:text-properties fo:background-color="#ffffff" fo:color="#222222" fo:font-size="12pt" style:font-size-asian="12pt" style:font-size-complex="12pt"/>
    </style:style>
    <style:style style:name="T300_47" style:family="text">
      <style:text-properties fo:background-color="#ffffff" fo:color="#222222" fo:font-size="12pt" style:font-size-asian="12pt" style:font-size-complex="12pt"/>
    </style:style>
    <style:style style:name="T300_48" style:family="text">
      <style:text-properties fo:background-color="#ffffff" fo:color="#222222" fo:font-size="12pt" style:font-size-asian="12pt" style:font-size-complex="12pt"/>
    </style:style>
    <style:style style:name="T300_49" style:family="text">
      <style:text-properties fo:background-color="#ffffff" fo:color="#222222" fo:font-size="12pt" style:font-size-asian="12pt" style:font-size-complex="12pt"/>
    </style:style>
    <style:style style:name="T300_50" style:family="text">
      <style:text-properties fo:background-color="#ffffff" fo:color="#222222" fo:font-size="12pt" style:font-size-asian="12pt" style:font-size-complex="12pt"/>
    </style:style>
    <style:style style:name="T300_51" style:family="text">
      <style:text-properties fo:background-color="#ffffff" fo:color="#222222" fo:font-size="12pt" style:font-size-asian="12pt" style:font-size-complex="12pt"/>
    </style:style>
    <style:style style:name="T300_52" style:family="text">
      <style:text-properties fo:background-color="#ffffff" fo:color="#222222" fo:font-size="12pt" style:font-size-asian="12pt" style:font-size-complex="12pt"/>
    </style:style>
    <style:style style:name="T300_53" style:family="text">
      <style:text-properties fo:background-color="#ffffff" fo:color="#222222" fo:font-size="12pt" style:font-size-asian="12pt" style:font-size-complex="12pt"/>
    </style:style>
    <style:style style:name="T300_54" style:family="text">
      <style:text-properties fo:background-color="#ffffff" fo:color="#222222" fo:font-size="12pt" style:font-size-asian="12pt" style:font-size-complex="12pt"/>
    </style:style>
    <style:style style:name="T300_55" style:family="text">
      <style:text-properties fo:background-color="#ffffff" fo:color="#222222" fo:font-size="12pt" style:font-size-asian="12pt" style:font-size-complex="12pt"/>
    </style:style>
    <style:style style:name="T300_56" style:family="text">
      <style:text-properties fo:background-color="#ffffff" fo:color="#222222" fo:font-size="12pt" style:font-size-asian="12pt" style:font-size-complex="12pt"/>
    </style:style>
    <style:style style:name="T300_57" style:family="text">
      <style:text-properties fo:background-color="#ffffff" fo:color="#222222" fo:font-size="12pt" style:font-size-asian="12pt" style:font-size-complex="12pt"/>
    </style:style>
    <style:style style:name="T300_58" style:family="text">
      <style:text-properties fo:background-color="#ffffff" fo:color="#222222" fo:font-size="12pt" style:font-size-asian="12pt" style:font-size-complex="12pt"/>
    </style:style>
    <style:style style:name="T300_59" style:family="text">
      <style:text-properties fo:background-color="#ffffff" fo:color="#222222" fo:font-size="12pt" style:font-size-asian="12pt" style:font-size-complex="12pt"/>
    </style:style>
    <style:style style:name="T300_60" style:family="text">
      <style:text-properties fo:background-color="#ffffff" fo:color="#222222" fo:font-size="12pt" style:font-size-asian="12pt" style:font-size-complex="12pt"/>
    </style:style>
    <style:style style:name="T300_61" style:family="text">
      <style:text-properties fo:background-color="#ffffff" fo:color="#222222" fo:font-size="12pt" style:font-size-asian="12pt" style:font-size-complex="12pt"/>
    </style:style>
    <style:style style:name="T300_62" style:family="text">
      <style:text-properties fo:background-color="#ffffff" fo:color="#222222" fo:font-size="12pt" style:font-size-asian="12pt" style:font-size-complex="12pt"/>
    </style:style>
    <style:style style:name="T300_63" style:family="text">
      <style:text-properties fo:background-color="#ffffff" fo:color="#222222" fo:font-size="12pt" style:font-size-asian="12pt" style:font-size-complex="12pt"/>
    </style:style>
    <style:style style:name="T300_64" style:family="text">
      <style:text-properties fo:background-color="#ffffff" fo:color="#222222" fo:font-size="12pt" style:font-size-asian="12pt" style:font-size-complex="12pt"/>
    </style:style>
    <style:style style:name="T300_65" style:family="text">
      <style:text-properties fo:background-color="#ffffff" fo:color="#222222" fo:font-size="12pt" style:font-size-asian="12pt" style:font-size-complex="12pt"/>
    </style:style>
    <style:style style:name="T300_66" style:family="text">
      <style:text-properties fo:background-color="#ffffff" fo:color="#222222" fo:font-size="12pt" style:font-size-asian="12pt" style:font-size-complex="12pt"/>
    </style:style>
    <style:style style:name="T300_67" style:family="text">
      <style:text-properties fo:background-color="#ffffff" fo:color="#222222" fo:font-size="12pt" style:font-size-asian="12pt" style:font-size-complex="12pt"/>
    </style:style>
    <style:style style:name="T300_68" style:family="text">
      <style:text-properties fo:background-color="#ffffff" fo:color="#222222" fo:font-size="12pt" style:font-size-asian="12pt" style:font-size-complex="12pt"/>
    </style:style>
    <style:style style:name="T300_69" style:family="text">
      <style:text-properties fo:background-color="#ffffff" fo:color="#222222" fo:font-size="12pt" style:font-size-asian="12pt" style:font-size-complex="12pt"/>
    </style:style>
    <style:style style:name="T300_70" style:family="text">
      <style:text-properties fo:background-color="#ffffff" fo:color="#222222" fo:font-size="12pt" style:font-size-asian="12pt" style:font-size-complex="12pt"/>
    </style:style>
    <style:style style:name="T300_71" style:family="text">
      <style:text-properties fo:background-color="#ffffff" fo:color="#222222" fo:font-size="12pt" style:font-size-asian="12pt" style:font-size-complex="12pt"/>
    </style:style>
    <style:style style:name="T300_72" style:family="text">
      <style:text-properties fo:background-color="#ffffff" fo:color="#222222" fo:font-size="12pt" style:font-size-asian="12pt" style:font-size-complex="12pt"/>
    </style:style>
    <style:style style:name="T300_73" style:family="text">
      <style:text-properties fo:background-color="#ffffff" fo:color="#222222" fo:font-size="12pt" style:font-size-asian="12pt" style:font-size-complex="12pt"/>
    </style:style>
    <style:style style:name="T300_74" style:family="text">
      <style:text-properties fo:background-color="#ffffff" fo:color="#222222" fo:font-size="12pt" style:font-size-asian="12pt" style:font-size-complex="12pt"/>
    </style:style>
    <style:style style:name="T300_75" style:family="text">
      <style:text-properties fo:background-color="#ffffff" fo:color="#222222" fo:font-size="12pt" style:font-size-asian="12pt" style:font-size-complex="12pt"/>
    </style:style>
    <style:style style:name="T300_76" style:family="text">
      <style:text-properties fo:background-color="#ffffff" fo:color="#222222" fo:font-size="12pt" style:font-size-asian="12pt" style:font-size-complex="12pt"/>
    </style:style>
    <style:style style:name="T300_77" style:family="text">
      <style:text-properties fo:background-color="#ffffff" fo:color="#222222" fo:font-size="12pt" style:font-size-asian="12pt" style:font-size-complex="12pt"/>
    </style:style>
    <style:style style:name="T300_78" style:family="text">
      <style:text-properties fo:background-color="#ffffff" fo:color="#222222" fo:font-size="12pt" style:font-size-asian="12pt" style:font-size-complex="12pt"/>
    </style:style>
    <style:style style:name="T300_79" style:family="text">
      <style:text-properties fo:background-color="#ffffff" fo:color="#222222" fo:font-size="12pt" style:font-size-asian="12pt" style:font-size-complex="12pt"/>
    </style:style>
    <style:style style:name="T300_80" style:family="text">
      <style:text-properties fo:background-color="#ffffff" fo:color="#222222" fo:font-size="12pt" style:font-size-asian="12pt" style:font-size-complex="12pt"/>
    </style:style>
    <style:style style:name="T300_81" style:family="text">
      <style:text-properties fo:background-color="#ffffff" fo:color="#222222" fo:font-size="12pt" style:font-size-asian="12pt" style:font-size-complex="12pt"/>
    </style:style>
    <style:style style:name="T300_82" style:family="text">
      <style:text-properties fo:background-color="#ffffff" fo:color="#222222" fo:font-size="12pt" style:font-size-asian="12pt" style:font-size-complex="12pt"/>
    </style:style>
    <style:style style:name="T300_83" style:family="text">
      <style:text-properties fo:background-color="#ffffff" fo:color="#222222" fo:font-size="12pt" style:font-size-asian="12pt" style:font-size-complex="12pt"/>
    </style:style>
    <style:style style:name="T300_84" style:family="text">
      <style:text-properties fo:background-color="#ffffff" fo:color="#222222" fo:font-size="12pt" style:font-size-asian="12pt" style:font-size-complex="12pt"/>
    </style:style>
    <style:style style:name="T300_85" style:family="text">
      <style:text-properties fo:background-color="#ffffff" fo:color="#222222" fo:font-size="12pt" style:font-size-asian="12pt" style:font-size-complex="12pt"/>
    </style:style>
    <style:style style:name="T300_86" style:family="text">
      <style:text-properties fo:background-color="#ffffff" fo:color="#222222" fo:font-size="12pt" style:font-size-asian="12pt" style:font-size-complex="12pt"/>
    </style:style>
    <style:style style:name="T300_87" style:family="text">
      <style:text-properties fo:background-color="#ffffff" fo:color="#222222" fo:font-size="12pt" style:font-size-asian="12pt" style:font-size-complex="12pt"/>
    </style:style>
    <style:style style:name="T300_88" style:family="text">
      <style:text-properties fo:background-color="#ffffff" fo:color="#222222" fo:font-size="12pt" style:font-size-asian="12pt" style:font-size-complex="12pt"/>
    </style:style>
    <style:style style:name="T300_89" style:family="text">
      <style:text-properties fo:background-color="#ffffff" fo:color="#222222" fo:font-size="12pt" style:font-size-asian="12pt" style:font-size-complex="12pt"/>
    </style:style>
    <style:style style:name="T300_90" style:family="text">
      <style:text-properties fo:background-color="#ffffff" fo:color="#222222" fo:font-size="12pt" style:font-size-asian="12pt" style:font-size-complex="12pt"/>
    </style:style>
    <style:style style:name="T300_91" style:family="text">
      <style:text-properties fo:background-color="#ffffff" fo:color="#222222" fo:font-size="12pt" style:font-size-asian="12pt" style:font-size-complex="12pt"/>
    </style:style>
    <style:style style:name="T300_92" style:family="text">
      <style:text-properties fo:background-color="#ffffff" fo:color="#222222" fo:font-size="12pt" style:font-size-asian="12pt" style:font-size-complex="12pt"/>
    </style:style>
    <style:style style:name="T300_93" style:family="text">
      <style:text-properties fo:background-color="#ffffff" fo:color="#222222" fo:font-size="12pt" style:font-size-asian="12pt" style:font-size-complex="12pt"/>
    </style:style>
    <style:style style:name="T300_94" style:family="text">
      <style:text-properties fo:background-color="#ffffff" fo:color="#222222" fo:font-size="12pt" style:font-size-asian="12pt" style:font-size-complex="12pt"/>
    </style:style>
    <style:style style:name="T300_95" style:family="text">
      <style:text-properties fo:background-color="#ffffff" fo:color="#222222" fo:font-size="12pt" style:font-size-asian="12pt" style:font-size-complex="12pt"/>
    </style:style>
    <style:style style:name="T300_96" style:family="text">
      <style:text-properties fo:background-color="#ffffff" fo:color="#222222" fo:font-size="12pt" style:font-size-asian="12pt" style:font-size-complex="12pt"/>
    </style:style>
    <style:style style:name="T300_97" style:family="text">
      <style:text-properties fo:background-color="#ffffff" fo:color="#222222" fo:font-size="12pt" style:font-size-asian="12pt" style:font-size-complex="12pt"/>
    </style:style>
    <style:style style:name="T300_98" style:family="text">
      <style:text-properties fo:background-color="#ffffff" fo:color="#222222" fo:font-size="12pt" style:font-size-asian="12pt" style:font-size-complex="12pt"/>
    </style:style>
    <style:style style:name="T300_99" style:family="text">
      <style:text-properties fo:background-color="#ffffff" fo:color="#222222" fo:font-size="12pt" style:font-size-asian="12pt" style:font-size-complex="12pt"/>
    </style:style>
    <style:style style:name="T300_100" style:family="text">
      <style:text-properties fo:background-color="#ffffff" fo:color="#222222" fo:font-size="12pt" style:font-size-asian="12pt" style:font-size-complex="12pt"/>
    </style:style>
    <style:style style:name="T300_101" style:family="text">
      <style:text-properties fo:background-color="#ffffff" fo:color="#222222" fo:font-size="12pt" style:font-size-asian="12pt" style:font-size-complex="12pt"/>
    </style:style>
    <style:style style:name="T300_102" style:family="text">
      <style:text-properties fo:background-color="#ffffff" fo:color="#222222" fo:font-size="12pt" style:font-size-asian="12pt" style:font-size-complex="12pt"/>
    </style:style>
    <style:style style:name="T300_103" style:family="text">
      <style:text-properties fo:background-color="#ffffff" fo:color="#222222" fo:font-size="12pt" style:font-size-asian="12pt" style:font-size-complex="12pt"/>
    </style:style>
    <style:style style:name="T300_104" style:family="text">
      <style:text-properties fo:background-color="#ffffff" fo:color="#222222" fo:font-size="12pt" style:font-size-asian="12pt" style:font-size-complex="12pt"/>
    </style:style>
    <style:style style:name="T300_105" style:family="text">
      <style:text-properties fo:background-color="#ffffff" fo:color="#222222" fo:font-size="12pt" style:font-size-asian="12pt" style:font-size-complex="12pt"/>
    </style:style>
    <style:style style:name="T300_106" style:family="text">
      <style:text-properties fo:background-color="#ffffff" fo:color="#222222" fo:font-size="12pt" style:font-size-asian="12pt" style:font-size-complex="12pt"/>
    </style:style>
    <style:style style:name="T300_107" style:family="text">
      <style:text-properties fo:background-color="#ffffff" fo:color="#222222" fo:font-size="12pt" style:font-size-asian="12pt" style:font-size-complex="12pt"/>
    </style:style>
    <style:style style:name="T300_108" style:family="text">
      <style:text-properties fo:background-color="#ffffff" fo:color="#222222" fo:font-size="12pt" style:font-size-asian="12pt" style:font-size-complex="12pt"/>
    </style:style>
    <style:style style:name="T300_109" style:family="text">
      <style:text-properties fo:background-color="#ffffff" fo:color="#222222" fo:font-size="12pt" style:font-size-asian="12pt" style:font-size-complex="12pt"/>
    </style:style>
    <style:style style:name="T300_110" style:family="text">
      <style:text-properties fo:background-color="#ffffff" fo:color="#222222" fo:font-size="12pt" style:font-size-asian="12pt" style:font-size-complex="12pt"/>
    </style:style>
    <style:style style:name="T300_111" style:family="text">
      <style:text-properties fo:background-color="#ffffff" fo:color="#222222" fo:font-size="12pt" style:font-size-asian="12pt" style:font-size-complex="12pt"/>
    </style:style>
    <style:style style:name="T300_112" style:family="text">
      <style:text-properties fo:background-color="#ffffff" fo:color="#222222" fo:font-size="12pt" style:font-size-asian="12pt" style:font-size-complex="12pt"/>
    </style:style>
    <style:style style:name="T300_113" style:family="text">
      <style:text-properties fo:background-color="#ffffff" fo:color="#222222" fo:font-size="12pt" style:font-size-asian="12pt" style:font-size-complex="12pt"/>
    </style:style>
    <style:style style:name="T300_114" style:family="text">
      <style:text-properties fo:background-color="#ffffff" fo:color="#222222" fo:font-size="12pt" style:font-size-asian="12pt" style:font-size-complex="12pt"/>
    </style:style>
    <style:style style:name="T300_115" style:family="text">
      <style:text-properties fo:background-color="#ffffff" fo:color="#222222" fo:font-size="12pt" style:font-size-asian="12pt" style:font-size-complex="12pt"/>
    </style:style>
    <style:style style:name="T300_116" style:family="text">
      <style:text-properties fo:background-color="#ffffff" fo:color="#222222" fo:font-size="12pt" style:font-size-asian="12pt" style:font-size-complex="12pt"/>
    </style:style>
    <style:style style:name="T300_117" style:family="text">
      <style:text-properties fo:background-color="#ffffff" fo:color="#222222" fo:font-size="12pt" style:font-size-asian="12pt" style:font-size-complex="12pt"/>
    </style:style>
    <style:style style:name="T300_118" style:family="text">
      <style:text-properties fo:background-color="#ffffff" fo:color="#222222" fo:font-size="12pt" style:font-size-asian="12pt" style:font-size-complex="12pt"/>
    </style:style>
    <style:style style:name="T300_119" style:family="text">
      <style:text-properties fo:background-color="#ffffff" fo:color="#222222" fo:font-size="12pt" style:font-size-asian="12pt" style:font-size-complex="12pt"/>
    </style:style>
    <style:style style:name="T300_120" style:family="text">
      <style:text-properties fo:background-color="#ffffff" fo:color="#222222" fo:font-size="12pt" style:font-size-asian="12pt" style:font-size-complex="12pt"/>
    </style:style>
    <style:style style:name="T300_121" style:family="text">
      <style:text-properties fo:background-color="#ffffff" fo:color="#222222" fo:font-size="12pt" style:font-size-asian="12pt" style:font-size-complex="12pt"/>
    </style:style>
    <style:style style:name="T300_122" style:family="text">
      <style:text-properties fo:background-color="#ffffff" fo:color="#222222" fo:font-size="12pt" style:font-size-asian="12pt" style:font-size-complex="12pt"/>
    </style:style>
    <style:style style:name="T300_123" style:family="text">
      <style:text-properties fo:background-color="#ffffff" fo:color="#222222" fo:font-size="12pt" style:font-size-asian="12pt" style:font-size-complex="12pt"/>
    </style:style>
    <style:style style:name="T300_124" style:family="text">
      <style:text-properties fo:background-color="#ffffff" fo:color="#222222" fo:font-size="12pt" style:font-size-asian="12pt" style:font-size-complex="12pt"/>
    </style:style>
    <style:style style:name="T300_125" style:family="text">
      <style:text-properties fo:background-color="#ffffff" fo:color="#222222" fo:font-size="12pt" style:font-size-asian="12pt" style:font-size-complex="12pt"/>
    </style:style>
    <style:style style:name="T300_126" style:family="text">
      <style:text-properties fo:background-color="#ffffff" fo:color="#222222" fo:font-size="12pt" style:font-size-asian="12pt" style:font-size-complex="12pt"/>
    </style:style>
    <style:style style:name="T300_127" style:family="text">
      <style:text-properties fo:background-color="#ffffff" fo:color="#222222" fo:font-size="12pt" style:font-size-asian="12pt" style:font-size-complex="12pt"/>
    </style:style>
    <style:style style:name="T300_128" style:family="text">
      <style:text-properties fo:background-color="#ffffff" fo:color="#222222" fo:font-size="12pt" style:font-size-asian="12pt" style:font-size-complex="12pt"/>
    </style:style>
    <style:style style:name="T300_129" style:family="text">
      <style:text-properties fo:background-color="#ffffff" fo:color="#222222" fo:font-size="12pt" style:font-size-asian="12pt" style:font-size-complex="12pt"/>
    </style:style>
    <style:style style:name="T300_130" style:family="text">
      <style:text-properties fo:background-color="#ffffff" fo:color="#222222" fo:font-size="12pt" style:font-size-asian="12pt" style:font-size-complex="12pt"/>
    </style:style>
    <style:style style:name="T300_131" style:family="text">
      <style:text-properties fo:background-color="#ffffff" fo:color="#222222" fo:font-size="12pt" style:font-size-asian="12pt" style:font-size-complex="12pt"/>
    </style:style>
    <style:style style:name="T300_132" style:family="text">
      <style:text-properties fo:background-color="#ffffff" fo:color="#222222" fo:font-size="12pt" style:font-size-asian="12pt" style:font-size-complex="12pt"/>
    </style:style>
    <style:style style:name="T300_133" style:family="text">
      <style:text-properties fo:background-color="#ffffff" fo:color="#222222" fo:font-size="12pt" style:font-size-asian="12pt" style:font-size-complex="12pt"/>
    </style:style>
    <style:style style:name="T300_134" style:family="text">
      <style:text-properties fo:background-color="#ffffff" fo:color="#222222" fo:font-size="12pt" style:font-size-asian="12pt" style:font-size-complex="12pt"/>
    </style:style>
    <style:style style:name="T300_135" style:family="text">
      <style:text-properties fo:background-color="#ffffff" fo:color="#222222" fo:font-size="12pt" style:font-size-asian="12pt" style:font-size-complex="12pt"/>
    </style:style>
    <style:style style:name="T300_136" style:family="text">
      <style:text-properties fo:background-color="#ffffff" fo:color="#222222" fo:font-size="12pt" style:font-size-asian="12pt" style:font-size-complex="12pt"/>
    </style:style>
    <style:style style:name="T300_137" style:family="text">
      <style:text-properties fo:background-color="#ffffff" fo:color="#222222" fo:font-size="12pt" style:font-size-asian="12pt" style:font-size-complex="12pt"/>
    </style:style>
    <style:style style:name="T300_138" style:family="text">
      <style:text-properties fo:background-color="#ffffff" fo:color="#222222" fo:font-size="12pt" style:font-size-asian="12pt" style:font-size-complex="12pt"/>
    </style:style>
    <style:style style:name="T300_139" style:family="text">
      <style:text-properties fo:background-color="#ffffff" fo:color="#222222" fo:font-size="12pt" style:font-size-asian="12pt" style:font-size-complex="12pt"/>
    </style:style>
    <style:style style:name="T300_140" style:family="text">
      <style:text-properties fo:background-color="#ffffff" fo:color="#222222" fo:font-size="12pt" style:font-size-asian="12pt" style:font-size-complex="12pt"/>
    </style:style>
    <style:style style:name="T300_141" style:family="text">
      <style:text-properties fo:background-color="#ffffff" fo:color="#222222" fo:font-size="12pt" style:font-size-asian="12pt" style:font-size-complex="12pt"/>
    </style:style>
    <style:style style:name="T300_142" style:family="text">
      <style:text-properties fo:background-color="#ffffff" fo:color="#222222" fo:font-size="12pt" style:font-size-asian="12pt" style:font-size-complex="12pt"/>
    </style:style>
    <style:style style:name="T300_143" style:family="text">
      <style:text-properties fo:background-color="#ffffff" fo:color="#222222" fo:font-size="12pt" style:font-size-asian="12pt" style:font-size-complex="12pt"/>
    </style:style>
    <style:style style:name="T300_144" style:family="text">
      <style:text-properties fo:background-color="#ffffff" fo:color="#222222" fo:font-size="12pt" style:font-size-asian="12pt" style:font-size-complex="12pt"/>
    </style:style>
    <style:style style:name="T300_145" style:family="text">
      <style:text-properties fo:background-color="#ffffff" fo:color="#222222" fo:font-size="12pt" style:font-size-asian="12pt" style:font-size-complex="12pt"/>
    </style:style>
    <style:style style:name="T300_146" style:family="text">
      <style:text-properties fo:background-color="#ffffff" fo:color="#222222" fo:font-size="12pt" style:font-size-asian="12pt" style:font-size-complex="12pt"/>
    </style:style>
    <style:style style:name="T300_147" style:family="text">
      <style:text-properties fo:background-color="#ffffff" fo:color="#222222" fo:font-size="12pt" style:font-size-asian="12pt" style:font-size-complex="12pt"/>
    </style:style>
    <style:style style:name="T300_148" style:family="text">
      <style:text-properties fo:background-color="#ffffff" fo:color="#222222" fo:font-size="12pt" style:font-size-asian="12pt" style:font-size-complex="12pt"/>
    </style:style>
    <style:style style:name="T300_149" style:family="text">
      <style:text-properties fo:background-color="#ffffff" fo:color="#222222" fo:font-size="12pt" style:font-size-asian="12pt" style:font-size-complex="12pt"/>
    </style:style>
    <style:style style:name="T300_150" style:family="text">
      <style:text-properties fo:background-color="#ffffff" fo:color="#222222" fo:font-size="12pt" style:font-size-asian="12pt" style:font-size-complex="12pt"/>
    </style:style>
    <style:style style:name="T300_151" style:family="text">
      <style:text-properties fo:background-color="#ffffff" fo:color="#222222" fo:font-size="12pt" style:font-size-asian="12pt" style:font-size-complex="12pt"/>
    </style:style>
    <style:style style:name="T300_152" style:family="text">
      <style:text-properties fo:background-color="#ffffff" fo:color="#222222" fo:font-size="12pt" style:font-size-asian="12pt" style:font-size-complex="12pt"/>
    </style:style>
    <style:style style:name="T300_153" style:family="text">
      <style:text-properties fo:background-color="#ffffff" fo:color="#222222" fo:font-size="12pt" style:font-size-asian="12pt" style:font-size-complex="12pt"/>
    </style:style>
    <style:style style:name="T300_154" style:family="text">
      <style:text-properties fo:background-color="#ffffff" fo:color="#222222" fo:font-size="12pt" style:font-size-asian="12pt" style:font-size-complex="12pt"/>
    </style:style>
    <style:style style:name="T300_155" style:family="text">
      <style:text-properties fo:background-color="#ffffff" fo:color="#222222" fo:font-size="12pt" style:font-size-asian="12pt" style:font-size-complex="12pt"/>
    </style:style>
    <style:style style:name="T300_156" style:family="text">
      <style:text-properties fo:background-color="#ffffff" fo:color="#222222" fo:font-size="12pt" style:font-size-asian="12pt" style:font-size-complex="12pt"/>
    </style:style>
    <style:style style:name="T300_157" style:family="text">
      <style:text-properties fo:background-color="#ffffff" fo:color="#222222" fo:font-size="12pt" style:font-size-asian="12pt" style:font-size-complex="12pt"/>
    </style:style>
    <style:style style:name="T300_158" style:family="text">
      <style:text-properties fo:background-color="#ffffff" fo:color="#222222" fo:font-size="12pt" style:font-size-asian="12pt" style:font-size-complex="12pt"/>
    </style:style>
    <style:style style:name="T300_159" style:family="text">
      <style:text-properties fo:background-color="#ffffff" fo:color="#222222" fo:font-size="12pt" style:font-size-asian="12pt" style:font-size-complex="12pt"/>
    </style:style>
    <style:style style:name="T300_160" style:family="text">
      <style:text-properties fo:background-color="#ffffff" fo:color="#222222" fo:font-size="12pt" style:font-size-asian="12pt" style:font-size-complex="12pt"/>
    </style:style>
    <style:style style:name="T300_161" style:family="text">
      <style:text-properties fo:background-color="#ffffff" fo:color="#222222" fo:font-size="12pt" style:font-size-asian="12pt" style:font-size-complex="12pt"/>
    </style:style>
    <style:style style:name="T300_162" style:family="text">
      <style:text-properties fo:background-color="#ffffff" fo:color="#222222" fo:font-size="12pt" style:font-size-asian="12pt" style:font-size-complex="12pt"/>
    </style:style>
    <style:style style:name="T300_163" style:family="text">
      <style:text-properties fo:background-color="#ffffff" fo:color="#222222" fo:font-size="12pt" style:font-size-asian="12pt" style:font-size-complex="12pt"/>
    </style:style>
    <style:style style:name="T300_164" style:family="text">
      <style:text-properties fo:background-color="#ffffff" fo:color="#222222" fo:font-size="12pt" style:font-size-asian="12pt" style:font-size-complex="12pt"/>
    </style:style>
    <style:style style:name="T300_165" style:family="text">
      <style:text-properties fo:background-color="#ffffff" fo:color="#222222" fo:font-size="12pt" style:font-size-asian="12pt" style:font-size-complex="12pt"/>
    </style:style>
    <style:style style:name="T300_166" style:family="text">
      <style:text-properties fo:background-color="#ffffff" fo:color="#222222" fo:font-size="12pt" style:font-size-asian="12pt" style:font-size-complex="12pt"/>
    </style:style>
    <style:style style:name="T300_167" style:family="text">
      <style:text-properties fo:background-color="#ffffff" fo:color="#222222" fo:font-size="12pt" style:font-size-asian="12pt" style:font-size-complex="12pt"/>
    </style:style>
    <style:style style:name="T300_168" style:family="text">
      <style:text-properties fo:background-color="#ffffff" fo:color="#222222" fo:font-size="12pt" style:font-size-asian="12pt" style:font-size-complex="12pt"/>
    </style:style>
    <style:style style:name="T300_169" style:family="text">
      <style:text-properties fo:background-color="#ffffff" fo:color="#222222" fo:font-size="12pt" style:font-size-asian="12pt" style:font-size-complex="12pt"/>
    </style:style>
    <style:style style:name="T300_170" style:family="text">
      <style:text-properties fo:background-color="#ffffff" fo:color="#222222" fo:font-size="12pt" style:font-size-asian="12pt" style:font-size-complex="12pt"/>
    </style:style>
    <style:style style:name="T300_171" style:family="text">
      <style:text-properties fo:background-color="#ffffff" fo:color="#222222" fo:font-size="12pt" style:font-size-asian="12pt" style:font-size-complex="12pt"/>
    </style:style>
    <style:style style:name="T300_172" style:family="text">
      <style:text-properties fo:background-color="#ffffff" fo:color="#222222" fo:font-size="12pt" style:font-size-asian="12pt" style:font-size-complex="12pt"/>
    </style:style>
    <style:style style:name="T300_173" style:family="text">
      <style:text-properties fo:background-color="#ffffff" fo:color="#222222" fo:font-size="12pt" style:font-size-asian="12pt" style:font-size-complex="12pt"/>
    </style:style>
    <style:style style:name="T300_174" style:family="text">
      <style:text-properties fo:background-color="#ffffff" fo:color="#222222" fo:font-size="12pt" style:font-size-asian="12pt" style:font-size-complex="12pt"/>
    </style:style>
    <style:style style:name="T300_175" style:family="text">
      <style:text-properties fo:background-color="#ffffff" fo:color="#222222" fo:font-size="12pt" style:font-size-asian="12pt" style:font-size-complex="12pt"/>
    </style:style>
    <style:style style:name="T300_176" style:family="text">
      <style:text-properties fo:background-color="#ffffff" fo:color="#222222" fo:font-size="12pt" style:font-size-asian="12pt" style:font-size-complex="12pt"/>
    </style:style>
    <style:style style:name="T300_177" style:family="text">
      <style:text-properties fo:background-color="#ffffff" fo:color="#222222" fo:font-size="12pt" style:font-size-asian="12pt" style:font-size-complex="12pt"/>
    </style:style>
    <style:style style:name="T300_178" style:family="text">
      <style:text-properties fo:background-color="#ffffff" fo:color="#222222" fo:font-size="12pt" style:font-size-asian="12pt" style:font-size-complex="12pt"/>
    </style:style>
    <style:style style:name="T300_179" style:family="text">
      <style:text-properties fo:background-color="#ffffff" fo:color="#222222" fo:font-size="12pt" style:font-size-asian="12pt" style:font-size-complex="12pt"/>
    </style:style>
    <style:style style:name="T300_180" style:family="text">
      <style:text-properties fo:background-color="#ffffff" fo:color="#222222" fo:font-size="12pt" style:font-size-asian="12pt" style:font-size-complex="12pt"/>
    </style:style>
    <style:style style:name="T300_181" style:family="text">
      <style:text-properties fo:background-color="#ffffff" fo:color="#222222" fo:font-size="12pt" style:font-size-asian="12pt" style:font-size-complex="12pt"/>
    </style:style>
    <style:style style:name="T300_182" style:family="text">
      <style:text-properties fo:background-color="#ffffff" fo:color="#222222" fo:font-size="12pt" style:font-size-asian="12pt" style:font-size-complex="12pt"/>
    </style:style>
    <style:style style:name="T300_183" style:family="text">
      <style:text-properties fo:background-color="#ffffff" fo:color="#222222" fo:font-size="12pt" style:font-size-asian="12pt" style:font-size-complex="12pt"/>
    </style:style>
    <style:style style:name="T300_184" style:family="text">
      <style:text-properties fo:background-color="#ffffff" fo:color="#222222" fo:font-size="12pt" style:font-size-asian="12pt" style:font-size-complex="12pt"/>
    </style:style>
    <style:style style:name="T300_185" style:family="text">
      <style:text-properties fo:background-color="#ffffff" fo:color="#222222" fo:font-size="12pt" style:font-size-asian="12pt" style:font-size-complex="12pt"/>
    </style:style>
    <style:style style:name="T300_186" style:family="text">
      <style:text-properties fo:background-color="#ffffff" fo:color="#222222" fo:font-size="12pt" style:font-size-asian="12pt" style:font-size-complex="12pt"/>
    </style:style>
    <style:style style:name="P301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302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302_1" style:family="text">
      <style:text-properties fo:background-color="#ffffff" fo:color="#222222" fo:font-size="12pt" style:font-size-asian="12pt" style:font-size-complex="12pt"/>
    </style:style>
    <style:style style:name="T302_2" style:family="text">
      <style:text-properties fo:background-color="#ffffff" fo:color="#222222" fo:font-size="12pt" style:font-size-asian="12pt" style:font-size-complex="12pt"/>
    </style:style>
    <style:style style:name="T302_3" style:family="text">
      <style:text-properties fo:background-color="#ffffff" fo:color="#222222" fo:font-size="12pt" style:font-size-asian="12pt" style:font-size-complex="12pt"/>
    </style:style>
    <style:style style:name="T302_4" style:family="text">
      <style:text-properties fo:background-color="#ffffff" fo:color="#222222" fo:font-size="12pt" style:font-size-asian="12pt" style:font-size-complex="12pt"/>
    </style:style>
    <style:style style:name="T302_5" style:family="text">
      <style:text-properties fo:background-color="#ffffff" fo:color="#222222" fo:font-size="12pt" style:font-size-asian="12pt" style:font-size-complex="12pt"/>
    </style:style>
    <style:style style:name="T302_6" style:family="text">
      <style:text-properties fo:background-color="#ffffff" fo:color="#222222" fo:font-size="12pt" style:font-size-asian="12pt" style:font-size-complex="12pt"/>
    </style:style>
    <style:style style:name="T302_7" style:family="text">
      <style:text-properties fo:background-color="#ffffff" fo:color="#222222" fo:font-size="12pt" style:font-size-asian="12pt" style:font-size-complex="12pt"/>
    </style:style>
    <style:style style:name="T302_8" style:family="text">
      <style:text-properties fo:background-color="#ffffff" fo:color="#222222" fo:font-size="12pt" style:font-size-asian="12pt" style:font-size-complex="12pt"/>
    </style:style>
    <style:style style:name="T302_9" style:family="text">
      <style:text-properties fo:background-color="#ffffff" fo:color="#222222" fo:font-size="12pt" style:font-size-asian="12pt" style:font-size-complex="12pt"/>
    </style:style>
    <style:style style:name="T302_10" style:family="text">
      <style:text-properties fo:background-color="#ffffff" fo:color="#222222" fo:font-size="12pt" style:font-size-asian="12pt" style:font-size-complex="12pt"/>
    </style:style>
    <style:style style:name="T302_11" style:family="text">
      <style:text-properties fo:background-color="#ffffff" fo:color="#222222" fo:font-size="12pt" style:font-size-asian="12pt" style:font-size-complex="12pt"/>
    </style:style>
    <style:style style:name="T302_12" style:family="text">
      <style:text-properties fo:background-color="#ffffff" fo:color="#222222" fo:font-size="12pt" style:font-size-asian="12pt" style:font-size-complex="12pt"/>
    </style:style>
    <style:style style:name="T302_13" style:family="text">
      <style:text-properties fo:background-color="#ffffff" fo:color="#222222" fo:font-size="12pt" style:font-size-asian="12pt" style:font-size-complex="12pt"/>
    </style:style>
    <style:style style:name="T302_14" style:family="text">
      <style:text-properties fo:background-color="#ffffff" fo:color="#222222" fo:font-size="12pt" style:font-size-asian="12pt" style:font-size-complex="12pt"/>
    </style:style>
    <style:style style:name="T302_15" style:family="text">
      <style:text-properties fo:background-color="#ffffff" fo:color="#222222" fo:font-size="12pt" style:font-size-asian="12pt" style:font-size-complex="12pt"/>
    </style:style>
    <style:style style:name="T302_16" style:family="text">
      <style:text-properties fo:background-color="#ffffff" fo:color="#222222" fo:font-size="12pt" style:font-size-asian="12pt" style:font-size-complex="12pt"/>
    </style:style>
    <style:style style:name="T302_17" style:family="text">
      <style:text-properties fo:background-color="#ffffff" fo:color="#222222" fo:font-size="12pt" style:font-size-asian="12pt" style:font-size-complex="12pt"/>
    </style:style>
    <style:style style:name="T302_18" style:family="text">
      <style:text-properties fo:background-color="#ffffff" fo:color="#222222" fo:font-size="12pt" style:font-size-asian="12pt" style:font-size-complex="12pt"/>
    </style:style>
    <style:style style:name="T302_19" style:family="text">
      <style:text-properties fo:background-color="#ffffff" fo:color="#222222" fo:font-size="12pt" style:font-size-asian="12pt" style:font-size-complex="12pt"/>
    </style:style>
    <style:style style:name="T302_20" style:family="text">
      <style:text-properties fo:background-color="#ffffff" fo:color="#222222" fo:font-size="12pt" style:font-size-asian="12pt" style:font-size-complex="12pt"/>
    </style:style>
    <style:style style:name="T302_21" style:family="text">
      <style:text-properties fo:background-color="#ffffff" fo:color="#222222" fo:font-size="12pt" style:font-size-asian="12pt" style:font-size-complex="12pt"/>
    </style:style>
    <style:style style:name="T302_22" style:family="text">
      <style:text-properties fo:background-color="#ffffff" fo:color="#222222" fo:font-size="12pt" style:font-size-asian="12pt" style:font-size-complex="12pt"/>
    </style:style>
    <style:style style:name="T302_23" style:family="text">
      <style:text-properties fo:background-color="#ffffff" fo:color="#222222" fo:font-size="12pt" style:font-size-asian="12pt" style:font-size-complex="12pt"/>
    </style:style>
    <style:style style:name="T302_24" style:family="text">
      <style:text-properties fo:background-color="#ffffff" fo:color="#222222" fo:font-size="12pt" style:font-size-asian="12pt" style:font-size-complex="12pt"/>
    </style:style>
    <style:style style:name="T302_25" style:family="text">
      <style:text-properties fo:background-color="#ffffff" fo:color="#222222" fo:font-size="12pt" style:font-size-asian="12pt" style:font-size-complex="12pt"/>
    </style:style>
    <style:style style:name="T302_26" style:family="text">
      <style:text-properties fo:background-color="#ffffff" fo:color="#222222" fo:font-size="12pt" style:font-size-asian="12pt" style:font-size-complex="12pt"/>
    </style:style>
    <style:style style:name="T302_27" style:family="text">
      <style:text-properties fo:background-color="#ffffff" fo:color="#222222" fo:font-size="12pt" style:font-size-asian="12pt" style:font-size-complex="12pt"/>
    </style:style>
    <style:style style:name="T302_28" style:family="text">
      <style:text-properties fo:background-color="#ffffff" fo:color="#222222" fo:font-size="12pt" style:font-size-asian="12pt" style:font-size-complex="12pt"/>
    </style:style>
    <style:style style:name="T302_29" style:family="text">
      <style:text-properties fo:background-color="#ffffff" fo:color="#222222" fo:font-size="12pt" style:font-size-asian="12pt" style:font-size-complex="12pt"/>
    </style:style>
    <style:style style:name="T302_30" style:family="text">
      <style:text-properties fo:background-color="#ffffff" fo:color="#222222" fo:font-size="12pt" style:font-size-asian="12pt" style:font-size-complex="12pt"/>
    </style:style>
    <style:style style:name="T302_31" style:family="text">
      <style:text-properties fo:background-color="#ffffff" fo:color="#222222" fo:font-size="12pt" style:font-size-asian="12pt" style:font-size-complex="12pt"/>
    </style:style>
    <style:style style:name="T302_32" style:family="text">
      <style:text-properties fo:background-color="#ffffff" fo:color="#222222" fo:font-size="12pt" style:font-size-asian="12pt" style:font-size-complex="12pt"/>
    </style:style>
    <style:style style:name="T302_33" style:family="text">
      <style:text-properties fo:background-color="#ffffff" fo:color="#222222" fo:font-size="12pt" style:font-size-asian="12pt" style:font-size-complex="12pt"/>
    </style:style>
    <style:style style:name="T302_34" style:family="text">
      <style:text-properties fo:background-color="#ffffff" fo:color="#222222" fo:font-size="12pt" style:font-size-asian="12pt" style:font-size-complex="12pt"/>
    </style:style>
    <style:style style:name="T302_35" style:family="text">
      <style:text-properties fo:background-color="#ffffff" fo:color="#222222" fo:font-size="12pt" style:font-size-asian="12pt" style:font-size-complex="12pt"/>
    </style:style>
    <style:style style:name="T302_36" style:family="text">
      <style:text-properties fo:background-color="#ffffff" fo:color="#222222" fo:font-size="12pt" style:font-size-asian="12pt" style:font-size-complex="12pt"/>
    </style:style>
    <style:style style:name="T302_37" style:family="text">
      <style:text-properties fo:background-color="#ffffff" fo:color="#222222" fo:font-size="12pt" style:font-size-asian="12pt" style:font-size-complex="12pt"/>
    </style:style>
    <style:style style:name="T302_38" style:family="text">
      <style:text-properties fo:background-color="#ffffff" fo:color="#222222" fo:font-size="12pt" style:font-size-asian="12pt" style:font-size-complex="12pt"/>
    </style:style>
    <style:style style:name="T302_39" style:family="text">
      <style:text-properties fo:background-color="#ffffff" fo:color="#222222" fo:font-size="12pt" style:font-size-asian="12pt" style:font-size-complex="12pt"/>
    </style:style>
    <style:style style:name="T302_40" style:family="text">
      <style:text-properties fo:background-color="#ffffff" fo:color="#222222" fo:font-size="12pt" style:font-size-asian="12pt" style:font-size-complex="12pt"/>
    </style:style>
    <style:style style:name="T302_41" style:family="text">
      <style:text-properties fo:background-color="#ffffff" fo:color="#222222" fo:font-size="12pt" style:font-size-asian="12pt" style:font-size-complex="12pt"/>
    </style:style>
    <style:style style:name="T302_42" style:family="text">
      <style:text-properties fo:background-color="#ffffff" fo:color="#222222" fo:font-size="12pt" style:font-size-asian="12pt" style:font-size-complex="12pt"/>
    </style:style>
    <style:style style:name="T302_43" style:family="text">
      <style:text-properties fo:background-color="#ffffff" fo:color="#222222" fo:font-size="12pt" style:font-size-asian="12pt" style:font-size-complex="12pt"/>
    </style:style>
    <style:style style:name="T302_44" style:family="text">
      <style:text-properties fo:background-color="#ffffff" fo:color="#222222" fo:font-size="12pt" style:font-size-asian="12pt" style:font-size-complex="12pt"/>
    </style:style>
    <style:style style:name="T302_45" style:family="text">
      <style:text-properties fo:background-color="#ffffff" fo:color="#222222" fo:font-size="12pt" style:font-size-asian="12pt" style:font-size-complex="12pt"/>
    </style:style>
    <style:style style:name="T302_46" style:family="text">
      <style:text-properties fo:background-color="#ffffff" fo:color="#222222" fo:font-size="12pt" style:font-size-asian="12pt" style:font-size-complex="12pt"/>
    </style:style>
    <style:style style:name="T302_47" style:family="text">
      <style:text-properties fo:background-color="#ffffff" fo:color="#222222" fo:font-size="12pt" style:font-size-asian="12pt" style:font-size-complex="12pt"/>
    </style:style>
    <style:style style:name="T302_48" style:family="text">
      <style:text-properties fo:background-color="#ffffff" fo:color="#222222" fo:font-size="12pt" style:font-size-asian="12pt" style:font-size-complex="12pt"/>
    </style:style>
    <style:style style:name="T302_49" style:family="text">
      <style:text-properties fo:background-color="#ffffff" fo:color="#222222" fo:font-size="12pt" style:font-size-asian="12pt" style:font-size-complex="12pt"/>
    </style:style>
    <style:style style:name="T302_50" style:family="text">
      <style:text-properties fo:background-color="#ffffff" fo:color="#222222" fo:font-size="12pt" style:font-size-asian="12pt" style:font-size-complex="12pt"/>
    </style:style>
    <style:style style:name="T302_51" style:family="text">
      <style:text-properties fo:background-color="#ffffff" fo:color="#222222" fo:font-size="12pt" style:font-size-asian="12pt" style:font-size-complex="12pt"/>
    </style:style>
    <style:style style:name="T302_52" style:family="text">
      <style:text-properties fo:background-color="#ffffff" fo:color="#222222" fo:font-size="12pt" style:font-size-asian="12pt" style:font-size-complex="12pt"/>
    </style:style>
    <style:style style:name="T302_53" style:family="text">
      <style:text-properties fo:background-color="#ffffff" fo:color="#222222" fo:font-size="12pt" style:font-size-asian="12pt" style:font-size-complex="12pt"/>
    </style:style>
    <style:style style:name="T302_54" style:family="text">
      <style:text-properties fo:background-color="#ffffff" fo:color="#222222" fo:font-size="12pt" style:font-size-asian="12pt" style:font-size-complex="12pt"/>
    </style:style>
    <style:style style:name="T302_55" style:family="text">
      <style:text-properties fo:background-color="#ffffff" fo:color="#222222" fo:font-size="12pt" style:font-size-asian="12pt" style:font-size-complex="12pt"/>
    </style:style>
    <style:style style:name="T302_56" style:family="text">
      <style:text-properties fo:background-color="#ffffff" fo:color="#222222" fo:font-size="12pt" style:font-size-asian="12pt" style:font-size-complex="12pt"/>
    </style:style>
    <style:style style:name="T302_57" style:family="text">
      <style:text-properties fo:background-color="#ffffff" fo:color="#222222" fo:font-size="12pt" style:font-size-asian="12pt" style:font-size-complex="12pt"/>
    </style:style>
    <style:style style:name="T302_58" style:family="text">
      <style:text-properties fo:background-color="#ffffff" fo:color="#222222" fo:font-size="12pt" style:font-size-asian="12pt" style:font-size-complex="12pt"/>
    </style:style>
    <style:style style:name="T302_59" style:family="text">
      <style:text-properties fo:background-color="#ffffff" fo:color="#222222" fo:font-size="12pt" style:font-size-asian="12pt" style:font-size-complex="12pt"/>
    </style:style>
    <style:style style:name="T302_60" style:family="text">
      <style:text-properties fo:background-color="#ffffff" fo:color="#222222" fo:font-size="12pt" style:font-size-asian="12pt" style:font-size-complex="12pt"/>
    </style:style>
    <style:style style:name="T302_61" style:family="text">
      <style:text-properties fo:background-color="#ffffff" fo:color="#222222" fo:font-size="12pt" style:font-size-asian="12pt" style:font-size-complex="12pt"/>
    </style:style>
    <style:style style:name="T302_62" style:family="text">
      <style:text-properties fo:background-color="#ffffff" fo:color="#222222" fo:font-size="12pt" style:font-size-asian="12pt" style:font-size-complex="12pt"/>
    </style:style>
    <style:style style:name="T302_63" style:family="text">
      <style:text-properties fo:background-color="#ffffff" fo:color="#222222" fo:font-size="12pt" style:font-size-asian="12pt" style:font-size-complex="12pt"/>
    </style:style>
    <style:style style:name="T302_64" style:family="text">
      <style:text-properties fo:background-color="#ffffff" fo:color="#222222" fo:font-size="12pt" style:font-size-asian="12pt" style:font-size-complex="12pt"/>
    </style:style>
    <style:style style:name="T302_65" style:family="text">
      <style:text-properties fo:background-color="#ffffff" fo:color="#222222" fo:font-size="12pt" style:font-size-asian="12pt" style:font-size-complex="12pt"/>
    </style:style>
    <style:style style:name="T302_66" style:family="text">
      <style:text-properties fo:background-color="#ffffff" fo:color="#222222" fo:font-size="12pt" style:font-size-asian="12pt" style:font-size-complex="12pt"/>
    </style:style>
    <style:style style:name="T302_67" style:family="text">
      <style:text-properties fo:background-color="#ffffff" fo:color="#222222" fo:font-size="12pt" style:font-size-asian="12pt" style:font-size-complex="12pt"/>
    </style:style>
    <style:style style:name="T302_68" style:family="text">
      <style:text-properties fo:background-color="#ffffff" fo:color="#222222" fo:font-size="12pt" style:font-size-asian="12pt" style:font-size-complex="12pt"/>
    </style:style>
    <style:style style:name="T302_69" style:family="text">
      <style:text-properties fo:background-color="#ffffff" fo:color="#222222" fo:font-size="12pt" style:font-size-asian="12pt" style:font-size-complex="12pt"/>
    </style:style>
    <style:style style:name="T302_70" style:family="text">
      <style:text-properties fo:background-color="#ffffff" fo:color="#222222" fo:font-size="12pt" style:font-size-asian="12pt" style:font-size-complex="12pt"/>
    </style:style>
    <style:style style:name="T302_71" style:family="text">
      <style:text-properties fo:background-color="#ffffff" fo:color="#222222" fo:font-size="12pt" style:font-size-asian="12pt" style:font-size-complex="12pt"/>
    </style:style>
    <style:style style:name="T302_72" style:family="text">
      <style:text-properties fo:background-color="#ffffff" fo:color="#222222" fo:font-size="12pt" style:font-size-asian="12pt" style:font-size-complex="12pt"/>
    </style:style>
    <style:style style:name="T302_73" style:family="text">
      <style:text-properties fo:background-color="#ffffff" fo:color="#222222" fo:font-size="12pt" style:font-size-asian="12pt" style:font-size-complex="12pt"/>
    </style:style>
    <style:style style:name="T302_74" style:family="text">
      <style:text-properties fo:background-color="#ffffff" fo:color="#222222" fo:font-size="12pt" style:font-size-asian="12pt" style:font-size-complex="12pt"/>
    </style:style>
    <style:style style:name="T302_75" style:family="text">
      <style:text-properties fo:background-color="#ffffff" fo:color="#222222" fo:font-size="12pt" style:font-size-asian="12pt" style:font-size-complex="12pt"/>
    </style:style>
    <style:style style:name="T302_76" style:family="text">
      <style:text-properties fo:background-color="#ffffff" fo:color="#222222" fo:font-size="12pt" style:font-size-asian="12pt" style:font-size-complex="12pt"/>
    </style:style>
    <style:style style:name="T302_77" style:family="text">
      <style:text-properties fo:background-color="#ffffff" fo:color="#222222" fo:font-size="12pt" style:font-size-asian="12pt" style:font-size-complex="12pt"/>
    </style:style>
    <style:style style:name="T302_78" style:family="text">
      <style:text-properties fo:background-color="#ffffff" fo:color="#222222" fo:font-size="12pt" style:font-size-asian="12pt" style:font-size-complex="12pt"/>
    </style:style>
    <style:style style:name="T302_79" style:family="text">
      <style:text-properties fo:background-color="#ffffff" fo:color="#222222" fo:font-size="12pt" style:font-size-asian="12pt" style:font-size-complex="12pt"/>
    </style:style>
    <style:style style:name="T302_80" style:family="text">
      <style:text-properties fo:background-color="#ffffff" fo:color="#222222" fo:font-size="12pt" style:font-size-asian="12pt" style:font-size-complex="12pt"/>
    </style:style>
    <style:style style:name="T302_81" style:family="text">
      <style:text-properties fo:background-color="#ffffff" fo:color="#222222" fo:font-size="12pt" style:font-size-asian="12pt" style:font-size-complex="12pt"/>
    </style:style>
    <style:style style:name="T302_82" style:family="text">
      <style:text-properties fo:background-color="#ffffff" fo:color="#222222" fo:font-size="12pt" style:font-size-asian="12pt" style:font-size-complex="12pt"/>
    </style:style>
    <style:style style:name="T302_83" style:family="text">
      <style:text-properties fo:background-color="#ffffff" fo:color="#222222" fo:font-size="12pt" style:font-size-asian="12pt" style:font-size-complex="12pt"/>
    </style:style>
    <style:style style:name="T302_84" style:family="text">
      <style:text-properties fo:background-color="#ffffff" fo:color="#222222" fo:font-size="12pt" style:font-size-asian="12pt" style:font-size-complex="12pt"/>
    </style:style>
    <style:style style:name="T302_85" style:family="text">
      <style:text-properties fo:background-color="#ffffff" fo:color="#222222" fo:font-size="12pt" style:font-size-asian="12pt" style:font-size-complex="12pt"/>
    </style:style>
    <style:style style:name="T302_86" style:family="text">
      <style:text-properties fo:background-color="#ffffff" fo:color="#222222" fo:font-size="12pt" style:font-size-asian="12pt" style:font-size-complex="12pt"/>
    </style:style>
    <style:style style:name="T302_87" style:family="text">
      <style:text-properties fo:background-color="#ffffff" fo:color="#222222" fo:font-size="12pt" style:font-size-asian="12pt" style:font-size-complex="12pt"/>
    </style:style>
    <style:style style:name="T302_88" style:family="text">
      <style:text-properties fo:background-color="#ffffff" fo:color="#222222" fo:font-size="12pt" style:font-size-asian="12pt" style:font-size-complex="12pt"/>
    </style:style>
    <style:style style:name="P303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304" style:family="paragraph" style:parent-style-name="Standard">
      <style:paragraph-properties fo:text-align="justify" fo:break-before="auto" fo:line-height="115%" style:writing-mode="lr-tb"/>
    </style:style>
    <style:style style:name="T304_1" style:family="text">
      <style:text-properties fo:background-color="#ffffff" fo:color="#222222" fo:font-size="12pt" style:font-size-asian="12pt" style:font-size-complex="12pt"/>
    </style:style>
    <style:style style:name="T304_2" style:family="text">
      <style:text-properties fo:background-color="#ffffff" fo:color="#222222" fo:font-size="12pt" style:font-size-asian="12pt" style:font-size-complex="12pt"/>
    </style:style>
    <style:style style:name="T304_3" style:family="text">
      <style:text-properties fo:background-color="#ffffff" fo:color="#222222" fo:font-size="12pt" style:font-size-asian="12pt" style:font-size-complex="12pt"/>
    </style:style>
    <style:style style:name="T304_4" style:family="text">
      <style:text-properties fo:background-color="#ffffff" fo:color="#222222" fo:font-size="12pt" style:font-size-asian="12pt" style:font-size-complex="12pt"/>
    </style:style>
    <style:style style:name="T304_5" style:family="text">
      <style:text-properties fo:background-color="#ffffff" fo:color="#222222" fo:font-size="12pt" style:font-size-asian="12pt" style:font-size-complex="12pt"/>
    </style:style>
    <style:style style:name="T304_6" style:family="text">
      <style:text-properties fo:background-color="#ffffff" fo:color="#222222" fo:font-size="12pt" style:font-size-asian="12pt" style:font-size-complex="12pt"/>
    </style:style>
    <style:style style:name="T304_7" style:family="text">
      <style:text-properties fo:background-color="#ffffff" fo:color="#222222" fo:font-size="12pt" style:font-size-asian="12pt" style:font-size-complex="12pt"/>
    </style:style>
    <style:style style:name="T304_8" style:family="text">
      <style:text-properties fo:background-color="#ffffff" fo:color="#222222" fo:font-size="12pt" style:font-size-asian="12pt" style:font-size-complex="12pt"/>
    </style:style>
    <style:style style:name="T304_9" style:family="text">
      <style:text-properties fo:background-color="#ffffff" fo:color="#222222" fo:font-size="12pt" style:font-size-asian="12pt" style:font-size-complex="12pt"/>
    </style:style>
    <style:style style:name="T304_10" style:family="text">
      <style:text-properties fo:background-color="#ffffff" fo:color="#222222" fo:font-size="12pt" style:font-size-asian="12pt" style:font-size-complex="12pt"/>
    </style:style>
    <style:style style:name="T304_11" style:family="text">
      <style:text-properties fo:background-color="#ffffff" fo:color="#222222" fo:font-size="12pt" style:font-size-asian="12pt" style:font-size-complex="12pt"/>
    </style:style>
    <style:style style:name="T304_12" style:family="text">
      <style:text-properties fo:background-color="#ffffff" fo:color="#222222" fo:font-size="12pt" style:font-size-asian="12pt" style:font-size-complex="12pt"/>
    </style:style>
    <style:style style:name="T304_13" style:family="text">
      <style:text-properties fo:background-color="#ffffff" fo:color="#222222" fo:font-size="12pt" style:font-size-asian="12pt" style:font-size-complex="12pt"/>
    </style:style>
    <style:style style:name="T304_14" style:family="text">
      <style:text-properties fo:background-color="#ffffff" fo:color="#222222" fo:font-size="12pt" style:font-size-asian="12pt" style:font-size-complex="12pt"/>
    </style:style>
    <style:style style:name="T304_15" style:family="text">
      <style:text-properties fo:background-color="#ffffff" fo:color="#222222" fo:font-size="12pt" style:font-size-asian="12pt" style:font-size-complex="12pt"/>
    </style:style>
    <style:style style:name="T304_16" style:family="text">
      <style:text-properties fo:background-color="#ffffff" fo:color="#222222" fo:font-size="12pt" style:font-size-asian="12pt" style:font-size-complex="12pt"/>
    </style:style>
    <style:style style:name="T304_17" style:family="text">
      <style:text-properties fo:background-color="#ffffff" fo:color="#222222" fo:font-size="12pt" style:font-size-asian="12pt" style:font-size-complex="12pt"/>
    </style:style>
    <style:style style:name="T304_18" style:family="text">
      <style:text-properties fo:background-color="#ffffff" fo:color="#222222" fo:font-size="12pt" style:font-size-asian="12pt" style:font-size-complex="12pt"/>
    </style:style>
    <style:style style:name="T304_19" style:family="text">
      <style:text-properties fo:background-color="#ffffff" fo:color="#222222" fo:font-size="12pt" style:font-size-asian="12pt" style:font-size-complex="12pt"/>
    </style:style>
    <style:style style:name="T304_20" style:family="text">
      <style:text-properties fo:background-color="#ffffff" fo:color="#222222" fo:font-size="12pt" style:font-size-asian="12pt" style:font-size-complex="12pt"/>
    </style:style>
    <style:style style:name="T304_21" style:family="text">
      <style:text-properties fo:background-color="#ffffff" fo:color="#222222" fo:font-size="12pt" style:font-size-asian="12pt" style:font-size-complex="12pt"/>
    </style:style>
    <style:style style:name="T304_22" style:family="text">
      <style:text-properties fo:background-color="#ffffff" fo:color="#222222" fo:font-size="12pt" style:font-size-asian="12pt" style:font-size-complex="12pt"/>
    </style:style>
    <style:style style:name="T304_23" style:family="text">
      <style:text-properties fo:background-color="#ffffff" fo:color="#222222" fo:font-size="12pt" style:font-size-asian="12pt" style:font-size-complex="12pt"/>
    </style:style>
    <style:style style:name="T304_24" style:family="text">
      <style:text-properties fo:background-color="#ffffff" fo:color="#222222" fo:font-size="12pt" style:font-size-asian="12pt" style:font-size-complex="12pt"/>
    </style:style>
    <style:style style:name="T304_25" style:family="text">
      <style:text-properties fo:background-color="#ffffff" fo:color="#222222" fo:font-size="12pt" style:font-size-asian="12pt" style:font-size-complex="12pt"/>
    </style:style>
    <style:style style:name="T304_26" style:family="text">
      <style:text-properties fo:background-color="#ffffff" fo:color="#222222" fo:font-size="12pt" style:font-size-asian="12pt" style:font-size-complex="12pt"/>
    </style:style>
    <style:style style:name="T304_27" style:family="text">
      <style:text-properties fo:background-color="#ffffff" fo:color="#222222" fo:font-size="12pt" style:font-size-asian="12pt" style:font-size-complex="12pt"/>
    </style:style>
    <style:style style:name="T304_28" style:family="text">
      <style:text-properties fo:background-color="#ffffff" fo:color="#222222" fo:font-size="12pt" style:font-size-asian="12pt" style:font-size-complex="12pt"/>
    </style:style>
    <style:style style:name="T304_29" style:family="text">
      <style:text-properties fo:background-color="#ffffff" fo:color="#222222" fo:font-size="12pt" style:font-size-asian="12pt" style:font-size-complex="12pt"/>
    </style:style>
    <style:style style:name="T304_30" style:family="text">
      <style:text-properties fo:background-color="#ffffff" fo:color="#222222" fo:font-size="12pt" style:font-size-asian="12pt" style:font-size-complex="12pt"/>
    </style:style>
    <style:style style:name="T304_31" style:family="text">
      <style:text-properties fo:background-color="#ffffff" fo:color="#222222" fo:font-size="12pt" style:font-size-asian="12pt" style:font-size-complex="12pt"/>
    </style:style>
    <style:style style:name="T304_32" style:family="text">
      <style:text-properties fo:background-color="#ffffff" fo:color="#222222" fo:font-size="12pt" style:font-size-asian="12pt" style:font-size-complex="12pt"/>
    </style:style>
    <style:style style:name="T304_33" style:family="text">
      <style:text-properties fo:background-color="#ffffff" fo:color="#222222" fo:font-size="12pt" style:font-size-asian="12pt" style:font-size-complex="12pt"/>
    </style:style>
    <style:style style:name="T304_34" style:family="text">
      <style:text-properties fo:background-color="#ffffff" fo:color="#222222" fo:font-size="12pt" style:font-size-asian="12pt" style:font-size-complex="12pt"/>
    </style:style>
    <style:style style:name="T304_35" style:family="text">
      <style:text-properties fo:background-color="#ffffff" fo:color="#222222" fo:font-size="12pt" style:font-size-asian="12pt" style:font-size-complex="12pt"/>
    </style:style>
    <style:style style:name="T304_36" style:family="text">
      <style:text-properties fo:background-color="#ffffff" fo:color="#222222" fo:font-size="12pt" style:font-size-asian="12pt" style:font-size-complex="12pt"/>
    </style:style>
    <style:style style:name="T304_37" style:family="text">
      <style:text-properties fo:background-color="#ffffff" fo:color="#222222" fo:font-size="12pt" style:font-size-asian="12pt" style:font-size-complex="12pt"/>
    </style:style>
    <style:style style:name="T304_38" style:family="text">
      <style:text-properties fo:background-color="#ffffff" fo:color="#222222" fo:font-size="12pt" style:font-size-asian="12pt" style:font-size-complex="12pt"/>
    </style:style>
    <style:style style:name="T304_39" style:family="text">
      <style:text-properties fo:background-color="#ffffff" fo:color="#222222" fo:font-size="12pt" style:font-size-asian="12pt" style:font-size-complex="12pt"/>
    </style:style>
    <style:style style:name="T304_40" style:family="text">
      <style:text-properties fo:background-color="#ffffff" fo:color="#222222" fo:font-size="12pt" style:font-size-asian="12pt" style:font-size-complex="12pt"/>
    </style:style>
    <style:style style:name="T304_41" style:family="text">
      <style:text-properties fo:background-color="#ffffff" fo:color="#222222" fo:font-size="12pt" style:font-size-asian="12pt" style:font-size-complex="12pt"/>
    </style:style>
    <style:style style:name="T304_42" style:family="text">
      <style:text-properties fo:background-color="#ffffff" fo:color="#222222" fo:font-size="12pt" style:font-size-asian="12pt" style:font-size-complex="12pt"/>
    </style:style>
    <style:style style:name="T304_43" style:family="text">
      <style:text-properties fo:background-color="#ffffff" fo:color="#222222" fo:font-size="12pt" style:font-size-asian="12pt" style:font-size-complex="12pt"/>
    </style:style>
    <style:style style:name="T304_44" style:family="text">
      <style:text-properties fo:background-color="#ffffff" fo:color="#222222" fo:font-size="12pt" style:font-size-asian="12pt" style:font-size-complex="12pt"/>
    </style:style>
    <style:style style:name="T304_45" style:family="text">
      <style:text-properties fo:background-color="#ffffff" fo:color="#222222" fo:font-size="12pt" style:font-size-asian="12pt" style:font-size-complex="12pt"/>
    </style:style>
    <style:style style:name="T304_46" style:family="text">
      <style:text-properties fo:background-color="#ffffff" fo:color="#222222" fo:font-size="12pt" style:font-size-asian="12pt" style:font-size-complex="12pt"/>
    </style:style>
    <style:style style:name="T304_47" style:family="text">
      <style:text-properties fo:background-color="#ffffff" fo:color="#222222" fo:font-size="12pt" style:font-size-asian="12pt" style:font-size-complex="12pt"/>
    </style:style>
    <style:style style:name="T304_48" style:family="text">
      <style:text-properties fo:background-color="#ffffff" fo:color="#222222" fo:font-size="12pt" style:font-size-asian="12pt" style:font-size-complex="12pt"/>
    </style:style>
    <style:style style:name="T304_49" style:family="text">
      <style:text-properties fo:background-color="#ffffff" fo:color="#222222" fo:font-size="12pt" style:font-size-asian="12pt" style:font-size-complex="12pt"/>
    </style:style>
    <style:style style:name="T304_50" style:family="text">
      <style:text-properties fo:background-color="#ffffff" fo:color="#222222" fo:font-size="12pt" style:font-size-asian="12pt" style:font-size-complex="12pt"/>
    </style:style>
    <style:style style:name="T304_51" style:family="text">
      <style:text-properties fo:background-color="#ffffff" fo:color="#222222" fo:font-size="12pt" style:font-size-asian="12pt" style:font-size-complex="12pt"/>
    </style:style>
    <style:style style:name="T304_52" style:family="text">
      <style:text-properties fo:background-color="#ffffff" fo:color="#222222" fo:font-size="12pt" style:font-size-asian="12pt" style:font-size-complex="12pt"/>
    </style:style>
    <style:style style:name="T304_53" style:family="text">
      <style:text-properties fo:background-color="#ffffff" fo:color="#222222" fo:font-size="12pt" style:font-size-asian="12pt" style:font-size-complex="12pt"/>
    </style:style>
    <style:style style:name="T304_54" style:family="text">
      <style:text-properties fo:background-color="#ffffff" fo:color="#222222" fo:font-size="12pt" style:font-size-asian="12pt" style:font-size-complex="12pt"/>
    </style:style>
    <style:style style:name="T304_55" style:family="text">
      <style:text-properties fo:background-color="#ffffff" fo:color="#222222" fo:font-size="12pt" style:font-size-asian="12pt" style:font-size-complex="12pt"/>
    </style:style>
    <style:style style:name="T304_56" style:family="text">
      <style:text-properties fo:background-color="#ffffff" fo:color="#222222" fo:font-size="12pt" style:font-size-asian="12pt" style:font-size-complex="12pt"/>
    </style:style>
    <style:style style:name="T304_57" style:family="text">
      <style:text-properties fo:background-color="#ffffff" fo:color="#222222" fo:font-size="12pt" style:font-size-asian="12pt" style:font-size-complex="12pt"/>
    </style:style>
    <style:style style:name="T304_58" style:family="text">
      <style:text-properties fo:background-color="#ffffff" fo:color="#222222" fo:font-size="12pt" style:font-size-asian="12pt" style:font-size-complex="12pt"/>
    </style:style>
    <style:style style:name="T304_59" style:family="text">
      <style:text-properties fo:background-color="#ffffff" fo:color="#222222" fo:font-size="12pt" style:font-size-asian="12pt" style:font-size-complex="12pt"/>
    </style:style>
    <style:style style:name="T304_60" style:family="text">
      <style:text-properties fo:background-color="#ffffff" fo:color="#222222" fo:font-size="12pt" style:font-size-asian="12pt" style:font-size-complex="12pt"/>
    </style:style>
    <style:style style:name="T304_61" style:family="text">
      <style:text-properties fo:background-color="#ffffff" fo:color="#222222" fo:font-size="12pt" style:font-size-asian="12pt" style:font-size-complex="12pt"/>
    </style:style>
    <style:style style:name="T304_62" style:family="text">
      <style:text-properties fo:background-color="#ffffff" fo:color="#222222" fo:font-size="12pt" style:font-size-asian="12pt" style:font-size-complex="12pt"/>
    </style:style>
    <style:style style:name="T304_63" style:family="text">
      <style:text-properties fo:background-color="#ffffff" fo:color="#222222" fo:font-size="12pt" style:font-size-asian="12pt" style:font-size-complex="12pt"/>
    </style:style>
    <style:style style:name="T304_64" style:family="text">
      <style:text-properties fo:background-color="#ffffff" fo:color="#222222" fo:font-size="12pt" style:font-size-asian="12pt" style:font-size-complex="12pt"/>
    </style:style>
    <style:style style:name="T304_65" style:family="text">
      <style:text-properties fo:background-color="#ffffff" fo:color="#222222" fo:font-size="12pt" style:font-size-asian="12pt" style:font-size-complex="12pt"/>
    </style:style>
    <style:style style:name="T304_66" style:family="text">
      <style:text-properties fo:background-color="#ffffff" fo:color="#222222" fo:font-size="12pt" style:font-size-asian="12pt" style:font-size-complex="12pt"/>
    </style:style>
    <style:style style:name="T304_67" style:family="text">
      <style:text-properties fo:background-color="#ffffff" fo:color="#222222" fo:font-size="12pt" style:font-size-asian="12pt" style:font-size-complex="12pt"/>
    </style:style>
    <style:style style:name="T304_68" style:family="text">
      <style:text-properties fo:background-color="#ffffff" fo:color="#222222" fo:font-size="12pt" style:font-size-asian="12pt" style:font-size-complex="12pt"/>
    </style:style>
    <style:style style:name="T304_69" style:family="text">
      <style:text-properties fo:background-color="#ffffff" fo:color="#222222" fo:font-size="12pt" style:font-size-asian="12pt" style:font-size-complex="12pt"/>
    </style:style>
    <style:style style:name="T304_70" style:family="text">
      <style:text-properties fo:background-color="#ffffff" fo:color="#222222" fo:font-size="12pt" style:font-size-asian="12pt" style:font-size-complex="12pt"/>
    </style:style>
    <style:style style:name="T304_71" style:family="text">
      <style:text-properties fo:background-color="#ffffff" fo:color="#222222" fo:font-size="12pt" style:font-size-asian="12pt" style:font-size-complex="12pt"/>
    </style:style>
    <style:style style:name="T304_72" style:family="text">
      <style:text-properties fo:background-color="#ffffff" fo:color="#222222" fo:font-size="12pt" style:font-size-asian="12pt" style:font-size-complex="12pt"/>
    </style:style>
    <style:style style:name="T304_73" style:family="text">
      <style:text-properties fo:background-color="#ffffff" fo:color="#222222" fo:font-size="12pt" style:font-size-asian="12pt" style:font-size-complex="12pt"/>
    </style:style>
    <style:style style:name="T304_74" style:family="text">
      <style:text-properties fo:background-color="#ffffff" fo:color="#222222" fo:font-size="12pt" style:font-size-asian="12pt" style:font-size-complex="12pt"/>
    </style:style>
    <style:style style:name="T304_75" style:family="text">
      <style:text-properties fo:background-color="#ffffff" fo:color="#222222" fo:font-size="12pt" style:font-size-asian="12pt" style:font-size-complex="12pt"/>
    </style:style>
    <style:style style:name="T304_76" style:family="text">
      <style:text-properties fo:background-color="#ffffff" fo:color="#222222" fo:font-size="12pt" style:font-size-asian="12pt" style:font-size-complex="12pt"/>
    </style:style>
    <style:style style:name="T304_77" style:family="text">
      <style:text-properties fo:background-color="#ffffff" fo:color="#222222" fo:font-size="12pt" style:font-size-asian="12pt" style:font-size-complex="12pt"/>
    </style:style>
    <style:style style:name="T304_78" style:family="text">
      <style:text-properties fo:background-color="#ffffff" fo:color="#222222" fo:font-size="12pt" style:font-size-asian="12pt" style:font-size-complex="12pt"/>
    </style:style>
    <style:style style:name="T304_79" style:family="text">
      <style:text-properties fo:background-color="#ffffff" fo:color="#222222" fo:font-size="12pt" style:font-size-asian="12pt" style:font-size-complex="12pt"/>
    </style:style>
    <style:style style:name="T304_80" style:family="text">
      <style:text-properties fo:background-color="#ffffff" fo:color="#222222" fo:font-size="12pt" style:font-size-asian="12pt" style:font-size-complex="12pt"/>
    </style:style>
    <style:style style:name="T304_81" style:family="text">
      <style:text-properties fo:background-color="#ffffff" fo:color="#222222" fo:font-size="12pt" style:font-size-asian="12pt" style:font-size-complex="12pt"/>
    </style:style>
    <style:style style:name="T304_82" style:family="text">
      <style:text-properties fo:background-color="#ffffff" fo:color="#222222" fo:font-size="12pt" style:font-size-asian="12pt" style:font-size-complex="12pt"/>
    </style:style>
    <style:style style:name="T304_83" style:family="text">
      <style:text-properties fo:background-color="#ffffff" fo:color="#222222" fo:font-size="12pt" style:font-size-asian="12pt" style:font-size-complex="12pt"/>
    </style:style>
    <style:style style:name="T304_84" style:family="text">
      <style:text-properties fo:background-color="#ffffff" fo:color="#222222" fo:font-size="12pt" style:font-size-asian="12pt" style:font-size-complex="12pt"/>
    </style:style>
    <style:style style:name="T304_85" style:family="text">
      <style:text-properties fo:background-color="#ffffff" fo:color="#222222" fo:font-size="12pt" style:font-size-asian="12pt" style:font-size-complex="12pt"/>
    </style:style>
    <style:style style:name="T304_86" style:family="text">
      <style:text-properties fo:background-color="#ffffff" fo:color="#222222" fo:font-size="12pt" style:font-size-asian="12pt" style:font-size-complex="12pt"/>
    </style:style>
    <style:style style:name="T304_87" style:family="text">
      <style:text-properties fo:background-color="#ffffff" fo:color="#222222" fo:font-size="12pt" style:font-size-asian="12pt" style:font-size-complex="12pt"/>
    </style:style>
    <style:style style:name="T304_88" style:family="text">
      <style:text-properties fo:background-color="#ffffff" fo:color="#222222" fo:font-size="12pt" style:font-size-asian="12pt" style:font-size-complex="12pt"/>
    </style:style>
    <style:style style:name="T304_89" style:family="text">
      <style:text-properties fo:background-color="#ffffff" fo:color="#222222" fo:font-size="12pt" style:font-size-asian="12pt" style:font-size-complex="12pt"/>
    </style:style>
    <style:style style:name="T304_90" style:family="text">
      <style:text-properties fo:background-color="#ffffff" fo:color="#222222" fo:font-size="12pt" style:font-size-asian="12pt" style:font-size-complex="12pt"/>
    </style:style>
    <style:style style:name="T304_91" style:family="text">
      <style:text-properties fo:background-color="#ffffff" fo:color="#222222" fo:font-size="12pt" style:font-size-asian="12pt" style:font-size-complex="12pt"/>
    </style:style>
    <style:style style:name="T304_92" style:family="text">
      <style:text-properties fo:background-color="#ffffff" fo:color="#222222" fo:font-size="12pt" style:font-size-asian="12pt" style:font-size-complex="12pt"/>
    </style:style>
    <style:style style:name="T304_93" style:family="text">
      <style:text-properties fo:background-color="#ffffff" fo:color="#222222" fo:font-size="12pt" style:font-size-asian="12pt" style:font-size-complex="12pt"/>
    </style:style>
    <style:style style:name="T304_94" style:family="text">
      <style:text-properties fo:background-color="#ffffff" fo:color="#222222" fo:font-size="12pt" style:font-size-asian="12pt" style:font-size-complex="12pt"/>
    </style:style>
    <style:style style:name="T304_95" style:family="text">
      <style:text-properties fo:background-color="#ffffff" fo:color="#222222" fo:font-size="12pt" style:font-size-asian="12pt" style:font-size-complex="12pt"/>
    </style:style>
    <style:style style:name="T304_96" style:family="text">
      <style:text-properties fo:background-color="#ffffff" fo:color="#222222" fo:font-size="12pt" style:font-size-asian="12pt" style:font-size-complex="12pt"/>
    </style:style>
    <style:style style:name="T304_97" style:family="text">
      <style:text-properties fo:background-color="#ffffff" fo:color="#222222" fo:font-size="12pt" style:font-size-asian="12pt" style:font-size-complex="12pt"/>
    </style:style>
    <style:style style:name="T304_98" style:family="text">
      <style:text-properties fo:background-color="#ffffff" fo:color="#222222" fo:font-size="12pt" style:font-size-asian="12pt" style:font-size-complex="12pt"/>
    </style:style>
    <style:style style:name="T304_99" style:family="text">
      <style:text-properties fo:background-color="#ffffff" fo:color="#222222" fo:font-size="12pt" style:font-size-asian="12pt" style:font-size-complex="12pt"/>
    </style:style>
    <style:style style:name="T304_100" style:family="text">
      <style:text-properties fo:background-color="#ffffff" fo:color="#222222" fo:font-size="12pt" style:font-size-asian="12pt" style:font-size-complex="12pt"/>
    </style:style>
    <style:style style:name="T304_101" style:family="text">
      <style:text-properties fo:background-color="#ffffff" fo:color="#222222" fo:font-size="12pt" style:font-size-asian="12pt" style:font-size-complex="12pt"/>
    </style:style>
    <style:style style:name="T304_102" style:family="text">
      <style:text-properties fo:background-color="#ffffff" fo:color="#222222" fo:font-size="12pt" style:font-size-asian="12pt" style:font-size-complex="12pt"/>
    </style:style>
    <style:style style:name="T304_103" style:family="text">
      <style:text-properties fo:background-color="#ffffff" fo:color="#222222" fo:font-size="12pt" style:font-size-asian="12pt" style:font-size-complex="12pt"/>
    </style:style>
    <style:style style:name="T304_104" style:family="text">
      <style:text-properties fo:background-color="#ffffff" fo:color="#222222" fo:font-size="12pt" style:font-size-asian="12pt" style:font-size-complex="12pt"/>
    </style:style>
    <style:style style:name="T304_105" style:family="text">
      <style:text-properties fo:background-color="#ffffff" fo:color="#222222" fo:font-size="12pt" style:font-size-asian="12pt" style:font-size-complex="12pt"/>
    </style:style>
    <style:style style:name="T304_106" style:family="text">
      <style:text-properties fo:background-color="#ffffff" fo:color="#222222" fo:font-size="12pt" style:font-size-asian="12pt" style:font-size-complex="12pt"/>
    </style:style>
    <style:style style:name="T304_107" style:family="text">
      <style:text-properties fo:background-color="#ffffff" fo:color="#222222" fo:font-size="12pt" style:font-size-asian="12pt" style:font-size-complex="12pt"/>
    </style:style>
    <style:style style:name="T304_108" style:family="text">
      <style:text-properties fo:background-color="#ffffff" fo:color="#222222" fo:font-size="12pt" style:font-size-asian="12pt" style:font-size-complex="12pt"/>
    </style:style>
    <style:style style:name="T304_109" style:family="text">
      <style:text-properties fo:background-color="#ffffff" fo:color="#222222" fo:font-size="12pt" style:font-size-asian="12pt" style:font-size-complex="12pt"/>
    </style:style>
    <style:style style:name="T304_110" style:family="text">
      <style:text-properties fo:background-color="#ffffff" fo:color="#222222" fo:font-size="12pt" style:font-size-asian="12pt" style:font-size-complex="12pt"/>
    </style:style>
    <style:style style:name="T304_111" style:family="text">
      <style:text-properties fo:background-color="#ffffff" fo:color="#222222" fo:font-size="12pt" style:font-size-asian="12pt" style:font-size-complex="12pt"/>
    </style:style>
    <style:style style:name="T304_112" style:family="text">
      <style:text-properties fo:background-color="#ffffff" fo:color="#222222" fo:font-size="12pt" style:font-size-asian="12pt" style:font-size-complex="12pt"/>
    </style:style>
    <style:style style:name="T304_113" style:family="text">
      <style:text-properties fo:background-color="#ffffff" fo:color="#222222" fo:font-size="12pt" style:font-size-asian="12pt" style:font-size-complex="12pt"/>
    </style:style>
    <style:style style:name="T304_114" style:family="text">
      <style:text-properties fo:background-color="#ffffff" fo:color="#222222" fo:font-size="12pt" style:font-size-asian="12pt" style:font-size-complex="12pt"/>
    </style:style>
    <style:style style:name="T304_115" style:family="text">
      <style:text-properties fo:background-color="#ffffff" fo:color="#222222" fo:font-size="12pt" style:font-size-asian="12pt" style:font-size-complex="12pt"/>
    </style:style>
    <style:style style:name="T304_116" style:family="text">
      <style:text-properties fo:background-color="#ffffff" fo:color="#222222" fo:font-size="12pt" style:font-size-asian="12pt" style:font-size-complex="12pt"/>
    </style:style>
    <style:style style:name="T304_117" style:family="text">
      <style:text-properties fo:background-color="#ffffff" fo:color="#222222" fo:font-size="12pt" style:font-size-asian="12pt" style:font-size-complex="12pt"/>
    </style:style>
    <style:style style:name="T304_118" style:family="text">
      <style:text-properties fo:background-color="#ffffff" fo:color="#222222" fo:font-size="12pt" style:font-size-asian="12pt" style:font-size-complex="12pt"/>
    </style:style>
    <style:style style:name="T304_119" style:family="text">
      <style:text-properties fo:background-color="#ffffff" fo:color="#222222" fo:font-size="12pt" style:font-size-asian="12pt" style:font-size-complex="12pt"/>
    </style:style>
    <style:style style:name="T304_120" style:family="text">
      <style:text-properties fo:background-color="#ffffff" fo:color="#222222" fo:font-size="12pt" style:font-size-asian="12pt" style:font-size-complex="12pt"/>
    </style:style>
    <style:style style:name="T304_121" style:family="text">
      <style:text-properties fo:background-color="#ffffff" fo:color="#222222" fo:font-size="12pt" style:font-size-asian="12pt" style:font-size-complex="12pt"/>
    </style:style>
    <style:style style:name="T304_122" style:family="text">
      <style:text-properties fo:background-color="#ffffff" fo:color="#222222" fo:font-size="12pt" style:font-size-asian="12pt" style:font-size-complex="12pt"/>
    </style:style>
    <style:style style:name="T304_123" style:family="text">
      <style:text-properties fo:background-color="#ffffff" fo:color="#222222" fo:font-size="12pt" style:font-size-asian="12pt" style:font-size-complex="12pt"/>
    </style:style>
    <style:style style:name="T304_124" style:family="text">
      <style:text-properties fo:background-color="#ffffff" fo:color="#222222" fo:font-size="12pt" style:font-size-asian="12pt" style:font-size-complex="12pt"/>
    </style:style>
    <style:style style:name="T304_125" style:family="text">
      <style:text-properties fo:background-color="#ffffff" fo:color="#222222" fo:font-size="12pt" style:font-size-asian="12pt" style:font-size-complex="12pt"/>
    </style:style>
    <style:style style:name="T304_126" style:family="text">
      <style:text-properties fo:background-color="#ffffff" fo:color="#222222" fo:font-size="12pt" style:font-size-asian="12pt" style:font-size-complex="12pt"/>
    </style:style>
    <style:style style:name="T304_127" style:family="text">
      <style:text-properties fo:background-color="#ffffff" fo:color="#222222" fo:font-size="12pt" style:font-size-asian="12pt" style:font-size-complex="12pt"/>
    </style:style>
    <style:style style:name="T304_128" style:family="text">
      <style:text-properties fo:background-color="#ffffff" fo:color="#222222" fo:font-size="12pt" style:font-size-asian="12pt" style:font-size-complex="12pt"/>
    </style:style>
    <style:style style:name="T304_129" style:family="text">
      <style:text-properties fo:background-color="#ffffff" fo:color="#222222" fo:font-size="12pt" style:font-size-asian="12pt" style:font-size-complex="12pt"/>
    </style:style>
    <style:style style:name="T304_130" style:family="text">
      <style:text-properties fo:background-color="#ffffff" fo:color="#222222" fo:font-size="12pt" style:font-size-asian="12pt" style:font-size-complex="12pt"/>
    </style:style>
    <style:style style:name="T304_131" style:family="text">
      <style:text-properties fo:background-color="#ffffff" fo:color="#222222" fo:font-size="12pt" style:font-size-asian="12pt" style:font-size-complex="12pt"/>
    </style:style>
    <style:style style:name="T304_132" style:family="text">
      <style:text-properties fo:background-color="#ffffff" fo:color="#222222" fo:font-size="12pt" style:font-size-asian="12pt" style:font-size-complex="12pt"/>
    </style:style>
    <style:style style:name="T304_133" style:family="text">
      <style:text-properties fo:background-color="#ffffff" fo:color="#222222" fo:font-size="12pt" style:font-size-asian="12pt" style:font-size-complex="12pt"/>
    </style:style>
    <style:style style:name="T304_134" style:family="text">
      <style:text-properties fo:background-color="#ffffff" fo:color="#222222" fo:font-size="12pt" style:font-size-asian="12pt" style:font-size-complex="12pt"/>
    </style:style>
    <style:style style:name="T304_135" style:family="text">
      <style:text-properties fo:background-color="#ffffff" fo:color="#222222" fo:font-size="12pt" style:font-size-asian="12pt" style:font-size-complex="12pt"/>
    </style:style>
    <style:style style:name="T304_136" style:family="text">
      <style:text-properties fo:background-color="#ffffff" fo:color="#222222" fo:font-size="12pt" style:font-size-asian="12pt" style:font-size-complex="12pt"/>
    </style:style>
    <style:style style:name="P305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306" style:family="paragraph" style:parent-style-name="Standard">
      <style:paragraph-properties fo:text-align="justify" fo:break-before="auto" fo:line-height="115%" style:writing-mode="lr-tb"/>
    </style:style>
    <style:style style:name="T306_1" style:family="text">
      <style:text-properties fo:background-color="#ffffff" fo:color="#222222" fo:font-size="12pt" style:font-size-asian="12pt" style:font-size-complex="12pt"/>
    </style:style>
    <style:style style:name="T306_2" style:family="text">
      <style:text-properties fo:background-color="#ffffff" fo:color="#222222" fo:font-size="12pt" style:font-size-asian="12pt" style:font-size-complex="12pt"/>
    </style:style>
    <style:style style:name="T306_3" style:family="text">
      <style:text-properties fo:background-color="#ffffff" fo:color="#222222" fo:font-size="12pt" style:font-size-asian="12pt" style:font-size-complex="12pt"/>
    </style:style>
    <style:style style:name="T306_4" style:family="text">
      <style:text-properties fo:background-color="#ffffff" fo:color="#222222" fo:font-size="12pt" style:font-size-asian="12pt" style:font-size-complex="12pt"/>
    </style:style>
    <style:style style:name="T306_5" style:family="text">
      <style:text-properties fo:background-color="#ffffff" fo:color="#222222" fo:font-size="12pt" style:font-size-asian="12pt" style:font-size-complex="12pt"/>
    </style:style>
    <style:style style:name="T306_6" style:family="text">
      <style:text-properties fo:background-color="#ffffff" fo:color="#222222" fo:font-size="12pt" style:font-size-asian="12pt" style:font-size-complex="12pt"/>
    </style:style>
    <style:style style:name="T306_7" style:family="text">
      <style:text-properties fo:background-color="#ffffff" fo:color="#222222" fo:font-size="12pt" style:font-size-asian="12pt" style:font-size-complex="12pt"/>
    </style:style>
    <style:style style:name="T306_8" style:family="text">
      <style:text-properties fo:background-color="#ffffff" fo:color="#222222" fo:font-size="12pt" style:font-size-asian="12pt" style:font-size-complex="12pt"/>
    </style:style>
    <style:style style:name="T306_9" style:family="text">
      <style:text-properties fo:background-color="#ffffff" fo:color="#222222" fo:font-size="12pt" style:font-size-asian="12pt" style:font-size-complex="12pt"/>
    </style:style>
    <style:style style:name="T306_10" style:family="text">
      <style:text-properties fo:background-color="#ffffff" fo:color="#222222" fo:font-size="12pt" style:font-size-asian="12pt" style:font-size-complex="12pt"/>
    </style:style>
    <style:style style:name="T306_11" style:family="text">
      <style:text-properties fo:background-color="#ffffff" fo:color="#222222" fo:font-size="12pt" style:font-size-asian="12pt" style:font-size-complex="12pt"/>
    </style:style>
    <style:style style:name="T306_12" style:family="text">
      <style:text-properties fo:background-color="#ffffff" fo:color="#222222" fo:font-size="12pt" style:font-size-asian="12pt" style:font-size-complex="12pt"/>
    </style:style>
    <style:style style:name="T306_13" style:family="text">
      <style:text-properties fo:background-color="#ffffff" fo:color="#222222" fo:font-size="12pt" style:font-size-asian="12pt" style:font-size-complex="12pt"/>
    </style:style>
    <style:style style:name="T306_14" style:family="text">
      <style:text-properties fo:background-color="#ffffff" fo:color="#222222" fo:font-size="12pt" style:font-size-asian="12pt" style:font-size-complex="12pt"/>
    </style:style>
    <style:style style:name="T306_15" style:family="text">
      <style:text-properties fo:background-color="#ffffff" fo:color="#222222" fo:font-size="12pt" style:font-size-asian="12pt" style:font-size-complex="12pt"/>
    </style:style>
    <style:style style:name="T306_16" style:family="text">
      <style:text-properties fo:background-color="#ffffff" fo:color="#222222" fo:font-size="12pt" style:font-size-asian="12pt" style:font-size-complex="12pt"/>
    </style:style>
    <style:style style:name="T306_17" style:family="text">
      <style:text-properties fo:background-color="#ffffff" fo:color="#222222" fo:font-size="12pt" style:font-size-asian="12pt" style:font-size-complex="12pt"/>
    </style:style>
    <style:style style:name="T306_18" style:family="text">
      <style:text-properties fo:background-color="#ffffff" fo:color="#222222" fo:font-size="12pt" style:font-size-asian="12pt" style:font-size-complex="12pt"/>
    </style:style>
    <style:style style:name="T306_19" style:family="text">
      <style:text-properties fo:background-color="#ffffff" fo:color="#222222" fo:font-size="12pt" style:font-size-asian="12pt" style:font-size-complex="12pt"/>
    </style:style>
    <style:style style:name="T306_20" style:family="text">
      <style:text-properties fo:background-color="#ffffff" fo:color="#222222" fo:font-size="12pt" style:font-size-asian="12pt" style:font-size-complex="12pt"/>
    </style:style>
    <style:style style:name="T306_21" style:family="text">
      <style:text-properties fo:background-color="#ffffff" fo:color="#222222" fo:font-size="12pt" style:font-size-asian="12pt" style:font-size-complex="12pt"/>
    </style:style>
    <style:style style:name="T306_22" style:family="text">
      <style:text-properties fo:background-color="#ffffff" fo:color="#222222" fo:font-size="12pt" style:font-size-asian="12pt" style:font-size-complex="12pt"/>
    </style:style>
    <style:style style:name="T306_23" style:family="text">
      <style:text-properties fo:background-color="#ffffff" fo:color="#222222" fo:font-size="12pt" style:font-size-asian="12pt" style:font-size-complex="12pt"/>
    </style:style>
    <style:style style:name="T306_24" style:family="text">
      <style:text-properties fo:background-color="#ffffff" fo:color="#222222" fo:font-size="12pt" style:font-size-asian="12pt" style:font-size-complex="12pt"/>
    </style:style>
    <style:style style:name="T306_25" style:family="text">
      <style:text-properties fo:background-color="#ffffff" fo:color="#222222" fo:font-size="12pt" style:font-size-asian="12pt" style:font-size-complex="12pt"/>
    </style:style>
    <style:style style:name="T306_26" style:family="text">
      <style:text-properties fo:background-color="#ffffff" fo:color="#222222" fo:font-size="12pt" style:font-size-asian="12pt" style:font-size-complex="12pt"/>
    </style:style>
    <style:style style:name="T306_27" style:family="text">
      <style:text-properties fo:background-color="#ffffff" fo:color="#222222" fo:font-size="12pt" style:font-size-asian="12pt" style:font-size-complex="12pt"/>
    </style:style>
    <style:style style:name="T306_28" style:family="text">
      <style:text-properties fo:background-color="#ffffff" fo:color="#222222" fo:font-size="12pt" style:font-size-asian="12pt" style:font-size-complex="12pt"/>
    </style:style>
    <style:style style:name="T306_29" style:family="text">
      <style:text-properties fo:background-color="#ffffff" fo:color="#222222" fo:font-size="12pt" style:font-size-asian="12pt" style:font-size-complex="12pt"/>
    </style:style>
    <style:style style:name="T306_30" style:family="text">
      <style:text-properties fo:background-color="#ffffff" fo:color="#222222" fo:font-size="12pt" style:font-size-asian="12pt" style:font-size-complex="12pt"/>
    </style:style>
    <style:style style:name="T306_31" style:family="text">
      <style:text-properties fo:background-color="#ffffff" fo:color="#222222" fo:font-size="12pt" style:font-size-asian="12pt" style:font-size-complex="12pt"/>
    </style:style>
    <style:style style:name="T306_32" style:family="text">
      <style:text-properties fo:background-color="#ffffff" fo:color="#222222" fo:font-size="12pt" style:font-size-asian="12pt" style:font-size-complex="12pt"/>
    </style:style>
    <style:style style:name="T306_33" style:family="text">
      <style:text-properties fo:background-color="#ffffff" fo:color="#222222" fo:font-size="12pt" style:font-size-asian="12pt" style:font-size-complex="12pt"/>
    </style:style>
    <style:style style:name="T306_34" style:family="text">
      <style:text-properties fo:background-color="#ffffff" fo:color="#222222" fo:font-size="12pt" style:font-size-asian="12pt" style:font-size-complex="12pt"/>
    </style:style>
    <style:style style:name="T306_35" style:family="text">
      <style:text-properties fo:background-color="#ffffff" fo:color="#222222" fo:font-size="12pt" style:font-size-asian="12pt" style:font-size-complex="12pt"/>
    </style:style>
    <style:style style:name="T306_36" style:family="text">
      <style:text-properties fo:background-color="#ffffff" fo:color="#222222" fo:font-size="12pt" style:font-size-asian="12pt" style:font-size-complex="12pt"/>
    </style:style>
    <style:style style:name="T306_37" style:family="text">
      <style:text-properties fo:background-color="#ffffff" fo:color="#222222" fo:font-size="12pt" style:font-size-asian="12pt" style:font-size-complex="12pt"/>
    </style:style>
    <style:style style:name="T306_38" style:family="text">
      <style:text-properties fo:background-color="#ffffff" fo:color="#222222" fo:font-size="12pt" style:font-size-asian="12pt" style:font-size-complex="12pt"/>
    </style:style>
    <style:style style:name="T306_39" style:family="text">
      <style:text-properties fo:background-color="#ffffff" fo:color="#222222" fo:font-size="12pt" style:font-size-asian="12pt" style:font-size-complex="12pt"/>
    </style:style>
    <style:style style:name="T306_40" style:family="text">
      <style:text-properties fo:background-color="#ffffff" fo:color="#222222" fo:font-size="12pt" style:font-size-asian="12pt" style:font-size-complex="12pt"/>
    </style:style>
    <style:style style:name="T306_41" style:family="text">
      <style:text-properties fo:background-color="#ffffff" fo:color="#222222" fo:font-size="12pt" style:font-size-asian="12pt" style:font-size-complex="12pt"/>
    </style:style>
    <style:style style:name="T306_42" style:family="text">
      <style:text-properties fo:background-color="#ffffff" fo:color="#222222" fo:font-size="12pt" style:font-size-asian="12pt" style:font-size-complex="12pt"/>
    </style:style>
    <style:style style:name="T306_43" style:family="text">
      <style:text-properties fo:background-color="#ffffff" fo:color="#222222" fo:font-size="12pt" style:font-size-asian="12pt" style:font-size-complex="12pt"/>
    </style:style>
    <style:style style:name="T306_44" style:family="text">
      <style:text-properties fo:background-color="#ffffff" fo:color="#222222" fo:font-size="12pt" style:font-size-asian="12pt" style:font-size-complex="12pt"/>
    </style:style>
    <style:style style:name="T306_45" style:family="text">
      <style:text-properties fo:background-color="#ffffff" fo:color="#222222" fo:font-size="12pt" style:font-size-asian="12pt" style:font-size-complex="12pt"/>
    </style:style>
    <style:style style:name="T306_46" style:family="text">
      <style:text-properties fo:background-color="#ffffff" fo:color="#222222" fo:font-size="12pt" style:font-size-asian="12pt" style:font-size-complex="12pt"/>
    </style:style>
    <style:style style:name="T306_47" style:family="text">
      <style:text-properties fo:background-color="#ffffff" fo:color="#222222" fo:font-size="12pt" style:font-size-asian="12pt" style:font-size-complex="12pt"/>
    </style:style>
    <style:style style:name="T306_48" style:family="text">
      <style:text-properties fo:background-color="#ffffff" fo:color="#222222" fo:font-size="12pt" style:font-size-asian="12pt" style:font-size-complex="12pt"/>
    </style:style>
    <style:style style:name="T306_49" style:family="text">
      <style:text-properties fo:background-color="#ffffff" fo:color="#222222" fo:font-size="12pt" style:font-size-asian="12pt" style:font-size-complex="12pt"/>
    </style:style>
    <style:style style:name="T306_50" style:family="text">
      <style:text-properties fo:background-color="#ffffff" fo:color="#222222" fo:font-size="12pt" style:font-size-asian="12pt" style:font-size-complex="12pt"/>
    </style:style>
    <style:style style:name="T306_51" style:family="text">
      <style:text-properties fo:background-color="#ffffff" fo:color="#222222" fo:font-size="12pt" style:font-size-asian="12pt" style:font-size-complex="12pt"/>
    </style:style>
    <style:style style:name="T306_52" style:family="text">
      <style:text-properties fo:background-color="#ffffff" fo:color="#222222" fo:font-size="12pt" style:font-size-asian="12pt" style:font-size-complex="12pt"/>
    </style:style>
    <style:style style:name="T306_53" style:family="text">
      <style:text-properties fo:background-color="#ffffff" fo:color="#222222" fo:font-size="12pt" style:font-size-asian="12pt" style:font-size-complex="12pt"/>
    </style:style>
    <style:style style:name="T306_54" style:family="text">
      <style:text-properties fo:background-color="#ffffff" fo:color="#222222" fo:font-size="12pt" style:font-size-asian="12pt" style:font-size-complex="12pt"/>
    </style:style>
    <style:style style:name="T306_55" style:family="text">
      <style:text-properties fo:background-color="#ffffff" fo:color="#222222" fo:font-size="12pt" style:font-size-asian="12pt" style:font-size-complex="12pt"/>
    </style:style>
    <style:style style:name="T306_56" style:family="text">
      <style:text-properties fo:background-color="#ffffff" fo:color="#222222" fo:font-size="12pt" style:font-size-asian="12pt" style:font-size-complex="12pt"/>
    </style:style>
    <style:style style:name="T306_57" style:family="text">
      <style:text-properties fo:background-color="#ffffff" fo:color="#222222" fo:font-size="12pt" style:font-size-asian="12pt" style:font-size-complex="12pt"/>
    </style:style>
    <style:style style:name="T306_58" style:family="text">
      <style:text-properties fo:background-color="#ffffff" fo:color="#222222" fo:font-size="12pt" style:font-size-asian="12pt" style:font-size-complex="12pt"/>
    </style:style>
    <style:style style:name="T306_59" style:family="text">
      <style:text-properties fo:background-color="#ffffff" fo:color="#222222" fo:font-size="12pt" style:font-size-asian="12pt" style:font-size-complex="12pt"/>
    </style:style>
    <style:style style:name="T306_60" style:family="text">
      <style:text-properties fo:background-color="#ffffff" fo:color="#222222" fo:font-size="12pt" style:font-size-asian="12pt" style:font-size-complex="12pt"/>
    </style:style>
    <style:style style:name="T306_61" style:family="text">
      <style:text-properties fo:background-color="#ffffff" fo:color="#222222" fo:font-size="12pt" style:font-size-asian="12pt" style:font-size-complex="12pt"/>
    </style:style>
    <style:style style:name="T306_62" style:family="text">
      <style:text-properties fo:background-color="#ffffff" fo:color="#222222" fo:font-size="12pt" style:font-size-asian="12pt" style:font-size-complex="12pt"/>
    </style:style>
    <style:style style:name="T306_63" style:family="text">
      <style:text-properties fo:background-color="#ffffff" fo:color="#222222" fo:font-size="12pt" style:font-size-asian="12pt" style:font-size-complex="12pt"/>
    </style:style>
    <style:style style:name="T306_64" style:family="text">
      <style:text-properties fo:background-color="#ffffff" fo:color="#222222" fo:font-size="12pt" style:font-size-asian="12pt" style:font-size-complex="12pt"/>
    </style:style>
    <style:style style:name="T306_65" style:family="text">
      <style:text-properties fo:background-color="#ffffff" fo:color="#222222" fo:font-size="12pt" style:font-size-asian="12pt" style:font-size-complex="12pt"/>
    </style:style>
    <style:style style:name="T306_66" style:family="text">
      <style:text-properties fo:background-color="#ffffff" fo:color="#222222" fo:font-size="12pt" style:font-size-asian="12pt" style:font-size-complex="12pt"/>
    </style:style>
    <style:style style:name="T306_67" style:family="text">
      <style:text-properties fo:background-color="#ffffff" fo:color="#222222" fo:font-size="12pt" style:font-size-asian="12pt" style:font-size-complex="12pt"/>
    </style:style>
    <style:style style:name="T306_68" style:family="text">
      <style:text-properties fo:background-color="#ffffff" fo:color="#222222" fo:font-size="12pt" style:font-size-asian="12pt" style:font-size-complex="12pt"/>
    </style:style>
    <style:style style:name="T306_69" style:family="text">
      <style:text-properties fo:background-color="#ffffff" fo:color="#222222" fo:font-size="12pt" style:font-size-asian="12pt" style:font-size-complex="12pt"/>
    </style:style>
    <style:style style:name="T306_70" style:family="text">
      <style:text-properties fo:background-color="#ffffff" fo:color="#222222" fo:font-size="12pt" style:font-size-asian="12pt" style:font-size-complex="12pt"/>
    </style:style>
    <style:style style:name="T306_71" style:family="text">
      <style:text-properties fo:background-color="#ffffff" fo:color="#222222" fo:font-size="12pt" style:font-size-asian="12pt" style:font-size-complex="12pt"/>
    </style:style>
    <style:style style:name="T306_72" style:family="text">
      <style:text-properties fo:background-color="#ffffff" fo:color="#222222" fo:font-size="12pt" style:font-size-asian="12pt" style:font-size-complex="12pt"/>
    </style:style>
    <style:style style:name="T306_73" style:family="text">
      <style:text-properties fo:background-color="#ffffff" fo:color="#222222" fo:font-size="12pt" style:font-size-asian="12pt" style:font-size-complex="12pt"/>
    </style:style>
    <style:style style:name="T306_74" style:family="text">
      <style:text-properties fo:background-color="#ffffff" fo:color="#222222" fo:font-size="12pt" style:font-size-asian="12pt" style:font-size-complex="12pt"/>
    </style:style>
    <style:style style:name="T306_75" style:family="text">
      <style:text-properties fo:background-color="#ffffff" fo:color="#222222" fo:font-size="12pt" style:font-size-asian="12pt" style:font-size-complex="12pt"/>
    </style:style>
    <style:style style:name="T306_76" style:family="text">
      <style:text-properties fo:background-color="#ffffff" fo:color="#222222" fo:font-size="12pt" style:font-size-asian="12pt" style:font-size-complex="12pt"/>
    </style:style>
    <style:style style:name="T306_77" style:family="text">
      <style:text-properties fo:background-color="#ffffff" fo:color="#222222" fo:font-size="12pt" style:font-size-asian="12pt" style:font-size-complex="12pt"/>
    </style:style>
    <style:style style:name="T306_78" style:family="text">
      <style:text-properties fo:background-color="#ffffff" fo:color="#222222" fo:font-size="12pt" style:font-size-asian="12pt" style:font-size-complex="12pt"/>
    </style:style>
    <style:style style:name="T306_79" style:family="text">
      <style:text-properties fo:background-color="#ffffff" fo:color="#222222" fo:font-size="12pt" style:font-size-asian="12pt" style:font-size-complex="12pt"/>
    </style:style>
    <style:style style:name="T306_80" style:family="text">
      <style:text-properties fo:background-color="#ffffff" fo:color="#222222" fo:font-size="12pt" style:font-size-asian="12pt" style:font-size-complex="12pt"/>
    </style:style>
    <style:style style:name="T306_81" style:family="text">
      <style:text-properties fo:background-color="#ffffff" fo:color="#222222" fo:font-size="12pt" style:font-size-asian="12pt" style:font-size-complex="12pt"/>
    </style:style>
    <style:style style:name="T306_82" style:family="text">
      <style:text-properties fo:background-color="#ffffff" fo:color="#222222" fo:font-size="12pt" style:font-size-asian="12pt" style:font-size-complex="12pt"/>
    </style:style>
    <style:style style:name="T306_83" style:family="text">
      <style:text-properties fo:background-color="#ffffff" fo:color="#222222" fo:font-size="12pt" style:font-size-asian="12pt" style:font-size-complex="12pt"/>
    </style:style>
    <style:style style:name="T306_84" style:family="text">
      <style:text-properties fo:background-color="#ffffff" fo:color="#222222" fo:font-size="12pt" style:font-size-asian="12pt" style:font-size-complex="12pt"/>
    </style:style>
    <style:style style:name="T306_85" style:family="text">
      <style:text-properties fo:background-color="#ffffff" fo:color="#222222" fo:font-size="12pt" style:font-size-asian="12pt" style:font-size-complex="12pt"/>
    </style:style>
    <style:style style:name="T306_86" style:family="text">
      <style:text-properties fo:background-color="#ffffff" fo:color="#222222" fo:font-size="12pt" style:font-size-asian="12pt" style:font-size-complex="12pt"/>
    </style:style>
    <style:style style:name="T306_87" style:family="text">
      <style:text-properties fo:background-color="#ffffff" fo:color="#222222" fo:font-size="12pt" style:font-size-asian="12pt" style:font-size-complex="12pt"/>
    </style:style>
    <style:style style:name="T306_88" style:family="text">
      <style:text-properties fo:background-color="#ffffff" fo:color="#222222" fo:font-size="12pt" style:font-size-asian="12pt" style:font-size-complex="12pt"/>
    </style:style>
    <style:style style:name="T306_89" style:family="text">
      <style:text-properties fo:background-color="#ffffff" fo:color="#222222" fo:font-size="12pt" style:font-size-asian="12pt" style:font-size-complex="12pt"/>
    </style:style>
    <style:style style:name="T306_90" style:family="text">
      <style:text-properties fo:background-color="#ffffff" fo:color="#222222" fo:font-size="12pt" style:font-size-asian="12pt" style:font-size-complex="12pt"/>
    </style:style>
    <style:style style:name="T306_91" style:family="text">
      <style:text-properties fo:background-color="#ffffff" fo:color="#222222" fo:font-size="12pt" style:font-size-asian="12pt" style:font-size-complex="12pt"/>
    </style:style>
    <style:style style:name="T306_92" style:family="text">
      <style:text-properties fo:background-color="#ffffff" fo:color="#222222" fo:font-size="12pt" style:font-size-asian="12pt" style:font-size-complex="12pt"/>
    </style:style>
    <style:style style:name="T306_93" style:family="text">
      <style:text-properties fo:background-color="#ffffff" fo:color="#222222" fo:font-size="12pt" style:font-size-asian="12pt" style:font-size-complex="12pt"/>
    </style:style>
    <style:style style:name="T306_94" style:family="text">
      <style:text-properties fo:background-color="#ffffff" fo:color="#222222" fo:font-size="12pt" style:font-size-asian="12pt" style:font-size-complex="12pt"/>
    </style:style>
    <style:style style:name="T306_95" style:family="text">
      <style:text-properties fo:background-color="#ffffff" fo:color="#222222" fo:font-size="12pt" style:font-size-asian="12pt" style:font-size-complex="12pt"/>
    </style:style>
    <style:style style:name="T306_96" style:family="text">
      <style:text-properties fo:background-color="#ffffff" fo:color="#222222" fo:font-size="12pt" style:font-size-asian="12pt" style:font-size-complex="12pt"/>
    </style:style>
    <style:style style:name="T306_97" style:family="text">
      <style:text-properties fo:background-color="#ffffff" fo:color="#222222" fo:font-size="12pt" style:font-size-asian="12pt" style:font-size-complex="12pt"/>
    </style:style>
    <style:style style:name="T306_98" style:family="text">
      <style:text-properties fo:background-color="#ffffff" fo:color="#222222" fo:font-size="12pt" style:font-size-asian="12pt" style:font-size-complex="12pt"/>
    </style:style>
    <style:style style:name="T306_99" style:family="text">
      <style:text-properties fo:background-color="#ffffff" fo:color="#222222" fo:font-size="12pt" style:font-size-asian="12pt" style:font-size-complex="12pt"/>
    </style:style>
    <style:style style:name="T306_100" style:family="text">
      <style:text-properties fo:background-color="#ffffff" fo:color="#222222" fo:font-size="12pt" style:font-size-asian="12pt" style:font-size-complex="12pt"/>
    </style:style>
    <style:style style:name="T306_101" style:family="text">
      <style:text-properties fo:background-color="#ffffff" fo:color="#222222" fo:font-size="12pt" style:font-size-asian="12pt" style:font-size-complex="12pt"/>
    </style:style>
    <style:style style:name="T306_102" style:family="text">
      <style:text-properties fo:background-color="#ffffff" fo:color="#222222" fo:font-size="12pt" style:font-size-asian="12pt" style:font-size-complex="12pt"/>
    </style:style>
    <style:style style:name="T306_103" style:family="text">
      <style:text-properties fo:background-color="#ffffff" fo:color="#222222" fo:font-size="12pt" style:font-size-asian="12pt" style:font-size-complex="12pt"/>
    </style:style>
    <style:style style:name="T306_104" style:family="text">
      <style:text-properties fo:background-color="#ffffff" fo:color="#222222" fo:font-size="12pt" style:font-size-asian="12pt" style:font-size-complex="12pt"/>
    </style:style>
    <style:style style:name="T306_105" style:family="text">
      <style:text-properties fo:background-color="#ffffff" fo:color="#222222" fo:font-size="12pt" style:font-size-asian="12pt" style:font-size-complex="12pt"/>
    </style:style>
    <style:style style:name="T306_106" style:family="text">
      <style:text-properties fo:background-color="#ffffff" fo:color="#222222" fo:font-size="12pt" style:font-size-asian="12pt" style:font-size-complex="12pt"/>
    </style:style>
    <style:style style:name="T306_107" style:family="text">
      <style:text-properties fo:background-color="#ffffff" fo:color="#222222" fo:font-size="12pt" style:font-size-asian="12pt" style:font-size-complex="12pt"/>
    </style:style>
    <style:style style:name="T306_108" style:family="text">
      <style:text-properties fo:background-color="#ffffff" fo:color="#222222" fo:font-size="12pt" style:font-size-asian="12pt" style:font-size-complex="12pt"/>
    </style:style>
    <style:style style:name="T306_109" style:family="text">
      <style:text-properties fo:background-color="#ffffff" fo:color="#222222" fo:font-size="12pt" style:font-size-asian="12pt" style:font-size-complex="12pt"/>
    </style:style>
    <style:style style:name="T306_110" style:family="text">
      <style:text-properties fo:background-color="#ffffff" fo:color="#222222" fo:font-size="12pt" style:font-size-asian="12pt" style:font-size-complex="12pt"/>
    </style:style>
    <style:style style:name="T306_111" style:family="text">
      <style:text-properties fo:background-color="#ffffff" fo:color="#222222" fo:font-size="12pt" style:font-size-asian="12pt" style:font-size-complex="12pt"/>
    </style:style>
    <style:style style:name="T306_112" style:family="text">
      <style:text-properties fo:background-color="#ffffff" fo:color="#222222" fo:font-size="12pt" style:font-size-asian="12pt" style:font-size-complex="12pt"/>
    </style:style>
    <style:style style:name="T306_113" style:family="text">
      <style:text-properties fo:background-color="#ffffff" fo:color="#222222" fo:font-size="12pt" style:font-size-asian="12pt" style:font-size-complex="12pt"/>
    </style:style>
    <style:style style:name="T306_114" style:family="text">
      <style:text-properties fo:background-color="#ffffff" fo:color="#222222" fo:font-size="12pt" style:font-size-asian="12pt" style:font-size-complex="12pt"/>
    </style:style>
    <style:style style:name="T306_115" style:family="text">
      <style:text-properties fo:background-color="#ffffff" fo:color="#222222" fo:font-size="12pt" style:font-size-asian="12pt" style:font-size-complex="12pt"/>
    </style:style>
    <style:style style:name="T306_116" style:family="text">
      <style:text-properties fo:background-color="#ffffff" fo:color="#222222" fo:font-size="12pt" style:font-size-asian="12pt" style:font-size-complex="12pt"/>
    </style:style>
    <style:style style:name="T306_117" style:family="text">
      <style:text-properties fo:background-color="#ffffff" fo:color="#222222" fo:font-size="12pt" style:font-size-asian="12pt" style:font-size-complex="12pt"/>
    </style:style>
    <style:style style:name="T306_118" style:family="text">
      <style:text-properties fo:background-color="#ffffff" fo:color="#222222" fo:font-size="12pt" style:font-size-asian="12pt" style:font-size-complex="12pt"/>
    </style:style>
    <style:style style:name="T306_119" style:family="text">
      <style:text-properties fo:background-color="#ffffff" fo:color="#222222" fo:font-size="12pt" style:font-size-asian="12pt" style:font-size-complex="12pt"/>
    </style:style>
    <style:style style:name="T306_120" style:family="text">
      <style:text-properties fo:background-color="#ffffff" fo:color="#222222" fo:font-size="12pt" style:font-size-asian="12pt" style:font-size-complex="12pt"/>
    </style:style>
    <style:style style:name="T306_121" style:family="text">
      <style:text-properties fo:background-color="#ffffff" fo:color="#222222" fo:font-size="12pt" style:font-size-asian="12pt" style:font-size-complex="12pt"/>
    </style:style>
    <style:style style:name="T306_122" style:family="text">
      <style:text-properties fo:background-color="#ffffff" fo:color="#222222" fo:font-size="12pt" style:font-size-asian="12pt" style:font-size-complex="12pt"/>
    </style:style>
    <style:style style:name="T306_123" style:family="text">
      <style:text-properties fo:background-color="#ffffff" fo:color="#222222" fo:font-size="12pt" style:font-size-asian="12pt" style:font-size-complex="12pt"/>
    </style:style>
    <style:style style:name="T306_124" style:family="text">
      <style:text-properties fo:background-color="#ffffff" fo:color="#222222" fo:font-size="12pt" style:font-size-asian="12pt" style:font-size-complex="12pt"/>
    </style:style>
    <style:style style:name="T306_125" style:family="text">
      <style:text-properties fo:background-color="#ffffff" fo:color="#222222" fo:font-size="12pt" style:font-size-asian="12pt" style:font-size-complex="12pt"/>
    </style:style>
    <style:style style:name="T306_126" style:family="text">
      <style:text-properties fo:background-color="#ffffff" fo:color="#222222" fo:font-size="12pt" style:font-size-asian="12pt" style:font-size-complex="12pt"/>
    </style:style>
    <style:style style:name="T306_127" style:family="text">
      <style:text-properties fo:background-color="#ffffff" fo:color="#222222" fo:font-size="12pt" style:font-size-asian="12pt" style:font-size-complex="12pt"/>
    </style:style>
    <style:style style:name="T306_128" style:family="text">
      <style:text-properties fo:background-color="#ffffff" fo:color="#222222" fo:font-size="12pt" style:font-size-asian="12pt" style:font-size-complex="12pt"/>
    </style:style>
    <style:style style:name="T306_129" style:family="text">
      <style:text-properties fo:background-color="#ffffff" fo:color="#222222" fo:font-size="12pt" style:font-size-asian="12pt" style:font-size-complex="12pt"/>
    </style:style>
    <style:style style:name="T306_130" style:family="text">
      <style:text-properties fo:background-color="#ffffff" fo:color="#222222" fo:font-size="12pt" style:font-size-asian="12pt" style:font-size-complex="12pt"/>
    </style:style>
    <style:style style:name="T306_131" style:family="text">
      <style:text-properties fo:background-color="#ffffff" fo:color="#222222" fo:font-size="12pt" style:font-size-asian="12pt" style:font-size-complex="12pt"/>
    </style:style>
    <style:style style:name="T306_132" style:family="text">
      <style:text-properties fo:background-color="#ffffff" fo:color="#222222" fo:font-size="12pt" style:font-size-asian="12pt" style:font-size-complex="12pt"/>
    </style:style>
    <style:style style:name="T306_133" style:family="text">
      <style:text-properties fo:background-color="#ffffff" fo:color="#222222" fo:font-size="12pt" style:font-size-asian="12pt" style:font-size-complex="12pt"/>
    </style:style>
    <style:style style:name="T306_134" style:family="text">
      <style:text-properties fo:background-color="#ffffff" fo:color="#222222" fo:font-size="12pt" style:font-size-asian="12pt" style:font-size-complex="12pt"/>
    </style:style>
    <style:style style:name="T306_135" style:family="text">
      <style:text-properties fo:background-color="#ffffff" fo:color="#222222" fo:font-size="12pt" style:font-size-asian="12pt" style:font-size-complex="12pt"/>
    </style:style>
    <style:style style:name="T306_136" style:family="text">
      <style:text-properties fo:background-color="#ffffff" fo:color="#222222" fo:font-size="12pt" style:font-size-asian="12pt" style:font-size-complex="12pt"/>
    </style:style>
    <style:style style:name="T306_137" style:family="text">
      <style:text-properties fo:background-color="#ffffff" fo:color="#222222" fo:font-size="12pt" style:font-size-asian="12pt" style:font-size-complex="12pt"/>
    </style:style>
    <style:style style:name="T306_138" style:family="text">
      <style:text-properties fo:background-color="#ffffff" fo:color="#222222" fo:font-size="12pt" style:font-size-asian="12pt" style:font-size-complex="12pt"/>
    </style:style>
    <style:style style:name="T306_139" style:family="text">
      <style:text-properties fo:background-color="#ffffff" fo:color="#222222" fo:font-size="12pt" style:font-size-asian="12pt" style:font-size-complex="12pt"/>
    </style:style>
    <style:style style:name="T306_140" style:family="text">
      <style:text-properties fo:background-color="#ffffff" fo:color="#222222" fo:font-size="12pt" style:font-size-asian="12pt" style:font-size-complex="12pt"/>
    </style:style>
    <style:style style:name="T306_141" style:family="text">
      <style:text-properties fo:background-color="#ffffff" fo:color="#222222" fo:font-size="12pt" style:font-size-asian="12pt" style:font-size-complex="12pt"/>
    </style:style>
    <style:style style:name="T306_142" style:family="text">
      <style:text-properties fo:background-color="#ffffff" fo:color="#222222" fo:font-size="12pt" style:font-size-asian="12pt" style:font-size-complex="12pt"/>
    </style:style>
    <style:style style:name="T306_143" style:family="text">
      <style:text-properties fo:background-color="#ffffff" fo:color="#222222" fo:font-size="12pt" style:font-size-asian="12pt" style:font-size-complex="12pt"/>
    </style:style>
    <style:style style:name="T306_144" style:family="text">
      <style:text-properties fo:background-color="#ffffff" fo:color="#222222" fo:font-size="12pt" style:font-size-asian="12pt" style:font-size-complex="12pt"/>
    </style:style>
    <style:style style:name="T306_145" style:family="text">
      <style:text-properties fo:background-color="#ffffff" fo:color="#222222" fo:font-size="12pt" style:font-size-asian="12pt" style:font-size-complex="12pt"/>
    </style:style>
    <style:style style:name="T306_146" style:family="text">
      <style:text-properties fo:background-color="#ffffff" fo:color="#222222" fo:font-size="12pt" style:font-size-asian="12pt" style:font-size-complex="12pt"/>
    </style:style>
    <style:style style:name="T306_147" style:family="text">
      <style:text-properties fo:background-color="#ffffff" fo:color="#222222" fo:font-size="12pt" style:font-size-asian="12pt" style:font-size-complex="12pt"/>
    </style:style>
    <style:style style:name="T306_148" style:family="text">
      <style:text-properties fo:background-color="#ffffff" fo:color="#222222" fo:font-size="12pt" style:font-size-asian="12pt" style:font-size-complex="12pt"/>
    </style:style>
    <style:style style:name="T306_149" style:family="text">
      <style:text-properties fo:background-color="#ffffff" fo:color="#222222" fo:font-size="12pt" style:font-size-asian="12pt" style:font-size-complex="12pt"/>
    </style:style>
    <style:style style:name="T306_150" style:family="text">
      <style:text-properties fo:background-color="#ffffff" fo:color="#222222" fo:font-size="12pt" style:font-size-asian="12pt" style:font-size-complex="12pt"/>
    </style:style>
    <style:style style:name="T306_151" style:family="text">
      <style:text-properties fo:background-color="#ffffff" fo:color="#222222" fo:font-size="12pt" style:font-size-asian="12pt" style:font-size-complex="12pt"/>
    </style:style>
    <style:style style:name="T306_152" style:family="text">
      <style:text-properties fo:background-color="#ffffff" fo:color="#222222" fo:font-size="12pt" style:font-size-asian="12pt" style:font-size-complex="12pt"/>
    </style:style>
    <style:style style:name="T306_153" style:family="text">
      <style:text-properties fo:background-color="#ffffff" fo:color="#222222" fo:font-size="12pt" style:font-size-asian="12pt" style:font-size-complex="12pt"/>
    </style:style>
    <style:style style:name="T306_154" style:family="text">
      <style:text-properties fo:background-color="#ffffff" fo:color="#222222" fo:font-size="12pt" style:font-size-asian="12pt" style:font-size-complex="12pt"/>
    </style:style>
    <style:style style:name="T306_155" style:family="text">
      <style:text-properties fo:background-color="#ffffff" fo:color="#222222" fo:font-size="12pt" style:font-size-asian="12pt" style:font-size-complex="12pt"/>
    </style:style>
    <style:style style:name="T306_156" style:family="text">
      <style:text-properties fo:background-color="#ffffff" fo:color="#222222" fo:font-size="12pt" style:font-size-asian="12pt" style:font-size-complex="12pt"/>
    </style:style>
    <style:style style:name="T306_157" style:family="text">
      <style:text-properties fo:background-color="#ffffff" fo:color="#222222" fo:font-size="12pt" style:font-size-asian="12pt" style:font-size-complex="12pt"/>
    </style:style>
    <style:style style:name="T306_158" style:family="text">
      <style:text-properties fo:background-color="#ffffff" fo:color="#222222" fo:font-size="12pt" style:font-size-asian="12pt" style:font-size-complex="12pt"/>
    </style:style>
    <style:style style:name="T306_159" style:family="text">
      <style:text-properties fo:background-color="#ffffff" fo:color="#222222" fo:font-size="12pt" style:font-size-asian="12pt" style:font-size-complex="12pt"/>
    </style:style>
    <style:style style:name="T306_160" style:family="text">
      <style:text-properties fo:background-color="#ffffff" fo:color="#222222" fo:font-size="12pt" style:font-size-asian="12pt" style:font-size-complex="12pt"/>
    </style:style>
    <style:style style:name="T306_161" style:family="text">
      <style:text-properties fo:background-color="#ffffff" fo:color="#222222" fo:font-size="12pt" style:font-size-asian="12pt" style:font-size-complex="12pt"/>
    </style:style>
    <style:style style:name="T306_162" style:family="text">
      <style:text-properties fo:background-color="#ffffff" fo:color="#222222" fo:font-size="12pt" style:font-size-asian="12pt" style:font-size-complex="12pt"/>
    </style:style>
    <style:style style:name="T306_163" style:family="text">
      <style:text-properties fo:background-color="#ffffff" fo:color="#222222" fo:font-size="12pt" style:font-size-asian="12pt" style:font-size-complex="12pt"/>
    </style:style>
    <style:style style:name="T306_164" style:family="text">
      <style:text-properties fo:background-color="#ffffff" fo:color="#222222" fo:font-size="12pt" style:font-size-asian="12pt" style:font-size-complex="12pt"/>
    </style:style>
    <style:style style:name="T306_165" style:family="text">
      <style:text-properties fo:background-color="#ffffff" fo:color="#222222" fo:font-size="12pt" style:font-size-asian="12pt" style:font-size-complex="12pt"/>
    </style:style>
    <style:style style:name="T306_166" style:family="text">
      <style:text-properties fo:background-color="#ffffff" fo:color="#222222" fo:font-size="12pt" style:font-size-asian="12pt" style:font-size-complex="12pt"/>
    </style:style>
    <style:style style:name="T306_167" style:family="text">
      <style:text-properties fo:background-color="#ffffff" fo:color="#222222" fo:font-size="12pt" style:font-size-asian="12pt" style:font-size-complex="12pt"/>
    </style:style>
    <style:style style:name="T306_168" style:family="text">
      <style:text-properties fo:background-color="#ffffff" fo:color="#222222" fo:font-size="12pt" style:font-size-asian="12pt" style:font-size-complex="12pt"/>
    </style:style>
    <style:style style:name="T306_169" style:family="text">
      <style:text-properties fo:background-color="#ffffff" fo:color="#222222" fo:font-size="12pt" style:font-size-asian="12pt" style:font-size-complex="12pt"/>
    </style:style>
    <style:style style:name="T306_170" style:family="text">
      <style:text-properties fo:background-color="#ffffff" fo:color="#222222" fo:font-size="12pt" style:font-size-asian="12pt" style:font-size-complex="12pt"/>
    </style:style>
    <style:style style:name="T306_171" style:family="text">
      <style:text-properties fo:background-color="#ffffff" fo:color="#222222" fo:font-size="12pt" style:font-size-asian="12pt" style:font-size-complex="12pt"/>
    </style:style>
    <style:style style:name="T306_172" style:family="text">
      <style:text-properties fo:background-color="#ffffff" fo:color="#222222" fo:font-size="12pt" style:font-size-asian="12pt" style:font-size-complex="12pt"/>
    </style:style>
    <style:style style:name="T306_173" style:family="text">
      <style:text-properties fo:background-color="#ffffff" fo:color="#222222" fo:font-size="12pt" style:font-size-asian="12pt" style:font-size-complex="12pt"/>
    </style:style>
    <style:style style:name="T306_174" style:family="text">
      <style:text-properties fo:background-color="#ffffff" fo:color="#222222" fo:font-size="12pt" style:font-size-asian="12pt" style:font-size-complex="12pt"/>
    </style:style>
    <style:style style:name="T306_175" style:family="text">
      <style:text-properties fo:background-color="#ffffff" fo:color="#222222" fo:font-size="12pt" style:font-size-asian="12pt" style:font-size-complex="12pt"/>
    </style:style>
    <style:style style:name="T306_176" style:family="text">
      <style:text-properties fo:background-color="#ffffff" fo:color="#222222" fo:font-size="12pt" style:font-size-asian="12pt" style:font-size-complex="12pt"/>
    </style:style>
    <style:style style:name="T306_177" style:family="text">
      <style:text-properties fo:background-color="#ffffff" fo:color="#222222" fo:font-size="12pt" style:font-size-asian="12pt" style:font-size-complex="12pt"/>
    </style:style>
    <style:style style:name="T306_178" style:family="text">
      <style:text-properties fo:background-color="#ffffff" fo:color="#222222" fo:font-size="12pt" style:font-size-asian="12pt" style:font-size-complex="12pt"/>
    </style:style>
    <style:style style:name="T306_179" style:family="text">
      <style:text-properties fo:background-color="#ffffff" fo:color="#222222" fo:font-size="12pt" style:font-size-asian="12pt" style:font-size-complex="12pt"/>
    </style:style>
    <style:style style:name="T306_180" style:family="text">
      <style:text-properties fo:background-color="#ffffff" fo:color="#222222" fo:font-size="12pt" style:font-size-asian="12pt" style:font-size-complex="12pt"/>
    </style:style>
    <style:style style:name="T306_181" style:family="text">
      <style:text-properties fo:background-color="#ffffff" fo:color="#222222" fo:font-size="12pt" style:font-size-asian="12pt" style:font-size-complex="12pt"/>
    </style:style>
    <style:style style:name="T306_182" style:family="text">
      <style:text-properties fo:background-color="#ffffff" fo:color="#222222" fo:font-size="12pt" style:font-size-asian="12pt" style:font-size-complex="12pt"/>
    </style:style>
    <style:style style:name="T306_183" style:family="text">
      <style:text-properties fo:background-color="#ffffff" fo:color="#222222" fo:font-size="12pt" style:font-size-asian="12pt" style:font-size-complex="12pt"/>
    </style:style>
    <style:style style:name="T306_184" style:family="text">
      <style:text-properties fo:background-color="#ffffff" fo:color="#222222" fo:font-size="12pt" style:font-size-asian="12pt" style:font-size-complex="12pt"/>
    </style:style>
    <style:style style:name="T306_185" style:family="text">
      <style:text-properties fo:background-color="#ffffff" fo:color="#222222" fo:font-size="12pt" style:font-size-asian="12pt" style:font-size-complex="12pt"/>
    </style:style>
    <style:style style:name="T306_186" style:family="text">
      <style:text-properties fo:background-color="#ffffff" fo:color="#222222" fo:font-size="12pt" style:font-size-asian="12pt" style:font-size-complex="12pt"/>
    </style:style>
    <style:style style:name="T306_187" style:family="text">
      <style:text-properties fo:background-color="#ffffff" fo:color="#222222" fo:font-size="12pt" style:font-size-asian="12pt" style:font-size-complex="12pt"/>
    </style:style>
    <style:style style:name="T306_188" style:family="text">
      <style:text-properties fo:background-color="#ffffff" fo:color="#222222" fo:font-size="12pt" style:font-size-asian="12pt" style:font-size-complex="12pt"/>
    </style:style>
    <style:style style:name="P307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308" style:family="paragraph" style:parent-style-name="Standard">
      <style:paragraph-properties fo:text-align="justify" fo:break-before="auto" fo:line-height="115%" style:writing-mode="lr-tb"/>
    </style:style>
    <style:style style:name="T308_1" style:family="text">
      <style:text-properties fo:background-color="#ffffff" fo:color="#222222" fo:font-size="12pt" style:font-size-asian="12pt" style:font-size-complex="12pt"/>
    </style:style>
    <style:style style:name="T308_2" style:family="text">
      <style:text-properties fo:background-color="#ffffff" fo:color="#222222" fo:font-size="12pt" style:font-size-asian="12pt" style:font-size-complex="12pt"/>
    </style:style>
    <style:style style:name="T308_3" style:family="text">
      <style:text-properties fo:background-color="#ffffff" fo:color="#222222" fo:font-size="12pt" style:font-size-asian="12pt" style:font-size-complex="12pt"/>
    </style:style>
    <style:style style:name="T308_4" style:family="text">
      <style:text-properties fo:background-color="#ffffff" fo:color="#222222" fo:font-size="12pt" style:font-size-asian="12pt" style:font-size-complex="12pt"/>
    </style:style>
    <style:style style:name="T308_5" style:family="text">
      <style:text-properties fo:background-color="#ffffff" fo:color="#222222" fo:font-size="12pt" style:font-size-asian="12pt" style:font-size-complex="12pt"/>
    </style:style>
    <style:style style:name="T308_6" style:family="text">
      <style:text-properties fo:background-color="#ffffff" fo:color="#222222" fo:font-size="12pt" style:font-size-asian="12pt" style:font-size-complex="12pt"/>
    </style:style>
    <style:style style:name="T308_7" style:family="text">
      <style:text-properties fo:background-color="#ffffff" fo:color="#222222" fo:font-size="12pt" style:font-size-asian="12pt" style:font-size-complex="12pt"/>
    </style:style>
    <style:style style:name="T308_8" style:family="text">
      <style:text-properties fo:background-color="#ffffff" fo:color="#222222" fo:font-size="12pt" style:font-size-asian="12pt" style:font-size-complex="12pt"/>
    </style:style>
    <style:style style:name="T308_9" style:family="text">
      <style:text-properties fo:background-color="#ffffff" fo:color="#222222" fo:font-size="12pt" style:font-size-asian="12pt" style:font-size-complex="12pt"/>
    </style:style>
    <style:style style:name="T308_10" style:family="text">
      <style:text-properties fo:background-color="#ffffff" fo:color="#222222" fo:font-size="12pt" style:font-size-asian="12pt" style:font-size-complex="12pt"/>
    </style:style>
    <style:style style:name="T308_11" style:family="text">
      <style:text-properties fo:background-color="#ffffff" fo:color="#222222" fo:font-size="12pt" style:font-size-asian="12pt" style:font-size-complex="12pt"/>
    </style:style>
    <style:style style:name="T308_12" style:family="text">
      <style:text-properties fo:background-color="#ffffff" fo:color="#222222" fo:font-size="12pt" style:font-size-asian="12pt" style:font-size-complex="12pt"/>
    </style:style>
    <style:style style:name="T308_13" style:family="text">
      <style:text-properties fo:background-color="#ffffff" fo:color="#222222" fo:font-size="12pt" style:font-size-asian="12pt" style:font-size-complex="12pt"/>
    </style:style>
    <style:style style:name="T308_14" style:family="text">
      <style:text-properties fo:background-color="#ffffff" fo:color="#222222" fo:font-size="12pt" style:font-size-asian="12pt" style:font-size-complex="12pt"/>
    </style:style>
    <style:style style:name="T308_15" style:family="text">
      <style:text-properties fo:background-color="#ffffff" fo:color="#222222" fo:font-size="12pt" style:font-size-asian="12pt" style:font-size-complex="12pt"/>
    </style:style>
    <style:style style:name="T308_16" style:family="text">
      <style:text-properties fo:background-color="#ffffff" fo:color="#222222" fo:font-size="12pt" style:font-size-asian="12pt" style:font-size-complex="12pt"/>
    </style:style>
    <style:style style:name="T308_17" style:family="text">
      <style:text-properties fo:background-color="#ffffff" fo:color="#222222" fo:font-size="12pt" style:font-size-asian="12pt" style:font-size-complex="12pt"/>
    </style:style>
    <style:style style:name="T308_18" style:family="text">
      <style:text-properties fo:background-color="#ffffff" fo:color="#222222" fo:font-size="12pt" style:font-size-asian="12pt" style:font-size-complex="12pt"/>
    </style:style>
    <style:style style:name="T308_19" style:family="text">
      <style:text-properties fo:background-color="#ffffff" fo:color="#222222" fo:font-size="12pt" style:font-size-asian="12pt" style:font-size-complex="12pt"/>
    </style:style>
    <style:style style:name="T308_20" style:family="text">
      <style:text-properties fo:background-color="#ffffff" fo:color="#222222" fo:font-size="12pt" style:font-size-asian="12pt" style:font-size-complex="12pt"/>
    </style:style>
    <style:style style:name="T308_21" style:family="text">
      <style:text-properties fo:background-color="#ffffff" fo:color="#222222" fo:font-size="12pt" style:font-size-asian="12pt" style:font-size-complex="12pt"/>
    </style:style>
    <style:style style:name="T308_22" style:family="text">
      <style:text-properties fo:background-color="#ffffff" fo:color="#222222" fo:font-size="12pt" style:font-size-asian="12pt" style:font-size-complex="12pt"/>
    </style:style>
    <style:style style:name="T308_23" style:family="text">
      <style:text-properties fo:background-color="#ffffff" fo:color="#222222" fo:font-size="12pt" style:font-size-asian="12pt" style:font-size-complex="12pt"/>
    </style:style>
    <style:style style:name="T308_24" style:family="text">
      <style:text-properties fo:background-color="#ffffff" fo:color="#222222" fo:font-size="12pt" style:font-size-asian="12pt" style:font-size-complex="12pt"/>
    </style:style>
    <style:style style:name="T308_25" style:family="text">
      <style:text-properties fo:background-color="#ffffff" fo:color="#222222" fo:font-size="12pt" style:font-size-asian="12pt" style:font-size-complex="12pt"/>
    </style:style>
    <style:style style:name="T308_26" style:family="text">
      <style:text-properties fo:background-color="#ffffff" fo:color="#222222" fo:font-size="12pt" style:font-size-asian="12pt" style:font-size-complex="12pt"/>
    </style:style>
    <style:style style:name="T308_27" style:family="text">
      <style:text-properties fo:background-color="#ffffff" fo:color="#222222" fo:font-size="12pt" style:font-size-asian="12pt" style:font-size-complex="12pt"/>
    </style:style>
    <style:style style:name="T308_28" style:family="text">
      <style:text-properties fo:background-color="#ffffff" fo:color="#222222" fo:font-size="12pt" style:font-size-asian="12pt" style:font-size-complex="12pt"/>
    </style:style>
    <style:style style:name="T308_29" style:family="text">
      <style:text-properties fo:background-color="#ffffff" fo:color="#222222" fo:font-size="12pt" style:font-size-asian="12pt" style:font-size-complex="12pt"/>
    </style:style>
    <style:style style:name="T308_30" style:family="text">
      <style:text-properties fo:background-color="#ffffff" fo:color="#222222" fo:font-size="12pt" style:font-size-asian="12pt" style:font-size-complex="12pt"/>
    </style:style>
    <style:style style:name="T308_31" style:family="text">
      <style:text-properties fo:background-color="#ffffff" fo:color="#222222" fo:font-size="12pt" style:font-size-asian="12pt" style:font-size-complex="12pt"/>
    </style:style>
    <style:style style:name="T308_32" style:family="text">
      <style:text-properties fo:background-color="#ffffff" fo:color="#222222" fo:font-size="12pt" style:font-size-asian="12pt" style:font-size-complex="12pt"/>
    </style:style>
    <style:style style:name="T308_33" style:family="text">
      <style:text-properties fo:background-color="#ffffff" fo:color="#222222" fo:font-size="12pt" style:font-size-asian="12pt" style:font-size-complex="12pt"/>
    </style:style>
    <style:style style:name="T308_34" style:family="text">
      <style:text-properties fo:background-color="#ffffff" fo:color="#222222" fo:font-size="12pt" style:font-size-asian="12pt" style:font-size-complex="12pt"/>
    </style:style>
    <style:style style:name="T308_35" style:family="text">
      <style:text-properties fo:background-color="#ffffff" fo:color="#222222" fo:font-size="12pt" style:font-size-asian="12pt" style:font-size-complex="12pt"/>
    </style:style>
    <style:style style:name="T308_36" style:family="text">
      <style:text-properties fo:background-color="#ffffff" fo:color="#222222" fo:font-size="12pt" style:font-size-asian="12pt" style:font-size-complex="12pt"/>
    </style:style>
    <style:style style:name="T308_37" style:family="text">
      <style:text-properties fo:background-color="#ffffff" fo:color="#222222" fo:font-size="12pt" style:font-size-asian="12pt" style:font-size-complex="12pt"/>
    </style:style>
    <style:style style:name="T308_38" style:family="text">
      <style:text-properties fo:background-color="#ffffff" fo:color="#222222" fo:font-size="12pt" style:font-size-asian="12pt" style:font-size-complex="12pt"/>
    </style:style>
    <style:style style:name="T308_39" style:family="text">
      <style:text-properties fo:background-color="#ffffff" fo:color="#222222" fo:font-size="12pt" style:font-size-asian="12pt" style:font-size-complex="12pt"/>
    </style:style>
    <style:style style:name="T308_40" style:family="text">
      <style:text-properties fo:background-color="#ffffff" fo:color="#222222" fo:font-size="12pt" style:font-size-asian="12pt" style:font-size-complex="12pt"/>
    </style:style>
    <style:style style:name="T308_41" style:family="text">
      <style:text-properties fo:background-color="#ffffff" fo:color="#222222" fo:font-size="12pt" style:font-size-asian="12pt" style:font-size-complex="12pt"/>
    </style:style>
    <style:style style:name="T308_42" style:family="text">
      <style:text-properties fo:background-color="#ffffff" fo:color="#222222" fo:font-size="12pt" style:font-size-asian="12pt" style:font-size-complex="12pt"/>
    </style:style>
    <style:style style:name="T308_43" style:family="text">
      <style:text-properties fo:background-color="#ffffff" fo:color="#222222" fo:font-size="12pt" style:font-size-asian="12pt" style:font-size-complex="12pt"/>
    </style:style>
    <style:style style:name="T308_44" style:family="text">
      <style:text-properties fo:background-color="#ffffff" fo:color="#222222" fo:font-size="12pt" style:font-size-asian="12pt" style:font-size-complex="12pt"/>
    </style:style>
    <style:style style:name="T308_45" style:family="text">
      <style:text-properties fo:background-color="#ffffff" fo:color="#222222" fo:font-size="12pt" style:font-size-asian="12pt" style:font-size-complex="12pt"/>
    </style:style>
    <style:style style:name="T308_46" style:family="text">
      <style:text-properties fo:background-color="#ffffff" fo:color="#222222" fo:font-size="12pt" style:font-size-asian="12pt" style:font-size-complex="12pt"/>
    </style:style>
    <style:style style:name="T308_47" style:family="text">
      <style:text-properties fo:background-color="#ffffff" fo:color="#222222" fo:font-size="12pt" style:font-size-asian="12pt" style:font-size-complex="12pt"/>
    </style:style>
    <style:style style:name="T308_48" style:family="text">
      <style:text-properties fo:background-color="#ffffff" fo:color="#222222" fo:font-size="12pt" style:font-size-asian="12pt" style:font-size-complex="12pt"/>
    </style:style>
    <style:style style:name="T308_49" style:family="text">
      <style:text-properties fo:background-color="#ffffff" fo:color="#222222" fo:font-size="12pt" style:font-size-asian="12pt" style:font-size-complex="12pt"/>
    </style:style>
    <style:style style:name="T308_50" style:family="text">
      <style:text-properties fo:background-color="#ffffff" fo:color="#222222" fo:font-size="12pt" style:font-size-asian="12pt" style:font-size-complex="12pt"/>
    </style:style>
    <style:style style:name="T308_51" style:family="text">
      <style:text-properties fo:background-color="#ffffff" fo:color="#222222" fo:font-size="12pt" style:font-size-asian="12pt" style:font-size-complex="12pt"/>
    </style:style>
    <style:style style:name="T308_52" style:family="text">
      <style:text-properties fo:background-color="#ffffff" fo:color="#222222" fo:font-size="12pt" style:font-size-asian="12pt" style:font-size-complex="12pt"/>
    </style:style>
    <style:style style:name="T308_53" style:family="text">
      <style:text-properties fo:background-color="#ffffff" fo:color="#222222" fo:font-size="12pt" style:font-size-asian="12pt" style:font-size-complex="12pt"/>
    </style:style>
    <style:style style:name="T308_54" style:family="text">
      <style:text-properties fo:background-color="#ffffff" fo:color="#222222" fo:font-size="12pt" style:font-size-asian="12pt" style:font-size-complex="12pt"/>
    </style:style>
    <style:style style:name="T308_55" style:family="text">
      <style:text-properties fo:background-color="#ffffff" fo:color="#222222" fo:font-size="12pt" style:font-size-asian="12pt" style:font-size-complex="12pt"/>
    </style:style>
    <style:style style:name="T308_56" style:family="text">
      <style:text-properties fo:background-color="#ffffff" fo:color="#222222" fo:font-size="12pt" style:font-size-asian="12pt" style:font-size-complex="12pt"/>
    </style:style>
    <style:style style:name="T308_57" style:family="text">
      <style:text-properties fo:background-color="#ffffff" fo:color="#222222" fo:font-size="12pt" style:font-size-asian="12pt" style:font-size-complex="12pt"/>
    </style:style>
    <style:style style:name="T308_58" style:family="text">
      <style:text-properties fo:background-color="#ffffff" fo:color="#222222" fo:font-size="12pt" style:font-size-asian="12pt" style:font-size-complex="12pt"/>
    </style:style>
    <style:style style:name="T308_59" style:family="text">
      <style:text-properties fo:background-color="#ffffff" fo:color="#222222" fo:font-size="12pt" style:font-size-asian="12pt" style:font-size-complex="12pt"/>
    </style:style>
    <style:style style:name="T308_60" style:family="text">
      <style:text-properties fo:background-color="#ffffff" fo:color="#222222" fo:font-size="12pt" style:font-size-asian="12pt" style:font-size-complex="12pt"/>
    </style:style>
    <style:style style:name="T308_61" style:family="text">
      <style:text-properties fo:background-color="#ffffff" fo:color="#222222" fo:font-size="12pt" style:font-size-asian="12pt" style:font-size-complex="12pt"/>
    </style:style>
    <style:style style:name="T308_62" style:family="text">
      <style:text-properties fo:background-color="#ffffff" fo:color="#222222" fo:font-size="12pt" style:font-size-asian="12pt" style:font-size-complex="12pt"/>
    </style:style>
    <style:style style:name="T308_63" style:family="text">
      <style:text-properties fo:background-color="#ffffff" fo:color="#222222" fo:font-size="12pt" style:font-size-asian="12pt" style:font-size-complex="12pt"/>
    </style:style>
    <style:style style:name="T308_64" style:family="text">
      <style:text-properties fo:background-color="#ffffff" fo:color="#222222" fo:font-size="12pt" style:font-size-asian="12pt" style:font-size-complex="12pt"/>
    </style:style>
    <style:style style:name="T308_65" style:family="text">
      <style:text-properties fo:background-color="#ffffff" fo:color="#222222" fo:font-size="12pt" style:font-size-asian="12pt" style:font-size-complex="12pt"/>
    </style:style>
    <style:style style:name="T308_66" style:family="text">
      <style:text-properties fo:background-color="#ffffff" fo:color="#222222" fo:font-size="12pt" style:font-size-asian="12pt" style:font-size-complex="12pt"/>
    </style:style>
    <style:style style:name="T308_67" style:family="text">
      <style:text-properties fo:background-color="#ffffff" fo:color="#222222" fo:font-size="12pt" style:font-size-asian="12pt" style:font-size-complex="12pt"/>
    </style:style>
    <style:style style:name="T308_68" style:family="text">
      <style:text-properties fo:background-color="#ffffff" fo:color="#222222" fo:font-size="12pt" style:font-size-asian="12pt" style:font-size-complex="12pt"/>
    </style:style>
    <style:style style:name="T308_69" style:family="text">
      <style:text-properties fo:background-color="#ffffff" fo:color="#222222" fo:font-size="12pt" style:font-size-asian="12pt" style:font-size-complex="12pt"/>
    </style:style>
    <style:style style:name="T308_70" style:family="text">
      <style:text-properties fo:background-color="#ffffff" fo:color="#222222" fo:font-size="12pt" style:font-size-asian="12pt" style:font-size-complex="12pt"/>
    </style:style>
    <style:style style:name="T308_71" style:family="text">
      <style:text-properties fo:background-color="#ffffff" fo:color="#222222" fo:font-size="12pt" style:font-size-asian="12pt" style:font-size-complex="12pt"/>
    </style:style>
    <style:style style:name="T308_72" style:family="text">
      <style:text-properties fo:background-color="#ffffff" fo:color="#222222" fo:font-size="12pt" style:font-size-asian="12pt" style:font-size-complex="12pt"/>
    </style:style>
    <style:style style:name="T308_73" style:family="text">
      <style:text-properties fo:background-color="#ffffff" fo:color="#222222" fo:font-size="12pt" style:font-size-asian="12pt" style:font-size-complex="12pt"/>
    </style:style>
    <style:style style:name="T308_74" style:family="text">
      <style:text-properties fo:background-color="#ffffff" fo:color="#222222" fo:font-size="12pt" style:font-size-asian="12pt" style:font-size-complex="12pt"/>
    </style:style>
    <style:style style:name="T308_75" style:family="text">
      <style:text-properties fo:background-color="#ffffff" fo:color="#222222" fo:font-size="12pt" style:font-size-asian="12pt" style:font-size-complex="12pt"/>
    </style:style>
    <style:style style:name="T308_76" style:family="text">
      <style:text-properties fo:background-color="#ffffff" fo:color="#222222" fo:font-size="12pt" style:font-size-asian="12pt" style:font-size-complex="12pt"/>
    </style:style>
    <style:style style:name="T308_77" style:family="text">
      <style:text-properties fo:background-color="#ffffff" fo:color="#222222" fo:font-size="12pt" style:font-size-asian="12pt" style:font-size-complex="12pt"/>
    </style:style>
    <style:style style:name="T308_78" style:family="text">
      <style:text-properties fo:background-color="#ffffff" fo:color="#222222" fo:font-size="12pt" style:font-size-asian="12pt" style:font-size-complex="12pt"/>
    </style:style>
    <style:style style:name="T308_79" style:family="text">
      <style:text-properties fo:background-color="#ffffff" fo:color="#222222" fo:font-size="12pt" style:font-size-asian="12pt" style:font-size-complex="12pt"/>
    </style:style>
    <style:style style:name="T308_80" style:family="text">
      <style:text-properties fo:background-color="#ffffff" fo:color="#222222" fo:font-size="12pt" style:font-size-asian="12pt" style:font-size-complex="12pt"/>
    </style:style>
    <style:style style:name="T308_81" style:family="text">
      <style:text-properties fo:background-color="#ffffff" fo:color="#222222" fo:font-size="12pt" style:font-size-asian="12pt" style:font-size-complex="12pt"/>
    </style:style>
    <style:style style:name="T308_82" style:family="text">
      <style:text-properties fo:background-color="#ffffff" fo:color="#222222" fo:font-size="12pt" style:font-size-asian="12pt" style:font-size-complex="12pt"/>
    </style:style>
    <style:style style:name="T308_83" style:family="text">
      <style:text-properties fo:background-color="#ffffff" fo:color="#222222" fo:font-size="12pt" style:font-size-asian="12pt" style:font-size-complex="12pt"/>
    </style:style>
    <style:style style:name="T308_84" style:family="text">
      <style:text-properties fo:background-color="#ffffff" fo:color="#222222" fo:font-size="12pt" style:font-size-asian="12pt" style:font-size-complex="12pt"/>
    </style:style>
    <style:style style:name="T308_85" style:family="text">
      <style:text-properties fo:background-color="#ffffff" fo:color="#222222" fo:font-size="12pt" style:font-size-asian="12pt" style:font-size-complex="12pt"/>
    </style:style>
    <style:style style:name="T308_86" style:family="text">
      <style:text-properties fo:background-color="#ffffff" fo:color="#222222" fo:font-size="12pt" style:font-size-asian="12pt" style:font-size-complex="12pt"/>
    </style:style>
    <style:style style:name="T308_87" style:family="text">
      <style:text-properties fo:background-color="#ffffff" fo:color="#222222" fo:font-size="12pt" style:font-size-asian="12pt" style:font-size-complex="12pt"/>
    </style:style>
    <style:style style:name="T308_88" style:family="text">
      <style:text-properties fo:background-color="#ffffff" fo:color="#222222" fo:font-size="12pt" style:font-size-asian="12pt" style:font-size-complex="12pt"/>
    </style:style>
    <style:style style:name="T308_89" style:family="text">
      <style:text-properties fo:background-color="#ffffff" fo:color="#222222" fo:font-size="12pt" style:font-size-asian="12pt" style:font-size-complex="12pt"/>
    </style:style>
    <style:style style:name="T308_90" style:family="text">
      <style:text-properties fo:background-color="#ffffff" fo:color="#222222" fo:font-size="12pt" style:font-size-asian="12pt" style:font-size-complex="12pt"/>
    </style:style>
    <style:style style:name="T308_91" style:family="text">
      <style:text-properties fo:background-color="#ffffff" fo:color="#222222" fo:font-size="12pt" style:font-size-asian="12pt" style:font-size-complex="12pt"/>
    </style:style>
    <style:style style:name="T308_92" style:family="text">
      <style:text-properties fo:background-color="#ffffff" fo:color="#222222" fo:font-size="12pt" style:font-size-asian="12pt" style:font-size-complex="12pt"/>
    </style:style>
    <style:style style:name="T308_93" style:family="text">
      <style:text-properties fo:background-color="#ffffff" fo:color="#222222" fo:font-size="12pt" style:font-size-asian="12pt" style:font-size-complex="12pt"/>
    </style:style>
    <style:style style:name="T308_94" style:family="text">
      <style:text-properties fo:background-color="#ffffff" fo:color="#222222" fo:font-size="12pt" style:font-size-asian="12pt" style:font-size-complex="12pt"/>
    </style:style>
    <style:style style:name="T308_95" style:family="text">
      <style:text-properties fo:background-color="#ffffff" fo:color="#222222" fo:font-size="12pt" style:font-size-asian="12pt" style:font-size-complex="12pt"/>
    </style:style>
    <style:style style:name="T308_96" style:family="text">
      <style:text-properties fo:background-color="#ffffff" fo:color="#222222" fo:font-size="12pt" style:font-size-asian="12pt" style:font-size-complex="12pt"/>
    </style:style>
    <style:style style:name="T308_97" style:family="text">
      <style:text-properties fo:background-color="#ffffff" fo:color="#222222" fo:font-size="12pt" style:font-size-asian="12pt" style:font-size-complex="12pt"/>
    </style:style>
    <style:style style:name="T308_98" style:family="text">
      <style:text-properties fo:background-color="#ffffff" fo:color="#222222" fo:font-size="12pt" style:font-size-asian="12pt" style:font-size-complex="12pt"/>
    </style:style>
    <style:style style:name="T308_99" style:family="text">
      <style:text-properties fo:background-color="#ffffff" fo:color="#222222" fo:font-size="12pt" style:font-size-asian="12pt" style:font-size-complex="12pt"/>
    </style:style>
    <style:style style:name="T308_100" style:family="text">
      <style:text-properties fo:background-color="#ffffff" fo:color="#222222" fo:font-size="12pt" style:font-size-asian="12pt" style:font-size-complex="12pt"/>
    </style:style>
    <style:style style:name="T308_101" style:family="text">
      <style:text-properties fo:background-color="#ffffff" fo:color="#222222" fo:font-size="12pt" style:font-size-asian="12pt" style:font-size-complex="12pt"/>
    </style:style>
    <style:style style:name="T308_102" style:family="text">
      <style:text-properties fo:background-color="#ffffff" fo:color="#222222" fo:font-size="12pt" style:font-size-asian="12pt" style:font-size-complex="12pt"/>
    </style:style>
    <style:style style:name="T308_103" style:family="text">
      <style:text-properties fo:background-color="#ffffff" fo:color="#222222" fo:font-size="12pt" style:font-size-asian="12pt" style:font-size-complex="12pt"/>
    </style:style>
    <style:style style:name="T308_104" style:family="text">
      <style:text-properties fo:background-color="#ffffff" fo:color="#222222" fo:font-size="12pt" style:font-size-asian="12pt" style:font-size-complex="12pt"/>
    </style:style>
    <style:style style:name="T308_105" style:family="text">
      <style:text-properties fo:background-color="#ffffff" fo:color="#222222" fo:font-size="12pt" style:font-size-asian="12pt" style:font-size-complex="12pt"/>
    </style:style>
    <style:style style:name="T308_106" style:family="text">
      <style:text-properties fo:background-color="#ffffff" fo:color="#222222" fo:font-size="12pt" style:font-size-asian="12pt" style:font-size-complex="12pt"/>
    </style:style>
    <style:style style:name="T308_107" style:family="text">
      <style:text-properties fo:background-color="#ffffff" fo:color="#222222" fo:font-size="12pt" style:font-size-asian="12pt" style:font-size-complex="12pt"/>
    </style:style>
    <style:style style:name="T308_108" style:family="text">
      <style:text-properties fo:background-color="#ffffff" fo:color="#222222" fo:font-size="12pt" style:font-size-asian="12pt" style:font-size-complex="12pt"/>
    </style:style>
    <style:style style:name="T308_109" style:family="text">
      <style:text-properties fo:background-color="#ffffff" fo:color="#222222" fo:font-size="12pt" style:font-size-asian="12pt" style:font-size-complex="12pt"/>
    </style:style>
    <style:style style:name="T308_110" style:family="text">
      <style:text-properties fo:background-color="#ffffff" fo:color="#222222" fo:font-size="12pt" style:font-size-asian="12pt" style:font-size-complex="12pt"/>
    </style:style>
    <style:style style:name="T308_111" style:family="text">
      <style:text-properties fo:background-color="#ffffff" fo:color="#222222" fo:font-size="12pt" style:font-size-asian="12pt" style:font-size-complex="12pt"/>
    </style:style>
    <style:style style:name="T308_112" style:family="text">
      <style:text-properties fo:background-color="#ffffff" fo:color="#222222" fo:font-size="12pt" style:font-size-asian="12pt" style:font-size-complex="12pt"/>
    </style:style>
    <style:style style:name="T308_113" style:family="text">
      <style:text-properties fo:background-color="#ffffff" fo:color="#222222" fo:font-size="12pt" style:font-size-asian="12pt" style:font-size-complex="12pt"/>
    </style:style>
    <style:style style:name="T308_114" style:family="text">
      <style:text-properties fo:background-color="#ffffff" fo:color="#222222" fo:font-size="12pt" style:font-size-asian="12pt" style:font-size-complex="12pt"/>
    </style:style>
    <style:style style:name="T308_115" style:family="text">
      <style:text-properties fo:background-color="#ffffff" fo:color="#222222" fo:font-size="12pt" style:font-size-asian="12pt" style:font-size-complex="12pt"/>
    </style:style>
    <style:style style:name="T308_116" style:family="text">
      <style:text-properties fo:background-color="#ffffff" fo:color="#222222" fo:font-size="12pt" style:font-size-asian="12pt" style:font-size-complex="12pt"/>
    </style:style>
    <style:style style:name="T308_117" style:family="text">
      <style:text-properties fo:background-color="#ffffff" fo:color="#222222" fo:font-size="12pt" style:font-size-asian="12pt" style:font-size-complex="12pt"/>
    </style:style>
    <style:style style:name="T308_118" style:family="text">
      <style:text-properties fo:background-color="#ffffff" fo:color="#222222" fo:font-size="12pt" style:font-size-asian="12pt" style:font-size-complex="12pt"/>
    </style:style>
    <style:style style:name="T308_119" style:family="text">
      <style:text-properties fo:background-color="#ffffff" fo:color="#222222" fo:font-size="12pt" style:font-size-asian="12pt" style:font-size-complex="12pt"/>
    </style:style>
    <style:style style:name="T308_120" style:family="text">
      <style:text-properties fo:background-color="#ffffff" fo:color="#222222" fo:font-size="12pt" style:font-size-asian="12pt" style:font-size-complex="12pt"/>
    </style:style>
    <style:style style:name="T308_121" style:family="text">
      <style:text-properties fo:background-color="#ffffff" fo:color="#222222" fo:font-size="12pt" style:font-size-asian="12pt" style:font-size-complex="12pt"/>
    </style:style>
    <style:style style:name="T308_122" style:family="text">
      <style:text-properties fo:background-color="#ffffff" fo:color="#222222" fo:font-size="12pt" style:font-size-asian="12pt" style:font-size-complex="12pt"/>
    </style:style>
    <style:style style:name="T308_123" style:family="text">
      <style:text-properties fo:background-color="#ffffff" fo:color="#222222" fo:font-size="12pt" style:font-size-asian="12pt" style:font-size-complex="12pt"/>
    </style:style>
    <style:style style:name="T308_124" style:family="text">
      <style:text-properties fo:background-color="#ffffff" fo:color="#222222" fo:font-size="12pt" style:font-size-asian="12pt" style:font-size-complex="12pt"/>
    </style:style>
    <style:style style:name="T308_125" style:family="text">
      <style:text-properties fo:background-color="#ffffff" fo:color="#222222" fo:font-size="12pt" style:font-size-asian="12pt" style:font-size-complex="12pt"/>
    </style:style>
    <style:style style:name="T308_126" style:family="text">
      <style:text-properties fo:background-color="#ffffff" fo:color="#222222" fo:font-size="12pt" style:font-size-asian="12pt" style:font-size-complex="12pt"/>
    </style:style>
    <style:style style:name="T308_127" style:family="text">
      <style:text-properties fo:background-color="#ffffff" fo:color="#222222" fo:font-size="12pt" style:font-size-asian="12pt" style:font-size-complex="12pt"/>
    </style:style>
    <style:style style:name="T308_128" style:family="text">
      <style:text-properties fo:background-color="#ffffff" fo:color="#222222" fo:font-size="12pt" style:font-size-asian="12pt" style:font-size-complex="12pt"/>
    </style:style>
    <style:style style:name="T308_129" style:family="text">
      <style:text-properties fo:background-color="#ffffff" fo:color="#222222" fo:font-size="12pt" style:font-size-asian="12pt" style:font-size-complex="12pt"/>
    </style:style>
    <style:style style:name="T308_130" style:family="text">
      <style:text-properties fo:background-color="#ffffff" fo:color="#222222" fo:font-size="12pt" style:font-size-asian="12pt" style:font-size-complex="12pt"/>
    </style:style>
    <style:style style:name="T308_131" style:family="text">
      <style:text-properties fo:background-color="#ffffff" fo:color="#222222" fo:font-size="12pt" style:font-size-asian="12pt" style:font-size-complex="12pt"/>
    </style:style>
    <style:style style:name="T308_132" style:family="text">
      <style:text-properties fo:background-color="#ffffff" fo:color="#222222" fo:font-size="12pt" style:font-size-asian="12pt" style:font-size-complex="12pt"/>
    </style:style>
    <style:style style:name="T308_133" style:family="text">
      <style:text-properties fo:background-color="#ffffff" fo:color="#222222" fo:font-size="12pt" style:font-size-asian="12pt" style:font-size-complex="12pt"/>
    </style:style>
    <style:style style:name="T308_134" style:family="text">
      <style:text-properties fo:background-color="#ffffff" fo:color="#222222" fo:font-size="12pt" style:font-size-asian="12pt" style:font-size-complex="12pt"/>
    </style:style>
    <style:style style:name="T308_135" style:family="text">
      <style:text-properties fo:background-color="#ffffff" fo:color="#222222" fo:font-size="12pt" style:font-size-asian="12pt" style:font-size-complex="12pt"/>
    </style:style>
    <style:style style:name="T308_136" style:family="text">
      <style:text-properties fo:background-color="#ffffff" fo:color="#222222" fo:font-size="12pt" style:font-size-asian="12pt" style:font-size-complex="12pt"/>
    </style:style>
    <style:style style:name="T308_137" style:family="text">
      <style:text-properties fo:background-color="#ffffff" fo:color="#222222" fo:font-size="12pt" style:font-size-asian="12pt" style:font-size-complex="12pt"/>
    </style:style>
    <style:style style:name="T308_138" style:family="text">
      <style:text-properties fo:background-color="#ffffff" fo:color="#222222" fo:font-size="12pt" style:font-size-asian="12pt" style:font-size-complex="12pt"/>
    </style:style>
    <style:style style:name="T308_139" style:family="text">
      <style:text-properties fo:background-color="#ffffff" fo:color="#222222" fo:font-size="12pt" style:font-size-asian="12pt" style:font-size-complex="12pt"/>
    </style:style>
    <style:style style:name="T308_140" style:family="text">
      <style:text-properties fo:background-color="#ffffff" fo:color="#222222" fo:font-size="12pt" style:font-size-asian="12pt" style:font-size-complex="12pt"/>
    </style:style>
    <style:style style:name="T308_141" style:family="text">
      <style:text-properties fo:background-color="#ffffff" fo:color="#222222" fo:font-size="12pt" style:font-size-asian="12pt" style:font-size-complex="12pt"/>
    </style:style>
    <style:style style:name="T308_142" style:family="text">
      <style:text-properties fo:background-color="#ffffff" fo:color="#222222" fo:font-size="12pt" style:font-size-asian="12pt" style:font-size-complex="12pt"/>
    </style:style>
    <style:style style:name="T308_143" style:family="text">
      <style:text-properties fo:background-color="#ffffff" fo:color="#222222" fo:font-size="12pt" style:font-size-asian="12pt" style:font-size-complex="12pt"/>
    </style:style>
    <style:style style:name="T308_144" style:family="text">
      <style:text-properties fo:background-color="#ffffff" fo:color="#222222" fo:font-size="12pt" style:font-size-asian="12pt" style:font-size-complex="12pt"/>
    </style:style>
    <style:style style:name="T308_145" style:family="text">
      <style:text-properties fo:background-color="#ffffff" fo:color="#222222" fo:font-size="12pt" style:font-size-asian="12pt" style:font-size-complex="12pt"/>
    </style:style>
    <style:style style:name="T308_146" style:family="text">
      <style:text-properties fo:background-color="#ffffff" fo:color="#222222" fo:font-size="12pt" style:font-size-asian="12pt" style:font-size-complex="12pt"/>
    </style:style>
    <style:style style:name="T308_147" style:family="text">
      <style:text-properties fo:background-color="#ffffff" fo:color="#222222" fo:font-size="12pt" style:font-size-asian="12pt" style:font-size-complex="12pt"/>
    </style:style>
    <style:style style:name="T308_148" style:family="text">
      <style:text-properties fo:background-color="#ffffff" fo:color="#222222" fo:font-size="12pt" style:font-size-asian="12pt" style:font-size-complex="12pt"/>
    </style:style>
    <style:style style:name="T308_149" style:family="text">
      <style:text-properties fo:background-color="#ffffff" fo:color="#222222" fo:font-size="12pt" style:font-size-asian="12pt" style:font-size-complex="12pt"/>
    </style:style>
    <style:style style:name="T308_150" style:family="text">
      <style:text-properties fo:background-color="#ffffff" fo:color="#222222" fo:font-size="12pt" style:font-size-asian="12pt" style:font-size-complex="12pt"/>
    </style:style>
    <style:style style:name="T308_151" style:family="text">
      <style:text-properties fo:background-color="#ffffff" fo:color="#222222" fo:font-size="12pt" style:font-size-asian="12pt" style:font-size-complex="12pt"/>
    </style:style>
    <style:style style:name="T308_152" style:family="text">
      <style:text-properties fo:background-color="#ffffff" fo:color="#222222" fo:font-size="12pt" style:font-size-asian="12pt" style:font-size-complex="12pt"/>
    </style:style>
    <style:style style:name="T308_153" style:family="text">
      <style:text-properties fo:background-color="#ffffff" fo:color="#222222" fo:font-size="12pt" style:font-size-asian="12pt" style:font-size-complex="12pt"/>
    </style:style>
    <style:style style:name="T308_154" style:family="text">
      <style:text-properties fo:background-color="#ffffff" fo:color="#222222" fo:font-size="12pt" style:font-size-asian="12pt" style:font-size-complex="12pt"/>
    </style:style>
    <style:style style:name="T308_155" style:family="text">
      <style:text-properties fo:background-color="#ffffff" fo:color="#222222" fo:font-size="12pt" style:font-size-asian="12pt" style:font-size-complex="12pt"/>
    </style:style>
    <style:style style:name="T308_156" style:family="text">
      <style:text-properties fo:background-color="#ffffff" fo:color="#222222" fo:font-size="12pt" style:font-size-asian="12pt" style:font-size-complex="12pt"/>
    </style:style>
    <style:style style:name="T308_157" style:family="text">
      <style:text-properties fo:background-color="#ffffff" fo:color="#222222" fo:font-size="12pt" style:font-size-asian="12pt" style:font-size-complex="12pt"/>
    </style:style>
    <style:style style:name="T308_158" style:family="text">
      <style:text-properties fo:background-color="#ffffff" fo:color="#222222" fo:font-size="12pt" style:font-size-asian="12pt" style:font-size-complex="12pt"/>
    </style:style>
    <style:style style:name="T308_159" style:family="text">
      <style:text-properties fo:background-color="#ffffff" fo:color="#222222" fo:font-size="12pt" style:font-size-asian="12pt" style:font-size-complex="12pt"/>
    </style:style>
    <style:style style:name="T308_160" style:family="text">
      <style:text-properties fo:background-color="#ffffff" fo:color="#222222" fo:font-size="12pt" style:font-size-asian="12pt" style:font-size-complex="12pt"/>
    </style:style>
    <style:style style:name="T308_161" style:family="text">
      <style:text-properties fo:background-color="#ffffff" fo:color="#222222" fo:font-size="12pt" style:font-size-asian="12pt" style:font-size-complex="12pt"/>
    </style:style>
    <style:style style:name="T308_162" style:family="text">
      <style:text-properties fo:background-color="#ffffff" fo:color="#222222" fo:font-size="12pt" style:font-size-asian="12pt" style:font-size-complex="12pt"/>
    </style:style>
    <style:style style:name="T308_163" style:family="text">
      <style:text-properties fo:background-color="#ffffff" fo:color="#222222" fo:font-size="12pt" style:font-size-asian="12pt" style:font-size-complex="12pt"/>
    </style:style>
    <style:style style:name="T308_164" style:family="text">
      <style:text-properties fo:background-color="#ffffff" fo:color="#222222" fo:font-size="12pt" style:font-size-asian="12pt" style:font-size-complex="12pt"/>
    </style:style>
    <style:style style:name="T308_165" style:family="text">
      <style:text-properties fo:background-color="#ffffff" fo:color="#222222" fo:font-size="12pt" style:font-size-asian="12pt" style:font-size-complex="12pt"/>
    </style:style>
    <style:style style:name="T308_166" style:family="text">
      <style:text-properties fo:background-color="#ffffff" fo:color="#222222" fo:font-size="12pt" style:font-size-asian="12pt" style:font-size-complex="12pt"/>
    </style:style>
    <style:style style:name="T308_167" style:family="text">
      <style:text-properties fo:background-color="#ffffff" fo:color="#222222" fo:font-size="12pt" style:font-size-asian="12pt" style:font-size-complex="12pt"/>
    </style:style>
    <style:style style:name="T308_168" style:family="text">
      <style:text-properties fo:background-color="#ffffff" fo:color="#222222" fo:font-size="12pt" style:font-size-asian="12pt" style:font-size-complex="12pt"/>
    </style:style>
    <style:style style:name="T308_169" style:family="text">
      <style:text-properties fo:background-color="#ffffff" fo:color="#222222" fo:font-size="12pt" style:font-size-asian="12pt" style:font-size-complex="12pt"/>
    </style:style>
    <style:style style:name="T308_170" style:family="text">
      <style:text-properties fo:background-color="#ffffff" fo:color="#222222" fo:font-size="12pt" style:font-size-asian="12pt" style:font-size-complex="12pt"/>
    </style:style>
    <style:style style:name="T308_171" style:family="text">
      <style:text-properties fo:background-color="#ffffff" fo:color="#222222" fo:font-size="12pt" style:font-size-asian="12pt" style:font-size-complex="12pt"/>
    </style:style>
    <style:style style:name="T308_172" style:family="text">
      <style:text-properties fo:background-color="#ffffff" fo:color="#222222" fo:font-size="12pt" style:font-size-asian="12pt" style:font-size-complex="12pt"/>
    </style:style>
    <style:style style:name="T308_173" style:family="text">
      <style:text-properties fo:background-color="#ffffff" fo:color="#222222" fo:font-size="12pt" style:font-size-asian="12pt" style:font-size-complex="12pt"/>
    </style:style>
    <style:style style:name="T308_174" style:family="text">
      <style:text-properties fo:background-color="#ffffff" fo:color="#222222" fo:font-size="12pt" style:font-size-asian="12pt" style:font-size-complex="12pt"/>
    </style:style>
    <style:style style:name="T308_175" style:family="text">
      <style:text-properties fo:background-color="#ffffff" fo:color="#222222" fo:font-size="12pt" style:font-size-asian="12pt" style:font-size-complex="12pt"/>
    </style:style>
    <style:style style:name="T308_176" style:family="text">
      <style:text-properties fo:background-color="#ffffff" fo:color="#222222" fo:font-size="12pt" style:font-size-asian="12pt" style:font-size-complex="12pt"/>
    </style:style>
    <style:style style:name="T308_177" style:family="text">
      <style:text-properties fo:background-color="#ffffff" fo:color="#222222" fo:font-size="12pt" style:font-size-asian="12pt" style:font-size-complex="12pt"/>
    </style:style>
    <style:style style:name="T308_178" style:family="text">
      <style:text-properties fo:background-color="#ffffff" fo:color="#222222" fo:font-size="12pt" style:font-size-asian="12pt" style:font-size-complex="12pt"/>
    </style:style>
    <style:style style:name="T308_179" style:family="text">
      <style:text-properties fo:background-color="#ffffff" fo:color="#222222" fo:font-size="12pt" style:font-size-asian="12pt" style:font-size-complex="12pt"/>
    </style:style>
    <style:style style:name="T308_180" style:family="text">
      <style:text-properties fo:background-color="#ffffff" fo:color="#222222" fo:font-size="12pt" style:font-size-asian="12pt" style:font-size-complex="12pt"/>
    </style:style>
    <style:style style:name="T308_181" style:family="text">
      <style:text-properties fo:background-color="#ffffff" fo:color="#222222" fo:font-size="12pt" style:font-size-asian="12pt" style:font-size-complex="12pt"/>
    </style:style>
    <style:style style:name="T308_182" style:family="text">
      <style:text-properties fo:background-color="#ffffff" fo:color="#222222" fo:font-size="12pt" style:font-size-asian="12pt" style:font-size-complex="12pt"/>
    </style:style>
    <style:style style:name="T308_183" style:family="text">
      <style:text-properties fo:background-color="#ffffff" fo:color="#222222" fo:font-size="12pt" style:font-size-asian="12pt" style:font-size-complex="12pt"/>
    </style:style>
    <style:style style:name="T308_184" style:family="text">
      <style:text-properties fo:background-color="#ffffff" fo:color="#222222" fo:font-size="12pt" style:font-size-asian="12pt" style:font-size-complex="12pt"/>
    </style:style>
    <style:style style:name="T308_185" style:family="text">
      <style:text-properties fo:background-color="#ffffff" fo:color="#222222" fo:font-size="12pt" style:font-size-asian="12pt" style:font-size-complex="12pt"/>
    </style:style>
    <style:style style:name="T308_186" style:family="text">
      <style:text-properties fo:background-color="#ffffff" fo:color="#222222" fo:font-size="12pt" style:font-size-asian="12pt" style:font-size-complex="12pt"/>
    </style:style>
    <style:style style:name="T308_187" style:family="text">
      <style:text-properties fo:background-color="#ffffff" fo:color="#222222" fo:font-size="12pt" style:font-size-asian="12pt" style:font-size-complex="12pt"/>
    </style:style>
    <style:style style:name="T308_188" style:family="text">
      <style:text-properties fo:background-color="#ffffff" fo:color="#222222" fo:font-size="12pt" style:font-size-asian="12pt" style:font-size-complex="12pt"/>
    </style:style>
    <style:style style:name="P309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310" style:family="paragraph" style:parent-style-name="Heading_20_3">
      <style:paragraph-properties fo:break-before="auto" fo:line-height="115%" fo:margin-top="0.494cm" fo:margin-bottom="0.141cm" style:writing-mode="lr-tb"/>
    </style:style>
    <style:style style:name="T310_1" style:family="text"/>
    <style:style style:name="T310_2" style:family="text">
      <style:text-properties fo:background-color="#ffffff" fo:color="#444444" fo:font-size="14pt" style:font-size-asian="14pt" style:font-size-complex="14pt"/>
    </style:style>
    <style:style style:name="T310_3" style:family="text"/>
    <style:style style:name="T310_4" style:family="text">
      <style:text-properties fo:background-color="#ffffff" fo:color="#444444" fo:font-size="14pt" style:font-size-asian="14pt" style:font-size-complex="14pt"/>
    </style:style>
    <style:style style:name="T310_5" style:family="text"/>
    <style:style style:name="T310_6" style:family="text">
      <style:text-properties fo:background-color="#ffffff" fo:color="#444444" fo:font-size="14pt" style:font-size-asian="14pt" style:font-size-complex="14pt"/>
    </style:style>
    <style:style style:name="T310_7" style:family="text"/>
    <style:style style:name="T310_8" style:family="text">
      <style:text-properties fo:background-color="#ffffff" fo:color="#444444" fo:font-size="14pt" style:font-size-asian="14pt" style:font-size-complex="14pt"/>
    </style:style>
    <style:style style:name="T310_9" style:family="text"/>
    <style:style style:name="T310_10" style:family="text">
      <style:text-properties fo:background-color="#ffffff" fo:color="#444444" fo:font-size="14pt" style:font-size-asian="14pt" style:font-size-complex="14pt"/>
    </style:style>
    <style:style style:name="T310_11" style:family="text"/>
    <style:style style:name="T310_12" style:family="text">
      <style:text-properties fo:background-color="#ffffff" fo:color="#444444" fo:font-size="14pt" style:font-size-asian="14pt" style:font-size-complex="14pt"/>
    </style:style>
    <style:style style:name="T310_13" style:family="text"/>
    <style:style style:name="T310_14" style:family="text">
      <style:text-properties fo:background-color="#ffffff" fo:color="#444444" fo:font-size="14pt" style:font-size-asian="14pt" style:font-size-complex="14pt"/>
    </style:style>
    <style:style style:name="T310_15" style:family="text"/>
    <style:style style:name="T310_16" style:family="text">
      <style:text-properties fo:background-color="#ffffff" fo:color="#444444" fo:font-size="14pt" style:font-size-asian="14pt" style:font-size-complex="14pt"/>
    </style:style>
    <style:style style:name="T310_17" style:family="text"/>
    <style:style style:name="T310_18" style:family="text">
      <style:text-properties fo:background-color="#ffffff" fo:color="#444444" fo:font-size="14pt" style:font-size-asian="14pt" style:font-size-complex="14pt"/>
    </style:style>
    <style:style style:name="T310_19" style:family="text"/>
    <style:style style:name="T310_20" style:family="text">
      <style:text-properties fo:background-color="#ffffff" fo:color="#444444" fo:font-size="14pt" style:font-size-asian="14pt" style:font-size-complex="14pt"/>
    </style:style>
    <style:style style:name="T310_21" style:family="text"/>
    <style:style style:name="T310_22" style:family="text">
      <style:text-properties fo:background-color="#ffffff" fo:color="#444444" fo:font-size="14pt" style:font-size-asian="14pt" style:font-size-complex="14pt"/>
    </style:style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/>
    <style:style style:name="T311_2" style:family="text">
      <style:text-properties fo:color="#1155cc" style:text-underline-style="solid" style:text-underline-color="font-color"/>
    </style:style>
    <style:style style:name="T311_3" style:family="text"/>
    <style:style style:name="T311_4" style:family="text">
      <style:text-properties fo:color="#1155cc" style:text-underline-style="solid" style:text-underline-color="font-color"/>
    </style:style>
    <style:style style:name="T311_5" style:family="text"/>
    <style:style style:name="T311_6" style:family="text">
      <style:text-properties fo:color="#1155cc" style:text-underline-style="solid" style:text-underline-color="font-color"/>
    </style:style>
    <style:style style:name="T311_7" style:family="text"/>
    <style:style style:name="T311_8" style:family="text">
      <style:text-properties fo:color="#1155cc" style:text-underline-style="solid" style:text-underline-color="font-color"/>
    </style:style>
    <style:style style:name="T311_9" style:family="text"/>
    <style:style style:name="T311_10" style:family="text">
      <style:text-properties fo:color="#1155cc" style:text-underline-style="solid" style:text-underline-color="font-color"/>
    </style:style>
    <style:style style:name="T311_11" style:family="text"/>
    <style:style style:name="T311_12" style:family="text">
      <style:text-properties fo:color="#1155cc" style:text-underline-style="solid" style:text-underline-color="font-color"/>
    </style:style>
    <style:style style:name="T311_13" style:family="text"/>
    <style:style style:name="T311_14" style:family="text">
      <style:text-properties fo:color="#1155cc" style:text-underline-style="solid" style:text-underline-color="font-color"/>
    </style:style>
    <style:style style:name="T311_15" style:family="text"/>
    <style:style style:name="T311_16" style:family="text">
      <style:text-properties fo:color="#1155cc" style:text-underline-style="solid" style:text-underline-color="font-color"/>
    </style:style>
    <style:style style:name="T311_17" style:family="text"/>
    <style:style style:name="T311_18" style:family="text">
      <style:text-properties fo:color="#1155cc" style:text-underline-style="solid" style:text-underline-color="font-color"/>
    </style:style>
    <style:style style:name="T311_19" style:family="text"/>
    <style:style style:name="T311_20" style:family="text">
      <style:text-properties fo:color="#1155cc" style:text-underline-style="solid" style:text-underline-color="font-color"/>
    </style:style>
    <style:style style:name="T311_21" style:family="text"/>
    <style:style style:name="T311_22" style:family="text">
      <style:text-properties fo:color="#1155cc" style:text-underline-style="solid" style:text-underline-color="font-color"/>
    </style:style>
    <style:style style:name="T311_23" style:family="text"/>
    <style:style style:name="T311_24" style:family="text">
      <style:text-properties fo:color="#1155cc" style:text-underline-style="solid" style:text-underline-color="font-color"/>
    </style:style>
    <style:style style:name="T311_25" style:family="text"/>
    <style:style style:name="T311_26" style:family="text">
      <style:text-properties fo:color="#1155cc" style:text-underline-style="solid" style:text-underline-color="font-color"/>
    </style:style>
    <style:style style:name="P31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31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314" style:family="paragraph" style:parent-style-name="Standard">
      <style:paragraph-properties fo:text-align="justify" fo:break-before="auto" fo:line-height="115%" style:writing-mode="lr-tb"/>
    </style:style>
    <style:style style:name="T314_1" style:family="text"/>
    <style:style style:name="T314_2" style:family="text">
      <style:text-properties fo:background-color="#ffffff" fo:color="#444444"/>
    </style:style>
    <style:style style:name="T314_3" style:family="text"/>
    <style:style style:name="T314_4" style:family="text">
      <style:text-properties fo:background-color="#ffffff" fo:color="#444444"/>
    </style:style>
    <style:style style:name="T314_5" style:family="text"/>
    <style:style style:name="T314_6" style:family="text">
      <style:text-properties fo:background-color="#ffffff" fo:color="#444444"/>
    </style:style>
    <style:style style:name="T314_7" style:family="text"/>
    <style:style style:name="T314_8" style:family="text">
      <style:text-properties fo:background-color="#ffffff" fo:color="#4d469c"/>
    </style:style>
    <style:style style:name="T314_9" style:family="text"/>
    <style:style style:name="T314_10" style:family="text">
      <style:text-properties fo:background-color="#ffffff" fo:color="#4d469c"/>
    </style:style>
    <style:style style:name="T314_11" style:family="text"/>
    <style:style style:name="T314_12" style:family="text">
      <style:text-properties fo:background-color="#ffffff" fo:color="#4d469c"/>
    </style:style>
    <style:style style:name="T314_13" style:family="text"/>
    <style:style style:name="T314_14" style:family="text">
      <style:text-properties fo:background-color="#ffffff" fo:color="#4d469c"/>
    </style:style>
    <style:style style:name="T314_15" style:family="text"/>
    <style:style style:name="T314_16" style:family="text">
      <style:text-properties fo:background-color="#ffffff" fo:color="#4d469c"/>
    </style:style>
    <style:style style:name="T314_17" style:family="text"/>
    <style:style style:name="T314_18" style:family="text">
      <style:text-properties fo:background-color="#ffffff" fo:color="#4d469c"/>
    </style:style>
    <style:style style:name="T314_19" style:family="text"/>
    <style:style style:name="T314_20" style:family="text">
      <style:text-properties fo:background-color="#ffffff" fo:color="#4d469c"/>
    </style:style>
    <style:style style:name="T314_21" style:family="text"/>
    <style:style style:name="T314_22" style:family="text">
      <style:text-properties fo:background-color="#ffffff" fo:color="#4d469c"/>
    </style:style>
    <style:style style:name="T314_23" style:family="text"/>
    <style:style style:name="T314_24" style:family="text">
      <style:text-properties fo:background-color="#ffffff" fo:color="#4d469c"/>
    </style:style>
    <style:style style:name="T314_25" style:family="text"/>
    <style:style style:name="T314_26" style:family="text">
      <style:text-properties fo:background-color="#ffffff" fo:color="#4d469c"/>
    </style:style>
    <style:style style:name="T314_27" style:family="text"/>
    <style:style style:name="T314_28" style:family="text">
      <style:text-properties fo:background-color="#ffffff" fo:color="#4d469c"/>
    </style:style>
    <style:style style:name="T314_29" style:family="text">
      <style:text-properties fo:background-color="#ffffff" fo:color="#444444"/>
    </style:style>
    <style:style style:name="P315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16" style:family="paragraph" style:parent-style-name="Standard">
      <style:paragraph-properties fo:text-align="justify" fo:break-before="auto" fo:line-height="115%" style:writing-mode="lr-tb"/>
    </style:style>
    <style:style style:name="T316_1" style:family="text">
      <style:text-properties fo:background-color="#ffffff" fo:color="#444444"/>
    </style:style>
    <style:style style:name="T316_2" style:family="text">
      <style:text-properties fo:background-color="#ffffff" fo:color="#444444"/>
    </style:style>
    <style:style style:name="T316_3" style:family="text">
      <style:text-properties fo:background-color="#ffffff" fo:color="#444444"/>
    </style:style>
    <style:style style:name="T316_4" style:family="text">
      <style:text-properties fo:background-color="#ffffff" fo:color="#444444"/>
    </style:style>
    <style:style style:name="T316_5" style:family="text">
      <style:text-properties fo:background-color="#ffffff" fo:color="#444444"/>
    </style:style>
    <style:style style:name="T316_6" style:family="text">
      <style:text-properties fo:background-color="#ffffff" fo:color="#444444"/>
    </style:style>
    <style:style style:name="T316_7" style:family="text">
      <style:text-properties fo:background-color="#ffffff" fo:color="#444444"/>
    </style:style>
    <style:style style:name="T316_8" style:family="text">
      <style:text-properties fo:background-color="#ffffff" fo:color="#444444"/>
    </style:style>
    <style:style style:name="T316_9" style:family="text">
      <style:text-properties fo:background-color="#ffffff" fo:color="#444444"/>
    </style:style>
    <style:style style:name="T316_10" style:family="text">
      <style:text-properties fo:background-color="#ffffff" fo:color="#444444"/>
    </style:style>
    <style:style style:name="T316_11" style:family="text">
      <style:text-properties fo:background-color="#ffffff" fo:color="#444444"/>
    </style:style>
    <style:style style:name="T316_12" style:family="text">
      <style:text-properties fo:background-color="#ffffff" fo:color="#444444"/>
    </style:style>
    <style:style style:name="T316_13" style:family="text">
      <style:text-properties fo:background-color="#ffffff" fo:color="#444444"/>
    </style:style>
    <style:style style:name="T316_14" style:family="text">
      <style:text-properties fo:background-color="#ffffff" fo:color="#444444"/>
    </style:style>
    <style:style style:name="T316_15" style:family="text">
      <style:text-properties fo:background-color="#ffffff" fo:color="#444444"/>
    </style:style>
    <style:style style:name="T316_16" style:family="text">
      <style:text-properties fo:background-color="#ffffff" fo:color="#444444"/>
    </style:style>
    <style:style style:name="T316_17" style:family="text">
      <style:text-properties fo:background-color="#ffffff" fo:color="#444444"/>
    </style:style>
    <style:style style:name="T316_18" style:family="text">
      <style:text-properties fo:background-color="#ffffff" fo:color="#444444"/>
    </style:style>
    <style:style style:name="T316_19" style:family="text">
      <style:text-properties fo:background-color="#ffffff" fo:color="#444444"/>
    </style:style>
    <style:style style:name="T316_20" style:family="text">
      <style:text-properties fo:background-color="#ffffff" fo:color="#444444"/>
    </style:style>
    <style:style style:name="T316_21" style:family="text">
      <style:text-properties fo:background-color="#ffffff" fo:color="#444444"/>
    </style:style>
    <style:style style:name="T316_22" style:family="text">
      <style:text-properties fo:background-color="#ffffff" fo:color="#444444"/>
    </style:style>
    <style:style style:name="T316_23" style:family="text">
      <style:text-properties fo:background-color="#ffffff" fo:color="#444444"/>
    </style:style>
    <style:style style:name="T316_24" style:family="text">
      <style:text-properties fo:background-color="#ffffff" fo:color="#444444"/>
    </style:style>
    <style:style style:name="T316_25" style:family="text">
      <style:text-properties fo:background-color="#ffffff" fo:color="#444444"/>
    </style:style>
    <style:style style:name="T316_26" style:family="text">
      <style:text-properties fo:background-color="#ffffff" fo:color="#444444"/>
    </style:style>
    <style:style style:name="T316_27" style:family="text">
      <style:text-properties fo:background-color="#ffffff" fo:color="#444444"/>
    </style:style>
    <style:style style:name="T316_28" style:family="text">
      <style:text-properties fo:background-color="#ffffff" fo:color="#444444"/>
    </style:style>
    <style:style style:name="T316_29" style:family="text">
      <style:text-properties fo:background-color="#ffffff" fo:color="#444444"/>
    </style:style>
    <style:style style:name="T316_30" style:family="text">
      <style:text-properties fo:background-color="#ffffff" fo:color="#444444"/>
    </style:style>
    <style:style style:name="T316_31" style:family="text">
      <style:text-properties fo:background-color="#ffffff" fo:color="#444444"/>
    </style:style>
    <style:style style:name="T316_32" style:family="text">
      <style:text-properties fo:background-color="#ffffff" fo:color="#444444"/>
    </style:style>
    <style:style style:name="T316_33" style:family="text">
      <style:text-properties fo:background-color="#ffffff" fo:color="#444444"/>
    </style:style>
    <style:style style:name="T316_34" style:family="text">
      <style:text-properties fo:background-color="#ffffff" fo:color="#444444"/>
    </style:style>
    <style:style style:name="T316_35" style:family="text">
      <style:text-properties fo:background-color="#ffffff" fo:color="#444444"/>
    </style:style>
    <style:style style:name="T316_36" style:family="text">
      <style:text-properties fo:background-color="#ffffff" fo:color="#444444"/>
    </style:style>
    <style:style style:name="T316_37" style:family="text">
      <style:text-properties fo:background-color="#ffffff" fo:color="#444444"/>
    </style:style>
    <style:style style:name="T316_38" style:family="text">
      <style:text-properties fo:background-color="#ffffff" fo:color="#444444"/>
    </style:style>
    <style:style style:name="T316_39" style:family="text">
      <style:text-properties fo:background-color="#ffffff" fo:color="#444444"/>
    </style:style>
    <style:style style:name="T316_40" style:family="text">
      <style:text-properties fo:background-color="#ffffff" fo:color="#444444"/>
    </style:style>
    <style:style style:name="T316_41" style:family="text">
      <style:text-properties fo:background-color="#ffffff" fo:color="#444444"/>
    </style:style>
    <style:style style:name="T316_42" style:family="text">
      <style:text-properties fo:background-color="#ffffff" fo:color="#444444"/>
    </style:style>
    <style:style style:name="T316_43" style:family="text">
      <style:text-properties fo:background-color="#ffffff" fo:color="#444444"/>
    </style:style>
    <style:style style:name="T316_44" style:family="text">
      <style:text-properties fo:background-color="#ffffff" fo:color="#444444"/>
    </style:style>
    <style:style style:name="P317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18" style:family="paragraph" style:parent-style-name="Standard">
      <style:paragraph-properties fo:text-align="justify" fo:break-before="auto" fo:line-height="115%" style:writing-mode="lr-tb"/>
    </style:style>
    <style:style style:name="T318_1" style:family="text">
      <style:text-properties fo:background-color="#ffffff" fo:color="#444444"/>
    </style:style>
    <style:style style:name="T318_2" style:family="text">
      <style:text-properties fo:background-color="#ffffff" fo:color="#444444"/>
    </style:style>
    <style:style style:name="T318_3" style:family="text">
      <style:text-properties fo:background-color="#ffffff" fo:color="#444444"/>
    </style:style>
    <style:style style:name="T318_4" style:family="text">
      <style:text-properties fo:background-color="#ffffff" fo:color="#444444"/>
    </style:style>
    <style:style style:name="T318_5" style:family="text">
      <style:text-properties fo:background-color="#ffffff" fo:color="#444444"/>
    </style:style>
    <style:style style:name="T318_6" style:family="text">
      <style:text-properties fo:background-color="#ffffff" fo:color="#444444"/>
    </style:style>
    <style:style style:name="T318_7" style:family="text">
      <style:text-properties fo:background-color="#ffffff" fo:color="#444444"/>
    </style:style>
    <style:style style:name="T318_8" style:family="text">
      <style:text-properties fo:background-color="#ffffff" fo:color="#444444"/>
    </style:style>
    <style:style style:name="T318_9" style:family="text">
      <style:text-properties fo:background-color="#ffffff" fo:color="#444444"/>
    </style:style>
    <style:style style:name="T318_10" style:family="text">
      <style:text-properties fo:background-color="#ffffff" fo:color="#444444"/>
    </style:style>
    <style:style style:name="T318_11" style:family="text">
      <style:text-properties fo:background-color="#ffffff" fo:color="#444444"/>
    </style:style>
    <style:style style:name="T318_12" style:family="text">
      <style:text-properties fo:background-color="#ffffff" fo:color="#444444"/>
    </style:style>
    <style:style style:name="T318_13" style:family="text">
      <style:text-properties fo:background-color="#ffffff" fo:color="#444444"/>
    </style:style>
    <style:style style:name="T318_14" style:family="text">
      <style:text-properties fo:background-color="#ffffff" fo:color="#444444"/>
    </style:style>
    <style:style style:name="T318_15" style:family="text">
      <style:text-properties fo:background-color="#ffffff" fo:color="#444444"/>
    </style:style>
    <style:style style:name="T318_16" style:family="text">
      <style:text-properties fo:background-color="#ffffff" fo:color="#444444"/>
    </style:style>
    <style:style style:name="T318_17" style:family="text">
      <style:text-properties fo:background-color="#ffffff" fo:color="#444444"/>
    </style:style>
    <style:style style:name="T318_18" style:family="text">
      <style:text-properties fo:background-color="#ffffff" fo:color="#444444"/>
    </style:style>
    <style:style style:name="T318_19" style:family="text">
      <style:text-properties fo:background-color="#ffffff" fo:color="#444444"/>
    </style:style>
    <style:style style:name="T318_20" style:family="text">
      <style:text-properties fo:background-color="#ffffff" fo:color="#444444"/>
    </style:style>
    <style:style style:name="T318_21" style:family="text">
      <style:text-properties fo:background-color="#ffffff" fo:color="#444444"/>
    </style:style>
    <style:style style:name="T318_22" style:family="text"/>
    <style:style style:name="T318_23" style:family="text">
      <style:text-properties fo:background-color="#ffffff" fo:color="#444444"/>
    </style:style>
    <style:style style:name="T318_24" style:family="text"/>
    <style:style style:name="T318_25" style:family="text">
      <style:text-properties fo:background-color="#ffffff" fo:color="#4d469c"/>
    </style:style>
    <style:style style:name="T318_26" style:family="text"/>
    <style:style style:name="T318_27" style:family="text">
      <style:text-properties fo:background-color="#ffffff" fo:color="#4d469c"/>
    </style:style>
    <style:style style:name="T318_28" style:family="text"/>
    <style:style style:name="T318_29" style:family="text">
      <style:text-properties fo:background-color="#ffffff" fo:color="#4d469c"/>
    </style:style>
    <style:style style:name="T318_30" style:family="text">
      <style:text-properties fo:background-color="#ffffff" fo:color="#444444"/>
    </style:style>
    <style:style style:name="T318_31" style:family="text">
      <style:text-properties fo:background-color="#ffffff" fo:color="#444444"/>
    </style:style>
    <style:style style:name="T318_32" style:family="text">
      <style:text-properties fo:background-color="#ffffff" fo:color="#444444"/>
    </style:style>
    <style:style style:name="T318_33" style:family="text">
      <style:text-properties fo:background-color="#ffffff" fo:color="#444444"/>
    </style:style>
    <style:style style:name="T318_34" style:family="text">
      <style:text-properties fo:background-color="#ffffff" fo:color="#444444"/>
    </style:style>
    <style:style style:name="T318_35" style:family="text">
      <style:text-properties fo:background-color="#ffffff" fo:color="#444444"/>
    </style:style>
    <style:style style:name="T318_36" style:family="text">
      <style:text-properties fo:background-color="#ffffff" fo:color="#444444"/>
    </style:style>
    <style:style style:name="T318_37" style:family="text">
      <style:text-properties fo:background-color="#ffffff" fo:color="#444444"/>
    </style:style>
    <style:style style:name="T318_38" style:family="text">
      <style:text-properties fo:background-color="#ffffff" fo:color="#444444"/>
    </style:style>
    <style:style style:name="T318_39" style:family="text">
      <style:text-properties fo:background-color="#ffffff" fo:color="#444444"/>
    </style:style>
    <style:style style:name="T318_40" style:family="text">
      <style:text-properties fo:background-color="#ffffff" fo:color="#444444"/>
    </style:style>
    <style:style style:name="T318_41" style:family="text">
      <style:text-properties fo:background-color="#ffffff" fo:color="#444444"/>
    </style:style>
    <style:style style:name="T318_42" style:family="text">
      <style:text-properties fo:background-color="#ffffff" fo:color="#444444"/>
    </style:style>
    <style:style style:name="T318_43" style:family="text">
      <style:text-properties fo:background-color="#ffffff" fo:color="#444444"/>
    </style:style>
    <style:style style:name="T318_44" style:family="text">
      <style:text-properties fo:background-color="#ffffff" fo:color="#444444"/>
    </style:style>
    <style:style style:name="T318_45" style:family="text">
      <style:text-properties fo:background-color="#ffffff" fo:color="#444444"/>
    </style:style>
    <style:style style:name="T318_46" style:family="text">
      <style:text-properties fo:background-color="#ffffff" fo:color="#444444"/>
    </style:style>
    <style:style style:name="T318_47" style:family="text">
      <style:text-properties fo:background-color="#ffffff" fo:color="#444444"/>
    </style:style>
    <style:style style:name="T318_48" style:family="text">
      <style:text-properties fo:background-color="#ffffff" fo:color="#444444"/>
    </style:style>
    <style:style style:name="T318_49" style:family="text">
      <style:text-properties fo:background-color="#ffffff" fo:color="#444444"/>
    </style:style>
    <style:style style:name="T318_50" style:family="text">
      <style:text-properties fo:background-color="#ffffff" fo:color="#444444"/>
    </style:style>
    <style:style style:name="T318_51" style:family="text">
      <style:text-properties fo:background-color="#ffffff" fo:color="#444444"/>
    </style:style>
    <style:style style:name="T318_52" style:family="text">
      <style:text-properties fo:background-color="#ffffff" fo:color="#444444"/>
    </style:style>
    <style:style style:name="T318_53" style:family="text">
      <style:text-properties fo:background-color="#ffffff" fo:color="#444444"/>
    </style:style>
    <style:style style:name="T318_54" style:family="text">
      <style:text-properties fo:background-color="#ffffff" fo:color="#444444"/>
    </style:style>
    <style:style style:name="T318_55" style:family="text">
      <style:text-properties fo:background-color="#ffffff" fo:color="#444444"/>
    </style:style>
    <style:style style:name="T318_56" style:family="text">
      <style:text-properties fo:background-color="#ffffff" fo:color="#444444"/>
    </style:style>
    <style:style style:name="T318_57" style:family="text">
      <style:text-properties fo:background-color="#ffffff" fo:color="#444444"/>
    </style:style>
    <style:style style:name="T318_58" style:family="text">
      <style:text-properties fo:background-color="#ffffff" fo:color="#444444"/>
    </style:style>
    <style:style style:name="P319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20" style:family="paragraph" style:parent-style-name="Standard">
      <style:paragraph-properties fo:text-align="justify" fo:break-before="auto" fo:line-height="115%" style:writing-mode="lr-tb"/>
    </style:style>
    <style:style style:name="T320_1" style:family="text">
      <style:text-properties fo:background-color="#ffffff" fo:color="#444444"/>
    </style:style>
    <style:style style:name="T320_2" style:family="text">
      <style:text-properties fo:background-color="#ffffff" fo:color="#444444"/>
    </style:style>
    <style:style style:name="T320_3" style:family="text">
      <style:text-properties fo:background-color="#ffffff" fo:color="#444444"/>
    </style:style>
    <style:style style:name="T320_4" style:family="text">
      <style:text-properties fo:background-color="#ffffff" fo:color="#444444"/>
    </style:style>
    <style:style style:name="T320_5" style:family="text">
      <style:text-properties fo:background-color="#ffffff" fo:color="#444444"/>
    </style:style>
    <style:style style:name="T320_6" style:family="text">
      <style:text-properties fo:background-color="#ffffff" fo:color="#444444"/>
    </style:style>
    <style:style style:name="T320_7" style:family="text">
      <style:text-properties fo:background-color="#ffffff" fo:color="#444444"/>
    </style:style>
    <style:style style:name="T320_8" style:family="text">
      <style:text-properties fo:background-color="#ffffff" fo:color="#444444"/>
    </style:style>
    <style:style style:name="T320_9" style:family="text">
      <style:text-properties fo:background-color="#ffffff" fo:color="#444444"/>
    </style:style>
    <style:style style:name="T320_10" style:family="text">
      <style:text-properties fo:background-color="#ffffff" fo:color="#444444"/>
    </style:style>
    <style:style style:name="T320_11" style:family="text">
      <style:text-properties fo:background-color="#ffffff" fo:color="#444444"/>
    </style:style>
    <style:style style:name="T320_12" style:family="text">
      <style:text-properties fo:background-color="#ffffff" fo:color="#444444"/>
    </style:style>
    <style:style style:name="T320_13" style:family="text">
      <style:text-properties fo:background-color="#ffffff" fo:color="#444444"/>
    </style:style>
    <style:style style:name="T320_14" style:family="text">
      <style:text-properties fo:background-color="#ffffff" fo:color="#444444"/>
    </style:style>
    <style:style style:name="T320_15" style:family="text">
      <style:text-properties fo:background-color="#ffffff" fo:color="#444444"/>
    </style:style>
    <style:style style:name="T320_16" style:family="text"/>
    <style:style style:name="T320_17" style:family="text">
      <style:text-properties fo:background-color="#ffffff" fo:color="#444444"/>
    </style:style>
    <style:style style:name="T320_18" style:family="text"/>
    <style:style style:name="T320_19" style:family="text">
      <style:text-properties fo:background-color="#ffffff" fo:color="#4d469c"/>
    </style:style>
    <style:style style:name="T320_20" style:family="text"/>
    <style:style style:name="T320_21" style:family="text">
      <style:text-properties fo:background-color="#ffffff" fo:color="#4d469c"/>
    </style:style>
    <style:style style:name="T320_22" style:family="text"/>
    <style:style style:name="T320_23" style:family="text">
      <style:text-properties fo:background-color="#ffffff" fo:color="#4d469c"/>
    </style:style>
    <style:style style:name="T320_24" style:family="text">
      <style:text-properties fo:background-color="#ffffff" fo:color="#444444"/>
    </style:style>
    <style:style style:name="T320_25" style:family="text">
      <style:text-properties fo:background-color="#ffffff" fo:color="#444444"/>
    </style:style>
    <style:style style:name="T320_26" style:family="text">
      <style:text-properties fo:background-color="#ffffff" fo:color="#444444"/>
    </style:style>
    <style:style style:name="T320_27" style:family="text">
      <style:text-properties fo:background-color="#ffffff" fo:color="#444444"/>
    </style:style>
    <style:style style:name="T320_28" style:family="text">
      <style:text-properties fo:background-color="#ffffff" fo:color="#444444"/>
    </style:style>
    <style:style style:name="T320_29" style:family="text">
      <style:text-properties fo:background-color="#ffffff" fo:color="#444444"/>
    </style:style>
    <style:style style:name="T320_30" style:family="text">
      <style:text-properties fo:background-color="#ffffff" fo:color="#444444"/>
    </style:style>
    <style:style style:name="T320_31" style:family="text">
      <style:text-properties fo:background-color="#ffffff" fo:color="#444444"/>
    </style:style>
    <style:style style:name="T320_32" style:family="text">
      <style:text-properties fo:background-color="#ffffff" fo:color="#444444"/>
    </style:style>
    <style:style style:name="T320_33" style:family="text">
      <style:text-properties fo:background-color="#ffffff" fo:color="#444444"/>
    </style:style>
    <style:style style:name="T320_34" style:family="text">
      <style:text-properties fo:background-color="#ffffff" fo:color="#444444"/>
    </style:style>
    <style:style style:name="P321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22" style:family="paragraph" style:parent-style-name="Standard">
      <style:paragraph-properties fo:text-align="justify" fo:break-before="auto" fo:line-height="115%" style:writing-mode="lr-tb"/>
    </style:style>
    <style:style style:name="T322_1" style:family="text">
      <style:text-properties fo:background-color="#ffffff" fo:color="#444444"/>
    </style:style>
    <style:style style:name="T322_2" style:family="text"/>
    <style:style style:name="T322_3" style:family="text">
      <style:text-properties fo:background-color="#ffffff" fo:color="#444444"/>
    </style:style>
    <style:style style:name="T322_4" style:family="text"/>
    <style:style style:name="T322_5" style:family="text">
      <style:text-properties fo:background-color="#ffffff" fo:color="#4d469c"/>
    </style:style>
    <style:style style:name="T322_6" style:family="text"/>
    <style:style style:name="T322_7" style:family="text">
      <style:text-properties fo:background-color="#ffffff" fo:color="#4d469c"/>
    </style:style>
    <style:style style:name="T322_8" style:family="text">
      <style:text-properties fo:background-color="#ffffff" fo:color="#444444"/>
    </style:style>
    <style:style style:name="T322_9" style:family="text">
      <style:text-properties fo:background-color="#ffffff" fo:color="#444444"/>
    </style:style>
    <style:style style:name="T322_10" style:family="text">
      <style:text-properties fo:background-color="#ffffff" fo:color="#444444"/>
    </style:style>
    <style:style style:name="T322_11" style:family="text">
      <style:text-properties fo:background-color="#ffffff" fo:color="#444444"/>
    </style:style>
    <style:style style:name="T322_12" style:family="text"/>
    <style:style style:name="T322_13" style:family="text">
      <style:text-properties fo:background-color="#ffffff" fo:color="#444444"/>
    </style:style>
    <style:style style:name="T322_14" style:family="text"/>
    <style:style style:name="T322_15" style:family="text">
      <style:text-properties fo:background-color="#ffffff" fo:color="#4d469c"/>
    </style:style>
    <style:style style:name="T322_16" style:family="text">
      <style:text-properties fo:background-color="#ffffff" fo:color="#444444"/>
    </style:style>
    <style:style style:name="T322_17" style:family="text">
      <style:text-properties fo:background-color="#ffffff" fo:color="#444444"/>
    </style:style>
    <style:style style:name="T322_18" style:family="text">
      <style:text-properties fo:background-color="#ffffff" fo:color="#444444"/>
    </style:style>
    <style:style style:name="T322_19" style:family="text">
      <style:text-properties fo:background-color="#ffffff" fo:color="#444444"/>
    </style:style>
    <style:style style:name="T322_20" style:family="text">
      <style:text-properties fo:background-color="#ffffff" fo:color="#444444"/>
    </style:style>
    <style:style style:name="T322_21" style:family="text">
      <style:text-properties fo:background-color="#ffffff" fo:color="#444444"/>
    </style:style>
    <style:style style:name="T322_22" style:family="text">
      <style:text-properties fo:background-color="#ffffff" fo:color="#444444"/>
    </style:style>
    <style:style style:name="T322_23" style:family="text">
      <style:text-properties fo:background-color="#ffffff" fo:color="#444444"/>
    </style:style>
    <style:style style:name="T322_24" style:family="text">
      <style:text-properties fo:background-color="#ffffff" fo:color="#444444"/>
    </style:style>
    <style:style style:name="P323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24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324_1" style:family="text">
      <style:text-properties fo:background-color="#ffffff" fo:font-style="italic" style:font-style-asian="italic" style:font-style-complex="italic" fo:color="#444444"/>
    </style:style>
    <style:style style:name="T324_2" style:family="text">
      <style:text-properties fo:background-color="#ffffff" fo:font-style="italic" style:font-style-asian="italic" style:font-style-complex="italic" fo:color="#444444"/>
    </style:style>
    <style:style style:name="T324_3" style:family="text">
      <style:text-properties fo:background-color="#ffffff" fo:font-style="italic" style:font-style-asian="italic" style:font-style-complex="italic" fo:color="#444444"/>
    </style:style>
    <style:style style:name="T324_4" style:family="text">
      <style:text-properties fo:background-color="#ffffff" fo:font-style="italic" style:font-style-asian="italic" style:font-style-complex="italic" fo:color="#444444"/>
    </style:style>
    <style:style style:name="T324_5" style:family="text">
      <style:text-properties fo:background-color="#ffffff" fo:font-style="italic" style:font-style-asian="italic" style:font-style-complex="italic" fo:color="#444444"/>
    </style:style>
    <style:style style:name="T324_6" style:family="text">
      <style:text-properties fo:background-color="#ffffff" fo:font-style="italic" style:font-style-asian="italic" style:font-style-complex="italic" fo:color="#444444"/>
    </style:style>
    <style:style style:name="T324_7" style:family="text">
      <style:text-properties fo:background-color="#ffffff" fo:font-style="italic" style:font-style-asian="italic" style:font-style-complex="italic" fo:color="#444444"/>
    </style:style>
    <style:style style:name="T324_8" style:family="text">
      <style:text-properties fo:background-color="#ffffff" fo:font-style="italic" style:font-style-asian="italic" style:font-style-complex="italic" fo:color="#444444"/>
    </style:style>
    <style:style style:name="T324_9" style:family="text">
      <style:text-properties fo:background-color="#ffffff" fo:font-style="italic" style:font-style-asian="italic" style:font-style-complex="italic" fo:color="#444444"/>
    </style:style>
    <style:style style:name="T324_10" style:family="text">
      <style:text-properties fo:background-color="#ffffff" fo:font-style="italic" style:font-style-asian="italic" style:font-style-complex="italic" fo:color="#444444"/>
    </style:style>
    <style:style style:name="T324_11" style:family="text">
      <style:text-properties fo:background-color="#ffffff" fo:font-style="italic" style:font-style-asian="italic" style:font-style-complex="italic" fo:color="#444444"/>
    </style:style>
    <style:style style:name="T324_12" style:family="text">
      <style:text-properties fo:background-color="#ffffff" fo:font-style="italic" style:font-style-asian="italic" style:font-style-complex="italic" fo:color="#444444"/>
    </style:style>
    <style:style style:name="T324_13" style:family="text">
      <style:text-properties fo:background-color="#ffffff" fo:font-style="italic" style:font-style-asian="italic" style:font-style-complex="italic" fo:color="#444444"/>
    </style:style>
    <style:style style:name="T324_14" style:family="text">
      <style:text-properties fo:background-color="#ffffff" fo:font-style="italic" style:font-style-asian="italic" style:font-style-complex="italic" fo:color="#444444"/>
    </style:style>
    <style:style style:name="T324_15" style:family="text">
      <style:text-properties fo:background-color="#ffffff" fo:font-style="italic" style:font-style-asian="italic" style:font-style-complex="italic" fo:color="#444444"/>
    </style:style>
    <style:style style:name="T324_16" style:family="text">
      <style:text-properties fo:background-color="#ffffff" fo:font-style="italic" style:font-style-asian="italic" style:font-style-complex="italic" fo:color="#444444"/>
    </style:style>
    <style:style style:name="T324_17" style:family="text">
      <style:text-properties fo:background-color="#ffffff" fo:font-style="italic" style:font-style-asian="italic" style:font-style-complex="italic" fo:color="#444444"/>
    </style:style>
    <style:style style:name="T324_18" style:family="text">
      <style:text-properties fo:background-color="#ffffff" fo:font-style="italic" style:font-style-asian="italic" style:font-style-complex="italic" fo:color="#444444"/>
    </style:style>
    <style:style style:name="T324_19" style:family="text">
      <style:text-properties fo:background-color="#ffffff" fo:font-style="italic" style:font-style-asian="italic" style:font-style-complex="italic" fo:color="#444444"/>
    </style:style>
    <style:style style:name="T324_20" style:family="text">
      <style:text-properties fo:background-color="#ffffff" fo:font-style="italic" style:font-style-asian="italic" style:font-style-complex="italic" fo:color="#444444"/>
    </style:style>
    <style:style style:name="T324_21" style:family="text">
      <style:text-properties fo:background-color="#ffffff" fo:font-style="italic" style:font-style-asian="italic" style:font-style-complex="italic" fo:color="#444444"/>
    </style:style>
    <style:style style:name="T324_22" style:family="text">
      <style:text-properties fo:background-color="#ffffff" fo:font-style="italic" style:font-style-asian="italic" style:font-style-complex="italic" fo:color="#444444"/>
    </style:style>
    <style:style style:name="T324_23" style:family="text">
      <style:text-properties fo:background-color="#ffffff" fo:font-style="italic" style:font-style-asian="italic" style:font-style-complex="italic" fo:color="#444444"/>
    </style:style>
    <style:style style:name="T324_24" style:family="text">
      <style:text-properties fo:background-color="#ffffff" fo:font-style="italic" style:font-style-asian="italic" style:font-style-complex="italic" fo:color="#444444"/>
    </style:style>
    <style:style style:name="T324_25" style:family="text">
      <style:text-properties fo:background-color="#ffffff" fo:font-style="italic" style:font-style-asian="italic" style:font-style-complex="italic" fo:color="#444444"/>
    </style:style>
    <style:style style:name="T324_26" style:family="text">
      <style:text-properties fo:background-color="#ffffff" fo:font-style="italic" style:font-style-asian="italic" style:font-style-complex="italic" fo:color="#444444"/>
    </style:style>
    <style:style style:name="T324_27" style:family="text">
      <style:text-properties fo:background-color="#ffffff" fo:font-style="italic" style:font-style-asian="italic" style:font-style-complex="italic" fo:color="#444444"/>
    </style:style>
    <style:style style:name="T324_28" style:family="text">
      <style:text-properties fo:background-color="#ffffff" fo:font-style="italic" style:font-style-asian="italic" style:font-style-complex="italic" fo:color="#444444"/>
    </style:style>
    <style:style style:name="T324_29" style:family="text">
      <style:text-properties fo:background-color="#ffffff" fo:font-style="italic" style:font-style-asian="italic" style:font-style-complex="italic" fo:color="#444444"/>
    </style:style>
    <style:style style:name="T324_30" style:family="text">
      <style:text-properties fo:background-color="#ffffff" fo:font-style="italic" style:font-style-asian="italic" style:font-style-complex="italic" fo:color="#444444"/>
    </style:style>
    <style:style style:name="T324_31" style:family="text">
      <style:text-properties fo:background-color="#ffffff" fo:font-style="italic" style:font-style-asian="italic" style:font-style-complex="italic" fo:color="#444444"/>
    </style:style>
    <style:style style:name="T324_32" style:family="text">
      <style:text-properties fo:background-color="#ffffff" fo:font-style="italic" style:font-style-asian="italic" style:font-style-complex="italic" fo:color="#444444"/>
    </style:style>
    <style:style style:name="T324_33" style:family="text">
      <style:text-properties fo:background-color="#ffffff" fo:font-style="italic" style:font-style-asian="italic" style:font-style-complex="italic" fo:color="#444444"/>
    </style:style>
    <style:style style:name="T324_34" style:family="text">
      <style:text-properties fo:background-color="#ffffff" fo:font-style="italic" style:font-style-asian="italic" style:font-style-complex="italic" fo:color="#444444"/>
    </style:style>
    <style:style style:name="T324_35" style:family="text">
      <style:text-properties fo:background-color="#ffffff" fo:font-style="italic" style:font-style-asian="italic" style:font-style-complex="italic" fo:color="#444444"/>
    </style:style>
    <style:style style:name="T324_36" style:family="text">
      <style:text-properties fo:background-color="#ffffff" fo:font-style="italic" style:font-style-asian="italic" style:font-style-complex="italic" fo:color="#444444"/>
    </style:style>
    <style:style style:name="T324_37" style:family="text">
      <style:text-properties fo:background-color="#ffffff" fo:font-style="italic" style:font-style-asian="italic" style:font-style-complex="italic" fo:color="#444444"/>
    </style:style>
    <style:style style:name="T324_38" style:family="text">
      <style:text-properties fo:background-color="#ffffff" fo:font-style="italic" style:font-style-asian="italic" style:font-style-complex="italic" fo:color="#444444"/>
    </style:style>
    <style:style style:name="T324_39" style:family="text">
      <style:text-properties fo:background-color="#ffffff" fo:font-style="italic" style:font-style-asian="italic" style:font-style-complex="italic" fo:color="#444444"/>
    </style:style>
    <style:style style:name="T324_40" style:family="text">
      <style:text-properties fo:background-color="#ffffff" fo:font-style="italic" style:font-style-asian="italic" style:font-style-complex="italic" fo:color="#444444"/>
    </style:style>
    <style:style style:name="T324_41" style:family="text">
      <style:text-properties fo:background-color="#ffffff" fo:font-style="italic" style:font-style-asian="italic" style:font-style-complex="italic" fo:color="#444444"/>
    </style:style>
    <style:style style:name="T324_42" style:family="text">
      <style:text-properties fo:background-color="#ffffff" fo:font-style="italic" style:font-style-asian="italic" style:font-style-complex="italic" fo:color="#444444"/>
    </style:style>
    <style:style style:name="T324_43" style:family="text">
      <style:text-properties fo:background-color="#ffffff" fo:font-style="italic" style:font-style-asian="italic" style:font-style-complex="italic" fo:color="#444444"/>
    </style:style>
    <style:style style:name="T324_44" style:family="text">
      <style:text-properties fo:background-color="#ffffff" fo:font-style="italic" style:font-style-asian="italic" style:font-style-complex="italic" fo:color="#444444"/>
    </style:style>
    <style:style style:name="T324_45" style:family="text">
      <style:text-properties fo:background-color="#ffffff" fo:font-style="italic" style:font-style-asian="italic" style:font-style-complex="italic" fo:color="#444444"/>
    </style:style>
    <style:style style:name="T324_46" style:family="text">
      <style:text-properties fo:background-color="#ffffff" fo:font-style="italic" style:font-style-asian="italic" style:font-style-complex="italic" fo:color="#444444"/>
    </style:style>
    <style:style style:name="T324_47" style:family="text">
      <style:text-properties fo:background-color="#ffffff" fo:font-style="italic" style:font-style-asian="italic" style:font-style-complex="italic" fo:color="#444444"/>
    </style:style>
    <style:style style:name="T324_48" style:family="text">
      <style:text-properties fo:background-color="#ffffff" fo:font-style="italic" style:font-style-asian="italic" style:font-style-complex="italic" fo:color="#444444"/>
    </style:style>
    <style:style style:name="T324_49" style:family="text">
      <style:text-properties fo:background-color="#ffffff" fo:font-style="italic" style:font-style-asian="italic" style:font-style-complex="italic" fo:color="#444444"/>
    </style:style>
    <style:style style:name="T324_50" style:family="text">
      <style:text-properties fo:background-color="#ffffff" fo:font-style="italic" style:font-style-asian="italic" style:font-style-complex="italic" fo:color="#444444"/>
    </style:style>
    <style:style style:name="T324_51" style:family="text">
      <style:text-properties fo:background-color="#ffffff" fo:font-style="italic" style:font-style-asian="italic" style:font-style-complex="italic" fo:color="#444444"/>
    </style:style>
    <style:style style:name="T324_52" style:family="text">
      <style:text-properties fo:background-color="#ffffff" fo:font-style="italic" style:font-style-asian="italic" style:font-style-complex="italic" fo:color="#444444"/>
    </style:style>
    <style:style style:name="T324_53" style:family="text">
      <style:text-properties fo:background-color="#ffffff" fo:font-style="italic" style:font-style-asian="italic" style:font-style-complex="italic" fo:color="#444444"/>
    </style:style>
    <style:style style:name="T324_54" style:family="text">
      <style:text-properties fo:background-color="#ffffff" fo:font-style="italic" style:font-style-asian="italic" style:font-style-complex="italic" fo:color="#444444"/>
    </style:style>
    <style:style style:name="T324_55" style:family="text">
      <style:text-properties fo:background-color="#ffffff" fo:font-style="italic" style:font-style-asian="italic" style:font-style-complex="italic" fo:color="#444444"/>
    </style:style>
    <style:style style:name="T324_56" style:family="text">
      <style:text-properties fo:background-color="#ffffff" fo:font-style="italic" style:font-style-asian="italic" style:font-style-complex="italic" fo:color="#444444"/>
    </style:style>
    <style:style style:name="T324_57" style:family="text">
      <style:text-properties fo:background-color="#ffffff" fo:font-style="italic" style:font-style-asian="italic" style:font-style-complex="italic" fo:color="#444444"/>
    </style:style>
    <style:style style:name="T324_58" style:family="text">
      <style:text-properties fo:background-color="#ffffff" fo:font-style="italic" style:font-style-asian="italic" style:font-style-complex="italic" fo:color="#444444"/>
    </style:style>
    <style:style style:name="T324_59" style:family="text">
      <style:text-properties fo:background-color="#ffffff" fo:font-style="italic" style:font-style-asian="italic" style:font-style-complex="italic" fo:color="#444444"/>
    </style:style>
    <style:style style:name="T324_60" style:family="text">
      <style:text-properties fo:background-color="#ffffff" fo:font-style="italic" style:font-style-asian="italic" style:font-style-complex="italic" fo:color="#444444"/>
    </style:style>
    <style:style style:name="T324_61" style:family="text">
      <style:text-properties fo:background-color="#ffffff" fo:font-style="italic" style:font-style-asian="italic" style:font-style-complex="italic" fo:color="#444444"/>
    </style:style>
    <style:style style:name="T324_62" style:family="text">
      <style:text-properties fo:background-color="#ffffff" fo:font-style="italic" style:font-style-asian="italic" style:font-style-complex="italic" fo:color="#444444"/>
    </style:style>
    <style:style style:name="T324_63" style:family="text">
      <style:text-properties fo:background-color="#ffffff" fo:font-style="italic" style:font-style-asian="italic" style:font-style-complex="italic" fo:color="#444444"/>
    </style:style>
    <style:style style:name="T324_64" style:family="text">
      <style:text-properties fo:background-color="#ffffff" fo:font-style="italic" style:font-style-asian="italic" style:font-style-complex="italic" fo:color="#444444"/>
    </style:style>
    <style:style style:name="T324_65" style:family="text">
      <style:text-properties fo:background-color="#ffffff" fo:font-style="italic" style:font-style-asian="italic" style:font-style-complex="italic" fo:color="#444444"/>
    </style:style>
    <style:style style:name="T324_66" style:family="text">
      <style:text-properties fo:background-color="#ffffff" fo:font-style="italic" style:font-style-asian="italic" style:font-style-complex="italic" fo:color="#444444"/>
    </style:style>
    <style:style style:name="T324_67" style:family="text">
      <style:text-properties fo:background-color="#ffffff" fo:font-style="italic" style:font-style-asian="italic" style:font-style-complex="italic" fo:color="#444444"/>
    </style:style>
    <style:style style:name="T324_68" style:family="text">
      <style:text-properties fo:background-color="#ffffff" fo:font-style="italic" style:font-style-asian="italic" style:font-style-complex="italic" fo:color="#444444"/>
    </style:style>
    <style:style style:name="T324_69" style:family="text">
      <style:text-properties fo:background-color="#ffffff" fo:font-style="italic" style:font-style-asian="italic" style:font-style-complex="italic" fo:color="#444444"/>
    </style:style>
    <style:style style:name="T324_70" style:family="text">
      <style:text-properties fo:background-color="#ffffff" fo:font-style="italic" style:font-style-asian="italic" style:font-style-complex="italic" fo:color="#444444"/>
    </style:style>
    <style:style style:name="T324_71" style:family="text">
      <style:text-properties fo:background-color="#ffffff" fo:font-style="italic" style:font-style-asian="italic" style:font-style-complex="italic" fo:color="#444444"/>
    </style:style>
    <style:style style:name="T324_72" style:family="text">
      <style:text-properties fo:background-color="#ffffff" fo:font-style="italic" style:font-style-asian="italic" style:font-style-complex="italic" fo:color="#444444"/>
    </style:style>
    <style:style style:name="T324_73" style:family="text">
      <style:text-properties fo:background-color="#ffffff" fo:font-style="italic" style:font-style-asian="italic" style:font-style-complex="italic" fo:color="#444444"/>
    </style:style>
    <style:style style:name="T324_74" style:family="text">
      <style:text-properties fo:background-color="#ffffff" fo:font-style="italic" style:font-style-asian="italic" style:font-style-complex="italic" fo:color="#444444"/>
    </style:style>
    <style:style style:name="T324_75" style:family="text">
      <style:text-properties fo:background-color="#ffffff" fo:font-style="italic" style:font-style-asian="italic" style:font-style-complex="italic" fo:color="#444444"/>
    </style:style>
    <style:style style:name="T324_76" style:family="text">
      <style:text-properties fo:background-color="#ffffff" fo:font-style="italic" style:font-style-asian="italic" style:font-style-complex="italic" fo:color="#444444"/>
    </style:style>
    <style:style style:name="T324_77" style:family="text">
      <style:text-properties fo:background-color="#ffffff" fo:font-style="italic" style:font-style-asian="italic" style:font-style-complex="italic" fo:color="#444444"/>
    </style:style>
    <style:style style:name="T324_78" style:family="text">
      <style:text-properties fo:background-color="#ffffff" fo:font-style="italic" style:font-style-asian="italic" style:font-style-complex="italic" fo:color="#444444"/>
    </style:style>
    <style:style style:name="T324_79" style:family="text">
      <style:text-properties fo:background-color="#ffffff" fo:font-style="italic" style:font-style-asian="italic" style:font-style-complex="italic" fo:color="#444444"/>
    </style:style>
    <style:style style:name="T324_80" style:family="text">
      <style:text-properties fo:background-color="#ffffff" fo:font-style="italic" style:font-style-asian="italic" style:font-style-complex="italic" fo:color="#444444"/>
    </style:style>
    <style:style style:name="T324_81" style:family="text">
      <style:text-properties fo:background-color="#ffffff" fo:font-style="italic" style:font-style-asian="italic" style:font-style-complex="italic" fo:color="#444444"/>
    </style:style>
    <style:style style:name="T324_82" style:family="text">
      <style:text-properties fo:background-color="#ffffff" fo:font-style="italic" style:font-style-asian="italic" style:font-style-complex="italic" fo:color="#444444"/>
    </style:style>
    <style:style style:name="T324_83" style:family="text">
      <style:text-properties fo:background-color="#ffffff" fo:font-style="italic" style:font-style-asian="italic" style:font-style-complex="italic" fo:color="#444444"/>
    </style:style>
    <style:style style:name="T324_84" style:family="text">
      <style:text-properties fo:background-color="#ffffff" fo:font-style="italic" style:font-style-asian="italic" style:font-style-complex="italic" fo:color="#444444"/>
    </style:style>
    <style:style style:name="T324_85" style:family="text">
      <style:text-properties fo:background-color="#ffffff" fo:font-style="italic" style:font-style-asian="italic" style:font-style-complex="italic" fo:color="#444444"/>
    </style:style>
    <style:style style:name="T324_86" style:family="text">
      <style:text-properties fo:background-color="#ffffff" fo:font-style="italic" style:font-style-asian="italic" style:font-style-complex="italic" fo:color="#444444"/>
    </style:style>
    <style:style style:name="T324_87" style:family="text">
      <style:text-properties fo:background-color="#ffffff" fo:font-style="italic" style:font-style-asian="italic" style:font-style-complex="italic" fo:color="#444444"/>
    </style:style>
    <style:style style:name="T324_88" style:family="text">
      <style:text-properties fo:background-color="#ffffff" fo:font-style="italic" style:font-style-asian="italic" style:font-style-complex="italic" fo:color="#444444"/>
    </style:style>
    <style:style style:name="T324_89" style:family="text">
      <style:text-properties fo:background-color="#ffffff" fo:font-style="italic" style:font-style-asian="italic" style:font-style-complex="italic" fo:color="#444444"/>
    </style:style>
    <style:style style:name="T324_90" style:family="text">
      <style:text-properties fo:background-color="#ffffff" fo:font-style="italic" style:font-style-asian="italic" style:font-style-complex="italic" fo:color="#444444"/>
    </style:style>
    <style:style style:name="T324_91" style:family="text">
      <style:text-properties fo:background-color="#ffffff" fo:font-style="italic" style:font-style-asian="italic" style:font-style-complex="italic" fo:color="#444444"/>
    </style:style>
    <style:style style:name="T324_92" style:family="text">
      <style:text-properties fo:background-color="#ffffff" fo:font-style="italic" style:font-style-asian="italic" style:font-style-complex="italic" fo:color="#444444"/>
    </style:style>
    <style:style style:name="T324_93" style:family="text">
      <style:text-properties fo:background-color="#ffffff" fo:font-style="italic" style:font-style-asian="italic" style:font-style-complex="italic" fo:color="#444444"/>
    </style:style>
    <style:style style:name="T324_94" style:family="text">
      <style:text-properties fo:background-color="#ffffff" fo:font-style="italic" style:font-style-asian="italic" style:font-style-complex="italic" fo:color="#444444"/>
    </style:style>
    <style:style style:name="T324_95" style:family="text">
      <style:text-properties fo:background-color="#ffffff" fo:font-style="italic" style:font-style-asian="italic" style:font-style-complex="italic" fo:color="#444444"/>
    </style:style>
    <style:style style:name="T324_96" style:family="text">
      <style:text-properties fo:background-color="#ffffff" fo:font-style="italic" style:font-style-asian="italic" style:font-style-complex="italic" fo:color="#444444"/>
    </style:style>
    <style:style style:name="T324_97" style:family="text">
      <style:text-properties fo:background-color="#ffffff" fo:font-style="italic" style:font-style-asian="italic" style:font-style-complex="italic" fo:color="#444444"/>
    </style:style>
    <style:style style:name="T324_98" style:family="text">
      <style:text-properties fo:background-color="#ffffff" fo:font-style="italic" style:font-style-asian="italic" style:font-style-complex="italic" fo:color="#444444"/>
    </style:style>
    <style:style style:name="P325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 fo:color="#444444"/>
    </style:style>
    <style:style style:name="P326" style:family="paragraph" style:parent-style-name="Standard">
      <style:paragraph-properties fo:text-align="justify" fo:break-before="auto" fo:line-height="115%" style:writing-mode="lr-tb"/>
    </style:style>
    <style:style style:name="T326_1" style:family="text">
      <style:text-properties fo:background-color="#ffffff" fo:color="#444444"/>
    </style:style>
    <style:style style:name="T326_2" style:family="text">
      <style:text-properties fo:background-color="#ffffff" fo:color="#444444"/>
    </style:style>
    <style:style style:name="T326_3" style:family="text">
      <style:text-properties fo:background-color="#ffffff" fo:color="#444444"/>
    </style:style>
    <style:style style:name="T326_4" style:family="text">
      <style:text-properties fo:background-color="#ffffff" fo:color="#444444"/>
    </style:style>
    <style:style style:name="T326_5" style:family="text">
      <style:text-properties fo:background-color="#ffffff" fo:color="#444444"/>
    </style:style>
    <style:style style:name="T326_6" style:family="text">
      <style:text-properties fo:background-color="#ffffff" fo:color="#444444"/>
    </style:style>
    <style:style style:name="T326_7" style:family="text">
      <style:text-properties fo:background-color="#ffffff" fo:color="#444444"/>
    </style:style>
    <style:style style:name="T326_8" style:family="text">
      <style:text-properties fo:background-color="#ffffff" fo:color="#444444"/>
    </style:style>
    <style:style style:name="T326_9" style:family="text">
      <style:text-properties fo:background-color="#ffffff" fo:color="#444444"/>
    </style:style>
    <style:style style:name="T326_10" style:family="text">
      <style:text-properties fo:background-color="#ffffff" fo:color="#444444"/>
    </style:style>
    <style:style style:name="T326_11" style:family="text">
      <style:text-properties fo:background-color="#ffffff" fo:color="#444444"/>
    </style:style>
    <style:style style:name="T326_12" style:family="text">
      <style:text-properties fo:background-color="#ffffff" fo:color="#444444"/>
    </style:style>
    <style:style style:name="T326_13" style:family="text">
      <style:text-properties fo:background-color="#ffffff" fo:color="#444444"/>
    </style:style>
    <style:style style:name="T326_14" style:family="text">
      <style:text-properties fo:background-color="#ffffff" fo:color="#444444"/>
    </style:style>
    <style:style style:name="T326_15" style:family="text">
      <style:text-properties fo:background-color="#ffffff" fo:color="#444444"/>
    </style:style>
    <style:style style:name="T326_16" style:family="text">
      <style:text-properties fo:background-color="#ffffff" fo:color="#444444"/>
    </style:style>
    <style:style style:name="T326_17" style:family="text">
      <style:text-properties fo:background-color="#ffffff" fo:color="#444444"/>
    </style:style>
    <style:style style:name="T326_18" style:family="text">
      <style:text-properties fo:background-color="#ffffff" fo:color="#444444"/>
    </style:style>
    <style:style style:name="T326_19" style:family="text">
      <style:text-properties fo:background-color="#ffffff" fo:color="#444444"/>
    </style:style>
    <style:style style:name="T326_20" style:family="text">
      <style:text-properties fo:background-color="#ffffff" fo:color="#444444"/>
    </style:style>
    <style:style style:name="T326_21" style:family="text">
      <style:text-properties fo:background-color="#ffffff" fo:color="#444444"/>
    </style:style>
    <style:style style:name="T326_22" style:family="text">
      <style:text-properties fo:background-color="#ffffff" fo:color="#444444"/>
    </style:style>
    <style:style style:name="T326_23" style:family="text">
      <style:text-properties fo:background-color="#ffffff" fo:color="#444444"/>
    </style:style>
    <style:style style:name="T326_24" style:family="text">
      <style:text-properties fo:background-color="#ffffff" fo:color="#444444"/>
    </style:style>
    <style:style style:name="T326_25" style:family="text">
      <style:text-properties fo:background-color="#ffffff" fo:color="#444444"/>
    </style:style>
    <style:style style:name="T326_26" style:family="text">
      <style:text-properties fo:background-color="#ffffff" fo:color="#444444"/>
    </style:style>
    <style:style style:name="T326_27" style:family="text">
      <style:text-properties fo:background-color="#ffffff" fo:color="#444444"/>
    </style:style>
    <style:style style:name="T326_28" style:family="text">
      <style:text-properties fo:background-color="#ffffff" fo:color="#444444"/>
    </style:style>
    <style:style style:name="T326_29" style:family="text">
      <style:text-properties fo:background-color="#ffffff" fo:color="#444444"/>
    </style:style>
    <style:style style:name="T326_30" style:family="text">
      <style:text-properties fo:background-color="#ffffff" fo:color="#444444"/>
    </style:style>
    <style:style style:name="T326_31" style:family="text">
      <style:text-properties fo:background-color="#ffffff" fo:color="#444444"/>
    </style:style>
    <style:style style:name="T326_32" style:family="text">
      <style:text-properties fo:background-color="#ffffff" fo:color="#444444"/>
    </style:style>
    <style:style style:name="T326_33" style:family="text">
      <style:text-properties fo:background-color="#ffffff" fo:color="#444444"/>
    </style:style>
    <style:style style:name="T326_34" style:family="text">
      <style:text-properties fo:background-color="#ffffff" fo:color="#444444"/>
    </style:style>
    <style:style style:name="T326_35" style:family="text">
      <style:text-properties fo:background-color="#ffffff" fo:color="#444444"/>
    </style:style>
    <style:style style:name="T326_36" style:family="text">
      <style:text-properties fo:background-color="#ffffff" fo:color="#444444"/>
    </style:style>
    <style:style style:name="P327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28" style:family="paragraph" style:parent-style-name="Standard">
      <style:paragraph-properties fo:text-align="justify" fo:break-before="auto" fo:line-height="115%" style:writing-mode="lr-tb"/>
    </style:style>
    <style:style style:name="T328_1" style:family="text">
      <style:text-properties fo:background-color="#ffffff" fo:color="#444444"/>
    </style:style>
    <style:style style:name="T328_2" style:family="text">
      <style:text-properties fo:background-color="#ffffff" fo:color="#444444"/>
    </style:style>
    <style:style style:name="T328_3" style:family="text">
      <style:text-properties fo:background-color="#ffffff" fo:color="#444444"/>
    </style:style>
    <style:style style:name="T328_4" style:family="text">
      <style:text-properties fo:background-color="#ffffff" fo:color="#444444"/>
    </style:style>
    <style:style style:name="T328_5" style:family="text">
      <style:text-properties fo:background-color="#ffffff" fo:color="#444444"/>
    </style:style>
    <style:style style:name="T328_6" style:family="text">
      <style:text-properties fo:background-color="#ffffff" fo:color="#444444"/>
    </style:style>
    <style:style style:name="T328_7" style:family="text">
      <style:text-properties fo:background-color="#ffffff" fo:color="#444444"/>
    </style:style>
    <style:style style:name="T328_8" style:family="text">
      <style:text-properties fo:background-color="#ffffff" fo:color="#444444"/>
    </style:style>
    <style:style style:name="T328_9" style:family="text">
      <style:text-properties fo:background-color="#ffffff" fo:color="#444444"/>
    </style:style>
    <style:style style:name="T328_10" style:family="text">
      <style:text-properties fo:background-color="#ffffff" fo:color="#444444"/>
    </style:style>
    <style:style style:name="T328_11" style:family="text">
      <style:text-properties fo:background-color="#ffffff" fo:color="#444444"/>
    </style:style>
    <style:style style:name="T328_12" style:family="text">
      <style:text-properties fo:background-color="#ffffff" fo:color="#444444"/>
    </style:style>
    <style:style style:name="T328_13" style:family="text">
      <style:text-properties fo:background-color="#ffffff" fo:color="#444444"/>
    </style:style>
    <style:style style:name="T328_14" style:family="text">
      <style:text-properties fo:background-color="#ffffff" fo:color="#444444"/>
    </style:style>
    <style:style style:name="T328_15" style:family="text">
      <style:text-properties fo:background-color="#ffffff" fo:color="#444444"/>
    </style:style>
    <style:style style:name="T328_16" style:family="text">
      <style:text-properties fo:background-color="#ffffff" fo:color="#444444"/>
    </style:style>
    <style:style style:name="T328_17" style:family="text">
      <style:text-properties fo:background-color="#ffffff" fo:color="#444444"/>
    </style:style>
    <style:style style:name="T328_18" style:family="text">
      <style:text-properties fo:background-color="#ffffff" fo:color="#444444"/>
    </style:style>
    <style:style style:name="P329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30" style:family="paragraph" style:parent-style-name="Standard">
      <style:paragraph-properties fo:text-align="justify" fo:break-before="auto" fo:line-height="115%" style:writing-mode="lr-tb"/>
    </style:style>
    <style:style style:name="T330_1" style:family="text">
      <style:text-properties fo:background-color="#ffffff" fo:color="#444444"/>
    </style:style>
    <style:style style:name="T330_2" style:family="text">
      <style:text-properties fo:background-color="#ffffff" fo:color="#444444"/>
    </style:style>
    <style:style style:name="T330_3" style:family="text">
      <style:text-properties fo:background-color="#ffffff" fo:color="#444444"/>
    </style:style>
    <style:style style:name="T330_4" style:family="text">
      <style:text-properties fo:background-color="#ffffff" fo:color="#444444"/>
    </style:style>
    <style:style style:name="T330_5" style:family="text">
      <style:text-properties fo:background-color="#ffffff" fo:color="#444444"/>
    </style:style>
    <style:style style:name="T330_6" style:family="text">
      <style:text-properties fo:background-color="#ffffff" fo:color="#444444"/>
    </style:style>
    <style:style style:name="T330_7" style:family="text">
      <style:text-properties fo:background-color="#ffffff" fo:color="#444444"/>
    </style:style>
    <style:style style:name="T330_8" style:family="text">
      <style:text-properties fo:background-color="#ffffff" fo:color="#444444"/>
    </style:style>
    <style:style style:name="T330_9" style:family="text">
      <style:text-properties fo:background-color="#ffffff" fo:color="#444444"/>
    </style:style>
    <style:style style:name="T330_10" style:family="text">
      <style:text-properties fo:background-color="#ffffff" fo:color="#444444"/>
    </style:style>
    <style:style style:name="T330_11" style:family="text">
      <style:text-properties fo:background-color="#ffffff" fo:color="#444444"/>
    </style:style>
    <style:style style:name="T330_12" style:family="text">
      <style:text-properties fo:background-color="#ffffff" fo:color="#444444"/>
    </style:style>
    <style:style style:name="T330_13" style:family="text">
      <style:text-properties fo:background-color="#ffffff" fo:color="#444444"/>
    </style:style>
    <style:style style:name="T330_14" style:family="text">
      <style:text-properties fo:background-color="#ffffff" fo:color="#444444"/>
    </style:style>
    <style:style style:name="T330_15" style:family="text">
      <style:text-properties fo:background-color="#ffffff" fo:color="#444444"/>
    </style:style>
    <style:style style:name="T330_16" style:family="text">
      <style:text-properties fo:background-color="#ffffff" fo:color="#444444"/>
    </style:style>
    <style:style style:name="T330_17" style:family="text">
      <style:text-properties fo:background-color="#ffffff" fo:color="#444444"/>
    </style:style>
    <style:style style:name="T330_18" style:family="text">
      <style:text-properties fo:background-color="#ffffff" fo:color="#444444"/>
    </style:style>
    <style:style style:name="T330_19" style:family="text">
      <style:text-properties fo:background-color="#ffffff" fo:color="#444444"/>
    </style:style>
    <style:style style:name="T330_20" style:family="text">
      <style:text-properties fo:background-color="#ffffff" fo:color="#444444"/>
    </style:style>
    <style:style style:name="T330_21" style:family="text">
      <style:text-properties fo:background-color="#ffffff" fo:color="#444444"/>
    </style:style>
    <style:style style:name="T330_22" style:family="text">
      <style:text-properties fo:background-color="#ffffff" fo:color="#444444"/>
    </style:style>
    <style:style style:name="T330_23" style:family="text">
      <style:text-properties fo:background-color="#ffffff" fo:color="#444444"/>
    </style:style>
    <style:style style:name="T330_24" style:family="text">
      <style:text-properties fo:background-color="#ffffff" fo:color="#444444"/>
    </style:style>
    <style:style style:name="T330_25" style:family="text">
      <style:text-properties fo:background-color="#ffffff" fo:color="#444444"/>
    </style:style>
    <style:style style:name="T330_26" style:family="text">
      <style:text-properties fo:background-color="#ffffff" fo:color="#444444"/>
    </style:style>
    <style:style style:name="T330_27" style:family="text">
      <style:text-properties fo:background-color="#ffffff" fo:color="#444444"/>
    </style:style>
    <style:style style:name="T330_28" style:family="text">
      <style:text-properties fo:background-color="#ffffff" fo:color="#444444"/>
    </style:style>
    <style:style style:name="T330_29" style:family="text">
      <style:text-properties fo:background-color="#ffffff" fo:color="#444444"/>
    </style:style>
    <style:style style:name="T330_30" style:family="text">
      <style:text-properties fo:background-color="#ffffff" fo:color="#444444"/>
    </style:style>
    <style:style style:name="T330_31" style:family="text">
      <style:text-properties fo:background-color="#ffffff" fo:color="#444444"/>
    </style:style>
    <style:style style:name="T330_32" style:family="text">
      <style:text-properties fo:background-color="#ffffff" fo:color="#444444"/>
    </style:style>
    <style:style style:name="T330_33" style:family="text">
      <style:text-properties fo:background-color="#ffffff" fo:color="#444444"/>
    </style:style>
    <style:style style:name="T330_34" style:family="text">
      <style:text-properties fo:background-color="#ffffff" fo:color="#444444"/>
    </style:style>
    <style:style style:name="T330_35" style:family="text">
      <style:text-properties fo:background-color="#ffffff" fo:color="#444444"/>
    </style:style>
    <style:style style:name="T330_36" style:family="text">
      <style:text-properties fo:background-color="#ffffff" fo:color="#444444"/>
    </style:style>
    <style:style style:name="T330_37" style:family="text">
      <style:text-properties fo:background-color="#ffffff" fo:color="#444444"/>
    </style:style>
    <style:style style:name="T330_38" style:family="text">
      <style:text-properties fo:background-color="#ffffff" fo:color="#444444"/>
    </style:style>
    <style:style style:name="T330_39" style:family="text">
      <style:text-properties fo:background-color="#ffffff" fo:color="#444444"/>
    </style:style>
    <style:style style:name="T330_40" style:family="text">
      <style:text-properties fo:background-color="#ffffff" fo:color="#444444"/>
    </style:style>
    <style:style style:name="T330_41" style:family="text">
      <style:text-properties fo:background-color="#ffffff" fo:color="#444444"/>
    </style:style>
    <style:style style:name="T330_42" style:family="text">
      <style:text-properties fo:background-color="#ffffff" fo:color="#444444"/>
    </style:style>
    <style:style style:name="T330_43" style:family="text">
      <style:text-properties fo:background-color="#ffffff" fo:color="#444444"/>
    </style:style>
    <style:style style:name="T330_44" style:family="text">
      <style:text-properties fo:background-color="#ffffff" fo:color="#444444"/>
    </style:style>
    <style:style style:name="T330_45" style:family="text">
      <style:text-properties fo:background-color="#ffffff" fo:color="#444444"/>
    </style:style>
    <style:style style:name="T330_46" style:family="text">
      <style:text-properties fo:background-color="#ffffff" fo:color="#444444"/>
    </style:style>
    <style:style style:name="T330_47" style:family="text">
      <style:text-properties fo:background-color="#ffffff" fo:color="#444444"/>
    </style:style>
    <style:style style:name="T330_48" style:family="text">
      <style:text-properties fo:background-color="#ffffff" fo:color="#444444"/>
    </style:style>
    <style:style style:name="T330_49" style:family="text">
      <style:text-properties fo:background-color="#ffffff" fo:color="#444444"/>
    </style:style>
    <style:style style:name="T330_50" style:family="text">
      <style:text-properties fo:background-color="#ffffff" fo:color="#444444"/>
    </style:style>
    <style:style style:name="T330_51" style:family="text">
      <style:text-properties fo:background-color="#ffffff" fo:color="#444444"/>
    </style:style>
    <style:style style:name="T330_52" style:family="text">
      <style:text-properties fo:background-color="#ffffff" fo:color="#444444"/>
    </style:style>
    <style:style style:name="T330_53" style:family="text">
      <style:text-properties fo:background-color="#ffffff" fo:color="#444444"/>
    </style:style>
    <style:style style:name="T330_54" style:family="text">
      <style:text-properties fo:background-color="#ffffff" fo:color="#444444"/>
    </style:style>
    <style:style style:name="T330_55" style:family="text">
      <style:text-properties fo:background-color="#ffffff" fo:color="#444444"/>
    </style:style>
    <style:style style:name="T330_56" style:family="text">
      <style:text-properties fo:background-color="#ffffff" fo:color="#444444"/>
    </style:style>
    <style:style style:name="T330_57" style:family="text">
      <style:text-properties fo:background-color="#ffffff" fo:color="#444444"/>
    </style:style>
    <style:style style:name="T330_58" style:family="text">
      <style:text-properties fo:background-color="#ffffff" fo:color="#444444"/>
    </style:style>
    <style:style style:name="T330_59" style:family="text">
      <style:text-properties fo:background-color="#ffffff" fo:color="#444444"/>
    </style:style>
    <style:style style:name="T330_60" style:family="text">
      <style:text-properties fo:background-color="#ffffff" fo:color="#444444"/>
    </style:style>
    <style:style style:name="T330_61" style:family="text">
      <style:text-properties fo:background-color="#ffffff" fo:color="#444444"/>
    </style:style>
    <style:style style:name="T330_62" style:family="text">
      <style:text-properties fo:background-color="#ffffff" fo:color="#444444"/>
    </style:style>
    <style:style style:name="T330_63" style:family="text">
      <style:text-properties fo:background-color="#ffffff" fo:color="#444444"/>
    </style:style>
    <style:style style:name="T330_64" style:family="text">
      <style:text-properties fo:background-color="#ffffff" fo:color="#444444"/>
    </style:style>
    <style:style style:name="T330_65" style:family="text">
      <style:text-properties fo:background-color="#ffffff" fo:color="#444444"/>
    </style:style>
    <style:style style:name="T330_66" style:family="text">
      <style:text-properties fo:background-color="#ffffff" fo:color="#444444"/>
    </style:style>
    <style:style style:name="T330_67" style:family="text">
      <style:text-properties fo:background-color="#ffffff" fo:color="#444444"/>
    </style:style>
    <style:style style:name="T330_68" style:family="text">
      <style:text-properties fo:background-color="#ffffff" fo:color="#444444"/>
    </style:style>
    <style:style style:name="T330_69" style:family="text">
      <style:text-properties fo:background-color="#ffffff" fo:color="#444444"/>
    </style:style>
    <style:style style:name="T330_70" style:family="text">
      <style:text-properties fo:background-color="#ffffff" fo:color="#444444"/>
    </style:style>
    <style:style style:name="T330_71" style:family="text">
      <style:text-properties fo:background-color="#ffffff" fo:color="#444444"/>
    </style:style>
    <style:style style:name="T330_72" style:family="text">
      <style:text-properties fo:background-color="#ffffff" fo:color="#444444"/>
    </style:style>
    <style:style style:name="T330_73" style:family="text">
      <style:text-properties fo:background-color="#ffffff" fo:color="#444444"/>
    </style:style>
    <style:style style:name="T330_74" style:family="text">
      <style:text-properties fo:background-color="#ffffff" fo:color="#444444"/>
    </style:style>
    <style:style style:name="T330_75" style:family="text">
      <style:text-properties fo:background-color="#ffffff" fo:color="#444444"/>
    </style:style>
    <style:style style:name="T330_76" style:family="text">
      <style:text-properties fo:background-color="#ffffff" fo:color="#444444"/>
    </style:style>
    <style:style style:name="T330_77" style:family="text">
      <style:text-properties fo:background-color="#ffffff" fo:color="#444444"/>
    </style:style>
    <style:style style:name="T330_78" style:family="text">
      <style:text-properties fo:background-color="#ffffff" fo:color="#444444"/>
    </style:style>
    <style:style style:name="T330_79" style:family="text">
      <style:text-properties fo:background-color="#ffffff" fo:color="#444444"/>
    </style:style>
    <style:style style:name="T330_80" style:family="text">
      <style:text-properties fo:background-color="#ffffff" fo:color="#444444"/>
    </style:style>
    <style:style style:name="T330_81" style:family="text">
      <style:text-properties fo:background-color="#ffffff" fo:color="#444444"/>
    </style:style>
    <style:style style:name="T330_82" style:family="text">
      <style:text-properties fo:background-color="#ffffff" fo:color="#444444"/>
    </style:style>
    <style:style style:name="T330_83" style:family="text">
      <style:text-properties fo:background-color="#ffffff" fo:color="#444444"/>
    </style:style>
    <style:style style:name="T330_84" style:family="text">
      <style:text-properties fo:background-color="#ffffff" fo:color="#444444"/>
    </style:style>
    <style:style style:name="T330_85" style:family="text">
      <style:text-properties fo:background-color="#ffffff" fo:color="#444444"/>
    </style:style>
    <style:style style:name="T330_86" style:family="text">
      <style:text-properties fo:background-color="#ffffff" fo:color="#444444"/>
    </style:style>
    <style:style style:name="T330_87" style:family="text">
      <style:text-properties fo:background-color="#ffffff" fo:color="#444444"/>
    </style:style>
    <style:style style:name="T330_88" style:family="text">
      <style:text-properties fo:background-color="#ffffff" fo:color="#444444"/>
    </style:style>
    <style:style style:name="T330_89" style:family="text">
      <style:text-properties fo:background-color="#ffffff" fo:color="#444444"/>
    </style:style>
    <style:style style:name="T330_90" style:family="text">
      <style:text-properties fo:background-color="#ffffff" fo:color="#444444"/>
    </style:style>
    <style:style style:name="T330_91" style:family="text">
      <style:text-properties fo:background-color="#ffffff" fo:color="#444444"/>
    </style:style>
    <style:style style:name="T330_92" style:family="text">
      <style:text-properties fo:background-color="#ffffff" fo:color="#444444"/>
    </style:style>
    <style:style style:name="T330_93" style:family="text">
      <style:text-properties fo:background-color="#ffffff" fo:color="#444444"/>
    </style:style>
    <style:style style:name="T330_94" style:family="text">
      <style:text-properties fo:background-color="#ffffff" fo:color="#444444"/>
    </style:style>
    <style:style style:name="T330_95" style:family="text">
      <style:text-properties fo:background-color="#ffffff" fo:color="#444444"/>
    </style:style>
    <style:style style:name="T330_96" style:family="text">
      <style:text-properties fo:background-color="#ffffff" fo:color="#444444"/>
    </style:style>
    <style:style style:name="T330_97" style:family="text">
      <style:text-properties fo:background-color="#ffffff" fo:color="#444444"/>
    </style:style>
    <style:style style:name="T330_98" style:family="text">
      <style:text-properties fo:background-color="#ffffff" fo:color="#444444"/>
    </style:style>
    <style:style style:name="T330_99" style:family="text">
      <style:text-properties fo:background-color="#ffffff" fo:color="#444444"/>
    </style:style>
    <style:style style:name="T330_100" style:family="text">
      <style:text-properties fo:background-color="#ffffff" fo:color="#444444"/>
    </style:style>
    <style:style style:name="T330_101" style:family="text">
      <style:text-properties fo:background-color="#ffffff" fo:color="#444444"/>
    </style:style>
    <style:style style:name="T330_102" style:family="text">
      <style:text-properties fo:background-color="#ffffff" fo:color="#444444"/>
    </style:style>
    <style:style style:name="T330_103" style:family="text">
      <style:text-properties fo:background-color="#ffffff" fo:color="#444444"/>
    </style:style>
    <style:style style:name="T330_104" style:family="text">
      <style:text-properties fo:background-color="#ffffff" fo:color="#444444"/>
    </style:style>
    <style:style style:name="T330_105" style:family="text">
      <style:text-properties fo:background-color="#ffffff" fo:color="#444444"/>
    </style:style>
    <style:style style:name="T330_106" style:family="text">
      <style:text-properties fo:background-color="#ffffff" fo:color="#444444"/>
    </style:style>
    <style:style style:name="T330_107" style:family="text">
      <style:text-properties fo:background-color="#ffffff" fo:color="#444444"/>
    </style:style>
    <style:style style:name="T330_108" style:family="text">
      <style:text-properties fo:background-color="#ffffff" fo:color="#444444"/>
    </style:style>
    <style:style style:name="P331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32" style:family="paragraph" style:parent-style-name="Standard">
      <style:paragraph-properties fo:text-align="justify" fo:break-before="auto" fo:line-height="115%" style:writing-mode="lr-tb"/>
    </style:style>
    <style:style style:name="T332_1" style:family="text">
      <style:text-properties fo:background-color="#ffffff" fo:color="#444444"/>
    </style:style>
    <style:style style:name="T332_2" style:family="text">
      <style:text-properties fo:background-color="#ffffff" fo:color="#444444"/>
    </style:style>
    <style:style style:name="T332_3" style:family="text">
      <style:text-properties fo:background-color="#ffffff" fo:color="#444444"/>
    </style:style>
    <style:style style:name="T332_4" style:family="text">
      <style:text-properties fo:background-color="#ffffff" fo:color="#444444"/>
    </style:style>
    <style:style style:name="T332_5" style:family="text">
      <style:text-properties fo:background-color="#ffffff" fo:color="#444444"/>
    </style:style>
    <style:style style:name="T332_6" style:family="text">
      <style:text-properties fo:background-color="#ffffff" fo:color="#444444"/>
    </style:style>
    <style:style style:name="T332_7" style:family="text">
      <style:text-properties fo:background-color="#ffffff" fo:color="#444444"/>
    </style:style>
    <style:style style:name="T332_8" style:family="text">
      <style:text-properties fo:background-color="#ffffff" fo:color="#444444"/>
    </style:style>
    <style:style style:name="T332_9" style:family="text">
      <style:text-properties fo:background-color="#ffffff" fo:color="#444444"/>
    </style:style>
    <style:style style:name="T332_10" style:family="text">
      <style:text-properties fo:background-color="#ffffff" fo:color="#444444"/>
    </style:style>
    <style:style style:name="T332_11" style:family="text">
      <style:text-properties fo:background-color="#ffffff" fo:color="#444444"/>
    </style:style>
    <style:style style:name="T332_12" style:family="text">
      <style:text-properties fo:background-color="#ffffff" fo:color="#444444"/>
    </style:style>
    <style:style style:name="T332_13" style:family="text">
      <style:text-properties fo:background-color="#ffffff" fo:color="#444444"/>
    </style:style>
    <style:style style:name="T332_14" style:family="text">
      <style:text-properties fo:background-color="#ffffff" fo:color="#444444"/>
    </style:style>
    <style:style style:name="T332_15" style:family="text">
      <style:text-properties fo:background-color="#ffffff" fo:color="#444444"/>
    </style:style>
    <style:style style:name="T332_16" style:family="text">
      <style:text-properties fo:background-color="#ffffff" fo:color="#444444"/>
    </style:style>
    <style:style style:name="T332_17" style:family="text">
      <style:text-properties fo:background-color="#ffffff" fo:color="#444444"/>
    </style:style>
    <style:style style:name="T332_18" style:family="text">
      <style:text-properties fo:background-color="#ffffff" fo:color="#444444"/>
    </style:style>
    <style:style style:name="T332_19" style:family="text">
      <style:text-properties fo:background-color="#ffffff" fo:color="#444444"/>
    </style:style>
    <style:style style:name="T332_20" style:family="text">
      <style:text-properties fo:background-color="#ffffff" fo:color="#444444"/>
    </style:style>
    <style:style style:name="T332_21" style:family="text">
      <style:text-properties fo:background-color="#ffffff" fo:color="#444444"/>
    </style:style>
    <style:style style:name="T332_22" style:family="text">
      <style:text-properties fo:background-color="#ffffff" fo:color="#444444"/>
    </style:style>
    <style:style style:name="T332_23" style:family="text">
      <style:text-properties fo:background-color="#ffffff" fo:color="#444444"/>
    </style:style>
    <style:style style:name="T332_24" style:family="text">
      <style:text-properties fo:background-color="#ffffff" fo:color="#444444"/>
    </style:style>
    <style:style style:name="T332_25" style:family="text">
      <style:text-properties fo:background-color="#ffffff" fo:color="#444444"/>
    </style:style>
    <style:style style:name="T332_26" style:family="text">
      <style:text-properties fo:background-color="#ffffff" fo:color="#444444"/>
    </style:style>
    <style:style style:name="T332_27" style:family="text">
      <style:text-properties fo:background-color="#ffffff" fo:color="#444444"/>
    </style:style>
    <style:style style:name="T332_28" style:family="text">
      <style:text-properties fo:background-color="#ffffff" fo:color="#444444"/>
    </style:style>
    <style:style style:name="T332_29" style:family="text">
      <style:text-properties fo:background-color="#ffffff" fo:color="#444444"/>
    </style:style>
    <style:style style:name="T332_30" style:family="text">
      <style:text-properties fo:background-color="#ffffff" fo:color="#444444"/>
    </style:style>
    <style:style style:name="T332_31" style:family="text">
      <style:text-properties fo:background-color="#ffffff" fo:color="#444444"/>
    </style:style>
    <style:style style:name="T332_32" style:family="text">
      <style:text-properties fo:background-color="#ffffff" fo:color="#444444"/>
    </style:style>
    <style:style style:name="T332_33" style:family="text">
      <style:text-properties fo:background-color="#ffffff" fo:color="#444444"/>
    </style:style>
    <style:style style:name="T332_34" style:family="text">
      <style:text-properties fo:background-color="#ffffff" fo:color="#444444"/>
    </style:style>
    <style:style style:name="T332_35" style:family="text">
      <style:text-properties fo:background-color="#ffffff" fo:color="#444444"/>
    </style:style>
    <style:style style:name="T332_36" style:family="text">
      <style:text-properties fo:background-color="#ffffff" fo:color="#444444"/>
    </style:style>
    <style:style style:name="T332_37" style:family="text">
      <style:text-properties fo:background-color="#ffffff" fo:color="#444444"/>
    </style:style>
    <style:style style:name="T332_38" style:family="text"/>
    <style:style style:name="T332_39" style:family="text">
      <style:text-properties fo:background-color="#ffffff" fo:color="#444444"/>
    </style:style>
    <style:style style:name="T332_40" style:family="text"/>
    <style:style style:name="T332_41" style:family="text">
      <style:text-properties fo:background-color="#ffffff" fo:color="#4d469c"/>
    </style:style>
    <style:style style:name="T332_42" style:family="text">
      <style:text-properties fo:background-color="#ffffff" fo:color="#444444"/>
    </style:style>
    <style:style style:name="T332_43" style:family="text">
      <style:text-properties fo:background-color="#ffffff" fo:color="#444444"/>
    </style:style>
    <style:style style:name="T332_44" style:family="text">
      <style:text-properties fo:background-color="#ffffff" fo:color="#444444"/>
    </style:style>
    <style:style style:name="T332_45" style:family="text">
      <style:text-properties fo:background-color="#ffffff" fo:color="#444444"/>
    </style:style>
    <style:style style:name="T332_46" style:family="text">
      <style:text-properties fo:background-color="#ffffff" fo:color="#444444"/>
    </style:style>
    <style:style style:name="T332_47" style:family="text">
      <style:text-properties fo:background-color="#ffffff" fo:color="#444444"/>
    </style:style>
    <style:style style:name="T332_48" style:family="text">
      <style:text-properties fo:background-color="#ffffff" fo:color="#444444"/>
    </style:style>
    <style:style style:name="T332_49" style:family="text">
      <style:text-properties fo:background-color="#ffffff" fo:color="#444444"/>
    </style:style>
    <style:style style:name="T332_50" style:family="text">
      <style:text-properties fo:background-color="#ffffff" fo:color="#444444"/>
    </style:style>
    <style:style style:name="T332_51" style:family="text">
      <style:text-properties fo:background-color="#ffffff" fo:color="#444444"/>
    </style:style>
    <style:style style:name="T332_52" style:family="text">
      <style:text-properties fo:background-color="#ffffff" fo:color="#444444"/>
    </style:style>
    <style:style style:name="P333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34" style:family="paragraph" style:parent-style-name="Standard">
      <style:paragraph-properties fo:text-align="justify" fo:break-before="auto" fo:line-height="115%" style:writing-mode="lr-tb"/>
    </style:style>
    <style:style style:name="T334_1" style:family="text">
      <style:text-properties fo:background-color="#ffffff" fo:color="#444444"/>
    </style:style>
    <style:style style:name="T334_2" style:family="text">
      <style:text-properties fo:background-color="#ffffff" fo:color="#444444"/>
    </style:style>
    <style:style style:name="T334_3" style:family="text">
      <style:text-properties fo:background-color="#ffffff" fo:color="#444444"/>
    </style:style>
    <style:style style:name="T334_4" style:family="text">
      <style:text-properties fo:background-color="#ffffff" fo:color="#444444"/>
    </style:style>
    <style:style style:name="T334_5" style:family="text">
      <style:text-properties fo:background-color="#ffffff" fo:color="#444444"/>
    </style:style>
    <style:style style:name="T334_6" style:family="text">
      <style:text-properties fo:background-color="#ffffff" fo:color="#444444"/>
    </style:style>
    <style:style style:name="T334_7" style:family="text">
      <style:text-properties fo:background-color="#ffffff" fo:color="#444444"/>
    </style:style>
    <style:style style:name="T334_8" style:family="text">
      <style:text-properties fo:background-color="#ffffff" fo:color="#444444"/>
    </style:style>
    <style:style style:name="T334_9" style:family="text">
      <style:text-properties fo:background-color="#ffffff" fo:color="#444444"/>
    </style:style>
    <style:style style:name="T334_10" style:family="text">
      <style:text-properties fo:background-color="#ffffff" fo:color="#444444"/>
    </style:style>
    <style:style style:name="T334_11" style:family="text">
      <style:text-properties fo:background-color="#ffffff" fo:color="#444444"/>
    </style:style>
    <style:style style:name="T334_12" style:family="text">
      <style:text-properties fo:background-color="#ffffff" fo:color="#444444"/>
    </style:style>
    <style:style style:name="T334_13" style:family="text">
      <style:text-properties fo:background-color="#ffffff" fo:color="#444444"/>
    </style:style>
    <style:style style:name="T334_14" style:family="text">
      <style:text-properties fo:background-color="#ffffff" fo:color="#444444"/>
    </style:style>
    <style:style style:name="T334_15" style:family="text">
      <style:text-properties fo:background-color="#ffffff" fo:color="#444444"/>
    </style:style>
    <style:style style:name="T334_16" style:family="text">
      <style:text-properties fo:background-color="#ffffff" fo:color="#444444"/>
    </style:style>
    <style:style style:name="T334_17" style:family="text">
      <style:text-properties fo:background-color="#ffffff" fo:color="#444444"/>
    </style:style>
    <style:style style:name="T334_18" style:family="text">
      <style:text-properties fo:background-color="#ffffff" fo:color="#444444"/>
    </style:style>
    <style:style style:name="T334_19" style:family="text">
      <style:text-properties fo:background-color="#ffffff" fo:color="#444444"/>
    </style:style>
    <style:style style:name="T334_20" style:family="text">
      <style:text-properties fo:background-color="#ffffff" fo:color="#444444"/>
    </style:style>
    <style:style style:name="T334_21" style:family="text"/>
    <style:style style:name="T334_22" style:family="text">
      <style:text-properties fo:background-color="#ffffff" fo:color="#444444"/>
    </style:style>
    <style:style style:name="T334_23" style:family="text"/>
    <style:style style:name="T334_24" style:family="text">
      <style:text-properties fo:background-color="#ffffff" fo:color="#4d469c"/>
    </style:style>
    <style:style style:name="T334_25" style:family="text"/>
    <style:style style:name="T334_26" style:family="text">
      <style:text-properties fo:background-color="#ffffff" fo:color="#4d469c"/>
    </style:style>
    <style:style style:name="T334_27" style:family="text"/>
    <style:style style:name="T334_28" style:family="text">
      <style:text-properties fo:background-color="#ffffff" fo:color="#4d469c"/>
    </style:style>
    <style:style style:name="T334_29" style:family="text"/>
    <style:style style:name="T334_30" style:family="text">
      <style:text-properties fo:background-color="#ffffff" fo:color="#4d469c"/>
    </style:style>
    <style:style style:name="T334_31" style:family="text"/>
    <style:style style:name="T334_32" style:family="text">
      <style:text-properties fo:background-color="#ffffff" fo:color="#4d469c"/>
    </style:style>
    <style:style style:name="T334_33" style:family="text">
      <style:text-properties fo:background-color="#ffffff" fo:color="#4d469c"/>
    </style:style>
    <style:style style:name="T334_34" style:family="text">
      <style:text-properties fo:background-color="#ffffff" fo:color="#444444"/>
    </style:style>
    <style:style style:name="T334_35" style:family="text">
      <style:text-properties fo:background-color="#ffffff" fo:color="#444444"/>
    </style:style>
    <style:style style:name="T334_36" style:family="text">
      <style:text-properties fo:background-color="#ffffff" fo:color="#444444"/>
    </style:style>
    <style:style style:name="T334_37" style:family="text">
      <style:text-properties fo:background-color="#ffffff" fo:color="#444444"/>
    </style:style>
    <style:style style:name="T334_38" style:family="text">
      <style:text-properties fo:background-color="#ffffff" fo:color="#444444"/>
    </style:style>
    <style:style style:name="T334_39" style:family="text">
      <style:text-properties fo:background-color="#ffffff" fo:color="#444444"/>
    </style:style>
    <style:style style:name="T334_40" style:family="text">
      <style:text-properties fo:background-color="#ffffff" fo:color="#444444"/>
    </style:style>
    <style:style style:name="T334_41" style:family="text">
      <style:text-properties fo:background-color="#ffffff" fo:color="#444444"/>
    </style:style>
    <style:style style:name="T334_42" style:family="text">
      <style:text-properties fo:background-color="#ffffff" fo:color="#444444"/>
    </style:style>
    <style:style style:name="T334_43" style:family="text">
      <style:text-properties fo:background-color="#ffffff" fo:color="#444444"/>
    </style:style>
    <style:style style:name="T334_44" style:family="text">
      <style:text-properties fo:background-color="#ffffff" fo:color="#444444"/>
    </style:style>
    <style:style style:name="T334_45" style:family="text">
      <style:text-properties fo:background-color="#ffffff" fo:color="#444444"/>
    </style:style>
    <style:style style:name="T334_46" style:family="text">
      <style:text-properties fo:background-color="#ffffff" fo:color="#444444"/>
    </style:style>
    <style:style style:name="T334_47" style:family="text">
      <style:text-properties fo:background-color="#ffffff" fo:color="#444444"/>
    </style:style>
    <style:style style:name="T334_48" style:family="text">
      <style:text-properties fo:background-color="#ffffff" fo:color="#444444"/>
    </style:style>
    <style:style style:name="T334_49" style:family="text">
      <style:text-properties fo:background-color="#ffffff" fo:color="#444444"/>
    </style:style>
    <style:style style:name="T334_50" style:family="text">
      <style:text-properties fo:background-color="#ffffff" fo:color="#444444"/>
    </style:style>
    <style:style style:name="T334_51" style:family="text">
      <style:text-properties fo:background-color="#ffffff" fo:color="#444444"/>
    </style:style>
    <style:style style:name="T334_52" style:family="text">
      <style:text-properties fo:background-color="#ffffff" fo:color="#444444"/>
    </style:style>
    <style:style style:name="T334_53" style:family="text">
      <style:text-properties fo:background-color="#ffffff" fo:color="#444444"/>
    </style:style>
    <style:style style:name="T334_54" style:family="text">
      <style:text-properties fo:background-color="#ffffff" fo:color="#444444"/>
    </style:style>
    <style:style style:name="T334_55" style:family="text">
      <style:text-properties fo:background-color="#ffffff" fo:color="#444444"/>
    </style:style>
    <style:style style:name="T334_56" style:family="text">
      <style:text-properties fo:background-color="#ffffff" fo:color="#444444"/>
    </style:style>
    <style:style style:name="T334_57" style:family="text">
      <style:text-properties fo:background-color="#ffffff" fo:color="#444444"/>
    </style:style>
    <style:style style:name="T334_58" style:family="text">
      <style:text-properties fo:background-color="#ffffff" fo:color="#444444"/>
    </style:style>
    <style:style style:name="T334_59" style:family="text">
      <style:text-properties fo:background-color="#ffffff" fo:color="#444444"/>
    </style:style>
    <style:style style:name="T334_60" style:family="text">
      <style:text-properties fo:background-color="#ffffff" fo:color="#444444"/>
    </style:style>
    <style:style style:name="T334_61" style:family="text">
      <style:text-properties fo:background-color="#ffffff" fo:color="#444444"/>
    </style:style>
    <style:style style:name="T334_62" style:family="text">
      <style:text-properties fo:background-color="#ffffff" fo:color="#444444"/>
    </style:style>
    <style:style style:name="T334_63" style:family="text">
      <style:text-properties fo:background-color="#ffffff" fo:color="#444444"/>
    </style:style>
    <style:style style:name="T334_64" style:family="text">
      <style:text-properties fo:background-color="#ffffff" fo:color="#444444"/>
    </style:style>
    <style:style style:name="T334_65" style:family="text">
      <style:text-properties fo:background-color="#ffffff" fo:color="#444444"/>
    </style:style>
    <style:style style:name="T334_66" style:family="text">
      <style:text-properties fo:background-color="#ffffff" fo:color="#444444"/>
    </style:style>
    <style:style style:name="T334_67" style:family="text">
      <style:text-properties fo:background-color="#ffffff" fo:color="#444444"/>
    </style:style>
    <style:style style:name="T334_68" style:family="text">
      <style:text-properties fo:background-color="#ffffff" fo:color="#444444"/>
    </style:style>
    <style:style style:name="T334_69" style:family="text">
      <style:text-properties fo:background-color="#ffffff" fo:color="#444444"/>
    </style:style>
    <style:style style:name="T334_70" style:family="text">
      <style:text-properties fo:background-color="#ffffff" fo:color="#444444"/>
    </style:style>
    <style:style style:name="T334_71" style:family="text">
      <style:text-properties fo:background-color="#ffffff" fo:color="#444444"/>
    </style:style>
    <style:style style:name="T334_72" style:family="text">
      <style:text-properties fo:background-color="#ffffff" fo:color="#444444"/>
    </style:style>
    <style:style style:name="T334_73" style:family="text">
      <style:text-properties fo:background-color="#ffffff" fo:color="#444444"/>
    </style:style>
    <style:style style:name="T334_74" style:family="text">
      <style:text-properties fo:background-color="#ffffff" fo:color="#444444"/>
    </style:style>
    <style:style style:name="T334_75" style:family="text">
      <style:text-properties fo:background-color="#ffffff" fo:color="#444444"/>
    </style:style>
    <style:style style:name="T334_76" style:family="text">
      <style:text-properties fo:background-color="#ffffff" fo:color="#444444"/>
    </style:style>
    <style:style style:name="T334_77" style:family="text">
      <style:text-properties fo:background-color="#ffffff" fo:color="#444444"/>
    </style:style>
    <style:style style:name="T334_78" style:family="text">
      <style:text-properties fo:background-color="#ffffff" fo:color="#444444"/>
    </style:style>
    <style:style style:name="T334_79" style:family="text">
      <style:text-properties fo:background-color="#ffffff" fo:color="#444444"/>
    </style:style>
    <style:style style:name="T334_80" style:family="text">
      <style:text-properties fo:background-color="#ffffff" fo:color="#444444"/>
    </style:style>
    <style:style style:name="T334_81" style:family="text">
      <style:text-properties fo:background-color="#ffffff" fo:color="#444444"/>
    </style:style>
    <style:style style:name="T334_82" style:family="text">
      <style:text-properties fo:background-color="#ffffff" fo:color="#444444"/>
    </style:style>
    <style:style style:name="T334_83" style:family="text">
      <style:text-properties fo:background-color="#ffffff" fo:color="#444444"/>
    </style:style>
    <style:style style:name="T334_84" style:family="text">
      <style:text-properties fo:background-color="#ffffff" fo:color="#444444"/>
    </style:style>
    <style:style style:name="T334_85" style:family="text">
      <style:text-properties fo:background-color="#ffffff" fo:color="#444444"/>
    </style:style>
    <style:style style:name="T334_86" style:family="text">
      <style:text-properties fo:background-color="#ffffff" fo:color="#444444"/>
    </style:style>
    <style:style style:name="T334_87" style:family="text">
      <style:text-properties fo:background-color="#ffffff" fo:color="#444444"/>
    </style:style>
    <style:style style:name="T334_88" style:family="text">
      <style:text-properties fo:background-color="#ffffff" fo:color="#444444"/>
    </style:style>
    <style:style style:name="T334_89" style:family="text">
      <style:text-properties fo:background-color="#ffffff" fo:color="#444444"/>
    </style:style>
    <style:style style:name="T334_90" style:family="text">
      <style:text-properties fo:background-color="#ffffff" fo:color="#444444"/>
    </style:style>
    <style:style style:name="T334_91" style:family="text">
      <style:text-properties fo:background-color="#ffffff" fo:color="#444444"/>
    </style:style>
    <style:style style:name="T334_92" style:family="text">
      <style:text-properties fo:background-color="#ffffff" fo:color="#444444"/>
    </style:style>
    <style:style style:name="T334_93" style:family="text">
      <style:text-properties fo:background-color="#ffffff" fo:color="#444444"/>
    </style:style>
    <style:style style:name="T334_94" style:family="text">
      <style:text-properties fo:background-color="#ffffff" fo:color="#444444"/>
    </style:style>
    <style:style style:name="T334_95" style:family="text">
      <style:text-properties fo:background-color="#ffffff" fo:color="#444444"/>
    </style:style>
    <style:style style:name="T334_96" style:family="text">
      <style:text-properties fo:background-color="#ffffff" fo:color="#444444"/>
    </style:style>
    <style:style style:name="T334_97" style:family="text">
      <style:text-properties fo:background-color="#ffffff" fo:color="#444444"/>
    </style:style>
    <style:style style:name="T334_98" style:family="text">
      <style:text-properties fo:background-color="#ffffff" fo:color="#444444"/>
    </style:style>
    <style:style style:name="T334_99" style:family="text">
      <style:text-properties fo:background-color="#ffffff" fo:color="#444444"/>
    </style:style>
    <style:style style:name="T334_100" style:family="text">
      <style:text-properties fo:background-color="#ffffff" fo:color="#444444"/>
    </style:style>
    <style:style style:name="T334_101" style:family="text">
      <style:text-properties fo:background-color="#ffffff" fo:color="#444444"/>
    </style:style>
    <style:style style:name="T334_102" style:family="text">
      <style:text-properties fo:background-color="#ffffff" fo:color="#444444"/>
    </style:style>
    <style:style style:name="T334_103" style:family="text">
      <style:text-properties fo:background-color="#ffffff" fo:color="#444444"/>
    </style:style>
    <style:style style:name="T334_104" style:family="text">
      <style:text-properties fo:background-color="#ffffff" fo:color="#444444"/>
    </style:style>
    <style:style style:name="T334_105" style:family="text">
      <style:text-properties fo:background-color="#ffffff" fo:color="#444444"/>
    </style:style>
    <style:style style:name="T334_106" style:family="text">
      <style:text-properties fo:background-color="#ffffff" fo:color="#444444"/>
    </style:style>
    <style:style style:name="T334_107" style:family="text">
      <style:text-properties fo:background-color="#ffffff" fo:color="#444444"/>
    </style:style>
    <style:style style:name="T334_108" style:family="text">
      <style:text-properties fo:background-color="#ffffff" fo:color="#444444"/>
    </style:style>
    <style:style style:name="T334_109" style:family="text">
      <style:text-properties fo:background-color="#ffffff" fo:color="#444444"/>
    </style:style>
    <style:style style:name="T334_110" style:family="text">
      <style:text-properties fo:background-color="#ffffff" fo:color="#444444"/>
    </style:style>
    <style:style style:name="T334_111" style:family="text">
      <style:text-properties fo:background-color="#ffffff" fo:color="#444444"/>
    </style:style>
    <style:style style:name="T334_112" style:family="text">
      <style:text-properties fo:background-color="#ffffff" fo:color="#444444"/>
    </style:style>
    <style:style style:name="T334_113" style:family="text">
      <style:text-properties fo:background-color="#ffffff" fo:color="#444444"/>
    </style:style>
    <style:style style:name="T334_114" style:family="text">
      <style:text-properties fo:background-color="#ffffff" fo:color="#444444"/>
    </style:style>
    <style:style style:name="T334_115" style:family="text">
      <style:text-properties fo:background-color="#ffffff" fo:color="#444444"/>
    </style:style>
    <style:style style:name="T334_116" style:family="text">
      <style:text-properties fo:background-color="#ffffff" fo:color="#444444"/>
    </style:style>
    <style:style style:name="T334_117" style:family="text">
      <style:text-properties fo:background-color="#ffffff" fo:color="#444444"/>
    </style:style>
    <style:style style:name="T334_118" style:family="text">
      <style:text-properties fo:background-color="#ffffff" fo:color="#444444"/>
    </style:style>
    <style:style style:name="T334_119" style:family="text">
      <style:text-properties fo:background-color="#ffffff" fo:color="#444444"/>
    </style:style>
    <style:style style:name="T334_120" style:family="text">
      <style:text-properties fo:background-color="#ffffff" fo:color="#444444"/>
    </style:style>
    <style:style style:name="T334_121" style:family="text">
      <style:text-properties fo:background-color="#ffffff" fo:color="#444444"/>
    </style:style>
    <style:style style:name="T334_122" style:family="text">
      <style:text-properties fo:background-color="#ffffff" fo:color="#444444"/>
    </style:style>
    <style:style style:name="T334_123" style:family="text">
      <style:text-properties fo:background-color="#ffffff" fo:color="#444444"/>
    </style:style>
    <style:style style:name="T334_124" style:family="text">
      <style:text-properties fo:background-color="#ffffff" fo:color="#444444"/>
    </style:style>
    <style:style style:name="T334_125" style:family="text">
      <style:text-properties fo:background-color="#ffffff" fo:color="#444444"/>
    </style:style>
    <style:style style:name="T334_126" style:family="text">
      <style:text-properties fo:background-color="#ffffff" fo:color="#444444"/>
    </style:style>
    <style:style style:name="T334_127" style:family="text">
      <style:text-properties fo:background-color="#ffffff" fo:color="#444444"/>
    </style:style>
    <style:style style:name="T334_128" style:family="text">
      <style:text-properties fo:background-color="#ffffff" fo:color="#444444"/>
    </style:style>
    <style:style style:name="T334_129" style:family="text">
      <style:text-properties fo:background-color="#ffffff" fo:color="#444444"/>
    </style:style>
    <style:style style:name="T334_130" style:family="text">
      <style:text-properties fo:background-color="#ffffff" fo:color="#444444"/>
    </style:style>
    <style:style style:name="T334_131" style:family="text">
      <style:text-properties fo:background-color="#ffffff" fo:color="#444444"/>
    </style:style>
    <style:style style:name="T334_132" style:family="text">
      <style:text-properties fo:background-color="#ffffff" fo:color="#444444"/>
    </style:style>
    <style:style style:name="T334_133" style:family="text">
      <style:text-properties fo:background-color="#ffffff" fo:color="#444444"/>
    </style:style>
    <style:style style:name="T334_134" style:family="text">
      <style:text-properties fo:background-color="#ffffff" fo:color="#444444"/>
    </style:style>
    <style:style style:name="T334_135" style:family="text">
      <style:text-properties fo:background-color="#ffffff" fo:color="#444444"/>
    </style:style>
    <style:style style:name="T334_136" style:family="text">
      <style:text-properties fo:background-color="#ffffff" fo:color="#444444"/>
    </style:style>
    <style:style style:name="T334_137" style:family="text">
      <style:text-properties fo:background-color="#ffffff" fo:color="#444444"/>
    </style:style>
    <style:style style:name="T334_138" style:family="text">
      <style:text-properties fo:background-color="#ffffff" fo:color="#444444"/>
    </style:style>
    <style:style style:name="T334_139" style:family="text">
      <style:text-properties fo:background-color="#ffffff" fo:color="#444444"/>
    </style:style>
    <style:style style:name="T334_140" style:family="text">
      <style:text-properties fo:background-color="#ffffff" fo:color="#444444"/>
    </style:style>
    <style:style style:name="T334_141" style:family="text">
      <style:text-properties fo:background-color="#ffffff" fo:color="#444444"/>
    </style:style>
    <style:style style:name="T334_142" style:family="text">
      <style:text-properties fo:background-color="#ffffff" fo:color="#444444"/>
    </style:style>
    <style:style style:name="T334_143" style:family="text">
      <style:text-properties fo:background-color="#ffffff" fo:color="#444444"/>
    </style:style>
    <style:style style:name="T334_144" style:family="text">
      <style:text-properties fo:background-color="#ffffff" fo:color="#444444"/>
    </style:style>
    <style:style style:name="T334_145" style:family="text">
      <style:text-properties fo:background-color="#ffffff" fo:color="#444444"/>
    </style:style>
    <style:style style:name="T334_146" style:family="text">
      <style:text-properties fo:background-color="#ffffff" fo:color="#444444"/>
    </style:style>
    <style:style style:name="T334_147" style:family="text">
      <style:text-properties fo:background-color="#ffffff" fo:color="#444444"/>
    </style:style>
    <style:style style:name="T334_148" style:family="text">
      <style:text-properties fo:background-color="#ffffff" fo:color="#444444"/>
    </style:style>
    <style:style style:name="T334_149" style:family="text">
      <style:text-properties fo:background-color="#ffffff" fo:color="#444444"/>
    </style:style>
    <style:style style:name="T334_150" style:family="text">
      <style:text-properties fo:background-color="#ffffff" fo:color="#444444"/>
    </style:style>
    <style:style style:name="T334_151" style:family="text">
      <style:text-properties fo:background-color="#ffffff" fo:color="#444444"/>
    </style:style>
    <style:style style:name="T334_152" style:family="text">
      <style:text-properties fo:background-color="#ffffff" fo:color="#444444"/>
    </style:style>
    <style:style style:name="T334_153" style:family="text">
      <style:text-properties fo:background-color="#ffffff" fo:color="#444444"/>
    </style:style>
    <style:style style:name="T334_154" style:family="text">
      <style:text-properties fo:background-color="#ffffff" fo:color="#444444"/>
    </style:style>
    <style:style style:name="T334_155" style:family="text">
      <style:text-properties fo:background-color="#ffffff" fo:color="#444444"/>
    </style:style>
    <style:style style:name="T334_156" style:family="text">
      <style:text-properties fo:background-color="#ffffff" fo:color="#444444"/>
    </style:style>
    <style:style style:name="T334_157" style:family="text">
      <style:text-properties fo:background-color="#ffffff" fo:color="#444444"/>
    </style:style>
    <style:style style:name="T334_158" style:family="text">
      <style:text-properties fo:background-color="#ffffff" fo:color="#444444"/>
    </style:style>
    <style:style style:name="T334_159" style:family="text">
      <style:text-properties fo:background-color="#ffffff" fo:color="#444444"/>
    </style:style>
    <style:style style:name="T334_160" style:family="text">
      <style:text-properties fo:background-color="#ffffff" fo:color="#444444"/>
    </style:style>
    <style:style style:name="T334_161" style:family="text">
      <style:text-properties fo:background-color="#ffffff" fo:color="#444444"/>
    </style:style>
    <style:style style:name="T334_162" style:family="text">
      <style:text-properties fo:background-color="#ffffff" fo:color="#444444"/>
    </style:style>
    <style:style style:name="T334_163" style:family="text">
      <style:text-properties fo:background-color="#ffffff" fo:color="#444444"/>
    </style:style>
    <style:style style:name="T334_164" style:family="text">
      <style:text-properties fo:background-color="#ffffff" fo:color="#444444"/>
    </style:style>
    <style:style style:name="T334_165" style:family="text">
      <style:text-properties fo:background-color="#ffffff" fo:color="#444444"/>
    </style:style>
    <style:style style:name="T334_166" style:family="text">
      <style:text-properties fo:background-color="#ffffff" fo:color="#444444"/>
    </style:style>
    <style:style style:name="T334_167" style:family="text">
      <style:text-properties fo:background-color="#ffffff" fo:color="#444444"/>
    </style:style>
    <style:style style:name="T334_168" style:family="text">
      <style:text-properties fo:background-color="#ffffff" fo:color="#444444"/>
    </style:style>
    <style:style style:name="T334_169" style:family="text">
      <style:text-properties fo:background-color="#ffffff" fo:color="#444444"/>
    </style:style>
    <style:style style:name="T334_170" style:family="text">
      <style:text-properties fo:background-color="#ffffff" fo:color="#444444"/>
    </style:style>
    <style:style style:name="T334_171" style:family="text">
      <style:text-properties fo:background-color="#ffffff" fo:color="#444444"/>
    </style:style>
    <style:style style:name="P335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36" style:family="paragraph" style:parent-style-name="Heading_20_3">
      <style:paragraph-properties fo:text-align="justify" fo:break-before="auto" fo:line-height="115%" fo:margin-top="0.494cm" fo:margin-bottom="0.141cm" style:writing-mode="lr-tb"/>
    </style:style>
    <style:style style:name="T336_1" style:family="text">
      <style:text-properties fo:background-color="#ffffff" fo:color="#444444" fo:font-size="14pt" style:font-size-asian="14pt" style:font-size-complex="14pt"/>
    </style:style>
    <style:style style:name="T336_2" style:family="text">
      <style:text-properties fo:background-color="#ffffff" fo:color="#444444" fo:font-size="14pt" style:font-size-asian="14pt" style:font-size-complex="14pt"/>
    </style:style>
    <style:style style:name="T336_3" style:family="text">
      <style:text-properties fo:background-color="#ffffff" fo:color="#444444" fo:font-size="14pt" style:font-size-asian="14pt" style:font-size-complex="14pt"/>
    </style:style>
    <style:style style:name="T336_4" style:family="text">
      <style:text-properties fo:background-color="#ffffff" fo:color="#444444" fo:font-size="14pt" style:font-size-asian="14pt" style:font-size-complex="14pt"/>
    </style:style>
    <style:style style:name="T336_5" style:family="text">
      <style:text-properties fo:background-color="#ffffff" fo:color="#444444" fo:font-size="14pt" style:font-size-asian="14pt" style:font-size-complex="14pt"/>
    </style:style>
    <style:style style:name="T336_6" style:family="text">
      <style:text-properties fo:background-color="#ffffff" fo:color="#444444" fo:font-size="14pt" style:font-size-asian="14pt" style:font-size-complex="14pt"/>
    </style:style>
    <style:style style:name="T336_7" style:family="text">
      <style:text-properties fo:background-color="#ffffff" fo:color="#444444" fo:font-size="14pt" style:font-size-asian="14pt" style:font-size-complex="14pt"/>
    </style:style>
    <style:style style:name="T336_8" style:family="text">
      <style:text-properties fo:background-color="#ffffff" fo:color="#444444" fo:font-size="14pt" style:font-size-asian="14pt" style:font-size-complex="14pt"/>
    </style:style>
    <style:style style:name="T336_9" style:family="text">
      <style:text-properties fo:background-color="#ffffff" fo:color="#444444" fo:font-size="14pt" style:font-size-asian="14pt" style:font-size-complex="14pt"/>
    </style:style>
    <style:style style:name="P337" style:family="paragraph" style:parent-style-name="Standard">
      <style:paragraph-properties fo:text-align="justify" fo:break-before="auto" fo:line-height="115%" style:writing-mode="lr-tb"/>
    </style:style>
    <style:style style:name="T337_1" style:family="text">
      <style:text-properties fo:background-color="#ffffff" fo:color="#444444" fo:font-weight="bold" style:font-weight-asian="bold" style:font-weight-complex="bold"/>
    </style:style>
    <style:style style:name="T337_2" style:family="text">
      <style:text-properties fo:background-color="#ffffff" fo:color="#444444" fo:font-weight="bold" style:font-weight-asian="bold" style:font-weight-complex="bold"/>
    </style:style>
    <style:style style:name="T337_3" style:family="text">
      <style:text-properties fo:background-color="#ffffff" fo:color="#444444" fo:font-weight="bold" style:font-weight-asian="bold" style:font-weight-complex="bold"/>
    </style:style>
    <style:style style:name="T337_4" style:family="text">
      <style:text-properties fo:background-color="#ffffff" fo:color="#444444"/>
    </style:style>
    <style:style style:name="T337_5" style:family="text">
      <style:text-properties fo:background-color="#ffffff" fo:color="#444444"/>
    </style:style>
    <style:style style:name="T337_6" style:family="text">
      <style:text-properties fo:background-color="#ffffff" fo:color="#444444"/>
    </style:style>
    <style:style style:name="T337_7" style:family="text">
      <style:text-properties fo:background-color="#ffffff" fo:color="#444444"/>
    </style:style>
    <style:style style:name="T337_8" style:family="text">
      <style:text-properties fo:background-color="#ffffff" fo:color="#444444"/>
    </style:style>
    <style:style style:name="T337_9" style:family="text">
      <style:text-properties fo:background-color="#ffffff" fo:color="#444444"/>
    </style:style>
    <style:style style:name="T337_10" style:family="text">
      <style:text-properties fo:background-color="#ffffff" fo:color="#444444"/>
    </style:style>
    <style:style style:name="T337_11" style:family="text">
      <style:text-properties fo:background-color="#ffffff" fo:color="#444444"/>
    </style:style>
    <style:style style:name="T337_12" style:family="text">
      <style:text-properties fo:background-color="#ffffff" fo:color="#444444"/>
    </style:style>
    <style:style style:name="T337_13" style:family="text">
      <style:text-properties fo:background-color="#ffffff" fo:color="#444444"/>
    </style:style>
    <style:style style:name="T337_14" style:family="text">
      <style:text-properties fo:background-color="#ffffff" fo:color="#444444"/>
    </style:style>
    <style:style style:name="T337_15" style:family="text">
      <style:text-properties fo:background-color="#ffffff" fo:color="#444444"/>
    </style:style>
    <style:style style:name="T337_16" style:family="text">
      <style:text-properties fo:background-color="#ffffff" fo:color="#444444"/>
    </style:style>
    <style:style style:name="T337_17" style:family="text">
      <style:text-properties fo:background-color="#ffffff" fo:color="#444444"/>
    </style:style>
    <style:style style:name="T337_18" style:family="text">
      <style:text-properties fo:background-color="#ffffff" fo:color="#444444"/>
    </style:style>
    <style:style style:name="T337_19" style:family="text">
      <style:text-properties fo:background-color="#ffffff" fo:color="#444444"/>
    </style:style>
    <style:style style:name="T337_20" style:family="text">
      <style:text-properties fo:background-color="#ffffff" fo:color="#444444"/>
    </style:style>
    <style:style style:name="T337_21" style:family="text">
      <style:text-properties fo:background-color="#ffffff" fo:color="#444444"/>
    </style:style>
    <style:style style:name="T337_22" style:family="text">
      <style:text-properties fo:background-color="#ffffff" fo:color="#444444"/>
    </style:style>
    <style:style style:name="T337_23" style:family="text">
      <style:text-properties fo:background-color="#ffffff" fo:color="#444444"/>
    </style:style>
    <style:style style:name="T337_24" style:family="text">
      <style:text-properties fo:background-color="#ffffff" fo:color="#444444"/>
    </style:style>
    <style:style style:name="T337_25" style:family="text">
      <style:text-properties fo:background-color="#ffffff" fo:color="#444444"/>
    </style:style>
    <style:style style:name="T337_26" style:family="text">
      <style:text-properties fo:background-color="#ffffff" fo:color="#444444"/>
    </style:style>
    <style:style style:name="T337_27" style:family="text">
      <style:text-properties fo:background-color="#ffffff" fo:color="#444444"/>
    </style:style>
    <style:style style:name="T337_28" style:family="text">
      <style:text-properties fo:background-color="#ffffff" fo:color="#444444"/>
    </style:style>
    <style:style style:name="T337_29" style:family="text">
      <style:text-properties fo:background-color="#ffffff" fo:color="#444444"/>
    </style:style>
    <style:style style:name="T337_30" style:family="text">
      <style:text-properties fo:background-color="#ffffff" fo:color="#444444"/>
    </style:style>
    <style:style style:name="P338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39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4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40_1" style:family="text">
      <style:text-properties fo:background-color="#ffffff" fo:color="#444444"/>
    </style:style>
    <style:style style:name="T340_2" style:family="text">
      <style:text-properties fo:background-color="#ffffff" fo:color="#444444"/>
    </style:style>
    <style:style style:name="T340_3" style:family="text">
      <style:text-properties fo:background-color="#ffffff" fo:color="#444444"/>
    </style:style>
    <style:style style:name="T340_4" style:family="text">
      <style:text-properties fo:background-color="#ffffff" fo:color="#444444"/>
    </style:style>
    <style:style style:name="T340_5" style:family="text">
      <style:text-properties fo:background-color="#ffffff" fo:color="#444444"/>
    </style:style>
    <style:style style:name="T340_6" style:family="text">
      <style:text-properties fo:background-color="#ffffff" fo:color="#444444"/>
    </style:style>
    <style:style style:name="T340_7" style:family="text">
      <style:text-properties fo:background-color="#ffffff" fo:color="#444444"/>
    </style:style>
    <style:style style:name="T340_8" style:family="text">
      <style:text-properties fo:background-color="#ffffff" fo:color="#444444"/>
    </style:style>
    <style:style style:name="T340_9" style:family="text">
      <style:text-properties fo:background-color="#ffffff" fo:color="#444444"/>
    </style:style>
    <style:style style:name="T340_10" style:family="text">
      <style:text-properties fo:background-color="#ffffff" fo:color="#444444"/>
    </style:style>
    <style:style style:name="T340_11" style:family="text">
      <style:text-properties fo:background-color="#ffffff" fo:color="#444444"/>
    </style:style>
    <style:style style:name="T340_12" style:family="text">
      <style:text-properties fo:background-color="#ffffff" fo:color="#444444"/>
    </style:style>
    <style:style style:name="T340_13" style:family="text">
      <style:text-properties fo:background-color="#ffffff" fo:color="#444444"/>
    </style:style>
    <style:style style:name="T340_14" style:family="text">
      <style:text-properties fo:background-color="#ffffff" fo:color="#444444"/>
    </style:style>
    <style:style style:name="T340_15" style:family="text">
      <style:text-properties fo:background-color="#ffffff" fo:color="#444444"/>
    </style:style>
    <style:style style:name="T340_16" style:family="text">
      <style:text-properties fo:background-color="#ffffff" fo:color="#444444"/>
    </style:style>
    <style:style style:name="T340_17" style:family="text">
      <style:text-properties fo:background-color="#ffffff" fo:color="#444444"/>
    </style:style>
    <style:style style:name="T340_18" style:family="text">
      <style:text-properties fo:background-color="#ffffff" fo:color="#444444"/>
    </style:style>
    <style:style style:name="T340_19" style:family="text">
      <style:text-properties fo:background-color="#ffffff" fo:color="#444444"/>
    </style:style>
    <style:style style:name="T340_20" style:family="text">
      <style:text-properties fo:background-color="#ffffff" fo:color="#444444"/>
    </style:style>
    <style:style style:name="T340_21" style:family="text">
      <style:text-properties fo:background-color="#ffffff" fo:color="#444444"/>
    </style:style>
    <style:style style:name="T340_22" style:family="text">
      <style:text-properties fo:background-color="#ffffff" fo:color="#444444"/>
    </style:style>
    <style:style style:name="T340_23" style:family="text">
      <style:text-properties fo:background-color="#ffffff" fo:color="#444444"/>
    </style:style>
    <style:style style:name="T340_24" style:family="text">
      <style:text-properties fo:background-color="#ffffff" fo:color="#444444"/>
    </style:style>
    <style:style style:name="T340_25" style:family="text">
      <style:text-properties fo:background-color="#ffffff" fo:color="#444444"/>
    </style:style>
    <style:style style:name="T340_26" style:family="text">
      <style:text-properties fo:background-color="#ffffff" fo:color="#444444"/>
    </style:style>
    <style:style style:name="T340_27" style:family="text">
      <style:text-properties fo:background-color="#ffffff" fo:color="#444444"/>
    </style:style>
    <style:style style:name="T340_28" style:family="text">
      <style:text-properties fo:background-color="#ffffff" fo:color="#444444"/>
    </style:style>
    <style:style style:name="T340_29" style:family="text">
      <style:text-properties fo:background-color="#ffffff" fo:color="#444444"/>
    </style:style>
    <style:style style:name="T340_30" style:family="text">
      <style:text-properties fo:background-color="#ffffff" fo:color="#444444"/>
    </style:style>
    <style:style style:name="T340_31" style:family="text">
      <style:text-properties fo:background-color="#ffffff" fo:color="#444444"/>
    </style:style>
    <style:style style:name="T340_32" style:family="text">
      <style:text-properties fo:background-color="#ffffff" fo:color="#444444"/>
    </style:style>
    <style:style style:name="T340_33" style:family="text">
      <style:text-properties fo:background-color="#ffffff" fo:color="#444444"/>
    </style:style>
    <style:style style:name="T340_34" style:family="text">
      <style:text-properties fo:background-color="#ffffff" fo:color="#444444"/>
    </style:style>
    <style:style style:name="T340_35" style:family="text">
      <style:text-properties fo:background-color="#ffffff" fo:color="#444444"/>
    </style:style>
    <style:style style:name="T340_36" style:family="text">
      <style:text-properties fo:background-color="#ffffff" fo:color="#444444"/>
    </style:style>
    <style:style style:name="T340_37" style:family="text">
      <style:text-properties fo:background-color="#ffffff" fo:color="#444444"/>
    </style:style>
    <style:style style:name="T340_38" style:family="text">
      <style:text-properties fo:background-color="#ffffff" fo:color="#444444"/>
    </style:style>
    <style:style style:name="T340_39" style:family="text">
      <style:text-properties fo:background-color="#ffffff" fo:color="#444444"/>
    </style:style>
    <style:style style:name="T340_40" style:family="text">
      <style:text-properties fo:background-color="#ffffff" fo:color="#444444"/>
    </style:style>
    <style:style style:name="P341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42" style:family="paragraph" style:parent-style-name="Standard">
      <style:paragraph-properties fo:text-align="justify" fo:break-before="auto" fo:line-height="115%" style:writing-mode="lr-tb"/>
    </style:style>
    <style:style style:name="T342_1" style:family="text">
      <style:text-properties fo:background-color="#ffffff" fo:color="#444444" fo:font-weight="bold" style:font-weight-asian="bold" style:font-weight-complex="bold"/>
    </style:style>
    <style:style style:name="T342_2" style:family="text">
      <style:text-properties fo:background-color="#ffffff" fo:color="#444444" fo:font-weight="bold" style:font-weight-asian="bold" style:font-weight-complex="bold"/>
    </style:style>
    <style:style style:name="T342_3" style:family="text">
      <style:text-properties fo:background-color="#ffffff" fo:color="#444444" fo:font-weight="bold" style:font-weight-asian="bold" style:font-weight-complex="bold"/>
    </style:style>
    <style:style style:name="T342_4" style:family="text">
      <style:text-properties fo:background-color="#ffffff" fo:color="#444444"/>
    </style:style>
    <style:style style:name="T342_5" style:family="text">
      <style:text-properties fo:background-color="#ffffff" fo:color="#444444"/>
    </style:style>
    <style:style style:name="T342_6" style:family="text">
      <style:text-properties fo:background-color="#ffffff" fo:color="#444444"/>
    </style:style>
    <style:style style:name="T342_7" style:family="text">
      <style:text-properties fo:background-color="#ffffff" fo:color="#444444"/>
    </style:style>
    <style:style style:name="T342_8" style:family="text">
      <style:text-properties fo:background-color="#ffffff" fo:color="#444444"/>
    </style:style>
    <style:style style:name="T342_9" style:family="text">
      <style:text-properties fo:background-color="#ffffff" fo:color="#444444"/>
    </style:style>
    <style:style style:name="T342_10" style:family="text">
      <style:text-properties fo:background-color="#ffffff" fo:color="#444444"/>
    </style:style>
    <style:style style:name="T342_11" style:family="text">
      <style:text-properties fo:background-color="#ffffff" fo:color="#444444"/>
    </style:style>
    <style:style style:name="T342_12" style:family="text">
      <style:text-properties fo:background-color="#ffffff" fo:color="#444444"/>
    </style:style>
    <style:style style:name="T342_13" style:family="text">
      <style:text-properties fo:background-color="#ffffff" fo:color="#444444"/>
    </style:style>
    <style:style style:name="T342_14" style:family="text">
      <style:text-properties fo:background-color="#ffffff" fo:color="#444444"/>
    </style:style>
    <style:style style:name="T342_15" style:family="text">
      <style:text-properties fo:background-color="#ffffff" fo:color="#444444"/>
    </style:style>
    <style:style style:name="T342_16" style:family="text">
      <style:text-properties fo:background-color="#ffffff" fo:color="#444444"/>
    </style:style>
    <style:style style:name="T342_17" style:family="text">
      <style:text-properties fo:background-color="#ffffff" fo:color="#444444"/>
    </style:style>
    <style:style style:name="T342_18" style:family="text">
      <style:text-properties fo:background-color="#ffffff" fo:color="#444444"/>
    </style:style>
    <style:style style:name="T342_19" style:family="text">
      <style:text-properties fo:background-color="#ffffff" fo:color="#444444"/>
    </style:style>
    <style:style style:name="T342_20" style:family="text">
      <style:text-properties fo:background-color="#ffffff" fo:color="#444444"/>
    </style:style>
    <style:style style:name="T342_21" style:family="text">
      <style:text-properties fo:background-color="#ffffff" fo:color="#444444"/>
    </style:style>
    <style:style style:name="T342_22" style:family="text">
      <style:text-properties fo:background-color="#ffffff" fo:color="#444444"/>
    </style:style>
    <style:style style:name="T342_23" style:family="text">
      <style:text-properties fo:background-color="#ffffff" fo:color="#444444"/>
    </style:style>
    <style:style style:name="T342_24" style:family="text">
      <style:text-properties fo:background-color="#ffffff" fo:color="#444444"/>
    </style:style>
    <style:style style:name="T342_25" style:family="text">
      <style:text-properties fo:background-color="#ffffff" fo:color="#444444"/>
    </style:style>
    <style:style style:name="T342_26" style:family="text">
      <style:text-properties fo:background-color="#ffffff" fo:color="#444444"/>
    </style:style>
    <style:style style:name="T342_27" style:family="text">
      <style:text-properties fo:background-color="#ffffff" fo:color="#444444"/>
    </style:style>
    <style:style style:name="T342_28" style:family="text">
      <style:text-properties fo:background-color="#ffffff" fo:color="#444444"/>
    </style:style>
    <style:style style:name="T342_29" style:family="text">
      <style:text-properties fo:background-color="#ffffff" fo:color="#444444"/>
    </style:style>
    <style:style style:name="T342_30" style:family="text">
      <style:text-properties fo:background-color="#ffffff" fo:color="#444444"/>
    </style:style>
    <style:style style:name="T342_31" style:family="text">
      <style:text-properties fo:background-color="#ffffff" fo:color="#444444"/>
    </style:style>
    <style:style style:name="T342_32" style:family="text">
      <style:text-properties fo:background-color="#ffffff" fo:color="#444444"/>
    </style:style>
    <style:style style:name="T342_33" style:family="text">
      <style:text-properties fo:background-color="#ffffff" fo:color="#444444"/>
    </style:style>
    <style:style style:name="T342_34" style:family="text">
      <style:text-properties fo:background-color="#ffffff" fo:color="#444444"/>
    </style:style>
    <style:style style:name="T342_35" style:family="text">
      <style:text-properties fo:background-color="#ffffff" fo:color="#444444"/>
    </style:style>
    <style:style style:name="T342_36" style:family="text">
      <style:text-properties fo:background-color="#ffffff" fo:color="#444444"/>
    </style:style>
    <style:style style:name="T342_37" style:family="text">
      <style:text-properties fo:background-color="#ffffff" fo:color="#444444"/>
    </style:style>
    <style:style style:name="T342_38" style:family="text">
      <style:text-properties fo:background-color="#ffffff" fo:color="#444444"/>
    </style:style>
    <style:style style:name="T342_39" style:family="text">
      <style:text-properties fo:background-color="#ffffff" fo:color="#444444"/>
    </style:style>
    <style:style style:name="T342_40" style:family="text">
      <style:text-properties fo:background-color="#ffffff" fo:color="#444444"/>
    </style:style>
    <style:style style:name="T342_41" style:family="text">
      <style:text-properties fo:background-color="#ffffff" fo:color="#444444"/>
    </style:style>
    <style:style style:name="T342_42" style:family="text">
      <style:text-properties fo:background-color="#ffffff" fo:color="#444444"/>
    </style:style>
    <style:style style:name="T342_43" style:family="text">
      <style:text-properties fo:background-color="#ffffff" fo:color="#444444"/>
    </style:style>
    <style:style style:name="T342_44" style:family="text">
      <style:text-properties fo:background-color="#ffffff" fo:color="#444444"/>
    </style:style>
    <style:style style:name="T342_45" style:family="text">
      <style:text-properties fo:background-color="#ffffff" fo:color="#444444"/>
    </style:style>
    <style:style style:name="T342_46" style:family="text">
      <style:text-properties fo:background-color="#ffffff" fo:color="#444444"/>
    </style:style>
    <style:style style:name="T342_47" style:family="text">
      <style:text-properties fo:background-color="#ffffff" fo:color="#444444"/>
    </style:style>
    <style:style style:name="T342_48" style:family="text">
      <style:text-properties fo:background-color="#ffffff" fo:color="#444444"/>
    </style:style>
    <style:style style:name="T342_49" style:family="text">
      <style:text-properties fo:background-color="#ffffff" fo:color="#444444"/>
    </style:style>
    <style:style style:name="T342_50" style:family="text">
      <style:text-properties fo:background-color="#ffffff" fo:color="#444444"/>
    </style:style>
    <style:style style:name="T342_51" style:family="text">
      <style:text-properties fo:background-color="#ffffff" fo:color="#444444"/>
    </style:style>
    <style:style style:name="T342_52" style:family="text">
      <style:text-properties fo:background-color="#ffffff" fo:color="#444444"/>
    </style:style>
    <style:style style:name="T342_53" style:family="text">
      <style:text-properties fo:background-color="#ffffff" fo:color="#444444"/>
    </style:style>
    <style:style style:name="T342_54" style:family="text">
      <style:text-properties fo:background-color="#ffffff" fo:color="#444444"/>
    </style:style>
    <style:style style:name="T342_55" style:family="text">
      <style:text-properties fo:background-color="#ffffff" fo:color="#444444"/>
    </style:style>
    <style:style style:name="T342_56" style:family="text">
      <style:text-properties fo:background-color="#ffffff" fo:color="#444444"/>
    </style:style>
    <style:style style:name="T342_57" style:family="text">
      <style:text-properties fo:background-color="#ffffff" fo:color="#444444"/>
    </style:style>
    <style:style style:name="T342_58" style:family="text">
      <style:text-properties fo:background-color="#ffffff" fo:color="#444444"/>
    </style:style>
    <style:style style:name="T342_59" style:family="text">
      <style:text-properties fo:background-color="#ffffff" fo:color="#444444"/>
    </style:style>
    <style:style style:name="T342_60" style:family="text">
      <style:text-properties fo:background-color="#ffffff" fo:color="#444444"/>
    </style:style>
    <style:style style:name="P343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44" style:family="paragraph" style:parent-style-name="Standard">
      <style:paragraph-properties fo:text-align="justify" fo:break-before="auto" fo:line-height="115%" style:writing-mode="lr-tb"/>
    </style:style>
    <style:style style:name="T344_1" style:family="text">
      <style:text-properties fo:background-color="#ffffff" fo:color="#444444"/>
    </style:style>
    <style:style style:name="T344_2" style:family="text">
      <style:text-properties fo:background-color="#ffffff" fo:color="#444444"/>
    </style:style>
    <style:style style:name="T344_3" style:family="text">
      <style:text-properties fo:background-color="#ffffff" fo:color="#444444"/>
    </style:style>
    <style:style style:name="T344_4" style:family="text">
      <style:text-properties fo:background-color="#ffffff" fo:color="#444444"/>
    </style:style>
    <style:style style:name="T344_5" style:family="text">
      <style:text-properties fo:background-color="#ffffff" fo:color="#444444"/>
    </style:style>
    <style:style style:name="T344_6" style:family="text">
      <style:text-properties fo:background-color="#ffffff" fo:color="#444444"/>
    </style:style>
    <style:style style:name="T344_7" style:family="text">
      <style:text-properties fo:background-color="#ffffff" fo:color="#444444"/>
    </style:style>
    <style:style style:name="T344_8" style:family="text">
      <style:text-properties fo:background-color="#ffffff" fo:color="#444444"/>
    </style:style>
    <style:style style:name="T344_9" style:family="text">
      <style:text-properties fo:background-color="#ffffff" fo:color="#444444"/>
    </style:style>
    <style:style style:name="T344_10" style:family="text">
      <style:text-properties fo:background-color="#ffffff" fo:color="#444444"/>
    </style:style>
    <style:style style:name="T344_11" style:family="text">
      <style:text-properties fo:background-color="#ffffff" fo:color="#444444"/>
    </style:style>
    <style:style style:name="T344_12" style:family="text">
      <style:text-properties fo:background-color="#ffffff" fo:color="#444444"/>
    </style:style>
    <style:style style:name="T344_13" style:family="text">
      <style:text-properties fo:background-color="#ffffff" fo:color="#444444"/>
    </style:style>
    <style:style style:name="T344_14" style:family="text">
      <style:text-properties fo:background-color="#ffffff" fo:color="#444444"/>
    </style:style>
    <style:style style:name="T344_15" style:family="text">
      <style:text-properties fo:background-color="#ffffff" fo:color="#444444"/>
    </style:style>
    <style:style style:name="T344_16" style:family="text">
      <style:text-properties fo:background-color="#ffffff" fo:color="#444444"/>
    </style:style>
    <style:style style:name="T344_17" style:family="text">
      <style:text-properties fo:background-color="#ffffff" fo:color="#444444"/>
    </style:style>
    <style:style style:name="T344_18" style:family="text">
      <style:text-properties fo:background-color="#ffffff" fo:color="#444444"/>
    </style:style>
    <style:style style:name="T344_19" style:family="text">
      <style:text-properties fo:background-color="#ffffff" fo:color="#444444"/>
    </style:style>
    <style:style style:name="T344_20" style:family="text">
      <style:text-properties fo:background-color="#ffffff" fo:color="#444444"/>
    </style:style>
    <style:style style:name="T344_21" style:family="text">
      <style:text-properties fo:background-color="#ffffff" fo:color="#444444"/>
    </style:style>
    <style:style style:name="T344_22" style:family="text">
      <style:text-properties fo:background-color="#ffffff" fo:color="#444444"/>
    </style:style>
    <style:style style:name="T344_23" style:family="text">
      <style:text-properties fo:background-color="#ffffff" fo:color="#444444"/>
    </style:style>
    <style:style style:name="T344_24" style:family="text">
      <style:text-properties fo:background-color="#ffffff" fo:color="#444444"/>
    </style:style>
    <style:style style:name="T344_25" style:family="text">
      <style:text-properties fo:background-color="#ffffff" fo:color="#444444"/>
    </style:style>
    <style:style style:name="T344_26" style:family="text">
      <style:text-properties fo:background-color="#ffffff" fo:color="#444444"/>
    </style:style>
    <style:style style:name="T344_27" style:family="text">
      <style:text-properties fo:background-color="#ffffff" fo:color="#444444"/>
    </style:style>
    <style:style style:name="T344_28" style:family="text">
      <style:text-properties fo:background-color="#ffffff" fo:color="#444444"/>
    </style:style>
    <style:style style:name="T344_29" style:family="text">
      <style:text-properties fo:background-color="#ffffff" fo:color="#444444"/>
    </style:style>
    <style:style style:name="T344_30" style:family="text">
      <style:text-properties fo:background-color="#ffffff" fo:color="#444444"/>
    </style:style>
    <style:style style:name="T344_31" style:family="text">
      <style:text-properties fo:background-color="#ffffff" fo:color="#444444"/>
    </style:style>
    <style:style style:name="T344_32" style:family="text">
      <style:text-properties fo:background-color="#ffffff" fo:color="#444444"/>
    </style:style>
    <style:style style:name="T344_33" style:family="text">
      <style:text-properties fo:background-color="#ffffff" fo:color="#444444"/>
    </style:style>
    <style:style style:name="T344_34" style:family="text">
      <style:text-properties fo:background-color="#ffffff" fo:color="#444444"/>
    </style:style>
    <style:style style:name="T344_35" style:family="text">
      <style:text-properties fo:background-color="#ffffff" fo:color="#444444"/>
    </style:style>
    <style:style style:name="T344_36" style:family="text">
      <style:text-properties fo:background-color="#ffffff" fo:color="#444444"/>
    </style:style>
    <style:style style:name="T344_37" style:family="text">
      <style:text-properties fo:background-color="#ffffff" fo:color="#444444"/>
    </style:style>
    <style:style style:name="T344_38" style:family="text">
      <style:text-properties fo:background-color="#ffffff" fo:color="#444444"/>
    </style:style>
    <style:style style:name="T344_39" style:family="text">
      <style:text-properties fo:background-color="#ffffff" fo:color="#444444"/>
    </style:style>
    <style:style style:name="T344_40" style:family="text">
      <style:text-properties fo:background-color="#ffffff" fo:color="#444444"/>
    </style:style>
    <style:style style:name="T344_41" style:family="text">
      <style:text-properties fo:background-color="#ffffff" fo:color="#444444"/>
    </style:style>
    <style:style style:name="T344_42" style:family="text">
      <style:text-properties fo:background-color="#ffffff" fo:color="#444444"/>
    </style:style>
    <style:style style:name="T344_43" style:family="text">
      <style:text-properties fo:background-color="#ffffff" fo:color="#444444"/>
    </style:style>
    <style:style style:name="T344_44" style:family="text">
      <style:text-properties fo:background-color="#ffffff" fo:color="#444444"/>
    </style:style>
    <style:style style:name="T344_45" style:family="text">
      <style:text-properties fo:background-color="#ffffff" fo:color="#444444"/>
    </style:style>
    <style:style style:name="T344_46" style:family="text">
      <style:text-properties fo:background-color="#ffffff" fo:color="#444444"/>
    </style:style>
    <style:style style:name="T344_47" style:family="text">
      <style:text-properties fo:background-color="#ffffff" fo:color="#444444"/>
    </style:style>
    <style:style style:name="T344_48" style:family="text">
      <style:text-properties fo:background-color="#ffffff" fo:color="#444444"/>
    </style:style>
    <style:style style:name="T344_49" style:family="text">
      <style:text-properties fo:background-color="#ffffff" fo:color="#444444"/>
    </style:style>
    <style:style style:name="T344_50" style:family="text">
      <style:text-properties fo:background-color="#ffffff" fo:color="#444444"/>
    </style:style>
    <style:style style:name="T344_51" style:family="text">
      <style:text-properties fo:background-color="#ffffff" fo:color="#444444"/>
    </style:style>
    <style:style style:name="T344_52" style:family="text">
      <style:text-properties fo:background-color="#ffffff" fo:color="#444444"/>
    </style:style>
    <style:style style:name="T344_53" style:family="text">
      <style:text-properties fo:background-color="#ffffff" fo:color="#444444"/>
    </style:style>
    <style:style style:name="T344_54" style:family="text">
      <style:text-properties fo:background-color="#ffffff" fo:color="#444444"/>
    </style:style>
    <style:style style:name="T344_55" style:family="text">
      <style:text-properties fo:background-color="#ffffff" fo:color="#444444"/>
    </style:style>
    <style:style style:name="T344_56" style:family="text">
      <style:text-properties fo:background-color="#ffffff" fo:color="#444444"/>
    </style:style>
    <style:style style:name="T344_57" style:family="text">
      <style:text-properties fo:background-color="#ffffff" fo:color="#444444"/>
    </style:style>
    <style:style style:name="T344_58" style:family="text">
      <style:text-properties fo:background-color="#ffffff" fo:color="#444444"/>
    </style:style>
    <style:style style:name="T344_59" style:family="text">
      <style:text-properties fo:background-color="#ffffff" fo:color="#444444"/>
    </style:style>
    <style:style style:name="T344_60" style:family="text">
      <style:text-properties fo:background-color="#ffffff" fo:color="#444444"/>
    </style:style>
    <style:style style:name="T344_61" style:family="text">
      <style:text-properties fo:background-color="#ffffff" fo:color="#444444"/>
    </style:style>
    <style:style style:name="T344_62" style:family="text">
      <style:text-properties fo:background-color="#ffffff" fo:color="#444444"/>
    </style:style>
    <style:style style:name="T344_63" style:family="text">
      <style:text-properties fo:background-color="#ffffff" fo:color="#444444"/>
    </style:style>
    <style:style style:name="T344_64" style:family="text">
      <style:text-properties fo:background-color="#ffffff" fo:color="#444444"/>
    </style:style>
    <style:style style:name="P345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46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4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47_1" style:family="text">
      <style:text-properties fo:background-color="#ffffff" fo:color="#444444"/>
    </style:style>
    <style:style style:name="T347_2" style:family="text">
      <style:text-properties fo:background-color="#ffffff" fo:color="#444444"/>
    </style:style>
    <style:style style:name="T347_3" style:family="text">
      <style:text-properties fo:background-color="#ffffff" fo:color="#444444"/>
    </style:style>
    <style:style style:name="T347_4" style:family="text">
      <style:text-properties fo:background-color="#ffffff" fo:color="#444444"/>
    </style:style>
    <style:style style:name="T347_5" style:family="text">
      <style:text-properties fo:background-color="#ffffff" fo:color="#444444"/>
    </style:style>
    <style:style style:name="T347_6" style:family="text">
      <style:text-properties fo:background-color="#ffffff" fo:color="#444444"/>
    </style:style>
    <style:style style:name="T347_7" style:family="text">
      <style:text-properties fo:background-color="#ffffff" fo:color="#444444"/>
    </style:style>
    <style:style style:name="T347_8" style:family="text">
      <style:text-properties fo:background-color="#ffffff" fo:color="#444444"/>
    </style:style>
    <style:style style:name="T347_9" style:family="text">
      <style:text-properties fo:background-color="#ffffff" fo:color="#444444"/>
    </style:style>
    <style:style style:name="T347_10" style:family="text">
      <style:text-properties fo:background-color="#ffffff" fo:color="#444444"/>
    </style:style>
    <style:style style:name="T347_11" style:family="text">
      <style:text-properties fo:background-color="#ffffff" fo:color="#444444"/>
    </style:style>
    <style:style style:name="T347_12" style:family="text">
      <style:text-properties fo:background-color="#ffffff" fo:color="#444444"/>
    </style:style>
    <style:style style:name="T347_13" style:family="text">
      <style:text-properties fo:background-color="#ffffff" fo:color="#444444"/>
    </style:style>
    <style:style style:name="T347_14" style:family="text">
      <style:text-properties fo:background-color="#ffffff" fo:color="#444444"/>
    </style:style>
    <style:style style:name="T347_15" style:family="text">
      <style:text-properties fo:background-color="#ffffff" fo:color="#444444"/>
    </style:style>
    <style:style style:name="T347_16" style:family="text">
      <style:text-properties fo:background-color="#ffffff" fo:color="#444444"/>
    </style:style>
    <style:style style:name="T347_17" style:family="text">
      <style:text-properties fo:background-color="#ffffff" fo:color="#444444"/>
    </style:style>
    <style:style style:name="T347_18" style:family="text">
      <style:text-properties fo:background-color="#ffffff" fo:color="#444444"/>
    </style:style>
    <style:style style:name="T347_19" style:family="text">
      <style:text-properties fo:background-color="#ffffff" fo:color="#444444"/>
    </style:style>
    <style:style style:name="T347_20" style:family="text">
      <style:text-properties fo:background-color="#ffffff" fo:color="#444444"/>
    </style:style>
    <style:style style:name="T347_21" style:family="text">
      <style:text-properties fo:background-color="#ffffff" fo:color="#444444"/>
    </style:style>
    <style:style style:name="T347_22" style:family="text">
      <style:text-properties fo:background-color="#ffffff" fo:color="#444444"/>
    </style:style>
    <style:style style:name="T347_23" style:family="text">
      <style:text-properties fo:background-color="#ffffff" fo:color="#444444"/>
    </style:style>
    <style:style style:name="T347_24" style:family="text">
      <style:text-properties fo:background-color="#ffffff" fo:color="#444444"/>
    </style:style>
    <style:style style:name="T347_25" style:family="text">
      <style:text-properties fo:background-color="#ffffff" fo:color="#444444"/>
    </style:style>
    <style:style style:name="T347_26" style:family="text">
      <style:text-properties fo:background-color="#ffffff" fo:color="#444444"/>
    </style:style>
    <style:style style:name="T347_27" style:family="text">
      <style:text-properties fo:background-color="#ffffff" fo:color="#444444"/>
    </style:style>
    <style:style style:name="T347_28" style:family="text">
      <style:text-properties fo:background-color="#ffffff" fo:color="#444444"/>
    </style:style>
    <style:style style:name="T347_29" style:family="text">
      <style:text-properties fo:background-color="#ffffff" fo:color="#444444"/>
    </style:style>
    <style:style style:name="T347_30" style:family="text">
      <style:text-properties fo:background-color="#ffffff" fo:color="#444444"/>
    </style:style>
    <style:style style:name="T347_31" style:family="text">
      <style:text-properties fo:background-color="#ffffff" fo:color="#444444"/>
    </style:style>
    <style:style style:name="T347_32" style:family="text">
      <style:text-properties fo:background-color="#ffffff" fo:color="#444444"/>
    </style:style>
    <style:style style:name="T347_33" style:family="text">
      <style:text-properties fo:background-color="#ffffff" fo:color="#444444"/>
    </style:style>
    <style:style style:name="T347_34" style:family="text">
      <style:text-properties fo:background-color="#ffffff" fo:color="#444444"/>
    </style:style>
    <style:style style:name="T347_35" style:family="text">
      <style:text-properties fo:background-color="#ffffff" fo:color="#444444"/>
    </style:style>
    <style:style style:name="T347_36" style:family="text">
      <style:text-properties fo:background-color="#ffffff" fo:color="#444444"/>
    </style:style>
    <style:style style:name="T347_37" style:family="text">
      <style:text-properties fo:background-color="#ffffff" fo:color="#444444"/>
    </style:style>
    <style:style style:name="T347_38" style:family="text">
      <style:text-properties fo:background-color="#ffffff" fo:color="#444444"/>
    </style:style>
    <style:style style:name="T347_39" style:family="text">
      <style:text-properties fo:background-color="#ffffff" fo:color="#444444"/>
    </style:style>
    <style:style style:name="T347_40" style:family="text">
      <style:text-properties fo:background-color="#ffffff" fo:color="#444444"/>
    </style:style>
    <style:style style:name="T347_41" style:family="text">
      <style:text-properties fo:background-color="#ffffff" fo:color="#444444"/>
    </style:style>
    <style:style style:name="T347_42" style:family="text">
      <style:text-properties fo:background-color="#ffffff" fo:color="#444444"/>
    </style:style>
    <style:style style:name="T347_43" style:family="text">
      <style:text-properties fo:background-color="#ffffff" fo:color="#444444"/>
    </style:style>
    <style:style style:name="T347_44" style:family="text">
      <style:text-properties fo:background-color="#ffffff" fo:color="#444444"/>
    </style:style>
    <style:style style:name="T347_45" style:family="text">
      <style:text-properties fo:background-color="#ffffff" fo:color="#444444"/>
    </style:style>
    <style:style style:name="T347_46" style:family="text">
      <style:text-properties fo:background-color="#ffffff" fo:color="#444444"/>
    </style:style>
    <style:style style:name="T347_47" style:family="text">
      <style:text-properties fo:background-color="#ffffff" fo:color="#444444"/>
    </style:style>
    <style:style style:name="T347_48" style:family="text">
      <style:text-properties fo:background-color="#ffffff" fo:color="#444444"/>
    </style:style>
    <style:style style:name="T347_49" style:family="text">
      <style:text-properties fo:background-color="#ffffff" fo:color="#444444"/>
    </style:style>
    <style:style style:name="T347_50" style:family="text">
      <style:text-properties fo:background-color="#ffffff" fo:color="#444444"/>
    </style:style>
    <style:style style:name="T347_51" style:family="text">
      <style:text-properties fo:background-color="#ffffff" fo:color="#444444"/>
    </style:style>
    <style:style style:name="T347_52" style:family="text">
      <style:text-properties fo:background-color="#ffffff" fo:color="#444444"/>
    </style:style>
    <style:style style:name="T347_53" style:family="text">
      <style:text-properties fo:background-color="#ffffff" fo:color="#444444"/>
    </style:style>
    <style:style style:name="T347_54" style:family="text">
      <style:text-properties fo:background-color="#ffffff" fo:color="#444444"/>
    </style:style>
    <style:style style:name="T347_55" style:family="text">
      <style:text-properties fo:background-color="#ffffff" fo:color="#444444"/>
    </style:style>
    <style:style style:name="T347_56" style:family="text">
      <style:text-properties fo:background-color="#ffffff" fo:color="#444444"/>
    </style:style>
    <style:style style:name="T347_57" style:family="text">
      <style:text-properties fo:background-color="#ffffff" fo:color="#444444"/>
    </style:style>
    <style:style style:name="T347_58" style:family="text">
      <style:text-properties fo:background-color="#ffffff" fo:color="#444444"/>
    </style:style>
    <style:style style:name="T347_59" style:family="text">
      <style:text-properties fo:background-color="#ffffff" fo:color="#444444"/>
    </style:style>
    <style:style style:name="T347_60" style:family="text">
      <style:text-properties fo:background-color="#ffffff" fo:color="#444444"/>
    </style:style>
    <style:style style:name="T347_61" style:family="text">
      <style:text-properties fo:background-color="#ffffff" fo:color="#444444"/>
    </style:style>
    <style:style style:name="T347_62" style:family="text">
      <style:text-properties fo:background-color="#ffffff" fo:color="#444444"/>
    </style:style>
    <style:style style:name="T347_63" style:family="text">
      <style:text-properties fo:background-color="#ffffff" fo:color="#444444"/>
    </style:style>
    <style:style style:name="T347_64" style:family="text">
      <style:text-properties fo:background-color="#ffffff" fo:color="#444444"/>
    </style:style>
    <style:style style:name="T347_65" style:family="text">
      <style:text-properties fo:background-color="#ffffff" fo:color="#444444"/>
    </style:style>
    <style:style style:name="T347_66" style:family="text">
      <style:text-properties fo:background-color="#ffffff" fo:color="#444444"/>
    </style:style>
    <style:style style:name="T347_67" style:family="text">
      <style:text-properties fo:background-color="#ffffff" fo:color="#444444"/>
    </style:style>
    <style:style style:name="T347_68" style:family="text">
      <style:text-properties fo:background-color="#ffffff" fo:color="#444444"/>
    </style:style>
    <style:style style:name="T347_69" style:family="text">
      <style:text-properties fo:background-color="#ffffff" fo:color="#444444"/>
    </style:style>
    <style:style style:name="T347_70" style:family="text">
      <style:text-properties fo:background-color="#ffffff" fo:color="#444444"/>
    </style:style>
    <style:style style:name="T347_71" style:family="text">
      <style:text-properties fo:background-color="#ffffff" fo:color="#444444"/>
    </style:style>
    <style:style style:name="T347_72" style:family="text">
      <style:text-properties fo:background-color="#ffffff" fo:color="#444444"/>
    </style:style>
    <style:style style:name="T347_73" style:family="text">
      <style:text-properties fo:background-color="#ffffff" fo:color="#444444"/>
    </style:style>
    <style:style style:name="T347_74" style:family="text">
      <style:text-properties fo:background-color="#ffffff" fo:color="#444444"/>
    </style:style>
    <style:style style:name="T347_75" style:family="text">
      <style:text-properties fo:background-color="#ffffff" fo:color="#444444"/>
    </style:style>
    <style:style style:name="T347_76" style:family="text">
      <style:text-properties fo:background-color="#ffffff" fo:color="#444444"/>
    </style:style>
    <style:style style:name="T347_77" style:family="text">
      <style:text-properties fo:background-color="#ffffff" fo:color="#444444"/>
    </style:style>
    <style:style style:name="T347_78" style:family="text">
      <style:text-properties fo:background-color="#ffffff" fo:color="#444444"/>
    </style:style>
    <style:style style:name="T347_79" style:family="text"/>
    <style:style style:name="T347_80" style:family="text">
      <style:text-properties fo:background-color="#ffffff" fo:color="#4d469c"/>
    </style:style>
    <style:style style:name="T347_81" style:family="text"/>
    <style:style style:name="T347_82" style:family="text">
      <style:text-properties fo:background-color="#ffffff" fo:color="#4d469c"/>
    </style:style>
    <style:style style:name="T347_83" style:family="text"/>
    <style:style style:name="T347_84" style:family="text">
      <style:text-properties fo:background-color="#ffffff" fo:color="#4d469c"/>
    </style:style>
    <style:style style:name="T347_85" style:family="text"/>
    <style:style style:name="T347_86" style:family="text">
      <style:text-properties fo:background-color="#ffffff" fo:color="#4d469c"/>
    </style:style>
    <style:style style:name="T347_87" style:family="text"/>
    <style:style style:name="T347_88" style:family="text">
      <style:text-properties fo:background-color="#ffffff" fo:color="#4d469c"/>
    </style:style>
    <style:style style:name="T347_89" style:family="text"/>
    <style:style style:name="T347_90" style:family="text">
      <style:text-properties fo:background-color="#ffffff" fo:color="#4d469c"/>
    </style:style>
    <style:style style:name="T347_91" style:family="text"/>
    <style:style style:name="T347_92" style:family="text">
      <style:text-properties fo:background-color="#ffffff" fo:color="#4d469c"/>
    </style:style>
    <style:style style:name="T347_93" style:family="text"/>
    <style:style style:name="T347_94" style:family="text">
      <style:text-properties fo:background-color="#ffffff" fo:color="#4d469c"/>
    </style:style>
    <style:style style:name="T347_95" style:family="text"/>
    <style:style style:name="T347_96" style:family="text">
      <style:text-properties fo:background-color="#ffffff" fo:color="#4d469c"/>
    </style:style>
    <style:style style:name="T347_97" style:family="text"/>
    <style:style style:name="T347_98" style:family="text">
      <style:text-properties fo:background-color="#ffffff" fo:color="#4d469c"/>
    </style:style>
    <style:style style:name="T347_99" style:family="text"/>
    <style:style style:name="T347_100" style:family="text">
      <style:text-properties fo:background-color="#ffffff" fo:color="#4d469c"/>
    </style:style>
    <style:style style:name="T347_101" style:family="text"/>
    <style:style style:name="T347_102" style:family="text">
      <style:text-properties fo:background-color="#ffffff" fo:color="#4d469c"/>
    </style:style>
    <style:style style:name="T347_103" style:family="text"/>
    <style:style style:name="T347_104" style:family="text">
      <style:text-properties fo:background-color="#ffffff" fo:color="#4d469c"/>
    </style:style>
    <style:style style:name="T347_105" style:family="text"/>
    <style:style style:name="T347_106" style:family="text">
      <style:text-properties fo:background-color="#ffffff" fo:color="#4d469c"/>
    </style:style>
    <style:style style:name="T347_107" style:family="text"/>
    <style:style style:name="T347_108" style:family="text">
      <style:text-properties fo:background-color="#ffffff" fo:color="#4d469c"/>
    </style:style>
    <style:style style:name="P348" style:family="paragraph" style:parent-style-name="Standard">
      <style:paragraph-properties fo:break-before="auto" fo:line-height="115%" style:writing-mode="lr-tb"/>
      <style:text-properties fo:background-color="#ffffff" fo:color="#4d469c"/>
    </style:style>
    <style:style style:name="P349" style:family="paragraph" style:parent-style-name="Standard">
      <style:paragraph-properties fo:text-align="justify" fo:break-before="auto" fo:line-height="115%" style:writing-mode="lr-tb"/>
    </style:style>
    <style:style style:name="T349_1" style:family="text">
      <style:text-properties fo:background-color="#ffffff" fo:color="#444444"/>
    </style:style>
    <style:style style:name="T349_2" style:family="text">
      <style:text-properties fo:background-color="#ffffff" fo:color="#444444"/>
    </style:style>
    <style:style style:name="T349_3" style:family="text">
      <style:text-properties fo:background-color="#ffffff" fo:color="#444444"/>
    </style:style>
    <style:style style:name="T349_4" style:family="text">
      <style:text-properties fo:background-color="#ffffff" fo:color="#444444"/>
    </style:style>
    <style:style style:name="T349_5" style:family="text">
      <style:text-properties fo:background-color="#ffffff" fo:color="#444444"/>
    </style:style>
    <style:style style:name="T349_6" style:family="text">
      <style:text-properties fo:background-color="#ffffff" fo:color="#444444"/>
    </style:style>
    <style:style style:name="T349_7" style:family="text">
      <style:text-properties fo:background-color="#ffffff" fo:color="#444444"/>
    </style:style>
    <style:style style:name="T349_8" style:family="text">
      <style:text-properties fo:background-color="#ffffff" fo:color="#444444"/>
    </style:style>
    <style:style style:name="T349_9" style:family="text">
      <style:text-properties fo:background-color="#ffffff" fo:color="#444444"/>
    </style:style>
    <style:style style:name="T349_10" style:family="text">
      <style:text-properties fo:background-color="#ffffff" fo:color="#444444"/>
    </style:style>
    <style:style style:name="T349_11" style:family="text">
      <style:text-properties fo:background-color="#ffffff" fo:color="#444444"/>
    </style:style>
    <style:style style:name="T349_12" style:family="text">
      <style:text-properties fo:background-color="#ffffff" fo:color="#444444"/>
    </style:style>
    <style:style style:name="T349_13" style:family="text">
      <style:text-properties fo:background-color="#ffffff" fo:color="#444444"/>
    </style:style>
    <style:style style:name="T349_14" style:family="text">
      <style:text-properties fo:background-color="#ffffff" fo:color="#444444"/>
    </style:style>
    <style:style style:name="T349_15" style:family="text">
      <style:text-properties fo:background-color="#ffffff" fo:color="#444444"/>
    </style:style>
    <style:style style:name="T349_16" style:family="text">
      <style:text-properties fo:background-color="#ffffff" fo:color="#444444"/>
    </style:style>
    <style:style style:name="T349_17" style:family="text">
      <style:text-properties fo:background-color="#ffffff" fo:color="#444444"/>
    </style:style>
    <style:style style:name="T349_18" style:family="text">
      <style:text-properties fo:background-color="#ffffff" fo:color="#444444"/>
    </style:style>
    <style:style style:name="T349_19" style:family="text">
      <style:text-properties fo:background-color="#ffffff" fo:color="#444444"/>
    </style:style>
    <style:style style:name="T349_20" style:family="text">
      <style:text-properties fo:background-color="#ffffff" fo:color="#444444"/>
    </style:style>
    <style:style style:name="T349_21" style:family="text">
      <style:text-properties fo:background-color="#ffffff" fo:color="#444444"/>
    </style:style>
    <style:style style:name="T349_22" style:family="text">
      <style:text-properties fo:background-color="#ffffff" fo:color="#444444"/>
    </style:style>
    <style:style style:name="T349_23" style:family="text">
      <style:text-properties fo:background-color="#ffffff" fo:color="#444444"/>
    </style:style>
    <style:style style:name="T349_24" style:family="text">
      <style:text-properties fo:background-color="#ffffff" fo:color="#444444"/>
    </style:style>
    <style:style style:name="T349_25" style:family="text">
      <style:text-properties fo:background-color="#ffffff" fo:color="#444444"/>
    </style:style>
    <style:style style:name="T349_26" style:family="text">
      <style:text-properties fo:background-color="#ffffff" fo:color="#444444"/>
    </style:style>
    <style:style style:name="T349_27" style:family="text">
      <style:text-properties fo:background-color="#ffffff" fo:color="#444444"/>
    </style:style>
    <style:style style:name="T349_28" style:family="text">
      <style:text-properties fo:background-color="#ffffff" fo:color="#444444"/>
    </style:style>
    <style:style style:name="T349_29" style:family="text">
      <style:text-properties fo:background-color="#ffffff" fo:color="#444444"/>
    </style:style>
    <style:style style:name="T349_30" style:family="text">
      <style:text-properties fo:background-color="#ffffff" fo:color="#444444"/>
    </style:style>
    <style:style style:name="T349_31" style:family="text">
      <style:text-properties fo:background-color="#ffffff" fo:color="#444444"/>
    </style:style>
    <style:style style:name="T349_32" style:family="text">
      <style:text-properties fo:background-color="#ffffff" fo:color="#444444"/>
    </style:style>
    <style:style style:name="T349_33" style:family="text">
      <style:text-properties fo:background-color="#ffffff" fo:color="#444444"/>
    </style:style>
    <style:style style:name="T349_34" style:family="text">
      <style:text-properties fo:background-color="#ffffff" fo:color="#444444"/>
    </style:style>
    <style:style style:name="T349_35" style:family="text">
      <style:text-properties fo:background-color="#ffffff" fo:color="#444444"/>
    </style:style>
    <style:style style:name="T349_36" style:family="text">
      <style:text-properties fo:background-color="#ffffff" fo:color="#444444"/>
    </style:style>
    <style:style style:name="T349_37" style:family="text">
      <style:text-properties fo:background-color="#ffffff" fo:color="#444444"/>
    </style:style>
    <style:style style:name="T349_38" style:family="text">
      <style:text-properties fo:background-color="#ffffff" fo:color="#444444"/>
    </style:style>
    <style:style style:name="T349_39" style:family="text">
      <style:text-properties fo:background-color="#ffffff" fo:color="#444444"/>
    </style:style>
    <style:style style:name="T349_40" style:family="text">
      <style:text-properties fo:background-color="#ffffff" fo:color="#444444"/>
    </style:style>
    <style:style style:name="T349_41" style:family="text">
      <style:text-properties fo:background-color="#ffffff" fo:color="#444444"/>
    </style:style>
    <style:style style:name="T349_42" style:family="text">
      <style:text-properties fo:background-color="#ffffff" fo:color="#444444"/>
    </style:style>
    <style:style style:name="T349_43" style:family="text">
      <style:text-properties fo:background-color="#ffffff" fo:color="#444444"/>
    </style:style>
    <style:style style:name="T349_44" style:family="text">
      <style:text-properties fo:background-color="#ffffff" fo:color="#444444"/>
    </style:style>
    <style:style style:name="T349_45" style:family="text">
      <style:text-properties fo:background-color="#ffffff" fo:color="#444444"/>
    </style:style>
    <style:style style:name="T349_46" style:family="text">
      <style:text-properties fo:background-color="#ffffff" fo:color="#444444"/>
    </style:style>
    <style:style style:name="T349_47" style:family="text">
      <style:text-properties fo:background-color="#ffffff" fo:color="#444444"/>
    </style:style>
    <style:style style:name="T349_48" style:family="text">
      <style:text-properties fo:background-color="#ffffff" fo:color="#444444"/>
    </style:style>
    <style:style style:name="T349_49" style:family="text">
      <style:text-properties fo:background-color="#ffffff" fo:color="#444444"/>
    </style:style>
    <style:style style:name="T349_50" style:family="text">
      <style:text-properties fo:background-color="#ffffff" fo:color="#444444"/>
    </style:style>
    <style:style style:name="T349_51" style:family="text">
      <style:text-properties fo:background-color="#ffffff" fo:color="#444444"/>
    </style:style>
    <style:style style:name="T349_52" style:family="text">
      <style:text-properties fo:background-color="#ffffff" fo:color="#444444"/>
    </style:style>
    <style:style style:name="T349_53" style:family="text">
      <style:text-properties fo:background-color="#ffffff" fo:color="#444444"/>
    </style:style>
    <style:style style:name="T349_54" style:family="text">
      <style:text-properties fo:background-color="#ffffff" fo:color="#444444"/>
    </style:style>
    <style:style style:name="T349_55" style:family="text">
      <style:text-properties fo:background-color="#ffffff" fo:color="#444444"/>
    </style:style>
    <style:style style:name="T349_56" style:family="text">
      <style:text-properties fo:background-color="#ffffff" fo:color="#444444"/>
    </style:style>
    <style:style style:name="T349_57" style:family="text">
      <style:text-properties fo:background-color="#ffffff" fo:color="#444444"/>
    </style:style>
    <style:style style:name="T349_58" style:family="text">
      <style:text-properties fo:background-color="#ffffff" fo:color="#444444"/>
    </style:style>
    <style:style style:name="T349_59" style:family="text">
      <style:text-properties fo:background-color="#ffffff" fo:color="#444444"/>
    </style:style>
    <style:style style:name="T349_60" style:family="text">
      <style:text-properties fo:background-color="#ffffff" fo:color="#444444"/>
    </style:style>
    <style:style style:name="T349_61" style:family="text">
      <style:text-properties fo:background-color="#ffffff" fo:color="#444444"/>
    </style:style>
    <style:style style:name="T349_62" style:family="text">
      <style:text-properties fo:background-color="#ffffff" fo:color="#444444"/>
    </style:style>
    <style:style style:name="T349_63" style:family="text">
      <style:text-properties fo:background-color="#ffffff" fo:color="#444444"/>
    </style:style>
    <style:style style:name="T349_64" style:family="text">
      <style:text-properties fo:background-color="#ffffff" fo:color="#444444"/>
    </style:style>
    <style:style style:name="T349_65" style:family="text">
      <style:text-properties fo:background-color="#ffffff" fo:color="#444444"/>
    </style:style>
    <style:style style:name="T349_66" style:family="text">
      <style:text-properties fo:background-color="#ffffff" fo:color="#444444"/>
    </style:style>
    <style:style style:name="T349_67" style:family="text">
      <style:text-properties fo:background-color="#ffffff" fo:color="#444444"/>
    </style:style>
    <style:style style:name="T349_68" style:family="text">
      <style:text-properties fo:background-color="#ffffff" fo:color="#444444"/>
    </style:style>
    <style:style style:name="T349_69" style:family="text">
      <style:text-properties fo:background-color="#ffffff" fo:color="#444444"/>
    </style:style>
    <style:style style:name="T349_70" style:family="text">
      <style:text-properties fo:background-color="#ffffff" fo:color="#444444"/>
    </style:style>
    <style:style style:name="T349_71" style:family="text">
      <style:text-properties fo:background-color="#ffffff" fo:color="#444444"/>
    </style:style>
    <style:style style:name="T349_72" style:family="text">
      <style:text-properties fo:background-color="#ffffff" fo:color="#444444"/>
    </style:style>
    <style:style style:name="T349_73" style:family="text">
      <style:text-properties fo:background-color="#ffffff" fo:color="#444444"/>
    </style:style>
    <style:style style:name="T349_74" style:family="text">
      <style:text-properties fo:background-color="#ffffff" fo:color="#444444"/>
    </style:style>
    <style:style style:name="T349_75" style:family="text">
      <style:text-properties fo:background-color="#ffffff" fo:color="#444444"/>
    </style:style>
    <style:style style:name="T349_76" style:family="text">
      <style:text-properties fo:background-color="#ffffff" fo:color="#444444"/>
    </style:style>
    <style:style style:name="T349_77" style:family="text">
      <style:text-properties fo:background-color="#ffffff" fo:color="#444444"/>
    </style:style>
    <style:style style:name="T349_78" style:family="text">
      <style:text-properties fo:background-color="#ffffff" fo:color="#444444"/>
    </style:style>
    <style:style style:name="T349_79" style:family="text">
      <style:text-properties fo:background-color="#ffffff" fo:color="#444444"/>
    </style:style>
    <style:style style:name="T349_80" style:family="text">
      <style:text-properties fo:background-color="#ffffff" fo:color="#444444"/>
    </style:style>
    <style:style style:name="T349_81" style:family="text">
      <style:text-properties fo:background-color="#ffffff" fo:color="#444444"/>
    </style:style>
    <style:style style:name="T349_82" style:family="text">
      <style:text-properties fo:background-color="#ffffff" fo:color="#444444"/>
    </style:style>
    <style:style style:name="T349_83" style:family="text">
      <style:text-properties fo:background-color="#ffffff" fo:color="#444444"/>
    </style:style>
    <style:style style:name="T349_84" style:family="text">
      <style:text-properties fo:background-color="#ffffff" fo:color="#444444"/>
    </style:style>
    <style:style style:name="T349_85" style:family="text">
      <style:text-properties fo:background-color="#ffffff" fo:color="#444444"/>
    </style:style>
    <style:style style:name="T349_86" style:family="text">
      <style:text-properties fo:background-color="#ffffff" fo:color="#444444"/>
    </style:style>
    <style:style style:name="T349_87" style:family="text">
      <style:text-properties fo:background-color="#ffffff" fo:color="#444444"/>
    </style:style>
    <style:style style:name="T349_88" style:family="text">
      <style:text-properties fo:background-color="#ffffff" fo:color="#444444"/>
    </style:style>
    <style:style style:name="T349_89" style:family="text">
      <style:text-properties fo:background-color="#ffffff" fo:color="#444444"/>
    </style:style>
    <style:style style:name="T349_90" style:family="text">
      <style:text-properties fo:background-color="#ffffff" fo:color="#444444"/>
    </style:style>
    <style:style style:name="T349_91" style:family="text">
      <style:text-properties fo:background-color="#ffffff" fo:color="#444444"/>
    </style:style>
    <style:style style:name="T349_92" style:family="text">
      <style:text-properties fo:background-color="#ffffff" fo:color="#444444"/>
    </style:style>
    <style:style style:name="T349_93" style:family="text">
      <style:text-properties fo:background-color="#ffffff" fo:color="#444444"/>
    </style:style>
    <style:style style:name="T349_94" style:family="text">
      <style:text-properties fo:background-color="#ffffff" fo:color="#444444"/>
    </style:style>
    <style:style style:name="T349_95" style:family="text">
      <style:text-properties fo:background-color="#ffffff" fo:color="#444444"/>
    </style:style>
    <style:style style:name="T349_96" style:family="text">
      <style:text-properties fo:background-color="#ffffff" fo:color="#444444"/>
    </style:style>
    <style:style style:name="T349_97" style:family="text">
      <style:text-properties fo:background-color="#ffffff" fo:color="#444444"/>
    </style:style>
    <style:style style:name="T349_98" style:family="text">
      <style:text-properties fo:background-color="#ffffff" fo:color="#444444"/>
    </style:style>
    <style:style style:name="T349_99" style:family="text">
      <style:text-properties fo:background-color="#ffffff" fo:color="#444444"/>
    </style:style>
    <style:style style:name="T349_100" style:family="text">
      <style:text-properties fo:background-color="#ffffff" fo:color="#444444"/>
    </style:style>
    <style:style style:name="T349_101" style:family="text">
      <style:text-properties fo:background-color="#ffffff" fo:color="#444444"/>
    </style:style>
    <style:style style:name="T349_102" style:family="text">
      <style:text-properties fo:background-color="#ffffff" fo:color="#444444"/>
    </style:style>
    <style:style style:name="T349_103" style:family="text">
      <style:text-properties fo:background-color="#ffffff" fo:color="#444444"/>
    </style:style>
    <style:style style:name="T349_104" style:family="text">
      <style:text-properties fo:background-color="#ffffff" fo:color="#444444"/>
    </style:style>
    <style:style style:name="T349_105" style:family="text">
      <style:text-properties fo:background-color="#ffffff" fo:color="#444444"/>
    </style:style>
    <style:style style:name="T349_106" style:family="text">
      <style:text-properties fo:background-color="#ffffff" fo:color="#444444"/>
    </style:style>
    <style:style style:name="T349_107" style:family="text">
      <style:text-properties fo:background-color="#ffffff" fo:color="#444444"/>
    </style:style>
    <style:style style:name="T349_108" style:family="text">
      <style:text-properties fo:background-color="#ffffff" fo:color="#444444"/>
    </style:style>
    <style:style style:name="T349_109" style:family="text">
      <style:text-properties fo:background-color="#ffffff" fo:color="#444444"/>
    </style:style>
    <style:style style:name="T349_110" style:family="text">
      <style:text-properties fo:background-color="#ffffff" fo:color="#444444"/>
    </style:style>
    <style:style style:name="T349_111" style:family="text">
      <style:text-properties fo:background-color="#ffffff" fo:color="#444444"/>
    </style:style>
    <style:style style:name="T349_112" style:family="text">
      <style:text-properties fo:background-color="#ffffff" fo:color="#444444"/>
    </style:style>
    <style:style style:name="T349_113" style:family="text">
      <style:text-properties fo:background-color="#ffffff" fo:color="#444444"/>
    </style:style>
    <style:style style:name="T349_114" style:family="text">
      <style:text-properties fo:background-color="#ffffff" fo:color="#444444"/>
    </style:style>
    <style:style style:name="T349_115" style:family="text">
      <style:text-properties fo:background-color="#ffffff" fo:color="#444444"/>
    </style:style>
    <style:style style:name="T349_116" style:family="text">
      <style:text-properties fo:background-color="#ffffff" fo:color="#444444"/>
    </style:style>
    <style:style style:name="T349_117" style:family="text">
      <style:text-properties fo:background-color="#ffffff" fo:color="#444444"/>
    </style:style>
    <style:style style:name="T349_118" style:family="text">
      <style:text-properties fo:background-color="#ffffff" fo:color="#444444"/>
    </style:style>
    <style:style style:name="T349_119" style:family="text">
      <style:text-properties fo:background-color="#ffffff" fo:color="#444444"/>
    </style:style>
    <style:style style:name="T349_120" style:family="text">
      <style:text-properties fo:background-color="#ffffff" fo:color="#444444"/>
    </style:style>
    <style:style style:name="P350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51" style:family="paragraph" style:parent-style-name="Heading_20_3">
      <style:paragraph-properties fo:text-align="justify" fo:break-before="auto" fo:line-height="115%" fo:margin-top="0.494cm" fo:margin-bottom="0.141cm" style:writing-mode="lr-tb"/>
    </style:style>
    <style:style style:name="T351_1" style:family="text">
      <style:text-properties fo:background-color="#ffffff" fo:color="#444444" fo:font-size="14pt" style:font-size-asian="14pt" style:font-size-complex="14pt"/>
    </style:style>
    <style:style style:name="T351_2" style:family="text">
      <style:text-properties fo:background-color="#ffffff" fo:color="#444444" fo:font-size="14pt" style:font-size-asian="14pt" style:font-size-complex="14pt"/>
    </style:style>
    <style:style style:name="T351_3" style:family="text">
      <style:text-properties fo:background-color="#ffffff" fo:color="#444444" fo:font-size="14pt" style:font-size-asian="14pt" style:font-size-complex="14pt"/>
    </style:style>
    <style:style style:name="T351_4" style:family="text">
      <style:text-properties fo:background-color="#ffffff" fo:color="#444444" fo:font-size="14pt" style:font-size-asian="14pt" style:font-size-complex="14pt"/>
    </style:style>
    <style:style style:name="T351_5" style:family="text">
      <style:text-properties fo:background-color="#ffffff" fo:color="#444444" fo:font-size="14pt" style:font-size-asian="14pt" style:font-size-complex="14pt"/>
    </style:style>
    <style:style style:name="P352" style:family="paragraph" style:parent-style-name="Standard">
      <style:paragraph-properties fo:text-align="justify" fo:break-before="auto" fo:line-height="115%" style:writing-mode="lr-tb"/>
    </style:style>
    <style:style style:name="T352_1" style:family="text">
      <style:text-properties fo:background-color="#ffffff" fo:color="#444444"/>
    </style:style>
    <style:style style:name="T352_2" style:family="text">
      <style:text-properties fo:background-color="#ffffff" fo:color="#444444"/>
    </style:style>
    <style:style style:name="T352_3" style:family="text">
      <style:text-properties fo:background-color="#ffffff" fo:color="#444444"/>
    </style:style>
    <style:style style:name="T352_4" style:family="text">
      <style:text-properties fo:background-color="#ffffff" fo:color="#444444"/>
    </style:style>
    <style:style style:name="T352_5" style:family="text">
      <style:text-properties fo:background-color="#ffffff" fo:color="#444444"/>
    </style:style>
    <style:style style:name="T352_6" style:family="text">
      <style:text-properties fo:background-color="#ffffff" fo:color="#444444"/>
    </style:style>
    <style:style style:name="T352_7" style:family="text">
      <style:text-properties fo:background-color="#ffffff" fo:color="#444444"/>
    </style:style>
    <style:style style:name="T352_8" style:family="text">
      <style:text-properties fo:background-color="#ffffff" fo:color="#444444"/>
    </style:style>
    <style:style style:name="T352_9" style:family="text">
      <style:text-properties fo:background-color="#ffffff" fo:color="#444444"/>
    </style:style>
    <style:style style:name="T352_10" style:family="text">
      <style:text-properties fo:background-color="#ffffff" fo:color="#444444"/>
    </style:style>
    <style:style style:name="T352_11" style:family="text">
      <style:text-properties fo:background-color="#ffffff" fo:color="#444444"/>
    </style:style>
    <style:style style:name="T352_12" style:family="text">
      <style:text-properties fo:background-color="#ffffff" fo:color="#444444"/>
    </style:style>
    <style:style style:name="P353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54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55" style:family="paragraph" style:parent-style-name="Standard">
      <style:paragraph-properties fo:text-align="justify" fo:break-before="auto" fo:line-height="115%" fo:margin-top="0cm" style:writing-mode="lr-tb"/>
    </style:style>
    <style:style style:name="T355_1" style:family="text">
      <style:text-properties fo:background-color="#ffffff" fo:color="#444444"/>
    </style:style>
    <style:style style:name="T355_2" style:family="text">
      <style:text-properties fo:background-color="#ffffff" fo:color="#444444"/>
    </style:style>
    <style:style style:name="T355_3" style:family="text">
      <style:text-properties fo:background-color="#ffffff" fo:color="#444444"/>
    </style:style>
    <style:style style:name="T355_4" style:family="text">
      <style:text-properties fo:background-color="#ffffff" fo:color="#444444"/>
    </style:style>
    <style:style style:name="T355_5" style:family="text">
      <style:text-properties fo:background-color="#ffffff" fo:color="#444444"/>
    </style:style>
    <style:style style:name="T355_6" style:family="text">
      <style:text-properties fo:background-color="#ffffff" fo:color="#444444"/>
    </style:style>
    <style:style style:name="T355_7" style:family="text">
      <style:text-properties fo:background-color="#ffffff" fo:color="#444444"/>
    </style:style>
    <style:style style:name="P356" style:family="paragraph" style:parent-style-name="Standard">
      <style:paragraph-properties fo:text-align="justify" fo:break-before="auto" fo:line-height="115%" fo:margin-top="0cm" style:writing-mode="lr-tb"/>
    </style:style>
    <style:style style:name="T356_1" style:family="text">
      <style:text-properties fo:background-color="#ffffff" fo:color="#444444"/>
    </style:style>
    <style:style style:name="T356_2" style:family="text">
      <style:text-properties fo:background-color="#ffffff" fo:color="#444444"/>
    </style:style>
    <style:style style:name="T356_3" style:family="text">
      <style:text-properties fo:background-color="#ffffff" fo:color="#444444"/>
    </style:style>
    <style:style style:name="T356_4" style:family="text">
      <style:text-properties fo:background-color="#ffffff" fo:color="#444444"/>
    </style:style>
    <style:style style:name="T356_5" style:family="text">
      <style:text-properties fo:background-color="#ffffff" fo:color="#444444"/>
    </style:style>
    <style:style style:name="T356_6" style:family="text">
      <style:text-properties fo:background-color="#ffffff" fo:color="#444444"/>
    </style:style>
    <style:style style:name="T356_7" style:family="text">
      <style:text-properties fo:background-color="#ffffff" fo:color="#444444"/>
    </style:style>
    <style:style style:name="T356_8" style:family="text">
      <style:text-properties fo:background-color="#ffffff" fo:color="#444444"/>
    </style:style>
    <style:style style:name="T356_9" style:family="text">
      <style:text-properties fo:background-color="#ffffff" fo:color="#444444"/>
    </style:style>
    <style:style style:name="T356_10" style:family="text">
      <style:text-properties fo:background-color="#ffffff" fo:color="#444444"/>
    </style:style>
    <style:style style:name="T356_11" style:family="text">
      <style:text-properties fo:background-color="#ffffff" fo:color="#444444"/>
    </style:style>
    <style:style style:name="T356_12" style:family="text">
      <style:text-properties fo:background-color="#ffffff" fo:color="#444444"/>
    </style:style>
    <style:style style:name="T356_13" style:family="text">
      <style:text-properties fo:background-color="#ffffff" fo:color="#444444"/>
    </style:style>
    <style:style style:name="T356_14" style:family="text">
      <style:text-properties fo:background-color="#ffffff" fo:color="#444444"/>
    </style:style>
    <style:style style:name="T356_15" style:family="text">
      <style:text-properties fo:background-color="#ffffff" fo:color="#444444"/>
    </style:style>
    <style:style style:name="T356_16" style:family="text">
      <style:text-properties fo:background-color="#ffffff" fo:color="#444444"/>
    </style:style>
    <style:style style:name="T356_17" style:family="text">
      <style:text-properties fo:background-color="#ffffff" fo:color="#444444"/>
    </style:style>
    <style:style style:name="T356_18" style:family="text">
      <style:text-properties fo:background-color="#ffffff" fo:color="#444444"/>
    </style:style>
    <style:style style:name="T356_19" style:family="text">
      <style:text-properties fo:background-color="#ffffff" fo:color="#444444"/>
    </style:style>
    <style:style style:name="T356_20" style:family="text">
      <style:text-properties fo:background-color="#ffffff" fo:color="#444444"/>
    </style:style>
    <style:style style:name="T356_21" style:family="text">
      <style:text-properties fo:background-color="#ffffff" fo:color="#444444"/>
    </style:style>
    <style:style style:name="T356_22" style:family="text">
      <style:text-properties fo:background-color="#ffffff" fo:color="#444444"/>
    </style:style>
    <style:style style:name="T356_23" style:family="text">
      <style:text-properties fo:background-color="#ffffff" fo:color="#444444"/>
    </style:style>
    <style:style style:name="T356_24" style:family="text">
      <style:text-properties fo:background-color="#ffffff" fo:color="#444444"/>
    </style:style>
    <style:style style:name="T356_25" style:family="text">
      <style:text-properties fo:background-color="#ffffff" fo:color="#444444"/>
    </style:style>
    <style:style style:name="T356_26" style:family="text">
      <style:text-properties fo:background-color="#ffffff" fo:color="#444444"/>
    </style:style>
    <style:style style:name="T356_27" style:family="text">
      <style:text-properties fo:background-color="#ffffff" fo:color="#444444"/>
    </style:style>
    <style:style style:name="T356_28" style:family="text">
      <style:text-properties fo:background-color="#ffffff" fo:color="#444444"/>
    </style:style>
    <style:style style:name="T356_29" style:family="text">
      <style:text-properties fo:background-color="#ffffff" fo:color="#444444"/>
    </style:style>
    <style:style style:name="T356_30" style:family="text">
      <style:text-properties fo:background-color="#ffffff" fo:color="#444444"/>
    </style:style>
    <style:style style:name="T356_31" style:family="text">
      <style:text-properties fo:background-color="#ffffff" fo:color="#444444"/>
    </style:style>
    <style:style style:name="T356_32" style:family="text">
      <style:text-properties fo:background-color="#ffffff" fo:color="#444444"/>
    </style:style>
    <style:style style:name="T356_33" style:family="text">
      <style:text-properties fo:background-color="#ffffff" fo:color="#444444"/>
    </style:style>
    <style:style style:name="P35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57_1" style:family="text">
      <style:text-properties fo:background-color="#ffffff" fo:color="#444444"/>
    </style:style>
    <style:style style:name="T357_2" style:family="text">
      <style:text-properties fo:background-color="#ffffff" fo:color="#444444"/>
    </style:style>
    <style:style style:name="T357_3" style:family="text">
      <style:text-properties fo:background-color="#ffffff" fo:color="#444444"/>
    </style:style>
    <style:style style:name="T357_4" style:family="text">
      <style:text-properties fo:background-color="#ffffff" fo:color="#444444"/>
    </style:style>
    <style:style style:name="T357_5" style:family="text">
      <style:text-properties fo:background-color="#ffffff" fo:color="#444444"/>
    </style:style>
    <style:style style:name="T357_6" style:family="text">
      <style:text-properties fo:background-color="#ffffff" fo:color="#444444"/>
    </style:style>
    <style:style style:name="T357_7" style:family="text">
      <style:text-properties fo:background-color="#ffffff" fo:color="#444444"/>
    </style:style>
    <style:style style:name="T357_8" style:family="text">
      <style:text-properties fo:background-color="#ffffff" fo:color="#444444"/>
    </style:style>
    <style:style style:name="T357_9" style:family="text">
      <style:text-properties fo:background-color="#ffffff" fo:color="#444444"/>
    </style:style>
    <style:style style:name="T357_10" style:family="text">
      <style:text-properties fo:background-color="#ffffff" fo:color="#444444"/>
    </style:style>
    <style:style style:name="T357_11" style:family="text">
      <style:text-properties fo:background-color="#ffffff" fo:color="#444444"/>
    </style:style>
    <style:style style:name="T357_12" style:family="text">
      <style:text-properties fo:background-color="#ffffff" fo:color="#444444"/>
    </style:style>
    <style:style style:name="T357_13" style:family="text">
      <style:text-properties fo:background-color="#ffffff" fo:color="#444444"/>
    </style:style>
    <style:style style:name="T357_14" style:family="text">
      <style:text-properties fo:background-color="#ffffff" fo:color="#444444"/>
    </style:style>
    <style:style style:name="T357_15" style:family="text">
      <style:text-properties fo:background-color="#ffffff" fo:color="#444444"/>
    </style:style>
    <style:style style:name="T357_16" style:family="text">
      <style:text-properties fo:background-color="#ffffff" fo:color="#444444"/>
    </style:style>
    <style:style style:name="T357_17" style:family="text">
      <style:text-properties fo:background-color="#ffffff" fo:color="#444444"/>
    </style:style>
    <style:style style:name="T357_18" style:family="text">
      <style:text-properties fo:background-color="#ffffff" fo:color="#444444"/>
    </style:style>
    <style:style style:name="T357_19" style:family="text">
      <style:text-properties fo:background-color="#ffffff" fo:color="#444444"/>
    </style:style>
    <style:style style:name="T357_20" style:family="text">
      <style:text-properties fo:background-color="#ffffff" fo:color="#444444"/>
    </style:style>
    <style:style style:name="T357_21" style:family="text">
      <style:text-properties fo:background-color="#ffffff" fo:color="#444444"/>
    </style:style>
    <style:style style:name="T357_22" style:family="text">
      <style:text-properties fo:background-color="#ffffff" fo:color="#444444"/>
    </style:style>
    <style:style style:name="T357_23" style:family="text">
      <style:text-properties fo:background-color="#ffffff" fo:color="#444444"/>
    </style:style>
    <style:style style:name="T357_24" style:family="text">
      <style:text-properties fo:background-color="#ffffff" fo:color="#444444"/>
    </style:style>
    <style:style style:name="T357_25" style:family="text">
      <style:text-properties fo:background-color="#ffffff" fo:color="#444444"/>
    </style:style>
    <style:style style:name="T357_26" style:family="text">
      <style:text-properties fo:background-color="#ffffff" fo:color="#444444"/>
    </style:style>
    <style:style style:name="T357_27" style:family="text">
      <style:text-properties fo:background-color="#ffffff" fo:color="#444444"/>
    </style:style>
    <style:style style:name="T357_28" style:family="text">
      <style:text-properties fo:background-color="#ffffff" fo:color="#444444"/>
    </style:style>
    <style:style style:name="P358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59" style:family="paragraph" style:parent-style-name="Standard">
      <style:paragraph-properties fo:text-align="justify" fo:break-before="auto" fo:line-height="115%" style:writing-mode="lr-tb"/>
    </style:style>
    <style:style style:name="T359_1" style:family="text">
      <style:text-properties fo:background-color="#ffffff" fo:color="#444444"/>
    </style:style>
    <style:style style:name="T359_2" style:family="text">
      <style:text-properties fo:background-color="#ffffff" fo:color="#444444"/>
    </style:style>
    <style:style style:name="T359_3" style:family="text">
      <style:text-properties fo:background-color="#ffffff" fo:color="#444444"/>
    </style:style>
    <style:style style:name="T359_4" style:family="text">
      <style:text-properties fo:background-color="#ffffff" fo:color="#444444"/>
    </style:style>
    <style:style style:name="T359_5" style:family="text">
      <style:text-properties fo:background-color="#ffffff" fo:color="#444444"/>
    </style:style>
    <style:style style:name="T359_6" style:family="text">
      <style:text-properties fo:background-color="#ffffff" fo:color="#444444"/>
    </style:style>
    <style:style style:name="T359_7" style:family="text">
      <style:text-properties fo:background-color="#ffffff" fo:color="#444444"/>
    </style:style>
    <style:style style:name="T359_8" style:family="text">
      <style:text-properties fo:background-color="#ffffff" fo:color="#444444"/>
    </style:style>
    <style:style style:name="T359_9" style:family="text">
      <style:text-properties fo:background-color="#ffffff" fo:color="#444444"/>
    </style:style>
    <style:style style:name="T359_10" style:family="text">
      <style:text-properties fo:background-color="#ffffff" fo:color="#444444"/>
    </style:style>
    <style:style style:name="T359_11" style:family="text">
      <style:text-properties fo:background-color="#ffffff" fo:color="#444444"/>
    </style:style>
    <style:style style:name="T359_12" style:family="text">
      <style:text-properties fo:background-color="#ffffff" fo:color="#444444"/>
    </style:style>
    <style:style style:name="T359_13" style:family="text">
      <style:text-properties fo:background-color="#ffffff" fo:color="#444444"/>
    </style:style>
    <style:style style:name="T359_14" style:family="text">
      <style:text-properties fo:background-color="#ffffff" fo:color="#444444"/>
    </style:style>
    <style:style style:name="T359_15" style:family="text">
      <style:text-properties fo:background-color="#ffffff" fo:color="#444444"/>
    </style:style>
    <style:style style:name="T359_16" style:family="text">
      <style:text-properties fo:background-color="#ffffff" fo:color="#444444"/>
    </style:style>
    <style:style style:name="T359_17" style:family="text">
      <style:text-properties fo:background-color="#ffffff" fo:color="#444444"/>
    </style:style>
    <style:style style:name="T359_18" style:family="text">
      <style:text-properties fo:background-color="#ffffff" fo:color="#444444"/>
    </style:style>
    <style:style style:name="T359_19" style:family="text">
      <style:text-properties fo:background-color="#ffffff" fo:color="#444444"/>
    </style:style>
    <style:style style:name="T359_20" style:family="text">
      <style:text-properties fo:background-color="#ffffff" fo:color="#444444"/>
    </style:style>
    <style:style style:name="T359_21" style:family="text">
      <style:text-properties fo:background-color="#ffffff" fo:color="#444444"/>
    </style:style>
    <style:style style:name="T359_22" style:family="text">
      <style:text-properties fo:background-color="#ffffff" fo:color="#444444"/>
    </style:style>
    <style:style style:name="T359_23" style:family="text">
      <style:text-properties fo:background-color="#ffffff" fo:color="#444444"/>
    </style:style>
    <style:style style:name="T359_24" style:family="text">
      <style:text-properties fo:background-color="#ffffff" fo:color="#444444"/>
    </style:style>
    <style:style style:name="T359_25" style:family="text">
      <style:text-properties fo:background-color="#ffffff" fo:color="#444444"/>
    </style:style>
    <style:style style:name="T359_26" style:family="text">
      <style:text-properties fo:background-color="#ffffff" fo:color="#444444"/>
    </style:style>
    <style:style style:name="T359_27" style:family="text">
      <style:text-properties fo:background-color="#ffffff" fo:color="#444444"/>
    </style:style>
    <style:style style:name="T359_28" style:family="text">
      <style:text-properties fo:background-color="#ffffff" fo:color="#444444"/>
    </style:style>
    <style:style style:name="T359_29" style:family="text">
      <style:text-properties fo:background-color="#ffffff" fo:color="#444444"/>
    </style:style>
    <style:style style:name="T359_30" style:family="text">
      <style:text-properties fo:background-color="#ffffff" fo:color="#444444"/>
    </style:style>
    <style:style style:name="T359_31" style:family="text">
      <style:text-properties fo:background-color="#ffffff" fo:color="#444444"/>
    </style:style>
    <style:style style:name="T359_32" style:family="text">
      <style:text-properties fo:background-color="#ffffff" fo:color="#444444"/>
    </style:style>
    <style:style style:name="T359_33" style:family="text">
      <style:text-properties fo:background-color="#ffffff" fo:color="#444444"/>
    </style:style>
    <style:style style:name="T359_34" style:family="text">
      <style:text-properties fo:background-color="#ffffff" fo:color="#444444"/>
    </style:style>
    <style:style style:name="T359_35" style:family="text">
      <style:text-properties fo:background-color="#ffffff" fo:color="#444444"/>
    </style:style>
    <style:style style:name="T359_36" style:family="text">
      <style:text-properties fo:background-color="#ffffff" fo:color="#444444"/>
    </style:style>
    <style:style style:name="T359_37" style:family="text">
      <style:text-properties fo:background-color="#ffffff" fo:color="#444444"/>
    </style:style>
    <style:style style:name="T359_38" style:family="text">
      <style:text-properties fo:background-color="#ffffff" fo:color="#444444"/>
    </style:style>
    <style:style style:name="T359_39" style:family="text">
      <style:text-properties fo:background-color="#ffffff" fo:color="#444444"/>
    </style:style>
    <style:style style:name="T359_40" style:family="text">
      <style:text-properties fo:background-color="#ffffff" fo:color="#444444"/>
    </style:style>
    <style:style style:name="T359_41" style:family="text">
      <style:text-properties fo:background-color="#ffffff" fo:color="#444444"/>
    </style:style>
    <style:style style:name="T359_42" style:family="text">
      <style:text-properties fo:background-color="#ffffff" fo:color="#444444"/>
    </style:style>
    <style:style style:name="T359_43" style:family="text">
      <style:text-properties fo:background-color="#ffffff" fo:color="#444444"/>
    </style:style>
    <style:style style:name="T359_44" style:family="text">
      <style:text-properties fo:background-color="#ffffff" fo:color="#444444"/>
    </style:style>
    <style:style style:name="T359_45" style:family="text">
      <style:text-properties fo:background-color="#ffffff" fo:color="#444444"/>
    </style:style>
    <style:style style:name="T359_46" style:family="text">
      <style:text-properties fo:background-color="#ffffff" fo:color="#444444"/>
    </style:style>
    <style:style style:name="T359_47" style:family="text">
      <style:text-properties fo:background-color="#ffffff" fo:color="#444444"/>
    </style:style>
    <style:style style:name="T359_48" style:family="text">
      <style:text-properties fo:background-color="#ffffff" fo:color="#444444"/>
    </style:style>
    <style:style style:name="T359_49" style:family="text">
      <style:text-properties fo:background-color="#ffffff" fo:color="#444444"/>
    </style:style>
    <style:style style:name="T359_50" style:family="text">
      <style:text-properties fo:background-color="#ffffff" fo:color="#444444"/>
    </style:style>
    <style:style style:name="T359_51" style:family="text">
      <style:text-properties fo:background-color="#ffffff" fo:color="#444444"/>
    </style:style>
    <style:style style:name="T359_52" style:family="text">
      <style:text-properties fo:background-color="#ffffff" fo:color="#444444"/>
    </style:style>
    <style:style style:name="T359_53" style:family="text">
      <style:text-properties fo:background-color="#ffffff" fo:color="#444444"/>
    </style:style>
    <style:style style:name="T359_54" style:family="text">
      <style:text-properties fo:background-color="#ffffff" fo:color="#444444"/>
    </style:style>
    <style:style style:name="T359_55" style:family="text">
      <style:text-properties fo:background-color="#ffffff" fo:color="#444444"/>
    </style:style>
    <style:style style:name="T359_56" style:family="text">
      <style:text-properties fo:background-color="#ffffff" fo:color="#444444"/>
    </style:style>
    <style:style style:name="T359_57" style:family="text">
      <style:text-properties fo:background-color="#ffffff" fo:color="#444444"/>
    </style:style>
    <style:style style:name="T359_58" style:family="text">
      <style:text-properties fo:background-color="#ffffff" fo:color="#444444"/>
    </style:style>
    <style:style style:name="T359_59" style:family="text">
      <style:text-properties fo:background-color="#ffffff" fo:color="#444444"/>
    </style:style>
    <style:style style:name="T359_60" style:family="text">
      <style:text-properties fo:background-color="#ffffff" fo:color="#444444"/>
    </style:style>
    <style:style style:name="T359_61" style:family="text">
      <style:text-properties fo:background-color="#ffffff" fo:color="#444444"/>
    </style:style>
    <style:style style:name="T359_62" style:family="text">
      <style:text-properties fo:background-color="#ffffff" fo:color="#444444"/>
    </style:style>
    <style:style style:name="T359_63" style:family="text">
      <style:text-properties fo:background-color="#ffffff" fo:color="#444444"/>
    </style:style>
    <style:style style:name="T359_64" style:family="text">
      <style:text-properties fo:background-color="#ffffff" fo:color="#444444"/>
    </style:style>
    <style:style style:name="T359_65" style:family="text">
      <style:text-properties fo:background-color="#ffffff" fo:color="#444444"/>
    </style:style>
    <style:style style:name="T359_66" style:family="text">
      <style:text-properties fo:background-color="#ffffff" fo:color="#444444"/>
    </style:style>
    <style:style style:name="T359_67" style:family="text">
      <style:text-properties fo:background-color="#ffffff" fo:color="#444444"/>
    </style:style>
    <style:style style:name="T359_68" style:family="text">
      <style:text-properties fo:background-color="#ffffff" fo:color="#444444"/>
    </style:style>
    <style:style style:name="P360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61" style:family="paragraph" style:parent-style-name="Standard">
      <style:paragraph-properties fo:text-align="justify" fo:break-before="auto" fo:line-height="115%" style:writing-mode="lr-tb"/>
    </style:style>
    <style:style style:name="T361_1" style:family="text">
      <style:text-properties fo:background-color="#ffffff" fo:color="#444444"/>
    </style:style>
    <style:style style:name="T361_2" style:family="text">
      <style:text-properties fo:background-color="#ffffff" fo:color="#444444"/>
    </style:style>
    <style:style style:name="T361_3" style:family="text">
      <style:text-properties fo:background-color="#ffffff" fo:color="#444444"/>
    </style:style>
    <style:style style:name="T361_4" style:family="text">
      <style:text-properties fo:background-color="#ffffff" fo:color="#444444"/>
    </style:style>
    <style:style style:name="T361_5" style:family="text">
      <style:text-properties fo:background-color="#ffffff" fo:color="#444444"/>
    </style:style>
    <style:style style:name="T361_6" style:family="text">
      <style:text-properties fo:background-color="#ffffff" fo:color="#444444"/>
    </style:style>
    <style:style style:name="T361_7" style:family="text">
      <style:text-properties fo:background-color="#ffffff" fo:color="#444444"/>
    </style:style>
    <style:style style:name="T361_8" style:family="text">
      <style:text-properties fo:background-color="#ffffff" fo:color="#444444"/>
    </style:style>
    <style:style style:name="T361_9" style:family="text">
      <style:text-properties fo:background-color="#ffffff" fo:color="#444444"/>
    </style:style>
    <style:style style:name="T361_10" style:family="text">
      <style:text-properties fo:background-color="#ffffff" fo:color="#444444"/>
    </style:style>
    <style:style style:name="T361_11" style:family="text">
      <style:text-properties fo:background-color="#ffffff" fo:color="#444444"/>
    </style:style>
    <style:style style:name="T361_12" style:family="text">
      <style:text-properties fo:background-color="#ffffff" fo:color="#444444"/>
    </style:style>
    <style:style style:name="T361_13" style:family="text">
      <style:text-properties fo:background-color="#ffffff" fo:color="#444444"/>
    </style:style>
    <style:style style:name="T361_14" style:family="text">
      <style:text-properties fo:background-color="#ffffff" fo:color="#444444"/>
    </style:style>
    <style:style style:name="T361_15" style:family="text">
      <style:text-properties fo:background-color="#ffffff" fo:color="#444444"/>
    </style:style>
    <style:style style:name="T361_16" style:family="text">
      <style:text-properties fo:background-color="#ffffff" fo:color="#444444"/>
    </style:style>
    <style:style style:name="T361_17" style:family="text">
      <style:text-properties fo:background-color="#ffffff" fo:color="#444444"/>
    </style:style>
    <style:style style:name="T361_18" style:family="text">
      <style:text-properties fo:background-color="#ffffff" fo:color="#444444"/>
    </style:style>
    <style:style style:name="T361_19" style:family="text">
      <style:text-properties fo:background-color="#ffffff" fo:color="#444444"/>
    </style:style>
    <style:style style:name="T361_20" style:family="text">
      <style:text-properties fo:background-color="#ffffff" fo:color="#444444"/>
    </style:style>
    <style:style style:name="T361_21" style:family="text">
      <style:text-properties fo:background-color="#ffffff" fo:color="#444444"/>
    </style:style>
    <style:style style:name="T361_22" style:family="text">
      <style:text-properties fo:background-color="#ffffff" fo:color="#444444"/>
    </style:style>
    <style:style style:name="T361_23" style:family="text">
      <style:text-properties fo:background-color="#ffffff" fo:color="#444444"/>
    </style:style>
    <style:style style:name="T361_24" style:family="text">
      <style:text-properties fo:background-color="#ffffff" fo:color="#444444"/>
    </style:style>
    <style:style style:name="T361_25" style:family="text">
      <style:text-properties fo:background-color="#ffffff" fo:color="#444444"/>
    </style:style>
    <style:style style:name="T361_26" style:family="text">
      <style:text-properties fo:background-color="#ffffff" fo:color="#444444"/>
    </style:style>
    <style:style style:name="T361_27" style:family="text">
      <style:text-properties fo:background-color="#ffffff" fo:color="#444444"/>
    </style:style>
    <style:style style:name="T361_28" style:family="text">
      <style:text-properties fo:background-color="#ffffff" fo:color="#444444"/>
    </style:style>
    <style:style style:name="T361_29" style:family="text">
      <style:text-properties fo:background-color="#ffffff" fo:color="#444444"/>
    </style:style>
    <style:style style:name="T361_30" style:family="text">
      <style:text-properties fo:background-color="#ffffff" fo:color="#444444"/>
    </style:style>
    <style:style style:name="T361_31" style:family="text">
      <style:text-properties fo:background-color="#ffffff" fo:color="#444444"/>
    </style:style>
    <style:style style:name="T361_32" style:family="text">
      <style:text-properties fo:background-color="#ffffff" fo:color="#444444"/>
    </style:style>
    <style:style style:name="T361_33" style:family="text">
      <style:text-properties fo:background-color="#ffffff" fo:color="#444444"/>
    </style:style>
    <style:style style:name="T361_34" style:family="text">
      <style:text-properties fo:background-color="#ffffff" fo:color="#444444"/>
    </style:style>
    <style:style style:name="T361_35" style:family="text">
      <style:text-properties fo:background-color="#ffffff" fo:color="#444444"/>
    </style:style>
    <style:style style:name="T361_36" style:family="text">
      <style:text-properties fo:background-color="#ffffff" fo:color="#444444"/>
    </style:style>
    <style:style style:name="T361_37" style:family="text">
      <style:text-properties fo:background-color="#ffffff" fo:color="#444444"/>
    </style:style>
    <style:style style:name="T361_38" style:family="text">
      <style:text-properties fo:background-color="#ffffff" fo:color="#444444"/>
    </style:style>
    <style:style style:name="T361_39" style:family="text">
      <style:text-properties fo:background-color="#ffffff" fo:color="#444444"/>
    </style:style>
    <style:style style:name="T361_40" style:family="text">
      <style:text-properties fo:background-color="#ffffff" fo:color="#444444"/>
    </style:style>
    <style:style style:name="T361_41" style:family="text">
      <style:text-properties fo:background-color="#ffffff" fo:color="#444444"/>
    </style:style>
    <style:style style:name="T361_42" style:family="text">
      <style:text-properties fo:background-color="#ffffff" fo:color="#444444"/>
    </style:style>
    <style:style style:name="T361_43" style:family="text">
      <style:text-properties fo:background-color="#ffffff" fo:color="#444444"/>
    </style:style>
    <style:style style:name="T361_44" style:family="text">
      <style:text-properties fo:background-color="#ffffff" fo:color="#444444"/>
    </style:style>
    <style:style style:name="T361_45" style:family="text">
      <style:text-properties fo:background-color="#ffffff" fo:color="#444444"/>
    </style:style>
    <style:style style:name="T361_46" style:family="text">
      <style:text-properties fo:background-color="#ffffff" fo:color="#444444"/>
    </style:style>
    <style:style style:name="T361_47" style:family="text">
      <style:text-properties fo:background-color="#ffffff" fo:color="#444444"/>
    </style:style>
    <style:style style:name="T361_48" style:family="text">
      <style:text-properties fo:background-color="#ffffff" fo:color="#444444"/>
    </style:style>
    <style:style style:name="T361_49" style:family="text">
      <style:text-properties fo:background-color="#ffffff" fo:color="#444444"/>
    </style:style>
    <style:style style:name="T361_50" style:family="text">
      <style:text-properties fo:background-color="#ffffff" fo:color="#444444"/>
    </style:style>
    <style:style style:name="T361_51" style:family="text">
      <style:text-properties fo:background-color="#ffffff" fo:color="#444444"/>
    </style:style>
    <style:style style:name="T361_52" style:family="text">
      <style:text-properties fo:background-color="#ffffff" fo:color="#444444"/>
    </style:style>
    <style:style style:name="T361_53" style:family="text">
      <style:text-properties fo:background-color="#ffffff" fo:color="#444444"/>
    </style:style>
    <style:style style:name="T361_54" style:family="text">
      <style:text-properties fo:background-color="#ffffff" fo:color="#444444"/>
    </style:style>
    <style:style style:name="T361_55" style:family="text">
      <style:text-properties fo:background-color="#ffffff" fo:color="#444444"/>
    </style:style>
    <style:style style:name="T361_56" style:family="text">
      <style:text-properties fo:background-color="#ffffff" fo:color="#444444"/>
    </style:style>
    <style:style style:name="T361_57" style:family="text">
      <style:text-properties fo:background-color="#ffffff" fo:color="#444444"/>
    </style:style>
    <style:style style:name="T361_58" style:family="text">
      <style:text-properties fo:background-color="#ffffff" fo:color="#444444"/>
    </style:style>
    <style:style style:name="T361_59" style:family="text">
      <style:text-properties fo:background-color="#ffffff" fo:color="#444444"/>
    </style:style>
    <style:style style:name="T361_60" style:family="text">
      <style:text-properties fo:background-color="#ffffff" fo:color="#444444"/>
    </style:style>
    <style:style style:name="T361_61" style:family="text">
      <style:text-properties fo:background-color="#ffffff" fo:color="#444444"/>
    </style:style>
    <style:style style:name="T361_62" style:family="text">
      <style:text-properties fo:background-color="#ffffff" fo:color="#444444"/>
    </style:style>
    <style:style style:name="T361_63" style:family="text">
      <style:text-properties fo:background-color="#ffffff" fo:color="#444444"/>
    </style:style>
    <style:style style:name="T361_64" style:family="text">
      <style:text-properties fo:background-color="#ffffff" fo:color="#444444"/>
    </style:style>
    <style:style style:name="T361_65" style:family="text">
      <style:text-properties fo:background-color="#ffffff" fo:color="#444444"/>
    </style:style>
    <style:style style:name="T361_66" style:family="text">
      <style:text-properties fo:background-color="#ffffff" fo:color="#444444"/>
    </style:style>
    <style:style style:name="T361_67" style:family="text">
      <style:text-properties fo:background-color="#ffffff" fo:color="#444444"/>
    </style:style>
    <style:style style:name="T361_68" style:family="text">
      <style:text-properties fo:background-color="#ffffff" fo:color="#444444"/>
    </style:style>
    <style:style style:name="T361_69" style:family="text">
      <style:text-properties fo:background-color="#ffffff" fo:color="#444444"/>
    </style:style>
    <style:style style:name="T361_70" style:family="text">
      <style:text-properties fo:background-color="#ffffff" fo:color="#444444"/>
    </style:style>
    <style:style style:name="T361_71" style:family="text">
      <style:text-properties fo:background-color="#ffffff" fo:color="#444444"/>
    </style:style>
    <style:style style:name="T361_72" style:family="text">
      <style:text-properties fo:background-color="#ffffff" fo:color="#444444"/>
    </style:style>
    <style:style style:name="T361_73" style:family="text">
      <style:text-properties fo:background-color="#ffffff" fo:color="#444444"/>
    </style:style>
    <style:style style:name="T361_74" style:family="text">
      <style:text-properties fo:background-color="#ffffff" fo:color="#444444"/>
    </style:style>
    <style:style style:name="P362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63" style:family="paragraph" style:parent-style-name="Standard">
      <style:paragraph-properties fo:text-align="justify" fo:break-before="auto" fo:line-height="115%" style:writing-mode="lr-tb"/>
    </style:style>
    <style:style style:name="T363_1" style:family="text">
      <style:text-properties fo:background-color="#ffffff" fo:color="#444444"/>
    </style:style>
    <style:style style:name="T363_2" style:family="text">
      <style:text-properties fo:background-color="#ffffff" fo:color="#444444"/>
    </style:style>
    <style:style style:name="T363_3" style:family="text">
      <style:text-properties fo:background-color="#ffffff" fo:color="#444444"/>
    </style:style>
    <style:style style:name="T363_4" style:family="text">
      <style:text-properties fo:background-color="#ffffff" fo:color="#444444"/>
    </style:style>
    <style:style style:name="T363_5" style:family="text">
      <style:text-properties fo:background-color="#ffffff" fo:color="#444444"/>
    </style:style>
    <style:style style:name="T363_6" style:family="text">
      <style:text-properties fo:background-color="#ffffff" fo:color="#444444"/>
    </style:style>
    <style:style style:name="T363_7" style:family="text">
      <style:text-properties fo:background-color="#ffffff" fo:color="#444444"/>
    </style:style>
    <style:style style:name="T363_8" style:family="text">
      <style:text-properties fo:background-color="#ffffff" fo:color="#444444"/>
    </style:style>
    <style:style style:name="T363_9" style:family="text">
      <style:text-properties fo:background-color="#ffffff" fo:color="#444444"/>
    </style:style>
    <style:style style:name="T363_10" style:family="text">
      <style:text-properties fo:background-color="#ffffff" fo:color="#444444"/>
    </style:style>
    <style:style style:name="T363_11" style:family="text">
      <style:text-properties fo:background-color="#ffffff" fo:color="#444444"/>
    </style:style>
    <style:style style:name="T363_12" style:family="text">
      <style:text-properties fo:background-color="#ffffff" fo:color="#444444"/>
    </style:style>
    <style:style style:name="T363_13" style:family="text">
      <style:text-properties fo:background-color="#ffffff" fo:color="#444444"/>
    </style:style>
    <style:style style:name="T363_14" style:family="text">
      <style:text-properties fo:background-color="#ffffff" fo:color="#444444"/>
    </style:style>
    <style:style style:name="T363_15" style:family="text">
      <style:text-properties fo:background-color="#ffffff" fo:color="#444444"/>
    </style:style>
    <style:style style:name="T363_16" style:family="text">
      <style:text-properties fo:background-color="#ffffff" fo:color="#444444"/>
    </style:style>
    <style:style style:name="T363_17" style:family="text">
      <style:text-properties fo:background-color="#ffffff" fo:color="#444444"/>
    </style:style>
    <style:style style:name="T363_18" style:family="text">
      <style:text-properties fo:background-color="#ffffff" fo:color="#444444"/>
    </style:style>
    <style:style style:name="T363_19" style:family="text">
      <style:text-properties fo:background-color="#ffffff" fo:color="#444444"/>
    </style:style>
    <style:style style:name="T363_20" style:family="text">
      <style:text-properties fo:background-color="#ffffff" fo:color="#444444"/>
    </style:style>
    <style:style style:name="T363_21" style:family="text">
      <style:text-properties fo:background-color="#ffffff" fo:color="#444444"/>
    </style:style>
    <style:style style:name="T363_22" style:family="text">
      <style:text-properties fo:background-color="#ffffff" fo:color="#444444"/>
    </style:style>
    <style:style style:name="T363_23" style:family="text">
      <style:text-properties fo:background-color="#ffffff" fo:color="#444444"/>
    </style:style>
    <style:style style:name="T363_24" style:family="text">
      <style:text-properties fo:background-color="#ffffff" fo:color="#444444"/>
    </style:style>
    <style:style style:name="T363_25" style:family="text">
      <style:text-properties fo:background-color="#ffffff" fo:color="#444444"/>
    </style:style>
    <style:style style:name="T363_26" style:family="text">
      <style:text-properties fo:background-color="#ffffff" fo:color="#444444"/>
    </style:style>
    <style:style style:name="T363_27" style:family="text">
      <style:text-properties fo:background-color="#ffffff" fo:color="#444444"/>
    </style:style>
    <style:style style:name="T363_28" style:family="text">
      <style:text-properties fo:background-color="#ffffff" fo:color="#444444"/>
    </style:style>
    <style:style style:name="T363_29" style:family="text">
      <style:text-properties fo:background-color="#ffffff" fo:color="#444444"/>
    </style:style>
    <style:style style:name="T363_30" style:family="text">
      <style:text-properties fo:background-color="#ffffff" fo:color="#444444"/>
    </style:style>
    <style:style style:name="T363_31" style:family="text">
      <style:text-properties fo:background-color="#ffffff" fo:color="#444444"/>
    </style:style>
    <style:style style:name="T363_32" style:family="text">
      <style:text-properties fo:background-color="#ffffff" fo:color="#444444"/>
    </style:style>
    <style:style style:name="T363_33" style:family="text">
      <style:text-properties fo:background-color="#ffffff" fo:color="#444444"/>
    </style:style>
    <style:style style:name="T363_34" style:family="text">
      <style:text-properties fo:background-color="#ffffff" fo:color="#444444"/>
    </style:style>
    <style:style style:name="T363_35" style:family="text">
      <style:text-properties fo:background-color="#ffffff" fo:color="#444444"/>
    </style:style>
    <style:style style:name="T363_36" style:family="text">
      <style:text-properties fo:background-color="#ffffff" fo:color="#444444"/>
    </style:style>
    <style:style style:name="T363_37" style:family="text">
      <style:text-properties fo:background-color="#ffffff" fo:color="#444444"/>
    </style:style>
    <style:style style:name="T363_38" style:family="text">
      <style:text-properties fo:background-color="#ffffff" fo:color="#444444"/>
    </style:style>
    <style:style style:name="T363_39" style:family="text">
      <style:text-properties fo:background-color="#ffffff" fo:color="#444444"/>
    </style:style>
    <style:style style:name="T363_40" style:family="text">
      <style:text-properties fo:background-color="#ffffff" fo:color="#444444"/>
    </style:style>
    <style:style style:name="T363_41" style:family="text">
      <style:text-properties fo:background-color="#ffffff" fo:color="#444444"/>
    </style:style>
    <style:style style:name="T363_42" style:family="text">
      <style:text-properties fo:background-color="#ffffff" fo:color="#444444"/>
    </style:style>
    <style:style style:name="T363_43" style:family="text">
      <style:text-properties fo:background-color="#ffffff" fo:color="#444444"/>
    </style:style>
    <style:style style:name="T363_44" style:family="text">
      <style:text-properties fo:background-color="#ffffff" fo:color="#444444"/>
    </style:style>
    <style:style style:name="T363_45" style:family="text">
      <style:text-properties fo:background-color="#ffffff" fo:color="#444444"/>
    </style:style>
    <style:style style:name="T363_46" style:family="text">
      <style:text-properties fo:background-color="#ffffff" fo:color="#444444"/>
    </style:style>
    <style:style style:name="T363_47" style:family="text">
      <style:text-properties fo:background-color="#ffffff" fo:color="#444444"/>
    </style:style>
    <style:style style:name="T363_48" style:family="text">
      <style:text-properties fo:background-color="#ffffff" fo:color="#444444"/>
    </style:style>
    <style:style style:name="T363_49" style:family="text">
      <style:text-properties fo:background-color="#ffffff" fo:color="#444444"/>
    </style:style>
    <style:style style:name="T363_50" style:family="text">
      <style:text-properties fo:background-color="#ffffff" fo:color="#444444"/>
    </style:style>
    <style:style style:name="T363_51" style:family="text">
      <style:text-properties fo:background-color="#ffffff" fo:color="#444444"/>
    </style:style>
    <style:style style:name="T363_52" style:family="text">
      <style:text-properties fo:background-color="#ffffff" fo:color="#444444"/>
    </style:style>
    <style:style style:name="T363_53" style:family="text">
      <style:text-properties fo:background-color="#ffffff" fo:color="#444444"/>
    </style:style>
    <style:style style:name="T363_54" style:family="text">
      <style:text-properties fo:background-color="#ffffff" fo:color="#444444"/>
    </style:style>
    <style:style style:name="T363_55" style:family="text">
      <style:text-properties fo:background-color="#ffffff" fo:color="#444444"/>
    </style:style>
    <style:style style:name="T363_56" style:family="text">
      <style:text-properties fo:background-color="#ffffff" fo:color="#444444"/>
    </style:style>
    <style:style style:name="T363_57" style:family="text">
      <style:text-properties fo:background-color="#ffffff" fo:color="#444444"/>
    </style:style>
    <style:style style:name="T363_58" style:family="text">
      <style:text-properties fo:background-color="#ffffff" fo:color="#444444"/>
    </style:style>
    <style:style style:name="T363_59" style:family="text">
      <style:text-properties fo:background-color="#ffffff" fo:color="#444444"/>
    </style:style>
    <style:style style:name="T363_60" style:family="text">
      <style:text-properties fo:background-color="#ffffff" fo:color="#444444"/>
    </style:style>
    <style:style style:name="T363_61" style:family="text">
      <style:text-properties fo:background-color="#ffffff" fo:color="#444444"/>
    </style:style>
    <style:style style:name="T363_62" style:family="text">
      <style:text-properties fo:background-color="#ffffff" fo:color="#444444"/>
    </style:style>
    <style:style style:name="T363_63" style:family="text">
      <style:text-properties fo:background-color="#ffffff" fo:color="#444444"/>
    </style:style>
    <style:style style:name="T363_64" style:family="text">
      <style:text-properties fo:background-color="#ffffff" fo:color="#444444"/>
    </style:style>
    <style:style style:name="P364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65" style:family="paragraph" style:parent-style-name="Standard">
      <style:paragraph-properties fo:text-align="justify" fo:break-before="auto" fo:line-height="115%" style:writing-mode="lr-tb"/>
    </style:style>
    <style:style style:name="T365_1" style:family="text">
      <style:text-properties fo:background-color="#ffffff" fo:color="#444444"/>
    </style:style>
    <style:style style:name="T365_2" style:family="text">
      <style:text-properties fo:background-color="#ffffff" fo:color="#444444"/>
    </style:style>
    <style:style style:name="T365_3" style:family="text">
      <style:text-properties fo:background-color="#ffffff" fo:color="#444444"/>
    </style:style>
    <style:style style:name="T365_4" style:family="text">
      <style:text-properties fo:background-color="#ffffff" fo:color="#444444"/>
    </style:style>
    <style:style style:name="T365_5" style:family="text">
      <style:text-properties fo:background-color="#ffffff" fo:color="#444444"/>
    </style:style>
    <style:style style:name="T365_6" style:family="text">
      <style:text-properties fo:background-color="#ffffff" fo:color="#444444"/>
    </style:style>
    <style:style style:name="T365_7" style:family="text">
      <style:text-properties fo:background-color="#ffffff" fo:color="#444444"/>
    </style:style>
    <style:style style:name="T365_8" style:family="text">
      <style:text-properties fo:background-color="#ffffff" fo:color="#444444"/>
    </style:style>
    <style:style style:name="T365_9" style:family="text">
      <style:text-properties fo:background-color="#ffffff" fo:color="#444444"/>
    </style:style>
    <style:style style:name="T365_10" style:family="text">
      <style:text-properties fo:background-color="#ffffff" fo:color="#444444"/>
    </style:style>
    <style:style style:name="T365_11" style:family="text">
      <style:text-properties fo:background-color="#ffffff" fo:color="#444444"/>
    </style:style>
    <style:style style:name="T365_12" style:family="text">
      <style:text-properties fo:background-color="#ffffff" fo:color="#444444"/>
    </style:style>
    <style:style style:name="T365_13" style:family="text">
      <style:text-properties fo:background-color="#ffffff" fo:color="#444444"/>
    </style:style>
    <style:style style:name="T365_14" style:family="text">
      <style:text-properties fo:background-color="#ffffff" fo:color="#444444"/>
    </style:style>
    <style:style style:name="T365_15" style:family="text">
      <style:text-properties fo:background-color="#ffffff" fo:color="#444444"/>
    </style:style>
    <style:style style:name="T365_16" style:family="text">
      <style:text-properties fo:background-color="#ffffff" fo:color="#444444"/>
    </style:style>
    <style:style style:name="T365_17" style:family="text">
      <style:text-properties fo:background-color="#ffffff" fo:color="#444444"/>
    </style:style>
    <style:style style:name="T365_18" style:family="text">
      <style:text-properties fo:background-color="#ffffff" fo:color="#444444"/>
    </style:style>
    <style:style style:name="T365_19" style:family="text">
      <style:text-properties fo:background-color="#ffffff" fo:color="#444444"/>
    </style:style>
    <style:style style:name="T365_20" style:family="text">
      <style:text-properties fo:background-color="#ffffff" fo:color="#444444"/>
    </style:style>
    <style:style style:name="T365_21" style:family="text">
      <style:text-properties fo:background-color="#ffffff" fo:color="#444444"/>
    </style:style>
    <style:style style:name="T365_22" style:family="text">
      <style:text-properties fo:background-color="#ffffff" fo:color="#444444"/>
    </style:style>
    <style:style style:name="T365_23" style:family="text">
      <style:text-properties fo:background-color="#ffffff" fo:color="#444444"/>
    </style:style>
    <style:style style:name="T365_24" style:family="text">
      <style:text-properties fo:background-color="#ffffff" fo:color="#444444"/>
    </style:style>
    <style:style style:name="T365_25" style:family="text">
      <style:text-properties fo:background-color="#ffffff" fo:color="#444444"/>
    </style:style>
    <style:style style:name="T365_26" style:family="text">
      <style:text-properties fo:background-color="#ffffff" fo:color="#444444"/>
    </style:style>
    <style:style style:name="T365_27" style:family="text">
      <style:text-properties fo:background-color="#ffffff" fo:color="#444444"/>
    </style:style>
    <style:style style:name="T365_28" style:family="text">
      <style:text-properties fo:background-color="#ffffff" fo:color="#444444"/>
    </style:style>
    <style:style style:name="T365_29" style:family="text">
      <style:text-properties fo:background-color="#ffffff" fo:color="#444444"/>
    </style:style>
    <style:style style:name="T365_30" style:family="text">
      <style:text-properties fo:background-color="#ffffff" fo:color="#444444"/>
    </style:style>
    <style:style style:name="T365_31" style:family="text">
      <style:text-properties fo:background-color="#ffffff" fo:color="#444444"/>
    </style:style>
    <style:style style:name="T365_32" style:family="text">
      <style:text-properties fo:background-color="#ffffff" fo:color="#444444"/>
    </style:style>
    <style:style style:name="T365_33" style:family="text">
      <style:text-properties fo:background-color="#ffffff" fo:color="#444444"/>
    </style:style>
    <style:style style:name="T365_34" style:family="text">
      <style:text-properties fo:background-color="#ffffff" fo:color="#444444"/>
    </style:style>
    <style:style style:name="T365_35" style:family="text">
      <style:text-properties fo:background-color="#ffffff" fo:color="#444444"/>
    </style:style>
    <style:style style:name="T365_36" style:family="text">
      <style:text-properties fo:background-color="#ffffff" fo:color="#444444"/>
    </style:style>
    <style:style style:name="T365_37" style:family="text">
      <style:text-properties fo:background-color="#ffffff" fo:color="#444444"/>
    </style:style>
    <style:style style:name="T365_38" style:family="text">
      <style:text-properties fo:background-color="#ffffff" fo:color="#444444"/>
    </style:style>
    <style:style style:name="T365_39" style:family="text">
      <style:text-properties fo:background-color="#ffffff" fo:color="#444444"/>
    </style:style>
    <style:style style:name="T365_40" style:family="text">
      <style:text-properties fo:background-color="#ffffff" fo:color="#444444"/>
    </style:style>
    <style:style style:name="T365_41" style:family="text">
      <style:text-properties fo:background-color="#ffffff" fo:color="#444444"/>
    </style:style>
    <style:style style:name="T365_42" style:family="text">
      <style:text-properties fo:background-color="#ffffff" fo:color="#444444"/>
    </style:style>
    <style:style style:name="T365_43" style:family="text">
      <style:text-properties fo:background-color="#ffffff" fo:color="#444444"/>
    </style:style>
    <style:style style:name="T365_44" style:family="text">
      <style:text-properties fo:background-color="#ffffff" fo:color="#444444"/>
    </style:style>
    <style:style style:name="T365_45" style:family="text">
      <style:text-properties fo:background-color="#ffffff" fo:color="#444444"/>
    </style:style>
    <style:style style:name="T365_46" style:family="text">
      <style:text-properties fo:background-color="#ffffff" fo:color="#444444"/>
    </style:style>
    <style:style style:name="T365_47" style:family="text">
      <style:text-properties fo:background-color="#ffffff" fo:color="#444444"/>
    </style:style>
    <style:style style:name="T365_48" style:family="text">
      <style:text-properties fo:background-color="#ffffff" fo:color="#444444"/>
    </style:style>
    <style:style style:name="T365_49" style:family="text">
      <style:text-properties fo:background-color="#ffffff" fo:color="#444444"/>
    </style:style>
    <style:style style:name="T365_50" style:family="text">
      <style:text-properties fo:background-color="#ffffff" fo:color="#444444"/>
    </style:style>
    <style:style style:name="T365_51" style:family="text">
      <style:text-properties fo:background-color="#ffffff" fo:color="#444444"/>
    </style:style>
    <style:style style:name="T365_52" style:family="text">
      <style:text-properties fo:background-color="#ffffff" fo:color="#444444"/>
    </style:style>
    <style:style style:name="T365_53" style:family="text">
      <style:text-properties fo:background-color="#ffffff" fo:color="#444444"/>
    </style:style>
    <style:style style:name="T365_54" style:family="text">
      <style:text-properties fo:background-color="#ffffff" fo:color="#444444"/>
    </style:style>
    <style:style style:name="T365_55" style:family="text">
      <style:text-properties fo:background-color="#ffffff" fo:color="#444444"/>
    </style:style>
    <style:style style:name="T365_56" style:family="text">
      <style:text-properties fo:background-color="#ffffff" fo:color="#444444"/>
    </style:style>
    <style:style style:name="T365_57" style:family="text">
      <style:text-properties fo:background-color="#ffffff" fo:color="#444444"/>
    </style:style>
    <style:style style:name="T365_58" style:family="text">
      <style:text-properties fo:background-color="#ffffff" fo:color="#444444"/>
    </style:style>
    <style:style style:name="T365_59" style:family="text">
      <style:text-properties fo:background-color="#ffffff" fo:color="#444444"/>
    </style:style>
    <style:style style:name="T365_60" style:family="text">
      <style:text-properties fo:background-color="#ffffff" fo:color="#444444"/>
    </style:style>
    <style:style style:name="T365_61" style:family="text">
      <style:text-properties fo:background-color="#ffffff" fo:color="#444444"/>
    </style:style>
    <style:style style:name="T365_62" style:family="text">
      <style:text-properties fo:background-color="#ffffff" fo:color="#444444"/>
    </style:style>
    <style:style style:name="T365_63" style:family="text">
      <style:text-properties fo:background-color="#ffffff" fo:color="#444444"/>
    </style:style>
    <style:style style:name="T365_64" style:family="text">
      <style:text-properties fo:background-color="#ffffff" fo:color="#444444"/>
    </style:style>
    <style:style style:name="T365_65" style:family="text">
      <style:text-properties fo:background-color="#ffffff" fo:color="#444444"/>
    </style:style>
    <style:style style:name="T365_66" style:family="text">
      <style:text-properties fo:background-color="#ffffff" fo:color="#444444"/>
    </style:style>
    <style:style style:name="T365_67" style:family="text">
      <style:text-properties fo:background-color="#ffffff" fo:color="#444444"/>
    </style:style>
    <style:style style:name="T365_68" style:family="text">
      <style:text-properties fo:background-color="#ffffff" fo:color="#444444"/>
    </style:style>
    <style:style style:name="T365_69" style:family="text">
      <style:text-properties fo:background-color="#ffffff" fo:color="#444444"/>
    </style:style>
    <style:style style:name="T365_70" style:family="text">
      <style:text-properties fo:background-color="#ffffff" fo:color="#444444"/>
    </style:style>
    <style:style style:name="T365_71" style:family="text">
      <style:text-properties fo:background-color="#ffffff" fo:color="#444444"/>
    </style:style>
    <style:style style:name="T365_72" style:family="text">
      <style:text-properties fo:background-color="#ffffff" fo:color="#444444"/>
    </style:style>
    <style:style style:name="T365_73" style:family="text">
      <style:text-properties fo:background-color="#ffffff" fo:color="#444444"/>
    </style:style>
    <style:style style:name="T365_74" style:family="text">
      <style:text-properties fo:background-color="#ffffff" fo:color="#444444"/>
    </style:style>
    <style:style style:name="T365_75" style:family="text">
      <style:text-properties fo:background-color="#ffffff" fo:color="#444444"/>
    </style:style>
    <style:style style:name="T365_76" style:family="text">
      <style:text-properties fo:background-color="#ffffff" fo:color="#444444"/>
    </style:style>
    <style:style style:name="T365_77" style:family="text">
      <style:text-properties fo:background-color="#ffffff" fo:color="#444444"/>
    </style:style>
    <style:style style:name="T365_78" style:family="text">
      <style:text-properties fo:background-color="#ffffff" fo:color="#444444"/>
    </style:style>
    <style:style style:name="T365_79" style:family="text">
      <style:text-properties fo:background-color="#ffffff" fo:color="#444444"/>
    </style:style>
    <style:style style:name="T365_80" style:family="text"/>
    <style:style style:name="T365_81" style:family="text">
      <style:text-properties fo:background-color="#ffffff" fo:color="#444444"/>
    </style:style>
    <style:style style:name="T365_82" style:family="text"/>
    <style:style style:name="T365_83" style:family="text">
      <style:text-properties fo:background-color="#ffffff" fo:color="#4d469c"/>
    </style:style>
    <style:style style:name="T365_84" style:family="text">
      <style:text-properties fo:background-color="#ffffff" fo:color="#444444"/>
    </style:style>
    <style:style style:name="T365_85" style:family="text">
      <style:text-properties fo:background-color="#ffffff" fo:color="#444444"/>
    </style:style>
    <style:style style:name="T365_86" style:family="text">
      <style:text-properties fo:background-color="#ffffff" fo:color="#444444"/>
    </style:style>
    <style:style style:name="T365_87" style:family="text">
      <style:text-properties fo:background-color="#ffffff" fo:color="#444444"/>
    </style:style>
    <style:style style:name="T365_88" style:family="text">
      <style:text-properties fo:background-color="#ffffff" fo:color="#444444"/>
    </style:style>
    <style:style style:name="T365_89" style:family="text">
      <style:text-properties fo:background-color="#ffffff" fo:color="#444444"/>
    </style:style>
    <style:style style:name="T365_90" style:family="text">
      <style:text-properties fo:background-color="#ffffff" fo:color="#444444"/>
    </style:style>
    <style:style style:name="T365_91" style:family="text">
      <style:text-properties fo:background-color="#ffffff" fo:color="#444444"/>
    </style:style>
    <style:style style:name="T365_92" style:family="text">
      <style:text-properties fo:background-color="#ffffff" fo:color="#444444"/>
    </style:style>
    <style:style style:name="T365_93" style:family="text">
      <style:text-properties fo:background-color="#ffffff" fo:color="#444444"/>
    </style:style>
    <style:style style:name="T365_94" style:family="text">
      <style:text-properties fo:background-color="#ffffff" fo:color="#444444"/>
    </style:style>
    <style:style style:name="T365_95" style:family="text">
      <style:text-properties fo:background-color="#ffffff" fo:color="#444444"/>
    </style:style>
    <style:style style:name="T365_96" style:family="text">
      <style:text-properties fo:background-color="#ffffff" fo:color="#444444"/>
    </style:style>
    <style:style style:name="T365_97" style:family="text">
      <style:text-properties fo:background-color="#ffffff" fo:color="#444444"/>
    </style:style>
    <style:style style:name="T365_98" style:family="text">
      <style:text-properties fo:background-color="#ffffff" fo:color="#444444"/>
    </style:style>
    <style:style style:name="T365_99" style:family="text">
      <style:text-properties fo:background-color="#ffffff" fo:color="#444444"/>
    </style:style>
    <style:style style:name="T365_100" style:family="text">
      <style:text-properties fo:background-color="#ffffff" fo:color="#444444"/>
    </style:style>
    <style:style style:name="T365_101" style:family="text">
      <style:text-properties fo:background-color="#ffffff" fo:color="#444444"/>
    </style:style>
    <style:style style:name="T365_102" style:family="text">
      <style:text-properties fo:background-color="#ffffff" fo:color="#444444"/>
    </style:style>
    <style:style style:name="T365_103" style:family="text">
      <style:text-properties fo:background-color="#ffffff" fo:color="#444444"/>
    </style:style>
    <style:style style:name="T365_104" style:family="text">
      <style:text-properties fo:background-color="#ffffff" fo:color="#444444"/>
    </style:style>
    <style:style style:name="T365_105" style:family="text">
      <style:text-properties fo:background-color="#ffffff" fo:color="#444444"/>
    </style:style>
    <style:style style:name="T365_106" style:family="text">
      <style:text-properties fo:background-color="#ffffff" fo:color="#444444"/>
    </style:style>
    <style:style style:name="T365_107" style:family="text">
      <style:text-properties fo:background-color="#ffffff" fo:color="#444444"/>
    </style:style>
    <style:style style:name="T365_108" style:family="text">
      <style:text-properties fo:background-color="#ffffff" fo:color="#444444"/>
    </style:style>
    <style:style style:name="T365_109" style:family="text">
      <style:text-properties fo:background-color="#ffffff" fo:color="#444444"/>
    </style:style>
    <style:style style:name="T365_110" style:family="text">
      <style:text-properties fo:background-color="#ffffff" fo:color="#444444"/>
    </style:style>
    <style:style style:name="T365_111" style:family="text">
      <style:text-properties fo:background-color="#ffffff" fo:color="#444444"/>
    </style:style>
    <style:style style:name="T365_112" style:family="text">
      <style:text-properties fo:background-color="#ffffff" fo:color="#444444"/>
    </style:style>
    <style:style style:name="P366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67" style:family="paragraph" style:parent-style-name="Standard">
      <style:paragraph-properties fo:break-before="auto" fo:line-height="115%" fo:margin-top="0cm" fo:margin-bottom="0cm" style:writing-mode="lr-tb"/>
    </style:style>
    <style:style style:name="T367_1" style:family="text"/>
    <style:style style:name="T367_2" style:family="text">
      <style:text-properties fo:background-color="#ffffff" fo:color="#4d469c"/>
    </style:style>
    <style:style style:name="T367_3" style:family="text"/>
    <style:style style:name="T367_4" style:family="text">
      <style:text-properties fo:background-color="#ffffff" fo:color="#4d469c"/>
    </style:style>
    <style:style style:name="T367_5" style:family="text"/>
    <style:style style:name="T367_6" style:family="text">
      <style:text-properties fo:background-color="#ffffff" fo:color="#4d469c"/>
    </style:style>
    <style:style style:name="T367_7" style:family="text"/>
    <style:style style:name="T367_8" style:family="text">
      <style:text-properties fo:background-color="#ffffff" fo:color="#4d469c"/>
    </style:style>
    <style:style style:name="T367_9" style:family="text"/>
    <style:style style:name="T367_10" style:family="text">
      <style:text-properties fo:background-color="#ffffff" fo:color="#4d469c"/>
    </style:style>
    <style:style style:name="T367_11" style:family="text"/>
    <style:style style:name="T367_12" style:family="text">
      <style:text-properties fo:background-color="#ffffff" fo:color="#4d469c"/>
    </style:style>
    <style:style style:name="T367_13" style:family="text"/>
    <style:style style:name="T367_14" style:family="text">
      <style:text-properties fo:background-color="#ffffff" fo:color="#4d469c"/>
    </style:style>
    <style:style style:name="T367_15" style:family="text"/>
    <style:style style:name="T367_16" style:family="text">
      <style:text-properties fo:background-color="#ffffff" fo:color="#4d469c"/>
    </style:style>
    <style:style style:name="T367_17" style:family="text"/>
    <style:style style:name="T367_18" style:family="text">
      <style:text-properties fo:background-color="#ffffff" fo:color="#4d469c"/>
    </style:style>
    <style:style style:name="T367_19" style:family="text"/>
    <style:style style:name="T367_20" style:family="text">
      <style:text-properties fo:background-color="#ffffff" fo:color="#4d469c"/>
    </style:style>
    <style:style style:name="T367_21" style:family="text"/>
    <style:style style:name="T367_22" style:family="text">
      <style:text-properties fo:background-color="#ffffff" fo:color="#4d469c"/>
    </style:style>
    <style:style style:name="T367_23" style:family="text"/>
    <style:style style:name="T367_24" style:family="text">
      <style:text-properties fo:background-color="#ffffff" fo:color="#4d469c"/>
    </style:style>
    <style:style style:name="T367_25" style:family="text"/>
    <style:style style:name="T367_26" style:family="text">
      <style:text-properties fo:background-color="#ffffff" fo:color="#4d469c"/>
    </style:style>
    <style:style style:name="T367_27" style:family="text"/>
    <style:style style:name="T367_28" style:family="text">
      <style:text-properties fo:background-color="#ffffff" fo:color="#4d469c"/>
    </style:style>
    <style:style style:name="T367_29" style:family="text"/>
    <style:style style:name="T367_30" style:family="text">
      <style:text-properties fo:background-color="#ffffff" fo:color="#4d469c"/>
    </style:style>
    <style:style style:name="T367_31" style:family="text"/>
    <style:style style:name="T367_32" style:family="text">
      <style:text-properties fo:background-color="#ffffff" fo:color="#4d469c"/>
    </style:style>
    <style:style style:name="T367_33" style:family="text"/>
    <style:style style:name="T367_34" style:family="text">
      <style:text-properties fo:background-color="#ffffff" fo:color="#4d469c"/>
    </style:style>
    <style:style style:name="T367_35" style:family="text"/>
    <style:style style:name="T367_36" style:family="text">
      <style:text-properties fo:background-color="#ffffff" fo:color="#4d469c"/>
    </style:style>
    <style:style style:name="T367_37" style:family="text"/>
    <style:style style:name="T367_38" style:family="text">
      <style:text-properties fo:background-color="#ffffff" fo:color="#4d469c"/>
    </style:style>
    <style:style style:name="T367_39" style:family="text"/>
    <style:style style:name="T367_40" style:family="text">
      <style:text-properties fo:background-color="#ffffff" fo:color="#4d469c"/>
    </style:style>
    <style:style style:name="T367_41" style:family="text"/>
    <style:style style:name="T367_42" style:family="text">
      <style:text-properties fo:background-color="#ffffff" fo:color="#4d469c"/>
    </style:style>
    <style:style style:name="T367_43" style:family="text"/>
    <style:style style:name="T367_44" style:family="text">
      <style:text-properties fo:background-color="#ffffff" fo:color="#4d469c"/>
    </style:style>
    <style:style style:name="T367_45" style:family="text"/>
    <style:style style:name="T367_46" style:family="text">
      <style:text-properties fo:background-color="#ffffff" fo:color="#4d469c"/>
    </style:style>
    <style:style style:name="T367_47" style:family="text"/>
    <style:style style:name="T367_48" style:family="text">
      <style:text-properties fo:background-color="#ffffff" fo:color="#4d469c"/>
    </style:style>
    <style:style style:name="T367_49" style:family="text"/>
    <style:style style:name="T367_50" style:family="text">
      <style:text-properties fo:background-color="#ffffff" fo:color="#4d469c"/>
    </style:style>
    <style:style style:name="T367_51" style:family="text"/>
    <style:style style:name="T367_52" style:family="text">
      <style:text-properties fo:background-color="#ffffff" fo:color="#4d469c"/>
    </style:style>
    <style:style style:name="T367_53" style:family="text"/>
    <style:style style:name="T367_54" style:family="text">
      <style:text-properties fo:background-color="#ffffff" fo:color="#4d469c"/>
    </style:style>
    <style:style style:name="T367_55" style:family="text"/>
    <style:style style:name="T367_56" style:family="text">
      <style:text-properties fo:background-color="#ffffff" fo:color="#4d469c"/>
    </style:style>
    <style:style style:name="T367_57" style:family="text"/>
    <style:style style:name="T367_58" style:family="text">
      <style:text-properties fo:background-color="#ffffff" fo:color="#4d469c"/>
    </style:style>
    <style:style style:name="T367_59" style:family="text"/>
    <style:style style:name="T367_60" style:family="text">
      <style:text-properties fo:background-color="#ffffff" fo:color="#4d469c"/>
    </style:style>
    <style:style style:name="T367_61" style:family="text"/>
    <style:style style:name="T367_62" style:family="text">
      <style:text-properties fo:background-color="#ffffff" fo:color="#4d469c"/>
    </style:style>
    <style:style style:name="T367_63" style:family="text"/>
    <style:style style:name="T367_64" style:family="text">
      <style:text-properties fo:background-color="#ffffff" fo:color="#4d469c"/>
    </style:style>
    <style:style style:name="T367_65" style:family="text"/>
    <style:style style:name="T367_66" style:family="text">
      <style:text-properties fo:background-color="#ffffff" fo:color="#4d469c"/>
    </style:style>
    <style:style style:name="T367_67" style:family="text"/>
    <style:style style:name="T367_68" style:family="text">
      <style:text-properties fo:background-color="#ffffff" fo:color="#4d469c"/>
    </style:style>
    <style:style style:name="T367_69" style:family="text"/>
    <style:style style:name="T367_70" style:family="text">
      <style:text-properties fo:background-color="#ffffff" fo:color="#4d469c"/>
    </style:style>
    <style:style style:name="P368" style:family="paragraph" style:parent-style-name="Standard">
      <style:paragraph-properties fo:break-before="auto" fo:line-height="115%" style:writing-mode="lr-tb"/>
      <style:text-properties fo:background-color="#ffffff" fo:color="#4d469c"/>
    </style:style>
    <style:style style:name="P369" style:family="paragraph" style:parent-style-name="Standard">
      <style:paragraph-properties fo:break-before="auto" fo:line-height="115%" style:writing-mode="lr-tb"/>
      <style:text-properties fo:background-color="#ffffff" fo:color="#4d469c"/>
    </style:style>
    <style:style style:name="P370" style:family="paragraph" style:parent-style-name="Standard">
      <style:paragraph-properties fo:break-before="auto" fo:line-height="115%" style:writing-mode="lr-tb"/>
      <style:text-properties fo:background-color="#ffffff" fo:color="#4d469c"/>
    </style:style>
    <style:style style:name="P371" style:family="paragraph" style:parent-style-name="Heading_20_2">
      <style:paragraph-properties fo:break-before="auto" fo:line-height="115%" style:writing-mode="lr-tb"/>
    </style:style>
    <style:style style:name="T371_1" style:family="text"/>
    <style:style style:name="T371_2" style:family="text">
      <style:text-properties fo:color="#1155cc" style:text-underline-style="solid" style:text-underline-color="font-color"/>
    </style:style>
    <style:style style:name="T371_3" style:family="text"/>
    <style:style style:name="T371_4" style:family="text"/>
    <style:style style:name="T371_5" style:family="text"/>
    <style:style style:name="T371_6" style:family="text"/>
    <style:style style:name="T371_7" style:family="text"/>
    <style:style style:name="P372" style:family="paragraph" style:parent-style-name="Standard">
      <style:paragraph-properties fo:break-before="auto" fo:line-height="115%" style:writing-mode="lr-tb"/>
    </style:style>
    <style:style style:name="T372_1" style:family="text"/>
    <style:style style:name="T372_2" style:family="text">
      <style:text-properties fo:color="#1155cc" style:text-underline-style="solid" style:text-underline-color="font-color"/>
    </style:style>
    <style:style style:name="T372_3" style:family="text"/>
    <style:style style:name="T372_4" style:family="text">
      <style:text-properties fo:color="#1155cc" style:text-underline-style="solid" style:text-underline-color="font-color"/>
    </style:style>
    <style:style style:name="T372_5" style:family="text"/>
    <style:style style:name="T372_6" style:family="text">
      <style:text-properties fo:color="#1155cc" style:text-underline-style="solid" style:text-underline-color="font-color"/>
    </style:style>
    <style:style style:name="T372_7" style:family="text"/>
    <style:style style:name="T372_8" style:family="text">
      <style:text-properties fo:color="#1155cc" style:text-underline-style="solid" style:text-underline-color="font-color"/>
    </style:style>
    <style:style style:name="T372_9" style:family="text"/>
    <style:style style:name="T372_10" style:family="text">
      <style:text-properties fo:color="#1155cc" style:text-underline-style="solid" style:text-underline-color="font-color"/>
    </style:style>
    <style:style style:name="T372_11" style:family="text"/>
    <style:style style:name="T372_12" style:family="text">
      <style:text-properties fo:color="#1155cc" style:text-underline-style="solid" style:text-underline-color="font-color"/>
    </style:style>
    <style:style style:name="T372_13" style:family="text"/>
    <style:style style:name="T372_14" style:family="text">
      <style:text-properties fo:color="#1155cc" style:text-underline-style="solid" style:text-underline-color="font-color"/>
    </style:style>
    <style:style style:name="T372_15" style:family="text"/>
    <style:style style:name="T372_16" style:family="text">
      <style:text-properties fo:color="#1155cc" style:text-underline-style="solid" style:text-underline-color="font-color"/>
    </style:style>
    <style:style style:name="T372_17" style:family="text"/>
    <style:style style:name="T372_18" style:family="text">
      <style:text-properties fo:color="#1155cc" style:text-underline-style="solid" style:text-underline-color="font-color"/>
    </style:style>
    <style:style style:name="P373" style:family="paragraph" style:parent-style-name="Standard">
      <style:paragraph-properties fo:break-before="auto" fo:line-height="115%" style:writing-mode="lr-tb"/>
    </style:style>
    <style:style style:name="T373_1" style:family="text"/>
    <style:style style:name="T373_2" style:family="text">
      <style:text-properties fo:color="#1155cc" style:text-underline-style="solid" style:text-underline-color="font-color"/>
    </style:style>
    <style:style style:name="T373_3" style:family="text"/>
    <style:style style:name="T373_4" style:family="text">
      <style:text-properties fo:color="#1155cc" style:text-underline-style="solid" style:text-underline-color="font-color"/>
    </style:style>
    <style:style style:name="T373_5" style:family="text"/>
    <style:style style:name="T373_6" style:family="text">
      <style:text-properties fo:color="#1155cc" style:text-underline-style="solid" style:text-underline-color="font-color"/>
    </style:style>
    <style:style style:name="T373_7" style:family="text"/>
    <style:style style:name="T373_8" style:family="text">
      <style:text-properties fo:color="#1155cc" style:text-underline-style="solid" style:text-underline-color="font-color"/>
    </style:style>
    <style:style style:name="T373_9" style:family="text"/>
    <style:style style:name="T373_10" style:family="text">
      <style:text-properties fo:color="#1155cc" style:text-underline-style="solid" style:text-underline-color="font-color"/>
    </style:style>
    <style:style style:name="T373_11" style:family="text"/>
    <style:style style:name="T373_12" style:family="text">
      <style:text-properties fo:color="#1155cc" style:text-underline-style="solid" style:text-underline-color="font-color"/>
    </style:style>
    <style:style style:name="T373_13" style:family="text"/>
    <style:style style:name="T373_14" style:family="text">
      <style:text-properties fo:color="#1155cc" style:text-underline-style="solid" style:text-underline-color="font-color"/>
    </style:style>
    <style:style style:name="P374" style:family="paragraph" style:parent-style-name="Standard">
      <style:paragraph-properties fo:break-before="auto" fo:line-height="115%" style:writing-mode="lr-tb"/>
    </style:style>
    <style:style style:name="T374_1" style:family="text"/>
    <style:style style:name="T374_2" style:family="text">
      <style:text-properties fo:color="#1155cc" style:text-underline-style="solid" style:text-underline-color="font-color"/>
    </style:style>
    <style:style style:name="T374_3" style:family="text"/>
    <style:style style:name="T374_4" style:family="text">
      <style:text-properties fo:color="#1155cc" style:text-underline-style="solid" style:text-underline-color="font-color"/>
    </style:style>
    <style:style style:name="T374_5" style:family="text"/>
    <style:style style:name="T374_6" style:family="text">
      <style:text-properties fo:color="#1155cc" style:text-underline-style="solid" style:text-underline-color="font-color"/>
    </style:style>
    <style:style style:name="T374_7" style:family="text"/>
    <style:style style:name="T374_8" style:family="text">
      <style:text-properties fo:color="#1155cc" style:text-underline-style="solid" style:text-underline-color="font-color"/>
    </style:style>
    <style:style style:name="T374_9" style:family="text"/>
    <style:style style:name="T374_10" style:family="text">
      <style:text-properties fo:color="#1155cc" style:text-underline-style="solid" style:text-underline-color="font-color"/>
    </style:style>
    <style:style style:name="T374_11" style:family="text"/>
    <style:style style:name="T374_12" style:family="text">
      <style:text-properties fo:color="#1155cc" style:text-underline-style="solid" style:text-underline-color="font-color"/>
    </style:style>
    <style:style style:name="T374_13" style:family="text"/>
    <style:style style:name="T374_14" style:family="text">
      <style:text-properties fo:color="#1155cc" style:text-underline-style="solid" style:text-underline-color="font-color"/>
    </style:style>
    <style:style style:name="T374_15" style:family="text"/>
    <style:style style:name="T374_16" style:family="text">
      <style:text-properties fo:color="#1155cc" style:text-underline-style="solid" style:text-underline-color="font-color"/>
    </style:style>
    <style:style style:name="T374_17" style:family="text"/>
    <style:style style:name="T374_18" style:family="text">
      <style:text-properties fo:color="#1155cc" style:text-underline-style="solid" style:text-underline-color="font-color"/>
    </style:style>
    <style:style style:name="T374_19" style:family="text"/>
    <style:style style:name="T374_20" style:family="text">
      <style:text-properties fo:color="#1155cc" style:text-underline-style="solid" style:text-underline-color="font-color"/>
    </style:style>
    <style:style style:name="T374_21" style:family="text"/>
    <style:style style:name="T374_22" style:family="text">
      <style:text-properties fo:color="#1155cc" style:text-underline-style="solid" style:text-underline-color="font-color"/>
    </style:style>
    <style:style style:name="T374_23" style:family="text"/>
    <style:style style:name="T374_24" style:family="text">
      <style:text-properties fo:color="#1155cc" style:text-underline-style="solid" style:text-underline-color="font-color"/>
    </style:style>
    <style:style style:name="T374_25" style:family="text"/>
    <style:style style:name="T374_26" style:family="text">
      <style:text-properties fo:color="#1155cc" style:text-underline-style="solid" style:text-underline-color="font-color"/>
    </style:style>
    <style:style style:name="T374_27" style:family="text"/>
    <style:style style:name="T374_28" style:family="text">
      <style:text-properties fo:color="#1155cc" style:text-underline-style="solid" style:text-underline-color="font-color"/>
    </style:style>
    <style:style style:name="T374_29" style:family="text"/>
    <style:style style:name="T374_30" style:family="text">
      <style:text-properties fo:color="#1155cc" style:text-underline-style="solid" style:text-underline-color="font-color"/>
    </style:style>
    <style:style style:name="T374_31" style:family="text"/>
    <style:style style:name="T374_32" style:family="text">
      <style:text-properties fo:color="#1155cc" style:text-underline-style="solid" style:text-underline-color="font-color"/>
    </style:style>
    <style:style style:name="T374_33" style:family="text"/>
    <style:style style:name="T374_34" style:family="text">
      <style:text-properties fo:color="#1155cc" style:text-underline-style="solid" style:text-underline-color="font-color"/>
    </style:style>
    <style:style style:name="T374_35" style:family="text">
      <style:text-properties fo:color="#1155cc"/>
    </style:style>
    <style:style style:name="T374_36" style:family="text"/>
    <style:style style:name="T374_37" style:family="text"/>
    <style:style style:name="T374_38" style:family="text"/>
    <style:style style:name="P375" style:family="paragraph" style:parent-style-name="Standard">
      <style:paragraph-properties fo:break-before="auto" fo:line-height="115%" style:writing-mode="lr-tb"/>
    </style:style>
    <style:style style:name="P376" style:family="paragraph" style:parent-style-name="Heading_20_1">
      <style:paragraph-properties fo:break-before="page" fo:line-height="115%" style:writing-mode="lr-tb"/>
    </style:style>
    <style:style style:name="T376_1" style:family="text"/>
    <style:style style:name="P377" style:family="paragraph" style:parent-style-name="Standard">
      <style:paragraph-properties fo:break-before="auto" fo:line-height="115%" style:writing-mode="lr-tb"/>
    </style:style>
    <style:style style:name="P378" style:family="paragraph" style:parent-style-name="Standard">
      <style:paragraph-properties fo:break-before="auto" fo:line-height="115%" style:writing-mode="lr-tb"/>
    </style:style>
    <style:style style:name="T378_1" style:family="text"/>
    <style:style style:name="T378_2" style:family="text">
      <style:text-properties fo:color="#1155cc" style:text-underline-style="solid" style:text-underline-color="font-color"/>
    </style:style>
    <style:style style:name="T378_3" style:family="text"/>
    <style:style style:name="T378_4" style:family="text">
      <style:text-properties fo:color="#1155cc" style:text-underline-style="solid" style:text-underline-color="font-color"/>
    </style:style>
    <style:style style:name="T378_5" style:family="text"/>
    <style:style style:name="T378_6" style:family="text">
      <style:text-properties fo:color="#1155cc" style:text-underline-style="solid" style:text-underline-color="font-color"/>
    </style:style>
    <style:style style:name="T378_7" style:family="text"/>
    <style:style style:name="T378_8" style:family="text">
      <style:text-properties fo:color="#1155cc" style:text-underline-style="solid" style:text-underline-color="font-color"/>
    </style:style>
    <style:style style:name="T378_9" style:family="text"/>
    <style:style style:name="T378_10" style:family="text">
      <style:text-properties fo:color="#1155cc" style:text-underline-style="solid" style:text-underline-color="font-color"/>
    </style:style>
    <style:style style:name="T378_11" style:family="text"/>
    <style:style style:name="T378_12" style:family="text">
      <style:text-properties fo:color="#1155cc" style:text-underline-style="solid" style:text-underline-color="font-color"/>
    </style:style>
    <style:style style:name="T378_13" style:family="text"/>
    <style:style style:name="T378_14" style:family="text">
      <style:text-properties fo:color="#1155cc" style:text-underline-style="solid" style:text-underline-color="font-color"/>
    </style:style>
    <style:style style:name="T378_15" style:family="text"/>
    <style:style style:name="T378_16" style:family="text">
      <style:text-properties fo:color="#1155cc" style:text-underline-style="solid" style:text-underline-color="font-color"/>
    </style:style>
    <style:style style:name="T378_17" style:family="text"/>
    <style:style style:name="T378_18" style:family="text">
      <style:text-properties fo:color="#1155cc" style:text-underline-style="solid" style:text-underline-color="font-color"/>
    </style:style>
    <style:style style:name="T378_19" style:family="text"/>
    <style:style style:name="T378_20" style:family="text">
      <style:text-properties fo:color="#1155cc" style:text-underline-style="solid" style:text-underline-color="font-color"/>
    </style:style>
    <style:style style:name="T378_21" style:family="text"/>
    <style:style style:name="T378_22" style:family="text">
      <style:text-properties fo:color="#1155cc" style:text-underline-style="solid" style:text-underline-color="font-color"/>
    </style:style>
    <style:style style:name="P379" style:family="paragraph" style:parent-style-name="Standard">
      <style:paragraph-properties fo:break-before="auto" fo:text-indent="0cm" fo:line-height="115%" fo:margin-left="1.27cm" style:writing-mode="lr-tb"/>
    </style:style>
    <style:style style:name="T379_1" style:family="text"/>
    <style:style style:name="T379_2" style:family="text">
      <style:text-properties fo:background-color="#ffffff" style:font-name="Trebuchet MS" style:font-name-asian="Trebuchet MS" style:font-name-complex="Trebuchet MS"/>
    </style:style>
    <style:style style:name="T379_3" style:family="text">
      <style:text-properties fo:background-color="#ffffff" style:font-name="Trebuchet MS" style:font-name-asian="Trebuchet MS" style:font-name-complex="Trebuchet MS"/>
    </style:style>
    <style:style style:name="T379_4" style:family="text">
      <style:text-properties fo:background-color="#ffffff" style:font-name="Trebuchet MS" style:font-name-asian="Trebuchet MS" style:font-name-complex="Trebuchet MS"/>
    </style:style>
    <style:style style:name="T379_5" style:family="text">
      <style:text-properties fo:background-color="#ffffff" style:font-name="Trebuchet MS" style:font-name-asian="Trebuchet MS" style:font-name-complex="Trebuchet MS"/>
    </style:style>
    <style:style style:name="T379_6" style:family="text">
      <style:text-properties fo:background-color="#ffffff" style:font-name="Trebuchet MS" style:font-name-asian="Trebuchet MS" style:font-name-complex="Trebuchet MS"/>
    </style:style>
    <style:style style:name="T379_7" style:family="text">
      <style:text-properties fo:background-color="#ffffff" style:font-name="Trebuchet MS" style:font-name-asian="Trebuchet MS" style:font-name-complex="Trebuchet MS"/>
    </style:style>
    <style:style style:name="T379_8" style:family="text">
      <style:text-properties fo:background-color="#ffffff" style:font-name="Trebuchet MS" style:font-name-asian="Trebuchet MS" style:font-name-complex="Trebuchet MS"/>
    </style:style>
    <style:style style:name="T379_9" style:family="text">
      <style:text-properties fo:background-color="#ffffff" style:font-name="Trebuchet MS" style:font-name-asian="Trebuchet MS" style:font-name-complex="Trebuchet MS"/>
    </style:style>
    <style:style style:name="T379_10" style:family="text">
      <style:text-properties fo:background-color="#ffffff" style:font-name="Trebuchet MS" style:font-name-asian="Trebuchet MS" style:font-name-complex="Trebuchet MS"/>
    </style:style>
    <style:style style:name="T379_11" style:family="text">
      <style:text-properties fo:background-color="#ffffff" style:font-name="Trebuchet MS" style:font-name-asian="Trebuchet MS" style:font-name-complex="Trebuchet MS"/>
    </style:style>
    <style:style style:name="T379_12" style:family="text">
      <style:text-properties fo:background-color="#ffffff" style:font-name="Trebuchet MS" style:font-name-asian="Trebuchet MS" style:font-name-complex="Trebuchet MS"/>
    </style:style>
    <style:style style:name="T379_13" style:family="text">
      <style:text-properties fo:background-color="#ffffff" style:font-name="Trebuchet MS" style:font-name-asian="Trebuchet MS" style:font-name-complex="Trebuchet MS"/>
    </style:style>
    <style:style style:name="T379_14" style:family="text">
      <style:text-properties fo:background-color="#ffffff" style:font-name="Trebuchet MS" style:font-name-asian="Trebuchet MS" style:font-name-complex="Trebuchet MS"/>
    </style:style>
    <style:style style:name="T379_15" style:family="text">
      <style:text-properties fo:background-color="#ffffff" style:font-name="Trebuchet MS" style:font-name-asian="Trebuchet MS" style:font-name-complex="Trebuchet MS"/>
    </style:style>
    <style:style style:name="T379_16" style:family="text">
      <style:text-properties fo:background-color="#ffffff" style:font-name="Trebuchet MS" style:font-name-asian="Trebuchet MS" style:font-name-complex="Trebuchet MS"/>
    </style:style>
    <style:style style:name="T379_17" style:family="text">
      <style:text-properties fo:background-color="#ffffff" style:font-name="Trebuchet MS" style:font-name-asian="Trebuchet MS" style:font-name-complex="Trebuchet MS"/>
    </style:style>
    <style:style style:name="T379_18" style:family="text">
      <style:text-properties fo:background-color="#ffffff" style:font-name="Trebuchet MS" style:font-name-asian="Trebuchet MS" style:font-name-complex="Trebuchet MS"/>
    </style:style>
    <style:style style:name="T379_19" style:family="text">
      <style:text-properties fo:background-color="#ffffff" style:font-name="Trebuchet MS" style:font-name-asian="Trebuchet MS" style:font-name-complex="Trebuchet MS"/>
    </style:style>
    <style:style style:name="T379_20" style:family="text">
      <style:text-properties fo:background-color="#ffffff" style:font-name="Trebuchet MS" style:font-name-asian="Trebuchet MS" style:font-name-complex="Trebuchet MS"/>
    </style:style>
    <style:style style:name="T379_21" style:family="text">
      <style:text-properties fo:background-color="#ffffff" style:font-name="Trebuchet MS" style:font-name-asian="Trebuchet MS" style:font-name-complex="Trebuchet MS"/>
    </style:style>
    <style:style style:name="T379_22" style:family="text">
      <style:text-properties fo:background-color="#ffffff" style:font-name="Trebuchet MS" style:font-name-asian="Trebuchet MS" style:font-name-complex="Trebuchet MS"/>
    </style:style>
    <style:style style:name="T379_23" style:family="text">
      <style:text-properties fo:background-color="#ffffff" style:font-name="Trebuchet MS" style:font-name-asian="Trebuchet MS" style:font-name-complex="Trebuchet MS"/>
    </style:style>
    <style:style style:name="T379_24" style:family="text">
      <style:text-properties fo:background-color="#ffffff" style:font-name="Trebuchet MS" style:font-name-asian="Trebuchet MS" style:font-name-complex="Trebuchet MS"/>
    </style:style>
    <style:style style:name="T379_25" style:family="text">
      <style:text-properties fo:background-color="#ffffff" style:font-name="Trebuchet MS" style:font-name-asian="Trebuchet MS" style:font-name-complex="Trebuchet MS"/>
    </style:style>
    <style:style style:name="T379_26" style:family="text">
      <style:text-properties fo:background-color="#ffffff" style:font-name="Trebuchet MS" style:font-name-asian="Trebuchet MS" style:font-name-complex="Trebuchet MS"/>
    </style:style>
    <style:style style:name="T379_27" style:family="text">
      <style:text-properties fo:background-color="#ffffff" style:font-name="Trebuchet MS" style:font-name-asian="Trebuchet MS" style:font-name-complex="Trebuchet MS"/>
    </style:style>
    <style:style style:name="T379_28" style:family="text">
      <style:text-properties fo:background-color="#ffffff" style:font-name="Trebuchet MS" style:font-name-asian="Trebuchet MS" style:font-name-complex="Trebuchet MS"/>
    </style:style>
    <style:style style:name="T379_29" style:family="text">
      <style:text-properties fo:background-color="#ffffff" style:font-name="Trebuchet MS" style:font-name-asian="Trebuchet MS" style:font-name-complex="Trebuchet MS"/>
    </style:style>
    <style:style style:name="T379_30" style:family="text">
      <style:text-properties fo:background-color="#ffffff" style:font-name="Trebuchet MS" style:font-name-asian="Trebuchet MS" style:font-name-complex="Trebuchet MS"/>
    </style:style>
    <style:style style:name="T379_31" style:family="text">
      <style:text-properties fo:background-color="#ffffff" style:font-name="Trebuchet MS" style:font-name-asian="Trebuchet MS" style:font-name-complex="Trebuchet MS"/>
    </style:style>
    <style:style style:name="T379_32" style:family="text">
      <style:text-properties fo:background-color="#ffffff" style:font-name="Trebuchet MS" style:font-name-asian="Trebuchet MS" style:font-name-complex="Trebuchet MS"/>
    </style:style>
    <style:style style:name="T379_33" style:family="text">
      <style:text-properties fo:background-color="#ffffff" style:font-name="Trebuchet MS" style:font-name-asian="Trebuchet MS" style:font-name-complex="Trebuchet MS"/>
    </style:style>
    <style:style style:name="T379_34" style:family="text"/>
    <style:style style:name="T379_35" style:family="text">
      <style:text-properties fo:background-color="#ffffff" fo:color="#0000ff" style:font-name="Trebuchet MS" style:font-name-asian="Trebuchet MS" style:font-name-complex="Trebuchet MS"/>
    </style:style>
    <style:style style:name="T379_36" style:family="text">
      <style:text-properties fo:background-color="#ffffff" style:font-name="Trebuchet MS" style:font-name-asian="Trebuchet MS" style:font-name-complex="Trebuchet MS"/>
    </style:style>
    <style:style style:name="T379_37" style:family="text">
      <style:text-properties fo:background-color="#ffffff" style:font-name="Trebuchet MS" style:font-name-asian="Trebuchet MS" style:font-name-complex="Trebuchet MS"/>
    </style:style>
    <style:style style:name="T379_38" style:family="text">
      <style:text-properties fo:background-color="#ffffff" style:font-name="Trebuchet MS" style:font-name-asian="Trebuchet MS" style:font-name-complex="Trebuchet MS"/>
    </style:style>
    <style:style style:name="T379_39" style:family="text">
      <style:text-properties fo:background-color="#ffffff" style:font-name="Trebuchet MS" style:font-name-asian="Trebuchet MS" style:font-name-complex="Trebuchet MS"/>
    </style:style>
    <style:style style:name="T379_40" style:family="text">
      <style:text-properties fo:background-color="#ffffff" style:font-name="Trebuchet MS" style:font-name-asian="Trebuchet MS" style:font-name-complex="Trebuchet MS"/>
    </style:style>
    <style:style style:name="T379_41" style:family="text">
      <style:text-properties fo:background-color="#ffffff" style:font-name="Trebuchet MS" style:font-name-asian="Trebuchet MS" style:font-name-complex="Trebuchet MS"/>
    </style:style>
    <style:style style:name="T379_42" style:family="text">
      <style:text-properties fo:background-color="#ffffff" style:font-name="Trebuchet MS" style:font-name-asian="Trebuchet MS" style:font-name-complex="Trebuchet MS"/>
    </style:style>
    <style:style style:name="T379_43" style:family="text">
      <style:text-properties fo:background-color="#ffffff" style:font-name="Trebuchet MS" style:font-name-asian="Trebuchet MS" style:font-name-complex="Trebuchet MS"/>
    </style:style>
    <style:style style:name="T379_44" style:family="text">
      <style:text-properties fo:background-color="#ffffff" style:font-name="Trebuchet MS" style:font-name-asian="Trebuchet MS" style:font-name-complex="Trebuchet MS"/>
    </style:style>
    <style:style style:name="T379_45" style:family="text">
      <style:text-properties fo:background-color="#ffffff" style:font-name="Trebuchet MS" style:font-name-asian="Trebuchet MS" style:font-name-complex="Trebuchet MS"/>
    </style:style>
    <style:style style:name="T379_46" style:family="text">
      <style:text-properties fo:background-color="#ffffff" style:font-name="Trebuchet MS" style:font-name-asian="Trebuchet MS" style:font-name-complex="Trebuchet MS"/>
    </style:style>
    <style:style style:name="T379_47" style:family="text">
      <style:text-properties fo:background-color="#ffffff" style:font-name="Trebuchet MS" style:font-name-asian="Trebuchet MS" style:font-name-complex="Trebuchet MS"/>
    </style:style>
    <style:style style:name="T379_48" style:family="text">
      <style:text-properties fo:background-color="#ffffff" style:font-name="Trebuchet MS" style:font-name-asian="Trebuchet MS" style:font-name-complex="Trebuchet MS"/>
    </style:style>
    <style:style style:name="T379_49" style:family="text">
      <style:text-properties fo:background-color="#ffffff" style:font-name="Trebuchet MS" style:font-name-asian="Trebuchet MS" style:font-name-complex="Trebuchet MS"/>
    </style:style>
    <style:style style:name="T379_50" style:family="text">
      <style:text-properties fo:background-color="#ffffff" style:font-name="Trebuchet MS" style:font-name-asian="Trebuchet MS" style:font-name-complex="Trebuchet MS"/>
    </style:style>
    <style:style style:name="T379_51" style:family="text">
      <style:text-properties fo:background-color="#ffffff" style:font-name="Trebuchet MS" style:font-name-asian="Trebuchet MS" style:font-name-complex="Trebuchet MS"/>
    </style:style>
    <style:style style:name="T379_52" style:family="text">
      <style:text-properties fo:background-color="#ffffff" style:font-name="Trebuchet MS" style:font-name-asian="Trebuchet MS" style:font-name-complex="Trebuchet MS"/>
    </style:style>
    <style:style style:name="T379_53" style:family="text">
      <style:text-properties fo:background-color="#ffffff" style:font-name="Trebuchet MS" style:font-name-asian="Trebuchet MS" style:font-name-complex="Trebuchet MS"/>
    </style:style>
    <style:style style:name="T379_54" style:family="text">
      <style:text-properties fo:background-color="#ffffff" style:font-name="Trebuchet MS" style:font-name-asian="Trebuchet MS" style:font-name-complex="Trebuchet MS"/>
    </style:style>
    <style:style style:name="T379_55" style:family="text">
      <style:text-properties fo:background-color="#ffffff" style:font-name="Trebuchet MS" style:font-name-asian="Trebuchet MS" style:font-name-complex="Trebuchet MS"/>
    </style:style>
    <style:style style:name="T379_56" style:family="text">
      <style:text-properties fo:background-color="#ffffff" style:font-name="Trebuchet MS" style:font-name-asian="Trebuchet MS" style:font-name-complex="Trebuchet MS"/>
    </style:style>
    <style:style style:name="T379_57" style:family="text">
      <style:text-properties fo:background-color="#ffffff" style:font-name="Trebuchet MS" style:font-name-asian="Trebuchet MS" style:font-name-complex="Trebuchet MS"/>
    </style:style>
    <style:style style:name="T379_58" style:family="text">
      <style:text-properties fo:background-color="#ffffff" style:font-name="Trebuchet MS" style:font-name-asian="Trebuchet MS" style:font-name-complex="Trebuchet MS"/>
    </style:style>
    <style:style style:name="T379_59" style:family="text">
      <style:text-properties fo:background-color="#ffffff" style:font-name="Trebuchet MS" style:font-name-asian="Trebuchet MS" style:font-name-complex="Trebuchet MS"/>
    </style:style>
    <style:style style:name="T379_60" style:family="text">
      <style:text-properties fo:background-color="#ffffff" style:font-name="Trebuchet MS" style:font-name-asian="Trebuchet MS" style:font-name-complex="Trebuchet MS"/>
    </style:style>
    <style:style style:name="T379_61" style:family="text">
      <style:text-properties fo:background-color="#ffffff" style:font-name="Trebuchet MS" style:font-name-asian="Trebuchet MS" style:font-name-complex="Trebuchet MS"/>
    </style:style>
    <style:style style:name="T379_62" style:family="text">
      <style:text-properties fo:background-color="#ffffff" style:font-name="Trebuchet MS" style:font-name-asian="Trebuchet MS" style:font-name-complex="Trebuchet MS"/>
    </style:style>
    <style:style style:name="T379_63" style:family="text">
      <style:text-properties fo:background-color="#ffffff" style:font-name="Trebuchet MS" style:font-name-asian="Trebuchet MS" style:font-name-complex="Trebuchet MS"/>
    </style:style>
    <style:style style:name="T379_64" style:family="text">
      <style:text-properties fo:background-color="#ffffff" style:font-name="Trebuchet MS" style:font-name-asian="Trebuchet MS" style:font-name-complex="Trebuchet MS"/>
    </style:style>
    <style:style style:name="T379_65" style:family="text">
      <style:text-properties fo:background-color="#ffffff" style:font-name="Trebuchet MS" style:font-name-asian="Trebuchet MS" style:font-name-complex="Trebuchet MS"/>
    </style:style>
    <style:style style:name="T379_66" style:family="text">
      <style:text-properties fo:background-color="#ffffff" style:font-name="Trebuchet MS" style:font-name-asian="Trebuchet MS" style:font-name-complex="Trebuchet MS"/>
    </style:style>
    <style:style style:name="T379_67" style:family="text">
      <style:text-properties fo:background-color="#ffffff" style:font-name="Trebuchet MS" style:font-name-asian="Trebuchet MS" style:font-name-complex="Trebuchet MS"/>
    </style:style>
    <style:style style:name="T379_68" style:family="text">
      <style:text-properties fo:background-color="#ffffff" style:font-name="Trebuchet MS" style:font-name-asian="Trebuchet MS" style:font-name-complex="Trebuchet MS"/>
    </style:style>
    <style:style style:name="T379_69" style:family="text">
      <style:text-properties fo:background-color="#ffffff" style:font-name="Trebuchet MS" style:font-name-asian="Trebuchet MS" style:font-name-complex="Trebuchet MS"/>
    </style:style>
    <style:style style:name="T379_70" style:family="text">
      <style:text-properties fo:background-color="#ffffff" style:font-name="Trebuchet MS" style:font-name-asian="Trebuchet MS" style:font-name-complex="Trebuchet MS"/>
    </style:style>
    <style:style style:name="T379_71" style:family="text">
      <style:text-properties fo:background-color="#ffffff" style:font-name="Trebuchet MS" style:font-name-asian="Trebuchet MS" style:font-name-complex="Trebuchet MS"/>
    </style:style>
    <style:style style:name="T379_72" style:family="text">
      <style:text-properties fo:background-color="#ffffff" style:font-name="Trebuchet MS" style:font-name-asian="Trebuchet MS" style:font-name-complex="Trebuchet MS"/>
    </style:style>
    <style:style style:name="T379_73" style:family="text">
      <style:text-properties fo:background-color="#ffffff" style:font-name="Trebuchet MS" style:font-name-asian="Trebuchet MS" style:font-name-complex="Trebuchet MS"/>
    </style:style>
    <style:style style:name="T379_74" style:family="text">
      <style:text-properties fo:background-color="#ffffff" style:font-name="Trebuchet MS" style:font-name-asian="Trebuchet MS" style:font-name-complex="Trebuchet MS"/>
    </style:style>
    <style:style style:name="T379_75" style:family="text">
      <style:text-properties fo:background-color="#ffffff" style:font-name="Trebuchet MS" style:font-name-asian="Trebuchet MS" style:font-name-complex="Trebuchet MS"/>
    </style:style>
    <style:style style:name="T379_76" style:family="text">
      <style:text-properties fo:background-color="#ffffff" style:font-name="Trebuchet MS" style:font-name-asian="Trebuchet MS" style:font-name-complex="Trebuchet MS"/>
    </style:style>
    <style:style style:name="T379_77" style:family="text">
      <style:text-properties fo:background-color="#ffffff" style:font-name="Trebuchet MS" style:font-name-asian="Trebuchet MS" style:font-name-complex="Trebuchet MS"/>
    </style:style>
    <style:style style:name="T379_78" style:family="text">
      <style:text-properties fo:background-color="#ffffff" style:font-name="Trebuchet MS" style:font-name-asian="Trebuchet MS" style:font-name-complex="Trebuchet MS"/>
    </style:style>
    <style:style style:name="T379_79" style:family="text">
      <style:text-properties fo:background-color="#ffffff" style:font-name="Trebuchet MS" style:font-name-asian="Trebuchet MS" style:font-name-complex="Trebuchet MS"/>
    </style:style>
    <style:style style:name="T379_80" style:family="text">
      <style:text-properties fo:background-color="#ffffff" style:font-name="Trebuchet MS" style:font-name-asian="Trebuchet MS" style:font-name-complex="Trebuchet MS"/>
    </style:style>
    <style:style style:name="T379_81" style:family="text">
      <style:text-properties fo:background-color="#ffffff" style:font-name="Trebuchet MS" style:font-name-asian="Trebuchet MS" style:font-name-complex="Trebuchet MS"/>
    </style:style>
    <style:style style:name="T379_82" style:family="text">
      <style:text-properties fo:background-color="#ffffff" style:font-name="Trebuchet MS" style:font-name-asian="Trebuchet MS" style:font-name-complex="Trebuchet MS"/>
    </style:style>
    <style:style style:name="T379_83" style:family="text">
      <style:text-properties fo:background-color="#ffffff" style:font-name="Trebuchet MS" style:font-name-asian="Trebuchet MS" style:font-name-complex="Trebuchet MS"/>
    </style:style>
    <style:style style:name="T379_84" style:family="text">
      <style:text-properties fo:background-color="#ffffff" style:font-name="Trebuchet MS" style:font-name-asian="Trebuchet MS" style:font-name-complex="Trebuchet MS"/>
    </style:style>
    <style:style style:name="T379_85" style:family="text">
      <style:text-properties fo:background-color="#ffffff" style:font-name="Trebuchet MS" style:font-name-asian="Trebuchet MS" style:font-name-complex="Trebuchet MS"/>
    </style:style>
    <style:style style:name="T379_86" style:family="text">
      <style:text-properties fo:background-color="#ffffff" style:font-name="Trebuchet MS" style:font-name-asian="Trebuchet MS" style:font-name-complex="Trebuchet MS"/>
    </style:style>
    <style:style style:name="T379_87" style:family="text">
      <style:text-properties fo:background-color="#ffffff" style:font-name="Trebuchet MS" style:font-name-asian="Trebuchet MS" style:font-name-complex="Trebuchet MS"/>
    </style:style>
    <style:style style:name="T379_88" style:family="text">
      <style:text-properties fo:background-color="#ffffff" style:font-name="Trebuchet MS" style:font-name-asian="Trebuchet MS" style:font-name-complex="Trebuchet MS"/>
    </style:style>
    <style:style style:name="T379_89" style:family="text">
      <style:text-properties fo:background-color="#ffffff" style:font-name="Trebuchet MS" style:font-name-asian="Trebuchet MS" style:font-name-complex="Trebuchet MS"/>
    </style:style>
    <style:style style:name="T379_90" style:family="text">
      <style:text-properties fo:background-color="#ffffff" style:font-name="Trebuchet MS" style:font-name-asian="Trebuchet MS" style:font-name-complex="Trebuchet MS"/>
    </style:style>
    <style:style style:name="T379_91" style:family="text">
      <style:text-properties fo:background-color="#ffffff" style:font-name="Trebuchet MS" style:font-name-asian="Trebuchet MS" style:font-name-complex="Trebuchet MS"/>
    </style:style>
    <style:style style:name="T379_92" style:family="text">
      <style:text-properties fo:background-color="#ffffff" style:font-name="Trebuchet MS" style:font-name-asian="Trebuchet MS" style:font-name-complex="Trebuchet MS"/>
    </style:style>
    <style:style style:name="T379_93" style:family="text">
      <style:text-properties fo:background-color="#ffffff" style:font-name="Trebuchet MS" style:font-name-asian="Trebuchet MS" style:font-name-complex="Trebuchet MS"/>
    </style:style>
    <style:style style:name="T379_94" style:family="text">
      <style:text-properties fo:background-color="#ffffff" style:font-name="Trebuchet MS" style:font-name-asian="Trebuchet MS" style:font-name-complex="Trebuchet MS"/>
    </style:style>
    <style:style style:name="T379_95" style:family="text">
      <style:text-properties fo:background-color="#ffffff" style:font-name="Trebuchet MS" style:font-name-asian="Trebuchet MS" style:font-name-complex="Trebuchet MS"/>
    </style:style>
    <style:style style:name="T379_96" style:family="text">
      <style:text-properties fo:background-color="#ffffff" style:font-name="Trebuchet MS" style:font-name-asian="Trebuchet MS" style:font-name-complex="Trebuchet MS"/>
    </style:style>
    <style:style style:name="T379_97" style:family="text">
      <style:text-properties fo:background-color="#ffffff" style:font-name="Trebuchet MS" style:font-name-asian="Trebuchet MS" style:font-name-complex="Trebuchet MS"/>
    </style:style>
    <style:style style:name="T379_98" style:family="text">
      <style:text-properties fo:background-color="#ffffff" style:font-name="Trebuchet MS" style:font-name-asian="Trebuchet MS" style:font-name-complex="Trebuchet MS"/>
    </style:style>
    <style:style style:name="T379_99" style:family="text">
      <style:text-properties fo:background-color="#ffffff" style:font-name="Trebuchet MS" style:font-name-asian="Trebuchet MS" style:font-name-complex="Trebuchet MS"/>
    </style:style>
    <style:style style:name="T379_100" style:family="text">
      <style:text-properties fo:background-color="#ffffff" style:font-name="Trebuchet MS" style:font-name-asian="Trebuchet MS" style:font-name-complex="Trebuchet MS"/>
    </style:style>
    <style:style style:name="T379_101" style:family="text">
      <style:text-properties fo:background-color="#ffffff" style:font-name="Trebuchet MS" style:font-name-asian="Trebuchet MS" style:font-name-complex="Trebuchet MS"/>
    </style:style>
    <style:style style:name="T379_102" style:family="text">
      <style:text-properties fo:background-color="#ffffff" style:font-name="Trebuchet MS" style:font-name-asian="Trebuchet MS" style:font-name-complex="Trebuchet MS"/>
    </style:style>
    <style:style style:name="T379_103" style:family="text">
      <style:text-properties fo:background-color="#ffffff" style:font-name="Trebuchet MS" style:font-name-asian="Trebuchet MS" style:font-name-complex="Trebuchet MS"/>
    </style:style>
    <style:style style:name="T379_104" style:family="text">
      <style:text-properties fo:background-color="#ffffff" style:font-name="Trebuchet MS" style:font-name-asian="Trebuchet MS" style:font-name-complex="Trebuchet MS"/>
    </style:style>
    <style:style style:name="T379_105" style:family="text">
      <style:text-properties fo:background-color="#ffffff" style:font-name="Trebuchet MS" style:font-name-asian="Trebuchet MS" style:font-name-complex="Trebuchet MS"/>
    </style:style>
    <style:style style:name="T379_106" style:family="text">
      <style:text-properties fo:background-color="#ffffff" style:font-name="Trebuchet MS" style:font-name-asian="Trebuchet MS" style:font-name-complex="Trebuchet MS"/>
    </style:style>
    <style:style style:name="T379_107" style:family="text">
      <style:text-properties fo:background-color="#ffffff" style:font-name="Trebuchet MS" style:font-name-asian="Trebuchet MS" style:font-name-complex="Trebuchet MS"/>
    </style:style>
    <style:style style:name="T379_108" style:family="text">
      <style:text-properties fo:background-color="#ffffff" style:font-name="Trebuchet MS" style:font-name-asian="Trebuchet MS" style:font-name-complex="Trebuchet MS"/>
    </style:style>
    <style:style style:name="T379_109" style:family="text">
      <style:text-properties fo:background-color="#ffffff" style:font-name="Trebuchet MS" style:font-name-asian="Trebuchet MS" style:font-name-complex="Trebuchet MS"/>
    </style:style>
    <style:style style:name="T379_110" style:family="text">
      <style:text-properties fo:background-color="#ffffff" style:font-name="Trebuchet MS" style:font-name-asian="Trebuchet MS" style:font-name-complex="Trebuchet MS"/>
    </style:style>
    <style:style style:name="T379_111" style:family="text">
      <style:text-properties fo:background-color="#ffffff" style:font-name="Trebuchet MS" style:font-name-asian="Trebuchet MS" style:font-name-complex="Trebuchet MS"/>
    </style:style>
    <style:style style:name="T379_112" style:family="text">
      <style:text-properties fo:background-color="#ffffff" style:font-name="Trebuchet MS" style:font-name-asian="Trebuchet MS" style:font-name-complex="Trebuchet MS"/>
    </style:style>
    <style:style style:name="T379_113" style:family="text">
      <style:text-properties fo:background-color="#ffffff" style:font-name="Trebuchet MS" style:font-name-asian="Trebuchet MS" style:font-name-complex="Trebuchet MS"/>
    </style:style>
    <style:style style:name="T379_114" style:family="text">
      <style:text-properties fo:background-color="#ffffff" style:font-name="Trebuchet MS" style:font-name-asian="Trebuchet MS" style:font-name-complex="Trebuchet MS"/>
    </style:style>
    <style:style style:name="T379_115" style:family="text">
      <style:text-properties fo:background-color="#ffffff" style:font-name="Trebuchet MS" style:font-name-asian="Trebuchet MS" style:font-name-complex="Trebuchet MS"/>
    </style:style>
    <style:style style:name="T379_116" style:family="text">
      <style:text-properties fo:background-color="#ffffff" style:font-name="Trebuchet MS" style:font-name-asian="Trebuchet MS" style:font-name-complex="Trebuchet MS"/>
    </style:style>
    <style:style style:name="T379_117" style:family="text">
      <style:text-properties fo:background-color="#ffffff" style:font-name="Trebuchet MS" style:font-name-asian="Trebuchet MS" style:font-name-complex="Trebuchet MS"/>
    </style:style>
    <style:style style:name="T379_118" style:family="text">
      <style:text-properties fo:background-color="#ffffff" style:font-name="Trebuchet MS" style:font-name-asian="Trebuchet MS" style:font-name-complex="Trebuchet MS"/>
    </style:style>
    <style:style style:name="T379_119" style:family="text">
      <style:text-properties fo:background-color="#ffffff" style:font-name="Trebuchet MS" style:font-name-asian="Trebuchet MS" style:font-name-complex="Trebuchet MS"/>
    </style:style>
    <style:style style:name="T379_120" style:family="text">
      <style:text-properties fo:background-color="#ffffff" style:font-name="Trebuchet MS" style:font-name-asian="Trebuchet MS" style:font-name-complex="Trebuchet MS"/>
    </style:style>
    <style:style style:name="T379_121" style:family="text">
      <style:text-properties fo:background-color="#ffffff" style:font-name="Trebuchet MS" style:font-name-asian="Trebuchet MS" style:font-name-complex="Trebuchet MS"/>
    </style:style>
    <style:style style:name="T379_122" style:family="text">
      <style:text-properties fo:background-color="#ffffff" style:font-name="Trebuchet MS" style:font-name-asian="Trebuchet MS" style:font-name-complex="Trebuchet MS"/>
    </style:style>
    <style:style style:name="T379_123" style:family="text">
      <style:text-properties fo:background-color="#ffffff" style:font-name="Trebuchet MS" style:font-name-asian="Trebuchet MS" style:font-name-complex="Trebuchet MS"/>
    </style:style>
    <style:style style:name="T379_124" style:family="text">
      <style:text-properties fo:background-color="#ffffff" style:font-name="Trebuchet MS" style:font-name-asian="Trebuchet MS" style:font-name-complex="Trebuchet MS"/>
    </style:style>
    <style:style style:name="T379_125" style:family="text">
      <style:text-properties fo:background-color="#ffffff" style:font-name="Trebuchet MS" style:font-name-asian="Trebuchet MS" style:font-name-complex="Trebuchet MS"/>
    </style:style>
    <style:style style:name="T379_126" style:family="text">
      <style:text-properties fo:background-color="#ffffff" style:font-name="Trebuchet MS" style:font-name-asian="Trebuchet MS" style:font-name-complex="Trebuchet MS"/>
    </style:style>
    <style:style style:name="T379_127" style:family="text">
      <style:text-properties fo:background-color="#ffffff" style:font-name="Trebuchet MS" style:font-name-asian="Trebuchet MS" style:font-name-complex="Trebuchet MS"/>
    </style:style>
    <style:style style:name="T379_128" style:family="text">
      <style:text-properties fo:background-color="#ffffff" style:font-name="Trebuchet MS" style:font-name-asian="Trebuchet MS" style:font-name-complex="Trebuchet MS"/>
    </style:style>
    <style:style style:name="T379_129" style:family="text">
      <style:text-properties fo:background-color="#ffffff" style:font-name="Trebuchet MS" style:font-name-asian="Trebuchet MS" style:font-name-complex="Trebuchet MS"/>
    </style:style>
    <style:style style:name="T379_130" style:family="text">
      <style:text-properties fo:background-color="#ffffff" style:font-name="Trebuchet MS" style:font-name-asian="Trebuchet MS" style:font-name-complex="Trebuchet MS"/>
    </style:style>
    <style:style style:name="T379_131" style:family="text">
      <style:text-properties fo:background-color="#ffffff" style:font-name="Trebuchet MS" style:font-name-asian="Trebuchet MS" style:font-name-complex="Trebuchet MS"/>
    </style:style>
    <style:style style:name="T379_132" style:family="text">
      <style:text-properties fo:background-color="#ffffff" style:font-name="Trebuchet MS" style:font-name-asian="Trebuchet MS" style:font-name-complex="Trebuchet MS"/>
    </style:style>
    <style:style style:name="T379_133" style:family="text">
      <style:text-properties fo:background-color="#ffffff" style:font-name="Trebuchet MS" style:font-name-asian="Trebuchet MS" style:font-name-complex="Trebuchet MS"/>
    </style:style>
    <style:style style:name="T379_134" style:family="text">
      <style:text-properties fo:background-color="#ffffff" style:font-name="Trebuchet MS" style:font-name-asian="Trebuchet MS" style:font-name-complex="Trebuchet MS"/>
    </style:style>
    <style:style style:name="P380" style:family="paragraph" style:parent-style-name="Standard">
      <style:paragraph-properties fo:break-before="auto" fo:text-indent="0cm" fo:line-height="115%" fo:margin-left="1.27cm" style:writing-mode="lr-tb"/>
      <style:text-properties fo:background-color="#ffffff" style:font-name="Trebuchet MS" style:font-name-asian="Trebuchet MS" style:font-name-complex="Trebuchet MS"/>
    </style:style>
    <style:style style:name="P381" style:family="paragraph" style:parent-style-name="Standard">
      <style:paragraph-properties fo:break-before="auto" fo:text-indent="0cm" fo:line-height="115%" fo:margin-left="1.27cm" style:writing-mode="lr-tb"/>
    </style:style>
    <style:style style:name="T381_1" style:family="text">
      <style:text-properties fo:background-color="#ffffff" style:font-name="Trebuchet MS" style:font-name-asian="Trebuchet MS" style:font-name-complex="Trebuchet MS"/>
    </style:style>
    <style:style style:name="T381_2" style:family="text">
      <style:text-properties fo:background-color="#ffffff" style:font-name="Trebuchet MS" style:font-name-asian="Trebuchet MS" style:font-name-complex="Trebuchet MS"/>
    </style:style>
    <style:style style:name="T381_3" style:family="text">
      <style:text-properties fo:background-color="#ffffff" style:font-name="Trebuchet MS" style:font-name-asian="Trebuchet MS" style:font-name-complex="Trebuchet MS"/>
    </style:style>
    <style:style style:name="T381_4" style:family="text">
      <style:text-properties fo:background-color="#ffffff" style:font-name="Trebuchet MS" style:font-name-asian="Trebuchet MS" style:font-name-complex="Trebuchet MS"/>
    </style:style>
    <style:style style:name="T381_5" style:family="text">
      <style:text-properties fo:background-color="#ffffff" style:font-name="Trebuchet MS" style:font-name-asian="Trebuchet MS" style:font-name-complex="Trebuchet MS"/>
    </style:style>
    <style:style style:name="T381_6" style:family="text">
      <style:text-properties fo:background-color="#ffffff" style:font-name="Trebuchet MS" style:font-name-asian="Trebuchet MS" style:font-name-complex="Trebuchet MS"/>
    </style:style>
    <style:style style:name="T381_7" style:family="text">
      <style:text-properties fo:background-color="#ffffff" style:font-name="Trebuchet MS" style:font-name-asian="Trebuchet MS" style:font-name-complex="Trebuchet MS"/>
    </style:style>
    <style:style style:name="T381_8" style:family="text">
      <style:text-properties fo:background-color="#ffffff" style:font-name="Trebuchet MS" style:font-name-asian="Trebuchet MS" style:font-name-complex="Trebuchet MS"/>
    </style:style>
    <style:style style:name="T381_9" style:family="text">
      <style:text-properties fo:background-color="#ffffff" style:font-name="Trebuchet MS" style:font-name-asian="Trebuchet MS" style:font-name-complex="Trebuchet MS"/>
    </style:style>
    <style:style style:name="T381_10" style:family="text">
      <style:text-properties fo:background-color="#ffffff" style:font-name="Trebuchet MS" style:font-name-asian="Trebuchet MS" style:font-name-complex="Trebuchet MS"/>
    </style:style>
    <style:style style:name="T381_11" style:family="text">
      <style:text-properties fo:background-color="#ffffff" style:font-name="Trebuchet MS" style:font-name-asian="Trebuchet MS" style:font-name-complex="Trebuchet MS"/>
    </style:style>
    <style:style style:name="T381_12" style:family="text">
      <style:text-properties fo:background-color="#ffffff" style:font-name="Trebuchet MS" style:font-name-asian="Trebuchet MS" style:font-name-complex="Trebuchet MS"/>
    </style:style>
    <style:style style:name="T381_13" style:family="text">
      <style:text-properties fo:background-color="#ffffff" style:font-name="Trebuchet MS" style:font-name-asian="Trebuchet MS" style:font-name-complex="Trebuchet MS"/>
    </style:style>
    <style:style style:name="T381_14" style:family="text">
      <style:text-properties fo:background-color="#ffffff" style:font-name="Trebuchet MS" style:font-name-asian="Trebuchet MS" style:font-name-complex="Trebuchet MS"/>
    </style:style>
    <style:style style:name="T381_15" style:family="text">
      <style:text-properties fo:background-color="#ffffff" style:font-name="Trebuchet MS" style:font-name-asian="Trebuchet MS" style:font-name-complex="Trebuchet MS"/>
    </style:style>
    <style:style style:name="T381_16" style:family="text">
      <style:text-properties fo:background-color="#ffffff" style:font-name="Trebuchet MS" style:font-name-asian="Trebuchet MS" style:font-name-complex="Trebuchet MS"/>
    </style:style>
    <style:style style:name="T381_17" style:family="text">
      <style:text-properties fo:background-color="#ffffff" style:font-name="Trebuchet MS" style:font-name-asian="Trebuchet MS" style:font-name-complex="Trebuchet MS"/>
    </style:style>
    <style:style style:name="T381_18" style:family="text">
      <style:text-properties fo:background-color="#ffffff" style:font-name="Trebuchet MS" style:font-name-asian="Trebuchet MS" style:font-name-complex="Trebuchet MS"/>
    </style:style>
    <style:style style:name="T381_19" style:family="text">
      <style:text-properties fo:background-color="#ffffff" style:font-name="Trebuchet MS" style:font-name-asian="Trebuchet MS" style:font-name-complex="Trebuchet MS"/>
    </style:style>
    <style:style style:name="T381_20" style:family="text">
      <style:text-properties fo:background-color="#ffffff" style:font-name="Trebuchet MS" style:font-name-asian="Trebuchet MS" style:font-name-complex="Trebuchet MS"/>
    </style:style>
    <style:style style:name="T381_21" style:family="text">
      <style:text-properties fo:background-color="#ffffff" style:font-name="Trebuchet MS" style:font-name-asian="Trebuchet MS" style:font-name-complex="Trebuchet MS"/>
    </style:style>
    <style:style style:name="T381_22" style:family="text">
      <style:text-properties fo:background-color="#ffffff" style:font-name="Trebuchet MS" style:font-name-asian="Trebuchet MS" style:font-name-complex="Trebuchet MS"/>
    </style:style>
    <style:style style:name="T381_23" style:family="text">
      <style:text-properties fo:background-color="#ffffff" style:font-name="Trebuchet MS" style:font-name-asian="Trebuchet MS" style:font-name-complex="Trebuchet MS"/>
    </style:style>
    <style:style style:name="T381_24" style:family="text">
      <style:text-properties fo:background-color="#ffffff" style:font-name="Trebuchet MS" style:font-name-asian="Trebuchet MS" style:font-name-complex="Trebuchet MS"/>
    </style:style>
    <style:style style:name="T381_25" style:family="text">
      <style:text-properties fo:background-color="#ffffff" style:font-name="Trebuchet MS" style:font-name-asian="Trebuchet MS" style:font-name-complex="Trebuchet MS"/>
    </style:style>
    <style:style style:name="T381_26" style:family="text">
      <style:text-properties fo:background-color="#ffffff" style:font-name="Trebuchet MS" style:font-name-asian="Trebuchet MS" style:font-name-complex="Trebuchet MS"/>
    </style:style>
    <style:style style:name="T381_27" style:family="text">
      <style:text-properties fo:background-color="#ffffff" style:font-name="Trebuchet MS" style:font-name-asian="Trebuchet MS" style:font-name-complex="Trebuchet MS"/>
    </style:style>
    <style:style style:name="T381_28" style:family="text">
      <style:text-properties fo:background-color="#ffffff" style:font-name="Trebuchet MS" style:font-name-asian="Trebuchet MS" style:font-name-complex="Trebuchet MS"/>
    </style:style>
    <style:style style:name="T381_29" style:family="text">
      <style:text-properties fo:background-color="#ffffff" style:font-name="Trebuchet MS" style:font-name-asian="Trebuchet MS" style:font-name-complex="Trebuchet MS"/>
    </style:style>
    <style:style style:name="T381_30" style:family="text">
      <style:text-properties fo:background-color="#ffffff" style:font-name="Trebuchet MS" style:font-name-asian="Trebuchet MS" style:font-name-complex="Trebuchet MS"/>
    </style:style>
    <style:style style:name="T381_31" style:family="text">
      <style:text-properties fo:background-color="#ffffff" style:font-name="Trebuchet MS" style:font-name-asian="Trebuchet MS" style:font-name-complex="Trebuchet MS"/>
    </style:style>
    <style:style style:name="T381_32" style:family="text">
      <style:text-properties fo:background-color="#ffffff" style:font-name="Trebuchet MS" style:font-name-asian="Trebuchet MS" style:font-name-complex="Trebuchet MS"/>
    </style:style>
    <style:style style:name="T381_33" style:family="text">
      <style:text-properties fo:background-color="#ffffff" style:font-name="Trebuchet MS" style:font-name-asian="Trebuchet MS" style:font-name-complex="Trebuchet MS"/>
    </style:style>
    <style:style style:name="T381_34" style:family="text">
      <style:text-properties fo:background-color="#ffffff" style:font-name="Trebuchet MS" style:font-name-asian="Trebuchet MS" style:font-name-complex="Trebuchet MS"/>
    </style:style>
    <style:style style:name="T381_35" style:family="text">
      <style:text-properties fo:background-color="#ffffff" style:font-name="Trebuchet MS" style:font-name-asian="Trebuchet MS" style:font-name-complex="Trebuchet MS"/>
    </style:style>
    <style:style style:name="T381_36" style:family="text">
      <style:text-properties fo:background-color="#ffffff" style:font-name="Trebuchet MS" style:font-name-asian="Trebuchet MS" style:font-name-complex="Trebuchet MS"/>
    </style:style>
    <style:style style:name="T381_37" style:family="text">
      <style:text-properties fo:background-color="#ffffff" style:font-name="Trebuchet MS" style:font-name-asian="Trebuchet MS" style:font-name-complex="Trebuchet MS"/>
    </style:style>
    <style:style style:name="T381_38" style:family="text">
      <style:text-properties fo:background-color="#ffffff" style:font-name="Trebuchet MS" style:font-name-asian="Trebuchet MS" style:font-name-complex="Trebuchet MS"/>
    </style:style>
    <style:style style:name="T381_39" style:family="text">
      <style:text-properties fo:background-color="#ffffff" style:font-name="Trebuchet MS" style:font-name-asian="Trebuchet MS" style:font-name-complex="Trebuchet MS"/>
    </style:style>
    <style:style style:name="T381_40" style:family="text">
      <style:text-properties fo:background-color="#ffffff" style:font-name="Trebuchet MS" style:font-name-asian="Trebuchet MS" style:font-name-complex="Trebuchet MS"/>
    </style:style>
    <style:style style:name="T381_41" style:family="text">
      <style:text-properties fo:background-color="#ffffff" style:font-name="Trebuchet MS" style:font-name-asian="Trebuchet MS" style:font-name-complex="Trebuchet MS"/>
    </style:style>
    <style:style style:name="T381_42" style:family="text">
      <style:text-properties fo:background-color="#ffffff" style:font-name="Trebuchet MS" style:font-name-asian="Trebuchet MS" style:font-name-complex="Trebuchet MS"/>
    </style:style>
    <style:style style:name="T381_43" style:family="text">
      <style:text-properties fo:background-color="#ffffff" style:font-name="Trebuchet MS" style:font-name-asian="Trebuchet MS" style:font-name-complex="Trebuchet MS"/>
    </style:style>
    <style:style style:name="T381_44" style:family="text">
      <style:text-properties fo:background-color="#ffffff" style:font-name="Trebuchet MS" style:font-name-asian="Trebuchet MS" style:font-name-complex="Trebuchet MS"/>
    </style:style>
    <style:style style:name="T381_45" style:family="text">
      <style:text-properties fo:background-color="#ffffff" style:font-name="Trebuchet MS" style:font-name-asian="Trebuchet MS" style:font-name-complex="Trebuchet MS"/>
    </style:style>
    <style:style style:name="T381_46" style:family="text">
      <style:text-properties fo:background-color="#ffffff" style:font-name="Trebuchet MS" style:font-name-asian="Trebuchet MS" style:font-name-complex="Trebuchet MS"/>
    </style:style>
    <style:style style:name="T381_47" style:family="text">
      <style:text-properties fo:background-color="#ffffff" style:font-name="Trebuchet MS" style:font-name-asian="Trebuchet MS" style:font-name-complex="Trebuchet MS"/>
    </style:style>
    <style:style style:name="T381_48" style:family="text">
      <style:text-properties fo:background-color="#ffffff" style:font-name="Trebuchet MS" style:font-name-asian="Trebuchet MS" style:font-name-complex="Trebuchet MS"/>
    </style:style>
    <style:style style:name="T381_49" style:family="text">
      <style:text-properties fo:background-color="#ffffff" style:font-name="Trebuchet MS" style:font-name-asian="Trebuchet MS" style:font-name-complex="Trebuchet MS"/>
    </style:style>
    <style:style style:name="T381_50" style:family="text">
      <style:text-properties fo:background-color="#ffffff" style:font-name="Trebuchet MS" style:font-name-asian="Trebuchet MS" style:font-name-complex="Trebuchet MS"/>
    </style:style>
    <style:style style:name="T381_51" style:family="text">
      <style:text-properties fo:background-color="#ffffff" style:font-name="Trebuchet MS" style:font-name-asian="Trebuchet MS" style:font-name-complex="Trebuchet MS"/>
    </style:style>
    <style:style style:name="T381_52" style:family="text">
      <style:text-properties fo:background-color="#ffffff" style:font-name="Trebuchet MS" style:font-name-asian="Trebuchet MS" style:font-name-complex="Trebuchet MS"/>
    </style:style>
    <style:style style:name="T381_53" style:family="text">
      <style:text-properties fo:background-color="#ffffff" style:font-name="Trebuchet MS" style:font-name-asian="Trebuchet MS" style:font-name-complex="Trebuchet MS"/>
    </style:style>
    <style:style style:name="T381_54" style:family="text">
      <style:text-properties fo:background-color="#ffffff" style:font-name="Trebuchet MS" style:font-name-asian="Trebuchet MS" style:font-name-complex="Trebuchet MS"/>
    </style:style>
    <style:style style:name="T381_55" style:family="text">
      <style:text-properties fo:background-color="#ffffff" style:font-name="Trebuchet MS" style:font-name-asian="Trebuchet MS" style:font-name-complex="Trebuchet MS"/>
    </style:style>
    <style:style style:name="T381_56" style:family="text">
      <style:text-properties fo:background-color="#ffffff" style:font-name="Trebuchet MS" style:font-name-asian="Trebuchet MS" style:font-name-complex="Trebuchet MS"/>
    </style:style>
    <style:style style:name="T381_57" style:family="text">
      <style:text-properties fo:background-color="#ffffff" style:font-name="Trebuchet MS" style:font-name-asian="Trebuchet MS" style:font-name-complex="Trebuchet MS"/>
    </style:style>
    <style:style style:name="T381_58" style:family="text">
      <style:text-properties fo:background-color="#ffffff" style:font-name="Trebuchet MS" style:font-name-asian="Trebuchet MS" style:font-name-complex="Trebuchet MS"/>
    </style:style>
    <style:style style:name="T381_59" style:family="text">
      <style:text-properties fo:background-color="#ffffff" style:font-name="Trebuchet MS" style:font-name-asian="Trebuchet MS" style:font-name-complex="Trebuchet MS"/>
    </style:style>
    <style:style style:name="T381_60" style:family="text">
      <style:text-properties fo:background-color="#ffffff" style:font-name="Trebuchet MS" style:font-name-asian="Trebuchet MS" style:font-name-complex="Trebuchet MS"/>
    </style:style>
    <style:style style:name="T381_61" style:family="text">
      <style:text-properties fo:background-color="#ffffff" style:font-name="Trebuchet MS" style:font-name-asian="Trebuchet MS" style:font-name-complex="Trebuchet MS"/>
    </style:style>
    <style:style style:name="T381_62" style:family="text">
      <style:text-properties fo:background-color="#ffffff" style:font-name="Trebuchet MS" style:font-name-asian="Trebuchet MS" style:font-name-complex="Trebuchet MS"/>
    </style:style>
    <style:style style:name="T381_63" style:family="text">
      <style:text-properties fo:background-color="#ffffff" style:font-name="Trebuchet MS" style:font-name-asian="Trebuchet MS" style:font-name-complex="Trebuchet MS"/>
    </style:style>
    <style:style style:name="T381_64" style:family="text">
      <style:text-properties fo:background-color="#ffffff" style:font-name="Trebuchet MS" style:font-name-asian="Trebuchet MS" style:font-name-complex="Trebuchet MS"/>
    </style:style>
    <style:style style:name="T381_65" style:family="text">
      <style:text-properties fo:background-color="#ffffff" style:font-name="Trebuchet MS" style:font-name-asian="Trebuchet MS" style:font-name-complex="Trebuchet MS"/>
    </style:style>
    <style:style style:name="T381_66" style:family="text">
      <style:text-properties fo:background-color="#ffffff" style:font-name="Trebuchet MS" style:font-name-asian="Trebuchet MS" style:font-name-complex="Trebuchet MS"/>
    </style:style>
    <style:style style:name="T381_67" style:family="text">
      <style:text-properties fo:background-color="#ffffff" style:font-name="Trebuchet MS" style:font-name-asian="Trebuchet MS" style:font-name-complex="Trebuchet MS"/>
    </style:style>
    <style:style style:name="T381_68" style:family="text">
      <style:text-properties fo:background-color="#ffffff" style:font-name="Trebuchet MS" style:font-name-asian="Trebuchet MS" style:font-name-complex="Trebuchet MS"/>
    </style:style>
    <style:style style:name="T381_69" style:family="text"/>
    <style:style style:name="T381_70" style:family="text">
      <style:text-properties fo:background-color="#ffffff" fo:color="#0000ff" style:font-name="Trebuchet MS" style:font-name-asian="Trebuchet MS" style:font-name-complex="Trebuchet MS"/>
    </style:style>
    <style:style style:name="T381_71" style:family="text"/>
    <style:style style:name="T381_72" style:family="text">
      <style:text-properties fo:background-color="#ffffff" fo:color="#0000ff" style:font-name="Trebuchet MS" style:font-name-asian="Trebuchet MS" style:font-name-complex="Trebuchet MS"/>
    </style:style>
    <style:style style:name="T381_73" style:family="text"/>
    <style:style style:name="T381_74" style:family="text">
      <style:text-properties fo:background-color="#ffffff" fo:color="#0000ff" style:font-name="Trebuchet MS" style:font-name-asian="Trebuchet MS" style:font-name-complex="Trebuchet MS"/>
    </style:style>
    <style:style style:name="T381_75" style:family="text"/>
    <style:style style:name="T381_76" style:family="text">
      <style:text-properties fo:background-color="#ffffff" fo:color="#0000ff" style:font-name="Trebuchet MS" style:font-name-asian="Trebuchet MS" style:font-name-complex="Trebuchet MS"/>
    </style:style>
    <style:style style:name="T381_77" style:family="text"/>
    <style:style style:name="T381_78" style:family="text">
      <style:text-properties fo:background-color="#ffffff" fo:color="#0000ff" style:font-name="Trebuchet MS" style:font-name-asian="Trebuchet MS" style:font-name-complex="Trebuchet MS"/>
    </style:style>
    <style:style style:name="T381_79" style:family="text"/>
    <style:style style:name="T381_80" style:family="text">
      <style:text-properties fo:background-color="#ffffff" fo:color="#0000ff" style:font-name="Trebuchet MS" style:font-name-asian="Trebuchet MS" style:font-name-complex="Trebuchet MS"/>
    </style:style>
    <style:style style:name="T381_81" style:family="text"/>
    <style:style style:name="T381_82" style:family="text">
      <style:text-properties fo:background-color="#ffffff" fo:color="#0000ff" style:font-name="Trebuchet MS" style:font-name-asian="Trebuchet MS" style:font-name-complex="Trebuchet MS"/>
    </style:style>
    <style:style style:name="T381_83" style:family="text">
      <style:text-properties fo:background-color="#ffffff" style:font-name="Trebuchet MS" style:font-name-asian="Trebuchet MS" style:font-name-complex="Trebuchet MS"/>
    </style:style>
    <style:style style:name="P382" style:family="paragraph" style:parent-style-name="Standard">
      <style:paragraph-properties fo:break-before="auto" fo:text-indent="0cm" fo:line-height="115%" fo:margin-left="1.27cm" style:writing-mode="lr-tb"/>
    </style:style>
    <style:style style:name="P383" style:family="paragraph" style:parent-style-name="Standard">
      <style:paragraph-properties fo:break-before="auto" fo:line-height="115%" style:writing-mode="lr-tb"/>
    </style:style>
    <style:style style:name="P384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network</text:span></text:p>
            <text:p text:style-name="P3"><text:span text:style-name="T3_1">intention</text:span><text:span text:style-name="T3_2"><text:s/>|<text:s/></text:span><text:span text:style-name="T3_3">attention</text:span></text:p>
          </table:table-cell>
          <table:table-cell table:style-name="Cell2">
            <text:p text:style-name="P4"><text:span text:style-name="T4_1">global</text:span><text:span text:style-name="T4_2"><text:s/></text:span><text:span text:style-name="T4_3">safety</text:span><text:span text:style-name="T4_4"><text:s/></text:span><text:span text:style-name="T4_5">system</text:span></text:p>
            <text:p text:style-name="P5"><text:span text:style-name="T5_1">global</text:span><text:span text:style-name="T5_2"><text:s/></text:span><text:span text:style-name="T5_3">self</text:span><text:span text:style-name="T5_4"><text:s/></text:span><text:span text:style-name="T5_5">sufficiency</text:span></text:p>
            <text:p text:style-name="P6"><text:span text:style-name="T6_1">global</text:span><text:span text:style-name="T6_2"><text:s/></text:span><text:span text:style-name="T6_3">support</text:span><text:span text:style-name="T6_4"><text:s/></text:span><text:span text:style-name="T6_5">system</text:span></text:p>
            <text:p text:style-name="P7"><text:span text:style-name="T7_1">global</text:span><text:span text:style-name="T7_2"><text:s/></text:span><text:span text:style-name="T7_3">satisfaction</text:span><text:span text:style-name="T7_4"><text:s/></text:span><text:span text:style-name="T7_5">system</text:span></text:p>
            <text:p text:style-name="P8"><text:span text:style-name="T8_1">global</text:span><text:span text:style-name="T8_2"><text:s/></text:span><text:span text:style-name="T8_3">surveillance</text:span><text:span text:style-name="T8_4"><text:s/></text:span><text:span text:style-name="T8_5">system</text:span></text:p>
            <text:p text:style-name="P9"><text:span text:style-name="T9_1">global</text:span><text:span text:style-name="T9_2"><text:s/></text:span><text:span text:style-name="T9_3">survival</text:span><text:span text:style-name="T9_4"><text:s/></text:span><text:span text:style-name="T9_5">system</text:span></text:p>
          </table:table-cell>
        </table:table-row>
      </table:table>
      <text:h text:style-name="P10" text:outline-level="10"><text:bookmark-start text:name="h.92veudgzd720"/><text:bookmark-end text:name="h.92veudgzd720"/><text:span text:style-name="T10_1">Netention</text:span></text:h>
      <text:p text:style-name="P11"><text:span text:style-name="T11_1">USER</text:span><text:span text:style-name="T11_2"><text:s/></text:span><text:span text:style-name="T11_3">GUIDE</text:span></text:p>
      <text:p text:style-name="P12"><text:span text:style-name="T12_1">DRAFT</text:span></text:p>
      <text:h text:style-name="P13" text:outline-level="10"><text:bookmark-start text:name="h.d2k829hebo1f"/><text:bookmark-end text:name="h.d2k829hebo1f"/></text:h>
      <text:h text:style-name="P14" text:outline-level="10"><text:bookmark-start text:name="h.6a7gxiqg48u8"/><text:bookmark-end text:name="h.6a7gxiqg48u8"/><text:bookmark-start text:name="h.7n6on8lzopx7"/><text:bookmark-end text:name="h.7n6on8lzopx7"/><text:span text:style-name="T14_1">What</text:span><text:span text:style-name="T14_2"><text:s/></text:span><text:span text:style-name="T14_3">is</text:span><text:span text:style-name="T14_4"><text:s/></text:span><text:span text:style-name="T14_5">Netention</text:span><text:span text:style-name="T14_6">?</text:span></text:h>
      <text:p text:style-name="P15"><text:span text:style-name="T15_1">Netention</text:span><text:span text:style-name="T15_2"><text:s/></text:span><text:span text:style-name="T15_3">is</text:span><text:span text:style-name="T15_4"><text:s/></text:span><text:span text:style-name="T15_5">a</text:span><text:span text:style-name="T15_6"><text:s/></text:span><text:span text:style-name="T15_7">real</text:span><text:span text:style-name="T15_8">-</text:span><text:span text:style-name="T15_9">time</text:span><text:span text:style-name="T15_10"><text:s/></text:span><text:span text:style-name="T15_11">semantic</text:span><text:span text:style-name="T15_12"><text:s/></text:span><text:span text:style-name="T15_13">communication</text:span><text:span text:style-name="T15_14"><text:s/></text:span><text:span text:style-name="T15_15">tool</text:span><text:span text:style-name="T15_16"><text:s/></text:span><text:span text:style-name="T15_17">for</text:span><text:span text:style-name="T15_18"><text:s/></text:span><text:span text:style-name="T15_19">describing</text:span><text:span text:style-name="T15_20"><text:s/></text:span><text:span text:style-name="T15_21">reality</text:span><text:span text:style-name="T15_22"><text:s/></text:span><text:span text:style-name="T15_23">and</text:span><text:span text:style-name="T15_24"><text:s/></text:span><text:span text:style-name="T15_25">potential</text:span><text:span text:style-name="T15_26"><text:s/></text:span><text:span text:style-name="T15_27">future</text:span><text:span text:style-name="T15_28"><text:s/></text:span><text:span text:style-name="T15_29">realities</text:span><text:span text:style-name="T15_30">.</text:span></text:p>
      <text:p text:style-name="P16"/>
      <text:p text:style-name="P17"><text:span text:style-name="T17_1">Netention</text:span><text:span text:style-name="T17_2"><text:s/></text:span><text:span text:style-name="T17_3">collects</text:span><text:span text:style-name="T17_4"><text:s/></text:span><text:span text:style-name="T17_5">a</text:span><text:span text:style-name="T17_6"><text:s/></text:span><text:span text:style-name="T17_7">community</text:span><text:span text:style-name="T17_8"><text:s/></text:span><text:span text:style-name="T17_9">of</text:span><text:span text:style-name="T17_10"><text:s/></text:span><text:span text:style-name="T17_11">peoples</text:span><text:span text:style-name="T17_12">'<text:s/></text:span><text:span text:style-name="T17_13">stories</text:span><text:span text:style-name="T17_14">,<text:s/></text:span><text:span text:style-name="T17_15">and</text:span><text:span text:style-name="T17_16"><text:s/></text:span><text:span text:style-name="T17_17">interlinks</text:span><text:span text:style-name="T17_18"><text:s/></text:span><text:span text:style-name="T17_19">them</text:span><text:span text:style-name="T17_20"><text:s/></text:span><text:span text:style-name="T17_21">with</text:span><text:span text:style-name="T17_22"><text:s/></text:span><text:span text:style-name="T17_23">automatically</text:span><text:span text:style-name="T17_24"><text:s/></text:span><text:span text:style-name="T17_25">discovered</text:span><text:span text:style-name="T17_26"><text:s/></text:span><text:span text:style-name="T17_27">opportunities</text:span><text:span text:style-name="T17_28"><text:s/></text:span><text:span text:style-name="T17_29">that</text:span><text:span text:style-name="T17_30"><text:s/></text:span><text:span text:style-name="T17_31">are</text:span><text:span text:style-name="T17_32"><text:s/></text:span><text:span text:style-name="T17_33">mutually</text:span><text:span text:style-name="T17_34"><text:s/></text:span><text:span text:style-name="T17_35">inter</text:span><text:span text:style-name="T17_36">-</text:span><text:span text:style-name="T17_37">satisfying</text:span><text:span text:style-name="T17_38"><text:s/>-<text:s/></text:span><text:span text:style-name="T17_39">essentially</text:span><text:span text:style-name="T17_40"><text:s/></text:span><text:span text:style-name="T17_41">suggesting</text:span><text:span text:style-name="T17_42"><text:s/></text:span><text:span text:style-name="T17_43">to</text:span><text:span text:style-name="T17_44"><text:s/></text:span><text:span text:style-name="T17_45">its</text:span><text:span text:style-name="T17_46"><text:s/></text:span><text:span text:style-name="T17_47">participants</text:span><text:span text:style-name="T17_48"><text:s/></text:span><text:span text:style-name="T17_49">how</text:span><text:span text:style-name="T17_50"><text:s/></text:span><text:span text:style-name="T17_51">they</text:span><text:span text:style-name="T17_52"><text:s/></text:span><text:span text:style-name="T17_53">could</text:span><text:span text:style-name="T17_54"><text:s/></text:span><text:span text:style-name="T17_55">realize</text:span><text:span text:style-name="T17_56"><text:s/></text:span><text:span text:style-name="T17_57">the</text:span><text:span text:style-name="T17_58"><text:s/></text:span><text:span text:style-name="T17_59">desired</text:span><text:span text:style-name="T17_60"><text:s/></text:span><text:span text:style-name="T17_61">futures</text:span><text:span text:style-name="T17_62"><text:s/></text:span><text:span text:style-name="T17_63">they</text:span><text:span text:style-name="T17_64"><text:s/></text:span><text:span text:style-name="T17_65">have</text:span><text:span text:style-name="T17_66"><text:s/></text:span><text:span text:style-name="T17_67">described</text:span><text:span text:style-name="T17_68">.</text:span></text:p>
      <text:p text:style-name="P18"/>
      <text:p text:style-name="P19"><text:span text:style-name="T19_1">Netention</text:span><text:span text:style-name="T19_2"><text:s/></text:span><text:span text:style-name="T19_3">is</text:span><text:span text:style-name="T19_4"><text:s/></text:span><text:span text:style-name="T19_5">the</text:span><text:span text:style-name="T19_6"><text:s/></text:span><text:span text:style-name="T19_7">anti</text:span><text:span text:style-name="T19_8">-</text:span><text:span text:style-name="T19_9">everything</text:span><text:span text:style-name="T19_10">.<text:s text:c="2"/></text:span><text:span text:style-name="T19_11">You</text:span><text:span text:style-name="T19_12"><text:s/></text:span><text:span text:style-name="T19_13">own</text:span><text:span text:style-name="T19_14"><text:s/></text:span><text:span text:style-name="T19_15">it</text:span><text:span text:style-name="T19_16"><text:s/>--<text:s/></text:span><text:span text:style-name="T19_17">not</text:span><text:span text:style-name="T19_18"><text:s/></text:span><text:span text:style-name="T19_19">them</text:span><text:span text:style-name="T19_20">.<text:s text:c="2"/></text:span><text:span text:style-name="T19_21">Since</text:span><text:span text:style-name="T19_22"><text:s/></text:span><text:span text:style-name="T19_23">it</text:span><text:span text:style-name="T19_24">’</text:span><text:span text:style-name="T19_25">s</text:span><text:span text:style-name="T19_26"><text:s/></text:span><text:span text:style-name="T19_27">open</text:span><text:span text:style-name="T19_28">-</text:span><text:span text:style-name="T19_29">source</text:span><text:span text:style-name="T19_30"><text:s/></text:span><text:span text:style-name="T19_31">you</text:span><text:span text:style-name="T19_32"><text:s/></text:span><text:span text:style-name="T19_33">can</text:span><text:span text:style-name="T19_34"><text:s/></text:span><text:span text:style-name="T19_35">spread</text:span><text:span text:style-name="T19_36"><text:s/></text:span><text:span text:style-name="T19_37">it</text:span><text:span text:style-name="T19_38"><text:s/></text:span><text:span text:style-name="T19_39">everywhere</text:span><text:span text:style-name="T19_40"><text:s/></text:span><text:span text:style-name="T19_41">you</text:span><text:span text:style-name="T19_42"><text:s/></text:span><text:span text:style-name="T19_43">want</text:span><text:span text:style-name="T19_44">.<text:s text:c="2"/></text:span><text:span text:style-name="T19_45">It</text:span><text:span text:style-name="T19_46">’</text:span><text:span text:style-name="T19_47">s</text:span><text:span text:style-name="T19_48"><text:s/></text:span><text:span text:style-name="T19_49">the</text:span><text:span text:style-name="T19_50"><text:s/></text:span><text:span text:style-name="T19_51">obvious</text:span><text:span text:style-name="T19_52"><text:s/></text:span><text:span text:style-name="T19_53">antithesis</text:span><text:span text:style-name="T19_54"><text:s/></text:span><text:span text:style-name="T19_55">to</text:span><text:span text:style-name="T19_56"><text:s/></text:span><text:span text:style-name="T19_57">corporate</text:span><text:span text:style-name="T19_58"><text:s/></text:span><text:span text:style-name="T19_59">monopoly</text:span><text:span text:style-name="T19_60">.<text:s text:c="2"/></text:span><text:span text:style-name="T19_61">Please</text:span><text:span text:style-name="T19_62"><text:s/></text:span><text:span text:style-name="T19_63">realize</text:span><text:span text:style-name="T19_64"><text:s/></text:span><text:span text:style-name="T19_65">that</text:span><text:span text:style-name="T19_66"><text:s/></text:span><text:span text:style-name="T19_67">now</text:span><text:span text:style-name="T19_68"><text:s/></text:span><text:span text:style-name="T19_69">you</text:span><text:span text:style-name="T19_70"><text:s/></text:span><text:span text:style-name="T19_71">control</text:span><text:span text:style-name="T19_72"><text:s/></text:span><text:span text:style-name="T19_73">and</text:span><text:span text:style-name="T19_74"><text:s/></text:span><text:span text:style-name="T19_75">own</text:span><text:span text:style-name="T19_76"><text:s/></text:span><text:span text:style-name="T19_77">the</text:span><text:span text:style-name="T19_78"><text:s/></text:span><text:span text:style-name="T19_79">internet</text:span><text:span text:style-name="T19_80">.<text:s text:c="2"/></text:span><text:span text:style-name="T19_81">EXPERIMENTAL</text:span></text:p>
      <text:p text:style-name="P20"/>
      <text:p text:style-name="P21"><text:span text:style-name="T21_1">It</text:span><text:span text:style-name="T21_2"><text:s/></text:span><text:span text:style-name="T21_3">is</text:span><text:span text:style-name="T21_4"><text:s/></text:span><text:span text:style-name="T21_5">collective</text:span><text:span text:style-name="T21_6">,<text:s/></text:span><text:span text:style-name="T21_7">discernible</text:span><text:span text:style-name="T21_8">,<text:s/></text:span><text:span text:style-name="T21_9">and</text:span><text:span text:style-name="T21_10"><text:s/></text:span><text:span text:style-name="T21_11">intuitive</text:span><text:span text:style-name="T21_12">.</text:span></text:p>
      <text:p text:style-name="P22"/>
      <text:p text:style-name="P23"><text:span text:style-name="T23_1">Detail</text:span><text:span text:style-name="T23_2"><text:s/>-<text:s/></text:span><text:span text:style-name="T23_3">Link</text:span><text:span text:style-name="T23_4"><text:s/>-<text:s/></text:span><text:span text:style-name="T23_5">Network</text:span><text:span text:style-name="T23_6"><text:s/>-<text:s/></text:span><text:span text:style-name="T23_7">User</text:span><text:span text:style-name="T23_8"><text:s/></text:span><text:span text:style-name="T23_9">Interfaces</text:span></text:p>
      <text:p text:style-name="P24"/>
      <text:p text:style-name="P25"><text:span text:style-name="T25_1">Netention</text:span><text:span text:style-name="T25_2"><text:s/></text:span><text:span text:style-name="T25_3">realizes</text:span><text:span text:style-name="T25_4"><text:s/></text:span><text:span text:style-name="T25_5">one</text:span><text:span text:style-name="T25_6">’</text:span><text:span text:style-name="T25_7">s</text:span><text:span text:style-name="T25_8"><text:s/></text:span><text:span text:style-name="T25_9">goals</text:span><text:span text:style-name="T25_10"><text:s/></text:span><text:span text:style-name="T25_11">based</text:span><text:span text:style-name="T25_12"><text:s/></text:span><text:span text:style-name="T25_13">on</text:span><text:span text:style-name="T25_14"><text:s/></text:span><text:span text:style-name="T25_15">their</text:span><text:span text:style-name="T25_16"><text:s/></text:span><text:span text:style-name="T25_17">desires</text:span><text:span text:style-name="T25_18"><text:s/></text:span><text:span text:style-name="T25_19">and</text:span><text:span text:style-name="T25_20"><text:s/></text:span><text:span text:style-name="T25_21">translates</text:span><text:span text:style-name="T25_22"><text:s/></text:span><text:span text:style-name="T25_23">them</text:span><text:span text:style-name="T25_24"><text:s/></text:span><text:span text:style-name="T25_25">into</text:span><text:span text:style-name="T25_26"><text:s/></text:span><text:span text:style-name="T25_27">tangible</text:span><text:span text:style-name="T25_28"><text:s/></text:span><text:span text:style-name="T25_29">outcomes</text:span><text:span text:style-name="T25_30"><text:s/></text:span><text:span text:style-name="T25_31">in</text:span><text:span text:style-name="T25_32"><text:s/></text:span><text:span text:style-name="T25_33">one</text:span><text:span text:style-name="T25_34">’</text:span><text:span text:style-name="T25_35">s</text:span><text:span text:style-name="T25_36"><text:s/></text:span><text:span text:style-name="T25_37">own</text:span><text:span text:style-name="T25_38"><text:s/></text:span><text:span text:style-name="T25_39">network</text:span><text:span text:style-name="T25_40">.</text:span></text:p>
      <text:p text:style-name="P26"/>
      <text:p text:style-name="P27"><text:span text:style-name="T27_1">It</text:span><text:span text:style-name="T27_2"><text:s/></text:span><text:span text:style-name="T27_3">is</text:span><text:span text:style-name="T27_4"><text:s/></text:span><text:span text:style-name="T27_5">predictive</text:span><text:span text:style-name="T27_6"><text:s/></text:span><text:span text:style-name="T27_7">and</text:span><text:span text:style-name="T27_8"><text:s/></text:span><text:span text:style-name="T27_9">intuitive</text:span><text:span text:style-name="T27_10">.</text:span></text:p>
      <text:h text:style-name="P28" text:outline-level="10"><text:span text:style-name="T28_1">The</text:span><text:span text:style-name="T28_2"><text:s/></text:span><text:span text:style-name="T28_3">portrayal</text:span><text:span text:style-name="T28_4"><text:s/></text:span><text:span text:style-name="T28_5">of</text:span><text:span text:style-name="T28_6"><text:s/></text:span><text:span text:style-name="T28_7">one</text:span><text:span text:style-name="T28_8">'</text:span><text:span text:style-name="T28_9">s</text:span><text:span text:style-name="T28_10"><text:s/></text:span><text:span text:style-name="T28_11">life</text:span><text:span text:style-name="T28_12"><text:s/></text:span><text:span text:style-name="T28_13">as</text:span><text:span text:style-name="T28_14"><text:s/></text:span><text:span text:style-name="T28_15">an</text:span><text:span text:style-name="T28_16"><text:s/></text:span><text:span text:style-name="T28_17">open</text:span><text:span text:style-name="T28_18">-</text:span><text:span text:style-name="T28_19">ended</text:span><text:span text:style-name="T28_20">,<text:s/></text:span><text:span text:style-name="T28_21">revisable</text:span><text:span text:style-name="T28_22"><text:s/></text:span><text:span text:style-name="T28_23">story</text:span><text:span text:style-name="T28_24">,<text:s/></text:span><text:span text:style-name="T28_25">interwoven</text:span><text:span text:style-name="T28_26"><text:s/></text:span><text:span text:style-name="T28_27">with</text:span><text:span text:style-name="T28_28"><text:s/></text:span><text:span text:style-name="T28_29">people</text:span><text:span text:style-name="T28_30"><text:s/></text:span><text:span text:style-name="T28_31">that</text:span><text:span text:style-name="T28_32"><text:s/></text:span><text:span text:style-name="T28_33">they</text:span><text:span text:style-name="T28_34"><text:s/></text:span><text:span text:style-name="T28_35">know</text:span><text:span text:style-name="T28_36">,<text:s/></text:span><text:span text:style-name="T28_37">and</text:span><text:span text:style-name="T28_38"><text:s/></text:span><text:span text:style-name="T28_39">the</text:span><text:span text:style-name="T28_40"><text:s/></text:span><text:span text:style-name="T28_41">people</text:span><text:span text:style-name="T28_42"><text:s/></text:span><text:span text:style-name="T28_43">that</text:span><text:span text:style-name="T28_44"><text:s/></text:span><text:span text:style-name="T28_45">they</text:span><text:span text:style-name="T28_46"><text:s/></text:span><text:span text:style-name="T28_47">haven</text:span><text:span text:style-name="T28_48">'</text:span><text:span text:style-name="T28_49">t</text:span><text:span text:style-name="T28_50"><text:s/></text:span><text:span text:style-name="T28_51">met</text:span><text:span text:style-name="T28_52"><text:s/>…<text:s/></text:span><text:span text:style-name="T28_53">yet</text:span><text:span text:style-name="T28_54">.</text:span></text:h>
      <text:p text:style-name="P29"><text:span text:style-name="T29_1">Social</text:span><text:span text:style-name="T29_2"><text:s/></text:span><text:span text:style-name="T29_3">spheres</text:span><text:span text:style-name="T29_4"><text:s/></text:span><text:span text:style-name="T29_5">are</text:span><text:span text:style-name="T29_6"><text:s/></text:span><text:span text:style-name="T29_7">not</text:span><text:span text:style-name="T29_8"><text:s/></text:span><text:span text:style-name="T29_9">mutually</text:span><text:span text:style-name="T29_10"><text:s/></text:span><text:span text:style-name="T29_11">exclusive</text:span><text:span text:style-name="T29_12">.</text:span></text:p>
      <text:p text:style-name="P30"/>
      <text:p text:style-name="P31"><text:span text:style-name="T31_1">Social</text:span><text:span text:style-name="T31_2"><text:s/></text:span><text:span text:style-name="T31_3">media</text:span><text:span text:style-name="T31_4"><text:s/></text:span><text:span text:style-name="T31_5">allows</text:span><text:span text:style-name="T31_6"><text:s/></text:span><text:span text:style-name="T31_7">for</text:span><text:span text:style-name="T31_8"><text:s/></text:span><text:span text:style-name="T31_9">immediate</text:span><text:span text:style-name="T31_10"><text:s/></text:span><text:span text:style-name="T31_11">action</text:span><text:span text:style-name="T31_12">,<text:s/></text:span><text:span text:style-name="T31_13">thus</text:span><text:span text:style-name="T31_14"><text:s/></text:span><text:span text:style-name="T31_15">augmenting</text:span><text:span text:style-name="T31_16"><text:s/></text:span><text:span text:style-name="T31_17">risk</text:span><text:span text:style-name="T31_18">.</text:span></text:p>
      <text:p text:style-name="P32"/>
      <text:p text:style-name="P33"><text:span text:style-name="T33_1">Intuition</text:span><text:span text:style-name="T33_2"><text:s/></text:span><text:span text:style-name="T33_3">is</text:span><text:span text:style-name="T33_4"><text:s/></text:span><text:span text:style-name="T33_5">fragments</text:span><text:span text:style-name="T33_6"><text:s/></text:span><text:span text:style-name="T33_7">of</text:span><text:span text:style-name="T33_8">﻿<text:s/></text:span><text:span text:style-name="T33_9">unprocessed</text:span><text:span text:style-name="T33_10"><text:s/></text:span><text:span text:style-name="T33_11">data</text:span><text:span text:style-name="T33_12"><text:s/></text:span><text:span text:style-name="T33_13">your</text:span><text:span text:style-name="T33_14"><text:s/></text:span><text:span text:style-name="T33_15">brain</text:span><text:span text:style-name="T33_16"><text:s/></text:span><text:span text:style-name="T33_17">calculates</text:span><text:span text:style-name="T33_18">.</text:span></text:p>
      <text:p text:style-name="P34"/>
      <text:p text:style-name="P35"/>
      <text:p text:style-name="P36"><text:span text:style-name="T36_1">Netention</text:span><text:span text:style-name="T36_2"><text:s/></text:span><text:span text:style-name="T36_3">is</text:span><text:span text:style-name="T36_4"><text:s/></text:span><text:span text:style-name="T36_5">a</text:span><text:span text:style-name="T36_6"><text:s/></text:span><text:span text:style-name="T36_7">tool</text:span><text:span text:style-name="T36_8"><text:s/></text:span><text:span text:style-name="T36_9">for</text:span><text:span text:style-name="T36_10"><text:s/></text:span><text:span text:style-name="T36_11">describing</text:span><text:span text:style-name="T36_12"><text:s/></text:span><text:span text:style-name="T36_13">one</text:span><text:span text:style-name="T36_14">'</text:span><text:span text:style-name="T36_15">s</text:span><text:span text:style-name="T36_16"><text:s/></text:span><text:span text:style-name="T36_17">current</text:span><text:span text:style-name="T36_18"><text:s/></text:span><text:span text:style-name="T36_19">life</text:span><text:span text:style-name="T36_20"><text:s/></text:span><text:span text:style-name="T36_21">situation</text:span><text:span text:style-name="T36_22"><text:s/>(“</text:span><text:span text:style-name="T36_23">is</text:span><text:span text:style-name="T36_24">”),<text:s/></text:span><text:span text:style-name="T36_25">and</text:span><text:span text:style-name="T36_26"><text:s/></text:span><text:span text:style-name="T36_27">potential</text:span><text:span text:style-name="T36_28"><text:s/></text:span><text:span text:style-name="T36_29">future</text:span><text:span text:style-name="T36_30"><text:s/></text:span><text:span text:style-name="T36_31">situations</text:span><text:span text:style-name="T36_32"><text:s/>(“</text:span><text:span text:style-name="T36_33">will</text:span><text:span text:style-name="T36_34"><text:s/></text:span><text:span text:style-name="T36_35">be</text:span><text:span text:style-name="T36_36">”)<text:s text:c="2"/>–<text:s/></text:span><text:span text:style-name="T36_37">as</text:span><text:span text:style-name="T36_38"><text:s/></text:span><text:span text:style-name="T36_39">linked</text:span><text:span text:style-name="T36_40"><text:s/></text:span><text:span text:style-name="T36_41">data</text:span><text:span text:style-name="T36_42"><text:s/></text:span><text:span text:style-name="T36_43">objects</text:span><text:span text:style-name="T36_44">.<text:s/></text:span><text:span text:style-name="T36_45">A</text:span><text:span text:style-name="T36_46"><text:s/></text:span><text:span text:style-name="T36_47">semantic</text:span><text:span text:style-name="T36_48"><text:s/></text:span><text:span text:style-name="T36_49">description</text:span><text:span text:style-name="T36_50"><text:s/></text:span><text:span text:style-name="T36_51">of</text:span><text:span text:style-name="T36_52"><text:s/></text:span><text:span text:style-name="T36_53">a</text:span><text:span text:style-name="T36_54"><text:s/></text:span><text:span text:style-name="T36_55">human</text:span><text:span text:style-name="T36_56"><text:s/></text:span><text:span text:style-name="T36_57">life</text:span><text:span text:style-name="T36_58"><text:s/></text:span><text:span text:style-name="T36_59">can</text:span><text:span text:style-name="T36_60"><text:s/></text:span><text:span text:style-name="T36_61">be</text:span><text:span text:style-name="T36_62"><text:s/></text:span><text:span text:style-name="T36_63">considered</text:span><text:span text:style-name="T36_64"><text:s/></text:span><text:span text:style-name="T36_65">to</text:span><text:span text:style-name="T36_66"><text:s/></text:span><text:span text:style-name="T36_67">consist</text:span><text:span text:style-name="T36_68"><text:s/></text:span><text:span text:style-name="T36_69">of</text:span><text:span text:style-name="T36_70"><text:s/></text:span><text:span text:style-name="T36_71">a</text:span><text:span text:style-name="T36_72"><text:s/></text:span><text:span text:style-name="T36_73">set</text:span><text:span text:style-name="T36_74"><text:s/></text:span><text:span text:style-name="T36_75">of</text:span><text:span text:style-name="T36_76"><text:s/></text:span><text:span text:style-name="T36_77">declarations</text:span><text:span text:style-name="T36_78"><text:s/></text:span><text:span text:style-name="T36_79">representing</text:span><text:span text:style-name="T36_80"><text:s/></text:span><text:span text:style-name="T36_81">aspects</text:span><text:span text:style-name="T36_82"><text:s/></text:span><text:span text:style-name="T36_83">about</text:span><text:span text:style-name="T36_84"><text:s/></text:span><text:span text:style-name="T36_85">which</text:span><text:span text:style-name="T36_86"><text:s/></text:span><text:span text:style-name="T36_87">one</text:span><text:span text:style-name="T36_88"><text:s/></text:span><text:span text:style-name="T36_89">is</text:span><text:span text:style-name="T36_90"><text:s/></text:span><text:span text:style-name="T36_91">concerned</text:span><text:span text:style-name="T36_92"><text:s/></text:span><text:span text:style-name="T36_93">or</text:span><text:span text:style-name="T36_94"><text:s/></text:span><text:span text:style-name="T36_95">interested</text:span><text:span text:style-name="T36_96">.<text:s text:c="2"/></text:span><text:span text:style-name="T36_97">Link</text:span><text:span text:style-name="T36_98"><text:s/></text:span><text:span text:style-name="T36_99">the</text:span><text:span text:style-name="T36_100"><text:s/></text:span><text:span text:style-name="T36_101">current</text:span><text:span text:style-name="T36_102"><text:s/></text:span><text:span text:style-name="T36_103">and</text:span><text:span text:style-name="T36_104"><text:s/></text:span><text:span text:style-name="T36_105">desired</text:span><text:span text:style-name="T36_106"><text:s/></text:span><text:span text:style-name="T36_107">states</text:span><text:span text:style-name="T36_108"><text:s/></text:span><text:span text:style-name="T36_109">of</text:span><text:span text:style-name="T36_110"><text:s/></text:span><text:span text:style-name="T36_111">real</text:span><text:span text:style-name="T36_112"><text:s/></text:span><text:span text:style-name="T36_113">and</text:span><text:span text:style-name="T36_114"><text:s/></text:span><text:span text:style-name="T36_115">imaginary</text:span><text:span text:style-name="T36_116"><text:s/></text:span><text:span text:style-name="T36_117">concepts</text:span><text:span text:style-name="T36_118"><text:s/>-<text:s/></text:span><text:span text:style-name="T36_119">including</text:span><text:span text:style-name="T36_120"><text:s/></text:span><text:span text:style-name="T36_121">people</text:span><text:span text:style-name="T36_122">,<text:s/></text:span><text:span text:style-name="T36_123">environments</text:span><text:span text:style-name="T36_124">,<text:s/></text:span><text:span text:style-name="T36_125">objects</text:span><text:span text:style-name="T36_126">,<text:s/></text:span><text:span text:style-name="T36_127">processes</text:span><text:span text:style-name="T36_128">,<text:s/></text:span><text:span text:style-name="T36_129">knowledge</text:span><text:span text:style-name="T36_130">,<text:s/></text:span><text:span text:style-name="T36_131">or</text:span><text:span text:style-name="T36_132"><text:s/></text:span><text:span text:style-name="T36_133">time</text:span><text:span text:style-name="T36_134">.</text:span></text:p>
      <text:p text:style-name="P37"/>
      <text:p text:style-name="P38"><text:span text:style-name="T38_1">A</text:span><text:span text:style-name="T38_2"><text:s/></text:span><text:span text:style-name="T38_3">Network</text:span><text:span text:style-name="T38_4"><text:s/></text:span><text:span text:style-name="T38_5">is</text:span><text:span text:style-name="T38_6"><text:s/></text:span><text:span text:style-name="T38_7">a</text:span><text:span text:style-name="T38_8"><text:s/></text:span><text:span text:style-name="T38_9">community</text:span><text:span text:style-name="T38_10">-</text:span><text:span text:style-name="T38_11">managed</text:span><text:span text:style-name="T38_12"><text:s/></text:span><text:span text:style-name="T38_13">web</text:span><text:span text:style-name="T38_14"><text:s/></text:span><text:span text:style-name="T38_15">service</text:span><text:span text:style-name="T38_16"><text:s/></text:span><text:span text:style-name="T38_17">to</text:span><text:span text:style-name="T38_18"><text:s/></text:span><text:span text:style-name="T38_19">which</text:span><text:span text:style-name="T38_20"><text:s/></text:span><text:span text:style-name="T38_21">clients</text:span><text:span text:style-name="T38_22"><text:s/></text:span><text:span text:style-name="T38_23">connect</text:span><text:span text:style-name="T38_24">.<text:s text:c="2"/></text:span><text:span text:style-name="T38_25">Servers</text:span><text:span text:style-name="T38_26"><text:s/></text:span><text:span text:style-name="T38_27">communicate</text:span><text:span text:style-name="T38_28"><text:s/></text:span><text:span text:style-name="T38_29">with</text:span><text:span text:style-name="T38_30"><text:s/></text:span><text:span text:style-name="T38_31">other</text:span><text:span text:style-name="T38_32"><text:s/></text:span><text:span text:style-name="T38_33">servers</text:span><text:span text:style-name="T38_34"><text:s/></text:span><text:span text:style-name="T38_35">in</text:span><text:span text:style-name="T38_36"><text:s/></text:span><text:span text:style-name="T38_37">a</text:span><text:span text:style-name="T38_38"><text:s/></text:span><text:span text:style-name="T38_39">P</text:span><text:span text:style-name="T38_40">2</text:span><text:span text:style-name="T38_41">P</text:span><text:span text:style-name="T38_42"><text:s/></text:span><text:span text:style-name="T38_43">network</text:span><text:span text:style-name="T38_44">.</text:span></text:p>
      <text:p text:style-name="P39"/>
      <text:p text:style-name="P40"><text:span text:style-name="T40_1">Netention</text:span><text:span text:style-name="T40_2"><text:s/></text:span><text:span text:style-name="T40_3">aims</text:span><text:span text:style-name="T40_4"><text:s/></text:span><text:span text:style-name="T40_5">to</text:span><text:span text:style-name="T40_6"><text:s/></text:span><text:span text:style-name="T40_7">solve</text:span><text:span text:style-name="T40_8">,<text:s/></text:span><text:span text:style-name="T40_9">in</text:span><text:span text:style-name="T40_10"><text:s/></text:span><text:span text:style-name="T40_11">general</text:span><text:span text:style-name="T40_12">,<text:s/></text:span><text:span text:style-name="T40_13">all</text:span><text:span text:style-name="T40_14"><text:s/></text:span><text:span text:style-name="T40_15">resource</text:span><text:span text:style-name="T40_16"><text:s/></text:span><text:span text:style-name="T40_17">management</text:span><text:span text:style-name="T40_18"><text:s/></text:span><text:span text:style-name="T40_19">and</text:span><text:span text:style-name="T40_20"><text:s/></text:span><text:span text:style-name="T40_21">planning</text:span><text:span text:style-name="T40_22"><text:s/></text:span><text:span text:style-name="T40_23">issues</text:span><text:span text:style-name="T40_24"><text:s/></text:span><text:span text:style-name="T40_25">that</text:span><text:span text:style-name="T40_26"><text:s/></text:span><text:span text:style-name="T40_27">occur</text:span><text:span text:style-name="T40_28"><text:s/></text:span><text:span text:style-name="T40_29">among</text:span><text:span text:style-name="T40_30"><text:s/></text:span><text:span text:style-name="T40_31">communities</text:span><text:span text:style-name="T40_32"><text:s/></text:span><text:span text:style-name="T40_33">of</text:span><text:span text:style-name="T40_34"><text:s/></text:span><text:span text:style-name="T40_35">participants</text:span><text:span text:style-name="T40_36">.<text:s text:c="2"/></text:span><text:span text:style-name="T40_37">A</text:span><text:span text:style-name="T40_38"><text:s/></text:span><text:span text:style-name="T40_39">complete</text:span><text:span text:style-name="T40_40"><text:s/></text:span><text:span text:style-name="T40_41">system</text:span><text:span text:style-name="T40_42"><text:s/></text:span><text:span text:style-name="T40_43">could</text:span><text:span text:style-name="T40_44"><text:s/></text:span><text:span text:style-name="T40_45">conceivably</text:span><text:span text:style-name="T40_46"><text:s/></text:span><text:span text:style-name="T40_47">eliminate</text:span><text:span text:style-name="T40_48"><text:s/></text:span><text:span text:style-name="T40_49">the</text:span><text:span text:style-name="T40_50"><text:s/></text:span><text:span text:style-name="T40_51">balkanization</text:span><text:span text:style-name="T40_52"><text:s/></text:span><text:span text:style-name="T40_53">of</text:span><text:span text:style-name="T40_54"><text:s/></text:span><text:span text:style-name="T40_55">various</text:span><text:span text:style-name="T40_56"><text:s/></text:span><text:span text:style-name="T40_57">separate</text:span><text:span text:style-name="T40_58"><text:s/></text:span><text:span text:style-name="T40_59">online</text:span><text:span text:style-name="T40_60"><text:s/></text:span><text:span text:style-name="T40_61">services</text:span><text:span text:style-name="T40_62"><text:s/></text:span><text:span text:style-name="T40_63">that</text:span><text:span text:style-name="T40_64"><text:s/></text:span><text:span text:style-name="T40_65">presently</text:span><text:span text:style-name="T40_66"><text:s/></text:span><text:span text:style-name="T40_67">serve</text:span><text:span text:style-name="T40_68"><text:s/></text:span><text:span text:style-name="T40_69">relatively</text:span><text:span text:style-name="T40_70"><text:s/></text:span><text:span text:style-name="T40_71">narrow</text:span><text:span text:style-name="T40_72"><text:s/></text:span><text:span text:style-name="T40_73">subsets</text:span><text:span text:style-name="T40_74"><text:s/></text:span><text:span text:style-name="T40_75">of</text:span><text:span text:style-name="T40_76"><text:s/></text:span><text:span text:style-name="T40_77">the</text:span><text:span text:style-name="T40_78"><text:s/></text:span><text:span text:style-name="T40_79">more</text:span><text:span text:style-name="T40_80"><text:s/></text:span><text:span text:style-name="T40_81">general</text:span><text:span text:style-name="T40_82"><text:s/></text:span><text:span text:style-name="T40_83">problem</text:span><text:span text:style-name="T40_84">.</text:span></text:p>
      <text:p text:style-name="P41"/>
      <text:p text:style-name="P42"><text:span text:style-name="T42_1">The</text:span><text:span text:style-name="T42_2"><text:s/></text:span><text:span text:style-name="T42_3">term</text:span><text:span text:style-name="T42_4"><text:s/></text:span><text:span text:style-name="T42_5">Netention</text:span><text:span text:style-name="T42_6"><text:s/></text:span><text:span text:style-name="T42_7">is</text:span><text:span text:style-name="T42_8"><text:s/></text:span><text:span text:style-name="T42_9">a</text:span><text:span text:style-name="T42_10"><text:s/></text:span><text:span text:style-name="T42_11">portmanteau</text:span><text:span text:style-name="T42_12"><text:s/></text:span><text:span text:style-name="T42_13">of</text:span><text:span text:style-name="T42_14"><text:s/></text:span><text:span text:style-name="T42_15">the</text:span><text:span text:style-name="T42_16"><text:s/></text:span><text:span text:style-name="T42_17">words</text:span><text:span text:style-name="T42_18"><text:s/></text:span><text:span text:style-name="T42_19">Network</text:span><text:span text:style-name="T42_20">,<text:s/></text:span><text:span text:style-name="T42_21">and</text:span><text:span text:style-name="T42_22"><text:s/></text:span><text:span text:style-name="T42_23">Attention</text:span><text:span text:style-name="T42_24"><text:s/></text:span><text:span text:style-name="T42_25">or</text:span><text:span text:style-name="T42_26"><text:s/></text:span><text:span text:style-name="T42_27">Intention</text:span><text:span text:style-name="T42_28">.<text:s text:c="2"/></text:span><text:span text:style-name="T42_29">It</text:span><text:span text:style-name="T42_30"><text:s/></text:span><text:span text:style-name="T42_31">refers</text:span><text:span text:style-name="T42_32"><text:s/></text:span><text:span text:style-name="T42_33">to</text:span><text:span text:style-name="T42_34"><text:s/></text:span><text:span text:style-name="T42_35">a</text:span><text:span text:style-name="T42_36"><text:s/></text:span><text:span text:style-name="T42_37">community</text:span><text:span text:style-name="T42_38">'</text:span><text:span text:style-name="T42_39">s</text:span><text:span text:style-name="T42_40"><text:s/></text:span><text:span text:style-name="T42_41">collective</text:span><text:span text:style-name="T42_42"><text:s/></text:span><text:span text:style-name="T42_43">abilities</text:span><text:span text:style-name="T42_44">.</text:span></text:p>
      <text:p text:style-name="P43"><text:span text:style-name="T43_1">Don</text:span><text:span text:style-name="T43_2">'</text:span><text:span text:style-name="T43_3">t</text:span><text:span text:style-name="T43_4"><text:s/>“</text:span><text:span text:style-name="T43_5">search</text:span><text:span text:style-name="T43_6">”<text:s/>-<text:s/></text:span><text:span text:style-name="T43_7">describe</text:span><text:span text:style-name="T43_8"><text:s/></text:span><text:span text:style-name="T43_9">what</text:span><text:span text:style-name="T43_10"><text:s/></text:span><text:span text:style-name="T43_11">you</text:span><text:span text:style-name="T43_12"><text:s/></text:span><text:span text:style-name="T43_13">want</text:span><text:span text:style-name="T43_14">.<text:s/></text:span><text:span text:style-name="T43_15">Edit</text:span><text:span text:style-name="T43_16"><text:s/></text:span><text:span text:style-name="T43_17">it</text:span><text:span text:style-name="T43_18"><text:s/></text:span><text:span text:style-name="T43_19">at</text:span><text:span text:style-name="T43_20"><text:s/></text:span><text:span text:style-name="T43_21">any</text:span><text:span text:style-name="T43_22"><text:s/></text:span><text:span text:style-name="T43_23">time</text:span><text:span text:style-name="T43_24"><text:s/></text:span><text:span text:style-name="T43_25">to</text:span><text:span text:style-name="T43_26"><text:s/></text:span><text:span text:style-name="T43_27">adjust</text:span><text:span text:style-name="T43_28"><text:s/></text:span><text:span text:style-name="T43_29">or</text:span><text:span text:style-name="T43_30"><text:s/></text:span><text:span text:style-name="T43_31">improve</text:span><text:span text:style-name="T43_32"><text:s/></text:span><text:span text:style-name="T43_33">the</text:span><text:span text:style-name="T43_34"><text:s/></text:span><text:span text:style-name="T43_35">description</text:span><text:span text:style-name="T43_36">.</text:span></text:p>
      <text:p text:style-name="P44"/>
      <text:p text:style-name="P45"><text:span text:style-name="T45_1">Similar</text:span><text:span text:style-name="T45_2"><text:s/></text:span><text:span text:style-name="T45_3">to</text:span><text:span text:style-name="T45_4"><text:s/></text:span><text:span text:style-name="T45_5">genetic</text:span><text:span text:style-name="T45_6"><text:s/></text:span><text:span text:style-name="T45_7">evolution</text:span><text:span text:style-name="T45_8">,<text:s/></text:span><text:span text:style-name="T45_9">memetic</text:span><text:span text:style-name="T45_10"><text:s/></text:span><text:span text:style-name="T45_11">evolution</text:span><text:span text:style-name="T45_12"><text:s/></text:span><text:span text:style-name="T45_13">occurrs</text:span><text:span text:style-name="T45_14"><text:s/></text:span><text:span text:style-name="T45_15">inside</text:span><text:span text:style-name="T45_16"><text:s/></text:span><text:span text:style-name="T45_17">and</text:span><text:span text:style-name="T45_18"><text:s/></text:span><text:span text:style-name="T45_19">between</text:span><text:span text:style-name="T45_20"><text:s/></text:span><text:span text:style-name="T45_21">nervous</text:span><text:span text:style-name="T45_22"><text:s/></text:span><text:span text:style-name="T45_23">systems</text:span><text:span text:style-name="T45_24">.<text:s text:c="2"/></text:span><text:span text:style-name="T45_25">Netention</text:span><text:span text:style-name="T45_26"><text:s/></text:span><text:span text:style-name="T45_27">cuts</text:span><text:span text:style-name="T45_28"><text:s/></text:span><text:span text:style-name="T45_29">across</text:span><text:span text:style-name="T45_30"><text:s/></text:span><text:span text:style-name="T45_31">many</text:span><text:span text:style-name="T45_32"><text:s/></text:span><text:span text:style-name="T45_33">diverse</text:span><text:span text:style-name="T45_34"><text:s/></text:span><text:span text:style-name="T45_35">domain</text:span><text:span text:style-name="T45_36"><text:s/></text:span><text:span text:style-name="T45_37">models</text:span><text:span text:style-name="T45_38">,<text:s/></text:span><text:span text:style-name="T45_39">facilitating</text:span><text:span text:style-name="T45_40"><text:s/></text:span><text:span text:style-name="T45_41">rapid</text:span><text:span text:style-name="T45_42"><text:s/></text:span><text:span text:style-name="T45_43">memetic</text:span><text:span text:style-name="T45_44"><text:s/></text:span><text:span text:style-name="T45_45">evolution</text:span><text:span text:style-name="T45_46"><text:s/>-<text:s/></text:span><text:span text:style-name="T45_47">like</text:span><text:span text:style-name="T45_48"><text:s/></text:span><text:span text:style-name="T45_49">an</text:span><text:span text:style-name="T45_50"><text:s/></text:span><text:span text:style-name="T45_51">information</text:span><text:span text:style-name="T45_52"><text:s/></text:span><text:span text:style-name="T45_53">phase</text:span><text:span text:style-name="T45_54"><text:s/></text:span><text:span text:style-name="T45_55">change</text:span><text:span text:style-name="T45_56"><text:s/></text:span><text:span text:style-name="T45_57">from</text:span><text:span text:style-name="T45_58"><text:s/></text:span><text:span text:style-name="T45_59">solid</text:span><text:span text:style-name="T45_60"><text:s/></text:span><text:span text:style-name="T45_61">to</text:span><text:span text:style-name="T45_62"><text:s/></text:span><text:span text:style-name="T45_63">liquid</text:span><text:span text:style-name="T45_64">.</text:span></text:p>
      <text:p text:style-name="P46"/>
      <text:p text:style-name="P47"/>
      <text:h text:style-name="P48" text:outline-level="10"><text:span text:style-name="T48_1">Semantic</text:span><text:span text:style-name="T48_2"><text:s/></text:span><text:span text:style-name="T48_3">Thought</text:span></text:h>
      <text:p text:style-name="P49"><text:span text:style-name="T49_1">Netention</text:span><text:span text:style-name="T49_2"><text:s/></text:span><text:span text:style-name="T49_3">works</text:span><text:span text:style-name="T49_4"><text:s/></text:span><text:span text:style-name="T49_5">at</text:span><text:span text:style-name="T49_6"><text:s/></text:span><text:span text:style-name="T49_7">the</text:span><text:span text:style-name="T49_8"><text:s/></text:span><text:span text:style-name="T49_9">basic</text:span><text:span text:style-name="T49_10"><text:s/></text:span><text:span text:style-name="T49_11">thought</text:span><text:span text:style-name="T49_12"><text:s/></text:span><text:span text:style-name="T49_13">level</text:span><text:span text:style-name="T49_14">,<text:s/></text:span><text:span text:style-name="T49_15">to</text:span><text:span text:style-name="T49_16"><text:s/></text:span><text:span text:style-name="T49_17">elicit</text:span><text:span text:style-name="T49_18"><text:s/></text:span><text:span text:style-name="T49_19">descriptions</text:span><text:span text:style-name="T49_20"><text:s/></text:span><text:span text:style-name="T49_21">of</text:span><text:span text:style-name="T49_22"><text:s/>"</text:span><text:span text:style-name="T49_23">something</text:span><text:span text:style-name="T49_24">"<text:s/></text:span><text:span text:style-name="T49_25">that</text:span><text:span text:style-name="T49_26"><text:s/></text:span><text:span text:style-name="T49_27">you</text:span><text:span text:style-name="T49_28">'</text:span><text:span text:style-name="T49_29">re</text:span><text:span text:style-name="T49_30"><text:s/></text:span><text:span text:style-name="T49_31">thinking</text:span><text:span text:style-name="T49_32"><text:s/></text:span><text:span text:style-name="T49_33">about</text:span><text:span text:style-name="T49_34">.<text:s text:c="2"/></text:span><text:span text:style-name="T49_35">Whether</text:span><text:span text:style-name="T49_36"><text:s/></text:span><text:span text:style-name="T49_37">it</text:span><text:span text:style-name="T49_38"><text:s/></text:span><text:span text:style-name="T49_39">describes</text:span><text:span text:style-name="T49_40"><text:s/></text:span><text:span text:style-name="T49_41">a</text:span><text:span text:style-name="T49_42"><text:s/></text:span><text:span text:style-name="T49_43">dream</text:span><text:span text:style-name="T49_44"><text:s/>(</text:span><text:span text:style-name="T49_45">something</text:span><text:span text:style-name="T49_46"><text:s/></text:span><text:span text:style-name="T49_47">that</text:span><text:span text:style-name="T49_48"><text:s/></text:span><text:span text:style-name="T49_49">you</text:span><text:span text:style-name="T49_50"><text:s/></text:span><text:span text:style-name="T49_51">would</text:span><text:span text:style-name="T49_52"><text:s/></text:span><text:span text:style-name="T49_53">like</text:span><text:span text:style-name="T49_54"><text:s/></text:span><text:span text:style-name="T49_55">to</text:span><text:span text:style-name="T49_56"><text:s/></text:span><text:span text:style-name="T49_57">happen</text:span><text:span text:style-name="T49_58">),<text:s/></text:span><text:span text:style-name="T49_59">an</text:span><text:span text:style-name="T49_60"><text:s/></text:span><text:span text:style-name="T49_61">object</text:span><text:span text:style-name="T49_62">,<text:s/></text:span><text:span text:style-name="T49_63">or</text:span><text:span text:style-name="T49_64"><text:s/></text:span><text:span text:style-name="T49_65">hypothetical</text:span><text:span text:style-name="T49_66"><text:s/></text:span><text:span text:style-name="T49_67">object</text:span><text:span text:style-name="T49_68"><text:s/>-<text:s/></text:span><text:span text:style-name="T49_69">it</text:span><text:span text:style-name="T49_70"><text:s/></text:span><text:span text:style-name="T49_71">can</text:span><text:span text:style-name="T49_72"><text:s/></text:span><text:span text:style-name="T49_73">be</text:span><text:span text:style-name="T49_74"><text:s/></text:span><text:span text:style-name="T49_75">fully</text:span><text:span text:style-name="T49_76"><text:s/></text:span><text:span text:style-name="T49_77">described</text:span><text:span text:style-name="T49_78"><text:s/></text:span><text:span text:style-name="T49_79">and</text:span><text:span text:style-name="T49_80"><text:s/></text:span><text:span text:style-name="T49_81">re</text:span><text:span text:style-name="T49_82">-</text:span><text:span text:style-name="T49_83">described</text:span><text:span text:style-name="T49_84">.<text:s text:c="2"/></text:span></text:p>
      <text:p text:style-name="P50"/>
      <text:p text:style-name="P51"><text:span text:style-name="T51_1">A</text:span><text:span text:style-name="T51_2"><text:s/></text:span><text:span text:style-name="T51_3">hypothetical</text:span><text:span text:style-name="T51_4"><text:s/>(</text:span><text:span text:style-name="T51_5">desired</text:span><text:span text:style-name="T51_6">)<text:s/></text:span><text:span text:style-name="T51_7">object</text:span><text:span text:style-name="T51_8"><text:s/></text:span><text:span text:style-name="T51_9">can</text:span><text:span text:style-name="T51_10"><text:s/></text:span><text:span text:style-name="T51_11">become</text:span><text:span text:style-name="T51_12"><text:s/></text:span><text:span text:style-name="T51_13">an</text:span><text:span text:style-name="T51_14"><text:s/></text:span><text:span text:style-name="T51_15">actual</text:span><text:span text:style-name="T51_16"><text:s/></text:span><text:span text:style-name="T51_17">object</text:span><text:span text:style-name="T51_18">,<text:s/></text:span><text:span text:style-name="T51_19">or</text:span><text:span text:style-name="T51_20"><text:s/></text:span><text:span text:style-name="T51_21">an</text:span><text:span text:style-name="T51_22"><text:s/></text:span><text:span text:style-name="T51_23">abstract</text:span><text:span text:style-name="T51_24"><text:s/></text:span><text:span text:style-name="T51_25">concept</text:span><text:span text:style-name="T51_26"><text:s/></text:span><text:span text:style-name="T51_27">can</text:span><text:span text:style-name="T51_28"><text:s/></text:span><text:span text:style-name="T51_29">become</text:span><text:span text:style-name="T51_30"><text:s/></text:span><text:span text:style-name="T51_31">an</text:span><text:span text:style-name="T51_32"><text:s/></text:span><text:span text:style-name="T51_33">actual</text:span><text:span text:style-name="T51_34"><text:s/></text:span><text:span text:style-name="T51_35">future</text:span><text:span text:style-name="T51_36"><text:s/></text:span><text:span text:style-name="T51_37">event</text:span><text:span text:style-name="T51_38">,<text:s/></text:span><text:span text:style-name="T51_39">etc</text:span><text:span text:style-name="T51_40">.<text:s text:c="2"/></text:span><text:span text:style-name="T51_41">Fluid</text:span><text:span text:style-name="T51_42"><text:s/></text:span><text:span text:style-name="T51_43">and</text:span><text:span text:style-name="T51_44"><text:s/></text:span><text:span text:style-name="T51_45">flexible</text:span><text:span text:style-name="T51_46">.<text:s text:c="2"/></text:span><text:span text:style-name="T51_47">The</text:span><text:span text:style-name="T51_48"><text:s/></text:span><text:span text:style-name="T51_49">system</text:span><text:span text:style-name="T51_50"><text:s/></text:span><text:span text:style-name="T51_51">can</text:span><text:span text:style-name="T51_52"><text:s/></text:span><text:span text:style-name="T51_53">then</text:span><text:span text:style-name="T51_54"><text:s/></text:span><text:span text:style-name="T51_55">connect</text:span><text:span text:style-name="T51_56"><text:s/></text:span><text:span text:style-name="T51_57">your</text:span><text:span text:style-name="T51_58"><text:s/></text:span><text:span text:style-name="T51_59">descriptions</text:span><text:span text:style-name="T51_60"><text:s/></text:span><text:span text:style-name="T51_61">to</text:span><text:span text:style-name="T51_62"><text:s/></text:span><text:span text:style-name="T51_63">others</text:span><text:span text:style-name="T51_64"><text:s/>-<text:s/></text:span><text:span text:style-name="T51_65">these</text:span><text:span text:style-name="T51_66"><text:s/></text:span><text:span text:style-name="T51_67">are</text:span><text:span text:style-name="T51_68"><text:s/></text:span><text:span text:style-name="T51_69">analogous</text:span><text:span text:style-name="T51_70"><text:s/></text:span><text:span text:style-name="T51_71">to</text:span><text:span text:style-name="T51_72"><text:s/></text:span><text:span text:style-name="T51_73">hyperlinks</text:span><text:span text:style-name="T51_74">.<text:s text:c="2"/></text:span><text:span text:style-name="T51_75">Links</text:span><text:span text:style-name="T51_76"><text:s/></text:span><text:span text:style-name="T51_77">are</text:span><text:span text:style-name="T51_78"><text:s/></text:span><text:span text:style-name="T51_79">useful</text:span><text:span text:style-name="T51_80"><text:s/></text:span><text:span text:style-name="T51_81">because</text:span><text:span text:style-name="T51_82"><text:s/></text:span><text:span text:style-name="T51_83">they</text:span><text:span text:style-name="T51_84"><text:s/></text:span><text:span text:style-name="T51_85">suggest</text:span><text:span text:style-name="T51_86"><text:s/></text:span><text:span text:style-name="T51_87">ways</text:span><text:span text:style-name="T51_88"><text:s/></text:span><text:span text:style-name="T51_89">to</text:span><text:span text:style-name="T51_90"><text:s/></text:span><text:span text:style-name="T51_91">achieve</text:span><text:span text:style-name="T51_92"><text:s/></text:span><text:span text:style-name="T51_93">the</text:span><text:span text:style-name="T51_94"><text:s/></text:span><text:span text:style-name="T51_95">implied</text:span><text:span text:style-name="T51_96"><text:s/></text:span><text:span text:style-name="T51_97">desired</text:span><text:span text:style-name="T51_98"><text:s/></text:span><text:span text:style-name="T51_99">state</text:span><text:span text:style-name="T51_100"><text:s/></text:span><text:span text:style-name="T51_101">of</text:span><text:span text:style-name="T51_102"><text:s/></text:span><text:span text:style-name="T51_103">something</text:span><text:span text:style-name="T51_104"><text:s/>-<text:s/></text:span><text:span text:style-name="T51_105">whether</text:span><text:span text:style-name="T51_106"><text:s/></text:span><text:span text:style-name="T51_107">you</text:span><text:span text:style-name="T51_108"><text:s/></text:span><text:span text:style-name="T51_109">want</text:span><text:span text:style-name="T51_110"><text:s/></text:span><text:span text:style-name="T51_111">to</text:span><text:span text:style-name="T51_112"><text:s/></text:span><text:span text:style-name="T51_113">sell</text:span><text:span text:style-name="T51_114"><text:s/></text:span><text:span text:style-name="T51_115">something</text:span><text:span text:style-name="T51_116">,<text:s/></text:span><text:span text:style-name="T51_117">whether</text:span><text:span text:style-name="T51_118"><text:s/></text:span><text:span text:style-name="T51_119">you</text:span><text:span text:style-name="T51_120"><text:s/></text:span><text:span text:style-name="T51_121">want</text:span><text:span text:style-name="T51_122"><text:s/></text:span><text:span text:style-name="T51_123">to</text:span><text:span text:style-name="T51_124"><text:s/></text:span><text:span text:style-name="T51_125">participate</text:span><text:span text:style-name="T51_126"><text:s/></text:span><text:span text:style-name="T51_127">in</text:span><text:span text:style-name="T51_128"><text:s/></text:span><text:span text:style-name="T51_129">something</text:span><text:span text:style-name="T51_130">,<text:s/></text:span><text:span text:style-name="T51_131">whether</text:span><text:span text:style-name="T51_132"><text:s/></text:span><text:span text:style-name="T51_133">you</text:span><text:span text:style-name="T51_134"><text:s/></text:span><text:span text:style-name="T51_135">want</text:span><text:span text:style-name="T51_136"><text:s/></text:span><text:span text:style-name="T51_137">others</text:span><text:span text:style-name="T51_138"><text:s/></text:span><text:span text:style-name="T51_139">to</text:span><text:span text:style-name="T51_140"><text:s/></text:span><text:span text:style-name="T51_141">participate</text:span><text:span text:style-name="T51_142"><text:s/></text:span><text:span text:style-name="T51_143">in</text:span><text:span text:style-name="T51_144"><text:s/></text:span><text:span text:style-name="T51_145">something</text:span><text:span text:style-name="T51_146">,<text:s/></text:span><text:span text:style-name="T51_147">whether</text:span><text:span text:style-name="T51_148"><text:s/></text:span><text:span text:style-name="T51_149">you</text:span><text:span text:style-name="T51_150"><text:s/></text:span><text:span text:style-name="T51_151">want</text:span><text:span text:style-name="T51_152"><text:s/></text:span><text:span text:style-name="T51_153">someone</text:span><text:span text:style-name="T51_154"><text:s/></text:span><text:span text:style-name="T51_155">to</text:span><text:span text:style-name="T51_156"><text:s/></text:span><text:span text:style-name="T51_157">donate</text:span><text:span text:style-name="T51_158"><text:s/></text:span><text:span text:style-name="T51_159">something</text:span><text:span text:style-name="T51_160"><text:s/></text:span><text:span text:style-name="T51_161">to</text:span><text:span text:style-name="T51_162"><text:s/></text:span><text:span text:style-name="T51_163">you</text:span><text:span text:style-name="T51_164"><text:s/></text:span><text:span text:style-name="T51_165">for</text:span><text:span text:style-name="T51_166"><text:s/></text:span><text:span text:style-name="T51_167">free</text:span><text:span text:style-name="T51_168">,<text:s/></text:span><text:span text:style-name="T51_169">etc</text:span><text:span text:style-name="T51_170">...<text:s text:c="2"/></text:span></text:p>
      <text:h text:style-name="P52" text:outline-level="10"><text:span text:style-name="T52_1">Semantic</text:span><text:span text:style-name="T52_2"><text:s/></text:span><text:span text:style-name="T52_3">Storytelling</text:span></text:h>
      <text:p text:style-name="P53"><text:span text:style-name="T53_1">Netention</text:span><text:span text:style-name="T53_2"><text:s/></text:span><text:span text:style-name="T53_3">is</text:span><text:span text:style-name="T53_4"><text:s/></text:span><text:span text:style-name="T53_5">a</text:span><text:span text:style-name="T53_6"><text:s/></text:span><text:span text:style-name="T53_7">system</text:span><text:span text:style-name="T53_8"><text:s/></text:span><text:span text:style-name="T53_9">for</text:span><text:span text:style-name="T53_10"><text:s/></text:span><text:span text:style-name="T53_11">describing</text:span><text:span text:style-name="T53_12"><text:s/></text:span><text:span text:style-name="T53_13">objects</text:span><text:span text:style-name="T53_14">,<text:s/></text:span><text:span text:style-name="T53_15">thoughts</text:span><text:span text:style-name="T53_16">,<text:s/></text:span><text:span text:style-name="T53_17">places</text:span><text:span text:style-name="T53_18">,<text:s/></text:span><text:span text:style-name="T53_19">concepts</text:span><text:span text:style-name="T53_20">,<text:s/></text:span><text:span text:style-name="T53_21">times</text:span><text:span text:style-name="T53_22">,<text:s/></text:span><text:span text:style-name="T53_23">etc</text:span><text:span text:style-name="T53_24">...<text:s/></text:span><text:span text:style-name="T53_25">Create</text:span><text:span text:style-name="T53_26"><text:s/></text:span><text:span text:style-name="T53_27">descriptions</text:span><text:span text:style-name="T53_28"><text:s/></text:span><text:span text:style-name="T53_29">of</text:span><text:span text:style-name="T53_30"><text:s/></text:span><text:span text:style-name="T53_31">reality</text:span><text:span text:style-name="T53_32"><text:s/></text:span><text:span text:style-name="T53_33">that</text:span><text:span text:style-name="T53_34"><text:s/></text:span><text:span text:style-name="T53_35">consist</text:span><text:span text:style-name="T53_36"><text:s/></text:span><text:span text:style-name="T53_37">of</text:span><text:span text:style-name="T53_38"><text:s/></text:span><text:span text:style-name="T53_39">data</text:span><text:span text:style-name="T53_40"><text:s/></text:span><text:span text:style-name="T53_41">about</text:span><text:span text:style-name="T53_42"><text:s/></text:span><text:span text:style-name="T53_43">the</text:span><text:span text:style-name="T53_44"><text:s/></text:span><text:span text:style-name="T53_45">state</text:span><text:span text:style-name="T53_46"><text:s/></text:span><text:span text:style-name="T53_47">in</text:span><text:span text:style-name="T53_48"><text:s/></text:span><text:span text:style-name="T53_49">which</text:span><text:span text:style-name="T53_50"><text:s/></text:span><text:span text:style-name="T53_51">something</text:span><text:span text:style-name="T53_52"><text:s/></text:span><text:span text:style-name="T53_53">presently</text:span><text:span text:style-name="T53_54"><text:s/>“</text:span><text:span text:style-name="T53_55">is</text:span><text:span text:style-name="T53_56">”,<text:s/></text:span><text:span text:style-name="T53_57">AND</text:span><text:span text:style-name="T53_58"><text:s/></text:span><text:span text:style-name="T53_59">statements</text:span><text:span text:style-name="T53_60"><text:s/></text:span><text:span text:style-name="T53_61">about</text:span><text:span text:style-name="T53_62"><text:s/></text:span><text:span text:style-name="T53_63">your</text:span><text:span text:style-name="T53_64"><text:s/></text:span><text:span text:style-name="T53_65">desired</text:span><text:span text:style-name="T53_66"><text:s/></text:span><text:span text:style-name="T53_67">or</text:span><text:span text:style-name="T53_68"><text:s/></text:span><text:span text:style-name="T53_69">anticipated</text:span><text:span text:style-name="T53_70"><text:s/></text:span><text:span text:style-name="T53_71">state</text:span><text:span text:style-name="T53_72"><text:s/></text:span><text:span text:style-name="T53_73">in</text:span><text:span text:style-name="T53_74"><text:s/></text:span><text:span text:style-name="T53_75">which</text:span><text:span text:style-name="T53_76"><text:s/></text:span><text:span text:style-name="T53_77">it</text:span><text:span text:style-name="T53_78"><text:s/>“</text:span><text:span text:style-name="T53_79">will</text:span><text:span text:style-name="T53_80"><text:s/></text:span><text:span text:style-name="T53_81">be</text:span><text:span text:style-name="T53_82">”<text:s/>-<text:s/></text:span><text:span text:style-name="T53_83">how</text:span><text:span text:style-name="T53_84"><text:s/></text:span><text:span text:style-name="T53_85">you</text:span><text:span text:style-name="T53_86"><text:s/></text:span><text:span text:style-name="T53_87">would</text:span><text:span text:style-name="T53_88"><text:s/></text:span><text:span text:style-name="T53_89">like</text:span><text:span text:style-name="T53_90"><text:s/></text:span><text:span text:style-name="T53_91">it</text:span><text:span text:style-name="T53_92"><text:s/></text:span><text:span text:style-name="T53_93">to</text:span><text:span text:style-name="T53_94"><text:s/></text:span><text:span text:style-name="T53_95">become</text:span><text:span text:style-name="T53_96"><text:s/>-<text:s/></text:span><text:span text:style-name="T53_97">usually</text:span><text:span text:style-name="T53_98"><text:s/></text:span><text:span text:style-name="T53_99">involving</text:span><text:span text:style-name="T53_100"><text:s/></text:span><text:span text:style-name="T53_101">ranges</text:span><text:span text:style-name="T53_102"><text:s/></text:span><text:span text:style-name="T53_103">of</text:span><text:span text:style-name="T53_104"><text:s/></text:span><text:span text:style-name="T53_105">acceptable</text:span><text:span text:style-name="T53_106"><text:s/></text:span><text:span text:style-name="T53_107">indeterminate</text:span><text:span text:style-name="T53_108"><text:s/></text:span><text:span text:style-name="T53_109">values</text:span><text:span text:style-name="T53_110">.</text:span></text:p>
      <text:h text:style-name="P54" text:outline-level="10"><text:span text:style-name="T54_1">Linking</text:span><text:span text:style-name="T54_2"><text:s/></text:span><text:span text:style-name="T54_3">our</text:span><text:span text:style-name="T54_4"><text:s/></text:span><text:span text:style-name="T54_5">Stories</text:span></text:h>
      <text:p text:style-name="P55"><text:span text:style-name="T55_1">Using</text:span><text:span text:style-name="T55_2"><text:s/></text:span><text:span text:style-name="T55_3">these</text:span><text:span text:style-name="T55_4"><text:s/></text:span><text:span text:style-name="T55_5">two</text:span><text:span text:style-name="T55_6"><text:s/></text:span><text:span text:style-name="T55_7">kinds</text:span><text:span text:style-name="T55_8"><text:s/></text:span><text:span text:style-name="T55_9">of</text:span><text:span text:style-name="T55_10"><text:s/></text:span><text:span text:style-name="T55_11">statements</text:span><text:span text:style-name="T55_12">,<text:s/></text:span><text:span text:style-name="T55_13">the</text:span><text:span text:style-name="T55_14"><text:s/></text:span><text:span text:style-name="T55_15">system</text:span><text:span text:style-name="T55_16"><text:s/></text:span><text:span text:style-name="T55_17">can</text:span><text:span text:style-name="T55_18"><text:s/></text:span><text:span text:style-name="T55_19">link</text:span><text:span text:style-name="T55_20"><text:s/></text:span><text:span text:style-name="T55_21">any</text:span><text:span text:style-name="T55_22"><text:s/></text:span><text:span text:style-name="T55_23">set</text:span><text:span text:style-name="T55_24"><text:s/></text:span><text:span text:style-name="T55_25">of</text:span><text:span text:style-name="T55_26"><text:s/></text:span><text:span text:style-name="T55_27">objects</text:span><text:span text:style-name="T55_28"><text:s/></text:span><text:span text:style-name="T55_29">according</text:span><text:span text:style-name="T55_30"><text:s/></text:span><text:span text:style-name="T55_31">to</text:span><text:span text:style-name="T55_32"><text:s/></text:span><text:span text:style-name="T55_33">a</text:span><text:span text:style-name="T55_34"><text:s/></text:span><text:span text:style-name="T55_35">presence</text:span><text:span text:style-name="T55_36"><text:s/></text:span><text:span text:style-name="T55_37">of</text:span><text:span text:style-name="T55_38"><text:s/></text:span><text:span text:style-name="T55_39">mutually</text:span><text:span text:style-name="T55_40"><text:s/></text:span><text:span text:style-name="T55_41">satisfying</text:span><text:span text:style-name="T55_42"><text:s/></text:span><text:span text:style-name="T55_43">statements</text:span><text:span text:style-name="T55_44">,<text:s/></text:span><text:span text:style-name="T55_45">like</text:span><text:span text:style-name="T55_46"><text:s/></text:span><text:span text:style-name="T55_47">a</text:span><text:span text:style-name="T55_48"><text:s/></text:span><text:span text:style-name="T55_49">lock</text:span><text:span text:style-name="T55_50">-</text:span><text:span text:style-name="T55_51">and</text:span><text:span text:style-name="T55_52">-</text:span><text:span text:style-name="T55_53">key</text:span><text:span text:style-name="T55_54">,<text:s/></text:span><text:span text:style-name="T55_55">or</text:span><text:span text:style-name="T55_56"><text:s/></text:span><text:span text:style-name="T55_57">receptor</text:span><text:span text:style-name="T55_58"><text:s/></text:span><text:span text:style-name="T55_59">site</text:span><text:span text:style-name="T55_60"><text:s/></text:span><text:span text:style-name="T55_61">on</text:span><text:span text:style-name="T55_62"><text:s/></text:span><text:span text:style-name="T55_63">a</text:span><text:span text:style-name="T55_64"><text:s/></text:span><text:span text:style-name="T55_65">cell</text:span><text:span text:style-name="T55_66">.<text:s text:c="2"/></text:span><text:span text:style-name="T55_67">It</text:span><text:span text:style-name="T55_68"><text:s/></text:span><text:span text:style-name="T55_69">can</text:span><text:span text:style-name="T55_70"><text:s/></text:span><text:span text:style-name="T55_71">then</text:span><text:span text:style-name="T55_72"><text:s/></text:span><text:span text:style-name="T55_73">suggest</text:span><text:span text:style-name="T55_74"><text:s/></text:span><text:span text:style-name="T55_75">links</text:span><text:span text:style-name="T55_76"><text:s/>(</text:span><text:span text:style-name="T55_77">representing</text:span><text:span text:style-name="T55_78"><text:s/></text:span><text:span text:style-name="T55_79">possibilities</text:span><text:span text:style-name="T55_80"><text:s/></text:span><text:span text:style-name="T55_81">such</text:span><text:span text:style-name="T55_82"><text:s/></text:span><text:span text:style-name="T55_83">as</text:span><text:span text:style-name="T55_84"><text:s/></text:span><text:span text:style-name="T55_85">transactions</text:span><text:span text:style-name="T55_86"><text:s/></text:span><text:span text:style-name="T55_87">or</text:span><text:span text:style-name="T55_88"><text:s/></text:span><text:span text:style-name="T55_89">assignments</text:span><text:span text:style-name="T55_90">),<text:s/></text:span><text:span text:style-name="T55_91">ranked</text:span><text:span text:style-name="T55_92"><text:s/></text:span><text:span text:style-name="T55_93">according</text:span><text:span text:style-name="T55_94"><text:s/></text:span><text:span text:style-name="T55_95">to</text:span><text:span text:style-name="T55_96"><text:s/></text:span><text:span text:style-name="T55_97">the</text:span><text:span text:style-name="T55_98"><text:s/></text:span><text:span text:style-name="T55_99">strength</text:span><text:span text:style-name="T55_100"><text:s/></text:span><text:span text:style-name="T55_101">of</text:span><text:span text:style-name="T55_102"><text:s/></text:span><text:span text:style-name="T55_103">their</text:span><text:span text:style-name="T55_104"><text:s/></text:span><text:span text:style-name="T55_105">correlation</text:span><text:span text:style-name="T55_106">.</text:span></text:p>
      <text:p text:style-name="P56"/>
      <text:p text:style-name="P57"><text:span text:style-name="T57_1">A</text:span><text:span text:style-name="T57_2"><text:s/></text:span><text:span text:style-name="T57_3">general</text:span><text:span text:style-name="T57_4">-</text:span><text:span text:style-name="T57_5">purpose</text:span><text:span text:style-name="T57_6"><text:s/></text:span><text:span text:style-name="T57_7">semantic</text:span><text:span text:style-name="T57_8">-</text:span><text:span text:style-name="T57_9">network</text:span><text:span text:style-name="T57_10"><text:s/></text:span><text:span text:style-name="T57_11">computer</text:span><text:span text:style-name="T57_12"><text:s/></text:span><text:span text:style-name="T57_13">system</text:span><text:span text:style-name="T57_14"><text:s/></text:span><text:span text:style-name="T57_15">simulates</text:span><text:span text:style-name="T57_16"><text:s/>“</text:span><text:span text:style-name="T57_17">described</text:span><text:span text:style-name="T57_18"><text:s/></text:span><text:span text:style-name="T57_19">experience</text:span><text:span text:style-name="T57_20">”<text:s/></text:span><text:span text:style-name="T57_21">and</text:span><text:span text:style-name="T57_22"><text:s/></text:span><text:span text:style-name="T57_23">discovers</text:span><text:span text:style-name="T57_24"><text:s/>“</text:span><text:span text:style-name="T57_25">possible</text:span><text:span text:style-name="T57_26"><text:s/></text:span><text:span text:style-name="T57_27">experiences</text:span><text:span text:style-name="T57_28">”<text:s/></text:span><text:span text:style-name="T57_29">to</text:span><text:span text:style-name="T57_30"><text:s/></text:span><text:span text:style-name="T57_31">function</text:span><text:span text:style-name="T57_32"><text:s/></text:span><text:span text:style-name="T57_33">as</text:span><text:span text:style-name="T57_34"><text:s/></text:span><text:span text:style-name="T57_35">a</text:span><text:span text:style-name="T57_36"><text:s/></text:span><text:span text:style-name="T57_37">tool</text:span><text:span text:style-name="T57_38"><text:s/></text:span><text:span text:style-name="T57_39">for</text:span><text:span text:style-name="T57_40"><text:s/></text:span><text:span text:style-name="T57_41">analyzing</text:span><text:span text:style-name="T57_42"><text:s/></text:span><text:span text:style-name="T57_43">and</text:span><text:span text:style-name="T57_44"><text:s/></text:span><text:span text:style-name="T57_45">optimizing</text:span><text:span text:style-name="T57_46"><text:s/></text:span><text:span text:style-name="T57_47">certain</text:span><text:span text:style-name="T57_48"><text:s/></text:span><text:span text:style-name="T57_49">qualities</text:span><text:span text:style-name="T57_50"><text:s/></text:span><text:span text:style-name="T57_51">of</text:span><text:span text:style-name="T57_52"><text:s/></text:span><text:span text:style-name="T57_53">one</text:span><text:span text:style-name="T57_54">'</text:span><text:span text:style-name="T57_55">s</text:span><text:span text:style-name="T57_56"><text:s/></text:span><text:span text:style-name="T57_57">existence</text:span><text:span text:style-name="T57_58">.</text:span></text:p>
      <text:p text:style-name="P58"/>
      <text:p text:style-name="P59"><text:span text:style-name="T59_1">A</text:span><text:span text:style-name="T59_2"><text:s/></text:span><text:span text:style-name="T59_3">semantic</text:span><text:span text:style-name="T59_4"><text:s/></text:span><text:span text:style-name="T59_5">concept</text:span><text:span text:style-name="T59_6"><text:s/></text:span><text:span text:style-name="T59_7">represents</text:span><text:span text:style-name="T59_8"><text:s/></text:span><text:span text:style-name="T59_9">each</text:span><text:span text:style-name="T59_10"><text:s/></text:span><text:span text:style-name="T59_11">agent</text:span><text:span text:style-name="T59_12"><text:s/>(</text:span><text:span text:style-name="T59_13">ex</text:span><text:span text:style-name="T59_14">:<text:s/></text:span><text:span text:style-name="T59_15">a</text:span><text:span text:style-name="T59_16"><text:s/></text:span><text:span text:style-name="T59_17">human</text:span><text:span text:style-name="T59_18">)<text:s/></text:span><text:span text:style-name="T59_19">participating</text:span><text:span text:style-name="T59_20"><text:s/></text:span><text:span text:style-name="T59_21">in</text:span><text:span text:style-name="T59_22"><text:s/></text:span><text:span text:style-name="T59_23">interaction</text:span><text:span text:style-name="T59_24"><text:s/></text:span><text:span text:style-name="T59_25">processes</text:span><text:span text:style-name="T59_26"><text:s/></text:span><text:span text:style-name="T59_27">that</text:span><text:span text:style-name="T59_28"><text:s/></text:span><text:span text:style-name="T59_29">constitute</text:span><text:span text:style-name="T59_30"><text:s/></text:span><text:span text:style-name="T59_31">awareness</text:span><text:span text:style-name="T59_32"><text:s/></text:span><text:span text:style-name="T59_33">of</text:span><text:span text:style-name="T59_34"><text:s/></text:span><text:span text:style-name="T59_35">and</text:span><text:span text:style-name="T59_36"><text:s/></text:span><text:span text:style-name="T59_37">potential</text:span><text:span text:style-name="T59_38"><text:s/></text:span><text:span text:style-name="T59_39">to</text:span><text:span text:style-name="T59_40"><text:s/></text:span><text:span text:style-name="T59_41">operate</text:span><text:span text:style-name="T59_42"><text:s/></text:span><text:span text:style-name="T59_43">upon</text:span><text:span text:style-name="T59_44"><text:s/></text:span><text:span text:style-name="T59_45">arbitrary</text:span><text:span text:style-name="T59_46"><text:s/></text:span><text:span text:style-name="T59_47">subsets</text:span><text:span text:style-name="T59_48"><text:s/></text:span><text:span text:style-name="T59_49">of</text:span><text:span text:style-name="T59_50"><text:s/></text:span><text:span text:style-name="T59_51">simulation</text:span><text:span text:style-name="T59_52"><text:s/></text:span><text:span text:style-name="T59_53">content</text:span><text:span text:style-name="T59_54">.<text:s/></text:span><text:span text:style-name="T59_55">Choice</text:span><text:span text:style-name="T59_56"><text:s/></text:span><text:span text:style-name="T59_57">and</text:span><text:span text:style-name="T59_58"><text:s/></text:span><text:span text:style-name="T59_59">configuration</text:span><text:span text:style-name="T59_60"><text:s/></text:span><text:span text:style-name="T59_61">of</text:span><text:span text:style-name="T59_62"><text:s/></text:span><text:span text:style-name="T59_63">interaction</text:span><text:span text:style-name="T59_64"><text:s/></text:span><text:span text:style-name="T59_65">modalities</text:span><text:span text:style-name="T59_66"><text:s/></text:span><text:span text:style-name="T59_67">may</text:span><text:span text:style-name="T59_68"><text:s/></text:span><text:span text:style-name="T59_69">be</text:span><text:span text:style-name="T59_70"><text:s/></text:span><text:span text:style-name="T59_71">customized</text:span><text:span text:style-name="T59_72"><text:s/></text:span><text:span text:style-name="T59_73">according</text:span><text:span text:style-name="T59_74"><text:s/></text:span><text:span text:style-name="T59_75">to</text:span><text:span text:style-name="T59_76"><text:s/></text:span><text:span text:style-name="T59_77">a</text:span><text:span text:style-name="T59_78"><text:s/></text:span><text:span text:style-name="T59_79">particular</text:span><text:span text:style-name="T59_80"><text:s/></text:span><text:span text:style-name="T59_81">situation</text:span><text:span text:style-name="T59_82"><text:s/></text:span><text:span text:style-name="T59_83">or</text:span><text:span text:style-name="T59_84"><text:s/></text:span><text:span text:style-name="T59_85">adjusted</text:span><text:span text:style-name="T59_86"><text:s/></text:span><text:span text:style-name="T59_87">to</text:span><text:span text:style-name="T59_88"><text:s/></text:span><text:span text:style-name="T59_89">compensate</text:span><text:span text:style-name="T59_90"><text:s/></text:span><text:span text:style-name="T59_91">for</text:span><text:span text:style-name="T59_92"><text:s/></text:span><text:span text:style-name="T59_93">sensory</text:span><text:span text:style-name="T59_94">,<text:s/></text:span><text:span text:style-name="T59_95">kinesthetic</text:span><text:span text:style-name="T59_96">,<text:s/></text:span><text:span text:style-name="T59_97">or</text:span><text:span text:style-name="T59_98"><text:s/></text:span><text:span text:style-name="T59_99">cognitive</text:span><text:span text:style-name="T59_100"><text:s/></text:span><text:span text:style-name="T59_101">disabilities</text:span><text:span text:style-name="T59_102">.</text:span></text:p>
      <text:p text:style-name="P60"/>
      <text:p text:style-name="P61"><text:span text:style-name="T61_1">Psycho</text:span><text:span text:style-name="T61_2">-</text:span><text:span text:style-name="T61_3">supportive</text:span><text:span text:style-name="T61_4"><text:s/></text:span><text:span text:style-name="T61_5">and</text:span><text:span text:style-name="T61_6"><text:s/></text:span><text:span text:style-name="T61_7">psycho</text:span><text:span text:style-name="T61_8">-</text:span><text:span text:style-name="T61_9">therapeutic</text:span><text:span text:style-name="T61_10"><text:s/></text:span><text:span text:style-name="T61_11">processes</text:span><text:span text:style-name="T61_12"><text:s/></text:span><text:span text:style-name="T61_13">react</text:span><text:span text:style-name="T61_14"><text:s/></text:span><text:span text:style-name="T61_15">to</text:span><text:span text:style-name="T61_16"><text:s/></text:span><text:span text:style-name="T61_17">changing</text:span><text:span text:style-name="T61_18"><text:s/></text:span><text:span text:style-name="T61_19">recognized</text:span><text:span text:style-name="T61_20"><text:s/></text:span><text:span text:style-name="T61_21">patterns</text:span><text:span text:style-name="T61_22"><text:s/></text:span><text:span text:style-name="T61_23">in</text:span><text:span text:style-name="T61_24"><text:s/></text:span><text:span text:style-name="T61_25">data</text:span><text:span text:style-name="T61_26"><text:s/></text:span><text:span text:style-name="T61_27">associated</text:span><text:span text:style-name="T61_28"><text:s/></text:span><text:span text:style-name="T61_29">with</text:span><text:span text:style-name="T61_30"><text:s/></text:span><text:span text:style-name="T61_31">simulated</text:span><text:span text:style-name="T61_32"><text:s/></text:span><text:span text:style-name="T61_33">agents</text:span></text:p>
      <text:list text:style-name="LS1" xml:id="list0">
        <text:list-item>
          <text:p text:style-name="P62"><text:span text:style-name="T62_1">providing</text:span><text:span text:style-name="T62_2"><text:s/></text:span><text:span text:style-name="T62_3">contextual</text:span><text:span text:style-name="T62_4"><text:s/></text:span><text:span text:style-name="T62_5">advice</text:span><text:span text:style-name="T62_6"><text:s/>(</text:span><text:span text:style-name="T62_7">ex</text:span><text:span text:style-name="T62_8">:<text:s/></text:span><text:span text:style-name="T62_9">relevant</text:span><text:span text:style-name="T62_10"><text:s/></text:span><text:span text:style-name="T62_11">information</text:span><text:span text:style-name="T62_12">)</text:span></text:p>
        </text:list-item>
        <text:list-item>
          <text:p text:style-name="P63"><text:span text:style-name="T63_1">offering</text:span><text:span text:style-name="T63_2"><text:s/></text:span><text:span text:style-name="T63_3">to</text:span><text:span text:style-name="T63_4"><text:s/></text:span><text:span text:style-name="T63_5">act</text:span><text:span text:style-name="T63_6"><text:s/>(</text:span><text:span text:style-name="T63_7">ex</text:span><text:span text:style-name="T63_8">:<text:s/></text:span><text:span text:style-name="T63_9">manage</text:span><text:span text:style-name="T63_10"><text:s/></text:span><text:span text:style-name="T63_11">another</text:span><text:span text:style-name="T63_12"><text:s/></text:span><text:span text:style-name="T63_13">process</text:span><text:span text:style-name="T63_14">)</text:span></text:p>
        </text:list-item>
        <text:list-item>
          <text:p text:style-name="P64"><text:span text:style-name="T64_1">requesting</text:span><text:span text:style-name="T64_2"><text:s/></text:span><text:span text:style-name="T64_3">information</text:span><text:span text:style-name="T64_4"><text:s/></text:span><text:span text:style-name="T64_5">from</text:span><text:span text:style-name="T64_6"><text:s/></text:span><text:span text:style-name="T64_7">humans</text:span><text:span text:style-name="T64_8"><text:s/></text:span><text:span text:style-name="T64_9">and</text:span><text:span text:style-name="T64_10"><text:s/></text:span><text:span text:style-name="T64_11">computer</text:span><text:span text:style-name="T64_12"><text:s/></text:span><text:span text:style-name="T64_13">systems</text:span></text:p>
        </text:list-item>
      </text:list>
      <text:p text:style-name="P65"/>
      <text:p text:style-name="P66"><text:span text:style-name="T66_1">Although</text:span><text:span text:style-name="T66_2"><text:s/></text:span><text:span text:style-name="T66_3">the</text:span><text:span text:style-name="T66_4"><text:s/></text:span><text:span text:style-name="T66_5">system</text:span><text:span text:style-name="T66_6"><text:s/></text:span><text:span text:style-name="T66_7">may</text:span><text:span text:style-name="T66_8"><text:s/></text:span><text:span text:style-name="T66_9">seem</text:span><text:span text:style-name="T66_10"><text:s/></text:span><text:span text:style-name="T66_11">to</text:span><text:span text:style-name="T66_12"><text:s/></text:span><text:span text:style-name="T66_13">be</text:span><text:span text:style-name="T66_14"><text:s/></text:span><text:span text:style-name="T66_15">an</text:span><text:span text:style-name="T66_16"><text:s/>“</text:span><text:span text:style-name="T66_17">artificial</text:span><text:span text:style-name="T66_18"><text:s/></text:span><text:span text:style-name="T66_19">intelligence</text:span><text:span text:style-name="T66_20">”<text:s/></text:span><text:span text:style-name="T66_21">application</text:span><text:span text:style-name="T66_22">,<text:s/></text:span><text:span text:style-name="T66_23">it</text:span><text:span text:style-name="T66_24"><text:s/></text:span><text:span text:style-name="T66_25">would</text:span><text:span text:style-name="T66_26"><text:s/></text:span><text:span text:style-name="T66_27">be</text:span><text:span text:style-name="T66_28"><text:s/></text:span><text:span text:style-name="T66_29">more</text:span><text:span text:style-name="T66_30"><text:s/></text:span><text:span text:style-name="T66_31">accurate</text:span><text:span text:style-name="T66_32"><text:s/></text:span><text:span text:style-name="T66_33">to</text:span><text:span text:style-name="T66_34"><text:s/></text:span><text:span text:style-name="T66_35">define</text:span><text:span text:style-name="T66_36"><text:s/></text:span><text:span text:style-name="T66_37">it</text:span><text:span text:style-name="T66_38"><text:s/></text:span><text:span text:style-name="T66_39">as</text:span><text:span text:style-name="T66_40"><text:s/></text:span><text:span text:style-name="T66_41">a</text:span><text:span text:style-name="T66_42"><text:s/></text:span><text:span text:style-name="T66_43">tool</text:span><text:span text:style-name="T66_44"><text:s/></text:span><text:span text:style-name="T66_45">that</text:span><text:span text:style-name="T66_46"><text:s/></text:span><text:span text:style-name="T66_47">exhibits</text:span><text:span text:style-name="T66_48"><text:s/>“</text:span><text:span text:style-name="T66_49">automatic</text:span><text:span text:style-name="T66_50"><text:s/></text:span><text:span text:style-name="T66_51">intelligence</text:span><text:span text:style-name="T66_52">.”<text:s text:c="2"/></text:span><text:span text:style-name="T66_53">Automatic</text:span><text:span text:style-name="T66_54"><text:s/></text:span><text:span text:style-name="T66_55">intelligence</text:span><text:span text:style-name="T66_56"><text:s/></text:span><text:span text:style-name="T66_57">software</text:span><text:span text:style-name="T66_58"><text:s/></text:span><text:span text:style-name="T66_59">guarantees</text:span><text:span text:style-name="T66_60"><text:s/></text:span><text:span text:style-name="T66_61">that</text:span><text:span text:style-name="T66_62"><text:s/></text:span><text:span text:style-name="T66_63">humans</text:span><text:span text:style-name="T66_64"><text:s/></text:span><text:span text:style-name="T66_65">that</text:span><text:span text:style-name="T66_66"><text:s/></text:span><text:span text:style-name="T66_67">operate</text:span><text:span text:style-name="T66_68"><text:s/></text:span><text:span text:style-name="T66_69">it</text:span><text:span text:style-name="T66_70"><text:s/></text:span><text:span text:style-name="T66_71">will</text:span><text:span text:style-name="T66_72"><text:s/></text:span><text:span text:style-name="T66_73">remain</text:span><text:span text:style-name="T66_74"><text:s/></text:span><text:span text:style-name="T66_75">in</text:span><text:span text:style-name="T66_76"><text:s/></text:span><text:span text:style-name="T66_77">complete</text:span><text:span text:style-name="T66_78"><text:s/></text:span><text:span text:style-name="T66_79">control</text:span><text:span text:style-name="T66_80">.<text:s text:c="2"/></text:span><text:span text:style-name="T66_81">This</text:span><text:span text:style-name="T66_82"><text:s/></text:span><text:span text:style-name="T66_83">is</text:span><text:span text:style-name="T66_84"><text:s/></text:span><text:span text:style-name="T66_85">possible</text:span><text:span text:style-name="T66_86"><text:s/></text:span><text:span text:style-name="T66_87">because</text:span><text:span text:style-name="T66_88"><text:s/></text:span><text:span text:style-name="T66_89">all</text:span><text:span text:style-name="T66_90"><text:s/></text:span><text:span text:style-name="T66_91">state</text:span><text:span text:style-name="T66_92"><text:s/></text:span><text:span text:style-name="T66_93">changes</text:span><text:span text:style-name="T66_94"><text:s/></text:span><text:span text:style-name="T66_95">result</text:span><text:span text:style-name="T66_96"><text:s/></text:span><text:span text:style-name="T66_97">from</text:span><text:span text:style-name="T66_98"><text:s/></text:span><text:span text:style-name="T66_99">logically</text:span><text:span text:style-name="T66_100"><text:s/></text:span><text:span text:style-name="T66_101">deduced</text:span><text:span text:style-name="T66_102"><text:s/></text:span><text:span text:style-name="T66_103">conclusions</text:span><text:span text:style-name="T66_104"><text:s/></text:span><text:span text:style-name="T66_105">about</text:span><text:span text:style-name="T66_106"><text:s/></text:span><text:span text:style-name="T66_107">the</text:span><text:span text:style-name="T66_108"><text:s/></text:span><text:span text:style-name="T66_109">changing</text:span><text:span text:style-name="T66_110"><text:s/></text:span><text:span text:style-name="T66_111">conditions</text:span><text:span text:style-name="T66_112"><text:s/></text:span><text:span text:style-name="T66_113">in</text:span><text:span text:style-name="T66_114"><text:s/></text:span><text:span text:style-name="T66_115">the</text:span><text:span text:style-name="T66_116"><text:s/></text:span><text:span text:style-name="T66_117">contents</text:span><text:span text:style-name="T66_118"><text:s/></text:span><text:span text:style-name="T66_119">of</text:span><text:span text:style-name="T66_120"><text:s/></text:span><text:span text:style-name="T66_121">its</text:span><text:span text:style-name="T66_122"><text:s/></text:span><text:span text:style-name="T66_123">attentions</text:span><text:span text:style-name="T66_124"><text:s/>(</text:span><text:span text:style-name="T66_125">such</text:span><text:span text:style-name="T66_126"><text:s/></text:span><text:span text:style-name="T66_127">as</text:span><text:span text:style-name="T66_128"><text:s/></text:span><text:span text:style-name="T66_129">computer</text:span><text:span text:style-name="T66_130"><text:s/></text:span><text:span text:style-name="T66_131">devices</text:span><text:span text:style-name="T66_132"><text:s/></text:span><text:span text:style-name="T66_133">like</text:span><text:span text:style-name="T66_134"><text:s/></text:span><text:span text:style-name="T66_135">keyboards</text:span><text:span text:style-name="T66_136"><text:s/></text:span><text:span text:style-name="T66_137">and</text:span><text:span text:style-name="T66_138"><text:s/></text:span><text:span text:style-name="T66_139">mice</text:span><text:span text:style-name="T66_140">).</text:span></text:p>
      <text:p text:style-name="P67"/>
      <text:list text:style-name="LS2" xml:id="list3">
        <text:list-item>
          <text:p text:style-name="P68"><text:span text:style-name="T68_1">a</text:span><text:span text:style-name="T68_2"><text:s/></text:span><text:span text:style-name="T68_3">human</text:span><text:span text:style-name="T68_4">'</text:span><text:span text:style-name="T68_5">s</text:span><text:span text:style-name="T68_6"><text:s/></text:span><text:span text:style-name="T68_7">observed</text:span><text:span text:style-name="T68_8"><text:s/></text:span><text:span text:style-name="T68_9">past</text:span><text:span text:style-name="T68_10"><text:s/></text:span><text:span text:style-name="T68_11">and</text:span><text:span text:style-name="T68_12"><text:s/></text:span><text:span text:style-name="T68_13">present</text:span><text:span text:style-name="T68_14"><text:s/></text:span><text:span text:style-name="T68_15">qualities</text:span><text:span text:style-name="T68_16"><text:s/>(</text:span><text:span text:style-name="T68_17">measurements</text:span><text:span text:style-name="T68_18"><text:s/></text:span><text:span text:style-name="T68_19">or</text:span><text:span text:style-name="T68_20"><text:s/></text:span><text:span text:style-name="T68_21">annotations</text:span><text:span text:style-name="T68_22">)</text:span></text:p>
        </text:list-item>
        <text:list-item>
          <text:p text:style-name="P69"><text:span text:style-name="T69_1">a</text:span><text:span text:style-name="T69_2"><text:s/></text:span><text:span text:style-name="T69_3">human</text:span><text:span text:style-name="T69_4">'</text:span><text:span text:style-name="T69_5">s</text:span><text:span text:style-name="T69_6"><text:s/></text:span><text:span text:style-name="T69_7">potential</text:span><text:span text:style-name="T69_8"><text:s/></text:span><text:span text:style-name="T69_9">future</text:span><text:span text:style-name="T69_10"><text:s/></text:span><text:span text:style-name="T69_11">qualities</text:span><text:span text:style-name="T69_12"><text:s/></text:span><text:span text:style-name="T69_13">and</text:span><text:span text:style-name="T69_14"><text:s/></text:span><text:span text:style-name="T69_15">opportunities</text:span></text:p>
        </text:list-item>
        <text:list-item>
          <text:p text:style-name="P70"><text:span text:style-name="T70_1">any</text:span><text:span text:style-name="T70_2"><text:s/></text:span><text:span text:style-name="T70_3">quality</text:span><text:span text:style-name="T70_4"><text:s/></text:span><text:span text:style-name="T70_5">about</text:span><text:span text:style-name="T70_6"><text:s/></text:span><text:span text:style-name="T70_7">any</text:span><text:span text:style-name="T70_8"><text:s/></text:span><text:span text:style-name="T70_9">subject</text:span><text:span text:style-name="T70_10">=</text:span><text:span text:style-name="T70_11">object</text:span><text:span text:style-name="T70_12">,<text:s/></text:span><text:span text:style-name="T70_13">including</text:span><text:span text:style-name="T70_14"><text:s/></text:span><text:span text:style-name="T70_15">a</text:span><text:span text:style-name="T70_16"><text:s/></text:span><text:span text:style-name="T70_17">list</text:span><text:span text:style-name="T70_18"><text:s/></text:span><text:span text:style-name="T70_19">of</text:span><text:span text:style-name="T70_20"><text:s/></text:span><text:span text:style-name="T70_21">qualities</text:span><text:span text:style-name="T70_22"><text:s/></text:span><text:span text:style-name="T70_23">that</text:span><text:span text:style-name="T70_24"><text:s/></text:span><text:span text:style-name="T70_25">one</text:span><text:span text:style-name="T70_26"><text:s/></text:span><text:span text:style-name="T70_27">may</text:span><text:span text:style-name="T70_28"><text:s/></text:span><text:span text:style-name="T70_29">potentially</text:span><text:span text:style-name="T70_30"><text:s/></text:span><text:span text:style-name="T70_31">define</text:span><text:span text:style-name="T70_32"><text:s/></text:span><text:span text:style-name="T70_33">next</text:span></text:p>
        </text:list-item>
        <text:list-item>
          <text:p text:style-name="P71"><text:span text:style-name="T71_1">variable</text:span><text:span text:style-name="T71_2">-</text:span><text:span text:style-name="T71_3">strength</text:span><text:span text:style-name="T71_4"><text:s/></text:span><text:span text:style-name="T71_5">associations</text:span><text:span text:style-name="T71_6"><text:s/></text:span><text:span text:style-name="T71_7">between</text:span><text:span text:style-name="T71_8"><text:s/></text:span><text:span text:style-name="T71_9">concepts</text:span><text:span text:style-name="T71_10">,<text:s/></text:span><text:span text:style-name="T71_11">mirroring</text:span><text:span text:style-name="T71_12"><text:s/></text:span><text:span text:style-name="T71_13">mental</text:span><text:span text:style-name="T71_14"><text:s/></text:span><text:span text:style-name="T71_15">associative</text:span><text:span text:style-name="T71_16"><text:s/></text:span><text:span text:style-name="T71_17">memory</text:span></text:p>
        </text:list-item>
      </text:list>
      <text:p text:style-name="P72"/>
      <text:p text:style-name="P73"><text:span text:style-name="T73_1">An</text:span><text:span text:style-name="T73_2"><text:s/></text:span><text:span text:style-name="T73_3">instance</text:span><text:span text:style-name="T73_4"><text:s/></text:span><text:span text:style-name="T73_5">of</text:span><text:span text:style-name="T73_6"><text:s/></text:span><text:span text:style-name="T73_7">the</text:span><text:span text:style-name="T73_8"><text:s/></text:span><text:span text:style-name="T73_9">software</text:span><text:span text:style-name="T73_10"><text:s/></text:span><text:span text:style-name="T73_11">starts</text:span><text:span text:style-name="T73_12"><text:s/></text:span><text:span text:style-name="T73_13">in</text:span><text:span text:style-name="T73_14"><text:s/></text:span><text:span text:style-name="T73_15">an</text:span><text:span text:style-name="T73_16"><text:s/></text:span><text:span text:style-name="T73_17">essentially</text:span><text:span text:style-name="T73_18"><text:s/></text:span><text:span text:style-name="T73_19">blank</text:span><text:span text:style-name="T73_20"><text:s/></text:span><text:span text:style-name="T73_21">state</text:span><text:span text:style-name="T73_22"><text:s/></text:span><text:span text:style-name="T73_23">populated</text:span><text:span text:style-name="T73_24"><text:s/></text:span><text:span text:style-name="T73_25">with</text:span><text:span text:style-name="T73_26"><text:s/></text:span><text:span text:style-name="T73_27">a</text:span><text:span text:style-name="T73_28"><text:s/></text:span><text:span text:style-name="T73_29">default</text:span><text:span text:style-name="T73_30"><text:s/></text:span><text:span text:style-name="T73_31">schema</text:span><text:span text:style-name="T73_32"><text:s/></text:span><text:span text:style-name="T73_33">that</text:span><text:span text:style-name="T73_34"><text:s/></text:span><text:span text:style-name="T73_35">attempts</text:span><text:span text:style-name="T73_36"><text:s/></text:span><text:span text:style-name="T73_37">to</text:span><text:span text:style-name="T73_38"><text:s/></text:span><text:span text:style-name="T73_39">span</text:span><text:span text:style-name="T73_40"><text:s/></text:span><text:span text:style-name="T73_41">the</text:span><text:span text:style-name="T73_42"><text:s/></text:span><text:span text:style-name="T73_43">known</text:span><text:span text:style-name="T73_44"><text:s/></text:span><text:span text:style-name="T73_45">human</text:span><text:span text:style-name="T73_46"><text:s/></text:span><text:span text:style-name="T73_47">experience</text:span><text:span text:style-name="T73_48">.</text:span></text:p>
      <text:list text:style-name="LS3" xml:id="list7">
        <text:list-item>
          <text:p text:style-name="P74"><text:span text:style-name="T74_1">Categories</text:span><text:span text:style-name="T74_2">,<text:s/></text:span><text:span text:style-name="T74_3">Labels</text:span><text:span text:style-name="T74_4">,<text:s/></text:span><text:span text:style-name="T74_5">Tags</text:span></text:p>
        </text:list-item>
        <text:list-item>
          <text:p text:style-name="P75"><text:span text:style-name="T75_1">Icons</text:span></text:p>
        </text:list-item>
        <text:list-item>
          <text:p text:style-name="P76"><text:span text:style-name="T76_1">Qualities</text:span></text:p>
        </text:list-item>
        <text:list-item>
          <text:p text:style-name="P77"><text:span text:style-name="T77_1">judgments</text:span></text:p>
        </text:list-item>
        <text:list-item>
          <text:p text:style-name="P78"><text:span text:style-name="T78_1">emotions</text:span></text:p>
        </text:list-item>
        <text:list-item>
          <text:p text:style-name="P79"><text:span text:style-name="T79_1">behaviors</text:span></text:p>
        </text:list-item>
        <text:list-item>
          <text:p text:style-name="P80"><text:span text:style-name="T80_1">activities</text:span></text:p>
        </text:list-item>
        <text:list-item>
          <text:p text:style-name="P81"><text:span text:style-name="T81_1">goals</text:span></text:p>
        </text:list-item>
        <text:list-item>
          <text:p text:style-name="P82"><text:span text:style-name="T82_1">containers</text:span><text:span text:style-name="T82_2"><text:s/></text:span><text:span text:style-name="T82_3">of</text:span><text:span text:style-name="T82_4"><text:s/></text:span><text:span text:style-name="T82_5">unknown</text:span><text:span text:style-name="T82_6"><text:s/></text:span><text:span text:style-name="T82_7">information</text:span><text:span text:style-name="T82_8"><text:s/></text:span><text:span text:style-name="T82_9">that</text:span><text:span text:style-name="T82_10"><text:s/></text:span><text:span text:style-name="T82_11">may</text:span><text:span text:style-name="T82_12"><text:s/></text:span><text:span text:style-name="T82_13">be</text:span><text:span text:style-name="T82_14"><text:s/></text:span><text:span text:style-name="T82_15">helpful</text:span><text:span text:style-name="T82_16"><text:s/></text:span><text:span text:style-name="T82_17">or</text:span><text:span text:style-name="T82_18"><text:s/></text:span><text:span text:style-name="T82_19">necessary</text:span><text:span text:style-name="T82_20"><text:s/></text:span><text:span text:style-name="T82_21">to</text:span><text:span text:style-name="T82_22"><text:s/></text:span><text:span text:style-name="T82_23">specify</text:span><text:span text:style-name="T82_24"><text:s/></text:span><text:span text:style-name="T82_25">or</text:span><text:span text:style-name="T82_26"><text:s/></text:span><text:span text:style-name="T82_27">determine</text:span><text:span text:style-name="T82_28">)</text:span></text:p>
        </text:list-item>
      </text:list>
      <text:p text:style-name="P83"/>
      <text:p text:style-name="P84"><text:span text:style-name="T84_1">One</text:span><text:span text:style-name="T84_2"><text:s/></text:span><text:span text:style-name="T84_3">goal</text:span><text:span text:style-name="T84_4">,<text:s/></text:span><text:span text:style-name="T84_5">useful</text:span><text:span text:style-name="T84_6"><text:s/></text:span><text:span text:style-name="T84_7">for</text:span><text:span text:style-name="T84_8"><text:s/></text:span><text:span text:style-name="T84_9">beginners</text:span><text:span text:style-name="T84_10">,<text:s/></text:span><text:span text:style-name="T84_11">is</text:span><text:span text:style-name="T84_12"><text:s/>“</text:span><text:span text:style-name="T84_13">to</text:span><text:span text:style-name="T84_14"><text:s/></text:span><text:span text:style-name="T84_15">learn</text:span><text:span text:style-name="T84_16"><text:s/></text:span><text:span text:style-name="T84_17">how</text:span><text:span text:style-name="T84_18"><text:s/></text:span><text:span text:style-name="T84_19">to</text:span><text:span text:style-name="T84_20"><text:s/></text:span><text:span text:style-name="T84_21">operate</text:span><text:span text:style-name="T84_22"><text:s/>[</text:span><text:span text:style-name="T84_23">the</text:span><text:span text:style-name="T84_24"><text:s/></text:span><text:span text:style-name="T84_25">system</text:span><text:span text:style-name="T84_26">]”.<text:s text:c="2"/></text:span><text:span text:style-name="T84_27">Humans</text:span><text:span text:style-name="T84_28"><text:s/></text:span><text:span text:style-name="T84_29">and</text:span><text:span text:style-name="T84_30"><text:s/></text:span><text:span text:style-name="T84_31">the</text:span><text:span text:style-name="T84_32"><text:s/></text:span><text:span text:style-name="T84_33">software</text:span><text:span text:style-name="T84_34"><text:s/></text:span><text:span text:style-name="T84_35">acclimate</text:span><text:span text:style-name="T84_36"><text:s/></text:span><text:span text:style-name="T84_37">to</text:span><text:span text:style-name="T84_38"><text:s/></text:span><text:span text:style-name="T84_39">each</text:span><text:span text:style-name="T84_40"><text:s/></text:span><text:span text:style-name="T84_41">other</text:span><text:span text:style-name="T84_42"><text:s/></text:span><text:span text:style-name="T84_43">in</text:span><text:span text:style-name="T84_44"><text:s/></text:span><text:span text:style-name="T84_45">various</text:span><text:span text:style-name="T84_46"><text:s/></text:span><text:span text:style-name="T84_47">measurable</text:span><text:span text:style-name="T84_48"><text:s/></text:span><text:span text:style-name="T84_49">ways</text:span><text:span text:style-name="T84_50">:</text:span></text:p>
      <text:list text:style-name="LS4" xml:id="list16">
        <text:list-item>
          <text:p text:style-name="P85"><text:span text:style-name="T85_1">amount</text:span><text:span text:style-name="T85_2"><text:s/></text:span><text:span text:style-name="T85_3">and</text:span><text:span text:style-name="T85_4"><text:s/></text:span><text:span text:style-name="T85_5">types</text:span><text:span text:style-name="T85_6"><text:s/></text:span><text:span text:style-name="T85_7">of</text:span><text:span text:style-name="T85_8"><text:s/></text:span><text:span text:style-name="T85_9">data</text:span><text:span text:style-name="T85_10"><text:s/></text:span><text:span text:style-name="T85_11">communicated</text:span><text:span text:style-name="T85_12">:<text:s/></text:span><text:span text:style-name="T85_13">human</text:span><text:span text:style-name="T85_14">-&gt;</text:span><text:span text:style-name="T85_15">software</text:span><text:span text:style-name="T85_16">,<text:s/></text:span><text:span text:style-name="T85_17">software</text:span><text:span text:style-name="T85_18">-&gt;</text:span><text:span text:style-name="T85_19">human</text:span></text:p>
        </text:list-item>
        <text:list-item>
          <text:p text:style-name="P86"><text:span text:style-name="T86_1">activity</text:span><text:span text:style-name="T86_2"><text:s/></text:span><text:span text:style-name="T86_3">frequencies</text:span><text:span text:style-name="T86_4"><text:s/></text:span><text:span text:style-name="T86_5">and</text:span><text:span text:style-name="T86_6"><text:s/></text:span><text:span text:style-name="T86_7">time</text:span><text:span text:style-name="T86_8">-</text:span><text:span text:style-name="T86_9">spans</text:span></text:p>
        </text:list-item>
        <text:list-item>
          <text:p text:style-name="P87"><text:span text:style-name="T87_1">mistake</text:span><text:span text:style-name="T87_2"><text:s/></text:span><text:span text:style-name="T87_3">frequencies</text:span><text:span text:style-name="T87_4"><text:s/>(</text:span><text:span text:style-name="T87_5">as</text:span><text:span text:style-name="T87_6"><text:s/></text:span><text:span text:style-name="T87_7">indicated</text:span><text:span text:style-name="T87_8"><text:s/></text:span><text:span text:style-name="T87_9">by</text:span><text:span text:style-name="T87_10"><text:s/>'</text:span><text:span text:style-name="T87_11">undo</text:span><text:span text:style-name="T87_12">'</text:span><text:span text:style-name="T87_13">s</text:span><text:span text:style-name="T87_14">)</text:span></text:p>
        </text:list-item>
        <text:list-item>
          <text:p text:style-name="P88"><text:span text:style-name="T88_1">coverage</text:span><text:span text:style-name="T88_2"><text:s/></text:span><text:span text:style-name="T88_3">of</text:span><text:span text:style-name="T88_4"><text:s/></text:span><text:span text:style-name="T88_5">employed</text:span><text:span text:style-name="T88_6"><text:s/></text:span><text:span text:style-name="T88_7">features</text:span><text:span text:style-name="T88_8"><text:s/>(</text:span><text:span text:style-name="T88_9">knows</text:span><text:span text:style-name="T88_10"><text:s/></text:span><text:span text:style-name="T88_11">which</text:span><text:span text:style-name="T88_12"><text:s/></text:span><text:span text:style-name="T88_13">features</text:span><text:span text:style-name="T88_14"><text:s/></text:span><text:span text:style-name="T88_15">have</text:span><text:span text:style-name="T88_16"><text:s/></text:span><text:span text:style-name="T88_17">been</text:span><text:span text:style-name="T88_18"><text:s/></text:span><text:span text:style-name="T88_19">unexplored</text:span><text:span text:style-name="T88_20">,<text:s/></text:span><text:span text:style-name="T88_21">and</text:span><text:span text:style-name="T88_22"><text:s/></text:span><text:span text:style-name="T88_23">can</text:span><text:span text:style-name="T88_24"><text:s/></text:span><text:span text:style-name="T88_25">remind</text:span><text:span text:style-name="T88_26"><text:s/></text:span><text:span text:style-name="T88_27">the</text:span><text:span text:style-name="T88_28"><text:s/></text:span><text:span text:style-name="T88_29">operator</text:span><text:span text:style-name="T88_30"><text:s/></text:span><text:span text:style-name="T88_31">of</text:span><text:span text:style-name="T88_32"><text:s/></text:span><text:span text:style-name="T88_33">their</text:span><text:span text:style-name="T88_34"><text:s/></text:span><text:span text:style-name="T88_35">existence</text:span><text:span text:style-name="T88_36">)</text:span></text:p>
        </text:list-item>
      </text:list>
      <text:p text:style-name="P89"/>
      <text:p text:style-name="P90"><text:span text:style-name="T90_1">Preferences</text:span><text:span text:style-name="T90_2"><text:s/></text:span><text:span text:style-name="T90_3">include</text:span><text:span text:style-name="T90_4">:</text:span></text:p>
      <text:list text:style-name="LS5" xml:id="list20">
        <text:list-item>
          <text:p text:style-name="P91"><text:span text:style-name="T91_1">“</text:span><text:span text:style-name="T91_2">access</text:span><text:span text:style-name="T91_3"><text:s/></text:span><text:span text:style-name="T91_4">patterns</text:span><text:span text:style-name="T91_5">”</text:span></text:p>
        </text:list-item>
        <text:list-item>
          <text:p text:style-name="P92"><text:span text:style-name="T92_1">..</text:span></text:p>
        </text:list-item>
      </text:list>
      <text:p text:style-name="P93"/>
      <text:p text:style-name="P94"><text:span text:style-name="T94_1">All</text:span><text:span text:style-name="T94_2"><text:s/></text:span><text:span text:style-name="T94_3">concepts</text:span><text:span text:style-name="T94_4"><text:s/></text:span><text:span text:style-name="T94_5">are</text:span><text:span text:style-name="T94_6"><text:s/></text:span><text:span text:style-name="T94_7">linked</text:span><text:span text:style-name="T94_8"><text:s/></text:span><text:span text:style-name="T94_9">to</text:span><text:span text:style-name="T94_10"><text:s/></text:span><text:span text:style-name="T94_11">all</text:span><text:span text:style-name="T94_12"><text:s/></text:span><text:span text:style-name="T94_13">other</text:span><text:span text:style-name="T94_14"><text:s/></text:span><text:span text:style-name="T94_15">concepts</text:span><text:span text:style-name="T94_16"><text:s/>(</text:span><text:span text:style-name="T94_17">in</text:span><text:span text:style-name="T94_18"><text:s/></text:span><text:span text:style-name="T94_19">at</text:span><text:span text:style-name="T94_20"><text:s/></text:span><text:span text:style-name="T94_21">least</text:span><text:span text:style-name="T94_22"><text:s/></text:span><text:span text:style-name="T94_23">one</text:span><text:span text:style-name="T94_24">,<text:s/></text:span><text:span text:style-name="T94_25">but</text:span><text:span text:style-name="T94_26"><text:s/></text:span><text:span text:style-name="T94_27">often</text:span><text:span text:style-name="T94_28">,<text:s/></text:span><text:span text:style-name="T94_29">several</text:span><text:span text:style-name="T94_30"><text:s/></text:span><text:span text:style-name="T94_31">ways</text:span><text:span text:style-name="T94_32"><text:s/></text:span><text:span text:style-name="T94_33">of</text:span><text:span text:style-name="T94_34"><text:s/></text:span><text:span text:style-name="T94_35">fluctuating</text:span><text:span text:style-name="T94_36"><text:s/></text:span><text:span text:style-name="T94_37">intensity</text:span><text:span text:style-name="T94_38">).<text:s text:c="2"/></text:span><text:span text:style-name="T94_39">For</text:span><text:span text:style-name="T94_40"><text:s/></text:span><text:span text:style-name="T94_41">example</text:span><text:span text:style-name="T94_42">,<text:s/></text:span><text:span text:style-name="T94_43">any</text:span><text:span text:style-name="T94_44"><text:s/></text:span><text:span text:style-name="T94_45">visible</text:span><text:span text:style-name="T94_46"><text:s/></text:span><text:span text:style-name="T94_47">word</text:span><text:span text:style-name="T94_48"><text:s/></text:span><text:span text:style-name="T94_49">may</text:span><text:span text:style-name="T94_50"><text:s/></text:span><text:span text:style-name="T94_51">links</text:span><text:span text:style-name="T94_52"><text:s/></text:span><text:span text:style-name="T94_53">to</text:span><text:span text:style-name="T94_54"><text:s/></text:span><text:span text:style-name="T94_55">its</text:span><text:span text:style-name="T94_56"><text:s/></text:span><text:span text:style-name="T94_57">definition</text:span><text:span text:style-name="T94_58">,<text:s/></text:span><text:span text:style-name="T94_59">synonyms</text:span><text:span text:style-name="T94_60">,<text:s/></text:span><text:span text:style-name="T94_61">and</text:span><text:span text:style-name="T94_62"><text:s/></text:span><text:span text:style-name="T94_63">related</text:span><text:span text:style-name="T94_64"><text:s/></text:span><text:span text:style-name="T94_65">concepts</text:span><text:span text:style-name="T94_66"><text:s/>–<text:s/></text:span><text:span text:style-name="T94_67">accommodating</text:span><text:span text:style-name="T94_68"><text:s/></text:span><text:span text:style-name="T94_69">arbitrary</text:span><text:span text:style-name="T94_70"><text:s/></text:span><text:span text:style-name="T94_71">dialect</text:span><text:span text:style-name="T94_72">,<text:s/></text:span><text:span text:style-name="T94_73">vernacular</text:span><text:span text:style-name="T94_74">,<text:s/></text:span><text:span text:style-name="T94_75">and</text:span><text:span text:style-name="T94_76"><text:s/></text:span><text:span text:style-name="T94_77">colloquial</text:span><text:span text:style-name="T94_78"><text:s/></text:span><text:span text:style-name="T94_79">language</text:span><text:span text:style-name="T94_80">.<text:s text:c="2"/></text:span><text:span text:style-name="T94_81">In</text:span><text:span text:style-name="T94_82"><text:s/></text:span><text:span text:style-name="T94_83">essence</text:span><text:span text:style-name="T94_84">,<text:s/></text:span><text:span text:style-name="T94_85">one</text:span><text:span text:style-name="T94_86"><text:s/></text:span><text:span text:style-name="T94_87">passively</text:span><text:span text:style-name="T94_88"><text:s/></text:span><text:span text:style-name="T94_89">and</text:span><text:span text:style-name="T94_90"><text:s/></text:span><text:span text:style-name="T94_91">actively</text:span><text:span text:style-name="T94_92"><text:s/></text:span><text:span text:style-name="T94_93">evolves</text:span><text:span text:style-name="T94_94"><text:s/></text:span><text:span text:style-name="T94_95">an</text:span><text:span text:style-name="T94_96"><text:s/></text:span><text:span text:style-name="T94_97">arbitrarily</text:span><text:span text:style-name="T94_98"><text:s/></text:span><text:span text:style-name="T94_99">complex</text:span><text:span text:style-name="T94_100"><text:s/>“</text:span><text:span text:style-name="T94_101">dynamic</text:span><text:span text:style-name="T94_102"><text:s/></text:span><text:span text:style-name="T94_103">ontology</text:span><text:span text:style-name="T94_104">”<text:s/></text:span><text:span text:style-name="T94_105">of</text:span><text:span text:style-name="T94_106"><text:s/></text:span><text:span text:style-name="T94_107">their</text:span><text:span text:style-name="T94_108"><text:s/></text:span><text:span text:style-name="T94_109">experience</text:span><text:span text:style-name="T94_110"><text:s/></text:span><text:span text:style-name="T94_111">and</text:span><text:span text:style-name="T94_112"><text:s/></text:span><text:span text:style-name="T94_113">potential</text:span><text:span text:style-name="T94_114"><text:s/></text:span><text:span text:style-name="T94_115">experiences</text:span><text:span text:style-name="T94_116">.</text:span></text:p>
      <text:p text:style-name="P95"/>
      <text:p text:style-name="P96"><text:span text:style-name="T96_1">This</text:span><text:span text:style-name="T96_2"><text:s/></text:span><text:span text:style-name="T96_3">supports</text:span><text:span text:style-name="T96_4"><text:s/></text:span><text:span text:style-name="T96_5">descriptions</text:span><text:span text:style-name="T96_6"><text:s/></text:span><text:span text:style-name="T96_7">about</text:span><text:span text:style-name="T96_8"><text:s/></text:span><text:span text:style-name="T96_9">any</text:span><text:span text:style-name="T96_10"><text:s/></text:span><text:span text:style-name="T96_11">particular</text:span><text:span text:style-name="T96_12"><text:s/></text:span><text:span text:style-name="T96_13">or</text:span><text:span text:style-name="T96_14"><text:s/></text:span><text:span text:style-name="T96_15">combination</text:span><text:span text:style-name="T96_16"><text:s/></text:span><text:span text:style-name="T96_17">of</text:span><text:span text:style-name="T96_18"><text:s/></text:span><text:span text:style-name="T96_19">fields</text:span><text:span text:style-name="T96_20"><text:s/></text:span><text:span text:style-name="T96_21">or</text:span><text:span text:style-name="T96_22"><text:s/></text:span><text:span text:style-name="T96_23">systems</text:span><text:span text:style-name="T96_24">,<text:s/></text:span><text:span text:style-name="T96_25">such</text:span><text:span text:style-name="T96_26"><text:s/></text:span><text:span text:style-name="T96_27">as</text:span><text:span text:style-name="T96_28"><text:s/></text:span><text:span text:style-name="T96_29">medicine</text:span><text:span text:style-name="T96_30">.</text:span></text:p>
      <text:p text:style-name="P97"/>
      <text:h text:style-name="P98" text:outline-level="10"><text:span text:style-name="T98_1">Managing</text:span><text:span text:style-name="T98_2"><text:s/></text:span><text:span text:style-name="T98_3">Reality</text:span></text:h>
      <text:p text:style-name="P99"><text:span text:style-name="T99_1">Because</text:span><text:span text:style-name="T99_2"><text:s/></text:span><text:span text:style-name="T99_3">the</text:span><text:span text:style-name="T99_4"><text:s/></text:span><text:span text:style-name="T99_5">system</text:span><text:span text:style-name="T99_6"><text:s/></text:span><text:span text:style-name="T99_7">maintains</text:span><text:span text:style-name="T99_8"><text:s/></text:span><text:span text:style-name="T99_9">a</text:span><text:span text:style-name="T99_10"><text:s/></text:span><text:span text:style-name="T99_11">neutral</text:span><text:span text:style-name="T99_12"><text:s/>3</text:span><text:span text:style-name="T99_13">rd</text:span><text:span text:style-name="T99_14">-</text:span><text:span text:style-name="T99_15">person</text:span><text:span text:style-name="T99_16"><text:s/></text:span><text:span text:style-name="T99_17">model</text:span><text:span text:style-name="T99_18"><text:s/></text:span><text:span text:style-name="T99_19">of</text:span><text:span text:style-name="T99_20"><text:s/></text:span><text:span text:style-name="T99_21">its</text:span><text:span text:style-name="T99_22"><text:s/></text:span><text:span text:style-name="T99_23">operator</text:span><text:span text:style-name="T99_24">’</text:span><text:span text:style-name="T99_25">s</text:span><text:span text:style-name="T99_26"><text:s/></text:span><text:span text:style-name="T99_27">experience</text:span><text:span text:style-name="T99_28">,<text:s/></text:span><text:span text:style-name="T99_29">one</text:span><text:span text:style-name="T99_30"><text:s/></text:span><text:span text:style-name="T99_31">can</text:span><text:span text:style-name="T99_32"><text:s/></text:span><text:span text:style-name="T99_33">subjectively</text:span><text:span text:style-name="T99_34"><text:s/></text:span><text:span text:style-name="T99_35">model</text:span><text:span text:style-name="T99_36"><text:s/></text:span><text:span text:style-name="T99_37">qualitative</text:span><text:span text:style-name="T99_38"><text:s/></text:span><text:span text:style-name="T99_39">and</text:span><text:span text:style-name="T99_40"><text:s/></text:span><text:span text:style-name="T99_41">quantitative</text:span><text:span text:style-name="T99_42"><text:s/></text:span><text:span text:style-name="T99_43">details</text:span><text:span text:style-name="T99_44"><text:s/></text:span><text:span text:style-name="T99_45">about</text:span><text:span text:style-name="T99_46"><text:s/></text:span><text:span text:style-name="T99_47">anything</text:span><text:span text:style-name="T99_48">,<text:s/></text:span><text:span text:style-name="T99_49">including</text:span><text:span text:style-name="T99_50"><text:s/></text:span><text:span text:style-name="T99_51">other</text:span><text:span text:style-name="T99_52"><text:s/></text:span><text:span text:style-name="T99_53">people</text:span><text:span text:style-name="T99_54"><text:s/>–<text:s/></text:span><text:span text:style-name="T99_55">the</text:span><text:span text:style-name="T99_56"><text:s/></text:span><text:span text:style-name="T99_57">same</text:span><text:span text:style-name="T99_58"><text:s/></text:span><text:span text:style-name="T99_59">system</text:span><text:span text:style-name="T99_60"><text:s/></text:span><text:span text:style-name="T99_61">can</text:span><text:span text:style-name="T99_62"><text:s/></text:span><text:span text:style-name="T99_63">care</text:span><text:span text:style-name="T99_64"><text:s/></text:span><text:span text:style-name="T99_65">for</text:span><text:span text:style-name="T99_66"><text:s/></text:span><text:span text:style-name="T99_67">friends</text:span><text:span text:style-name="T99_68">,<text:s/></text:span><text:span text:style-name="T99_69">track</text:span><text:span text:style-name="T99_70"><text:s/></text:span><text:span text:style-name="T99_71">enemies</text:span><text:span text:style-name="T99_72">,<text:s/></text:span><text:span text:style-name="T99_73">and</text:span><text:span text:style-name="T99_74"><text:s/></text:span><text:span text:style-name="T99_75">maintain</text:span><text:span text:style-name="T99_76"><text:s/></text:span><text:span text:style-name="T99_77">a</text:span><text:span text:style-name="T99_78"><text:s/></text:span><text:span text:style-name="T99_79">corporation</text:span><text:span text:style-name="T99_80">.</text:span></text:p>
      <text:p text:style-name="P100"/>
      <text:h text:style-name="P101" text:outline-level="10"><text:span text:style-name="T101_1">Optimizing</text:span><text:span text:style-name="T101_2"><text:s/></text:span><text:span text:style-name="T101_3">the</text:span><text:span text:style-name="T101_4"><text:s/></text:span><text:span text:style-name="T101_5">Health</text:span><text:span text:style-name="T101_6"><text:s/></text:span><text:span text:style-name="T101_7">of</text:span><text:span text:style-name="T101_8"><text:s/></text:span><text:span text:style-name="T101_9">a</text:span><text:span text:style-name="T101_10"><text:s/></text:span><text:span text:style-name="T101_11">Society</text:span><text:span text:style-name="T101_12"><text:s/></text:span><text:span text:style-name="T101_13">or</text:span><text:span text:style-name="T101_14"><text:s/></text:span><text:span text:style-name="T101_15">Organization</text:span></text:h>
      <text:p text:style-name="P102"><text:span text:style-name="T102_1">A</text:span><text:span text:style-name="T102_2"><text:s/></text:span><text:span text:style-name="T102_3">model</text:span><text:span text:style-name="T102_4"><text:s/></text:span><text:span text:style-name="T102_5">of</text:span><text:span text:style-name="T102_6"><text:s/></text:span><text:span text:style-name="T102_7">a</text:span><text:span text:style-name="T102_8"><text:s/></text:span><text:span text:style-name="T102_9">society</text:span><text:span text:style-name="T102_10"><text:s/></text:span><text:span text:style-name="T102_11">or</text:span><text:span text:style-name="T102_12"><text:s/></text:span><text:span text:style-name="T102_13">organization</text:span><text:span text:style-name="T102_14"><text:s/></text:span><text:span text:style-name="T102_15">emerges</text:span><text:span text:style-name="T102_16"><text:s/></text:span><text:span text:style-name="T102_17">spontaneously</text:span><text:span text:style-name="T102_18"><text:s/></text:span><text:span text:style-name="T102_19">and</text:span><text:span text:style-name="T102_20"><text:s/></text:span><text:span text:style-name="T102_21">naturally</text:span><text:span text:style-name="T102_22"><text:s/></text:span><text:span text:style-name="T102_23">when</text:span><text:span text:style-name="T102_24"><text:s/></text:span><text:span text:style-name="T102_25">its</text:span><text:span text:style-name="T102_26"><text:s/></text:span><text:span text:style-name="T102_27">participants</text:span><text:span text:style-name="T102_28"><text:s/></text:span><text:span text:style-name="T102_29">publicly</text:span><text:span text:style-name="T102_30"><text:s/></text:span><text:span text:style-name="T102_31">refer</text:span><text:span text:style-name="T102_32"><text:s/></text:span><text:span text:style-name="T102_33">to</text:span><text:span text:style-name="T102_34"><text:s/></text:span><text:span text:style-name="T102_35">the</text:span><text:span text:style-name="T102_36"><text:s/></text:span><text:span text:style-name="T102_37">same</text:span><text:span text:style-name="T102_38"><text:s/></text:span><text:span text:style-name="T102_39">concept</text:span><text:span text:style-name="T102_40">.<text:s text:c="2"/>(</text:span><text:span text:style-name="T102_41">For</text:span><text:span text:style-name="T102_42"><text:s/></text:span><text:span text:style-name="T102_43">example</text:span><text:span text:style-name="T102_44">,<text:s/></text:span><text:span text:style-name="T102_45">one</text:span><text:span text:style-name="T102_46"><text:s/></text:span><text:span text:style-name="T102_47">may</text:span><text:span text:style-name="T102_48"><text:s/></text:span><text:span text:style-name="T102_49">state</text:span><text:span text:style-name="T102_50"><text:s/></text:span><text:span text:style-name="T102_51">that</text:span><text:span text:style-name="T102_52"><text:s/></text:span><text:span text:style-name="T102_53">one</text:span><text:span text:style-name="T102_54">’</text:span><text:span text:style-name="T102_55">s</text:span><text:span text:style-name="T102_56"><text:s/></text:span><text:span text:style-name="T102_57">role</text:span><text:span text:style-name="T102_58"><text:s/></text:span><text:span text:style-name="T102_59">in</text:span><text:span text:style-name="T102_60"><text:s/></text:span><text:span text:style-name="T102_61">an</text:span><text:span text:style-name="T102_62"><text:s/></text:span><text:span text:style-name="T102_63">organization</text:span><text:span text:style-name="T102_64"><text:s/></text:span><text:span text:style-name="T102_65">by</text:span><text:span text:style-name="T102_66"><text:s/></text:span><text:span text:style-name="T102_67">associating</text:span><text:span text:style-name="T102_68"><text:s/></text:span><text:span text:style-name="T102_69">the</text:span><text:span text:style-name="T102_70"><text:s/></text:span><text:span text:style-name="T102_71">concept</text:span><text:span text:style-name="T102_72"><text:s/></text:span><text:span text:style-name="T102_73">of</text:span><text:span text:style-name="T102_74"><text:s/></text:span><text:span text:style-name="T102_75">themselves</text:span><text:span text:style-name="T102_76"><text:s/></text:span><text:span text:style-name="T102_77">with</text:span><text:span text:style-name="T102_78"><text:s/></text:span><text:span text:style-name="T102_79">the</text:span><text:span text:style-name="T102_80"><text:s/></text:span><text:span text:style-name="T102_81">concept</text:span><text:span text:style-name="T102_82"><text:s/></text:span><text:span text:style-name="T102_83">of</text:span><text:span text:style-name="T102_84"><text:s/></text:span><text:span text:style-name="T102_85">the</text:span><text:span text:style-name="T102_86"><text:s/></text:span><text:span text:style-name="T102_87">organization</text:span><text:span text:style-name="T102_88">.)</text:span></text:p>
      <text:p text:style-name="P103"/>
      <text:p text:style-name="P104"><text:span text:style-name="T104_1">One</text:span><text:span text:style-name="T104_2">’</text:span><text:span text:style-name="T104_3">s</text:span><text:span text:style-name="T104_4"><text:s/></text:span><text:span text:style-name="T104_5">privacy</text:span><text:span text:style-name="T104_6"><text:s/></text:span><text:span text:style-name="T104_7">is</text:span><text:span text:style-name="T104_8"><text:s/></text:span><text:span text:style-name="T104_9">maintained</text:span><text:span text:style-name="T104_10"><text:s/></text:span><text:span text:style-name="T104_11">by</text:span><text:span text:style-name="T104_12"><text:s/></text:span><text:span text:style-name="T104_13">requiring</text:span><text:span text:style-name="T104_14"><text:s/></text:span><text:span text:style-name="T104_15">explicit</text:span><text:span text:style-name="T104_16"><text:s/></text:span><text:span text:style-name="T104_17">permission</text:span><text:span text:style-name="T104_18"><text:s/></text:span><text:span text:style-name="T104_19">to</text:span><text:span text:style-name="T104_20"><text:s/></text:span><text:span text:style-name="T104_21">share</text:span><text:span text:style-name="T104_22"><text:s/></text:span><text:span text:style-name="T104_23">information</text:span><text:span text:style-name="T104_24">,<text:s/></text:span><text:span text:style-name="T104_25">such</text:span><text:span text:style-name="T104_26"><text:s/></text:span><text:span text:style-name="T104_27">as</text:span><text:span text:style-name="T104_28"><text:s/></text:span><text:span text:style-name="T104_29">personal</text:span><text:span text:style-name="T104_30">.</text:span></text:p>
      <text:p text:style-name="P105"><text:span text:style-name="T105_1">Netention</text:span><text:span text:style-name="T105_2"><text:s/></text:span><text:span text:style-name="T105_3">aggregates</text:span><text:span text:style-name="T105_4"><text:s/></text:span><text:span text:style-name="T105_5">knowledge</text:span><text:span text:style-name="T105_6"><text:s/></text:span><text:span text:style-name="T105_7">on</text:span><text:span text:style-name="T105_8"><text:s/></text:span><text:span text:style-name="T105_9">a</text:span><text:span text:style-name="T105_10"><text:s/></text:span><text:span text:style-name="T105_11">global</text:span><text:span text:style-name="T105_12"><text:s/></text:span><text:span text:style-name="T105_13">scale</text:span><text:span text:style-name="T105_14"><text:s/></text:span><text:span text:style-name="T105_15">useful</text:span><text:span text:style-name="T105_16"><text:s/></text:span><text:span text:style-name="T105_17">for</text:span><text:span text:style-name="T105_18"><text:s/></text:span><text:span text:style-name="T105_19">itself</text:span><text:span text:style-name="T105_20"><text:s/></text:span><text:span text:style-name="T105_21">and</text:span><text:span text:style-name="T105_22"><text:s/></text:span><text:span text:style-name="T105_23">all</text:span><text:span text:style-name="T105_24"><text:s/></text:span><text:span text:style-name="T105_25">humanity</text:span><text:span text:style-name="T105_26"><text:s/></text:span><text:span text:style-name="T105_27">to</text:span><text:span text:style-name="T105_28"><text:s/></text:span><text:span text:style-name="T105_29">increase</text:span><text:span text:style-name="T105_30"><text:s/></text:span><text:span text:style-name="T105_31">quality</text:span><text:span text:style-name="T105_32"><text:s/></text:span><text:span text:style-name="T105_33">of</text:span><text:span text:style-name="T105_34"><text:s/></text:span><text:span text:style-name="T105_35">life</text:span><text:span text:style-name="T105_36">,<text:s/></text:span><text:span text:style-name="T105_37">reduce</text:span><text:span text:style-name="T105_38"><text:s/></text:span><text:span text:style-name="T105_39">institutional</text:span><text:span text:style-name="T105_40"><text:s/></text:span><text:span text:style-name="T105_41">recidivism</text:span><text:span text:style-name="T105_42">,<text:s/></text:span><text:span text:style-name="T105_43">maximize</text:span><text:span text:style-name="T105_44"><text:s/></text:span><text:span text:style-name="T105_45">efficacy</text:span><text:span text:style-name="T105_46">,<text:s/></text:span><text:span text:style-name="T105_47">and</text:span><text:span text:style-name="T105_48"><text:s/></text:span><text:span text:style-name="T105_49">minimize</text:span><text:span text:style-name="T105_50"><text:s/></text:span><text:span text:style-name="T105_51">human</text:span><text:span text:style-name="T105_52"><text:s/></text:span><text:span text:style-name="T105_53">error</text:span><text:span text:style-name="T105_54">.</text:span></text:p>
      <text:p text:style-name="P106"/>
      <text:h text:style-name="P107" text:outline-level="10"><text:bookmark-start text:name="h.yjpdue1jgpsp"/><text:bookmark-end text:name="h.yjpdue1jgpsp"/><text:span text:style-name="T107_1">Super</text:span><text:span text:style-name="T107_2">-</text:span><text:span text:style-name="T107_3">Learning</text:span><text:span text:style-name="T107_4"><text:s/></text:span><text:span text:style-name="T107_5">Tool</text:span></text:h>
      <text:p text:style-name="P108"/>
      <text:list text:style-name="LS6" xml:id="list22">
        <text:list-item>
          <text:p text:style-name="P109"><text:span text:style-name="T109_1">Memory</text:span><text:span text:style-name="T109_2"><text:s/></text:span><text:span text:style-name="T109_3">Re</text:span><text:span text:style-name="T109_4">-</text:span><text:span text:style-name="T109_5">Inforcement</text:span></text:p>
        </text:list-item>
      </text:list>
      <text:p text:style-name="P110"/>
      <text:list text:style-name="LS7" xml:id="list23">
        <text:list-item>
          <text:p text:style-name="P111"><text:span text:style-name="T111_1">see</text:span><text:span text:style-name="T111_2">:<text:s/></text:span><text:span text:style-name="T111_3">SuperMemo</text:span></text:p>
        </text:list-item>
      </text:list>
      <text:p text:style-name="P112"/>
      <text:list text:style-name="LS8" xml:id="list24">
        <text:list-item>
          <text:p text:style-name="P113"><text:span text:style-name="T113_1">Thought</text:span><text:span text:style-name="T113_2"><text:s/></text:span><text:span text:style-name="T113_3">Amplification</text:span><text:span text:style-name="T113_4">,<text:s/></text:span><text:span text:style-name="T113_5">Magnification</text:span><text:span text:style-name="T113_6">,<text:s/></text:span><text:span text:style-name="T113_7">Telescoping</text:span><text:span text:style-name="T113_8">,<text:s/></text:span><text:span text:style-name="T113_9">and</text:span><text:span text:style-name="T113_10"><text:s/></text:span><text:span text:style-name="T113_11">Growth</text:span><text:span text:style-name="T113_12"><text:s/>(</text:span><text:span text:style-name="T113_13">branching</text:span><text:span text:style-name="T113_14"><text:s/>/<text:s/></text:span><text:span text:style-name="T113_15">interconnecting</text:span><text:span text:style-name="T113_16">)</text:span></text:p>
        </text:list-item>
        <text:list-item>
          <text:p text:style-name="P114"><text:span text:style-name="T114_1">Exploration</text:span><text:span text:style-name="T114_2">:<text:s/></text:span><text:span text:style-name="T114_3">Noisy</text:span><text:span text:style-name="T114_4"><text:s/>/<text:s/></text:span><text:span text:style-name="T114_5">Random</text:span><text:span text:style-name="T114_6"><text:s/></text:span><text:span text:style-name="T114_7">Associations</text:span><text:span text:style-name="T114_8"><text:s/></text:span><text:span text:style-name="T114_9">and</text:span><text:span text:style-name="T114_10"><text:s/></text:span><text:span text:style-name="T114_11">Combinations</text:span></text:p>
        </text:list-item>
        <text:list-item>
          <text:p text:style-name="P115"><text:span text:style-name="T115_1">Association</text:span><text:span text:style-name="T115_2"><text:s/></text:span><text:span text:style-name="T115_3">Navigation</text:span></text:p>
        </text:list-item>
        <text:list-item>
          <text:p text:style-name="P116"><text:span text:style-name="T116_1">Deep</text:span><text:span text:style-name="T116_2"><text:s/></text:span><text:span text:style-name="T116_3">Inter</text:span><text:span text:style-name="T116_4">-</text:span><text:span text:style-name="T116_5">Connection</text:span><text:span text:style-name="T116_6"><text:s/></text:span><text:span text:style-name="T116_7">with</text:span><text:span text:style-name="T116_8"><text:s/></text:span><text:span text:style-name="T116_9">Other</text:span><text:span text:style-name="T116_10"><text:s/></text:span><text:span text:style-name="T116_11">Minds</text:span><text:span text:style-name="T116_12"><text:s/></text:span><text:span text:style-name="T116_13">and</text:span><text:span text:style-name="T116_14"><text:s/></text:span><text:span text:style-name="T116_15">Data</text:span><text:span text:style-name="T116_16">-</text:span><text:span text:style-name="T116_17">sources</text:span></text:p>
        </text:list-item>
        <text:list-item>
          <text:p text:style-name="P117"><text:span text:style-name="T117_1">Full</text:span><text:span text:style-name="T117_2">-</text:span><text:span text:style-name="T117_3">Spectrum</text:span><text:span text:style-name="T117_4"><text:s/></text:span><text:span text:style-name="T117_5">Sensory</text:span><text:span text:style-name="T117_6"><text:s/></text:span><text:span text:style-name="T117_7">Modalities</text:span><text:span text:style-name="T117_8">:<text:s/></text:span><text:span text:style-name="T117_9">Textual</text:span><text:span text:style-name="T117_10"><text:s/>/<text:s/></text:span><text:span text:style-name="T117_11">Audio</text:span><text:span text:style-name="T117_12"><text:s/>/<text:s/></text:span><text:span text:style-name="T117_13">Visual</text:span><text:span text:style-name="T117_14"><text:s/></text:span><text:span text:style-name="T117_15">Multimedia</text:span><text:span text:style-name="T117_16"><text:s/></text:span><text:span text:style-name="T117_17">Blends</text:span></text:p>
        </text:list-item>
        <text:list-item>
          <text:p text:style-name="P118"><text:span text:style-name="T118_1">Thought</text:span><text:span text:style-name="T118_2"><text:s/></text:span><text:span text:style-name="T118_3">Elicitation</text:span><text:span text:style-name="T118_4"><text:s/>(</text:span><text:span text:style-name="T118_5">digitize</text:span><text:span text:style-name="T118_6"><text:s/></text:span><text:span text:style-name="T118_7">the</text:span><text:span text:style-name="T118_8"><text:s/></text:span><text:span text:style-name="T118_9">conscious</text:span><text:span text:style-name="T118_10"><text:s/></text:span><text:span text:style-name="T118_11">and</text:span><text:span text:style-name="T118_12"><text:s/></text:span><text:span text:style-name="T118_13">unconscious</text:span><text:span text:style-name="T118_14"><text:s/></text:span><text:span text:style-name="T118_15">mind</text:span><text:span text:style-name="T118_16">)</text:span></text:p>
        </text:list-item>
        <text:list-item>
          <text:p text:style-name="P119"><text:span text:style-name="T119_1">Direct</text:span><text:span text:style-name="T119_2"><text:s/></text:span><text:span text:style-name="T119_3">Brainwave</text:span><text:span text:style-name="T119_4"><text:s/></text:span><text:span text:style-name="T119_5">Control</text:span><text:span text:style-name="T119_6"><text:s/>(</text:span><text:span text:style-name="T119_7">tuning</text:span><text:span text:style-name="T119_8">)<text:s/></text:span><text:span text:style-name="T119_9">through</text:span><text:span text:style-name="T119_10"><text:s/>"</text:span><text:span text:style-name="T119_11">unused</text:span><text:span text:style-name="T119_12">"<text:s/></text:span><text:span text:style-name="T119_13">sections</text:span><text:span text:style-name="T119_14"><text:s/></text:span><text:span text:style-name="T119_15">of</text:span><text:span text:style-name="T119_16"><text:s/></text:span><text:span text:style-name="T119_17">sensory</text:span><text:span text:style-name="T119_18"><text:s/></text:span><text:span text:style-name="T119_19">modalities</text:span><text:span text:style-name="T119_20"><text:s/>(</text:span><text:span text:style-name="T119_21">blank</text:span><text:span text:style-name="T119_22"><text:s/></text:span><text:span text:style-name="T119_23">screen</text:span><text:span text:style-name="T119_24"><text:s/></text:span><text:span text:style-name="T119_25">space</text:span><text:span text:style-name="T119_26">,<text:s/></text:span><text:span text:style-name="T119_27">silence</text:span><text:span text:style-name="T119_28">)</text:span></text:p>
        </text:list-item>
        <text:list-item>
          <text:p text:style-name="P120"><text:span text:style-name="T120_1">Instant</text:span><text:span text:style-name="T120_2"><text:s/>/<text:s/></text:span><text:span text:style-name="T120_3">ergonomic</text:span><text:span text:style-name="T120_4"><text:s/></text:span><text:span text:style-name="T120_5">feedback</text:span><text:span text:style-name="T120_6"><text:s/>/<text:s/></text:span><text:span text:style-name="T120_7">controls</text:span></text:p>
        </text:list-item>
        <text:list-item>
          <text:p text:style-name="P121"><text:span text:style-name="T121_1">Session</text:span><text:span text:style-name="T121_2"><text:s/></text:span><text:span text:style-name="T121_3">Scheduling</text:span><text:span text:style-name="T121_4"><text:s/>(</text:span><text:span text:style-name="T121_5">start</text:span><text:span text:style-name="T121_6">,<text:s/></text:span><text:span text:style-name="T121_7">stop</text:span><text:span text:style-name="T121_8">;<text:s/></text:span><text:span text:style-name="T121_9">low</text:span><text:span text:style-name="T121_10">-</text:span><text:span text:style-name="T121_11">frequency</text:span><text:span text:style-name="T121_12"><text:s/></text:span><text:span text:style-name="T121_13">controls</text:span><text:span text:style-name="T121_14">)</text:span></text:p>
        </text:list-item>
      </text:list>
      <text:p text:style-name="P122"/>
      <text:p text:style-name="P123"/>
      <text:h text:style-name="P124" text:outline-level="10"><text:bookmark-start text:name="h.njk00ojamuru"/><text:bookmark-end text:name="h.njk00ojamuru"/><text:span text:style-name="T124_1">Maps</text:span></text:h>
      <text:p text:style-name="P125"><text:span text:style-name="T125_1">Written</text:span><text:span text:style-name="T125_2"><text:s/></text:span><text:span text:style-name="T125_3">by</text:span><text:span text:style-name="T125_4"><text:s/></text:span><text:span text:style-name="T125_5">InvoluteConduit</text:span></text:p>
      <text:p text:style-name="P126"/>
      <text:p text:style-name="P127"><text:span text:style-name="T127_1">"</text:span><text:span text:style-name="T127_2">French</text:span><text:span text:style-name="T127_3"><text:s/></text:span><text:span text:style-name="T127_4">cartographic</text:span><text:span text:style-name="T127_5"><text:s/></text:span><text:span text:style-name="T127_6">practices</text:span><text:span text:style-name="T127_7"><text:s/></text:span><text:span text:style-name="T127_8">were</text:span><text:span text:style-name="T127_9"><text:s/></text:span><text:span text:style-name="T127_10">aimed</text:span><text:span text:style-name="T127_11"><text:s/></text:span><text:span text:style-name="T127_12">at</text:span><text:span text:style-name="T127_13"><text:s/></text:span><text:span text:style-name="T127_14">displacing</text:span><text:span text:style-name="T127_15"><text:s/></text:span><text:span text:style-name="T127_16">the</text:span><text:span text:style-name="T127_17"><text:s/></text:span><text:span text:style-name="T127_18">spaces</text:span><text:span text:style-name="T127_19"><text:s/></text:span><text:span text:style-name="T127_20">of</text:span><text:span text:style-name="T127_21"><text:s/></text:span><text:span text:style-name="T127_22">aristocratic</text:span><text:span text:style-name="T127_23"><text:s/></text:span><text:span text:style-name="T127_24">privilege</text:span><text:span text:style-name="T127_25"><text:s/></text:span><text:span text:style-name="T127_26">with</text:span><text:span text:style-name="T127_27"><text:s/></text:span><text:span text:style-name="T127_28">a</text:span><text:span text:style-name="T127_29"><text:s/></text:span><text:span text:style-name="T127_30">uniform</text:span><text:span text:style-name="T127_31"><text:s/></text:span><text:span text:style-name="T127_32">space</text:span><text:span text:style-name="T127_33"><text:s/></text:span><text:span text:style-name="T127_34">in</text:span><text:span text:style-name="T127_35"><text:s/></text:span><text:span text:style-name="T127_36">keeping</text:span><text:span text:style-name="T127_37"><text:s/></text:span><text:span text:style-name="T127_38">with</text:span><text:span text:style-name="T127_39"><text:s/></text:span><text:span text:style-name="T127_40">a</text:span><text:span text:style-name="T127_41"><text:s/></text:span><text:span text:style-name="T127_42">republican</text:span><text:span text:style-name="T127_43"><text:line-break/></text:span><text:span text:style-name="T127_44">ideal</text:span><text:span text:style-name="T127_45">:<text:s/>‘</text:span><text:span text:style-name="T127_46">the</text:span><text:span text:style-name="T127_47"><text:s/></text:span><text:span text:style-name="T127_48">uniform</text:span><text:span text:style-name="T127_49"><text:s/></text:span><text:span text:style-name="T127_50">application</text:span><text:span text:style-name="T127_51"><text:s/></text:span><text:span text:style-name="T127_52">of</text:span><text:span text:style-name="T127_53"><text:s/></text:span><text:span text:style-name="T127_54">law</text:span><text:span text:style-name="T127_55"><text:s/></text:span><text:span text:style-name="T127_56">and</text:span><text:span text:style-name="T127_57"><text:s/></text:span><text:span text:style-name="T127_58">administration</text:span><text:span text:style-name="T127_59">’.<text:s/></text:span><text:span text:style-name="T127_60">"-<text:s/></text:span><text:span text:style-name="T127_61">Michael</text:span><text:span text:style-name="T127_62"><text:s/></text:span><text:span text:style-name="T127_63">J</text:span><text:span text:style-name="T127_64">.<text:s/></text:span><text:span text:style-name="T127_65">Shapiro</text:span><text:span text:style-name="T127_66">,<text:s/></text:span><text:span text:style-name="T127_67">Methods</text:span><text:span text:style-name="T127_68"><text:s/></text:span><text:span text:style-name="T127_69">and</text:span><text:span text:style-name="T127_70"><text:s/></text:span><text:span text:style-name="T127_71">Nations</text:span><text:span text:style-name="T127_72">:<text:s/></text:span><text:span text:style-name="T127_73">Cultural</text:span><text:span text:style-name="T127_74"><text:s/></text:span><text:span text:style-name="T127_75">Governance</text:span><text:span text:style-name="T127_76"><text:s/></text:span><text:span text:style-name="T127_77">and</text:span><text:span text:style-name="T127_78"><text:s/></text:span><text:span text:style-name="T127_79">the</text:span><text:span text:style-name="T127_80"><text:s/></text:span><text:span text:style-name="T127_81">Indigenous</text:span><text:span text:style-name="T127_82"><text:s/></text:span><text:span text:style-name="T127_83">Subject</text:span><text:span text:style-name="T127_84">.<text:s/></text:span><text:span text:style-name="T127_85">Routledge</text:span><text:span text:style-name="T127_86"><text:s/>2004.<text:line-break/><text:line-break/>"</text:span><text:span text:style-name="T127_87">The</text:span><text:span text:style-name="T127_88"><text:s/></text:span><text:span text:style-name="T127_89">map</text:span><text:span text:style-name="T127_90"><text:s/></text:span><text:span text:style-name="T127_91">literally</text:span><text:span text:style-name="T127_92"><text:s/></text:span><text:span text:style-name="T127_93">re</text:span><text:span text:style-name="T127_94">-</text:span><text:span text:style-name="T127_95">dimensioned</text:span><text:span text:style-name="T127_96"><text:s/></text:span><text:span text:style-name="T127_97">them</text:span><text:span text:style-name="T127_98">.<text:s/></text:span><text:span text:style-name="T127_99">From</text:span><text:span text:style-name="T127_100"><text:s/></text:span><text:span text:style-name="T127_101">the</text:span><text:span text:style-name="T127_102"><text:s/></text:span><text:span text:style-name="T127_103">hierarchical</text:span><text:span text:style-name="T127_104"><text:s/></text:span><text:span text:style-name="T127_105">vector</text:span><text:span text:style-name="T127_106"><text:s/></text:span><text:span text:style-name="T127_107">of</text:span><text:span text:style-name="T127_108"><text:s/></text:span><text:span text:style-name="T127_109">their</text:span><text:span text:style-name="T127_110"><text:s/></text:span><text:span text:style-name="T127_111">relation</text:span><text:span text:style-name="T127_112"><text:s/></text:span><text:span text:style-name="T127_113">to</text:span><text:span text:style-name="T127_114"><text:s/></text:span><text:span text:style-name="T127_115">the</text:span><text:span text:style-name="T127_116"><text:s/></text:span><text:span text:style-name="T127_117">capital</text:span><text:span text:style-name="T127_118">,<text:s/></text:span><text:span text:style-name="T127_119">to</text:span><text:span text:style-name="T127_120"><text:s/></text:span><text:span text:style-name="T127_121">a</text:span><text:span text:style-name="T127_122"><text:s/></text:span><text:span text:style-name="T127_123">surface</text:span><text:span text:style-name="T127_124"><text:s/></text:span><text:span text:style-name="T127_125">that</text:span><text:span text:style-name="T127_126"><text:s/></text:span><text:span text:style-name="T127_127">emanated</text:span><text:span text:style-name="T127_128"><text:s/></text:span><text:span text:style-name="T127_129">from</text:span><text:span text:style-name="T127_130"><text:s/></text:span><text:span text:style-name="T127_131">their</text:span><text:span text:style-name="T127_132"><text:s/></text:span><text:span text:style-name="T127_133">real</text:span><text:span text:style-name="T127_134"><text:line-break/></text:span><text:span text:style-name="T127_135">world</text:span><text:span text:style-name="T127_136">"<text:s/>-<text:s/></text:span><text:span text:style-name="T127_137">David</text:span><text:span text:style-name="T127_138"><text:s/></text:span><text:span text:style-name="T127_139">de</text:span><text:span text:style-name="T127_140"><text:s/></text:span><text:span text:style-name="T127_141">Ugarte</text:span><text:span text:style-name="T127_142">,<text:s/></text:span><text:span text:style-name="T127_143">Nations</text:span><text:span text:style-name="T127_144"><text:s/></text:span><text:span text:style-name="T127_145">to</text:span><text:span text:style-name="T127_146"><text:s/></text:span><text:span text:style-name="T127_147">Networks</text:span><text:span text:style-name="T127_148">,<text:s/></text:span><text:span text:style-name="T127_149">on</text:span><text:span text:style-name="T127_150"><text:s/></text:span><text:span text:style-name="T127_151">the</text:span><text:span text:style-name="T127_152"><text:s/></text:span><text:span text:style-name="T127_153">effect</text:span><text:span text:style-name="T127_154"><text:s/></text:span><text:span text:style-name="T127_155">of</text:span><text:span text:style-name="T127_156"><text:s/></text:span><text:span text:style-name="T127_157">the</text:span><text:span text:style-name="T127_158"><text:s/></text:span><text:span text:style-name="T127_159">first</text:span><text:span text:style-name="T127_160"><text:s/></text:span><text:span text:style-name="T127_161">maps</text:span><text:span text:style-name="T127_162"><text:s/></text:span><text:span text:style-name="T127_163">on</text:span><text:span text:style-name="T127_164"><text:s/></text:span><text:span text:style-name="T127_165">Creole</text:span><text:span text:style-name="T127_166"><text:s/></text:span><text:span text:style-name="T127_167">communities</text:span><text:span text:style-name="T127_168"><text:s/></text:span><text:span text:style-name="T127_169">p</text:span><text:span text:style-name="T127_170">.18:<text:s/></text:span><text:span text:style-name="T127_171"><text:a xlink:type="simple" xlink:href="http://deugarte.com/gomi/Nations.pdf"><text:span text:style-name="T127_172">http</text:span></text:a></text:span><text:span text:style-name="T127_173"><text:a xlink:type="simple" xlink:href="http://deugarte.com/gomi/Nations.pdf"><text:span text:style-name="T127_174">://</text:span></text:a></text:span><text:span text:style-name="T127_175"><text:a xlink:type="simple" xlink:href="http://deugarte.com/gomi/Nations.pdf"><text:span text:style-name="T127_176">deugarte</text:span></text:a></text:span><text:span text:style-name="T127_177"><text:a xlink:type="simple" xlink:href="http://deugarte.com/gomi/Nations.pdf"><text:span text:style-name="T127_178">.</text:span></text:a></text:span><text:span text:style-name="T127_179"><text:a xlink:type="simple" xlink:href="http://deugarte.com/gomi/Nations.pdf"><text:span text:style-name="T127_180">com</text:span></text:a></text:span><text:span text:style-name="T127_181"><text:a xlink:type="simple" xlink:href="http://deugarte.com/gomi/Nations.pdf"><text:span text:style-name="T127_182">/</text:span></text:a></text:span><text:span text:style-name="T127_183"><text:a xlink:type="simple" xlink:href="http://deugarte.com/gomi/Nations.pdf"><text:span text:style-name="T127_184">gomi</text:span></text:a></text:span><text:span text:style-name="T127_185"><text:a xlink:type="simple" xlink:href="http://deugarte.com/gomi/Nations.pdf"><text:span text:style-name="T127_186">/</text:span></text:a></text:span><text:span text:style-name="T127_187"><text:a xlink:type="simple" xlink:href="http://deugarte.com/gomi/Nations.pdf"><text:span text:style-name="T127_188">Nations</text:span></text:a></text:span><text:span text:style-name="T127_189"><text:a xlink:type="simple" xlink:href="http://deugarte.com/gomi/Nations.pdf"><text:span text:style-name="T127_190">.</text:span></text:a></text:span><text:span text:style-name="T127_191"><text:a xlink:type="simple" xlink:href="http://deugarte.com/gomi/Nations.pdf"><text:span text:style-name="T127_192">pdf</text:span></text:a></text:span></text:p>
      <text:p text:style-name="P128"><text:span text:style-name="T128_1"><text:line-break/></text:span><text:span text:style-name="T128_2">This</text:span><text:span text:style-name="T128_3"><text:s/>'</text:span><text:span text:style-name="T128_4">re</text:span><text:span text:style-name="T128_5">-</text:span><text:span text:style-name="T128_6">dimensioning</text:span><text:span text:style-name="T128_7">'<text:s/></text:span><text:span text:style-name="T128_8">was</text:span><text:span text:style-name="T128_9"><text:s/></text:span><text:span text:style-name="T128_10">also</text:span><text:span text:style-name="T128_11"><text:s/></text:span><text:span text:style-name="T128_12">what</text:span><text:span text:style-name="T128_13"><text:s/></text:span><text:span text:style-name="T128_14">was</text:span><text:span text:style-name="T128_15"><text:s/></text:span><text:span text:style-name="T128_16">affected</text:span><text:span text:style-name="T128_17"><text:s/></text:span><text:span text:style-name="T128_18">by</text:span><text:span text:style-name="T128_19"><text:s/></text:span><text:span text:style-name="T128_20">the</text:span><text:span text:style-name="T128_21"><text:s/></text:span><text:span text:style-name="T128_22">first</text:span><text:span text:style-name="T128_23"><text:s/></text:span><text:span text:style-name="T128_24">nation</text:span><text:span text:style-name="T128_25">-</text:span><text:span text:style-name="T128_26">builders</text:span><text:span text:style-name="T128_27"><text:s/></text:span><text:span text:style-name="T128_28">of</text:span><text:span text:style-name="T128_29"><text:s/></text:span><text:span text:style-name="T128_30">the</text:span><text:span text:style-name="T128_31"><text:s/></text:span><text:span text:style-name="T128_32">Austro</text:span><text:span text:style-name="T128_33">-</text:span><text:span text:style-name="T128_34">Hungarian</text:span><text:span text:style-name="T128_35"><text:s/></text:span><text:span text:style-name="T128_36">feudal</text:span><text:span text:style-name="T128_37"><text:s/></text:span><text:span text:style-name="T128_38">empire</text:span><text:span text:style-name="T128_39"><text:s/></text:span><text:span text:style-name="T128_40">who</text:span><text:span text:style-name="T128_41"><text:s/></text:span><text:span text:style-name="T128_42">drew</text:span><text:span text:style-name="T128_43"><text:s/></text:span><text:span text:style-name="T128_44">up</text:span><text:span text:style-name="T128_45"><text:s/></text:span><text:span text:style-name="T128_46">markations</text:span><text:span text:style-name="T128_47"><text:s/></text:span><text:span text:style-name="T128_48">to</text:span><text:span text:style-name="T128_49"><text:s/></text:span><text:span text:style-name="T128_50">show</text:span><text:span text:style-name="T128_51"><text:s/></text:span><text:span text:style-name="T128_52">specific</text:span><text:span text:style-name="T128_53"><text:s/>'</text:span><text:span text:style-name="T128_54">territories</text:span><text:span text:style-name="T128_55">'<text:s/></text:span><text:span text:style-name="T128_56">where</text:span><text:span text:style-name="T128_57"><text:s/></text:span><text:span text:style-name="T128_58">people</text:span><text:span text:style-name="T128_59"><text:s/></text:span><text:span text:style-name="T128_60">exchanged</text:span><text:span text:style-name="T128_61"><text:s/></text:span><text:span text:style-name="T128_62">with</text:span><text:span text:style-name="T128_63"><text:s/></text:span><text:span text:style-name="T128_64">one</text:span><text:span text:style-name="T128_65"><text:s/></text:span><text:span text:style-name="T128_66">form</text:span><text:span text:style-name="T128_67"><text:s/></text:span><text:span text:style-name="T128_68">of</text:span><text:span text:style-name="T128_69"><text:s/></text:span><text:span text:style-name="T128_70">currency</text:span><text:span text:style-name="T128_71"><text:s/></text:span><text:span text:style-name="T128_72">or</text:span><text:span text:style-name="T128_73"><text:s/></text:span><text:span text:style-name="T128_74">spoke</text:span><text:span text:style-name="T128_75"><text:s/></text:span><text:span text:style-name="T128_76">the</text:span><text:span text:style-name="T128_77"><text:s/></text:span><text:span text:style-name="T128_78">same</text:span><text:span text:style-name="T128_79"><text:s/></text:span><text:span text:style-name="T128_80">language</text:span><text:span text:style-name="T128_81">.<text:s/></text:span><text:span text:style-name="T128_82">This</text:span><text:span text:style-name="T128_83"><text:s/></text:span><text:span text:style-name="T128_84">was</text:span><text:span text:style-name="T128_85"><text:s/></text:span><text:span text:style-name="T128_86">an</text:span><text:span text:style-name="T128_87"><text:s/></text:span><text:span text:style-name="T128_88">effort</text:span><text:span text:style-name="T128_89"><text:s/></text:span><text:span text:style-name="T128_90">to</text:span><text:span text:style-name="T128_91"><text:s/></text:span><text:span text:style-name="T128_92">work</text:span><text:span text:style-name="T128_93"><text:s/></text:span><text:span text:style-name="T128_94">toward</text:span><text:span text:style-name="T128_95"><text:s/></text:span><text:span text:style-name="T128_96">the</text:span><text:span text:style-name="T128_97"><text:s/></text:span><text:span text:style-name="T128_98">earliest</text:span><text:span text:style-name="T128_99"><text:s/></text:span><text:span text:style-name="T128_100">form</text:span><text:span text:style-name="T128_101"><text:s/></text:span><text:span text:style-name="T128_102">of</text:span><text:span text:style-name="T128_103"><text:s/>'</text:span><text:span text:style-name="T128_104">nation</text:span><text:span text:style-name="T128_105"><text:s/></text:span><text:span text:style-name="T128_106">state</text:span><text:span text:style-name="T128_107">'.<text:s/></text:span><text:span text:style-name="T128_108">In</text:span><text:span text:style-name="T128_109"><text:s/></text:span><text:span text:style-name="T128_110">reference</text:span><text:span text:style-name="T128_111"><text:s/></text:span><text:span text:style-name="T128_112">to</text:span><text:span text:style-name="T128_113"><text:s/></text:span><text:span text:style-name="T128_114">this</text:span><text:span text:style-name="T128_115"><text:s/></text:span><text:span text:style-name="T128_116">Winichakul</text:span><text:span text:style-name="T128_117"><text:s/></text:span><text:span text:style-name="T128_118">wrote</text:span><text:span text:style-name="T128_119">:<text:line-break/></text:span></text:p>
      <text:p text:style-name="P129"><text:span text:style-name="T129_1">"</text:span><text:span text:style-name="T129_2">The</text:span><text:span text:style-name="T129_3"><text:s/></text:span><text:span text:style-name="T129_4">map</text:span><text:span text:style-name="T129_5"><text:s/></text:span><text:span text:style-name="T129_6">anticipated</text:span><text:span text:style-name="T129_7"><text:s/></text:span><text:span text:style-name="T129_8">spatial</text:span><text:span text:style-name="T129_9"><text:s/></text:span><text:span text:style-name="T129_10">reality</text:span><text:span text:style-name="T129_11">,<text:s/></text:span><text:span text:style-name="T129_12">not</text:span><text:span text:style-name="T129_13"><text:s/></text:span><text:span text:style-name="T129_14">the</text:span><text:span text:style-name="T129_15"><text:s/></text:span><text:span text:style-name="T129_16">other</text:span><text:span text:style-name="T129_17"><text:s/></text:span><text:span text:style-name="T129_18">way</text:span><text:span text:style-name="T129_19"><text:s/></text:span><text:span text:style-name="T129_20">round</text:span><text:span text:style-name="T129_21">.<text:s/></text:span><text:span text:style-name="T129_22">In</text:span><text:span text:style-name="T129_23"><text:s/></text:span><text:span text:style-name="T129_24">other</text:span><text:span text:style-name="T129_25"><text:s/></text:span><text:span text:style-name="T129_26">words</text:span><text:span text:style-name="T129_27">,<text:s/></text:span><text:span text:style-name="T129_28">a</text:span><text:span text:style-name="T129_29"><text:s/></text:span><text:span text:style-name="T129_30">map</text:span><text:span text:style-name="T129_31"><text:s/></text:span><text:span text:style-name="T129_32">was</text:span><text:span text:style-name="T129_33"><text:s/></text:span><text:span text:style-name="T129_34">a</text:span><text:span text:style-name="T129_35"><text:s/></text:span><text:span text:style-name="T129_36">model</text:span><text:span text:style-name="T129_37"><text:s/></text:span><text:span text:style-name="T129_38">for</text:span><text:span text:style-name="T129_39"><text:s/></text:span><text:span text:style-name="T129_40">what</text:span><text:span text:style-name="T129_41"><text:s/></text:span><text:span text:style-name="T129_42">it</text:span><text:span text:style-name="T129_43"><text:s/></text:span><text:span text:style-name="T129_44">was</text:span><text:span text:style-name="T129_45"><text:s/></text:span><text:span text:style-name="T129_46">meant</text:span><text:span text:style-name="T129_47"><text:s/></text:span><text:span text:style-name="T129_48">to</text:span><text:span text:style-name="T129_49"><text:s/></text:span><text:span text:style-name="T129_50">represent</text:span><text:span text:style-name="T129_51">,<text:s/></text:span><text:span text:style-name="T129_52">instead</text:span><text:span text:style-name="T129_53"><text:line-break/></text:span><text:span text:style-name="T129_54">of</text:span><text:span text:style-name="T129_55"><text:s/></text:span><text:span text:style-name="T129_56">a</text:span><text:span text:style-name="T129_57"><text:s/></text:span><text:span text:style-name="T129_58">model</text:span><text:span text:style-name="T129_59"><text:s/></text:span><text:span text:style-name="T129_60">of</text:span><text:span text:style-name="T129_61"><text:s/></text:span><text:span text:style-name="T129_62">what</text:span><text:span text:style-name="T129_63"><text:s/></text:span><text:span text:style-name="T129_64">was</text:span><text:span text:style-name="T129_65"><text:s/></text:span><text:span text:style-name="T129_66">represented</text:span><text:span text:style-name="T129_67">."<text:s/></text:span><text:span text:style-name="T129_68">Siam</text:span><text:span text:style-name="T129_69"><text:s/></text:span><text:span text:style-name="T129_70">mapped</text:span><text:span text:style-name="T129_71">,<text:s/></text:span><text:span text:style-name="T129_72">Ph</text:span><text:span text:style-name="T129_73">.</text:span><text:span text:style-name="T129_74">D</text:span><text:span text:style-name="T129_75">.<text:s/></text:span><text:span text:style-name="T129_76">thesis</text:span><text:span text:style-name="T129_77"><text:s/></text:span><text:span text:style-name="T129_78">by</text:span><text:span text:style-name="T129_79"><text:s/></text:span><text:span text:style-name="T129_80">Thongchai</text:span><text:span text:style-name="T129_81"><text:s/></text:span><text:span text:style-name="T129_82">Winichakul</text:span><text:span text:style-name="T129_83"><text:s/>(</text:span><text:span text:style-name="T129_84">University</text:span><text:span text:style-name="T129_85"><text:s/></text:span><text:span text:style-name="T129_86">of</text:span><text:span text:style-name="T129_87"><text:s/></text:span><text:span text:style-name="T129_88">Sidney</text:span><text:span text:style-name="T129_89">,<text:s/>1988),<text:s/></text:span><text:span text:style-name="T129_90">quoted</text:span><text:span text:style-name="T129_91"><text:s/></text:span><text:span text:style-name="T129_92">by</text:span><text:span text:style-name="T129_93"><text:s/></text:span><text:span text:style-name="T129_94">Anderson</text:span><text:span text:style-name="T129_95"><text:s/></text:span><text:span text:style-name="T129_96">in</text:span><text:span text:style-name="T129_97"><text:s/></text:span><text:span text:style-name="T129_98">Imagined</text:span><text:span text:style-name="T129_99"><text:s/></text:span><text:span text:style-name="T129_100">Communities</text:span></text:p>
      <text:p text:style-name="P130"><text:span text:style-name="T130_1"><text:line-break/></text:span><text:span text:style-name="T130_2">This</text:span><text:span text:style-name="T130_3"><text:s/></text:span><text:span text:style-name="T130_4">is</text:span><text:span text:style-name="T130_5"><text:s/></text:span><text:span text:style-name="T130_6">why</text:span><text:span text:style-name="T130_7"><text:s/></text:span><text:span text:style-name="T130_8">Netention</text:span><text:span text:style-name="T130_9"><text:s/></text:span><text:span text:style-name="T130_10">can</text:span><text:span text:style-name="T130_11"><text:s/></text:span><text:span text:style-name="T130_12">be</text:span><text:span text:style-name="T130_13"><text:s/></text:span><text:span text:style-name="T130_14">pivotal</text:span><text:span text:style-name="T130_15"><text:s/></text:span><text:span text:style-name="T130_16">in</text:span><text:span text:style-name="T130_17"><text:s/></text:span><text:span text:style-name="T130_18">the</text:span><text:span text:style-name="T130_19"><text:s/></text:span><text:span text:style-name="T130_20">worlds</text:span><text:span text:style-name="T130_21"><text:s/></text:span><text:span text:style-name="T130_22">development</text:span><text:span text:style-name="T130_23">,<text:s/></text:span><text:span text:style-name="T130_24">for</text:span><text:span text:style-name="T130_25"><text:s/></text:span><text:span text:style-name="T130_26">the</text:span><text:span text:style-name="T130_27"><text:s/></text:span><text:span text:style-name="T130_28">first</text:span><text:span text:style-name="T130_29"><text:s/></text:span><text:span text:style-name="T130_30">time</text:span><text:span text:style-name="T130_31"><text:s/></text:span><text:span text:style-name="T130_32">in</text:span><text:span text:style-name="T130_33"><text:s/></text:span><text:span text:style-name="T130_34">human</text:span><text:span text:style-name="T130_35"><text:s/></text:span><text:span text:style-name="T130_36">history</text:span><text:span text:style-name="T130_37"><text:s/></text:span><text:span text:style-name="T130_38">this</text:span><text:span text:style-name="T130_39"><text:s/></text:span><text:span text:style-name="T130_40">situation</text:span><text:span text:style-name="T130_41"><text:s/></text:span><text:span text:style-name="T130_42">can</text:span><text:span text:style-name="T130_43"><text:s/></text:span><text:span text:style-name="T130_44">invert</text:span><text:span text:style-name="T130_45"><text:s/></text:span><text:span text:style-name="T130_46">itself</text:span><text:span text:style-name="T130_47"><text:s/></text:span><text:span text:style-name="T130_48">in</text:span><text:span text:style-name="T130_49"><text:s/></text:span><text:span text:style-name="T130_50">that</text:span><text:span text:style-name="T130_51"><text:s/></text:span><text:span text:style-name="T130_52">people</text:span><text:span text:style-name="T130_53"><text:s/></text:span><text:span text:style-name="T130_54">can</text:span><text:span text:style-name="T130_55"><text:s/></text:span><text:span text:style-name="T130_56">now</text:span><text:span text:style-name="T130_57"><text:s/></text:span><text:span text:style-name="T130_58">create</text:span><text:span text:style-name="T130_59"><text:s/></text:span><text:span text:style-name="T130_60">a</text:span><text:span text:style-name="T130_61"><text:s/></text:span><text:span text:style-name="T130_62">map</text:span><text:span text:style-name="T130_63"><text:s/></text:span><text:span text:style-name="T130_64">in</text:span><text:span text:style-name="T130_65"><text:s/></text:span><text:span text:style-name="T130_66">the</text:span><text:span text:style-name="T130_67"><text:s/></text:span><text:span text:style-name="T130_68">present</text:span><text:span text:style-name="T130_69"><text:s/></text:span><text:span text:style-name="T130_70">that</text:span><text:span text:style-name="T130_71"><text:s/></text:span><text:span text:style-name="T130_72">refers</text:span><text:span text:style-name="T130_73"><text:s/></text:span><text:span text:style-name="T130_74">to</text:span><text:span text:style-name="T130_75"><text:s/></text:span><text:span text:style-name="T130_76">the</text:span><text:span text:style-name="T130_77"><text:s/></text:span><text:span text:style-name="T130_78">physical</text:span><text:span text:style-name="T130_79">-</text:span><text:span text:style-name="T130_80">actual</text:span><text:span text:style-name="T130_81"><text:s/></text:span><text:span text:style-name="T130_82">and</text:span><text:span text:style-name="T130_83"><text:s/></text:span><text:span text:style-name="T130_84">which</text:span><text:span text:style-name="T130_85"><text:s/></text:span><text:span text:style-name="T130_86">also</text:span><text:span text:style-name="T130_87"><text:s/></text:span><text:span text:style-name="T130_88">has</text:span><text:span text:style-name="T130_89"><text:s/></text:span><text:span text:style-name="T130_90">the</text:span><text:span text:style-name="T130_91"><text:s/></text:span><text:span text:style-name="T130_92">ability</text:span><text:span text:style-name="T130_93"><text:s/></text:span><text:span text:style-name="T130_94">to</text:span><text:span text:style-name="T130_95"><text:s/></text:span><text:span text:style-name="T130_96">refer</text:span><text:span text:style-name="T130_97"><text:s/></text:span><text:span text:style-name="T130_98">both</text:span><text:span text:style-name="T130_99"><text:s/></text:span><text:span text:style-name="T130_100">to</text:span><text:span text:style-name="T130_101"><text:s/></text:span><text:span text:style-name="T130_102">present</text:span><text:span text:style-name="T130_103"><text:s/></text:span><text:span text:style-name="T130_104">emotional</text:span><text:span text:style-name="T130_105"><text:s/></text:span><text:span text:style-name="T130_106">states</text:span><text:span text:style-name="T130_107"><text:s/></text:span><text:span text:style-name="T130_108">and</text:span><text:span text:style-name="T130_109"><text:s/></text:span><text:span text:style-name="T130_110">potential</text:span><text:span text:style-name="T130_111"><text:s/></text:span><text:span text:style-name="T130_112">realities</text:span><text:span text:style-name="T130_113"><text:s/></text:span><text:span text:style-name="T130_114">which</text:span><text:span text:style-name="T130_115"><text:s/></text:span><text:span text:style-name="T130_116">can</text:span><text:span text:style-name="T130_117">,<text:s/></text:span><text:span text:style-name="T130_118">through</text:span><text:span text:style-name="T130_119"><text:s/></text:span><text:span text:style-name="T130_120">interpersonal</text:span><text:span text:style-name="T130_121"><text:s/></text:span><text:span text:style-name="T130_122">alignment</text:span><text:span text:style-name="T130_123"><text:s/></text:span><text:span text:style-name="T130_124">of</text:span><text:span text:style-name="T130_125"><text:s/></text:span><text:span text:style-name="T130_126">will</text:span><text:span text:style-name="T130_127"><text:s/></text:span><text:span text:style-name="T130_128">and</text:span><text:span text:style-name="T130_129"><text:s/></text:span><text:span text:style-name="T130_130">resources</text:span><text:span text:style-name="T130_131">,<text:s/></text:span><text:span text:style-name="T130_132">be</text:span><text:span text:style-name="T130_133"><text:s/></text:span><text:span text:style-name="T130_134">worked</text:span><text:span text:style-name="T130_135"><text:s/></text:span><text:span text:style-name="T130_136">toward</text:span><text:span text:style-name="T130_137"><text:s/></text:span><text:span text:style-name="T130_138">consciously</text:span><text:span text:style-name="T130_139"><text:s/></text:span><text:span text:style-name="T130_140">by</text:span><text:span text:style-name="T130_141"><text:s/></text:span><text:span text:style-name="T130_142">consensus</text:span><text:span text:style-name="T130_143">-</text:span><text:span text:style-name="T130_144">groups</text:span><text:span text:style-name="T130_145">.<text:s/></text:span><text:span text:style-name="T130_146">Netention</text:span><text:span text:style-name="T130_147"><text:s/></text:span><text:span text:style-name="T130_148">is</text:span><text:span text:style-name="T130_149"><text:s/></text:span><text:span text:style-name="T130_150">a</text:span><text:span text:style-name="T130_151"><text:s/></text:span><text:span text:style-name="T130_152">way</text:span><text:span text:style-name="T130_153"><text:s/></text:span><text:span text:style-name="T130_154">toward</text:span><text:span text:style-name="T130_155"><text:s/></text:span><text:span text:style-name="T130_156">the</text:span><text:span text:style-name="T130_157"><text:s/></text:span><text:span text:style-name="T130_158">redistribution</text:span><text:span text:style-name="T130_159"><text:s/></text:span><text:span text:style-name="T130_160">of</text:span><text:span text:style-name="T130_161"><text:s/></text:span><text:span text:style-name="T130_162">power</text:span><text:span text:style-name="T130_163"><text:s/></text:span><text:span text:style-name="T130_164">from</text:span><text:span text:style-name="T130_165"><text:s/></text:span><text:span text:style-name="T130_166">the</text:span><text:span text:style-name="T130_167"><text:s/></text:span><text:span text:style-name="T130_168">current</text:span><text:span text:style-name="T130_169"><text:s/></text:span><text:span text:style-name="T130_170">model</text:span><text:span text:style-name="T130_171">.<text:line-break/><text:line-break/></text:span><text:span text:style-name="T130_172">A</text:span><text:span text:style-name="T130_173"><text:s/></text:span><text:span text:style-name="T130_174">tool</text:span><text:span text:style-name="T130_175"><text:s/></text:span><text:span text:style-name="T130_176">is</text:span><text:span text:style-name="T130_177"><text:s/></text:span><text:span text:style-name="T130_178">something</text:span><text:span text:style-name="T130_179"><text:s/></text:span><text:span text:style-name="T130_180">that</text:span><text:span text:style-name="T130_181">,<text:s/></text:span><text:span text:style-name="T130_182">essentially</text:span><text:span text:style-name="T130_183">,<text:s/></text:span><text:span text:style-name="T130_184">makes</text:span><text:span text:style-name="T130_185"><text:s/></text:span><text:span text:style-name="T130_186">a</text:span><text:span text:style-name="T130_187"><text:s/></text:span><text:span text:style-name="T130_188">task</text:span><text:span text:style-name="T130_189"><text:s/></text:span><text:span text:style-name="T130_190">easier</text:span><text:span text:style-name="T130_191"><text:s/></text:span><text:span text:style-name="T130_192">than</text:span><text:span text:style-name="T130_193"><text:s/></text:span><text:span text:style-name="T130_194">without</text:span><text:span text:style-name="T130_195"><text:s/></text:span><text:span text:style-name="T130_196">it</text:span><text:span text:style-name="T130_197">.</text:span></text:p>
      <text:p text:style-name="P131"><text:span text:style-name="T131_1"><text:line-break/></text:span><text:span text:style-name="T131_2">A</text:span><text:span text:style-name="T131_3"><text:s/></text:span><text:span text:style-name="T131_4">map</text:span><text:span text:style-name="T131_5"><text:s/></text:span><text:span text:style-name="T131_6">is</text:span><text:span text:style-name="T131_7"><text:s/></text:span><text:span text:style-name="T131_8">a</text:span><text:span text:style-name="T131_9"><text:s/></text:span><text:span text:style-name="T131_10">locational</text:span><text:span text:style-name="T131_11"><text:s/>/<text:s/></text:span><text:span text:style-name="T131_12">directional</text:span><text:span text:style-name="T131_13"><text:s/>/<text:s/></text:span><text:span text:style-name="T131_14">representational</text:span><text:span text:style-name="T131_15"><text:s/></text:span><text:span text:style-name="T131_16">tool</text:span><text:span text:style-name="T131_17">,<text:s/></text:span><text:span text:style-name="T131_18">and</text:span><text:span text:style-name="T131_19"><text:s/></text:span><text:span text:style-name="T131_20">a</text:span><text:span text:style-name="T131_21"><text:s/></text:span><text:span text:style-name="T131_22">very</text:span><text:span text:style-name="T131_23"><text:s/></text:span><text:span text:style-name="T131_24">important</text:span><text:span text:style-name="T131_25"><text:s/></text:span><text:span text:style-name="T131_26">one</text:span><text:span text:style-name="T131_27">.<text:s/></text:span><text:span text:style-name="T131_28">It</text:span><text:span text:style-name="T131_29"><text:s/></text:span><text:span text:style-name="T131_30">is</text:span><text:span text:style-name="T131_31"><text:s/></text:span><text:span text:style-name="T131_32">subsequent</text:span><text:span text:style-name="T131_33"><text:s/></text:span><text:span text:style-name="T131_34">to</text:span><text:span text:style-name="T131_35"><text:s/></text:span><text:span text:style-name="T131_36">a</text:span><text:span text:style-name="T131_37"><text:s/></text:span><text:span text:style-name="T131_38">sense</text:span><text:span text:style-name="T131_39"><text:s/></text:span><text:span text:style-name="T131_40">of</text:span><text:span text:style-name="T131_41"><text:s/></text:span><text:span text:style-name="T131_42">direction</text:span><text:span text:style-name="T131_43"><text:s/></text:span><text:span text:style-name="T131_44">i</text:span><text:span text:style-name="T131_45">.</text:span><text:span text:style-name="T131_46">e</text:span><text:span text:style-name="T131_47">.<text:s/></text:span><text:span text:style-name="T131_48">in</text:span><text:span text:style-name="T131_49"><text:s/></text:span><text:span text:style-name="T131_50">which</text:span><text:span text:style-name="T131_51"><text:s/></text:span><text:span text:style-name="T131_52">direction</text:span><text:span text:style-name="T131_53"><text:s/></text:span><text:span text:style-name="T131_54">one</text:span><text:span text:style-name="T131_55"><text:s/></text:span><text:span text:style-name="T131_56">is</text:span><text:span text:style-name="T131_57"><text:s/></text:span><text:span text:style-name="T131_58">facing</text:span><text:span text:style-name="T131_59">,<text:s/></text:span><text:span text:style-name="T131_60">and</text:span><text:span text:style-name="T131_61"><text:s/></text:span><text:span text:style-name="T131_62">depends</text:span><text:span text:style-name="T131_63"><text:s/></text:span><text:span text:style-name="T131_64">on</text:span><text:span text:style-name="T131_65"><text:s/></text:span><text:span text:style-name="T131_66">one</text:span><text:span text:style-name="T131_67">'</text:span><text:span text:style-name="T131_68">s</text:span><text:span text:style-name="T131_69"><text:s/></text:span><text:span text:style-name="T131_70">knowing</text:span><text:span text:style-name="T131_71"><text:s/></text:span><text:span text:style-name="T131_72">where</text:span><text:span text:style-name="T131_73"><text:s/></text:span><text:span text:style-name="T131_74">one</text:span><text:span text:style-name="T131_75"><text:s/></text:span><text:span text:style-name="T131_76">is</text:span><text:span text:style-name="T131_77">.<text:s/></text:span><text:span text:style-name="T131_78">In</text:span><text:span text:style-name="T131_79"><text:s/></text:span><text:span text:style-name="T131_80">certain</text:span><text:span text:style-name="T131_81"><text:s/></text:span><text:span text:style-name="T131_82">Indonesian</text:span><text:span text:style-name="T131_83"><text:s/></text:span><text:span text:style-name="T131_84">cultures</text:span><text:span text:style-name="T131_85"><text:s/></text:span><text:span text:style-name="T131_86">this</text:span><text:span text:style-name="T131_87"><text:s/></text:span><text:span text:style-name="T131_88">directional</text:span><text:span text:style-name="T131_89"><text:s/></text:span><text:span text:style-name="T131_90">sense</text:span><text:span text:style-name="T131_91"><text:s/></text:span><text:span text:style-name="T131_92">is</text:span><text:span text:style-name="T131_93"><text:s/></text:span><text:span text:style-name="T131_94">honed</text:span><text:span text:style-name="T131_95"><text:s/></text:span><text:span text:style-name="T131_96">through</text:span><text:span text:style-name="T131_97"><text:s/></text:span><text:span text:style-name="T131_98">the</text:span><text:span text:style-name="T131_99"><text:s/></text:span><text:span text:style-name="T131_100">development</text:span><text:span text:style-name="T131_101"><text:s/></text:span><text:span text:style-name="T131_102">of</text:span><text:span text:style-name="T131_103"><text:s/></text:span><text:span text:style-name="T131_104">language</text:span><text:span text:style-name="T131_105">.<text:s/></text:span><text:span text:style-name="T131_106">In</text:span><text:span text:style-name="T131_107"><text:s/></text:span><text:span text:style-name="T131_108">one</text:span><text:span text:style-name="T131_109"><text:s/></text:span><text:span text:style-name="T131_110">particular</text:span><text:span text:style-name="T131_111"><text:s/></text:span><text:span text:style-name="T131_112">culture</text:span><text:span text:style-name="T131_113"><text:s/></text:span><text:span text:style-name="T131_114">of</text:span><text:span text:style-name="T131_115"><text:s/></text:span><text:span text:style-name="T131_116">the</text:span><text:span text:style-name="T131_117"><text:s/></text:span><text:span text:style-name="T131_118">Indonesian</text:span><text:span text:style-name="T131_119"><text:s/></text:span><text:span text:style-name="T131_120">islands</text:span><text:span text:style-name="T131_121"><text:s/></text:span><text:span text:style-name="T131_122">the</text:span><text:span text:style-name="T131_123"><text:s/></text:span><text:span text:style-name="T131_124">common</text:span><text:span text:style-name="T131_125"><text:s/></text:span><text:span text:style-name="T131_126">greeting</text:span><text:span text:style-name="T131_127"><text:s/></text:span><text:span text:style-name="T131_128">is</text:span><text:span text:style-name="T131_129"><text:s/>"</text:span><text:span text:style-name="T131_130">Where</text:span><text:span text:style-name="T131_131"><text:s/></text:span><text:span text:style-name="T131_132">are</text:span><text:span text:style-name="T131_133"><text:s/></text:span><text:span text:style-name="T131_134">you</text:span><text:span text:style-name="T131_135"><text:s/></text:span><text:span text:style-name="T131_136">headed</text:span><text:span text:style-name="T131_137">?"<text:s/></text:span><text:span text:style-name="T131_138">or</text:span><text:span text:style-name="T131_139">,<text:s/></text:span><text:span text:style-name="T131_140">literally</text:span><text:span text:style-name="T131_141"><text:s/></text:span><text:span text:style-name="T131_142">understood</text:span><text:span text:style-name="T131_143">,"</text:span><text:span text:style-name="T131_144">What</text:span><text:span text:style-name="T131_145"><text:s/></text:span><text:span text:style-name="T131_146">direction</text:span><text:span text:style-name="T131_147"><text:s/></text:span><text:span text:style-name="T131_148">are</text:span><text:span text:style-name="T131_149"><text:s/></text:span><text:span text:style-name="T131_150">you</text:span><text:span text:style-name="T131_151"><text:s/></text:span><text:span text:style-name="T131_152">going</text:span><text:span text:style-name="T131_153">?",<text:s/></text:span><text:span text:style-name="T131_154">the</text:span><text:span text:style-name="T131_155"><text:s/></text:span><text:span text:style-name="T131_156">expected</text:span><text:span text:style-name="T131_157"><text:s/></text:span><text:span text:style-name="T131_158">answer</text:span><text:span text:style-name="T131_159"><text:s/></text:span><text:span text:style-name="T131_160">is</text:span><text:span text:style-name="T131_161"><text:s/></text:span><text:span text:style-name="T131_162">directional</text:span><text:span text:style-name="T131_163"><text:s/></text:span><text:span text:style-name="T131_164">and</text:span><text:span text:style-name="T131_165"><text:s/></text:span><text:span text:style-name="T131_166">if</text:span><text:span text:style-name="T131_167"><text:s/></text:span><text:span text:style-name="T131_168">you</text:span><text:span text:style-name="T131_169"><text:s/></text:span><text:span text:style-name="T131_170">could</text:span><text:span text:style-name="T131_171"><text:s/></text:span><text:span text:style-name="T131_172">not</text:span><text:span text:style-name="T131_173"><text:s/></text:span><text:span text:style-name="T131_174">answer</text:span><text:span text:style-name="T131_175"><text:s/></text:span><text:span text:style-name="T131_176">that</text:span><text:span text:style-name="T131_177"><text:s/></text:span><text:span text:style-name="T131_178">would</text:span><text:span text:style-name="T131_179"><text:s/></text:span><text:span text:style-name="T131_180">be</text:span><text:span text:style-name="T131_181"><text:s/></text:span><text:span text:style-name="T131_182">the</text:span><text:span text:style-name="T131_183"><text:s/></text:span><text:span text:style-name="T131_184">end</text:span><text:span text:style-name="T131_185"><text:s/></text:span><text:span text:style-name="T131_186">of</text:span><text:span text:style-name="T131_187"><text:s/></text:span><text:span text:style-name="T131_188">the</text:span><text:span text:style-name="T131_189"><text:s/></text:span><text:span text:style-name="T131_190">conversation</text:span><text:span text:style-name="T131_191">.<text:s/></text:span><text:span text:style-name="T131_192">This</text:span><text:span text:style-name="T131_193"><text:s/></text:span><text:span text:style-name="T131_194">is</text:span><text:span text:style-name="T131_195"><text:s/></text:span><text:span text:style-name="T131_196">a</text:span><text:span text:style-name="T131_197"><text:s/></text:span><text:span text:style-name="T131_198">way</text:span><text:span text:style-name="T131_199"><text:s/></text:span><text:span text:style-name="T131_200">to</text:span><text:span text:style-name="T131_201"><text:s/></text:span><text:span text:style-name="T131_202">define</text:span><text:span text:style-name="T131_203"><text:s/></text:span><text:span text:style-name="T131_204">the</text:span><text:span text:style-name="T131_205"><text:s/></text:span><text:span text:style-name="T131_206">difference</text:span><text:span text:style-name="T131_207"><text:s/></text:span><text:span text:style-name="T131_208">between</text:span><text:span text:style-name="T131_209"><text:s/></text:span><text:span text:style-name="T131_210">a</text:span><text:span text:style-name="T131_211"><text:s/></text:span><text:span text:style-name="T131_212">child</text:span><text:span text:style-name="T131_213"><text:s/></text:span><text:span text:style-name="T131_214">and</text:span><text:span text:style-name="T131_215"><text:s/></text:span><text:span text:style-name="T131_216">someone</text:span><text:span text:style-name="T131_217"><text:s/></text:span><text:span text:style-name="T131_218">who</text:span><text:span text:style-name="T131_219"><text:s/></text:span><text:span text:style-name="T131_220">had</text:span><text:span text:style-name="T131_221">,<text:s/></text:span><text:span text:style-name="T131_222">at</text:span><text:span text:style-name="T131_223"><text:s/></text:span><text:span text:style-name="T131_224">least</text:span><text:span text:style-name="T131_225">,<text:s/></text:span><text:span text:style-name="T131_226">reached</text:span><text:span text:style-name="T131_227"><text:s/></text:span><text:span text:style-name="T131_228">adulthood</text:span><text:span text:style-name="T131_229">-<text:s/></text:span><text:span text:style-name="T131_230">in</text:span><text:span text:style-name="T131_231"><text:s/></text:span><text:span text:style-name="T131_232">that</text:span><text:span text:style-name="T131_233"><text:s/></text:span><text:span text:style-name="T131_234">an</text:span><text:span text:style-name="T131_235"><text:s/></text:span><text:span text:style-name="T131_236">adult</text:span><text:span text:style-name="T131_237"><text:s/></text:span><text:span text:style-name="T131_238">is</text:span><text:span text:style-name="T131_239"><text:s/></text:span><text:span text:style-name="T131_240">one</text:span><text:span text:style-name="T131_241"><text:s/></text:span><text:span text:style-name="T131_242">who</text:span><text:span text:style-name="T131_243"><text:s/></text:span><text:span text:style-name="T131_244">has</text:span><text:span text:style-name="T131_245"><text:s/></text:span><text:span text:style-name="T131_246">achieved</text:span><text:span text:style-name="T131_247"><text:s/></text:span><text:span text:style-name="T131_248">individuation</text:span><text:span text:style-name="T131_249">,<text:s/></text:span><text:span text:style-name="T131_250">one</text:span><text:span text:style-name="T131_251"><text:s/></text:span><text:span text:style-name="T131_252">who</text:span><text:span text:style-name="T131_253"><text:s/></text:span><text:span text:style-name="T131_254">knows</text:span><text:span text:style-name="T131_255"><text:s/></text:span><text:span text:style-name="T131_256">where</text:span><text:span text:style-name="T131_257"><text:s/></text:span><text:span text:style-name="T131_258">one</text:span><text:span text:style-name="T131_259"><text:s/></text:span><text:span text:style-name="T131_260">is</text:span><text:span text:style-name="T131_261">,<text:s/></text:span><text:span text:style-name="T131_262">and</text:span><text:span text:style-name="T131_263"><text:s/></text:span><text:span text:style-name="T131_264">where</text:span><text:span text:style-name="T131_265"><text:s/></text:span><text:span text:style-name="T131_266">one</text:span><text:span text:style-name="T131_267"><text:s/></text:span><text:span text:style-name="T131_268">is</text:span><text:span text:style-name="T131_269"><text:s/></text:span><text:span text:style-name="T131_270">going</text:span><text:span text:style-name="T131_271">,<text:s/></text:span><text:span text:style-name="T131_272">as</text:span><text:span text:style-name="T131_273"><text:s/></text:span><text:span text:style-name="T131_274">a</text:span><text:span text:style-name="T131_275"><text:s/></text:span><text:span text:style-name="T131_276">willing</text:span><text:span text:style-name="T131_277"><text:s/></text:span><text:span text:style-name="T131_278">and</text:span><text:span text:style-name="T131_279"><text:s/></text:span><text:span text:style-name="T131_280">capable</text:span><text:span text:style-name="T131_281"><text:s/></text:span><text:span text:style-name="T131_282">individuated</text:span><text:span text:style-name="T131_283"><text:s/></text:span><text:span text:style-name="T131_284">entity</text:span><text:span text:style-name="T131_285">.<text:line-break/><text:line-break/></text:span><text:span text:style-name="T131_286">In</text:span><text:span text:style-name="T131_287"><text:s/></text:span><text:span text:style-name="T131_288">tests</text:span><text:span text:style-name="T131_289"><text:s/></text:span><text:span text:style-name="T131_290">where</text:span><text:span text:style-name="T131_291"><text:s/></text:span><text:span text:style-name="T131_292">researchers</text:span><text:span text:style-name="T131_293"><text:s/></text:span><text:span text:style-name="T131_294">took</text:span><text:span text:style-name="T131_295"><text:s/></text:span><text:span text:style-name="T131_296">ten</text:span><text:span text:style-name="T131_297"><text:s/></text:span><text:span text:style-name="T131_298">photographs</text:span><text:span text:style-name="T131_299"><text:s/></text:span><text:span text:style-name="T131_300">of</text:span><text:span text:style-name="T131_301"><text:s/></text:span><text:span text:style-name="T131_302">an</text:span><text:span text:style-name="T131_303"><text:s/></text:span><text:span text:style-name="T131_304">obvious</text:span><text:span text:style-name="T131_305"><text:s/></text:span><text:span text:style-name="T131_306">sequence</text:span><text:span text:style-name="T131_307"><text:s/></text:span><text:span text:style-name="T131_308">and</text:span><text:span text:style-name="T131_309"><text:s/></text:span><text:span text:style-name="T131_310">jumbled</text:span><text:span text:style-name="T131_311"><text:s/></text:span><text:span text:style-name="T131_312">them</text:span><text:span text:style-name="T131_313">,<text:s/></text:span><text:span text:style-name="T131_314">different</text:span><text:span text:style-name="T131_315"><text:s/></text:span><text:span text:style-name="T131_316">cultures</text:span><text:span text:style-name="T131_317"><text:s/></text:span><text:span text:style-name="T131_318">arranged</text:span><text:span text:style-name="T131_319"><text:s/></text:span><text:span text:style-name="T131_320">them</text:span><text:span text:style-name="T131_321"><text:s/></text:span><text:span text:style-name="T131_322">in</text:span><text:span text:style-name="T131_323"><text:s/></text:span><text:span text:style-name="T131_324">different</text:span><text:span text:style-name="T131_325"><text:s/></text:span><text:span text:style-name="T131_326">ways</text:span><text:span text:style-name="T131_327">,<text:s/></text:span><text:span text:style-name="T131_328">europeans</text:span><text:span text:style-name="T131_329"><text:s/></text:span><text:span text:style-name="T131_330">from</text:span><text:span text:style-name="T131_331"><text:s/></text:span><text:span text:style-name="T131_332">left</text:span><text:span text:style-name="T131_333"><text:s/></text:span><text:span text:style-name="T131_334">to</text:span><text:span text:style-name="T131_335"><text:s/></text:span><text:span text:style-name="T131_336">right</text:span><text:span text:style-name="T131_337">,<text:s text:c="2"/></text:span><text:span text:style-name="T131_338">chinese</text:span><text:span text:style-name="T131_339"><text:s/></text:span><text:span text:style-name="T131_340">from</text:span><text:span text:style-name="T131_341"><text:s/></text:span><text:span text:style-name="T131_342">right</text:span><text:span text:style-name="T131_343"><text:s/></text:span><text:span text:style-name="T131_344">to</text:span><text:span text:style-name="T131_345"><text:s/></text:span><text:span text:style-name="T131_346">left</text:span><text:span text:style-name="T131_347">.<text:s/></text:span><text:span text:style-name="T131_348">People</text:span><text:span text:style-name="T131_349"><text:s/></text:span><text:span text:style-name="T131_350">from</text:span><text:span text:style-name="T131_351"><text:s/></text:span><text:span text:style-name="T131_352">this</text:span><text:span text:style-name="T131_353"><text:s/></text:span><text:span text:style-name="T131_354">particular</text:span><text:span text:style-name="T131_355"><text:s/></text:span><text:span text:style-name="T131_356">Indonesian</text:span><text:span text:style-name="T131_357"><text:s/></text:span><text:span text:style-name="T131_358">culture</text:span><text:span text:style-name="T131_359"><text:s/></text:span><text:span text:style-name="T131_360">arranged</text:span><text:span text:style-name="T131_361"><text:s/></text:span><text:span text:style-name="T131_362">them</text:span><text:span text:style-name="T131_363"><text:s/></text:span><text:span text:style-name="T131_364">in</text:span><text:span text:style-name="T131_365"><text:s/></text:span><text:span text:style-name="T131_366">different</text:span><text:span text:style-name="T131_367"><text:s/></text:span><text:span text:style-name="T131_368">directions</text:span><text:span text:style-name="T131_369"><text:s/></text:span><text:span text:style-name="T131_370">depending</text:span><text:span text:style-name="T131_371"><text:s/></text:span><text:span text:style-name="T131_372">on</text:span><text:span text:style-name="T131_373"><text:s/></text:span><text:span text:style-name="T131_374">the</text:span><text:span text:style-name="T131_375"><text:s/></text:span><text:span text:style-name="T131_376">direction</text:span><text:span text:style-name="T131_377"><text:s/></text:span><text:span text:style-name="T131_378">they</text:span><text:span text:style-name="T131_379"><text:s/></text:span><text:span text:style-name="T131_380">were</text:span><text:span text:style-name="T131_381"><text:s/></text:span><text:span text:style-name="T131_382">facing</text:span><text:span text:style-name="T131_383"><text:s/></text:span><text:span text:style-name="T131_384">at</text:span><text:span text:style-name="T131_385"><text:s/></text:span><text:span text:style-name="T131_386">the</text:span><text:span text:style-name="T131_387"><text:s/></text:span><text:span text:style-name="T131_388">time</text:span><text:span text:style-name="T131_389">...</text:span><text:span text:style-name="T131_390">if</text:span><text:span text:style-name="T131_391"><text:s/></text:span><text:span text:style-name="T131_392">facing</text:span><text:span text:style-name="T131_393"><text:s/></text:span><text:span text:style-name="T131_394">east</text:span><text:span text:style-name="T131_395">:<text:s/></text:span><text:span text:style-name="T131_396">the</text:span><text:span text:style-name="T131_397"><text:s/></text:span><text:span text:style-name="T131_398">cards</text:span><text:span text:style-name="T131_399"><text:s/></text:span><text:span text:style-name="T131_400">were</text:span><text:span text:style-name="T131_401"><text:s/></text:span><text:span text:style-name="T131_402">arranged</text:span><text:span text:style-name="T131_403"><text:s/></text:span><text:span text:style-name="T131_404">from</text:span><text:span text:style-name="T131_405"><text:s/></text:span><text:span text:style-name="T131_406">outer</text:span><text:span text:style-name="T131_407">-</text:span><text:span text:style-name="T131_408">front</text:span><text:span text:style-name="T131_409"><text:s/></text:span><text:span text:style-name="T131_410">coming</text:span><text:span text:style-name="T131_411"><text:s/></text:span><text:span text:style-name="T131_412">towards</text:span><text:span text:style-name="T131_413"><text:s/></text:span><text:span text:style-name="T131_414">them</text:span><text:span text:style-name="T131_415">,<text:s/></text:span><text:span text:style-name="T131_416">if</text:span><text:span text:style-name="T131_417"><text:s/></text:span><text:span text:style-name="T131_418">facing</text:span><text:span text:style-name="T131_419"><text:s/></text:span><text:span text:style-name="T131_420">west</text:span><text:span text:style-name="T131_421">:<text:s/></text:span><text:span text:style-name="T131_422">from</text:span><text:span text:style-name="T131_423"><text:s/></text:span><text:span text:style-name="T131_424">close</text:span><text:span text:style-name="T131_425"><text:s/></text:span><text:span text:style-name="T131_426">progressing</text:span><text:span text:style-name="T131_427"><text:s/></text:span><text:span text:style-name="T131_428">away</text:span><text:span text:style-name="T131_429"><text:s/></text:span><text:span text:style-name="T131_430">from</text:span><text:span text:style-name="T131_431"><text:s/></text:span><text:span text:style-name="T131_432">them</text:span><text:span text:style-name="T131_433">,<text:s/></text:span><text:span text:style-name="T131_434">when</text:span><text:span text:style-name="T131_435"><text:s/></text:span><text:span text:style-name="T131_436">facing</text:span><text:span text:style-name="T131_437"><text:s/></text:span><text:span text:style-name="T131_438">north</text:span><text:span text:style-name="T131_439">:<text:s/></text:span><text:span text:style-name="T131_440">from</text:span><text:span text:style-name="T131_441"><text:s/></text:span><text:span text:style-name="T131_442">right</text:span><text:span text:style-name="T131_443"><text:s/></text:span><text:span text:style-name="T131_444">to</text:span><text:span text:style-name="T131_445"><text:s/></text:span><text:span text:style-name="T131_446">left</text:span><text:span text:style-name="T131_447">,<text:s/></text:span><text:span text:style-name="T131_448">and</text:span><text:span text:style-name="T131_449"><text:s/></text:span><text:span text:style-name="T131_450">when</text:span><text:span text:style-name="T131_451"><text:s/></text:span><text:span text:style-name="T131_452">facing</text:span><text:span text:style-name="T131_453"><text:s/></text:span><text:span text:style-name="T131_454">south</text:span><text:span text:style-name="T131_455">:<text:s/></text:span><text:span text:style-name="T131_456">from</text:span><text:span text:style-name="T131_457"><text:s/></text:span><text:span text:style-name="T131_458">left</text:span><text:span text:style-name="T131_459"><text:s/></text:span><text:span text:style-name="T131_460">to</text:span><text:span text:style-name="T131_461"><text:s/></text:span><text:span text:style-name="T131_462">right</text:span><text:span text:style-name="T131_463">.<text:s/></text:span></text:p>
      <text:p text:style-name="P132"><text:span text:style-name="T132_1"><text:line-break/></text:span><text:span text:style-name="T132_2">The</text:span><text:span text:style-name="T132_3"><text:s/></text:span><text:span text:style-name="T132_4">fact</text:span><text:span text:style-name="T132_5"><text:s/></text:span><text:span text:style-name="T132_6">of</text:span><text:span text:style-name="T132_7"><text:s/></text:span><text:span text:style-name="T132_8">the</text:span><text:span text:style-name="T132_9"><text:s/></text:span><text:span text:style-name="T132_10">hinge</text:span><text:span text:style-name="T132_11"><text:s/></text:span><text:span text:style-name="T132_12">being</text:span><text:span text:style-name="T132_13"><text:s/></text:span><text:span text:style-name="T132_14">upon</text:span><text:span text:style-name="T132_15"><text:s/></text:span><text:span text:style-name="T132_16">language</text:span><text:span text:style-name="T132_17"><text:s/></text:span><text:span text:style-name="T132_18">in</text:span><text:span text:style-name="T132_19"><text:s/></text:span><text:span text:style-name="T132_20">this</text:span><text:span text:style-name="T132_21"><text:s/></text:span><text:span text:style-name="T132_22">example</text:span><text:span text:style-name="T132_23"><text:s/></text:span><text:span text:style-name="T132_24">is</text:span><text:span text:style-name="T132_25"><text:s/></text:span><text:span text:style-name="T132_26">very</text:span><text:span text:style-name="T132_27"><text:s/></text:span><text:span text:style-name="T132_28">telling</text:span><text:span text:style-name="T132_29"><text:s/></text:span><text:span text:style-name="T132_30">of</text:span><text:span text:style-name="T132_31"><text:s/></text:span><text:span text:style-name="T132_32">what</text:span><text:span text:style-name="T132_33"><text:s/></text:span><text:span text:style-name="T132_34">happened</text:span><text:span text:style-name="T132_35"><text:s/></text:span><text:span text:style-name="T132_36">in</text:span><text:span text:style-name="T132_37"><text:s/></text:span><text:span text:style-name="T132_38">the</text:span><text:span text:style-name="T132_39"><text:s/></text:span><text:span text:style-name="T132_40">other</text:span><text:span text:style-name="T132_41"><text:s/></text:span><text:span text:style-name="T132_42">two</text:span><text:span text:style-name="T132_43"><text:s/></text:span><text:span text:style-name="T132_44">cases</text:span><text:span text:style-name="T132_45">,<text:s/></text:span><text:span text:style-name="T132_46">namely</text:span><text:span text:style-name="T132_47"><text:s/></text:span><text:span text:style-name="T132_48">the</text:span><text:span text:style-name="T132_49"><text:s/></text:span><text:span text:style-name="T132_50">european</text:span><text:span text:style-name="T132_51"><text:s/></text:span><text:span text:style-name="T132_52">and</text:span><text:span text:style-name="T132_53"><text:s/></text:span><text:span text:style-name="T132_54">the</text:span><text:span text:style-name="T132_55"><text:s/></text:span><text:span text:style-name="T132_56">chinese</text:span><text:span text:style-name="T132_57"><text:s/></text:span><text:span text:style-name="T132_58">cultures</text:span><text:span text:style-name="T132_59">.<text:s/></text:span><text:span text:style-name="T132_60">All</text:span><text:span text:style-name="T132_61"><text:s/></text:span><text:span text:style-name="T132_62">of</text:span><text:span text:style-name="T132_63"><text:s/></text:span><text:span text:style-name="T132_64">these</text:span><text:span text:style-name="T132_65"><text:s/></text:span><text:span text:style-name="T132_66">situations</text:span><text:span text:style-name="T132_67"><text:s/></text:span><text:span text:style-name="T132_68">depend</text:span><text:span text:style-name="T132_69"><text:s/></text:span><text:span text:style-name="T132_70">upon</text:span><text:span text:style-name="T132_71"><text:s/></text:span><text:span text:style-name="T132_72">language</text:span><text:span text:style-name="T132_73">,<text:s/></text:span><text:span text:style-name="T132_74">but</text:span><text:span text:style-name="T132_75"><text:s/></text:span><text:span text:style-name="T132_76">the</text:span><text:span text:style-name="T132_77"><text:s/></text:span><text:span text:style-name="T132_78">difference</text:span><text:span text:style-name="T132_79"><text:s/></text:span><text:span text:style-name="T132_80">is</text:span><text:span text:style-name="T132_81"><text:s/></text:span><text:span text:style-name="T132_82">that</text:span><text:span text:style-name="T132_83"><text:s/></text:span><text:span text:style-name="T132_84">the</text:span><text:span text:style-name="T132_85"><text:s/></text:span><text:span text:style-name="T132_86">Indonesian</text:span><text:span text:style-name="T132_87"><text:s/></text:span><text:span text:style-name="T132_88">islanders</text:span><text:span text:style-name="T132_89"><text:s/></text:span><text:span text:style-name="T132_90">were</text:span><text:span text:style-name="T132_91"><text:s/></text:span><text:span text:style-name="T132_92">an</text:span><text:span text:style-name="T132_93"><text:s/></text:span><text:span text:style-name="T132_94">oral</text:span><text:span text:style-name="T132_95"><text:s/></text:span><text:span text:style-name="T132_96">tradition</text:span><text:span text:style-name="T132_97"><text:s/></text:span><text:span text:style-name="T132_98">as</text:span><text:span text:style-name="T132_99"><text:s/></text:span><text:span text:style-name="T132_100">opposed</text:span><text:span text:style-name="T132_101"><text:s/></text:span><text:span text:style-name="T132_102">to</text:span><text:span text:style-name="T132_103"><text:s/></text:span><text:span text:style-name="T132_104">a</text:span><text:span text:style-name="T132_105"><text:s/></text:span><text:span text:style-name="T132_106">written</text:span><text:span text:style-name="T132_107"><text:s/></text:span><text:span text:style-name="T132_108">language</text:span><text:span text:style-name="T132_109"><text:s/></text:span><text:span text:style-name="T132_110">culture</text:span><text:span text:style-name="T132_111">,<text:s/></text:span><text:span text:style-name="T132_112">and</text:span><text:span text:style-name="T132_113"><text:s/></text:span><text:span text:style-name="T132_114">so</text:span><text:span text:style-name="T132_115"><text:s/></text:span><text:span text:style-name="T132_116">their</text:span><text:span text:style-name="T132_117"><text:s/></text:span><text:span text:style-name="T132_118">directive</text:span><text:span text:style-name="T132_119"><text:s/></text:span><text:span text:style-name="T132_120">sense</text:span><text:span text:style-name="T132_121"><text:s/></text:span><text:span text:style-name="T132_122">was</text:span><text:span text:style-name="T132_123"><text:s/></text:span><text:span text:style-name="T132_124">dependent</text:span><text:span text:style-name="T132_125"><text:s/></text:span><text:span text:style-name="T132_126">on</text:span><text:span text:style-name="T132_127"><text:s/></text:span><text:span text:style-name="T132_128">the</text:span><text:span text:style-name="T132_129"><text:s/></text:span><text:span text:style-name="T132_130">natural</text:span><text:span text:style-name="T132_131"><text:s/></text:span><text:span text:style-name="T132_132">environment</text:span><text:span text:style-name="T132_133">,<text:s/></text:span><text:span text:style-name="T132_134">the</text:span><text:span text:style-name="T132_135"><text:s/></text:span><text:span text:style-name="T132_136">movement</text:span><text:span text:style-name="T132_137"><text:s/></text:span><text:span text:style-name="T132_138">of</text:span><text:span text:style-name="T132_139"><text:s/></text:span><text:span text:style-name="T132_140">the</text:span><text:span text:style-name="T132_141"><text:s/></text:span><text:span text:style-name="T132_142">sun</text:span><text:span text:style-name="T132_143"><text:s/></text:span><text:span text:style-name="T132_144">by</text:span><text:span text:style-name="T132_145"><text:s/></text:span><text:span text:style-name="T132_146">day</text:span><text:span text:style-name="T132_147"><text:s/></text:span><text:span text:style-name="T132_148">in</text:span><text:span text:style-name="T132_149"><text:s/></text:span><text:span text:style-name="T132_150">the</text:span><text:span text:style-name="T132_151"><text:s/></text:span><text:span text:style-name="T132_152">first</text:span><text:span text:style-name="T132_153"><text:s/></text:span><text:span text:style-name="T132_154">two</text:span><text:span text:style-name="T132_155"><text:s/></text:span><text:span text:style-name="T132_156">cases</text:span><text:span text:style-name="T132_157">,<text:s/></text:span><text:span text:style-name="T132_158">and</text:span><text:span text:style-name="T132_159"><text:s/></text:span><text:span text:style-name="T132_160">the</text:span><text:span text:style-name="T132_161"><text:s/></text:span><text:span text:style-name="T132_162">rotation</text:span><text:span text:style-name="T132_163"><text:s/>'</text:span><text:span text:style-name="T132_164">of</text:span><text:span text:style-name="T132_165"><text:s/></text:span><text:span text:style-name="T132_166">the</text:span><text:span text:style-name="T132_167"><text:s/></text:span><text:span text:style-name="T132_168">stars</text:span><text:span text:style-name="T132_169">'<text:s/></text:span><text:span text:style-name="T132_170">by</text:span><text:span text:style-name="T132_171"><text:s/></text:span><text:span text:style-name="T132_172">night</text:span><text:span text:style-name="T132_173"><text:s/></text:span><text:span text:style-name="T132_174">in</text:span><text:span text:style-name="T132_175"><text:s/></text:span><text:span text:style-name="T132_176">the</text:span><text:span text:style-name="T132_177"><text:s/></text:span><text:span text:style-name="T132_178">latter</text:span><text:span text:style-name="T132_179"><text:s/></text:span><text:span text:style-name="T132_180">two</text:span><text:span text:style-name="T132_181"><text:s/></text:span><text:span text:style-name="T132_182">cases</text:span><text:span text:style-name="T132_183">.<text:s/></text:span><text:span text:style-name="T132_184">For</text:span><text:span text:style-name="T132_185"><text:s/></text:span><text:span text:style-name="T132_186">the</text:span><text:span text:style-name="T132_187"><text:s/></text:span><text:span text:style-name="T132_188">europeans</text:span><text:span text:style-name="T132_189"><text:s/></text:span><text:span text:style-name="T132_190">and</text:span><text:span text:style-name="T132_191"><text:s/></text:span><text:span text:style-name="T132_192">the</text:span><text:span text:style-name="T132_193"><text:s/></text:span><text:span text:style-name="T132_194">chinese</text:span><text:span text:style-name="T132_195">,<text:s/></text:span><text:span text:style-name="T132_196">who</text:span><text:span text:style-name="T132_197"><text:s/></text:span><text:span text:style-name="T132_198">had</text:span><text:span text:style-name="T132_199"><text:s/></text:span><text:span text:style-name="T132_200">developed</text:span><text:span text:style-name="T132_201"><text:s/></text:span><text:span text:style-name="T132_202">written</text:span><text:span text:style-name="T132_203"><text:s/></text:span><text:span text:style-name="T132_204">language</text:span><text:span text:style-name="T132_205">,<text:s/></text:span><text:span text:style-name="T132_206">their</text:span><text:span text:style-name="T132_207"><text:s/></text:span><text:span text:style-name="T132_208">directive</text:span><text:span text:style-name="T132_209"><text:s/></text:span><text:span text:style-name="T132_210">sense</text:span><text:span text:style-name="T132_211"><text:s/></text:span><text:span text:style-name="T132_212">became</text:span><text:span text:style-name="T132_213"><text:s/></text:span><text:span text:style-name="T132_214">attuned</text:span><text:span text:style-name="T132_215"><text:s/></text:span><text:span text:style-name="T132_216">to</text:span><text:span text:style-name="T132_217"><text:s/></text:span><text:span text:style-name="T132_218">the</text:span><text:span text:style-name="T132_219"><text:s/></text:span><text:span text:style-name="T132_220">form</text:span><text:span text:style-name="T132_221"><text:s/></text:span><text:span text:style-name="T132_222">in</text:span><text:span text:style-name="T132_223"><text:s/></text:span><text:span text:style-name="T132_224">which</text:span><text:span text:style-name="T132_225"><text:s/></text:span><text:span text:style-name="T132_226">they</text:span><text:span text:style-name="T132_227"><text:s/></text:span><text:span text:style-name="T132_228">wrote</text:span><text:span text:style-name="T132_229"><text:s/></text:span><text:span text:style-name="T132_230">in</text:span><text:span text:style-name="T132_231"><text:s/></text:span><text:span text:style-name="T132_232">both</text:span><text:span text:style-name="T132_233"><text:s/></text:span><text:span text:style-name="T132_234">cases</text:span><text:span text:style-name="T132_235">;<text:s/></text:span><text:span text:style-name="T132_236">for</text:span><text:span text:style-name="T132_237"><text:s/></text:span><text:span text:style-name="T132_238">the</text:span><text:span text:style-name="T132_239"><text:s/></text:span><text:span text:style-name="T132_240">europeans</text:span><text:span text:style-name="T132_241"><text:s/>-<text:s/></text:span><text:span text:style-name="T132_242">from</text:span><text:span text:style-name="T132_243"><text:s/></text:span><text:span text:style-name="T132_244">left</text:span><text:span text:style-name="T132_245"><text:s/></text:span><text:span text:style-name="T132_246">to</text:span><text:span text:style-name="T132_247"><text:s/></text:span><text:span text:style-name="T132_248">right</text:span><text:span text:style-name="T132_249">,<text:s/></text:span><text:span text:style-name="T132_250">and</text:span><text:span text:style-name="T132_251"><text:s/></text:span><text:span text:style-name="T132_252">for</text:span><text:span text:style-name="T132_253"><text:s/></text:span><text:span text:style-name="T132_254">the</text:span><text:span text:style-name="T132_255"><text:s/></text:span><text:span text:style-name="T132_256">chinese</text:span><text:span text:style-name="T132_257"><text:s/>-<text:s/></text:span><text:span text:style-name="T132_258">from</text:span><text:span text:style-name="T132_259"><text:s/></text:span><text:span text:style-name="T132_260">right</text:span><text:span text:style-name="T132_261"><text:s/></text:span><text:span text:style-name="T132_262">to</text:span><text:span text:style-name="T132_263"><text:s/></text:span><text:span text:style-name="T132_264">left</text:span><text:span text:style-name="T132_265">.<text:line-break/><text:line-break/></text:span><text:span text:style-name="T132_266">The</text:span><text:span text:style-name="T132_267"><text:s/></text:span><text:span text:style-name="T132_268">point</text:span><text:span text:style-name="T132_269"><text:s/></text:span><text:span text:style-name="T132_270">is</text:span><text:span text:style-name="T132_271"><text:s/></text:span><text:span text:style-name="T132_272">that</text:span><text:span text:style-name="T132_273"><text:s/></text:span><text:span text:style-name="T132_274">this</text:span><text:span text:style-name="T132_275"><text:s/></text:span><text:span text:style-name="T132_276">use</text:span><text:span text:style-name="T132_277"><text:s/></text:span><text:span text:style-name="T132_278">of</text:span><text:span text:style-name="T132_279"><text:s/></text:span><text:span text:style-name="T132_280">language</text:span><text:span text:style-name="T132_281"><text:s/></text:span><text:span text:style-name="T132_282">by</text:span><text:span text:style-name="T132_283"><text:s/></text:span><text:span text:style-name="T132_284">the</text:span><text:span text:style-name="T132_285"><text:s/></text:span><text:span text:style-name="T132_286">Indonesian</text:span><text:span text:style-name="T132_287"><text:s/></text:span><text:span text:style-name="T132_288">islanders</text:span><text:span text:style-name="T132_289">,<text:s/></text:span><text:span text:style-name="T132_290">as</text:span><text:span text:style-name="T132_291"><text:s/></text:span><text:span text:style-name="T132_292">a</text:span><text:span text:style-name="T132_293"><text:s/></text:span><text:span text:style-name="T132_294">tool</text:span><text:span text:style-name="T132_295"><text:s/></text:span><text:span text:style-name="T132_296">to</text:span><text:span text:style-name="T132_297"><text:s/></text:span><text:span text:style-name="T132_298">convey</text:span><text:span text:style-name="T132_299"><text:s/></text:span><text:span text:style-name="T132_300">and</text:span><text:span text:style-name="T132_301"><text:s/></text:span><text:span text:style-name="T132_302">cultivate</text:span><text:span text:style-name="T132_303"><text:s/></text:span><text:span text:style-name="T132_304">a</text:span><text:span text:style-name="T132_305"><text:s/></text:span><text:span text:style-name="T132_306">deeply</text:span><text:span text:style-name="T132_307"><text:s/></text:span><text:span text:style-name="T132_308">intuitive</text:span><text:span text:style-name="T132_309"><text:s/></text:span><text:span text:style-name="T132_310">awareness</text:span><text:span text:style-name="T132_311">,<text:s/></text:span><text:span text:style-name="T132_312">is</text:span><text:span text:style-name="T132_313"><text:s/></text:span><text:span text:style-name="T132_314">something</text:span><text:span text:style-name="T132_315"><text:s/></text:span><text:span text:style-name="T132_316">that</text:span><text:span text:style-name="T132_317"><text:s/></text:span><text:span text:style-name="T132_318">is</text:span><text:span text:style-name="T132_319"><text:s/></text:span><text:span text:style-name="T132_320">possible</text:span><text:span text:style-name="T132_321"><text:s/></text:span><text:span text:style-name="T132_322">now</text:span><text:span text:style-name="T132_323"><text:s/></text:span><text:span text:style-name="T132_324">in</text:span><text:span text:style-name="T132_325"><text:s/></text:span><text:span text:style-name="T132_326">a</text:span><text:span text:style-name="T132_327"><text:s/></text:span><text:span text:style-name="T132_328">new</text:span><text:span text:style-name="T132_329"><text:s/></text:span><text:span text:style-name="T132_330">form</text:span><text:span text:style-name="T132_331">.<text:s/></text:span><text:span text:style-name="T132_332">This</text:span><text:span text:style-name="T132_333"><text:s/></text:span><text:span text:style-name="T132_334">is</text:span><text:span text:style-name="T132_335"><text:s/></text:span><text:span text:style-name="T132_336">what</text:span><text:span text:style-name="T132_337"><text:s/></text:span><text:span text:style-name="T132_338">Netention</text:span><text:span text:style-name="T132_339"><text:s/></text:span><text:span text:style-name="T132_340">can</text:span><text:span text:style-name="T132_341"><text:s/></text:span><text:span text:style-name="T132_342">offer</text:span><text:span text:style-name="T132_343">,<text:s/></text:span><text:span text:style-name="T132_344">but</text:span><text:span text:style-name="T132_345"><text:s/></text:span><text:span text:style-name="T132_346">in</text:span><text:span text:style-name="T132_347"><text:s/></text:span><text:span text:style-name="T132_348">a</text:span><text:span text:style-name="T132_349"><text:s/></text:span><text:span text:style-name="T132_350">very</text:span><text:span text:style-name="T132_351"><text:s/></text:span><text:span text:style-name="T132_352">different</text:span><text:span text:style-name="T132_353"><text:s/></text:span><text:span text:style-name="T132_354">way</text:span><text:span text:style-name="T132_355">,<text:s/></text:span><text:span text:style-name="T132_356">a</text:span><text:span text:style-name="T132_357"><text:s/></text:span><text:span text:style-name="T132_358">way</text:span><text:span text:style-name="T132_359"><text:s/></text:span><text:span text:style-name="T132_360">which</text:span><text:span text:style-name="T132_361"><text:s/></text:span><text:span text:style-name="T132_362">is</text:span><text:span text:style-name="T132_363"><text:s/></text:span><text:span text:style-name="T132_364">only</text:span><text:span text:style-name="T132_365"><text:s/></text:span><text:span text:style-name="T132_366">possible</text:span><text:span text:style-name="T132_367"><text:s/></text:span><text:span text:style-name="T132_368">given</text:span><text:span text:style-name="T132_369"><text:s/></text:span><text:span text:style-name="T132_370">our</text:span><text:span text:style-name="T132_371"><text:s/></text:span><text:span text:style-name="T132_372">particular</text:span><text:span text:style-name="T132_373"><text:s/></text:span><text:span text:style-name="T132_374">situation</text:span><text:span text:style-name="T132_375"><text:s/></text:span><text:span text:style-name="T132_376">here</text:span><text:span text:style-name="T132_377"><text:s/></text:span><text:span text:style-name="T132_378">in</text:span><text:span text:style-name="T132_379"><text:s/></text:span><text:span text:style-name="T132_380">the</text:span><text:span text:style-name="T132_381"><text:s/></text:span><text:span text:style-name="T132_382">present</text:span><text:span text:style-name="T132_383">.<text:line-break/><text:line-break/></text:span><text:span text:style-name="T132_384">Another</text:span><text:span text:style-name="T132_385"><text:s/></text:span><text:span text:style-name="T132_386">point</text:span><text:span text:style-name="T132_387"><text:s/></text:span><text:span text:style-name="T132_388">here</text:span><text:span text:style-name="T132_389"><text:s/></text:span><text:span text:style-name="T132_390">is</text:span><text:span text:style-name="T132_391"><text:s/></text:span><text:span text:style-name="T132_392">that</text:span><text:span text:style-name="T132_393"><text:s/></text:span><text:span text:style-name="T132_394">a</text:span><text:span text:style-name="T132_395"><text:s/>'</text:span><text:span text:style-name="T132_396">map</text:span><text:span text:style-name="T132_397">'<text:s/></text:span><text:span text:style-name="T132_398">as</text:span><text:span text:style-name="T132_399"><text:s/></text:span><text:span text:style-name="T132_400">most</text:span><text:span text:style-name="T132_401"><text:s/></text:span><text:span text:style-name="T132_402">people</text:span><text:span text:style-name="T132_403"><text:s/></text:span><text:span text:style-name="T132_404">perceive</text:span><text:span text:style-name="T132_405"><text:s/></text:span><text:span text:style-name="T132_406">it</text:span><text:span text:style-name="T132_407">,<text:s/></text:span><text:span text:style-name="T132_408">and</text:span><text:span text:style-name="T132_409"><text:s/></text:span><text:span text:style-name="T132_410">the</text:span><text:span text:style-name="T132_411"><text:s/></text:span><text:span text:style-name="T132_412">deeper</text:span><text:span text:style-name="T132_413"><text:s/></text:span><text:span text:style-name="T132_414">meaning</text:span><text:span text:style-name="T132_415"><text:s/></text:span><text:span text:style-name="T132_416">of</text:span><text:span text:style-name="T132_417"><text:s/></text:span><text:span text:style-name="T132_418">a</text:span><text:span text:style-name="T132_419"><text:s/></text:span><text:span text:style-name="T132_420">map</text:span><text:span text:style-name="T132_421"><text:s/></text:span><text:span text:style-name="T132_422">as</text:span><text:span text:style-name="T132_423"><text:s/></text:span><text:span text:style-name="T132_424">I</text:span><text:span text:style-name="T132_425"><text:s/></text:span><text:span text:style-name="T132_426">am</text:span><text:span text:style-name="T132_427"><text:s/></text:span><text:span text:style-name="T132_428">intending</text:span><text:span text:style-name="T132_429"><text:s/></text:span><text:span text:style-name="T132_430">to</text:span><text:span text:style-name="T132_431"><text:s/></text:span><text:span text:style-name="T132_432">convey</text:span><text:span text:style-name="T132_433">,<text:s/></text:span><text:span text:style-name="T132_434">is</text:span><text:span text:style-name="T132_435"><text:s/></text:span><text:span text:style-name="T132_436">somewhat</text:span><text:span text:style-name="T132_437"><text:s/></text:span><text:span text:style-name="T132_438">similar</text:span><text:span text:style-name="T132_439">,<text:s/></text:span><text:span text:style-name="T132_440">in</text:span><text:span text:style-name="T132_441"><text:s/></text:span><text:span text:style-name="T132_442">its</text:span><text:span text:style-name="T132_443"><text:s/></text:span><text:span text:style-name="T132_444">difference</text:span><text:span text:style-name="T132_445">,<text:s/></text:span><text:span text:style-name="T132_446">to</text:span><text:span text:style-name="T132_447"><text:s/></text:span><text:span text:style-name="T132_448">the</text:span><text:span text:style-name="T132_449"><text:s/></text:span><text:span text:style-name="T132_450">sense</text:span><text:span text:style-name="T132_451"><text:s/></text:span><text:span text:style-name="T132_452">of</text:span><text:span text:style-name="T132_453"><text:s/></text:span><text:span text:style-name="T132_454">direction</text:span><text:span text:style-name="T132_455"><text:s/></text:span><text:span text:style-name="T132_456">of</text:span><text:span text:style-name="T132_457"><text:s/></text:span><text:span text:style-name="T132_458">these</text:span><text:span text:style-name="T132_459"><text:s/></text:span><text:span text:style-name="T132_460">islanders</text:span><text:span text:style-name="T132_461"><text:s/></text:span><text:span text:style-name="T132_462">and</text:span><text:span text:style-name="T132_463"><text:s/></text:span><text:span text:style-name="T132_464">our</text:span><text:span text:style-name="T132_465"><text:s/></text:span><text:span text:style-name="T132_466">sense</text:span><text:span text:style-name="T132_467"><text:s/></text:span><text:span text:style-name="T132_468">of</text:span><text:span text:style-name="T132_469"><text:s/></text:span><text:span text:style-name="T132_470">direction</text:span><text:span text:style-name="T132_471"><text:s/></text:span><text:span text:style-name="T132_472">in</text:span><text:span text:style-name="T132_473"><text:s/></text:span><text:span text:style-name="T132_474">the</text:span><text:span text:style-name="T132_475"><text:s/></text:span><text:span text:style-name="T132_476">west</text:span><text:span text:style-name="T132_477">.<text:s/></text:span><text:span text:style-name="T132_478">We</text:span><text:span text:style-name="T132_479"><text:s/></text:span><text:span text:style-name="T132_480">have</text:span><text:span text:style-name="T132_481"><text:s/></text:span><text:span text:style-name="T132_482">externalised</text:span><text:span text:style-name="T132_483"><text:s/></text:span><text:span text:style-name="T132_484">our</text:span><text:span text:style-name="T132_485"><text:s/></text:span><text:span text:style-name="T132_486">felt</text:span><text:span text:style-name="T132_487"><text:s/></text:span><text:span text:style-name="T132_488">awareness</text:span><text:span text:style-name="T132_489"><text:s/></text:span><text:span text:style-name="T132_490">into</text:span><text:span text:style-name="T132_491"><text:s/></text:span><text:span text:style-name="T132_492">written</text:span><text:span text:style-name="T132_493"><text:s/></text:span><text:span text:style-name="T132_494">and</text:span><text:span text:style-name="T132_495"><text:s/></text:span><text:span text:style-name="T132_496">many</text:span><text:span text:style-name="T132_497"><text:s/></text:span><text:span text:style-name="T132_498">other</text:span><text:span text:style-name="T132_499"><text:s/></text:span><text:span text:style-name="T132_500">forms</text:span><text:span text:style-name="T132_501">.<text:s/></text:span><text:span text:style-name="T132_502">It</text:span><text:span text:style-name="T132_503"><text:s/></text:span><text:span text:style-name="T132_504">is</text:span><text:span text:style-name="T132_505"><text:s/></text:span><text:span text:style-name="T132_506">no</text:span><text:span text:style-name="T132_507"><text:s/></text:span><text:span text:style-name="T132_508">longer</text:span><text:span text:style-name="T132_509"><text:s/></text:span><text:span text:style-name="T132_510">our</text:span><text:span text:style-name="T132_511"><text:s/></text:span><text:span text:style-name="T132_512">own</text:span><text:span text:style-name="T132_513">,<text:s/></text:span><text:span text:style-name="T132_514">it</text:span><text:span text:style-name="T132_515"><text:s/></text:span><text:span text:style-name="T132_516">is</text:span><text:span text:style-name="T132_517"><text:s/></text:span><text:span text:style-name="T132_518">no</text:span><text:span text:style-name="T132_519"><text:s/></text:span><text:span text:style-name="T132_520">longer</text:span><text:span text:style-name="T132_521"><text:s/></text:span><text:span text:style-name="T132_522">a</text:span><text:span text:style-name="T132_523"><text:s/></text:span><text:span text:style-name="T132_524">felt</text:span><text:span text:style-name="T132_525"><text:s/></text:span><text:span text:style-name="T132_526">reality</text:span><text:span text:style-name="T132_527">,<text:s/></text:span><text:span text:style-name="T132_528">unimagined</text:span><text:span text:style-name="T132_529"><text:s/></text:span><text:span text:style-name="T132_530">and</text:span><text:span text:style-name="T132_531"><text:s/></text:span><text:span text:style-name="T132_532">immediately</text:span><text:span text:style-name="T132_533"><text:s/></text:span><text:span text:style-name="T132_534">obvious</text:span><text:span text:style-name="T132_535">,<text:s/></text:span><text:span text:style-name="T132_536">as</text:span><text:span text:style-name="T132_537"><text:s/></text:span><text:span text:style-name="T132_538">it</text:span><text:span text:style-name="T132_539"><text:s/></text:span><text:span text:style-name="T132_540">is</text:span><text:span text:style-name="T132_541"><text:s/></text:span><text:span text:style-name="T132_542">for</text:span><text:span text:style-name="T132_543"><text:s/></text:span><text:span text:style-name="T132_544">the</text:span><text:span text:style-name="T132_545"><text:s/></text:span><text:span text:style-name="T132_546">islanders</text:span><text:span text:style-name="T132_547">.<text:s/></text:span><text:span text:style-name="T132_548">As</text:span><text:span text:style-name="T132_549"><text:s/></text:span><text:span text:style-name="T132_550">a</text:span><text:span text:style-name="T132_551"><text:s/></text:span><text:span text:style-name="T132_552">result</text:span><text:span text:style-name="T132_553"><text:s/></text:span><text:span text:style-name="T132_554">we</text:span><text:span text:style-name="T132_555"><text:s/></text:span><text:span text:style-name="T132_556">need</text:span><text:span text:style-name="T132_557"><text:s/></text:span><text:span text:style-name="T132_558">externalities</text:span><text:span text:style-name="T132_559">,<text:s/></text:span><text:span text:style-name="T132_560">a</text:span><text:span text:style-name="T132_561"><text:s/></text:span><text:span text:style-name="T132_562">compass</text:span><text:span text:style-name="T132_563">,<text:s/></text:span><text:span text:style-name="T132_564">a</text:span><text:span text:style-name="T132_565"><text:s/>'</text:span><text:span text:style-name="T132_566">map</text:span><text:span text:style-name="T132_567">'<text:s/></text:span><text:span text:style-name="T132_568">and</text:span><text:span text:style-name="T132_569"><text:s/></text:span><text:span text:style-name="T132_570">so</text:span><text:span text:style-name="T132_571"><text:s/></text:span><text:span text:style-name="T132_572">on</text:span><text:span text:style-name="T132_573">.<text:s/></text:span><text:span text:style-name="T132_574">But</text:span><text:span text:style-name="T132_575"><text:s/></text:span><text:span text:style-name="T132_576">the</text:span><text:span text:style-name="T132_577"><text:s/>'</text:span><text:span text:style-name="T132_578">map</text:span><text:span text:style-name="T132_579">'<text:s/></text:span><text:span text:style-name="T132_580">I</text:span><text:span text:style-name="T132_581"><text:s/></text:span><text:span text:style-name="T132_582">am</text:span><text:span text:style-name="T132_583"><text:s/></text:span><text:span text:style-name="T132_584">pointing</text:span><text:span text:style-name="T132_585"><text:s/></text:span><text:span text:style-name="T132_586">at</text:span><text:span text:style-name="T132_587"><text:s/></text:span><text:span text:style-name="T132_588">here</text:span><text:span text:style-name="T132_589"><text:s/></text:span><text:span text:style-name="T132_590">has</text:span><text:span text:style-name="T132_591"><text:s/></text:span><text:span text:style-name="T132_592">little</text:span><text:span text:style-name="T132_593"><text:s/></text:span><text:span text:style-name="T132_594">to</text:span><text:span text:style-name="T132_595"><text:s/></text:span><text:span text:style-name="T132_596">do</text:span><text:span text:style-name="T132_597"><text:s/></text:span><text:span text:style-name="T132_598">with</text:span><text:span text:style-name="T132_599"><text:s/></text:span><text:span text:style-name="T132_600">this</text:span><text:span text:style-name="T132_601"><text:s/></text:span><text:span text:style-name="T132_602">physical</text:span><text:span text:style-name="T132_603"><text:s/></text:span><text:span text:style-name="T132_604">object</text:span><text:span text:style-name="T132_605"><text:s/></text:span><text:span text:style-name="T132_606">that</text:span><text:span text:style-name="T132_607"><text:s/></text:span><text:span text:style-name="T132_608">we</text:span><text:span text:style-name="T132_609"><text:s/></text:span><text:span text:style-name="T132_610">generally</text:span><text:span text:style-name="T132_611"><text:s/></text:span><text:span text:style-name="T132_612">understand</text:span><text:span text:style-name="T132_613"><text:s/></text:span><text:span text:style-name="T132_614">it</text:span><text:span text:style-name="T132_615"><text:s/></text:span><text:span text:style-name="T132_616">to</text:span><text:span text:style-name="T132_617"><text:s/></text:span><text:span text:style-name="T132_618">be</text:span><text:span text:style-name="T132_619">.<text:s/></text:span></text:p>
      <text:p text:style-name="P133"/>
      <text:p text:style-name="P134"><text:span text:style-name="T134_1">What</text:span><text:span text:style-name="T134_2"><text:s/></text:span><text:span text:style-name="T134_3">I</text:span><text:span text:style-name="T134_4"><text:s/></text:span><text:span text:style-name="T134_5">am</text:span><text:span text:style-name="T134_6"><text:s/></text:span><text:span text:style-name="T134_7">referring</text:span><text:span text:style-name="T134_8"><text:s/></text:span><text:span text:style-name="T134_9">to</text:span><text:span text:style-name="T134_10"><text:s/></text:span><text:span text:style-name="T134_11">as</text:span><text:span text:style-name="T134_12"><text:s/></text:span><text:span text:style-name="T134_13">a</text:span><text:span text:style-name="T134_14"><text:s/></text:span><text:span text:style-name="T134_15">locational</text:span><text:span text:style-name="T134_16"><text:s/></text:span><text:span text:style-name="T134_17">tool</text:span><text:span text:style-name="T134_18"><text:s/></text:span><text:span text:style-name="T134_19">is</text:span><text:span text:style-name="T134_20"><text:s/></text:span><text:span text:style-name="T134_21">something</text:span><text:span text:style-name="T134_22"><text:s/></text:span><text:span text:style-name="T134_23">with</text:span><text:span text:style-name="T134_24"><text:s/></text:span><text:span text:style-name="T134_25">the</text:span><text:span text:style-name="T134_26"><text:s/></text:span><text:span text:style-name="T134_27">attributes</text:span><text:span text:style-name="T134_28"><text:s/></text:span><text:span text:style-name="T134_29">of</text:span><text:span text:style-name="T134_30"><text:s/></text:span><text:span text:style-name="T134_31">both</text:span><text:span text:style-name="T134_32"><text:s/></text:span><text:span text:style-name="T134_33">tool</text:span><text:span text:style-name="T134_34">,<text:s/></text:span><text:span text:style-name="T134_35">and</text:span><text:span text:style-name="T134_36"><text:s/></text:span><text:span text:style-name="T134_37">map</text:span><text:span text:style-name="T134_38">.<text:s text:c="2"/></text:span><text:span text:style-name="T134_39">In</text:span><text:span text:style-name="T134_40"><text:s/></text:span><text:span text:style-name="T134_41">that</text:span><text:span text:style-name="T134_42"><text:s/></text:span><text:span text:style-name="T134_43">it</text:span><text:span text:style-name="T134_44"><text:s/></text:span><text:span text:style-name="T134_45">is</text:span><text:span text:style-name="T134_46"><text:s/></text:span><text:span text:style-name="T134_47">a</text:span><text:span text:style-name="T134_48"><text:s/></text:span><text:span text:style-name="T134_49">tool</text:span><text:span text:style-name="T134_50"><text:s/></text:span><text:span text:style-name="T134_51">relating</text:span><text:span text:style-name="T134_52"><text:s/></text:span><text:span text:style-name="T134_53">to</text:span><text:span text:style-name="T134_54"><text:s/></text:span><text:span text:style-name="T134_55">location</text:span><text:span text:style-name="T134_56"><text:s/></text:span><text:span text:style-name="T134_57">and</text:span><text:span text:style-name="T134_58"><text:s/></text:span><text:span text:style-name="T134_59">destination</text:span><text:span text:style-name="T134_60">,<text:s/></text:span><text:span text:style-name="T134_61">it</text:span><text:span text:style-name="T134_62"><text:s/></text:span><text:span text:style-name="T134_63">makes</text:span><text:span text:style-name="T134_64"><text:s/></text:span><text:span text:style-name="T134_65">it</text:span><text:span text:style-name="T134_66"><text:s/></text:span><text:span text:style-name="T134_67">easier</text:span><text:span text:style-name="T134_68"><text:s/></text:span><text:span text:style-name="T134_69">to</text:span><text:span text:style-name="T134_70"><text:s/></text:span><text:span text:style-name="T134_71">get</text:span><text:span text:style-name="T134_72"><text:s/></text:span><text:span text:style-name="T134_73">from</text:span><text:span text:style-name="T134_74"><text:s/></text:span><text:span text:style-name="T134_75">one</text:span><text:span text:style-name="T134_76"><text:s/></text:span><text:span text:style-name="T134_77">to</text:span><text:span text:style-name="T134_78"><text:s/></text:span><text:span text:style-name="T134_79">the</text:span><text:span text:style-name="T134_80"><text:s/></text:span><text:span text:style-name="T134_81">other</text:span><text:span text:style-name="T134_82"><text:s/></text:span><text:span text:style-name="T134_83">given</text:span><text:span text:style-name="T134_84"><text:s/></text:span><text:span text:style-name="T134_85">that</text:span><text:span text:style-name="T134_86"><text:s/></text:span><text:span text:style-name="T134_87">both</text:span><text:span text:style-name="T134_88"><text:s/></text:span><text:span text:style-name="T134_89">are</text:span><text:span text:style-name="T134_90"><text:s/></text:span><text:span text:style-name="T134_91">known</text:span><text:span text:style-name="T134_92"><text:s/></text:span><text:span text:style-name="T134_93">and</text:span><text:span text:style-name="T134_94"><text:s/></text:span><text:span text:style-name="T134_95">there</text:span><text:span text:style-name="T134_96"><text:s/></text:span><text:span text:style-name="T134_97">is</text:span><text:span text:style-name="T134_98"><text:s/></text:span><text:span text:style-name="T134_99">some</text:span><text:span text:style-name="T134_100"><text:s/></text:span><text:span text:style-name="T134_101">goal</text:span><text:span text:style-name="T134_102"><text:s/></text:span><text:span text:style-name="T134_103">associated</text:span><text:span text:style-name="T134_104"><text:s/></text:span><text:span text:style-name="T134_105">with</text:span><text:span text:style-name="T134_106"><text:s/></text:span><text:span text:style-name="T134_107">getting</text:span><text:span text:style-name="T134_108"><text:s/></text:span><text:span text:style-name="T134_109">from</text:span><text:span text:style-name="T134_110"><text:s/></text:span><text:span text:style-name="T134_111">one</text:span><text:span text:style-name="T134_112"><text:s/></text:span><text:span text:style-name="T134_113">to</text:span><text:span text:style-name="T134_114"><text:s/></text:span><text:span text:style-name="T134_115">the</text:span><text:span text:style-name="T134_116"><text:s/></text:span><text:span text:style-name="T134_117">other</text:span><text:span text:style-name="T134_118">.<text:s/></text:span><text:span text:style-name="T134_119">But</text:span><text:span text:style-name="T134_120"><text:s/></text:span><text:span text:style-name="T134_121">what</text:span><text:span text:style-name="T134_122"><text:s/></text:span><text:span text:style-name="T134_123">is</text:span><text:span text:style-name="T134_124"><text:s/></text:span><text:span text:style-name="T134_125">this</text:span><text:span text:style-name="T134_126"><text:s/></text:span><text:span text:style-name="T134_127">goal</text:span><text:span text:style-name="T134_128">?<text:s/></text:span><text:span text:style-name="T134_129">Of</text:span><text:span text:style-name="T134_130"><text:s/></text:span><text:span text:style-name="T134_131">course</text:span><text:span text:style-name="T134_132"><text:s/></text:span><text:span text:style-name="T134_133">that</text:span><text:span text:style-name="T134_134"><text:s/></text:span><text:span text:style-name="T134_135">depends</text:span><text:span text:style-name="T134_136"><text:s/></text:span><text:span text:style-name="T134_137">on</text:span><text:span text:style-name="T134_138"><text:s/></text:span><text:span text:style-name="T134_139">the</text:span><text:span text:style-name="T134_140"><text:s/></text:span><text:span text:style-name="T134_141">situation</text:span><text:span text:style-name="T134_142">.<text:s/></text:span><text:span text:style-name="T134_143">Each</text:span><text:span text:style-name="T134_144"><text:s/></text:span><text:span text:style-name="T134_145">situation</text:span><text:span text:style-name="T134_146"><text:s/></text:span><text:span text:style-name="T134_147">involves</text:span><text:span text:style-name="T134_148"><text:s/></text:span><text:span text:style-name="T134_149">intent</text:span><text:span text:style-name="T134_150">,<text:s/></text:span><text:span text:style-name="T134_151">movement</text:span><text:span text:style-name="T134_152">,<text:s/></text:span><text:span text:style-name="T134_153">reasoning</text:span><text:span text:style-name="T134_154">,<text:s/></text:span><text:span text:style-name="T134_155">purpose</text:span><text:span text:style-name="T134_156">,<text:s/></text:span><text:span text:style-name="T134_157">and</text:span><text:span text:style-name="T134_158"><text:s/></text:span><text:span text:style-name="T134_159">so</text:span><text:span text:style-name="T134_160"><text:s/></text:span><text:span text:style-name="T134_161">on</text:span><text:span text:style-name="T134_162">.<text:s/></text:span><text:span text:style-name="T134_163">In</text:span><text:span text:style-name="T134_164"><text:s/></text:span><text:span text:style-name="T134_165">short</text:span><text:span text:style-name="T134_166"><text:s/></text:span><text:span text:style-name="T134_167">a</text:span><text:span text:style-name="T134_168"><text:s/></text:span><text:span text:style-name="T134_169">map</text:span><text:span text:style-name="T134_170"><text:s/></text:span><text:span text:style-name="T134_171">is</text:span><text:span text:style-name="T134_172"><text:s/></text:span><text:span text:style-name="T134_173">not</text:span><text:span text:style-name="T134_174"><text:s/></text:span><text:span text:style-name="T134_175">what</text:span><text:span text:style-name="T134_176"><text:s/></text:span><text:span text:style-name="T134_177">it</text:span><text:span text:style-name="T134_178"><text:s/></text:span><text:span text:style-name="T134_179">is</text:span><text:span text:style-name="T134_180">,<text:s/></text:span><text:span text:style-name="T134_181">but</text:span><text:span text:style-name="T134_182"><text:s/></text:span><text:span text:style-name="T134_183">what</text:span><text:span text:style-name="T134_184"><text:s/></text:span><text:span text:style-name="T134_185">is</text:span><text:span text:style-name="T134_186"><text:s/></text:span><text:span text:style-name="T134_187">does</text:span><text:span text:style-name="T134_188">,<text:s/></text:span><text:span text:style-name="T134_189">and</text:span><text:span text:style-name="T134_190"><text:s/></text:span><text:span text:style-name="T134_191">why</text:span><text:span text:style-name="T134_192"><text:s/></text:span><text:span text:style-name="T134_193">it</text:span><text:span text:style-name="T134_194"><text:s/></text:span><text:span text:style-name="T134_195">does</text:span><text:span text:style-name="T134_196">.<text:s/></text:span><text:span text:style-name="T134_197">What</text:span><text:span text:style-name="T134_198"><text:s/></text:span><text:span text:style-name="T134_199">it</text:span><text:span text:style-name="T134_200"><text:s/></text:span><text:span text:style-name="T134_201">does</text:span><text:span text:style-name="T134_202"><text:s/></text:span><text:span text:style-name="T134_203">refers</text:span><text:span text:style-name="T134_204"><text:s/></text:span><text:span text:style-name="T134_205">to</text:span><text:span text:style-name="T134_206"><text:s/></text:span><text:span text:style-name="T134_207">an</text:span><text:span text:style-name="T134_208"><text:s/></text:span><text:span text:style-name="T134_209">objective</text:span><text:span text:style-name="T134_210"><text:s/></text:span><text:span text:style-name="T134_211">reality</text:span><text:span text:style-name="T134_212">,<text:s/></text:span><text:span text:style-name="T134_213">why</text:span><text:span text:style-name="T134_214"><text:s/></text:span><text:span text:style-name="T134_215">it</text:span><text:span text:style-name="T134_216"><text:s/></text:span><text:span text:style-name="T134_217">does</text:span><text:span text:style-name="T134_218"><text:s/></text:span><text:span text:style-name="T134_219">refers</text:span><text:span text:style-name="T134_220"><text:s/></text:span><text:span text:style-name="T134_221">to</text:span><text:span text:style-name="T134_222"><text:s/></text:span><text:span text:style-name="T134_223">a</text:span><text:span text:style-name="T134_224"><text:s/></text:span><text:span text:style-name="T134_225">subjective</text:span><text:span text:style-name="T134_226"><text:s/></text:span><text:span text:style-name="T134_227">situation</text:span><text:span text:style-name="T134_228">,<text:s/></text:span><text:span text:style-name="T134_229">and</text:span><text:span text:style-name="T134_230"><text:s/></text:span><text:span text:style-name="T134_231">here</text:span><text:span text:style-name="T134_232"><text:s/></text:span><text:span text:style-name="T134_233">the</text:span><text:span text:style-name="T134_234"><text:s/></text:span><text:span text:style-name="T134_235">map</text:span><text:span text:style-name="T134_236"><text:s/></text:span><text:span text:style-name="T134_237">is</text:span><text:span text:style-name="T134_238"><text:s/></text:span><text:span text:style-name="T134_239">the</text:span><text:span text:style-name="T134_240"><text:s/></text:span><text:span text:style-name="T134_241">interface</text:span><text:span text:style-name="T134_242"><text:s/></text:span><text:span text:style-name="T134_243">tool</text:span><text:span text:style-name="T134_244"><text:s/></text:span><text:span text:style-name="T134_245">of</text:span><text:span text:style-name="T134_246"><text:s/></text:span><text:span text:style-name="T134_247">the</text:span><text:span text:style-name="T134_248"><text:s/></text:span><text:span text:style-name="T134_249">two</text:span><text:span text:style-name="T134_250">.<text:line-break/><text:line-break/></text:span><text:span text:style-name="T134_251">Chrissi</text:span><text:span text:style-name="T134_252"><text:s/>(</text:span><text:span text:style-name="T134_253">a</text:span><text:span text:style-name="T134_254"><text:s/></text:span><text:span text:style-name="T134_255">beautiful</text:span><text:span text:style-name="T134_256"><text:s/></text:span><text:span text:style-name="T134_257">soul</text:span><text:span text:style-name="T134_258"><text:s/></text:span><text:span text:style-name="T134_259">I</text:span><text:span text:style-name="T134_260"><text:s/></text:span><text:span text:style-name="T134_261">am</text:span><text:span text:style-name="T134_262"><text:s/></text:span><text:span text:style-name="T134_263">blessed</text:span><text:span text:style-name="T134_264"><text:s/></text:span><text:span text:style-name="T134_265">to</text:span><text:span text:style-name="T134_266"><text:s/></text:span><text:span text:style-name="T134_267">be</text:span><text:span text:style-name="T134_268"><text:s/></text:span><text:span text:style-name="T134_269">with</text:span><text:span text:style-name="T134_270"><text:s/></text:span><text:span text:style-name="T134_271">in</text:span><text:span text:style-name="T134_272"><text:s/></text:span><text:span text:style-name="T134_273">this</text:span><text:span text:style-name="T134_274"><text:s/></text:span><text:span text:style-name="T134_275">life</text:span><text:span text:style-name="T134_276">)<text:s text:c="2"/></text:span><text:span text:style-name="T134_277">just</text:span><text:span text:style-name="T134_278"><text:s/></text:span><text:span text:style-name="T134_279">stated</text:span><text:span text:style-name="T134_280"><text:s/></text:span><text:span text:style-name="T134_281">that</text:span><text:span text:style-name="T134_282"><text:s/></text:span><text:span text:style-name="T134_283">stories</text:span><text:span text:style-name="T134_284"><text:s/></text:span><text:span text:style-name="T134_285">are</text:span><text:span text:style-name="T134_286"><text:s/>'</text:span><text:span text:style-name="T134_287">maps</text:span><text:span text:style-name="T134_288">'<text:s/></text:span><text:span text:style-name="T134_289">of</text:span><text:span text:style-name="T134_290"><text:s/></text:span><text:span text:style-name="T134_291">the</text:span><text:span text:style-name="T134_292"><text:s/></text:span><text:span text:style-name="T134_293">unconscious</text:span><text:span text:style-name="T134_294">...</text:span><text:span text:style-name="T134_295">I</text:span><text:span text:style-name="T134_296"><text:s/></text:span><text:span text:style-name="T134_297">have</text:span><text:span text:style-name="T134_298"><text:s/></text:span><text:span text:style-name="T134_299">had</text:span><text:span text:style-name="T134_300"><text:s/></text:span><text:span text:style-name="T134_301">to</text:span><text:span text:style-name="T134_302"><text:s/></text:span><text:span text:style-name="T134_303">disagree</text:span><text:span text:style-name="T134_304">.<text:s/></text:span><text:span text:style-name="T134_305">I</text:span><text:span text:style-name="T134_306"><text:s/></text:span><text:span text:style-name="T134_307">know</text:span><text:span text:style-name="T134_308"><text:s/></text:span><text:span text:style-name="T134_309">from</text:span><text:span text:style-name="T134_310"><text:s/></text:span><text:span text:style-name="T134_311">my</text:span><text:span text:style-name="T134_312"><text:s/></text:span><text:span text:style-name="T134_313">own</text:span><text:span text:style-name="T134_314"><text:s/></text:span><text:span text:style-name="T134_315">externalities</text:span><text:span text:style-name="T134_316">,<text:s/></text:span><text:span text:style-name="T134_317">by</text:span><text:span text:style-name="T134_318"><text:s/></text:span><text:span text:style-name="T134_319">having</text:span><text:span text:style-name="T134_320"><text:s/></text:span><text:span text:style-name="T134_321">read</text:span><text:span text:style-name="T134_322"><text:s/></text:span><text:span text:style-name="T134_323">Jung</text:span><text:span text:style-name="T134_324"><text:s/></text:span><text:span text:style-name="T134_325">and</text:span><text:span text:style-name="T134_326"><text:s/></text:span><text:span text:style-name="T134_327">looked</text:span><text:span text:style-name="T134_328"><text:s/></text:span><text:span text:style-name="T134_329">at</text:span><text:span text:style-name="T134_330"><text:s/></text:span><text:span text:style-name="T134_331">story</text:span><text:span text:style-name="T134_332"><text:s/></text:span><text:span text:style-name="T134_333">and</text:span><text:span text:style-name="T134_334"><text:s/></text:span><text:span text:style-name="T134_335">fairytale</text:span><text:span text:style-name="T134_336"><text:s/></text:span><text:span text:style-name="T134_337">through</text:span><text:span text:style-name="T134_338"><text:s/></text:span><text:span text:style-name="T134_339">his</text:span><text:span text:style-name="T134_340"><text:s/></text:span><text:span text:style-name="T134_341">lense</text:span><text:span text:style-name="T134_342">,<text:s/></text:span><text:span text:style-name="T134_343">that</text:span><text:span text:style-name="T134_344"><text:s/></text:span><text:span text:style-name="T134_345">these</text:span><text:span text:style-name="T134_346"><text:s/></text:span><text:span text:style-name="T134_347">are</text:span><text:span text:style-name="T134_348"><text:s/>'</text:span><text:span text:style-name="T134_349">like</text:span><text:span text:style-name="T134_350">'<text:s/></text:span><text:span text:style-name="T134_351">a</text:span><text:span text:style-name="T134_352"><text:s/>'</text:span><text:span text:style-name="T134_353">map</text:span><text:span text:style-name="T134_354">'<text:s/></text:span><text:span text:style-name="T134_355">of</text:span><text:span text:style-name="T134_356"><text:s/></text:span><text:span text:style-name="T134_357">the</text:span><text:span text:style-name="T134_358"><text:s/></text:span><text:span text:style-name="T134_359">unconscious</text:span><text:span text:style-name="T134_360">,<text:s/></text:span><text:span text:style-name="T134_361">but</text:span><text:span text:style-name="T134_362"><text:s/></text:span><text:span text:style-name="T134_363">they</text:span><text:span text:style-name="T134_364"><text:s/></text:span><text:span text:style-name="T134_365">are</text:span><text:span text:style-name="T134_366"><text:s/></text:span><text:span text:style-name="T134_367">not</text:span><text:span text:style-name="T134_368"><text:s/></text:span><text:span text:style-name="T134_369">a</text:span><text:span text:style-name="T134_370"><text:s/></text:span><text:span text:style-name="T134_371">map</text:span><text:span text:style-name="T134_372"><text:s/></text:span><text:span text:style-name="T134_373">in</text:span><text:span text:style-name="T134_374"><text:s/></text:span><text:span text:style-name="T134_375">the</text:span><text:span text:style-name="T134_376"><text:s/></text:span><text:span text:style-name="T134_377">same</text:span><text:span text:style-name="T134_378"><text:s/></text:span><text:span text:style-name="T134_379">way</text:span><text:span text:style-name="T134_380"><text:s/></text:span><text:span text:style-name="T134_381">that</text:span><text:span text:style-name="T134_382"><text:s/></text:span><text:span text:style-name="T134_383">stars</text:span><text:span text:style-name="T134_384"><text:s/></text:span><text:span text:style-name="T134_385">in</text:span><text:span text:style-name="T134_386"><text:s/></text:span><text:span text:style-name="T134_387">themselves</text:span><text:span text:style-name="T134_388"><text:s/></text:span><text:span text:style-name="T134_389">are</text:span><text:span text:style-name="T134_390"><text:s/></text:span><text:span text:style-name="T134_391">not</text:span><text:span text:style-name="T134_392"><text:s/></text:span><text:span text:style-name="T134_393">a</text:span><text:span text:style-name="T134_394"><text:s/>'</text:span><text:span text:style-name="T134_395">map</text:span><text:span text:style-name="T134_396"><text:s/></text:span><text:span text:style-name="T134_397">of</text:span><text:span text:style-name="T134_398"><text:s/></text:span><text:span text:style-name="T134_399">the</text:span><text:span text:style-name="T134_400"><text:s/></text:span><text:span text:style-name="T134_401">universe</text:span><text:span text:style-name="T134_402">'<text:s/></text:span><text:span text:style-name="T134_403">and</text:span><text:span text:style-name="T134_404"><text:s/></text:span><text:span text:style-name="T134_405">only</text:span><text:span text:style-name="T134_406"><text:s/></text:span><text:span text:style-name="T134_407">become</text:span><text:span text:style-name="T134_408"><text:s/></text:span><text:span text:style-name="T134_409">a</text:span><text:span text:style-name="T134_410"><text:s/></text:span><text:span text:style-name="T134_411">map</text:span><text:span text:style-name="T134_412"><text:s/></text:span><text:span text:style-name="T134_413">of</text:span><text:span text:style-name="T134_414"><text:s/></text:span><text:span text:style-name="T134_415">the</text:span><text:span text:style-name="T134_416"><text:s/></text:span><text:span text:style-name="T134_417">universe</text:span><text:span text:style-name="T134_418"><text:s/></text:span><text:span text:style-name="T134_419">when</text:span><text:span text:style-name="T134_420"><text:s/></text:span><text:span text:style-name="T134_421">a</text:span><text:span text:style-name="T134_422"><text:s/></text:span><text:span text:style-name="T134_423">physically</text:span><text:span text:style-name="T134_424"><text:s/></text:span><text:span text:style-name="T134_425">located</text:span><text:span text:style-name="T134_426"><text:s/></text:span><text:span text:style-name="T134_427">conscious</text:span><text:span text:style-name="T134_428"><text:s/></text:span><text:span text:style-name="T134_429">individual</text:span><text:span text:style-name="T134_430"><text:s/></text:span><text:span text:style-name="T134_431">is</text:span><text:span text:style-name="T134_432"><text:s/></text:span><text:span text:style-name="T134_433">using</text:span><text:span text:style-name="T134_434"><text:s/></text:span><text:span text:style-name="T134_435">them</text:span><text:span text:style-name="T134_436"><text:s/></text:span><text:span text:style-name="T134_437">as</text:span><text:span text:style-name="T134_438"><text:s/></text:span><text:span text:style-name="T134_439">points</text:span><text:span text:style-name="T134_440"><text:s/></text:span><text:span text:style-name="T134_441">by</text:span><text:span text:style-name="T134_442"><text:s/></text:span><text:span text:style-name="T134_443">which</text:span><text:span text:style-name="T134_444"><text:s/></text:span><text:span text:style-name="T134_445">to</text:span><text:span text:style-name="T134_446"><text:s/></text:span><text:span text:style-name="T134_447">reference</text:span><text:span text:style-name="T134_448"><text:s/></text:span><text:span text:style-name="T134_449">their</text:span><text:span text:style-name="T134_450"><text:s/></text:span><text:span text:style-name="T134_451">position</text:span><text:span text:style-name="T134_452"><text:s/></text:span><text:span text:style-name="T134_453">and</text:span><text:span text:style-name="T134_454">/</text:span><text:span text:style-name="T134_455">or</text:span><text:span text:style-name="T134_456"><text:s/></text:span><text:span text:style-name="T134_457">course</text:span><text:span text:style-name="T134_458"><text:s/></text:span><text:span text:style-name="T134_459">of</text:span><text:span text:style-name="T134_460"><text:s/></text:span><text:span text:style-name="T134_461">action</text:span><text:span text:style-name="T134_462">.<text:s/></text:span><text:span text:style-name="T134_463">And</text:span><text:span text:style-name="T134_464"><text:s/></text:span><text:span text:style-name="T134_465">so</text:span><text:span text:style-name="T134_466"><text:s/></text:span><text:span text:style-name="T134_467">stories</text:span><text:span text:style-name="T134_468"><text:s/></text:span><text:span text:style-name="T134_469">cannot</text:span><text:span text:style-name="T134_470"><text:s/></text:span><text:span text:style-name="T134_471">be</text:span><text:span text:style-name="T134_472"><text:s/></text:span><text:span text:style-name="T134_473">a</text:span><text:span text:style-name="T134_474"><text:s/></text:span><text:span text:style-name="T134_475">map</text:span><text:span text:style-name="T134_476"><text:s/></text:span><text:span text:style-name="T134_477">of</text:span><text:span text:style-name="T134_478"><text:s/></text:span><text:span text:style-name="T134_479">the</text:span><text:span text:style-name="T134_480"><text:s/></text:span><text:span text:style-name="T134_481">unconscious</text:span><text:span text:style-name="T134_482"><text:s/></text:span><text:span text:style-name="T134_483">because</text:span><text:span text:style-name="T134_484"><text:s/></text:span><text:span text:style-name="T134_485">of</text:span><text:span text:style-name="T134_486"><text:s/></text:span><text:span text:style-name="T134_487">the</text:span><text:span text:style-name="T134_488"><text:s/>'</text:span><text:span text:style-name="T134_489">unconscious</text:span><text:span text:style-name="T134_490">'<text:s/></text:span><text:span text:style-name="T134_491">aspect</text:span><text:span text:style-name="T134_492"><text:s/></text:span><text:span text:style-name="T134_493">of</text:span><text:span text:style-name="T134_494"><text:s/></text:span><text:span text:style-name="T134_495">that</text:span><text:span text:style-name="T134_496"><text:s/></text:span><text:span text:style-name="T134_497">conceptual</text:span><text:span text:style-name="T134_498"><text:s/></text:span><text:span text:style-name="T134_499">statement</text:span><text:span text:style-name="T134_500">.<text:s/></text:span><text:span text:style-name="T134_501">A</text:span><text:span text:style-name="T134_502"><text:s/></text:span><text:span text:style-name="T134_503">map</text:span><text:span text:style-name="T134_504"><text:s/></text:span><text:span text:style-name="T134_505">implies</text:span><text:span text:style-name="T134_506"><text:s/></text:span><text:span text:style-name="T134_507">a</text:span><text:span text:style-name="T134_508"><text:s/></text:span><text:span text:style-name="T134_509">conscious</text:span><text:span text:style-name="T134_510"><text:s/></text:span><text:span text:style-name="T134_511">agent</text:span><text:span text:style-name="T134_512"><text:s/></text:span><text:span text:style-name="T134_513">located</text:span><text:span text:style-name="T134_514"><text:s/></text:span><text:span text:style-name="T134_515">in</text:span><text:span text:style-name="T134_516"><text:s/></text:span><text:span text:style-name="T134_517">a</text:span><text:span text:style-name="T134_518"><text:s/></text:span><text:span text:style-name="T134_519">space</text:span><text:span text:style-name="T134_520"><text:s/></text:span><text:span text:style-name="T134_521">and</text:span><text:span text:style-name="T134_522"><text:s/></text:span><text:span text:style-name="T134_523">subject</text:span><text:span text:style-name="T134_524"><text:s/></text:span><text:span text:style-name="T134_525">to</text:span><text:span text:style-name="T134_526"><text:s/></text:span><text:span text:style-name="T134_527">some</text:span><text:span text:style-name="T134_528"><text:s/></text:span><text:span text:style-name="T134_529">change</text:span><text:span text:style-name="T134_530"><text:s/></text:span><text:span text:style-name="T134_531">which</text:span><text:span text:style-name="T134_532"><text:s/></text:span><text:span text:style-name="T134_533">can</text:span><text:span text:style-name="T134_534"><text:s/></text:span><text:span text:style-name="T134_535">be</text:span><text:span text:style-name="T134_536"><text:s/></text:span><text:span text:style-name="T134_537">mitigated</text:span><text:span text:style-name="T134_538"><text:s/></text:span><text:span text:style-name="T134_539">by</text:span><text:span text:style-name="T134_540"><text:s/></text:span><text:span text:style-name="T134_541">their</text:span><text:span text:style-name="T134_542"><text:s/></text:span><text:span text:style-name="T134_543">own</text:span><text:span text:style-name="T134_544"><text:s/></text:span><text:span text:style-name="T134_545">will</text:span><text:span text:style-name="T134_546">.<text:line-break/></text:span></text:p>
      <text:h text:style-name="P135" text:outline-level="10"><text:bookmark-start text:name="h.o9dylznxr6u"/><text:bookmark-end text:name="h.o9dylznxr6u"/><text:bookmark-start text:name="h.mws6ghmtn9oz"/><text:bookmark-end text:name="h.mws6ghmtn9oz"/><text:span text:style-name="T135_1">Crowdsourcing</text:span></text:h>
      <text:p text:style-name="P136"><text:span text:style-name="T136_1">Adapted</text:span><text:span text:style-name="T136_2"><text:s/></text:span><text:span text:style-name="T136_3">from</text:span><text:span text:style-name="T136_4">:<text:s/></text:span><text:span text:style-name="T136_5"><text:a xlink:type="simple" xlink:href="https://deadushahidi.crowdmap.com/page/index/1"><text:span text:style-name="T136_6">https</text:span></text:a></text:span><text:span text:style-name="T136_7"><text:a xlink:type="simple" xlink:href="https://deadushahidi.crowdmap.com/page/index/1"><text:span text:style-name="T136_8">://</text:span></text:a></text:span><text:span text:style-name="T136_9"><text:a xlink:type="simple" xlink:href="https://deadushahidi.crowdmap.com/page/index/1"><text:span text:style-name="T136_10">deadushahidi</text:span></text:a></text:span><text:span text:style-name="T136_11"><text:a xlink:type="simple" xlink:href="https://deadushahidi.crowdmap.com/page/index/1"><text:span text:style-name="T136_12">.</text:span></text:a></text:span><text:span text:style-name="T136_13"><text:a xlink:type="simple" xlink:href="https://deadushahidi.crowdmap.com/page/index/1"><text:span text:style-name="T136_14">crowdmap</text:span></text:a></text:span><text:span text:style-name="T136_15"><text:a xlink:type="simple" xlink:href="https://deadushahidi.crowdmap.com/page/index/1"><text:span text:style-name="T136_16">.</text:span></text:a></text:span><text:span text:style-name="T136_17"><text:a xlink:type="simple" xlink:href="https://deadushahidi.crowdmap.com/page/index/1"><text:span text:style-name="T136_18">com</text:span></text:a></text:span><text:span text:style-name="T136_19"><text:a xlink:type="simple" xlink:href="https://deadushahidi.crowdmap.com/page/index/1"><text:span text:style-name="T136_20">/</text:span></text:a></text:span><text:span text:style-name="T136_21"><text:a xlink:type="simple" xlink:href="https://deadushahidi.crowdmap.com/page/index/1"><text:span text:style-name="T136_22">page</text:span></text:a></text:span><text:span text:style-name="T136_23"><text:a xlink:type="simple" xlink:href="https://deadushahidi.crowdmap.com/page/index/1"><text:span text:style-name="T136_24">/</text:span></text:a></text:span><text:span text:style-name="T136_25"><text:a xlink:type="simple" xlink:href="https://deadushahidi.crowdmap.com/page/index/1"><text:span text:style-name="T136_26">index</text:span></text:a></text:span><text:span text:style-name="T136_27"><text:a xlink:type="simple" xlink:href="https://deadushahidi.crowdmap.com/page/index/1"><text:span text:style-name="T136_28">/1</text:span></text:a></text:span><text:span text:style-name="T136_29"><text:s/></text:span><text:span text:style-name="T136_30">(</text:span><text:span text:style-name="T136_31">removed</text:span><text:span text:style-name="T136_32"><text:s/></text:span><text:span text:style-name="T136_33">references</text:span><text:span text:style-name="T136_34"><text:s/></text:span><text:span text:style-name="T136_35">to</text:span><text:span text:style-name="T136_36"><text:s/></text:span><text:span text:style-name="T136_37">Ushahidi</text:span><text:span text:style-name="T136_38"><text:s/></text:span><text:span text:style-name="T136_39">and</text:span><text:span text:style-name="T136_40"><text:s/></text:span><text:span text:style-name="T136_41">mostly</text:span><text:span text:style-name="T136_42"><text:s/></text:span><text:span text:style-name="T136_43">rewrites</text:span><text:span text:style-name="T136_44"><text:s/></text:span><text:span text:style-name="T136_45">all</text:span><text:span text:style-name="T136_46"><text:s/></text:span><text:span text:style-name="T136_47">the</text:span><text:span text:style-name="T136_48"><text:s/></text:span><text:span text:style-name="T136_49">negative</text:span><text:span text:style-name="T136_50"><text:s/></text:span><text:span text:style-name="T136_51">statements</text:span><text:span text:style-name="T136_52"><text:s/></text:span><text:span text:style-name="T136_53">in</text:span><text:span text:style-name="T136_54"><text:s/></text:span><text:span text:style-name="T136_55">the</text:span><text:span text:style-name="T136_56"><text:s/></text:span><text:span text:style-name="T136_57">positive</text:span><text:span text:style-name="T136_58">)</text:span></text:p>
      <text:p text:style-name="P137"/>
      <text:p text:style-name="P138"><text:span text:style-name="T138_1">Using</text:span><text:span text:style-name="T138_2"><text:s/></text:span><text:span text:style-name="T138_3">crowdsourcing</text:span><text:span text:style-name="T138_4"><text:s/></text:span><text:span text:style-name="T138_5">tools</text:span><text:span text:style-name="T138_6"><text:s/></text:span><text:span text:style-name="T138_7">without</text:span><text:span text:style-name="T138_8"><text:s/></text:span><text:span text:style-name="T138_9">doing</text:span><text:span text:style-name="T138_10"><text:s/></text:span><text:span text:style-name="T138_11">the</text:span><text:span text:style-name="T138_12"><text:s/></text:span><text:span text:style-name="T138_13">strategic</text:span><text:span text:style-name="T138_14"><text:s/></text:span><text:span text:style-name="T138_15">and</text:span><text:span text:style-name="T138_16"><text:s/></text:span><text:span text:style-name="T138_17">programmatic</text:span><text:span text:style-name="T138_18"><text:s/></text:span><text:span text:style-name="T138_19">ground</text:span><text:span text:style-name="T138_20">-</text:span><text:span text:style-name="T138_21">work</text:span><text:span text:style-name="T138_22"><text:s/></text:span><text:span text:style-name="T138_23">is</text:span><text:span text:style-name="T138_24"><text:s/></text:span><text:span text:style-name="T138_25">likely</text:span><text:span text:style-name="T138_26"><text:s/></text:span><text:span text:style-name="T138_27">not</text:span><text:span text:style-name="T138_28"><text:s/></text:span><text:span text:style-name="T138_29">going</text:span><text:span text:style-name="T138_30"><text:s/></text:span><text:span text:style-name="T138_31">to</text:span><text:span text:style-name="T138_32"><text:s/></text:span><text:span text:style-name="T138_33">work</text:span><text:span text:style-name="T138_34"><text:s/></text:span><text:span text:style-name="T138_35">or</text:span><text:span text:style-name="T138_36"><text:s/></text:span><text:span text:style-name="T138_37">change</text:span><text:span text:style-name="T138_38"><text:s/></text:span><text:span text:style-name="T138_39">much</text:span><text:span text:style-name="T138_40"><text:s/></text:span><text:span text:style-name="T138_41">of</text:span><text:span text:style-name="T138_42"><text:s/></text:span><text:span text:style-name="T138_43">anything</text:span><text:span text:style-name="T138_44">.<text:s text:c="2"/></text:span><text:span text:style-name="T138_45"><office:annotation><dc:creator/><text:p text:style-name="P139"><text:span text:style-name="T139_1">Helene</text:span><text:span text:style-name="T139_2"><text:s/></text:span><text:span text:style-name="T139_3">Finidori</text:span><text:span text:style-name="T139_4">:</text:span></text:p><text:p text:style-name="P140"><text:span text:style-name="T140_1">I</text:span><text:span text:style-name="T140_2"><text:s/></text:span><text:span text:style-name="T140_3">love</text:span><text:span text:style-name="T140_4"><text:s/></text:span><text:span text:style-name="T140_5">the</text:span><text:span text:style-name="T140_6"><text:s/></text:span><text:span text:style-name="T140_7">idea</text:span><text:span text:style-name="T140_8"><text:s/></text:span><text:span text:style-name="T140_9">of</text:span><text:span text:style-name="T140_10"><text:s/></text:span><text:span text:style-name="T140_11">data</text:span><text:span text:style-name="T140_12"><text:s/></text:span><text:span text:style-name="T140_13">kept</text:span><text:span text:style-name="T140_14"><text:s/></text:span><text:span text:style-name="T140_15">alive</text:span><text:span text:style-name="T140_16">.<text:s/></text:span><text:span text:style-name="T140_17">Same</text:span><text:span text:style-name="T140_18"><text:s/></text:span><text:span text:style-name="T140_19">for</text:span><text:span text:style-name="T140_20"><text:s/></text:span><text:span text:style-name="T140_21">conversations</text:span><text:span text:style-name="T140_22">...<text:s/></text:span><text:span text:style-name="T140_23">they</text:span><text:span text:style-name="T140_24"><text:s/></text:span><text:span text:style-name="T140_25">should</text:span><text:span text:style-name="T140_26"><text:s/></text:span><text:span text:style-name="T140_27">be</text:span><text:span text:style-name="T140_28"><text:s/></text:span><text:span text:style-name="T140_29">kept</text:span><text:span text:style-name="T140_30"><text:s/></text:span><text:span text:style-name="T140_31">alive</text:span><text:span text:style-name="T140_32"><text:s/></text:span><text:span text:style-name="T140_33">and</text:span><text:span text:style-name="T140_34"><text:s/></text:span><text:span text:style-name="T140_35">accessible</text:span><text:span text:style-name="T140_36">.<text:s/></text:span><text:span text:style-name="T140_37">That</text:span><text:span text:style-name="T140_38">'</text:span><text:span text:style-name="T140_39">s</text:span><text:span text:style-name="T140_40"><text:s/></text:span><text:span text:style-name="T140_41">why</text:span><text:span text:style-name="T140_42"><text:s/></text:span><text:span text:style-name="T140_43">any</text:span><text:span text:style-name="T140_44"><text:s/></text:span><text:span text:style-name="T140_45">mapping</text:span><text:span text:style-name="T140_46">/</text:span><text:span text:style-name="T140_47">resource</text:span><text:span text:style-name="T140_48"><text:s/></text:span><text:span text:style-name="T140_49">maping</text:span><text:span text:style-name="T140_50"><text:s/></text:span><text:span text:style-name="T140_51">project</text:span><text:span text:style-name="T140_52"><text:s/></text:span><text:span text:style-name="T140_53">must</text:span><text:span text:style-name="T140_54"><text:s/></text:span><text:span text:style-name="T140_55">be</text:span><text:span text:style-name="T140_56"><text:s/></text:span><text:span text:style-name="T140_57">coupled</text:span><text:span text:style-name="T140_58"><text:s/></text:span><text:span text:style-name="T140_59">by</text:span><text:span text:style-name="T140_60"><text:s/></text:span><text:span text:style-name="T140_61">a</text:span><text:span text:style-name="T140_62"><text:s/></text:span><text:span text:style-name="T140_63">pull</text:span><text:span text:style-name="T140_64"><text:s/></text:span><text:span text:style-name="T140_65">and</text:span><text:span text:style-name="T140_66"><text:s/></text:span><text:span text:style-name="T140_67">engagement</text:span><text:span text:style-name="T140_68"><text:s/></text:span><text:span text:style-name="T140_69">mechanism</text:span><text:span text:style-name="T140_70">.<text:s/></text:span><text:span text:style-name="T140_71">Look</text:span><text:span text:style-name="T140_72"><text:s/></text:span><text:span text:style-name="T140_73">at</text:span><text:span text:style-name="T140_74"><text:s/></text:span><text:span text:style-name="T140_75">this</text:span><text:span text:style-name="T140_76"><text:s/></text:span><text:span text:style-name="T140_77">video</text:span><text:span text:style-name="T140_78">:<text:s/></text:span><text:span text:style-name="T140_79">http</text:span><text:span text:style-name="T140_80">://</text:span><text:span text:style-name="T140_81">www</text:span><text:span text:style-name="T140_82">.</text:span><text:span text:style-name="T140_83">youtube</text:span><text:span text:style-name="T140_84">.</text:span><text:span text:style-name="T140_85">com</text:span><text:span text:style-name="T140_86">/</text:span><text:span text:style-name="T140_87">watch</text:span><text:span text:style-name="T140_88">?</text:span><text:span text:style-name="T140_89">feature</text:span><text:span text:style-name="T140_90">=</text:span><text:span text:style-name="T140_91">player</text:span><text:span text:style-name="T140_92">_</text:span><text:span text:style-name="T140_93">embedded</text:span><text:span text:style-name="T140_94">&amp;</text:span><text:span text:style-name="T140_95">v</text:span><text:span text:style-name="T140_96">=3</text:span><text:span text:style-name="T140_97">Q</text:span><text:span text:style-name="T140_98">2</text:span><text:span text:style-name="T140_99">YgeKbbt</text:span><text:span text:style-name="T140_100">4</text:span></text:p></office:annotation></text:span><text:span text:style-name="T140_101">One</text:span><text:span text:style-name="T140_102"><text:s/></text:span><text:span text:style-name="T140_103">needs</text:span><text:span text:style-name="T140_104"><text:s/></text:span><text:span text:style-name="T140_105">a</text:span><text:span text:style-name="T140_106"><text:s/></text:span><text:span text:style-name="T140_107">goal</text:span><text:span text:style-name="T140_108"><text:s/></text:span><text:span text:style-name="T140_109">or</text:span><text:span text:style-name="T140_110"><text:s/></text:span><text:span text:style-name="T140_111">strategy</text:span><text:span text:style-name="T140_112"><text:s/></text:span><text:span text:style-name="T140_113">so</text:span><text:span text:style-name="T140_114"><text:s/></text:span><text:span text:style-name="T140_115">that</text:span><text:span text:style-name="T140_116"><text:s/></text:span><text:span text:style-name="T140_117">data</text:span><text:span text:style-name="T140_118"><text:s/></text:span><text:span text:style-name="T140_119">survives</text:span><text:span text:style-name="T140_120">,<text:s/></text:span><text:span text:style-name="T140_121">remains</text:span><text:span text:style-name="T140_122"><text:s/></text:span><text:span text:style-name="T140_123">relevant</text:span><text:span text:style-name="T140_124">,<text:s/></text:span><text:span text:style-name="T140_125">and</text:span><text:span text:style-name="T140_126"><text:s/></text:span><text:span text:style-name="T140_127">possibly</text:span><text:span text:style-name="T140_128"><text:s/></text:span><text:span text:style-name="T140_129">grows</text:span><text:span text:style-name="T140_130"><text:s/></text:span><text:span text:style-name="T140_131">beyond</text:span><text:span text:style-name="T140_132"><text:s/></text:span><text:span text:style-name="T140_133">its</text:span><text:span text:style-name="T140_134"><text:s/></text:span><text:span text:style-name="T140_135">original</text:span><text:span text:style-name="T140_136"><text:s/></text:span><text:span text:style-name="T140_137">purposes</text:span><text:span text:style-name="T140_138">.<text:s text:c="3"/></text:span><text:span text:style-name="T140_139">This</text:span><text:span text:style-name="T140_140"><text:s/></text:span><text:span text:style-name="T140_141">guide</text:span><text:span text:style-name="T140_142"><text:s/></text:span><text:span text:style-name="T140_143">will</text:span><text:span text:style-name="T140_144"><text:s/></text:span><text:span text:style-name="T140_145">help</text:span><text:span text:style-name="T140_146"><text:s/></text:span><text:span text:style-name="T140_147">you</text:span><text:span text:style-name="T140_148"><text:s/></text:span><text:span text:style-name="T140_149">realize</text:span><text:span text:style-name="T140_150"><text:s/></text:span><text:span text:style-name="T140_151">the</text:span><text:span text:style-name="T140_152"><text:s/></text:span><text:span text:style-name="T140_153">why</text:span><text:span text:style-name="T140_154">,<text:s/></text:span><text:span text:style-name="T140_155">what</text:span><text:span text:style-name="T140_156">,<text:s/></text:span><text:span text:style-name="T140_157">who</text:span><text:span text:style-name="T140_158">,<text:s/></text:span><text:span text:style-name="T140_159">and</text:span><text:span text:style-name="T140_160"><text:s/></text:span><text:span text:style-name="T140_161">how</text:span><text:span text:style-name="T140_162"><text:s/></text:span><text:span text:style-name="T140_163">of</text:span><text:span text:style-name="T140_164"><text:s/></text:span><text:span text:style-name="T140_165">the</text:span><text:span text:style-name="T140_166"><text:s/></text:span><text:span text:style-name="T140_167">data</text:span><text:span text:style-name="T140_168"><text:s/></text:span><text:span text:style-name="T140_169">you</text:span><text:span text:style-name="T140_170"><text:s/></text:span><text:span text:style-name="T140_171">are</text:span><text:span text:style-name="T140_172"><text:s/></text:span><text:span text:style-name="T140_173">trying</text:span><text:span text:style-name="T140_174"><text:s/></text:span><text:span text:style-name="T140_175">to</text:span><text:span text:style-name="T140_176"><text:s/></text:span><text:span text:style-name="T140_177">gather</text:span><text:span text:style-name="T140_178"><text:s/></text:span><text:span text:style-name="T140_179">so</text:span><text:span text:style-name="T140_180"><text:s/></text:span><text:span text:style-name="T140_181">that</text:span><text:span text:style-name="T140_182"><text:s/></text:span><text:span text:style-name="T140_183">you</text:span><text:span text:style-name="T140_184"><text:s/></text:span><text:span text:style-name="T140_185">can</text:span><text:span text:style-name="T140_186"><text:s/></text:span><text:span text:style-name="T140_187">effectively</text:span><text:span text:style-name="T140_188"><text:s/></text:span><text:span text:style-name="T140_189">reprogram</text:span><text:span text:style-name="T140_190"><text:s/></text:span><text:span text:style-name="T140_191">reality</text:span><text:span text:style-name="T140_192">.<text:s text:c="2"/></text:span></text:p>
      <text:p text:style-name="P141"/>
      <text:p text:style-name="P142"><text:span text:style-name="T142_1">Connecting</text:span><text:span text:style-name="T142_2"><text:s/></text:span><text:span text:style-name="T142_3">objects</text:span><text:span text:style-name="T142_4"><text:s/></text:span><text:span text:style-name="T142_5">together</text:span><text:span text:style-name="T142_6"><text:s/></text:span><text:span text:style-name="T142_7">is</text:span><text:span text:style-name="T142_8"><text:s/></text:span><text:span text:style-name="T142_9">what</text:span><text:span text:style-name="T142_10"><text:s/></text:span><text:span text:style-name="T142_11">programmers</text:span><text:span text:style-name="T142_12"><text:s/></text:span><text:span text:style-name="T142_13">do</text:span><text:span text:style-name="T142_14">...<text:s/></text:span><text:span text:style-name="T142_15">no</text:span><text:span text:style-name="T142_16"><text:s/></text:span><text:span text:style-name="T142_17">big</text:span><text:span text:style-name="T142_18"><text:s/></text:span><text:span text:style-name="T142_19">deal</text:span><text:span text:style-name="T142_20">.<text:s text:c="2"/></text:span><text:span text:style-name="T142_21">Well</text:span><text:span text:style-name="T142_22"><text:s/></text:span><text:span text:style-name="T142_23">now</text:span><text:span text:style-name="T142_24"><text:s/></text:span><text:span text:style-name="T142_25">this</text:span><text:span text:style-name="T142_26"><text:s/></text:span><text:span text:style-name="T142_27">is</text:span><text:span text:style-name="T142_28"><text:s/></text:span><text:span text:style-name="T142_29">available</text:span><text:span text:style-name="T142_30"><text:s/></text:span><text:span text:style-name="T142_31">at</text:span><text:span text:style-name="T142_32"><text:s/></text:span><text:span text:style-name="T142_33">the</text:span><text:span text:style-name="T142_34"><text:s/></text:span><text:span text:style-name="T142_35">user</text:span><text:span text:style-name="T142_36"><text:s/></text:span><text:span text:style-name="T142_37">level</text:span><text:span text:style-name="T142_38"><text:s/></text:span><text:span text:style-name="T142_39">and</text:span><text:span text:style-name="T142_40"><text:s/></text:span><text:span text:style-name="T142_41">the</text:span><text:span text:style-name="T142_42"><text:s/></text:span><text:span text:style-name="T142_43">user</text:span><text:span text:style-name="T142_44"><text:s/></text:span><text:span text:style-name="T142_45">is</text:span><text:span text:style-name="T142_46"><text:s/></text:span><text:span text:style-name="T142_47">the</text:span><text:span text:style-name="T142_48"><text:s/></text:span><text:span text:style-name="T142_49">one</text:span><text:span text:style-name="T142_50"><text:s/></text:span><text:span text:style-name="T142_51">who</text:span><text:span text:style-name="T142_52"><text:s/></text:span><text:span text:style-name="T142_53">creates</text:span><text:span text:style-name="T142_54"><text:s/></text:span><text:span text:style-name="T142_55">and</text:span><text:span text:style-name="T142_56"><text:s/></text:span><text:span text:style-name="T142_57">pulls</text:span><text:span text:style-name="T142_58"><text:s/></text:span><text:span text:style-name="T142_59">the</text:span><text:span text:style-name="T142_60"><text:s/></text:span><text:span text:style-name="T142_61">objects</text:span><text:span text:style-name="T142_62">.<text:s/></text:span><text:span text:style-name="T142_63">--</text:span><text:span text:style-name="T142_64">Matthias</text:span></text:p>
      <text:p text:style-name="P143"><text:span text:style-name="T143_1"><text:line-break/></text:span><text:span text:style-name="T143_2">What</text:span><text:span text:style-name="T143_3"><text:s/></text:span><text:span text:style-name="T143_4">is</text:span><text:span text:style-name="T143_5"><text:s/></text:span><text:span text:style-name="T143_6">effective</text:span><text:span text:style-name="T143_7"><text:s/></text:span><text:span text:style-name="T143_8">crowdsourcing</text:span><text:span text:style-name="T143_9"><text:s/></text:span><text:span text:style-name="T143_10">and</text:span><text:span text:style-name="T143_11"><text:s/></text:span><text:span text:style-name="T143_12">mapping</text:span><text:span text:style-name="T143_13">?<text:line-break/><text:line-break/></text:span><text:span text:style-name="T143_14">Careful</text:span><text:span text:style-name="T143_15"><text:s/></text:span><text:span text:style-name="T143_16">thinking</text:span><text:span text:style-name="T143_17"><text:s/></text:span><text:span text:style-name="T143_18">about</text:span><text:span text:style-name="T143_19"><text:s/></text:span><text:span text:style-name="T143_20">how</text:span><text:span text:style-name="T143_21"><text:s/></text:span><text:span text:style-name="T143_22">crowdsourced</text:span><text:span text:style-name="T143_23"><text:s/></text:span><text:span text:style-name="T143_24">data</text:span><text:span text:style-name="T143_25"><text:s/></text:span><text:span text:style-name="T143_26">will</text:span><text:span text:style-name="T143_27"><text:s/></text:span><text:span text:style-name="T143_28">advance</text:span><text:span text:style-name="T143_29"><text:s/></text:span><text:span text:style-name="T143_30">your</text:span><text:span text:style-name="T143_31"><text:s/></text:span><text:span text:style-name="T143_32">goals</text:span><text:span text:style-name="T143_33"><text:s/></text:span><text:span text:style-name="T143_34">is</text:span><text:span text:style-name="T143_35"><text:s/></text:span><text:span text:style-name="T143_36">essential</text:span><text:span text:style-name="T143_37">.<text:s text:c="2"/></text:span><text:span text:style-name="T143_38">Netention</text:span><text:span text:style-name="T143_39"><text:s/></text:span><text:span text:style-name="T143_40">can</text:span><text:span text:style-name="T143_41"><text:s/></text:span><text:span text:style-name="T143_42">help</text:span><text:span text:style-name="T143_43"><text:s/></text:span><text:span text:style-name="T143_44">clarify</text:span><text:span text:style-name="T143_45"><text:s/></text:span><text:span text:style-name="T143_46">the</text:span><text:span text:style-name="T143_47"><text:s/></text:span><text:span text:style-name="T143_48">answer</text:span><text:span text:style-name="T143_49"><text:s/></text:span><text:span text:style-name="T143_50">to</text:span><text:span text:style-name="T143_51"><text:s/></text:span><text:span text:style-name="T143_52">the</text:span><text:span text:style-name="T143_53"><text:s/></text:span><text:span text:style-name="T143_54">question</text:span><text:span text:style-name="T143_55">:<text:s/>"</text:span><text:span text:style-name="T143_56">Why</text:span><text:span text:style-name="T143_57"><text:s/></text:span><text:span text:style-name="T143_58">will</text:span><text:span text:style-name="T143_59"><text:s/></text:span><text:span text:style-name="T143_60">this</text:span><text:span text:style-name="T143_61"><text:s/></text:span><text:span text:style-name="T143_62">data</text:span><text:span text:style-name="T143_63"><text:s/></text:span><text:span text:style-name="T143_64">lead</text:span><text:span text:style-name="T143_65"><text:s/></text:span><text:span text:style-name="T143_66">to</text:span><text:span text:style-name="T143_67"><text:s/></text:span><text:span text:style-name="T143_68">the</text:span><text:span text:style-name="T143_69"><text:s/></text:span><text:span text:style-name="T143_70">change</text:span><text:span text:style-name="T143_71"><text:s/></text:span><text:span text:style-name="T143_72">I</text:span><text:span text:style-name="T143_73"><text:s/></text:span><text:span text:style-name="T143_74">desire</text:span><text:span text:style-name="T143_75">?"</text:span></text:p>
      <text:p text:style-name="P144"><text:span text:style-name="T144_1"><text:line-break/></text:span><text:span text:style-name="T144_2">Netention</text:span><text:span text:style-name="T144_3"><text:s/></text:span><text:span text:style-name="T144_4">is</text:span><text:span text:style-name="T144_5"><text:s/></text:span><text:span text:style-name="T144_6">only</text:span><text:span text:style-name="T144_7"><text:s/></text:span><text:span text:style-name="T144_8">as</text:span><text:span text:style-name="T144_9"><text:s/></text:span><text:span text:style-name="T144_10">useful</text:span><text:span text:style-name="T144_11"><text:s/></text:span><text:span text:style-name="T144_12">as</text:span><text:span text:style-name="T144_13"><text:s/></text:span><text:span text:style-name="T144_14">the</text:span><text:span text:style-name="T144_15"><text:s/></text:span><text:span text:style-name="T144_16">data</text:span><text:span text:style-name="T144_17"><text:s/></text:span><text:span text:style-name="T144_18">in</text:span><text:span text:style-name="T144_19"><text:s/></text:span><text:span text:style-name="T144_20">it</text:span><text:span text:style-name="T144_21">.<text:s text:c="2"/></text:span><text:span text:style-name="T144_22">Good</text:span><text:span text:style-name="T144_23"><text:s/></text:span><text:span text:style-name="T144_24">data</text:span><text:span text:style-name="T144_25">,<text:s/></text:span><text:span text:style-name="T144_26">clear</text:span><text:span text:style-name="T144_27"><text:s/></text:span><text:span text:style-name="T144_28">categories</text:span><text:span text:style-name="T144_29">,<text:s/></text:span><text:span text:style-name="T144_30">and</text:span><text:span text:style-name="T144_31"><text:s/></text:span><text:span text:style-name="T144_32">continuous</text:span><text:span text:style-name="T144_33"><text:s/></text:span><text:span text:style-name="T144_34">quality</text:span><text:span text:style-name="T144_35"><text:s/></text:span><text:span text:style-name="T144_36">control</text:span><text:span text:style-name="T144_37"><text:s/></text:span><text:span text:style-name="T144_38">will</text:span><text:span text:style-name="T144_39"><text:s/></text:span><text:span text:style-name="T144_40">help</text:span><text:span text:style-name="T144_41"><text:s/></text:span><text:span text:style-name="T144_42">you</text:span><text:span text:style-name="T144_43"><text:s/></text:span><text:span text:style-name="T144_44">achieve</text:span><text:span text:style-name="T144_45"><text:s/></text:span><text:span text:style-name="T144_46">your</text:span><text:span text:style-name="T144_47"><text:s/></text:span><text:span text:style-name="T144_48">goals</text:span><text:span text:style-name="T144_49">.<text:s text:c="2"/></text:span><text:span text:style-name="T144_50">Have</text:span><text:span text:style-name="T144_51"><text:s/></text:span><text:span text:style-name="T144_52">clearly</text:span><text:span text:style-name="T144_53">-</text:span><text:span text:style-name="T144_54">defined</text:span><text:span text:style-name="T144_55"><text:s/></text:span><text:span text:style-name="T144_56">focuses</text:span><text:span text:style-name="T144_57"><text:s/></text:span><text:span text:style-name="T144_58">for</text:span><text:span text:style-name="T144_59"><text:s/></text:span><text:span text:style-name="T144_60">data</text:span><text:span text:style-name="T144_61"><text:s/></text:span><text:span text:style-name="T144_62">collection</text:span><text:span text:style-name="T144_63">.<text:s text:c="2"/></text:span><text:span text:style-name="T144_64">Your</text:span><text:span text:style-name="T144_65"><text:s/></text:span><text:span text:style-name="T144_66">participation</text:span><text:span text:style-name="T144_67"><text:s/></text:span><text:span text:style-name="T144_68">helps</text:span><text:span text:style-name="T144_69"><text:s/></text:span><text:span text:style-name="T144_70">collectively</text:span><text:span text:style-name="T144_71"><text:s/></text:span><text:span text:style-name="T144_72">evolve</text:span><text:span text:style-name="T144_73"><text:s/></text:span><text:span text:style-name="T144_74">a</text:span><text:span text:style-name="T144_75"><text:s/></text:span><text:span text:style-name="T144_76">dynamic</text:span><text:span text:style-name="T144_77"><text:s/></text:span><text:span text:style-name="T144_78">ontology</text:span><text:span text:style-name="T144_79"><text:s/></text:span><text:span text:style-name="T144_80">towards</text:span><text:span text:style-name="T144_81"><text:s/></text:span><text:span text:style-name="T144_82">increasingly</text:span><text:span text:style-name="T144_83"><text:s/></text:span><text:span text:style-name="T144_84">efficient</text:span><text:span text:style-name="T144_85"><text:s/></text:span><text:span text:style-name="T144_86">and</text:span><text:span text:style-name="T144_87"><text:s/></text:span><text:span text:style-name="T144_88">expressive</text:span><text:span text:style-name="T144_89"><text:s/></text:span><text:span text:style-name="T144_90">modes</text:span><text:span text:style-name="T144_91"><text:s/></text:span><text:span text:style-name="T144_92">for</text:span><text:span text:style-name="T144_93"><text:s/></text:span><text:span text:style-name="T144_94">communicating</text:span><text:span text:style-name="T144_95"><text:s/></text:span><text:span text:style-name="T144_96">what</text:span><text:span text:style-name="T144_97"><text:s/></text:span><text:span text:style-name="T144_98">truly</text:span><text:span text:style-name="T144_99"><text:s/></text:span><text:span text:style-name="T144_100">holds</text:span><text:span text:style-name="T144_101"><text:s/></text:span><text:span text:style-name="T144_102">our</text:span><text:span text:style-name="T144_103"><text:s/></text:span><text:span text:style-name="T144_104">intention</text:span><text:span text:style-name="T144_105"><text:s/></text:span><text:span text:style-name="T144_106">and</text:span><text:span text:style-name="T144_107"><text:s/></text:span><text:span text:style-name="T144_108">attention</text:span><text:span text:style-name="T144_109">.</text:span></text:p>
      <text:list text:style-name="LS9" xml:id="list33">
        <text:list-item>
          <text:p text:style-name="P145"><text:span text:style-name="T145_1">See</text:span><text:span text:style-name="T145_2">:<text:s/></text:span><text:span text:style-name="T145_3"><office:annotation><dc:creator/><text:p text:style-name="P146"><text:span text:style-name="T146_1">Helene</text:span><text:span text:style-name="T146_2"><text:s/></text:span><text:span text:style-name="T146_3">Finidori</text:span><text:span text:style-name="T146_4">:</text:span></text:p><text:p text:style-name="P147"><text:span text:style-name="T147_1">Where</text:span><text:span text:style-name="T147_2"><text:s/></text:span><text:span text:style-name="T147_3">do</text:span><text:span text:style-name="T147_4"><text:s/></text:span><text:span text:style-name="T147_5">I</text:span><text:span text:style-name="T147_6"><text:s/></text:span><text:span text:style-name="T147_7">see</text:span><text:span text:style-name="T147_8"><text:s/>:)</text:span></text:p></office:annotation></text:span><text:span text:style-name="T147_9">Band</text:span><text:span text:style-name="T147_10"><text:s/></text:span><text:span text:style-name="T147_11">Recipe</text:span></text:p>
        </text:list-item>
        <text:list-item>
          <text:p text:style-name="P148"><text:span text:style-name="T148_1">See</text:span><text:span text:style-name="T148_2">:<text:s/></text:span><text:span text:style-name="T148_3">Cortexit</text:span></text:p>
        </text:list-item>
      </text:list>
      <text:p text:style-name="P149"><text:span text:style-name="T149_1"><text:line-break/></text:span><text:span text:style-name="T149_2">Without</text:span><text:span text:style-name="T149_3"><text:s/></text:span><text:span text:style-name="T149_4">a</text:span><text:span text:style-name="T149_5"><text:s/></text:span><text:span text:style-name="T149_6">community</text:span><text:span text:style-name="T149_7"><text:s/></text:span><text:span text:style-name="T149_8">to</text:span><text:span text:style-name="T149_9"><text:s/></text:span><text:span text:style-name="T149_10">draw</text:span><text:span text:style-name="T149_11"><text:s/></text:span><text:span text:style-name="T149_12">from</text:span><text:span text:style-name="T149_13"><text:s/></text:span><text:span text:style-name="T149_14">and</text:span><text:span text:style-name="T149_15"><text:s/></text:span><text:span text:style-name="T149_16">intensive</text:span><text:span text:style-name="T149_17"><text:s/></text:span><text:span text:style-name="T149_18">outreach</text:span><text:span text:style-name="T149_19"><text:s/></text:span><text:span text:style-name="T149_20">and</text:span><text:span text:style-name="T149_21"><text:s/></text:span><text:span text:style-name="T149_22">marketing</text:span><text:span text:style-name="T149_23">,<text:s/></text:span><text:span text:style-name="T149_24">people</text:span><text:span text:style-name="T149_25"><text:s/></text:span><text:span text:style-name="T149_26">won</text:span><text:span text:style-name="T149_27">'</text:span><text:span text:style-name="T149_28">t</text:span><text:span text:style-name="T149_29"><text:s/></text:span><text:span text:style-name="T149_30">know</text:span><text:span text:style-name="T149_31"><text:s/></text:span><text:span text:style-name="T149_32">about</text:span><text:span text:style-name="T149_33"><text:s/></text:span><text:span text:style-name="T149_34">your</text:span><text:span text:style-name="T149_35"><text:s/></text:span><text:span text:style-name="T149_36">data</text:span><text:span text:style-name="T149_37">,<text:s/></text:span><text:span text:style-name="T149_38">and</text:span><text:span text:style-name="T149_39"><text:s/></text:span><text:span text:style-name="T149_40">it</text:span><text:span text:style-name="T149_41"><text:s/></text:span><text:span text:style-name="T149_42">may</text:span><text:span text:style-name="T149_43"><text:s/></text:span><text:span text:style-name="T149_44">be</text:span><text:span text:style-name="T149_45"><text:s/></text:span><text:span text:style-name="T149_46">difficult</text:span><text:span text:style-name="T149_47"><text:s/></text:span><text:span text:style-name="T149_48">for</text:span><text:span text:style-name="T149_49"><text:s/></text:span><text:span text:style-name="T149_50">them</text:span><text:span text:style-name="T149_51"><text:s/></text:span><text:span text:style-name="T149_52">to</text:span><text:span text:style-name="T149_53"><text:s/></text:span><text:span text:style-name="T149_54">care</text:span><text:span text:style-name="T149_55"><text:s/></text:span><text:span text:style-name="T149_56">about</text:span><text:span text:style-name="T149_57"><text:s/></text:span><text:span text:style-name="T149_58">it</text:span><text:span text:style-name="T149_59"><text:s/></text:span><text:span text:style-name="T149_60">let</text:span><text:span text:style-name="T149_61"><text:s/></text:span><text:span text:style-name="T149_62">alone</text:span><text:span text:style-name="T149_63"><text:s/></text:span><text:span text:style-name="T149_64">care</text:span><text:span text:style-name="T149_65"><text:s/></text:span><text:span text:style-name="T149_66">enough</text:span><text:span text:style-name="T149_67"><text:s/></text:span><text:span text:style-name="T149_68">to</text:span><text:span text:style-name="T149_69"><text:s/></text:span><text:span text:style-name="T149_70">share</text:span><text:span text:style-name="T149_71"><text:s/></text:span><text:span text:style-name="T149_72">their</text:span><text:span text:style-name="T149_73"><text:s/></text:span><text:span text:style-name="T149_74">data</text:span><text:span text:style-name="T149_75">.</text:span></text:p>
      <text:p text:style-name="P150"><text:span text:style-name="T150_1"><text:line-break/></text:span><text:span text:style-name="T150_2">Consider</text:span><text:span text:style-name="T150_3"><text:s/></text:span><text:span text:style-name="T150_4">populating</text:span><text:span text:style-name="T150_5"><text:s/></text:span><text:span text:style-name="T150_6">Netention</text:span><text:span text:style-name="T150_7"><text:s/></text:span><text:span text:style-name="T150_8">with</text:span><text:span text:style-name="T150_9"><text:s/></text:span><text:span text:style-name="T150_10">data</text:span><text:span text:style-name="T150_11"><text:s/></text:span><text:span text:style-name="T150_12">from</text:span><text:span text:style-name="T150_13"><text:s/></text:span><text:span text:style-name="T150_14">your</text:span><text:span text:style-name="T150_15"><text:s/></text:span><text:span text:style-name="T150_16">communities</text:span><text:span text:style-name="T150_17"><text:s/>(</text:span><text:span text:style-name="T150_18">and</text:span><text:span text:style-name="T150_19"><text:s/></text:span><text:span text:style-name="T150_20">make</text:span><text:span text:style-name="T150_21"><text:s/></text:span><text:span text:style-name="T150_22">sure</text:span><text:span text:style-name="T150_23"><text:s/></text:span><text:span text:style-name="T150_24">that</text:span><text:span text:style-name="T150_25"><text:s/></text:span><text:span text:style-name="T150_26">you</text:span><text:span text:style-name="T150_27"><text:s/></text:span><text:span text:style-name="T150_28">participate</text:span><text:span text:style-name="T150_29"><text:s/></text:span><text:span text:style-name="T150_30">in</text:span><text:span text:style-name="T150_31"><text:s/></text:span><text:span text:style-name="T150_32">at</text:span><text:span text:style-name="T150_33"><text:s/></text:span><text:span text:style-name="T150_34">least</text:span><text:span text:style-name="T150_35"><text:s/></text:span><text:span text:style-name="T150_36">one</text:span><text:span text:style-name="T150_37"><text:s/></text:span><text:span text:style-name="T150_38">and</text:span><text:span text:style-name="T150_39"><text:s/></text:span><text:span text:style-name="T150_40">know</text:span><text:span text:style-name="T150_41"><text:s/></text:span><text:span text:style-name="T150_42">how</text:span><text:span text:style-name="T150_43"><text:s/></text:span><text:span text:style-name="T150_44">to</text:span><text:span text:style-name="T150_45"><text:s/></text:span><text:span text:style-name="T150_46">reach</text:span><text:span text:style-name="T150_47"><text:s/></text:span><text:span text:style-name="T150_48">them</text:span><text:span text:style-name="T150_49">.)<text:s text:c="2"/></text:span><text:span text:style-name="T150_50">Just</text:span><text:span text:style-name="T150_51"><text:s/></text:span><text:span text:style-name="T150_52">because</text:span><text:span text:style-name="T150_53"><text:s/></text:span><text:span text:style-name="T150_54">you</text:span><text:span text:style-name="T150_55"><text:s/></text:span><text:span text:style-name="T150_56">built</text:span><text:span text:style-name="T150_57"><text:s/></text:span><text:span text:style-name="T150_58">it</text:span><text:span text:style-name="T150_59"><text:s/></text:span><text:span text:style-name="T150_60">doesn</text:span><text:span text:style-name="T150_61">'</text:span><text:span text:style-name="T150_62">t</text:span><text:span text:style-name="T150_63"><text:s/></text:span><text:span text:style-name="T150_64">mean</text:span><text:span text:style-name="T150_65"><text:s/></text:span><text:span text:style-name="T150_66">they</text:span><text:span text:style-name="T150_67"><text:s/></text:span><text:span text:style-name="T150_68">will</text:span><text:span text:style-name="T150_69"><text:s/></text:span><text:span text:style-name="T150_70">come</text:span><text:span text:style-name="T150_71">.</text:span></text:p>
      <text:p text:style-name="P151"/>
      <text:p text:style-name="P152"><text:span text:style-name="T152_1"><text:a xlink:type="simple" xlink:href="http://en.wikipedia.org/wiki/Asset-based_community_development"><text:span text:style-name="T152_2">Asset</text:span></text:a></text:span><text:span text:style-name="T152_3"><text:a xlink:type="simple" xlink:href="http://en.wikipedia.org/wiki/Asset-based_community_development"><text:span text:style-name="T152_4">-</text:span></text:a></text:span><text:span text:style-name="T152_5"><text:a xlink:type="simple" xlink:href="http://en.wikipedia.org/wiki/Asset-based_community_development"><text:span text:style-name="T152_6">based</text:span></text:a></text:span><text:span text:style-name="T152_7"><text:a xlink:type="simple" xlink:href="http://en.wikipedia.org/wiki/Asset-based_community_development"><text:span text:style-name="T152_8"><text:s/></text:span></text:a></text:span><text:span text:style-name="T152_9"><text:a xlink:type="simple" xlink:href="http://en.wikipedia.org/wiki/Asset-based_community_development"><text:span text:style-name="T152_10">community</text:span></text:a></text:span><text:span text:style-name="T152_11"><text:a xlink:type="simple" xlink:href="http://en.wikipedia.org/wiki/Asset-based_community_development"><text:span text:style-name="T152_12"><text:s/></text:span></text:a></text:span><text:span text:style-name="T152_13"><text:a xlink:type="simple" xlink:href="http://en.wikipedia.org/wiki/Asset-based_community_development"><text:span text:style-name="T152_14">development</text:span></text:a></text:span><text:span text:style-name="T152_15"><text:s/>(</text:span><text:span text:style-name="T152_16">ABCD</text:span><text:span text:style-name="T152_17">)<text:s/></text:span><text:span text:style-name="T152_18">is</text:span><text:span text:style-name="T152_19"><text:s/></text:span><text:span text:style-name="T152_20">a</text:span><text:span text:style-name="T152_21"><text:s/></text:span><text:span text:style-name="T152_22">methodology</text:span><text:span text:style-name="T152_23"><text:s/></text:span><text:span text:style-name="T152_24">that</text:span><text:span text:style-name="T152_25"><text:s/></text:span><text:span text:style-name="T152_26">se</text:span><text:span text:style-name="T152_27">eks</text:span><text:span text:style-name="T152_28"><text:s/></text:span><text:span text:style-name="T152_29">to</text:span><text:span text:style-name="T152_30"><text:s/></text:span><text:span text:style-name="T152_31">uncover</text:span><text:span text:style-name="T152_32"><text:s/></text:span><text:span text:style-name="T152_33">and</text:span><text:span text:style-name="T152_34"><text:s/></text:span><text:span text:style-name="T152_35">utilize</text:span><text:span text:style-name="T152_36"><text:s/></text:span><text:span text:style-name="T152_37">the</text:span><text:span text:style-name="T152_38"><text:s/></text:span><text:span text:style-name="T152_39">strengths</text:span><text:span text:style-name="T152_40"><text:s/></text:span><text:span text:style-name="T152_41">within</text:span><text:span text:style-name="T152_42"><text:s/></text:span><text:span text:style-name="T152_43">communities</text:span><text:span text:style-name="T152_44"><text:s/></text:span><text:span text:style-name="T152_45">as</text:span><text:span text:style-name="T152_46"><text:s/></text:span><text:span text:style-name="T152_47">a</text:span><text:span text:style-name="T152_48"><text:s/></text:span><text:span text:style-name="T152_49">means</text:span><text:span text:style-name="T152_50"><text:s/></text:span><text:span text:style-name="T152_51">for</text:span><text:span text:style-name="T152_52"><text:s/></text:span><text:span text:style-name="T152_53">sustainable</text:span><text:span text:style-name="T152_54"><text:s/></text:span><text:span text:style-name="T152_55">development</text:span><text:span text:style-name="T152_56">.<text:s text:c="2"/></text:span><text:span text:style-name="T152_57"><office:annotation><dc:creator/><text:p text:style-name="P153"><text:span text:style-name="T153_1">Helene</text:span><text:span text:style-name="T153_2"><text:s/></text:span><text:span text:style-name="T153_3">Finidori</text:span><text:span text:style-name="T153_4">:</text:span></text:p><text:p text:style-name="P154"><text:span text:style-name="T154_1">Actually</text:span><text:span text:style-name="T154_2"><text:s/></text:span><text:span text:style-name="T154_3">he</text:span><text:span text:style-name="T154_4"><text:s/></text:span><text:span text:style-name="T154_5">based</text:span><text:span text:style-name="T154_6"><text:s/></text:span><text:span text:style-name="T154_7">his</text:span><text:span text:style-name="T154_8"><text:s/></text:span><text:span text:style-name="T154_9">methodology</text:span><text:span text:style-name="T154_10"><text:s/></text:span><text:span text:style-name="T154_11">on</text:span><text:span text:style-name="T154_12"><text:s/></text:span><text:span text:style-name="T154_13">ABCD</text:span><text:span text:style-name="T154_14">.<text:s/></text:span><text:span text:style-name="T154_15">More</text:span><text:span text:style-name="T154_16"><text:s/></text:span><text:span text:style-name="T154_17">here</text:span><text:span text:style-name="T154_18">:<text:s/></text:span></text:p><text:p text:style-name="P155"><text:span text:style-name="T155_1">Post</text:span><text:span text:style-name="T155_2"><text:s/></text:span><text:span text:style-name="T155_3">growth</text:span><text:span text:style-name="T155_4">:<text:s/></text:span><text:span text:style-name="T155_5">http</text:span><text:span text:style-name="T155_6">://</text:span><text:span text:style-name="T155_7">postgrowth</text:span><text:span text:style-name="T155_8">.</text:span><text:span text:style-name="T155_9">org</text:span><text:span text:style-name="T155_10">/</text:span><text:span text:style-name="T155_11">asset</text:span><text:span text:style-name="T155_12">-</text:span><text:span text:style-name="T155_13">mapping</text:span><text:span text:style-name="T155_14">-</text:span><text:span text:style-name="T155_15">occupy</text:span><text:span text:style-name="T155_16">/</text:span></text:p><text:p text:style-name="P156"><text:span text:style-name="T156_1">More</text:span><text:span text:style-name="T156_2"><text:s/></text:span><text:span text:style-name="T156_3">on</text:span><text:span text:style-name="T156_4"><text:s/></text:span><text:span text:style-name="T156_5">ABCD</text:span><text:span text:style-name="T156_6">:<text:s/></text:span><text:span text:style-name="T156_7">http</text:span><text:span text:style-name="T156_8">://</text:span><text:span text:style-name="T156_9">www</text:span><text:span text:style-name="T156_10">.</text:span><text:span text:style-name="T156_11">synergos</text:span><text:span text:style-name="T156_12">.</text:span><text:span text:style-name="T156_13">org</text:span><text:span text:style-name="T156_14">/</text:span><text:span text:style-name="T156_15">knowledge</text:span><text:span text:style-name="T156_16">/02/</text:span><text:span text:style-name="T156_17">abcdoverview</text:span><text:span text:style-name="T156_18">.</text:span><text:span text:style-name="T156_19">htm</text:span></text:p><text:p text:style-name="P157"><text:span text:style-name="T157_1">SeH</text:span><text:span text:style-name="T157_2"><text:s/></text:span><text:span text:style-name="T157_3">H</text:span><text:span text:style-name="T157_4">.:</text:span></text:p><text:p text:style-name="P158"><text:span text:style-name="T158_1">feel</text:span><text:span text:style-name="T158_2"><text:s/></text:span><text:span text:style-name="T158_3">free</text:span><text:span text:style-name="T158_4"><text:s/></text:span><text:span text:style-name="T158_5">to</text:span><text:span text:style-name="T158_6"><text:s/></text:span><text:span text:style-name="T158_7">add</text:span><text:span text:style-name="T158_8"><text:s/></text:span><text:span text:style-name="T158_9">to</text:span><text:span text:style-name="T158_10"><text:s/></text:span><text:span text:style-name="T158_11">the</text:span><text:span text:style-name="T158_12"><text:s/></text:span><text:span text:style-name="T158_13">document</text:span></text:p><text:p text:style-name="P159"><text:span text:style-name="T159_1">Helene</text:span><text:span text:style-name="T159_2"><text:s/></text:span><text:span text:style-name="T159_3">Finidori</text:span><text:span text:style-name="T159_4">:</text:span></text:p><text:p text:style-name="P160"><text:span text:style-name="T160_1">The</text:span><text:span text:style-name="T160_2"><text:s/></text:span><text:span text:style-name="T160_3">links</text:span><text:span text:style-name="T160_4"><text:s/></text:span><text:span text:style-name="T160_5">are</text:span><text:span text:style-name="T160_6"><text:s/></text:span><text:span text:style-name="T160_7">all</text:span><text:span text:style-name="T160_8"><text:s/></text:span><text:span text:style-name="T160_9">I</text:span><text:span text:style-name="T160_10"><text:s/></text:span><text:span text:style-name="T160_11">have</text:span><text:span text:style-name="T160_12">...</text:span></text:p></office:annotation></text:span><text:span text:style-name="T160_13">The</text:span><text:span text:style-name="T160_14"><text:s/></text:span><text:span text:style-name="T160_15">Postgrowth</text:span><text:span text:style-name="T160_16"><text:s/></text:span><text:span text:style-name="T160_17">Institute</text:span><text:span text:style-name="T160_18">,<text:s/></text:span><text:span text:style-name="T160_19">Donnie</text:span><text:span text:style-name="T160_20"><text:s/></text:span><text:span text:style-name="T160_21">MacLurcan</text:span><text:span text:style-name="T160_22"><text:s/></text:span><text:span text:style-name="T160_23">have</text:span><text:span text:style-name="T160_24"><text:s/></text:span><text:span text:style-name="T160_25">developed</text:span><text:span text:style-name="T160_26"><text:s/></text:span><text:span text:style-name="T160_27">some</text:span><text:span text:style-name="T160_28"><text:s/></text:span><text:span text:style-name="T160_29">methodologies</text:span><text:span text:style-name="T160_30"><text:s/></text:span><text:span text:style-name="T160_31">too</text:span><text:span text:style-name="T160_32">.<text:line-break/></text:span></text:p>
      <text:list text:style-name="LS10" xml:id="list35">
        <text:list-item>
          <text:p text:style-name="P161"><text:span text:style-name="T161_1">The</text:span><text:span text:style-name="T161_2"><text:s/></text:span><text:span text:style-name="T161_3">first</text:span><text:span text:style-name="T161_4"><text:s/></text:span><text:span text:style-name="T161_5">step</text:span><text:span text:style-name="T161_6"><text:s/></text:span><text:span text:style-name="T161_7">in</text:span><text:span text:style-name="T161_8"><text:s/></text:span><text:span text:style-name="T161_9">the</text:span><text:span text:style-name="T161_10"><text:s/></text:span><text:span text:style-name="T161_11">process</text:span><text:span text:style-name="T161_12"><text:s/></text:span><text:span text:style-name="T161_13">of</text:span><text:span text:style-name="T161_14"><text:s/></text:span><text:span text:style-name="T161_15"><text:a xlink:type="simple" xlink:href="http://en.wikipedia.org/wiki/Community_development"><text:span text:style-name="T161_16">community</text:span></text:a></text:span><text:span text:style-name="T161_17"><text:a xlink:type="simple" xlink:href="http://en.wikipedia.org/wiki/Community_development"><text:span text:style-name="T161_18"><text:s/></text:span></text:a></text:span><text:span text:style-name="T161_19"><text:a xlink:type="simple" xlink:href="http://en.wikipedia.org/wiki/Community_development"><text:span text:style-name="T161_20">development</text:span></text:a></text:span><text:span text:style-name="T161_21"><text:s/></text:span><text:span text:style-name="T161_22">is</text:span><text:span text:style-name="T161_23"><text:s/></text:span><text:span text:style-name="T161_24">to</text:span><text:span text:style-name="T161_25"><text:s/></text:span><text:span text:style-name="T161_26">assess</text:span><text:span text:style-name="T161_27"><text:s/></text:span><text:span text:style-name="T161_28">the</text:span><text:span text:style-name="T161_29"><text:s/></text:span><text:span text:style-name="T161_30">resources</text:span><text:span text:style-name="T161_31"><text:s/></text:span><text:span text:style-name="T161_32">of</text:span><text:span text:style-name="T161_33"><text:s/></text:span><text:span text:style-name="T161_34">a</text:span><text:span text:style-name="T161_35"><text:s/></text:span><text:span text:style-name="T161_36">community</text:span><text:span text:style-name="T161_37"><text:s/></text:span><text:span text:style-name="T161_38">through</text:span><text:span text:style-name="T161_39"><text:s/></text:span><text:span text:style-name="T161_40">a</text:span><text:span text:style-name="T161_41"><text:s/></text:span><text:span text:style-name="T161_42">systematic</text:span><text:span text:style-name="T161_43"><text:s/></text:span><text:span text:style-name="T161_44">inventory</text:span><text:span text:style-name="T161_45"><text:s/></text:span><text:span text:style-name="T161_46">or</text:span><text:span text:style-name="T161_47"><text:s/></text:span><text:span text:style-name="T161_48">through</text:span><text:span text:style-name="T161_49"><text:s/></text:span><text:span text:style-name="T161_50">another</text:span><text:span text:style-name="T161_51"><text:s/></text:span><text:span text:style-name="T161_52">process</text:span><text:span text:style-name="T161_53"><text:s/></text:span><text:span text:style-name="T161_54">of</text:span><text:span text:style-name="T161_55"><text:s/></text:span><text:span text:style-name="T161_56">talking</text:span><text:span text:style-name="T161_57"><text:s/></text:span><text:span text:style-name="T161_58">to</text:span><text:span text:style-name="T161_59"><text:s/></text:span><text:span text:style-name="T161_60">the</text:span><text:span text:style-name="T161_61"><text:s/></text:span><text:span text:style-name="T161_62">participants</text:span><text:span text:style-name="T161_63"><text:s/></text:span><text:span text:style-name="T161_64">to</text:span><text:span text:style-name="T161_65"><text:s/></text:span><text:span text:style-name="T161_66">determine</text:span><text:span text:style-name="T161_67"><text:s/></text:span><text:span text:style-name="T161_68">what</text:span><text:span text:style-name="T161_69"><text:s/></text:span><text:span text:style-name="T161_70">types</text:span><text:span text:style-name="T161_71"><text:s/></text:span><text:span text:style-name="T161_72">of</text:span><text:span text:style-name="T161_73"><text:s/></text:span><text:span text:style-name="T161_74">skills</text:span><text:span text:style-name="T161_75"><text:s/></text:span><text:span text:style-name="T161_76">and</text:span><text:span text:style-name="T161_77"><text:s/></text:span><text:span text:style-name="T161_78">experience</text:span><text:span text:style-name="T161_79"><text:s/></text:span><text:span text:style-name="T161_80">are</text:span><text:span text:style-name="T161_81"><text:s/></text:span><text:span text:style-name="T161_82">available</text:span><text:span text:style-name="T161_83">.</text:span></text:p>
        </text:list-item>
        <text:list-item>
          <text:p text:style-name="P162"><text:span text:style-name="T162_1">The</text:span><text:span text:style-name="T162_2"><text:s/></text:span><text:span text:style-name="T162_3">next</text:span><text:span text:style-name="T162_4"><text:s/></text:span><text:span text:style-name="T162_5">step</text:span><text:span text:style-name="T162_6"><text:s/></text:span><text:span text:style-name="T162_7">is</text:span><text:span text:style-name="T162_8"><text:s/></text:span><text:span text:style-name="T162_9">to</text:span><text:span text:style-name="T162_10"><text:s/></text:span><text:span text:style-name="T162_11">support</text:span><text:span text:style-name="T162_12"><text:s/></text:span><text:span text:style-name="T162_13">communities</text:span><text:span text:style-name="T162_14">,<text:s/></text:span><text:span text:style-name="T162_15">to</text:span><text:span text:style-name="T162_16"><text:s/></text:span><text:span text:style-name="T162_17">discover</text:span><text:span text:style-name="T162_18"><text:s/></text:span><text:span text:style-name="T162_19">what</text:span><text:span text:style-name="T162_20"><text:s/></text:span><text:span text:style-name="T162_21">they</text:span><text:span text:style-name="T162_22"><text:s/></text:span><text:span text:style-name="T162_23">care</text:span><text:span text:style-name="T162_24"><text:s/></text:span><text:span text:style-name="T162_25">enough</text:span><text:span text:style-name="T162_26"><text:s/></text:span><text:span text:style-name="T162_27">about</text:span><text:span text:style-name="T162_28"><text:s/></text:span><text:span text:style-name="T162_29">to</text:span><text:span text:style-name="T162_30"><text:s/></text:span><text:span text:style-name="T162_31">act</text:span><text:span text:style-name="T162_32">.</text:span></text:p>
        </text:list-item>
        <text:list-item>
          <text:p text:style-name="P163"><text:span text:style-name="T163_1">The</text:span><text:span text:style-name="T163_2"><text:s/></text:span><text:span text:style-name="T163_3">final</text:span><text:span text:style-name="T163_4"><text:s/></text:span><text:span text:style-name="T163_5">step</text:span><text:span text:style-name="T163_6"><text:s/></text:span><text:span text:style-name="T163_7">is</text:span><text:span text:style-name="T163_8"><text:s/></text:span><text:span text:style-name="T163_9">to</text:span><text:span text:style-name="T163_10"><text:s/></text:span><text:span text:style-name="T163_11">determine</text:span><text:span text:style-name="T163_12"><text:s/></text:span><text:span text:style-name="T163_13">how</text:span><text:span text:style-name="T163_14"><text:s/></text:span><text:span text:style-name="T163_15">participants</text:span><text:span text:style-name="T163_16"><text:s/></text:span><text:span text:style-name="T163_17">can</text:span><text:span text:style-name="T163_18"><text:s/></text:span><text:span text:style-name="T163_19">act</text:span><text:span text:style-name="T163_20"><text:s/></text:span><text:span text:style-name="T163_21">together</text:span><text:span text:style-name="T163_22"><text:s/></text:span><text:span text:style-name="T163_23">to</text:span><text:span text:style-name="T163_24"><text:s/></text:span><text:span text:style-name="T163_25">achieve</text:span><text:span text:style-name="T163_26"><text:s/></text:span><text:span text:style-name="T163_27">those</text:span><text:span text:style-name="T163_28"><text:s/></text:span><text:span text:style-name="T163_29">goals</text:span><text:span text:style-name="T163_30">.</text:span></text:p>
        </text:list-item>
      </text:list>
      <text:p text:style-name="P164"><text:bookmark-start text:name="id.a2xb5arwokkp"/><text:bookmark-end text:name="id.a2xb5arwokkp"/></text:p>
      <text:h text:style-name="P165" text:outline-level="10"><text:span text:style-name="T165_1">Sharing</text:span><text:span text:style-name="T165_2"><text:s/></text:span><text:span text:style-name="T165_3">Community</text:span><text:span text:style-name="T165_4"><text:s/></text:span><text:span text:style-name="T165_5">Resources</text:span></text:h>
      <text:p text:style-name="P166"><text:span text:style-name="T166_1">DRAFT</text:span></text:p>
      <text:p text:style-name="P167"><text:span text:style-name="T167_1">Adapted</text:span><text:span text:style-name="T167_2"><text:s/></text:span><text:span text:style-name="T167_3">from</text:span><text:span text:style-name="T167_4">:<text:s/></text:span><text:span text:style-name="T167_5">Berkeley</text:span><text:span text:style-name="T167_6"><text:s/></text:span><text:span text:style-name="T167_7">Public</text:span><text:span text:style-name="T167_8"><text:s/></text:span><text:span text:style-name="T167_9">Library</text:span><text:span text:style-name="T167_10">’</text:span><text:span text:style-name="T167_11">s</text:span><text:span text:style-name="T167_12"><text:s/></text:span><text:span text:style-name="T167_13"><office:annotation><dc:creator/><text:p text:style-name="P168"><text:span text:style-name="T168_1">Helene</text:span><text:span text:style-name="T168_2"><text:s/></text:span><text:span text:style-name="T168_3">Finidori</text:span><text:span text:style-name="T168_4">:</text:span></text:p><text:p text:style-name="P169"><text:span text:style-name="T169_1">Seth</text:span><text:span text:style-name="T169_2">,<text:s/></text:span><text:span text:style-name="T169_3">Like</text:span><text:span text:style-name="T169_4"><text:s/></text:span><text:span text:style-name="T169_5">you</text:span><text:span text:style-name="T169_6"><text:s/></text:span><text:span text:style-name="T169_7">did</text:span><text:span text:style-name="T169_8"><text:s/></text:span><text:span text:style-name="T169_9">for</text:span><text:span text:style-name="T169_10"><text:s/></text:span><text:span text:style-name="T169_11">the</text:span><text:span text:style-name="T169_12"><text:s/></text:span><text:span text:style-name="T169_13">orchestra</text:span><text:span text:style-name="T169_14">,<text:s/></text:span><text:span text:style-name="T169_15">could</text:span><text:span text:style-name="T169_16"><text:s/></text:span><text:span text:style-name="T169_17">you</text:span><text:span text:style-name="T169_18"><text:s/></text:span><text:span text:style-name="T169_19">describe</text:span><text:span text:style-name="T169_20"><text:s/></text:span><text:span text:style-name="T169_21">in</text:span><text:span text:style-name="T169_22"><text:s/></text:span><text:span text:style-name="T169_23">a</text:span><text:span text:style-name="T169_24"><text:s/></text:span><text:span text:style-name="T169_25">few</text:span><text:span text:style-name="T169_26"><text:s/></text:span><text:span text:style-name="T169_27">words</text:span><text:span text:style-name="T169_28"><text:s/></text:span><text:span text:style-name="T169_29">how</text:span><text:span text:style-name="T169_30"><text:s/></text:span><text:span text:style-name="T169_31">Netention</text:span><text:span text:style-name="T169_32"><text:s/></text:span><text:span text:style-name="T169_33">could</text:span><text:span text:style-name="T169_34"><text:s/></text:span><text:span text:style-name="T169_35">be</text:span><text:span text:style-name="T169_36"><text:s/></text:span><text:span text:style-name="T169_37">used</text:span><text:span text:style-name="T169_38"><text:s/></text:span><text:span text:style-name="T169_39">for</text:span><text:span text:style-name="T169_40"><text:s/></text:span><text:span text:style-name="T169_41">a</text:span><text:span text:style-name="T169_42"><text:s/></text:span><text:span text:style-name="T169_43">sharing</text:span><text:span text:style-name="T169_44"><text:s/></text:span><text:span text:style-name="T169_45">service</text:span><text:span text:style-name="T169_46">,<text:s/></text:span><text:span text:style-name="T169_47">what</text:span><text:span text:style-name="T169_48"><text:s/></text:span><text:span text:style-name="T169_49">it</text:span><text:span text:style-name="T169_50"><text:s/></text:span><text:span text:style-name="T169_51">could</text:span><text:span text:style-name="T169_52"><text:s/></text:span><text:span text:style-name="T169_53">enable</text:span><text:span text:style-name="T169_54"><text:s/></text:span><text:span text:style-name="T169_55">better</text:span><text:span text:style-name="T169_56"><text:s/></text:span><text:span text:style-name="T169_57">than</text:span><text:span text:style-name="T169_58"><text:s/></text:span><text:span text:style-name="T169_59">any</text:span><text:span text:style-name="T169_60"><text:s/></text:span><text:span text:style-name="T169_61">catalog</text:span><text:span text:style-name="T169_62"><text:s/></text:span><text:span text:style-name="T169_63">or</text:span><text:span text:style-name="T169_64"><text:s/></text:span><text:span text:style-name="T169_65">regular</text:span><text:span text:style-name="T169_66"><text:s/></text:span><text:span text:style-name="T169_67">map</text:span><text:span text:style-name="T169_68"><text:s/></text:span><text:span text:style-name="T169_69">of</text:span><text:span text:style-name="T169_70"><text:s/></text:span><text:span text:style-name="T169_71">stuff</text:span><text:span text:style-name="T169_72">.<text:s/></text:span><text:span text:style-name="T169_73">how</text:span><text:span text:style-name="T169_74"><text:s/></text:span><text:span text:style-name="T169_75">the</text:span><text:span text:style-name="T169_76"><text:s/></text:span><text:span text:style-name="T169_77">query</text:span><text:span text:style-name="T169_78">,<text:s/></text:span><text:span text:style-name="T169_79">the</text:span><text:span text:style-name="T169_80"><text:s/></text:span><text:span text:style-name="T169_81">possibilities</text:span><text:span text:style-name="T169_82">,<text:s/></text:span><text:span text:style-name="T169_83">contextualizations</text:span><text:span text:style-name="T169_84"><text:s/></text:span><text:span text:style-name="T169_85">would</text:span><text:span text:style-name="T169_86"><text:s/></text:span><text:span text:style-name="T169_87">be</text:span><text:span text:style-name="T169_88"><text:s/></text:span><text:span text:style-name="T169_89">easier</text:span><text:span text:style-name="T169_90"><text:s/></text:span><text:span text:style-name="T169_91">etc</text:span><text:span text:style-name="T169_92"><text:s/></text:span><text:span text:style-name="T169_93">etc</text:span><text:span text:style-name="T169_94">....<text:s/></text:span><text:span text:style-name="T169_95">Putting</text:span><text:span text:style-name="T169_96"><text:s/></text:span><text:span text:style-name="T169_97">yourself</text:span><text:span text:style-name="T169_98"><text:s/></text:span><text:span text:style-name="T169_99">in</text:span><text:span text:style-name="T169_100"><text:s/></text:span><text:span text:style-name="T169_101">the</text:span><text:span text:style-name="T169_102"><text:s/></text:span><text:span text:style-name="T169_103">shoes</text:span><text:span text:style-name="T169_104"><text:s/></text:span><text:span text:style-name="T169_105">of</text:span><text:span text:style-name="T169_106"><text:s/></text:span><text:span text:style-name="T169_107">a</text:span><text:span text:style-name="T169_108"><text:s/></text:span><text:span text:style-name="T169_109">lender</text:span><text:span text:style-name="T169_110"><text:s/></text:span><text:span text:style-name="T169_111">and</text:span><text:span text:style-name="T169_112"><text:s/></text:span><text:span text:style-name="T169_113">borrower</text:span><text:span text:style-name="T169_114">.</text:span></text:p><text:p text:style-name="P170"><text:span text:style-name="T170_1">SeH</text:span><text:span text:style-name="T170_2"><text:s/></text:span><text:span text:style-name="T170_3">H</text:span><text:span text:style-name="T170_4">.:</text:span></text:p><text:p text:style-name="P171"><text:span text:style-name="T171_1">whether</text:span><text:span text:style-name="T171_2"><text:s/></text:span><text:span text:style-name="T171_3">you</text:span><text:span text:style-name="T171_4"><text:s/></text:span><text:span text:style-name="T171_5">want</text:span><text:span text:style-name="T171_6"><text:s/></text:span><text:span text:style-name="T171_7">to</text:span><text:span text:style-name="T171_8"><text:s/></text:span><text:span text:style-name="T171_9">find</text:span><text:span text:style-name="T171_10"><text:s/></text:span><text:span text:style-name="T171_11">or</text:span><text:span text:style-name="T171_12"><text:s/></text:span><text:span text:style-name="T171_13">share</text:span><text:span text:style-name="T171_14"><text:s/></text:span><text:span text:style-name="T171_15">something</text:span><text:span text:style-name="T171_16"><text:s/></text:span><text:span text:style-name="T171_17">away</text:span><text:span text:style-name="T171_18"><text:s/></text:span><text:span text:style-name="T171_19">you</text:span><text:span text:style-name="T171_20">'</text:span><text:span text:style-name="T171_21">re</text:span><text:span text:style-name="T171_22"><text:s/></text:span><text:span text:style-name="T171_23">interested</text:span><text:span text:style-name="T171_24"><text:s/></text:span><text:span text:style-name="T171_25">in</text:span><text:span text:style-name="T171_26"><text:s/></text:span><text:span text:style-name="T171_27">the</text:span><text:span text:style-name="T171_28"><text:s/></text:span><text:span text:style-name="T171_29">same</text:span><text:span text:style-name="T171_30"><text:s/>"</text:span><text:span text:style-name="T171_31">types</text:span><text:span text:style-name="T171_32">"<text:s/></text:span><text:span text:style-name="T171_33">of</text:span><text:span text:style-name="T171_34"><text:s/></text:span><text:span text:style-name="T171_35">things</text:span><text:span text:style-name="T171_36"><text:s/></text:span><text:span text:style-name="T171_37">in</text:span><text:span text:style-name="T171_38"><text:s/></text:span><text:span text:style-name="T171_39">that</text:span><text:span text:style-name="T171_40"><text:s/></text:span><text:span text:style-name="T171_41">given</text:span><text:span text:style-name="T171_42"><text:s/></text:span><text:span text:style-name="T171_43">moment</text:span><text:span text:style-name="T171_44">.<text:s text:c="2"/></text:span><text:span text:style-name="T171_45">from</text:span><text:span text:style-name="T171_46"><text:s/></text:span><text:span text:style-name="T171_47">there</text:span><text:span text:style-name="T171_48"><text:s/></text:span><text:span text:style-name="T171_49">its</text:span><text:span text:style-name="T171_50"><text:s/></text:span><text:span text:style-name="T171_51">extra</text:span><text:span text:style-name="T171_52"><text:s/></text:span><text:span text:style-name="T171_53">details</text:span><text:span text:style-name="T171_54"><text:s/></text:span><text:span text:style-name="T171_55">to</text:span><text:span text:style-name="T171_56"><text:s/></text:span><text:span text:style-name="T171_57">clarify</text:span><text:span text:style-name="T171_58"><text:s/></text:span><text:span text:style-name="T171_59">your</text:span><text:span text:style-name="T171_60"><text:s/></text:span><text:span text:style-name="T171_61">relationship</text:span><text:span text:style-name="T171_62"><text:s/></text:span><text:span text:style-name="T171_63">to</text:span><text:span text:style-name="T171_64"><text:s/></text:span><text:span text:style-name="T171_65">it</text:span></text:p></office:annotation></text:span><text:span text:style-name="T171_66"><text:a xlink:type="simple" xlink:href="http://www.berkeleypubliclibrary.org/about_the_library/neighborhood_branches/tool_lending_library/rules.php"><text:span text:style-name="T171_67">Tool</text:span></text:a></text:span><text:span text:style-name="T171_68"><text:a xlink:type="simple" xlink:href="http://www.berkeleypubliclibrary.org/about_the_library/neighborhood_branches/tool_lending_library/rules.php"><text:span text:style-name="T171_69"><text:s/></text:span></text:a></text:span><text:span text:style-name="T171_70"><text:a xlink:type="simple" xlink:href="http://www.berkeleypubliclibrary.org/about_the_library/neighborhood_branches/tool_lending_library/rules.php"><text:span text:style-name="T171_71">Lending</text:span></text:a></text:span><text:span text:style-name="T171_72"><text:a xlink:type="simple" xlink:href="http://www.berkeleypubliclibrary.org/about_the_library/neighborhood_branches/tool_lending_library/rules.php"><text:span text:style-name="T171_73"><text:s/></text:span></text:a></text:span><text:span text:style-name="T171_74"><text:a xlink:type="simple" xlink:href="http://www.berkeleypubliclibrary.org/about_the_library/neighborhood_branches/tool_lending_library/rules.php"><text:span text:style-name="T171_75">Library</text:span></text:a></text:span><text:span text:style-name="T171_76"><text:a xlink:type="simple" xlink:href="http://www.berkeleypubliclibrary.org/about_the_library/neighborhood_branches/tool_lending_library/rules.php"><text:span text:style-name="T171_77"><text:s/>-<text:s/></text:span></text:a></text:span><text:span text:style-name="T171_78"><text:a xlink:type="simple" xlink:href="http://www.berkeleypubliclibrary.org/about_the_library/neighborhood_branches/tool_lending_library/rules.php"><text:span text:style-name="T171_79">How</text:span></text:a></text:span><text:span text:style-name="T171_80"><text:a xlink:type="simple" xlink:href="http://www.berkeleypubliclibrary.org/about_the_library/neighborhood_branches/tool_lending_library/rules.php"><text:span text:style-name="T171_81"><text:s/></text:span></text:a></text:span><text:span text:style-name="T171_82"><text:a xlink:type="simple" xlink:href="http://www.berkeleypubliclibrary.org/about_the_library/neighborhood_branches/tool_lending_library/rules.php"><text:span text:style-name="T171_83">To</text:span></text:a></text:span><text:span text:style-name="T171_84"><text:a xlink:type="simple" xlink:href="http://www.berkeleypubliclibrary.org/about_the_library/neighborhood_branches/tool_lending_library/rules.php"><text:span text:style-name="T171_85"><text:s/></text:span></text:a></text:span><text:span text:style-name="T171_86"><text:a xlink:type="simple" xlink:href="http://www.berkeleypubliclibrary.org/about_the_library/neighborhood_branches/tool_lending_library/rules.php"><text:span text:style-name="T171_87">Use</text:span></text:a></text:span><text:span text:style-name="T171_88"><text:a xlink:type="simple" xlink:href="http://www.berkeleypubliclibrary.org/about_the_library/neighborhood_branches/tool_lending_library/rules.php"><text:span text:style-name="T171_89"><text:s/></text:span></text:a></text:span><text:span text:style-name="T171_90"><text:a xlink:type="simple" xlink:href="http://www.berkeleypubliclibrary.org/about_the_library/neighborhood_branches/tool_lending_library/rules.php"><text:span text:style-name="T171_91">It</text:span></text:a></text:span></text:p>
      <text:p text:style-name="P172"/>
      <text:p text:style-name="P173"><text:span text:style-name="T173_1">TODO</text:span><text:span text:style-name="T173_2">:<text:s/></text:span><text:span text:style-name="T173_3">integrate</text:span><text:span text:style-name="T173_4"><text:s/></text:span><text:span text:style-name="T173_5">http</text:span><text:span text:style-name="T173_6">://</text:span><text:span text:style-name="T173_7">faq</text:span><text:span text:style-name="T173_8">.</text:span><text:span text:style-name="T173_9">freecycle</text:span><text:span text:style-name="T173_10">.</text:span><text:span text:style-name="T173_11">org</text:span><text:span text:style-name="T173_12">/</text:span><text:span text:style-name="T173_13">faq</text:span><text:span text:style-name="T173_14">/</text:span><text:span text:style-name="T173_15">faq</text:span><text:span text:style-name="T173_16">/</text:span><text:span text:style-name="T173_17">faq</text:span><text:span text:style-name="T173_18">_</text:span><text:span text:style-name="T173_19">guidelines</text:span></text:p>
      <text:p text:style-name="P174"/>
      <text:list text:style-name="LS11" xml:id="list38">
        <text:list-item>
          <text:p text:style-name="P175"><text:span text:style-name="T175_1">Only</text:span><text:span text:style-name="T175_2"><text:s/></text:span><text:span text:style-name="T175_3">residents</text:span><text:span text:style-name="T175_4"><text:s/></text:span><text:span text:style-name="T175_5">or</text:span><text:span text:style-name="T175_6"><text:s/></text:span><text:span text:style-name="T175_7">property</text:span><text:span text:style-name="T175_8"><text:s/></text:span><text:span text:style-name="T175_9">owners</text:span><text:span text:style-name="T175_10"><text:s/></text:span><text:span text:style-name="T175_11">of</text:span><text:span text:style-name="T175_12"><text:s/></text:span><text:span text:style-name="T175_13">the</text:span><text:span text:style-name="T175_14"><text:s/></text:span><text:span text:style-name="T175_15">community</text:span><text:span text:style-name="T175_16"><text:s/></text:span><text:span text:style-name="T175_17">over</text:span><text:span text:style-name="T175_18"><text:s/></text:span><text:span text:style-name="T175_19">the</text:span><text:span text:style-name="T175_20"><text:s/></text:span><text:span text:style-name="T175_21">age</text:span><text:span text:style-name="T175_22"><text:s/></text:span><text:span text:style-name="T175_23">of</text:span><text:span text:style-name="T175_24"><text:s/></text:span><text:span text:style-name="T175_25">MINIMUM</text:span><text:span text:style-name="T175_26">_</text:span><text:span text:style-name="T175_27">BORROWING</text:span><text:span text:style-name="T175_28">_</text:span><text:span text:style-name="T175_29">AGE</text:span><text:span text:style-name="T175_30"><text:s/></text:span><text:span text:style-name="T175_31">are</text:span><text:span text:style-name="T175_32"><text:s/></text:span><text:span text:style-name="T175_33">eligible</text:span><text:span text:style-name="T175_34"><text:s/></text:span><text:span text:style-name="T175_35">to</text:span><text:span text:style-name="T175_36"><text:s/></text:span><text:span text:style-name="T175_37">borrow</text:span><text:span text:style-name="T175_38"><text:s/></text:span><text:span text:style-name="T175_39">items</text:span><text:span text:style-name="T175_40"><text:s/></text:span><text:span text:style-name="T175_41">from</text:span><text:span text:style-name="T175_42"><text:s/></text:span><text:span text:style-name="T175_43">other</text:span><text:span text:style-name="T175_44"><text:s/></text:span><text:span text:style-name="T175_45">members</text:span><text:span text:style-name="T175_46"><text:s/></text:span><text:span text:style-name="T175_47">of</text:span><text:span text:style-name="T175_48"><text:s/></text:span><text:span text:style-name="T175_49">the</text:span><text:span text:style-name="T175_50"><text:s/></text:span><text:span text:style-name="T175_51">community</text:span><text:span text:style-name="T175_52">.<text:s/></text:span><text:span text:style-name="T175_53">No</text:span><text:span text:style-name="T175_54"><text:s/></text:span><text:span text:style-name="T175_55">more</text:span><text:span text:style-name="T175_56"><text:s/></text:span><text:span text:style-name="T175_57">than</text:span><text:span text:style-name="T175_58"><text:s/></text:span><text:span text:style-name="T175_59">MAXIMUM</text:span><text:span text:style-name="T175_60">_</text:span><text:span text:style-name="T175_61">BORROWED</text:span><text:span text:style-name="T175_62">_</text:span><text:span text:style-name="T175_63">ITEMS</text:span><text:span text:style-name="T175_64"><text:s/></text:span><text:span text:style-name="T175_65">items</text:span><text:span text:style-name="T175_66"><text:s/></text:span><text:span text:style-name="T175_67">may</text:span><text:span text:style-name="T175_68"><text:s/></text:span><text:span text:style-name="T175_69">be</text:span><text:span text:style-name="T175_70"><text:s/></text:span><text:span text:style-name="T175_71">borrowed</text:span><text:span text:style-name="T175_72"><text:s/></text:span><text:span text:style-name="T175_73">at</text:span><text:span text:style-name="T175_74"><text:s/></text:span><text:span text:style-name="T175_75">any</text:span><text:span text:style-name="T175_76"><text:s/></text:span><text:span text:style-name="T175_77">one</text:span><text:span text:style-name="T175_78"><text:s/></text:span><text:span text:style-name="T175_79">time</text:span><text:span text:style-name="T175_80">.</text:span></text:p>
        </text:list-item>
        <text:list-item>
          <text:p text:style-name="P176"><text:span text:style-name="T176_1">Borrowers</text:span><text:span text:style-name="T176_2"><text:s/></text:span><text:span text:style-name="T176_3">must</text:span><text:span text:style-name="T176_4"><text:s/></text:span><text:span text:style-name="T176_5">register</text:span><text:span text:style-name="T176_6"><text:s/></text:span><text:span text:style-name="T176_7">with</text:span><text:span text:style-name="T176_8"><text:s/></text:span><text:span text:style-name="T176_9">the</text:span><text:span text:style-name="T176_10"><text:s/></text:span><text:span text:style-name="T176_11">community</text:span><text:span text:style-name="T176_12"><text:s/></text:span><text:span text:style-name="T176_13">prior</text:span><text:span text:style-name="T176_14"><text:s/></text:span><text:span text:style-name="T176_15">to</text:span><text:span text:style-name="T176_16"><text:s/></text:span><text:span text:style-name="T176_17">borrowing</text:span><text:span text:style-name="T176_18"><text:s/></text:span><text:span text:style-name="T176_19">items</text:span><text:span text:style-name="T176_20"><text:s/></text:span><text:span text:style-name="T176_21">by</text:span><text:span text:style-name="T176_22"><text:s/></text:span><text:span text:style-name="T176_23">signing</text:span><text:span text:style-name="T176_24"><text:s/></text:span><text:span text:style-name="T176_25">and</text:span><text:span text:style-name="T176_26"><text:s/></text:span><text:span text:style-name="T176_27">sharing</text:span><text:span text:style-name="T176_28"><text:s/></text:span><text:span text:style-name="T176_29">a</text:span><text:span text:style-name="T176_30"><text:s/></text:span><text:span text:style-name="T176_31">WAIVER</text:span><text:span text:style-name="T176_32"><text:s/></text:span><text:span text:style-name="T176_33">AND</text:span><text:span text:style-name="T176_34"><text:s/></text:span><text:span text:style-name="T176_35">INDEMNIFICATION</text:span><text:span text:style-name="T176_36"><text:s/></text:span><text:span text:style-name="T176_37">form</text:span><text:span text:style-name="T176_38">,<text:s/></text:span><text:span text:style-name="T176_39">which</text:span><text:span text:style-name="T176_40"><text:s/></text:span><text:span text:style-name="T176_41">will</text:span><text:span text:style-name="T176_42"><text:s/></text:span><text:span text:style-name="T176_43">be</text:span><text:span text:style-name="T176_44"><text:s/></text:span><text:span text:style-name="T176_45">visible</text:span><text:span text:style-name="T176_46"><text:s/></text:span><text:span text:style-name="T176_47">to</text:span><text:span text:style-name="T176_48"><text:s/></text:span><text:span text:style-name="T176_49">all</text:span><text:span text:style-name="T176_50"><text:s/></text:span><text:span text:style-name="T176_51">patrons</text:span><text:span text:style-name="T176_52">.<text:s text:c="2"/></text:span><text:span text:style-name="T176_53">This</text:span><text:span text:style-name="T176_54"><text:s/></text:span><text:span text:style-name="T176_55">form</text:span><text:span text:style-name="T176_56"><text:s/></text:span><text:span text:style-name="T176_57">stipulates</text:span><text:span text:style-name="T176_58"><text:s/></text:span><text:span text:style-name="T176_59">that</text:span><text:span text:style-name="T176_60"><text:s/></text:span><text:span text:style-name="T176_61">the</text:span><text:span text:style-name="T176_62"><text:s/></text:span><text:span text:style-name="T176_63">borrower</text:span><text:span text:style-name="T176_64"><text:s/></text:span><text:span text:style-name="T176_65">acknowledges</text:span><text:span text:style-name="T176_66"><text:s/></text:span><text:span text:style-name="T176_67">his</text:span><text:span text:style-name="T176_68"><text:s/></text:span><text:span text:style-name="T176_69">or</text:span><text:span text:style-name="T176_70"><text:s/></text:span><text:span text:style-name="T176_71">her</text:span><text:span text:style-name="T176_72"><text:s/></text:span><text:span text:style-name="T176_73">capability</text:span><text:span text:style-name="T176_74"><text:s/></text:span><text:span text:style-name="T176_75">of</text:span><text:span text:style-name="T176_76"><text:s/></text:span><text:span text:style-name="T176_77">using</text:span><text:span text:style-name="T176_78"><text:s/></text:span><text:span text:style-name="T176_79">items</text:span><text:span text:style-name="T176_80"><text:s/></text:span><text:span text:style-name="T176_81">in</text:span><text:span text:style-name="T176_82"><text:s/></text:span><text:span text:style-name="T176_83">a</text:span><text:span text:style-name="T176_84"><text:s/></text:span><text:span text:style-name="T176_85">safe</text:span><text:span text:style-name="T176_86"><text:s/></text:span><text:span text:style-name="T176_87">and</text:span><text:span text:style-name="T176_88"><text:s/></text:span><text:span text:style-name="T176_89">proper</text:span><text:span text:style-name="T176_90"><text:s/></text:span><text:span text:style-name="T176_91">manner</text:span><text:span text:style-name="T176_92">,<text:s/></text:span><text:span text:style-name="T176_93">and</text:span><text:span text:style-name="T176_94"><text:s/></text:span><text:span text:style-name="T176_95">that</text:span><text:span text:style-name="T176_96"><text:s/></text:span><text:span text:style-name="T176_97">instruction</text:span><text:span text:style-name="T176_98"><text:s/></text:span><text:span text:style-name="T176_99">in</text:span><text:span text:style-name="T176_100"><text:s/></text:span><text:span text:style-name="T176_101">the</text:span><text:span text:style-name="T176_102"><text:s/></text:span><text:span text:style-name="T176_103">proper</text:span><text:span text:style-name="T176_104"><text:s/></text:span><text:span text:style-name="T176_105">use</text:span><text:span text:style-name="T176_106"><text:s/></text:span><text:span text:style-name="T176_107">of</text:span><text:span text:style-name="T176_108"><text:s/></text:span><text:span text:style-name="T176_109">items</text:span><text:span text:style-name="T176_110"><text:s/></text:span><text:span text:style-name="T176_111">can</text:span><text:span text:style-name="T176_112"><text:s/></text:span><text:span text:style-name="T176_113">be</text:span><text:span text:style-name="T176_114"><text:s/></text:span><text:span text:style-name="T176_115">provided</text:span><text:span text:style-name="T176_116"><text:s/></text:span><text:span text:style-name="T176_117">by</text:span><text:span text:style-name="T176_118"><text:s/></text:span><text:span text:style-name="T176_119">their</text:span><text:span text:style-name="T176_120"><text:s/></text:span><text:span text:style-name="T176_121">owner</text:span><text:span text:style-name="T176_122">.<text:s text:c="2"/></text:span><text:span text:style-name="T176_123">Registration</text:span><text:span text:style-name="T176_124"><text:s/></text:span><text:span text:style-name="T176_125">will</text:span><text:span text:style-name="T176_126"><text:s/></text:span><text:span text:style-name="T176_127">be</text:span><text:span text:style-name="T176_128"><text:s/></text:span><text:span text:style-name="T176_129">complete</text:span><text:span text:style-name="T176_130"><text:s/></text:span><text:span text:style-name="T176_131">upon</text:span><text:span text:style-name="T176_132"><text:s/></text:span><text:span text:style-name="T176_133">verification</text:span><text:span text:style-name="T176_134"><text:s/></text:span><text:span text:style-name="T176_135">of</text:span><text:span text:style-name="T176_136"><text:s/></text:span><text:span text:style-name="T176_137">the</text:span><text:span text:style-name="T176_138"><text:s/></text:span><text:span text:style-name="T176_139">borrower</text:span><text:span text:style-name="T176_140">'</text:span><text:span text:style-name="T176_141">s</text:span><text:span text:style-name="T176_142"><text:s/></text:span><text:span text:style-name="T176_143">address</text:span><text:span text:style-name="T176_144">,<text:s/></text:span><text:span text:style-name="T176_145">or</text:span><text:span text:style-name="T176_146"><text:s/></text:span><text:span text:style-name="T176_147">property</text:span><text:span text:style-name="T176_148"><text:s/></text:span><text:span text:style-name="T176_149">ownership</text:span><text:span text:style-name="T176_150"><text:s/></text:span><text:span text:style-name="T176_151">if</text:span><text:span text:style-name="T176_152"><text:s/></text:span><text:span text:style-name="T176_153">the</text:span><text:span text:style-name="T176_154"><text:s/></text:span><text:span text:style-name="T176_155">borrower</text:span><text:span text:style-name="T176_156"><text:s/></text:span><text:span text:style-name="T176_157">resides</text:span><text:span text:style-name="T176_158"><text:s/></text:span><text:span text:style-name="T176_159">elsewhere</text:span><text:span text:style-name="T176_160">.<text:s/></text:span><text:span text:style-name="T176_161">Verification</text:span><text:span text:style-name="T176_162"><text:s/></text:span><text:span text:style-name="T176_163">is</text:span><text:span text:style-name="T176_164"><text:s/></text:span><text:span text:style-name="T176_165">accomplished</text:span><text:span text:style-name="T176_166"><text:s/></text:span><text:span text:style-name="T176_167">by</text:span><text:span text:style-name="T176_168"><text:s/></text:span><text:span text:style-name="T176_169">presenting</text:span><text:span text:style-name="T176_170"><text:s/></text:span><text:span text:style-name="T176_171">the</text:span><text:span text:style-name="T176_172"><text:s/></text:span><text:span text:style-name="T176_173">following</text:span><text:span text:style-name="T176_174">:</text:span></text:p>
          <text:list>
            <text:list-item>
              <text:p text:style-name="P177"><text:span text:style-name="T177_1">Valid</text:span><text:span text:style-name="T177_2"><text:s/></text:span><text:span text:style-name="T177_3">community</text:span><text:span text:style-name="T177_4"><text:s/></text:span><text:span text:style-name="T177_5">card</text:span><text:span text:style-name="T177_6">,<text:s/></text:span><text:span text:style-name="T177_7">current</text:span><text:span text:style-name="T177_8"><text:s/></text:span><text:span text:style-name="T177_9">photo</text:span><text:span text:style-name="T177_10"><text:s/></text:span><text:span text:style-name="T177_11">identification</text:span><text:span text:style-name="T177_12">,<text:s/></text:span><text:span text:style-name="T177_13">and</text:span><text:span text:style-name="T177_14"><text:s/></text:span><text:span text:style-name="T177_15">one</text:span><text:span text:style-name="T177_16"><text:s/></text:span><text:span text:style-name="T177_17">of</text:span><text:span text:style-name="T177_18"><text:s/></text:span><text:span text:style-name="T177_19">the</text:span><text:span text:style-name="T177_20"><text:s/></text:span><text:span text:style-name="T177_21">following</text:span><text:span text:style-name="T177_22">:<text:s/></text:span><text:span text:style-name="T177_23">current</text:span><text:span text:style-name="T177_24"><text:s/></text:span><text:span text:style-name="T177_25">lease</text:span><text:span text:style-name="T177_26">/</text:span><text:span text:style-name="T177_27">rental</text:span><text:span text:style-name="T177_28"><text:s/></text:span><text:span text:style-name="T177_29">agreement</text:span><text:span text:style-name="T177_30"><text:s/>(</text:span><text:span text:style-name="T177_31">with</text:span><text:span text:style-name="T177_32"><text:s/></text:span><text:span text:style-name="T177_33">patron</text:span><text:span text:style-name="T177_34">'</text:span><text:span text:style-name="T177_35">s</text:span><text:span text:style-name="T177_36"><text:s/></text:span><text:span text:style-name="T177_37">name</text:span><text:span text:style-name="T177_38"><text:s/></text:span><text:span text:style-name="T177_39">listed</text:span><text:span text:style-name="T177_40"><text:s/></text:span><text:span text:style-name="T177_41">as</text:span><text:span text:style-name="T177_42"><text:s/></text:span><text:span text:style-name="T177_43">tenant</text:span><text:span text:style-name="T177_44">),<text:s/></text:span><text:span text:style-name="T177_45">or</text:span><text:span text:style-name="T177_46"><text:s/></text:span><text:span text:style-name="T177_47">current</text:span><text:span text:style-name="T177_48"><text:s/></text:span><text:span text:style-name="T177_49">utility</text:span><text:span text:style-name="T177_50"><text:s/></text:span><text:span text:style-name="T177_51">bill</text:span><text:span text:style-name="T177_52"><text:s/>(</text:span><text:span text:style-name="T177_53">with</text:span><text:span text:style-name="T177_54"><text:s/></text:span><text:span text:style-name="T177_55">patron</text:span><text:span text:style-name="T177_56">'</text:span><text:span text:style-name="T177_57">s</text:span><text:span text:style-name="T177_58"><text:s/></text:span><text:span text:style-name="T177_59">name</text:span><text:span text:style-name="T177_60"><text:s/></text:span><text:span text:style-name="T177_61">listed</text:span><text:span text:style-name="T177_62">),<text:s/></text:span><text:span text:style-name="T177_63">or</text:span><text:span text:style-name="T177_64"><text:s/></text:span><text:span text:style-name="T177_65">current</text:span><text:span text:style-name="T177_66"><text:s/></text:span><text:span text:style-name="T177_67">tax</text:span><text:span text:style-name="T177_68"><text:s/></text:span><text:span text:style-name="T177_69">bill</text:span><text:span text:style-name="T177_70"><text:s/>(</text:span><text:span text:style-name="T177_71">in</text:span><text:span text:style-name="T177_72"><text:s/></text:span><text:span text:style-name="T177_73">patron</text:span><text:span text:style-name="T177_74">'</text:span><text:span text:style-name="T177_75">s</text:span><text:span text:style-name="T177_76"><text:s/></text:span><text:span text:style-name="T177_77">name</text:span><text:span text:style-name="T177_78">)<text:s/></text:span><text:span text:style-name="T177_79">identifying</text:span><text:span text:style-name="T177_80"><text:s/></text:span><text:span text:style-name="T177_81">ownership</text:span><text:span text:style-name="T177_82"><text:s/></text:span><text:span text:style-name="T177_83">of</text:span><text:span text:style-name="T177_84"><text:s/></text:span><text:span text:style-name="T177_85">property</text:span><text:span text:style-name="T177_86"><text:s/></text:span><text:span text:style-name="T177_87">in</text:span><text:span text:style-name="T177_88"><text:s/></text:span><text:span text:style-name="T177_89">the</text:span><text:span text:style-name="T177_90"><text:s/></text:span><text:span text:style-name="T177_91">community</text:span><text:span text:style-name="T177_92">.</text:span></text:p>
            </text:list-item>
            <text:list-item>
              <text:p text:style-name="P178"><text:span text:style-name="T178_1">If</text:span><text:span text:style-name="T178_2"><text:s/></text:span><text:span text:style-name="T178_3">residence</text:span><text:span text:style-name="T178_4"><text:s/></text:span><text:span text:style-name="T178_5">can</text:span><text:span text:style-name="T178_6"><text:s/></text:span><text:span text:style-name="T178_7">not</text:span><text:span text:style-name="T178_8"><text:s/></text:span><text:span text:style-name="T178_9">be</text:span><text:span text:style-name="T178_10"><text:s/></text:span><text:span text:style-name="T178_11">verified</text:span><text:span text:style-name="T178_12"><text:s/></text:span><text:span text:style-name="T178_13">any</text:span><text:span text:style-name="T178_14"><text:s/></text:span><text:span text:style-name="T178_15">other</text:span><text:span text:style-name="T178_16"><text:s/></text:span><text:span text:style-name="T178_17">way</text:span><text:span text:style-name="T178_18">,<text:s/></text:span><text:span text:style-name="T178_19">patron</text:span><text:span text:style-name="T178_20"><text:s/></text:span><text:span text:style-name="T178_21">must</text:span><text:span text:style-name="T178_22"><text:s/></text:span><text:span text:style-name="T178_23">provide</text:span><text:span text:style-name="T178_24"><text:s/></text:span><text:span text:style-name="T178_25">a</text:span><text:span text:style-name="T178_26"><text:s/></text:span><text:span text:style-name="T178_27">self</text:span><text:span text:style-name="T178_28">-</text:span><text:span text:style-name="T178_29">addressed</text:span><text:span text:style-name="T178_30"><text:s/></text:span><text:span text:style-name="T178_31">postcard</text:span><text:span text:style-name="T178_32">.<text:s/></text:span><text:span text:style-name="T178_33">Upon</text:span><text:span text:style-name="T178_34"><text:s/></text:span><text:span text:style-name="T178_35">receipt</text:span><text:span text:style-name="T178_36"><text:s/></text:span><text:span text:style-name="T178_37">of</text:span><text:span text:style-name="T178_38"><text:s/></text:span><text:span text:style-name="T178_39">the</text:span><text:span text:style-name="T178_40"><text:s/></text:span><text:span text:style-name="T178_41">postcard</text:span><text:span text:style-name="T178_42"><text:s/></text:span><text:span text:style-name="T178_43">by</text:span><text:span text:style-name="T178_44"><text:s/></text:span><text:span text:style-name="T178_45">mail</text:span><text:span text:style-name="T178_46">,<text:s/></text:span><text:span text:style-name="T178_47">the</text:span><text:span text:style-name="T178_48"><text:s/></text:span><text:span text:style-name="T178_49">borrower</text:span><text:span text:style-name="T178_50"><text:s/></text:span><text:span text:style-name="T178_51">will</text:span><text:span text:style-name="T178_52"><text:s/></text:span><text:span text:style-name="T178_53">share</text:span><text:span text:style-name="T178_54"><text:s/></text:span><text:span text:style-name="T178_55">the</text:span><text:span text:style-name="T178_56"><text:s/></text:span><text:span text:style-name="T178_57">postcard</text:span><text:span text:style-name="T178_58"><text:s/></text:span><text:span text:style-name="T178_59">as</text:span><text:span text:style-name="T178_60"><text:s/></text:span><text:span text:style-name="T178_61">verification</text:span><text:span text:style-name="T178_62"><text:s/></text:span><text:span text:style-name="T178_63">of</text:span><text:span text:style-name="T178_64"><text:s/></text:span><text:span text:style-name="T178_65">address</text:span><text:span text:style-name="T178_66">.</text:span></text:p>
            </text:list-item>
            <text:list-item>
              <text:p text:style-name="P179"><text:span text:style-name="T179_1">Patrons</text:span><text:span text:style-name="T179_2"><text:s/></text:span><text:span text:style-name="T179_3">who</text:span><text:span text:style-name="T179_4"><text:s/></text:span><text:span text:style-name="T179_5">rent</text:span><text:span text:style-name="T179_6"><text:s/></text:span><text:span text:style-name="T179_7">mailboxes</text:span><text:span text:style-name="T179_8"><text:s/></text:span><text:span text:style-name="T179_9">must</text:span><text:span text:style-name="T179_10"><text:s/></text:span><text:span text:style-name="T179_11">provide</text:span><text:span text:style-name="T179_12"><text:s/></text:span><text:span text:style-name="T179_13">proof</text:span><text:span text:style-name="T179_14"><text:s/></text:span><text:span text:style-name="T179_15">of</text:span><text:span text:style-name="T179_16"><text:s/></text:span><text:span text:style-name="T179_17">residency</text:span><text:span text:style-name="T179_18"><text:s/></text:span><text:span text:style-name="T179_19">or</text:span><text:span text:style-name="T179_20"><text:s/></text:span><text:span text:style-name="T179_21">property</text:span><text:span text:style-name="T179_22"><text:s/></text:span><text:span text:style-name="T179_23">ownership</text:span><text:span text:style-name="T179_24"><text:s/></text:span><text:span text:style-name="T179_25">before</text:span><text:span text:style-name="T179_26"><text:s/></text:span><text:span text:style-name="T179_27">being</text:span><text:span text:style-name="T179_28"><text:s/></text:span><text:span text:style-name="T179_29">granted</text:span><text:span text:style-name="T179_30"><text:s/></text:span><text:span text:style-name="T179_31">borrowing</text:span><text:span text:style-name="T179_32"><text:s/></text:span><text:span text:style-name="T179_33">privileges</text:span><text:span text:style-name="T179_34">.</text:span></text:p>
            </text:list-item>
            <text:list-item>
              <text:p text:style-name="P180"><text:span text:style-name="T180_1"><text:a xlink:type="simple" xlink:href="http://en.wikipedia.org/wiki/Liveaboard"><text:span text:style-name="T180_2">Liveaboards</text:span></text:a></text:span><text:span text:style-name="T180_3"><text:s/></text:span><text:span text:style-name="T180_4">also</text:span><text:span text:style-name="T180_5"><text:s/></text:span><text:span text:style-name="T180_6">need</text:span><text:span text:style-name="T180_7"><text:s/></text:span><text:span text:style-name="T180_8">to</text:span><text:span text:style-name="T180_9"><text:s/></text:span><text:span text:style-name="T180_10">provide</text:span><text:span text:style-name="T180_11"><text:s/></text:span><text:span text:style-name="T180_12">proof</text:span><text:span text:style-name="T180_13"><text:s/></text:span><text:span text:style-name="T180_14">of</text:span><text:span text:style-name="T180_15"><text:s/></text:span><text:span text:style-name="T180_16">residency</text:span><text:span text:style-name="T180_17"><text:s/></text:span><text:span text:style-name="T180_18">showing</text:span><text:span text:style-name="T180_19"><text:s/></text:span><text:span text:style-name="T180_20">their</text:span><text:span text:style-name="T180_21"><text:s/></text:span><text:span text:style-name="T180_22">current</text:span><text:span text:style-name="T180_23"><text:s/></text:span><text:span text:style-name="T180_24">MFLAT</text:span><text:span text:style-name="T180_25"><text:s/></text:span><text:span text:style-name="T180_26">berth</text:span><text:span text:style-name="T180_27"><text:s/></text:span><text:span text:style-name="T180_28">rental</text:span><text:span text:style-name="T180_29"><text:s/></text:span><text:span text:style-name="T180_30">coding</text:span><text:span text:style-name="T180_31">.</text:span></text:p>
            </text:list-item>
          </text:list>
        </text:list-item>
        <text:list-item>
          <text:p text:style-name="P181"><text:span text:style-name="T181_1"><office:annotation><dc:creator/><text:p text:style-name="P182"><text:span text:style-name="T182_1">Helene</text:span><text:span text:style-name="T182_2"><text:s/></text:span><text:span text:style-name="T182_3">Finidori</text:span><text:span text:style-name="T182_4">:</text:span></text:p><text:p text:style-name="P183"><text:span text:style-name="T183_1">The</text:span><text:span text:style-name="T183_2"><text:s/></text:span><text:span text:style-name="T183_3">important</text:span><text:span text:style-name="T183_4"><text:s/></text:span><text:span text:style-name="T183_5">thing</text:span><text:span text:style-name="T183_6"><text:s/></text:span><text:span text:style-name="T183_7">here</text:span><text:span text:style-name="T183_8"><text:s/></text:span><text:span text:style-name="T183_9">is</text:span><text:span text:style-name="T183_10"><text:s/></text:span><text:span text:style-name="T183_11">the</text:span><text:span text:style-name="T183_12"><text:s/></text:span><text:span text:style-name="T183_13">possibility</text:span><text:span text:style-name="T183_14"><text:s/></text:span><text:span text:style-name="T183_15">to</text:span><text:span text:style-name="T183_16"><text:s/></text:span><text:span text:style-name="T183_17">qualify</text:span><text:span text:style-name="T183_18"><text:s/></text:span><text:span text:style-name="T183_19">the</text:span><text:span text:style-name="T183_20"><text:s/></text:span><text:span text:style-name="T183_21">objects</text:span><text:span text:style-name="T183_22">.<text:s/></text:span><text:span text:style-name="T183_23">How</text:span><text:span text:style-name="T183_24"><text:s/></text:span><text:span text:style-name="T183_25">can</text:span><text:span text:style-name="T183_26"><text:s/></text:span><text:span text:style-name="T183_27">we</text:span><text:span text:style-name="T183_28"><text:s/></text:span><text:span text:style-name="T183_29">explain</text:span><text:span text:style-name="T183_30"><text:s/></text:span><text:span text:style-name="T183_31">this</text:span><text:span text:style-name="T183_32"><text:s/></text:span><text:span text:style-name="T183_33">in</text:span><text:span text:style-name="T183_34"><text:s/></text:span><text:span text:style-name="T183_35">simple</text:span><text:span text:style-name="T183_36"><text:s/></text:span><text:span text:style-name="T183_37">terms</text:span><text:span text:style-name="T183_38">,<text:s/></text:span><text:span text:style-name="T183_39">to</text:span><text:span text:style-name="T183_40"><text:s/></text:span><text:span text:style-name="T183_41">give</text:span><text:span text:style-name="T183_42"><text:s/></text:span><text:span text:style-name="T183_43">an</text:span><text:span text:style-name="T183_44"><text:s/></text:span><text:span text:style-name="T183_45">idea</text:span><text:span text:style-name="T183_46"><text:s/></text:span><text:span text:style-name="T183_47">of</text:span><text:span text:style-name="T183_48"><text:s/></text:span><text:span text:style-name="T183_49">the</text:span><text:span text:style-name="T183_50"><text:s/></text:span><text:span text:style-name="T183_51">potential</text:span><text:span text:style-name="T183_52">?<text:s/></text:span><text:span text:style-name="T183_53">There</text:span><text:span text:style-name="T183_54">'</text:span><text:span text:style-name="T183_55">s</text:span><text:span text:style-name="T183_56"><text:s/></text:span><text:span text:style-name="T183_57">this</text:span><text:span text:style-name="T183_58"><text:s/></text:span><text:span text:style-name="T183_59">multidimensioanl</text:span><text:span text:style-name="T183_60"><text:s/></text:span><text:span text:style-name="T183_61">aspect</text:span><text:span text:style-name="T183_62"><text:s/></text:span><text:span text:style-name="T183_63">taking</text:span><text:span text:style-name="T183_64"><text:s/></text:span><text:span text:style-name="T183_65">time</text:span><text:span text:style-name="T183_66"><text:s/></text:span><text:span text:style-name="T183_67">into</text:span><text:span text:style-name="T183_68"><text:s/></text:span><text:span text:style-name="T183_69">account</text:span><text:span text:style-name="T183_70">.<text:s/></text:span><text:span text:style-name="T183_71">Place</text:span><text:span text:style-name="T183_72">,<text:s/></text:span><text:span text:style-name="T183_73">shape</text:span><text:span text:style-name="T183_74">,<text:s/></text:span><text:span text:style-name="T183_75">volume</text:span><text:span text:style-name="T183_76">,<text:s/></text:span><text:span text:style-name="T183_77">caracteristics</text:span><text:span text:style-name="T183_78">...<text:s/></text:span><text:span text:style-name="T183_79">that</text:span><text:span text:style-name="T183_80"><text:s/></text:span><text:span text:style-name="T183_81">you</text:span><text:span text:style-name="T183_82"><text:s/></text:span><text:span text:style-name="T183_83">probably</text:span><text:span text:style-name="T183_84"><text:s/></text:span><text:span text:style-name="T183_85">don</text:span><text:span text:style-name="T183_86">'</text:span><text:span text:style-name="T183_87">t</text:span><text:span text:style-name="T183_88"><text:s/></text:span><text:span text:style-name="T183_89">have</text:span><text:span text:style-name="T183_90"><text:s/></text:span><text:span text:style-name="T183_91">in</text:span><text:span text:style-name="T183_92"><text:s/></text:span><text:span text:style-name="T183_93">any</text:span><text:span text:style-name="T183_94"><text:s/></text:span><text:span text:style-name="T183_95">other</text:span><text:span text:style-name="T183_96"><text:s/></text:span><text:span text:style-name="T183_97">mapping</text:span><text:span text:style-name="T183_98"><text:s/></text:span><text:span text:style-name="T183_99">system</text:span><text:span text:style-name="T183_100">?<text:s/></text:span><text:span text:style-name="T183_101">We</text:span><text:span text:style-name="T183_102"><text:s/></text:span><text:span text:style-name="T183_103">probably</text:span><text:span text:style-name="T183_104"><text:s/></text:span><text:span text:style-name="T183_105">need</text:span><text:span text:style-name="T183_106"><text:s/></text:span><text:span text:style-name="T183_107">to</text:span><text:span text:style-name="T183_108"><text:s/></text:span><text:span text:style-name="T183_109">focus</text:span><text:span text:style-name="T183_110"><text:s/></text:span><text:span text:style-name="T183_111">on</text:span><text:span text:style-name="T183_112"><text:s/></text:span><text:span text:style-name="T183_113">objects</text:span><text:span text:style-name="T183_114"><text:s/></text:span><text:span text:style-name="T183_115">for</text:span><text:span text:style-name="T183_116"><text:s/></text:span><text:span text:style-name="T183_117">a</text:span><text:span text:style-name="T183_118"><text:s/></text:span><text:span text:style-name="T183_119">start</text:span><text:span text:style-name="T183_120">.<text:s/></text:span><text:span text:style-name="T183_121">What</text:span><text:span text:style-name="T183_122"><text:s/></text:span><text:span text:style-name="T183_123">are</text:span><text:span text:style-name="T183_124"><text:s/></text:span><text:span text:style-name="T183_125">onjects</text:span><text:span text:style-name="T183_126">?<text:s/></text:span><text:span text:style-name="T183_127">How</text:span><text:span text:style-name="T183_128"><text:s/></text:span><text:span text:style-name="T183_129">can</text:span><text:span text:style-name="T183_130"><text:s/></text:span><text:span text:style-name="T183_131">they</text:span><text:span text:style-name="T183_132"><text:s/></text:span><text:span text:style-name="T183_133">be</text:span><text:span text:style-name="T183_134"><text:s/></text:span><text:span text:style-name="T183_135">described</text:span><text:span text:style-name="T183_136">,<text:s/></text:span><text:span text:style-name="T183_137">how</text:span><text:span text:style-name="T183_138"><text:s/></text:span><text:span text:style-name="T183_139">can</text:span><text:span text:style-name="T183_140"><text:s/></text:span><text:span text:style-name="T183_141">they</text:span><text:span text:style-name="T183_142"><text:s/></text:span><text:span text:style-name="T183_143">be</text:span><text:span text:style-name="T183_144"><text:s/></text:span><text:span text:style-name="T183_145">related</text:span><text:span text:style-name="T183_146">.</text:span></text:p><text:p text:style-name="P184"><text:span text:style-name="T184_1">SeH</text:span><text:span text:style-name="T184_2"><text:s/></text:span><text:span text:style-name="T184_3">H</text:span><text:span text:style-name="T184_4">.:</text:span></text:p><text:p text:style-name="P185"><text:span text:style-name="T185_1">"</text:span><text:span text:style-name="T185_2">adding</text:span><text:span text:style-name="T185_3"><text:s/></text:span><text:span text:style-name="T185_4">details</text:span><text:span text:style-name="T185_5"><text:s/></text:span><text:span text:style-name="T185_6">to</text:span><text:span text:style-name="T185_7"><text:s/></text:span><text:span text:style-name="T185_8">your</text:span><text:span text:style-name="T185_9"><text:s/></text:span><text:span text:style-name="T185_10">story</text:span><text:span text:style-name="T185_11">"</text:span></text:p></office:annotation></text:span><text:span text:style-name="T185_12">All</text:span><text:span text:style-name="T185_13"><text:s/></text:span><text:span text:style-name="T185_14">items</text:span><text:span text:style-name="T185_15"><text:s/></text:span><text:span text:style-name="T185_16">lent</text:span><text:span text:style-name="T185_17"><text:s/></text:span><text:span text:style-name="T185_18">remain</text:span><text:span text:style-name="T185_19"><text:s/></text:span><text:span text:style-name="T185_20">the</text:span><text:span text:style-name="T185_21"><text:s/></text:span><text:span text:style-name="T185_22">property</text:span><text:span text:style-name="T185_23"><text:s/></text:span><text:span text:style-name="T185_24">of</text:span><text:span text:style-name="T185_25"><text:s/></text:span><text:span text:style-name="T185_26">their</text:span><text:span text:style-name="T185_27"><text:s/></text:span><text:span text:style-name="T185_28">owners</text:span><text:span text:style-name="T185_29">.<text:s/></text:span><text:span text:style-name="T185_30">Only</text:span><text:span text:style-name="T185_31"><text:s/></text:span><text:span text:style-name="T185_32">the</text:span><text:span text:style-name="T185_33"><text:s/></text:span><text:span text:style-name="T185_34">borrower</text:span><text:span text:style-name="T185_35"><text:s/></text:span><text:span text:style-name="T185_36">is</text:span><text:span text:style-name="T185_37"><text:s/></text:span><text:span text:style-name="T185_38">authorized</text:span><text:span text:style-name="T185_39"><text:s/></text:span><text:span text:style-name="T185_40">to</text:span><text:span text:style-name="T185_41"><text:s/></text:span><text:span text:style-name="T185_42">use</text:span><text:span text:style-name="T185_43"><text:s/></text:span><text:span text:style-name="T185_44">the</text:span><text:span text:style-name="T185_45"><text:s/></text:span><text:span text:style-name="T185_46">tools</text:span><text:span text:style-name="T185_47">.<text:s/></text:span><text:span text:style-name="T185_48">The</text:span><text:span text:style-name="T185_49"><text:s/></text:span><text:span text:style-name="T185_50">borrower</text:span><text:span text:style-name="T185_51"><text:s/></text:span><text:span text:style-name="T185_52">shall</text:span><text:span text:style-name="T185_53"><text:s/></text:span><text:span text:style-name="T185_54">not</text:span><text:span text:style-name="T185_55"><text:s/></text:span><text:span text:style-name="T185_56">permit</text:span><text:span text:style-name="T185_57"><text:s/></text:span><text:span text:style-name="T185_58">the</text:span><text:span text:style-name="T185_59"><text:s/></text:span><text:span text:style-name="T185_60">use</text:span><text:span text:style-name="T185_61"><text:s/></text:span><text:span text:style-name="T185_62">of</text:span><text:span text:style-name="T185_63"><text:s/></text:span><text:span text:style-name="T185_64">said</text:span><text:span text:style-name="T185_65"><text:s/></text:span><text:span text:style-name="T185_66">tools</text:span><text:span text:style-name="T185_67"><text:s/></text:span><text:span text:style-name="T185_68">by</text:span><text:span text:style-name="T185_69"><text:s/></text:span><text:span text:style-name="T185_70">any</text:span><text:span text:style-name="T185_71"><text:s/></text:span><text:span text:style-name="T185_72">other</text:span><text:span text:style-name="T185_73"><text:s/></text:span><text:span text:style-name="T185_74">person</text:span><text:span text:style-name="T185_75"><text:s/></text:span><text:span text:style-name="T185_76">except</text:span><text:span text:style-name="T185_77"><text:s/></text:span><text:span text:style-name="T185_78">by</text:span><text:span text:style-name="T185_79"><text:s/></text:span><text:span text:style-name="T185_80">the</text:span><text:span text:style-name="T185_81"><text:s/></text:span><text:span text:style-name="T185_82">express</text:span><text:span text:style-name="T185_83"><text:s/></text:span><text:span text:style-name="T185_84">permission</text:span><text:span text:style-name="T185_85"><text:s/></text:span><text:span text:style-name="T185_86">of</text:span><text:span text:style-name="T185_87"><text:s/></text:span><text:span text:style-name="T185_88">the</text:span><text:span text:style-name="T185_89"><text:s/></text:span><text:span text:style-name="T185_90">lender</text:span><text:span text:style-name="T185_91">.</text:span></text:p>
        </text:list-item>
        <text:list-item>
          <text:p text:style-name="P186"><text:span text:style-name="T186_1">The</text:span><text:span text:style-name="T186_2"><text:s/></text:span><text:span text:style-name="T186_3">borrower</text:span><text:span text:style-name="T186_4"><text:s/></text:span><text:span text:style-name="T186_5">agrees</text:span><text:span text:style-name="T186_6"><text:s/></text:span><text:span text:style-name="T186_7">that</text:span><text:span text:style-name="T186_8"><text:s/></text:span><text:span text:style-name="T186_9">the</text:span><text:span text:style-name="T186_10"><text:s/></text:span><text:span text:style-name="T186_11">community</text:span><text:span text:style-name="T186_12"><text:s/></text:span><text:span text:style-name="T186_13">is</text:span><text:span text:style-name="T186_14"><text:s/></text:span><text:span text:style-name="T186_15">not</text:span><text:span text:style-name="T186_16"><text:s/></text:span><text:span text:style-name="T186_17">responsible</text:span><text:span text:style-name="T186_18"><text:s/></text:span><text:span text:style-name="T186_19">for</text:span><text:span text:style-name="T186_20"><text:s/></text:span><text:span text:style-name="T186_21">any</text:span><text:span text:style-name="T186_22"><text:s/></text:span><text:span text:style-name="T186_23">manufacturing</text:span><text:span text:style-name="T186_24"><text:s/></text:span><text:span text:style-name="T186_25">defects</text:span><text:span text:style-name="T186_26"><text:s/></text:span><text:span text:style-name="T186_27">in</text:span><text:span text:style-name="T186_28"><text:s/></text:span><text:span text:style-name="T186_29">quality</text:span><text:span text:style-name="T186_30"><text:s/></text:span><text:span text:style-name="T186_31">of</text:span><text:span text:style-name="T186_32"><text:s/></text:span><text:span text:style-name="T186_33">workmanship</text:span><text:span text:style-name="T186_34"><text:s/></text:span><text:span text:style-name="T186_35">or</text:span><text:span text:style-name="T186_36"><text:s/></text:span><text:span text:style-name="T186_37">materials</text:span><text:span text:style-name="T186_38"><text:s/></text:span><text:span text:style-name="T186_39">inherent</text:span><text:span text:style-name="T186_40"><text:s/></text:span><text:span text:style-name="T186_41">in</text:span><text:span text:style-name="T186_42"><text:s/></text:span><text:span text:style-name="T186_43">any</text:span><text:span text:style-name="T186_44"><text:s/></text:span><text:span text:style-name="T186_45">borrowed</text:span><text:span text:style-name="T186_46"><text:s/></text:span><text:span text:style-name="T186_47">items</text:span><text:span text:style-name="T186_48">.</text:span></text:p>
        </text:list-item>
        <text:list-item>
          <text:p text:style-name="P187"><text:span text:style-name="T187_1">The</text:span><text:span text:style-name="T187_2"><text:s/></text:span><text:span text:style-name="T187_3">borrower</text:span><text:span text:style-name="T187_4"><text:s/></text:span><text:span text:style-name="T187_5">agrees</text:span><text:span text:style-name="T187_6"><text:s/></text:span><text:span text:style-name="T187_7">that</text:span><text:span text:style-name="T187_8"><text:s/></text:span><text:span text:style-name="T187_9">if</text:span><text:span text:style-name="T187_10"><text:s/></text:span><text:span text:style-name="T187_11">any</text:span><text:span text:style-name="T187_12"><text:s/></text:span><text:span text:style-name="T187_13">borrowed</text:span><text:span text:style-name="T187_14"><text:s/></text:span><text:span text:style-name="T187_15">item</text:span><text:span text:style-name="T187_16"><text:s/></text:span><text:span text:style-name="T187_17">becomes</text:span><text:span text:style-name="T187_18"><text:s/></text:span><text:span text:style-name="T187_19">unsafe</text:span><text:span text:style-name="T187_20"><text:s/></text:span><text:span text:style-name="T187_21">or</text:span><text:span text:style-name="T187_22"><text:s/></text:span><text:span text:style-name="T187_23">in</text:span><text:span text:style-name="T187_24"><text:s/></text:span><text:span text:style-name="T187_25">a</text:span><text:span text:style-name="T187_26"><text:s/></text:span><text:span text:style-name="T187_27">state</text:span><text:span text:style-name="T187_28"><text:s/></text:span><text:span text:style-name="T187_29">of</text:span><text:span text:style-name="T187_30"><text:s/></text:span><text:span text:style-name="T187_31">disrepair</text:span><text:span text:style-name="T187_32">,<text:s/></text:span><text:span text:style-name="T187_33">the</text:span><text:span text:style-name="T187_34"><text:s/></text:span><text:span text:style-name="T187_35">borrower</text:span><text:span text:style-name="T187_36"><text:s/></text:span><text:span text:style-name="T187_37">will</text:span><text:span text:style-name="T187_38"><text:s/></text:span><text:span text:style-name="T187_39">immediately</text:span><text:span text:style-name="T187_40"><text:s/></text:span><text:span text:style-name="T187_41">discontinue</text:span><text:span text:style-name="T187_42"><text:s/></text:span><text:span text:style-name="T187_43">use</text:span><text:span text:style-name="T187_44"><text:s/></text:span><text:span text:style-name="T187_45">of</text:span><text:span text:style-name="T187_46"><text:s/></text:span><text:span text:style-name="T187_47">the</text:span><text:span text:style-name="T187_48"><text:s/></text:span><text:span text:style-name="T187_49">item</text:span><text:span text:style-name="T187_50"><text:s/></text:span><text:span text:style-name="T187_51">and</text:span><text:span text:style-name="T187_52"><text:s/></text:span><text:span text:style-name="T187_53">unlist</text:span><text:span text:style-name="T187_54"><text:s/></text:span><text:span text:style-name="T187_55">it</text:span><text:span text:style-name="T187_56">.</text:span></text:p>
        </text:list-item>
      </text:list>
      <text:p text:style-name="P188"/>
      <text:p text:style-name="P189"><text:span text:style-name="T189_1">THE</text:span><text:span text:style-name="T189_2"><text:s/></text:span><text:span text:style-name="T189_3">FOLLOWING</text:span><text:span text:style-name="T189_4"><text:s/></text:span><text:span text:style-name="T189_5">REMAINS</text:span><text:span text:style-name="T189_6"><text:s/></text:span><text:span text:style-name="T189_7">TO</text:span><text:span text:style-name="T189_8"><text:s/></text:span><text:span text:style-name="T189_9">BE</text:span><text:span text:style-name="T189_10"><text:s/></text:span><text:span text:style-name="T189_11">EDITED</text:span><text:span text:style-name="T189_12">:</text:span></text:p>
      <text:list text:style-name="LS11" xml:id="list47" text:continue-list="list38">
        <text:list-item>
          <text:p text:style-name="P190"><text:span text:style-name="T190_1">Loan</text:span><text:span text:style-name="T190_2"><text:s/></text:span><text:span text:style-name="T190_3">periods</text:span><text:span text:style-name="T190_4"><text:s/></text:span><text:span text:style-name="T190_5">for</text:span><text:span text:style-name="T190_6"><text:s/></text:span><text:span text:style-name="T190_7">tools</text:span><text:span text:style-name="T190_8"><text:s/></text:span><text:span text:style-name="T190_9">are</text:span><text:span text:style-name="T190_10"><text:s/></text:span><text:span text:style-name="T190_11">two</text:span><text:span text:style-name="T190_12">,<text:s/></text:span><text:span text:style-name="T190_13">three</text:span><text:span text:style-name="T190_14"><text:s/></text:span><text:span text:style-name="T190_15">or</text:span><text:span text:style-name="T190_16"><text:s/></text:span><text:span text:style-name="T190_17">seven</text:span><text:span text:style-name="T190_18"><text:s/></text:span><text:span text:style-name="T190_19">days</text:span><text:span text:style-name="T190_20">,<text:s/></text:span><text:span text:style-name="T190_21">depending</text:span><text:span text:style-name="T190_22"><text:s/></text:span><text:span text:style-name="T190_23">upon</text:span><text:span text:style-name="T190_24"><text:s/></text:span><text:span text:style-name="T190_25">the</text:span><text:span text:style-name="T190_26"><text:s/></text:span><text:span text:style-name="T190_27">demand</text:span><text:span text:style-name="T190_28"><text:s/></text:span><text:span text:style-name="T190_29">and</text:span><text:span text:style-name="T190_30"><text:s/></text:span><text:span text:style-name="T190_31">type</text:span><text:span text:style-name="T190_32"><text:s/></text:span><text:span text:style-name="T190_33">of</text:span><text:span text:style-name="T190_34"><text:s/></text:span><text:span text:style-name="T190_35">tool</text:span><text:span text:style-name="T190_36">.<text:s/></text:span><text:span text:style-name="T190_37">The</text:span><text:span text:style-name="T190_38"><text:s/></text:span><text:span text:style-name="T190_39">borrower</text:span><text:span text:style-name="T190_40"><text:s/></text:span><text:span text:style-name="T190_41">agrees</text:span><text:span text:style-name="T190_42"><text:s/></text:span><text:span text:style-name="T190_43">to</text:span><text:span text:style-name="T190_44"><text:s/></text:span><text:span text:style-name="T190_45">return</text:span><text:span text:style-name="T190_46"><text:s/></text:span><text:span text:style-name="T190_47">any</text:span><text:span text:style-name="T190_48"><text:s/></text:span><text:span text:style-name="T190_49">borrowed</text:span><text:span text:style-name="T190_50"><text:s/></text:span><text:span text:style-name="T190_51">item</text:span><text:span text:style-name="T190_52"><text:s/></text:span><text:span text:style-name="T190_53">on</text:span><text:span text:style-name="T190_54"><text:s/></text:span><text:span text:style-name="T190_55">or</text:span><text:span text:style-name="T190_56"><text:s/></text:span><text:span text:style-name="T190_57">before</text:span><text:span text:style-name="T190_58"><text:s/></text:span><text:span text:style-name="T190_59">the</text:span><text:span text:style-name="T190_60"><text:s/></text:span><text:span text:style-name="T190_61">due</text:span><text:span text:style-name="T190_62"><text:s/></text:span><text:span text:style-name="T190_63">date</text:span><text:span text:style-name="T190_64"><text:s/></text:span><text:span text:style-name="T190_65">in</text:span><text:span text:style-name="T190_66"><text:s/></text:span><text:span text:style-name="T190_67">the</text:span><text:span text:style-name="T190_68"><text:s/></text:span><text:span text:style-name="T190_69">same</text:span><text:span text:style-name="T190_70"><text:s/></text:span><text:span text:style-name="T190_71">condition</text:span><text:span text:style-name="T190_72">,<text:s/></text:span><text:span text:style-name="T190_73">normal</text:span><text:span text:style-name="T190_74"><text:s/></text:span><text:span text:style-name="T190_75">wear</text:span><text:span text:style-name="T190_76"><text:s/></text:span><text:span text:style-name="T190_77">and</text:span><text:span text:style-name="T190_78"><text:s/></text:span><text:span text:style-name="T190_79">tear</text:span><text:span text:style-name="T190_80"><text:s/></text:span><text:span text:style-name="T190_81">excepted</text:span><text:span text:style-name="T190_82">,<text:s/></text:span><text:span text:style-name="T190_83">as</text:span><text:span text:style-name="T190_84"><text:s/></text:span><text:span text:style-name="T190_85">when</text:span><text:span text:style-name="T190_86"><text:s/></text:span><text:span text:style-name="T190_87">it</text:span><text:span text:style-name="T190_88"><text:s/></text:span><text:span text:style-name="T190_89">was</text:span><text:span text:style-name="T190_90"><text:s/></text:span><text:span text:style-name="T190_91">borrowed</text:span><text:span text:style-name="T190_92">.<text:s/></text:span><text:span text:style-name="T190_93">The</text:span><text:span text:style-name="T190_94"><text:s/></text:span><text:span text:style-name="T190_95">borrower</text:span><text:span text:style-name="T190_96"><text:s/></text:span><text:span text:style-name="T190_97">agrees</text:span><text:span text:style-name="T190_98"><text:s/></text:span><text:span text:style-name="T190_99">to</text:span><text:span text:style-name="T190_100"><text:s/></text:span><text:span text:style-name="T190_101">pay</text:span><text:span text:style-name="T190_102"><text:s/></text:span><text:span text:style-name="T190_103">for</text:span><text:span text:style-name="T190_104"><text:s/></text:span><text:span text:style-name="T190_105">the</text:span><text:span text:style-name="T190_106"><text:s/></text:span><text:span text:style-name="T190_107">loss</text:span><text:span text:style-name="T190_108"><text:s/></text:span><text:span text:style-name="T190_109">of</text:span><text:span text:style-name="T190_110"><text:s/></text:span><text:span text:style-name="T190_111">or</text:span><text:span text:style-name="T190_112"><text:s/></text:span><text:span text:style-name="T190_113">damage</text:span><text:span text:style-name="T190_114"><text:s/></text:span><text:span text:style-name="T190_115">to</text:span><text:span text:style-name="T190_116"><text:s/></text:span><text:span text:style-name="T190_117">any</text:span><text:span text:style-name="T190_118"><text:s/></text:span><text:span text:style-name="T190_119">tool</text:span><text:span text:style-name="T190_120"><text:s/></text:span><text:span text:style-name="T190_121">on</text:span><text:span text:style-name="T190_122"><text:s/></text:span><text:span text:style-name="T190_123">loan</text:span><text:span text:style-name="T190_124"><text:s/></text:span><text:span text:style-name="T190_125">to</text:span><text:span text:style-name="T190_126"><text:s/></text:span><text:span text:style-name="T190_127">him</text:span><text:span text:style-name="T190_128"><text:s/></text:span><text:span text:style-name="T190_129">or</text:span><text:span text:style-name="T190_130"><text:s/></text:span><text:span text:style-name="T190_131">her</text:span><text:span text:style-name="T190_132">.<text:s/></text:span><text:span text:style-name="T190_133">The</text:span><text:span text:style-name="T190_134"><text:s/></text:span><text:span text:style-name="T190_135">borrower</text:span><text:span text:style-name="T190_136"><text:s/></text:span><text:span text:style-name="T190_137">further</text:span><text:span text:style-name="T190_138"><text:s/></text:span><text:span text:style-name="T190_139">understands</text:span><text:span text:style-name="T190_140"><text:s/></text:span><text:span text:style-name="T190_141">that</text:span><text:span text:style-name="T190_142"><text:s/></text:span><text:span text:style-name="T190_143">fines</text:span><text:span text:style-name="T190_144"><text:s/></text:span><text:span text:style-name="T190_145">will</text:span><text:span text:style-name="T190_146"><text:s/></text:span><text:span text:style-name="T190_147">be</text:span><text:span text:style-name="T190_148"><text:s/></text:span><text:span text:style-name="T190_149">levied</text:span><text:span text:style-name="T190_150"><text:s/></text:span><text:span text:style-name="T190_151">for</text:span><text:span text:style-name="T190_152"><text:s/></text:span><text:span text:style-name="T190_153">each</text:span><text:span text:style-name="T190_154"><text:s/></text:span><text:span text:style-name="T190_155">item</text:span><text:span text:style-name="T190_156"><text:s/></text:span><text:span text:style-name="T190_157">kept</text:span><text:span text:style-name="T190_158"><text:s/></text:span><text:span text:style-name="T190_159">past</text:span><text:span text:style-name="T190_160"><text:s/></text:span><text:span text:style-name="T190_161">the</text:span><text:span text:style-name="T190_162"><text:s/></text:span><text:span text:style-name="T190_163">due</text:span><text:span text:style-name="T190_164"><text:s/></text:span><text:span text:style-name="T190_165">date</text:span><text:span text:style-name="T190_166">.<text:s/></text:span><text:span text:style-name="T190_167">Repeated</text:span><text:span text:style-name="T190_168"><text:s/></text:span><text:span text:style-name="T190_169">failure</text:span><text:span text:style-name="T190_170"><text:s/></text:span><text:span text:style-name="T190_171">to</text:span><text:span text:style-name="T190_172"><text:s/></text:span><text:span text:style-name="T190_173">return</text:span><text:span text:style-name="T190_174"><text:s/></text:span><text:span text:style-name="T190_175">tools</text:span><text:span text:style-name="T190_176"><text:s/></text:span><text:span text:style-name="T190_177">on</text:span><text:span text:style-name="T190_178"><text:s/></text:span><text:span text:style-name="T190_179">time</text:span><text:span text:style-name="T190_180"><text:s/></text:span><text:span text:style-name="T190_181">may</text:span><text:span text:style-name="T190_182"><text:s/></text:span><text:span text:style-name="T190_183">result</text:span><text:span text:style-name="T190_184"><text:s/></text:span><text:span text:style-name="T190_185">in</text:span><text:span text:style-name="T190_186"><text:s/></text:span><text:span text:style-name="T190_187">revocation</text:span><text:span text:style-name="T190_188"><text:s/></text:span><text:span text:style-name="T190_189">of</text:span><text:span text:style-name="T190_190"><text:s/></text:span><text:span text:style-name="T190_191">borrowing</text:span><text:span text:style-name="T190_192"><text:s/></text:span><text:span text:style-name="T190_193">privileges</text:span><text:span text:style-name="T190_194">.<text:s/></text:span><text:span text:style-name="T190_195">The</text:span><text:span text:style-name="T190_196"><text:s/></text:span><text:span text:style-name="T190_197">Library</text:span><text:span text:style-name="T190_198"><text:s/></text:span><text:span text:style-name="T190_199">reserves</text:span><text:span text:style-name="T190_200"><text:s/></text:span><text:span text:style-name="T190_201">the</text:span><text:span text:style-name="T190_202"><text:s/></text:span><text:span text:style-name="T190_203">right</text:span><text:span text:style-name="T190_204"><text:s/></text:span><text:span text:style-name="T190_205">to</text:span><text:span text:style-name="T190_206"><text:s/></text:span><text:span text:style-name="T190_207">limit</text:span><text:span text:style-name="T190_208"><text:s/></text:span><text:span text:style-name="T190_209">the</text:span><text:span text:style-name="T190_210"><text:s/></text:span><text:span text:style-name="T190_211">number</text:span><text:span text:style-name="T190_212"><text:s/></text:span><text:span text:style-name="T190_213">of</text:span><text:span text:style-name="T190_214"><text:s/></text:span><text:span text:style-name="T190_215">tools</text:span><text:span text:style-name="T190_216"><text:s/></text:span><text:span text:style-name="T190_217">borrowed</text:span><text:span text:style-name="T190_218"><text:s/></text:span><text:span text:style-name="T190_219">and</text:span><text:span text:style-name="T190_220"><text:s/></text:span><text:span text:style-name="T190_221">to</text:span><text:span text:style-name="T190_222"><text:s/></text:span><text:span text:style-name="T190_223">alter</text:span><text:span text:style-name="T190_224"><text:s/></text:span><text:span text:style-name="T190_225">the</text:span><text:span text:style-name="T190_226"><text:s/></text:span><text:span text:style-name="T190_227">maximum</text:span><text:span text:style-name="T190_228"><text:s/></text:span><text:span text:style-name="T190_229">loan</text:span><text:span text:style-name="T190_230"><text:s/></text:span><text:span text:style-name="T190_231">period</text:span><text:span text:style-name="T190_232">.</text:span></text:p>
        </text:list-item>
        <text:list-item>
          <text:p text:style-name="P191"><text:span text:style-name="T191_1">If</text:span><text:span text:style-name="T191_2"><text:s/></text:span><text:span text:style-name="T191_3">the</text:span><text:span text:style-name="T191_4"><text:s/></text:span><text:span text:style-name="T191_5">borrower</text:span><text:span text:style-name="T191_6"><text:s/></text:span><text:span text:style-name="T191_7">wishes</text:span><text:span text:style-name="T191_8"><text:s/></text:span><text:span text:style-name="T191_9">to</text:span><text:span text:style-name="T191_10"><text:s/></text:span><text:span text:style-name="T191_11">renew</text:span><text:span text:style-name="T191_12"><text:s/></text:span><text:span text:style-name="T191_13">the</text:span><text:span text:style-name="T191_14"><text:s/></text:span><text:span text:style-name="T191_15">loan</text:span><text:span text:style-name="T191_16"><text:s/></text:span><text:span text:style-name="T191_17">of</text:span><text:span text:style-name="T191_18"><text:s/></text:span><text:span text:style-name="T191_19">the</text:span><text:span text:style-name="T191_20"><text:s/></text:span><text:span text:style-name="T191_21">tool</text:span><text:span text:style-name="T191_22">,<text:s/></text:span><text:span text:style-name="T191_23">he</text:span><text:span text:style-name="T191_24"><text:s/></text:span><text:span text:style-name="T191_25">or</text:span><text:span text:style-name="T191_26"><text:s/></text:span><text:span text:style-name="T191_27">she</text:span><text:span text:style-name="T191_28"><text:s/></text:span><text:span text:style-name="T191_29">may</text:span><text:span text:style-name="T191_30"><text:s/></text:span><text:span text:style-name="T191_31">do</text:span><text:span text:style-name="T191_32"><text:s/></text:span><text:span text:style-name="T191_33">so</text:span><text:span text:style-name="T191_34"><text:s/></text:span><text:span text:style-name="T191_35">on</text:span><text:span text:style-name="T191_36"><text:s/></text:span><text:span text:style-name="T191_37">the</text:span><text:span text:style-name="T191_38"><text:s/></text:span><text:span text:style-name="T191_39">due</text:span><text:span text:style-name="T191_40"><text:s/></text:span><text:span text:style-name="T191_41">date</text:span><text:span text:style-name="T191_42"><text:s/></text:span><text:span text:style-name="T191_43">by</text:span><text:span text:style-name="T191_44"><text:s/></text:span><text:span text:style-name="T191_45">contacting</text:span><text:span text:style-name="T191_46"><text:s/></text:span><text:span text:style-name="T191_47">the</text:span><text:span text:style-name="T191_48"><text:s/></text:span><text:span text:style-name="T191_49">Tool</text:span><text:span text:style-name="T191_50"><text:s/></text:span><text:span text:style-name="T191_51">Lending</text:span><text:span text:style-name="T191_52"><text:s/></text:span><text:span text:style-name="T191_53">Library</text:span><text:span text:style-name="T191_54"><text:s/></text:span><text:span text:style-name="T191_55">in</text:span><text:span text:style-name="T191_56"><text:s/></text:span><text:span text:style-name="T191_57">person</text:span><text:span text:style-name="T191_58">.<text:s/></text:span><text:span text:style-name="T191_59">Renewals</text:span><text:span text:style-name="T191_60"><text:s/></text:span><text:span text:style-name="T191_61">must</text:span><text:span text:style-name="T191_62"><text:s/></text:span><text:span text:style-name="T191_63">be</text:span><text:span text:style-name="T191_64"><text:s/></text:span><text:span text:style-name="T191_65">done</text:span><text:span text:style-name="T191_66"><text:s/></text:span><text:span text:style-name="T191_67">in</text:span><text:span text:style-name="T191_68"><text:s/></text:span><text:span text:style-name="T191_69">person</text:span><text:span text:style-name="T191_70">.<text:s/></text:span><text:span text:style-name="T191_71">If</text:span><text:span text:style-name="T191_72"><text:s/></text:span><text:span text:style-name="T191_73">there</text:span><text:span text:style-name="T191_74"><text:s/></text:span><text:span text:style-name="T191_75">is</text:span><text:span text:style-name="T191_76"><text:s/></text:span><text:span text:style-name="T191_77">no</text:span><text:span text:style-name="T191_78"><text:s/></text:span><text:span text:style-name="T191_79">one</text:span><text:span text:style-name="T191_80"><text:s/></text:span><text:span text:style-name="T191_81">waiting</text:span><text:span text:style-name="T191_82"><text:s/></text:span><text:span text:style-name="T191_83">to</text:span><text:span text:style-name="T191_84"><text:s/></text:span><text:span text:style-name="T191_85">borrow</text:span><text:span text:style-name="T191_86"><text:s/></text:span><text:span text:style-name="T191_87">the</text:span><text:span text:style-name="T191_88"><text:s/></text:span><text:span text:style-name="T191_89">item</text:span><text:span text:style-name="T191_90">,<text:s/></text:span><text:span text:style-name="T191_91">it</text:span><text:span text:style-name="T191_92"><text:s/></text:span><text:span text:style-name="T191_93">may</text:span><text:span text:style-name="T191_94"><text:s/></text:span><text:span text:style-name="T191_95">be</text:span><text:span text:style-name="T191_96"><text:s/></text:span><text:span text:style-name="T191_97">borrowed</text:span><text:span text:style-name="T191_98"><text:s/></text:span><text:span text:style-name="T191_99">for</text:span><text:span text:style-name="T191_100"><text:s/></text:span><text:span text:style-name="T191_101">an</text:span><text:span text:style-name="T191_102"><text:s/></text:span><text:span text:style-name="T191_103">additional</text:span><text:span text:style-name="T191_104"><text:s/></text:span><text:span text:style-name="T191_105">loan</text:span><text:span text:style-name="T191_106"><text:s/></text:span><text:span text:style-name="T191_107">period</text:span><text:span text:style-name="T191_108">.<text:s/></text:span><text:span text:style-name="T191_109">The</text:span><text:span text:style-name="T191_110"><text:s/></text:span><text:span text:style-name="T191_111">Library</text:span><text:span text:style-name="T191_112"><text:s/></text:span><text:span text:style-name="T191_113">reserves</text:span><text:span text:style-name="T191_114"><text:s/></text:span><text:span text:style-name="T191_115">the</text:span><text:span text:style-name="T191_116"><text:s/></text:span><text:span text:style-name="T191_117">right</text:span><text:span text:style-name="T191_118"><text:s/></text:span><text:span text:style-name="T191_119">to</text:span><text:span text:style-name="T191_120"><text:s/></text:span><text:span text:style-name="T191_121">refuse</text:span><text:span text:style-name="T191_122"><text:s/></text:span><text:span text:style-name="T191_123">or</text:span><text:span text:style-name="T191_124"><text:s/></text:span><text:span text:style-name="T191_125">limit</text:span><text:span text:style-name="T191_126"><text:s/></text:span><text:span text:style-name="T191_127">renewals</text:span><text:span text:style-name="T191_128">.<text:s/></text:span><text:span text:style-name="T191_129">Up</text:span><text:span text:style-name="T191_130"><text:s/></text:span><text:span text:style-name="T191_131">to</text:span><text:span text:style-name="T191_132"><text:s/>2<text:s/></text:span><text:span text:style-name="T191_133">consecutive</text:span><text:span text:style-name="T191_134"><text:s/></text:span><text:span text:style-name="T191_135">renewals</text:span><text:span text:style-name="T191_136"><text:s/></text:span><text:span text:style-name="T191_137">may</text:span><text:span text:style-name="T191_138"><text:s/></text:span><text:span text:style-name="T191_139">be</text:span><text:span text:style-name="T191_140"><text:s/></text:span><text:span text:style-name="T191_141">made</text:span><text:span text:style-name="T191_142">,<text:s/></text:span><text:span text:style-name="T191_143">dependent</text:span><text:span text:style-name="T191_144"><text:s/></text:span><text:span text:style-name="T191_145">upon</text:span><text:span text:style-name="T191_146"><text:s/></text:span><text:span text:style-name="T191_147">the</text:span><text:span text:style-name="T191_148"><text:s/></text:span><text:span text:style-name="T191_149">reserve</text:span><text:span text:style-name="T191_150"><text:s/></text:span><text:span text:style-name="T191_151">status</text:span><text:span text:style-name="T191_152"><text:s/></text:span><text:span text:style-name="T191_153">of</text:span><text:span text:style-name="T191_154"><text:s/></text:span><text:span text:style-name="T191_155">the</text:span><text:span text:style-name="T191_156"><text:s/></text:span><text:span text:style-name="T191_157">item</text:span><text:span text:style-name="T191_158">.</text:span></text:p>
        </text:list-item>
        <text:list-item>
          <text:p text:style-name="P192"><text:span text:style-name="T192_1">If</text:span><text:span text:style-name="T192_2"><text:s/></text:span><text:span text:style-name="T192_3">a</text:span><text:span text:style-name="T192_4"><text:s/></text:span><text:span text:style-name="T192_5">tool</text:span><text:span text:style-name="T192_6"><text:s/></text:span><text:span text:style-name="T192_7">is</text:span><text:span text:style-name="T192_8"><text:s/></text:span><text:span text:style-name="T192_9">not</text:span><text:span text:style-name="T192_10"><text:s/></text:span><text:span text:style-name="T192_11">immediately</text:span><text:span text:style-name="T192_12"><text:s/></text:span><text:span text:style-name="T192_13">available</text:span><text:span text:style-name="T192_14"><text:s/></text:span><text:span text:style-name="T192_15">for</text:span><text:span text:style-name="T192_16"><text:s/></text:span><text:span text:style-name="T192_17">loan</text:span><text:span text:style-name="T192_18">,<text:s/></text:span><text:span text:style-name="T192_19">the</text:span><text:span text:style-name="T192_20"><text:s/></text:span><text:span text:style-name="T192_21">borrower</text:span><text:span text:style-name="T192_22"><text:s/></text:span><text:span text:style-name="T192_23">may</text:span><text:span text:style-name="T192_24"><text:s/></text:span><text:span text:style-name="T192_25">make</text:span><text:span text:style-name="T192_26"><text:s/></text:span><text:span text:style-name="T192_27">a</text:span><text:span text:style-name="T192_28"><text:s/></text:span><text:span text:style-name="T192_29">reserve</text:span><text:span text:style-name="T192_30"><text:s/></text:span><text:span text:style-name="T192_31">request</text:span><text:span text:style-name="T192_32"><text:s/></text:span><text:span text:style-name="T192_33">to</text:span><text:span text:style-name="T192_34"><text:s/></text:span><text:span text:style-name="T192_35">have</text:span><text:span text:style-name="T192_36"><text:s/></text:span><text:span text:style-name="T192_37">the</text:span><text:span text:style-name="T192_38"><text:s/></text:span><text:span text:style-name="T192_39">tool</text:span><text:span text:style-name="T192_40"><text:s/></text:span><text:span text:style-name="T192_41">when</text:span><text:span text:style-name="T192_42"><text:s/></text:span><text:span text:style-name="T192_43">it</text:span><text:span text:style-name="T192_44"><text:s/></text:span><text:span text:style-name="T192_45">becomes</text:span><text:span text:style-name="T192_46"><text:s/></text:span><text:span text:style-name="T192_47">available</text:span><text:span text:style-name="T192_48">.<text:s/></text:span><text:span text:style-name="T192_49">Reserve</text:span><text:span text:style-name="T192_50"><text:s/></text:span><text:span text:style-name="T192_51">requests</text:span><text:span text:style-name="T192_52"><text:s/></text:span><text:span text:style-name="T192_53">will</text:span><text:span text:style-name="T192_54"><text:s/></text:span><text:span text:style-name="T192_55">be</text:span><text:span text:style-name="T192_56"><text:s/></text:span><text:span text:style-name="T192_57">handled</text:span><text:span text:style-name="T192_58"><text:s/></text:span><text:span text:style-name="T192_59">in</text:span><text:span text:style-name="T192_60"><text:s/></text:span><text:span text:style-name="T192_61">the</text:span><text:span text:style-name="T192_62"><text:s/></text:span><text:span text:style-name="T192_63">order</text:span><text:span text:style-name="T192_64"><text:s/></text:span><text:span text:style-name="T192_65">received</text:span><text:span text:style-name="T192_66">.<text:s/></text:span><text:span text:style-name="T192_67">If</text:span><text:span text:style-name="T192_68"><text:s/></text:span><text:span text:style-name="T192_69">a</text:span><text:span text:style-name="T192_70"><text:s/></text:span><text:span text:style-name="T192_71">tool</text:span><text:span text:style-name="T192_72"><text:s/></text:span><text:span text:style-name="T192_73">is</text:span><text:span text:style-name="T192_74"><text:s/></text:span><text:span text:style-name="T192_75">available</text:span><text:span text:style-name="T192_76">,<text:s/></text:span><text:span text:style-name="T192_77">the</text:span><text:span text:style-name="T192_78"><text:s/></text:span><text:span text:style-name="T192_79">borrower</text:span><text:span text:style-name="T192_80"><text:s/></text:span><text:span text:style-name="T192_81">may</text:span><text:span text:style-name="T192_82"><text:s/></text:span><text:span text:style-name="T192_83">phone</text:span><text:span text:style-name="T192_84"><text:s/></text:span><text:span text:style-name="T192_85">the</text:span><text:span text:style-name="T192_86"><text:s/></text:span><text:span text:style-name="T192_87">TLL</text:span><text:span text:style-name="T192_88"><text:s/></text:span><text:span text:style-name="T192_89">and</text:span><text:span text:style-name="T192_90"><text:s/></text:span><text:span text:style-name="T192_91">have</text:span><text:span text:style-name="T192_92"><text:s/></text:span><text:span text:style-name="T192_93">the</text:span><text:span text:style-name="T192_94"><text:s/></text:span><text:span text:style-name="T192_95">tool</text:span><text:span text:style-name="T192_96"><text:s/></text:span><text:span text:style-name="T192_97">set</text:span><text:span text:style-name="T192_98"><text:s/></text:span><text:span text:style-name="T192_99">aside</text:span><text:span text:style-name="T192_100"><text:s/></text:span><text:span text:style-name="T192_101">to</text:span><text:span text:style-name="T192_102"><text:s/></text:span><text:span text:style-name="T192_103">be</text:span><text:span text:style-name="T192_104"><text:s/></text:span><text:span text:style-name="T192_105">borrowed</text:span><text:span text:style-name="T192_106"><text:s/></text:span><text:span text:style-name="T192_107">later</text:span><text:span text:style-name="T192_108"><text:s/></text:span><text:span text:style-name="T192_109">THE</text:span><text:span text:style-name="T192_110"><text:s/></text:span><text:span text:style-name="T192_111">SAME</text:span><text:span text:style-name="T192_112"><text:s/></text:span><text:span text:style-name="T192_113">DAY</text:span><text:span text:style-name="T192_114">.<text:s/></text:span><text:span text:style-name="T192_115">If</text:span><text:span text:style-name="T192_116"><text:s/></text:span><text:span text:style-name="T192_117">the</text:span><text:span text:style-name="T192_118"><text:s/></text:span><text:span text:style-name="T192_119">borrower</text:span><text:span text:style-name="T192_120"><text:s/></text:span><text:span text:style-name="T192_121">fails</text:span><text:span text:style-name="T192_122"><text:s/></text:span><text:span text:style-name="T192_123">to</text:span><text:span text:style-name="T192_124"><text:s/></text:span><text:span text:style-name="T192_125">come</text:span><text:span text:style-name="T192_126"><text:s/></text:span><text:span text:style-name="T192_127">for</text:span><text:span text:style-name="T192_128"><text:s/></text:span><text:span text:style-name="T192_129">the</text:span><text:span text:style-name="T192_130"><text:s/></text:span><text:span text:style-name="T192_131">tool</text:span><text:span text:style-name="T192_132"><text:s/></text:span><text:span text:style-name="T192_133">as</text:span><text:span text:style-name="T192_134"><text:s/></text:span><text:span text:style-name="T192_135">agreed</text:span><text:span text:style-name="T192_136">,<text:s/></text:span><text:span text:style-name="T192_137">the</text:span><text:span text:style-name="T192_138"><text:s/></text:span><text:span text:style-name="T192_139">Library</text:span><text:span text:style-name="T192_140"><text:s/></text:span><text:span text:style-name="T192_141">may</text:span><text:span text:style-name="T192_142"><text:s/></text:span><text:span text:style-name="T192_143">lend</text:span><text:span text:style-name="T192_144"><text:s/></text:span><text:span text:style-name="T192_145">the</text:span><text:span text:style-name="T192_146"><text:s/></text:span><text:span text:style-name="T192_147">tool</text:span><text:span text:style-name="T192_148"><text:s/></text:span><text:span text:style-name="T192_149">to</text:span><text:span text:style-name="T192_150"><text:s/></text:span><text:span text:style-name="T192_151">another</text:span><text:span text:style-name="T192_152"><text:s/></text:span><text:span text:style-name="T192_153">borrower</text:span><text:span text:style-name="T192_154">.<text:s/></text:span><text:span text:style-name="T192_155">No</text:span><text:span text:style-name="T192_156"><text:s/></text:span><text:span text:style-name="T192_157">tool</text:span><text:span text:style-name="T192_158"><text:s/></text:span><text:span text:style-name="T192_159">will</text:span><text:span text:style-name="T192_160"><text:s/></text:span><text:span text:style-name="T192_161">be</text:span><text:span text:style-name="T192_162"><text:s/></text:span><text:span text:style-name="T192_163">held</text:span><text:span text:style-name="T192_164"><text:s/></text:span><text:span text:style-name="T192_165">beyond</text:span><text:span text:style-name="T192_166"><text:s/></text:span><text:span text:style-name="T192_167">closing</text:span><text:span text:style-name="T192_168"><text:s/></text:span><text:span text:style-name="T192_169">time</text:span><text:span text:style-name="T192_170">.<text:s/></text:span><text:span text:style-name="T192_171">Tools</text:span><text:span text:style-name="T192_172"><text:s/></text:span><text:span text:style-name="T192_173">will</text:span><text:span text:style-name="T192_174"><text:s/></text:span><text:span text:style-name="T192_175">not</text:span><text:span text:style-name="T192_176"><text:s/></text:span><text:span text:style-name="T192_177">be</text:span><text:span text:style-name="T192_178"><text:s/></text:span><text:span text:style-name="T192_179">reserved</text:span><text:span text:style-name="T192_180"><text:s/></text:span><text:span text:style-name="T192_181">for</text:span><text:span text:style-name="T192_182"><text:s/></text:span><text:span text:style-name="T192_183">a</text:span><text:span text:style-name="T192_184"><text:s/></text:span><text:span text:style-name="T192_185">future</text:span><text:span text:style-name="T192_186"><text:s/></text:span><text:span text:style-name="T192_187">date</text:span><text:span text:style-name="T192_188">.<text:s/></text:span><text:span text:style-name="T192_189">Seasonal</text:span><text:span text:style-name="T192_190"><text:s/></text:span><text:span text:style-name="T192_191">demands</text:span><text:span text:style-name="T192_192"><text:s/></text:span><text:span text:style-name="T192_193">may</text:span><text:span text:style-name="T192_194"><text:s/></text:span><text:span text:style-name="T192_195">affect</text:span><text:span text:style-name="T192_196"><text:s/></text:span><text:span text:style-name="T192_197">reserve</text:span><text:span text:style-name="T192_198"><text:s/></text:span><text:span text:style-name="T192_199">policies</text:span><text:span text:style-name="T192_200">.<text:s/></text:span><text:span text:style-name="T192_201">The</text:span><text:span text:style-name="T192_202"><text:s/></text:span><text:span text:style-name="T192_203">Library</text:span><text:span text:style-name="T192_204"><text:s/></text:span><text:span text:style-name="T192_205">retains</text:span><text:span text:style-name="T192_206"><text:s/></text:span><text:span text:style-name="T192_207">the</text:span><text:span text:style-name="T192_208"><text:s/></text:span><text:span text:style-name="T192_209">right</text:span><text:span text:style-name="T192_210"><text:s/></text:span><text:span text:style-name="T192_211">to</text:span><text:span text:style-name="T192_212"><text:s/></text:span><text:span text:style-name="T192_213">alter</text:span><text:span text:style-name="T192_214"><text:s/></text:span><text:span text:style-name="T192_215">or</text:span><text:span text:style-name="T192_216"><text:s/></text:span><text:span text:style-name="T192_217">suspend</text:span><text:span text:style-name="T192_218"><text:s/></text:span><text:span text:style-name="T192_219">any</text:span><text:span text:style-name="T192_220"><text:s/></text:span><text:span text:style-name="T192_221">of</text:span><text:span text:style-name="T192_222"><text:s/></text:span><text:span text:style-name="T192_223">the</text:span><text:span text:style-name="T192_224"><text:s/></text:span><text:span text:style-name="T192_225">above</text:span><text:span text:style-name="T192_226"><text:s/></text:span><text:span text:style-name="T192_227">reserve</text:span><text:span text:style-name="T192_228"><text:s/></text:span><text:span text:style-name="T192_229">policies</text:span><text:span text:style-name="T192_230">.</text:span></text:p>
        </text:list-item>
        <text:list-item>
          <text:p text:style-name="P193"><text:span text:style-name="T193_1">When</text:span><text:span text:style-name="T193_2"><text:s/></text:span><text:span text:style-name="T193_3">tools</text:span><text:span text:style-name="T193_4"><text:s/></text:span><text:span text:style-name="T193_5">are</text:span><text:span text:style-name="T193_6"><text:s/></text:span><text:span text:style-name="T193_7">not</text:span><text:span text:style-name="T193_8"><text:s/></text:span><text:span text:style-name="T193_9">returned</text:span><text:span text:style-name="T193_10"><text:s/></text:span><text:span text:style-name="T193_11">by</text:span><text:span text:style-name="T193_12"><text:s/></text:span><text:span text:style-name="T193_13">the</text:span><text:span text:style-name="T193_14"><text:s/></text:span><text:span text:style-name="T193_15">designated</text:span><text:span text:style-name="T193_16"><text:s/></text:span><text:span text:style-name="T193_17">due</text:span><text:span text:style-name="T193_18"><text:s/></text:span><text:span text:style-name="T193_19">date</text:span><text:span text:style-name="T193_20">,<text:s/></text:span><text:span text:style-name="T193_21">the</text:span><text:span text:style-name="T193_22"><text:s/></text:span><text:span text:style-name="T193_23">TLL</text:span><text:span text:style-name="T193_24"><text:s/></text:span><text:span text:style-name="T193_25">will</text:span><text:span text:style-name="T193_26"><text:s/></text:span><text:span text:style-name="T193_27">issue</text:span><text:span text:style-name="T193_28"><text:s/></text:span><text:span text:style-name="T193_29">an</text:span><text:span text:style-name="T193_30"><text:s/></text:span><text:span text:style-name="T193_31">overdue</text:span><text:span text:style-name="T193_32"><text:s/></text:span><text:span text:style-name="T193_33">notice</text:span><text:span text:style-name="T193_34">.<text:s/></text:span><text:span text:style-name="T193_35">If</text:span><text:span text:style-name="T193_36"><text:s/></text:span><text:span text:style-name="T193_37">the</text:span><text:span text:style-name="T193_38"><text:s/></text:span><text:span text:style-name="T193_39">tools</text:span><text:span text:style-name="T193_40"><text:s/></text:span><text:span text:style-name="T193_41">are</text:span><text:span text:style-name="T193_42"><text:s/></text:span><text:span text:style-name="T193_43">not</text:span><text:span text:style-name="T193_44"><text:s/></text:span><text:span text:style-name="T193_45">returned</text:span><text:span text:style-name="T193_46"><text:s/></text:span><text:span text:style-name="T193_47">after</text:span><text:span text:style-name="T193_48"><text:s/></text:span><text:span text:style-name="T193_49">the</text:span><text:span text:style-name="T193_50"><text:s/></text:span><text:span text:style-name="T193_51">notice</text:span><text:span text:style-name="T193_52"><text:s/></text:span><text:span text:style-name="T193_53">has</text:span><text:span text:style-name="T193_54"><text:s/></text:span><text:span text:style-name="T193_55">been</text:span><text:span text:style-name="T193_56"><text:s/></text:span><text:span text:style-name="T193_57">sent</text:span><text:span text:style-name="T193_58">,<text:s/></text:span><text:span text:style-name="T193_59">appropriate</text:span><text:span text:style-name="T193_60"><text:s/></text:span><text:span text:style-name="T193_61">steps</text:span><text:span text:style-name="T193_62"><text:s/></text:span><text:span text:style-name="T193_63">will</text:span><text:span text:style-name="T193_64"><text:s/></text:span><text:span text:style-name="T193_65">be</text:span><text:span text:style-name="T193_66"><text:s/></text:span><text:span text:style-name="T193_67">taken</text:span><text:span text:style-name="T193_68"><text:s/></text:span><text:span text:style-name="T193_69">to</text:span><text:span text:style-name="T193_70"><text:s/></text:span><text:span text:style-name="T193_71">retrieve</text:span><text:span text:style-name="T193_72"><text:s/></text:span><text:span text:style-name="T193_73">them</text:span><text:span text:style-name="T193_74">,<text:s/></text:span><text:span text:style-name="T193_75">including</text:span><text:span text:style-name="T193_76"><text:s/></text:span><text:span text:style-name="T193_77">by</text:span><text:span text:style-name="T193_78"><text:s/></text:span><text:span text:style-name="T193_79">collection</text:span><text:span text:style-name="T193_80"><text:s/></text:span><text:span text:style-name="T193_81">agency</text:span><text:span text:style-name="T193_82"><text:s/></text:span><text:span text:style-name="T193_83">and</text:span><text:span text:style-name="T193_84">/</text:span><text:span text:style-name="T193_85">or</text:span><text:span text:style-name="T193_86"><text:s/></text:span><text:span text:style-name="T193_87">legal</text:span><text:span text:style-name="T193_88"><text:s/></text:span><text:span text:style-name="T193_89">action</text:span><text:span text:style-name="T193_90">.</text:span></text:p>
        </text:list-item>
        <text:list-item>
          <text:p text:style-name="P194"><text:span text:style-name="T194_1">The</text:span><text:span text:style-name="T194_2"><text:s/></text:span><text:span text:style-name="T194_3">Tool</text:span><text:span text:style-name="T194_4"><text:s/></text:span><text:span text:style-name="T194_5">Lending</text:span><text:span text:style-name="T194_6"><text:s/></text:span><text:span text:style-name="T194_7">Library</text:span><text:span text:style-name="T194_8"><text:s/></text:span><text:span text:style-name="T194_9">retains</text:span><text:span text:style-name="T194_10"><text:s/></text:span><text:span text:style-name="T194_11">the</text:span><text:span text:style-name="T194_12"><text:s/></text:span><text:span text:style-name="T194_13">right</text:span><text:span text:style-name="T194_14"><text:s/></text:span><text:span text:style-name="T194_15">to</text:span><text:span text:style-name="T194_16"><text:s/></text:span><text:span text:style-name="T194_17">refuse</text:span><text:span text:style-name="T194_18"><text:s/></text:span><text:span text:style-name="T194_19">the</text:span><text:span text:style-name="T194_20"><text:s/></text:span><text:span text:style-name="T194_21">loan</text:span><text:span text:style-name="T194_22"><text:s/></text:span><text:span text:style-name="T194_23">of</text:span><text:span text:style-name="T194_24"><text:s/></text:span><text:span text:style-name="T194_25">any</text:span><text:span text:style-name="T194_26"><text:s/></text:span><text:span text:style-name="T194_27">item</text:span><text:span text:style-name="T194_28"><text:s/></text:span><text:span text:style-name="T194_29">for</text:span><text:span text:style-name="T194_30"><text:s/></text:span><text:span text:style-name="T194_31">failure</text:span><text:span text:style-name="T194_32"><text:s/></text:span><text:span text:style-name="T194_33">to</text:span><text:span text:style-name="T194_34"><text:s/></text:span><text:span text:style-name="T194_35">comply</text:span><text:span text:style-name="T194_36"><text:s/></text:span><text:span text:style-name="T194_37">with</text:span><text:span text:style-name="T194_38"><text:s/></text:span><text:span text:style-name="T194_39">any</text:span><text:span text:style-name="T194_40"><text:s/></text:span><text:span text:style-name="T194_41">of</text:span><text:span text:style-name="T194_42"><text:s/></text:span><text:span text:style-name="T194_43">the</text:span><text:span text:style-name="T194_44"><text:s/></text:span><text:span text:style-name="T194_45">above</text:span><text:span text:style-name="T194_46"><text:s/></text:span><text:span text:style-name="T194_47">rules</text:span><text:span text:style-name="T194_48"><text:s/></text:span><text:span text:style-name="T194_49">and</text:span><text:span text:style-name="T194_50"><text:s/></text:span><text:span text:style-name="T194_51">regulations</text:span><text:span text:style-name="T194_52">,<text:s/></text:span><text:span text:style-name="T194_53">or</text:span><text:span text:style-name="T194_54"><text:s/></text:span><text:span text:style-name="T194_55">for</text:span><text:span text:style-name="T194_56"><text:s/></text:span><text:span text:style-name="T194_57">falsification</text:span><text:span text:style-name="T194_58"><text:s/></text:span><text:span text:style-name="T194_59">of</text:span><text:span text:style-name="T194_60"><text:s/></text:span><text:span text:style-name="T194_61">any</text:span><text:span text:style-name="T194_62"><text:s/></text:span><text:span text:style-name="T194_63">information</text:span><text:span text:style-name="T194_64">.</text:span></text:p>
        </text:list-item>
      </text:list>
      <text:p text:style-name="P195"/>
      <text:h text:style-name="P196" text:outline-level="10"><text:bookmark-start text:name="h.gy3o6awtc2kv"/><text:bookmark-end text:name="h.gy3o6awtc2kv"/></text:h>
      <text:h text:style-name="P197" text:outline-level="10"><text:bookmark-start text:name="h.tlcpv5h73ujt"/><text:bookmark-end text:name="h.tlcpv5h73ujt"/><text:bookmark-start text:name="h.7tp12e2kl94"/><text:bookmark-end text:name="h.7tp12e2kl94"/><text:span text:style-name="T197_1">Important</text:span><text:span text:style-name="T197_2"><text:s/></text:span><text:span text:style-name="T197_3">definitions</text:span></text:h>
      <text:p text:style-name="P198"><text:span text:style-name="T198_1">Tag</text:span></text:p>
      <text:p text:style-name="P199"><text:span text:style-name="T199_1">A</text:span><text:span text:style-name="T199_2"><text:s/></text:span><text:span text:style-name="T199_3">tag</text:span><text:span text:style-name="T199_4"><text:s/></text:span><text:span text:style-name="T199_5">is</text:span><text:span text:style-name="T199_6"><text:s/></text:span><text:span text:style-name="T199_7">a</text:span><text:span text:style-name="T199_8"><text:s/></text:span><text:span text:style-name="T199_9">unique</text:span><text:span text:style-name="T199_10"><text:s/></text:span><text:span text:style-name="T199_11">property</text:span><text:span text:style-name="T199_12"><text:s/></text:span><text:span text:style-name="T199_13">or</text:span><text:span text:style-name="T199_14"><text:s/></text:span><text:span text:style-name="T199_15">set</text:span><text:span text:style-name="T199_16"><text:s/></text:span><text:span text:style-name="T199_17">of</text:span><text:span text:style-name="T199_18"><text:s/></text:span><text:span text:style-name="T199_19">properties</text:span><text:span text:style-name="T199_20"><text:s/></text:span><text:span text:style-name="T199_21">that</text:span><text:span text:style-name="T199_22"><text:s/></text:span><text:span text:style-name="T199_23">allows</text:span><text:span text:style-name="T199_24"><text:s/></text:span><text:span text:style-name="T199_25">to</text:span><text:span text:style-name="T199_26"><text:s/></text:span><text:span text:style-name="T199_27">define</text:span><text:span text:style-name="T199_28"><text:s/></text:span><text:span text:style-name="T199_29">an</text:span><text:span text:style-name="T199_30"><text:s/></text:span><text:span text:style-name="T199_31">object</text:span><text:span text:style-name="T199_32">.</text:span></text:p>
      <text:p text:style-name="P200"><text:span text:style-name="T200_1">Object</text:span></text:p>
      <text:p text:style-name="P201"><text:span text:style-name="T201_1">An</text:span><text:span text:style-name="T201_2"><text:s/></text:span><text:span text:style-name="T201_3">object</text:span><text:span text:style-name="T201_4"><text:s/></text:span><text:span text:style-name="T201_5">is</text:span><text:span text:style-name="T201_6"><text:s/></text:span><text:span text:style-name="T201_7">a</text:span><text:span text:style-name="T201_8"><text:s/></text:span><text:span text:style-name="T201_9">unique</text:span><text:span text:style-name="T201_10"><text:s/></text:span><text:span text:style-name="T201_11">association</text:span><text:span text:style-name="T201_12"><text:s/></text:span><text:span text:style-name="T201_13">of</text:span><text:span text:style-name="T201_14"><text:s/></text:span><text:span text:style-name="T201_15">Tags</text:span><text:span text:style-name="T201_16"><text:s/></text:span><text:span text:style-name="T201_17">and</text:span><text:span text:style-name="T201_18"><text:s/></text:span><text:span text:style-name="T201_19">their</text:span><text:span text:style-name="T201_20"><text:s/></text:span><text:span text:style-name="T201_21">values</text:span><text:span text:style-name="T201_22">.</text:span></text:p>
      <text:h text:style-name="P202" text:outline-level="10"><text:bookmark-start text:name="h.t39v3rj5mh6p"/><text:bookmark-end text:name="h.t39v3rj5mh6p"/><text:span text:style-name="T202_1">Trust</text:span><text:span text:style-name="T202_2"><text:s/></text:span><text:span text:style-name="T202_3">System</text:span></text:h>
      <text:p text:style-name="P203"><text:span text:style-name="T203_1">Self</text:span><text:span text:style-name="T203_2">-</text:span><text:span text:style-name="T203_3">organising</text:span><text:span text:style-name="T203_4"><text:s/></text:span><text:span text:style-name="T203_5">moderation</text:span><text:span text:style-name="T203_6"><text:s/></text:span><text:span text:style-name="T203_7">or</text:span><text:span text:style-name="T203_8"><text:s/></text:span><text:span text:style-name="T203_9">peer</text:span><text:span text:style-name="T203_10">-</text:span><text:span text:style-name="T203_11">reviewing</text:span><text:span text:style-name="T203_12"><text:s/></text:span><text:span text:style-name="T203_13">system</text:span><text:span text:style-name="T203_14"><text:s/></text:span><text:span text:style-name="T203_15">that</text:span><text:span text:style-name="T203_16"><text:s/></text:span><text:span text:style-name="T203_17">can</text:span><text:span text:style-name="T203_18"><text:s/></text:span><text:span text:style-name="T203_19">scale</text:span><text:span text:style-name="T203_20"><text:s/></text:span><text:span text:style-name="T203_21">to</text:span><text:span text:style-name="T203_22"><text:s/></text:span><text:span text:style-name="T203_23">any</text:span><text:span text:style-name="T203_24"><text:s/></text:span><text:span text:style-name="T203_25">number</text:span><text:span text:style-name="T203_26"><text:s/></text:span><text:span text:style-name="T203_27">of</text:span><text:span text:style-name="T203_28"><text:s/></text:span><text:span text:style-name="T203_29">users</text:span><text:span text:style-name="T203_30"><text:s/></text:span><text:span text:style-name="T203_31">without</text:span><text:span text:style-name="T203_32"><text:s/></text:span><text:span text:style-name="T203_33">the</text:span><text:span text:style-name="T203_34"><text:s/></text:span><text:span text:style-name="T203_35">need</text:span><text:span text:style-name="T203_36"><text:s/></text:span><text:span text:style-name="T203_37">of</text:span><text:span text:style-name="T203_38"><text:s/></text:span><text:span text:style-name="T203_39">a</text:span><text:span text:style-name="T203_40"><text:s/></text:span><text:span text:style-name="T203_41">centralised</text:span><text:span text:style-name="T203_42"><text:s/></text:span><text:span text:style-name="T203_43">authority</text:span><text:span text:style-name="T203_44">.<text:s/></text:span><text:span text:style-name="T203_45">It</text:span><text:span text:style-name="T203_46"><text:s/></text:span><text:span text:style-name="T203_47">aims</text:span><text:span text:style-name="T203_48"><text:s/></text:span><text:span text:style-name="T203_49">at</text:span><text:span text:style-name="T203_50"><text:s/></text:span><text:span text:style-name="T203_51">constantly</text:span><text:span text:style-name="T203_52"><text:s/></text:span><text:span text:style-name="T203_53">improve</text:span><text:span text:style-name="T203_54"><text:s/></text:span><text:span text:style-name="T203_55">the</text:span><text:span text:style-name="T203_56"><text:s/></text:span><text:span text:style-name="T203_57">quality</text:span><text:span text:style-name="T203_58"><text:s/></text:span><text:span text:style-name="T203_59">of</text:span><text:span text:style-name="T203_60"><text:s/></text:span><text:span text:style-name="T203_61">the</text:span><text:span text:style-name="T203_62"><text:s/></text:span><text:span text:style-name="T203_63">ontology</text:span><text:span text:style-name="T203_64"><text:s/></text:span><text:span text:style-name="T203_65">and</text:span><text:span text:style-name="T203_66"><text:s/></text:span><text:span text:style-name="T203_67">the</text:span><text:span text:style-name="T203_68"><text:s/></text:span><text:span text:style-name="T203_69">good</text:span><text:span text:style-name="T203_70"><text:s/></text:span><text:span text:style-name="T203_71">behaviour</text:span><text:span text:style-name="T203_72"><text:s/></text:span><text:span text:style-name="T203_73">within</text:span><text:span text:style-name="T203_74"><text:s/></text:span><text:span text:style-name="T203_75">the</text:span><text:span text:style-name="T203_76"><text:s/></text:span><text:span text:style-name="T203_77">system</text:span><text:span text:style-name="T203_78">.<text:s/></text:span><text:span text:style-name="T203_79">It</text:span><text:span text:style-name="T203_80"><text:s/></text:span><text:span text:style-name="T203_81">can</text:span><text:span text:style-name="T203_82"><text:s/></text:span><text:span text:style-name="T203_83">also</text:span><text:span text:style-name="T203_84"><text:s/></text:span><text:span text:style-name="T203_85">expand</text:span><text:span text:style-name="T203_86"><text:s/></text:span><text:span text:style-name="T203_87">to</text:span><text:span text:style-name="T203_88"><text:s/></text:span><text:span text:style-name="T203_89">a</text:span><text:span text:style-name="T203_90"><text:s/></text:span><text:span text:style-name="T203_91">reputation</text:span><text:span text:style-name="T203_92"><text:s/></text:span><text:span text:style-name="T203_93">economy</text:span><text:span text:style-name="T203_94">.</text:span></text:p>
      <text:p text:style-name="P204"/>
      <text:p text:style-name="P205"><text:span text:style-name="T205_1">Trusted</text:span><text:span text:style-name="T205_2"><text:s/></text:span><text:span text:style-name="T205_3">users</text:span><text:span text:style-name="T205_4"><text:s/>(<text:s/></text:span><text:span text:style-name="T205_5">tag</text:span><text:span text:style-name="T205_6"><text:s/>=<text:s/></text:span><text:span text:style-name="T205_7">trustedUser</text:span><text:span text:style-name="T205_8"><text:s/>)</text:span></text:p>
      <text:p text:style-name="P206"><text:span text:style-name="T206_1">A</text:span><text:span text:style-name="T206_2"><text:s/></text:span><text:span text:style-name="T206_3">trusted</text:span><text:span text:style-name="T206_4"><text:s/></text:span><text:span text:style-name="T206_5">user</text:span><text:span text:style-name="T206_6"><text:s/></text:span><text:span text:style-name="T206_7">has</text:span><text:span text:style-name="T206_8"><text:s/></text:span><text:span text:style-name="T206_9">been</text:span><text:span text:style-name="T206_10"><text:s/></text:span><text:span text:style-name="T206_11">tagged</text:span><text:span text:style-name="T206_12"><text:s/></text:span><text:span text:style-name="T206_13">positively</text:span><text:span text:style-name="T206_14"><text:s/></text:span><text:span text:style-name="T206_15">by</text:span><text:span text:style-name="T206_16"><text:s/></text:span><text:span text:style-name="T206_17">at</text:span><text:span text:style-name="T206_18"><text:s/></text:span><text:span text:style-name="T206_19">least</text:span><text:span text:style-name="T206_20"><text:s/></text:span><text:span text:style-name="T206_21">three</text:span><text:span text:style-name="T206_22"><text:s/></text:span><text:span text:style-name="T206_23">trusted</text:span><text:span text:style-name="T206_24"><text:s/></text:span><text:span text:style-name="T206_25">users</text:span><text:span text:style-name="T206_26">.<text:s/></text:span><text:span text:style-name="T206_27">This</text:span><text:span text:style-name="T206_28"><text:s/></text:span><text:span text:style-name="T206_29">kind</text:span><text:span text:style-name="T206_30"><text:s/></text:span><text:span text:style-name="T206_31">of</text:span><text:span text:style-name="T206_32"><text:s/></text:span><text:span text:style-name="T206_33">tag</text:span><text:span text:style-name="T206_34"><text:s/></text:span><text:span text:style-name="T206_35">can</text:span><text:span text:style-name="T206_36"><text:s/></text:span><text:span text:style-name="T206_37">be</text:span><text:span text:style-name="T206_38"><text:s/></text:span><text:span text:style-name="T206_39">also</text:span><text:span text:style-name="T206_40"><text:s/></text:span><text:span text:style-name="T206_41">used</text:span><text:span text:style-name="T206_42"><text:s/></text:span><text:span text:style-name="T206_43">as</text:span><text:span text:style-name="T206_44"><text:s/></text:span><text:span text:style-name="T206_45">a</text:span><text:span text:style-name="T206_46"><text:s/></text:span><text:span text:style-name="T206_47">kind</text:span><text:span text:style-name="T206_48"><text:s/></text:span><text:span text:style-name="T206_49">of</text:span><text:span text:style-name="T206_50"><text:s/></text:span><text:span text:style-name="T206_51">reputation</text:span><text:span text:style-name="T206_52"><text:s/></text:span><text:span text:style-name="T206_53">currency</text:span><text:span text:style-name="T206_54"><text:s/></text:span><text:span text:style-name="T206_55">to</text:span><text:span text:style-name="T206_56"><text:s/></text:span><text:span text:style-name="T206_57">build</text:span><text:span text:style-name="T206_58"><text:s/></text:span><text:span text:style-name="T206_59">a</text:span><text:span text:style-name="T206_60"><text:s/></text:span><text:span text:style-name="T206_61">trusted</text:span><text:span text:style-name="T206_62"><text:s/></text:span><text:span text:style-name="T206_63">network</text:span><text:span text:style-name="T206_64">.<text:s/></text:span><text:span text:style-name="T206_65">A</text:span><text:span text:style-name="T206_66"><text:s/></text:span><text:span text:style-name="T206_67">trusted</text:span><text:span text:style-name="T206_68"><text:s/></text:span><text:span text:style-name="T206_69">user</text:span><text:span text:style-name="T206_70"><text:s/></text:span><text:span text:style-name="T206_71">shall</text:span><text:span text:style-name="T206_72"><text:s/></text:span><text:span text:style-name="T206_73">not</text:span><text:span text:style-name="T206_74"><text:s/></text:span><text:span text:style-name="T206_75">be</text:span><text:span text:style-name="T206_76"><text:s/></text:span><text:span text:style-name="T206_77">a</text:span><text:span text:style-name="T206_78"><text:s/></text:span><text:span text:style-name="T206_79">bot</text:span><text:span text:style-name="T206_80"><text:s/>(</text:span><text:span text:style-name="T206_81">else</text:span><text:span text:style-name="T206_82"><text:s/></text:span><text:span text:style-name="T206_83">it</text:span><text:span text:style-name="T206_84"><text:s/></text:span><text:span text:style-name="T206_85">would</text:span><text:span text:style-name="T206_86"><text:s/></text:span><text:span text:style-name="T206_87">need</text:span><text:span text:style-name="T206_88"><text:s/></text:span><text:span text:style-name="T206_89">the</text:span><text:span text:style-name="T206_90"><text:s/></text:span><text:span text:style-name="T206_91">tag</text:span><text:span text:style-name="T206_92"><text:s/></text:span><text:span text:style-name="T206_93">botUser</text:span><text:span text:style-name="T206_94">).</text:span></text:p>
      <text:p text:style-name="P207"/>
      <text:p text:style-name="P208"><text:span text:style-name="T208_1">Trusted</text:span><text:span text:style-name="T208_2"><text:s/></text:span><text:span text:style-name="T208_3">taggers</text:span></text:p>
      <text:p text:style-name="P209"><text:span text:style-name="T209_1">Have</text:span><text:span text:style-name="T209_2"><text:s/></text:span><text:span text:style-name="T209_3">created</text:span><text:span text:style-name="T209_4"><text:s/></text:span><text:span text:style-name="T209_5">at</text:span><text:span text:style-name="T209_6"><text:s/></text:span><text:span text:style-name="T209_7">least</text:span><text:span text:style-name="T209_8"><text:s/></text:span><text:span text:style-name="T209_9">three</text:span><text:span text:style-name="T209_10"><text:s/></text:span><text:span text:style-name="T209_11">basic</text:span><text:span text:style-name="T209_12"><text:s/></text:span><text:span text:style-name="T209_13">tags</text:span><text:span text:style-name="T209_14"><text:s/></text:span><text:span text:style-name="T209_15">that</text:span><text:span text:style-name="T209_16"><text:s/></text:span><text:span text:style-name="T209_17">have</text:span><text:span text:style-name="T209_18"><text:s/></text:span><text:span text:style-name="T209_19">been</text:span><text:span text:style-name="T209_20"><text:s/></text:span><text:span text:style-name="T209_21">upgraded</text:span><text:span text:style-name="T209_22"><text:s/></text:span><text:span text:style-name="T209_23">to</text:span><text:span text:style-name="T209_24"><text:s/></text:span><text:span text:style-name="T209_25">trusted</text:span><text:span text:style-name="T209_26"><text:s/></text:span><text:span text:style-name="T209_27">tags</text:span></text:p>
      <text:p text:style-name="P210"/>
      <text:p text:style-name="P211"><text:span text:style-name="T211_1">Trusted</text:span><text:span text:style-name="T211_2"><text:s/></text:span><text:span text:style-name="T211_3">tags</text:span></text:p>
      <text:p text:style-name="P212"><text:span text:style-name="T212_1">Have</text:span><text:span text:style-name="T212_2"><text:s/></text:span><text:span text:style-name="T212_3">been</text:span><text:span text:style-name="T212_4"><text:s/></text:span><text:span text:style-name="T212_5">reviewed</text:span><text:span text:style-name="T212_6"><text:s/></text:span><text:span text:style-name="T212_7">by</text:span><text:span text:style-name="T212_8"><text:s/></text:span><text:span text:style-name="T212_9">at</text:span><text:span text:style-name="T212_10"><text:s/></text:span><text:span text:style-name="T212_11">least</text:span><text:span text:style-name="T212_12"><text:s/></text:span><text:span text:style-name="T212_13">three</text:span><text:span text:style-name="T212_14"><text:s/></text:span><text:span text:style-name="T212_15">trusted</text:span><text:span text:style-name="T212_16"><text:s/></text:span><text:span text:style-name="T212_17">taggers</text:span><text:span text:style-name="T212_18">.<text:s/></text:span><text:span text:style-name="T212_19">Unique</text:span><text:span text:style-name="T212_20"><text:s/></text:span><text:span text:style-name="T212_21">objects</text:span><text:span text:style-name="T212_22"><text:s/></text:span><text:span text:style-name="T212_23">that</text:span><text:span text:style-name="T212_24"><text:s/></text:span><text:span text:style-name="T212_25">correspond</text:span><text:span text:style-name="T212_26"><text:s/></text:span><text:span text:style-name="T212_27">to</text:span><text:span text:style-name="T212_28"><text:s/></text:span><text:span text:style-name="T212_29">the</text:span><text:span text:style-name="T212_30"><text:s/>"</text:span><text:span text:style-name="T212_31">good</text:span><text:span text:style-name="T212_32"><text:s/></text:span><text:span text:style-name="T212_33">practices</text:span><text:span text:style-name="T212_34"><text:s/></text:span><text:span text:style-name="T212_35">of</text:span><text:span text:style-name="T212_36"><text:s/></text:span><text:span text:style-name="T212_37">creating</text:span><text:span text:style-name="T212_38"><text:s/></text:span><text:span text:style-name="T212_39">a</text:span><text:span text:style-name="T212_40"><text:s/></text:span><text:span text:style-name="T212_41">tag</text:span><text:span text:style-name="T212_42">".</text:span></text:p>
      <text:p text:style-name="P213"/>
      <text:p text:style-name="P214"><text:span text:style-name="T214_1">Each</text:span><text:span text:style-name="T214_2"><text:s/></text:span><text:span text:style-name="T214_3">created</text:span><text:span text:style-name="T214_4"><text:s/></text:span><text:span text:style-name="T214_5">object</text:span><text:span text:style-name="T214_6"><text:s/></text:span><text:span text:style-name="T214_7">gives</text:span><text:span text:style-name="T214_8"><text:s/></text:span><text:span text:style-name="T214_9">or</text:span><text:span text:style-name="T214_10"><text:s/></text:span><text:span text:style-name="T214_11">removes</text:span><text:span text:style-name="T214_12"><text:s/></text:span><text:span text:style-name="T214_13">a</text:span><text:span text:style-name="T214_14"><text:s/></text:span><text:span text:style-name="T214_15">certain</text:span><text:span text:style-name="T214_16"><text:s/></text:span><text:span text:style-name="T214_17">amount</text:span><text:span text:style-name="T214_18"><text:s/></text:span><text:span text:style-name="T214_19">of</text:span><text:span text:style-name="T214_20"><text:s/></text:span><text:span text:style-name="T214_21">points</text:span><text:span text:style-name="T214_22">.<text:s/></text:span><text:span text:style-name="T214_23">Each</text:span><text:span text:style-name="T214_24"><text:s/></text:span><text:span text:style-name="T214_25">type</text:span><text:span text:style-name="T214_26"><text:s/></text:span><text:span text:style-name="T214_27">of</text:span><text:span text:style-name="T214_28"><text:s/></text:span><text:span text:style-name="T214_29">action</text:span><text:span text:style-name="T214_30"><text:s/></text:span><text:span text:style-name="T214_31">provides</text:span><text:span text:style-name="T214_32"><text:s/></text:span><text:span text:style-name="T214_33">then</text:span><text:span text:style-name="T214_34"><text:s/></text:span><text:span text:style-name="T214_35">specific</text:span><text:span text:style-name="T214_36"><text:s/></text:span><text:span text:style-name="T214_37">points</text:span><text:span text:style-name="T214_38"><text:s/></text:span><text:span text:style-name="T214_39">that</text:span><text:span text:style-name="T214_40"><text:s/></text:span><text:span text:style-name="T214_41">allows</text:span><text:span text:style-name="T214_42"><text:s/></text:span><text:span text:style-name="T214_43">one</text:span><text:span text:style-name="T214_44"><text:s/></text:span><text:span text:style-name="T214_45">to</text:span><text:span text:style-name="T214_46"><text:s/></text:span><text:span text:style-name="T214_47">progressively</text:span><text:span text:style-name="T214_48"><text:s/></text:span><text:span text:style-name="T214_49">access</text:span><text:span text:style-name="T214_50"><text:s/></text:span><text:span text:style-name="T214_51">more</text:span><text:span text:style-name="T214_52"><text:s/></text:span><text:span text:style-name="T214_53">potential</text:span><text:span text:style-name="T214_54"><text:s/></text:span><text:span text:style-name="T214_55">within</text:span><text:span text:style-name="T214_56"><text:s/></text:span><text:span text:style-name="T214_57">netention</text:span><text:span text:style-name="T214_58">.</text:span></text:p>
      <text:p text:style-name="P215"/>
      <text:p text:style-name="P216"><text:span text:style-name="T216_1">This</text:span><text:span text:style-name="T216_2"><text:s/></text:span><text:span text:style-name="T216_3">approach</text:span><text:span text:style-name="T216_4"><text:s/></text:span><text:span text:style-name="T216_5">can</text:span><text:span text:style-name="T216_6"><text:s/></text:span><text:span text:style-name="T216_7">also</text:span><text:span text:style-name="T216_8"><text:s/></text:span><text:span text:style-name="T216_9">be</text:span><text:span text:style-name="T216_10"><text:s/></text:span><text:span text:style-name="T216_11">applied</text:span><text:span text:style-name="T216_12"><text:s/></text:span><text:span text:style-name="T216_13">to</text:span><text:span text:style-name="T216_14"><text:s/></text:span><text:span text:style-name="T216_15">a</text:span><text:span text:style-name="T216_16"><text:s/></text:span><text:span text:style-name="T216_17">naked</text:span><text:span text:style-name="T216_18"><text:s/></text:span><text:span text:style-name="T216_19">mind</text:span><text:span text:style-name="T216_20"><text:s/></text:span><text:span text:style-name="T216_21">protocol</text:span><text:span text:style-name="T216_22">,<text:s/></text:span><text:span text:style-name="T216_23">rewarding</text:span><text:span text:style-name="T216_24"><text:s/></text:span><text:span text:style-name="T216_25">and</text:span><text:span text:style-name="T216_26"><text:s/></text:span><text:span text:style-name="T216_27">guiding</text:span><text:span text:style-name="T216_28"><text:s/></text:span><text:span text:style-name="T216_29">users</text:span><text:span text:style-name="T216_30">.</text:span></text:p>
      <text:p text:style-name="P217"/>
      <text:p text:style-name="P218"><text:span text:style-name="T218_1">-<text:s/></text:span><text:span text:style-name="T218_2">Good</text:span><text:span text:style-name="T218_3"><text:s/></text:span><text:span text:style-name="T218_4">practices</text:span><text:span text:style-name="T218_5"><text:s/></text:span><text:span text:style-name="T218_6">of</text:span><text:span text:style-name="T218_7"><text:s/></text:span><text:span text:style-name="T218_8">tag</text:span><text:span text:style-name="T218_9">’</text:span><text:span text:style-name="T218_10">s</text:span><text:span text:style-name="T218_11"><text:s/></text:span><text:span text:style-name="T218_12">creation</text:span></text:p>
      <text:p text:style-name="P219"><text:span text:style-name="T219_1">Each</text:span><text:span text:style-name="T219_2"><text:s/></text:span><text:span text:style-name="T219_3">tag</text:span><text:span text:style-name="T219_4"><text:s/></text:span><text:span text:style-name="T219_5">must</text:span><text:span text:style-name="T219_6"><text:s/></text:span><text:span text:style-name="T219_7">have</text:span><text:span text:style-name="T219_8"><text:s/></text:span><text:span text:style-name="T219_9">an</text:span><text:span text:style-name="T219_10"><text:s/></text:span><text:span text:style-name="T219_11">unique</text:span><text:span text:style-name="T219_12"><text:s/></text:span><text:span text:style-name="T219_13">function</text:span><text:span text:style-name="T219_14"><text:s/></text:span><text:span text:style-name="T219_15">and</text:span><text:span text:style-name="T219_16"><text:s/></text:span><text:span text:style-name="T219_17">meaning</text:span><text:span text:style-name="T219_18">.</text:span></text:p>
      <text:p text:style-name="P220"/>
      <text:p text:style-name="P221"><text:span text:style-name="T221_1">-<text:s/></text:span><text:span text:style-name="T221_2">Personal</text:span><text:span text:style-name="T221_3"><text:s/></text:span><text:span text:style-name="T221_4">tags</text:span></text:p>
      <text:p text:style-name="P222"/>
      <text:p text:style-name="P223"><text:span text:style-name="T223_1">Each</text:span><text:span text:style-name="T223_2"><text:s/></text:span><text:span text:style-name="T223_3">user</text:span><text:span text:style-name="T223_4"><text:s/></text:span><text:span text:style-name="T223_5">can</text:span><text:span text:style-name="T223_6"><text:s/></text:span><text:span text:style-name="T223_7">tag</text:span><text:span text:style-name="T223_8"><text:s/></text:span><text:span text:style-name="T223_9">another</text:span><text:span text:style-name="T223_10"><text:s/></text:span><text:span text:style-name="T223_11">user</text:span><text:span text:style-name="T223_12"><text:s/></text:span><text:span text:style-name="T223_13">with</text:span><text:span text:style-name="T223_14"><text:s/></text:span><text:span text:style-name="T223_15">a</text:span><text:span text:style-name="T223_16"><text:s/></text:span><text:span text:style-name="T223_17">set</text:span><text:span text:style-name="T223_18"><text:s/></text:span><text:span text:style-name="T223_19">of</text:span><text:span text:style-name="T223_20"><text:s/></text:span><text:span text:style-name="T223_21">tags</text:span><text:span text:style-name="T223_22">.<text:s/></text:span><text:span text:style-name="T223_23">To</text:span><text:span text:style-name="T223_24"><text:s/></text:span><text:span text:style-name="T223_25">express</text:span><text:span text:style-name="T223_26"><text:s/></text:span><text:span text:style-name="T223_27">gratitude</text:span><text:span text:style-name="T223_28">,<text:s/></text:span><text:span text:style-name="T223_29">reward</text:span><text:span text:style-name="T223_30"><text:s/></text:span><text:span text:style-name="T223_31">good</text:span><text:span text:style-name="T223_32"><text:s/></text:span><text:span text:style-name="T223_33">behaviour</text:span><text:span text:style-name="T223_34">,<text:s/></text:span><text:span text:style-name="T223_35">comment</text:span><text:span text:style-name="T223_36"><text:s/></text:span><text:span text:style-name="T223_37">on</text:span><text:span text:style-name="T223_38"><text:s/></text:span><text:span text:style-name="T223_39">the</text:span><text:span text:style-name="T223_40"><text:s/></text:span><text:span text:style-name="T223_41">quality</text:span><text:span text:style-name="T223_42"><text:s/></text:span><text:span text:style-name="T223_43">of</text:span><text:span text:style-name="T223_44"><text:s/></text:span><text:span text:style-name="T223_45">products</text:span><text:span text:style-name="T223_46"><text:s/></text:span><text:span text:style-name="T223_47">or</text:span><text:span text:style-name="T223_48"><text:s/></text:span><text:span text:style-name="T223_49">services</text:span><text:span text:style-name="T223_50"><text:s/></text:span><text:span text:style-name="T223_51">a</text:span><text:span text:style-name="T223_52"><text:s/></text:span><text:span text:style-name="T223_53">user</text:span><text:span text:style-name="T223_54"><text:s/></text:span><text:span text:style-name="T223_55">provide</text:span><text:span text:style-name="T223_56">...</text:span></text:p>
      <text:p text:style-name="P224"><text:span text:style-name="T224_1">Express</text:span><text:span text:style-name="T224_2"><text:s/></text:span><text:span text:style-name="T224_3">that</text:span><text:span text:style-name="T224_4"><text:s/></text:span><text:span text:style-name="T224_5">you</text:span><text:span text:style-name="T224_6">'</text:span><text:span text:style-name="T224_7">d</text:span><text:span text:style-name="T224_8"><text:s/></text:span><text:span text:style-name="T224_9">like</text:span><text:span text:style-name="T224_10"><text:s/></text:span><text:span text:style-name="T224_11">to</text:span><text:span text:style-name="T224_12"><text:s/></text:span><text:span text:style-name="T224_13">meet</text:span><text:span text:style-name="T224_14"><text:s/></text:span><text:span text:style-name="T224_15">this</text:span><text:span text:style-name="T224_16"><text:s/></text:span><text:span text:style-name="T224_17">person</text:span><text:span text:style-name="T224_18"><text:s/>(</text:span><text:span text:style-name="T224_19">which</text:span><text:span text:style-name="T224_20"><text:s/></text:span><text:span text:style-name="T224_21">can</text:span><text:span text:style-name="T224_22"><text:s/></text:span><text:span text:style-name="T224_23">appear</text:span><text:span text:style-name="T224_24"><text:s/></text:span><text:span text:style-name="T224_25">as</text:span><text:span text:style-name="T224_26"><text:s/></text:span><text:span text:style-name="T224_27">a</text:span><text:span text:style-name="T224_28"><text:s/></text:span><text:span text:style-name="T224_29">contract</text:span><text:span text:style-name="T224_30"><text:s/>:<text:s/></text:span><text:span text:style-name="T224_31">netention</text:span><text:span text:style-name="T224_32"><text:s/></text:span><text:span text:style-name="T224_33">suggests</text:span><text:span text:style-name="T224_34"><text:s/></text:span><text:span text:style-name="T224_35">you</text:span><text:span text:style-name="T224_36"><text:s/></text:span><text:span text:style-name="T224_37">meet</text:span><text:span text:style-name="T224_38"><text:s/></text:span><text:span text:style-name="T224_39">this</text:span><text:span text:style-name="T224_40"><text:s/></text:span><text:span text:style-name="T224_41">person</text:span><text:span text:style-name="T224_42"><text:s/></text:span><text:span text:style-name="T224_43">as</text:span><text:span text:style-name="T224_44"><text:s/></text:span><text:span text:style-name="T224_45">you</text:span><text:span text:style-name="T224_46"><text:s/></text:span><text:span text:style-name="T224_47">share</text:span><text:span text:style-name="T224_48"><text:s/></text:span><text:span text:style-name="T224_49">interests</text:span><text:span text:style-name="T224_50">,<text:s/></text:span><text:span text:style-name="T224_51">both</text:span><text:span text:style-name="T224_52"><text:s/></text:span><text:span text:style-name="T224_53">agree</text:span><text:span text:style-name="T224_54">,<text:s/></text:span><text:span text:style-name="T224_55">then</text:span><text:span text:style-name="T224_56"><text:s/></text:span><text:span text:style-name="T224_57">the</text:span><text:span text:style-name="T224_58"><text:s/></text:span><text:span text:style-name="T224_59">system</text:span><text:span text:style-name="T224_60"><text:s/></text:span><text:span text:style-name="T224_61">watch</text:span><text:span text:style-name="T224_62"><text:s/></text:span><text:span text:style-name="T224_63">both</text:span><text:span text:style-name="T224_64"><text:s/></text:span><text:span text:style-name="T224_65">agendas</text:span><text:span text:style-name="T224_66"><text:s/></text:span><text:span text:style-name="T224_67">and</text:span><text:span text:style-name="T224_68"><text:s/></text:span><text:span text:style-name="T224_69">suggest</text:span><text:span text:style-name="T224_70"><text:s/></text:span><text:span text:style-name="T224_71">locations</text:span><text:span text:style-name="T224_72"><text:s/></text:span><text:span text:style-name="T224_73">and</text:span><text:span text:style-name="T224_74"><text:s/></text:span><text:span text:style-name="T224_75">times</text:span><text:span text:style-name="T224_76">).</text:span></text:p>
      <text:p text:style-name="P225"/>
      <text:p text:style-name="P226"/>
      <text:p text:style-name="P227"><text:span text:style-name="T227_1">-<text:s/></text:span><text:span text:style-name="T227_2">Practical</text:span><text:span text:style-name="T227_3"><text:s/></text:span><text:span text:style-name="T227_4">tags</text:span><text:span text:style-name="T227_5"><text:s/></text:span></text:p>
      <text:p text:style-name="P228"/>
      <text:p text:style-name="P229"><text:span text:style-name="T229_1">Verifiable</text:span><text:span text:style-name="T229_2"><text:s/></text:span><text:span text:style-name="T229_3">tag</text:span><text:span text:style-name="T229_4"><text:s/></text:span><text:span text:style-name="T229_5">or</text:span><text:span text:style-name="T229_6"><text:s/></text:span><text:span text:style-name="T229_7">object</text:span></text:p>
      <text:p text:style-name="P230"><text:span text:style-name="T230_1">A</text:span><text:span text:style-name="T230_2"><text:s/></text:span><text:span text:style-name="T230_3">non</text:span><text:span text:style-name="T230_4">-</text:span><text:span text:style-name="T230_5">trusted</text:span><text:span text:style-name="T230_6"><text:s/></text:span><text:span text:style-name="T230_7">user</text:span><text:span text:style-name="T230_8"><text:s/></text:span><text:span text:style-name="T230_9">can</text:span><text:span text:style-name="T230_10"><text:s/></text:span><text:span text:style-name="T230_11">ask</text:span><text:span text:style-name="T230_12"><text:s/></text:span><text:span text:style-name="T230_13">to</text:span><text:span text:style-name="T230_14"><text:s/></text:span><text:span text:style-name="T230_15">trusted</text:span><text:span text:style-name="T230_16"><text:s/></text:span><text:span text:style-name="T230_17">users</text:span><text:span text:style-name="T230_18"><text:s/></text:span><text:span text:style-name="T230_19">to</text:span><text:span text:style-name="T230_20"><text:s/></text:span><text:span text:style-name="T230_21">check</text:span><text:span text:style-name="T230_22"><text:s/></text:span><text:span text:style-name="T230_23">up</text:span><text:span text:style-name="T230_24"><text:s/></text:span><text:span text:style-name="T230_25">his</text:span><text:span text:style-name="T230_26"><text:s/></text:span><text:span text:style-name="T230_27">tag</text:span><text:span text:style-name="T230_28"><text:s/></text:span><text:span text:style-name="T230_29">or</text:span><text:span text:style-name="T230_30"><text:s/></text:span><text:span text:style-name="T230_31">object</text:span><text:span text:style-name="T230_32"><text:s/></text:span><text:span text:style-name="T230_33">by</text:span><text:span text:style-name="T230_34"><text:s/></text:span><text:span text:style-name="T230_35">adding</text:span><text:span text:style-name="T230_36"><text:s/></text:span><text:span text:style-name="T230_37">this</text:span><text:span text:style-name="T230_38"><text:s/></text:span><text:span text:style-name="T230_39">tag</text:span><text:span text:style-name="T230_40">.<text:s/></text:span><text:span text:style-name="T230_41">All</text:span><text:span text:style-name="T230_42"><text:s/></text:span><text:span text:style-name="T230_43">verified</text:span><text:span text:style-name="T230_44"><text:s/></text:span><text:span text:style-name="T230_45">taggers</text:span><text:span text:style-name="T230_46"><text:s/></text:span><text:span text:style-name="T230_47">will</text:span><text:span text:style-name="T230_48"><text:s/></text:span><text:span text:style-name="T230_49">have</text:span><text:span text:style-name="T230_50"><text:s/></text:span><text:span text:style-name="T230_51">access</text:span><text:span text:style-name="T230_52"><text:s/></text:span><text:span text:style-name="T230_53">to</text:span><text:span text:style-name="T230_54"><text:s/></text:span><text:span text:style-name="T230_55">verifiable</text:span><text:span text:style-name="T230_56"><text:s/></text:span><text:span text:style-name="T230_57">tags</text:span><text:span text:style-name="T230_58"><text:s/></text:span><text:span text:style-name="T230_59">and</text:span><text:span text:style-name="T230_60"><text:s/></text:span><text:span text:style-name="T230_61">can</text:span><text:span text:style-name="T230_62"><text:s/></text:span><text:span text:style-name="T230_63">filter</text:span><text:span text:style-name="T230_64"><text:s/></text:span><text:span text:style-name="T230_65">by</text:span><text:span text:style-name="T230_66"><text:s/></text:span><text:span text:style-name="T230_67">speciality</text:span><text:span text:style-name="T230_68">,<text:s/></text:span><text:span text:style-name="T230_69">subject</text:span><text:span text:style-name="T230_70">,<text:s/></text:span><text:span text:style-name="T230_71">etc</text:span><text:span text:style-name="T230_72">.<text:s/></text:span><text:span text:style-name="T230_73">With</text:span><text:span text:style-name="T230_74"><text:s/></text:span><text:span text:style-name="T230_75">a</text:span><text:span text:style-name="T230_76"><text:s/></text:span><text:span text:style-name="T230_77">search</text:span><text:span text:style-name="T230_78"><text:s/></text:span><text:span text:style-name="T230_79">object</text:span><text:span text:style-name="T230_80"><text:s/></text:span><text:span text:style-name="T230_81">defined</text:span><text:span text:style-name="T230_82"><text:s/></text:span><text:span text:style-name="T230_83">for</text:span><text:span text:style-name="T230_84"><text:s/></text:span><text:span text:style-name="T230_85">this</text:span><text:span text:style-name="T230_86"><text:s/></text:span><text:span text:style-name="T230_87">purpose</text:span><text:span text:style-name="T230_88">,<text:s/></text:span><text:span text:style-name="T230_89">a</text:span><text:span text:style-name="T230_90"><text:s/></text:span><text:span text:style-name="T230_91">trusted</text:span><text:span text:style-name="T230_92"><text:s/></text:span><text:span text:style-name="T230_93">user</text:span><text:span text:style-name="T230_94"><text:s/></text:span><text:span text:style-name="T230_95">can</text:span><text:span text:style-name="T230_96"><text:s/></text:span><text:span text:style-name="T230_97">for</text:span><text:span text:style-name="T230_98"><text:s/></text:span><text:span text:style-name="T230_99">exemple</text:span><text:span text:style-name="T230_100"><text:s/></text:span><text:span text:style-name="T230_101">receive</text:span><text:span text:style-name="T230_102"><text:s/></text:span><text:span text:style-name="T230_103">notifications</text:span><text:span text:style-name="T230_104"><text:s/></text:span><text:span text:style-name="T230_105">for</text:span><text:span text:style-name="T230_106"><text:s/></text:span><text:span text:style-name="T230_107">all</text:span><text:span text:style-name="T230_108"><text:s/></text:span><text:span text:style-name="T230_109">the</text:span><text:span text:style-name="T230_110"><text:s/></text:span><text:span text:style-name="T230_111">new</text:span><text:span text:style-name="T230_112"><text:s/></text:span><text:span text:style-name="T230_113">verifiable</text:span><text:span text:style-name="T230_114"><text:s/></text:span><text:span text:style-name="T230_115">tags</text:span><text:span text:style-name="T230_116"><text:s/></text:span><text:span text:style-name="T230_117">in</text:span><text:span text:style-name="T230_118"><text:s/></text:span><text:span text:style-name="T230_119">chemistry</text:span><text:span text:style-name="T230_120">...</text:span></text:p>
      <text:p text:style-name="P231"/>
      <text:p text:style-name="P232"><text:span text:style-name="T232_1">Report</text:span><text:span text:style-name="T232_2"><text:s/></text:span><text:span text:style-name="T232_3">tag</text:span></text:p>
      <text:p text:style-name="P233"><text:span text:style-name="T233_1">Report</text:span><text:span text:style-name="T233_2"><text:s/></text:span><text:span text:style-name="T233_3">offensive</text:span><text:span text:style-name="T233_4"><text:s/></text:span><text:span text:style-name="T233_5">content</text:span><text:span text:style-name="T233_6">,<text:s/></text:span><text:span text:style-name="T233_7">bad</text:span><text:span text:style-name="T233_8"><text:s/></text:span><text:span text:style-name="T233_9">tags</text:span><text:span text:style-name="T233_10">,<text:s/></text:span><text:span text:style-name="T233_11">bad</text:span><text:span text:style-name="T233_12"><text:s/></text:span><text:span text:style-name="T233_13">practices</text:span><text:span text:style-name="T233_14">...</text:span></text:p>
      <text:p text:style-name="P234"><text:span text:style-name="T234_1">Anyone</text:span><text:span text:style-name="T234_2"><text:s/></text:span><text:span text:style-name="T234_3">can</text:span><text:span text:style-name="T234_4"><text:s/></text:span><text:span text:style-name="T234_5">report</text:span><text:span text:style-name="T234_6">,<text:s/></text:span><text:span text:style-name="T234_7">but</text:span><text:span text:style-name="T234_8"><text:s/></text:span><text:span text:style-name="T234_9">only</text:span><text:span text:style-name="T234_10"><text:s/></text:span><text:span text:style-name="T234_11">trusted</text:span><text:span text:style-name="T234_12"><text:s/></text:span><text:span text:style-name="T234_13">reporters</text:span><text:span text:style-name="T234_14"><text:s/></text:span><text:span text:style-name="T234_15">can</text:span><text:span text:style-name="T234_16"><text:s/></text:span><text:span text:style-name="T234_17">delete</text:span><text:span text:style-name="T234_18"><text:s/></text:span><text:span text:style-name="T234_19">a</text:span><text:span text:style-name="T234_20"><text:s/></text:span><text:span text:style-name="T234_21">user</text:span><text:span text:style-name="T234_22"><text:s/></text:span><text:span text:style-name="T234_23">or</text:span><text:span text:style-name="T234_24"><text:s/></text:span><text:span text:style-name="T234_25">an</text:span><text:span text:style-name="T234_26"><text:s/></text:span><text:span text:style-name="T234_27">object</text:span><text:span text:style-name="T234_28"><text:s/></text:span><text:span text:style-name="T234_29">or</text:span><text:span text:style-name="T234_30"><text:s/></text:span><text:span text:style-name="T234_31">tag</text:span><text:span text:style-name="T234_32">.<text:s/></text:span><text:span text:style-name="T234_33">You</text:span><text:span text:style-name="T234_34"><text:s/></text:span><text:span text:style-name="T234_35">become</text:span><text:span text:style-name="T234_36"><text:s/></text:span><text:span text:style-name="T234_37">trusted</text:span><text:span text:style-name="T234_38"><text:s/></text:span><text:span text:style-name="T234_39">reporter</text:span><text:span text:style-name="T234_40"><text:s/></text:span><text:span text:style-name="T234_41">when</text:span><text:span text:style-name="T234_42"><text:s/></text:span><text:span text:style-name="T234_43">you</text:span><text:span text:style-name="T234_44"><text:s/></text:span><text:span text:style-name="T234_45">have</text:span><text:span text:style-name="T234_46"><text:s/></text:span><text:span text:style-name="T234_47">reported</text:span><text:span text:style-name="T234_48"><text:s/></text:span><text:span text:style-name="T234_49">at</text:span><text:span text:style-name="T234_50"><text:s/></text:span><text:span text:style-name="T234_51">least</text:span><text:span text:style-name="T234_52"><text:s/></text:span><text:span text:style-name="T234_53">three</text:span><text:span text:style-name="T234_54"><text:s/></text:span><text:span text:style-name="T234_55">objects</text:span><text:span text:style-name="T234_56"><text:s/></text:span><text:span text:style-name="T234_57">that</text:span><text:span text:style-name="T234_58"><text:s/></text:span><text:span text:style-name="T234_59">have</text:span><text:span text:style-name="T234_60"><text:s/></text:span><text:span text:style-name="T234_61">been</text:span><text:span text:style-name="T234_62"><text:s/></text:span><text:span text:style-name="T234_63">later</text:span><text:span text:style-name="T234_64"><text:s/></text:span><text:span text:style-name="T234_65">verified</text:span><text:span text:style-name="T234_66"><text:s/></text:span><text:span text:style-name="T234_67">by</text:span><text:span text:style-name="T234_68"><text:s/></text:span><text:span text:style-name="T234_69">trusted</text:span><text:span text:style-name="T234_70"><text:s/></text:span><text:span text:style-name="T234_71">reporters</text:span><text:span text:style-name="T234_72">.<text:s/></text:span><text:span text:style-name="T234_73">Or</text:span><text:span text:style-name="T234_74"><text:s/></text:span><text:span text:style-name="T234_75">maybe</text:span><text:span text:style-name="T234_76"><text:s/></text:span><text:span text:style-name="T234_77">it</text:span><text:span text:style-name="T234_78"><text:s/></text:span><text:span text:style-name="T234_79">could</text:span><text:span text:style-name="T234_80"><text:s/></text:span><text:span text:style-name="T234_81">be</text:span><text:span text:style-name="T234_82"><text:s/></text:span><text:span text:style-name="T234_83">calculated</text:span><text:span text:style-name="T234_84"><text:s/></text:span><text:span text:style-name="T234_85">with</text:span><text:span text:style-name="T234_86"><text:s/></text:span><text:span text:style-name="T234_87">a</text:span><text:span text:style-name="T234_88"><text:s/></text:span><text:span text:style-name="T234_89">kind</text:span><text:span text:style-name="T234_90"><text:s/></text:span><text:span text:style-name="T234_91">of</text:span><text:span text:style-name="T234_92"><text:s/>%<text:s/></text:span><text:span text:style-name="T234_93">of</text:span><text:span text:style-name="T234_94"><text:s/></text:span><text:span text:style-name="T234_95">relevancy</text:span><text:span text:style-name="T234_96"><text:s/></text:span><text:span text:style-name="T234_97">of</text:span><text:span text:style-name="T234_98"><text:s/></text:span><text:span text:style-name="T234_99">the</text:span><text:span text:style-name="T234_100"><text:s/></text:span><text:span text:style-name="T234_101">report</text:span><text:span text:style-name="T234_102"><text:s/></text:span><text:span text:style-name="T234_103">tags</text:span><text:span text:style-name="T234_104"><text:s/></text:span><text:span text:style-name="T234_105">submitted</text:span><text:span text:style-name="T234_106">.</text:span></text:p>
      <text:p text:style-name="P235"/>
      <text:p text:style-name="P236"><text:span text:style-name="T236_1">These</text:span><text:span text:style-name="T236_2"><text:s/></text:span><text:span text:style-name="T236_3">tags</text:span><text:span text:style-name="T236_4"><text:s/></text:span><text:span text:style-name="T236_5">may</text:span><text:span text:style-name="T236_6"><text:s/></text:span><text:span text:style-name="T236_7">need</text:span><text:span text:style-name="T236_8"><text:s/></text:span><text:span text:style-name="T236_9">to</text:span><text:span text:style-name="T236_10"><text:s/></text:span><text:span text:style-name="T236_11">be</text:span><text:span text:style-name="T236_12"><text:s/></text:span><text:span text:style-name="T236_13">more</text:span><text:span text:style-name="T236_14"><text:s/></text:span><text:span text:style-name="T236_15">integrated</text:span><text:span text:style-name="T236_16"><text:s/></text:span><text:span text:style-name="T236_17">to</text:span><text:span text:style-name="T236_18"><text:s/></text:span><text:span text:style-name="T236_19">the</text:span><text:span text:style-name="T236_20"><text:s/></text:span><text:span text:style-name="T236_21">ui</text:span><text:span text:style-name="T236_22"><text:s/></text:span><text:span text:style-name="T236_23">than</text:span><text:span text:style-name="T236_24"><text:s/></text:span><text:span text:style-name="T236_25">other</text:span><text:span text:style-name="T236_26"><text:s/></text:span><text:span text:style-name="T236_27">tags</text:span><text:span text:style-name="T236_28"><text:s/></text:span><text:span text:style-name="T236_29">as</text:span><text:span text:style-name="T236_30"><text:s/></text:span><text:span text:style-name="T236_31">they</text:span><text:span text:style-name="T236_32"><text:s/></text:span><text:span text:style-name="T236_33">are</text:span><text:span text:style-name="T236_34"><text:s/></text:span><text:span text:style-name="T236_35">useful</text:span><text:span text:style-name="T236_36"><text:s/></text:span><text:span text:style-name="T236_37">in</text:span><text:span text:style-name="T236_38"><text:s/></text:span><text:span text:style-name="T236_39">any</text:span><text:span text:style-name="T236_40"><text:s/></text:span><text:span text:style-name="T236_41">circumstance</text:span><text:span text:style-name="T236_42">.</text:span></text:p>
      <text:p text:style-name="P237"/>
      <text:p text:style-name="P238"><text:span text:style-name="T238_1">Reference</text:span><text:span text:style-name="T238_2"><text:s/></text:span><text:span text:style-name="T238_3">objects</text:span></text:p>
      <text:p text:style-name="P239"><text:span text:style-name="T239_1">Verified</text:span><text:span text:style-name="T239_2"><text:s/></text:span><text:span text:style-name="T239_3">objects</text:span><text:span text:style-name="T239_4"><text:s/></text:span><text:span text:style-name="T239_5">that</text:span><text:span text:style-name="T239_6"><text:s/></text:span><text:span text:style-name="T239_7">can</text:span><text:span text:style-name="T239_8"><text:s/></text:span><text:span text:style-name="T239_9">be</text:span><text:span text:style-name="T239_10"><text:s/></text:span><text:span text:style-name="T239_11">used</text:span><text:span text:style-name="T239_12"><text:s/></text:span><text:span text:style-name="T239_13">as</text:span><text:span text:style-name="T239_14"><text:s/></text:span><text:span text:style-name="T239_15">templates</text:span><text:span text:style-name="T239_16">,<text:s/></text:span><text:span text:style-name="T239_17">for</text:span><text:span text:style-name="T239_18"><text:s/></text:span><text:span text:style-name="T239_19">exemple</text:span><text:span text:style-name="T239_20">,<text:s/></text:span><text:span text:style-name="T239_21">a</text:span><text:span text:style-name="T239_22"><text:s/></text:span><text:span text:style-name="T239_23">reference</text:span><text:span text:style-name="T239_24"><text:s/></text:span><text:span text:style-name="T239_25">object</text:span><text:span text:style-name="T239_26"><text:s/></text:span><text:span text:style-name="T239_27">for</text:span><text:span text:style-name="T239_28"><text:s/></text:span><text:span text:style-name="T239_29">chemistry</text:span><text:span text:style-name="T239_30"><text:s/></text:span><text:span text:style-name="T239_31">will</text:span><text:span text:style-name="T239_32"><text:s/></text:span><text:span text:style-name="T239_33">have</text:span><text:span text:style-name="T239_34"><text:s/></text:span><text:span text:style-name="T239_35">all</text:span><text:span text:style-name="T239_36"><text:s/></text:span><text:span text:style-name="T239_37">useful</text:span><text:span text:style-name="T239_38"><text:s/></text:span><text:span text:style-name="T239_39">fields</text:span><text:span text:style-name="T239_40"><text:s/></text:span><text:span text:style-name="T239_41">to</text:span><text:span text:style-name="T239_42"><text:s/></text:span><text:span text:style-name="T239_43">describe</text:span><text:span text:style-name="T239_44"><text:s/></text:span><text:span text:style-name="T239_45">such</text:span><text:span text:style-name="T239_46"><text:s/></text:span><text:span text:style-name="T239_47">object</text:span><text:span text:style-name="T239_48">.</text:span></text:p>
      <text:p text:style-name="P240"><text:span text:style-name="T240_1">Another</text:span><text:span text:style-name="T240_2"><text:s/></text:span><text:span text:style-name="T240_3">exemple</text:span><text:span text:style-name="T240_4">,<text:s/></text:span><text:span text:style-name="T240_5">for</text:span><text:span text:style-name="T240_6"><text:s/></text:span><text:span text:style-name="T240_7">events</text:span><text:span text:style-name="T240_8">,<text:s/></text:span><text:span text:style-name="T240_9">various</text:span><text:span text:style-name="T240_10"><text:s/></text:span><text:span text:style-name="T240_11">templates</text:span><text:span text:style-name="T240_12"><text:s/></text:span><text:span text:style-name="T240_13">can</text:span><text:span text:style-name="T240_14"><text:s/></text:span><text:span text:style-name="T240_15">be</text:span><text:span text:style-name="T240_16"><text:s/></text:span><text:span text:style-name="T240_17">classified</text:span><text:span text:style-name="T240_18"><text:s/></text:span><text:span text:style-name="T240_19">as</text:span><text:span text:style-name="T240_20"><text:s/></text:span><text:span text:style-name="T240_21">to</text:span><text:span text:style-name="T240_22"><text:s/></text:span><text:span text:style-name="T240_23">allow</text:span><text:span text:style-name="T240_24"><text:s/></text:span><text:span text:style-name="T240_25">a</text:span><text:span text:style-name="T240_26"><text:s/></text:span><text:span text:style-name="T240_27">quick</text:span><text:span text:style-name="T240_28"><text:s/></text:span><text:span text:style-name="T240_29">creation</text:span><text:span text:style-name="T240_30"><text:s/></text:span><text:span text:style-name="T240_31">of</text:span><text:span text:style-name="T240_32"><text:s/></text:span><text:span text:style-name="T240_33">an</text:span><text:span text:style-name="T240_34"><text:s/></text:span><text:span text:style-name="T240_35">object</text:span><text:span text:style-name="T240_36"><text:s/></text:span><text:span text:style-name="T240_37">already</text:span><text:span text:style-name="T240_38"><text:s/></text:span><text:span text:style-name="T240_39">tagged</text:span><text:span text:style-name="T240_40">.<text:s/></text:span><text:span text:style-name="T240_41">Only</text:span><text:span text:style-name="T240_42"><text:s/></text:span><text:span text:style-name="T240_43">contextual</text:span><text:span text:style-name="T240_44"><text:s/></text:span><text:span text:style-name="T240_45">informations</text:span><text:span text:style-name="T240_46"><text:s/></text:span><text:span text:style-name="T240_47">will</text:span><text:span text:style-name="T240_48"><text:s/></text:span><text:span text:style-name="T240_49">be</text:span><text:span text:style-name="T240_50"><text:s/></text:span><text:span text:style-name="T240_51">needed</text:span><text:span text:style-name="T240_52">.</text:span></text:p>
      <text:p text:style-name="P241"/>
      <text:p text:style-name="P242"><text:span text:style-name="T242_1">Progress</text:span><text:span text:style-name="T242_2">,<text:s/></text:span><text:span text:style-name="T242_3">achievements</text:span><text:span text:style-name="T242_4"><text:s/></text:span><text:span text:style-name="T242_5">and</text:span><text:span text:style-name="T242_6"><text:s/></text:span><text:span text:style-name="T242_7">points</text:span><text:span text:style-name="T242_8">.</text:span></text:p>
      <text:p text:style-name="P243"/>
      <text:p text:style-name="P244"/>
      <text:p text:style-name="P245"/>
      <text:h text:style-name="P246" text:outline-level="10"><text:span text:style-name="T246_1">Netention</text:span><text:span text:style-name="T246_2"><text:s/></text:span><text:span text:style-name="T246_3">in</text:span><text:span text:style-name="T246_4"><text:s/></text:span><text:span text:style-name="T246_5">Space</text:span></text:h>
      <text:p text:style-name="P247"/>
      <text:p text:style-name="P248"><text:span text:style-name="T248_1">Netention</text:span><text:span text:style-name="T248_2"><text:s/></text:span><text:span text:style-name="T248_3">is</text:span><text:span text:style-name="T248_4"><text:s/></text:span><text:span text:style-name="T248_5">a</text:span><text:span text:style-name="T248_6"><text:s/></text:span><text:span text:style-name="T248_7">software</text:span><text:span text:style-name="T248_8"><text:s/></text:span><text:span text:style-name="T248_9">tool</text:span><text:span text:style-name="T248_10"><text:s/></text:span><text:span text:style-name="T248_11">designed</text:span><text:span text:style-name="T248_12"><text:s/></text:span><text:span text:style-name="T248_13">to</text:span><text:span text:style-name="T248_14"><text:s/></text:span><text:span text:style-name="T248_15">facilitate</text:span><text:span text:style-name="T248_16"><text:s/></text:span><text:span text:style-name="T248_17">a</text:span><text:span text:style-name="T248_18"><text:s/></text:span><text:span text:style-name="T248_19">group</text:span><text:span text:style-name="T248_20"><text:s/></text:span><text:span text:style-name="T248_21">of</text:span><text:span text:style-name="T248_22"><text:s/></text:span><text:span text:style-name="T248_23">individuals</text:span><text:span text:style-name="T248_24"><text:s/></text:span><text:span text:style-name="T248_25">in</text:span><text:span text:style-name="T248_26"><text:s/></text:span><text:span text:style-name="T248_27">deeply</text:span><text:span text:style-name="T248_28"><text:s/></text:span><text:span text:style-name="T248_29">integrating</text:span><text:span text:style-name="T248_30"><text:s/></text:span><text:span text:style-name="T248_31">each</text:span><text:span text:style-name="T248_32"><text:s/></text:span><text:span text:style-name="T248_33">other</text:span><text:span text:style-name="T248_34">’</text:span><text:span text:style-name="T248_35">s</text:span><text:span text:style-name="T248_36"><text:s/></text:span><text:span text:style-name="T248_37">physical</text:span><text:span text:style-name="T248_38">,<text:s/></text:span><text:span text:style-name="T248_39">mental</text:span><text:span text:style-name="T248_40">,<text:s/></text:span><text:span text:style-name="T248_41">and</text:span><text:span text:style-name="T248_42"><text:s/></text:span><text:span text:style-name="T248_43">emotional</text:span><text:span text:style-name="T248_44"><text:s/></text:span><text:span text:style-name="T248_45">states</text:span><text:span text:style-name="T248_46"><text:s/></text:span><text:span text:style-name="T248_47">toward</text:span><text:span text:style-name="T248_48"><text:s/></text:span><text:span text:style-name="T248_49">the</text:span><text:span text:style-name="T248_50"><text:s/></text:span><text:span text:style-name="T248_51">formation</text:span><text:span text:style-name="T248_52"><text:s/></text:span><text:span text:style-name="T248_53">of</text:span><text:span text:style-name="T248_54"><text:s/></text:span><text:span text:style-name="T248_55">a</text:span><text:span text:style-name="T248_56"><text:s/></text:span><text:span text:style-name="T248_57">powerful</text:span><text:span text:style-name="T248_58">,<text:s/></text:span><text:span text:style-name="T248_59">resilient</text:span><text:span text:style-name="T248_60"><text:s/>“</text:span><text:span text:style-name="T248_61">group</text:span><text:span text:style-name="T248_62"><text:s/></text:span><text:span text:style-name="T248_63">mind</text:span><text:span text:style-name="T248_64">”<text:s/>(</text:span><text:span text:style-name="T248_65">2</text:span><text:span text:style-name="T248_66">nd</text:span><text:span text:style-name="T248_67">-</text:span><text:span text:style-name="T248_68">order</text:span><text:span text:style-name="T248_69"><text:s/></text:span><text:span text:style-name="T248_70">cybernetic</text:span><text:span text:style-name="T248_71"><text:s/></text:span><text:span text:style-name="T248_72">organism</text:span><text:span text:style-name="T248_73">).<text:s text:c="2"/></text:span><text:span text:style-name="T248_74">This</text:span><text:span text:style-name="T248_75"><text:s/></text:span><text:span text:style-name="T248_76">provides</text:span><text:span text:style-name="T248_77"><text:s/></text:span><text:span text:style-name="T248_78">many</text:span><text:span text:style-name="T248_79"><text:s/></text:span><text:span text:style-name="T248_80">benefits</text:span><text:span text:style-name="T248_81"><text:s/></text:span><text:span text:style-name="T248_82">such</text:span><text:span text:style-name="T248_83"><text:s/></text:span><text:span text:style-name="T248_84">as</text:span><text:span text:style-name="T248_85"><text:s/></text:span><text:span text:style-name="T248_86">enhancing</text:span><text:span text:style-name="T248_87"><text:s/></text:span><text:span text:style-name="T248_88">the</text:span><text:span text:style-name="T248_89"><text:s/></text:span><text:span text:style-name="T248_90">health</text:span><text:span text:style-name="T248_91"><text:s/></text:span><text:span text:style-name="T248_92">of</text:span><text:span text:style-name="T248_93"><text:s/></text:span><text:span text:style-name="T248_94">a</text:span><text:span text:style-name="T248_95"><text:s/></text:span><text:span text:style-name="T248_96">team</text:span><text:span text:style-name="T248_97"><text:s/></text:span><text:span text:style-name="T248_98">of</text:span><text:span text:style-name="T248_99"><text:s/></text:span><text:span text:style-name="T248_100">individuals</text:span><text:span text:style-name="T248_101"><text:s/></text:span><text:span text:style-name="T248_102">and</text:span><text:span text:style-name="T248_103"><text:s/></text:span><text:span text:style-name="T248_104">being</text:span><text:span text:style-name="T248_105"><text:s/></text:span><text:span text:style-name="T248_106">able</text:span><text:span text:style-name="T248_107"><text:s/></text:span><text:span text:style-name="T248_108">to</text:span><text:span text:style-name="T248_109"><text:s/></text:span><text:span text:style-name="T248_110">coordinate</text:span><text:span text:style-name="T248_111"><text:s/></text:span><text:span text:style-name="T248_112">the</text:span><text:span text:style-name="T248_113"><text:s/></text:span><text:span text:style-name="T248_114">performance</text:span><text:span text:style-name="T248_115"><text:s/></text:span><text:span text:style-name="T248_116">of</text:span><text:span text:style-name="T248_117"><text:s/></text:span><text:span text:style-name="T248_118">complex</text:span><text:span text:style-name="T248_119"><text:s/></text:span><text:span text:style-name="T248_120">tasks</text:span><text:span text:style-name="T248_121"><text:s/></text:span><text:span text:style-name="T248_122">in</text:span><text:span text:style-name="T248_123"><text:s/></text:span><text:span text:style-name="T248_124">order</text:span><text:span text:style-name="T248_125"><text:s/></text:span><text:span text:style-name="T248_126">to</text:span><text:span text:style-name="T248_127"><text:s/></text:span><text:span text:style-name="T248_128">clarify</text:span><text:span text:style-name="T248_129"><text:s/></text:span><text:span text:style-name="T248_130">and</text:span><text:span text:style-name="T248_131"><text:s/></text:span><text:span text:style-name="T248_132">achieve</text:span><text:span text:style-name="T248_133"><text:s/></text:span><text:span text:style-name="T248_134">agreed</text:span><text:span text:style-name="T248_135">-</text:span><text:span text:style-name="T248_136">upon</text:span><text:span text:style-name="T248_137"><text:s/></text:span><text:span text:style-name="T248_138">goals</text:span><text:span text:style-name="T248_139">.</text:span></text:p>
      <text:p text:style-name="P249"/>
      <text:p text:style-name="P250"><text:span text:style-name="T250_1">5.<text:s/></text:span><text:span text:style-name="T250_2">Project</text:span><text:span text:style-name="T250_3"><text:s/></text:span><text:span text:style-name="T250_4">Description</text:span><text:span text:style-name="T250_5"><text:line-break/></text:span><text:span text:style-name="T250_6">This</text:span><text:span text:style-name="T250_7"><text:s/></text:span><text:span text:style-name="T250_8">is</text:span><text:span text:style-name="T250_9"><text:s/></text:span><text:span text:style-name="T250_10">where</text:span><text:span text:style-name="T250_11"><text:s/></text:span><text:span text:style-name="T250_12">you</text:span><text:span text:style-name="T250_13"><text:s/></text:span><text:span text:style-name="T250_14">describe</text:span><text:span text:style-name="T250_15"><text:s/></text:span><text:span text:style-name="T250_16">in</text:span><text:span text:style-name="T250_17"><text:s/></text:span><text:span text:style-name="T250_18">detail</text:span><text:span text:style-name="T250_19"><text:s/>(1000<text:s/></text:span><text:span text:style-name="T250_20">word</text:span><text:span text:style-name="T250_21"><text:s/></text:span><text:span text:style-name="T250_22">limit</text:span><text:span text:style-name="T250_23"><text:s/></text:span><text:span text:style-name="T250_24">please</text:span><text:span text:style-name="T250_25">)<text:s/></text:span><text:span text:style-name="T250_26">what</text:span><text:span text:style-name="T250_27"><text:s/></text:span><text:span text:style-name="T250_28">you</text:span><text:span text:style-name="T250_29"><text:s/></text:span><text:span text:style-name="T250_30">plan</text:span><text:span text:style-name="T250_31"><text:s/></text:span><text:span text:style-name="T250_32">on</text:span><text:span text:style-name="T250_33"><text:s/></text:span><text:span text:style-name="T250_34">doing</text:span><text:span text:style-name="T250_35">;<text:s/></text:span><text:span text:style-name="T250_36">the</text:span><text:span text:style-name="T250_37"><text:s/></text:span><text:span text:style-name="T250_38">work</text:span><text:span text:style-name="T250_39"><text:s/></text:span><text:span text:style-name="T250_40">that</text:span><text:span text:style-name="T250_41"><text:s/></text:span><text:span text:style-name="T250_42">needs</text:span><text:span text:style-name="T250_43"><text:s/></text:span><text:span text:style-name="T250_44">to</text:span><text:span text:style-name="T250_45"><text:s/></text:span><text:span text:style-name="T250_46">be</text:span><text:span text:style-name="T250_47"><text:s/></text:span><text:span text:style-name="T250_48">accomplished</text:span><text:span text:style-name="T250_49"><text:s/></text:span><text:span text:style-name="T250_50">to</text:span><text:span text:style-name="T250_51"><text:s/></text:span><text:span text:style-name="T250_52">deliver</text:span><text:span text:style-name="T250_53"><text:s/></text:span><text:span text:style-name="T250_54">a</text:span><text:span text:style-name="T250_55"><text:s/></text:span><text:span text:style-name="T250_56">product</text:span><text:span text:style-name="T250_57">,<text:s/></text:span><text:span text:style-name="T250_58">service</text:span><text:span text:style-name="T250_59">,<text:s/></text:span><text:span text:style-name="T250_60">or</text:span><text:span text:style-name="T250_61"><text:s/></text:span><text:span text:style-name="T250_62">result</text:span><text:span text:style-name="T250_63"><text:s/></text:span><text:span text:style-name="T250_64">with</text:span><text:span text:style-name="T250_65"><text:s/></text:span><text:span text:style-name="T250_66">the</text:span><text:span text:style-name="T250_67"><text:s/></text:span><text:span text:style-name="T250_68">specified</text:span><text:span text:style-name="T250_69"><text:s/></text:span><text:span text:style-name="T250_70">features</text:span><text:span text:style-name="T250_71"><text:s/></text:span><text:span text:style-name="T250_72">and</text:span><text:span text:style-name="T250_73"><text:s/></text:span><text:span text:style-name="T250_74">functions</text:span><text:span text:style-name="T250_75">.<text:s/></text:span><text:span text:style-name="T250_76">Explain</text:span><text:span text:style-name="T250_77"><text:s/></text:span><text:span text:style-name="T250_78">how</text:span><text:span text:style-name="T250_79"><text:s/></text:span><text:span text:style-name="T250_80">your</text:span><text:span text:style-name="T250_81"><text:s/></text:span><text:span text:style-name="T250_82">project</text:span><text:span text:style-name="T250_83"><text:s/></text:span><text:span text:style-name="T250_84">fits</text:span><text:span text:style-name="T250_85"><text:s/></text:span><text:span text:style-name="T250_86">into</text:span><text:span text:style-name="T250_87"><text:s/></text:span><text:span text:style-name="T250_88">the</text:span><text:span text:style-name="T250_89"><text:s/></text:span><text:span text:style-name="T250_90">realm</text:span><text:span text:style-name="T250_91"><text:s/></text:span><text:span text:style-name="T250_92">of</text:span><text:span text:style-name="T250_93"><text:s/></text:span><text:span text:style-name="T250_94">human</text:span><text:span text:style-name="T250_95"><text:s/></text:span><text:span text:style-name="T250_96">endeavors</text:span><text:span text:style-name="T250_97"><text:s/></text:span><text:span text:style-name="T250_98">and</text:span><text:span text:style-name="T250_99"><text:s/></text:span><text:span text:style-name="T250_100">comparisons</text:span><text:span text:style-name="T250_101"><text:s/></text:span><text:span text:style-name="T250_102">to</text:span><text:span text:style-name="T250_103"><text:s/></text:span><text:span text:style-name="T250_104">similar</text:span><text:span text:style-name="T250_105"><text:s/></text:span><text:span text:style-name="T250_106">projects</text:span><text:span text:style-name="T250_107">.<text:s/></text:span><text:span text:style-name="T250_108">Also</text:span><text:span text:style-name="T250_109"><text:s/></text:span><text:span text:style-name="T250_110">tell</text:span><text:span text:style-name="T250_111"><text:s/></text:span><text:span text:style-name="T250_112">us</text:span><text:span text:style-name="T250_113"><text:s/></text:span><text:span text:style-name="T250_114">what</text:span><text:span text:style-name="T250_115"><text:s/></text:span><text:span text:style-name="T250_116">sets</text:span><text:span text:style-name="T250_117"><text:s/></text:span><text:span text:style-name="T250_118">you</text:span><text:span text:style-name="T250_119"><text:s/></text:span><text:span text:style-name="T250_120">and</text:span><text:span text:style-name="T250_121"><text:s/></text:span><text:span text:style-name="T250_122">your</text:span><text:span text:style-name="T250_123"><text:s/></text:span><text:span text:style-name="T250_124">project</text:span><text:span text:style-name="T250_125"><text:s/></text:span><text:span text:style-name="T250_126">apart</text:span><text:span text:style-name="T250_127"><text:s/></text:span><text:span text:style-name="T250_128">from</text:span><text:span text:style-name="T250_129"><text:s/></text:span><text:span text:style-name="T250_130">other</text:span><text:span text:style-name="T250_131"><text:s/></text:span><text:span text:style-name="T250_132">projects</text:span><text:span text:style-name="T250_133">.<text:s/></text:span><text:span text:style-name="T250_134">Attach</text:span><text:span text:style-name="T250_135"><text:s/></text:span><text:span text:style-name="T250_136">engineering</text:span><text:span text:style-name="T250_137"><text:s/></text:span><text:span text:style-name="T250_138">drawings</text:span><text:span text:style-name="T250_139">,<text:s/></text:span><text:span text:style-name="T250_140">software</text:span><text:span text:style-name="T250_141">/</text:span><text:span text:style-name="T250_142">user</text:span><text:span text:style-name="T250_143"><text:s/></text:span><text:span text:style-name="T250_144">experience</text:span><text:span text:style-name="T250_145"><text:s/></text:span><text:span text:style-name="T250_146">design</text:span><text:span text:style-name="T250_147"><text:s/></text:span><text:span text:style-name="T250_148">sketches</text:span><text:span text:style-name="T250_149"><text:s/>(</text:span><text:span text:style-name="T250_150">as</text:span><text:span text:style-name="T250_151"><text:s/></text:span><text:span text:style-name="T250_152">appropriate</text:span><text:span text:style-name="T250_153">),<text:s/></text:span><text:span text:style-name="T250_154">to</text:span><text:span text:style-name="T250_155"><text:s/></text:span><text:span text:style-name="T250_156">support</text:span><text:span text:style-name="T250_157"><text:s/></text:span><text:span text:style-name="T250_158">your</text:span><text:span text:style-name="T250_159"><text:s/></text:span><text:span text:style-name="T250_160">concept</text:span><text:span text:style-name="T250_161">.</text:span></text:p>
      <text:p text:style-name="P251"/>
      <text:p text:style-name="P252"><text:span text:style-name="T252_1">Netention</text:span><text:span text:style-name="T252_2"><text:s/></text:span><text:span text:style-name="T252_3">collects</text:span><text:span text:style-name="T252_4"><text:s/></text:span><text:span text:style-name="T252_5">a</text:span><text:span text:style-name="T252_6"><text:s/></text:span><text:span text:style-name="T252_7">community</text:span><text:span text:style-name="T252_8"><text:s/></text:span><text:span text:style-name="T252_9">of</text:span><text:span text:style-name="T252_10"><text:s/></text:span><text:span text:style-name="T252_11">peoples</text:span><text:span text:style-name="T252_12">'<text:s/></text:span><text:span text:style-name="T252_13">stories</text:span><text:span text:style-name="T252_14">,<text:s/></text:span><text:span text:style-name="T252_15">and</text:span><text:span text:style-name="T252_16"><text:s/></text:span><text:span text:style-name="T252_17">interlinks</text:span><text:span text:style-name="T252_18"><text:s/></text:span><text:span text:style-name="T252_19">them</text:span><text:span text:style-name="T252_20"><text:s/></text:span><text:span text:style-name="T252_21">with</text:span><text:span text:style-name="T252_22"><text:s/></text:span><text:span text:style-name="T252_23">automatically</text:span><text:span text:style-name="T252_24"><text:s/></text:span><text:span text:style-name="T252_25">discovered</text:span><text:span text:style-name="T252_26"><text:s/></text:span><text:span text:style-name="T252_27">opportunities</text:span><text:span text:style-name="T252_28"><text:s/></text:span><text:span text:style-name="T252_29">that</text:span><text:span text:style-name="T252_30"><text:s/></text:span><text:span text:style-name="T252_31">are</text:span><text:span text:style-name="T252_32"><text:s/></text:span><text:span text:style-name="T252_33">mutually</text:span><text:span text:style-name="T252_34"><text:s/></text:span><text:span text:style-name="T252_35">inter</text:span><text:span text:style-name="T252_36">-</text:span><text:span text:style-name="T252_37">satisfying</text:span><text:span text:style-name="T252_38"><text:s/>-<text:s/></text:span><text:span text:style-name="T252_39">essentially</text:span><text:span text:style-name="T252_40"><text:s/></text:span><text:span text:style-name="T252_41">suggesting</text:span><text:span text:style-name="T252_42"><text:s/></text:span><text:span text:style-name="T252_43">to</text:span><text:span text:style-name="T252_44"><text:s/></text:span><text:span text:style-name="T252_45">its</text:span><text:span text:style-name="T252_46"><text:s/></text:span><text:span text:style-name="T252_47">participants</text:span><text:span text:style-name="T252_48"><text:s/></text:span><text:span text:style-name="T252_49">how</text:span><text:span text:style-name="T252_50"><text:s/></text:span><text:span text:style-name="T252_51">they</text:span><text:span text:style-name="T252_52"><text:s/></text:span><text:span text:style-name="T252_53">could</text:span><text:span text:style-name="T252_54"><text:s/></text:span><text:span text:style-name="T252_55">realize</text:span><text:span text:style-name="T252_56"><text:s/></text:span><text:span text:style-name="T252_57">the</text:span><text:span text:style-name="T252_58"><text:s/></text:span><text:span text:style-name="T252_59">desired</text:span><text:span text:style-name="T252_60"><text:s/></text:span><text:span text:style-name="T252_61">futures</text:span><text:span text:style-name="T252_62"><text:s/></text:span><text:span text:style-name="T252_63">they</text:span><text:span text:style-name="T252_64"><text:s/></text:span><text:span text:style-name="T252_65">have</text:span><text:span text:style-name="T252_66"><text:s/></text:span><text:span text:style-name="T252_67">described</text:span><text:span text:style-name="T252_68">.<text:line-break/><text:line-break/></text:span><text:span text:style-name="T252_69">Netention</text:span><text:span text:style-name="T252_70"><text:s/></text:span><text:span text:style-name="T252_71">is</text:span><text:span text:style-name="T252_72"><text:s/></text:span><text:span text:style-name="T252_73">a</text:span><text:span text:style-name="T252_74"><text:s/></text:span><text:span text:style-name="T252_75">tool</text:span><text:span text:style-name="T252_76"><text:s/></text:span><text:span text:style-name="T252_77">for</text:span><text:span text:style-name="T252_78"><text:s/></text:span><text:span text:style-name="T252_79">describing</text:span><text:span text:style-name="T252_80"><text:s/></text:span><text:span text:style-name="T252_81">one</text:span><text:span text:style-name="T252_82">'</text:span><text:span text:style-name="T252_83">s</text:span><text:span text:style-name="T252_84"><text:s/></text:span><text:span text:style-name="T252_85">current</text:span><text:span text:style-name="T252_86"><text:s/></text:span><text:span text:style-name="T252_87">life</text:span><text:span text:style-name="T252_88"><text:s/></text:span><text:span text:style-name="T252_89">situation</text:span><text:span text:style-name="T252_90"><text:s/>(“</text:span><text:span text:style-name="T252_91">is</text:span><text:span text:style-name="T252_92">”),<text:s/></text:span><text:span text:style-name="T252_93">and</text:span><text:span text:style-name="T252_94"><text:s/></text:span><text:span text:style-name="T252_95">potential</text:span><text:span text:style-name="T252_96"><text:s/></text:span><text:span text:style-name="T252_97">future</text:span><text:span text:style-name="T252_98"><text:s/></text:span><text:span text:style-name="T252_99">situations</text:span><text:span text:style-name="T252_100"><text:s/>(“</text:span><text:span text:style-name="T252_101">will</text:span><text:span text:style-name="T252_102"><text:s/></text:span><text:span text:style-name="T252_103">be</text:span><text:span text:style-name="T252_104">”)<text:s text:c="2"/>–<text:s/></text:span><text:span text:style-name="T252_105">as</text:span><text:span text:style-name="T252_106"><text:s/></text:span><text:span text:style-name="T252_107">linked</text:span><text:span text:style-name="T252_108"><text:s/></text:span><text:span text:style-name="T252_109">data</text:span><text:span text:style-name="T252_110"><text:s/></text:span><text:span text:style-name="T252_111">objects</text:span><text:span text:style-name="T252_112">.<text:s/></text:span><text:span text:style-name="T252_113">A</text:span><text:span text:style-name="T252_114"><text:s/></text:span><text:span text:style-name="T252_115">semantic</text:span><text:span text:style-name="T252_116"><text:s/></text:span><text:span text:style-name="T252_117">description</text:span><text:span text:style-name="T252_118"><text:s/></text:span><text:span text:style-name="T252_119">of</text:span><text:span text:style-name="T252_120"><text:s/></text:span><text:span text:style-name="T252_121">a</text:span><text:span text:style-name="T252_122"><text:s/></text:span><text:span text:style-name="T252_123">human</text:span><text:span text:style-name="T252_124"><text:s/></text:span><text:span text:style-name="T252_125">life</text:span><text:span text:style-name="T252_126"><text:s/></text:span><text:span text:style-name="T252_127">can</text:span><text:span text:style-name="T252_128"><text:s/></text:span><text:span text:style-name="T252_129">be</text:span><text:span text:style-name="T252_130"><text:s/></text:span><text:span text:style-name="T252_131">considered</text:span><text:span text:style-name="T252_132"><text:s/></text:span><text:span text:style-name="T252_133">to</text:span><text:span text:style-name="T252_134"><text:s/></text:span><text:span text:style-name="T252_135">consist</text:span><text:span text:style-name="T252_136"><text:s/></text:span><text:span text:style-name="T252_137">of</text:span><text:span text:style-name="T252_138"><text:s/></text:span><text:span text:style-name="T252_139">a</text:span><text:span text:style-name="T252_140"><text:s/></text:span><text:span text:style-name="T252_141">set</text:span><text:span text:style-name="T252_142"><text:s/></text:span><text:span text:style-name="T252_143">of</text:span><text:span text:style-name="T252_144"><text:s/></text:span><text:span text:style-name="T252_145">declarations</text:span><text:span text:style-name="T252_146"><text:s/></text:span><text:span text:style-name="T252_147">representing</text:span><text:span text:style-name="T252_148"><text:s/></text:span><text:span text:style-name="T252_149">aspects</text:span><text:span text:style-name="T252_150"><text:s/></text:span><text:span text:style-name="T252_151">about</text:span><text:span text:style-name="T252_152"><text:s/></text:span><text:span text:style-name="T252_153">which</text:span><text:span text:style-name="T252_154"><text:s/></text:span><text:span text:style-name="T252_155">one</text:span><text:span text:style-name="T252_156"><text:s/></text:span><text:span text:style-name="T252_157">is</text:span><text:span text:style-name="T252_158"><text:s/></text:span><text:span text:style-name="T252_159">concerned</text:span><text:span text:style-name="T252_160"><text:s/></text:span><text:span text:style-name="T252_161">or</text:span><text:span text:style-name="T252_162"><text:s/></text:span><text:span text:style-name="T252_163">interested</text:span><text:span text:style-name="T252_164">.<text:s text:c="2"/></text:span><text:span text:style-name="T252_165">Link</text:span><text:span text:style-name="T252_166"><text:s/></text:span><text:span text:style-name="T252_167">the</text:span><text:span text:style-name="T252_168"><text:s/></text:span><text:span text:style-name="T252_169">current</text:span><text:span text:style-name="T252_170"><text:s/></text:span><text:span text:style-name="T252_171">and</text:span><text:span text:style-name="T252_172"><text:s/></text:span><text:span text:style-name="T252_173">desired</text:span><text:span text:style-name="T252_174"><text:s/></text:span><text:span text:style-name="T252_175">states</text:span><text:span text:style-name="T252_176"><text:s/></text:span><text:span text:style-name="T252_177">of</text:span><text:span text:style-name="T252_178"><text:s/></text:span><text:span text:style-name="T252_179">real</text:span><text:span text:style-name="T252_180"><text:s/></text:span><text:span text:style-name="T252_181">and</text:span><text:span text:style-name="T252_182"><text:s/></text:span><text:span text:style-name="T252_183">imaginary</text:span><text:span text:style-name="T252_184"><text:s/></text:span><text:span text:style-name="T252_185">concepts</text:span><text:span text:style-name="T252_186"><text:s/>-<text:s/></text:span><text:span text:style-name="T252_187">including</text:span><text:span text:style-name="T252_188"><text:s/></text:span><text:span text:style-name="T252_189">people</text:span><text:span text:style-name="T252_190">,<text:s/></text:span><text:span text:style-name="T252_191">environments</text:span><text:span text:style-name="T252_192">,<text:s/></text:span><text:span text:style-name="T252_193">objects</text:span><text:span text:style-name="T252_194">,<text:s/></text:span><text:span text:style-name="T252_195">processes</text:span><text:span text:style-name="T252_196">,<text:s/></text:span><text:span text:style-name="T252_197">knowledge</text:span><text:span text:style-name="T252_198">,<text:s/></text:span><text:span text:style-name="T252_199">or</text:span><text:span text:style-name="T252_200"><text:s/></text:span><text:span text:style-name="T252_201">time</text:span><text:span text:style-name="T252_202">.<text:line-break/><text:line-break/></text:span><text:span text:style-name="T252_203">Netention</text:span><text:span text:style-name="T252_204"><text:s/></text:span><text:span text:style-name="T252_205">realizes</text:span><text:span text:style-name="T252_206"><text:s/></text:span><text:span text:style-name="T252_207">one</text:span><text:span text:style-name="T252_208">’</text:span><text:span text:style-name="T252_209">s</text:span><text:span text:style-name="T252_210"><text:s/></text:span><text:span text:style-name="T252_211">goals</text:span><text:span text:style-name="T252_212"><text:s/></text:span><text:span text:style-name="T252_213">based</text:span><text:span text:style-name="T252_214"><text:s/></text:span><text:span text:style-name="T252_215">on</text:span><text:span text:style-name="T252_216"><text:s/></text:span><text:span text:style-name="T252_217">their</text:span><text:span text:style-name="T252_218"><text:s/></text:span><text:span text:style-name="T252_219">desires</text:span><text:span text:style-name="T252_220"><text:s/></text:span><text:span text:style-name="T252_221">and</text:span><text:span text:style-name="T252_222"><text:s/></text:span><text:span text:style-name="T252_223">translates</text:span><text:span text:style-name="T252_224"><text:s/></text:span><text:span text:style-name="T252_225">them</text:span><text:span text:style-name="T252_226"><text:s/></text:span><text:span text:style-name="T252_227">into</text:span><text:span text:style-name="T252_228"><text:s/></text:span><text:span text:style-name="T252_229">tangible</text:span><text:span text:style-name="T252_230"><text:s/></text:span><text:span text:style-name="T252_231">outcomes</text:span><text:span text:style-name="T252_232"><text:s/></text:span><text:span text:style-name="T252_233">in</text:span><text:span text:style-name="T252_234"><text:s/></text:span><text:span text:style-name="T252_235">one</text:span><text:span text:style-name="T252_236">’</text:span><text:span text:style-name="T252_237">s</text:span><text:span text:style-name="T252_238"><text:s/></text:span><text:span text:style-name="T252_239">own</text:span><text:span text:style-name="T252_240"><text:s/></text:span><text:span text:style-name="T252_241">network</text:span><text:span text:style-name="T252_242">.<text:line-break/><text:line-break/></text:span><text:span text:style-name="T252_243">Netention</text:span><text:span text:style-name="T252_244"><text:s/></text:span><text:span text:style-name="T252_245">aims</text:span><text:span text:style-name="T252_246"><text:s/></text:span><text:span text:style-name="T252_247">to</text:span><text:span text:style-name="T252_248"><text:s/></text:span><text:span text:style-name="T252_249">solve</text:span><text:span text:style-name="T252_250">,<text:s/></text:span><text:span text:style-name="T252_251">in</text:span><text:span text:style-name="T252_252"><text:s/></text:span><text:span text:style-name="T252_253">general</text:span><text:span text:style-name="T252_254">,<text:s/></text:span><text:span text:style-name="T252_255">all</text:span><text:span text:style-name="T252_256"><text:s/></text:span><text:span text:style-name="T252_257">resource</text:span><text:span text:style-name="T252_258"><text:s/></text:span><text:span text:style-name="T252_259">management</text:span><text:span text:style-name="T252_260"><text:s/></text:span><text:span text:style-name="T252_261">and</text:span><text:span text:style-name="T252_262"><text:s/></text:span><text:span text:style-name="T252_263">planning</text:span><text:span text:style-name="T252_264"><text:s/></text:span><text:span text:style-name="T252_265">issues</text:span><text:span text:style-name="T252_266"><text:s/></text:span><text:span text:style-name="T252_267">that</text:span><text:span text:style-name="T252_268"><text:s/></text:span><text:span text:style-name="T252_269">occur</text:span><text:span text:style-name="T252_270"><text:s/></text:span><text:span text:style-name="T252_271">among</text:span><text:span text:style-name="T252_272"><text:s/></text:span><text:span text:style-name="T252_273">communities</text:span><text:span text:style-name="T252_274"><text:s/></text:span><text:span text:style-name="T252_275">of</text:span><text:span text:style-name="T252_276"><text:s/></text:span><text:span text:style-name="T252_277">participants</text:span><text:span text:style-name="T252_278">.<text:s text:c="2"/></text:span><text:span text:style-name="T252_279">A</text:span><text:span text:style-name="T252_280"><text:s/></text:span><text:span text:style-name="T252_281">complete</text:span><text:span text:style-name="T252_282"><text:s/></text:span><text:span text:style-name="T252_283">system</text:span><text:span text:style-name="T252_284"><text:s/></text:span><text:span text:style-name="T252_285">could</text:span><text:span text:style-name="T252_286"><text:s/></text:span><text:span text:style-name="T252_287">conceivably</text:span><text:span text:style-name="T252_288"><text:s/></text:span><text:span text:style-name="T252_289">eliminate</text:span><text:span text:style-name="T252_290"><text:s/></text:span><text:span text:style-name="T252_291">the</text:span><text:span text:style-name="T252_292"><text:s/></text:span><text:span text:style-name="T252_293">balkanization</text:span><text:span text:style-name="T252_294"><text:s/></text:span><text:span text:style-name="T252_295">of</text:span><text:span text:style-name="T252_296"><text:s/></text:span><text:span text:style-name="T252_297">various</text:span><text:span text:style-name="T252_298"><text:s/></text:span><text:span text:style-name="T252_299">separate</text:span><text:span text:style-name="T252_300"><text:s/></text:span><text:span text:style-name="T252_301">online</text:span><text:span text:style-name="T252_302"><text:s/></text:span><text:span text:style-name="T252_303">services</text:span><text:span text:style-name="T252_304"><text:s/></text:span><text:span text:style-name="T252_305">that</text:span><text:span text:style-name="T252_306"><text:s/></text:span><text:span text:style-name="T252_307">presently</text:span><text:span text:style-name="T252_308"><text:s/></text:span><text:span text:style-name="T252_309">serve</text:span><text:span text:style-name="T252_310"><text:s/></text:span><text:span text:style-name="T252_311">relatively</text:span><text:span text:style-name="T252_312"><text:s/></text:span><text:span text:style-name="T252_313">narrow</text:span><text:span text:style-name="T252_314"><text:s/></text:span><text:span text:style-name="T252_315">subsets</text:span><text:span text:style-name="T252_316"><text:s/></text:span><text:span text:style-name="T252_317">of</text:span><text:span text:style-name="T252_318"><text:s/></text:span><text:span text:style-name="T252_319">the</text:span><text:span text:style-name="T252_320"><text:s/></text:span><text:span text:style-name="T252_321">more</text:span><text:span text:style-name="T252_322"><text:s/></text:span><text:span text:style-name="T252_323">general</text:span><text:span text:style-name="T252_324"><text:s/></text:span><text:span text:style-name="T252_325">problem</text:span><text:span text:style-name="T252_326">.<text:line-break/><text:line-break/></text:span><text:span text:style-name="T252_327">The</text:span><text:span text:style-name="T252_328"><text:s/></text:span><text:span text:style-name="T252_329">term</text:span><text:span text:style-name="T252_330"><text:s/></text:span><text:span text:style-name="T252_331">Netention</text:span><text:span text:style-name="T252_332"><text:s/></text:span><text:span text:style-name="T252_333">is</text:span><text:span text:style-name="T252_334"><text:s/></text:span><text:span text:style-name="T252_335">a</text:span><text:span text:style-name="T252_336"><text:s/></text:span><text:span text:style-name="T252_337">portmanteau</text:span><text:span text:style-name="T252_338"><text:s/></text:span><text:span text:style-name="T252_339">of</text:span><text:span text:style-name="T252_340"><text:s/></text:span><text:span text:style-name="T252_341">the</text:span><text:span text:style-name="T252_342"><text:s/></text:span><text:span text:style-name="T252_343">words</text:span><text:span text:style-name="T252_344"><text:s/></text:span><text:span text:style-name="T252_345">Network</text:span><text:span text:style-name="T252_346">,<text:s/></text:span><text:span text:style-name="T252_347">and</text:span><text:span text:style-name="T252_348"><text:s/></text:span><text:span text:style-name="T252_349">Attention</text:span><text:span text:style-name="T252_350"><text:s/></text:span><text:span text:style-name="T252_351">or</text:span><text:span text:style-name="T252_352"><text:s/></text:span><text:span text:style-name="T252_353">Intention</text:span><text:span text:style-name="T252_354">.<text:s text:c="2"/></text:span><text:span text:style-name="T252_355">It</text:span><text:span text:style-name="T252_356"><text:s/></text:span><text:span text:style-name="T252_357">refers</text:span><text:span text:style-name="T252_358"><text:s/></text:span><text:span text:style-name="T252_359">to</text:span><text:span text:style-name="T252_360"><text:s/></text:span><text:span text:style-name="T252_361">a</text:span><text:span text:style-name="T252_362"><text:s/></text:span><text:span text:style-name="T252_363">community</text:span><text:span text:style-name="T252_364">'</text:span><text:span text:style-name="T252_365">s</text:span><text:span text:style-name="T252_366"><text:s/></text:span><text:span text:style-name="T252_367">collective</text:span><text:span text:style-name="T252_368"><text:s/></text:span><text:span text:style-name="T252_369">abilities</text:span><text:span text:style-name="T252_370">.<text:line-break/><text:line-break/></text:span><text:span text:style-name="T252_371">Don</text:span><text:span text:style-name="T252_372">'</text:span><text:span text:style-name="T252_373">t</text:span><text:span text:style-name="T252_374"><text:s/>"</text:span><text:span text:style-name="T252_375">search</text:span><text:span text:style-name="T252_376">"<text:s/>-<text:s/></text:span><text:span text:style-name="T252_377">describe</text:span><text:span text:style-name="T252_378"><text:s/></text:span><text:span text:style-name="T252_379">what</text:span><text:span text:style-name="T252_380"><text:s/></text:span><text:span text:style-name="T252_381">you</text:span><text:span text:style-name="T252_382"><text:s/></text:span><text:span text:style-name="T252_383">want</text:span><text:span text:style-name="T252_384">.<text:s/></text:span><text:span text:style-name="T252_385">Edit</text:span><text:span text:style-name="T252_386"><text:s/></text:span><text:span text:style-name="T252_387">it</text:span><text:span text:style-name="T252_388"><text:s/></text:span><text:span text:style-name="T252_389">at</text:span><text:span text:style-name="T252_390"><text:s/></text:span><text:span text:style-name="T252_391">any</text:span><text:span text:style-name="T252_392"><text:s/></text:span><text:span text:style-name="T252_393">time</text:span><text:span text:style-name="T252_394"><text:s/></text:span><text:span text:style-name="T252_395">to</text:span><text:span text:style-name="T252_396"><text:s/></text:span><text:span text:style-name="T252_397">adjust</text:span><text:span text:style-name="T252_398"><text:s/></text:span><text:span text:style-name="T252_399">or</text:span><text:span text:style-name="T252_400"><text:s/></text:span><text:span text:style-name="T252_401">improve</text:span><text:span text:style-name="T252_402"><text:s/></text:span><text:span text:style-name="T252_403">the</text:span><text:span text:style-name="T252_404"><text:s/></text:span><text:span text:style-name="T252_405">description</text:span><text:span text:style-name="T252_406">.<text:line-break/><text:line-break/></text:span><text:span text:style-name="T252_407">Netention</text:span><text:span text:style-name="T252_408"><text:s/></text:span><text:span text:style-name="T252_409">works</text:span><text:span text:style-name="T252_410"><text:s/></text:span><text:span text:style-name="T252_411">at</text:span><text:span text:style-name="T252_412"><text:s/></text:span><text:span text:style-name="T252_413">the</text:span><text:span text:style-name="T252_414"><text:s/></text:span><text:span text:style-name="T252_415">basic</text:span><text:span text:style-name="T252_416"><text:s/></text:span><text:span text:style-name="T252_417">thought</text:span><text:span text:style-name="T252_418"><text:s/></text:span><text:span text:style-name="T252_419">level</text:span><text:span text:style-name="T252_420">,<text:s/></text:span><text:span text:style-name="T252_421">to</text:span><text:span text:style-name="T252_422"><text:s/></text:span><text:span text:style-name="T252_423">elicit</text:span><text:span text:style-name="T252_424"><text:s/></text:span><text:span text:style-name="T252_425">descriptions</text:span><text:span text:style-name="T252_426"><text:s/></text:span><text:span text:style-name="T252_427">of</text:span><text:span text:style-name="T252_428"><text:s/>"</text:span><text:span text:style-name="T252_429">something</text:span><text:span text:style-name="T252_430">"<text:s/></text:span><text:span text:style-name="T252_431">that</text:span><text:span text:style-name="T252_432"><text:s/></text:span><text:span text:style-name="T252_433">you</text:span><text:span text:style-name="T252_434">'</text:span><text:span text:style-name="T252_435">re</text:span><text:span text:style-name="T252_436"><text:s/></text:span><text:span text:style-name="T252_437">thinking</text:span><text:span text:style-name="T252_438"><text:s/></text:span><text:span text:style-name="T252_439">about</text:span><text:span text:style-name="T252_440">.<text:s text:c="2"/></text:span><text:span text:style-name="T252_441">Whether</text:span><text:span text:style-name="T252_442"><text:s/></text:span><text:span text:style-name="T252_443">it</text:span><text:span text:style-name="T252_444"><text:s/></text:span><text:span text:style-name="T252_445">describes</text:span><text:span text:style-name="T252_446"><text:s/></text:span><text:span text:style-name="T252_447">a</text:span><text:span text:style-name="T252_448"><text:s/></text:span><text:span text:style-name="T252_449">dream</text:span><text:span text:style-name="T252_450"><text:s/>(</text:span><text:span text:style-name="T252_451">something</text:span><text:span text:style-name="T252_452"><text:s/></text:span><text:span text:style-name="T252_453">that</text:span><text:span text:style-name="T252_454"><text:s/></text:span><text:span text:style-name="T252_455">you</text:span><text:span text:style-name="T252_456"><text:s/></text:span><text:span text:style-name="T252_457">would</text:span><text:span text:style-name="T252_458"><text:s/></text:span><text:span text:style-name="T252_459">like</text:span><text:span text:style-name="T252_460"><text:s/></text:span><text:span text:style-name="T252_461">to</text:span><text:span text:style-name="T252_462"><text:s/></text:span><text:span text:style-name="T252_463">happen</text:span><text:span text:style-name="T252_464">),<text:s/></text:span><text:span text:style-name="T252_465">an</text:span><text:span text:style-name="T252_466"><text:s/></text:span><text:span text:style-name="T252_467">object</text:span><text:span text:style-name="T252_468">,<text:s/></text:span><text:span text:style-name="T252_469">or</text:span><text:span text:style-name="T252_470"><text:s/></text:span><text:span text:style-name="T252_471">hypothetical</text:span><text:span text:style-name="T252_472"><text:s/></text:span><text:span text:style-name="T252_473">object</text:span><text:span text:style-name="T252_474"><text:s/>-<text:s/></text:span><text:span text:style-name="T252_475">it</text:span><text:span text:style-name="T252_476"><text:s/></text:span><text:span text:style-name="T252_477">can</text:span><text:span text:style-name="T252_478"><text:s/></text:span><text:span text:style-name="T252_479">be</text:span><text:span text:style-name="T252_480"><text:s/></text:span><text:span text:style-name="T252_481">fully</text:span><text:span text:style-name="T252_482"><text:s/></text:span><text:span text:style-name="T252_483">described</text:span><text:span text:style-name="T252_484"><text:s/></text:span><text:span text:style-name="T252_485">and</text:span><text:span text:style-name="T252_486"><text:s/></text:span><text:span text:style-name="T252_487">re</text:span><text:span text:style-name="T252_488">-</text:span><text:span text:style-name="T252_489">described</text:span><text:span text:style-name="T252_490">.<text:s text:c="2"/><text:line-break/><text:line-break/></text:span><text:span text:style-name="T252_491">A</text:span><text:span text:style-name="T252_492"><text:s/></text:span><text:span text:style-name="T252_493">hypothetical</text:span><text:span text:style-name="T252_494"><text:s/>(</text:span><text:span text:style-name="T252_495">desired</text:span><text:span text:style-name="T252_496">)<text:s/></text:span><text:span text:style-name="T252_497">object</text:span><text:span text:style-name="T252_498"><text:s/></text:span><text:span text:style-name="T252_499">can</text:span><text:span text:style-name="T252_500"><text:s/></text:span><text:span text:style-name="T252_501">become</text:span><text:span text:style-name="T252_502"><text:s/></text:span><text:span text:style-name="T252_503">an</text:span><text:span text:style-name="T252_504"><text:s/></text:span><text:span text:style-name="T252_505">actual</text:span><text:span text:style-name="T252_506"><text:s/></text:span><text:span text:style-name="T252_507">object</text:span><text:span text:style-name="T252_508">,<text:s/></text:span><text:span text:style-name="T252_509">or</text:span><text:span text:style-name="T252_510"><text:s/></text:span><text:span text:style-name="T252_511">an</text:span><text:span text:style-name="T252_512"><text:s/></text:span><text:span text:style-name="T252_513">abstract</text:span><text:span text:style-name="T252_514"><text:s/></text:span><text:span text:style-name="T252_515">concept</text:span><text:span text:style-name="T252_516"><text:s/></text:span><text:span text:style-name="T252_517">can</text:span><text:span text:style-name="T252_518"><text:s/></text:span><text:span text:style-name="T252_519">become</text:span><text:span text:style-name="T252_520"><text:s/></text:span><text:span text:style-name="T252_521">an</text:span><text:span text:style-name="T252_522"><text:s/></text:span><text:span text:style-name="T252_523">actual</text:span><text:span text:style-name="T252_524"><text:s/></text:span><text:span text:style-name="T252_525">future</text:span><text:span text:style-name="T252_526"><text:s/></text:span><text:span text:style-name="T252_527">event</text:span><text:span text:style-name="T252_528">,<text:s/></text:span><text:span text:style-name="T252_529">etc</text:span><text:span text:style-name="T252_530">.<text:s text:c="2"/></text:span><text:span text:style-name="T252_531">Fluid</text:span><text:span text:style-name="T252_532"><text:s/></text:span><text:span text:style-name="T252_533">and</text:span><text:span text:style-name="T252_534"><text:s/></text:span><text:span text:style-name="T252_535">flexible</text:span><text:span text:style-name="T252_536">.<text:s text:c="2"/></text:span><text:span text:style-name="T252_537">The</text:span><text:span text:style-name="T252_538"><text:s/></text:span><text:span text:style-name="T252_539">system</text:span><text:span text:style-name="T252_540"><text:s/></text:span><text:span text:style-name="T252_541">can</text:span><text:span text:style-name="T252_542"><text:s/></text:span><text:span text:style-name="T252_543">then</text:span><text:span text:style-name="T252_544"><text:s/></text:span><text:span text:style-name="T252_545">connect</text:span><text:span text:style-name="T252_546"><text:s/></text:span><text:span text:style-name="T252_547">your</text:span><text:span text:style-name="T252_548"><text:s/></text:span><text:span text:style-name="T252_549">descriptions</text:span><text:span text:style-name="T252_550"><text:s/></text:span><text:span text:style-name="T252_551">to</text:span><text:span text:style-name="T252_552"><text:s/></text:span><text:span text:style-name="T252_553">others</text:span><text:span text:style-name="T252_554"><text:s/>-<text:s/></text:span><text:span text:style-name="T252_555">these</text:span><text:span text:style-name="T252_556"><text:s/></text:span><text:span text:style-name="T252_557">are</text:span><text:span text:style-name="T252_558"><text:s/></text:span><text:span text:style-name="T252_559">analogous</text:span><text:span text:style-name="T252_560"><text:s/></text:span><text:span text:style-name="T252_561">to</text:span><text:span text:style-name="T252_562"><text:s/></text:span><text:span text:style-name="T252_563">hyperlinks</text:span><text:span text:style-name="T252_564">.<text:s text:c="2"/></text:span><text:span text:style-name="T252_565">Links</text:span><text:span text:style-name="T252_566"><text:s/></text:span><text:span text:style-name="T252_567">are</text:span><text:span text:style-name="T252_568"><text:s/></text:span><text:span text:style-name="T252_569">useful</text:span><text:span text:style-name="T252_570"><text:s/></text:span><text:span text:style-name="T252_571">because</text:span><text:span text:style-name="T252_572"><text:s/></text:span><text:span text:style-name="T252_573">they</text:span><text:span text:style-name="T252_574"><text:s/></text:span><text:span text:style-name="T252_575">suggest</text:span><text:span text:style-name="T252_576"><text:s/></text:span><text:span text:style-name="T252_577">ways</text:span><text:span text:style-name="T252_578"><text:s/></text:span><text:span text:style-name="T252_579">to</text:span><text:span text:style-name="T252_580"><text:s/></text:span><text:span text:style-name="T252_581">achieve</text:span><text:span text:style-name="T252_582"><text:s/></text:span><text:span text:style-name="T252_583">the</text:span><text:span text:style-name="T252_584"><text:s/></text:span><text:span text:style-name="T252_585">implied</text:span><text:span text:style-name="T252_586"><text:s/></text:span><text:span text:style-name="T252_587">desired</text:span><text:span text:style-name="T252_588"><text:s/></text:span><text:span text:style-name="T252_589">state</text:span><text:span text:style-name="T252_590"><text:s/></text:span><text:span text:style-name="T252_591">of</text:span><text:span text:style-name="T252_592"><text:s/></text:span><text:span text:style-name="T252_593">something</text:span><text:span text:style-name="T252_594"><text:s/>-<text:s/></text:span><text:span text:style-name="T252_595">whether</text:span><text:span text:style-name="T252_596"><text:s/></text:span><text:span text:style-name="T252_597">you</text:span><text:span text:style-name="T252_598"><text:s/></text:span><text:span text:style-name="T252_599">want</text:span><text:span text:style-name="T252_600"><text:s/></text:span><text:span text:style-name="T252_601">to</text:span><text:span text:style-name="T252_602"><text:s/></text:span><text:span text:style-name="T252_603">sell</text:span><text:span text:style-name="T252_604"><text:s/></text:span><text:span text:style-name="T252_605">something</text:span><text:span text:style-name="T252_606">,<text:s/></text:span><text:span text:style-name="T252_607">whether</text:span><text:span text:style-name="T252_608"><text:s/></text:span><text:span text:style-name="T252_609">you</text:span><text:span text:style-name="T252_610"><text:s/></text:span><text:span text:style-name="T252_611">want</text:span><text:span text:style-name="T252_612"><text:s/></text:span><text:span text:style-name="T252_613">to</text:span><text:span text:style-name="T252_614"><text:s/></text:span><text:span text:style-name="T252_615">participate</text:span><text:span text:style-name="T252_616"><text:s/></text:span><text:span text:style-name="T252_617">in</text:span><text:span text:style-name="T252_618"><text:s/></text:span><text:span text:style-name="T252_619">something</text:span><text:span text:style-name="T252_620">,<text:s/></text:span><text:span text:style-name="T252_621">whether</text:span><text:span text:style-name="T252_622"><text:s/></text:span><text:span text:style-name="T252_623">you</text:span><text:span text:style-name="T252_624"><text:s/></text:span><text:span text:style-name="T252_625">want</text:span><text:span text:style-name="T252_626"><text:s/></text:span><text:span text:style-name="T252_627">others</text:span><text:span text:style-name="T252_628"><text:s/></text:span><text:span text:style-name="T252_629">to</text:span><text:span text:style-name="T252_630"><text:s/></text:span><text:span text:style-name="T252_631">participate</text:span><text:span text:style-name="T252_632"><text:s/></text:span><text:span text:style-name="T252_633">in</text:span><text:span text:style-name="T252_634"><text:s/></text:span><text:span text:style-name="T252_635">something</text:span><text:span text:style-name="T252_636">,<text:s/></text:span><text:span text:style-name="T252_637">whether</text:span><text:span text:style-name="T252_638"><text:s/></text:span><text:span text:style-name="T252_639">you</text:span><text:span text:style-name="T252_640"><text:s/></text:span><text:span text:style-name="T252_641">want</text:span><text:span text:style-name="T252_642"><text:s/></text:span><text:span text:style-name="T252_643">someone</text:span><text:span text:style-name="T252_644"><text:s/></text:span><text:span text:style-name="T252_645">to</text:span><text:span text:style-name="T252_646"><text:s/></text:span><text:span text:style-name="T252_647">donate</text:span><text:span text:style-name="T252_648"><text:s/></text:span><text:span text:style-name="T252_649">something</text:span><text:span text:style-name="T252_650"><text:s/></text:span><text:span text:style-name="T252_651">to</text:span><text:span text:style-name="T252_652"><text:s/></text:span><text:span text:style-name="T252_653">you</text:span><text:span text:style-name="T252_654"><text:s/></text:span><text:span text:style-name="T252_655">for</text:span><text:span text:style-name="T252_656"><text:s/></text:span><text:span text:style-name="T252_657">free</text:span><text:span text:style-name="T252_658">,<text:s/></text:span><text:span text:style-name="T252_659">etc</text:span><text:span text:style-name="T252_660">...<text:s text:c="2"/><text:line-break/><text:line-break/></text:span><text:span text:style-name="T252_661">Netention</text:span><text:span text:style-name="T252_662"><text:s/></text:span><text:span text:style-name="T252_663">is</text:span><text:span text:style-name="T252_664"><text:s/></text:span><text:span text:style-name="T252_665">a</text:span><text:span text:style-name="T252_666"><text:s/></text:span><text:span text:style-name="T252_667">system</text:span><text:span text:style-name="T252_668"><text:s/></text:span><text:span text:style-name="T252_669">for</text:span><text:span text:style-name="T252_670"><text:s/></text:span><text:span text:style-name="T252_671">describing</text:span><text:span text:style-name="T252_672"><text:s/></text:span><text:span text:style-name="T252_673">objects</text:span><text:span text:style-name="T252_674">,<text:s/></text:span><text:span text:style-name="T252_675">thoughts</text:span><text:span text:style-name="T252_676">,<text:s/></text:span><text:span text:style-name="T252_677">places</text:span><text:span text:style-name="T252_678">,<text:s/></text:span><text:span text:style-name="T252_679">concepts</text:span><text:span text:style-name="T252_680">,<text:s/></text:span><text:span text:style-name="T252_681">times</text:span><text:span text:style-name="T252_682">,<text:s/></text:span><text:span text:style-name="T252_683">etc</text:span><text:span text:style-name="T252_684">...<text:s/></text:span><text:span text:style-name="T252_685">Create</text:span><text:span text:style-name="T252_686"><text:s/></text:span><text:span text:style-name="T252_687">descriptions</text:span><text:span text:style-name="T252_688"><text:s/></text:span><text:span text:style-name="T252_689">of</text:span><text:span text:style-name="T252_690"><text:s/></text:span><text:span text:style-name="T252_691">reality</text:span><text:span text:style-name="T252_692"><text:s/></text:span><text:span text:style-name="T252_693">that</text:span><text:span text:style-name="T252_694"><text:s/></text:span><text:span text:style-name="T252_695">consist</text:span><text:span text:style-name="T252_696"><text:s/></text:span><text:span text:style-name="T252_697">of</text:span><text:span text:style-name="T252_698"><text:s/></text:span><text:span text:style-name="T252_699">data</text:span><text:span text:style-name="T252_700"><text:s/></text:span><text:span text:style-name="T252_701">about</text:span><text:span text:style-name="T252_702"><text:s/></text:span><text:span text:style-name="T252_703">the</text:span><text:span text:style-name="T252_704"><text:s/></text:span><text:span text:style-name="T252_705">state</text:span><text:span text:style-name="T252_706"><text:s/></text:span><text:span text:style-name="T252_707">in</text:span><text:span text:style-name="T252_708"><text:s/></text:span><text:span text:style-name="T252_709">which</text:span><text:span text:style-name="T252_710"><text:s/></text:span><text:span text:style-name="T252_711">something</text:span><text:span text:style-name="T252_712"><text:s/></text:span><text:span text:style-name="T252_713">presently</text:span><text:span text:style-name="T252_714"><text:s/>“</text:span><text:span text:style-name="T252_715">is</text:span><text:span text:style-name="T252_716">”,<text:s/></text:span><text:span text:style-name="T252_717">AND</text:span><text:span text:style-name="T252_718"><text:s/></text:span><text:span text:style-name="T252_719">statements</text:span><text:span text:style-name="T252_720"><text:s/></text:span><text:span text:style-name="T252_721">about</text:span><text:span text:style-name="T252_722"><text:s/></text:span><text:span text:style-name="T252_723">your</text:span><text:span text:style-name="T252_724"><text:s/></text:span><text:span text:style-name="T252_725">desired</text:span><text:span text:style-name="T252_726"><text:s/></text:span><text:span text:style-name="T252_727">or</text:span><text:span text:style-name="T252_728"><text:s/></text:span><text:span text:style-name="T252_729">anticipated</text:span><text:span text:style-name="T252_730"><text:s/></text:span><text:span text:style-name="T252_731">state</text:span><text:span text:style-name="T252_732"><text:s/></text:span><text:span text:style-name="T252_733">in</text:span><text:span text:style-name="T252_734"><text:s/></text:span><text:span text:style-name="T252_735">which</text:span><text:span text:style-name="T252_736"><text:s/></text:span><text:span text:style-name="T252_737">it</text:span><text:span text:style-name="T252_738"><text:s/>“</text:span><text:span text:style-name="T252_739">will</text:span><text:span text:style-name="T252_740"><text:s/></text:span><text:span text:style-name="T252_741">be</text:span><text:span text:style-name="T252_742">”<text:s/>-<text:s/></text:span><text:span text:style-name="T252_743">how</text:span><text:span text:style-name="T252_744"><text:s/></text:span><text:span text:style-name="T252_745">you</text:span><text:span text:style-name="T252_746"><text:s/></text:span><text:span text:style-name="T252_747">would</text:span><text:span text:style-name="T252_748"><text:s/></text:span><text:span text:style-name="T252_749">like</text:span><text:span text:style-name="T252_750"><text:s/></text:span><text:span text:style-name="T252_751">it</text:span><text:span text:style-name="T252_752"><text:s/></text:span><text:span text:style-name="T252_753">to</text:span><text:span text:style-name="T252_754"><text:s/></text:span><text:span text:style-name="T252_755">become</text:span><text:span text:style-name="T252_756"><text:s/>-<text:s/></text:span><text:span text:style-name="T252_757">usually</text:span><text:span text:style-name="T252_758"><text:s/></text:span><text:span text:style-name="T252_759">involving</text:span><text:span text:style-name="T252_760"><text:s/></text:span><text:span text:style-name="T252_761">ranges</text:span><text:span text:style-name="T252_762"><text:s/></text:span><text:span text:style-name="T252_763">of</text:span><text:span text:style-name="T252_764"><text:s/></text:span><text:span text:style-name="T252_765">acceptable</text:span><text:span text:style-name="T252_766"><text:s/></text:span><text:span text:style-name="T252_767">indeterminate</text:span><text:span text:style-name="T252_768"><text:s/></text:span><text:span text:style-name="T252_769">values</text:span><text:span text:style-name="T252_770">.<text:line-break/><text:line-break/></text:span><text:span text:style-name="T252_771">Using</text:span><text:span text:style-name="T252_772"><text:s/></text:span><text:span text:style-name="T252_773">these</text:span><text:span text:style-name="T252_774"><text:s/></text:span><text:span text:style-name="T252_775">two</text:span><text:span text:style-name="T252_776"><text:s/></text:span><text:span text:style-name="T252_777">kinds</text:span><text:span text:style-name="T252_778"><text:s/></text:span><text:span text:style-name="T252_779">of</text:span><text:span text:style-name="T252_780"><text:s/></text:span><text:span text:style-name="T252_781">statements</text:span><text:span text:style-name="T252_782">,<text:s/></text:span><text:span text:style-name="T252_783">the</text:span><text:span text:style-name="T252_784"><text:s/></text:span><text:span text:style-name="T252_785">system</text:span><text:span text:style-name="T252_786"><text:s/></text:span><text:span text:style-name="T252_787">can</text:span><text:span text:style-name="T252_788"><text:s/></text:span><text:span text:style-name="T252_789">link</text:span><text:span text:style-name="T252_790"><text:s/></text:span><text:span text:style-name="T252_791">any</text:span><text:span text:style-name="T252_792"><text:s/></text:span><text:span text:style-name="T252_793">set</text:span><text:span text:style-name="T252_794"><text:s/></text:span><text:span text:style-name="T252_795">of</text:span><text:span text:style-name="T252_796"><text:s/></text:span><text:span text:style-name="T252_797">objects</text:span><text:span text:style-name="T252_798"><text:s/></text:span><text:span text:style-name="T252_799">according</text:span><text:span text:style-name="T252_800"><text:s/></text:span><text:span text:style-name="T252_801">to</text:span><text:span text:style-name="T252_802"><text:s/></text:span><text:span text:style-name="T252_803">a</text:span><text:span text:style-name="T252_804"><text:s/></text:span><text:span text:style-name="T252_805">presence</text:span><text:span text:style-name="T252_806"><text:s/></text:span><text:span text:style-name="T252_807">of</text:span><text:span text:style-name="T252_808"><text:s/></text:span><text:span text:style-name="T252_809">mutually</text:span><text:span text:style-name="T252_810"><text:s/></text:span><text:span text:style-name="T252_811">satisfying</text:span><text:span text:style-name="T252_812"><text:s/></text:span><text:span text:style-name="T252_813">statements</text:span><text:span text:style-name="T252_814">,<text:s/></text:span><text:span text:style-name="T252_815">like</text:span><text:span text:style-name="T252_816"><text:s/></text:span><text:span text:style-name="T252_817">a</text:span><text:span text:style-name="T252_818"><text:s/></text:span><text:span text:style-name="T252_819">lock</text:span><text:span text:style-name="T252_820">-</text:span><text:span text:style-name="T252_821">and</text:span><text:span text:style-name="T252_822">-</text:span><text:span text:style-name="T252_823">key</text:span><text:span text:style-name="T252_824">,<text:s/></text:span><text:span text:style-name="T252_825">or</text:span><text:span text:style-name="T252_826"><text:s/></text:span><text:span text:style-name="T252_827">receptor</text:span><text:span text:style-name="T252_828"><text:s/></text:span><text:span text:style-name="T252_829">site</text:span><text:span text:style-name="T252_830"><text:s/></text:span><text:span text:style-name="T252_831">on</text:span><text:span text:style-name="T252_832"><text:s/></text:span><text:span text:style-name="T252_833">a</text:span><text:span text:style-name="T252_834"><text:s/></text:span><text:span text:style-name="T252_835">cell</text:span><text:span text:style-name="T252_836">.<text:s text:c="2"/></text:span><text:span text:style-name="T252_837">It</text:span><text:span text:style-name="T252_838"><text:s/></text:span><text:span text:style-name="T252_839">can</text:span><text:span text:style-name="T252_840"><text:s/></text:span><text:span text:style-name="T252_841">then</text:span><text:span text:style-name="T252_842"><text:s/></text:span><text:span text:style-name="T252_843">suggest</text:span><text:span text:style-name="T252_844"><text:s/></text:span><text:span text:style-name="T252_845">links</text:span><text:span text:style-name="T252_846"><text:s/>(</text:span><text:span text:style-name="T252_847">representing</text:span><text:span text:style-name="T252_848"><text:s/></text:span><text:span text:style-name="T252_849">possibilities</text:span><text:span text:style-name="T252_850"><text:s/></text:span><text:span text:style-name="T252_851">such</text:span><text:span text:style-name="T252_852"><text:s/></text:span><text:span text:style-name="T252_853">as</text:span><text:span text:style-name="T252_854"><text:s/></text:span><text:span text:style-name="T252_855">transactions</text:span><text:span text:style-name="T252_856"><text:s/></text:span><text:span text:style-name="T252_857">or</text:span><text:span text:style-name="T252_858"><text:s/></text:span><text:span text:style-name="T252_859">assignments</text:span><text:span text:style-name="T252_860">),<text:s/></text:span><text:span text:style-name="T252_861">ranked</text:span><text:span text:style-name="T252_862"><text:s/></text:span><text:span text:style-name="T252_863">according</text:span><text:span text:style-name="T252_864"><text:s/></text:span><text:span text:style-name="T252_865">to</text:span><text:span text:style-name="T252_866"><text:s/></text:span><text:span text:style-name="T252_867">the</text:span><text:span text:style-name="T252_868"><text:s/></text:span><text:span text:style-name="T252_869">strength</text:span><text:span text:style-name="T252_870"><text:s/></text:span><text:span text:style-name="T252_871">of</text:span><text:span text:style-name="T252_872"><text:s/></text:span><text:span text:style-name="T252_873">their</text:span><text:span text:style-name="T252_874"><text:s/></text:span><text:span text:style-name="T252_875">correlation</text:span><text:span text:style-name="T252_876">.<text:line-break/><text:line-break/></text:span><text:span text:style-name="T252_877">A</text:span><text:span text:style-name="T252_878"><text:s/></text:span><text:span text:style-name="T252_879">general</text:span><text:span text:style-name="T252_880">-</text:span><text:span text:style-name="T252_881">purpose</text:span><text:span text:style-name="T252_882"><text:s/></text:span><text:span text:style-name="T252_883">semantic</text:span><text:span text:style-name="T252_884">-</text:span><text:span text:style-name="T252_885">network</text:span><text:span text:style-name="T252_886"><text:s/></text:span><text:span text:style-name="T252_887">computer</text:span><text:span text:style-name="T252_888"><text:s/></text:span><text:span text:style-name="T252_889">system</text:span><text:span text:style-name="T252_890"><text:s/></text:span><text:span text:style-name="T252_891">simulates</text:span><text:span text:style-name="T252_892"><text:s/>“</text:span><text:span text:style-name="T252_893">described</text:span><text:span text:style-name="T252_894"><text:s/></text:span><text:span text:style-name="T252_895">experience</text:span><text:span text:style-name="T252_896">”<text:s/></text:span><text:span text:style-name="T252_897">and</text:span><text:span text:style-name="T252_898"><text:s/></text:span><text:span text:style-name="T252_899">discovers</text:span><text:span text:style-name="T252_900"><text:s/>“</text:span><text:span text:style-name="T252_901">possible</text:span><text:span text:style-name="T252_902"><text:s/></text:span><text:span text:style-name="T252_903">experiences</text:span><text:span text:style-name="T252_904">”<text:s/></text:span><text:span text:style-name="T252_905">to</text:span><text:span text:style-name="T252_906"><text:s/></text:span><text:span text:style-name="T252_907">function</text:span><text:span text:style-name="T252_908"><text:s/></text:span><text:span text:style-name="T252_909">as</text:span><text:span text:style-name="T252_910"><text:s/></text:span><text:span text:style-name="T252_911">a</text:span><text:span text:style-name="T252_912"><text:s/></text:span><text:span text:style-name="T252_913">tool</text:span><text:span text:style-name="T252_914"><text:s/></text:span><text:span text:style-name="T252_915">for</text:span><text:span text:style-name="T252_916"><text:s/></text:span><text:span text:style-name="T252_917">analyzing</text:span><text:span text:style-name="T252_918"><text:s/></text:span><text:span text:style-name="T252_919">and</text:span><text:span text:style-name="T252_920"><text:s/></text:span><text:span text:style-name="T252_921">optimizing</text:span><text:span text:style-name="T252_922"><text:s/></text:span><text:span text:style-name="T252_923">certain</text:span><text:span text:style-name="T252_924"><text:s/></text:span><text:span text:style-name="T252_925">qualities</text:span><text:span text:style-name="T252_926"><text:s/></text:span><text:span text:style-name="T252_927">of</text:span><text:span text:style-name="T252_928"><text:s/></text:span><text:span text:style-name="T252_929">one</text:span><text:span text:style-name="T252_930">'</text:span><text:span text:style-name="T252_931">s</text:span><text:span text:style-name="T252_932"><text:s/></text:span><text:span text:style-name="T252_933">existence</text:span><text:span text:style-name="T252_934">.<text:line-break/><text:line-break/></text:span><text:span text:style-name="T252_935">A</text:span><text:span text:style-name="T252_936"><text:s/></text:span><text:span text:style-name="T252_937">semantic</text:span><text:span text:style-name="T252_938"><text:s/></text:span><text:span text:style-name="T252_939">concept</text:span><text:span text:style-name="T252_940"><text:s/></text:span><text:span text:style-name="T252_941">represents</text:span><text:span text:style-name="T252_942"><text:s/></text:span><text:span text:style-name="T252_943">each</text:span><text:span text:style-name="T252_944"><text:s/></text:span><text:span text:style-name="T252_945">agent</text:span><text:span text:style-name="T252_946"><text:s/>(</text:span><text:span text:style-name="T252_947">ex</text:span><text:span text:style-name="T252_948">:<text:s/></text:span><text:span text:style-name="T252_949">a</text:span><text:span text:style-name="T252_950"><text:s/></text:span><text:span text:style-name="T252_951">human</text:span><text:span text:style-name="T252_952">)<text:s/></text:span><text:span text:style-name="T252_953">participating</text:span><text:span text:style-name="T252_954"><text:s/></text:span><text:span text:style-name="T252_955">in</text:span><text:span text:style-name="T252_956"><text:s/></text:span><text:span text:style-name="T252_957">interaction</text:span><text:span text:style-name="T252_958"><text:s/></text:span><text:span text:style-name="T252_959">processes</text:span><text:span text:style-name="T252_960"><text:s/></text:span><text:span text:style-name="T252_961">that</text:span><text:span text:style-name="T252_962"><text:s/></text:span><text:span text:style-name="T252_963">constitute</text:span><text:span text:style-name="T252_964"><text:s/></text:span><text:span text:style-name="T252_965">awareness</text:span><text:span text:style-name="T252_966"><text:s/></text:span><text:span text:style-name="T252_967">of</text:span><text:span text:style-name="T252_968"><text:s/></text:span><text:span text:style-name="T252_969">and</text:span><text:span text:style-name="T252_970"><text:s/></text:span><text:span text:style-name="T252_971">potential</text:span><text:span text:style-name="T252_972"><text:s/></text:span><text:span text:style-name="T252_973">to</text:span><text:span text:style-name="T252_974"><text:s/></text:span><text:span text:style-name="T252_975">operate</text:span><text:span text:style-name="T252_976"><text:s/></text:span><text:span text:style-name="T252_977">upon</text:span><text:span text:style-name="T252_978"><text:s/></text:span><text:span text:style-name="T252_979">arbitrary</text:span><text:span text:style-name="T252_980"><text:s/></text:span><text:span text:style-name="T252_981">subsets</text:span><text:span text:style-name="T252_982"><text:s/></text:span><text:span text:style-name="T252_983">of</text:span><text:span text:style-name="T252_984"><text:s/></text:span><text:span text:style-name="T252_985">simulation</text:span><text:span text:style-name="T252_986"><text:s/></text:span><text:span text:style-name="T252_987">content</text:span><text:span text:style-name="T252_988">.<text:s/></text:span><text:span text:style-name="T252_989">Choice</text:span><text:span text:style-name="T252_990"><text:s/></text:span><text:span text:style-name="T252_991">and</text:span><text:span text:style-name="T252_992"><text:s/></text:span><text:span text:style-name="T252_993">configuration</text:span><text:span text:style-name="T252_994"><text:s/></text:span><text:span text:style-name="T252_995">of</text:span><text:span text:style-name="T252_996"><text:s/></text:span><text:span text:style-name="T252_997">interaction</text:span><text:span text:style-name="T252_998"><text:s/></text:span><text:span text:style-name="T252_999">modalities</text:span><text:span text:style-name="T252_1000"><text:s/></text:span><text:span text:style-name="T252_1001">may</text:span><text:span text:style-name="T252_1002"><text:s/></text:span><text:span text:style-name="T252_1003">be</text:span><text:span text:style-name="T252_1004"><text:s/></text:span><text:span text:style-name="T252_1005">customized</text:span><text:span text:style-name="T252_1006"><text:s/></text:span><text:span text:style-name="T252_1007">according</text:span><text:span text:style-name="T252_1008"><text:s/></text:span><text:span text:style-name="T252_1009">to</text:span><text:span text:style-name="T252_1010"><text:s/></text:span><text:span text:style-name="T252_1011">a</text:span><text:span text:style-name="T252_1012"><text:s/></text:span><text:span text:style-name="T252_1013">particular</text:span><text:span text:style-name="T252_1014"><text:s/></text:span><text:span text:style-name="T252_1015">situation</text:span><text:span text:style-name="T252_1016"><text:s/></text:span><text:span text:style-name="T252_1017">or</text:span><text:span text:style-name="T252_1018"><text:s/></text:span><text:span text:style-name="T252_1019">adjusted</text:span><text:span text:style-name="T252_1020"><text:s/></text:span><text:span text:style-name="T252_1021">to</text:span><text:span text:style-name="T252_1022"><text:s/></text:span><text:span text:style-name="T252_1023">compensate</text:span><text:span text:style-name="T252_1024"><text:s/></text:span><text:span text:style-name="T252_1025">for</text:span><text:span text:style-name="T252_1026"><text:s/></text:span><text:span text:style-name="T252_1027">sensory</text:span><text:span text:style-name="T252_1028">,<text:s/></text:span><text:span text:style-name="T252_1029">kinesthetic</text:span><text:span text:style-name="T252_1030">,<text:s/></text:span><text:span text:style-name="T252_1031">or</text:span><text:span text:style-name="T252_1032"><text:s/></text:span><text:span text:style-name="T252_1033">cognitive</text:span><text:span text:style-name="T252_1034"><text:s/></text:span><text:span text:style-name="T252_1035">disabilities</text:span><text:span text:style-name="T252_1036">.<text:line-break/><text:line-break/></text:span><text:span text:style-name="T252_1037">A</text:span><text:span text:style-name="T252_1038"><text:s/></text:span><text:span text:style-name="T252_1039">Network</text:span><text:span text:style-name="T252_1040"><text:s/></text:span><text:span text:style-name="T252_1041">is</text:span><text:span text:style-name="T252_1042"><text:s/></text:span><text:span text:style-name="T252_1043">a</text:span><text:span text:style-name="T252_1044"><text:s/></text:span><text:span text:style-name="T252_1045">community</text:span><text:span text:style-name="T252_1046">-</text:span><text:span text:style-name="T252_1047">managed</text:span><text:span text:style-name="T252_1048"><text:s/></text:span><text:span text:style-name="T252_1049">web</text:span><text:span text:style-name="T252_1050"><text:s/></text:span><text:span text:style-name="T252_1051">service</text:span><text:span text:style-name="T252_1052"><text:s/></text:span><text:span text:style-name="T252_1053">to</text:span><text:span text:style-name="T252_1054"><text:s/></text:span><text:span text:style-name="T252_1055">which</text:span><text:span text:style-name="T252_1056"><text:s/></text:span><text:span text:style-name="T252_1057">clients</text:span><text:span text:style-name="T252_1058"><text:s/></text:span><text:span text:style-name="T252_1059">connect</text:span><text:span text:style-name="T252_1060">.<text:s text:c="2"/></text:span><text:span text:style-name="T252_1061">Servers</text:span><text:span text:style-name="T252_1062"><text:s/></text:span><text:span text:style-name="T252_1063">communicate</text:span><text:span text:style-name="T252_1064"><text:s/></text:span><text:span text:style-name="T252_1065">with</text:span><text:span text:style-name="T252_1066"><text:s/></text:span><text:span text:style-name="T252_1067">other</text:span><text:span text:style-name="T252_1068"><text:s/></text:span><text:span text:style-name="T252_1069">servers</text:span><text:span text:style-name="T252_1070"><text:s/></text:span><text:span text:style-name="T252_1071">in</text:span><text:span text:style-name="T252_1072"><text:s/></text:span><text:span text:style-name="T252_1073">a</text:span><text:span text:style-name="T252_1074"><text:s/></text:span><text:span text:style-name="T252_1075">P</text:span><text:span text:style-name="T252_1076">2</text:span><text:span text:style-name="T252_1077">P</text:span><text:span text:style-name="T252_1078"><text:s/></text:span><text:span text:style-name="T252_1079">network</text:span><text:span text:style-name="T252_1080">.</text:span></text:p>
      <text:p text:style-name="P253"/>
      <text:p text:style-name="P254"><text:span text:style-name="T254_1">Netention</text:span><text:span text:style-name="T254_2"><text:s/></text:span><text:span text:style-name="T254_3">helps</text:span><text:span text:style-name="T254_4"><text:s/></text:span><text:span text:style-name="T254_5">one</text:span><text:span text:style-name="T254_6"><text:s/></text:span><text:span text:style-name="T254_7">elucidate</text:span><text:span text:style-name="T254_8"><text:s/></text:span><text:span text:style-name="T254_9">their</text:span><text:span text:style-name="T254_10"><text:s/></text:span><text:span text:style-name="T254_11">cloudy</text:span><text:span text:style-name="T254_12"><text:s/></text:span><text:span text:style-name="T254_13">thoughts</text:span><text:span text:style-name="T254_14"><text:s/></text:span><text:span text:style-name="T254_15">into</text:span><text:span text:style-name="T254_16"><text:s/></text:span><text:span text:style-name="T254_17">clarified</text:span><text:span text:style-name="T254_18"><text:s/></text:span><text:span text:style-name="T254_19">expressions</text:span><text:span text:style-name="T254_20"><text:s/></text:span><text:span text:style-name="T254_21">that</text:span><text:span text:style-name="T254_22"><text:s/></text:span><text:span text:style-name="T254_23">more</text:span><text:span text:style-name="T254_24"><text:s/></text:span><text:span text:style-name="T254_25">effectively</text:span><text:span text:style-name="T254_26"><text:s/></text:span><text:span text:style-name="T254_27">achieve</text:span><text:span text:style-name="T254_28"><text:s/></text:span><text:span text:style-name="T254_29">some</text:span><text:span text:style-name="T254_30"><text:s/></text:span><text:span text:style-name="T254_31">goal</text:span><text:span text:style-name="T254_32"><text:s/>-<text:s/></text:span><text:span text:style-name="T254_33">whether</text:span><text:span text:style-name="T254_34"><text:s/></text:span><text:span text:style-name="T254_35">that</text:span><text:span text:style-name="T254_36"><text:s/></text:span><text:span text:style-name="T254_37">involves</text:span><text:span text:style-name="T254_38"><text:s/></text:span><text:span text:style-name="T254_39">communication</text:span><text:span text:style-name="T254_40"><text:s/></text:span><text:span text:style-name="T254_41">or</text:span><text:span text:style-name="T254_42"><text:s/></text:span><text:span text:style-name="T254_43">invoking</text:span><text:span text:style-name="T254_44"><text:s/></text:span><text:span text:style-name="T254_45">an</text:span><text:span text:style-name="T254_46"><text:s/></text:span><text:span text:style-name="T254_47">automatic</text:span><text:span text:style-name="T254_48"><text:s/></text:span><text:span text:style-name="T254_49">procedure</text:span><text:span text:style-name="T254_50">.</text:span></text:p>
      <text:p text:style-name="P255"/>
      <text:p text:style-name="P256"/>
      <text:p text:style-name="P257"/>
      <text:p text:style-name="P258"/>
      <text:p text:style-name="P259"/>
      <text:p text:style-name="P260"><text:span text:style-name="T260_1">6.<text:s/></text:span><text:span text:style-name="T260_2">Methods</text:span><text:span text:style-name="T260_3"><text:s/></text:span><text:span text:style-name="T260_4">and</text:span><text:span text:style-name="T260_5"><text:s/></text:span><text:span text:style-name="T260_6">Implementation</text:span><text:span text:style-name="T260_7"><text:s/></text:span><text:span text:style-name="T260_8">Plan</text:span><text:span text:style-name="T260_9"><text:line-break/></text:span><text:span text:style-name="T260_10">This</text:span><text:span text:style-name="T260_11"><text:s/></text:span><text:span text:style-name="T260_12">is</text:span><text:span text:style-name="T260_13"><text:s/></text:span><text:span text:style-name="T260_14">the</text:span><text:span text:style-name="T260_15"><text:s/></text:span><text:span text:style-name="T260_16">portion</text:span><text:span text:style-name="T260_17"><text:s/></text:span><text:span text:style-name="T260_18">of</text:span><text:span text:style-name="T260_19"><text:s/></text:span><text:span text:style-name="T260_20">the</text:span><text:span text:style-name="T260_21"><text:s/></text:span><text:span text:style-name="T260_22">proposal</text:span><text:span text:style-name="T260_23"><text:s/></text:span><text:span text:style-name="T260_24">where</text:span><text:span text:style-name="T260_25"><text:s/></text:span><text:span text:style-name="T260_26">you</text:span><text:span text:style-name="T260_27">’</text:span><text:span text:style-name="T260_28">ll</text:span><text:span text:style-name="T260_29"><text:s/></text:span><text:span text:style-name="T260_30">clarify</text:span><text:span text:style-name="T260_31"><text:s/></text:span><text:span text:style-name="T260_32">objectives</text:span><text:span text:style-name="T260_33">,<text:s/></text:span><text:span text:style-name="T260_34">assign</text:span><text:span text:style-name="T260_35"><text:s/></text:span><text:span text:style-name="T260_36">tasks</text:span><text:span text:style-name="T260_37"><text:s/></text:span><text:span text:style-name="T260_38">with</text:span><text:span text:style-name="T260_39"><text:s/></text:span><text:span text:style-name="T260_40">deadlines</text:span><text:span text:style-name="T260_41">,<text:s/></text:span><text:span text:style-name="T260_42">and</text:span><text:span text:style-name="T260_43"><text:s/></text:span><text:span text:style-name="T260_44">chart</text:span><text:span text:style-name="T260_45"><text:s/></text:span><text:span text:style-name="T260_46">your</text:span><text:span text:style-name="T260_47"><text:s/></text:span><text:span text:style-name="T260_48">progress</text:span><text:span text:style-name="T260_49"><text:s/></text:span><text:span text:style-name="T260_50">in</text:span><text:span text:style-name="T260_51"><text:s/></text:span><text:span text:style-name="T260_52">reaching</text:span><text:span text:style-name="T260_53"><text:s/></text:span><text:span text:style-name="T260_54">goals</text:span><text:span text:style-name="T260_55"><text:s/></text:span><text:span text:style-name="T260_56">and</text:span><text:span text:style-name="T260_57"><text:s/></text:span><text:span text:style-name="T260_58">milestones</text:span><text:span text:style-name="T260_59">.</text:span></text:p>
      <text:p text:style-name="P261"><text:span text:style-name="T261_1"><text:line-break/></text:span><text:span text:style-name="T261_2">a</text:span><text:span text:style-name="T261_3">.<text:s/></text:span><text:span text:style-name="T261_4">Objectives</text:span></text:p>
      <text:p text:style-name="P262"/>
      <text:p text:style-name="P263"/>
      <text:list text:style-name="LS12" xml:id="list52">
        <text:list-item>
          <text:p text:style-name="P264"><text:span text:style-name="T264_1">Create</text:span><text:span text:style-name="T264_2"><text:s/></text:span><text:span text:style-name="T264_3">a</text:span><text:span text:style-name="T264_4"><text:s/></text:span><text:span text:style-name="T264_5">legal</text:span><text:span text:style-name="T264_6"><text:s/></text:span><text:span text:style-name="T264_7">structure</text:span><text:span text:style-name="T264_8"><text:s/></text:span><text:span text:style-name="T264_9">to</text:span><text:span text:style-name="T264_10"><text:s/></text:span><text:span text:style-name="T264_11">support</text:span><text:span text:style-name="T264_12"><text:s/></text:span><text:span text:style-name="T264_13">further</text:span><text:span text:style-name="T264_14"><text:s/></text:span><text:span text:style-name="T264_15">development</text:span><text:span text:style-name="T264_16"><text:s/></text:span><text:span text:style-name="T264_17">of</text:span><text:span text:style-name="T264_18"><text:s/></text:span><text:span text:style-name="T264_19">the</text:span><text:span text:style-name="T264_20"><text:s/></text:span><text:span text:style-name="T264_21">software</text:span><text:span text:style-name="T264_22"><text:s/></text:span><text:span text:style-name="T264_23">and</text:span><text:span text:style-name="T264_24"><text:s/></text:span><text:span text:style-name="T264_25">processes</text:span><text:span text:style-name="T264_26"><text:s/></text:span><text:span text:style-name="T264_27">actually</text:span><text:span text:style-name="T264_28"><text:s/></text:span><text:span text:style-name="T264_29">under</text:span><text:span text:style-name="T264_30"><text:s/></text:span><text:span text:style-name="T264_31">development</text:span><text:span text:style-name="T264_32">.</text:span></text:p>
        </text:list-item>
        <text:list-item>
          <text:p text:style-name="P265"><text:span text:style-name="T265_1">Find</text:span><text:span text:style-name="T265_2"><text:s/></text:span><text:span text:style-name="T265_3">locations</text:span><text:span text:style-name="T265_4"><text:s/></text:span><text:span text:style-name="T265_5">and</text:span><text:span text:style-name="T265_6"><text:s/></text:span><text:span text:style-name="T265_7">establish</text:span><text:span text:style-name="T265_8"><text:s/></text:span><text:span text:style-name="T265_9">laboratory</text:span><text:span text:style-name="T265_10"><text:s/></text:span><text:span text:style-name="T265_11">research</text:span><text:span text:style-name="T265_12"><text:s/></text:span><text:span text:style-name="T265_13">facilities</text:span><text:span text:style-name="T265_14"><text:s/></text:span><text:span text:style-name="T265_15">that</text:span><text:span text:style-name="T265_16"><text:s/></text:span><text:span text:style-name="T265_17">can</text:span><text:span text:style-name="T265_18"><text:s/></text:span><text:span text:style-name="T265_19">support</text:span><text:span text:style-name="T265_20"><text:s/></text:span><text:span text:style-name="T265_21">software</text:span><text:span text:style-name="T265_22"><text:s/></text:span><text:span text:style-name="T265_23">development</text:span><text:span text:style-name="T265_24"><text:s/></text:span><text:span text:style-name="T265_25">and</text:span><text:span text:style-name="T265_26"><text:s/></text:span><text:span text:style-name="T265_27">simulate</text:span><text:span text:style-name="T265_28">,<text:s/></text:span><text:span text:style-name="T265_29">for</text:span><text:span text:style-name="T265_30"><text:s/></text:span><text:span text:style-name="T265_31">at</text:span><text:span text:style-name="T265_32"><text:s/></text:span><text:span text:style-name="T265_33">least</text:span><text:span text:style-name="T265_34"><text:s/></text:span><text:span text:style-name="T265_35">some</text:span><text:span text:style-name="T265_36"><text:s/></text:span><text:span text:style-name="T265_37">developers</text:span><text:span text:style-name="T265_38">,<text:s/></text:span><text:span text:style-name="T265_39">the</text:span><text:span text:style-name="T265_40"><text:s/></text:span><text:span text:style-name="T265_41">conditions</text:span><text:span text:style-name="T265_42"><text:s/></text:span><text:span text:style-name="T265_43">of</text:span><text:span text:style-name="T265_44"><text:s/></text:span><text:span text:style-name="T265_45">life</text:span><text:span text:style-name="T265_46"><text:s/></text:span><text:span text:style-name="T265_47">in</text:span><text:span text:style-name="T265_48"><text:s/></text:span><text:span text:style-name="T265_49">extreme</text:span><text:span text:style-name="T265_50"><text:s/></text:span><text:span text:style-name="T265_51">situations</text:span><text:span text:style-name="T265_52"><text:s/></text:span><text:span text:style-name="T265_53">and</text:span><text:span text:style-name="T265_54"><text:s/></text:span><text:span text:style-name="T265_55">environments</text:span><text:span text:style-name="T265_56"><text:s/></text:span><text:span text:style-name="T265_57">that</text:span><text:span text:style-name="T265_58"><text:s/></text:span><text:span text:style-name="T265_59">may</text:span><text:span text:style-name="T265_60"><text:s/></text:span><text:span text:style-name="T265_61">occur</text:span><text:span text:style-name="T265_62"><text:s/></text:span><text:span text:style-name="T265_63">on</text:span><text:span text:style-name="T265_64"><text:s/></text:span><text:span text:style-name="T265_65">or</text:span><text:span text:style-name="T265_66"><text:s/></text:span><text:span text:style-name="T265_67">in</text:span><text:span text:style-name="T265_68"><text:s/></text:span><text:span text:style-name="T265_69">Earth</text:span><text:span text:style-name="T265_70">,<text:s/></text:span><text:span text:style-name="T265_71">space</text:span><text:span text:style-name="T265_72">,<text:s/></text:span><text:span text:style-name="T265_73">and</text:span><text:span text:style-name="T265_74"><text:s/></text:span><text:span text:style-name="T265_75">other</text:span><text:span text:style-name="T265_76"><text:s/></text:span><text:span text:style-name="T265_77">planets</text:span><text:span text:style-name="T265_78">.</text:span></text:p>
        </text:list-item>
        <text:list-item>
          <text:p text:style-name="P266"><text:span text:style-name="T266_1">Develop</text:span><text:span text:style-name="T266_2"><text:s/></text:span><text:span text:style-name="T266_3">and</text:span><text:span text:style-name="T266_4"><text:s/></text:span><text:span text:style-name="T266_5">experience</text:span><text:span text:style-name="T266_6"><text:s/></text:span><text:span text:style-name="T266_7">maximum</text:span><text:span text:style-name="T266_8"><text:s/></text:span><text:span text:style-name="T266_9">sustainability</text:span><text:span text:style-name="T266_10">/</text:span><text:span text:style-name="T266_11">survival</text:span><text:span text:style-name="T266_12"><text:s/></text:span><text:span text:style-name="T266_13">plans</text:span><text:span text:style-name="T266_14">.</text:span></text:p>
        </text:list-item>
      </text:list>
      <text:p text:style-name="P267"><text:span text:style-name="T267_1"><text:line-break/></text:span><text:span text:style-name="T267_2">b</text:span><text:span text:style-name="T267_3">.<text:s/></text:span><text:span text:style-name="T267_4">Tasks</text:span></text:p>
      <text:p text:style-name="P268"/>
      <text:p text:style-name="P269"/>
      <text:list text:style-name="LS13" xml:id="list55">
        <text:list-item>
          <text:p text:style-name="P270"><text:span text:style-name="T270_1">Estimate</text:span><text:span text:style-name="T270_2"><text:s/></text:span><text:span text:style-name="T270_3">costs</text:span><text:span text:style-name="T270_4"><text:s/></text:span><text:span text:style-name="T270_5">of</text:span><text:span text:style-name="T270_6"><text:s/></text:span><text:span text:style-name="T270_7">the</text:span><text:span text:style-name="T270_8"><text:s/>“</text:span><text:span text:style-name="T270_9">civilisation</text:span><text:span text:style-name="T270_10"><text:s/></text:span><text:span text:style-name="T270_11">starter</text:span><text:span text:style-name="T270_12"><text:s/></text:span><text:span text:style-name="T270_13">kit</text:span><text:span text:style-name="T270_14">”<text:s/></text:span><text:span text:style-name="T270_15">using</text:span><text:span text:style-name="T270_16"><text:s/></text:span><text:span text:style-name="T270_17">open</text:span><text:span text:style-name="T270_18"><text:s/></text:span><text:span text:style-name="T270_19">source</text:span><text:span text:style-name="T270_20"><text:s/></text:span><text:span text:style-name="T270_21">hardware</text:span><text:span text:style-name="T270_22"><text:s/></text:span><text:span text:style-name="T270_23">and</text:span><text:span text:style-name="T270_24"><text:s/></text:span><text:span text:style-name="T270_25">developing</text:span><text:span text:style-name="T270_26"><text:s/></text:span><text:span text:style-name="T270_27">a</text:span><text:span text:style-name="T270_28"><text:s/>“</text:span><text:span text:style-name="T270_29">recipe</text:span><text:span text:style-name="T270_30"><text:s/></text:span><text:span text:style-name="T270_31">tool</text:span><text:span text:style-name="T270_32">”.</text:span></text:p>
        </text:list-item>
        <text:list-item>
          <text:p text:style-name="P271"><text:span text:style-name="T271_1">Create</text:span><text:span text:style-name="T271_2"><text:s/></text:span><text:span text:style-name="T271_3">the</text:span><text:span text:style-name="T271_4"><text:s/></text:span><text:span text:style-name="T271_5">legal</text:span><text:span text:style-name="T271_6"><text:s/></text:span><text:span text:style-name="T271_7">structure</text:span><text:span text:style-name="T271_8"><text:s/></text:span><text:span text:style-name="T271_9">to</text:span><text:span text:style-name="T271_10"><text:s/></text:span><text:span text:style-name="T271_11">allow</text:span><text:span text:style-name="T271_12"><text:s/></text:span><text:span text:style-name="T271_13">donations</text:span><text:span text:style-name="T271_14"><text:s/></text:span><text:span text:style-name="T271_15">and</text:span><text:span text:style-name="T271_16"><text:s/></text:span><text:span text:style-name="T271_17">ethical</text:span><text:span text:style-name="T271_18"><text:s/></text:span><text:span text:style-name="T271_19">revenue</text:span><text:span text:style-name="T271_20">-</text:span><text:span text:style-name="T271_21">generating</text:span><text:span text:style-name="T271_22"><text:s/></text:span><text:span text:style-name="T271_23">opportunities</text:span><text:span text:style-name="T271_24"><text:s/></text:span><text:span text:style-name="T271_25">and</text:span><text:span text:style-name="T271_26"><text:s/></text:span><text:span text:style-name="T271_27">further</text:span><text:span text:style-name="T271_28"><text:s/></text:span><text:span text:style-name="T271_29">funding</text:span><text:span text:style-name="T271_30"><text:s/></text:span><text:span text:style-name="T271_31">as</text:span><text:span text:style-name="T271_32"><text:s/></text:span><text:span text:style-name="T271_33">well</text:span><text:span text:style-name="T271_34"><text:s/></text:span><text:span text:style-name="T271_35">as</text:span><text:span text:style-name="T271_36"><text:s/></text:span><text:span text:style-name="T271_37">possible</text:span><text:span text:style-name="T271_38"><text:s/></text:span><text:span text:style-name="T271_39">commercial</text:span><text:span text:style-name="T271_40"><text:s/></text:span><text:span text:style-name="T271_41">activities</text:span><text:span text:style-name="T271_42"><text:s/></text:span><text:span text:style-name="T271_43">in</text:span><text:span text:style-name="T271_44"><text:s/></text:span><text:span text:style-name="T271_45">the</text:span><text:span text:style-name="T271_46"><text:s/></text:span><text:span text:style-name="T271_47">form</text:span><text:span text:style-name="T271_48"><text:s/></text:span><text:span text:style-name="T271_49">of</text:span><text:span text:style-name="T271_50"><text:s/></text:span><text:span text:style-name="T271_51">services</text:span><text:span text:style-name="T271_52"><text:s/></text:span><text:span text:style-name="T271_53">and</text:span><text:span text:style-name="T271_54"><text:s/></text:span><text:span text:style-name="T271_55">development</text:span><text:span text:style-name="T271_56"><text:s/></text:span><text:span text:style-name="T271_57">of</text:span><text:span text:style-name="T271_58"><text:s/></text:span><text:span text:style-name="T271_59">software</text:span><text:span text:style-name="T271_60">.</text:span></text:p>
        </text:list-item>
      </text:list>
      <text:p text:style-name="P272"/>
      <text:p text:style-name="P273"/>
      <text:p text:style-name="P274"/>
      <text:p text:style-name="P275"/>
      <text:p text:style-name="P276"><text:span text:style-name="T276_1">4.<text:s/></text:span><text:span text:style-name="T276_2">Relevance</text:span><text:span text:style-name="T276_3"><text:s/></text:span><text:span text:style-name="T276_4">to</text:span><text:span text:style-name="T276_5"><text:s/></text:span><text:span text:style-name="T276_6">Humanity</text:span><text:span text:style-name="T276_7">’</text:span><text:span text:style-name="T276_8">s</text:span><text:span text:style-name="T276_9"><text:s/></text:span><text:span text:style-name="T276_10">Mission</text:span><text:span text:style-name="T276_11"><text:line-break/></text:span><text:span text:style-name="T276_12">Here</text:span><text:span text:style-name="T276_13"><text:s/></text:span><text:span text:style-name="T276_14">you</text:span><text:span text:style-name="T276_15"><text:s/></text:span><text:span text:style-name="T276_16">justify</text:span><text:span text:style-name="T276_17"><text:s/></text:span><text:span text:style-name="T276_18">your</text:span><text:span text:style-name="T276_19"><text:s/></text:span><text:span text:style-name="T276_20">projects</text:span><text:span text:style-name="T276_21"><text:s/></text:span><text:span text:style-name="T276_22">relevance</text:span><text:span text:style-name="T276_23"><text:s/></text:span><text:span text:style-name="T276_24">to</text:span><text:span text:style-name="T276_25"><text:s/></text:span><text:span text:style-name="T276_26">humanity</text:span><text:span text:style-name="T276_27">’</text:span><text:span text:style-name="T276_28">s</text:span><text:span text:style-name="T276_29"><text:s/></text:span><text:span text:style-name="T276_30">mission</text:span><text:span text:style-name="T276_31"><text:s/>(</text:span><text:span text:style-name="T276_32">promoting</text:span><text:span text:style-name="T276_33"><text:s/></text:span><text:span text:style-name="T276_34">community</text:span><text:span text:style-name="T276_35"><text:s/></text:span><text:span text:style-name="T276_36">spaces</text:span><text:span text:style-name="T276_37"><text:s/></text:span><text:span text:style-name="T276_38">working</text:span><text:span text:style-name="T276_39"><text:s/></text:span><text:span text:style-name="T276_40">for</text:span><text:span text:style-name="T276_41"><text:s/></text:span><text:span text:style-name="T276_42">humanity</text:span><text:span text:style-name="T276_43">'</text:span><text:span text:style-name="T276_44">s</text:span><text:span text:style-name="T276_45"><text:s/></text:span><text:span text:style-name="T276_46">long</text:span><text:span text:style-name="T276_47"><text:s/></text:span><text:span text:style-name="T276_48">term</text:span><text:span text:style-name="T276_49"><text:s/></text:span><text:span text:style-name="T276_50">survivability</text:span><text:span text:style-name="T276_51"><text:s/></text:span><text:span text:style-name="T276_52">and</text:span><text:span text:style-name="T276_53"><text:s/></text:span><text:span text:style-name="T276_54">expansion</text:span><text:span text:style-name="T276_55"><text:s/></text:span><text:span text:style-name="T276_56">into</text:span><text:span text:style-name="T276_57"><text:s/></text:span><text:span text:style-name="T276_58">space</text:span><text:span text:style-name="T276_59">).<text:s/></text:span><text:span text:style-name="T276_60">Themes</text:span><text:span text:style-name="T276_61"><text:s/></text:span><text:span text:style-name="T276_62">are</text:span><text:span text:style-name="T276_63"><text:s/></text:span><text:span text:style-name="T276_64">maker</text:span><text:span text:style-name="T276_65"><text:s/></text:span><text:span text:style-name="T276_66">education</text:span><text:span text:style-name="T276_67">,<text:s/></text:span><text:span text:style-name="T276_68">near</text:span><text:span text:style-name="T276_69"><text:s/></text:span><text:span text:style-name="T276_70">space</text:span><text:span text:style-name="T276_71"><text:s/></text:span><text:span text:style-name="T276_72">economy</text:span><text:span text:style-name="T276_73">,<text:s/></text:span><text:span text:style-name="T276_74">habitats</text:span><text:span text:style-name="T276_75"><text:s/></text:span><text:span text:style-name="T276_76">and</text:span><text:span text:style-name="T276_77"><text:s/></text:span><text:span text:style-name="T276_78">human</text:span><text:span text:style-name="T276_79"><text:s/></text:span><text:span text:style-name="T276_80">environments</text:span><text:span text:style-name="T276_81">.<text:s/></text:span><text:span text:style-name="T276_82">Immediate</text:span><text:span text:style-name="T276_83"><text:s/></text:span><text:span text:style-name="T276_84">application</text:span><text:span text:style-name="T276_85"><text:s/></text:span><text:span text:style-name="T276_86">to</text:span><text:span text:style-name="T276_87"><text:s/></text:span><text:span text:style-name="T276_88">space</text:span><text:span text:style-name="T276_89"><text:s/></text:span><text:span text:style-name="T276_90">is</text:span><text:span text:style-name="T276_91"><text:s/></text:span><text:span text:style-name="T276_92">not</text:span><text:span text:style-name="T276_93"><text:s/></text:span><text:span text:style-name="T276_94">required</text:span><text:span text:style-name="T276_95">,<text:s/></text:span><text:span text:style-name="T276_96">but</text:span><text:span text:style-name="T276_97"><text:s/></text:span><text:span text:style-name="T276_98">it</text:span><text:span text:style-name="T276_99"><text:s/></text:span><text:span text:style-name="T276_100">should</text:span><text:span text:style-name="T276_101"><text:s/></text:span><text:span text:style-name="T276_102">move</text:span><text:span text:style-name="T276_103"><text:s/></text:span><text:span text:style-name="T276_104">humanity</text:span><text:span text:style-name="T276_105"><text:s/></text:span><text:span text:style-name="T276_106">in</text:span><text:span text:style-name="T276_107"><text:s/></text:span><text:span text:style-name="T276_108">that</text:span><text:span text:style-name="T276_109"><text:s/></text:span><text:span text:style-name="T276_110">direction</text:span><text:span text:style-name="T276_111">.</text:span></text:p>
      <text:p text:style-name="P277"/>
      <text:p text:style-name="P278"><text:span text:style-name="T278_1">One</text:span><text:span text:style-name="T278_2"><text:s/></text:span><text:span text:style-name="T278_3">of</text:span><text:span text:style-name="T278_4"><text:s/></text:span><text:span text:style-name="T278_5">the</text:span><text:span text:style-name="T278_6"><text:s/></text:span><text:span text:style-name="T278_7">most</text:span><text:span text:style-name="T278_8"><text:s/></text:span><text:span text:style-name="T278_9">difficult</text:span><text:span text:style-name="T278_10"><text:s/></text:span><text:span text:style-name="T278_11">environments</text:span><text:span text:style-name="T278_12"><text:s/></text:span><text:span text:style-name="T278_13">that</text:span><text:span text:style-name="T278_14"><text:s/></text:span><text:span text:style-name="T278_15">a</text:span><text:span text:style-name="T278_16"><text:s/></text:span><text:span text:style-name="T278_17">society</text:span><text:span text:style-name="T278_18"><text:s/></text:span><text:span text:style-name="T278_19">and</text:span><text:span text:style-name="T278_20"><text:s/></text:span><text:span text:style-name="T278_21">its</text:span><text:span text:style-name="T278_22"><text:s/></text:span><text:span text:style-name="T278_23">individuals</text:span><text:span text:style-name="T278_24"><text:s/></text:span><text:span text:style-name="T278_25">can</text:span><text:span text:style-name="T278_26"><text:s/></text:span><text:span text:style-name="T278_27">experience</text:span><text:span text:style-name="T278_28"><text:s/></text:span><text:span text:style-name="T278_29">is</text:span><text:span text:style-name="T278_30"><text:s/></text:span><text:span text:style-name="T278_31">traveling</text:span><text:span text:style-name="T278_32"><text:s/></text:span><text:span text:style-name="T278_33">through</text:span><text:span text:style-name="T278_34"><text:s/></text:span><text:span text:style-name="T278_35">and</text:span><text:span text:style-name="T278_36"><text:s/></text:span><text:span text:style-name="T278_37">colonizing</text:span><text:span text:style-name="T278_38"><text:s/></text:span><text:span text:style-name="T278_39">space</text:span><text:span text:style-name="T278_40">.<text:s text:c="2"/></text:span><text:span text:style-name="T278_41">In</text:span><text:span text:style-name="T278_42"><text:s/></text:span><text:span text:style-name="T278_43">the</text:span><text:span text:style-name="T278_44"><text:s/></text:span><text:span text:style-name="T278_45">harsh</text:span><text:span text:style-name="T278_46"><text:s/></text:span><text:span text:style-name="T278_47">environments</text:span><text:span text:style-name="T278_48"><text:s/></text:span><text:span text:style-name="T278_49">of</text:span><text:span text:style-name="T278_50"><text:s/></text:span><text:span text:style-name="T278_51">outer</text:span><text:span text:style-name="T278_52"><text:s/></text:span><text:span text:style-name="T278_53">space</text:span><text:span text:style-name="T278_54"><text:s/></text:span><text:span text:style-name="T278_55">or</text:span><text:span text:style-name="T278_56"><text:s/></text:span><text:span text:style-name="T278_57">under</text:span><text:span text:style-name="T278_58"><text:s/></text:span><text:span text:style-name="T278_59">the</text:span><text:span text:style-name="T278_60"><text:s/></text:span><text:span text:style-name="T278_61">oceans</text:span><text:span text:style-name="T278_62">,<text:s/></text:span><text:span text:style-name="T278_63">mental</text:span><text:span text:style-name="T278_64"><text:s/></text:span><text:span text:style-name="T278_65">health</text:span><text:span text:style-name="T278_66">,<text:s/></text:span><text:span text:style-name="T278_67">social</text:span><text:span text:style-name="T278_68"><text:s/></text:span><text:span text:style-name="T278_69">harmony</text:span><text:span text:style-name="T278_70">,<text:s/></text:span><text:span text:style-name="T278_71">and</text:span><text:span text:style-name="T278_72"><text:s/></text:span><text:span text:style-name="T278_73">clarity</text:span><text:span text:style-name="T278_74"><text:s/></text:span><text:span text:style-name="T278_75">of</text:span><text:span text:style-name="T278_76"><text:s/></text:span><text:span text:style-name="T278_77">communication</text:span><text:span text:style-name="T278_78"><text:s/></text:span><text:span text:style-name="T278_79">becomes</text:span><text:span text:style-name="T278_80"><text:s/></text:span><text:span text:style-name="T278_81">essential</text:span><text:span text:style-name="T278_82"><text:s/></text:span><text:span text:style-name="T278_83">for</text:span><text:span text:style-name="T278_84"><text:s/></text:span><text:span text:style-name="T278_85">survival</text:span><text:span text:style-name="T278_86">.</text:span></text:p>
      <text:p text:style-name="P279"/>
      <text:p text:style-name="P280"><text:span text:style-name="T280_1">The</text:span><text:span text:style-name="T280_2"><text:s/></text:span><text:span text:style-name="T280_3">most</text:span><text:span text:style-name="T280_4"><text:s/></text:span><text:span text:style-name="T280_5">important</text:span><text:span text:style-name="T280_6"><text:s/></text:span><text:span text:style-name="T280_7">factor</text:span><text:span text:style-name="T280_8"><text:s/></text:span><text:span text:style-name="T280_9">in</text:span><text:span text:style-name="T280_10"><text:s/></text:span><text:span text:style-name="T280_11">the</text:span><text:span text:style-name="T280_12"><text:s/></text:span><text:span text:style-name="T280_13">survival</text:span><text:span text:style-name="T280_14"><text:s/></text:span><text:span text:style-name="T280_15">of</text:span><text:span text:style-name="T280_16"><text:s/></text:span><text:span text:style-name="T280_17">a</text:span><text:span text:style-name="T280_18"><text:s/></text:span><text:span text:style-name="T280_19">group</text:span><text:span text:style-name="T280_20">,<text:s/></text:span><text:span text:style-name="T280_21">the</text:span><text:span text:style-name="T280_22"><text:s/></text:span><text:span text:style-name="T280_23">quality</text:span><text:span text:style-name="T280_24"><text:s/></text:span><text:span text:style-name="T280_25">of</text:span><text:span text:style-name="T280_26"><text:s/></text:span><text:span text:style-name="T280_27">their</text:span><text:span text:style-name="T280_28"><text:s/></text:span><text:span text:style-name="T280_29">lives</text:span><text:span text:style-name="T280_30"><text:s/></text:span><text:span text:style-name="T280_31">and</text:span><text:span text:style-name="T280_32"><text:s/></text:span><text:span text:style-name="T280_33">what</text:span><text:span text:style-name="T280_34"><text:s/></text:span><text:span text:style-name="T280_35">they</text:span><text:span text:style-name="T280_36"><text:s/></text:span><text:span text:style-name="T280_37">can</text:span><text:span text:style-name="T280_38"><text:s/></text:span><text:span text:style-name="T280_39">accomplish</text:span><text:span text:style-name="T280_40"><text:s/></text:span><text:span text:style-name="T280_41">are</text:span><text:span text:style-name="T280_42"><text:s/></text:span><text:span text:style-name="T280_43">interpersonal</text:span><text:span text:style-name="T280_44"><text:s/></text:span><text:span text:style-name="T280_45">interactions</text:span><text:span text:style-name="T280_46">.<text:s/></text:span><text:span text:style-name="T280_47">In</text:span><text:span text:style-name="T280_48"><text:s/></text:span><text:span text:style-name="T280_49">order</text:span><text:span text:style-name="T280_50"><text:s/></text:span><text:span text:style-name="T280_51">to</text:span><text:span text:style-name="T280_52"><text:s/></text:span><text:span text:style-name="T280_53">accomplish</text:span><text:span text:style-name="T280_54"><text:s/></text:span><text:span text:style-name="T280_55">any</text:span><text:span text:style-name="T280_56"><text:s/></text:span><text:span text:style-name="T280_57">task</text:span><text:span text:style-name="T280_58"><text:s/></text:span><text:span text:style-name="T280_59">it</text:span><text:span text:style-name="T280_60"><text:s/></text:span><text:span text:style-name="T280_61">is</text:span><text:span text:style-name="T280_62"><text:s/></text:span><text:span text:style-name="T280_63">usually</text:span><text:span text:style-name="T280_64"><text:s/></text:span><text:span text:style-name="T280_65">not</text:span><text:span text:style-name="T280_66"><text:s/></text:span><text:span text:style-name="T280_67">possible</text:span><text:span text:style-name="T280_68"><text:s/></text:span><text:span text:style-name="T280_69">for</text:span><text:span text:style-name="T280_70"><text:s/></text:span><text:span text:style-name="T280_71">a</text:span><text:span text:style-name="T280_72"><text:s/></text:span><text:span text:style-name="T280_73">single</text:span><text:span text:style-name="T280_74"><text:s/></text:span><text:span text:style-name="T280_75">individual</text:span><text:span text:style-name="T280_76"><text:s/></text:span><text:span text:style-name="T280_77">to</text:span><text:span text:style-name="T280_78"><text:s/></text:span><text:span text:style-name="T280_79">achieve</text:span><text:span text:style-name="T280_80"><text:s/></text:span><text:span text:style-name="T280_81">the</text:span><text:span text:style-name="T280_82"><text:s/></text:span><text:span text:style-name="T280_83">level</text:span><text:span text:style-name="T280_84"><text:s/></text:span><text:span text:style-name="T280_85">of</text:span><text:span text:style-name="T280_86"><text:s/></text:span><text:span text:style-name="T280_87">complexity</text:span><text:span text:style-name="T280_88"><text:s/></text:span><text:span text:style-name="T280_89">of</text:span><text:span text:style-name="T280_90"><text:s/></text:span><text:span text:style-name="T280_91">what</text:span><text:span text:style-name="T280_92"><text:s/></text:span><text:span text:style-name="T280_93">a</text:span><text:span text:style-name="T280_94"><text:s/></text:span><text:span text:style-name="T280_95">group</text:span><text:span text:style-name="T280_96"><text:s/></text:span><text:span text:style-name="T280_97">of</text:span><text:span text:style-name="T280_98"><text:s/></text:span><text:span text:style-name="T280_99">interacting</text:span><text:span text:style-name="T280_100"><text:s/></text:span><text:span text:style-name="T280_101">people</text:span><text:span text:style-name="T280_102"><text:s/></text:span><text:span text:style-name="T280_103">can</text:span><text:span text:style-name="T280_104"><text:s/></text:span><text:span text:style-name="T280_105">do</text:span><text:span text:style-name="T280_106">.</text:span></text:p>
      <text:p text:style-name="P281"/>
      <text:p text:style-name="P282"><text:span text:style-name="T282_1">Netention</text:span><text:span text:style-name="T282_2"><text:s/></text:span><text:span text:style-name="T282_3">enables</text:span><text:span text:style-name="T282_4"><text:s/></text:span><text:span text:style-name="T282_5">the</text:span><text:span text:style-name="T282_6"><text:s/></text:span><text:span text:style-name="T282_7">creation</text:span><text:span text:style-name="T282_8"><text:s/></text:span><text:span text:style-name="T282_9">and</text:span><text:span text:style-name="T282_10"><text:s/></text:span><text:span text:style-name="T282_11">optimization</text:span><text:span text:style-name="T282_12"><text:s/></text:span><text:span text:style-name="T282_13">of</text:span><text:span text:style-name="T282_14"><text:s/></text:span><text:span text:style-name="T282_15">a</text:span><text:span text:style-name="T282_16"><text:s/></text:span><text:span text:style-name="T282_17">collective</text:span><text:span text:style-name="T282_18"><text:s/></text:span><text:span text:style-name="T282_19">mind</text:span><text:span text:style-name="T282_20"><text:s/></text:span><text:span text:style-name="T282_21">and</text:span><text:span text:style-name="T282_22"><text:s/></text:span><text:span text:style-name="T282_23">also</text:span><text:span text:style-name="T282_24"><text:s/></text:span><text:span text:style-name="T282_25">enhances</text:span><text:span text:style-name="T282_26"><text:s/></text:span><text:span text:style-name="T282_27">individual</text:span><text:span text:style-name="T282_28"><text:s/></text:span><text:span text:style-name="T282_29">ones</text:span><text:span text:style-name="T282_30">.<text:s/></text:span><text:span text:style-name="T282_31">It</text:span><text:span text:style-name="T282_32"><text:s/></text:span><text:span text:style-name="T282_33">also</text:span><text:span text:style-name="T282_34"><text:s/></text:span><text:span text:style-name="T282_35">provides</text:span><text:span text:style-name="T282_36"><text:s/></text:span><text:span text:style-name="T282_37">many</text:span><text:span text:style-name="T282_38"><text:s/></text:span><text:span text:style-name="T282_39">useful</text:span><text:span text:style-name="T282_40"><text:s/></text:span><text:span text:style-name="T282_41">tools</text:span><text:span text:style-name="T282_42"><text:s/></text:span><text:span text:style-name="T282_43">such</text:span><text:span text:style-name="T282_44"><text:s/></text:span><text:span text:style-name="T282_45">as</text:span><text:span text:style-name="T282_46">:</text:span></text:p>
      <text:p text:style-name="P283"/>
      <text:p text:style-name="P284"/>
      <text:list text:style-name="LS14" xml:id="list57">
        <text:list-item>
          <text:p text:style-name="P285"><text:span text:style-name="T285_1">CortexIt</text:span><text:span text:style-name="T285_2"><text:s/></text:span><text:span text:style-name="T285_3">reading</text:span><text:span text:style-name="T285_4"><text:s/></text:span><text:span text:style-name="T285_5">system</text:span><text:span text:style-name="T285_6"><text:s/></text:span><text:span text:style-name="T285_7">that</text:span><text:span text:style-name="T285_8"><text:s/></text:span><text:span text:style-name="T285_9">supports</text:span><text:span text:style-name="T285_10"><text:s/></text:span><text:span text:style-name="T285_11">an</text:span><text:span text:style-name="T285_12"><text:s/></text:span><text:span text:style-name="T285_13">individual</text:span><text:span text:style-name="T285_14">’</text:span><text:span text:style-name="T285_15">s</text:span><text:span text:style-name="T285_16"><text:s/></text:span><text:span text:style-name="T285_17">ability</text:span><text:span text:style-name="T285_18"><text:s/></text:span><text:span text:style-name="T285_19">to</text:span><text:span text:style-name="T285_20"><text:s/></text:span><text:span text:style-name="T285_21">absorb</text:span><text:span text:style-name="T285_22"><text:s/></text:span><text:span text:style-name="T285_23">information</text:span><text:span text:style-name="T285_24"><text:s/></text:span><text:span text:style-name="T285_25">through</text:span><text:span text:style-name="T285_26"><text:s/></text:span><text:span text:style-name="T285_27">a</text:span><text:span text:style-name="T285_28"><text:s/></text:span><text:span text:style-name="T285_29">user</text:span><text:span text:style-name="T285_30">-</text:span><text:span text:style-name="T285_31">interface</text:span><text:span text:style-name="T285_32"><text:s/></text:span><text:span text:style-name="T285_33">that</text:span><text:span text:style-name="T285_34"><text:s/></text:span><text:span text:style-name="T285_35">provides</text:span><text:span text:style-name="T285_36"><text:s/></text:span><text:span text:style-name="T285_37">an</text:span><text:span text:style-name="T285_38"><text:s/></text:span><text:span text:style-name="T285_39">adjustable</text:span><text:span text:style-name="T285_40"><text:s/></text:span><text:span text:style-name="T285_41">focus</text:span><text:span text:style-name="T285_42"><text:s/></text:span><text:span text:style-name="T285_43">on</text:span><text:span text:style-name="T285_44"><text:s/></text:span><text:span text:style-name="T285_45">text</text:span><text:span text:style-name="T285_46"><text:s/></text:span><text:span text:style-name="T285_47">and</text:span><text:span text:style-name="T285_48"><text:s/></text:span><text:span text:style-name="T285_49">multimedia</text:span><text:span text:style-name="T285_50"><text:s/>(</text:span><text:span text:style-name="T285_51">audio</text:span><text:span text:style-name="T285_52"><text:s/></text:span><text:span text:style-name="T285_53">and</text:span><text:span text:style-name="T285_54"><text:s/></text:span><text:span text:style-name="T285_55">visual</text:span><text:span text:style-name="T285_56">)<text:s/></text:span><text:span text:style-name="T285_57">content</text:span><text:span text:style-name="T285_58">.</text:span></text:p>
        </text:list-item>
        <text:list-item>
          <text:p text:style-name="P286"><text:span text:style-name="T286_1">Semantic</text:span><text:span text:style-name="T286_2"><text:s/></text:span><text:span text:style-name="T286_3">software</text:span><text:span text:style-name="T286_4"><text:s/></text:span><text:span text:style-name="T286_5">agents</text:span><text:span text:style-name="T286_6"><text:s/></text:span><text:span text:style-name="T286_7">that</text:span><text:span text:style-name="T286_8"><text:s/></text:span><text:span text:style-name="T286_9">simulate</text:span><text:span text:style-name="T286_10"><text:s/></text:span><text:span text:style-name="T286_11">conversations</text:span><text:span text:style-name="T286_12"><text:s/></text:span><text:span text:style-name="T286_13">among</text:span><text:span text:style-name="T286_14"><text:s/></text:span><text:span text:style-name="T286_15">individuals</text:span><text:span text:style-name="T286_16">.<text:s/></text:span><text:span text:style-name="T286_17">The</text:span><text:span text:style-name="T286_18"><text:s/></text:span><text:span text:style-name="T286_19">simulation</text:span><text:span text:style-name="T286_20"><text:s/></text:span><text:span text:style-name="T286_21">results</text:span><text:span text:style-name="T286_22"><text:s/></text:span><text:span text:style-name="T286_23">can</text:span><text:span text:style-name="T286_24"><text:s/></text:span><text:span text:style-name="T286_25">be</text:span><text:span text:style-name="T286_26"><text:s/></text:span><text:span text:style-name="T286_27">used</text:span><text:span text:style-name="T286_28"><text:s/></text:span><text:span text:style-name="T286_29">to</text:span><text:span text:style-name="T286_30"><text:s/></text:span><text:span text:style-name="T286_31">prevent</text:span><text:span text:style-name="T286_32"><text:s/></text:span><text:span text:style-name="T286_33">people</text:span><text:span text:style-name="T286_34"><text:s/></text:span><text:span text:style-name="T286_35">from</text:span><text:span text:style-name="T286_36"><text:s/></text:span><text:span text:style-name="T286_37">saying</text:span><text:span text:style-name="T286_38"><text:s/></text:span><text:span text:style-name="T286_39">things</text:span><text:span text:style-name="T286_40"><text:s/></text:span><text:span text:style-name="T286_41">that</text:span><text:span text:style-name="T286_42"><text:s/></text:span><text:span text:style-name="T286_43">might</text:span><text:span text:style-name="T286_44"><text:s/></text:span><text:span text:style-name="T286_45">be</text:span><text:span text:style-name="T286_46"><text:s/></text:span><text:span text:style-name="T286_47">harmful</text:span><text:span text:style-name="T286_48"><text:s/></text:span><text:span text:style-name="T286_49">to</text:span><text:span text:style-name="T286_50"><text:s/></text:span><text:span text:style-name="T286_51">others</text:span><text:span text:style-name="T286_52">.</text:span></text:p>
        </text:list-item>
        <text:list-item>
          <text:p text:style-name="P287"><text:span text:style-name="T287_1">Interactive</text:span><text:span text:style-name="T287_2"><text:s/>4</text:span><text:span text:style-name="T287_3">D</text:span><text:span text:style-name="T287_4"><text:s/></text:span><text:span text:style-name="T287_5">relativistic</text:span><text:span text:style-name="T287_6"><text:s/></text:span><text:span text:style-name="T287_7">simulation</text:span><text:span text:style-name="T287_8"><text:s/></text:span><text:span text:style-name="T287_9">and</text:span><text:span text:style-name="T287_10"><text:s/></text:span><text:span text:style-name="T287_11">visualization</text:span><text:span text:style-name="T287_12"><text:s/></text:span><text:span text:style-name="T287_13">of</text:span><text:span text:style-name="T287_14"><text:s/></text:span><text:span text:style-name="T287_15">cosmic</text:span><text:span text:style-name="T287_16"><text:s/></text:span><text:span text:style-name="T287_17">bodies</text:span><text:span text:style-name="T287_18"><text:s/>(</text:span><text:span text:style-name="T287_19">galaxies</text:span><text:span text:style-name="T287_20">,<text:s/></text:span><text:span text:style-name="T287_21">stars</text:span><text:span text:style-name="T287_22">,<text:s/></text:span><text:span text:style-name="T287_23">planets</text:span><text:span text:style-name="T287_24">,<text:s/></text:span><text:span text:style-name="T287_25">moons</text:span><text:span text:style-name="T287_26">,<text:s/></text:span><text:span text:style-name="T287_27">artificial</text:span><text:span text:style-name="T287_28"><text:s/></text:span><text:span text:style-name="T287_29">satellites</text:span><text:span text:style-name="T287_30">,<text:s/></text:span><text:span text:style-name="T287_31">asteroids</text:span><text:span text:style-name="T287_32">,<text:s/></text:span><text:span text:style-name="T287_33">comets</text:span><text:span text:style-name="T287_34">,<text:s/></text:span><text:span text:style-name="T287_35">etc</text:span><text:span text:style-name="T287_36">...)<text:s/></text:span><text:span text:style-name="T287_37">including</text:span><text:span text:style-name="T287_38"><text:s/></text:span><text:span text:style-name="T287_39">mapping</text:span><text:span text:style-name="T287_40"><text:s/></text:span><text:span text:style-name="T287_41">of</text:span><text:span text:style-name="T287_42"><text:s/></text:span><text:span text:style-name="T287_43">their</text:span><text:span text:style-name="T287_44"><text:s/></text:span><text:span text:style-name="T287_45">surfaces</text:span><text:span text:style-name="T287_46"><text:s/></text:span><text:span text:style-name="T287_47">and</text:span><text:span text:style-name="T287_48"><text:s/>3</text:span><text:span text:style-name="T287_49">D</text:span><text:span text:style-name="T287_50"><text:s/></text:span><text:span text:style-name="T287_51">interior</text:span><text:span text:style-name="T287_52"><text:s/></text:span><text:span text:style-name="T287_53">environments</text:span><text:span text:style-name="T287_54"><text:s/>(</text:span><text:span text:style-name="T287_55">underground</text:span><text:span text:style-name="T287_56"><text:s/></text:span><text:span text:style-name="T287_57">caverns</text:span><text:span text:style-name="T287_58"><text:s/></text:span><text:span text:style-name="T287_59">and</text:span><text:span text:style-name="T287_60"><text:s/></text:span><text:span text:style-name="T287_61">geological</text:span><text:span text:style-name="T287_62"><text:s/></text:span><text:span text:style-name="T287_63">features</text:span><text:span text:style-name="T287_64">)<text:s/></text:span><text:span text:style-name="T287_65">to</text:span><text:span text:style-name="T287_66"><text:s/></text:span><text:span text:style-name="T287_67">indicate</text:span><text:span text:style-name="T287_68"><text:s/></text:span><text:span text:style-name="T287_69">hostile</text:span><text:span text:style-name="T287_70"><text:s/></text:span><text:span text:style-name="T287_71">and</text:span><text:span text:style-name="T287_72"><text:s/></text:span><text:span text:style-name="T287_73">beneficial</text:span><text:span text:style-name="T287_74"><text:s/></text:span><text:span text:style-name="T287_75">environments</text:span><text:span text:style-name="T287_76"><text:s/></text:span><text:span text:style-name="T287_77">to</text:span><text:span text:style-name="T287_78"><text:s/></text:span><text:span text:style-name="T287_79">known</text:span><text:span text:style-name="T287_80"><text:s/></text:span><text:span text:style-name="T287_81">human</text:span><text:span text:style-name="T287_82">,<text:s/></text:span><text:span text:style-name="T287_83">animal</text:span><text:span text:style-name="T287_84">,<text:s/></text:span><text:span text:style-name="T287_85">and</text:span><text:span text:style-name="T287_86"><text:s/></text:span><text:span text:style-name="T287_87">plant</text:span><text:span text:style-name="T287_88"><text:s/></text:span><text:span text:style-name="T287_89">species</text:span><text:span text:style-name="T287_90">,<text:s/></text:span><text:span text:style-name="T287_91">and</text:span><text:span text:style-name="T287_92"><text:s/></text:span><text:span text:style-name="T287_93">the</text:span><text:span text:style-name="T287_94"><text:s/></text:span><text:span text:style-name="T287_95">navigable</text:span><text:span text:style-name="T287_96"><text:s/></text:span><text:span text:style-name="T287_97">paths</text:span><text:span text:style-name="T287_98"><text:s/></text:span><text:span text:style-name="T287_99">through</text:span><text:span text:style-name="T287_100"><text:s/></text:span><text:span text:style-name="T287_101">them</text:span><text:span text:style-name="T287_102">.<text:s text:c="2"/></text:span><text:span text:style-name="T287_103">An</text:span><text:span text:style-name="T287_104"><text:s/></text:span><text:span text:style-name="T287_105">initial</text:span><text:span text:style-name="T287_106"><text:s/></text:span><text:span text:style-name="T287_107">subset</text:span><text:span text:style-name="T287_108"><text:s/></text:span><text:span text:style-name="T287_109">of</text:span><text:span text:style-name="T287_110"><text:s/></text:span><text:span text:style-name="T287_111">these</text:span><text:span text:style-name="T287_112"><text:s/></text:span><text:span text:style-name="T287_113">features</text:span><text:span text:style-name="T287_114"><text:s/></text:span><text:span text:style-name="T287_115">will</text:span><text:span text:style-name="T287_116"><text:s/></text:span><text:span text:style-name="T287_117">be</text:span><text:span text:style-name="T287_118"><text:s/></text:span><text:span text:style-name="T287_119">developed</text:span><text:span text:style-name="T287_120"><text:s/></text:span><text:span text:style-name="T287_121">first</text:span><text:span text:style-name="T287_122"><text:s/></text:span><text:span text:style-name="T287_123">in</text:span><text:span text:style-name="T287_124"><text:s/></text:span><text:span text:style-name="T287_125">order</text:span><text:span text:style-name="T287_126"><text:s/></text:span><text:span text:style-name="T287_127">to</text:span><text:span text:style-name="T287_128"><text:s/></text:span><text:span text:style-name="T287_129">aid</text:span><text:span text:style-name="T287_130"><text:s/></text:span><text:span text:style-name="T287_131">humans</text:span><text:span text:style-name="T287_132"><text:s/></text:span><text:span text:style-name="T287_133">in</text:span><text:span text:style-name="T287_134"><text:s/></text:span><text:span text:style-name="T287_135">both</text:span><text:span text:style-name="T287_136"><text:s/></text:span><text:span text:style-name="T287_137">local</text:span><text:span text:style-name="T287_138"><text:s/>(</text:span><text:span text:style-name="T287_139">neighborhood</text:span><text:span text:style-name="T287_140">)<text:s/></text:span><text:span text:style-name="T287_141">and</text:span><text:span text:style-name="T287_142"><text:s/></text:span><text:span text:style-name="T287_143">global</text:span><text:span text:style-name="T287_144"><text:s/>(</text:span><text:span text:style-name="T287_145">continental</text:span><text:span text:style-name="T287_146">)<text:s/></text:span><text:span text:style-name="T287_147">activities</text:span><text:span text:style-name="T287_148"><text:s/></text:span><text:span text:style-name="T287_149">on</text:span><text:span text:style-name="T287_150"><text:s/></text:span><text:span text:style-name="T287_151">the</text:span><text:span text:style-name="T287_152"><text:s/></text:span><text:span text:style-name="T287_153">surface</text:span><text:span text:style-name="T287_154"><text:s/></text:span><text:span text:style-name="T287_155">of</text:span><text:span text:style-name="T287_156"><text:s/></text:span><text:span text:style-name="T287_157">planet</text:span><text:span text:style-name="T287_158"><text:s/></text:span><text:span text:style-name="T287_159">Earth</text:span><text:span text:style-name="T287_160"><text:s/></text:span><text:span text:style-name="T287_161">by</text:span><text:span text:style-name="T287_162"><text:s/></text:span><text:span text:style-name="T287_163">avoiding</text:span><text:span text:style-name="T287_164"><text:s/></text:span><text:span text:style-name="T287_165">threats</text:span><text:span text:style-name="T287_166"><text:s/>(</text:span><text:span text:style-name="T287_167">such</text:span><text:span text:style-name="T287_168"><text:s/></text:span><text:span text:style-name="T287_169">as</text:span><text:span text:style-name="T287_170"><text:s/></text:span><text:span text:style-name="T287_171">pollution</text:span><text:span text:style-name="T287_172">)<text:s/></text:span><text:span text:style-name="T287_173">and</text:span><text:span text:style-name="T287_174"><text:s/></text:span><text:span text:style-name="T287_175">finding</text:span><text:span text:style-name="T287_176"><text:s/></text:span><text:span text:style-name="T287_177">benefits</text:span><text:span text:style-name="T287_178"><text:s/>(</text:span><text:span text:style-name="T287_179">such</text:span><text:span text:style-name="T287_180"><text:s/></text:span><text:span text:style-name="T287_181">as</text:span><text:span text:style-name="T287_182"><text:s/></text:span><text:span text:style-name="T287_183">food</text:span><text:span text:style-name="T287_184"><text:s/></text:span><text:span text:style-name="T287_185">and</text:span><text:span text:style-name="T287_186"><text:s/></text:span><text:span text:style-name="T287_187">energy</text:span><text:span text:style-name="T287_188"><text:s/></text:span><text:span text:style-name="T287_189">supplies</text:span><text:span text:style-name="T287_190">).</text:span></text:p>
        </text:list-item>
        <text:list-item>
          <text:p text:style-name="P288"><text:span text:style-name="T288_1">Comprehensive</text:span><text:span text:style-name="T288_2"><text:s/></text:span><text:span text:style-name="T288_3">physical</text:span><text:span text:style-name="T288_4"><text:s/></text:span><text:span text:style-name="T288_5">sciences</text:span><text:span text:style-name="T288_6"><text:s/></text:span><text:span text:style-name="T288_7">ontologies</text:span><text:span text:style-name="T288_8">,<text:s/></text:span><text:span text:style-name="T288_9">even</text:span><text:span text:style-name="T288_10"><text:s/></text:span><text:span text:style-name="T288_11">supporting</text:span><text:span text:style-name="T288_12"><text:s/></text:span><text:span text:style-name="T288_13">conflicting</text:span><text:span text:style-name="T288_14"><text:s/></text:span><text:span text:style-name="T288_15">models</text:span><text:span text:style-name="T288_16"><text:s/></text:span><text:span text:style-name="T288_17">until</text:span><text:span text:style-name="T288_18"><text:s/></text:span><text:span text:style-name="T288_19">their</text:span><text:span text:style-name="T288_20"><text:s/></text:span><text:span text:style-name="T288_21">theories</text:span><text:span text:style-name="T288_22"><text:s/></text:span><text:span text:style-name="T288_23">are</text:span><text:span text:style-name="T288_24"><text:s/></text:span><text:span text:style-name="T288_25">proven</text:span><text:span text:style-name="T288_26">.<text:s text:c="2"/></text:span><text:span text:style-name="T288_27">These</text:span><text:span text:style-name="T288_28"><text:s/></text:span><text:span text:style-name="T288_29">are</text:span><text:span text:style-name="T288_30"><text:s/></text:span><text:span text:style-name="T288_31">useful</text:span><text:span text:style-name="T288_32"><text:s/></text:span><text:span text:style-name="T288_33">for</text:span><text:span text:style-name="T288_34"><text:s/></text:span><text:span text:style-name="T288_35">education</text:span><text:span text:style-name="T288_36">,<text:s/></text:span><text:span text:style-name="T288_37">AI</text:span><text:span text:style-name="T288_38"><text:s/></text:span><text:span text:style-name="T288_39">reasoning</text:span><text:span text:style-name="T288_40"><text:s/></text:span><text:span text:style-name="T288_41">about</text:span><text:span text:style-name="T288_42"><text:s/></text:span><text:span text:style-name="T288_43">the</text:span><text:span text:style-name="T288_44"><text:s/></text:span><text:span text:style-name="T288_45">universe</text:span><text:span text:style-name="T288_46">,<text:s/></text:span><text:span text:style-name="T288_47">automated</text:span><text:span text:style-name="T288_48"><text:s/></text:span><text:span text:style-name="T288_49">design</text:span><text:span text:style-name="T288_50"><text:s/></text:span><text:span text:style-name="T288_51">and</text:span><text:span text:style-name="T288_52"><text:s/></text:span><text:span text:style-name="T288_53">manufacturing</text:span><text:span text:style-name="T288_54"><text:s/></text:span><text:span text:style-name="T288_55">of</text:span><text:span text:style-name="T288_56"><text:s/></text:span><text:span text:style-name="T288_57">tools</text:span><text:span text:style-name="T288_58"><text:s/></text:span><text:span text:style-name="T288_59">and</text:span><text:span text:style-name="T288_60"><text:s/></text:span><text:span text:style-name="T288_61">vessels</text:span><text:span text:style-name="T288_62">,<text:s/></text:span><text:span text:style-name="T288_63">and</text:span><text:span text:style-name="T288_64"><text:s/></text:span><text:span text:style-name="T288_65">organization</text:span><text:span text:style-name="T288_66"><text:s/></text:span><text:span text:style-name="T288_67">of</text:span><text:span text:style-name="T288_68"><text:s/></text:span><text:span text:style-name="T288_69">scientific</text:span><text:span text:style-name="T288_70"><text:s/></text:span><text:span text:style-name="T288_71">data</text:span><text:span text:style-name="T288_72">.</text:span></text:p>
          <text:list>
            <text:list-item>
              <text:p text:style-name="P289"><text:span text:style-name="T289_1"><text:a xlink:type="simple" xlink:href="http://sweet.jpl.nasa.gov/ontology/"><text:span text:style-name="T289_2">http</text:span></text:a></text:span><text:span text:style-name="T289_3"><text:a xlink:type="simple" xlink:href="http://sweet.jpl.nasa.gov/ontology/"><text:span text:style-name="T289_4">://</text:span></text:a></text:span><text:span text:style-name="T289_5"><text:a xlink:type="simple" xlink:href="http://sweet.jpl.nasa.gov/ontology/"><text:span text:style-name="T289_6">sweet</text:span></text:a></text:span><text:span text:style-name="T289_7"><text:a xlink:type="simple" xlink:href="http://sweet.jpl.nasa.gov/ontology/"><text:span text:style-name="T289_8">.</text:span></text:a></text:span><text:span text:style-name="T289_9"><text:a xlink:type="simple" xlink:href="http://sweet.jpl.nasa.gov/ontology/"><text:span text:style-name="T289_10">jpl</text:span></text:a></text:span><text:span text:style-name="T289_11"><text:a xlink:type="simple" xlink:href="http://sweet.jpl.nasa.gov/ontology/"><text:span text:style-name="T289_12">.</text:span></text:a></text:span><text:span text:style-name="T289_13"><text:a xlink:type="simple" xlink:href="http://sweet.jpl.nasa.gov/ontology/"><text:span text:style-name="T289_14">nasa</text:span></text:a></text:span><text:span text:style-name="T289_15"><text:a xlink:type="simple" xlink:href="http://sweet.jpl.nasa.gov/ontology/"><text:span text:style-name="T289_16">.</text:span></text:a></text:span><text:span text:style-name="T289_17"><text:a xlink:type="simple" xlink:href="http://sweet.jpl.nasa.gov/ontology/"><text:span text:style-name="T289_18">gov</text:span></text:a></text:span><text:span text:style-name="T289_19"><text:a xlink:type="simple" xlink:href="http://sweet.jpl.nasa.gov/ontology/"><text:span text:style-name="T289_20">/</text:span></text:a></text:span><text:span text:style-name="T289_21"><text:a xlink:type="simple" xlink:href="http://sweet.jpl.nasa.gov/ontology/"><text:span text:style-name="T289_22">ontology</text:span></text:a></text:span><text:span text:style-name="T289_23"><text:a xlink:type="simple" xlink:href="http://sweet.jpl.nasa.gov/ontology/"><text:span text:style-name="T289_24">/</text:span></text:a></text:span></text:p>
            </text:list-item>
            <text:list-item>
              <text:p text:style-name="P290"><text:span text:style-name="T290_1"><text:a xlink:type="simple" xlink:href="https://github.com/automenta/keshefoundation_ontologies"><text:span text:style-name="T290_2">https</text:span></text:a></text:span><text:span text:style-name="T290_3"><text:a xlink:type="simple" xlink:href="https://github.com/automenta/keshefoundation_ontologies"><text:span text:style-name="T290_4">://</text:span></text:a></text:span><text:span text:style-name="T290_5"><text:a xlink:type="simple" xlink:href="https://github.com/automenta/keshefoundation_ontologies"><text:span text:style-name="T290_6">github</text:span></text:a></text:span><text:span text:style-name="T290_7"><text:a xlink:type="simple" xlink:href="https://github.com/automenta/keshefoundation_ontologies"><text:span text:style-name="T290_8">.</text:span></text:a></text:span><text:span text:style-name="T290_9"><text:a xlink:type="simple" xlink:href="https://github.com/automenta/keshefoundation_ontologies"><text:span text:style-name="T290_10">com</text:span></text:a></text:span><text:span text:style-name="T290_11"><text:a xlink:type="simple" xlink:href="https://github.com/automenta/keshefoundation_ontologies"><text:span text:style-name="T290_12">/</text:span></text:a></text:span><text:span text:style-name="T290_13"><text:a xlink:type="simple" xlink:href="https://github.com/automenta/keshefoundation_ontologies"><text:span text:style-name="T290_14">automenta</text:span></text:a></text:span><text:span text:style-name="T290_15"><text:a xlink:type="simple" xlink:href="https://github.com/automenta/keshefoundation_ontologies"><text:span text:style-name="T290_16">/</text:span></text:a></text:span><text:span text:style-name="T290_17"><text:a xlink:type="simple" xlink:href="https://github.com/automenta/keshefoundation_ontologies"><text:span text:style-name="T290_18">keshefoundation</text:span></text:a></text:span><text:span text:style-name="T290_19"><text:a xlink:type="simple" xlink:href="https://github.com/automenta/keshefoundation_ontologies"><text:span text:style-name="T290_20">_</text:span></text:a></text:span><text:span text:style-name="T290_21"><text:a xlink:type="simple" xlink:href="https://github.com/automenta/keshefoundation_ontologies"><text:span text:style-name="T290_22">ontologies</text:span></text:a></text:span></text:p>
            </text:list-item>
          </text:list>
        </text:list-item>
      </text:list>
      <text:p text:style-name="P291"/>
      <text:p text:style-name="P292"><text:span text:style-name="T292_1">Netention</text:span><text:span text:style-name="T292_2"><text:s/></text:span><text:span text:style-name="T292_3">grows</text:span><text:span text:style-name="T292_4"><text:s/></text:span><text:span text:style-name="T292_5">a</text:span><text:span text:style-name="T292_6"><text:s/></text:span><text:span text:style-name="T292_7">group</text:span><text:span text:style-name="T292_8"><text:s/></text:span><text:span text:style-name="T292_9">mind</text:span><text:span text:style-name="T292_10"><text:s/></text:span><text:span text:style-name="T292_11">by</text:span><text:span text:style-name="T292_12"><text:s/></text:span><text:span text:style-name="T292_13">monitoring</text:span><text:span text:style-name="T292_14"><text:s/></text:span><text:span text:style-name="T292_15">and</text:span><text:span text:style-name="T292_16"><text:s/></text:span><text:span text:style-name="T292_17">clarifying</text:span><text:span text:style-name="T292_18"><text:s/></text:span><text:span text:style-name="T292_19">individuals</text:span><text:span text:style-name="T292_20">’<text:s/></text:span><text:span text:style-name="T292_21">mental</text:span><text:span text:style-name="T292_22"><text:s/></text:span><text:span text:style-name="T292_23">states</text:span><text:span text:style-name="T292_24">,<text:s/></text:span><text:span text:style-name="T292_25">and</text:span><text:span text:style-name="T292_26"><text:s/></text:span><text:span text:style-name="T292_27">leads</text:span><text:span text:style-name="T292_28"><text:s/></text:span><text:span text:style-name="T292_29">them</text:span><text:span text:style-name="T292_30"><text:s/></text:span><text:span text:style-name="T292_31">to</text:span><text:span text:style-name="T292_32"><text:s/></text:span><text:span text:style-name="T292_33">collaborate</text:span><text:span text:style-name="T292_34"><text:s/></text:span><text:span text:style-name="T292_35">with</text:span><text:span text:style-name="T292_36"><text:s/></text:span><text:span text:style-name="T292_37">each</text:span><text:span text:style-name="T292_38"><text:s/></text:span><text:span text:style-name="T292_39">other</text:span><text:span text:style-name="T292_40"><text:s/></text:span><text:span text:style-name="T292_41">through</text:span><text:span text:style-name="T292_42"><text:s/></text:span><text:span text:style-name="T292_43">passive</text:span><text:span text:style-name="T292_44"><text:s/></text:span><text:span text:style-name="T292_45">and</text:span><text:span text:style-name="T292_46"><text:s/></text:span><text:span text:style-name="T292_47">active</text:span><text:span text:style-name="T292_48"><text:s/></text:span><text:span text:style-name="T292_49">interactions</text:span><text:span text:style-name="T292_50">.</text:span></text:p>
      <text:p text:style-name="P293"/>
      <text:p text:style-name="P294"><text:span text:style-name="T294_1">Given</text:span><text:span text:style-name="T294_2"><text:s/></text:span><text:span text:style-name="T294_3">that</text:span><text:span text:style-name="T294_4"><text:s/></text:span><text:span text:style-name="T294_5">we</text:span><text:span text:style-name="T294_6"><text:s/></text:span><text:span text:style-name="T294_7">store</text:span><text:span text:style-name="T294_8"><text:s/></text:span><text:span text:style-name="T294_9">language</text:span><text:span text:style-name="T294_10">,<text:s/></text:span><text:span text:style-name="T294_11">conversations</text:span><text:span text:style-name="T294_12">,<text:s/></text:span><text:span text:style-name="T294_13">words</text:span><text:span text:style-name="T294_14"><text:s/></text:span><text:span text:style-name="T294_15">meanings</text:span><text:span text:style-name="T294_16">,<text:s/></text:span><text:span text:style-name="T294_17">emotional</text:span><text:span text:style-name="T294_18"><text:s/></text:span><text:span text:style-name="T294_19">states</text:span><text:span text:style-name="T294_20"><text:s/></text:span><text:span text:style-name="T294_21">and</text:span><text:span text:style-name="T294_22"><text:s/></text:span><text:span text:style-name="T294_23">their</text:span><text:span text:style-name="T294_24"><text:s/></text:span><text:span text:style-name="T294_25">implications</text:span><text:span text:style-name="T294_26"><text:s/></text:span><text:span text:style-name="T294_27">which</text:span><text:span text:style-name="T294_28"><text:s/></text:span><text:span text:style-name="T294_29">could</text:span><text:span text:style-name="T294_30"><text:s/></text:span><text:span text:style-name="T294_31">be</text:span><text:span text:style-name="T294_32"><text:s/></text:span><text:span text:style-name="T294_33">linked</text:span><text:span text:style-name="T294_34"><text:s/></text:span><text:span text:style-name="T294_35">to</text:span><text:span text:style-name="T294_36"><text:s/></text:span><text:span text:style-name="T294_37">parts</text:span><text:span text:style-name="T294_38"><text:s/></text:span><text:span text:style-name="T294_39">of</text:span><text:span text:style-name="T294_40"><text:s/></text:span><text:span text:style-name="T294_41">a</text:span><text:span text:style-name="T294_42"><text:s/></text:span><text:span text:style-name="T294_43">conversation</text:span><text:span text:style-name="T294_44">,<text:s/></text:span><text:span text:style-name="T294_45">we</text:span><text:span text:style-name="T294_46"><text:s/></text:span><text:span text:style-name="T294_47">can</text:span><text:span text:style-name="T294_48"><text:s/></text:span><text:span text:style-name="T294_49">provide</text:span><text:span text:style-name="T294_50"><text:s/></text:span><text:span text:style-name="T294_51">very</text:span><text:span text:style-name="T294_52"><text:s/></text:span><text:span text:style-name="T294_53">accurate</text:span><text:span text:style-name="T294_54"><text:s/></text:span><text:span text:style-name="T294_55">simulations</text:span><text:span text:style-name="T294_56"><text:s/></text:span><text:span text:style-name="T294_57">of</text:span><text:span text:style-name="T294_58"><text:s/></text:span><text:span text:style-name="T294_59">real</text:span><text:span text:style-name="T294_60"><text:s/></text:span><text:span text:style-name="T294_61">interactions</text:span><text:span text:style-name="T294_62"><text:s/></text:span><text:span text:style-name="T294_63">and</text:span><text:span text:style-name="T294_64"><text:s/></text:span><text:span text:style-name="T294_65">have</text:span><text:span text:style-name="T294_66"><text:s/></text:span><text:span text:style-name="T294_67">a</text:span><text:span text:style-name="T294_68"><text:s/></text:span><text:span text:style-name="T294_69">clear</text:span><text:span text:style-name="T294_70"><text:s/></text:span><text:span text:style-name="T294_71">understanding</text:span><text:span text:style-name="T294_72"><text:s/></text:span><text:span text:style-name="T294_73">of</text:span><text:span text:style-name="T294_74"><text:s/></text:span><text:span text:style-name="T294_75">the</text:span><text:span text:style-name="T294_76"><text:s/></text:span><text:span text:style-name="T294_77">individuals</text:span><text:span text:style-name="T294_78"><text:s/></text:span><text:span text:style-name="T294_79">and</text:span><text:span text:style-name="T294_80"><text:s/></text:span><text:span text:style-name="T294_81">the</text:span><text:span text:style-name="T294_82"><text:s/></text:span><text:span text:style-name="T294_83">collective</text:span><text:span text:style-name="T294_84"><text:s/></text:span><text:span text:style-name="T294_85">situation</text:span><text:span text:style-name="T294_86">.<text:s text:c="2"/></text:span><text:span text:style-name="T294_87">Given</text:span><text:span text:style-name="T294_88"><text:s/></text:span><text:span text:style-name="T294_89">any</text:span><text:span text:style-name="T294_90"><text:s/></text:span><text:span text:style-name="T294_91">personal</text:span><text:span text:style-name="T294_92"><text:s/></text:span><text:span text:style-name="T294_93">or</text:span><text:span text:style-name="T294_94"><text:s/></text:span><text:span text:style-name="T294_95">collective</text:span><text:span text:style-name="T294_96"><text:s/></text:span><text:span text:style-name="T294_97">situation</text:span><text:span text:style-name="T294_98"><text:s/></text:span><text:span text:style-name="T294_99">Netention</text:span><text:span text:style-name="T294_100"><text:s/></text:span><text:span text:style-name="T294_101">is</text:span><text:span text:style-name="T294_102"><text:s/></text:span><text:span text:style-name="T294_103">potentially</text:span><text:span text:style-name="T294_104"><text:s/></text:span><text:span text:style-name="T294_105">capable</text:span><text:span text:style-name="T294_106"><text:s/></text:span><text:span text:style-name="T294_107">of</text:span><text:span text:style-name="T294_108"><text:s/></text:span><text:span text:style-name="T294_109">guiding</text:span><text:span text:style-name="T294_110"><text:s/></text:span><text:span text:style-name="T294_111">it</text:span><text:span text:style-name="T294_112"><text:s/></text:span><text:span text:style-name="T294_113">toward</text:span><text:span text:style-name="T294_114"><text:s/></text:span><text:span text:style-name="T294_115">a</text:span><text:span text:style-name="T294_116"><text:s/></text:span><text:span text:style-name="T294_117">better</text:span><text:span text:style-name="T294_118"><text:s/></text:span><text:span text:style-name="T294_119">state</text:span><text:span text:style-name="T294_120">.<text:s text:c="2"/></text:span><text:span text:style-name="T294_121">A</text:span><text:span text:style-name="T294_122"><text:s/></text:span><text:span text:style-name="T294_123">much</text:span><text:span text:style-name="T294_124"><text:s/></text:span><text:span text:style-name="T294_125">healthier</text:span><text:span text:style-name="T294_126"><text:s/></text:span><text:span text:style-name="T294_127">society</text:span><text:span text:style-name="T294_128"><text:s/></text:span><text:span text:style-name="T294_129">can</text:span><text:span text:style-name="T294_130"><text:s/></text:span><text:span text:style-name="T294_131">result</text:span><text:span text:style-name="T294_132"><text:s/></text:span><text:span text:style-name="T294_133">from</text:span><text:span text:style-name="T294_134"><text:s/></text:span><text:span text:style-name="T294_135">this</text:span><text:span text:style-name="T294_136"><text:s/></text:span><text:span text:style-name="T294_137">process</text:span><text:span text:style-name="T294_138">.</text:span></text:p>
      <text:p text:style-name="P295"/>
      <text:p text:style-name="P296"><text:span text:style-name="T296_1">“...</text:span><text:span text:style-name="T296_2">I</text:span><text:span text:style-name="T296_3">'</text:span><text:span text:style-name="T296_4">ve</text:span><text:span text:style-name="T296_5"><text:s/></text:span><text:span text:style-name="T296_6">been</text:span><text:span text:style-name="T296_7"><text:s/></text:span><text:span text:style-name="T296_8">coping</text:span><text:span text:style-name="T296_9"><text:s/></text:span><text:span text:style-name="T296_10">with</text:span><text:span text:style-name="T296_11"><text:s/></text:span><text:span text:style-name="T296_12">the</text:span><text:span text:style-name="T296_13"><text:s/></text:span><text:span text:style-name="T296_14">realization</text:span><text:span text:style-name="T296_15"><text:s/></text:span><text:span text:style-name="T296_16">that</text:span><text:span text:style-name="T296_17"><text:s/></text:span><text:span text:style-name="T296_18">netention</text:span><text:span text:style-name="T296_19"><text:s/></text:span><text:span text:style-name="T296_20">has</text:span><text:span text:style-name="T296_21"><text:s/></text:span><text:span text:style-name="T296_22">the</text:span><text:span text:style-name="T296_23"><text:s/></text:span><text:span text:style-name="T296_24">potential</text:span><text:span text:style-name="T296_25"><text:s/></text:span><text:span text:style-name="T296_26">to</text:span><text:span text:style-name="T296_27"><text:s/></text:span><text:span text:style-name="T296_28">be</text:span><text:span text:style-name="T296_29"><text:s/></text:span><text:span text:style-name="T296_30">far</text:span><text:span text:style-name="T296_31"><text:s/></text:span><text:span text:style-name="T296_32">more</text:span><text:span text:style-name="T296_33"><text:s/></text:span><text:span text:style-name="T296_34">invasive</text:span><text:span text:style-name="T296_35"><text:s/></text:span><text:span text:style-name="T296_36">in</text:span><text:span text:style-name="T296_37"><text:s/></text:span><text:span text:style-name="T296_38">our</text:span><text:span text:style-name="T296_39"><text:s/></text:span><text:span text:style-name="T296_40">user</text:span><text:span text:style-name="T296_41">'</text:span><text:span text:style-name="T296_42">s</text:span><text:span text:style-name="T296_43"><text:s/></text:span><text:span text:style-name="T296_44">lives</text:span><text:span text:style-name="T296_45"><text:s/></text:span><text:span text:style-name="T296_46">than</text:span><text:span text:style-name="T296_47"><text:s/></text:span><text:span text:style-name="T296_48">anything</text:span><text:span text:style-name="T296_49"><text:s/></text:span><text:span text:style-name="T296_50">google</text:span><text:span text:style-name="T296_51"><text:s/></text:span><text:span text:style-name="T296_52">has</text:span><text:span text:style-name="T296_53"><text:s/></text:span><text:span text:style-name="T296_54">come</text:span><text:span text:style-name="T296_55"><text:s/></text:span><text:span text:style-name="T296_56">up</text:span><text:span text:style-name="T296_57"><text:s/></text:span><text:span text:style-name="T296_58">with</text:span><text:span text:style-name="T296_59">.<text:s/></text:span><text:span text:style-name="T296_60">However</text:span><text:span text:style-name="T296_61">,<text:s/></text:span><text:span text:style-name="T296_62">it</text:span><text:span text:style-name="T296_63">'</text:span><text:span text:style-name="T296_64">s</text:span><text:span text:style-name="T296_65"><text:s/></text:span><text:span text:style-name="T296_66">nature</text:span><text:span text:style-name="T296_67"><text:s/></text:span><text:span text:style-name="T296_68">is</text:span><text:span text:style-name="T296_69"><text:s/></text:span><text:span text:style-name="T296_70">also</text:span><text:span text:style-name="T296_71"><text:s/></text:span><text:span text:style-name="T296_72">to</text:span><text:span text:style-name="T296_73"><text:s/></text:span><text:span text:style-name="T296_74">be</text:span><text:span text:style-name="T296_75"><text:s/></text:span><text:span text:style-name="T296_76">far</text:span><text:span text:style-name="T296_77"><text:s/></text:span><text:span text:style-name="T296_78">more</text:span><text:span text:style-name="T296_79"><text:s/></text:span><text:span text:style-name="T296_80">explicit</text:span><text:span text:style-name="T296_81"><text:s/></text:span><text:span text:style-name="T296_82">about</text:span><text:span text:style-name="T296_83"><text:s/></text:span><text:span text:style-name="T296_84">how</text:span><text:span text:style-name="T296_85"><text:s/></text:span><text:span text:style-name="T296_86">integral</text:span><text:span text:style-name="T296_87"><text:s/></text:span><text:span text:style-name="T296_88">a</text:span><text:span text:style-name="T296_89"><text:s/></text:span><text:span text:style-name="T296_90">part</text:span><text:span text:style-name="T296_91"><text:s/></text:span><text:span text:style-name="T296_92">of</text:span><text:span text:style-name="T296_93"><text:s/></text:span><text:span text:style-name="T296_94">the</text:span><text:span text:style-name="T296_95"><text:s/></text:span><text:span text:style-name="T296_96">user</text:span><text:span text:style-name="T296_97">'</text:span><text:span text:style-name="T296_98">s</text:span><text:span text:style-name="T296_99"><text:s/></text:span><text:span text:style-name="T296_100">life</text:span><text:span text:style-name="T296_101"><text:s/></text:span><text:span text:style-name="T296_102">it</text:span><text:span text:style-name="T296_103"><text:s/></text:span><text:span text:style-name="T296_104">can</text:span><text:span text:style-name="T296_105"><text:s/></text:span><text:span text:style-name="T296_106">be</text:span><text:span text:style-name="T296_107"><text:s/></text:span><text:span text:style-name="T296_108">become</text:span><text:span text:style-name="T296_109">.<text:s/></text:span><text:span text:style-name="T296_110">I</text:span><text:span text:style-name="T296_111"><text:s/></text:span><text:span text:style-name="T296_112">say</text:span><text:span text:style-name="T296_113"><text:s/></text:span><text:span text:style-name="T296_114">this</text:span><text:span text:style-name="T296_115"><text:s/></text:span><text:span text:style-name="T296_116">because</text:span><text:span text:style-name="T296_117"><text:s/></text:span><text:span text:style-name="T296_118">I</text:span><text:span text:style-name="T296_119">'</text:span><text:span text:style-name="T296_120">m</text:span><text:span text:style-name="T296_121"><text:s/></text:span><text:span text:style-name="T296_122">now</text:span><text:span text:style-name="T296_123"><text:s/></text:span><text:span text:style-name="T296_124">thinking</text:span><text:span text:style-name="T296_125"><text:s/></text:span><text:span text:style-name="T296_126">that</text:span><text:span text:style-name="T296_127"><text:s/></text:span><text:span text:style-name="T296_128">the</text:span><text:span text:style-name="T296_129"><text:s/></text:span><text:span text:style-name="T296_130">central</text:span><text:span text:style-name="T296_131"><text:s/></text:span><text:span text:style-name="T296_132">concern</text:span><text:span text:style-name="T296_133"><text:s/></text:span><text:span text:style-name="T296_134">of</text:span><text:span text:style-name="T296_135"><text:s/></text:span><text:span text:style-name="T296_136">netention</text:span><text:span text:style-name="T296_137"><text:s/></text:span><text:span text:style-name="T296_138">should</text:span><text:span text:style-name="T296_139"><text:s/></text:span><text:span text:style-name="T296_140">be</text:span><text:span text:style-name="T296_141"><text:s/>"</text:span><text:span text:style-name="T296_142">person</text:span><text:span text:style-name="T296_143"><text:s/></text:span><text:span text:style-name="T296_144">management</text:span><text:span text:style-name="T296_145">"<text:s/></text:span><text:span text:style-name="T296_146">along</text:span><text:span text:style-name="T296_147"><text:s/></text:span><text:span text:style-name="T296_148">the</text:span><text:span text:style-name="T296_149"><text:s/></text:span><text:span text:style-name="T296_150">same</text:span><text:span text:style-name="T296_151"><text:s/></text:span><text:span text:style-name="T296_152">line</text:span><text:span text:style-name="T296_153"><text:s/></text:span><text:span text:style-name="T296_154">of</text:span><text:span text:style-name="T296_155"><text:s/></text:span><text:span text:style-name="T296_156">thought</text:span><text:span text:style-name="T296_157"><text:s/></text:span><text:span text:style-name="T296_158">as</text:span><text:span text:style-name="T296_159"><text:s/></text:span><text:span text:style-name="T296_160">the</text:span><text:span text:style-name="T296_161"><text:s/></text:span><text:span text:style-name="T296_162">phrase</text:span><text:span text:style-name="T296_163"><text:s/>"</text:span><text:span text:style-name="T296_164">resource</text:span><text:span text:style-name="T296_165"><text:s/></text:span><text:span text:style-name="T296_166">management</text:span><text:span text:style-name="T296_167">".<text:s/></text:span><text:span text:style-name="T296_168">I</text:span><text:span text:style-name="T296_169"><text:s/></text:span><text:span text:style-name="T296_170">will</text:span><text:span text:style-name="T296_171"><text:s/></text:span><text:span text:style-name="T296_172">briefly</text:span><text:span text:style-name="T296_173"><text:s/></text:span><text:span text:style-name="T296_174">outline</text:span><text:span text:style-name="T296_175"><text:s/></text:span><text:span text:style-name="T296_176">where</text:span><text:span text:style-name="T296_177"><text:s/></text:span><text:span text:style-name="T296_178">I</text:span><text:span text:style-name="T296_179">'</text:span><text:span text:style-name="T296_180">m</text:span><text:span text:style-name="T296_181"><text:s/></text:span><text:span text:style-name="T296_182">going</text:span><text:span text:style-name="T296_183"><text:s/></text:span><text:span text:style-name="T296_184">with</text:span><text:span text:style-name="T296_185"><text:s/></text:span><text:span text:style-name="T296_186">this</text:span><text:span text:style-name="T296_187">.</text:span></text:p>
      <text:p text:style-name="P297"/>
      <text:p text:style-name="P298"><text:span text:style-name="T298_1">The</text:span><text:span text:style-name="T298_2"><text:s/></text:span><text:span text:style-name="T298_3">space</text:span><text:span text:style-name="T298_4"><text:s/></text:span><text:span text:style-name="T298_5">competition</text:span><text:span text:style-name="T298_6"><text:s/></text:span><text:span text:style-name="T298_7">is</text:span><text:span text:style-name="T298_8"><text:s/></text:span><text:span text:style-name="T298_9">what</text:span><text:span text:style-name="T298_10"><text:s/></text:span><text:span text:style-name="T298_11">really</text:span><text:span text:style-name="T298_12"><text:s/></text:span><text:span text:style-name="T298_13">got</text:span><text:span text:style-name="T298_14"><text:s/></text:span><text:span text:style-name="T298_15">me</text:span><text:span text:style-name="T298_16"><text:s/></text:span><text:span text:style-name="T298_17">thinking</text:span><text:span text:style-name="T298_18"><text:s/></text:span><text:span text:style-name="T298_19">about</text:span><text:span text:style-name="T298_20"><text:s/></text:span><text:span text:style-name="T298_21">this</text:span><text:span text:style-name="T298_22">,<text:s/></text:span><text:span text:style-name="T298_23">because</text:span><text:span text:style-name="T298_24"><text:s/></text:span><text:span text:style-name="T298_25">I</text:span><text:span text:style-name="T298_26"><text:s/></text:span><text:span text:style-name="T298_27">wanted</text:span><text:span text:style-name="T298_28"><text:s/></text:span><text:span text:style-name="T298_29">to</text:span><text:span text:style-name="T298_30"><text:s/></text:span><text:span text:style-name="T298_31">know</text:span><text:span text:style-name="T298_32"><text:s/></text:span><text:span text:style-name="T298_33">what</text:span><text:span text:style-name="T298_34"><text:s/>"</text:span><text:span text:style-name="T298_35">use</text:span><text:span text:style-name="T298_36">"<text:s/></text:span><text:span text:style-name="T298_37">netention</text:span><text:span text:style-name="T298_38"><text:s/></text:span><text:span text:style-name="T298_39">could</text:span><text:span text:style-name="T298_40"><text:s/></text:span><text:span text:style-name="T298_41">best</text:span><text:span text:style-name="T298_42"><text:s/></text:span><text:span text:style-name="T298_43">serve</text:span><text:span text:style-name="T298_44"><text:s/></text:span><text:span text:style-name="T298_45">to</text:span><text:span text:style-name="T298_46"><text:s/></text:span><text:span text:style-name="T298_47">an</text:span><text:span text:style-name="T298_48"><text:s/></text:span><text:span text:style-name="T298_49">upcoming</text:span><text:span text:style-name="T298_50"><text:s/></text:span><text:span text:style-name="T298_51">mission</text:span><text:span text:style-name="T298_52"><text:s/></text:span><text:span text:style-name="T298_53">off</text:span><text:span text:style-name="T298_54">-</text:span><text:span text:style-name="T298_55">world</text:span><text:span text:style-name="T298_56">.<text:s/></text:span><text:span text:style-name="T298_57">The</text:span><text:span text:style-name="T298_58"><text:s/></text:span><text:span text:style-name="T298_59">most</text:span><text:span text:style-name="T298_60"><text:s/></text:span><text:span text:style-name="T298_61">important</text:span><text:span text:style-name="T298_62"><text:s/></text:span><text:span text:style-name="T298_63">factor</text:span><text:span text:style-name="T298_64"><text:s/></text:span><text:span text:style-name="T298_65">in</text:span><text:span text:style-name="T298_66"><text:s/></text:span><text:span text:style-name="T298_67">the</text:span><text:span text:style-name="T298_68"><text:s/></text:span><text:span text:style-name="T298_69">survival</text:span><text:span text:style-name="T298_70"><text:s/></text:span><text:span text:style-name="T298_71">of</text:span><text:span text:style-name="T298_72"><text:s/></text:span><text:span text:style-name="T298_73">a</text:span><text:span text:style-name="T298_74"><text:s/></text:span><text:span text:style-name="T298_75">group</text:span><text:span text:style-name="T298_76"><text:s/></text:span><text:span text:style-name="T298_77">of</text:span><text:span text:style-name="T298_78"><text:s/></text:span><text:span text:style-name="T298_79">people</text:span><text:span text:style-name="T298_80"><text:s/></text:span><text:span text:style-name="T298_81">is</text:span><text:span text:style-name="T298_82"><text:s/></text:span><text:span text:style-name="T298_83">inter</text:span><text:span text:style-name="T298_84">-<text:s/></text:span><text:span text:style-name="T298_85">and</text:span><text:span text:style-name="T298_86"><text:s/></text:span><text:span text:style-name="T298_87">intra</text:span><text:span text:style-name="T298_88">-</text:span><text:span text:style-name="T298_89">personal</text:span><text:span text:style-name="T298_90"><text:s/></text:span><text:span text:style-name="T298_91">dynamics</text:span><text:span text:style-name="T298_92">.<text:s/></text:span><text:span text:style-name="T298_93">No</text:span><text:span text:style-name="T298_94"><text:s/></text:span><text:span text:style-name="T298_95">matter</text:span><text:span text:style-name="T298_96"><text:s/></text:span><text:span text:style-name="T298_97">how</text:span><text:span text:style-name="T298_98"><text:s/></text:span><text:span text:style-name="T298_99">skilled</text:span><text:span text:style-name="T298_100"><text:s/></text:span><text:span text:style-name="T298_101">the</text:span><text:span text:style-name="T298_102"><text:s/></text:span><text:span text:style-name="T298_103">individuals</text:span><text:span text:style-name="T298_104"><text:s/></text:span><text:span text:style-name="T298_105">are</text:span><text:span text:style-name="T298_106">,<text:s/></text:span><text:span text:style-name="T298_107">the</text:span><text:span text:style-name="T298_108"><text:s/></text:span><text:span text:style-name="T298_109">mission</text:span><text:span text:style-name="T298_110"><text:s/></text:span><text:span text:style-name="T298_111">cannot</text:span><text:span text:style-name="T298_112"><text:s/></text:span><text:span text:style-name="T298_113">be</text:span><text:span text:style-name="T298_114"><text:s/></text:span><text:span text:style-name="T298_115">accomplished</text:span><text:span text:style-name="T298_116"><text:s/></text:span><text:span text:style-name="T298_117">without</text:span><text:span text:style-name="T298_118"><text:s/></text:span><text:span text:style-name="T298_119">a</text:span><text:span text:style-name="T298_120"><text:s/></text:span><text:span text:style-name="T298_121">harmony</text:span><text:span text:style-name="T298_122"><text:s/></text:span><text:span text:style-name="T298_123">of</text:span><text:span text:style-name="T298_124"><text:s/></text:span><text:span text:style-name="T298_125">interaction</text:span><text:span text:style-name="T298_126"><text:s/></text:span><text:span text:style-name="T298_127">between</text:span><text:span text:style-name="T298_128"><text:s/></text:span><text:span text:style-name="T298_129">each</text:span><text:span text:style-name="T298_130"><text:s/></text:span><text:span text:style-name="T298_131">unit</text:span><text:span text:style-name="T298_132"><text:s/></text:span><text:span text:style-name="T298_133">in</text:span><text:span text:style-name="T298_134"><text:s/></text:span><text:span text:style-name="T298_135">the</text:span><text:span text:style-name="T298_136"><text:s/></text:span><text:span text:style-name="T298_137">team</text:span><text:span text:style-name="T298_138">.<text:s/></text:span><text:span text:style-name="T298_139">So</text:span><text:span text:style-name="T298_140">,<text:s/></text:span><text:span text:style-name="T298_141">how</text:span><text:span text:style-name="T298_142"><text:s/></text:span><text:span text:style-name="T298_143">do</text:span><text:span text:style-name="T298_144"><text:s/></text:span><text:span text:style-name="T298_145">you</text:span><text:span text:style-name="T298_146"><text:s/>'</text:span><text:span text:style-name="T298_147">ensure</text:span><text:span text:style-name="T298_148">'<text:s/></text:span><text:span text:style-name="T298_149">this</text:span><text:span text:style-name="T298_150"><text:s/></text:span><text:span text:style-name="T298_151">harmony</text:span><text:span text:style-name="T298_152">?</text:span></text:p>
      <text:p text:style-name="P299"/>
      <text:p text:style-name="P300"><text:span text:style-name="T300_1">Put</text:span><text:span text:style-name="T300_2"><text:s/></text:span><text:span text:style-name="T300_3">the</text:span><text:span text:style-name="T300_4"><text:s/></text:span><text:span text:style-name="T300_5">right</text:span><text:span text:style-name="T300_6"><text:s/></text:span><text:span text:style-name="T300_7">group</text:span><text:span text:style-name="T300_8"><text:s/></text:span><text:span text:style-name="T300_9">of</text:span><text:span text:style-name="T300_10"><text:s/></text:span><text:span text:style-name="T300_11">people</text:span><text:span text:style-name="T300_12"><text:s/></text:span><text:span text:style-name="T300_13">together</text:span><text:span text:style-name="T300_14">;<text:s/></text:span><text:span text:style-name="T300_15">people</text:span><text:span text:style-name="T300_16"><text:s/></text:span><text:span text:style-name="T300_17">who</text:span><text:span text:style-name="T300_18"><text:s/></text:span><text:span text:style-name="T300_19">will</text:span><text:span text:style-name="T300_20"><text:s/>"</text:span><text:span text:style-name="T300_21">naturally</text:span><text:span text:style-name="T300_22">"<text:s/></text:span><text:span text:style-name="T300_23">enjoy</text:span><text:span text:style-name="T300_24"><text:s/></text:span><text:span text:style-name="T300_25">each</text:span><text:span text:style-name="T300_26"><text:s/></text:span><text:span text:style-name="T300_27">other</text:span><text:span text:style-name="T300_28">'</text:span><text:span text:style-name="T300_29">s</text:span><text:span text:style-name="T300_30"><text:s/></text:span><text:span text:style-name="T300_31">company</text:span><text:span text:style-name="T300_32"><text:s/></text:span><text:span text:style-name="T300_33">and</text:span><text:span text:style-name="T300_34"><text:s/></text:span><text:span text:style-name="T300_35">look</text:span><text:span text:style-name="T300_36"><text:s/></text:span><text:span text:style-name="T300_37">out</text:span><text:span text:style-name="T300_38"><text:s/></text:span><text:span text:style-name="T300_39">for</text:span><text:span text:style-name="T300_40"><text:s/></text:span><text:span text:style-name="T300_41">one</text:span><text:span text:style-name="T300_42"><text:s/></text:span><text:span text:style-name="T300_43">another</text:span><text:span text:style-name="T300_44">,<text:s/></text:span><text:span text:style-name="T300_45">based</text:span><text:span text:style-name="T300_46"><text:s/></text:span><text:span text:style-name="T300_47">on</text:span><text:span text:style-name="T300_48"><text:s/></text:span><text:span text:style-name="T300_49">mutual</text:span><text:span text:style-name="T300_50"><text:s/></text:span><text:span text:style-name="T300_51">understanding</text:span><text:span text:style-name="T300_52"><text:s/></text:span><text:span text:style-name="T300_53">and</text:span><text:span text:style-name="T300_54"><text:s/></text:span><text:span text:style-name="T300_55">empathy</text:span><text:span text:style-name="T300_56">.<text:s/></text:span><text:span text:style-name="T300_57">How</text:span><text:span text:style-name="T300_58"><text:s/></text:span><text:span text:style-name="T300_59">do</text:span><text:span text:style-name="T300_60"><text:s/></text:span><text:span text:style-name="T300_61">you</text:span><text:span text:style-name="T300_62"><text:s/></text:span><text:span text:style-name="T300_63">find</text:span><text:span text:style-name="T300_64"><text:s/></text:span><text:span text:style-name="T300_65">the</text:span><text:span text:style-name="T300_66"><text:s/>"</text:span><text:span text:style-name="T300_67">right</text:span><text:span text:style-name="T300_68">"<text:s/></text:span><text:span text:style-name="T300_69">group</text:span><text:span text:style-name="T300_70"><text:s/></text:span><text:span text:style-name="T300_71">of</text:span><text:span text:style-name="T300_72"><text:s/></text:span><text:span text:style-name="T300_73">people</text:span><text:span text:style-name="T300_74">?<text:s/></text:span><text:span text:style-name="T300_75">Have</text:span><text:span text:style-name="T300_76"><text:s/></text:span><text:span text:style-name="T300_77">a</text:span><text:span text:style-name="T300_78"><text:s/></text:span><text:span text:style-name="T300_79">bunch</text:span><text:span text:style-name="T300_80"><text:s/></text:span><text:span text:style-name="T300_81">of</text:span><text:span text:style-name="T300_82"><text:s/></text:span><text:span text:style-name="T300_83">people</text:span><text:span text:style-name="T300_84"><text:s/></text:span><text:span text:style-name="T300_85">who</text:span><text:span text:style-name="T300_86"><text:s/></text:span><text:span text:style-name="T300_87">are</text:span><text:span text:style-name="T300_88"><text:s/></text:span><text:span text:style-name="T300_89">interested</text:span><text:span text:style-name="T300_90"><text:s/></text:span><text:span text:style-name="T300_91">in</text:span><text:span text:style-name="T300_92"><text:s/></text:span><text:span text:style-name="T300_93">being</text:span><text:span text:style-name="T300_94"><text:s/></text:span><text:span text:style-name="T300_95">part</text:span><text:span text:style-name="T300_96"><text:s/></text:span><text:span text:style-name="T300_97">of</text:span><text:span text:style-name="T300_98"><text:s/></text:span><text:span text:style-name="T300_99">this</text:span><text:span text:style-name="T300_100"><text:s/></text:span><text:span text:style-name="T300_101">supposed</text:span><text:span text:style-name="T300_102"><text:s/></text:span><text:span text:style-name="T300_103">mission</text:span><text:span text:style-name="T300_104"><text:s/></text:span><text:span text:style-name="T300_105">interact</text:span><text:span text:style-name="T300_106"><text:s/></text:span><text:span text:style-name="T300_107">within</text:span><text:span text:style-name="T300_108"><text:s/></text:span><text:span text:style-name="T300_109">a</text:span><text:span text:style-name="T300_110"><text:s/></text:span><text:span text:style-name="T300_111">common</text:span><text:span text:style-name="T300_112"><text:s/></text:span><text:span text:style-name="T300_113">system</text:span><text:span text:style-name="T300_114">,<text:s/></text:span><text:span text:style-name="T300_115">Netention</text:span><text:span text:style-name="T300_116">,<text:s/></text:span><text:span text:style-name="T300_117">which</text:span><text:span text:style-name="T300_118"><text:s/></text:span><text:span text:style-name="T300_119">will</text:span><text:span text:style-name="T300_120"><text:s/></text:span><text:span text:style-name="T300_121">both</text:span><text:span text:style-name="T300_122"><text:s/></text:span><text:span text:style-name="T300_123">facilitate</text:span><text:span text:style-name="T300_124"><text:s/></text:span><text:span text:style-name="T300_125">some</text:span><text:span text:style-name="T300_126"><text:s/></text:span><text:span text:style-name="T300_127">level</text:span><text:span text:style-name="T300_128"><text:s/></text:span><text:span text:style-name="T300_129">of</text:span><text:span text:style-name="T300_130"><text:s/></text:span><text:span text:style-name="T300_131">simulation</text:span><text:span text:style-name="T300_132"><text:s/></text:span><text:span text:style-name="T300_133">of</text:span><text:span text:style-name="T300_134"><text:s/></text:span><text:span text:style-name="T300_135">the</text:span><text:span text:style-name="T300_136"><text:s/></text:span><text:span text:style-name="T300_137">kinds</text:span><text:span text:style-name="T300_138"><text:s/></text:span><text:span text:style-name="T300_139">of</text:span><text:span text:style-name="T300_140"><text:s/></text:span><text:span text:style-name="T300_141">events</text:span><text:span text:style-name="T300_142">(</text:span><text:span text:style-name="T300_143">problems</text:span><text:span text:style-name="T300_144">)<text:s/></text:span><text:span text:style-name="T300_145">that</text:span><text:span text:style-name="T300_146"><text:s/></text:span><text:span text:style-name="T300_147">these</text:span><text:span text:style-name="T300_148"><text:s/></text:span><text:span text:style-name="T300_149">potential</text:span><text:span text:style-name="T300_150"><text:s/></text:span><text:span text:style-name="T300_151">team</text:span><text:span text:style-name="T300_152">-</text:span><text:span text:style-name="T300_153">mates</text:span><text:span text:style-name="T300_154"><text:s/></text:span><text:span text:style-name="T300_155">will</text:span><text:span text:style-name="T300_156"><text:s/></text:span><text:span text:style-name="T300_157">encounter</text:span><text:span text:style-name="T300_158"><text:s/></text:span><text:span text:style-name="T300_159">together</text:span><text:span text:style-name="T300_160"><text:s/></text:span><text:span text:style-name="T300_161">and</text:span><text:span text:style-name="T300_162"><text:s/></text:span><text:span text:style-name="T300_163">then</text:span><text:span text:style-name="T300_164">,<text:s/></text:span><text:span text:style-name="T300_165">based</text:span><text:span text:style-name="T300_166"><text:s/></text:span><text:span text:style-name="T300_167">on</text:span><text:span text:style-name="T300_168"><text:s/></text:span><text:span text:style-name="T300_169">the</text:span><text:span text:style-name="T300_170"><text:s/></text:span><text:span text:style-name="T300_171">patterns</text:span><text:span text:style-name="T300_172"><text:s/></text:span><text:span text:style-name="T300_173">of</text:span><text:span text:style-name="T300_174"><text:s/></text:span><text:span text:style-name="T300_175">interaction</text:span><text:span text:style-name="T300_176">,<text:s/></text:span><text:span text:style-name="T300_177">suggest</text:span><text:span text:style-name="T300_178"><text:s/></text:span><text:span text:style-name="T300_179">an</text:span><text:span text:style-name="T300_180"><text:s/></text:span><text:span text:style-name="T300_181">optimal</text:span><text:span text:style-name="T300_182"><text:s/></text:span><text:span text:style-name="T300_183">cohort</text:span><text:span text:style-name="T300_184"><text:s/></text:span><text:span text:style-name="T300_185">group</text:span><text:span text:style-name="T300_186">.</text:span></text:p>
      <text:p text:style-name="P301"/>
      <text:p text:style-name="P302"><text:span text:style-name="T302_1">Here</text:span><text:span text:style-name="T302_2"><text:s/></text:span><text:span text:style-name="T302_3">we</text:span><text:span text:style-name="T302_4"><text:s/></text:span><text:span text:style-name="T302_5">are</text:span><text:span text:style-name="T302_6"><text:s/></text:span><text:span text:style-name="T302_7">getting</text:span><text:span text:style-name="T302_8"><text:s/></text:span><text:span text:style-name="T302_9">into</text:span><text:span text:style-name="T302_10"><text:s/></text:span><text:span text:style-name="T302_11">the</text:span><text:span text:style-name="T302_12"><text:s/></text:span><text:span text:style-name="T302_13">re</text:span><text:span text:style-name="T302_14">-</text:span><text:span text:style-name="T302_15">directing</text:span><text:span text:style-name="T302_16"><text:s/></text:span><text:span text:style-name="T302_17">of</text:span><text:span text:style-name="T302_18"><text:s/></text:span><text:span text:style-name="T302_19">people</text:span><text:span text:style-name="T302_20">'</text:span><text:span text:style-name="T302_21">s</text:span><text:span text:style-name="T302_22"><text:s/></text:span><text:span text:style-name="T302_23">lives</text:span><text:span text:style-name="T302_24"><text:s/></text:span><text:span text:style-name="T302_25">through</text:span><text:span text:style-name="T302_26"><text:s/>"</text:span><text:span text:style-name="T302_27">suggestion</text:span><text:span text:style-name="T302_28">"<text:s/></text:span><text:span text:style-name="T302_29">which</text:span><text:span text:style-name="T302_30"><text:s/></text:span><text:span text:style-name="T302_31">is</text:span><text:span text:style-name="T302_32"><text:s/></text:span><text:span text:style-name="T302_33">a</text:span><text:span text:style-name="T302_34"><text:s/></text:span><text:span text:style-name="T302_35">tricky</text:span><text:span text:style-name="T302_36"><text:s/></text:span><text:span text:style-name="T302_37">area</text:span><text:span text:style-name="T302_38">.<text:s/></text:span><text:span text:style-name="T302_39">This</text:span><text:span text:style-name="T302_40"><text:s/></text:span><text:span text:style-name="T302_41">is</text:span><text:span text:style-name="T302_42"><text:s/></text:span><text:span text:style-name="T302_43">why</text:span><text:span text:style-name="T302_44">,<text:s/></text:span><text:span text:style-name="T302_45">in</text:span><text:span text:style-name="T302_46"><text:s/></text:span><text:span text:style-name="T302_47">order</text:span><text:span text:style-name="T302_48"><text:s/></text:span><text:span text:style-name="T302_49">to</text:span><text:span text:style-name="T302_50"><text:s/></text:span><text:span text:style-name="T302_51">not</text:span><text:span text:style-name="T302_52"><text:s/></text:span><text:span text:style-name="T302_53">be</text:span><text:span text:style-name="T302_54"><text:s/></text:span><text:span text:style-name="T302_55">evil</text:span><text:span text:style-name="T302_56">,<text:s/></text:span><text:span text:style-name="T302_57">the</text:span><text:span text:style-name="T302_58"><text:s/></text:span><text:span text:style-name="T302_59">participants</text:span><text:span text:style-name="T302_60"><text:s/></text:span><text:span text:style-name="T302_61">must</text:span><text:span text:style-name="T302_62">,<text:s/></text:span><text:span text:style-name="T302_63">at</text:span><text:span text:style-name="T302_64"><text:s/></text:span><text:span text:style-name="T302_65">all</text:span><text:span text:style-name="T302_66"><text:s/></text:span><text:span text:style-name="T302_67">times</text:span><text:span text:style-name="T302_68">,<text:s/></text:span><text:span text:style-name="T302_69">be</text:span><text:span text:style-name="T302_70"><text:s/></text:span><text:span text:style-name="T302_71">aware</text:span><text:span text:style-name="T302_72"><text:s/></text:span><text:span text:style-name="T302_73">of</text:span><text:span text:style-name="T302_74"><text:s/></text:span><text:span text:style-name="T302_75">the</text:span><text:span text:style-name="T302_76"><text:s/></text:span><text:span text:style-name="T302_77">context</text:span><text:span text:style-name="T302_78"><text:s/></text:span><text:span text:style-name="T302_79">in</text:span><text:span text:style-name="T302_80"><text:s/></text:span><text:span text:style-name="T302_81">which</text:span><text:span text:style-name="T302_82"><text:s/></text:span><text:span text:style-name="T302_83">they</text:span><text:span text:style-name="T302_84"><text:s/></text:span><text:span text:style-name="T302_85">are</text:span><text:span text:style-name="T302_86"><text:s/></text:span><text:span text:style-name="T302_87">participating</text:span><text:span text:style-name="T302_88">.”</text:span></text:p>
      <text:p text:style-name="P303"/>
      <text:p text:style-name="P304"><text:span text:style-name="T304_1">Netention</text:span><text:span text:style-name="T304_2"><text:s/></text:span><text:span text:style-name="T304_3">is</text:span><text:span text:style-name="T304_4"><text:s/></text:span><text:span text:style-name="T304_5">basically</text:span><text:span text:style-name="T304_6"><text:s/></text:span><text:span text:style-name="T304_7">a</text:span><text:span text:style-name="T304_8"><text:s/></text:span><text:span text:style-name="T304_9">tool</text:span><text:span text:style-name="T304_10"><text:s/></text:span><text:span text:style-name="T304_11">for</text:span><text:span text:style-name="T304_12"><text:s/></text:span><text:span text:style-name="T304_13">forming</text:span><text:span text:style-name="T304_14"><text:s/></text:span><text:span text:style-name="T304_15">group</text:span><text:span text:style-name="T304_16"><text:s/></text:span><text:span text:style-name="T304_17">minds</text:span><text:span text:style-name="T304_18"><text:s/></text:span><text:span text:style-name="T304_19">in</text:span><text:span text:style-name="T304_20"><text:s/></text:span><text:span text:style-name="T304_21">a</text:span><text:span text:style-name="T304_22"><text:s/></text:span><text:span text:style-name="T304_23">deep</text:span><text:span text:style-name="T304_24"><text:s/></text:span><text:span text:style-name="T304_25">way</text:span><text:span text:style-name="T304_26">.<text:s text:c="2"/></text:span><text:span text:style-name="T304_27">people</text:span><text:span text:style-name="T304_28"><text:s/></text:span><text:span text:style-name="T304_29">concerned</text:span><text:span text:style-name="T304_30"><text:s/></text:span><text:span text:style-name="T304_31">about</text:span><text:span text:style-name="T304_32"><text:s/></text:span><text:span text:style-name="T304_33">privacy</text:span><text:span text:style-name="T304_34"><text:s/></text:span><text:span text:style-name="T304_35">from</text:span><text:span text:style-name="T304_36"><text:s/></text:span><text:span text:style-name="T304_37">a</text:span><text:span text:style-name="T304_38"><text:s/></text:span><text:span text:style-name="T304_39">facebook</text:span><text:span text:style-name="T304_40"><text:s/></text:span><text:span text:style-name="T304_41">perspective</text:span><text:span text:style-name="T304_42"><text:s/></text:span><text:span text:style-name="T304_43">may</text:span><text:span text:style-name="T304_44"><text:s/></text:span><text:span text:style-name="T304_45">overlook</text:span><text:span text:style-name="T304_46"><text:s/></text:span><text:span text:style-name="T304_47">the</text:span><text:span text:style-name="T304_48"><text:s/></text:span><text:span text:style-name="T304_49">best</text:span><text:span text:style-name="T304_50"><text:s/></text:span><text:span text:style-name="T304_51">ways</text:span><text:span text:style-name="T304_52"><text:s/></text:span><text:span text:style-name="T304_53">netention</text:span><text:span text:style-name="T304_54"><text:s/></text:span><text:span text:style-name="T304_55">can</text:span><text:span text:style-name="T304_56"><text:s/></text:span><text:span text:style-name="T304_57">be</text:span><text:span text:style-name="T304_58"><text:s/></text:span><text:span text:style-name="T304_59">used</text:span><text:span text:style-name="T304_60"><text:s/>-<text:s/></text:span><text:span text:style-name="T304_61">in</text:span><text:span text:style-name="T304_62"><text:s/></text:span><text:span text:style-name="T304_63">small</text:span><text:span text:style-name="T304_64"><text:s/></text:span><text:span text:style-name="T304_65">groups</text:span><text:span text:style-name="T304_66"><text:s/></text:span><text:span text:style-name="T304_67">of</text:span><text:span text:style-name="T304_68"><text:s/></text:span><text:span text:style-name="T304_69">people</text:span><text:span text:style-name="T304_70"><text:s/></text:span><text:span text:style-name="T304_71">that</text:span><text:span text:style-name="T304_72"><text:s/></text:span><text:span text:style-name="T304_73">already</text:span><text:span text:style-name="T304_74"><text:s/></text:span><text:span text:style-name="T304_75">have</text:span><text:span text:style-name="T304_76"><text:s/></text:span><text:span text:style-name="T304_77">implicit</text:span><text:span text:style-name="T304_78"><text:s/></text:span><text:span text:style-name="T304_79">trust</text:span><text:span text:style-name="T304_80">.<text:s text:c="2"/></text:span><text:span text:style-name="T304_81">i</text:span><text:span text:style-name="T304_82">'</text:span><text:span text:style-name="T304_83">ve</text:span><text:span text:style-name="T304_84"><text:s/></text:span><text:span text:style-name="T304_85">been</text:span><text:span text:style-name="T304_86"><text:s/></text:span><text:span text:style-name="T304_87">delaying</text:span><text:span text:style-name="T304_88"><text:s/></text:span><text:span text:style-name="T304_89">building</text:span><text:span text:style-name="T304_90"><text:s/></text:span><text:span text:style-name="T304_91">security</text:span><text:span text:style-name="T304_92"><text:s/></text:span><text:span text:style-name="T304_93">into</text:span><text:span text:style-name="T304_94"><text:s/></text:span><text:span text:style-name="T304_95">it</text:span><text:span text:style-name="T304_96"><text:s/></text:span><text:span text:style-name="T304_97">because</text:span><text:span text:style-name="T304_98"><text:s/></text:span><text:span text:style-name="T304_99">i</text:span><text:span text:style-name="T304_100"><text:s/></text:span><text:span text:style-name="T304_101">want</text:span><text:span text:style-name="T304_102"><text:s/></text:span><text:span text:style-name="T304_103">to</text:span><text:span text:style-name="T304_104"><text:s/></text:span><text:span text:style-name="T304_105">support</text:span><text:span text:style-name="T304_106"><text:s/></text:span><text:span text:style-name="T304_107">this</text:span><text:span text:style-name="T304_108"><text:s/></text:span><text:span text:style-name="T304_109">set</text:span><text:span text:style-name="T304_110"><text:s/></text:span><text:span text:style-name="T304_111">of</text:span><text:span text:style-name="T304_112"><text:s/></text:span><text:span text:style-name="T304_113">functionality</text:span><text:span text:style-name="T304_114"><text:s/></text:span><text:span text:style-name="T304_115">first</text:span><text:span text:style-name="T304_116">,<text:s/></text:span><text:span text:style-name="T304_117">and</text:span><text:span text:style-name="T304_118"><text:s/></text:span><text:span text:style-name="T304_119">because</text:span><text:span text:style-name="T304_120"><text:s/></text:span><text:span text:style-name="T304_121">it</text:span><text:span text:style-name="T304_122">'</text:span><text:span text:style-name="T304_123">s</text:span><text:span text:style-name="T304_124"><text:s/></text:span><text:span text:style-name="T304_125">easier</text:span><text:span text:style-name="T304_126"><text:s/></text:span><text:span text:style-name="T304_127">to</text:span><text:span text:style-name="T304_128"><text:s/></text:span><text:span text:style-name="T304_129">concentrate</text:span><text:span text:style-name="T304_130"><text:s/></text:span><text:span text:style-name="T304_131">on</text:span><text:span text:style-name="T304_132"><text:s/></text:span><text:span text:style-name="T304_133">the</text:span><text:span text:style-name="T304_134"><text:s/></text:span><text:span text:style-name="T304_135">UI</text:span><text:span text:style-name="T304_136">.<text:s text:c="2"/></text:span></text:p>
      <text:p text:style-name="P305"/>
      <text:p text:style-name="P306"><text:span text:style-name="T306_1">Though</text:span><text:span text:style-name="T306_2">,<text:s/></text:span><text:span text:style-name="T306_3">netention</text:span><text:span text:style-name="T306_4"><text:s/></text:span><text:span text:style-name="T306_5">does</text:span><text:span text:style-name="T306_6"><text:s/></text:span><text:span text:style-name="T306_7">offer</text:span><text:span text:style-name="T306_8"><text:s/></text:span><text:span text:style-name="T306_9">a</text:span><text:span text:style-name="T306_10"><text:s/></text:span><text:span text:style-name="T306_11">higher</text:span><text:span text:style-name="T306_12"><text:s/></text:span><text:span text:style-name="T306_13">degree</text:span><text:span text:style-name="T306_14"><text:s/></text:span><text:span text:style-name="T306_15">of</text:span><text:span text:style-name="T306_16"><text:s/></text:span><text:span text:style-name="T306_17">security</text:span><text:span text:style-name="T306_18"><text:s/></text:span><text:span text:style-name="T306_19">than</text:span><text:span text:style-name="T306_20"><text:s/></text:span><text:span text:style-name="T306_21">facebook</text:span><text:span text:style-name="T306_22"><text:s/></text:span><text:span text:style-name="T306_23">or</text:span><text:span text:style-name="T306_24"><text:s/></text:span><text:span text:style-name="T306_25">G</text:span><text:span text:style-name="T306_26">+<text:s/></text:span><text:span text:style-name="T306_27">by</text:span><text:span text:style-name="T306_28"><text:s/></text:span><text:span text:style-name="T306_29">the</text:span><text:span text:style-name="T306_30"><text:s/></text:span><text:span text:style-name="T306_31">simple</text:span><text:span text:style-name="T306_32"><text:s/></text:span><text:span text:style-name="T306_33">fact</text:span><text:span text:style-name="T306_34"><text:s/></text:span><text:span text:style-name="T306_35">that</text:span><text:span text:style-name="T306_36"><text:s/></text:span><text:span text:style-name="T306_37">you</text:span><text:span text:style-name="T306_38"><text:s/></text:span><text:span text:style-name="T306_39">can</text:span><text:span text:style-name="T306_40"><text:s/></text:span><text:span text:style-name="T306_41">run</text:span><text:span text:style-name="T306_42"><text:s/></text:span><text:span text:style-name="T306_43">it</text:span><text:span text:style-name="T306_44"><text:s/></text:span><text:span text:style-name="T306_45">on</text:span><text:span text:style-name="T306_46"><text:s/></text:span><text:span text:style-name="T306_47">your</text:span><text:span text:style-name="T306_48"><text:s/></text:span><text:span text:style-name="T306_49">own</text:span><text:span text:style-name="T306_50"><text:s/></text:span><text:span text:style-name="T306_51">server</text:span><text:span text:style-name="T306_52"><text:s/></text:span><text:span text:style-name="T306_53">which</text:span><text:span text:style-name="T306_54"><text:s/></text:span><text:span text:style-name="T306_55">you</text:span><text:span text:style-name="T306_56"><text:s/></text:span><text:span text:style-name="T306_57">can</text:span><text:span text:style-name="T306_58"><text:s/></text:span><text:span text:style-name="T306_59">seal</text:span><text:span text:style-name="T306_60"><text:s/></text:span><text:span text:style-name="T306_61">off</text:span><text:span text:style-name="T306_62"><text:s/></text:span><text:span text:style-name="T306_63">from</text:span><text:span text:style-name="T306_64"><text:s/></text:span><text:span text:style-name="T306_65">the</text:span><text:span text:style-name="T306_66"><text:s/></text:span><text:span text:style-name="T306_67">internet</text:span><text:span text:style-name="T306_68"><text:s/></text:span><text:span text:style-name="T306_69">by</text:span><text:span text:style-name="T306_70"><text:s/></text:span><text:span text:style-name="T306_71">arbitrary</text:span><text:span text:style-name="T306_72"><text:s/></text:span><text:span text:style-name="T306_73">levels</text:span><text:span text:style-name="T306_74"><text:s/></text:span><text:span text:style-name="T306_75">of</text:span><text:span text:style-name="T306_76"><text:s/></text:span><text:span text:style-name="T306_77">security</text:span><text:span text:style-name="T306_78"><text:s/>(</text:span><text:span text:style-name="T306_79">ex</text:span><text:span text:style-name="T306_80">:<text:s/></text:span><text:span text:style-name="T306_81">a</text:span><text:span text:style-name="T306_82"><text:s/></text:span><text:span text:style-name="T306_83">VPN</text:span><text:span text:style-name="T306_84"><text:s/></text:span><text:span text:style-name="T306_85">or</text:span><text:span text:style-name="T306_86"><text:s/></text:span><text:span text:style-name="T306_87">SSH</text:span><text:span text:style-name="T306_88"><text:s/></text:span><text:span text:style-name="T306_89">tunnel</text:span><text:span text:style-name="T306_90">).<text:s text:c="2"/></text:span><text:span text:style-name="T306_91">this</text:span><text:span text:style-name="T306_92"><text:s/></text:span><text:span text:style-name="T306_93">will</text:span><text:span text:style-name="T306_94"><text:s/></text:span><text:span text:style-name="T306_95">allow</text:span><text:span text:style-name="T306_96"><text:s/></text:span><text:span text:style-name="T306_97">people</text:span><text:span text:style-name="T306_98"><text:s/></text:span><text:span text:style-name="T306_99">to</text:span><text:span text:style-name="T306_100"><text:s/></text:span><text:span text:style-name="T306_101">store</text:span><text:span text:style-name="T306_102"><text:s/></text:span><text:span text:style-name="T306_103">intimate</text:span><text:span text:style-name="T306_104"><text:s/></text:span><text:span text:style-name="T306_105">details</text:span><text:span text:style-name="T306_106"><text:s/></text:span><text:span text:style-name="T306_107">of</text:span><text:span text:style-name="T306_108"><text:s/></text:span><text:span text:style-name="T306_109">their</text:span><text:span text:style-name="T306_110"><text:s/></text:span><text:span text:style-name="T306_111">life</text:span><text:span text:style-name="T306_112"><text:s/></text:span><text:span text:style-name="T306_113">that</text:span><text:span text:style-name="T306_114"><text:s/></text:span><text:span text:style-name="T306_115">they</text:span><text:span text:style-name="T306_116"><text:s/></text:span><text:span text:style-name="T306_117">ordinarily</text:span><text:span text:style-name="T306_118"><text:s/></text:span><text:span text:style-name="T306_119">wouldnt</text:span><text:span text:style-name="T306_120"><text:s/></text:span><text:span text:style-name="T306_121">feel</text:span><text:span text:style-name="T306_122"><text:s/></text:span><text:span text:style-name="T306_123">comfortable</text:span><text:span text:style-name="T306_124"><text:s/></text:span><text:span text:style-name="T306_125">sharing</text:span><text:span text:style-name="T306_126"><text:s/></text:span><text:span text:style-name="T306_127">on</text:span><text:span text:style-name="T306_128"><text:s/></text:span><text:span text:style-name="T306_129">a</text:span><text:span text:style-name="T306_130"><text:s/></text:span><text:span text:style-name="T306_131">public</text:span><text:span text:style-name="T306_132"><text:s/></text:span><text:span text:style-name="T306_133">network</text:span><text:span text:style-name="T306_134">,<text:s/></text:span><text:span text:style-name="T306_135">even</text:span><text:span text:style-name="T306_136"><text:s/></text:span><text:span text:style-name="T306_137">if</text:span><text:span text:style-name="T306_138"><text:s/></text:span><text:span text:style-name="T306_139">it</text:span><text:span text:style-name="T306_140"><text:s/></text:span><text:span text:style-name="T306_141">did</text:span><text:span text:style-name="T306_142"><text:s/></text:span><text:span text:style-name="T306_143">promise</text:span><text:span text:style-name="T306_144"><text:s/></text:span><text:span text:style-name="T306_145">some</text:span><text:span text:style-name="T306_146"><text:s/></text:span><text:span text:style-name="T306_147">form</text:span><text:span text:style-name="T306_148"><text:s/></text:span><text:span text:style-name="T306_149">of</text:span><text:span text:style-name="T306_150"><text:s/></text:span><text:span text:style-name="T306_151">privacy</text:span><text:span text:style-name="T306_152"><text:s/></text:span><text:span text:style-name="T306_153">or</text:span><text:span text:style-name="T306_154"><text:s/></text:span><text:span text:style-name="T306_155">anonymity</text:span><text:span text:style-name="T306_156"><text:s/>-<text:s/></text:span><text:span text:style-name="T306_157">since</text:span><text:span text:style-name="T306_158"><text:s/></text:span><text:span text:style-name="T306_159">they</text:span><text:span text:style-name="T306_160"><text:s/></text:span><text:span text:style-name="T306_161">could</text:span><text:span text:style-name="T306_162"><text:s/></text:span><text:span text:style-name="T306_163">compromise</text:span><text:span text:style-name="T306_164"><text:s/></text:span><text:span text:style-name="T306_165">it</text:span><text:span text:style-name="T306_166"><text:s/></text:span><text:span text:style-name="T306_167">at</text:span><text:span text:style-name="T306_168"><text:s/></text:span><text:span text:style-name="T306_169">any</text:span><text:span text:style-name="T306_170"><text:s/></text:span><text:span text:style-name="T306_171">time</text:span><text:span text:style-name="T306_172"><text:s/></text:span><text:span text:style-name="T306_173">since</text:span><text:span text:style-name="T306_174"><text:s/></text:span><text:span text:style-name="T306_175">their</text:span><text:span text:style-name="T306_176"><text:s/></text:span><text:span text:style-name="T306_177">software</text:span><text:span text:style-name="T306_178"><text:s/></text:span><text:span text:style-name="T306_179">is</text:span><text:span text:style-name="T306_180"><text:s/></text:span><text:span text:style-name="T306_181">out</text:span><text:span text:style-name="T306_182"><text:s/></text:span><text:span text:style-name="T306_183">of</text:span><text:span text:style-name="T306_184"><text:s/></text:span><text:span text:style-name="T306_185">your</text:span><text:span text:style-name="T306_186"><text:s/></text:span><text:span text:style-name="T306_187">control</text:span><text:span text:style-name="T306_188">.</text:span></text:p>
      <text:p text:style-name="P307"/>
      <text:p text:style-name="P308"><text:span text:style-name="T308_1">Some</text:span><text:span text:style-name="T308_2"><text:s/></text:span><text:span text:style-name="T308_3">have</text:span><text:span text:style-name="T308_4"><text:s/></text:span><text:span text:style-name="T308_5">commented</text:span><text:span text:style-name="T308_6"><text:s/></text:span><text:span text:style-name="T308_7">after</text:span><text:span text:style-name="T308_8"><text:s/></text:span><text:span text:style-name="T308_9">reviewing</text:span><text:span text:style-name="T308_10"><text:s/></text:span><text:span text:style-name="T308_11">netention</text:span><text:span text:style-name="T308_12"><text:s/></text:span><text:span text:style-name="T308_13">that</text:span><text:span text:style-name="T308_14"><text:s/></text:span><text:span text:style-name="T308_15">it</text:span><text:span text:style-name="T308_16"><text:s/></text:span><text:span text:style-name="T308_17">encourages</text:span><text:span text:style-name="T308_18"><text:s/></text:span><text:span text:style-name="T308_19">selfishness</text:span><text:span text:style-name="T308_20"><text:s/></text:span><text:span text:style-name="T308_21">and</text:span><text:span text:style-name="T308_22"><text:s/></text:span><text:span text:style-name="T308_23">narcissism</text:span><text:span text:style-name="T308_24"><text:s/></text:span><text:span text:style-name="T308_25">in</text:span><text:span text:style-name="T308_26"><text:s/></text:span><text:span text:style-name="T308_27">the</text:span><text:span text:style-name="T308_28"><text:s/></text:span><text:span text:style-name="T308_29">way</text:span><text:span text:style-name="T308_30"><text:s/></text:span><text:span text:style-name="T308_31">that</text:span><text:span text:style-name="T308_32"><text:s/></text:span><text:span text:style-name="T308_33">people</text:span><text:span text:style-name="T308_34"><text:s/></text:span><text:span text:style-name="T308_35">tweet</text:span><text:span text:style-name="T308_36"><text:s/></text:span><text:span text:style-name="T308_37">or</text:span><text:span text:style-name="T308_38"><text:s/></text:span><text:span text:style-name="T308_39">blog</text:span><text:span text:style-name="T308_40"><text:s/></text:span><text:span text:style-name="T308_41">about</text:span><text:span text:style-name="T308_42"><text:s/></text:span><text:span text:style-name="T308_43">every</text:span><text:span text:style-name="T308_44"><text:s/></text:span><text:span text:style-name="T308_45">little</text:span><text:span text:style-name="T308_46"><text:s/></text:span><text:span text:style-name="T308_47">detail</text:span><text:span text:style-name="T308_48"><text:s/></text:span><text:span text:style-name="T308_49">of</text:span><text:span text:style-name="T308_50"><text:s/></text:span><text:span text:style-name="T308_51">their</text:span><text:span text:style-name="T308_52"><text:s/></text:span><text:span text:style-name="T308_53">life</text:span><text:span text:style-name="T308_54">.<text:s text:c="2"/></text:span><text:span text:style-name="T308_55">this</text:span><text:span text:style-name="T308_56"><text:s/></text:span><text:span text:style-name="T308_57">is</text:span><text:span text:style-name="T308_58"><text:s/></text:span><text:span text:style-name="T308_59">true</text:span><text:span text:style-name="T308_60"><text:s/></text:span><text:span text:style-name="T308_61">but</text:span><text:span text:style-name="T308_62"><text:s/></text:span><text:span text:style-name="T308_63">only</text:span><text:span text:style-name="T308_64"><text:s/></text:span><text:span text:style-name="T308_65">if</text:span><text:span text:style-name="T308_66"><text:s/></text:span><text:span text:style-name="T308_67">you</text:span><text:span text:style-name="T308_68"><text:s/></text:span><text:span text:style-name="T308_69">decide</text:span><text:span text:style-name="T308_70"><text:s/></text:span><text:span text:style-name="T308_71">to</text:span><text:span text:style-name="T308_72"><text:s/></text:span><text:span text:style-name="T308_73">share</text:span><text:span text:style-name="T308_74"><text:s/></text:span><text:span text:style-name="T308_75">that</text:span><text:span text:style-name="T308_76"><text:s/></text:span><text:span text:style-name="T308_77">data</text:span><text:span text:style-name="T308_78"><text:s/></text:span><text:span text:style-name="T308_79">with</text:span><text:span text:style-name="T308_80"><text:s/></text:span><text:span text:style-name="T308_81">others</text:span><text:span text:style-name="T308_82">,<text:s/></text:span><text:span text:style-name="T308_83">rather</text:span><text:span text:style-name="T308_84"><text:s/></text:span><text:span text:style-name="T308_85">than</text:span><text:span text:style-name="T308_86"><text:s/></text:span><text:span text:style-name="T308_87">harvesting</text:span><text:span text:style-name="T308_88"><text:s/></text:span><text:span text:style-name="T308_89">it</text:span><text:span text:style-name="T308_90"><text:s/></text:span><text:span text:style-name="T308_91">for</text:span><text:span text:style-name="T308_92"><text:s/></text:span><text:span text:style-name="T308_93">your</text:span><text:span text:style-name="T308_94"><text:s/></text:span><text:span text:style-name="T308_95">own</text:span><text:span text:style-name="T308_96"><text:s/></text:span><text:span text:style-name="T308_97">analysis</text:span><text:span text:style-name="T308_98">.<text:s text:c="2"/></text:span><text:span text:style-name="T308_99">so</text:span><text:span text:style-name="T308_100"><text:s/></text:span><text:span text:style-name="T308_101">i</text:span><text:span text:style-name="T308_102"><text:s/></text:span><text:span text:style-name="T308_103">foresee</text:span><text:span text:style-name="T308_104"><text:s/></text:span><text:span text:style-name="T308_105">adding</text:span><text:span text:style-name="T308_106"><text:s/></text:span><text:span text:style-name="T308_107">some</text:span><text:span text:style-name="T308_108"><text:s/></text:span><text:span text:style-name="T308_109">privacy</text:span><text:span text:style-name="T308_110"><text:s/></text:span><text:span text:style-name="T308_111">flags</text:span><text:span text:style-name="T308_112"><text:s/></text:span><text:span text:style-name="T308_113">to</text:span><text:span text:style-name="T308_114"><text:s/></text:span><text:span text:style-name="T308_115">the</text:span><text:span text:style-name="T308_116"><text:s/></text:span><text:span text:style-name="T308_117">objects</text:span><text:span text:style-name="T308_118"><text:s/></text:span><text:span text:style-name="T308_119">to</text:span><text:span text:style-name="T308_120"><text:s/></text:span><text:span text:style-name="T308_121">avoid</text:span><text:span text:style-name="T308_122"><text:s/></text:span><text:span text:style-name="T308_123">them</text:span><text:span text:style-name="T308_124"><text:s/></text:span><text:span text:style-name="T308_125">being</text:span><text:span text:style-name="T308_126"><text:s/></text:span><text:span text:style-name="T308_127">shared</text:span><text:span text:style-name="T308_128"><text:s/></text:span><text:span text:style-name="T308_129">with</text:span><text:span text:style-name="T308_130"><text:s/></text:span><text:span text:style-name="T308_131">others</text:span><text:span text:style-name="T308_132"><text:s/></text:span><text:span text:style-name="T308_133">on</text:span><text:span text:style-name="T308_134"><text:s/></text:span><text:span text:style-name="T308_135">the</text:span><text:span text:style-name="T308_136"><text:s/></text:span><text:span text:style-name="T308_137">network</text:span><text:span text:style-name="T308_138">,<text:s/></text:span><text:span text:style-name="T308_139">so</text:span><text:span text:style-name="T308_140"><text:s/></text:span><text:span text:style-name="T308_141">that</text:span><text:span text:style-name="T308_142"><text:s/></text:span><text:span text:style-name="T308_143">you</text:span><text:span text:style-name="T308_144"><text:s/></text:span><text:span text:style-name="T308_145">can</text:span><text:span text:style-name="T308_146"><text:s/></text:span><text:span text:style-name="T308_147">store</text:span><text:span text:style-name="T308_148"><text:s/></text:span><text:span text:style-name="T308_149">details</text:span><text:span text:style-name="T308_150"><text:s/></text:span><text:span text:style-name="T308_151">that</text:span><text:span text:style-name="T308_152"><text:s/></text:span><text:span text:style-name="T308_153">are</text:span><text:span text:style-name="T308_154"><text:s/></text:span><text:span text:style-name="T308_155">only</text:span><text:span text:style-name="T308_156"><text:s/></text:span><text:span text:style-name="T308_157">relevant</text:span><text:span text:style-name="T308_158"><text:s/></text:span><text:span text:style-name="T308_159">to</text:span><text:span text:style-name="T308_160"><text:s/></text:span><text:span text:style-name="T308_161">you</text:span><text:span text:style-name="T308_162"><text:s/>(</text:span><text:span text:style-name="T308_163">though</text:span><text:span text:style-name="T308_164"><text:s/></text:span><text:span text:style-name="T308_165">at</text:span><text:span text:style-name="T308_166"><text:s/></text:span><text:span text:style-name="T308_167">a</text:span><text:span text:style-name="T308_168"><text:s/></text:span><text:span text:style-name="T308_169">later</text:span><text:span text:style-name="T308_170"><text:s/></text:span><text:span text:style-name="T308_171">point</text:span><text:span text:style-name="T308_172"><text:s/></text:span><text:span text:style-name="T308_173">you</text:span><text:span text:style-name="T308_174"><text:s/></text:span><text:span text:style-name="T308_175">could</text:span><text:span text:style-name="T308_176"><text:s/></text:span><text:span text:style-name="T308_177">make</text:span><text:span text:style-name="T308_178"><text:s/></text:span><text:span text:style-name="T308_179">them</text:span><text:span text:style-name="T308_180"><text:s/></text:span><text:span text:style-name="T308_181">public</text:span><text:span text:style-name="T308_182">,<text:s/></text:span><text:span text:style-name="T308_183">or</text:span><text:span text:style-name="T308_184"><text:s/></text:span><text:span text:style-name="T308_185">vice</text:span><text:span text:style-name="T308_186">-</text:span><text:span text:style-name="T308_187">versa</text:span><text:span text:style-name="T308_188">).</text:span></text:p>
      <text:p text:style-name="P309"/>
      <text:h text:style-name="P310" text:outline-level="10"><text:span text:style-name="T310_1"><text:a xlink:type="simple" xlink:href="http://blog.automenta.com/2012/12/the-naked-mind-and-space-exploration.html"><text:span text:style-name="T310_2">The</text:span></text:a></text:span><text:span text:style-name="T310_3"><text:a xlink:type="simple" xlink:href="http://blog.automenta.com/2012/12/the-naked-mind-and-space-exploration.html"><text:span text:style-name="T310_4"><text:s/></text:span></text:a></text:span><text:span text:style-name="T310_5"><text:a xlink:type="simple" xlink:href="http://blog.automenta.com/2012/12/the-naked-mind-and-space-exploration.html"><text:span text:style-name="T310_6">Naked</text:span></text:a></text:span><text:span text:style-name="T310_7"><text:a xlink:type="simple" xlink:href="http://blog.automenta.com/2012/12/the-naked-mind-and-space-exploration.html"><text:span text:style-name="T310_8"><text:s/></text:span></text:a></text:span><text:span text:style-name="T310_9"><text:a xlink:type="simple" xlink:href="http://blog.automenta.com/2012/12/the-naked-mind-and-space-exploration.html"><text:span text:style-name="T310_10">Mind</text:span></text:a></text:span><text:span text:style-name="T310_11"><text:a xlink:type="simple" xlink:href="http://blog.automenta.com/2012/12/the-naked-mind-and-space-exploration.html"><text:span text:style-name="T310_12"><text:s/></text:span></text:a></text:span><text:span text:style-name="T310_13"><text:a xlink:type="simple" xlink:href="http://blog.automenta.com/2012/12/the-naked-mind-and-space-exploration.html"><text:span text:style-name="T310_14">and</text:span></text:a></text:span><text:span text:style-name="T310_15"><text:a xlink:type="simple" xlink:href="http://blog.automenta.com/2012/12/the-naked-mind-and-space-exploration.html"><text:span text:style-name="T310_16"><text:s/></text:span></text:a></text:span><text:span text:style-name="T310_17"><text:a xlink:type="simple" xlink:href="http://blog.automenta.com/2012/12/the-naked-mind-and-space-exploration.html"><text:span text:style-name="T310_18">Space</text:span></text:a></text:span><text:span text:style-name="T310_19"><text:a xlink:type="simple" xlink:href="http://blog.automenta.com/2012/12/the-naked-mind-and-space-exploration.html"><text:span text:style-name="T310_20"><text:s/></text:span></text:a></text:span><text:span text:style-name="T310_21"><text:a xlink:type="simple" xlink:href="http://blog.automenta.com/2012/12/the-naked-mind-and-space-exploration.html"><text:span text:style-name="T310_22">Exploration</text:span></text:a></text:span></text:h>
      <text:p text:style-name="P311"><text:span text:style-name="T311_1"><text:a xlink:type="simple" xlink:href="http://blog.automenta.com/search?q=nirgal"><text:span text:style-name="T311_2">http</text:span></text:a></text:span><text:span text:style-name="T311_3"><text:a xlink:type="simple" xlink:href="http://blog.automenta.com/search?q=nirgal"><text:span text:style-name="T311_4">://</text:span></text:a></text:span><text:span text:style-name="T311_5"><text:a xlink:type="simple" xlink:href="http://blog.automenta.com/search?q=nirgal"><text:span text:style-name="T311_6">blog</text:span></text:a></text:span><text:span text:style-name="T311_7"><text:a xlink:type="simple" xlink:href="http://blog.automenta.com/search?q=nirgal"><text:span text:style-name="T311_8">.</text:span></text:a></text:span><text:span text:style-name="T311_9"><text:a xlink:type="simple" xlink:href="http://blog.automenta.com/search?q=nirgal"><text:span text:style-name="T311_10">automenta</text:span></text:a></text:span><text:span text:style-name="T311_11"><text:a xlink:type="simple" xlink:href="http://blog.automenta.com/search?q=nirgal"><text:span text:style-name="T311_12">.</text:span></text:a></text:span><text:span text:style-name="T311_13"><text:a xlink:type="simple" xlink:href="http://blog.automenta.com/search?q=nirgal"><text:span text:style-name="T311_14">com</text:span></text:a></text:span><text:span text:style-name="T311_15"><text:a xlink:type="simple" xlink:href="http://blog.automenta.com/search?q=nirgal"><text:span text:style-name="T311_16">/</text:span></text:a></text:span><text:span text:style-name="T311_17"><text:a xlink:type="simple" xlink:href="http://blog.automenta.com/search?q=nirgal"><text:span text:style-name="T311_18">search</text:span></text:a></text:span><text:span text:style-name="T311_19"><text:a xlink:type="simple" xlink:href="http://blog.automenta.com/search?q=nirgal"><text:span text:style-name="T311_20">?</text:span></text:a></text:span><text:span text:style-name="T311_21"><text:a xlink:type="simple" xlink:href="http://blog.automenta.com/search?q=nirgal"><text:span text:style-name="T311_22">q</text:span></text:a></text:span><text:span text:style-name="T311_23"><text:a xlink:type="simple" xlink:href="http://blog.automenta.com/search?q=nirgal"><text:span text:style-name="T311_24">=</text:span></text:a></text:span><text:span text:style-name="T311_25"><text:a xlink:type="simple" xlink:href="http://blog.automenta.com/search?q=nirgal"><text:span text:style-name="T311_26">nirgal</text:span></text:a></text:span></text:p>
      <text:p text:style-name="P312"/>
      <text:p text:style-name="P313"/>
      <text:p text:style-name="P314"><text:span text:style-name="T314_1"><text:a xlink:type="simple" xlink:href="http://blog.automenta.com/2012/12/the-naked-mind-and-space-exploration.html"><text:span text:style-name="T314_2">réf</text:span></text:a></text:span><text:span text:style-name="T314_3"><text:a xlink:type="simple" xlink:href="http://blog.automenta.com/2012/12/the-naked-mind-and-space-exploration.html"><text:span text:style-name="T314_4"><text:s/>:</text:span></text:a></text:span><text:span text:style-name="T314_5"><text:a xlink:type="simple" xlink:href="http://blog.automenta.com/2012/11/the-open-source-human-naked-mind.html?utm_source=BP_recent"><text:span text:style-name="T314_6"><text:s/></text:span></text:a></text:span><text:span text:style-name="T314_7"><text:a xlink:type="simple" xlink:href="http://blog.automenta.com/2012/11/the-open-source-human-naked-mind.html?utm_source=BP_recent"><text:span text:style-name="T314_8">Incomplete</text:span></text:a></text:span><text:span text:style-name="T314_9"><text:a xlink:type="simple" xlink:href="http://blog.automenta.com/2012/11/the-open-source-human-naked-mind.html?utm_source=BP_recent"><text:span text:style-name="T314_10"><text:s/></text:span></text:a></text:span><text:span text:style-name="T314_11"><text:a xlink:type="simple" xlink:href="http://blog.automenta.com/2012/11/the-open-source-human-naked-mind.html?utm_source=BP_recent"><text:span text:style-name="T314_12">definition</text:span></text:a></text:span><text:span text:style-name="T314_13"><text:a xlink:type="simple" xlink:href="http://blog.automenta.com/2012/11/the-open-source-human-naked-mind.html?utm_source=BP_recent"><text:span text:style-name="T314_14"><text:s/></text:span></text:a></text:span><text:span text:style-name="T314_15"><text:a xlink:type="simple" xlink:href="http://blog.automenta.com/2012/11/the-open-source-human-naked-mind.html?utm_source=BP_recent"><text:span text:style-name="T314_16">of</text:span></text:a></text:span><text:span text:style-name="T314_17"><text:a xlink:type="simple" xlink:href="http://blog.automenta.com/2012/11/the-open-source-human-naked-mind.html?utm_source=BP_recent"><text:span text:style-name="T314_18"><text:s/></text:span></text:a></text:span><text:span text:style-name="T314_19"><text:a xlink:type="simple" xlink:href="http://blog.automenta.com/2012/11/the-open-source-human-naked-mind.html?utm_source=BP_recent"><text:span text:style-name="T314_20">a</text:span></text:a></text:span><text:span text:style-name="T314_21"><text:a xlink:type="simple" xlink:href="http://blog.automenta.com/2012/11/the-open-source-human-naked-mind.html?utm_source=BP_recent"><text:span text:style-name="T314_22"><text:s/></text:span></text:a></text:span><text:span text:style-name="T314_23"><text:a xlink:type="simple" xlink:href="http://blog.automenta.com/2012/11/the-open-source-human-naked-mind.html?utm_source=BP_recent"><text:span text:style-name="T314_24">Naked</text:span></text:a></text:span><text:span text:style-name="T314_25"><text:a xlink:type="simple" xlink:href="http://blog.automenta.com/2012/11/the-open-source-human-naked-mind.html?utm_source=BP_recent"><text:span text:style-name="T314_26"><text:s/></text:span></text:a></text:span><text:span text:style-name="T314_27"><text:a xlink:type="simple" xlink:href="http://blog.automenta.com/2012/11/the-open-source-human-naked-mind.html?utm_source=BP_recent"><text:span text:style-name="T314_28">Mind</text:span></text:a></text:span><text:span text:style-name="T314_29">.</text:span></text:p>
      <text:p text:style-name="P315"/>
      <text:p text:style-name="P316"><text:span text:style-name="T316_1">Space</text:span><text:span text:style-name="T316_2"><text:s/></text:span><text:span text:style-name="T316_3">travel</text:span><text:span text:style-name="T316_4"><text:s/></text:span><text:span text:style-name="T316_5">is</text:span><text:span text:style-name="T316_6"><text:s/></text:span><text:span text:style-name="T316_7">at</text:span><text:span text:style-name="T316_8"><text:s/></text:span><text:span text:style-name="T316_9">a</text:span><text:span text:style-name="T316_10"><text:s/></text:span><text:span text:style-name="T316_11">really</text:span><text:span text:style-name="T316_12"><text:s/></text:span><text:span text:style-name="T316_13">beginning</text:span><text:span text:style-name="T316_14"><text:s/></text:span><text:span text:style-name="T316_15">stage</text:span><text:span text:style-name="T316_16"><text:s/></text:span><text:span text:style-name="T316_17">and</text:span><text:span text:style-name="T316_18"><text:s/></text:span><text:span text:style-name="T316_19">one</text:span><text:span text:style-name="T316_20"><text:s/></text:span><text:span text:style-name="T316_21">of</text:span><text:span text:style-name="T316_22"><text:s/></text:span><text:span text:style-name="T316_23">the</text:span><text:span text:style-name="T316_24"><text:s/></text:span><text:span text:style-name="T316_25">major</text:span><text:span text:style-name="T316_26"><text:s/></text:span><text:span text:style-name="T316_27">issues</text:span><text:span text:style-name="T316_28"><text:s/></text:span><text:span text:style-name="T316_29">concerns</text:span><text:span text:style-name="T316_30"><text:s/></text:span><text:span text:style-name="T316_31">the</text:span><text:span text:style-name="T316_32"><text:s/></text:span><text:span text:style-name="T316_33">psychological</text:span><text:span text:style-name="T316_34"><text:s/></text:span><text:span text:style-name="T316_35">behaviour</text:span><text:span text:style-name="T316_36"><text:s/></text:span><text:span text:style-name="T316_37">of</text:span><text:span text:style-name="T316_38"><text:s/></text:span><text:span text:style-name="T316_39">these</text:span><text:span text:style-name="T316_40"><text:s/></text:span><text:span text:style-name="T316_41">early</text:span><text:span text:style-name="T316_42"><text:s/></text:span><text:span text:style-name="T316_43">explorers</text:span><text:span text:style-name="T316_44">.</text:span></text:p>
      <text:p text:style-name="P317"/>
      <text:p text:style-name="P318"><text:span text:style-name="T318_1">A</text:span><text:span text:style-name="T318_2"><text:s/></text:span><text:span text:style-name="T318_3">book</text:span><text:span text:style-name="T318_4"><text:s/></text:span><text:span text:style-name="T318_5">has</text:span><text:span text:style-name="T318_6"><text:s/></text:span><text:span text:style-name="T318_7">been</text:span><text:span text:style-name="T318_8"><text:s/></text:span><text:span text:style-name="T318_9">recently</text:span><text:span text:style-name="T318_10"><text:s/></text:span><text:span text:style-name="T318_11">published</text:span><text:span text:style-name="T318_12"><text:s/></text:span><text:span text:style-name="T318_13">about</text:span><text:span text:style-name="T318_14"><text:s/></text:span><text:span text:style-name="T318_15">this</text:span><text:span text:style-name="T318_16"><text:s/></text:span><text:span text:style-name="T318_17">topic</text:span><text:span text:style-name="T318_18">,<text:s/></text:span><text:span text:style-name="T318_19">but</text:span><text:span text:style-name="T318_20"><text:s/></text:span><text:span text:style-name="T318_21">as</text:span><text:span text:style-name="T318_22"><text:a xlink:type="simple" xlink:href="http://www.centauri-dreams.org/?p=24523"><text:span text:style-name="T318_23"><text:s/></text:span></text:a></text:span><text:span text:style-name="T318_24"><text:a xlink:type="simple" xlink:href="http://www.centauri-dreams.org/?p=24523"><text:span text:style-name="T318_25">this</text:span></text:a></text:span><text:span text:style-name="T318_26"><text:a xlink:type="simple" xlink:href="http://www.centauri-dreams.org/?p=24523"><text:span text:style-name="T318_27"><text:s/></text:span></text:a></text:span><text:span text:style-name="T318_28"><text:a xlink:type="simple" xlink:href="http://www.centauri-dreams.org/?p=24523"><text:span text:style-name="T318_29">review</text:span></text:a></text:span><text:span text:style-name="T318_30"><text:s/></text:span><text:span text:style-name="T318_31">points</text:span><text:span text:style-name="T318_32"><text:s/></text:span><text:span text:style-name="T318_33">out</text:span><text:span text:style-name="T318_34">,<text:s/></text:span><text:span text:style-name="T318_35">some</text:span><text:span text:style-name="T318_36"><text:s/></text:span><text:span text:style-name="T318_37">critical</text:span><text:span text:style-name="T318_38"><text:s/></text:span><text:span text:style-name="T318_39">aspects</text:span><text:span text:style-name="T318_40"><text:s/></text:span><text:span text:style-name="T318_41">are</text:span><text:span text:style-name="T318_42"><text:s/></text:span><text:span text:style-name="T318_43">not</text:span><text:span text:style-name="T318_44"><text:s/></text:span><text:span text:style-name="T318_45">discussed</text:span><text:span text:style-name="T318_46">,<text:s/></text:span><text:span text:style-name="T318_47">or</text:span><text:span text:style-name="T318_48"><text:s/></text:span><text:span text:style-name="T318_49">maybe</text:span><text:span text:style-name="T318_50"><text:s/></text:span><text:span text:style-name="T318_51">hidden</text:span><text:span text:style-name="T318_52"><text:s/></text:span><text:span text:style-name="T318_53">because</text:span><text:span text:style-name="T318_54"><text:s/></text:span><text:span text:style-name="T318_55">of</text:span><text:span text:style-name="T318_56"><text:s/></text:span><text:span text:style-name="T318_57">secrecy</text:span><text:span text:style-name="T318_58">.</text:span></text:p>
      <text:p text:style-name="P319"/>
      <text:p text:style-name="P320"><text:span text:style-name="T320_1">Another</text:span><text:span text:style-name="T320_2"><text:s/></text:span><text:span text:style-name="T320_3">relevant</text:span><text:span text:style-name="T320_4"><text:s/></text:span><text:span text:style-name="T320_5">book</text:span><text:span text:style-name="T320_6"><text:s/></text:span><text:span text:style-name="T320_7">discussing</text:span><text:span text:style-name="T320_8"><text:s/></text:span><text:span text:style-name="T320_9">this</text:span><text:span text:style-name="T320_10"><text:s/></text:span><text:span text:style-name="T320_11">topic</text:span><text:span text:style-name="T320_12"><text:s/></text:span><text:span text:style-name="T320_13">is</text:span><text:span text:style-name="T320_14"><text:s/></text:span><text:span text:style-name="T320_15">the</text:span><text:span text:style-name="T320_16"><text:a xlink:type="simple" xlink:href="http://en.wikipedia.org/wiki/Mars_trilogy"><text:span text:style-name="T320_17"><text:s/></text:span></text:a></text:span><text:span text:style-name="T320_18"><text:a xlink:type="simple" xlink:href="http://en.wikipedia.org/wiki/Mars_trilogy"><text:span text:style-name="T320_19">Mars</text:span></text:a></text:span><text:span text:style-name="T320_20"><text:a xlink:type="simple" xlink:href="http://en.wikipedia.org/wiki/Mars_trilogy"><text:span text:style-name="T320_21"><text:s/></text:span></text:a></text:span><text:span text:style-name="T320_22"><text:a xlink:type="simple" xlink:href="http://en.wikipedia.org/wiki/Mars_trilogy"><text:span text:style-name="T320_23">Trilogy</text:span></text:a></text:span><text:span text:style-name="T320_24"><text:s/></text:span><text:span text:style-name="T320_25">written</text:span><text:span text:style-name="T320_26"><text:s/></text:span><text:span text:style-name="T320_27">by</text:span><text:span text:style-name="T320_28"><text:s/></text:span><text:span text:style-name="T320_29">Kim</text:span><text:span text:style-name="T320_30"><text:s/></text:span><text:span text:style-name="T320_31">Stanley</text:span><text:span text:style-name="T320_32"><text:s/></text:span><text:span text:style-name="T320_33">Robinson</text:span><text:span text:style-name="T320_34">.</text:span></text:p>
      <text:p text:style-name="P321"/>
      <text:p text:style-name="P322"><text:span text:style-name="T322_1">The</text:span><text:span text:style-name="T322_2"><text:a xlink:type="simple" xlink:href="http://en.wikipedia.org/wiki/MARS-500"><text:span text:style-name="T322_3"><text:s/></text:span></text:a></text:span><text:span text:style-name="T322_4"><text:a xlink:type="simple" xlink:href="http://en.wikipedia.org/wiki/MARS-500"><text:span text:style-name="T322_5">Mars</text:span></text:a></text:span><text:span text:style-name="T322_6"><text:a xlink:type="simple" xlink:href="http://en.wikipedia.org/wiki/MARS-500"><text:span text:style-name="T322_7">-500</text:span></text:a></text:span><text:span text:style-name="T322_8"><text:s/></text:span><text:span text:style-name="T322_9">mission</text:span><text:span text:style-name="T322_10"><text:s/></text:span><text:span text:style-name="T322_11">used</text:span><text:span text:style-name="T322_12"><text:a xlink:type="simple" xlink:href="http://en.wikipedia.org/wiki/Sociomapping"><text:span text:style-name="T322_13"><text:s/></text:span></text:a></text:span><text:span text:style-name="T322_14"><text:a xlink:type="simple" xlink:href="http://en.wikipedia.org/wiki/Sociomapping"><text:span text:style-name="T322_15">sociomapping</text:span></text:a></text:span><text:span text:style-name="T322_16"><text:s/></text:span><text:span text:style-name="T322_17">to</text:span><text:span text:style-name="T322_18"><text:s/></text:span><text:span text:style-name="T322_19">monitor</text:span><text:span text:style-name="T322_20"><text:s/></text:span><text:span text:style-name="T322_21">social</text:span><text:span text:style-name="T322_22"><text:s/></text:span><text:span text:style-name="T322_23">behaviour</text:span><text:span text:style-name="T322_24">.</text:span></text:p>
      <text:p text:style-name="P323"/>
      <text:p text:style-name="P324"><text:span text:style-name="T324_1">Sociomapping</text:span><text:span text:style-name="T324_2"><text:s/></text:span><text:span text:style-name="T324_3">is</text:span><text:span text:style-name="T324_4"><text:s/></text:span><text:span text:style-name="T324_5">a</text:span><text:span text:style-name="T324_6"><text:s/></text:span><text:span text:style-name="T324_7">method</text:span><text:span text:style-name="T324_8"><text:s/></text:span><text:span text:style-name="T324_9">developed</text:span><text:span text:style-name="T324_10"><text:s/></text:span><text:span text:style-name="T324_11">for</text:span><text:span text:style-name="T324_12"><text:s/></text:span><text:span text:style-name="T324_13">processing</text:span><text:span text:style-name="T324_14"><text:s/></text:span><text:span text:style-name="T324_15">and</text:span><text:span text:style-name="T324_16"><text:s/></text:span><text:span text:style-name="T324_17">visualization</text:span><text:span text:style-name="T324_18"><text:s/></text:span><text:span text:style-name="T324_19">of</text:span><text:span text:style-name="T324_20"><text:s/></text:span><text:span text:style-name="T324_21">relational</text:span><text:span text:style-name="T324_22"><text:s/></text:span><text:span text:style-name="T324_23">data</text:span><text:span text:style-name="T324_24"><text:s/>(</text:span><text:span text:style-name="T324_25">e</text:span><text:span text:style-name="T324_26">.</text:span><text:span text:style-name="T324_27">g</text:span><text:span text:style-name="T324_28">.<text:s/></text:span><text:span text:style-name="T324_29">social</text:span><text:span text:style-name="T324_30"><text:s/></text:span><text:span text:style-name="T324_31">network</text:span><text:span text:style-name="T324_32"><text:s/></text:span><text:span text:style-name="T324_33">data</text:span><text:span text:style-name="T324_34">).<text:s/></text:span><text:span text:style-name="T324_35">It</text:span><text:span text:style-name="T324_36"><text:s/></text:span><text:span text:style-name="T324_37">uses</text:span><text:span text:style-name="T324_38"><text:s/></text:span><text:span text:style-name="T324_39">the</text:span><text:span text:style-name="T324_40"><text:s/></text:span><text:span text:style-name="T324_41">data</text:span><text:span text:style-name="T324_42">-</text:span><text:span text:style-name="T324_43">landscape</text:span><text:span text:style-name="T324_44"><text:s/></text:span><text:span text:style-name="T324_45">metaphor</text:span><text:span text:style-name="T324_46">,<text:s/></text:span><text:span text:style-name="T324_47">creating</text:span><text:span text:style-name="T324_48"><text:s/></text:span><text:span text:style-name="T324_49">a</text:span><text:span text:style-name="T324_50"><text:s/></text:span><text:span text:style-name="T324_51">visually</text:span><text:span text:style-name="T324_52"><text:s/></text:span><text:span text:style-name="T324_53">coded</text:span><text:span text:style-name="T324_54"><text:s/></text:span><text:span text:style-name="T324_55">picture</text:span><text:span text:style-name="T324_56"><text:s/></text:span><text:span text:style-name="T324_57">resembling</text:span><text:span text:style-name="T324_58"><text:s/></text:span><text:span text:style-name="T324_59">a</text:span><text:span text:style-name="T324_60"><text:s/></text:span><text:span text:style-name="T324_61">map</text:span><text:span text:style-name="T324_62"><text:s/></text:span><text:span text:style-name="T324_63">that</text:span><text:span text:style-name="T324_64"><text:s/></text:span><text:span text:style-name="T324_65">can</text:span><text:span text:style-name="T324_66"><text:s/></text:span><text:span text:style-name="T324_67">be</text:span><text:span text:style-name="T324_68"><text:s/></text:span><text:span text:style-name="T324_69">interpreted</text:span><text:span text:style-name="T324_70"><text:s/></text:span><text:span text:style-name="T324_71">with</text:span><text:span text:style-name="T324_72"><text:s/></text:span><text:span text:style-name="T324_73">similar</text:span><text:span text:style-name="T324_74"><text:s/></text:span><text:span text:style-name="T324_75">rules</text:span><text:span text:style-name="T324_76"><text:s/></text:span><text:span text:style-name="T324_77">as</text:span><text:span text:style-name="T324_78"><text:s/></text:span><text:span text:style-name="T324_79">navigation</text:span><text:span text:style-name="T324_80"><text:s/></text:span><text:span text:style-name="T324_81">in</text:span><text:span text:style-name="T324_82"><text:s/></text:span><text:span text:style-name="T324_83">the</text:span><text:span text:style-name="T324_84"><text:s/></text:span><text:span text:style-name="T324_85">landscape</text:span><text:span text:style-name="T324_86">.<text:s/></text:span><text:span text:style-name="T324_87">This</text:span><text:span text:style-name="T324_88"><text:s/></text:span><text:span text:style-name="T324_89">picture</text:span><text:span text:style-name="T324_90"><text:s/></text:span><text:span text:style-name="T324_91">is</text:span><text:span text:style-name="T324_92"><text:s/></text:span><text:span text:style-name="T324_93">called</text:span><text:span text:style-name="T324_94"><text:s/></text:span><text:span text:style-name="T324_95">a</text:span><text:span text:style-name="T324_96"><text:s/></text:span><text:span text:style-name="T324_97">Sociomap</text:span><text:span text:style-name="T324_98">.</text:span></text:p>
      <text:p text:style-name="P325"/>
      <text:p text:style-name="P326"><text:span text:style-name="T326_1">Netention</text:span><text:span text:style-name="T326_2"><text:s/></text:span><text:span text:style-name="T326_3">could</text:span><text:span text:style-name="T326_4"><text:s/></text:span><text:span text:style-name="T326_5">allow</text:span><text:span text:style-name="T326_6"><text:s/></text:span><text:span text:style-name="T326_7">the</text:span><text:span text:style-name="T326_8"><text:s/></text:span><text:span text:style-name="T326_9">automatic</text:span><text:span text:style-name="T326_10"><text:s/></text:span><text:span text:style-name="T326_11">generation</text:span><text:span text:style-name="T326_12"><text:s/></text:span><text:span text:style-name="T326_13">and</text:span><text:span text:style-name="T326_14"><text:s/></text:span><text:span text:style-name="T326_15">updates</text:span><text:span text:style-name="T326_16"><text:s/></text:span><text:span text:style-name="T326_17">of</text:span><text:span text:style-name="T326_18"><text:s/></text:span><text:span text:style-name="T326_19">such</text:span><text:span text:style-name="T326_20"><text:s/></text:span><text:span text:style-name="T326_21">sociomap</text:span><text:span text:style-name="T326_22">,<text:s/></text:span><text:span text:style-name="T326_23">and</text:span><text:span text:style-name="T326_24"><text:s/></text:span><text:span text:style-name="T326_25">also</text:span><text:span text:style-name="T326_26"><text:s/></text:span><text:span text:style-name="T326_27">automatically</text:span><text:span text:style-name="T326_28"><text:s/></text:span><text:span text:style-name="T326_29">detect</text:span><text:span text:style-name="T326_30"><text:s/></text:span><text:span text:style-name="T326_31">possible</text:span><text:span text:style-name="T326_32"><text:s/></text:span><text:span text:style-name="T326_33">emerging</text:span><text:span text:style-name="T326_34"><text:s/></text:span><text:span text:style-name="T326_35">conflicts</text:span><text:span text:style-name="T326_36">.</text:span></text:p>
      <text:p text:style-name="P327"/>
      <text:p text:style-name="P328"><text:span text:style-name="T328_1">The</text:span><text:span text:style-name="T328_2"><text:s/></text:span><text:span text:style-name="T328_3">advantages</text:span><text:span text:style-name="T328_4"><text:s/></text:span><text:span text:style-name="T328_5">of</text:span><text:span text:style-name="T328_6"><text:s/></text:span><text:span text:style-name="T328_7">using</text:span><text:span text:style-name="T328_8"><text:s/></text:span><text:span text:style-name="T328_9">such</text:span><text:span text:style-name="T328_10"><text:s/></text:span><text:span text:style-name="T328_11">a</text:span><text:span text:style-name="T328_12"><text:s/></text:span><text:span text:style-name="T328_13">tool</text:span><text:span text:style-name="T328_14"><text:s/></text:span><text:span text:style-name="T328_15">are</text:span><text:span text:style-name="T328_16"><text:s/></text:span><text:span text:style-name="T328_17">numerous</text:span><text:span text:style-name="T328_18">.</text:span></text:p>
      <text:p text:style-name="P329"/>
      <text:p text:style-name="P330"><text:span text:style-name="T330_1">The</text:span><text:span text:style-name="T330_2"><text:s/></text:span><text:span text:style-name="T330_3">role</text:span><text:span text:style-name="T330_4"><text:s/></text:span><text:span text:style-name="T330_5">of</text:span><text:span text:style-name="T330_6"><text:s/></text:span><text:span text:style-name="T330_7">the</text:span><text:span text:style-name="T330_8"><text:s/></text:span><text:span text:style-name="T330_9">psychologist</text:span><text:span text:style-name="T330_10"><text:s/></text:span><text:span text:style-name="T330_11">in</text:span><text:span text:style-name="T330_12"><text:s/></text:span><text:span text:style-name="T330_13">such</text:span><text:span text:style-name="T330_14"><text:s/></text:span><text:span text:style-name="T330_15">a</text:span><text:span text:style-name="T330_16"><text:s/></text:span><text:span text:style-name="T330_17">team</text:span><text:span text:style-name="T330_18"><text:s/></text:span><text:span text:style-name="T330_19">is</text:span><text:span text:style-name="T330_20"><text:s/></text:span><text:span text:style-name="T330_21">really</text:span><text:span text:style-name="T330_22"><text:s/></text:span><text:span text:style-name="T330_23">difficult</text:span><text:span text:style-name="T330_24">,<text:s/></text:span><text:span text:style-name="T330_25">as</text:span><text:span text:style-name="T330_26"><text:s/></text:span><text:span text:style-name="T330_27">it</text:span><text:span text:style-name="T330_28"><text:s/></text:span><text:span text:style-name="T330_29">is</text:span><text:span text:style-name="T330_30"><text:s/></text:span><text:span text:style-name="T330_31">pointed</text:span><text:span text:style-name="T330_32"><text:s/></text:span><text:span text:style-name="T330_33">in</text:span><text:span text:style-name="T330_34"><text:s/></text:span><text:span text:style-name="T330_35">Mars</text:span><text:span text:style-name="T330_36"><text:s/></text:span><text:span text:style-name="T330_37">Trilogy</text:span><text:span text:style-name="T330_38">.<text:s/></text:span><text:span text:style-name="T330_39">This</text:span><text:span text:style-name="T330_40"><text:s/></text:span><text:span text:style-name="T330_41">character</text:span><text:span text:style-name="T330_42"><text:s/></text:span><text:span text:style-name="T330_43">having</text:span><text:span text:style-name="T330_44"><text:s/></text:span><text:span text:style-name="T330_45">no</text:span><text:span text:style-name="T330_46"><text:s/></text:span><text:span text:style-name="T330_47">one</text:span><text:span text:style-name="T330_48"><text:s/></text:span><text:span text:style-name="T330_49">to</text:span><text:span text:style-name="T330_50"><text:s/></text:span><text:span text:style-name="T330_51">express</text:span><text:span text:style-name="T330_52"><text:s/></text:span><text:span text:style-name="T330_53">its</text:span><text:span text:style-name="T330_54"><text:s/></text:span><text:span text:style-name="T330_55">profound</text:span><text:span text:style-name="T330_56"><text:s/></text:span><text:span text:style-name="T330_57">feelings</text:span><text:span text:style-name="T330_58">,<text:s/></text:span><text:span text:style-name="T330_59">he</text:span><text:span text:style-name="T330_60"><text:s/></text:span><text:span text:style-name="T330_61">may</text:span><text:span text:style-name="T330_62"><text:s/></text:span><text:span text:style-name="T330_63">feel</text:span><text:span text:style-name="T330_64"><text:s/></text:span><text:span text:style-name="T330_65">lonely</text:span><text:span text:style-name="T330_66"><text:s/></text:span><text:span text:style-name="T330_67">as</text:span><text:span text:style-name="T330_68"><text:s/></text:span><text:span text:style-name="T330_69">its</text:span><text:span text:style-name="T330_70"><text:s/></text:span><text:span text:style-name="T330_71">role</text:span><text:span text:style-name="T330_72"><text:s/></text:span><text:span text:style-name="T330_73">can</text:span><text:span text:style-name="T330_74"><text:s/></text:span><text:span text:style-name="T330_75">be</text:span><text:span text:style-name="T330_76"><text:s/></text:span><text:span text:style-name="T330_77">pictured</text:span><text:span text:style-name="T330_78"><text:s/></text:span><text:span text:style-name="T330_79">as</text:span><text:span text:style-name="T330_80"><text:s/></text:span><text:span text:style-name="T330_81">the</text:span><text:span text:style-name="T330_82"><text:s/></text:span><text:span text:style-name="T330_83">loving</text:span><text:span text:style-name="T330_84"><text:s/></text:span><text:span text:style-name="T330_85">father</text:span><text:span text:style-name="T330_86"><text:s/></text:span><text:span text:style-name="T330_87">and</text:span><text:span text:style-name="T330_88"><text:s/></text:span><text:span text:style-name="T330_89">mother</text:span><text:span text:style-name="T330_90"><text:s/></text:span><text:span text:style-name="T330_91">of</text:span><text:span text:style-name="T330_92"><text:s/></text:span><text:span text:style-name="T330_93">the</text:span><text:span text:style-name="T330_94"><text:s/></text:span><text:span text:style-name="T330_95">crew</text:span><text:span text:style-name="T330_96">,<text:s/></text:span><text:span text:style-name="T330_97">hence</text:span><text:span text:style-name="T330_98"><text:s/></text:span><text:span text:style-name="T330_99">the</text:span><text:span text:style-name="T330_100"><text:s/></text:span><text:span text:style-name="T330_101">feeling</text:span><text:span text:style-name="T330_102"><text:s/></text:span><text:span text:style-name="T330_103">of</text:span><text:span text:style-name="T330_104"><text:s/></text:span><text:span text:style-name="T330_105">being</text:span><text:span text:style-name="T330_106"><text:s/></text:span><text:span text:style-name="T330_107">excluded</text:span><text:span text:style-name="T330_108">.</text:span></text:p>
      <text:p text:style-name="P331"/>
      <text:p text:style-name="P332"><text:span text:style-name="T332_1">So</text:span><text:span text:style-name="T332_2"><text:s/></text:span><text:span text:style-name="T332_3">this</text:span><text:span text:style-name="T332_4"><text:s/></text:span><text:span text:style-name="T332_5">role</text:span><text:span text:style-name="T332_6"><text:s/></text:span><text:span text:style-name="T332_7">could</text:span><text:span text:style-name="T332_8"><text:s/></text:span><text:span text:style-name="T332_9">be</text:span><text:span text:style-name="T332_10"><text:s/></text:span><text:span text:style-name="T332_11">diluted</text:span><text:span text:style-name="T332_12"><text:s/></text:span><text:span text:style-name="T332_13">among</text:span><text:span text:style-name="T332_14"><text:s/></text:span><text:span text:style-name="T332_15">every</text:span><text:span text:style-name="T332_16"><text:s/></text:span><text:span text:style-name="T332_17">person</text:span><text:span text:style-name="T332_18"><text:s/></text:span><text:span text:style-name="T332_19">of</text:span><text:span text:style-name="T332_20"><text:s/></text:span><text:span text:style-name="T332_21">the</text:span><text:span text:style-name="T332_22"><text:s/></text:span><text:span text:style-name="T332_23">crew</text:span><text:span text:style-name="T332_24"><text:s/></text:span><text:span text:style-name="T332_25">by</text:span><text:span text:style-name="T332_26"><text:s/></text:span><text:span text:style-name="T332_27">defining</text:span><text:span text:style-name="T332_28"><text:s/></text:span><text:span text:style-name="T332_29">a</text:span><text:span text:style-name="T332_30"><text:s/></text:span><text:span text:style-name="T332_31">Naked</text:span><text:span text:style-name="T332_32"><text:s/></text:span><text:span text:style-name="T332_33">Mind</text:span><text:span text:style-name="T332_34"><text:s/></text:span><text:span text:style-name="T332_35">protocol</text:span><text:span text:style-name="T332_36"><text:s/></text:span><text:span text:style-name="T332_37">using</text:span><text:span text:style-name="T332_38"><text:a xlink:type="simple" xlink:href="http://netention.org/"><text:span text:style-name="T332_39"><text:s/></text:span></text:a></text:span><text:span text:style-name="T332_40"><text:a xlink:type="simple" xlink:href="http://netention.org/"><text:span text:style-name="T332_41">Netention</text:span></text:a></text:span><text:span text:style-name="T332_42"><text:s/></text:span><text:span text:style-name="T332_43">and</text:span><text:span text:style-name="T332_44"><text:s/></text:span><text:span text:style-name="T332_45">virtual</text:span><text:span text:style-name="T332_46"><text:s/></text:span><text:span text:style-name="T332_47">means</text:span><text:span text:style-name="T332_48"><text:s/></text:span><text:span text:style-name="T332_49">of</text:span><text:span text:style-name="T332_50"><text:s/></text:span><text:span text:style-name="T332_51">communication</text:span><text:span text:style-name="T332_52">.</text:span></text:p>
      <text:p text:style-name="P333"/>
      <text:p text:style-name="P334"><text:span text:style-name="T334_1">The</text:span><text:span text:style-name="T334_2"><text:s/></text:span><text:span text:style-name="T334_3">choice</text:span><text:span text:style-name="T334_4"><text:s/></text:span><text:span text:style-name="T334_5">of</text:span><text:span text:style-name="T334_6"><text:s/></text:span><text:span text:style-name="T334_7">a</text:span><text:span text:style-name="T334_8"><text:s/></text:span><text:span text:style-name="T334_9">crew</text:span><text:span text:style-name="T334_10"><text:s/></text:span><text:span text:style-name="T334_11">might</text:span><text:span text:style-name="T334_12"><text:s/></text:span><text:span text:style-name="T334_13">as</text:span><text:span text:style-name="T334_14"><text:s/></text:span><text:span text:style-name="T334_15">well</text:span><text:span text:style-name="T334_16"><text:s/></text:span><text:span text:style-name="T334_17">be</text:span><text:span text:style-name="T334_18"><text:s/></text:span><text:span text:style-name="T334_19">crucial</text:span><text:span text:style-name="T334_20">.</text:span><text:span text:style-name="T334_21"><text:a xlink:type="simple" xlink:href="http://en.wikipedia.org/wiki/Generation_Z"><text:span text:style-name="T334_22"><text:s/></text:span></text:a></text:span><text:span text:style-name="T334_23"><text:a xlink:type="simple" xlink:href="http://en.wikipedia.org/wiki/Generation_Z"><text:span text:style-name="T334_24">The</text:span></text:a></text:span><text:span text:style-name="T334_25"><text:a xlink:type="simple" xlink:href="http://en.wikipedia.org/wiki/Generation_Z"><text:span text:style-name="T334_26"><text:s/></text:span></text:a></text:span><text:span text:style-name="T334_27"><text:a xlink:type="simple" xlink:href="http://en.wikipedia.org/wiki/Generation_Z"><text:span text:style-name="T334_28">Generation</text:span></text:a></text:span><text:span text:style-name="T334_29"><text:a xlink:type="simple" xlink:href="http://en.wikipedia.org/wiki/Generation_Z"><text:span text:style-name="T334_30"><text:s/></text:span></text:a></text:span><text:span text:style-name="T334_31"><text:a xlink:type="simple" xlink:href="http://en.wikipedia.org/wiki/Generation_Z"><text:span text:style-name="T334_32">Z</text:span></text:a></text:span><text:span text:style-name="T334_33"><text:s/></text:span><text:span text:style-name="T334_34">or</text:span><text:span text:style-name="T334_35"><text:s/></text:span><text:span text:style-name="T334_36">those</text:span><text:span text:style-name="T334_37"><text:s/></text:span><text:span text:style-name="T334_38">having</text:span><text:span text:style-name="T334_39"><text:s/></text:span><text:span text:style-name="T334_40">an</text:span><text:span text:style-name="T334_41"><text:s/></text:span><text:span text:style-name="T334_42">intimate</text:span><text:span text:style-name="T334_43"><text:s/></text:span><text:span text:style-name="T334_44">connection</text:span><text:span text:style-name="T334_45"><text:s/></text:span><text:span text:style-name="T334_46">with</text:span><text:span text:style-name="T334_47"><text:s/></text:span><text:span text:style-name="T334_48">new</text:span><text:span text:style-name="T334_49"><text:s/></text:span><text:span text:style-name="T334_50">technologies</text:span><text:span text:style-name="T334_51"><text:s/></text:span><text:span text:style-name="T334_52">and</text:span><text:span text:style-name="T334_53"><text:s/></text:span><text:span text:style-name="T334_54">virtual</text:span><text:span text:style-name="T334_55"><text:s/></text:span><text:span text:style-name="T334_56">worlds</text:span><text:span text:style-name="T334_57"><text:s/></text:span><text:span text:style-name="T334_58">are</text:span><text:span text:style-name="T334_59"><text:s/></text:span><text:span text:style-name="T334_60">more</text:span><text:span text:style-name="T334_61"><text:s/></text:span><text:span text:style-name="T334_62">likely</text:span><text:span text:style-name="T334_63"><text:s/></text:span><text:span text:style-name="T334_64">to</text:span><text:span text:style-name="T334_65"><text:s/></text:span><text:span text:style-name="T334_66">live</text:span><text:span text:style-name="T334_67"><text:s/></text:span><text:span text:style-name="T334_68">far</text:span><text:span text:style-name="T334_69"><text:s/></text:span><text:span text:style-name="T334_70">from</text:span><text:span text:style-name="T334_71"><text:s/></text:span><text:span text:style-name="T334_72">a</text:span><text:span text:style-name="T334_73"><text:s/>"</text:span><text:span text:style-name="T334_74">natural</text:span><text:span text:style-name="T334_75"><text:s/></text:span><text:span text:style-name="T334_76">environment</text:span><text:span text:style-name="T334_77">".<text:s/></text:span><text:span text:style-name="T334_78">Being</text:span><text:span text:style-name="T334_79"><text:s/></text:span><text:span text:style-name="T334_80">able</text:span><text:span text:style-name="T334_81"><text:s/></text:span><text:span text:style-name="T334_82">to</text:span><text:span text:style-name="T334_83"><text:s/></text:span><text:span text:style-name="T334_84">spend</text:span><text:span text:style-name="T334_85"><text:s/></text:span><text:span text:style-name="T334_86">months</text:span><text:span text:style-name="T334_87"><text:s/></text:span><text:span text:style-name="T334_88">or</text:span><text:span text:style-name="T334_89"><text:s/></text:span><text:span text:style-name="T334_90">years</text:span><text:span text:style-name="T334_91"><text:s/></text:span><text:span text:style-name="T334_92">without</text:span><text:span text:style-name="T334_93"><text:s/></text:span><text:span text:style-name="T334_94">any</text:span><text:span text:style-name="T334_95"><text:s/></text:span><text:span text:style-name="T334_96">real</text:span><text:span text:style-name="T334_97"><text:s/></text:span><text:span text:style-name="T334_98">social</text:span><text:span text:style-name="T334_99"><text:s/></text:span><text:span text:style-name="T334_100">behaviour</text:span><text:span text:style-name="T334_101"><text:s/></text:span><text:span text:style-name="T334_102">or</text:span><text:span text:style-name="T334_103"><text:s/>"</text:span><text:span text:style-name="T334_104">normal</text:span><text:span text:style-name="T334_105"><text:s/></text:span><text:span text:style-name="T334_106">activities</text:span><text:span text:style-name="T334_107">"<text:s/></text:span><text:span text:style-name="T334_108">other</text:span><text:span text:style-name="T334_109"><text:s/></text:span><text:span text:style-name="T334_110">than</text:span><text:span text:style-name="T334_111"><text:s/></text:span><text:span text:style-name="T334_112">virtual</text:span><text:span text:style-name="T334_113"><text:s/></text:span><text:span text:style-name="T334_114">activities</text:span><text:span text:style-name="T334_115"><text:s/></text:span><text:span text:style-name="T334_116">through</text:span><text:span text:style-name="T334_117"><text:s/></text:span><text:span text:style-name="T334_118">internet</text:span><text:span text:style-name="T334_119"><text:s/></text:span><text:span text:style-name="T334_120">like</text:span><text:span text:style-name="T334_121"><text:s/></text:span><text:span text:style-name="T334_122">coding</text:span><text:span text:style-name="T334_123">,<text:s/></text:span><text:span text:style-name="T334_124">communicating</text:span><text:span text:style-name="T334_125">,<text:s/></text:span><text:span text:style-name="T334_126">playing</text:span><text:span text:style-name="T334_127">...<text:s/></text:span><text:span text:style-name="T334_128">can</text:span><text:span text:style-name="T334_129"><text:s/></text:span><text:span text:style-name="T334_130">be</text:span><text:span text:style-name="T334_131"><text:s/></text:span><text:span text:style-name="T334_132">a</text:span><text:span text:style-name="T334_133"><text:s/></text:span><text:span text:style-name="T334_134">huge</text:span><text:span text:style-name="T334_135"><text:s/></text:span><text:span text:style-name="T334_136">advantage</text:span><text:span text:style-name="T334_137">,<text:s/></text:span><text:span text:style-name="T334_138">and</text:span><text:span text:style-name="T334_139"><text:s/></text:span><text:span text:style-name="T334_140">i</text:span><text:span text:style-name="T334_141"><text:s/></text:span><text:span text:style-name="T334_142">sense</text:span><text:span text:style-name="T334_143"><text:s/></text:span><text:span text:style-name="T334_144">this</text:span><text:span text:style-name="T334_145"><text:s/></text:span><text:span text:style-name="T334_146">kind</text:span><text:span text:style-name="T334_147"><text:s/></text:span><text:span text:style-name="T334_148">of</text:span><text:span text:style-name="T334_149"><text:s/></text:span><text:span text:style-name="T334_150">people</text:span><text:span text:style-name="T334_151"><text:s/></text:span><text:span text:style-name="T334_152">are</text:span><text:span text:style-name="T334_153"><text:s/></text:span><text:span text:style-name="T334_154">more</text:span><text:span text:style-name="T334_155"><text:s/></text:span><text:span text:style-name="T334_156">likely</text:span><text:span text:style-name="T334_157"><text:s/></text:span><text:span text:style-name="T334_158">to</text:span><text:span text:style-name="T334_159"><text:s/></text:span><text:span text:style-name="T334_160">adapt</text:span><text:span text:style-name="T334_161"><text:s/></text:span><text:span text:style-name="T334_162">to</text:span><text:span text:style-name="T334_163"><text:s/></text:span><text:span text:style-name="T334_164">a</text:span><text:span text:style-name="T334_165"><text:s/></text:span><text:span text:style-name="T334_166">Naked</text:span><text:span text:style-name="T334_167"><text:s/></text:span><text:span text:style-name="T334_168">Mind</text:span><text:span text:style-name="T334_169"><text:s/></text:span><text:span text:style-name="T334_170">protocol</text:span><text:span text:style-name="T334_171">.</text:span></text:p>
      <text:p text:style-name="P335"/>
      <text:h text:style-name="P336" text:outline-level="10"><text:span text:style-name="T336_1">Basics</text:span><text:span text:style-name="T336_2"><text:s/></text:span><text:span text:style-name="T336_3">of</text:span><text:span text:style-name="T336_4"><text:s/></text:span><text:span text:style-name="T336_5">Naked</text:span><text:span text:style-name="T336_6"><text:s/></text:span><text:span text:style-name="T336_7">Mind</text:span><text:span text:style-name="T336_8"><text:s/></text:span><text:span text:style-name="T336_9">Protocol</text:span></text:h>
      <text:p text:style-name="P337"><text:span text:style-name="T337_1">Synchronous</text:span><text:span text:style-name="T337_2"><text:s/></text:span><text:span text:style-name="T337_3">communication</text:span><text:span text:style-name="T337_4"><text:s/></text:span><text:span text:style-name="T337_5">is</text:span><text:span text:style-name="T337_6"><text:s/></text:span><text:span text:style-name="T337_7">used</text:span><text:span text:style-name="T337_8"><text:s/></text:span><text:span text:style-name="T337_9">mostly</text:span><text:span text:style-name="T337_10"><text:s/></text:span><text:span text:style-name="T337_11">to</text:span><text:span text:style-name="T337_12"><text:s/></text:span><text:span text:style-name="T337_13">express</text:span><text:span text:style-name="T337_14"><text:s/></text:span><text:span text:style-name="T337_15">positive</text:span><text:span text:style-name="T337_16"><text:s/></text:span><text:span text:style-name="T337_17">feelings</text:span><text:span text:style-name="T337_18"><text:s/></text:span><text:span text:style-name="T337_19">and</text:span><text:span text:style-name="T337_20"><text:s/></text:span><text:span text:style-name="T337_21">informations</text:span><text:span text:style-name="T337_22"><text:s/></text:span><text:span text:style-name="T337_23">that</text:span><text:span text:style-name="T337_24"><text:s/></text:span><text:span text:style-name="T337_25">need</text:span><text:span text:style-name="T337_26"><text:s/></text:span><text:span text:style-name="T337_27">immediate</text:span><text:span text:style-name="T337_28"><text:s/></text:span><text:span text:style-name="T337_29">response</text:span><text:span text:style-name="T337_30">.</text:span></text:p>
      <text:p text:style-name="P338"/>
      <text:p text:style-name="P339"/>
      <text:list text:style-name="LS15" xml:id="list63">
        <text:list-item>
          <text:p text:style-name="P340"><text:span text:style-name="T340_1">implies</text:span><text:span text:style-name="T340_2"><text:s/></text:span><text:span text:style-name="T340_3">the</text:span><text:span text:style-name="T340_4"><text:s/></text:span><text:span text:style-name="T340_5">speaker</text:span><text:span text:style-name="T340_6"><text:s/></text:span><text:span text:style-name="T340_7">wants</text:span><text:span text:style-name="T340_8"><text:s/></text:span><text:span text:style-name="T340_9">an</text:span><text:span text:style-name="T340_10"><text:s/></text:span><text:span text:style-name="T340_11">immediate</text:span><text:span text:style-name="T340_12"><text:s/></text:span><text:span text:style-name="T340_13">response</text:span><text:span text:style-name="T340_14">.<text:s text:c="2"/></text:span><text:span text:style-name="T340_15">this</text:span><text:span text:style-name="T340_16"><text:s/></text:span><text:span text:style-name="T340_17">could</text:span><text:span text:style-name="T340_18"><text:s/></text:span><text:span text:style-name="T340_19">take</text:span><text:span text:style-name="T340_20"><text:s/></text:span><text:span text:style-name="T340_21">the</text:span><text:span text:style-name="T340_22"><text:s/></text:span><text:span text:style-name="T340_23">form</text:span><text:span text:style-name="T340_24"><text:s/></text:span><text:span text:style-name="T340_25">of</text:span><text:span text:style-name="T340_26"><text:s/></text:span><text:span text:style-name="T340_27">speech</text:span><text:span text:style-name="T340_28"><text:s/></text:span><text:span text:style-name="T340_29">but</text:span><text:span text:style-name="T340_30"><text:s/></text:span><text:span text:style-name="T340_31">also</text:span><text:span text:style-name="T340_32"><text:s/></text:span><text:span text:style-name="T340_33">text</text:span><text:span text:style-name="T340_34"><text:s/></text:span><text:span text:style-name="T340_35">or</text:span><text:span text:style-name="T340_36"><text:s/></text:span><text:span text:style-name="T340_37">video</text:span><text:span text:style-name="T340_38"><text:s/></text:span><text:span text:style-name="T340_39">chat</text:span><text:span text:style-name="T340_40">.</text:span></text:p>
        </text:list-item>
      </text:list>
      <text:p text:style-name="P341"/>
      <text:p text:style-name="P342"><text:span text:style-name="T342_1">Asynchronous</text:span><text:span text:style-name="T342_2"><text:s/></text:span><text:span text:style-name="T342_3">communication</text:span><text:span text:style-name="T342_4"><text:s/></text:span><text:span text:style-name="T342_5">is</text:span><text:span text:style-name="T342_6"><text:s/></text:span><text:span text:style-name="T342_7">used</text:span><text:span text:style-name="T342_8"><text:s/></text:span><text:span text:style-name="T342_9">when</text:span><text:span text:style-name="T342_10"><text:s/></text:span><text:span text:style-name="T342_11">temporal</text:span><text:span text:style-name="T342_12"><text:s/></text:span><text:span text:style-name="T342_13">and</text:span><text:span text:style-name="T342_14">/</text:span><text:span text:style-name="T342_15">or</text:span><text:span text:style-name="T342_16"><text:s/></text:span><text:span text:style-name="T342_17">emotional</text:span><text:span text:style-name="T342_18"><text:s/></text:span><text:span text:style-name="T342_19">dimensions</text:span><text:span text:style-name="T342_20"><text:s/></text:span><text:span text:style-name="T342_21">can</text:span><text:span text:style-name="T342_22"><text:s/></text:span><text:span text:style-name="T342_23">or</text:span><text:span text:style-name="T342_24"><text:s/></text:span><text:span text:style-name="T342_25">need</text:span><text:span text:style-name="T342_26"><text:s/></text:span><text:span text:style-name="T342_27">to</text:span><text:span text:style-name="T342_28"><text:s/></text:span><text:span text:style-name="T342_29">be</text:span><text:span text:style-name="T342_30"><text:s/></text:span><text:span text:style-name="T342_31">tempered</text:span><text:span text:style-name="T342_32">.<text:s/></text:span><text:span text:style-name="T342_33">It</text:span><text:span text:style-name="T342_34"><text:s/></text:span><text:span text:style-name="T342_35">can</text:span><text:span text:style-name="T342_36"><text:s/></text:span><text:span text:style-name="T342_37">go</text:span><text:span text:style-name="T342_38"><text:s/></text:span><text:span text:style-name="T342_39">from</text:span><text:span text:style-name="T342_40"><text:s/></text:span><text:span text:style-name="T342_41">sharing</text:span><text:span text:style-name="T342_42"><text:s/></text:span><text:span text:style-name="T342_43">ideas</text:span><text:span text:style-name="T342_44"><text:s/></text:span><text:span text:style-name="T342_45">and</text:span><text:span text:style-name="T342_46"><text:s/></text:span><text:span text:style-name="T342_47">emotions</text:span><text:span text:style-name="T342_48"><text:s/></text:span><text:span text:style-name="T342_49">to</text:span><text:span text:style-name="T342_50"><text:s/></text:span><text:span text:style-name="T342_51">pointing</text:span><text:span text:style-name="T342_52"><text:s/></text:span><text:span text:style-name="T342_53">an</text:span><text:span text:style-name="T342_54"><text:s/></text:span><text:span text:style-name="T342_55">inter</text:span><text:span text:style-name="T342_56">-</text:span><text:span text:style-name="T342_57">personal</text:span><text:span text:style-name="T342_58"><text:s/></text:span><text:span text:style-name="T342_59">problem</text:span><text:span text:style-name="T342_60">.</text:span></text:p>
      <text:p text:style-name="P343"/>
      <text:p text:style-name="P344"><text:span text:style-name="T344_1">This</text:span><text:span text:style-name="T344_2"><text:s/></text:span><text:span text:style-name="T344_3">is</text:span><text:span text:style-name="T344_4"><text:s/></text:span><text:span text:style-name="T344_5">crucial</text:span><text:span text:style-name="T344_6"><text:s/></text:span><text:span text:style-name="T344_7">considering</text:span><text:span text:style-name="T344_8"><text:s/></text:span><text:span text:style-name="T344_9">inter</text:span><text:span text:style-name="T344_10">-</text:span><text:span text:style-name="T344_11">personal</text:span><text:span text:style-name="T344_12"><text:s/></text:span><text:span text:style-name="T344_13">issues</text:span><text:span text:style-name="T344_14">,<text:s/></text:span><text:span text:style-name="T344_15">as</text:span><text:span text:style-name="T344_16"><text:s/></text:span><text:span text:style-name="T344_17">it</text:span><text:span text:style-name="T344_18"><text:s/></text:span><text:span text:style-name="T344_19">removes</text:span><text:span text:style-name="T344_20"><text:s/></text:span><text:span text:style-name="T344_21">some</text:span><text:span text:style-name="T344_22"><text:s/></text:span><text:span text:style-name="T344_23">of</text:span><text:span text:style-name="T344_24"><text:s/></text:span><text:span text:style-name="T344_25">the</text:span><text:span text:style-name="T344_26"><text:s/></text:span><text:span text:style-name="T344_27">emotional</text:span><text:span text:style-name="T344_28"><text:s/></text:span><text:span text:style-name="T344_29">tensions</text:span><text:span text:style-name="T344_30"><text:s/></text:span><text:span text:style-name="T344_31">in</text:span><text:span text:style-name="T344_32"><text:s/></text:span><text:span text:style-name="T344_33">such</text:span><text:span text:style-name="T344_34"><text:s/></text:span><text:span text:style-name="T344_35">a</text:span><text:span text:style-name="T344_36"><text:s/></text:span><text:span text:style-name="T344_37">situation</text:span><text:span text:style-name="T344_38">,<text:s/></text:span><text:span text:style-name="T344_39">and</text:span><text:span text:style-name="T344_40"><text:s/></text:span><text:span text:style-name="T344_41">add</text:span><text:span text:style-name="T344_42"><text:s/></text:span><text:span text:style-name="T344_43">a</text:span><text:span text:style-name="T344_44"><text:s/></text:span><text:span text:style-name="T344_45">temporal</text:span><text:span text:style-name="T344_46"><text:s/></text:span><text:span text:style-name="T344_47">dimension</text:span><text:span text:style-name="T344_48"><text:s/></text:span><text:span text:style-name="T344_49">which</text:span><text:span text:style-name="T344_50"><text:s/></text:span><text:span text:style-name="T344_51">allows</text:span><text:span text:style-name="T344_52"><text:s/></text:span><text:span text:style-name="T344_53">a</text:span><text:span text:style-name="T344_54"><text:s/></text:span><text:span text:style-name="T344_55">better</text:span><text:span text:style-name="T344_56"><text:s/></text:span><text:span text:style-name="T344_57">processing</text:span><text:span text:style-name="T344_58"><text:s/></text:span><text:span text:style-name="T344_59">of</text:span><text:span text:style-name="T344_60"><text:s/></text:span><text:span text:style-name="T344_61">the</text:span><text:span text:style-name="T344_62"><text:s/></text:span><text:span text:style-name="T344_63">information</text:span><text:span text:style-name="T344_64">.</text:span></text:p>
      <text:p text:style-name="P345"/>
      <text:p text:style-name="P346"/>
      <text:list text:style-name="LS16" xml:id="list64">
        <text:list-item>
          <text:p text:style-name="P347"><text:span text:style-name="T347_1">allows</text:span><text:span text:style-name="T347_2"><text:s/></text:span><text:span text:style-name="T347_3">the</text:span><text:span text:style-name="T347_4"><text:s/></text:span><text:span text:style-name="T347_5">recipient</text:span><text:span text:style-name="T347_6"><text:s/></text:span><text:span text:style-name="T347_7">arbitrary</text:span><text:span text:style-name="T347_8"><text:s/></text:span><text:span text:style-name="T347_9">time</text:span><text:span text:style-name="T347_10"><text:s/></text:span><text:span text:style-name="T347_11">to</text:span><text:span text:style-name="T347_12"><text:s/></text:span><text:span text:style-name="T347_13">respond</text:span><text:span text:style-name="T347_14">,<text:s/></text:span><text:span text:style-name="T347_15">and</text:span><text:span text:style-name="T347_16"><text:s/></text:span><text:span text:style-name="T347_17">the</text:span><text:span text:style-name="T347_18"><text:s/></text:span><text:span text:style-name="T347_19">sender</text:span><text:span text:style-name="T347_20"><text:s/></text:span><text:span text:style-name="T347_21">knows</text:span><text:span text:style-name="T347_22"><text:s/></text:span><text:span text:style-name="T347_23">that</text:span><text:span text:style-name="T347_24"><text:s/></text:span><text:span text:style-name="T347_25">so</text:span><text:span text:style-name="T347_26"><text:s/></text:span><text:span text:style-name="T347_27">he</text:span><text:span text:style-name="T347_28">/</text:span><text:span text:style-name="T347_29">she</text:span><text:span text:style-name="T347_30"><text:s/></text:span><text:span text:style-name="T347_31">is</text:span><text:span text:style-name="T347_32"><text:s/></text:span><text:span text:style-name="T347_33">not</text:span><text:span text:style-name="T347_34"><text:s/></text:span><text:span text:style-name="T347_35">waiting</text:span><text:span text:style-name="T347_36"><text:s/></text:span><text:span text:style-name="T347_37">for</text:span><text:span text:style-name="T347_38"><text:s/></text:span><text:span text:style-name="T347_39">an</text:span><text:span text:style-name="T347_40"><text:s/></text:span><text:span text:style-name="T347_41">immediate</text:span><text:span text:style-name="T347_42"><text:s/></text:span><text:span text:style-name="T347_43">response</text:span><text:span text:style-name="T347_44">.<text:s text:c="2"/></text:span><text:span text:style-name="T347_45">this</text:span><text:span text:style-name="T347_46"><text:s/></text:span><text:span text:style-name="T347_47">too</text:span><text:span text:style-name="T347_48"><text:s/></text:span><text:span text:style-name="T347_49">could</text:span><text:span text:style-name="T347_50"><text:s/></text:span><text:span text:style-name="T347_51">take</text:span><text:span text:style-name="T347_52"><text:s/></text:span><text:span text:style-name="T347_53">the</text:span><text:span text:style-name="T347_54"><text:s/></text:span><text:span text:style-name="T347_55">form</text:span><text:span text:style-name="T347_56"><text:s/></text:span><text:span text:style-name="T347_57">of</text:span><text:span text:style-name="T347_58"><text:s/></text:span><text:span text:style-name="T347_59">a</text:span><text:span text:style-name="T347_60"><text:s/></text:span><text:span text:style-name="T347_61">text</text:span><text:span text:style-name="T347_62"><text:s/></text:span><text:span text:style-name="T347_63">message</text:span><text:span text:style-name="T347_64">,<text:s/></text:span><text:span text:style-name="T347_65">a</text:span><text:span text:style-name="T347_66"><text:s/></text:span><text:span text:style-name="T347_67">voice</text:span><text:span text:style-name="T347_68"><text:s/></text:span><text:span text:style-name="T347_69">message</text:span><text:span text:style-name="T347_70">,<text:s/></text:span><text:span text:style-name="T347_71">a</text:span><text:span text:style-name="T347_72"><text:s/></text:span><text:span text:style-name="T347_73">video</text:span><text:span text:style-name="T347_74"><text:s/></text:span><text:span text:style-name="T347_75">message</text:span><text:span text:style-name="T347_76">,<text:s/></text:span><text:span text:style-name="T347_77">etc</text:span><text:span text:style-name="T347_78">..<text:s text:c="2"/></text:span><text:span text:style-name="T347_79"><text:a xlink:type="simple" xlink:href="http://en.wikipedia.org/wiki/Asynchronous_I/O"><text:span text:style-name="T347_80">http</text:span></text:a></text:span><text:span text:style-name="T347_81"><text:a xlink:type="simple" xlink:href="http://en.wikipedia.org/wiki/Asynchronous_I/O"><text:span text:style-name="T347_82">://</text:span></text:a></text:span><text:span text:style-name="T347_83"><text:a xlink:type="simple" xlink:href="http://en.wikipedia.org/wiki/Asynchronous_I/O"><text:span text:style-name="T347_84">en</text:span></text:a></text:span><text:span text:style-name="T347_85"><text:a xlink:type="simple" xlink:href="http://en.wikipedia.org/wiki/Asynchronous_I/O"><text:span text:style-name="T347_86">.</text:span></text:a></text:span><text:span text:style-name="T347_87"><text:a xlink:type="simple" xlink:href="http://en.wikipedia.org/wiki/Asynchronous_I/O"><text:span text:style-name="T347_88">wikipedia</text:span></text:a></text:span><text:span text:style-name="T347_89"><text:a xlink:type="simple" xlink:href="http://en.wikipedia.org/wiki/Asynchronous_I/O"><text:span text:style-name="T347_90">.</text:span></text:a></text:span><text:span text:style-name="T347_91"><text:a xlink:type="simple" xlink:href="http://en.wikipedia.org/wiki/Asynchronous_I/O"><text:span text:style-name="T347_92">org</text:span></text:a></text:span><text:span text:style-name="T347_93"><text:a xlink:type="simple" xlink:href="http://en.wikipedia.org/wiki/Asynchronous_I/O"><text:span text:style-name="T347_94">/</text:span></text:a></text:span><text:span text:style-name="T347_95"><text:a xlink:type="simple" xlink:href="http://en.wikipedia.org/wiki/Asynchronous_I/O"><text:span text:style-name="T347_96">wiki</text:span></text:a></text:span><text:span text:style-name="T347_97"><text:a xlink:type="simple" xlink:href="http://en.wikipedia.org/wiki/Asynchronous_I/O"><text:span text:style-name="T347_98">/</text:span></text:a></text:span><text:span text:style-name="T347_99"><text:a xlink:type="simple" xlink:href="http://en.wikipedia.org/wiki/Asynchronous_I/O"><text:span text:style-name="T347_100">Asynchronous</text:span></text:a></text:span><text:span text:style-name="T347_101"><text:a xlink:type="simple" xlink:href="http://en.wikipedia.org/wiki/Asynchronous_I/O"><text:span text:style-name="T347_102">_</text:span></text:a></text:span><text:span text:style-name="T347_103"><text:a xlink:type="simple" xlink:href="http://en.wikipedia.org/wiki/Asynchronous_I/O"><text:span text:style-name="T347_104">I</text:span></text:a></text:span><text:span text:style-name="T347_105"><text:a xlink:type="simple" xlink:href="http://en.wikipedia.org/wiki/Asynchronous_I/O"><text:span text:style-name="T347_106">/</text:span></text:a></text:span><text:span text:style-name="T347_107"><text:a xlink:type="simple" xlink:href="http://en.wikipedia.org/wiki/Asynchronous_I/O"><text:span text:style-name="T347_108">O</text:span></text:a></text:span></text:p>
        </text:list-item>
      </text:list>
      <text:p text:style-name="P348"/>
      <text:p text:style-name="P349"><text:span text:style-name="T349_1">Collective</text:span><text:span text:style-name="T349_2"><text:s/></text:span><text:span text:style-name="T349_3">issues</text:span><text:span text:style-name="T349_4"><text:s/></text:span><text:span text:style-name="T349_5">are</text:span><text:span text:style-name="T349_6"><text:s/></text:span><text:span text:style-name="T349_7">discussed</text:span><text:span text:style-name="T349_8"><text:s/></text:span><text:span text:style-name="T349_9">verbally</text:span><text:span text:style-name="T349_10"><text:s/></text:span><text:span text:style-name="T349_11">or</text:span><text:span text:style-name="T349_12"><text:s/></text:span><text:span text:style-name="T349_13">virtually</text:span><text:span text:style-name="T349_14"><text:s/></text:span><text:span text:style-name="T349_15">depending</text:span><text:span text:style-name="T349_16"><text:s/></text:span><text:span text:style-name="T349_17">on</text:span><text:span text:style-name="T349_18"><text:s/></text:span><text:span text:style-name="T349_19">the</text:span><text:span text:style-name="T349_20"><text:s/></text:span><text:span text:style-name="T349_21">temporal</text:span><text:span text:style-name="T349_22"><text:s/></text:span><text:span text:style-name="T349_23">urgency</text:span><text:span text:style-name="T349_24"><text:s/></text:span><text:span text:style-name="T349_25">and</text:span><text:span text:style-name="T349_26"><text:s/></text:span><text:span text:style-name="T349_27">the</text:span><text:span text:style-name="T349_28"><text:s/></text:span><text:span text:style-name="T349_29">emotional</text:span><text:span text:style-name="T349_30"><text:s/></text:span><text:span text:style-name="T349_31">charge</text:span><text:span text:style-name="T349_32"><text:s/></text:span><text:span text:style-name="T349_33">of</text:span><text:span text:style-name="T349_34"><text:s/></text:span><text:span text:style-name="T349_35">the</text:span><text:span text:style-name="T349_36"><text:s/></text:span><text:span text:style-name="T349_37">issue</text:span><text:span text:style-name="T349_38">.<text:s text:c="2"/></text:span><text:span text:style-name="T349_39">Communication</text:span><text:span text:style-name="T349_40">,<text:s/></text:span><text:span text:style-name="T349_41">virtual</text:span><text:span text:style-name="T349_42"><text:s/></text:span><text:span text:style-name="T349_43">or</text:span><text:span text:style-name="T349_44"><text:s/></text:span><text:span text:style-name="T349_45">verbal</text:span><text:span text:style-name="T349_46">,<text:s/></text:span><text:span text:style-name="T349_47">and</text:span><text:span text:style-name="T349_48"><text:s/></text:span><text:span text:style-name="T349_49">we</text:span><text:span text:style-name="T349_50"><text:s/></text:span><text:span text:style-name="T349_51">can</text:span><text:span text:style-name="T349_52"><text:s/></text:span><text:span text:style-name="T349_53">imagine</text:span><text:span text:style-name="T349_54"><text:s/></text:span><text:span text:style-name="T349_55">a</text:span><text:span text:style-name="T349_56"><text:s/></text:span><text:span text:style-name="T349_57">kind</text:span><text:span text:style-name="T349_58"><text:s/></text:span><text:span text:style-name="T349_59">of</text:span><text:span text:style-name="T349_60"><text:s/></text:span><text:span text:style-name="T349_61">priority</text:span><text:span text:style-name="T349_62"><text:s/></text:span><text:span text:style-name="T349_63">level</text:span><text:span text:style-name="T349_64">,<text:s/></text:span><text:span text:style-name="T349_65">or</text:span><text:span text:style-name="T349_66"><text:s/></text:span><text:span text:style-name="T349_67">a</text:span><text:span text:style-name="T349_68"><text:s/></text:span><text:span text:style-name="T349_69">qualification</text:span><text:span text:style-name="T349_70"><text:s/></text:span><text:span text:style-name="T349_71">of</text:span><text:span text:style-name="T349_72"><text:s/></text:span><text:span text:style-name="T349_73">communication</text:span><text:span text:style-name="T349_74">.<text:s text:c="2"/></text:span><text:span text:style-name="T349_75">An</text:span><text:span text:style-name="T349_76"><text:s/></text:span><text:span text:style-name="T349_77">asynchronous</text:span><text:span text:style-name="T349_78"><text:s/></text:span><text:span text:style-name="T349_79">emotional</text:span><text:span text:style-name="T349_80"><text:s/></text:span><text:span text:style-name="T349_81">message</text:span><text:span text:style-name="T349_82"><text:s/></text:span><text:span text:style-name="T349_83">would</text:span><text:span text:style-name="T349_84"><text:s/></text:span><text:span text:style-name="T349_85">be</text:span><text:span text:style-name="T349_86"><text:s/></text:span><text:span text:style-name="T349_87">treated</text:span><text:span text:style-name="T349_88"><text:s/></text:span><text:span text:style-name="T349_89">by</text:span><text:span text:style-name="T349_90"><text:s/></text:span><text:span text:style-name="T349_91">the</text:span><text:span text:style-name="T349_92"><text:s/></text:span><text:span text:style-name="T349_93">receiver</text:span><text:span text:style-name="T349_94"><text:s/></text:span><text:span text:style-name="T349_95">when</text:span><text:span text:style-name="T349_96"><text:s/></text:span><text:span text:style-name="T349_97">he</text:span><text:span text:style-name="T349_98"><text:s/></text:span><text:span text:style-name="T349_99">has</text:span><text:span text:style-name="T349_100"><text:s/></text:span><text:span text:style-name="T349_101">time</text:span><text:span text:style-name="T349_102"><text:s/></text:span><text:span text:style-name="T349_103">and</text:span><text:span text:style-name="T349_104"><text:s/></text:span><text:span text:style-name="T349_105">feel</text:span><text:span text:style-name="T349_106"><text:s/></text:span><text:span text:style-name="T349_107">balanced</text:span><text:span text:style-name="T349_108"><text:s/></text:span><text:span text:style-name="T349_109">enough</text:span><text:span text:style-name="T349_110"><text:s/></text:span><text:span text:style-name="T349_111">for</text:span><text:span text:style-name="T349_112"><text:s/></text:span><text:span text:style-name="T349_113">anything</text:span><text:span text:style-name="T349_114"><text:s/></text:span><text:span text:style-name="T349_115">it</text:span><text:span text:style-name="T349_116"><text:s/></text:span><text:span text:style-name="T349_117">could</text:span><text:span text:style-name="T349_118"><text:s/></text:span><text:span text:style-name="T349_119">be</text:span><text:span text:style-name="T349_120">.</text:span></text:p>
      <text:p text:style-name="P350"/>
      <text:h text:style-name="P351" text:outline-level="10"><text:span text:style-name="T351_1">Psychological</text:span><text:span text:style-name="T351_2"><text:s/></text:span><text:span text:style-name="T351_3">Optimization</text:span><text:span text:style-name="T351_4"><text:s/></text:span><text:span text:style-name="T351_5">Protocol</text:span></text:h>
      <text:p text:style-name="P352"><text:span text:style-name="T352_1">A</text:span><text:span text:style-name="T352_2"><text:s/></text:span><text:span text:style-name="T352_3">complete</text:span><text:span text:style-name="T352_4"><text:s/></text:span><text:span text:style-name="T352_5">protocol</text:span><text:span text:style-name="T352_6"><text:s/></text:span><text:span text:style-name="T352_7">includes</text:span><text:span text:style-name="T352_8"><text:s/></text:span><text:span text:style-name="T352_9">the</text:span><text:span text:style-name="T352_10"><text:s/></text:span><text:span text:style-name="T352_11">following</text:span><text:span text:style-name="T352_12"><text:s/>:</text:span></text:p>
      <text:p text:style-name="P353"/>
      <text:p text:style-name="P354"/>
      <text:list text:style-name="LS17" xml:id="list65">
        <text:list-item>
          <text:p text:style-name="P355"><text:span text:style-name="T355_1">Monitoring</text:span><text:span text:style-name="T355_2"><text:s/></text:span><text:span text:style-name="T355_3">of</text:span><text:span text:style-name="T355_4"><text:s/></text:span><text:span text:style-name="T355_5">mental</text:span><text:span text:style-name="T355_6"><text:s/></text:span><text:span text:style-name="T355_7">states</text:span></text:p>
        </text:list-item>
        <text:list-item>
          <text:p text:style-name="P356"><text:span text:style-name="T356_1">Agreements</text:span><text:span text:style-name="T356_2"><text:s/></text:span><text:span text:style-name="T356_3">unique</text:span><text:span text:style-name="T356_4"><text:s/></text:span><text:span text:style-name="T356_5">to</text:span><text:span text:style-name="T356_6"><text:s/></text:span><text:span text:style-name="T356_7">the</text:span><text:span text:style-name="T356_8"><text:s/></text:span><text:span text:style-name="T356_9">group</text:span><text:span text:style-name="T356_10"><text:s/></text:span><text:span text:style-name="T356_11">and</text:span><text:span text:style-name="T356_12"><text:s/></text:span><text:span text:style-name="T356_13">mutually</text:span><text:span text:style-name="T356_14"><text:s/></text:span><text:span text:style-name="T356_15">decided</text:span><text:span text:style-name="T356_16"><text:s/></text:span><text:span text:style-name="T356_17">during</text:span><text:span text:style-name="T356_18"><text:s/></text:span><text:span text:style-name="T356_19">an</text:span><text:span text:style-name="T356_20"><text:s/></text:span><text:span text:style-name="T356_21">isolation</text:span><text:span text:style-name="T356_22"><text:s/></text:span><text:span text:style-name="T356_23">experiment</text:span><text:span text:style-name="T356_24"><text:s/></text:span><text:span text:style-name="T356_25">prior</text:span><text:span text:style-name="T356_26"><text:s/></text:span><text:span text:style-name="T356_27">to</text:span><text:span text:style-name="T356_28"><text:s/></text:span><text:span text:style-name="T356_29">the</text:span><text:span text:style-name="T356_30"><text:s/></text:span><text:span text:style-name="T356_31">travel</text:span><text:span text:style-name="T356_32"><text:s/></text:span><text:span text:style-name="T356_33">mission</text:span></text:p>
        </text:list-item>
        <text:list-item>
          <text:p text:style-name="P357"><text:span text:style-name="T357_1">Social</text:span><text:span text:style-name="T357_2"><text:s/></text:span><text:span text:style-name="T357_3">simulations</text:span><text:span text:style-name="T357_4"><text:s/></text:span><text:span text:style-name="T357_5">made</text:span><text:span text:style-name="T357_6"><text:s/></text:span><text:span text:style-name="T357_7">during</text:span><text:span text:style-name="T357_8"><text:s/></text:span><text:span text:style-name="T357_9">the</text:span><text:span text:style-name="T357_10"><text:s/></text:span><text:span text:style-name="T357_11">isolation</text:span><text:span text:style-name="T357_12"><text:s/></text:span><text:span text:style-name="T357_13">experiment</text:span><text:span text:style-name="T357_14"><text:s/>(</text:span><text:span text:style-name="T357_15">including</text:span><text:span text:style-name="T357_16"><text:s/></text:span><text:span text:style-name="T357_17">emergencies</text:span><text:span text:style-name="T357_18">,<text:s/></text:span><text:span text:style-name="T357_19">inter</text:span><text:span text:style-name="T357_20">-</text:span><text:span text:style-name="T357_21">personal</text:span><text:span text:style-name="T357_22"><text:s/></text:span><text:span text:style-name="T357_23">issues</text:span><text:span text:style-name="T357_24"><text:s/></text:span><text:span text:style-name="T357_25">or</text:span><text:span text:style-name="T357_26"><text:s/></text:span><text:span text:style-name="T357_27">relationships</text:span><text:span text:style-name="T357_28">)</text:span></text:p>
        </text:list-item>
      </text:list>
      <text:p text:style-name="P358"/>
      <text:p text:style-name="P359"><text:span text:style-name="T359_1">It</text:span><text:span text:style-name="T359_2"><text:s/></text:span><text:span text:style-name="T359_3">seems</text:span><text:span text:style-name="T359_4"><text:s/></text:span><text:span text:style-name="T359_5">obvious</text:span><text:span text:style-name="T359_6"><text:s/></text:span><text:span text:style-name="T359_7">that</text:span><text:span text:style-name="T359_8"><text:s/></text:span><text:span text:style-name="T359_9">human</text:span><text:span text:style-name="T359_10"><text:s/></text:span><text:span text:style-name="T359_11">species</text:span><text:span text:style-name="T359_12"><text:s/></text:span><text:span text:style-name="T359_13">isn</text:span><text:span text:style-name="T359_14">'</text:span><text:span text:style-name="T359_15">t</text:span><text:span text:style-name="T359_16"><text:s/></text:span><text:span text:style-name="T359_17">adapted</text:span><text:span text:style-name="T359_18"><text:s/></text:span><text:span text:style-name="T359_19">for</text:span><text:span text:style-name="T359_20"><text:s/></text:span><text:span text:style-name="T359_21">space</text:span><text:span text:style-name="T359_22"><text:s/></text:span><text:span text:style-name="T359_23">travel</text:span><text:span text:style-name="T359_24">,<text:s/></text:span><text:span text:style-name="T359_25">long</text:span><text:span text:style-name="T359_26"><text:s/></text:span><text:span text:style-name="T359_27">missions</text:span><text:span text:style-name="T359_28"><text:s/></text:span><text:span text:style-name="T359_29">or</text:span><text:span text:style-name="T359_30"><text:s/></text:span><text:span text:style-name="T359_31">definitive</text:span><text:span text:style-name="T359_32"><text:s/></text:span><text:span text:style-name="T359_33">settling</text:span><text:span text:style-name="T359_34"><text:s/></text:span><text:span text:style-name="T359_35">on</text:span><text:span text:style-name="T359_36"><text:s/></text:span><text:span text:style-name="T359_37">other</text:span><text:span text:style-name="T359_38"><text:s/></text:span><text:span text:style-name="T359_39">planets</text:span><text:span text:style-name="T359_40">,<text:s/></text:span><text:span text:style-name="T359_41">hence</text:span><text:span text:style-name="T359_42"><text:s/></text:span><text:span text:style-name="T359_43">the</text:span><text:span text:style-name="T359_44"><text:s/></text:span><text:span text:style-name="T359_45">need</text:span><text:span text:style-name="T359_46"><text:s/></text:span><text:span text:style-name="T359_47">to</text:span><text:span text:style-name="T359_48"><text:s/>"</text:span><text:span text:style-name="T359_49">engineer</text:span><text:span text:style-name="T359_50">"<text:s/></text:span><text:span text:style-name="T359_51">an</text:span><text:span text:style-name="T359_52"><text:s/></text:span><text:span text:style-name="T359_53">evolution</text:span><text:span text:style-name="T359_54"><text:s/></text:span><text:span text:style-name="T359_55">of</text:span><text:span text:style-name="T359_56"><text:s/></text:span><text:span text:style-name="T359_57">human</text:span><text:span text:style-name="T359_58"><text:s/></text:span><text:span text:style-name="T359_59">species</text:span><text:span text:style-name="T359_60"><text:s/></text:span><text:span text:style-name="T359_61">by</text:span><text:span text:style-name="T359_62"><text:s/></text:span><text:span text:style-name="T359_63">altering</text:span><text:span text:style-name="T359_64"><text:s/></text:span><text:span text:style-name="T359_65">psychological</text:span><text:span text:style-name="T359_66"><text:s/></text:span><text:span text:style-name="T359_67">trends</text:span><text:span text:style-name="T359_68">.</text:span></text:p>
      <text:p text:style-name="P360"/>
      <text:p text:style-name="P361"><text:span text:style-name="T361_1">I</text:span><text:span text:style-name="T361_2"><text:s/></text:span><text:span text:style-name="T361_3">don</text:span><text:span text:style-name="T361_4">'</text:span><text:span text:style-name="T361_5">t</text:span><text:span text:style-name="T361_6"><text:s/></text:span><text:span text:style-name="T361_7">think</text:span><text:span text:style-name="T361_8"><text:s/></text:span><text:span text:style-name="T361_9">there</text:span><text:span text:style-name="T361_10">'</text:span><text:span text:style-name="T361_11">s</text:span><text:span text:style-name="T361_12"><text:s/></text:span><text:span text:style-name="T361_13">a</text:span><text:span text:style-name="T361_14"><text:s/></text:span><text:span text:style-name="T361_15">need</text:span><text:span text:style-name="T361_16"><text:s/></text:span><text:span text:style-name="T361_17">to</text:span><text:span text:style-name="T361_18"><text:s/></text:span><text:span text:style-name="T361_19">go</text:span><text:span text:style-name="T361_20"><text:s/></text:span><text:span text:style-name="T361_21">too</text:span><text:span text:style-name="T361_22"><text:s/></text:span><text:span text:style-name="T361_23">far</text:span><text:span text:style-name="T361_24">,<text:s/></text:span><text:span text:style-name="T361_25">video</text:span><text:span text:style-name="T361_26"><text:s/></text:span><text:span text:style-name="T361_27">games</text:span><text:span text:style-name="T361_28"><text:s/></text:span><text:span text:style-name="T361_29">players</text:span><text:span text:style-name="T361_30">,<text:s/></text:span><text:span text:style-name="T361_31">and</text:span><text:span text:style-name="T361_32"><text:s/></text:span><text:span text:style-name="T361_33">many</text:span><text:span text:style-name="T361_34"><text:s/></text:span><text:span text:style-name="T361_35">people</text:span><text:span text:style-name="T361_36"><text:s/></text:span><text:span text:style-name="T361_37">living</text:span><text:span text:style-name="T361_38"><text:s/></text:span><text:span text:style-name="T361_39">more</text:span><text:span text:style-name="T361_40"><text:s/></text:span><text:span text:style-name="T361_41">in</text:span><text:span text:style-name="T361_42"><text:s/></text:span><text:span text:style-name="T361_43">the</text:span><text:span text:style-name="T361_44"><text:s/></text:span><text:span text:style-name="T361_45">virtual</text:span><text:span text:style-name="T361_46"><text:s/></text:span><text:span text:style-name="T361_47">than</text:span><text:span text:style-name="T361_48"><text:s/></text:span><text:span text:style-name="T361_49">the</text:span><text:span text:style-name="T361_50"><text:s/></text:span><text:span text:style-name="T361_51">natural</text:span><text:span text:style-name="T361_52"><text:s/></text:span><text:span text:style-name="T361_53">realm</text:span><text:span text:style-name="T361_54"><text:s/></text:span><text:span text:style-name="T361_55">have</text:span><text:span text:style-name="T361_56"><text:s/></text:span><text:span text:style-name="T361_57">many</text:span><text:span text:style-name="T361_58"><text:s/></text:span><text:span text:style-name="T361_59">traits</text:span><text:span text:style-name="T361_60"><text:s/></text:span><text:span text:style-name="T361_61">that</text:span><text:span text:style-name="T361_62"><text:s/></text:span><text:span text:style-name="T361_63">could</text:span><text:span text:style-name="T361_64"><text:s/></text:span><text:span text:style-name="T361_65">be</text:span><text:span text:style-name="T361_66"><text:s/></text:span><text:span text:style-name="T361_67">crucial</text:span><text:span text:style-name="T361_68"><text:s/></text:span><text:span text:style-name="T361_69">for</text:span><text:span text:style-name="T361_70"><text:s/></text:span><text:span text:style-name="T361_71">such</text:span><text:span text:style-name="T361_72"><text:s/></text:span><text:span text:style-name="T361_73">things</text:span><text:span text:style-name="T361_74">.</text:span></text:p>
      <text:p text:style-name="P362"/>
      <text:p text:style-name="P363"><text:span text:style-name="T363_1">i</text:span><text:span text:style-name="T363_2"><text:s/></text:span><text:span text:style-name="T363_3">also</text:span><text:span text:style-name="T363_4"><text:s/></text:span><text:span text:style-name="T363_5">continuously</text:span><text:span text:style-name="T363_6"><text:s/></text:span><text:span text:style-name="T363_7">consider</text:span><text:span text:style-name="T363_8"><text:s/></text:span><text:span text:style-name="T363_9">the</text:span><text:span text:style-name="T363_10"><text:s/></text:span><text:span text:style-name="T363_11">applicability</text:span><text:span text:style-name="T363_12"><text:s/></text:span><text:span text:style-name="T363_13">of</text:span><text:span text:style-name="T363_14"><text:s/></text:span><text:span text:style-name="T363_15">Netention</text:span><text:span text:style-name="T363_16"><text:s/></text:span><text:span text:style-name="T363_17">in</text:span><text:span text:style-name="T363_18"><text:s/></text:span><text:span text:style-name="T363_19">such</text:span><text:span text:style-name="T363_20"><text:s/></text:span><text:span text:style-name="T363_21">far</text:span><text:span text:style-name="T363_22"><text:s/></text:span><text:span text:style-name="T363_23">scenarios</text:span><text:span text:style-name="T363_24">.<text:s text:c="2"/></text:span><text:span text:style-name="T363_25">this</text:span><text:span text:style-name="T363_26"><text:s/></text:span><text:span text:style-name="T363_27">way</text:span><text:span text:style-name="T363_28"><text:s/></text:span><text:span text:style-name="T363_29">we</text:span><text:span text:style-name="T363_30"><text:s/></text:span><text:span text:style-name="T363_31">can</text:span><text:span text:style-name="T363_32"><text:s/></text:span><text:span text:style-name="T363_33">make</text:span><text:span text:style-name="T363_34"><text:s/></text:span><text:span text:style-name="T363_35">sure</text:span><text:span text:style-name="T363_36"><text:s/></text:span><text:span text:style-name="T363_37">the</text:span><text:span text:style-name="T363_38"><text:s/></text:span><text:span text:style-name="T363_39">ideas</text:span><text:span text:style-name="T363_40"><text:s/></text:span><text:span text:style-name="T363_41">are</text:span><text:span text:style-name="T363_42"><text:s/></text:span><text:span text:style-name="T363_43">solid</text:span><text:span text:style-name="T363_44"><text:s/></text:span><text:span text:style-name="T363_45">and</text:span><text:span text:style-name="T363_46"><text:s/></text:span><text:span text:style-name="T363_47">can</text:span><text:span text:style-name="T363_48"><text:s/></text:span><text:span text:style-name="T363_49">withstand</text:span><text:span text:style-name="T363_50"><text:s/></text:span><text:span text:style-name="T363_51">at</text:span><text:span text:style-name="T363_52"><text:s/></text:span><text:span text:style-name="T363_53">least</text:span><text:span text:style-name="T363_54"><text:s/></text:span><text:span text:style-name="T363_55">a</text:span><text:span text:style-name="T363_56"><text:s/></text:span><text:span text:style-name="T363_57">few</text:span><text:span text:style-name="T363_58"><text:s/></text:span><text:span text:style-name="T363_59">technological</text:span><text:span text:style-name="T363_60"><text:s/></text:span><text:span text:style-name="T363_61">paradigm</text:span><text:span text:style-name="T363_62"><text:s/></text:span><text:span text:style-name="T363_63">shifts</text:span><text:span text:style-name="T363_64">.</text:span></text:p>
      <text:p text:style-name="P364"/>
      <text:p text:style-name="P365"><text:span text:style-name="T365_1">Yes</text:span><text:span text:style-name="T365_2"><text:s/></text:span><text:span text:style-name="T365_3">seems</text:span><text:span text:style-name="T365_4"><text:s/></text:span><text:span text:style-name="T365_5">like</text:span><text:span text:style-name="T365_6"><text:s/></text:span><text:span text:style-name="T365_7">a</text:span><text:span text:style-name="T365_8"><text:s/></text:span><text:span text:style-name="T365_9">great</text:span><text:span text:style-name="T365_10"><text:s/></text:span><text:span text:style-name="T365_11">solution</text:span><text:span text:style-name="T365_12"><text:s/>-<text:s/></text:span><text:span text:style-name="T365_13">just</text:span><text:span text:style-name="T365_14"><text:s/></text:span><text:span text:style-name="T365_15">train</text:span><text:span text:style-name="T365_16"><text:s/></text:span><text:span text:style-name="T365_17">everyone</text:span><text:span text:style-name="T365_18"><text:s/></text:span><text:span text:style-name="T365_19">to</text:span><text:span text:style-name="T365_20"><text:s/></text:span><text:span text:style-name="T365_21">be</text:span><text:span text:style-name="T365_22"><text:s/></text:span><text:span text:style-name="T365_23">each</text:span><text:span text:style-name="T365_24"><text:s/></text:span><text:span text:style-name="T365_25">other</text:span><text:span text:style-name="T365_26">'</text:span><text:span text:style-name="T365_27">s</text:span><text:span text:style-name="T365_28"><text:s/></text:span><text:span text:style-name="T365_29">psychologist</text:span><text:span text:style-name="T365_30">.<text:s text:c="2"/></text:span><text:span text:style-name="T365_31">i</text:span><text:span text:style-name="T365_32"><text:s/></text:span><text:span text:style-name="T365_33">expect</text:span><text:span text:style-name="T365_34"><text:s/></text:span><text:span text:style-name="T365_35">that</text:span><text:span text:style-name="T365_36"><text:s/></text:span><text:span text:style-name="T365_37">psychological</text:span><text:span text:style-name="T365_38"><text:s/></text:span><text:span text:style-name="T365_39">therapy</text:span><text:span text:style-name="T365_40"><text:s/></text:span><text:span text:style-name="T365_41">can</text:span><text:span text:style-name="T365_42"><text:s/></text:span><text:span text:style-name="T365_43">be</text:span><text:span text:style-name="T365_44"><text:s/></text:span><text:span text:style-name="T365_45">encoded</text:span><text:span text:style-name="T365_46"><text:s/></text:span><text:span text:style-name="T365_47">into</text:span><text:span text:style-name="T365_48"><text:s/></text:span><text:span text:style-name="T365_49">the</text:span><text:span text:style-name="T365_50"><text:s/></text:span><text:span text:style-name="T365_51">ontology</text:span><text:span text:style-name="T365_52">.<text:s text:c="2"/></text:span><text:span text:style-name="T365_53">like</text:span><text:span text:style-name="T365_54"><text:s/></text:span><text:span text:style-name="T365_55">this</text:span><text:span text:style-name="T365_56"><text:s/></text:span><text:span text:style-name="T365_57">in</text:span><text:span text:style-name="T365_58">-</text:span><text:span text:style-name="T365_59">progress</text:span><text:span text:style-name="T365_60"><text:s/></text:span><text:span text:style-name="T365_61">emotion</text:span><text:span text:style-name="T365_62"><text:s/></text:span><text:span text:style-name="T365_63">ontology</text:span><text:span text:style-name="T365_64"><text:s/></text:span><text:span text:style-name="T365_65">that</text:span><text:span text:style-name="T365_66"><text:s/></text:span><text:span text:style-name="T365_67">includes</text:span><text:span text:style-name="T365_68"><text:s/></text:span><text:span text:style-name="T365_69">some</text:span><text:span text:style-name="T365_70"><text:s/></text:span><text:span text:style-name="T365_71">questions</text:span><text:span text:style-name="T365_72"><text:s/></text:span><text:span text:style-name="T365_73">i</text:span><text:span text:style-name="T365_74"><text:s/></text:span><text:span text:style-name="T365_75">paraphrased</text:span><text:span text:style-name="T365_76"><text:s/></text:span><text:span text:style-name="T365_77">from</text:span><text:span text:style-name="T365_78"><text:s/></text:span><text:span text:style-name="T365_79">a</text:span><text:span text:style-name="T365_80"><text:a xlink:type="simple" xlink:href="http://en.wikipedia.org/wiki/Cognitive_behavioral_therapy"><text:span text:style-name="T365_81"><text:s/></text:span></text:a></text:span><text:span text:style-name="T365_82"><text:a xlink:type="simple" xlink:href="http://en.wikipedia.org/wiki/Cognitive_behavioral_therapy"><text:span text:style-name="T365_83">CBT</text:span></text:a></text:span><text:span text:style-name="T365_84"><text:s/></text:span><text:span text:style-name="T365_85">ebook</text:span><text:span text:style-name="T365_86"><text:s/></text:span><text:span text:style-name="T365_87">which</text:span><text:span text:style-name="T365_88"><text:s/></text:span><text:span text:style-name="T365_89">would</text:span><text:span text:style-name="T365_90"><text:s/></text:span><text:span text:style-name="T365_91">be</text:span><text:span text:style-name="T365_92"><text:s/></text:span><text:span text:style-name="T365_93">optionally</text:span><text:span text:style-name="T365_94"><text:s/>&amp;<text:s/></text:span><text:span text:style-name="T365_95">passively</text:span><text:span text:style-name="T365_96"><text:s/></text:span><text:span text:style-name="T365_97">prompted</text:span><text:span text:style-name="T365_98"><text:s/></text:span><text:span text:style-name="T365_99">when</text:span><text:span text:style-name="T365_100"><text:s/></text:span><text:span text:style-name="T365_101">a</text:span><text:span text:style-name="T365_102"><text:s/></text:span><text:span text:style-name="T365_103">negative</text:span><text:span text:style-name="T365_104"><text:s/></text:span><text:span text:style-name="T365_105">emotion</text:span><text:span text:style-name="T365_106"><text:s/></text:span><text:span text:style-name="T365_107">is</text:span><text:span text:style-name="T365_108"><text:s/></text:span><text:span text:style-name="T365_109">being</text:span><text:span text:style-name="T365_110"><text:s/></text:span><text:span text:style-name="T365_111">described</text:span><text:span text:style-name="T365_112">:</text:span></text:p>
      <text:p text:style-name="P366"/>
      <text:list text:style-name="LS18" xml:id="list68">
        <text:list-item>
          <text:p text:style-name="P367"><text:span text:style-name="T367_1"><text:a xlink:type="simple" xlink:href="https://github.com/automenta/netentionjs2/blob/b8aa32030eeca211d8e84c80cbdc3ec8900473ef/plugin/emotion.js"><text:span text:style-name="T367_2">https</text:span></text:a></text:span><text:span text:style-name="T367_3"><text:a xlink:type="simple" xlink:href="https://github.com/automenta/netentionjs2/blob/b8aa32030eeca211d8e84c80cbdc3ec8900473ef/plugin/emotion.js"><text:span text:style-name="T367_4">://</text:span></text:a></text:span><text:span text:style-name="T367_5"><text:a xlink:type="simple" xlink:href="https://github.com/automenta/netentionjs2/blob/b8aa32030eeca211d8e84c80cbdc3ec8900473ef/plugin/emotion.js"><text:span text:style-name="T367_6">github</text:span></text:a></text:span><text:span text:style-name="T367_7"><text:a xlink:type="simple" xlink:href="https://github.com/automenta/netentionjs2/blob/b8aa32030eeca211d8e84c80cbdc3ec8900473ef/plugin/emotion.js"><text:span text:style-name="T367_8">.</text:span></text:a></text:span><text:span text:style-name="T367_9"><text:a xlink:type="simple" xlink:href="https://github.com/automenta/netentionjs2/blob/b8aa32030eeca211d8e84c80cbdc3ec8900473ef/plugin/emotion.js"><text:span text:style-name="T367_10">com</text:span></text:a></text:span><text:span text:style-name="T367_11"><text:a xlink:type="simple" xlink:href="https://github.com/automenta/netentionjs2/blob/b8aa32030eeca211d8e84c80cbdc3ec8900473ef/plugin/emotion.js"><text:span text:style-name="T367_12">/</text:span></text:a></text:span><text:span text:style-name="T367_13"><text:a xlink:type="simple" xlink:href="https://github.com/automenta/netentionjs2/blob/b8aa32030eeca211d8e84c80cbdc3ec8900473ef/plugin/emotion.js"><text:span text:style-name="T367_14">automenta</text:span></text:a></text:span><text:span text:style-name="T367_15"><text:a xlink:type="simple" xlink:href="https://github.com/automenta/netentionjs2/blob/b8aa32030eeca211d8e84c80cbdc3ec8900473ef/plugin/emotion.js"><text:span text:style-name="T367_16">/</text:span></text:a></text:span><text:span text:style-name="T367_17"><text:a xlink:type="simple" xlink:href="https://github.com/automenta/netentionjs2/blob/b8aa32030eeca211d8e84c80cbdc3ec8900473ef/plugin/emotion.js"><text:span text:style-name="T367_18">netentionjs</text:span></text:a></text:span><text:span text:style-name="T367_19"><text:a xlink:type="simple" xlink:href="https://github.com/automenta/netentionjs2/blob/b8aa32030eeca211d8e84c80cbdc3ec8900473ef/plugin/emotion.js"><text:span text:style-name="T367_20">2/</text:span></text:a></text:span><text:span text:style-name="T367_21"><text:a xlink:type="simple" xlink:href="https://github.com/automenta/netentionjs2/blob/b8aa32030eeca211d8e84c80cbdc3ec8900473ef/plugin/emotion.js"><text:span text:style-name="T367_22">blob</text:span></text:a></text:span><text:span text:style-name="T367_23"><text:a xlink:type="simple" xlink:href="https://github.com/automenta/netentionjs2/blob/b8aa32030eeca211d8e84c80cbdc3ec8900473ef/plugin/emotion.js"><text:span text:style-name="T367_24">/</text:span></text:a></text:span><text:span text:style-name="T367_25"><text:a xlink:type="simple" xlink:href="https://github.com/automenta/netentionjs2/blob/b8aa32030eeca211d8e84c80cbdc3ec8900473ef/plugin/emotion.js"><text:span text:style-name="T367_26">b</text:span></text:a></text:span><text:span text:style-name="T367_27"><text:a xlink:type="simple" xlink:href="https://github.com/automenta/netentionjs2/blob/b8aa32030eeca211d8e84c80cbdc3ec8900473ef/plugin/emotion.js"><text:span text:style-name="T367_28">8</text:span></text:a></text:span><text:span text:style-name="T367_29"><text:a xlink:type="simple" xlink:href="https://github.com/automenta/netentionjs2/blob/b8aa32030eeca211d8e84c80cbdc3ec8900473ef/plugin/emotion.js"><text:span text:style-name="T367_30">aa</text:span></text:a></text:span><text:span text:style-name="T367_31"><text:a xlink:type="simple" xlink:href="https://github.com/automenta/netentionjs2/blob/b8aa32030eeca211d8e84c80cbdc3ec8900473ef/plugin/emotion.js"><text:span text:style-name="T367_32">32030</text:span></text:a></text:span><text:span text:style-name="T367_33"><text:a xlink:type="simple" xlink:href="https://github.com/automenta/netentionjs2/blob/b8aa32030eeca211d8e84c80cbdc3ec8900473ef/plugin/emotion.js"><text:span text:style-name="T367_34">eeca</text:span></text:a></text:span><text:span text:style-name="T367_35"><text:a xlink:type="simple" xlink:href="https://github.com/automenta/netentionjs2/blob/b8aa32030eeca211d8e84c80cbdc3ec8900473ef/plugin/emotion.js"><text:span text:style-name="T367_36">211</text:span></text:a></text:span><text:span text:style-name="T367_37"><text:a xlink:type="simple" xlink:href="https://github.com/automenta/netentionjs2/blob/b8aa32030eeca211d8e84c80cbdc3ec8900473ef/plugin/emotion.js"><text:span text:style-name="T367_38">d</text:span></text:a></text:span><text:span text:style-name="T367_39"><text:a xlink:type="simple" xlink:href="https://github.com/automenta/netentionjs2/blob/b8aa32030eeca211d8e84c80cbdc3ec8900473ef/plugin/emotion.js"><text:span text:style-name="T367_40">8</text:span></text:a></text:span><text:span text:style-name="T367_41"><text:a xlink:type="simple" xlink:href="https://github.com/automenta/netentionjs2/blob/b8aa32030eeca211d8e84c80cbdc3ec8900473ef/plugin/emotion.js"><text:span text:style-name="T367_42">e</text:span></text:a></text:span><text:span text:style-name="T367_43"><text:a xlink:type="simple" xlink:href="https://github.com/automenta/netentionjs2/blob/b8aa32030eeca211d8e84c80cbdc3ec8900473ef/plugin/emotion.js"><text:span text:style-name="T367_44">84</text:span></text:a></text:span><text:span text:style-name="T367_45"><text:a xlink:type="simple" xlink:href="https://github.com/automenta/netentionjs2/blob/b8aa32030eeca211d8e84c80cbdc3ec8900473ef/plugin/emotion.js"><text:span text:style-name="T367_46">c</text:span></text:a></text:span><text:span text:style-name="T367_47"><text:a xlink:type="simple" xlink:href="https://github.com/automenta/netentionjs2/blob/b8aa32030eeca211d8e84c80cbdc3ec8900473ef/plugin/emotion.js"><text:span text:style-name="T367_48">80</text:span></text:a></text:span><text:span text:style-name="T367_49"><text:a xlink:type="simple" xlink:href="https://github.com/automenta/netentionjs2/blob/b8aa32030eeca211d8e84c80cbdc3ec8900473ef/plugin/emotion.js"><text:span text:style-name="T367_50">cbdc</text:span></text:a></text:span><text:span text:style-name="T367_51"><text:a xlink:type="simple" xlink:href="https://github.com/automenta/netentionjs2/blob/b8aa32030eeca211d8e84c80cbdc3ec8900473ef/plugin/emotion.js"><text:span text:style-name="T367_52">3</text:span></text:a></text:span><text:span text:style-name="T367_53"><text:a xlink:type="simple" xlink:href="https://github.com/automenta/netentionjs2/blob/b8aa32030eeca211d8e84c80cbdc3ec8900473ef/plugin/emotion.js"><text:span text:style-name="T367_54">ec</text:span></text:a></text:span><text:span text:style-name="T367_55"><text:a xlink:type="simple" xlink:href="https://github.com/automenta/netentionjs2/blob/b8aa32030eeca211d8e84c80cbdc3ec8900473ef/plugin/emotion.js"><text:span text:style-name="T367_56">8900473</text:span></text:a></text:span><text:span text:style-name="T367_57"><text:a xlink:type="simple" xlink:href="https://github.com/automenta/netentionjs2/blob/b8aa32030eeca211d8e84c80cbdc3ec8900473ef/plugin/emotion.js"><text:span text:style-name="T367_58">ef</text:span></text:a></text:span><text:span text:style-name="T367_59"><text:a xlink:type="simple" xlink:href="https://github.com/automenta/netentionjs2/blob/b8aa32030eeca211d8e84c80cbdc3ec8900473ef/plugin/emotion.js"><text:span text:style-name="T367_60">/</text:span></text:a></text:span><text:span text:style-name="T367_61"><text:a xlink:type="simple" xlink:href="https://github.com/automenta/netentionjs2/blob/b8aa32030eeca211d8e84c80cbdc3ec8900473ef/plugin/emotion.js"><text:span text:style-name="T367_62">plugin</text:span></text:a></text:span><text:span text:style-name="T367_63"><text:a xlink:type="simple" xlink:href="https://github.com/automenta/netentionjs2/blob/b8aa32030eeca211d8e84c80cbdc3ec8900473ef/plugin/emotion.js"><text:span text:style-name="T367_64">/</text:span></text:a></text:span><text:span text:style-name="T367_65"><text:a xlink:type="simple" xlink:href="https://github.com/automenta/netentionjs2/blob/b8aa32030eeca211d8e84c80cbdc3ec8900473ef/plugin/emotion.js"><text:span text:style-name="T367_66">emotion</text:span></text:a></text:span><text:span text:style-name="T367_67"><text:a xlink:type="simple" xlink:href="https://github.com/automenta/netentionjs2/blob/b8aa32030eeca211d8e84c80cbdc3ec8900473ef/plugin/emotion.js"><text:span text:style-name="T367_68">.</text:span></text:a></text:span><text:span text:style-name="T367_69"><text:a xlink:type="simple" xlink:href="https://github.com/automenta/netentionjs2/blob/b8aa32030eeca211d8e84c80cbdc3ec8900473ef/plugin/emotion.js"><text:span text:style-name="T367_70">js</text:span></text:a></text:span></text:p>
        </text:list-item>
      </text:list>
      <text:p text:style-name="P368"/>
      <text:p text:style-name="P369"/>
      <text:p text:style-name="P370"/>
      <text:h text:style-name="P371" text:outline-level="10"><text:bookmark-start text:name="h.n4kqhoub1b4z"/><text:bookmark-end text:name="h.n4kqhoub1b4z"/><text:span text:style-name="T371_1"><text:a xlink:type="simple" xlink:href="https://github.com/automenta/netentionjs2/blob/b8aa32030eeca211d8e84c80cbdc3ec8900473ef/plugin/emotion.js"><text:span text:style-name="T371_2"><text:line-break/></text:span></text:a></text:span><text:span text:style-name="T371_3">Space</text:span><text:span text:style-name="T371_4"><text:s/></text:span><text:span text:style-name="T371_5">Exploration</text:span><text:span text:style-name="T371_6"><text:s/></text:span><text:span text:style-name="T371_7">References</text:span></text:h>
      <text:p text:style-name="P372"><text:span text:style-name="T372_1"><text:a xlink:type="simple" xlink:href="http://100yss.org/mission/purpose"><text:span text:style-name="T372_2">http</text:span></text:a></text:span><text:span text:style-name="T372_3"><text:a xlink:type="simple" xlink:href="http://100yss.org/mission/purpose"><text:span text:style-name="T372_4">://100</text:span></text:a></text:span><text:span text:style-name="T372_5"><text:a xlink:type="simple" xlink:href="http://100yss.org/mission/purpose"><text:span text:style-name="T372_6">yss</text:span></text:a></text:span><text:span text:style-name="T372_7"><text:a xlink:type="simple" xlink:href="http://100yss.org/mission/purpose"><text:span text:style-name="T372_8">.</text:span></text:a></text:span><text:span text:style-name="T372_9"><text:a xlink:type="simple" xlink:href="http://100yss.org/mission/purpose"><text:span text:style-name="T372_10">org</text:span></text:a></text:span><text:span text:style-name="T372_11"><text:a xlink:type="simple" xlink:href="http://100yss.org/mission/purpose"><text:span text:style-name="T372_12">/</text:span></text:a></text:span><text:span text:style-name="T372_13"><text:a xlink:type="simple" xlink:href="http://100yss.org/mission/purpose"><text:span text:style-name="T372_14">mission</text:span></text:a></text:span><text:span text:style-name="T372_15"><text:a xlink:type="simple" xlink:href="http://100yss.org/mission/purpose"><text:span text:style-name="T372_16">/</text:span></text:a></text:span><text:span text:style-name="T372_17"><text:a xlink:type="simple" xlink:href="http://100yss.org/mission/purpose"><text:span text:style-name="T372_18">purpose</text:span></text:a></text:span></text:p>
      <text:p text:style-name="P373"><text:span text:style-name="T373_1"><text:a xlink:type="simple" xlink:href="http://www.peaceinspace.com/contact-us"><text:span text:style-name="T373_2">http</text:span></text:a></text:span><text:span text:style-name="T373_3"><text:a xlink:type="simple" xlink:href="http://www.peaceinspace.com/contact-us"><text:span text:style-name="T373_4">://</text:span></text:a></text:span><text:span text:style-name="T373_5"><text:a xlink:type="simple" xlink:href="http://www.peaceinspace.com/contact-us"><text:span text:style-name="T373_6">www</text:span></text:a></text:span><text:span text:style-name="T373_7"><text:a xlink:type="simple" xlink:href="http://www.peaceinspace.com/contact-us"><text:span text:style-name="T373_8">.</text:span></text:a></text:span><text:span text:style-name="T373_9"><text:a xlink:type="simple" xlink:href="http://www.peaceinspace.com/contact-us"><text:span text:style-name="T373_10">peaceinspace</text:span></text:a></text:span><text:span text:style-name="T373_11"><text:a xlink:type="simple" xlink:href="http://www.peaceinspace.com/contact-us"><text:span text:style-name="T373_12">.</text:span></text:a></text:span><text:span text:style-name="T373_13"><text:a xlink:type="simple" xlink:href="http://www.peaceinspace.com/contact-us"><text:span text:style-name="T373_14">com</text:span></text:a></text:span></text:p>
      <text:p text:style-name="P374"><text:span text:style-name="T374_1"><text:a xlink:type="simple" xlink:href="http://www.youtube.com/watch?v=dvk1bnx20fE"><text:span text:style-name="T374_2">http</text:span></text:a></text:span><text:span text:style-name="T374_3"><text:a xlink:type="simple" xlink:href="http://www.youtube.com/watch?v=dvk1bnx20fE"><text:span text:style-name="T374_4">://</text:span></text:a></text:span><text:span text:style-name="T374_5"><text:a xlink:type="simple" xlink:href="http://www.youtube.com/watch?v=dvk1bnx20fE"><text:span text:style-name="T374_6">www</text:span></text:a></text:span><text:span text:style-name="T374_7"><text:a xlink:type="simple" xlink:href="http://www.youtube.com/watch?v=dvk1bnx20fE"><text:span text:style-name="T374_8">.</text:span></text:a></text:span><text:span text:style-name="T374_9"><text:a xlink:type="simple" xlink:href="http://www.youtube.com/watch?v=dvk1bnx20fE"><text:span text:style-name="T374_10">youtube</text:span></text:a></text:span><text:span text:style-name="T374_11"><text:a xlink:type="simple" xlink:href="http://www.youtube.com/watch?v=dvk1bnx20fE"><text:span text:style-name="T374_12">.</text:span></text:a></text:span><text:span text:style-name="T374_13"><text:a xlink:type="simple" xlink:href="http://www.youtube.com/watch?v=dvk1bnx20fE"><text:span text:style-name="T374_14">com</text:span></text:a></text:span><text:span text:style-name="T374_15"><text:a xlink:type="simple" xlink:href="http://www.youtube.com/watch?v=dvk1bnx20fE"><text:span text:style-name="T374_16">/</text:span></text:a></text:span><text:span text:style-name="T374_17"><text:a xlink:type="simple" xlink:href="http://www.youtube.com/watch?v=dvk1bnx20fE"><text:span text:style-name="T374_18">watch</text:span></text:a></text:span><text:span text:style-name="T374_19"><text:a xlink:type="simple" xlink:href="http://www.youtube.com/watch?v=dvk1bnx20fE"><text:span text:style-name="T374_20">?</text:span></text:a></text:span><text:span text:style-name="T374_21"><text:a xlink:type="simple" xlink:href="http://www.youtube.com/watch?v=dvk1bnx20fE"><text:span text:style-name="T374_22">v</text:span></text:a></text:span><text:span text:style-name="T374_23"><text:a xlink:type="simple" xlink:href="http://www.youtube.com/watch?v=dvk1bnx20fE"><text:span text:style-name="T374_24">=</text:span></text:a></text:span><text:span text:style-name="T374_25"><text:a xlink:type="simple" xlink:href="http://www.youtube.com/watch?v=dvk1bnx20fE"><text:span text:style-name="T374_26">dvk</text:span></text:a></text:span><text:span text:style-name="T374_27"><text:a xlink:type="simple" xlink:href="http://www.youtube.com/watch?v=dvk1bnx20fE"><text:span text:style-name="T374_28">1</text:span></text:a></text:span><text:span text:style-name="T374_29"><text:a xlink:type="simple" xlink:href="http://www.youtube.com/watch?v=dvk1bnx20fE"><text:span text:style-name="T374_30">bnx</text:span></text:a></text:span><text:span text:style-name="T374_31"><text:a xlink:type="simple" xlink:href="http://www.youtube.com/watch?v=dvk1bnx20fE"><text:span text:style-name="T374_32">20</text:span></text:a></text:span><text:span text:style-name="T374_33"><text:a xlink:type="simple" xlink:href="http://www.youtube.com/watch?v=dvk1bnx20fE"><text:span text:style-name="T374_34">fE</text:span></text:a></text:span><text:span text:style-name="T374_35"><text:s/></text:span><text:span text:style-name="T374_36">Space</text:span><text:span text:style-name="T374_37"><text:s/></text:span><text:span text:style-name="T374_38">Lottery</text:span></text:p>
      <text:p text:style-name="P375"/>
      <text:h text:style-name="P376" text:outline-level="10"><text:bookmark-start text:name="h.fw4x3bqx0vwd"/><text:bookmark-end text:name="h.fw4x3bqx0vwd"/><text:span text:style-name="T376_1">Holopticism</text:span></text:h>
      <text:p text:style-name="P377"/>
      <text:p text:style-name="P378"><text:span text:style-name="T378_1"><text:a xlink:type="simple" xlink:href="http://wiki.thetransitioner.org/English/Holopticism"><text:span text:style-name="T378_2">http</text:span></text:a></text:span><text:span text:style-name="T378_3"><text:a xlink:type="simple" xlink:href="http://wiki.thetransitioner.org/English/Holopticism"><text:span text:style-name="T378_4">://</text:span></text:a></text:span><text:span text:style-name="T378_5"><text:a xlink:type="simple" xlink:href="http://wiki.thetransitioner.org/English/Holopticism"><text:span text:style-name="T378_6">wiki</text:span></text:a></text:span><text:span text:style-name="T378_7"><text:a xlink:type="simple" xlink:href="http://wiki.thetransitioner.org/English/Holopticism"><text:span text:style-name="T378_8">.</text:span></text:a></text:span><text:span text:style-name="T378_9"><text:a xlink:type="simple" xlink:href="http://wiki.thetransitioner.org/English/Holopticism"><text:span text:style-name="T378_10">thetransitioner</text:span></text:a></text:span><text:span text:style-name="T378_11"><text:a xlink:type="simple" xlink:href="http://wiki.thetransitioner.org/English/Holopticism"><text:span text:style-name="T378_12">.</text:span></text:a></text:span><text:span text:style-name="T378_13"><text:a xlink:type="simple" xlink:href="http://wiki.thetransitioner.org/English/Holopticism"><text:span text:style-name="T378_14">org</text:span></text:a></text:span><text:span text:style-name="T378_15"><text:a xlink:type="simple" xlink:href="http://wiki.thetransitioner.org/English/Holopticism"><text:span text:style-name="T378_16">/</text:span></text:a></text:span><text:span text:style-name="T378_17"><text:a xlink:type="simple" xlink:href="http://wiki.thetransitioner.org/English/Holopticism"><text:span text:style-name="T378_18">English</text:span></text:a></text:span><text:span text:style-name="T378_19"><text:a xlink:type="simple" xlink:href="http://wiki.thetransitioner.org/English/Holopticism"><text:span text:style-name="T378_20">/</text:span></text:a></text:span><text:span text:style-name="T378_21"><text:a xlink:type="simple" xlink:href="http://wiki.thetransitioner.org/English/Holopticism"><text:span text:style-name="T378_22">Holopticism</text:span></text:a></text:span></text:p>
      <text:p text:style-name="P379"><text:span text:style-name="T379_1">“</text:span><text:span text:style-name="T379_2">A</text:span><text:span text:style-name="T379_3"><text:s/></text:span><text:span text:style-name="T379_4">holoptical</text:span><text:span text:style-name="T379_5"><text:s/></text:span><text:span text:style-name="T379_6">space</text:span><text:span text:style-name="T379_7"><text:s/></text:span><text:span text:style-name="T379_8">is</text:span><text:span text:style-name="T379_9"><text:s/></text:span><text:span text:style-name="T379_10">a</text:span><text:span text:style-name="T379_11"><text:s/></text:span><text:span text:style-name="T379_12">space</text:span><text:span text:style-name="T379_13"><text:s/></text:span><text:span text:style-name="T379_14">in</text:span><text:span text:style-name="T379_15"><text:s/></text:span><text:span text:style-name="T379_16">which</text:span><text:span text:style-name="T379_17"><text:s/></text:span><text:span text:style-name="T379_18">each</text:span><text:span text:style-name="T379_19"><text:s/></text:span><text:span text:style-name="T379_20">participant</text:span><text:span text:style-name="T379_21"><text:s/></text:span><text:span text:style-name="T379_22">gets</text:span><text:span text:style-name="T379_23"><text:s/></text:span><text:span text:style-name="T379_24">a</text:span><text:span text:style-name="T379_25"><text:s/></text:span><text:span text:style-name="T379_26">live</text:span><text:span text:style-name="T379_27"><text:s/></text:span><text:span text:style-name="T379_28">perception</text:span><text:span text:style-name="T379_29"><text:s/></text:span><text:span text:style-name="T379_30">of</text:span><text:span text:style-name="T379_31"><text:s/></text:span><text:span text:style-name="T379_32">the</text:span><text:span text:style-name="T379_33"><text:s/></text:span><text:span text:style-name="T379_34"><text:a xlink:type="simple" xlink:href="http://wiki.thetransitioner.org/Whole"><text:span text:style-name="T379_35">Whole</text:span></text:a></text:span><text:span text:style-name="T379_36">.<text:s/></text:span><text:span text:style-name="T379_37">Each</text:span><text:span text:style-name="T379_38"><text:s/></text:span><text:span text:style-name="T379_39">player</text:span><text:span text:style-name="T379_40">,<text:s/></text:span><text:span text:style-name="T379_41">thanks</text:span><text:span text:style-name="T379_42"><text:s/></text:span><text:span text:style-name="T379_43">to</text:span><text:span text:style-name="T379_44"><text:s/></text:span><text:span text:style-name="T379_45">his</text:span><text:span text:style-name="T379_46">/</text:span><text:span text:style-name="T379_47">her</text:span><text:span text:style-name="T379_48"><text:s/></text:span><text:span text:style-name="T379_49">experience</text:span><text:span text:style-name="T379_50"><text:s/></text:span><text:span text:style-name="T379_51">and</text:span><text:span text:style-name="T379_52"><text:s/></text:span><text:span text:style-name="T379_53">expertise</text:span><text:span text:style-name="T379_54">,<text:s/></text:span><text:span text:style-name="T379_55">relates</text:span><text:span text:style-name="T379_56"><text:s/></text:span><text:span text:style-name="T379_57">to</text:span><text:span text:style-name="T379_58"><text:s/></text:span><text:span text:style-name="T379_59">this</text:span><text:span text:style-name="T379_60"><text:s/></text:span><text:span text:style-name="T379_61">Whole</text:span><text:span text:style-name="T379_62"><text:s/></text:span><text:span text:style-name="T379_63">in</text:span><text:span text:style-name="T379_64"><text:s/></text:span><text:span text:style-name="T379_65">order</text:span><text:span text:style-name="T379_66"><text:s/></text:span><text:span text:style-name="T379_67">to</text:span><text:span text:style-name="T379_68"><text:s/></text:span><text:span text:style-name="T379_69">adjust</text:span><text:span text:style-name="T379_70"><text:s/></text:span><text:span text:style-name="T379_71">his</text:span><text:span text:style-name="T379_72">/</text:span><text:span text:style-name="T379_73">her</text:span><text:span text:style-name="T379_74"><text:s/></text:span><text:span text:style-name="T379_75">actions</text:span><text:span text:style-name="T379_76"><text:s/></text:span><text:span text:style-name="T379_77">and</text:span><text:span text:style-name="T379_78"><text:s/></text:span><text:span text:style-name="T379_79">coordinate</text:span><text:span text:style-name="T379_80"><text:s/></text:span><text:span text:style-name="T379_81">them</text:span><text:span text:style-name="T379_82"><text:s/></text:span><text:span text:style-name="T379_83">with</text:span><text:span text:style-name="T379_84"><text:s/></text:span><text:span text:style-name="T379_85">others</text:span><text:span text:style-name="T379_86">'<text:s/></text:span><text:span text:style-name="T379_87">moves</text:span><text:span text:style-name="T379_88">.<text:s/></text:span><text:span text:style-name="T379_89">Therefore</text:span><text:span text:style-name="T379_90"><text:s/></text:span><text:span text:style-name="T379_91">there</text:span><text:span text:style-name="T379_92"><text:s/></text:span><text:span text:style-name="T379_93">is</text:span><text:span text:style-name="T379_94"><text:s/></text:span><text:span text:style-name="T379_95">an</text:span><text:span text:style-name="T379_96"><text:s/></text:span><text:span text:style-name="T379_97">unceasing</text:span><text:span text:style-name="T379_98"><text:s/></text:span><text:span text:style-name="T379_99">round</text:span><text:span text:style-name="T379_100"><text:s/></text:span><text:span text:style-name="T379_101">trip</text:span><text:span text:style-name="T379_102">,<text:s/></text:span><text:span text:style-name="T379_103">a</text:span><text:span text:style-name="T379_104"><text:s/></text:span><text:span text:style-name="T379_105">feedback</text:span><text:span text:style-name="T379_106"><text:s/></text:span><text:span text:style-name="T379_107">loop</text:span><text:span text:style-name="T379_108"><text:s/></text:span><text:span text:style-name="T379_109">that</text:span><text:span text:style-name="T379_110"><text:s/></text:span><text:span text:style-name="T379_111">works</text:span><text:span text:style-name="T379_112"><text:s/></text:span><text:span text:style-name="T379_113">like</text:span><text:span text:style-name="T379_114"><text:s/></text:span><text:span text:style-name="T379_115">a</text:span><text:span text:style-name="T379_116"><text:s/></text:span><text:span text:style-name="T379_117">mirror</text:span><text:span text:style-name="T379_118"><text:s/></text:span><text:span text:style-name="T379_119">between</text:span><text:span text:style-name="T379_120"><text:s/></text:span><text:span text:style-name="T379_121">the</text:span><text:span text:style-name="T379_122"><text:s/></text:span><text:span text:style-name="T379_123">individual</text:span><text:span text:style-name="T379_124"><text:s/></text:span><text:span text:style-name="T379_125">level</text:span><text:span text:style-name="T379_126"><text:s/></text:span><text:span text:style-name="T379_127">and</text:span><text:span text:style-name="T379_128"><text:s/></text:span><text:span text:style-name="T379_129">the</text:span><text:span text:style-name="T379_130"><text:s/></text:span><text:span text:style-name="T379_131">collective</text:span><text:span text:style-name="T379_132"><text:s/></text:span><text:span text:style-name="T379_133">one</text:span><text:span text:style-name="T379_134">....</text:span></text:p>
      <text:p text:style-name="P380"/>
      <text:p text:style-name="P381"><text:span text:style-name="T381_1">Holoptical</text:span><text:span text:style-name="T381_2"><text:s/></text:span><text:span text:style-name="T381_3">communities</text:span><text:span text:style-name="T381_4"><text:s/></text:span><text:span text:style-name="T381_5">will</text:span><text:span text:style-name="T381_6"><text:s/></text:span><text:span text:style-name="T381_7">then</text:span><text:span text:style-name="T381_8"><text:s/></text:span><text:span text:style-name="T381_9">be</text:span><text:span text:style-name="T381_10"><text:s/></text:span><text:span text:style-name="T381_11">able</text:span><text:span text:style-name="T381_12"><text:s/></text:span><text:span text:style-name="T381_13">to</text:span><text:span text:style-name="T381_14"><text:s/></text:span><text:span text:style-name="T381_15">evolve</text:span><text:span text:style-name="T381_16"><text:s/></text:span><text:span text:style-name="T381_17">toward</text:span><text:span text:style-name="T381_18"><text:s/></text:span><text:span text:style-name="T381_19">self</text:span><text:span text:style-name="T381_20">-</text:span><text:span text:style-name="T381_21">reflexion</text:span><text:span text:style-name="T381_22">,<text:s/></text:span><text:span text:style-name="T381_23">self</text:span><text:span text:style-name="T381_24">-</text:span><text:span text:style-name="T381_25">actualization</text:span><text:span text:style-name="T381_26">,<text:s/></text:span><text:span text:style-name="T381_27">higher</text:span><text:span text:style-name="T381_28"><text:s/></text:span><text:span text:style-name="T381_29">consciousness</text:span><text:span text:style-name="T381_30"><text:s/></text:span><text:span text:style-name="T381_31">and</text:span><text:span text:style-name="T381_32"><text:s/></text:span><text:span text:style-name="T381_33">a</text:span><text:span text:style-name="T381_34"><text:s/></text:span><text:span text:style-name="T381_35">high</text:span><text:span text:style-name="T381_36"><text:s/></text:span><text:span text:style-name="T381_37">capacity</text:span><text:span text:style-name="T381_38"><text:s/></text:span><text:span text:style-name="T381_39">to</text:span><text:span text:style-name="T381_40"><text:s/></text:span><text:span text:style-name="T381_41">cohere</text:span><text:span text:style-name="T381_42"><text:s/></text:span><text:span text:style-name="T381_43">in</text:span><text:span text:style-name="T381_44"><text:s/></text:span><text:span text:style-name="T381_45">the</text:span><text:span text:style-name="T381_46"><text:s/></text:span><text:span text:style-name="T381_47">being</text:span><text:span text:style-name="T381_48"><text:s/></text:span><text:span text:style-name="T381_49">and</text:span><text:span text:style-name="T381_50"><text:s/></text:span><text:span text:style-name="T381_51">the</text:span><text:span text:style-name="T381_52"><text:s/></text:span><text:span text:style-name="T381_53">doing</text:span><text:span text:style-name="T381_54">.<text:s/></text:span><text:span text:style-name="T381_55">They</text:span><text:span text:style-name="T381_56"><text:s/></text:span><text:span text:style-name="T381_57">will</text:span><text:span text:style-name="T381_58"><text:s/></text:span><text:span text:style-name="T381_59">hold</text:span><text:span text:style-name="T381_60"><text:s/></text:span><text:span text:style-name="T381_61">the</text:span><text:span text:style-name="T381_62"><text:s/></text:span><text:span text:style-name="T381_63">potential</text:span><text:span text:style-name="T381_64"><text:s/></text:span><text:span text:style-name="T381_65">to</text:span><text:span text:style-name="T381_66"><text:s/></text:span><text:span text:style-name="T381_67">become</text:span><text:span text:style-name="T381_68"><text:s/></text:span><text:span text:style-name="T381_69"><text:a xlink:type="simple" xlink:href="http://wiki.thetransitioner.org/English/Global_Wisdom_Driven_Organization"><text:span text:style-name="T381_70">global</text:span></text:a></text:span><text:span text:style-name="T381_71"><text:a xlink:type="simple" xlink:href="http://wiki.thetransitioner.org/English/Global_Wisdom_Driven_Organization"><text:span text:style-name="T381_72"><text:s/></text:span></text:a></text:span><text:span text:style-name="T381_73"><text:a xlink:type="simple" xlink:href="http://wiki.thetransitioner.org/English/Global_Wisdom_Driven_Organization"><text:span text:style-name="T381_74">wisdom</text:span></text:a></text:span><text:span text:style-name="T381_75"><text:a xlink:type="simple" xlink:href="http://wiki.thetransitioner.org/English/Global_Wisdom_Driven_Organization"><text:span text:style-name="T381_76"><text:s/></text:span></text:a></text:span><text:span text:style-name="T381_77"><text:a xlink:type="simple" xlink:href="http://wiki.thetransitioner.org/English/Global_Wisdom_Driven_Organization"><text:span text:style-name="T381_78">driven</text:span></text:a></text:span><text:span text:style-name="T381_79"><text:a xlink:type="simple" xlink:href="http://wiki.thetransitioner.org/English/Global_Wisdom_Driven_Organization"><text:span text:style-name="T381_80"><text:s/></text:span></text:a></text:span><text:span text:style-name="T381_81"><text:a xlink:type="simple" xlink:href="http://wiki.thetransitioner.org/English/Global_Wisdom_Driven_Organization"><text:span text:style-name="T381_82">organizations</text:span></text:a></text:span><text:span text:style-name="T381_83">.”</text:span></text:p>
      <text:p text:style-name="P382"/>
      <text:p text:style-name="P383"/>
      <text:p text:style-name="P38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Trebuchet MS" svg:font-family="Trebuchet M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○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○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○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○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○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number style:num-format="1" text:style-name="List1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number>
      <text:list-level-style-number style:num-format="i" text:style-name="List11Level2" style:num-suffix=".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1Level5" style:num-suffix=".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1Level8" style:num-suffix=".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2">
      <text:list-level-style-number style:num-format="1" text:style-name="List1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2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2Level2" style:num-suffix=".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2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2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2Level5" style:num-suffix=".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2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2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2Level8" style:num-suffix=".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1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3">
      <text:list-level-style-number style:num-format="1" text:style-name="List1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3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3Level2" style:num-suffix=".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3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3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3Level5" style:num-suffix=".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3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3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3Level8" style:num-suffix=".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1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7">
      <text:list-level-style-bullet text:bullet-char="●" text:style-name="List1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7.94cm" fo:page-height="21.59cm" fo:padding-top="0cm" fo:margin-top="1.27cm" fo:padding-bottom="0cm" fo:margin-bottom="1.27cm" fo:padding-left="0cm" fo:margin-left="1.27cm" fo:padding-right="0cm" fo:margin-right="1.2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